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.394529501220736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15" calcext:value-type="float">
            <text:p>0.409770398483215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6" calcext:value-type="float">
            <text:p>0.394529501220736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15" calcext:value-type="float">
            <text:p>0.409770398483215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6" calcext:value-type="float">
            <text:p>0.394529501220736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15" calcext:value-type="float">
            <text:p>0.409770398483215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.397367420211988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9" calcext:value-type="float">
            <text:p>0.411571910593429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67420211988" calcext:value-type="float">
            <text:p>0.397367420211988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1910593429" calcext:value-type="float">
            <text:p>0.411571910593429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67420211988" calcext:value-type="float">
            <text:p>0.397367420211988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1910593429" calcext:value-type="float">
            <text:p>0.411571910593429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.395846685031867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5" calcext:value-type="float">
            <text:p>0.41123023519395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6685031867" calcext:value-type="float">
            <text:p>0.395846685031867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023519395" calcext:value-type="float">
            <text:p>0.41123023519395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6685031867" calcext:value-type="float">
            <text:p>0.395846685031867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023519395" calcext:value-type="float">
            <text:p>0.41123023519395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.396067902603128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78" calcext:value-type="float">
            <text:p>0.41174186502997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67902603128" calcext:value-type="float">
            <text:p>0.396067902603128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1865029978" calcext:value-type="float">
            <text:p>0.41174186502997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67902603128" calcext:value-type="float">
            <text:p>0.396067902603128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1865029978" calcext:value-type="float">
            <text:p>0.41174186502997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.398081773715666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501" calcext:value-type="float">
            <text:p>0.412509768903501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1773715666" calcext:value-type="float">
            <text:p>0.398081773715666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09768903501" calcext:value-type="float">
            <text:p>0.41250976890350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1773715666" calcext:value-type="float">
            <text:p>0.398081773715666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09768903501" calcext:value-type="float">
            <text:p>0.41250976890350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.389247915488908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7915488908" calcext:value-type="float">
            <text:p>0.389247915488908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4790983859" calcext:value-type="float">
            <text:p>0.407064790983859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7915488908" calcext:value-type="float">
            <text:p>0.389247915488908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4790983859" calcext:value-type="float">
            <text:p>0.407064790983859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.391644336337794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11" calcext:value-type="float">
            <text:p>0.412213495382211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4336337794" calcext:value-type="float">
            <text:p>0.391644336337794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3495382211" calcext:value-type="float">
            <text:p>0.412213495382211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4336337794" calcext:value-type="float">
            <text:p>0.391644336337794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3495382211" calcext:value-type="float">
            <text:p>0.412213495382211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.389668118769454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6" calcext:value-type="float">
            <text:p>0.408300765454686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8118769454" calcext:value-type="float">
            <text:p>0.389668118769454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0765454686" calcext:value-type="float">
            <text:p>0.408300765454686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8118769454" calcext:value-type="float">
            <text:p>0.389668118769454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0765454686" calcext:value-type="float">
            <text:p>0.408300765454686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.392668508823212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5" calcext:value-type="float">
            <text:p>0.409367618681895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68508823212" calcext:value-type="float">
            <text:p>0.392668508823212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7618681895" calcext:value-type="float">
            <text:p>0.409367618681895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68508823212" calcext:value-type="float">
            <text:p>0.392668508823212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7618681895" calcext:value-type="float">
            <text:p>0.409367618681895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85" calcext:value-type="float">
            <text:p>0.40357104112568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3773516262" calcext:value-type="float">
            <text:p>0.385383773516262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1041125685" calcext:value-type="float">
            <text:p>0.403571041125685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3773516262" calcext:value-type="float">
            <text:p>0.385383773516262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1041125685" calcext:value-type="float">
            <text:p>0.403571041125685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.387538995469167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35" calcext:value-type="float">
            <text:p>0.408053112354735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38995469167" calcext:value-type="float">
            <text:p>0.387538995469167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3112354735" calcext:value-type="float">
            <text:p>0.408053112354735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538995469167" calcext:value-type="float">
            <text:p>0.387538995469167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8053112354735" calcext:value-type="float">
            <text:p>0.408053112354735</text:p>
          </table:table-cell>
          <table:table-cell table:style-name="ce4" table:formula="of:=[$Redistribution_high.E14]" office:value-type="float" office:value="0.423697664126009" calcext:value-type="float">
            <text:p>0.423697664126009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.386530666515906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2717547" calcext:value-type="float">
            <text:p>0.405002152717547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0666515906" calcext:value-type="float">
            <text:p>0.386530666515906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2152717547" calcext:value-type="float">
            <text:p>0.4050021527175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530666515906" calcext:value-type="float">
            <text:p>0.386530666515906</text:p>
          </table:table-cell>
          <table:table-cell table:style-name="ce4" table:formula="of:=[$Redistribution_high.C15]" office:value-type="float" office:value="0.44597139394117" calcext:value-type="float">
            <text:p>0.44597139394117</text:p>
          </table:table-cell>
          <table:table-cell table:style-name="ce4" table:formula="of:=[$Redistribution_high.D15]" office:value-type="float" office:value="0.405002152717547" calcext:value-type="float">
            <text:p>0.405002152717547</text:p>
          </table:table-cell>
          <table:table-cell table:style-name="ce4" table:formula="of:=[$Redistribution_high.E15]" office:value-type="float" office:value="0.426530953530431" calcext:value-type="float">
            <text:p>0.426530953530431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.391826946353471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4" calcext:value-type="float">
            <text:p>0.409235807688584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946353471" calcext:value-type="float">
            <text:p>0.391826946353471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07688584" calcext:value-type="float">
            <text:p>0.409235807688584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826946353471" calcext:value-type="float">
            <text:p>0.391826946353471</text:p>
          </table:table-cell>
          <table:table-cell table:style-name="ce4" table:formula="of:=[$Redistribution_high.C16]" office:value-type="float" office:value="0.450374310698588" calcext:value-type="float">
            <text:p>0.450374310698588</text:p>
          </table:table-cell>
          <table:table-cell table:style-name="ce4" table:formula="of:=[$Redistribution_high.D16]" office:value-type="float" office:value="0.409235807688584" calcext:value-type="float">
            <text:p>0.409235807688584</text:p>
          </table:table-cell>
          <table:table-cell table:style-name="ce4" table:formula="of:=[$Redistribution_high.E16]" office:value-type="float" office:value="0.430584842753871" calcext:value-type="float">
            <text:p>0.430584842753871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.3951372819807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6" calcext:value-type="float">
            <text:p>0.411898110875936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728198073" calcext:value-type="float">
            <text:p>0.39513728198073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8110875936" calcext:value-type="float">
            <text:p>0.411898110875936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13728198073" calcext:value-type="float">
            <text:p>0.39513728198073</text:p>
          </table:table-cell>
          <table:table-cell table:style-name="ce4" table:formula="of:=[$Redistribution_high.C17]" office:value-type="float" office:value="0.449928069148251" calcext:value-type="float">
            <text:p>0.449928069148251</text:p>
          </table:table-cell>
          <table:table-cell table:style-name="ce4" table:formula="of:=[$Redistribution_high.D17]" office:value-type="float" office:value="0.411898110875936" calcext:value-type="float">
            <text:p>0.411898110875936</text:p>
          </table:table-cell>
          <table:table-cell table:style-name="ce4" table:formula="of:=[$Redistribution_high.E17]" office:value-type="float" office:value="0.431713971975781" calcext:value-type="float">
            <text:p>0.431713971975781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.388577634007942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7634007942" calcext:value-type="float">
            <text:p>0.388577634007942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5843114314" calcext:value-type="float">
            <text:p>0.408825843114314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577634007942" calcext:value-type="float">
            <text:p>0.388577634007942</text:p>
          </table:table-cell>
          <table:table-cell table:style-name="ce4" table:formula="of:=[$Redistribution_high.C18]" office:value-type="float" office:value="0.449323159441545" calcext:value-type="float">
            <text:p>0.449323159441545</text:p>
          </table:table-cell>
          <table:table-cell table:style-name="ce4" table:formula="of:=[$Redistribution_high.D18]" office:value-type="float" office:value="0.408825843114314" calcext:value-type="float">
            <text:p>0.408825843114314</text:p>
          </table:table-cell>
          <table:table-cell table:style-name="ce4" table:formula="of:=[$Redistribution_high.E18]" office:value-type="float" office:value="0.426551601373064" calcext:value-type="float">
            <text:p>0.426551601373064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.391043027962825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3027962825" calcext:value-type="float">
            <text:p>0.391043027962825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31164091992" calcext:value-type="float">
            <text:p>0.410931164091992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1043027962825" calcext:value-type="float">
            <text:p>0.391043027962825</text:p>
          </table:table-cell>
          <table:table-cell table:style-name="ce4" table:formula="of:=[$Redistribution_high.C19]" office:value-type="float" office:value="0.449220751585329" calcext:value-type="float">
            <text:p>0.449220751585329</text:p>
          </table:table-cell>
          <table:table-cell table:style-name="ce4" table:formula="of:=[$Redistribution_high.D19]" office:value-type="float" office:value="0.410931164091992" calcext:value-type="float">
            <text:p>0.410931164091992</text:p>
          </table:table-cell>
          <table:table-cell table:style-name="ce4" table:formula="of:=[$Redistribution_high.E19]" office:value-type="float" office:value="0.428212322223749" calcext:value-type="float">
            <text:p>0.428212322223749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.38622167294859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3" calcext:value-type="float">
            <text:p>0.406011125365093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60755274403" calcext:value-type="float">
            <text:p>0.386260755274403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2556271371" calcext:value-type="float">
            <text:p>0.406052556271371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260755274403" calcext:value-type="float">
            <text:p>0.386260755274403</text:p>
          </table:table-cell>
          <table:table-cell table:style-name="ce4" table:formula="of:=[$Redistribution_high.C20]" office:value-type="float" office:value="0.448899608556009" calcext:value-type="float">
            <text:p>0.448899608556009</text:p>
          </table:table-cell>
          <table:table-cell table:style-name="ce4" table:formula="of:=[$Redistribution_high.D20]" office:value-type="float" office:value="0.406052556271371" calcext:value-type="float">
            <text:p>0.406052556271371</text:p>
          </table:table-cell>
          <table:table-cell table:style-name="ce4" table:formula="of:=[$Redistribution_high.E20]" office:value-type="float" office:value="0.427006671670346" calcext:value-type="float">
            <text:p>0.42700667167034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.385426320832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602" calcext:value-type="float">
            <text:p>0.406570206517602</text:p>
          </table:table-cell>
          <table:table-cell table:style-name="ce4" table:formula="of:=[$Redistribution_central.E21]" office:value-type="float" office:value="0.424367453874629" calcext:value-type="float">
            <text:p>0.424367453874629</text:p>
          </table:table-cell>
          <table:table-cell/>
          <table:table-cell table:style-name="ce4" table:formula="of:=[$redistribution_low.B21]" office:value-type="float" office:value="0.385401540927053" calcext:value-type="float">
            <text:p>0.385401540927053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3134341665" calcext:value-type="float">
            <text:p>0.40655313434166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401541166734" calcext:value-type="float">
            <text:p>0.385401541166734</text:p>
          </table:table-cell>
          <table:table-cell table:style-name="ce4" table:formula="of:=[$Redistribution_high.C21]" office:value-type="float" office:value="0.448925179265198" calcext:value-type="float">
            <text:p>0.448925179265198</text:p>
          </table:table-cell>
          <table:table-cell table:style-name="ce4" table:formula="of:=[$Redistribution_high.D21]" office:value-type="float" office:value="0.406553134578338" calcext:value-type="float">
            <text:p>0.406553134578338</text:p>
          </table:table-cell>
          <table:table-cell table:style-name="ce4" table:formula="of:=[$Redistribution_high.E21]" office:value-type="float" office:value="0.424036942452132" calcext:value-type="float">
            <text:p>0.424036942452132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4801301836248" calcext:value-type="float">
            <text:p>0.364801301836248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387881125698047" calcext:value-type="float">
            <text:p>0.387881125698047</text:p>
          </table:table-cell>
          <table:table-cell table:style-name="ce4" table:formula="of:=[$Redistribution_central.E22]" office:value-type="float" office:value="0.419781729187263" calcext:value-type="float">
            <text:p>0.419781729187263</text:p>
          </table:table-cell>
          <table:table-cell/>
          <table:table-cell table:style-name="ce4" table:formula="of:=[$redistribution_low.B22]" office:value-type="float" office:value="0.364489948929006" calcext:value-type="float">
            <text:p>0.364489948929006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387523763072417" calcext:value-type="float">
            <text:p>0.387523763072417</text:p>
          </table:table-cell>
          <table:table-cell table:style-name="ce4" table:formula="of:=[$redistribution_low.E22]" office:value-type="float" office:value="0.420836238114786" calcext:value-type="float">
            <text:p>0.420836238114786</text:p>
          </table:table-cell>
          <table:table-cell/>
          <table:table-cell table:style-name="ce4" table:formula="of:=[$Redistribution_high.B22]" office:value-type="float" office:value="0.364489949157042" calcext:value-type="float">
            <text:p>0.364489949157042</text:p>
          </table:table-cell>
          <table:table-cell table:style-name="ce4" table:formula="of:=[$Redistribution_high.C22]" office:value-type="float" office:value="0.448366697545083" calcext:value-type="float">
            <text:p>0.448366697545083</text:p>
          </table:table-cell>
          <table:table-cell table:style-name="ce4" table:formula="of:=[$Redistribution_high.D22]" office:value-type="float" office:value="0.387523763297383" calcext:value-type="float">
            <text:p>0.387523763297383</text:p>
          </table:table-cell>
          <table:table-cell table:style-name="ce4" table:formula="of:=[$Redistribution_high.E22]" office:value-type="float" office:value="0.420836238114786" calcext:value-type="float">
            <text:p>0.420836238114786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8942692838424" calcext:value-type="float">
            <text:p>0.38942692838424</text:p>
          </table:table-cell>
          <table:table-cell table:style-name="ce4" table:formula="of:=[$Redistribution_central.C23]" office:value-type="float" office:value="0.456281920053389" calcext:value-type="float">
            <text:p>0.456281920053389</text:p>
          </table:table-cell>
          <table:table-cell table:style-name="ce4" table:formula="of:=[$Redistribution_central.D23]" office:value-type="float" office:value="0.404930403362958" calcext:value-type="float">
            <text:p>0.404930403362958</text:p>
          </table:table-cell>
          <table:table-cell table:style-name="ce4" table:formula="of:=[$Redistribution_central.E23]" office:value-type="float" office:value="0.438773795977091" calcext:value-type="float">
            <text:p>0.438773795977091</text:p>
          </table:table-cell>
          <table:table-cell/>
          <table:table-cell table:style-name="ce4" table:formula="of:=[$redistribution_low.B23]" office:value-type="float" office:value="0.388563969333475" calcext:value-type="float">
            <text:p>0.388563969333475</text:p>
          </table:table-cell>
          <table:table-cell table:style-name="ce4" table:formula="of:=[$redistribution_low.C23]" office:value-type="float" office:value="0.455528711934171" calcext:value-type="float">
            <text:p>0.455528711934171</text:p>
          </table:table-cell>
          <table:table-cell table:style-name="ce4" table:formula="of:=[$redistribution_low.D23]" office:value-type="float" office:value="0.404120007898951" calcext:value-type="float">
            <text:p>0.404120007898951</text:p>
          </table:table-cell>
          <table:table-cell table:style-name="ce4" table:formula="of:=[$redistribution_low.E23]" office:value-type="float" office:value="0.437870191444161" calcext:value-type="float">
            <text:p>0.437870191444161</text:p>
          </table:table-cell>
          <table:table-cell/>
          <table:table-cell table:style-name="ce4" table:formula="of:=[$Redistribution_high.B23]" office:value-type="float" office:value="0.388563969971353" calcext:value-type="float">
            <text:p>0.388563969971353</text:p>
          </table:table-cell>
          <table:table-cell table:style-name="ce4" table:formula="of:=[$Redistribution_high.C23]" office:value-type="float" office:value="0.455528711934171" calcext:value-type="float">
            <text:p>0.455528711934171</text:p>
          </table:table-cell>
          <table:table-cell table:style-name="ce4" table:formula="of:=[$Redistribution_high.D23]" office:value-type="float" office:value="0.404120008532552" calcext:value-type="float">
            <text:p>0.404120008532552</text:p>
          </table:table-cell>
          <table:table-cell table:style-name="ce4" table:formula="of:=[$Redistribution_high.E23]" office:value-type="float" office:value="0.437870191444161" calcext:value-type="float">
            <text:p>0.437870191444161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6827138012897" calcext:value-type="float">
            <text:p>0.386827138012897</text:p>
          </table:table-cell>
          <table:table-cell table:style-name="ce4" table:formula="of:=[$Redistribution_central.C24]" office:value-type="float" office:value="0.457694690017497" calcext:value-type="float">
            <text:p>0.457694690017497</text:p>
          </table:table-cell>
          <table:table-cell table:style-name="ce4" table:formula="of:=[$Redistribution_central.D24]" office:value-type="float" office:value="0.402143125849794" calcext:value-type="float">
            <text:p>0.402143125849794</text:p>
          </table:table-cell>
          <table:table-cell table:style-name="ce4" table:formula="of:=[$Redistribution_central.E24]" office:value-type="float" office:value="0.44196074227088" calcext:value-type="float">
            <text:p>0.44196074227088</text:p>
          </table:table-cell>
          <table:table-cell/>
          <table:table-cell table:style-name="ce4" table:formula="of:=[$redistribution_low.B24]" office:value-type="float" office:value="0.386627093855147" calcext:value-type="float">
            <text:p>0.386627093855147</text:p>
          </table:table-cell>
          <table:table-cell table:style-name="ce4" table:formula="of:=[$redistribution_low.C24]" office:value-type="float" office:value="0.457385383774999" calcext:value-type="float">
            <text:p>0.457385383774999</text:p>
          </table:table-cell>
          <table:table-cell table:style-name="ce4" table:formula="of:=[$redistribution_low.D24]" office:value-type="float" office:value="0.401934476429779" calcext:value-type="float">
            <text:p>0.401934476429779</text:p>
          </table:table-cell>
          <table:table-cell table:style-name="ce4" table:formula="of:=[$redistribution_low.E24]" office:value-type="float" office:value="0.44167254066231" calcext:value-type="float">
            <text:p>0.44167254066231</text:p>
          </table:table-cell>
          <table:table-cell/>
          <table:table-cell table:style-name="ce4" table:formula="of:=[$Redistribution_high.B24]" office:value-type="float" office:value="0.386627094517945" calcext:value-type="float">
            <text:p>0.386627094517945</text:p>
          </table:table-cell>
          <table:table-cell table:style-name="ce4" table:formula="of:=[$Redistribution_high.C24]" office:value-type="float" office:value="0.457385383774999" calcext:value-type="float">
            <text:p>0.457385383774999</text:p>
          </table:table-cell>
          <table:table-cell table:style-name="ce4" table:formula="of:=[$Redistribution_high.D24]" office:value-type="float" office:value="0.40193447708863" calcext:value-type="float">
            <text:p>0.40193447708863</text:p>
          </table:table-cell>
          <table:table-cell table:style-name="ce4" table:formula="of:=[$Redistribution_high.E24]" office:value-type="float" office:value="0.44167254066231" calcext:value-type="float">
            <text:p>0.44167254066231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91154475302294" calcext:value-type="float">
            <text:p>0.391154475302294</text:p>
          </table:table-cell>
          <table:table-cell table:style-name="ce4" table:formula="of:=[$Redistribution_central.C25]" office:value-type="float" office:value="0.461455053771451" calcext:value-type="float">
            <text:p>0.461455053771451</text:p>
          </table:table-cell>
          <table:table-cell table:style-name="ce4" table:formula="of:=[$Redistribution_central.D25]" office:value-type="float" office:value="0.408526251751222" calcext:value-type="float">
            <text:p>0.408526251751222</text:p>
          </table:table-cell>
          <table:table-cell table:style-name="ce4" table:formula="of:=[$Redistribution_central.E25]" office:value-type="float" office:value="0.440566320798025" calcext:value-type="float">
            <text:p>0.440566320798025</text:p>
          </table:table-cell>
          <table:table-cell/>
          <table:table-cell table:style-name="ce4" table:formula="of:=[$redistribution_low.B25]" office:value-type="float" office:value="0.39128859059596" calcext:value-type="float">
            <text:p>0.39128859059596</text:p>
          </table:table-cell>
          <table:table-cell table:style-name="ce4" table:formula="of:=[$redistribution_low.C25]" office:value-type="float" office:value="0.460531530414479" calcext:value-type="float">
            <text:p>0.460531530414479</text:p>
          </table:table-cell>
          <table:table-cell table:style-name="ce4" table:formula="of:=[$redistribution_low.D25]" office:value-type="float" office:value="0.408534099689557" calcext:value-type="float">
            <text:p>0.408534099689557</text:p>
          </table:table-cell>
          <table:table-cell table:style-name="ce4" table:formula="of:=[$redistribution_low.E25]" office:value-type="float" office:value="0.439866510766866" calcext:value-type="float">
            <text:p>0.439866510766866</text:p>
          </table:table-cell>
          <table:table-cell/>
          <table:table-cell table:style-name="ce4" table:formula="of:=[$Redistribution_high.B25]" office:value-type="float" office:value="0.390180749139761" calcext:value-type="float">
            <text:p>0.390180749139761</text:p>
          </table:table-cell>
          <table:table-cell table:style-name="ce4" table:formula="of:=[$Redistribution_high.C25]" office:value-type="float" office:value="0.460531530414481" calcext:value-type="float">
            <text:p>0.460531530414481</text:p>
          </table:table-cell>
          <table:table-cell table:style-name="ce4" table:formula="of:=[$Redistribution_high.D25]" office:value-type="float" office:value="0.407768221192279" calcext:value-type="float">
            <text:p>0.407768221192279</text:p>
          </table:table-cell>
          <table:table-cell table:style-name="ce4" table:formula="of:=[$Redistribution_high.E25]" office:value-type="float" office:value="0.4391941853848" calcext:value-type="float">
            <text:p>0.4391941853848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89671238329806" calcext:value-type="float">
            <text:p>0.389671238329806</text:p>
          </table:table-cell>
          <table:table-cell table:style-name="ce4" table:formula="of:=[$Redistribution_central.C26]" office:value-type="float" office:value="0.463408183494689" calcext:value-type="float">
            <text:p>0.463408183494689</text:p>
          </table:table-cell>
          <table:table-cell table:style-name="ce4" table:formula="of:=[$Redistribution_central.D26]" office:value-type="float" office:value="0.411098074069114" calcext:value-type="float">
            <text:p>0.411098074069114</text:p>
          </table:table-cell>
          <table:table-cell table:style-name="ce4" table:formula="of:=[$Redistribution_central.E26]" office:value-type="float" office:value="0.43903535125188" calcext:value-type="float">
            <text:p>0.43903535125188</text:p>
          </table:table-cell>
          <table:table-cell/>
          <table:table-cell table:style-name="ce4" table:formula="of:=[$redistribution_low.B26]" office:value-type="float" office:value="0.390229768019073" calcext:value-type="float">
            <text:p>0.390229768019073</text:p>
          </table:table-cell>
          <table:table-cell table:style-name="ce4" table:formula="of:=[$redistribution_low.C26]" office:value-type="float" office:value="0.463230024168632" calcext:value-type="float">
            <text:p>0.463230024168632</text:p>
          </table:table-cell>
          <table:table-cell table:style-name="ce4" table:formula="of:=[$redistribution_low.D26]" office:value-type="float" office:value="0.41143303451247" calcext:value-type="float">
            <text:p>0.41143303451247</text:p>
          </table:table-cell>
          <table:table-cell table:style-name="ce4" table:formula="of:=[$redistribution_low.E26]" office:value-type="float" office:value="0.439284111269512" calcext:value-type="float">
            <text:p>0.439284111269512</text:p>
          </table:table-cell>
          <table:table-cell/>
          <table:table-cell table:style-name="ce4" table:formula="of:=[$Redistribution_high.B26]" office:value-type="float" office:value="0.388838484748623" calcext:value-type="float">
            <text:p>0.388838484748623</text:p>
          </table:table-cell>
          <table:table-cell table:style-name="ce4" table:formula="of:=[$Redistribution_high.C26]" office:value-type="float" office:value="0.463351222769413" calcext:value-type="float">
            <text:p>0.463351222769413</text:p>
          </table:table-cell>
          <table:table-cell table:style-name="ce4" table:formula="of:=[$Redistribution_high.D26]" office:value-type="float" office:value="0.410466605789149" calcext:value-type="float">
            <text:p>0.410466605789149</text:p>
          </table:table-cell>
          <table:table-cell table:style-name="ce4" table:formula="of:=[$Redistribution_high.E26]" office:value-type="float" office:value="0.438628952682454" calcext:value-type="float">
            <text:p>0.438628952682454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88499661327773" calcext:value-type="float">
            <text:p>0.388499661327773</text:p>
          </table:table-cell>
          <table:table-cell table:style-name="ce4" table:formula="of:=[$Redistribution_central.C27]" office:value-type="float" office:value="0.464455035085352" calcext:value-type="float">
            <text:p>0.464455035085352</text:p>
          </table:table-cell>
          <table:table-cell table:style-name="ce4" table:formula="of:=[$Redistribution_central.D27]" office:value-type="float" office:value="0.40722636314135" calcext:value-type="float">
            <text:p>0.40722636314135</text:p>
          </table:table-cell>
          <table:table-cell table:style-name="ce4" table:formula="of:=[$Redistribution_central.E27]" office:value-type="float" office:value="0.441802955990659" calcext:value-type="float">
            <text:p>0.441802955990659</text:p>
          </table:table-cell>
          <table:table-cell/>
          <table:table-cell table:style-name="ce4" table:formula="of:=[$redistribution_low.B27]" office:value-type="float" office:value="0.388864016520451" calcext:value-type="float">
            <text:p>0.388864016520451</text:p>
          </table:table-cell>
          <table:table-cell table:style-name="ce4" table:formula="of:=[$redistribution_low.C27]" office:value-type="float" office:value="0.464520531401204" calcext:value-type="float">
            <text:p>0.464520531401204</text:p>
          </table:table-cell>
          <table:table-cell table:style-name="ce4" table:formula="of:=[$redistribution_low.D27]" office:value-type="float" office:value="0.407505131921871" calcext:value-type="float">
            <text:p>0.407505131921871</text:p>
          </table:table-cell>
          <table:table-cell table:style-name="ce4" table:formula="of:=[$redistribution_low.E27]" office:value-type="float" office:value="0.442035373551581" calcext:value-type="float">
            <text:p>0.442035373551581</text:p>
          </table:table-cell>
          <table:table-cell/>
          <table:table-cell table:style-name="ce4" table:formula="of:=[$Redistribution_high.B27]" office:value-type="float" office:value="0.388363795015841" calcext:value-type="float">
            <text:p>0.388363795015841</text:p>
          </table:table-cell>
          <table:table-cell table:style-name="ce4" table:formula="of:=[$Redistribution_high.C27]" office:value-type="float" office:value="0.464176936912593" calcext:value-type="float">
            <text:p>0.464176936912593</text:p>
          </table:table-cell>
          <table:table-cell table:style-name="ce4" table:formula="of:=[$Redistribution_high.D27]" office:value-type="float" office:value="0.407164733981296" calcext:value-type="float">
            <text:p>0.407164733981296</text:p>
          </table:table-cell>
          <table:table-cell table:style-name="ce4" table:formula="of:=[$Redistribution_high.E27]" office:value-type="float" office:value="0.441370721251054" calcext:value-type="float">
            <text:p>0.441370721251054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6816704468412" calcext:value-type="float">
            <text:p>0.386816704468412</text:p>
          </table:table-cell>
          <table:table-cell table:style-name="ce4" table:formula="of:=[$Redistribution_central.C28]" office:value-type="float" office:value="0.454055130061795" calcext:value-type="float">
            <text:p>0.454055130061795</text:p>
          </table:table-cell>
          <table:table-cell table:style-name="ce4" table:formula="of:=[$Redistribution_central.D28]" office:value-type="float" office:value="0.403186233136722" calcext:value-type="float">
            <text:p>0.403186233136722</text:p>
          </table:table-cell>
          <table:table-cell table:style-name="ce4" table:formula="of:=[$Redistribution_central.E28]" office:value-type="float" office:value="0.436411928382955" calcext:value-type="float">
            <text:p>0.436411928382955</text:p>
          </table:table-cell>
          <table:table-cell/>
          <table:table-cell table:style-name="ce4" table:formula="of:=[$redistribution_low.B28]" office:value-type="float" office:value="0.386383123067872" calcext:value-type="float">
            <text:p>0.386383123067872</text:p>
          </table:table-cell>
          <table:table-cell table:style-name="ce4" table:formula="of:=[$redistribution_low.C28]" office:value-type="float" office:value="0.454369793407635" calcext:value-type="float">
            <text:p>0.454369793407635</text:p>
          </table:table-cell>
          <table:table-cell table:style-name="ce4" table:formula="of:=[$redistribution_low.D28]" office:value-type="float" office:value="0.402701053487097" calcext:value-type="float">
            <text:p>0.402701053487097</text:p>
          </table:table-cell>
          <table:table-cell table:style-name="ce4" table:formula="of:=[$redistribution_low.E28]" office:value-type="float" office:value="0.436817992494206" calcext:value-type="float">
            <text:p>0.436817992494206</text:p>
          </table:table-cell>
          <table:table-cell/>
          <table:table-cell table:style-name="ce4" table:formula="of:=[$Redistribution_high.B28]" office:value-type="float" office:value="0.386667425266692" calcext:value-type="float">
            <text:p>0.386667425266692</text:p>
          </table:table-cell>
          <table:table-cell table:style-name="ce4" table:formula="of:=[$Redistribution_high.C28]" office:value-type="float" office:value="0.45447417269325" calcext:value-type="float">
            <text:p>0.45447417269325</text:p>
          </table:table-cell>
          <table:table-cell table:style-name="ce4" table:formula="of:=[$Redistribution_high.D28]" office:value-type="float" office:value="0.403081634502481" calcext:value-type="float">
            <text:p>0.403081634502481</text:p>
          </table:table-cell>
          <table:table-cell table:style-name="ce4" table:formula="of:=[$Redistribution_high.E28]" office:value-type="float" office:value="0.436750825627565" calcext:value-type="float">
            <text:p>0.436750825627565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5460510667062" calcext:value-type="float">
            <text:p>0.385460510667062</text:p>
          </table:table-cell>
          <table:table-cell table:style-name="ce4" table:formula="of:=[$Redistribution_central.C29]" office:value-type="float" office:value="0.45879287282091" calcext:value-type="float">
            <text:p>0.45879287282091</text:p>
          </table:table-cell>
          <table:table-cell table:style-name="ce4" table:formula="of:=[$Redistribution_central.D29]" office:value-type="float" office:value="0.403935075484324" calcext:value-type="float">
            <text:p>0.403935075484324</text:p>
          </table:table-cell>
          <table:table-cell table:style-name="ce4" table:formula="of:=[$Redistribution_central.E29]" office:value-type="float" office:value="0.437629998900532" calcext:value-type="float">
            <text:p>0.437629998900532</text:p>
          </table:table-cell>
          <table:table-cell/>
          <table:table-cell table:style-name="ce4" table:formula="of:=[$redistribution_low.B29]" office:value-type="float" office:value="0.384927074895259" calcext:value-type="float">
            <text:p>0.384927074895259</text:p>
          </table:table-cell>
          <table:table-cell table:style-name="ce4" table:formula="of:=[$redistribution_low.C29]" office:value-type="float" office:value="0.458936031191655" calcext:value-type="float">
            <text:p>0.458936031191655</text:p>
          </table:table-cell>
          <table:table-cell table:style-name="ce4" table:formula="of:=[$redistribution_low.D29]" office:value-type="float" office:value="0.403127804259722" calcext:value-type="float">
            <text:p>0.403127804259722</text:p>
          </table:table-cell>
          <table:table-cell table:style-name="ce4" table:formula="of:=[$redistribution_low.E29]" office:value-type="float" office:value="0.438279604950444" calcext:value-type="float">
            <text:p>0.438279604950444</text:p>
          </table:table-cell>
          <table:table-cell/>
          <table:table-cell table:style-name="ce4" table:formula="of:=[$Redistribution_high.B29]" office:value-type="float" office:value="0.38513927408077" calcext:value-type="float">
            <text:p>0.38513927408077</text:p>
          </table:table-cell>
          <table:table-cell table:style-name="ce4" table:formula="of:=[$Redistribution_high.C29]" office:value-type="float" office:value="0.457660882075836" calcext:value-type="float">
            <text:p>0.457660882075836</text:p>
          </table:table-cell>
          <table:table-cell table:style-name="ce4" table:formula="of:=[$Redistribution_high.D29]" office:value-type="float" office:value="0.403643234468599" calcext:value-type="float">
            <text:p>0.403643234468599</text:p>
          </table:table-cell>
          <table:table-cell table:style-name="ce4" table:formula="of:=[$Redistribution_high.E29]" office:value-type="float" office:value="0.436579829566775" calcext:value-type="float">
            <text:p>0.436579829566775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5854102564078" calcext:value-type="float">
            <text:p>0.385854102564078</text:p>
          </table:table-cell>
          <table:table-cell table:style-name="ce4" table:formula="of:=[$Redistribution_central.C30]" office:value-type="float" office:value="0.460968506047296" calcext:value-type="float">
            <text:p>0.460968506047296</text:p>
          </table:table-cell>
          <table:table-cell table:style-name="ce4" table:formula="of:=[$Redistribution_central.D30]" office:value-type="float" office:value="0.406836704177085" calcext:value-type="float">
            <text:p>0.406836704177085</text:p>
          </table:table-cell>
          <table:table-cell table:style-name="ce4" table:formula="of:=[$Redistribution_central.E30]" office:value-type="float" office:value="0.434816361121292" calcext:value-type="float">
            <text:p>0.434816361121292</text:p>
          </table:table-cell>
          <table:table-cell/>
          <table:table-cell table:style-name="ce4" table:formula="of:=[$redistribution_low.B30]" office:value-type="float" office:value="0.386568761402717" calcext:value-type="float">
            <text:p>0.386568761402717</text:p>
          </table:table-cell>
          <table:table-cell table:style-name="ce4" table:formula="of:=[$redistribution_low.C30]" office:value-type="float" office:value="0.461445075302643" calcext:value-type="float">
            <text:p>0.461445075302643</text:p>
          </table:table-cell>
          <table:table-cell table:style-name="ce4" table:formula="of:=[$redistribution_low.D30]" office:value-type="float" office:value="0.407603819818403" calcext:value-type="float">
            <text:p>0.407603819818403</text:p>
          </table:table-cell>
          <table:table-cell table:style-name="ce4" table:formula="of:=[$redistribution_low.E30]" office:value-type="float" office:value="0.435356329060493" calcext:value-type="float">
            <text:p>0.435356329060493</text:p>
          </table:table-cell>
          <table:table-cell/>
          <table:table-cell table:style-name="ce4" table:formula="of:=[$Redistribution_high.B30]" office:value-type="float" office:value="0.385623114223404" calcext:value-type="float">
            <text:p>0.385623114223404</text:p>
          </table:table-cell>
          <table:table-cell table:style-name="ce4" table:formula="of:=[$Redistribution_high.C30]" office:value-type="float" office:value="0.461004584197001" calcext:value-type="float">
            <text:p>0.461004584197001</text:p>
          </table:table-cell>
          <table:table-cell table:style-name="ce4" table:formula="of:=[$Redistribution_high.D30]" office:value-type="float" office:value="0.406721162183122" calcext:value-type="float">
            <text:p>0.406721162183122</text:p>
          </table:table-cell>
          <table:table-cell table:style-name="ce4" table:formula="of:=[$Redistribution_high.E30]" office:value-type="float" office:value="0.434854563989834" calcext:value-type="float">
            <text:p>0.434854563989834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7631398782735" calcext:value-type="float">
            <text:p>0.387631398782735</text:p>
          </table:table-cell>
          <table:table-cell table:style-name="ce4" table:formula="of:=[$Redistribution_central.C31]" office:value-type="float" office:value="0.461355971747398" calcext:value-type="float">
            <text:p>0.461355971747398</text:p>
          </table:table-cell>
          <table:table-cell table:style-name="ce4" table:formula="of:=[$Redistribution_central.D31]" office:value-type="float" office:value="0.404807713919037" calcext:value-type="float">
            <text:p>0.404807713919037</text:p>
          </table:table-cell>
          <table:table-cell table:style-name="ce4" table:formula="of:=[$Redistribution_central.E31]" office:value-type="float" office:value="0.440424020419986" calcext:value-type="float">
            <text:p>0.440424020419986</text:p>
          </table:table-cell>
          <table:table-cell/>
          <table:table-cell table:style-name="ce4" table:formula="of:=[$redistribution_low.B31]" office:value-type="float" office:value="0.389128607392274" calcext:value-type="float">
            <text:p>0.389128607392274</text:p>
          </table:table-cell>
          <table:table-cell table:style-name="ce4" table:formula="of:=[$redistribution_low.C31]" office:value-type="float" office:value="0.463302446469184" calcext:value-type="float">
            <text:p>0.463302446469184</text:p>
          </table:table-cell>
          <table:table-cell table:style-name="ce4" table:formula="of:=[$redistribution_low.D31]" office:value-type="float" office:value="0.406194800961478" calcext:value-type="float">
            <text:p>0.406194800961478</text:p>
          </table:table-cell>
          <table:table-cell table:style-name="ce4" table:formula="of:=[$redistribution_low.E31]" office:value-type="float" office:value="0.442837739706822" calcext:value-type="float">
            <text:p>0.442837739706822</text:p>
          </table:table-cell>
          <table:table-cell/>
          <table:table-cell table:style-name="ce4" table:formula="of:=[$Redistribution_high.B31]" office:value-type="float" office:value="0.388610657918632" calcext:value-type="float">
            <text:p>0.388610657918632</text:p>
          </table:table-cell>
          <table:table-cell table:style-name="ce4" table:formula="of:=[$Redistribution_high.C31]" office:value-type="float" office:value="0.463840780525376" calcext:value-type="float">
            <text:p>0.463840780525376</text:p>
          </table:table-cell>
          <table:table-cell table:style-name="ce4" table:formula="of:=[$Redistribution_high.D31]" office:value-type="float" office:value="0.405699500408403" calcext:value-type="float">
            <text:p>0.405699500408403</text:p>
          </table:table-cell>
          <table:table-cell table:style-name="ce4" table:formula="of:=[$Redistribution_high.E31]" office:value-type="float" office:value="0.443108748917348" calcext:value-type="float">
            <text:p>0.443108748917348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91414439451136" calcext:value-type="float">
            <text:p>0.391414439451136</text:p>
          </table:table-cell>
          <table:table-cell table:style-name="ce4" table:formula="of:=[$Redistribution_central.C32]" office:value-type="float" office:value="0.46048421102494" calcext:value-type="float">
            <text:p>0.46048421102494</text:p>
          </table:table-cell>
          <table:table-cell table:style-name="ce4" table:formula="of:=[$Redistribution_central.D32]" office:value-type="float" office:value="0.408091829959778" calcext:value-type="float">
            <text:p>0.408091829959778</text:p>
          </table:table-cell>
          <table:table-cell table:style-name="ce4" table:formula="of:=[$Redistribution_central.E32]" office:value-type="float" office:value="0.442248385471508" calcext:value-type="float">
            <text:p>0.442248385471508</text:p>
          </table:table-cell>
          <table:table-cell/>
          <table:table-cell table:style-name="ce4" table:formula="of:=[$redistribution_low.B32]" office:value-type="float" office:value="0.39201297212397" calcext:value-type="float">
            <text:p>0.39201297212397</text:p>
          </table:table-cell>
          <table:table-cell table:style-name="ce4" table:formula="of:=[$redistribution_low.C32]" office:value-type="float" office:value="0.463116618232392" calcext:value-type="float">
            <text:p>0.463116618232392</text:p>
          </table:table-cell>
          <table:table-cell table:style-name="ce4" table:formula="of:=[$redistribution_low.D32]" office:value-type="float" office:value="0.408689692366116" calcext:value-type="float">
            <text:p>0.408689692366116</text:p>
          </table:table-cell>
          <table:table-cell table:style-name="ce4" table:formula="of:=[$redistribution_low.E32]" office:value-type="float" office:value="0.444845696286887" calcext:value-type="float">
            <text:p>0.444845696286887</text:p>
          </table:table-cell>
          <table:table-cell/>
          <table:table-cell table:style-name="ce4" table:formula="of:=[$Redistribution_high.B32]" office:value-type="float" office:value="0.390509108396038" calcext:value-type="float">
            <text:p>0.390509108396038</text:p>
          </table:table-cell>
          <table:table-cell table:style-name="ce4" table:formula="of:=[$Redistribution_high.C32]" office:value-type="float" office:value="0.461418481775495" calcext:value-type="float">
            <text:p>0.461418481775495</text:p>
          </table:table-cell>
          <table:table-cell table:style-name="ce4" table:formula="of:=[$Redistribution_high.D32]" office:value-type="float" office:value="0.407084390276698" calcext:value-type="float">
            <text:p>0.407084390276698</text:p>
          </table:table-cell>
          <table:table-cell table:style-name="ce4" table:formula="of:=[$Redistribution_high.E32]" office:value-type="float" office:value="0.44333402914228" calcext:value-type="float">
            <text:p>0.44333402914228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86198406408006" calcext:value-type="float">
            <text:p>0.386198406408006</text:p>
          </table:table-cell>
          <table:table-cell table:style-name="ce4" table:formula="of:=[$Redistribution_central.C33]" office:value-type="float" office:value="0.462140527090165" calcext:value-type="float">
            <text:p>0.462140527090165</text:p>
          </table:table-cell>
          <table:table-cell table:style-name="ce4" table:formula="of:=[$Redistribution_central.D33]" office:value-type="float" office:value="0.404346143515284" calcext:value-type="float">
            <text:p>0.404346143515284</text:p>
          </table:table-cell>
          <table:table-cell table:style-name="ce4" table:formula="of:=[$Redistribution_central.E33]" office:value-type="float" office:value="0.441091575349856" calcext:value-type="float">
            <text:p>0.441091575349856</text:p>
          </table:table-cell>
          <table:table-cell/>
          <table:table-cell table:style-name="ce4" table:formula="of:=[$redistribution_low.B33]" office:value-type="float" office:value="0.387634797616772" calcext:value-type="float">
            <text:p>0.387634797616772</text:p>
          </table:table-cell>
          <table:table-cell table:style-name="ce4" table:formula="of:=[$redistribution_low.C33]" office:value-type="float" office:value="0.464353903345758" calcext:value-type="float">
            <text:p>0.464353903345758</text:p>
          </table:table-cell>
          <table:table-cell table:style-name="ce4" table:formula="of:=[$redistribution_low.D33]" office:value-type="float" office:value="0.40613841159913" calcext:value-type="float">
            <text:p>0.40613841159913</text:p>
          </table:table-cell>
          <table:table-cell table:style-name="ce4" table:formula="of:=[$redistribution_low.E33]" office:value-type="float" office:value="0.4427291617428" calcext:value-type="float">
            <text:p>0.4427291617428</text:p>
          </table:table-cell>
          <table:table-cell/>
          <table:table-cell table:style-name="ce4" table:formula="of:=[$Redistribution_high.B33]" office:value-type="float" office:value="0.385613049173364" calcext:value-type="float">
            <text:p>0.385613049173364</text:p>
          </table:table-cell>
          <table:table-cell table:style-name="ce4" table:formula="of:=[$Redistribution_high.C33]" office:value-type="float" office:value="0.459555851729695" calcext:value-type="float">
            <text:p>0.459555851729695</text:p>
          </table:table-cell>
          <table:table-cell table:style-name="ce4" table:formula="of:=[$Redistribution_high.D33]" office:value-type="float" office:value="0.403565078022876" calcext:value-type="float">
            <text:p>0.403565078022876</text:p>
          </table:table-cell>
          <table:table-cell table:style-name="ce4" table:formula="of:=[$Redistribution_high.E33]" office:value-type="float" office:value="0.438853275936921" calcext:value-type="float">
            <text:p>0.438853275936921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4547800581937" calcext:value-type="float">
            <text:p>0.384547800581937</text:p>
          </table:table-cell>
          <table:table-cell table:style-name="ce4" table:formula="of:=[$Redistribution_central.C34]" office:value-type="float" office:value="0.463293200659347" calcext:value-type="float">
            <text:p>0.463293200659347</text:p>
          </table:table-cell>
          <table:table-cell table:style-name="ce4" table:formula="of:=[$Redistribution_central.D34]" office:value-type="float" office:value="0.404508587670532" calcext:value-type="float">
            <text:p>0.404508587670532</text:p>
          </table:table-cell>
          <table:table-cell table:style-name="ce4" table:formula="of:=[$Redistribution_central.E34]" office:value-type="float" office:value="0.438029396299409" calcext:value-type="float">
            <text:p>0.438029396299409</text:p>
          </table:table-cell>
          <table:table-cell/>
          <table:table-cell table:style-name="ce4" table:formula="of:=[$redistribution_low.B34]" office:value-type="float" office:value="0.38465760907209" calcext:value-type="float">
            <text:p>0.38465760907209</text:p>
          </table:table-cell>
          <table:table-cell table:style-name="ce4" table:formula="of:=[$redistribution_low.C34]" office:value-type="float" office:value="0.465259766292383" calcext:value-type="float">
            <text:p>0.465259766292383</text:p>
          </table:table-cell>
          <table:table-cell table:style-name="ce4" table:formula="of:=[$redistribution_low.D34]" office:value-type="float" office:value="0.405559849788206" calcext:value-type="float">
            <text:p>0.405559849788206</text:p>
          </table:table-cell>
          <table:table-cell table:style-name="ce4" table:formula="of:=[$redistribution_low.E34]" office:value-type="float" office:value="0.439170845598733" calcext:value-type="float">
            <text:p>0.439170845598733</text:p>
          </table:table-cell>
          <table:table-cell/>
          <table:table-cell table:style-name="ce4" table:formula="of:=[$Redistribution_high.B34]" office:value-type="float" office:value="0.382164052290482" calcext:value-type="float">
            <text:p>0.382164052290482</text:p>
          </table:table-cell>
          <table:table-cell table:style-name="ce4" table:formula="of:=[$Redistribution_high.C34]" office:value-type="float" office:value="0.459073367335567" calcext:value-type="float">
            <text:p>0.459073367335567</text:p>
          </table:table-cell>
          <table:table-cell table:style-name="ce4" table:formula="of:=[$Redistribution_high.D34]" office:value-type="float" office:value="0.402557074177301" calcext:value-type="float">
            <text:p>0.402557074177301</text:p>
          </table:table-cell>
          <table:table-cell table:style-name="ce4" table:formula="of:=[$Redistribution_high.E34]" office:value-type="float" office:value="0.434107701139861" calcext:value-type="float">
            <text:p>0.434107701139861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82358963203426" calcext:value-type="float">
            <text:p>0.382358963203426</text:p>
          </table:table-cell>
          <table:table-cell table:style-name="ce4" table:formula="of:=[$Redistribution_central.C35]" office:value-type="float" office:value="0.461263073664829" calcext:value-type="float">
            <text:p>0.461263073664829</text:p>
          </table:table-cell>
          <table:table-cell table:style-name="ce4" table:formula="of:=[$Redistribution_central.D35]" office:value-type="float" office:value="0.398842749030635" calcext:value-type="float">
            <text:p>0.398842749030635</text:p>
          </table:table-cell>
          <table:table-cell table:style-name="ce4" table:formula="of:=[$Redistribution_central.E35]" office:value-type="float" office:value="0.439598612269569" calcext:value-type="float">
            <text:p>0.439598612269569</text:p>
          </table:table-cell>
          <table:table-cell/>
          <table:table-cell table:style-name="ce4" table:formula="of:=[$redistribution_low.B35]" office:value-type="float" office:value="0.386405554783629" calcext:value-type="float">
            <text:p>0.386405554783629</text:p>
          </table:table-cell>
          <table:table-cell table:style-name="ce4" table:formula="of:=[$redistribution_low.C35]" office:value-type="float" office:value="0.466276923628767" calcext:value-type="float">
            <text:p>0.466276923628767</text:p>
          </table:table-cell>
          <table:table-cell table:style-name="ce4" table:formula="of:=[$redistribution_low.D35]" office:value-type="float" office:value="0.404087502107112" calcext:value-type="float">
            <text:p>0.404087502107112</text:p>
          </table:table-cell>
          <table:table-cell table:style-name="ce4" table:formula="of:=[$redistribution_low.E35]" office:value-type="float" office:value="0.443362717113217" calcext:value-type="float">
            <text:p>0.443362717113217</text:p>
          </table:table-cell>
          <table:table-cell/>
          <table:table-cell table:style-name="ce4" table:formula="of:=[$Redistribution_high.B35]" office:value-type="float" office:value="0.38259307234773" calcext:value-type="float">
            <text:p>0.38259307234773</text:p>
          </table:table-cell>
          <table:table-cell table:style-name="ce4" table:formula="of:=[$Redistribution_high.C35]" office:value-type="float" office:value="0.463321850999457" calcext:value-type="float">
            <text:p>0.463321850999457</text:p>
          </table:table-cell>
          <table:table-cell table:style-name="ce4" table:formula="of:=[$Redistribution_high.D35]" office:value-type="float" office:value="0.400282727632981" calcext:value-type="float">
            <text:p>0.400282727632981</text:p>
          </table:table-cell>
          <table:table-cell table:style-name="ce4" table:formula="of:=[$Redistribution_high.E35]" office:value-type="float" office:value="0.440725868011369" calcext:value-type="float">
            <text:p>0.440725868011369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87772361028135" calcext:value-type="float">
            <text:p>0.387772361028135</text:p>
          </table:table-cell>
          <table:table-cell table:style-name="ce4" table:formula="of:=[$Redistribution_central.C36]" office:value-type="float" office:value="0.465123343145534" calcext:value-type="float">
            <text:p>0.465123343145534</text:p>
          </table:table-cell>
          <table:table-cell table:style-name="ce4" table:formula="of:=[$Redistribution_central.D36]" office:value-type="float" office:value="0.403511898238066" calcext:value-type="float">
            <text:p>0.403511898238066</text:p>
          </table:table-cell>
          <table:table-cell table:style-name="ce4" table:formula="of:=[$Redistribution_central.E36]" office:value-type="float" office:value="0.445046161831132" calcext:value-type="float">
            <text:p>0.445046161831132</text:p>
          </table:table-cell>
          <table:table-cell/>
          <table:table-cell table:style-name="ce4" table:formula="of:=[$redistribution_low.B36]" office:value-type="float" office:value="0.386736494813549" calcext:value-type="float">
            <text:p>0.386736494813549</text:p>
          </table:table-cell>
          <table:table-cell table:style-name="ce4" table:formula="of:=[$redistribution_low.C36]" office:value-type="float" office:value="0.466003425005477" calcext:value-type="float">
            <text:p>0.466003425005477</text:p>
          </table:table-cell>
          <table:table-cell table:style-name="ce4" table:formula="of:=[$redistribution_low.D36]" office:value-type="float" office:value="0.404583894297429" calcext:value-type="float">
            <text:p>0.404583894297429</text:p>
          </table:table-cell>
          <table:table-cell table:style-name="ce4" table:formula="of:=[$redistribution_low.E36]" office:value-type="float" office:value="0.441542805160001" calcext:value-type="float">
            <text:p>0.441542805160001</text:p>
          </table:table-cell>
          <table:table-cell/>
          <table:table-cell table:style-name="ce4" table:formula="of:=[$Redistribution_high.B36]" office:value-type="float" office:value="0.384381527349241" calcext:value-type="float">
            <text:p>0.384381527349241</text:p>
          </table:table-cell>
          <table:table-cell table:style-name="ce4" table:formula="of:=[$Redistribution_high.C36]" office:value-type="float" office:value="0.461425555488428" calcext:value-type="float">
            <text:p>0.461425555488428</text:p>
          </table:table-cell>
          <table:table-cell table:style-name="ce4" table:formula="of:=[$Redistribution_high.D36]" office:value-type="float" office:value="0.401446875401609" calcext:value-type="float">
            <text:p>0.401446875401609</text:p>
          </table:table-cell>
          <table:table-cell table:style-name="ce4" table:formula="of:=[$Redistribution_high.E36]" office:value-type="float" office:value="0.439332079857039" calcext:value-type="float">
            <text:p>0.439332079857039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80138977319117" calcext:value-type="float">
            <text:p>0.380138977319117</text:p>
          </table:table-cell>
          <table:table-cell table:style-name="ce4" table:formula="of:=[$Redistribution_central.C37]" office:value-type="float" office:value="0.460563380584688" calcext:value-type="float">
            <text:p>0.460563380584688</text:p>
          </table:table-cell>
          <table:table-cell table:style-name="ce4" table:formula="of:=[$Redistribution_central.D37]" office:value-type="float" office:value="0.396717872721289" calcext:value-type="float">
            <text:p>0.396717872721289</text:p>
          </table:table-cell>
          <table:table-cell table:style-name="ce4" table:formula="of:=[$Redistribution_central.E37]" office:value-type="float" office:value="0.439021462170893" calcext:value-type="float">
            <text:p>0.439021462170893</text:p>
          </table:table-cell>
          <table:table-cell/>
          <table:table-cell table:style-name="ce4" table:formula="of:=[$redistribution_low.B37]" office:value-type="float" office:value="0.380687362966135" calcext:value-type="float">
            <text:p>0.380687362966135</text:p>
          </table:table-cell>
          <table:table-cell table:style-name="ce4" table:formula="of:=[$redistribution_low.C37]" office:value-type="float" office:value="0.466198177253605" calcext:value-type="float">
            <text:p>0.466198177253605</text:p>
          </table:table-cell>
          <table:table-cell table:style-name="ce4" table:formula="of:=[$redistribution_low.D37]" office:value-type="float" office:value="0.399412764228968" calcext:value-type="float">
            <text:p>0.399412764228968</text:p>
          </table:table-cell>
          <table:table-cell table:style-name="ce4" table:formula="of:=[$redistribution_low.E37]" office:value-type="float" office:value="0.440723349496294" calcext:value-type="float">
            <text:p>0.440723349496294</text:p>
          </table:table-cell>
          <table:table-cell/>
          <table:table-cell table:style-name="ce4" table:formula="of:=[$Redistribution_high.B37]" office:value-type="float" office:value="0.372043725916899" calcext:value-type="float">
            <text:p>0.372043725916899</text:p>
          </table:table-cell>
          <table:table-cell table:style-name="ce4" table:formula="of:=[$Redistribution_high.C37]" office:value-type="float" office:value="0.449036378236333" calcext:value-type="float">
            <text:p>0.449036378236333</text:p>
          </table:table-cell>
          <table:table-cell table:style-name="ce4" table:formula="of:=[$Redistribution_high.D37]" office:value-type="float" office:value="0.389145146058965" calcext:value-type="float">
            <text:p>0.389145146058965</text:p>
          </table:table-cell>
          <table:table-cell table:style-name="ce4" table:formula="of:=[$Redistribution_high.E37]" office:value-type="float" office:value="0.427743656260609" calcext:value-type="float">
            <text:p>0.427743656260609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82261066266554" calcext:value-type="float">
            <text:p>0.382261066266554</text:p>
          </table:table-cell>
          <table:table-cell table:style-name="ce4" table:formula="of:=[$Redistribution_central.C38]" office:value-type="float" office:value="0.468081959192119" calcext:value-type="float">
            <text:p>0.468081959192119</text:p>
          </table:table-cell>
          <table:table-cell table:style-name="ce4" table:formula="of:=[$Redistribution_central.D38]" office:value-type="float" office:value="0.402221006442143" calcext:value-type="float">
            <text:p>0.402221006442143</text:p>
          </table:table-cell>
          <table:table-cell table:style-name="ce4" table:formula="of:=[$Redistribution_central.E38]" office:value-type="float" office:value="0.440364658788207" calcext:value-type="float">
            <text:p>0.440364658788207</text:p>
          </table:table-cell>
          <table:table-cell/>
          <table:table-cell table:style-name="ce4" table:formula="of:=[$redistribution_low.B38]" office:value-type="float" office:value="0.380162020718643" calcext:value-type="float">
            <text:p>0.380162020718643</text:p>
          </table:table-cell>
          <table:table-cell table:style-name="ce4" table:formula="of:=[$redistribution_low.C38]" office:value-type="float" office:value="0.465709654286736" calcext:value-type="float">
            <text:p>0.465709654286736</text:p>
          </table:table-cell>
          <table:table-cell table:style-name="ce4" table:formula="of:=[$redistribution_low.D38]" office:value-type="float" office:value="0.39956558182783" calcext:value-type="float">
            <text:p>0.39956558182783</text:p>
          </table:table-cell>
          <table:table-cell table:style-name="ce4" table:formula="of:=[$redistribution_low.E38]" office:value-type="float" office:value="0.438786567184565" calcext:value-type="float">
            <text:p>0.438786567184565</text:p>
          </table:table-cell>
          <table:table-cell/>
          <table:table-cell table:style-name="ce4" table:formula="of:=[$Redistribution_high.B38]" office:value-type="float" office:value="0.367054629414853" calcext:value-type="float">
            <text:p>0.367054629414853</text:p>
          </table:table-cell>
          <table:table-cell table:style-name="ce4" table:formula="of:=[$Redistribution_high.C38]" office:value-type="float" office:value="0.450466411812388" calcext:value-type="float">
            <text:p>0.450466411812388</text:p>
          </table:table-cell>
          <table:table-cell table:style-name="ce4" table:formula="of:=[$Redistribution_high.D38]" office:value-type="float" office:value="0.387819492466265" calcext:value-type="float">
            <text:p>0.387819492466265</text:p>
          </table:table-cell>
          <table:table-cell table:style-name="ce4" table:formula="of:=[$Redistribution_high.E38]" office:value-type="float" office:value="0.422031052148257" calcext:value-type="float">
            <text:p>0.422031052148257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79048487450267" calcext:value-type="float">
            <text:p>0.379048487450267</text:p>
          </table:table-cell>
          <table:table-cell table:style-name="ce4" table:formula="of:=[$Redistribution_central.C39]" office:value-type="float" office:value="0.463466907993489" calcext:value-type="float">
            <text:p>0.463466907993489</text:p>
          </table:table-cell>
          <table:table-cell table:style-name="ce4" table:formula="of:=[$Redistribution_central.D39]" office:value-type="float" office:value="0.394812947324852" calcext:value-type="float">
            <text:p>0.394812947324852</text:p>
          </table:table-cell>
          <table:table-cell table:style-name="ce4" table:formula="of:=[$Redistribution_central.E39]" office:value-type="float" office:value="0.441064852913908" calcext:value-type="float">
            <text:p>0.441064852913908</text:p>
          </table:table-cell>
          <table:table-cell/>
          <table:table-cell table:style-name="ce4" table:formula="of:=[$redistribution_low.B39]" office:value-type="float" office:value="0.380187063292216" calcext:value-type="float">
            <text:p>0.380187063292216</text:p>
          </table:table-cell>
          <table:table-cell table:style-name="ce4" table:formula="of:=[$redistribution_low.C39]" office:value-type="float" office:value="0.464108600321463" calcext:value-type="float">
            <text:p>0.464108600321463</text:p>
          </table:table-cell>
          <table:table-cell table:style-name="ce4" table:formula="of:=[$redistribution_low.D39]" office:value-type="float" office:value="0.398153073447029" calcext:value-type="float">
            <text:p>0.398153073447029</text:p>
          </table:table-cell>
          <table:table-cell table:style-name="ce4" table:formula="of:=[$redistribution_low.E39]" office:value-type="float" office:value="0.438779236302572" calcext:value-type="float">
            <text:p>0.438779236302572</text:p>
          </table:table-cell>
          <table:table-cell/>
          <table:table-cell table:style-name="ce4" table:formula="of:=[$Redistribution_high.B39]" office:value-type="float" office:value="0.372595742879443" calcext:value-type="float">
            <text:p>0.372595742879443</text:p>
          </table:table-cell>
          <table:table-cell table:style-name="ce4" table:formula="of:=[$Redistribution_high.C39]" office:value-type="float" office:value="0.451533697286385" calcext:value-type="float">
            <text:p>0.451533697286385</text:p>
          </table:table-cell>
          <table:table-cell table:style-name="ce4" table:formula="of:=[$Redistribution_high.D39]" office:value-type="float" office:value="0.390582716986741" calcext:value-type="float">
            <text:p>0.390582716986741</text:p>
          </table:table-cell>
          <table:table-cell table:style-name="ce4" table:formula="of:=[$Redistribution_high.E39]" office:value-type="float" office:value="0.427193948729099" calcext:value-type="float">
            <text:p>0.427193948729099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75284144510078" calcext:value-type="float">
            <text:p>0.375284144510078</text:p>
          </table:table-cell>
          <table:table-cell table:style-name="ce4" table:formula="of:=[$Redistribution_central.C40]" office:value-type="float" office:value="0.453602748957549" calcext:value-type="float">
            <text:p>0.453602748957549</text:p>
          </table:table-cell>
          <table:table-cell table:style-name="ce4" table:formula="of:=[$Redistribution_central.D40]" office:value-type="float" office:value="0.389681482437013" calcext:value-type="float">
            <text:p>0.389681482437013</text:p>
          </table:table-cell>
          <table:table-cell table:style-name="ce4" table:formula="of:=[$Redistribution_central.E40]" office:value-type="float" office:value="0.434556977436258" calcext:value-type="float">
            <text:p>0.434556977436258</text:p>
          </table:table-cell>
          <table:table-cell/>
          <table:table-cell table:style-name="ce4" table:formula="of:=[$redistribution_low.B40]" office:value-type="float" office:value="0.383617915991752" calcext:value-type="float">
            <text:p>0.383617915991752</text:p>
          </table:table-cell>
          <table:table-cell table:style-name="ce4" table:formula="of:=[$redistribution_low.C40]" office:value-type="float" office:value="0.468791442478034" calcext:value-type="float">
            <text:p>0.468791442478034</text:p>
          </table:table-cell>
          <table:table-cell table:style-name="ce4" table:formula="of:=[$redistribution_low.D40]" office:value-type="float" office:value="0.400944516641815" calcext:value-type="float">
            <text:p>0.400944516641815</text:p>
          </table:table-cell>
          <table:table-cell table:style-name="ce4" table:formula="of:=[$redistribution_low.E40]" office:value-type="float" office:value="0.444145066646346" calcext:value-type="float">
            <text:p>0.444145066646346</text:p>
          </table:table-cell>
          <table:table-cell/>
          <table:table-cell table:style-name="ce4" table:formula="of:=[$Redistribution_high.B40]" office:value-type="float" office:value="0.37423444647575" calcext:value-type="float">
            <text:p>0.37423444647575</text:p>
          </table:table-cell>
          <table:table-cell table:style-name="ce4" table:formula="of:=[$Redistribution_high.C40]" office:value-type="float" office:value="0.453649347360742" calcext:value-type="float">
            <text:p>0.453649347360742</text:p>
          </table:table-cell>
          <table:table-cell table:style-name="ce4" table:formula="of:=[$Redistribution_high.D40]" office:value-type="float" office:value="0.391387036567062" calcext:value-type="float">
            <text:p>0.391387036567062</text:p>
          </table:table-cell>
          <table:table-cell table:style-name="ce4" table:formula="of:=[$Redistribution_high.E40]" office:value-type="float" office:value="0.42983404864603" calcext:value-type="float">
            <text:p>0.42983404864603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77394659632318" calcext:value-type="float">
            <text:p>0.377394659632318</text:p>
          </table:table-cell>
          <table:table-cell table:style-name="ce4" table:formula="of:=[$Redistribution_central.C41]" office:value-type="float" office:value="0.462217203013702" calcext:value-type="float">
            <text:p>0.462217203013702</text:p>
          </table:table-cell>
          <table:table-cell table:style-name="ce4" table:formula="of:=[$Redistribution_central.D41]" office:value-type="float" office:value="0.393482095138659" calcext:value-type="float">
            <text:p>0.393482095138659</text:p>
          </table:table-cell>
          <table:table-cell table:style-name="ce4" table:formula="of:=[$Redistribution_central.E41]" office:value-type="float" office:value="0.441728796551266" calcext:value-type="float">
            <text:p>0.441728796551266</text:p>
          </table:table-cell>
          <table:table-cell/>
          <table:table-cell table:style-name="ce4" table:formula="of:=[$redistribution_low.B41]" office:value-type="float" office:value="0.38326145148729" calcext:value-type="float">
            <text:p>0.38326145148729</text:p>
          </table:table-cell>
          <table:table-cell table:style-name="ce4" table:formula="of:=[$redistribution_low.C41]" office:value-type="float" office:value="0.474076019264285" calcext:value-type="float">
            <text:p>0.474076019264285</text:p>
          </table:table-cell>
          <table:table-cell table:style-name="ce4" table:formula="of:=[$redistribution_low.D41]" office:value-type="float" office:value="0.401808716193927" calcext:value-type="float">
            <text:p>0.401808716193927</text:p>
          </table:table-cell>
          <table:table-cell table:style-name="ce4" table:formula="of:=[$redistribution_low.E41]" office:value-type="float" office:value="0.445847041342622" calcext:value-type="float">
            <text:p>0.445847041342622</text:p>
          </table:table-cell>
          <table:table-cell/>
          <table:table-cell table:style-name="ce4" table:formula="of:=[$Redistribution_high.B41]" office:value-type="float" office:value="0.371487813544979" calcext:value-type="float">
            <text:p>0.371487813544979</text:p>
          </table:table-cell>
          <table:table-cell table:style-name="ce4" table:formula="of:=[$Redistribution_high.C41]" office:value-type="float" office:value="0.45139527039191" calcext:value-type="float">
            <text:p>0.45139527039191</text:p>
          </table:table-cell>
          <table:table-cell table:style-name="ce4" table:formula="of:=[$Redistribution_high.D41]" office:value-type="float" office:value="0.388736777168878" calcext:value-type="float">
            <text:p>0.388736777168878</text:p>
          </table:table-cell>
          <table:table-cell table:style-name="ce4" table:formula="of:=[$Redistribution_high.E41]" office:value-type="float" office:value="0.426642183601605" calcext:value-type="float">
            <text:p>0.426642183601605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7021972117553" calcext:value-type="float">
            <text:p>0.37021972117553</text:p>
          </table:table-cell>
          <table:table-cell table:style-name="ce4" table:formula="of:=[$Redistribution_central.C42]" office:value-type="float" office:value="0.454234430854323" calcext:value-type="float">
            <text:p>0.454234430854323</text:p>
          </table:table-cell>
          <table:table-cell table:style-name="ce4" table:formula="of:=[$Redistribution_central.D42]" office:value-type="float" office:value="0.389947077352016" calcext:value-type="float">
            <text:p>0.389947077352016</text:p>
          </table:table-cell>
          <table:table-cell table:style-name="ce4" table:formula="of:=[$Redistribution_central.E42]" office:value-type="float" office:value="0.42693782382416" calcext:value-type="float">
            <text:p>0.42693782382416</text:p>
          </table:table-cell>
          <table:table-cell/>
          <table:table-cell table:style-name="ce4" table:formula="of:=[$redistribution_low.B42]" office:value-type="float" office:value="0.381816084710614" calcext:value-type="float">
            <text:p>0.381816084710614</text:p>
          </table:table-cell>
          <table:table-cell table:style-name="ce4" table:formula="of:=[$redistribution_low.C42]" office:value-type="float" office:value="0.470948780736595" calcext:value-type="float">
            <text:p>0.470948780736595</text:p>
          </table:table-cell>
          <table:table-cell table:style-name="ce4" table:formula="of:=[$redistribution_low.D42]" office:value-type="float" office:value="0.401633785816384" calcext:value-type="float">
            <text:p>0.401633785816384</text:p>
          </table:table-cell>
          <table:table-cell table:style-name="ce4" table:formula="of:=[$redistribution_low.E42]" office:value-type="float" office:value="0.440996592769689" calcext:value-type="float">
            <text:p>0.440996592769689</text:p>
          </table:table-cell>
          <table:table-cell/>
          <table:table-cell table:style-name="ce4" table:formula="of:=[$Redistribution_high.B42]" office:value-type="float" office:value="0.367198919960387" calcext:value-type="float">
            <text:p>0.367198919960387</text:p>
          </table:table-cell>
          <table:table-cell table:style-name="ce4" table:formula="of:=[$Redistribution_high.C42]" office:value-type="float" office:value="0.450266416967677" calcext:value-type="float">
            <text:p>0.450266416967677</text:p>
          </table:table-cell>
          <table:table-cell table:style-name="ce4" table:formula="of:=[$Redistribution_high.D42]" office:value-type="float" office:value="0.388717291223778" calcext:value-type="float">
            <text:p>0.388717291223778</text:p>
          </table:table-cell>
          <table:table-cell table:style-name="ce4" table:formula="of:=[$Redistribution_high.E42]" office:value-type="float" office:value="0.419299773558494" calcext:value-type="float">
            <text:p>0.419299773558494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74048455637386" calcext:value-type="float">
            <text:p>0.374048455637386</text:p>
          </table:table-cell>
          <table:table-cell table:style-name="ce4" table:formula="of:=[$Redistribution_central.C43]" office:value-type="float" office:value="0.455686377751621" calcext:value-type="float">
            <text:p>0.455686377751621</text:p>
          </table:table-cell>
          <table:table-cell table:style-name="ce4" table:formula="of:=[$Redistribution_central.D43]" office:value-type="float" office:value="0.389443673617406" calcext:value-type="float">
            <text:p>0.389443673617406</text:p>
          </table:table-cell>
          <table:table-cell table:style-name="ce4" table:formula="of:=[$Redistribution_central.E43]" office:value-type="float" office:value="0.431604628169782" calcext:value-type="float">
            <text:p>0.431604628169782</text:p>
          </table:table-cell>
          <table:table-cell/>
          <table:table-cell table:style-name="ce4" table:formula="of:=[$redistribution_low.B43]" office:value-type="float" office:value="0.378540650956919" calcext:value-type="float">
            <text:p>0.378540650956919</text:p>
          </table:table-cell>
          <table:table-cell table:style-name="ce4" table:formula="of:=[$redistribution_low.C43]" office:value-type="float" office:value="0.46364463483966" calcext:value-type="float">
            <text:p>0.46364463483966</text:p>
          </table:table-cell>
          <table:table-cell table:style-name="ce4" table:formula="of:=[$redistribution_low.D43]" office:value-type="float" office:value="0.395651206686278" calcext:value-type="float">
            <text:p>0.395651206686278</text:p>
          </table:table-cell>
          <table:table-cell table:style-name="ce4" table:formula="of:=[$redistribution_low.E43]" office:value-type="float" office:value="0.43799171845034" calcext:value-type="float">
            <text:p>0.43799171845034</text:p>
          </table:table-cell>
          <table:table-cell/>
          <table:table-cell table:style-name="ce4" table:formula="of:=[$Redistribution_high.B43]" office:value-type="float" office:value="0.378667943516992" calcext:value-type="float">
            <text:p>0.378667943516992</text:p>
          </table:table-cell>
          <table:table-cell table:style-name="ce4" table:formula="of:=[$Redistribution_high.C43]" office:value-type="float" office:value="0.461204002976929" calcext:value-type="float">
            <text:p>0.461204002976929</text:p>
          </table:table-cell>
          <table:table-cell table:style-name="ce4" table:formula="of:=[$Redistribution_high.D43]" office:value-type="float" office:value="0.396597514510736" calcext:value-type="float">
            <text:p>0.396597514510736</text:p>
          </table:table-cell>
          <table:table-cell table:style-name="ce4" table:formula="of:=[$Redistribution_high.E43]" office:value-type="float" office:value="0.438404041221351" calcext:value-type="float">
            <text:p>0.438404041221351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79851978878371" calcext:value-type="float">
            <text:p>0.379851978878371</text:p>
          </table:table-cell>
          <table:table-cell table:style-name="ce4" table:formula="of:=[$Redistribution_central.C44]" office:value-type="float" office:value="0.464941581993348" calcext:value-type="float">
            <text:p>0.464941581993348</text:p>
          </table:table-cell>
          <table:table-cell table:style-name="ce4" table:formula="of:=[$Redistribution_central.D44]" office:value-type="float" office:value="0.395604419721439" calcext:value-type="float">
            <text:p>0.395604419721439</text:p>
          </table:table-cell>
          <table:table-cell table:style-name="ce4" table:formula="of:=[$Redistribution_central.E44]" office:value-type="float" office:value="0.441928670690884" calcext:value-type="float">
            <text:p>0.441928670690884</text:p>
          </table:table-cell>
          <table:table-cell/>
          <table:table-cell table:style-name="ce4" table:formula="of:=[$redistribution_low.B44]" office:value-type="float" office:value="0.379012807373949" calcext:value-type="float">
            <text:p>0.379012807373949</text:p>
          </table:table-cell>
          <table:table-cell table:style-name="ce4" table:formula="of:=[$redistribution_low.C44]" office:value-type="float" office:value="0.463949155205831" calcext:value-type="float">
            <text:p>0.463949155205831</text:p>
          </table:table-cell>
          <table:table-cell table:style-name="ce4" table:formula="of:=[$redistribution_low.D44]" office:value-type="float" office:value="0.395943220756029" calcext:value-type="float">
            <text:p>0.395943220756029</text:p>
          </table:table-cell>
          <table:table-cell table:style-name="ce4" table:formula="of:=[$redistribution_low.E44]" office:value-type="float" office:value="0.43731464207631" calcext:value-type="float">
            <text:p>0.43731464207631</text:p>
          </table:table-cell>
          <table:table-cell/>
          <table:table-cell table:style-name="ce4" table:formula="of:=[$Redistribution_high.B44]" office:value-type="float" office:value="0.373538184965503" calcext:value-type="float">
            <text:p>0.373538184965503</text:p>
          </table:table-cell>
          <table:table-cell table:style-name="ce4" table:formula="of:=[$Redistribution_high.C44]" office:value-type="float" office:value="0.452612889465566" calcext:value-type="float">
            <text:p>0.452612889465566</text:p>
          </table:table-cell>
          <table:table-cell table:style-name="ce4" table:formula="of:=[$Redistribution_high.D44]" office:value-type="float" office:value="0.390834403537684" calcext:value-type="float">
            <text:p>0.390834403537684</text:p>
          </table:table-cell>
          <table:table-cell table:style-name="ce4" table:formula="of:=[$Redistribution_high.E44]" office:value-type="float" office:value="0.429790344251125" calcext:value-type="float">
            <text:p>0.429790344251125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773261356524" calcext:value-type="float">
            <text:p>0.3773261356524</text:p>
          </table:table-cell>
          <table:table-cell table:style-name="ce4" table:formula="of:=[$Redistribution_central.C45]" office:value-type="float" office:value="0.463090397431998" calcext:value-type="float">
            <text:p>0.463090397431998</text:p>
          </table:table-cell>
          <table:table-cell table:style-name="ce4" table:formula="of:=[$Redistribution_central.D45]" office:value-type="float" office:value="0.393476697796425" calcext:value-type="float">
            <text:p>0.393476697796425</text:p>
          </table:table-cell>
          <table:table-cell table:style-name="ce4" table:formula="of:=[$Redistribution_central.E45]" office:value-type="float" office:value="0.439732736858963" calcext:value-type="float">
            <text:p>0.439732736858963</text:p>
          </table:table-cell>
          <table:table-cell/>
          <table:table-cell table:style-name="ce4" table:formula="of:=[$redistribution_low.B45]" office:value-type="float" office:value="0.376662041448067" calcext:value-type="float">
            <text:p>0.376662041448067</text:p>
          </table:table-cell>
          <table:table-cell table:style-name="ce4" table:formula="of:=[$redistribution_low.C45]" office:value-type="float" office:value="0.461441532566151" calcext:value-type="float">
            <text:p>0.461441532566151</text:p>
          </table:table-cell>
          <table:table-cell table:style-name="ce4" table:formula="of:=[$redistribution_low.D45]" office:value-type="float" office:value="0.393214974130358" calcext:value-type="float">
            <text:p>0.393214974130358</text:p>
          </table:table-cell>
          <table:table-cell table:style-name="ce4" table:formula="of:=[$redistribution_low.E45]" office:value-type="float" office:value="0.434091552664891" calcext:value-type="float">
            <text:p>0.434091552664891</text:p>
          </table:table-cell>
          <table:table-cell/>
          <table:table-cell table:style-name="ce4" table:formula="of:=[$Redistribution_high.B45]" office:value-type="float" office:value="0.374095093135388" calcext:value-type="float">
            <text:p>0.374095093135388</text:p>
          </table:table-cell>
          <table:table-cell table:style-name="ce4" table:formula="of:=[$Redistribution_high.C45]" office:value-type="float" office:value="0.45243579238626" calcext:value-type="float">
            <text:p>0.45243579238626</text:p>
          </table:table-cell>
          <table:table-cell table:style-name="ce4" table:formula="of:=[$Redistribution_high.D45]" office:value-type="float" office:value="0.389601706114224" calcext:value-type="float">
            <text:p>0.389601706114224</text:p>
          </table:table-cell>
          <table:table-cell table:style-name="ce4" table:formula="of:=[$Redistribution_high.E45]" office:value-type="float" office:value="0.430498443432795" calcext:value-type="float">
            <text:p>0.430498443432795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73205279633758" calcext:value-type="float">
            <text:p>0.373205279633758</text:p>
          </table:table-cell>
          <table:table-cell table:style-name="ce4" table:formula="of:=[$Redistribution_central.C46]" office:value-type="float" office:value="0.462403966434942" calcext:value-type="float">
            <text:p>0.462403966434942</text:p>
          </table:table-cell>
          <table:table-cell table:style-name="ce4" table:formula="of:=[$Redistribution_central.D46]" office:value-type="float" office:value="0.393366848612589" calcext:value-type="float">
            <text:p>0.393366848612589</text:p>
          </table:table-cell>
          <table:table-cell table:style-name="ce4" table:formula="of:=[$Redistribution_central.E46]" office:value-type="float" office:value="0.433312580809569" calcext:value-type="float">
            <text:p>0.433312580809569</text:p>
          </table:table-cell>
          <table:table-cell/>
          <table:table-cell table:style-name="ce4" table:formula="of:=[$redistribution_low.B46]" office:value-type="float" office:value="0.371959063133569" calcext:value-type="float">
            <text:p>0.371959063133569</text:p>
          </table:table-cell>
          <table:table-cell table:style-name="ce4" table:formula="of:=[$redistribution_low.C46]" office:value-type="float" office:value="0.458647777031373" calcext:value-type="float">
            <text:p>0.458647777031373</text:p>
          </table:table-cell>
          <table:table-cell table:style-name="ce4" table:formula="of:=[$redistribution_low.D46]" office:value-type="float" office:value="0.391895741905758" calcext:value-type="float">
            <text:p>0.391895741905758</text:p>
          </table:table-cell>
          <table:table-cell table:style-name="ce4" table:formula="of:=[$redistribution_low.E46]" office:value-type="float" office:value="0.427385152364672" calcext:value-type="float">
            <text:p>0.427385152364672</text:p>
          </table:table-cell>
          <table:table-cell/>
          <table:table-cell table:style-name="ce4" table:formula="of:=[$Redistribution_high.B46]" office:value-type="float" office:value="0.367400990802569" calcext:value-type="float">
            <text:p>0.367400990802569</text:p>
          </table:table-cell>
          <table:table-cell table:style-name="ce4" table:formula="of:=[$Redistribution_high.C46]" office:value-type="float" office:value="0.445872708567485" calcext:value-type="float">
            <text:p>0.445872708567485</text:p>
          </table:table-cell>
          <table:table-cell table:style-name="ce4" table:formula="of:=[$Redistribution_high.D46]" office:value-type="float" office:value="0.38712223440283" calcext:value-type="float">
            <text:p>0.38712223440283</text:p>
          </table:table-cell>
          <table:table-cell table:style-name="ce4" table:formula="of:=[$Redistribution_high.E46]" office:value-type="float" office:value="0.417924598873112" calcext:value-type="float">
            <text:p>0.417924598873112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81520176488078" calcext:value-type="float">
            <text:p>0.381520176488078</text:p>
          </table:table-cell>
          <table:table-cell table:style-name="ce4" table:formula="of:=[$Redistribution_central.C47]" office:value-type="float" office:value="0.465495204183569" calcext:value-type="float">
            <text:p>0.465495204183569</text:p>
          </table:table-cell>
          <table:table-cell table:style-name="ce4" table:formula="of:=[$Redistribution_central.D47]" office:value-type="float" office:value="0.395901762937048" calcext:value-type="float">
            <text:p>0.395901762937048</text:p>
          </table:table-cell>
          <table:table-cell table:style-name="ce4" table:formula="of:=[$Redistribution_central.E47]" office:value-type="float" office:value="0.445906341413219" calcext:value-type="float">
            <text:p>0.445906341413219</text:p>
          </table:table-cell>
          <table:table-cell/>
          <table:table-cell table:style-name="ce4" table:formula="of:=[$redistribution_low.B47]" office:value-type="float" office:value="0.382231131815481" calcext:value-type="float">
            <text:p>0.382231131815481</text:p>
          </table:table-cell>
          <table:table-cell table:style-name="ce4" table:formula="of:=[$redistribution_low.C47]" office:value-type="float" office:value="0.469541360487167" calcext:value-type="float">
            <text:p>0.469541360487167</text:p>
          </table:table-cell>
          <table:table-cell table:style-name="ce4" table:formula="of:=[$redistribution_low.D47]" office:value-type="float" office:value="0.398034729551371" calcext:value-type="float">
            <text:p>0.398034729551371</text:p>
          </table:table-cell>
          <table:table-cell table:style-name="ce4" table:formula="of:=[$redistribution_low.E47]" office:value-type="float" office:value="0.444401766698448" calcext:value-type="float">
            <text:p>0.444401766698448</text:p>
          </table:table-cell>
          <table:table-cell/>
          <table:table-cell table:style-name="ce4" table:formula="of:=[$Redistribution_high.B47]" office:value-type="float" office:value="0.374341777470709" calcext:value-type="float">
            <text:p>0.374341777470709</text:p>
          </table:table-cell>
          <table:table-cell table:style-name="ce4" table:formula="of:=[$Redistribution_high.C47]" office:value-type="float" office:value="0.447357656674434" calcext:value-type="float">
            <text:p>0.447357656674434</text:p>
          </table:table-cell>
          <table:table-cell table:style-name="ce4" table:formula="of:=[$Redistribution_high.D47]" office:value-type="float" office:value="0.391310084661149" calcext:value-type="float">
            <text:p>0.391310084661149</text:p>
          </table:table-cell>
          <table:table-cell table:style-name="ce4" table:formula="of:=[$Redistribution_high.E47]" office:value-type="float" office:value="0.426147460334029" calcext:value-type="float">
            <text:p>0.426147460334029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73008363158513" calcext:value-type="float">
            <text:p>0.373008363158513</text:p>
          </table:table-cell>
          <table:table-cell table:style-name="ce4" table:formula="of:=[$Redistribution_central.C48]" office:value-type="float" office:value="0.454252955403954" calcext:value-type="float">
            <text:p>0.454252955403954</text:p>
          </table:table-cell>
          <table:table-cell table:style-name="ce4" table:formula="of:=[$Redistribution_central.D48]" office:value-type="float" office:value="0.388874251162036" calcext:value-type="float">
            <text:p>0.388874251162036</text:p>
          </table:table-cell>
          <table:table-cell table:style-name="ce4" table:formula="of:=[$Redistribution_central.E48]" office:value-type="float" office:value="0.432343648376632" calcext:value-type="float">
            <text:p>0.432343648376632</text:p>
          </table:table-cell>
          <table:table-cell/>
          <table:table-cell table:style-name="ce4" table:formula="of:=[$redistribution_low.B48]" office:value-type="float" office:value="0.382408319217996" calcext:value-type="float">
            <text:p>0.382408319217996</text:p>
          </table:table-cell>
          <table:table-cell table:style-name="ce4" table:formula="of:=[$redistribution_low.C48]" office:value-type="float" office:value="0.473453705531531" calcext:value-type="float">
            <text:p>0.473453705531531</text:p>
          </table:table-cell>
          <table:table-cell table:style-name="ce4" table:formula="of:=[$redistribution_low.D48]" office:value-type="float" office:value="0.39926998417165" calcext:value-type="float">
            <text:p>0.39926998417165</text:p>
          </table:table-cell>
          <table:table-cell table:style-name="ce4" table:formula="of:=[$redistribution_low.E48]" office:value-type="float" office:value="0.446870462799495" calcext:value-type="float">
            <text:p>0.446870462799495</text:p>
          </table:table-cell>
          <table:table-cell/>
          <table:table-cell table:style-name="ce4" table:formula="of:=[$Redistribution_high.B48]" office:value-type="float" office:value="0.372723250903446" calcext:value-type="float">
            <text:p>0.372723250903446</text:p>
          </table:table-cell>
          <table:table-cell table:style-name="ce4" table:formula="of:=[$Redistribution_high.C48]" office:value-type="float" office:value="0.448001353211802" calcext:value-type="float">
            <text:p>0.448001353211802</text:p>
          </table:table-cell>
          <table:table-cell table:style-name="ce4" table:formula="of:=[$Redistribution_high.D48]" office:value-type="float" office:value="0.388530924676366" calcext:value-type="float">
            <text:p>0.388530924676366</text:p>
          </table:table-cell>
          <table:table-cell table:style-name="ce4" table:formula="of:=[$Redistribution_high.E48]" office:value-type="float" office:value="0.425844656497585" calcext:value-type="float">
            <text:p>0.425844656497585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72997628463251" calcext:value-type="float">
            <text:p>0.372997628463251</text:p>
          </table:table-cell>
          <table:table-cell table:style-name="ce4" table:formula="of:=[$Redistribution_central.C49]" office:value-type="float" office:value="0.456771745955151" calcext:value-type="float">
            <text:p>0.456771745955151</text:p>
          </table:table-cell>
          <table:table-cell table:style-name="ce4" table:formula="of:=[$Redistribution_central.D49]" office:value-type="float" office:value="0.388578961772216" calcext:value-type="float">
            <text:p>0.388578961772216</text:p>
          </table:table-cell>
          <table:table-cell table:style-name="ce4" table:formula="of:=[$Redistribution_central.E49]" office:value-type="float" office:value="0.435165684974214" calcext:value-type="float">
            <text:p>0.435165684974214</text:p>
          </table:table-cell>
          <table:table-cell/>
          <table:table-cell table:style-name="ce4" table:formula="of:=[$redistribution_low.B49]" office:value-type="float" office:value="0.383986288505952" calcext:value-type="float">
            <text:p>0.383986288505952</text:p>
          </table:table-cell>
          <table:table-cell table:style-name="ce4" table:formula="of:=[$redistribution_low.C49]" office:value-type="float" office:value="0.477286756606793" calcext:value-type="float">
            <text:p>0.477286756606793</text:p>
          </table:table-cell>
          <table:table-cell table:style-name="ce4" table:formula="of:=[$redistribution_low.D49]" office:value-type="float" office:value="0.399535507302859" calcext:value-type="float">
            <text:p>0.399535507302859</text:p>
          </table:table-cell>
          <table:table-cell table:style-name="ce4" table:formula="of:=[$redistribution_low.E49]" office:value-type="float" office:value="0.455277896149534" calcext:value-type="float">
            <text:p>0.455277896149534</text:p>
          </table:table-cell>
          <table:table-cell/>
          <table:table-cell table:style-name="ce4" table:formula="of:=[$Redistribution_high.B49]" office:value-type="float" office:value="0.370073163018184" calcext:value-type="float">
            <text:p>0.370073163018184</text:p>
          </table:table-cell>
          <table:table-cell table:style-name="ce4" table:formula="of:=[$Redistribution_high.C49]" office:value-type="float" office:value="0.449198481082958" calcext:value-type="float">
            <text:p>0.449198481082958</text:p>
          </table:table-cell>
          <table:table-cell table:style-name="ce4" table:formula="of:=[$Redistribution_high.D49]" office:value-type="float" office:value="0.386250770473649" calcext:value-type="float">
            <text:p>0.386250770473649</text:p>
          </table:table-cell>
          <table:table-cell table:style-name="ce4" table:formula="of:=[$Redistribution_high.E49]" office:value-type="float" office:value="0.427136540133314" calcext:value-type="float">
            <text:p>0.427136540133314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64267173877328" calcext:value-type="float">
            <text:p>0.364267173877328</text:p>
          </table:table-cell>
          <table:table-cell table:style-name="ce4" table:formula="of:=[$Redistribution_central.C50]" office:value-type="float" office:value="0.448446249982558" calcext:value-type="float">
            <text:p>0.448446249982558</text:p>
          </table:table-cell>
          <table:table-cell table:style-name="ce4" table:formula="of:=[$Redistribution_central.D50]" office:value-type="float" office:value="0.382129952695243" calcext:value-type="float">
            <text:p>0.382129952695243</text:p>
          </table:table-cell>
          <table:table-cell table:style-name="ce4" table:formula="of:=[$Redistribution_central.E50]" office:value-type="float" office:value="0.423501354510865" calcext:value-type="float">
            <text:p>0.423501354510865</text:p>
          </table:table-cell>
          <table:table-cell/>
          <table:table-cell table:style-name="ce4" table:formula="of:=[$redistribution_low.B50]" office:value-type="float" office:value="0.37848230972719" calcext:value-type="float">
            <text:p>0.37848230972719</text:p>
          </table:table-cell>
          <table:table-cell table:style-name="ce4" table:formula="of:=[$redistribution_low.C50]" office:value-type="float" office:value="0.47373055944653" calcext:value-type="float">
            <text:p>0.47373055944653</text:p>
          </table:table-cell>
          <table:table-cell table:style-name="ce4" table:formula="of:=[$redistribution_low.D50]" office:value-type="float" office:value="0.396702733460011" calcext:value-type="float">
            <text:p>0.396702733460011</text:p>
          </table:table-cell>
          <table:table-cell table:style-name="ce4" table:formula="of:=[$redistribution_low.E50]" office:value-type="float" office:value="0.444337159895774" calcext:value-type="float">
            <text:p>0.444337159895774</text:p>
          </table:table-cell>
          <table:table-cell/>
          <table:table-cell table:style-name="ce4" table:formula="of:=[$Redistribution_high.B50]" office:value-type="float" office:value="0.366376974196368" calcext:value-type="float">
            <text:p>0.366376974196368</text:p>
          </table:table-cell>
          <table:table-cell table:style-name="ce4" table:formula="of:=[$Redistribution_high.C50]" office:value-type="float" office:value="0.455389508162032" calcext:value-type="float">
            <text:p>0.455389508162032</text:p>
          </table:table-cell>
          <table:table-cell table:style-name="ce4" table:formula="of:=[$Redistribution_high.D50]" office:value-type="float" office:value="0.388331651756748" calcext:value-type="float">
            <text:p>0.388331651756748</text:p>
          </table:table-cell>
          <table:table-cell table:style-name="ce4" table:formula="of:=[$Redistribution_high.E50]" office:value-type="float" office:value="0.42530764040875" calcext:value-type="float">
            <text:p>0.42530764040875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69303936499634" calcext:value-type="float">
            <text:p>0.369303936499634</text:p>
          </table:table-cell>
          <table:table-cell table:style-name="ce4" table:formula="of:=[$Redistribution_central.C51]" office:value-type="float" office:value="0.455727650381142" calcext:value-type="float">
            <text:p>0.455727650381142</text:p>
          </table:table-cell>
          <table:table-cell table:style-name="ce4" table:formula="of:=[$Redistribution_central.D51]" office:value-type="float" office:value="0.383877141521884" calcext:value-type="float">
            <text:p>0.383877141521884</text:p>
          </table:table-cell>
          <table:table-cell table:style-name="ce4" table:formula="of:=[$Redistribution_central.E51]" office:value-type="float" office:value="0.437874688421216" calcext:value-type="float">
            <text:p>0.437874688421216</text:p>
          </table:table-cell>
          <table:table-cell/>
          <table:table-cell table:style-name="ce4" table:formula="of:=[$redistribution_low.B51]" office:value-type="float" office:value="0.379325897865714" calcext:value-type="float">
            <text:p>0.379325897865714</text:p>
          </table:table-cell>
          <table:table-cell table:style-name="ce4" table:formula="of:=[$redistribution_low.C51]" office:value-type="float" office:value="0.473503178830623" calcext:value-type="float">
            <text:p>0.473503178830623</text:p>
          </table:table-cell>
          <table:table-cell table:style-name="ce4" table:formula="of:=[$redistribution_low.D51]" office:value-type="float" office:value="0.395098200989466" calcext:value-type="float">
            <text:p>0.395098200989466</text:p>
          </table:table-cell>
          <table:table-cell table:style-name="ce4" table:formula="of:=[$redistribution_low.E51]" office:value-type="float" office:value="0.449069878542104" calcext:value-type="float">
            <text:p>0.449069878542104</text:p>
          </table:table-cell>
          <table:table-cell/>
          <table:table-cell table:style-name="ce4" table:formula="of:=[$Redistribution_high.B51]" office:value-type="float" office:value="0.372809108864952" calcext:value-type="float">
            <text:p>0.372809108864952</text:p>
          </table:table-cell>
          <table:table-cell table:style-name="ce4" table:formula="of:=[$Redistribution_high.C51]" office:value-type="float" office:value="0.455663647153858" calcext:value-type="float">
            <text:p>0.455663647153858</text:p>
          </table:table-cell>
          <table:table-cell table:style-name="ce4" table:formula="of:=[$Redistribution_high.D51]" office:value-type="float" office:value="0.389851021227398" calcext:value-type="float">
            <text:p>0.389851021227398</text:p>
          </table:table-cell>
          <table:table-cell table:style-name="ce4" table:formula="of:=[$Redistribution_high.E51]" office:value-type="float" office:value="0.433075518723429" calcext:value-type="float">
            <text:p>0.433075518723429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71251554630946" calcext:value-type="float">
            <text:p>0.371251554630946</text:p>
          </table:table-cell>
          <table:table-cell table:style-name="ce4" table:formula="of:=[$Redistribution_central.C52]" office:value-type="float" office:value="0.452339034457281" calcext:value-type="float">
            <text:p>0.452339034457281</text:p>
          </table:table-cell>
          <table:table-cell table:style-name="ce4" table:formula="of:=[$Redistribution_central.D52]" office:value-type="float" office:value="0.382422533675108" calcext:value-type="float">
            <text:p>0.382422533675108</text:p>
          </table:table-cell>
          <table:table-cell table:style-name="ce4" table:formula="of:=[$Redistribution_central.E52]" office:value-type="float" office:value="0.437785941016447" calcext:value-type="float">
            <text:p>0.437785941016447</text:p>
          </table:table-cell>
          <table:table-cell/>
          <table:table-cell table:style-name="ce4" table:formula="of:=[$redistribution_low.B52]" office:value-type="float" office:value="0.380191173131831" calcext:value-type="float">
            <text:p>0.380191173131831</text:p>
          </table:table-cell>
          <table:table-cell table:style-name="ce4" table:formula="of:=[$redistribution_low.C52]" office:value-type="float" office:value="0.471056254606254" calcext:value-type="float">
            <text:p>0.471056254606254</text:p>
          </table:table-cell>
          <table:table-cell table:style-name="ce4" table:formula="of:=[$redistribution_low.D52]" office:value-type="float" office:value="0.393548670739852" calcext:value-type="float">
            <text:p>0.393548670739852</text:p>
          </table:table-cell>
          <table:table-cell table:style-name="ce4" table:formula="of:=[$redistribution_low.E52]" office:value-type="float" office:value="0.448731908187069" calcext:value-type="float">
            <text:p>0.448731908187069</text:p>
          </table:table-cell>
          <table:table-cell/>
          <table:table-cell table:style-name="ce4" table:formula="of:=[$Redistribution_high.B52]" office:value-type="float" office:value="0.369863668012602" calcext:value-type="float">
            <text:p>0.369863668012602</text:p>
          </table:table-cell>
          <table:table-cell table:style-name="ce4" table:formula="of:=[$Redistribution_high.C52]" office:value-type="float" office:value="0.44826632216118" calcext:value-type="float">
            <text:p>0.44826632216118</text:p>
          </table:table-cell>
          <table:table-cell table:style-name="ce4" table:formula="of:=[$Redistribution_high.D52]" office:value-type="float" office:value="0.383380443341207" calcext:value-type="float">
            <text:p>0.383380443341207</text:p>
          </table:table-cell>
          <table:table-cell table:style-name="ce4" table:formula="of:=[$Redistribution_high.E52]" office:value-type="float" office:value="0.431236928068403" calcext:value-type="float">
            <text:p>0.431236928068403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71427670796345" calcext:value-type="float">
            <text:p>0.371427670796345</text:p>
          </table:table-cell>
          <table:table-cell table:style-name="ce4" table:formula="of:=[$Redistribution_central.C53]" office:value-type="float" office:value="0.458872128917732" calcext:value-type="float">
            <text:p>0.458872128917732</text:p>
          </table:table-cell>
          <table:table-cell table:style-name="ce4" table:formula="of:=[$Redistribution_central.D53]" office:value-type="float" office:value="0.384890628532256" calcext:value-type="float">
            <text:p>0.384890628532256</text:p>
          </table:table-cell>
          <table:table-cell table:style-name="ce4" table:formula="of:=[$Redistribution_central.E53]" office:value-type="float" office:value="0.441078921701801" calcext:value-type="float">
            <text:p>0.441078921701801</text:p>
          </table:table-cell>
          <table:table-cell/>
          <table:table-cell table:style-name="ce4" table:formula="of:=[$redistribution_low.B53]" office:value-type="float" office:value="0.380185944576741" calcext:value-type="float">
            <text:p>0.380185944576741</text:p>
          </table:table-cell>
          <table:table-cell table:style-name="ce4" table:formula="of:=[$redistribution_low.C53]" office:value-type="float" office:value="0.46451617690032" calcext:value-type="float">
            <text:p>0.46451617690032</text:p>
          </table:table-cell>
          <table:table-cell table:style-name="ce4" table:formula="of:=[$redistribution_low.D53]" office:value-type="float" office:value="0.393163492450057" calcext:value-type="float">
            <text:p>0.393163492450057</text:p>
          </table:table-cell>
          <table:table-cell table:style-name="ce4" table:formula="of:=[$redistribution_low.E53]" office:value-type="float" office:value="0.442282235161552" calcext:value-type="float">
            <text:p>0.442282235161552</text:p>
          </table:table-cell>
          <table:table-cell/>
          <table:table-cell table:style-name="ce4" table:formula="of:=[$Redistribution_high.B53]" office:value-type="float" office:value="0.368164903155097" calcext:value-type="float">
            <text:p>0.368164903155097</text:p>
          </table:table-cell>
          <table:table-cell table:style-name="ce4" table:formula="of:=[$Redistribution_high.C53]" office:value-type="float" office:value="0.451999130757564" calcext:value-type="float">
            <text:p>0.451999130757564</text:p>
          </table:table-cell>
          <table:table-cell table:style-name="ce4" table:formula="of:=[$Redistribution_high.D53]" office:value-type="float" office:value="0.383336567443547" calcext:value-type="float">
            <text:p>0.383336567443547</text:p>
          </table:table-cell>
          <table:table-cell table:style-name="ce4" table:formula="of:=[$Redistribution_high.E53]" office:value-type="float" office:value="0.429922116573275" calcext:value-type="float">
            <text:p>0.429922116573275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65327354219253" calcext:value-type="float">
            <text:p>0.365327354219253</text:p>
          </table:table-cell>
          <table:table-cell table:style-name="ce4" table:formula="of:=[$Redistribution_central.C54]" office:value-type="float" office:value="0.454984580981104" calcext:value-type="float">
            <text:p>0.454984580981104</text:p>
          </table:table-cell>
          <table:table-cell table:style-name="ce4" table:formula="of:=[$Redistribution_central.D54]" office:value-type="float" office:value="0.381595993355588" calcext:value-type="float">
            <text:p>0.381595993355588</text:p>
          </table:table-cell>
          <table:table-cell table:style-name="ce4" table:formula="of:=[$Redistribution_central.E54]" office:value-type="float" office:value="0.432673192926646" calcext:value-type="float">
            <text:p>0.432673192926646</text:p>
          </table:table-cell>
          <table:table-cell/>
          <table:table-cell table:style-name="ce4" table:formula="of:=[$redistribution_low.B54]" office:value-type="float" office:value="0.378310450027548" calcext:value-type="float">
            <text:p>0.378310450027548</text:p>
          </table:table-cell>
          <table:table-cell table:style-name="ce4" table:formula="of:=[$redistribution_low.C54]" office:value-type="float" office:value="0.473732051432946" calcext:value-type="float">
            <text:p>0.473732051432946</text:p>
          </table:table-cell>
          <table:table-cell table:style-name="ce4" table:formula="of:=[$redistribution_low.D54]" office:value-type="float" office:value="0.397991473975263" calcext:value-type="float">
            <text:p>0.397991473975263</text:p>
          </table:table-cell>
          <table:table-cell table:style-name="ce4" table:formula="of:=[$redistribution_low.E54]" office:value-type="float" office:value="0.441649027320118" calcext:value-type="float">
            <text:p>0.441649027320118</text:p>
          </table:table-cell>
          <table:table-cell/>
          <table:table-cell table:style-name="ce4" table:formula="of:=[$Redistribution_high.B54]" office:value-type="float" office:value="0.370009957124078" calcext:value-type="float">
            <text:p>0.370009957124078</text:p>
          </table:table-cell>
          <table:table-cell table:style-name="ce4" table:formula="of:=[$Redistribution_high.C54]" office:value-type="float" office:value="0.460510494143044" calcext:value-type="float">
            <text:p>0.460510494143044</text:p>
          </table:table-cell>
          <table:table-cell table:style-name="ce4" table:formula="of:=[$Redistribution_high.D54]" office:value-type="float" office:value="0.389472344568624" calcext:value-type="float">
            <text:p>0.389472344568624</text:p>
          </table:table-cell>
          <table:table-cell table:style-name="ce4" table:formula="of:=[$Redistribution_high.E54]" office:value-type="float" office:value="0.433031372839863" calcext:value-type="float">
            <text:p>0.433031372839863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66803568059077" calcext:value-type="float">
            <text:p>0.366803568059077</text:p>
          </table:table-cell>
          <table:table-cell table:style-name="ce4" table:formula="of:=[$Redistribution_central.C55]" office:value-type="float" office:value="0.445891068542199" calcext:value-type="float">
            <text:p>0.445891068542199</text:p>
          </table:table-cell>
          <table:table-cell table:style-name="ce4" table:formula="of:=[$Redistribution_central.D55]" office:value-type="float" office:value="0.379222578557243" calcext:value-type="float">
            <text:p>0.379222578557243</text:p>
          </table:table-cell>
          <table:table-cell table:style-name="ce4" table:formula="of:=[$Redistribution_central.E55]" office:value-type="float" office:value="0.430019223444343" calcext:value-type="float">
            <text:p>0.430019223444343</text:p>
          </table:table-cell>
          <table:table-cell/>
          <table:table-cell table:style-name="ce4" table:formula="of:=[$redistribution_low.B55]" office:value-type="float" office:value="0.37828467379373" calcext:value-type="float">
            <text:p>0.37828467379373</text:p>
          </table:table-cell>
          <table:table-cell table:style-name="ce4" table:formula="of:=[$redistribution_low.C55]" office:value-type="float" office:value="0.465649895809515" calcext:value-type="float">
            <text:p>0.465649895809515</text:p>
          </table:table-cell>
          <table:table-cell table:style-name="ce4" table:formula="of:=[$redistribution_low.D55]" office:value-type="float" office:value="0.393852171179193" calcext:value-type="float">
            <text:p>0.393852171179193</text:p>
          </table:table-cell>
          <table:table-cell table:style-name="ce4" table:formula="of:=[$redistribution_low.E55]" office:value-type="float" office:value="0.439168842486781" calcext:value-type="float">
            <text:p>0.439168842486781</text:p>
          </table:table-cell>
          <table:table-cell/>
          <table:table-cell table:style-name="ce4" table:formula="of:=[$Redistribution_high.B55]" office:value-type="float" office:value="0.364790230009163" calcext:value-type="float">
            <text:p>0.364790230009163</text:p>
          </table:table-cell>
          <table:table-cell table:style-name="ce4" table:formula="of:=[$Redistribution_high.C55]" office:value-type="float" office:value="0.444371458849109" calcext:value-type="float">
            <text:p>0.444371458849109</text:p>
          </table:table-cell>
          <table:table-cell table:style-name="ce4" table:formula="of:=[$Redistribution_high.D55]" office:value-type="float" office:value="0.379266689815743" calcext:value-type="float">
            <text:p>0.379266689815743</text:p>
          </table:table-cell>
          <table:table-cell table:style-name="ce4" table:formula="of:=[$Redistribution_high.E55]" office:value-type="float" office:value="0.421472181023751" calcext:value-type="float">
            <text:p>0.421472181023751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7222038682509" calcext:value-type="float">
            <text:p>0.37222038682509</text:p>
          </table:table-cell>
          <table:table-cell table:style-name="ce4" table:formula="of:=[$Redistribution_central.C56]" office:value-type="float" office:value="0.452841751434096" calcext:value-type="float">
            <text:p>0.452841751434096</text:p>
          </table:table-cell>
          <table:table-cell table:style-name="ce4" table:formula="of:=[$Redistribution_central.D56]" office:value-type="float" office:value="0.384011686348199" calcext:value-type="float">
            <text:p>0.384011686348199</text:p>
          </table:table-cell>
          <table:table-cell table:style-name="ce4" table:formula="of:=[$Redistribution_central.E56]" office:value-type="float" office:value="0.435644174528609" calcext:value-type="float">
            <text:p>0.435644174528609</text:p>
          </table:table-cell>
          <table:table-cell/>
          <table:table-cell table:style-name="ce4" table:formula="of:=[$redistribution_low.B56]" office:value-type="float" office:value="0.376075885179888" calcext:value-type="float">
            <text:p>0.376075885179888</text:p>
          </table:table-cell>
          <table:table-cell table:style-name="ce4" table:formula="of:=[$redistribution_low.C56]" office:value-type="float" office:value="0.461483955610032" calcext:value-type="float">
            <text:p>0.461483955610032</text:p>
          </table:table-cell>
          <table:table-cell table:style-name="ce4" table:formula="of:=[$redistribution_low.D56]" office:value-type="float" office:value="0.38838874074191" calcext:value-type="float">
            <text:p>0.38838874074191</text:p>
          </table:table-cell>
          <table:table-cell table:style-name="ce4" table:formula="of:=[$redistribution_low.E56]" office:value-type="float" office:value="0.439707579101691" calcext:value-type="float">
            <text:p>0.439707579101691</text:p>
          </table:table-cell>
          <table:table-cell/>
          <table:table-cell table:style-name="ce4" table:formula="of:=[$Redistribution_high.B56]" office:value-type="float" office:value="0.365594018090421" calcext:value-type="float">
            <text:p>0.365594018090421</text:p>
          </table:table-cell>
          <table:table-cell table:style-name="ce4" table:formula="of:=[$Redistribution_high.C56]" office:value-type="float" office:value="0.441793729700801" calcext:value-type="float">
            <text:p>0.441793729700801</text:p>
          </table:table-cell>
          <table:table-cell table:style-name="ce4" table:formula="of:=[$Redistribution_high.D56]" office:value-type="float" office:value="0.3787208893543" calcext:value-type="float">
            <text:p>0.3787208893543</text:p>
          </table:table-cell>
          <table:table-cell table:style-name="ce4" table:formula="of:=[$Redistribution_high.E56]" office:value-type="float" office:value="0.421751264544286" calcext:value-type="float">
            <text:p>0.421751264544286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71276993513428" calcext:value-type="float">
            <text:p>0.371276993513428</text:p>
          </table:table-cell>
          <table:table-cell table:style-name="ce4" table:formula="of:=[$Redistribution_central.C57]" office:value-type="float" office:value="0.454647201947999" calcext:value-type="float">
            <text:p>0.454647201947999</text:p>
          </table:table-cell>
          <table:table-cell table:style-name="ce4" table:formula="of:=[$Redistribution_central.D57]" office:value-type="float" office:value="0.383794225547286" calcext:value-type="float">
            <text:p>0.383794225547286</text:p>
          </table:table-cell>
          <table:table-cell table:style-name="ce4" table:formula="of:=[$Redistribution_central.E57]" office:value-type="float" office:value="0.437867193403961" calcext:value-type="float">
            <text:p>0.437867193403961</text:p>
          </table:table-cell>
          <table:table-cell/>
          <table:table-cell table:style-name="ce4" table:formula="of:=[$redistribution_low.B57]" office:value-type="float" office:value="0.37400853148869" calcext:value-type="float">
            <text:p>0.37400853148869</text:p>
          </table:table-cell>
          <table:table-cell table:style-name="ce4" table:formula="of:=[$redistribution_low.C57]" office:value-type="float" office:value="0.460253414566225" calcext:value-type="float">
            <text:p>0.460253414566225</text:p>
          </table:table-cell>
          <table:table-cell table:style-name="ce4" table:formula="of:=[$redistribution_low.D57]" office:value-type="float" office:value="0.386975973418214" calcext:value-type="float">
            <text:p>0.386975973418214</text:p>
          </table:table-cell>
          <table:table-cell table:style-name="ce4" table:formula="of:=[$redistribution_low.E57]" office:value-type="float" office:value="0.438058190471595" calcext:value-type="float">
            <text:p>0.438058190471595</text:p>
          </table:table-cell>
          <table:table-cell/>
          <table:table-cell table:style-name="ce4" table:formula="of:=[$Redistribution_high.B57]" office:value-type="float" office:value="0.362659212307989" calcext:value-type="float">
            <text:p>0.362659212307989</text:p>
          </table:table-cell>
          <table:table-cell table:style-name="ce4" table:formula="of:=[$Redistribution_high.C57]" office:value-type="float" office:value="0.438472846619546" calcext:value-type="float">
            <text:p>0.438472846619546</text:p>
          </table:table-cell>
          <table:table-cell table:style-name="ce4" table:formula="of:=[$Redistribution_high.D57]" office:value-type="float" office:value="0.376525897572983" calcext:value-type="float">
            <text:p>0.376525897572983</text:p>
          </table:table-cell>
          <table:table-cell table:style-name="ce4" table:formula="of:=[$Redistribution_high.E57]" office:value-type="float" office:value="0.419294194839017" calcext:value-type="float">
            <text:p>0.419294194839017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71468421509995" calcext:value-type="float">
            <text:p>0.371468421509995</text:p>
          </table:table-cell>
          <table:table-cell table:style-name="ce4" table:formula="of:=[$Redistribution_central.C58]" office:value-type="float" office:value="0.454810812436093" calcext:value-type="float">
            <text:p>0.454810812436093</text:p>
          </table:table-cell>
          <table:table-cell table:style-name="ce4" table:formula="of:=[$Redistribution_central.D58]" office:value-type="float" office:value="0.385387815817658" calcext:value-type="float">
            <text:p>0.385387815817658</text:p>
          </table:table-cell>
          <table:table-cell table:style-name="ce4" table:formula="of:=[$Redistribution_central.E58]" office:value-type="float" office:value="0.435913584635401" calcext:value-type="float">
            <text:p>0.435913584635401</text:p>
          </table:table-cell>
          <table:table-cell/>
          <table:table-cell table:style-name="ce4" table:formula="of:=[$redistribution_low.B58]" office:value-type="float" office:value="0.367514580612334" calcext:value-type="float">
            <text:p>0.367514580612334</text:p>
          </table:table-cell>
          <table:table-cell table:style-name="ce4" table:formula="of:=[$redistribution_low.C58]" office:value-type="float" office:value="0.459170301617808" calcext:value-type="float">
            <text:p>0.459170301617808</text:p>
          </table:table-cell>
          <table:table-cell table:style-name="ce4" table:formula="of:=[$redistribution_low.D58]" office:value-type="float" office:value="0.383388088212906" calcext:value-type="float">
            <text:p>0.383388088212906</text:p>
          </table:table-cell>
          <table:table-cell table:style-name="ce4" table:formula="of:=[$redistribution_low.E58]" office:value-type="float" office:value="0.432080500335582" calcext:value-type="float">
            <text:p>0.432080500335582</text:p>
          </table:table-cell>
          <table:table-cell/>
          <table:table-cell table:style-name="ce4" table:formula="of:=[$Redistribution_high.B58]" office:value-type="float" office:value="0.360933238765782" calcext:value-type="float">
            <text:p>0.360933238765782</text:p>
          </table:table-cell>
          <table:table-cell table:style-name="ce4" table:formula="of:=[$Redistribution_high.C58]" office:value-type="float" office:value="0.44091567193744" calcext:value-type="float">
            <text:p>0.44091567193744</text:p>
          </table:table-cell>
          <table:table-cell table:style-name="ce4" table:formula="of:=[$Redistribution_high.D58]" office:value-type="float" office:value="0.376116095603945" calcext:value-type="float">
            <text:p>0.376116095603945</text:p>
          </table:table-cell>
          <table:table-cell table:style-name="ce4" table:formula="of:=[$Redistribution_high.E58]" office:value-type="float" office:value="0.4185778280487" calcext:value-type="float">
            <text:p>0.4185778280487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69899646349126" calcext:value-type="float">
            <text:p>0.369899646349126</text:p>
          </table:table-cell>
          <table:table-cell table:style-name="ce4" table:formula="of:=[$Redistribution_central.C59]" office:value-type="float" office:value="0.449090242680789" calcext:value-type="float">
            <text:p>0.449090242680789</text:p>
          </table:table-cell>
          <table:table-cell table:style-name="ce4" table:formula="of:=[$Redistribution_central.D59]" office:value-type="float" office:value="0.38088205176264" calcext:value-type="float">
            <text:p>0.38088205176264</text:p>
          </table:table-cell>
          <table:table-cell table:style-name="ce4" table:formula="of:=[$Redistribution_central.E59]" office:value-type="float" office:value="0.433834792125353" calcext:value-type="float">
            <text:p>0.433834792125353</text:p>
          </table:table-cell>
          <table:table-cell/>
          <table:table-cell table:style-name="ce4" table:formula="of:=[$redistribution_low.B59]" office:value-type="float" office:value="0.374354642360213" calcext:value-type="float">
            <text:p>0.374354642360213</text:p>
          </table:table-cell>
          <table:table-cell table:style-name="ce4" table:formula="of:=[$redistribution_low.C59]" office:value-type="float" office:value="0.465028702435559" calcext:value-type="float">
            <text:p>0.465028702435559</text:p>
          </table:table-cell>
          <table:table-cell table:style-name="ce4" table:formula="of:=[$redistribution_low.D59]" office:value-type="float" office:value="0.389176340660358" calcext:value-type="float">
            <text:p>0.389176340660358</text:p>
          </table:table-cell>
          <table:table-cell table:style-name="ce4" table:formula="of:=[$redistribution_low.E59]" office:value-type="float" office:value="0.44000759207432" calcext:value-type="float">
            <text:p>0.44000759207432</text:p>
          </table:table-cell>
          <table:table-cell/>
          <table:table-cell table:style-name="ce4" table:formula="of:=[$Redistribution_high.B59]" office:value-type="float" office:value="0.364471219994686" calcext:value-type="float">
            <text:p>0.364471219994686</text:p>
          </table:table-cell>
          <table:table-cell table:style-name="ce4" table:formula="of:=[$Redistribution_high.C59]" office:value-type="float" office:value="0.445251872765015" calcext:value-type="float">
            <text:p>0.445251872765015</text:p>
          </table:table-cell>
          <table:table-cell table:style-name="ce4" table:formula="of:=[$Redistribution_high.D59]" office:value-type="float" office:value="0.377658557846276" calcext:value-type="float">
            <text:p>0.377658557846276</text:p>
          </table:table-cell>
          <table:table-cell table:style-name="ce4" table:formula="of:=[$Redistribution_high.E59]" office:value-type="float" office:value="0.425505388052013" calcext:value-type="float">
            <text:p>0.425505388052013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71304565791682" calcext:value-type="float">
            <text:p>0.371304565791682</text:p>
          </table:table-cell>
          <table:table-cell table:style-name="ce4" table:formula="of:=[$Redistribution_central.C60]" office:value-type="float" office:value="0.44784605035514" calcext:value-type="float">
            <text:p>0.44784605035514</text:p>
          </table:table-cell>
          <table:table-cell table:style-name="ce4" table:formula="of:=[$Redistribution_central.D60]" office:value-type="float" office:value="0.379835481151387" calcext:value-type="float">
            <text:p>0.379835481151387</text:p>
          </table:table-cell>
          <table:table-cell table:style-name="ce4" table:formula="of:=[$Redistribution_central.E60]" office:value-type="float" office:value="0.436393990188835" calcext:value-type="float">
            <text:p>0.436393990188835</text:p>
          </table:table-cell>
          <table:table-cell/>
          <table:table-cell table:style-name="ce4" table:formula="of:=[$redistribution_low.B60]" office:value-type="float" office:value="0.377237472065612" calcext:value-type="float">
            <text:p>0.377237472065612</text:p>
          </table:table-cell>
          <table:table-cell table:style-name="ce4" table:formula="of:=[$redistribution_low.C60]" office:value-type="float" office:value="0.470715841581239" calcext:value-type="float">
            <text:p>0.470715841581239</text:p>
          </table:table-cell>
          <table:table-cell table:style-name="ce4" table:formula="of:=[$redistribution_low.D60]" office:value-type="float" office:value="0.390727386820883" calcext:value-type="float">
            <text:p>0.390727386820883</text:p>
          </table:table-cell>
          <table:table-cell table:style-name="ce4" table:formula="of:=[$redistribution_low.E60]" office:value-type="float" office:value="0.448575881029803" calcext:value-type="float">
            <text:p>0.448575881029803</text:p>
          </table:table-cell>
          <table:table-cell/>
          <table:table-cell table:style-name="ce4" table:formula="of:=[$Redistribution_high.B60]" office:value-type="float" office:value="0.366685291422057" calcext:value-type="float">
            <text:p>0.366685291422057</text:p>
          </table:table-cell>
          <table:table-cell table:style-name="ce4" table:formula="of:=[$Redistribution_high.C60]" office:value-type="float" office:value="0.446612299775798" calcext:value-type="float">
            <text:p>0.446612299775798</text:p>
          </table:table-cell>
          <table:table-cell table:style-name="ce4" table:formula="of:=[$Redistribution_high.D60]" office:value-type="float" office:value="0.377766286959573" calcext:value-type="float">
            <text:p>0.377766286959573</text:p>
          </table:table-cell>
          <table:table-cell table:style-name="ce4" table:formula="of:=[$Redistribution_high.E60]" office:value-type="float" office:value="0.428144006174285" calcext:value-type="float">
            <text:p>0.428144006174285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68043179387221" calcext:value-type="float">
            <text:p>0.368043179387221</text:p>
          </table:table-cell>
          <table:table-cell table:style-name="ce4" table:formula="of:=[$Redistribution_central.C61]" office:value-type="float" office:value="0.447373729142665" calcext:value-type="float">
            <text:p>0.447373729142665</text:p>
          </table:table-cell>
          <table:table-cell table:style-name="ce4" table:formula="of:=[$Redistribution_central.D61]" office:value-type="float" office:value="0.377644690003862" calcext:value-type="float">
            <text:p>0.377644690003862</text:p>
          </table:table-cell>
          <table:table-cell table:style-name="ce4" table:formula="of:=[$Redistribution_central.E61]" office:value-type="float" office:value="0.433615697295937" calcext:value-type="float">
            <text:p>0.433615697295937</text:p>
          </table:table-cell>
          <table:table-cell/>
          <table:table-cell table:style-name="ce4" table:formula="of:=[$redistribution_low.B61]" office:value-type="float" office:value="0.3742562377336" calcext:value-type="float">
            <text:p>0.3742562377336</text:p>
          </table:table-cell>
          <table:table-cell table:style-name="ce4" table:formula="of:=[$redistribution_low.C61]" office:value-type="float" office:value="0.464887272628641" calcext:value-type="float">
            <text:p>0.464887272628641</text:p>
          </table:table-cell>
          <table:table-cell table:style-name="ce4" table:formula="of:=[$redistribution_low.D61]" office:value-type="float" office:value="0.386686687824217" calcext:value-type="float">
            <text:p>0.386686687824217</text:p>
          </table:table-cell>
          <table:table-cell table:style-name="ce4" table:formula="of:=[$redistribution_low.E61]" office:value-type="float" office:value="0.443733350459033" calcext:value-type="float">
            <text:p>0.443733350459033</text:p>
          </table:table-cell>
          <table:table-cell/>
          <table:table-cell table:style-name="ce4" table:formula="of:=[$Redistribution_high.B61]" office:value-type="float" office:value="0.360473167393646" calcext:value-type="float">
            <text:p>0.360473167393646</text:p>
          </table:table-cell>
          <table:table-cell table:style-name="ce4" table:formula="of:=[$Redistribution_high.C61]" office:value-type="float" office:value="0.437807811221486" calcext:value-type="float">
            <text:p>0.437807811221486</text:p>
          </table:table-cell>
          <table:table-cell table:style-name="ce4" table:formula="of:=[$Redistribution_high.D61]" office:value-type="float" office:value="0.371485113298191" calcext:value-type="float">
            <text:p>0.371485113298191</text:p>
          </table:table-cell>
          <table:table-cell table:style-name="ce4" table:formula="of:=[$Redistribution_high.E61]" office:value-type="float" office:value="0.419169141944267" calcext:value-type="float">
            <text:p>0.419169141944267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66675877515063" calcext:value-type="float">
            <text:p>0.366675877515063</text:p>
          </table:table-cell>
          <table:table-cell table:style-name="ce4" table:formula="of:=[$Redistribution_central.C62]" office:value-type="float" office:value="0.445968505324699" calcext:value-type="float">
            <text:p>0.445968505324699</text:p>
          </table:table-cell>
          <table:table-cell table:style-name="ce4" table:formula="of:=[$Redistribution_central.D62]" office:value-type="float" office:value="0.378393834084773" calcext:value-type="float">
            <text:p>0.378393834084773</text:p>
          </table:table-cell>
          <table:table-cell table:style-name="ce4" table:formula="of:=[$Redistribution_central.E62]" office:value-type="float" office:value="0.428630175475142" calcext:value-type="float">
            <text:p>0.428630175475142</text:p>
          </table:table-cell>
          <table:table-cell/>
          <table:table-cell table:style-name="ce4" table:formula="of:=[$redistribution_low.B62]" office:value-type="float" office:value="0.365064263768394" calcext:value-type="float">
            <text:p>0.365064263768394</text:p>
          </table:table-cell>
          <table:table-cell table:style-name="ce4" table:formula="of:=[$redistribution_low.C62]" office:value-type="float" office:value="0.452955723470865" calcext:value-type="float">
            <text:p>0.452955723470865</text:p>
          </table:table-cell>
          <table:table-cell table:style-name="ce4" table:formula="of:=[$redistribution_low.D62]" office:value-type="float" office:value="0.378761194712603" calcext:value-type="float">
            <text:p>0.378761194712603</text:p>
          </table:table-cell>
          <table:table-cell table:style-name="ce4" table:formula="of:=[$redistribution_low.E62]" office:value-type="float" office:value="0.429539932691987" calcext:value-type="float">
            <text:p>0.429539932691987</text:p>
          </table:table-cell>
          <table:table-cell/>
          <table:table-cell table:style-name="ce4" table:formula="of:=[$Redistribution_high.B62]" office:value-type="float" office:value="0.358770278494425" calcext:value-type="float">
            <text:p>0.358770278494425</text:p>
          </table:table-cell>
          <table:table-cell table:style-name="ce4" table:formula="of:=[$Redistribution_high.C62]" office:value-type="float" office:value="0.439100125832051" calcext:value-type="float">
            <text:p>0.439100125832051</text:p>
          </table:table-cell>
          <table:table-cell table:style-name="ce4" table:formula="of:=[$Redistribution_high.D62]" office:value-type="float" office:value="0.373785571021208" calcext:value-type="float">
            <text:p>0.373785571021208</text:p>
          </table:table-cell>
          <table:table-cell table:style-name="ce4" table:formula="of:=[$Redistribution_high.E62]" office:value-type="float" office:value="0.415688885453285" calcext:value-type="float">
            <text:p>0.415688885453285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67159166515629" calcext:value-type="float">
            <text:p>0.367159166515629</text:p>
          </table:table-cell>
          <table:table-cell table:style-name="ce4" table:formula="of:=[$Redistribution_central.C63]" office:value-type="float" office:value="0.440802460689928" calcext:value-type="float">
            <text:p>0.440802460689928</text:p>
          </table:table-cell>
          <table:table-cell table:style-name="ce4" table:formula="of:=[$Redistribution_central.D63]" office:value-type="float" office:value="0.375743007749963" calcext:value-type="float">
            <text:p>0.375743007749963</text:p>
          </table:table-cell>
          <table:table-cell table:style-name="ce4" table:formula="of:=[$Redistribution_central.E63]" office:value-type="float" office:value="0.428055649790516" calcext:value-type="float">
            <text:p>0.428055649790516</text:p>
          </table:table-cell>
          <table:table-cell/>
          <table:table-cell table:style-name="ce4" table:formula="of:=[$redistribution_low.B63]" office:value-type="float" office:value="0.375074355961949" calcext:value-type="float">
            <text:p>0.375074355961949</text:p>
          </table:table-cell>
          <table:table-cell table:style-name="ce4" table:formula="of:=[$redistribution_low.C63]" office:value-type="float" office:value="0.453942416706953" calcext:value-type="float">
            <text:p>0.453942416706953</text:p>
          </table:table-cell>
          <table:table-cell table:style-name="ce4" table:formula="of:=[$redistribution_low.D63]" office:value-type="float" office:value="0.384716626836383" calcext:value-type="float">
            <text:p>0.384716626836383</text:p>
          </table:table-cell>
          <table:table-cell table:style-name="ce4" table:formula="of:=[$redistribution_low.E63]" office:value-type="float" office:value="0.437203181355909" calcext:value-type="float">
            <text:p>0.437203181355909</text:p>
          </table:table-cell>
          <table:table-cell/>
          <table:table-cell table:style-name="ce4" table:formula="of:=[$Redistribution_high.B63]" office:value-type="float" office:value="0.362747931069342" calcext:value-type="float">
            <text:p>0.362747931069342</text:p>
          </table:table-cell>
          <table:table-cell table:style-name="ce4" table:formula="of:=[$Redistribution_high.C63]" office:value-type="float" office:value="0.442714844002367" calcext:value-type="float">
            <text:p>0.442714844002367</text:p>
          </table:table-cell>
          <table:table-cell table:style-name="ce4" table:formula="of:=[$Redistribution_high.D63]" office:value-type="float" office:value="0.374048548153502" calcext:value-type="float">
            <text:p>0.374048548153502</text:p>
          </table:table-cell>
          <table:table-cell table:style-name="ce4" table:formula="of:=[$Redistribution_high.E63]" office:value-type="float" office:value="0.423734644705558" calcext:value-type="float">
            <text:p>0.423734644705558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68259536732999" calcext:value-type="float">
            <text:p>0.368259536732999</text:p>
          </table:table-cell>
          <table:table-cell table:style-name="ce4" table:formula="of:=[$Redistribution_central.C64]" office:value-type="float" office:value="0.446255686878089" calcext:value-type="float">
            <text:p>0.446255686878089</text:p>
          </table:table-cell>
          <table:table-cell table:style-name="ce4" table:formula="of:=[$Redistribution_central.D64]" office:value-type="float" office:value="0.376525651996897" calcext:value-type="float">
            <text:p>0.376525651996897</text:p>
          </table:table-cell>
          <table:table-cell table:style-name="ce4" table:formula="of:=[$Redistribution_central.E64]" office:value-type="float" office:value="0.433965628608763" calcext:value-type="float">
            <text:p>0.433965628608763</text:p>
          </table:table-cell>
          <table:table-cell/>
          <table:table-cell table:style-name="ce4" table:formula="of:=[$redistribution_low.B64]" office:value-type="float" office:value="0.364361163292891" calcext:value-type="float">
            <text:p>0.364361163292891</text:p>
          </table:table-cell>
          <table:table-cell table:style-name="ce4" table:formula="of:=[$redistribution_low.C64]" office:value-type="float" office:value="0.44542172516529" calcext:value-type="float">
            <text:p>0.44542172516529</text:p>
          </table:table-cell>
          <table:table-cell table:style-name="ce4" table:formula="of:=[$redistribution_low.D64]" office:value-type="float" office:value="0.374775434044269" calcext:value-type="float">
            <text:p>0.374775434044269</text:p>
          </table:table-cell>
          <table:table-cell table:style-name="ce4" table:formula="of:=[$redistribution_low.E64]" office:value-type="float" office:value="0.426447850060302" calcext:value-type="float">
            <text:p>0.426447850060302</text:p>
          </table:table-cell>
          <table:table-cell/>
          <table:table-cell table:style-name="ce4" table:formula="of:=[$Redistribution_high.B64]" office:value-type="float" office:value="0.361779053150598" calcext:value-type="float">
            <text:p>0.361779053150598</text:p>
          </table:table-cell>
          <table:table-cell table:style-name="ce4" table:formula="of:=[$Redistribution_high.C64]" office:value-type="float" office:value="0.438511577366188" calcext:value-type="float">
            <text:p>0.438511577366188</text:p>
          </table:table-cell>
          <table:table-cell table:style-name="ce4" table:formula="of:=[$Redistribution_high.D64]" office:value-type="float" office:value="0.371880605195152" calcext:value-type="float">
            <text:p>0.371880605195152</text:p>
          </table:table-cell>
          <table:table-cell table:style-name="ce4" table:formula="of:=[$Redistribution_high.E64]" office:value-type="float" office:value="0.421321958646063" calcext:value-type="float">
            <text:p>0.421321958646063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2102529516596" calcext:value-type="float">
            <text:p>0.372102529516596</text:p>
          </table:table-cell>
          <table:table-cell table:style-name="ce4" table:formula="of:=[$Redistribution_central.C65]" office:value-type="float" office:value="0.448241121898511" calcext:value-type="float">
            <text:p>0.448241121898511</text:p>
          </table:table-cell>
          <table:table-cell table:style-name="ce4" table:formula="of:=[$Redistribution_central.D65]" office:value-type="float" office:value="0.380076097466869" calcext:value-type="float">
            <text:p>0.380076097466869</text:p>
          </table:table-cell>
          <table:table-cell table:style-name="ce4" table:formula="of:=[$Redistribution_central.E65]" office:value-type="float" office:value="0.437894209144632" calcext:value-type="float">
            <text:p>0.437894209144632</text:p>
          </table:table-cell>
          <table:table-cell/>
          <table:table-cell table:style-name="ce4" table:formula="of:=[$redistribution_low.B65]" office:value-type="float" office:value="0.365777618351454" calcext:value-type="float">
            <text:p>0.365777618351454</text:p>
          </table:table-cell>
          <table:table-cell table:style-name="ce4" table:formula="of:=[$redistribution_low.C65]" office:value-type="float" office:value="0.448999639485867" calcext:value-type="float">
            <text:p>0.448999639485867</text:p>
          </table:table-cell>
          <table:table-cell table:style-name="ce4" table:formula="of:=[$redistribution_low.D65]" office:value-type="float" office:value="0.377424084310949" calcext:value-type="float">
            <text:p>0.377424084310949</text:p>
          </table:table-cell>
          <table:table-cell table:style-name="ce4" table:formula="of:=[$redistribution_low.E65]" office:value-type="float" office:value="0.428612319201802" calcext:value-type="float">
            <text:p>0.428612319201802</text:p>
          </table:table-cell>
          <table:table-cell/>
          <table:table-cell table:style-name="ce4" table:formula="of:=[$Redistribution_high.B65]" office:value-type="float" office:value="0.363004294154312" calcext:value-type="float">
            <text:p>0.363004294154312</text:p>
          </table:table-cell>
          <table:table-cell table:style-name="ce4" table:formula="of:=[$Redistribution_high.C65]" office:value-type="float" office:value="0.444036917647381" calcext:value-type="float">
            <text:p>0.444036917647381</text:p>
          </table:table-cell>
          <table:table-cell table:style-name="ce4" table:formula="of:=[$Redistribution_high.D65]" office:value-type="float" office:value="0.372226096594179" calcext:value-type="float">
            <text:p>0.372226096594179</text:p>
          </table:table-cell>
          <table:table-cell table:style-name="ce4" table:formula="of:=[$Redistribution_high.E65]" office:value-type="float" office:value="0.428812137641534" calcext:value-type="float">
            <text:p>0.428812137641534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6491169480547" calcext:value-type="float">
            <text:p>0.36491169480547</text:p>
          </table:table-cell>
          <table:table-cell table:style-name="ce4" table:formula="of:=[$Redistribution_central.C66]" office:value-type="float" office:value="0.449359708018029" calcext:value-type="float">
            <text:p>0.449359708018029</text:p>
          </table:table-cell>
          <table:table-cell table:style-name="ce4" table:formula="of:=[$Redistribution_central.D66]" office:value-type="float" office:value="0.375154358156173" calcext:value-type="float">
            <text:p>0.375154358156173</text:p>
          </table:table-cell>
          <table:table-cell table:style-name="ce4" table:formula="of:=[$Redistribution_central.E66]" office:value-type="float" office:value="0.435112595069427" calcext:value-type="float">
            <text:p>0.435112595069427</text:p>
          </table:table-cell>
          <table:table-cell/>
          <table:table-cell table:style-name="ce4" table:formula="of:=[$redistribution_low.B66]" office:value-type="float" office:value="0.364649290582878" calcext:value-type="float">
            <text:p>0.364649290582878</text:p>
          </table:table-cell>
          <table:table-cell table:style-name="ce4" table:formula="of:=[$redistribution_low.C66]" office:value-type="float" office:value="0.446496034161889" calcext:value-type="float">
            <text:p>0.446496034161889</text:p>
          </table:table-cell>
          <table:table-cell table:style-name="ce4" table:formula="of:=[$redistribution_low.D66]" office:value-type="float" office:value="0.375492204430999" calcext:value-type="float">
            <text:p>0.375492204430999</text:p>
          </table:table-cell>
          <table:table-cell table:style-name="ce4" table:formula="of:=[$redistribution_low.E66]" office:value-type="float" office:value="0.427158127479405" calcext:value-type="float">
            <text:p>0.427158127479405</text:p>
          </table:table-cell>
          <table:table-cell/>
          <table:table-cell table:style-name="ce4" table:formula="of:=[$Redistribution_high.B66]" office:value-type="float" office:value="0.360082234975007" calcext:value-type="float">
            <text:p>0.360082234975007</text:p>
          </table:table-cell>
          <table:table-cell table:style-name="ce4" table:formula="of:=[$Redistribution_high.C66]" office:value-type="float" office:value="0.443322392532294" calcext:value-type="float">
            <text:p>0.443322392532294</text:p>
          </table:table-cell>
          <table:table-cell table:style-name="ce4" table:formula="of:=[$Redistribution_high.D66]" office:value-type="float" office:value="0.371505879046362" calcext:value-type="float">
            <text:p>0.371505879046362</text:p>
          </table:table-cell>
          <table:table-cell table:style-name="ce4" table:formula="of:=[$Redistribution_high.E66]" office:value-type="float" office:value="0.424487725358141" calcext:value-type="float">
            <text:p>0.424487725358141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71701163602024" calcext:value-type="float">
            <text:p>0.371701163602024</text:p>
          </table:table-cell>
          <table:table-cell table:style-name="ce4" table:formula="of:=[$Redistribution_central.C67]" office:value-type="float" office:value="0.445671253457281" calcext:value-type="float">
            <text:p>0.445671253457281</text:p>
          </table:table-cell>
          <table:table-cell table:style-name="ce4" table:formula="of:=[$Redistribution_central.D67]" office:value-type="float" office:value="0.376489931398687" calcext:value-type="float">
            <text:p>0.376489931398687</text:p>
          </table:table-cell>
          <table:table-cell table:style-name="ce4" table:formula="of:=[$Redistribution_central.E67]" office:value-type="float" office:value="0.438965355629344" calcext:value-type="float">
            <text:p>0.438965355629344</text:p>
          </table:table-cell>
          <table:table-cell/>
          <table:table-cell table:style-name="ce4" table:formula="of:=[$redistribution_low.B67]" office:value-type="float" office:value="0.365178661066996" calcext:value-type="float">
            <text:p>0.365178661066996</text:p>
          </table:table-cell>
          <table:table-cell table:style-name="ce4" table:formula="of:=[$redistribution_low.C67]" office:value-type="float" office:value="0.443676909878604" calcext:value-type="float">
            <text:p>0.443676909878604</text:p>
          </table:table-cell>
          <table:table-cell table:style-name="ce4" table:formula="of:=[$redistribution_low.D67]" office:value-type="float" office:value="0.373727884062423" calcext:value-type="float">
            <text:p>0.373727884062423</text:p>
          </table:table-cell>
          <table:table-cell table:style-name="ce4" table:formula="of:=[$redistribution_low.E67]" office:value-type="float" office:value="0.429083675688505" calcext:value-type="float">
            <text:p>0.429083675688505</text:p>
          </table:table-cell>
          <table:table-cell/>
          <table:table-cell table:style-name="ce4" table:formula="of:=[$Redistribution_high.B67]" office:value-type="float" office:value="0.368460617988607" calcext:value-type="float">
            <text:p>0.368460617988607</text:p>
          </table:table-cell>
          <table:table-cell table:style-name="ce4" table:formula="of:=[$Redistribution_high.C67]" office:value-type="float" office:value="0.456125058515984" calcext:value-type="float">
            <text:p>0.456125058515984</text:p>
          </table:table-cell>
          <table:table-cell table:style-name="ce4" table:formula="of:=[$Redistribution_high.D67]" office:value-type="float" office:value="0.377629651714643" calcext:value-type="float">
            <text:p>0.377629651714643</text:p>
          </table:table-cell>
          <table:table-cell table:style-name="ce4" table:formula="of:=[$Redistribution_high.E67]" office:value-type="float" office:value="0.441344218661798" calcext:value-type="float">
            <text:p>0.441344218661798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66223824799055" calcext:value-type="float">
            <text:p>0.366223824799055</text:p>
          </table:table-cell>
          <table:table-cell table:style-name="ce4" table:formula="of:=[$Redistribution_central.C68]" office:value-type="float" office:value="0.444209165574394" calcext:value-type="float">
            <text:p>0.444209165574394</text:p>
          </table:table-cell>
          <table:table-cell table:style-name="ce4" table:formula="of:=[$Redistribution_central.D68]" office:value-type="float" office:value="0.374960922521365" calcext:value-type="float">
            <text:p>0.374960922521365</text:p>
          </table:table-cell>
          <table:table-cell table:style-name="ce4" table:formula="of:=[$Redistribution_central.E68]" office:value-type="float" office:value="0.432938094085773" calcext:value-type="float">
            <text:p>0.432938094085773</text:p>
          </table:table-cell>
          <table:table-cell/>
          <table:table-cell table:style-name="ce4" table:formula="of:=[$redistribution_low.B68]" office:value-type="float" office:value="0.371886732251412" calcext:value-type="float">
            <text:p>0.371886732251412</text:p>
          </table:table-cell>
          <table:table-cell table:style-name="ce4" table:formula="of:=[$redistribution_low.C68]" office:value-type="float" office:value="0.451540598698217" calcext:value-type="float">
            <text:p>0.451540598698217</text:p>
          </table:table-cell>
          <table:table-cell table:style-name="ce4" table:formula="of:=[$redistribution_low.D68]" office:value-type="float" office:value="0.381294456942759" calcext:value-type="float">
            <text:p>0.381294456942759</text:p>
          </table:table-cell>
          <table:table-cell table:style-name="ce4" table:formula="of:=[$redistribution_low.E68]" office:value-type="float" office:value="0.436183176731307" calcext:value-type="float">
            <text:p>0.436183176731307</text:p>
          </table:table-cell>
          <table:table-cell/>
          <table:table-cell table:style-name="ce4" table:formula="of:=[$Redistribution_high.B68]" office:value-type="float" office:value="0.369701242621978" calcext:value-type="float">
            <text:p>0.369701242621978</text:p>
          </table:table-cell>
          <table:table-cell table:style-name="ce4" table:formula="of:=[$Redistribution_high.C68]" office:value-type="float" office:value="0.453890628367268" calcext:value-type="float">
            <text:p>0.453890628367268</text:p>
          </table:table-cell>
          <table:table-cell table:style-name="ce4" table:formula="of:=[$Redistribution_high.D68]" office:value-type="float" office:value="0.378369338061753" calcext:value-type="float">
            <text:p>0.378369338061753</text:p>
          </table:table-cell>
          <table:table-cell table:style-name="ce4" table:formula="of:=[$Redistribution_high.E68]" office:value-type="float" office:value="0.440240348217086" calcext:value-type="float">
            <text:p>0.440240348217086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62767136992767" calcext:value-type="float">
            <text:p>0.362767136992767</text:p>
          </table:table-cell>
          <table:table-cell table:style-name="ce4" table:formula="of:=[$Redistribution_central.C69]" office:value-type="float" office:value="0.434427964272208" calcext:value-type="float">
            <text:p>0.434427964272208</text:p>
          </table:table-cell>
          <table:table-cell table:style-name="ce4" table:formula="of:=[$Redistribution_central.D69]" office:value-type="float" office:value="0.369580660660883" calcext:value-type="float">
            <text:p>0.369580660660883</text:p>
          </table:table-cell>
          <table:table-cell table:style-name="ce4" table:formula="of:=[$Redistribution_central.E69]" office:value-type="float" office:value="0.427006246385532" calcext:value-type="float">
            <text:p>0.427006246385532</text:p>
          </table:table-cell>
          <table:table-cell/>
          <table:table-cell table:style-name="ce4" table:formula="of:=[$redistribution_low.B69]" office:value-type="float" office:value="0.372499685092593" calcext:value-type="float">
            <text:p>0.372499685092593</text:p>
          </table:table-cell>
          <table:table-cell table:style-name="ce4" table:formula="of:=[$redistribution_low.C69]" office:value-type="float" office:value="0.451203734387701" calcext:value-type="float">
            <text:p>0.451203734387701</text:p>
          </table:table-cell>
          <table:table-cell table:style-name="ce4" table:formula="of:=[$redistribution_low.D69]" office:value-type="float" office:value="0.380238112026354" calcext:value-type="float">
            <text:p>0.380238112026354</text:p>
          </table:table-cell>
          <table:table-cell table:style-name="ce4" table:formula="of:=[$redistribution_low.E69]" office:value-type="float" office:value="0.437773953954202" calcext:value-type="float">
            <text:p>0.437773953954202</text:p>
          </table:table-cell>
          <table:table-cell/>
          <table:table-cell table:style-name="ce4" table:formula="of:=[$Redistribution_high.B69]" office:value-type="float" office:value="0.373411002157757" calcext:value-type="float">
            <text:p>0.373411002157757</text:p>
          </table:table-cell>
          <table:table-cell table:style-name="ce4" table:formula="of:=[$Redistribution_high.C69]" office:value-type="float" office:value="0.456219377141725" calcext:value-type="float">
            <text:p>0.456219377141725</text:p>
          </table:table-cell>
          <table:table-cell table:style-name="ce4" table:formula="of:=[$Redistribution_high.D69]" office:value-type="float" office:value="0.381725118290064" calcext:value-type="float">
            <text:p>0.381725118290064</text:p>
          </table:table-cell>
          <table:table-cell table:style-name="ce4" table:formula="of:=[$Redistribution_high.E69]" office:value-type="float" office:value="0.443726395491533" calcext:value-type="float">
            <text:p>0.443726395491533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64385770583792" calcext:value-type="float">
            <text:p>0.364385770583792</text:p>
          </table:table-cell>
          <table:table-cell table:style-name="ce4" table:formula="of:=[$Redistribution_central.C70]" office:value-type="float" office:value="0.437330795552862" calcext:value-type="float">
            <text:p>0.437330795552862</text:p>
          </table:table-cell>
          <table:table-cell table:style-name="ce4" table:formula="of:=[$Redistribution_central.D70]" office:value-type="float" office:value="0.371443089592462" calcext:value-type="float">
            <text:p>0.371443089592462</text:p>
          </table:table-cell>
          <table:table-cell table:style-name="ce4" table:formula="of:=[$Redistribution_central.E70]" office:value-type="float" office:value="0.430844288539134" calcext:value-type="float">
            <text:p>0.430844288539134</text:p>
          </table:table-cell>
          <table:table-cell/>
          <table:table-cell table:style-name="ce4" table:formula="of:=[$redistribution_low.B70]" office:value-type="float" office:value="0.374836864197065" calcext:value-type="float">
            <text:p>0.374836864197065</text:p>
          </table:table-cell>
          <table:table-cell table:style-name="ce4" table:formula="of:=[$redistribution_low.C70]" office:value-type="float" office:value="0.457144017507386" calcext:value-type="float">
            <text:p>0.457144017507386</text:p>
          </table:table-cell>
          <table:table-cell table:style-name="ce4" table:formula="of:=[$redistribution_low.D70]" office:value-type="float" office:value="0.383513887019242" calcext:value-type="float">
            <text:p>0.383513887019242</text:p>
          </table:table-cell>
          <table:table-cell table:style-name="ce4" table:formula="of:=[$redistribution_low.E70]" office:value-type="float" office:value="0.444205062553725" calcext:value-type="float">
            <text:p>0.444205062553725</text:p>
          </table:table-cell>
          <table:table-cell/>
          <table:table-cell table:style-name="ce4" table:formula="of:=[$Redistribution_high.B70]" office:value-type="float" office:value="0.373121063434488" calcext:value-type="float">
            <text:p>0.373121063434488</text:p>
          </table:table-cell>
          <table:table-cell table:style-name="ce4" table:formula="of:=[$Redistribution_high.C70]" office:value-type="float" office:value="0.457256320840692" calcext:value-type="float">
            <text:p>0.457256320840692</text:p>
          </table:table-cell>
          <table:table-cell table:style-name="ce4" table:formula="of:=[$Redistribution_high.D70]" office:value-type="float" office:value="0.382217659213937" calcext:value-type="float">
            <text:p>0.382217659213937</text:p>
          </table:table-cell>
          <table:table-cell table:style-name="ce4" table:formula="of:=[$Redistribution_high.E70]" office:value-type="float" office:value="0.443560538589666" calcext:value-type="float">
            <text:p>0.443560538589666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67895238445952" calcext:value-type="float">
            <text:p>0.367895238445952</text:p>
          </table:table-cell>
          <table:table-cell table:style-name="ce4" table:formula="of:=[$Redistribution_central.C71]" office:value-type="float" office:value="0.437581353367331" calcext:value-type="float">
            <text:p>0.437581353367331</text:p>
          </table:table-cell>
          <table:table-cell table:style-name="ce4" table:formula="of:=[$Redistribution_central.D71]" office:value-type="float" office:value="0.372422516359126" calcext:value-type="float">
            <text:p>0.372422516359126</text:p>
          </table:table-cell>
          <table:table-cell table:style-name="ce4" table:formula="of:=[$Redistribution_central.E71]" office:value-type="float" office:value="0.433690539980243" calcext:value-type="float">
            <text:p>0.433690539980243</text:p>
          </table:table-cell>
          <table:table-cell/>
          <table:table-cell table:style-name="ce4" table:formula="of:=[$redistribution_low.B71]" office:value-type="float" office:value="0.38204102457125" calcext:value-type="float">
            <text:p>0.38204102457125</text:p>
          </table:table-cell>
          <table:table-cell table:style-name="ce4" table:formula="of:=[$redistribution_low.C71]" office:value-type="float" office:value="0.465464081030346" calcext:value-type="float">
            <text:p>0.465464081030346</text:p>
          </table:table-cell>
          <table:table-cell table:style-name="ce4" table:formula="of:=[$redistribution_low.D71]" office:value-type="float" office:value="0.387741831570326" calcext:value-type="float">
            <text:p>0.387741831570326</text:p>
          </table:table-cell>
          <table:table-cell table:style-name="ce4" table:formula="of:=[$redistribution_low.E71]" office:value-type="float" office:value="0.455384864776866" calcext:value-type="float">
            <text:p>0.455384864776866</text:p>
          </table:table-cell>
          <table:table-cell/>
          <table:table-cell table:style-name="ce4" table:formula="of:=[$Redistribution_high.B71]" office:value-type="float" office:value="0.377253907152678" calcext:value-type="float">
            <text:p>0.377253907152678</text:p>
          </table:table-cell>
          <table:table-cell table:style-name="ce4" table:formula="of:=[$Redistribution_high.C71]" office:value-type="float" office:value="0.459226474292712" calcext:value-type="float">
            <text:p>0.459226474292712</text:p>
          </table:table-cell>
          <table:table-cell table:style-name="ce4" table:formula="of:=[$Redistribution_high.D71]" office:value-type="float" office:value="0.38471443726567" calcext:value-type="float">
            <text:p>0.38471443726567</text:p>
          </table:table-cell>
          <table:table-cell table:style-name="ce4" table:formula="of:=[$Redistribution_high.E71]" office:value-type="float" office:value="0.448186225337901" calcext:value-type="float">
            <text:p>0.448186225337901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67085115137473" calcext:value-type="float">
            <text:p>0.367085115137473</text:p>
          </table:table-cell>
          <table:table-cell table:style-name="ce4" table:formula="of:=[$Redistribution_central.C72]" office:value-type="float" office:value="0.438134935574882" calcext:value-type="float">
            <text:p>0.438134935574882</text:p>
          </table:table-cell>
          <table:table-cell table:style-name="ce4" table:formula="of:=[$Redistribution_central.D72]" office:value-type="float" office:value="0.370491948961562" calcext:value-type="float">
            <text:p>0.370491948961562</text:p>
          </table:table-cell>
          <table:table-cell table:style-name="ce4" table:formula="of:=[$Redistribution_central.E72]" office:value-type="float" office:value="0.436689404322355" calcext:value-type="float">
            <text:p>0.436689404322355</text:p>
          </table:table-cell>
          <table:table-cell/>
          <table:table-cell table:style-name="ce4" table:formula="of:=[$redistribution_low.B72]" office:value-type="float" office:value="0.383355053290803" calcext:value-type="float">
            <text:p>0.383355053290803</text:p>
          </table:table-cell>
          <table:table-cell table:style-name="ce4" table:formula="of:=[$redistribution_low.C72]" office:value-type="float" office:value="0.465142860374987" calcext:value-type="float">
            <text:p>0.465142860374987</text:p>
          </table:table-cell>
          <table:table-cell table:style-name="ce4" table:formula="of:=[$redistribution_low.D72]" office:value-type="float" office:value="0.390345220313841" calcext:value-type="float">
            <text:p>0.390345220313841</text:p>
          </table:table-cell>
          <table:table-cell table:style-name="ce4" table:formula="of:=[$redistribution_low.E72]" office:value-type="float" office:value="0.452779195773042" calcext:value-type="float">
            <text:p>0.452779195773042</text:p>
          </table:table-cell>
          <table:table-cell/>
          <table:table-cell table:style-name="ce4" table:formula="of:=[$Redistribution_high.B72]" office:value-type="float" office:value="0.378460902931971" calcext:value-type="float">
            <text:p>0.378460902931971</text:p>
          </table:table-cell>
          <table:table-cell table:style-name="ce4" table:formula="of:=[$Redistribution_high.C72]" office:value-type="float" office:value="0.459582360282775" calcext:value-type="float">
            <text:p>0.459582360282775</text:p>
          </table:table-cell>
          <table:table-cell table:style-name="ce4" table:formula="of:=[$Redistribution_high.D72]" office:value-type="float" office:value="0.383833254239982" calcext:value-type="float">
            <text:p>0.383833254239982</text:p>
          </table:table-cell>
          <table:table-cell table:style-name="ce4" table:formula="of:=[$Redistribution_high.E72]" office:value-type="float" office:value="0.451598536985359" calcext:value-type="float">
            <text:p>0.451598536985359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68841132180834" calcext:value-type="float">
            <text:p>0.368841132180834</text:p>
          </table:table-cell>
          <table:table-cell table:style-name="ce4" table:formula="of:=[$Redistribution_central.C73]" office:value-type="float" office:value="0.435377656978175" calcext:value-type="float">
            <text:p>0.435377656978175</text:p>
          </table:table-cell>
          <table:table-cell table:style-name="ce4" table:formula="of:=[$Redistribution_central.D73]" office:value-type="float" office:value="0.371242957470664" calcext:value-type="float">
            <text:p>0.371242957470664</text:p>
          </table:table-cell>
          <table:table-cell table:style-name="ce4" table:formula="of:=[$Redistribution_central.E73]" office:value-type="float" office:value="0.434642405032093" calcext:value-type="float">
            <text:p>0.434642405032093</text:p>
          </table:table-cell>
          <table:table-cell/>
          <table:table-cell table:style-name="ce4" table:formula="of:=[$redistribution_low.B73]" office:value-type="float" office:value="0.384621145045848" calcext:value-type="float">
            <text:p>0.384621145045848</text:p>
          </table:table-cell>
          <table:table-cell table:style-name="ce4" table:formula="of:=[$redistribution_low.C73]" office:value-type="float" office:value="0.464273781362818" calcext:value-type="float">
            <text:p>0.464273781362818</text:p>
          </table:table-cell>
          <table:table-cell table:style-name="ce4" table:formula="of:=[$redistribution_low.D73]" office:value-type="float" office:value="0.389739782169523" calcext:value-type="float">
            <text:p>0.389739782169523</text:p>
          </table:table-cell>
          <table:table-cell table:style-name="ce4" table:formula="of:=[$redistribution_low.E73]" office:value-type="float" office:value="0.454359714455499" calcext:value-type="float">
            <text:p>0.454359714455499</text:p>
          </table:table-cell>
          <table:table-cell/>
          <table:table-cell table:style-name="ce4" table:formula="of:=[$Redistribution_high.B73]" office:value-type="float" office:value="0.375805915652813" calcext:value-type="float">
            <text:p>0.375805915652813</text:p>
          </table:table-cell>
          <table:table-cell table:style-name="ce4" table:formula="of:=[$Redistribution_high.C73]" office:value-type="float" office:value="0.45963409581303" calcext:value-type="float">
            <text:p>0.45963409581303</text:p>
          </table:table-cell>
          <table:table-cell table:style-name="ce4" table:formula="of:=[$Redistribution_high.D73]" office:value-type="float" office:value="0.381785232343359" calcext:value-type="float">
            <text:p>0.381785232343359</text:p>
          </table:table-cell>
          <table:table-cell table:style-name="ce4" table:formula="of:=[$Redistribution_high.E73]" office:value-type="float" office:value="0.451800600922439" calcext:value-type="float">
            <text:p>0.451800600922439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67090556675077" calcext:value-type="float">
            <text:p>0.367090556675077</text:p>
          </table:table-cell>
          <table:table-cell table:style-name="ce4" table:formula="of:=[$Redistribution_central.C74]" office:value-type="float" office:value="0.436204548781437" calcext:value-type="float">
            <text:p>0.436204548781437</text:p>
          </table:table-cell>
          <table:table-cell table:style-name="ce4" table:formula="of:=[$Redistribution_central.D74]" office:value-type="float" office:value="0.370316890566653" calcext:value-type="float">
            <text:p>0.370316890566653</text:p>
          </table:table-cell>
          <table:table-cell table:style-name="ce4" table:formula="of:=[$Redistribution_central.E74]" office:value-type="float" office:value="0.433056217050439" calcext:value-type="float">
            <text:p>0.433056217050439</text:p>
          </table:table-cell>
          <table:table-cell/>
          <table:table-cell table:style-name="ce4" table:formula="of:=[$redistribution_low.B74]" office:value-type="float" office:value="0.380205260358247" calcext:value-type="float">
            <text:p>0.380205260358247</text:p>
          </table:table-cell>
          <table:table-cell table:style-name="ce4" table:formula="of:=[$redistribution_low.C74]" office:value-type="float" office:value="0.463305055949645" calcext:value-type="float">
            <text:p>0.463305055949645</text:p>
          </table:table-cell>
          <table:table-cell table:style-name="ce4" table:formula="of:=[$redistribution_low.D74]" office:value-type="float" office:value="0.386791203795558" calcext:value-type="float">
            <text:p>0.386791203795558</text:p>
          </table:table-cell>
          <table:table-cell table:style-name="ce4" table:formula="of:=[$redistribution_low.E74]" office:value-type="float" office:value="0.451426999834711" calcext:value-type="float">
            <text:p>0.451426999834711</text:p>
          </table:table-cell>
          <table:table-cell/>
          <table:table-cell table:style-name="ce4" table:formula="of:=[$Redistribution_high.B74]" office:value-type="float" office:value="0.372944807019425" calcext:value-type="float">
            <text:p>0.372944807019425</text:p>
          </table:table-cell>
          <table:table-cell table:style-name="ce4" table:formula="of:=[$Redistribution_high.C74]" office:value-type="float" office:value="0.453304253216958" calcext:value-type="float">
            <text:p>0.453304253216958</text:p>
          </table:table-cell>
          <table:table-cell table:style-name="ce4" table:formula="of:=[$Redistribution_high.D74]" office:value-type="float" office:value="0.379830103366477" calcext:value-type="float">
            <text:p>0.379830103366477</text:p>
          </table:table-cell>
          <table:table-cell table:style-name="ce4" table:formula="of:=[$Redistribution_high.E74]" office:value-type="float" office:value="0.442981704494061" calcext:value-type="float">
            <text:p>0.442981704494061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64642609976065" calcext:value-type="float">
            <text:p>0.364642609976065</text:p>
          </table:table-cell>
          <table:table-cell table:style-name="ce4" table:formula="of:=[$Redistribution_central.C75]" office:value-type="float" office:value="0.435992521693417" calcext:value-type="float">
            <text:p>0.435992521693417</text:p>
          </table:table-cell>
          <table:table-cell table:style-name="ce4" table:formula="of:=[$Redistribution_central.D75]" office:value-type="float" office:value="0.367215620552981" calcext:value-type="float">
            <text:p>0.367215620552981</text:p>
          </table:table-cell>
          <table:table-cell table:style-name="ce4" table:formula="of:=[$Redistribution_central.E75]" office:value-type="float" office:value="0.43383506880523" calcext:value-type="float">
            <text:p>0.43383506880523</text:p>
          </table:table-cell>
          <table:table-cell/>
          <table:table-cell table:style-name="ce4" table:formula="of:=[$redistribution_low.B75]" office:value-type="float" office:value="0.381043335551709" calcext:value-type="float">
            <text:p>0.381043335551709</text:p>
          </table:table-cell>
          <table:table-cell table:style-name="ce4" table:formula="of:=[$redistribution_low.C75]" office:value-type="float" office:value="0.455819901599276" calcext:value-type="float">
            <text:p>0.455819901599276</text:p>
          </table:table-cell>
          <table:table-cell table:style-name="ce4" table:formula="of:=[$redistribution_low.D75]" office:value-type="float" office:value="0.38605866533362" calcext:value-type="float">
            <text:p>0.38605866533362</text:p>
          </table:table-cell>
          <table:table-cell table:style-name="ce4" table:formula="of:=[$redistribution_low.E75]" office:value-type="float" office:value="0.446050971690553" calcext:value-type="float">
            <text:p>0.446050971690553</text:p>
          </table:table-cell>
          <table:table-cell/>
          <table:table-cell table:style-name="ce4" table:formula="of:=[$Redistribution_high.B75]" office:value-type="float" office:value="0.370469698661732" calcext:value-type="float">
            <text:p>0.370469698661732</text:p>
          </table:table-cell>
          <table:table-cell table:style-name="ce4" table:formula="of:=[$Redistribution_high.C75]" office:value-type="float" office:value="0.451318326928515" calcext:value-type="float">
            <text:p>0.451318326928515</text:p>
          </table:table-cell>
          <table:table-cell table:style-name="ce4" table:formula="of:=[$Redistribution_high.D75]" office:value-type="float" office:value="0.3765333297698" calcext:value-type="float">
            <text:p>0.3765333297698</text:p>
          </table:table-cell>
          <table:table-cell table:style-name="ce4" table:formula="of:=[$Redistribution_high.E75]" office:value-type="float" office:value="0.44182332598681" calcext:value-type="float">
            <text:p>0.44182332598681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64955984019341" calcext:value-type="float">
            <text:p>0.364955984019341</text:p>
          </table:table-cell>
          <table:table-cell table:style-name="ce4" table:formula="of:=[$Redistribution_central.C76]" office:value-type="float" office:value="0.438368116065434" calcext:value-type="float">
            <text:p>0.438368116065434</text:p>
          </table:table-cell>
          <table:table-cell table:style-name="ce4" table:formula="of:=[$Redistribution_central.D76]" office:value-type="float" office:value="0.367674948343401" calcext:value-type="float">
            <text:p>0.367674948343401</text:p>
          </table:table-cell>
          <table:table-cell table:style-name="ce4" table:formula="of:=[$Redistribution_central.E76]" office:value-type="float" office:value="0.43471463165865" calcext:value-type="float">
            <text:p>0.43471463165865</text:p>
          </table:table-cell>
          <table:table-cell/>
          <table:table-cell table:style-name="ce4" table:formula="of:=[$redistribution_low.B76]" office:value-type="float" office:value="0.37565081617607" calcext:value-type="float">
            <text:p>0.37565081617607</text:p>
          </table:table-cell>
          <table:table-cell table:style-name="ce4" table:formula="of:=[$redistribution_low.C76]" office:value-type="float" office:value="0.445625756999679" calcext:value-type="float">
            <text:p>0.445625756999679</text:p>
          </table:table-cell>
          <table:table-cell table:style-name="ce4" table:formula="of:=[$redistribution_low.D76]" office:value-type="float" office:value="0.38043760875768" calcext:value-type="float">
            <text:p>0.38043760875768</text:p>
          </table:table-cell>
          <table:table-cell table:style-name="ce4" table:formula="of:=[$redistribution_low.E76]" office:value-type="float" office:value="0.436227898975663" calcext:value-type="float">
            <text:p>0.436227898975663</text:p>
          </table:table-cell>
          <table:table-cell/>
          <table:table-cell table:style-name="ce4" table:formula="of:=[$Redistribution_high.B76]" office:value-type="float" office:value="0.369368856399588" calcext:value-type="float">
            <text:p>0.369368856399588</text:p>
          </table:table-cell>
          <table:table-cell table:style-name="ce4" table:formula="of:=[$Redistribution_high.C76]" office:value-type="float" office:value="0.451615018649869" calcext:value-type="float">
            <text:p>0.451615018649869</text:p>
          </table:table-cell>
          <table:table-cell table:style-name="ce4" table:formula="of:=[$Redistribution_high.D76]" office:value-type="float" office:value="0.375663473506013" calcext:value-type="float">
            <text:p>0.375663473506013</text:p>
          </table:table-cell>
          <table:table-cell table:style-name="ce4" table:formula="of:=[$Redistribution_high.E76]" office:value-type="float" office:value="0.442223082945021" calcext:value-type="float">
            <text:p>0.442223082945021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66045822728638" calcext:value-type="float">
            <text:p>0.366045822728638</text:p>
          </table:table-cell>
          <table:table-cell table:style-name="ce4" table:formula="of:=[$Redistribution_central.C77]" office:value-type="float" office:value="0.442870525465346" calcext:value-type="float">
            <text:p>0.442870525465346</text:p>
          </table:table-cell>
          <table:table-cell table:style-name="ce4" table:formula="of:=[$Redistribution_central.D77]" office:value-type="float" office:value="0.369162928465366" calcext:value-type="float">
            <text:p>0.369162928465366</text:p>
          </table:table-cell>
          <table:table-cell table:style-name="ce4" table:formula="of:=[$Redistribution_central.E77]" office:value-type="float" office:value="0.439341043118034" calcext:value-type="float">
            <text:p>0.439341043118034</text:p>
          </table:table-cell>
          <table:table-cell/>
          <table:table-cell table:style-name="ce4" table:formula="of:=[$redistribution_low.B77]" office:value-type="float" office:value="0.368475870581973" calcext:value-type="float">
            <text:p>0.368475870581973</text:p>
          </table:table-cell>
          <table:table-cell table:style-name="ce4" table:formula="of:=[$redistribution_low.C77]" office:value-type="float" office:value="0.438161334618118" calcext:value-type="float">
            <text:p>0.438161334618118</text:p>
          </table:table-cell>
          <table:table-cell table:style-name="ce4" table:formula="of:=[$redistribution_low.D77]" office:value-type="float" office:value="0.372842340334801" calcext:value-type="float">
            <text:p>0.372842340334801</text:p>
          </table:table-cell>
          <table:table-cell table:style-name="ce4" table:formula="of:=[$redistribution_low.E77]" office:value-type="float" office:value="0.429787006723516" calcext:value-type="float">
            <text:p>0.429787006723516</text:p>
          </table:table-cell>
          <table:table-cell/>
          <table:table-cell table:style-name="ce4" table:formula="of:=[$Redistribution_high.B77]" office:value-type="float" office:value="0.369953243399877" calcext:value-type="float">
            <text:p>0.369953243399877</text:p>
          </table:table-cell>
          <table:table-cell table:style-name="ce4" table:formula="of:=[$Redistribution_high.C77]" office:value-type="float" office:value="0.451417145420471" calcext:value-type="float">
            <text:p>0.451417145420471</text:p>
          </table:table-cell>
          <table:table-cell table:style-name="ce4" table:formula="of:=[$Redistribution_high.D77]" office:value-type="float" office:value="0.375715591902397" calcext:value-type="float">
            <text:p>0.375715591902397</text:p>
          </table:table-cell>
          <table:table-cell table:style-name="ce4" table:formula="of:=[$Redistribution_high.E77]" office:value-type="float" office:value="0.441897847187342" calcext:value-type="float">
            <text:p>0.441897847187342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66474616918038" calcext:value-type="float">
            <text:p>0.366474616918038</text:p>
          </table:table-cell>
          <table:table-cell table:style-name="ce4" table:formula="of:=[$Redistribution_central.C78]" office:value-type="float" office:value="0.4455335575059" calcext:value-type="float">
            <text:p>0.4455335575059</text:p>
          </table:table-cell>
          <table:table-cell table:style-name="ce4" table:formula="of:=[$Redistribution_central.D78]" office:value-type="float" office:value="0.370018656604967" calcext:value-type="float">
            <text:p>0.370018656604967</text:p>
          </table:table-cell>
          <table:table-cell table:style-name="ce4" table:formula="of:=[$Redistribution_central.E78]" office:value-type="float" office:value="0.440869795590652" calcext:value-type="float">
            <text:p>0.440869795590652</text:p>
          </table:table-cell>
          <table:table-cell/>
          <table:table-cell table:style-name="ce4" table:formula="of:=[$redistribution_low.B78]" office:value-type="float" office:value="0.367303082096127" calcext:value-type="float">
            <text:p>0.367303082096127</text:p>
          </table:table-cell>
          <table:table-cell table:style-name="ce4" table:formula="of:=[$redistribution_low.C78]" office:value-type="float" office:value="0.437881814591973" calcext:value-type="float">
            <text:p>0.437881814591973</text:p>
          </table:table-cell>
          <table:table-cell table:style-name="ce4" table:formula="of:=[$redistribution_low.D78]" office:value-type="float" office:value="0.371857383469622" calcext:value-type="float">
            <text:p>0.371857383469622</text:p>
          </table:table-cell>
          <table:table-cell table:style-name="ce4" table:formula="of:=[$redistribution_low.E78]" office:value-type="float" office:value="0.429540273908519" calcext:value-type="float">
            <text:p>0.429540273908519</text:p>
          </table:table-cell>
          <table:table-cell/>
          <table:table-cell table:style-name="ce4" table:formula="of:=[$Redistribution_high.B78]" office:value-type="float" office:value="0.367381851847148" calcext:value-type="float">
            <text:p>0.367381851847148</text:p>
          </table:table-cell>
          <table:table-cell table:style-name="ce4" table:formula="of:=[$Redistribution_high.C78]" office:value-type="float" office:value="0.446941400439137" calcext:value-type="float">
            <text:p>0.446941400439137</text:p>
          </table:table-cell>
          <table:table-cell table:style-name="ce4" table:formula="of:=[$Redistribution_high.D78]" office:value-type="float" office:value="0.373522699276459" calcext:value-type="float">
            <text:p>0.373522699276459</text:p>
          </table:table-cell>
          <table:table-cell table:style-name="ce4" table:formula="of:=[$Redistribution_high.E78]" office:value-type="float" office:value="0.437028790210312" calcext:value-type="float">
            <text:p>0.437028790210312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64885302237668" calcext:value-type="float">
            <text:p>0.364885302237668</text:p>
          </table:table-cell>
          <table:table-cell table:style-name="ce4" table:formula="of:=[$Redistribution_central.C79]" office:value-type="float" office:value="0.442247561935382" calcext:value-type="float">
            <text:p>0.442247561935382</text:p>
          </table:table-cell>
          <table:table-cell table:style-name="ce4" table:formula="of:=[$Redistribution_central.D79]" office:value-type="float" office:value="0.367620990735967" calcext:value-type="float">
            <text:p>0.367620990735967</text:p>
          </table:table-cell>
          <table:table-cell table:style-name="ce4" table:formula="of:=[$Redistribution_central.E79]" office:value-type="float" office:value="0.440212585593142" calcext:value-type="float">
            <text:p>0.440212585593142</text:p>
          </table:table-cell>
          <table:table-cell/>
          <table:table-cell table:style-name="ce4" table:formula="of:=[$redistribution_low.B79]" office:value-type="float" office:value="0.36982331413547" calcext:value-type="float">
            <text:p>0.36982331413547</text:p>
          </table:table-cell>
          <table:table-cell table:style-name="ce4" table:formula="of:=[$redistribution_low.C79]" office:value-type="float" office:value="0.44403526158845" calcext:value-type="float">
            <text:p>0.44403526158845</text:p>
          </table:table-cell>
          <table:table-cell table:style-name="ce4" table:formula="of:=[$redistribution_low.D79]" office:value-type="float" office:value="0.373747942000874" calcext:value-type="float">
            <text:p>0.373747942000874</text:p>
          </table:table-cell>
          <table:table-cell table:style-name="ce4" table:formula="of:=[$redistribution_low.E79]" office:value-type="float" office:value="0.436597329527809" calcext:value-type="float">
            <text:p>0.436597329527809</text:p>
          </table:table-cell>
          <table:table-cell/>
          <table:table-cell table:style-name="ce4" table:formula="of:=[$Redistribution_high.B79]" office:value-type="float" office:value="0.364245297976132" calcext:value-type="float">
            <text:p>0.364245297976132</text:p>
          </table:table-cell>
          <table:table-cell table:style-name="ce4" table:formula="of:=[$Redistribution_high.C79]" office:value-type="float" office:value="0.438954242721665" calcext:value-type="float">
            <text:p>0.438954242721665</text:p>
          </table:table-cell>
          <table:table-cell table:style-name="ce4" table:formula="of:=[$Redistribution_high.D79]" office:value-type="float" office:value="0.370149453006515" calcext:value-type="float">
            <text:p>0.370149453006515</text:p>
          </table:table-cell>
          <table:table-cell table:style-name="ce4" table:formula="of:=[$Redistribution_high.E79]" office:value-type="float" office:value="0.428948002497519" calcext:value-type="float">
            <text:p>0.428948002497519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59425565779687" calcext:value-type="float">
            <text:p>0.359425565779687</text:p>
          </table:table-cell>
          <table:table-cell table:style-name="ce4" table:formula="of:=[$Redistribution_central.C80]" office:value-type="float" office:value="0.431760434962838" calcext:value-type="float">
            <text:p>0.431760434962838</text:p>
          </table:table-cell>
          <table:table-cell table:style-name="ce4" table:formula="of:=[$Redistribution_central.D80]" office:value-type="float" office:value="0.361936825124067" calcext:value-type="float">
            <text:p>0.361936825124067</text:p>
          </table:table-cell>
          <table:table-cell table:style-name="ce4" table:formula="of:=[$Redistribution_central.E80]" office:value-type="float" office:value="0.428981227673057" calcext:value-type="float">
            <text:p>0.428981227673057</text:p>
          </table:table-cell>
          <table:table-cell/>
          <table:table-cell table:style-name="ce4" table:formula="of:=[$redistribution_low.B80]" office:value-type="float" office:value="0.370797477196442" calcext:value-type="float">
            <text:p>0.370797477196442</text:p>
          </table:table-cell>
          <table:table-cell table:style-name="ce4" table:formula="of:=[$redistribution_low.C80]" office:value-type="float" office:value="0.440732294076356" calcext:value-type="float">
            <text:p>0.440732294076356</text:p>
          </table:table-cell>
          <table:table-cell table:style-name="ce4" table:formula="of:=[$redistribution_low.D80]" office:value-type="float" office:value="0.374537460821765" calcext:value-type="float">
            <text:p>0.374537460821765</text:p>
          </table:table-cell>
          <table:table-cell table:style-name="ce4" table:formula="of:=[$redistribution_low.E80]" office:value-type="float" office:value="0.4337522179694" calcext:value-type="float">
            <text:p>0.4337522179694</text:p>
          </table:table-cell>
          <table:table-cell/>
          <table:table-cell table:style-name="ce4" table:formula="of:=[$Redistribution_high.B80]" office:value-type="float" office:value="0.368642061759461" calcext:value-type="float">
            <text:p>0.368642061759461</text:p>
          </table:table-cell>
          <table:table-cell table:style-name="ce4" table:formula="of:=[$Redistribution_high.C80]" office:value-type="float" office:value="0.447832317543262" calcext:value-type="float">
            <text:p>0.447832317543262</text:p>
          </table:table-cell>
          <table:table-cell table:style-name="ce4" table:formula="of:=[$Redistribution_high.D80]" office:value-type="float" office:value="0.374196826338381" calcext:value-type="float">
            <text:p>0.374196826338381</text:p>
          </table:table-cell>
          <table:table-cell table:style-name="ce4" table:formula="of:=[$Redistribution_high.E80]" office:value-type="float" office:value="0.438486106828126" calcext:value-type="float">
            <text:p>0.438486106828126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49678586855548" calcext:value-type="float">
            <text:p>0.349678586855548</text:p>
          </table:table-cell>
          <table:table-cell table:style-name="ce4" table:formula="of:=[$Redistribution_central.C81]" office:value-type="float" office:value="0.420745312168294" calcext:value-type="float">
            <text:p>0.420745312168294</text:p>
          </table:table-cell>
          <table:table-cell table:style-name="ce4" table:formula="of:=[$Redistribution_central.D81]" office:value-type="float" office:value="0.352297567775817" calcext:value-type="float">
            <text:p>0.352297567775817</text:p>
          </table:table-cell>
          <table:table-cell table:style-name="ce4" table:formula="of:=[$Redistribution_central.E81]" office:value-type="float" office:value="0.418454120555535" calcext:value-type="float">
            <text:p>0.418454120555535</text:p>
          </table:table-cell>
          <table:table-cell/>
          <table:table-cell table:style-name="ce4" table:formula="of:=[$redistribution_low.B81]" office:value-type="float" office:value="0.368190114632025" calcext:value-type="float">
            <text:p>0.368190114632025</text:p>
          </table:table-cell>
          <table:table-cell table:style-name="ce4" table:formula="of:=[$redistribution_low.C81]" office:value-type="float" office:value="0.438333753027984" calcext:value-type="float">
            <text:p>0.438333753027984</text:p>
          </table:table-cell>
          <table:table-cell table:style-name="ce4" table:formula="of:=[$redistribution_low.D81]" office:value-type="float" office:value="0.371480346503798" calcext:value-type="float">
            <text:p>0.371480346503798</text:p>
          </table:table-cell>
          <table:table-cell table:style-name="ce4" table:formula="of:=[$redistribution_low.E81]" office:value-type="float" office:value="0.431296217782744" calcext:value-type="float">
            <text:p>0.431296217782744</text:p>
          </table:table-cell>
          <table:table-cell/>
          <table:table-cell table:style-name="ce4" table:formula="of:=[$Redistribution_high.B81]" office:value-type="float" office:value="0.367877847261861" calcext:value-type="float">
            <text:p>0.367877847261861</text:p>
          </table:table-cell>
          <table:table-cell table:style-name="ce4" table:formula="of:=[$Redistribution_high.C81]" office:value-type="float" office:value="0.444432647068941" calcext:value-type="float">
            <text:p>0.444432647068941</text:p>
          </table:table-cell>
          <table:table-cell table:style-name="ce4" table:formula="of:=[$Redistribution_high.D81]" office:value-type="float" office:value="0.373370129490736" calcext:value-type="float">
            <text:p>0.373370129490736</text:p>
          </table:table-cell>
          <table:table-cell table:style-name="ce4" table:formula="of:=[$Redistribution_high.E81]" office:value-type="float" office:value="0.434994207229168" calcext:value-type="float">
            <text:p>0.434994207229168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54914779608794" calcext:value-type="float">
            <text:p>0.354914779608794</text:p>
          </table:table-cell>
          <table:table-cell table:style-name="ce4" table:formula="of:=[$Redistribution_central.C82]" office:value-type="float" office:value="0.431604955527144" calcext:value-type="float">
            <text:p>0.431604955527144</text:p>
          </table:table-cell>
          <table:table-cell table:style-name="ce4" table:formula="of:=[$Redistribution_central.D82]" office:value-type="float" office:value="0.358089723830102" calcext:value-type="float">
            <text:p>0.358089723830102</text:p>
          </table:table-cell>
          <table:table-cell table:style-name="ce4" table:formula="of:=[$Redistribution_central.E82]" office:value-type="float" office:value="0.428290580081932" calcext:value-type="float">
            <text:p>0.428290580081932</text:p>
          </table:table-cell>
          <table:table-cell/>
          <table:table-cell table:style-name="ce4" table:formula="of:=[$redistribution_low.B82]" office:value-type="float" office:value="0.374393278642705" calcext:value-type="float">
            <text:p>0.374393278642705</text:p>
          </table:table-cell>
          <table:table-cell table:style-name="ce4" table:formula="of:=[$redistribution_low.C82]" office:value-type="float" office:value="0.449012699927041" calcext:value-type="float">
            <text:p>0.449012699927041</text:p>
          </table:table-cell>
          <table:table-cell table:style-name="ce4" table:formula="of:=[$redistribution_low.D82]" office:value-type="float" office:value="0.378040332799273" calcext:value-type="float">
            <text:p>0.378040332799273</text:p>
          </table:table-cell>
          <table:table-cell table:style-name="ce4" table:formula="of:=[$redistribution_low.E82]" office:value-type="float" office:value="0.441392018606117" calcext:value-type="float">
            <text:p>0.441392018606117</text:p>
          </table:table-cell>
          <table:table-cell/>
          <table:table-cell table:style-name="ce4" table:formula="of:=[$Redistribution_high.B82]" office:value-type="float" office:value="0.362176966598153" calcext:value-type="float">
            <text:p>0.362176966598153</text:p>
          </table:table-cell>
          <table:table-cell table:style-name="ce4" table:formula="of:=[$Redistribution_high.C82]" office:value-type="float" office:value="0.435743468286324" calcext:value-type="float">
            <text:p>0.435743468286324</text:p>
          </table:table-cell>
          <table:table-cell table:style-name="ce4" table:formula="of:=[$Redistribution_high.D82]" office:value-type="float" office:value="0.368721926902363" calcext:value-type="float">
            <text:p>0.368721926902363</text:p>
          </table:table-cell>
          <table:table-cell table:style-name="ce4" table:formula="of:=[$Redistribution_high.E82]" office:value-type="float" office:value="0.425067441505367" calcext:value-type="float">
            <text:p>0.425067441505367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60997777933413" calcext:value-type="float">
            <text:p>0.360997777933413</text:p>
          </table:table-cell>
          <table:table-cell table:style-name="ce4" table:formula="of:=[$Redistribution_central.C83]" office:value-type="float" office:value="0.435471152811103" calcext:value-type="float">
            <text:p>0.435471152811103</text:p>
          </table:table-cell>
          <table:table-cell table:style-name="ce4" table:formula="of:=[$Redistribution_central.D83]" office:value-type="float" office:value="0.363227683329772" calcext:value-type="float">
            <text:p>0.363227683329772</text:p>
          </table:table-cell>
          <table:table-cell table:style-name="ce4" table:formula="of:=[$Redistribution_central.E83]" office:value-type="float" office:value="0.433728467080563" calcext:value-type="float">
            <text:p>0.433728467080563</text:p>
          </table:table-cell>
          <table:table-cell/>
          <table:table-cell table:style-name="ce4" table:formula="of:=[$redistribution_low.B83]" office:value-type="float" office:value="0.368184295184643" calcext:value-type="float">
            <text:p>0.368184295184643</text:p>
          </table:table-cell>
          <table:table-cell table:style-name="ce4" table:formula="of:=[$redistribution_low.C83]" office:value-type="float" office:value="0.438234236869093" calcext:value-type="float">
            <text:p>0.438234236869093</text:p>
          </table:table-cell>
          <table:table-cell table:style-name="ce4" table:formula="of:=[$redistribution_low.D83]" office:value-type="float" office:value="0.371175750447279" calcext:value-type="float">
            <text:p>0.371175750447279</text:p>
          </table:table-cell>
          <table:table-cell table:style-name="ce4" table:formula="of:=[$redistribution_low.E83]" office:value-type="float" office:value="0.432580640718394" calcext:value-type="float">
            <text:p>0.432580640718394</text:p>
          </table:table-cell>
          <table:table-cell/>
          <table:table-cell table:style-name="ce4" table:formula="of:=[$Redistribution_high.B83]" office:value-type="float" office:value="0.367303793955347" calcext:value-type="float">
            <text:p>0.367303793955347</text:p>
          </table:table-cell>
          <table:table-cell table:style-name="ce4" table:formula="of:=[$Redistribution_high.C83]" office:value-type="float" office:value="0.440164339598775" calcext:value-type="float">
            <text:p>0.440164339598775</text:p>
          </table:table-cell>
          <table:table-cell table:style-name="ce4" table:formula="of:=[$Redistribution_high.D83]" office:value-type="float" office:value="0.371819354379424" calcext:value-type="float">
            <text:p>0.371819354379424</text:p>
          </table:table-cell>
          <table:table-cell table:style-name="ce4" table:formula="of:=[$Redistribution_high.E83]" office:value-type="float" office:value="0.432336164989895" calcext:value-type="float">
            <text:p>0.432336164989895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63011330174009" calcext:value-type="float">
            <text:p>0.363011330174009</text:p>
          </table:table-cell>
          <table:table-cell table:style-name="ce4" table:formula="of:=[$Redistribution_central.C84]" office:value-type="float" office:value="0.438829999216461" calcext:value-type="float">
            <text:p>0.438829999216461</text:p>
          </table:table-cell>
          <table:table-cell table:style-name="ce4" table:formula="of:=[$Redistribution_central.D84]" office:value-type="float" office:value="0.365045332177751" calcext:value-type="float">
            <text:p>0.365045332177751</text:p>
          </table:table-cell>
          <table:table-cell table:style-name="ce4" table:formula="of:=[$Redistribution_central.E84]" office:value-type="float" office:value="0.436931019263999" calcext:value-type="float">
            <text:p>0.436931019263999</text:p>
          </table:table-cell>
          <table:table-cell/>
          <table:table-cell table:style-name="ce4" table:formula="of:=[$redistribution_low.B84]" office:value-type="float" office:value="0.365100883356495" calcext:value-type="float">
            <text:p>0.365100883356495</text:p>
          </table:table-cell>
          <table:table-cell table:style-name="ce4" table:formula="of:=[$redistribution_low.C84]" office:value-type="float" office:value="0.434711464952577" calcext:value-type="float">
            <text:p>0.434711464952577</text:p>
          </table:table-cell>
          <table:table-cell table:style-name="ce4" table:formula="of:=[$redistribution_low.D84]" office:value-type="float" office:value="0.367649057357777" calcext:value-type="float">
            <text:p>0.367649057357777</text:p>
          </table:table-cell>
          <table:table-cell table:style-name="ce4" table:formula="of:=[$redistribution_low.E84]" office:value-type="float" office:value="0.42854014536824" calcext:value-type="float">
            <text:p>0.42854014536824</text:p>
          </table:table-cell>
          <table:table-cell/>
          <table:table-cell table:style-name="ce4" table:formula="of:=[$Redistribution_high.B84]" office:value-type="float" office:value="0.375111648110181" calcext:value-type="float">
            <text:p>0.375111648110181</text:p>
          </table:table-cell>
          <table:table-cell table:style-name="ce4" table:formula="of:=[$Redistribution_high.C84]" office:value-type="float" office:value="0.449137058018584" calcext:value-type="float">
            <text:p>0.449137058018584</text:p>
          </table:table-cell>
          <table:table-cell table:style-name="ce4" table:formula="of:=[$Redistribution_high.D84]" office:value-type="float" office:value="0.380078400023778" calcext:value-type="float">
            <text:p>0.380078400023778</text:p>
          </table:table-cell>
          <table:table-cell table:style-name="ce4" table:formula="of:=[$Redistribution_high.E84]" office:value-type="float" office:value="0.440892396137891" calcext:value-type="float">
            <text:p>0.440892396137891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56964126498225" calcext:value-type="float">
            <text:p>0.356964126498225</text:p>
          </table:table-cell>
          <table:table-cell table:style-name="ce4" table:formula="of:=[$Redistribution_central.C85]" office:value-type="float" office:value="0.431885901750283" calcext:value-type="float">
            <text:p>0.431885901750283</text:p>
          </table:table-cell>
          <table:table-cell table:style-name="ce4" table:formula="of:=[$Redistribution_central.D85]" office:value-type="float" office:value="0.359056738397605" calcext:value-type="float">
            <text:p>0.359056738397605</text:p>
          </table:table-cell>
          <table:table-cell table:style-name="ce4" table:formula="of:=[$Redistribution_central.E85]" office:value-type="float" office:value="0.430267268841071" calcext:value-type="float">
            <text:p>0.430267268841071</text:p>
          </table:table-cell>
          <table:table-cell/>
          <table:table-cell table:style-name="ce4" table:formula="of:=[$redistribution_low.B85]" office:value-type="float" office:value="0.361104004092677" calcext:value-type="float">
            <text:p>0.361104004092677</text:p>
          </table:table-cell>
          <table:table-cell table:style-name="ce4" table:formula="of:=[$redistribution_low.C85]" office:value-type="float" office:value="0.432187839949545" calcext:value-type="float">
            <text:p>0.432187839949545</text:p>
          </table:table-cell>
          <table:table-cell table:style-name="ce4" table:formula="of:=[$redistribution_low.D85]" office:value-type="float" office:value="0.364206125075706" calcext:value-type="float">
            <text:p>0.364206125075706</text:p>
          </table:table-cell>
          <table:table-cell table:style-name="ce4" table:formula="of:=[$redistribution_low.E85]" office:value-type="float" office:value="0.42527330727808" calcext:value-type="float">
            <text:p>0.42527330727808</text:p>
          </table:table-cell>
          <table:table-cell/>
          <table:table-cell table:style-name="ce4" table:formula="of:=[$Redistribution_high.B85]" office:value-type="float" office:value="0.372220487162567" calcext:value-type="float">
            <text:p>0.372220487162567</text:p>
          </table:table-cell>
          <table:table-cell table:style-name="ce4" table:formula="of:=[$Redistribution_high.C85]" office:value-type="float" office:value="0.443355371221044" calcext:value-type="float">
            <text:p>0.443355371221044</text:p>
          </table:table-cell>
          <table:table-cell table:style-name="ce4" table:formula="of:=[$Redistribution_high.D85]" office:value-type="float" office:value="0.376612371225982" calcext:value-type="float">
            <text:p>0.376612371225982</text:p>
          </table:table-cell>
          <table:table-cell table:style-name="ce4" table:formula="of:=[$Redistribution_high.E85]" office:value-type="float" office:value="0.43694889650666" calcext:value-type="float">
            <text:p>0.43694889650666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63116566235827" calcext:value-type="float">
            <text:p>0.363116566235827</text:p>
          </table:table-cell>
          <table:table-cell table:style-name="ce4" table:formula="of:=[$Redistribution_central.C86]" office:value-type="float" office:value="0.440958970971573" calcext:value-type="float">
            <text:p>0.440958970971573</text:p>
          </table:table-cell>
          <table:table-cell table:style-name="ce4" table:formula="of:=[$Redistribution_central.D86]" office:value-type="float" office:value="0.366071973276912" calcext:value-type="float">
            <text:p>0.366071973276912</text:p>
          </table:table-cell>
          <table:table-cell table:style-name="ce4" table:formula="of:=[$Redistribution_central.E86]" office:value-type="float" office:value="0.439863618012927" calcext:value-type="float">
            <text:p>0.439863618012927</text:p>
          </table:table-cell>
          <table:table-cell/>
          <table:table-cell table:style-name="ce4" table:formula="of:=[$redistribution_low.B86]" office:value-type="float" office:value="0.364813443210475" calcext:value-type="float">
            <text:p>0.364813443210475</text:p>
          </table:table-cell>
          <table:table-cell table:style-name="ce4" table:formula="of:=[$redistribution_low.C86]" office:value-type="float" office:value="0.439338735183543" calcext:value-type="float">
            <text:p>0.439338735183543</text:p>
          </table:table-cell>
          <table:table-cell table:style-name="ce4" table:formula="of:=[$redistribution_low.D86]" office:value-type="float" office:value="0.368765283047952" calcext:value-type="float">
            <text:p>0.368765283047952</text:p>
          </table:table-cell>
          <table:table-cell table:style-name="ce4" table:formula="of:=[$redistribution_low.E86]" office:value-type="float" office:value="0.433081223917094" calcext:value-type="float">
            <text:p>0.433081223917094</text:p>
          </table:table-cell>
          <table:table-cell/>
          <table:table-cell table:style-name="ce4" table:formula="of:=[$Redistribution_high.B86]" office:value-type="float" office:value="0.36545022142804" calcext:value-type="float">
            <text:p>0.36545022142804</text:p>
          </table:table-cell>
          <table:table-cell table:style-name="ce4" table:formula="of:=[$Redistribution_high.C86]" office:value-type="float" office:value="0.433100501317932" calcext:value-type="float">
            <text:p>0.433100501317932</text:p>
          </table:table-cell>
          <table:table-cell table:style-name="ce4" table:formula="of:=[$Redistribution_high.D86]" office:value-type="float" office:value="0.370779446640174" calcext:value-type="float">
            <text:p>0.370779446640174</text:p>
          </table:table-cell>
          <table:table-cell table:style-name="ce4" table:formula="of:=[$Redistribution_high.E86]" office:value-type="float" office:value="0.424152771655697" calcext:value-type="float">
            <text:p>0.424152771655697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55386402353107" calcext:value-type="float">
            <text:p>0.355386402353107</text:p>
          </table:table-cell>
          <table:table-cell table:style-name="ce4" table:formula="of:=[$Redistribution_central.C87]" office:value-type="float" office:value="0.42672748966632" calcext:value-type="float">
            <text:p>0.42672748966632</text:p>
          </table:table-cell>
          <table:table-cell table:style-name="ce4" table:formula="of:=[$Redistribution_central.D87]" office:value-type="float" office:value="0.357481115303211" calcext:value-type="float">
            <text:p>0.357481115303211</text:p>
          </table:table-cell>
          <table:table-cell table:style-name="ce4" table:formula="of:=[$Redistribution_central.E87]" office:value-type="float" office:value="0.425117005345522" calcext:value-type="float">
            <text:p>0.425117005345522</text:p>
          </table:table-cell>
          <table:table-cell/>
          <table:table-cell table:style-name="ce4" table:formula="of:=[$redistribution_low.B87]" office:value-type="float" office:value="0.362548096773944" calcext:value-type="float">
            <text:p>0.362548096773944</text:p>
          </table:table-cell>
          <table:table-cell table:style-name="ce4" table:formula="of:=[$redistribution_low.C87]" office:value-type="float" office:value="0.436447552416128" calcext:value-type="float">
            <text:p>0.436447552416128</text:p>
          </table:table-cell>
          <table:table-cell table:style-name="ce4" table:formula="of:=[$redistribution_low.D87]" office:value-type="float" office:value="0.365530086120021" calcext:value-type="float">
            <text:p>0.365530086120021</text:p>
          </table:table-cell>
          <table:table-cell table:style-name="ce4" table:formula="of:=[$redistribution_low.E87]" office:value-type="float" office:value="0.430147898467741" calcext:value-type="float">
            <text:p>0.430147898467741</text:p>
          </table:table-cell>
          <table:table-cell/>
          <table:table-cell table:style-name="ce4" table:formula="of:=[$Redistribution_high.B87]" office:value-type="float" office:value="0.365701031656563" calcext:value-type="float">
            <text:p>0.365701031656563</text:p>
          </table:table-cell>
          <table:table-cell table:style-name="ce4" table:formula="of:=[$Redistribution_high.C87]" office:value-type="float" office:value="0.435528651397301" calcext:value-type="float">
            <text:p>0.435528651397301</text:p>
          </table:table-cell>
          <table:table-cell table:style-name="ce4" table:formula="of:=[$Redistribution_high.D87]" office:value-type="float" office:value="0.370257176585554" calcext:value-type="float">
            <text:p>0.370257176585554</text:p>
          </table:table-cell>
          <table:table-cell table:style-name="ce4" table:formula="of:=[$Redistribution_high.E87]" office:value-type="float" office:value="0.427749967517446" calcext:value-type="float">
            <text:p>0.427749967517446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56225560581857" calcext:value-type="float">
            <text:p>0.356225560581857</text:p>
          </table:table-cell>
          <table:table-cell table:style-name="ce4" table:formula="of:=[$Redistribution_central.C88]" office:value-type="float" office:value="0.426852169966647" calcext:value-type="float">
            <text:p>0.426852169966647</text:p>
          </table:table-cell>
          <table:table-cell table:style-name="ce4" table:formula="of:=[$Redistribution_central.D88]" office:value-type="float" office:value="0.357318878486966" calcext:value-type="float">
            <text:p>0.357318878486966</text:p>
          </table:table-cell>
          <table:table-cell table:style-name="ce4" table:formula="of:=[$Redistribution_central.E88]" office:value-type="float" office:value="0.426922230467357" calcext:value-type="float">
            <text:p>0.426922230467357</text:p>
          </table:table-cell>
          <table:table-cell/>
          <table:table-cell table:style-name="ce4" table:formula="of:=[$redistribution_low.B88]" office:value-type="float" office:value="0.369328586665852" calcext:value-type="float">
            <text:p>0.369328586665852</text:p>
          </table:table-cell>
          <table:table-cell table:style-name="ce4" table:formula="of:=[$redistribution_low.C88]" office:value-type="float" office:value="0.438443514306248" calcext:value-type="float">
            <text:p>0.438443514306248</text:p>
          </table:table-cell>
          <table:table-cell table:style-name="ce4" table:formula="of:=[$redistribution_low.D88]" office:value-type="float" office:value="0.371921089204208" calcext:value-type="float">
            <text:p>0.371921089204208</text:p>
          </table:table-cell>
          <table:table-cell table:style-name="ce4" table:formula="of:=[$redistribution_low.E88]" office:value-type="float" office:value="0.432569611082627" calcext:value-type="float">
            <text:p>0.432569611082627</text:p>
          </table:table-cell>
          <table:table-cell/>
          <table:table-cell table:style-name="ce4" table:formula="of:=[$Redistribution_high.B88]" office:value-type="float" office:value="0.36451647670675" calcext:value-type="float">
            <text:p>0.36451647670675</text:p>
          </table:table-cell>
          <table:table-cell table:style-name="ce4" table:formula="of:=[$Redistribution_high.C88]" office:value-type="float" office:value="0.428920995004965" calcext:value-type="float">
            <text:p>0.428920995004965</text:p>
          </table:table-cell>
          <table:table-cell table:style-name="ce4" table:formula="of:=[$Redistribution_high.D88]" office:value-type="float" office:value="0.367752332972909" calcext:value-type="float">
            <text:p>0.367752332972909</text:p>
          </table:table-cell>
          <table:table-cell table:style-name="ce4" table:formula="of:=[$Redistribution_high.E88]" office:value-type="float" office:value="0.423086384257697" calcext:value-type="float">
            <text:p>0.423086384257697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61783033297497" calcext:value-type="float">
            <text:p>0.361783033297497</text:p>
          </table:table-cell>
          <table:table-cell table:style-name="ce4" table:formula="of:=[$Redistribution_central.C89]" office:value-type="float" office:value="0.435313628174199" calcext:value-type="float">
            <text:p>0.435313628174199</text:p>
          </table:table-cell>
          <table:table-cell table:style-name="ce4" table:formula="of:=[$Redistribution_central.D89]" office:value-type="float" office:value="0.363830928309221" calcext:value-type="float">
            <text:p>0.363830928309221</text:p>
          </table:table-cell>
          <table:table-cell table:style-name="ce4" table:formula="of:=[$Redistribution_central.E89]" office:value-type="float" office:value="0.435161101860768" calcext:value-type="float">
            <text:p>0.435161101860768</text:p>
          </table:table-cell>
          <table:table-cell/>
          <table:table-cell table:style-name="ce4" table:formula="of:=[$redistribution_low.B89]" office:value-type="float" office:value="0.368241796824169" calcext:value-type="float">
            <text:p>0.368241796824169</text:p>
          </table:table-cell>
          <table:table-cell table:style-name="ce4" table:formula="of:=[$redistribution_low.C89]" office:value-type="float" office:value="0.44046844356671" calcext:value-type="float">
            <text:p>0.44046844356671</text:p>
          </table:table-cell>
          <table:table-cell table:style-name="ce4" table:formula="of:=[$redistribution_low.D89]" office:value-type="float" office:value="0.370645645567226" calcext:value-type="float">
            <text:p>0.370645645567226</text:p>
          </table:table-cell>
          <table:table-cell table:style-name="ce4" table:formula="of:=[$redistribution_low.E89]" office:value-type="float" office:value="0.434818181769947" calcext:value-type="float">
            <text:p>0.434818181769947</text:p>
          </table:table-cell>
          <table:table-cell/>
          <table:table-cell table:style-name="ce4" table:formula="of:=[$Redistribution_high.B89]" office:value-type="float" office:value="0.361651300811747" calcext:value-type="float">
            <text:p>0.361651300811747</text:p>
          </table:table-cell>
          <table:table-cell table:style-name="ce4" table:formula="of:=[$Redistribution_high.C89]" office:value-type="float" office:value="0.428191437533136" calcext:value-type="float">
            <text:p>0.428191437533136</text:p>
          </table:table-cell>
          <table:table-cell table:style-name="ce4" table:formula="of:=[$Redistribution_high.D89]" office:value-type="float" office:value="0.364441582189912" calcext:value-type="float">
            <text:p>0.364441582189912</text:p>
          </table:table-cell>
          <table:table-cell table:style-name="ce4" table:formula="of:=[$Redistribution_high.E89]" office:value-type="float" office:value="0.422919433307235" calcext:value-type="float">
            <text:p>0.422919433307235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53940034607938" calcext:value-type="float">
            <text:p>0.353940034607938</text:p>
          </table:table-cell>
          <table:table-cell table:style-name="ce4" table:formula="of:=[$Redistribution_central.C90]" office:value-type="float" office:value="0.424443294798684" calcext:value-type="float">
            <text:p>0.424443294798684</text:p>
          </table:table-cell>
          <table:table-cell table:style-name="ce4" table:formula="of:=[$Redistribution_central.D90]" office:value-type="float" office:value="0.356669024302416" calcext:value-type="float">
            <text:p>0.356669024302416</text:p>
          </table:table-cell>
          <table:table-cell table:style-name="ce4" table:formula="of:=[$Redistribution_central.E90]" office:value-type="float" office:value="0.421483134518366" calcext:value-type="float">
            <text:p>0.421483134518366</text:p>
          </table:table-cell>
          <table:table-cell/>
          <table:table-cell table:style-name="ce4" table:formula="of:=[$redistribution_low.B90]" office:value-type="float" office:value="0.369664863637572" calcext:value-type="float">
            <text:p>0.369664863637572</text:p>
          </table:table-cell>
          <table:table-cell table:style-name="ce4" table:formula="of:=[$redistribution_low.C90]" office:value-type="float" office:value="0.446128125539032" calcext:value-type="float">
            <text:p>0.446128125539032</text:p>
          </table:table-cell>
          <table:table-cell table:style-name="ce4" table:formula="of:=[$redistribution_low.D90]" office:value-type="float" office:value="0.372406220994693" calcext:value-type="float">
            <text:p>0.372406220994693</text:p>
          </table:table-cell>
          <table:table-cell table:style-name="ce4" table:formula="of:=[$redistribution_low.E90]" office:value-type="float" office:value="0.441882510159499" calcext:value-type="float">
            <text:p>0.441882510159499</text:p>
          </table:table-cell>
          <table:table-cell/>
          <table:table-cell table:style-name="ce4" table:formula="of:=[$Redistribution_high.B90]" office:value-type="float" office:value="0.355494824095541" calcext:value-type="float">
            <text:p>0.355494824095541</text:p>
          </table:table-cell>
          <table:table-cell table:style-name="ce4" table:formula="of:=[$Redistribution_high.C90]" office:value-type="float" office:value="0.421881728979467" calcext:value-type="float">
            <text:p>0.421881728979467</text:p>
          </table:table-cell>
          <table:table-cell table:style-name="ce4" table:formula="of:=[$Redistribution_high.D90]" office:value-type="float" office:value="0.359446789727931" calcext:value-type="float">
            <text:p>0.359446789727931</text:p>
          </table:table-cell>
          <table:table-cell table:style-name="ce4" table:formula="of:=[$Redistribution_high.E90]" office:value-type="float" office:value="0.415258897851664" calcext:value-type="float">
            <text:p>0.415258897851664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51772664875041" calcext:value-type="float">
            <text:p>0.351772664875041</text:p>
          </table:table-cell>
          <table:table-cell table:style-name="ce4" table:formula="of:=[$Redistribution_central.C91]" office:value-type="float" office:value="0.424932717828912" calcext:value-type="float">
            <text:p>0.424932717828912</text:p>
          </table:table-cell>
          <table:table-cell table:style-name="ce4" table:formula="of:=[$Redistribution_central.D91]" office:value-type="float" office:value="0.354425738093038" calcext:value-type="float">
            <text:p>0.354425738093038</text:p>
          </table:table-cell>
          <table:table-cell table:style-name="ce4" table:formula="of:=[$Redistribution_central.E91]" office:value-type="float" office:value="0.422774722585903" calcext:value-type="float">
            <text:p>0.422774722585903</text:p>
          </table:table-cell>
          <table:table-cell/>
          <table:table-cell table:style-name="ce4" table:formula="of:=[$redistribution_low.B91]" office:value-type="float" office:value="0.364314150725002" calcext:value-type="float">
            <text:p>0.364314150725002</text:p>
          </table:table-cell>
          <table:table-cell table:style-name="ce4" table:formula="of:=[$redistribution_low.C91]" office:value-type="float" office:value="0.436461156296567" calcext:value-type="float">
            <text:p>0.436461156296567</text:p>
          </table:table-cell>
          <table:table-cell table:style-name="ce4" table:formula="of:=[$redistribution_low.D91]" office:value-type="float" office:value="0.366227103138948" calcext:value-type="float">
            <text:p>0.366227103138948</text:p>
          </table:table-cell>
          <table:table-cell table:style-name="ce4" table:formula="of:=[$redistribution_low.E91]" office:value-type="float" office:value="0.431946803323232" calcext:value-type="float">
            <text:p>0.431946803323232</text:p>
          </table:table-cell>
          <table:table-cell/>
          <table:table-cell table:style-name="ce4" table:formula="of:=[$Redistribution_high.B91]" office:value-type="float" office:value="0.364999969196725" calcext:value-type="float">
            <text:p>0.364999969196725</text:p>
          </table:table-cell>
          <table:table-cell table:style-name="ce4" table:formula="of:=[$Redistribution_high.C91]" office:value-type="float" office:value="0.432440184794033" calcext:value-type="float">
            <text:p>0.432440184794033</text:p>
          </table:table-cell>
          <table:table-cell table:style-name="ce4" table:formula="of:=[$Redistribution_high.D91]" office:value-type="float" office:value="0.369566817006468" calcext:value-type="float">
            <text:p>0.369566817006468</text:p>
          </table:table-cell>
          <table:table-cell table:style-name="ce4" table:formula="of:=[$Redistribution_high.E91]" office:value-type="float" office:value="0.424928492125138" calcext:value-type="float">
            <text:p>0.424928492125138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49996507522269" calcext:value-type="float">
            <text:p>0.349996507522269</text:p>
          </table:table-cell>
          <table:table-cell table:style-name="ce4" table:formula="of:=[$Redistribution_central.C92]" office:value-type="float" office:value="0.419572463029837" calcext:value-type="float">
            <text:p>0.419572463029837</text:p>
          </table:table-cell>
          <table:table-cell table:style-name="ce4" table:formula="of:=[$Redistribution_central.D92]" office:value-type="float" office:value="0.351901697210057" calcext:value-type="float">
            <text:p>0.351901697210057</text:p>
          </table:table-cell>
          <table:table-cell table:style-name="ce4" table:formula="of:=[$Redistribution_central.E92]" office:value-type="float" office:value="0.418481038049741" calcext:value-type="float">
            <text:p>0.418481038049741</text:p>
          </table:table-cell>
          <table:table-cell/>
          <table:table-cell table:style-name="ce4" table:formula="of:=[$redistribution_low.B92]" office:value-type="float" office:value="0.357305552882142" calcext:value-type="float">
            <text:p>0.357305552882142</text:p>
          </table:table-cell>
          <table:table-cell table:style-name="ce4" table:formula="of:=[$redistribution_low.C92]" office:value-type="float" office:value="0.42853122590301" calcext:value-type="float">
            <text:p>0.42853122590301</text:p>
          </table:table-cell>
          <table:table-cell table:style-name="ce4" table:formula="of:=[$redistribution_low.D92]" office:value-type="float" office:value="0.359503044248362" calcext:value-type="float">
            <text:p>0.359503044248362</text:p>
          </table:table-cell>
          <table:table-cell table:style-name="ce4" table:formula="of:=[$redistribution_low.E92]" office:value-type="float" office:value="0.423679763629672" calcext:value-type="float">
            <text:p>0.423679763629672</text:p>
          </table:table-cell>
          <table:table-cell/>
          <table:table-cell table:style-name="ce4" table:formula="of:=[$Redistribution_high.B92]" office:value-type="float" office:value="0.369736232390352" calcext:value-type="float">
            <text:p>0.369736232390352</text:p>
          </table:table-cell>
          <table:table-cell table:style-name="ce4" table:formula="of:=[$Redistribution_high.C92]" office:value-type="float" office:value="0.439028463927059" calcext:value-type="float">
            <text:p>0.439028463927059</text:p>
          </table:table-cell>
          <table:table-cell table:style-name="ce4" table:formula="of:=[$Redistribution_high.D92]" office:value-type="float" office:value="0.373054510846154" calcext:value-type="float">
            <text:p>0.373054510846154</text:p>
          </table:table-cell>
          <table:table-cell table:style-name="ce4" table:formula="of:=[$Redistribution_high.E92]" office:value-type="float" office:value="0.434940295708887" calcext:value-type="float">
            <text:p>0.434940295708887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42020607011006" calcext:value-type="float">
            <text:p>0.342020607011006</text:p>
          </table:table-cell>
          <table:table-cell table:style-name="ce4" table:formula="of:=[$Redistribution_central.C93]" office:value-type="float" office:value="0.408099929692233" calcext:value-type="float">
            <text:p>0.408099929692233</text:p>
          </table:table-cell>
          <table:table-cell table:style-name="ce4" table:formula="of:=[$Redistribution_central.D93]" office:value-type="float" office:value="0.343461202877745" calcext:value-type="float">
            <text:p>0.343461202877745</text:p>
          </table:table-cell>
          <table:table-cell table:style-name="ce4" table:formula="of:=[$Redistribution_central.E93]" office:value-type="float" office:value="0.407613264579125" calcext:value-type="float">
            <text:p>0.407613264579125</text:p>
          </table:table-cell>
          <table:table-cell/>
          <table:table-cell table:style-name="ce4" table:formula="of:=[$redistribution_low.B93]" office:value-type="float" office:value="0.363623733221191" calcext:value-type="float">
            <text:p>0.363623733221191</text:p>
          </table:table-cell>
          <table:table-cell table:style-name="ce4" table:formula="of:=[$redistribution_low.C93]" office:value-type="float" office:value="0.438401785780396" calcext:value-type="float">
            <text:p>0.438401785780396</text:p>
          </table:table-cell>
          <table:table-cell table:style-name="ce4" table:formula="of:=[$redistribution_low.D93]" office:value-type="float" office:value="0.365365472814938" calcext:value-type="float">
            <text:p>0.365365472814938</text:p>
          </table:table-cell>
          <table:table-cell table:style-name="ce4" table:formula="of:=[$redistribution_low.E93]" office:value-type="float" office:value="0.434771715888109" calcext:value-type="float">
            <text:p>0.434771715888109</text:p>
          </table:table-cell>
          <table:table-cell/>
          <table:table-cell table:style-name="ce4" table:formula="of:=[$Redistribution_high.B93]" office:value-type="float" office:value="0.369933336966246" calcext:value-type="float">
            <text:p>0.369933336966246</text:p>
          </table:table-cell>
          <table:table-cell table:style-name="ce4" table:formula="of:=[$Redistribution_high.C93]" office:value-type="float" office:value="0.443920797649174" calcext:value-type="float">
            <text:p>0.443920797649174</text:p>
          </table:table-cell>
          <table:table-cell table:style-name="ce4" table:formula="of:=[$Redistribution_high.D93]" office:value-type="float" office:value="0.372585159788841" calcext:value-type="float">
            <text:p>0.372585159788841</text:p>
          </table:table-cell>
          <table:table-cell table:style-name="ce4" table:formula="of:=[$Redistribution_high.E93]" office:value-type="float" office:value="0.440137328276795" calcext:value-type="float">
            <text:p>0.440137328276795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58989780898747" calcext:value-type="float">
            <text:p>0.358989780898747</text:p>
          </table:table-cell>
          <table:table-cell table:style-name="ce4" table:formula="of:=[$Redistribution_central.C94]" office:value-type="float" office:value="0.422188999922992" calcext:value-type="float">
            <text:p>0.422188999922992</text:p>
          </table:table-cell>
          <table:table-cell table:style-name="ce4" table:formula="of:=[$Redistribution_central.D94]" office:value-type="float" office:value="0.361089638728234" calcext:value-type="float">
            <text:p>0.361089638728234</text:p>
          </table:table-cell>
          <table:table-cell table:style-name="ce4" table:formula="of:=[$Redistribution_central.E94]" office:value-type="float" office:value="0.41832389234227" calcext:value-type="float">
            <text:p>0.41832389234227</text:p>
          </table:table-cell>
          <table:table-cell/>
          <table:table-cell table:style-name="ce4" table:formula="of:=[$redistribution_low.B94]" office:value-type="float" office:value="0.359798458595023" calcext:value-type="float">
            <text:p>0.359798458595023</text:p>
          </table:table-cell>
          <table:table-cell table:style-name="ce4" table:formula="of:=[$redistribution_low.C94]" office:value-type="float" office:value="0.434950829637821" calcext:value-type="float">
            <text:p>0.434950829637821</text:p>
          </table:table-cell>
          <table:table-cell table:style-name="ce4" table:formula="of:=[$redistribution_low.D94]" office:value-type="float" office:value="0.36178436663211" calcext:value-type="float">
            <text:p>0.36178436663211</text:p>
          </table:table-cell>
          <table:table-cell table:style-name="ce4" table:formula="of:=[$redistribution_low.E94]" office:value-type="float" office:value="0.430386301206975" calcext:value-type="float">
            <text:p>0.430386301206975</text:p>
          </table:table-cell>
          <table:table-cell/>
          <table:table-cell table:style-name="ce4" table:formula="of:=[$Redistribution_high.B94]" office:value-type="float" office:value="0.372461972573634" calcext:value-type="float">
            <text:p>0.372461972573634</text:p>
          </table:table-cell>
          <table:table-cell table:style-name="ce4" table:formula="of:=[$Redistribution_high.C94]" office:value-type="float" office:value="0.449285880067841" calcext:value-type="float">
            <text:p>0.449285880067841</text:p>
          </table:table-cell>
          <table:table-cell table:style-name="ce4" table:formula="of:=[$Redistribution_high.D94]" office:value-type="float" office:value="0.377123902738294" calcext:value-type="float">
            <text:p>0.377123902738294</text:p>
          </table:table-cell>
          <table:table-cell table:style-name="ce4" table:formula="of:=[$Redistribution_high.E94]" office:value-type="float" office:value="0.442004943920675" calcext:value-type="float">
            <text:p>0.442004943920675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53697085090197" calcext:value-type="float">
            <text:p>0.353697085090197</text:p>
          </table:table-cell>
          <table:table-cell table:style-name="ce4" table:formula="of:=[$Redistribution_central.C95]" office:value-type="float" office:value="0.418471112679945" calcext:value-type="float">
            <text:p>0.418471112679945</text:p>
          </table:table-cell>
          <table:table-cell table:style-name="ce4" table:formula="of:=[$Redistribution_central.D95]" office:value-type="float" office:value="0.355556632679761" calcext:value-type="float">
            <text:p>0.355556632679761</text:p>
          </table:table-cell>
          <table:table-cell table:style-name="ce4" table:formula="of:=[$Redistribution_central.E95]" office:value-type="float" office:value="0.41524416631047" calcext:value-type="float">
            <text:p>0.41524416631047</text:p>
          </table:table-cell>
          <table:table-cell/>
          <table:table-cell table:style-name="ce4" table:formula="of:=[$redistribution_low.B95]" office:value-type="float" office:value="0.355157568993551" calcext:value-type="float">
            <text:p>0.355157568993551</text:p>
          </table:table-cell>
          <table:table-cell table:style-name="ce4" table:formula="of:=[$redistribution_low.C95]" office:value-type="float" office:value="0.428786033254254" calcext:value-type="float">
            <text:p>0.428786033254254</text:p>
          </table:table-cell>
          <table:table-cell table:style-name="ce4" table:formula="of:=[$redistribution_low.D95]" office:value-type="float" office:value="0.356923880919308" calcext:value-type="float">
            <text:p>0.356923880919308</text:p>
          </table:table-cell>
          <table:table-cell table:style-name="ce4" table:formula="of:=[$redistribution_low.E95]" office:value-type="float" office:value="0.424410133632202" calcext:value-type="float">
            <text:p>0.424410133632202</text:p>
          </table:table-cell>
          <table:table-cell/>
          <table:table-cell table:style-name="ce4" table:formula="of:=[$Redistribution_high.B95]" office:value-type="float" office:value="0.368924139834758" calcext:value-type="float">
            <text:p>0.368924139834758</text:p>
          </table:table-cell>
          <table:table-cell table:style-name="ce4" table:formula="of:=[$Redistribution_high.C95]" office:value-type="float" office:value="0.441713002797842" calcext:value-type="float">
            <text:p>0.441713002797842</text:p>
          </table:table-cell>
          <table:table-cell table:style-name="ce4" table:formula="of:=[$Redistribution_high.D95]" office:value-type="float" office:value="0.372942335039089" calcext:value-type="float">
            <text:p>0.372942335039089</text:p>
          </table:table-cell>
          <table:table-cell table:style-name="ce4" table:formula="of:=[$Redistribution_high.E95]" office:value-type="float" office:value="0.435591235097579" calcext:value-type="float">
            <text:p>0.435591235097579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47434687071072" calcext:value-type="float">
            <text:p>0.347434687071072</text:p>
          </table:table-cell>
          <table:table-cell table:style-name="ce4" table:formula="of:=[$Redistribution_central.C96]" office:value-type="float" office:value="0.405895013163142" calcext:value-type="float">
            <text:p>0.405895013163142</text:p>
          </table:table-cell>
          <table:table-cell table:style-name="ce4" table:formula="of:=[$Redistribution_central.D96]" office:value-type="float" office:value="0.349168843589762" calcext:value-type="float">
            <text:p>0.349168843589762</text:p>
          </table:table-cell>
          <table:table-cell table:style-name="ce4" table:formula="of:=[$Redistribution_central.E96]" office:value-type="float" office:value="0.402814874970839" calcext:value-type="float">
            <text:p>0.402814874970839</text:p>
          </table:table-cell>
          <table:table-cell/>
          <table:table-cell table:style-name="ce4" table:formula="of:=[$redistribution_low.B96]" office:value-type="float" office:value="0.353157672104166" calcext:value-type="float">
            <text:p>0.353157672104166</text:p>
          </table:table-cell>
          <table:table-cell table:style-name="ce4" table:formula="of:=[$redistribution_low.C96]" office:value-type="float" office:value="0.426014542910884" calcext:value-type="float">
            <text:p>0.426014542910884</text:p>
          </table:table-cell>
          <table:table-cell table:style-name="ce4" table:formula="of:=[$redistribution_low.D96]" office:value-type="float" office:value="0.355103258832239" calcext:value-type="float">
            <text:p>0.355103258832239</text:p>
          </table:table-cell>
          <table:table-cell table:style-name="ce4" table:formula="of:=[$redistribution_low.E96]" office:value-type="float" office:value="0.421396852857508" calcext:value-type="float">
            <text:p>0.421396852857508</text:p>
          </table:table-cell>
          <table:table-cell/>
          <table:table-cell table:style-name="ce4" table:formula="of:=[$Redistribution_high.B96]" office:value-type="float" office:value="0.370736781071016" calcext:value-type="float">
            <text:p>0.370736781071016</text:p>
          </table:table-cell>
          <table:table-cell table:style-name="ce4" table:formula="of:=[$Redistribution_high.C96]" office:value-type="float" office:value="0.438585088939497" calcext:value-type="float">
            <text:p>0.438585088939497</text:p>
          </table:table-cell>
          <table:table-cell table:style-name="ce4" table:formula="of:=[$Redistribution_high.D96]" office:value-type="float" office:value="0.374337071525189" calcext:value-type="float">
            <text:p>0.374337071525189</text:p>
          </table:table-cell>
          <table:table-cell table:style-name="ce4" table:formula="of:=[$Redistribution_high.E96]" office:value-type="float" office:value="0.43435264320906" calcext:value-type="float">
            <text:p>0.43435264320906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48131014175598" calcext:value-type="float">
            <text:p>0.348131014175598</text:p>
          </table:table-cell>
          <table:table-cell table:style-name="ce4" table:formula="of:=[$Redistribution_central.C97]" office:value-type="float" office:value="0.411460381585026" calcext:value-type="float">
            <text:p>0.411460381585026</text:p>
          </table:table-cell>
          <table:table-cell table:style-name="ce4" table:formula="of:=[$Redistribution_central.D97]" office:value-type="float" office:value="0.349851231452055" calcext:value-type="float">
            <text:p>0.349851231452055</text:p>
          </table:table-cell>
          <table:table-cell table:style-name="ce4" table:formula="of:=[$Redistribution_central.E97]" office:value-type="float" office:value="0.409839714485462" calcext:value-type="float">
            <text:p>0.409839714485462</text:p>
          </table:table-cell>
          <table:table-cell/>
          <table:table-cell table:style-name="ce4" table:formula="of:=[$redistribution_low.B97]" office:value-type="float" office:value="0.346516740928817" calcext:value-type="float">
            <text:p>0.346516740928817</text:p>
          </table:table-cell>
          <table:table-cell table:style-name="ce4" table:formula="of:=[$redistribution_low.C97]" office:value-type="float" office:value="0.411515250194865" calcext:value-type="float">
            <text:p>0.411515250194865</text:p>
          </table:table-cell>
          <table:table-cell table:style-name="ce4" table:formula="of:=[$redistribution_low.D97]" office:value-type="float" office:value="0.348290203545342" calcext:value-type="float">
            <text:p>0.348290203545342</text:p>
          </table:table-cell>
          <table:table-cell table:style-name="ce4" table:formula="of:=[$redistribution_low.E97]" office:value-type="float" office:value="0.407553413717184" calcext:value-type="float">
            <text:p>0.407553413717184</text:p>
          </table:table-cell>
          <table:table-cell/>
          <table:table-cell table:style-name="ce4" table:formula="of:=[$Redistribution_high.B97]" office:value-type="float" office:value="0.366702698302799" calcext:value-type="float">
            <text:p>0.366702698302799</text:p>
          </table:table-cell>
          <table:table-cell table:style-name="ce4" table:formula="of:=[$Redistribution_high.C97]" office:value-type="float" office:value="0.436260165568084" calcext:value-type="float">
            <text:p>0.436260165568084</text:p>
          </table:table-cell>
          <table:table-cell table:style-name="ce4" table:formula="of:=[$Redistribution_high.D97]" office:value-type="float" office:value="0.369777907236227" calcext:value-type="float">
            <text:p>0.369777907236227</text:p>
          </table:table-cell>
          <table:table-cell table:style-name="ce4" table:formula="of:=[$Redistribution_high.E97]" office:value-type="float" office:value="0.433270973530752" calcext:value-type="float">
            <text:p>0.433270973530752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43242804345675" calcext:value-type="float">
            <text:p>0.343242804345675</text:p>
          </table:table-cell>
          <table:table-cell table:style-name="ce4" table:formula="of:=[$Redistribution_central.C98]" office:value-type="float" office:value="0.396663749340829" calcext:value-type="float">
            <text:p>0.396663749340829</text:p>
          </table:table-cell>
          <table:table-cell table:style-name="ce4" table:formula="of:=[$Redistribution_central.D98]" office:value-type="float" office:value="0.343569661281133" calcext:value-type="float">
            <text:p>0.343569661281133</text:p>
          </table:table-cell>
          <table:table-cell table:style-name="ce4" table:formula="of:=[$Redistribution_central.E98]" office:value-type="float" office:value="0.398903601128267" calcext:value-type="float">
            <text:p>0.398903601128267</text:p>
          </table:table-cell>
          <table:table-cell/>
          <table:table-cell table:style-name="ce4" table:formula="of:=[$redistribution_low.B98]" office:value-type="float" office:value="0.356076082834028" calcext:value-type="float">
            <text:p>0.356076082834028</text:p>
          </table:table-cell>
          <table:table-cell table:style-name="ce4" table:formula="of:=[$redistribution_low.C98]" office:value-type="float" office:value="0.413780825991377" calcext:value-type="float">
            <text:p>0.413780825991377</text:p>
          </table:table-cell>
          <table:table-cell table:style-name="ce4" table:formula="of:=[$redistribution_low.D98]" office:value-type="float" office:value="0.357629445838142" calcext:value-type="float">
            <text:p>0.357629445838142</text:p>
          </table:table-cell>
          <table:table-cell table:style-name="ce4" table:formula="of:=[$redistribution_low.E98]" office:value-type="float" office:value="0.410191150393827" calcext:value-type="float">
            <text:p>0.410191150393827</text:p>
          </table:table-cell>
          <table:table-cell/>
          <table:table-cell table:style-name="ce4" table:formula="of:=[$Redistribution_high.B98]" office:value-type="float" office:value="0.371053238781777" calcext:value-type="float">
            <text:p>0.371053238781777</text:p>
          </table:table-cell>
          <table:table-cell table:style-name="ce4" table:formula="of:=[$Redistribution_high.C98]" office:value-type="float" office:value="0.441168256775916" calcext:value-type="float">
            <text:p>0.441168256775916</text:p>
          </table:table-cell>
          <table:table-cell table:style-name="ce4" table:formula="of:=[$Redistribution_high.D98]" office:value-type="float" office:value="0.375228103767718" calcext:value-type="float">
            <text:p>0.375228103767718</text:p>
          </table:table-cell>
          <table:table-cell table:style-name="ce4" table:formula="of:=[$Redistribution_high.E98]" office:value-type="float" office:value="0.439419474846523" calcext:value-type="float">
            <text:p>0.439419474846523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41330067521385" calcext:value-type="float">
            <text:p>0.341330067521385</text:p>
          </table:table-cell>
          <table:table-cell table:style-name="ce4" table:formula="of:=[$Redistribution_central.C99]" office:value-type="float" office:value="0.397942464585326" calcext:value-type="float">
            <text:p>0.397942464585326</text:p>
          </table:table-cell>
          <table:table-cell table:style-name="ce4" table:formula="of:=[$Redistribution_central.D99]" office:value-type="float" office:value="0.34186866431231" calcext:value-type="float">
            <text:p>0.34186866431231</text:p>
          </table:table-cell>
          <table:table-cell table:style-name="ce4" table:formula="of:=[$Redistribution_central.E99]" office:value-type="float" office:value="0.398547885305" calcext:value-type="float">
            <text:p>0.398547885305</text:p>
          </table:table-cell>
          <table:table-cell/>
          <table:table-cell table:style-name="ce4" table:formula="of:=[$redistribution_low.B99]" office:value-type="float" office:value="0.346152134454966" calcext:value-type="float">
            <text:p>0.346152134454966</text:p>
          </table:table-cell>
          <table:table-cell table:style-name="ce4" table:formula="of:=[$redistribution_low.C99]" office:value-type="float" office:value="0.401456496104529" calcext:value-type="float">
            <text:p>0.401456496104529</text:p>
          </table:table-cell>
          <table:table-cell table:style-name="ce4" table:formula="of:=[$redistribution_low.D99]" office:value-type="float" office:value="0.346882493793814" calcext:value-type="float">
            <text:p>0.346882493793814</text:p>
          </table:table-cell>
          <table:table-cell table:style-name="ce4" table:formula="of:=[$redistribution_low.E99]" office:value-type="float" office:value="0.399096312608973" calcext:value-type="float">
            <text:p>0.399096312608973</text:p>
          </table:table-cell>
          <table:table-cell/>
          <table:table-cell table:style-name="ce4" table:formula="of:=[$Redistribution_high.B99]" office:value-type="float" office:value="0.365990546403604" calcext:value-type="float">
            <text:p>0.365990546403604</text:p>
          </table:table-cell>
          <table:table-cell table:style-name="ce4" table:formula="of:=[$Redistribution_high.C99]" office:value-type="float" office:value="0.439152909299531" calcext:value-type="float">
            <text:p>0.439152909299531</text:p>
          </table:table-cell>
          <table:table-cell table:style-name="ce4" table:formula="of:=[$Redistribution_high.D99]" office:value-type="float" office:value="0.368725114580623" calcext:value-type="float">
            <text:p>0.368725114580623</text:p>
          </table:table-cell>
          <table:table-cell table:style-name="ce4" table:formula="of:=[$Redistribution_high.E99]" office:value-type="float" office:value="0.438346887302047" calcext:value-type="float">
            <text:p>0.438346887302047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53243070712359" calcext:value-type="float">
            <text:p>0.353243070712359</text:p>
          </table:table-cell>
          <table:table-cell table:style-name="ce4" table:formula="of:=[$Redistribution_central.C100]" office:value-type="float" office:value="0.419332592274442" calcext:value-type="float">
            <text:p>0.419332592274442</text:p>
          </table:table-cell>
          <table:table-cell table:style-name="ce4" table:formula="of:=[$Redistribution_central.D100]" office:value-type="float" office:value="0.353577308211745" calcext:value-type="float">
            <text:p>0.353577308211745</text:p>
          </table:table-cell>
          <table:table-cell table:style-name="ce4" table:formula="of:=[$Redistribution_central.E100]" office:value-type="float" office:value="0.418626999596469" calcext:value-type="float">
            <text:p>0.418626999596469</text:p>
          </table:table-cell>
          <table:table-cell/>
          <table:table-cell table:style-name="ce4" table:formula="of:=[$redistribution_low.B100]" office:value-type="float" office:value="0.365372830806116" calcext:value-type="float">
            <text:p>0.365372830806116</text:p>
          </table:table-cell>
          <table:table-cell table:style-name="ce4" table:formula="of:=[$redistribution_low.C100]" office:value-type="float" office:value="0.424494151806202" calcext:value-type="float">
            <text:p>0.424494151806202</text:p>
          </table:table-cell>
          <table:table-cell table:style-name="ce4" table:formula="of:=[$redistribution_low.D100]" office:value-type="float" office:value="0.366280678646783" calcext:value-type="float">
            <text:p>0.366280678646783</text:p>
          </table:table-cell>
          <table:table-cell table:style-name="ce4" table:formula="of:=[$redistribution_low.E100]" office:value-type="float" office:value="0.421928787912699" calcext:value-type="float">
            <text:p>0.421928787912699</text:p>
          </table:table-cell>
          <table:table-cell/>
          <table:table-cell table:style-name="ce4" table:formula="of:=[$Redistribution_high.B100]" office:value-type="float" office:value="0.369493184324097" calcext:value-type="float">
            <text:p>0.369493184324097</text:p>
          </table:table-cell>
          <table:table-cell table:style-name="ce4" table:formula="of:=[$Redistribution_high.C100]" office:value-type="float" office:value="0.441745459937566" calcext:value-type="float">
            <text:p>0.441745459937566</text:p>
          </table:table-cell>
          <table:table-cell table:style-name="ce4" table:formula="of:=[$Redistribution_high.D100]" office:value-type="float" office:value="0.372180680533908" calcext:value-type="float">
            <text:p>0.372180680533908</text:p>
          </table:table-cell>
          <table:table-cell table:style-name="ce4" table:formula="of:=[$Redistribution_high.E100]" office:value-type="float" office:value="0.44332255032818" calcext:value-type="float">
            <text:p>0.44332255032818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49760275166098" calcext:value-type="float">
            <text:p>0.349760275166098</text:p>
          </table:table-cell>
          <table:table-cell table:style-name="ce4" table:formula="of:=[$Redistribution_central.C101]" office:value-type="float" office:value="0.408683920961397" calcext:value-type="float">
            <text:p>0.408683920961397</text:p>
          </table:table-cell>
          <table:table-cell table:style-name="ce4" table:formula="of:=[$Redistribution_central.D101]" office:value-type="float" office:value="0.350094539910706" calcext:value-type="float">
            <text:p>0.350094539910706</text:p>
          </table:table-cell>
          <table:table-cell table:style-name="ce4" table:formula="of:=[$Redistribution_central.E101]" office:value-type="float" office:value="0.408486354848735" calcext:value-type="float">
            <text:p>0.408486354848735</text:p>
          </table:table-cell>
          <table:table-cell/>
          <table:table-cell table:style-name="ce4" table:formula="of:=[$redistribution_low.B101]" office:value-type="float" office:value="0.358534315122726" calcext:value-type="float">
            <text:p>0.358534315122726</text:p>
          </table:table-cell>
          <table:table-cell table:style-name="ce4" table:formula="of:=[$redistribution_low.C101]" office:value-type="float" office:value="0.422105730265034" calcext:value-type="float">
            <text:p>0.422105730265034</text:p>
          </table:table-cell>
          <table:table-cell table:style-name="ce4" table:formula="of:=[$redistribution_low.D101]" office:value-type="float" office:value="0.358529067352633" calcext:value-type="float">
            <text:p>0.358529067352633</text:p>
          </table:table-cell>
          <table:table-cell table:style-name="ce4" table:formula="of:=[$redistribution_low.E101]" office:value-type="float" office:value="0.420999278924713" calcext:value-type="float">
            <text:p>0.420999278924713</text:p>
          </table:table-cell>
          <table:table-cell/>
          <table:table-cell table:style-name="ce4" table:formula="of:=[$Redistribution_high.B101]" office:value-type="float" office:value="0.369614237892296" calcext:value-type="float">
            <text:p>0.369614237892296</text:p>
          </table:table-cell>
          <table:table-cell table:style-name="ce4" table:formula="of:=[$Redistribution_high.C101]" office:value-type="float" office:value="0.443907612674462" calcext:value-type="float">
            <text:p>0.443907612674462</text:p>
          </table:table-cell>
          <table:table-cell table:style-name="ce4" table:formula="of:=[$Redistribution_high.D101]" office:value-type="float" office:value="0.372412892610729" calcext:value-type="float">
            <text:p>0.372412892610729</text:p>
          </table:table-cell>
          <table:table-cell table:style-name="ce4" table:formula="of:=[$Redistribution_high.E101]" office:value-type="float" office:value="0.443728653231838" calcext:value-type="float">
            <text:p>0.443728653231838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52982594021458" calcext:value-type="float">
            <text:p>0.352982594021458</text:p>
          </table:table-cell>
          <table:table-cell table:style-name="ce4" table:formula="of:=[$Redistribution_central.C102]" office:value-type="float" office:value="0.414149527891674" calcext:value-type="float">
            <text:p>0.414149527891674</text:p>
          </table:table-cell>
          <table:table-cell table:style-name="ce4" table:formula="of:=[$Redistribution_central.D102]" office:value-type="float" office:value="0.353210166679142" calcext:value-type="float">
            <text:p>0.353210166679142</text:p>
          </table:table-cell>
          <table:table-cell table:style-name="ce4" table:formula="of:=[$Redistribution_central.E102]" office:value-type="float" office:value="0.414101975463056" calcext:value-type="float">
            <text:p>0.414101975463056</text:p>
          </table:table-cell>
          <table:table-cell/>
          <table:table-cell table:style-name="ce4" table:formula="of:=[$redistribution_low.B102]" office:value-type="float" office:value="0.358275309569468" calcext:value-type="float">
            <text:p>0.358275309569468</text:p>
          </table:table-cell>
          <table:table-cell table:style-name="ce4" table:formula="of:=[$redistribution_low.C102]" office:value-type="float" office:value="0.419333137627136" calcext:value-type="float">
            <text:p>0.419333137627136</text:p>
          </table:table-cell>
          <table:table-cell table:style-name="ce4" table:formula="of:=[$redistribution_low.D102]" office:value-type="float" office:value="0.358268563875811" calcext:value-type="float">
            <text:p>0.358268563875811</text:p>
          </table:table-cell>
          <table:table-cell table:style-name="ce4" table:formula="of:=[$redistribution_low.E102]" office:value-type="float" office:value="0.418112253229216" calcext:value-type="float">
            <text:p>0.418112253229216</text:p>
          </table:table-cell>
          <table:table-cell/>
          <table:table-cell table:style-name="ce4" table:formula="of:=[$Redistribution_high.B102]" office:value-type="float" office:value="0.364881290812777" calcext:value-type="float">
            <text:p>0.364881290812777</text:p>
          </table:table-cell>
          <table:table-cell table:style-name="ce4" table:formula="of:=[$Redistribution_high.C102]" office:value-type="float" office:value="0.433465827133064" calcext:value-type="float">
            <text:p>0.433465827133064</text:p>
          </table:table-cell>
          <table:table-cell table:style-name="ce4" table:formula="of:=[$Redistribution_high.D102]" office:value-type="float" office:value="0.368594219842519" calcext:value-type="float">
            <text:p>0.368594219842519</text:p>
          </table:table-cell>
          <table:table-cell table:style-name="ce4" table:formula="of:=[$Redistribution_high.E102]" office:value-type="float" office:value="0.433163006779192" calcext:value-type="float">
            <text:p>0.433163006779192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56445001135014" calcext:value-type="float">
            <text:p>0.356445001135014</text:p>
          </table:table-cell>
          <table:table-cell table:style-name="ce4" table:formula="of:=[$Redistribution_central.C103]" office:value-type="float" office:value="0.414289755666152" calcext:value-type="float">
            <text:p>0.414289755666152</text:p>
          </table:table-cell>
          <table:table-cell table:style-name="ce4" table:formula="of:=[$Redistribution_central.D103]" office:value-type="float" office:value="0.356920007048129" calcext:value-type="float">
            <text:p>0.356920007048129</text:p>
          </table:table-cell>
          <table:table-cell table:style-name="ce4" table:formula="of:=[$Redistribution_central.E103]" office:value-type="float" office:value="0.415441042678379" calcext:value-type="float">
            <text:p>0.415441042678379</text:p>
          </table:table-cell>
          <table:table-cell/>
          <table:table-cell table:style-name="ce4" table:formula="of:=[$redistribution_low.B103]" office:value-type="float" office:value="0.356434766314267" calcext:value-type="float">
            <text:p>0.356434766314267</text:p>
          </table:table-cell>
          <table:table-cell table:style-name="ce4" table:formula="of:=[$redistribution_low.C103]" office:value-type="float" office:value="0.423472013255436" calcext:value-type="float">
            <text:p>0.423472013255436</text:p>
          </table:table-cell>
          <table:table-cell table:style-name="ce4" table:formula="of:=[$redistribution_low.D103]" office:value-type="float" office:value="0.357070849466642" calcext:value-type="float">
            <text:p>0.357070849466642</text:p>
          </table:table-cell>
          <table:table-cell table:style-name="ce4" table:formula="of:=[$redistribution_low.E103]" office:value-type="float" office:value="0.421357617463251" calcext:value-type="float">
            <text:p>0.421357617463251</text:p>
          </table:table-cell>
          <table:table-cell/>
          <table:table-cell table:style-name="ce4" table:formula="of:=[$Redistribution_high.B103]" office:value-type="float" office:value="0.368049831121896" calcext:value-type="float">
            <text:p>0.368049831121896</text:p>
          </table:table-cell>
          <table:table-cell table:style-name="ce4" table:formula="of:=[$Redistribution_high.C103]" office:value-type="float" office:value="0.442598472011127" calcext:value-type="float">
            <text:p>0.442598472011127</text:p>
          </table:table-cell>
          <table:table-cell table:style-name="ce4" table:formula="of:=[$Redistribution_high.D103]" office:value-type="float" office:value="0.370916465888041" calcext:value-type="float">
            <text:p>0.370916465888041</text:p>
          </table:table-cell>
          <table:table-cell table:style-name="ce4" table:formula="of:=[$Redistribution_high.E103]" office:value-type="float" office:value="0.442724845159801" calcext:value-type="float">
            <text:p>0.442724845159801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54020951748603" calcext:value-type="float">
            <text:p>0.354020951748603</text:p>
          </table:table-cell>
          <table:table-cell table:style-name="ce4" table:formula="of:=[$Redistribution_central.C104]" office:value-type="float" office:value="0.402253438817341" calcext:value-type="float">
            <text:p>0.402253438817341</text:p>
          </table:table-cell>
          <table:table-cell table:style-name="ce4" table:formula="of:=[$Redistribution_central.D104]" office:value-type="float" office:value="0.354445912625883" calcext:value-type="float">
            <text:p>0.354445912625883</text:p>
          </table:table-cell>
          <table:table-cell table:style-name="ce4" table:formula="of:=[$Redistribution_central.E104]" office:value-type="float" office:value="0.407746819736245" calcext:value-type="float">
            <text:p>0.407746819736245</text:p>
          </table:table-cell>
          <table:table-cell/>
          <table:table-cell table:style-name="ce4" table:formula="of:=[$redistribution_low.B104]" office:value-type="float" office:value="0.35645571834859" calcext:value-type="float">
            <text:p>0.35645571834859</text:p>
          </table:table-cell>
          <table:table-cell table:style-name="ce4" table:formula="of:=[$redistribution_low.C104]" office:value-type="float" office:value="0.421980960932169" calcext:value-type="float">
            <text:p>0.421980960932169</text:p>
          </table:table-cell>
          <table:table-cell table:style-name="ce4" table:formula="of:=[$redistribution_low.D104]" office:value-type="float" office:value="0.356940432350422" calcext:value-type="float">
            <text:p>0.356940432350422</text:p>
          </table:table-cell>
          <table:table-cell table:style-name="ce4" table:formula="of:=[$redistribution_low.E104]" office:value-type="float" office:value="0.420041113487834" calcext:value-type="float">
            <text:p>0.420041113487834</text:p>
          </table:table-cell>
          <table:table-cell/>
          <table:table-cell table:style-name="ce4" table:formula="of:=[$Redistribution_high.B104]" office:value-type="float" office:value="0.366595040507783" calcext:value-type="float">
            <text:p>0.366595040507783</text:p>
          </table:table-cell>
          <table:table-cell table:style-name="ce4" table:formula="of:=[$Redistribution_high.C104]" office:value-type="float" office:value="0.437092087169564" calcext:value-type="float">
            <text:p>0.437092087169564</text:p>
          </table:table-cell>
          <table:table-cell table:style-name="ce4" table:formula="of:=[$Redistribution_high.D104]" office:value-type="float" office:value="0.370024740218706" calcext:value-type="float">
            <text:p>0.370024740218706</text:p>
          </table:table-cell>
          <table:table-cell table:style-name="ce4" table:formula="of:=[$Redistribution_high.E104]" office:value-type="float" office:value="0.438745958910252" calcext:value-type="float">
            <text:p>0.438745958910252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5086641978028" calcext:value-type="float">
            <text:p>0.35086641978028</text:p>
          </table:table-cell>
          <table:table-cell table:style-name="ce4" table:formula="of:=[$Redistribution_central.C105]" office:value-type="float" office:value="0.403824741154948" calcext:value-type="float">
            <text:p>0.403824741154948</text:p>
          </table:table-cell>
          <table:table-cell table:style-name="ce4" table:formula="of:=[$Redistribution_central.D105]" office:value-type="float" office:value="0.352286444432492" calcext:value-type="float">
            <text:p>0.352286444432492</text:p>
          </table:table-cell>
          <table:table-cell table:style-name="ce4" table:formula="of:=[$Redistribution_central.E105]" office:value-type="float" office:value="0.405094969913862" calcext:value-type="float">
            <text:p>0.405094969913862</text:p>
          </table:table-cell>
          <table:table-cell/>
          <table:table-cell table:style-name="ce4" table:formula="of:=[$redistribution_low.B105]" office:value-type="float" office:value="0.345796659770801" calcext:value-type="float">
            <text:p>0.345796659770801</text:p>
          </table:table-cell>
          <table:table-cell table:style-name="ce4" table:formula="of:=[$redistribution_low.C105]" office:value-type="float" office:value="0.411761742635312" calcext:value-type="float">
            <text:p>0.411761742635312</text:p>
          </table:table-cell>
          <table:table-cell table:style-name="ce4" table:formula="of:=[$redistribution_low.D105]" office:value-type="float" office:value="0.346587715540418" calcext:value-type="float">
            <text:p>0.346587715540418</text:p>
          </table:table-cell>
          <table:table-cell table:style-name="ce4" table:formula="of:=[$redistribution_low.E105]" office:value-type="float" office:value="0.409117314484025" calcext:value-type="float">
            <text:p>0.409117314484025</text:p>
          </table:table-cell>
          <table:table-cell/>
          <table:table-cell table:style-name="ce4" table:formula="of:=[$Redistribution_high.B105]" office:value-type="float" office:value="0.368077818892647" calcext:value-type="float">
            <text:p>0.368077818892647</text:p>
          </table:table-cell>
          <table:table-cell table:style-name="ce4" table:formula="of:=[$Redistribution_high.C105]" office:value-type="float" office:value="0.418798311181837" calcext:value-type="float">
            <text:p>0.418798311181837</text:p>
          </table:table-cell>
          <table:table-cell table:style-name="ce4" table:formula="of:=[$Redistribution_high.D105]" office:value-type="float" office:value="0.370646968620857" calcext:value-type="float">
            <text:p>0.370646968620857</text:p>
          </table:table-cell>
          <table:table-cell table:style-name="ce4" table:formula="of:=[$Redistribution_high.E105]" office:value-type="float" office:value="0.41947039722387" calcext:value-type="float">
            <text:p>0.41947039722387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5" calcext:value-type="float">
            <text:p>0.409756672021305</text:p>
          </table:table-cell>
          <table:table-cell table:formula="of:=AVERAGE([$'Gini per capita'.E5:.E8])" office:value-type="float" office:value="0.434606868246302" calcext:value-type="float">
            <text:p>0.434606868246302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6672021305" calcext:value-type="float">
            <text:p>0.409756672021305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0909992538" calcext:value-type="float">
            <text:p>0.39497090999253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6672021305" calcext:value-type="float">
            <text:p>0.409756672021305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0909992538" calcext:value-type="float">
            <text:p>0.39497090999253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2" calcext:value-type="float">
            <text:p>0.3948110692098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6665027822" calcext:value-type="float">
            <text:p>0.410636665027822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1069209892" calcext:value-type="float">
            <text:p>0.3948110692098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6665027822" calcext:value-type="float">
            <text:p>0.410636665027822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1069209892" calcext:value-type="float">
            <text:p>0.394811069209892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19" calcext:value-type="float">
            <text:p>0.408363230161119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81" calcext:value-type="float">
            <text:p>0.389841184361681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3230161119" calcext:value-type="float">
            <text:p>0.408363230161119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1184361681" calcext:value-type="float">
            <text:p>0.389841184361681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3230161119" calcext:value-type="float">
            <text:p>0.408363230161119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1184361681" calcext:value-type="float">
            <text:p>0.389841184361681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5909201" calcext:value-type="float">
            <text:p>0.4085472959092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2579819" calcext:value-type="float">
            <text:p>0.390258472579819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7295909201" calcext:value-type="float">
            <text:p>0.408547295909201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472579819" calcext:value-type="float">
            <text:p>0.390258472579819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.448560296445637</text:p>
          </table:table-cell>
          <table:table-cell table:style-name="ce3" table:formula="of:=AVERAGE([$'Gini per capita'.N17:.N20])" office:value-type="float" office:value="0.408547295909201" calcext:value-type="float">
            <text:p>0.408547295909201</text:p>
          </table:table-cell>
          <table:table-cell table:style-name="ce3" table:formula="of:=AVERAGE([$'Gini per capita'.O17:.O20])" office:value-type="float" office:value="0.428131858096523" calcext:value-type="float">
            <text:p>0.428131858096523</text:p>
          </table:table-cell>
          <table:table-cell table:style-name="ce3" table:formula="of:=AVERAGE([$'Gini per capita'.L17:.L20])" office:value-type="float" office:value="0.390258472579819" calcext:value-type="float">
            <text:p>0.390258472579819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512285447" calcext:value-type="float">
            <text:p>0.426534512285447</text:p>
          </table:table-cell>
          <table:table-cell table:formula="of:=AVERAGE([$'Gini per capita'.B21:.B24])" office:value-type="float" office:value="0.387817163937896" calcext:value-type="float">
            <text:p>0.38781716393789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90674454835" calcext:value-type="float">
            <text:p>0.408090674454835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20739543056" calcext:value-type="float">
            <text:p>0.387820739543056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.44909217471202</text:p>
          </table:table-cell>
          <table:table-cell table:style-name="ce3" table:formula="of:=AVERAGE([$'Gini per capita'.N21:.N24])" office:value-type="float" office:value="0.408090674514004" calcext:value-type="float">
            <text:p>0.408090674514004</text:p>
          </table:table-cell>
          <table:table-cell table:style-name="ce3" table:formula="of:=AVERAGE([$'Gini per capita'.O21:.O24])" office:value-type="float" office:value="0.426451884429823" calcext:value-type="float">
            <text:p>0.426451884429823</text:p>
          </table:table-cell>
          <table:table-cell table:style-name="ce3" table:formula="of:=AVERAGE([$'Gini per capita'.L21:.L24])" office:value-type="float" office:value="0.387820739602976" calcext:value-type="float">
            <text:p>0.38782073960297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699842841107" calcext:value-type="float">
            <text:p>0.455699842841107</text:p>
          </table:table-cell>
          <table:table-cell table:formula="of:=AVERAGE([$'Gini per capita'.D25:.D28])" office:value-type="float" office:value="0.400870226665505" calcext:value-type="float">
            <text:p>0.400870226665505</text:p>
          </table:table-cell>
          <table:table-cell table:formula="of:=AVERAGE([$'Gini per capita'.E25:.E28])" office:value-type="float" office:value="0.435270647058314" calcext:value-type="float">
            <text:p>0.435270647058314</text:p>
          </table:table-cell>
          <table:table-cell table:formula="of:=AVERAGE([$'Gini per capita'.B25:.B28])" office:value-type="float" office:value="0.38305246088392" calcext:value-type="float">
            <text:p>0.38305246088392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5453080917183" calcext:value-type="float">
            <text:p>0.455453080917183</text:p>
          </table:table-cell>
          <table:table-cell table:style-name="ce3" table:formula="of:=AVERAGE([$'Gini per capita'.I25:.I28])" office:value-type="float" office:value="0.400528086772676" calcext:value-type="float">
            <text:p>0.400528086772676</text:p>
          </table:table-cell>
          <table:table-cell table:style-name="ce3" table:formula="of:=AVERAGE([$'Gini per capita'.J25:.J28])" office:value-type="float" office:value="0.435061370247031" calcext:value-type="float">
            <text:p>0.435061370247031</text:p>
          </table:table-cell>
          <table:table-cell table:style-name="ce3" table:formula="of:=AVERAGE([$'Gini per capita'.G25:.G28])" office:value-type="float" office:value="0.382742400678397" calcext:value-type="float">
            <text:p>0.382742400678397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5453080917183" calcext:value-type="float">
            <text:p>0.455453080917183</text:p>
          </table:table-cell>
          <table:table-cell table:style-name="ce3" table:formula="of:=AVERAGE([$'Gini per capita'.N25:.N28])" office:value-type="float" office:value="0.400336617527711" calcext:value-type="float">
            <text:p>0.400336617527711</text:p>
          </table:table-cell>
          <table:table-cell table:style-name="ce3" table:formula="of:=AVERAGE([$'Gini per capita'.O25:.O28])" office:value-type="float" office:value="0.434893288901514" calcext:value-type="float">
            <text:p>0.434893288901514</text:p>
          </table:table-cell>
          <table:table-cell table:style-name="ce3" table:formula="of:=AVERAGE([$'Gini per capita'.L25:.L28])" office:value-type="float" office:value="0.382465440696525" calcext:value-type="float">
            <text:p>0.382465440696525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177805365686" calcext:value-type="float">
            <text:p>0.460177805365686</text:p>
          </table:table-cell>
          <table:table-cell table:formula="of:=AVERAGE([$'Gini per capita'.D29:.D32])" office:value-type="float" office:value="0.406361436457877" calcext:value-type="float">
            <text:p>0.406361436457877</text:p>
          </table:table-cell>
          <table:table-cell table:formula="of:=AVERAGE([$'Gini per capita'.E29:.E32])" office:value-type="float" office:value="0.438720058631507" calcext:value-type="float">
            <text:p>0.438720058631507</text:p>
          </table:table-cell>
          <table:table-cell table:formula="of:=AVERAGE([$'Gini per capita'.B29:.B32])" office:value-type="float" office:value="0.387612028698263" calcext:value-type="float">
            <text:p>0.387612028698263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60264095042281" calcext:value-type="float">
            <text:p>0.460264095042281</text:p>
          </table:table-cell>
          <table:table-cell table:style-name="ce3" table:formula="of:=AVERAGE([$'Gini per capita'.I29:.I32])" office:value-type="float" office:value="0.40619175604529" calcext:value-type="float">
            <text:p>0.40619175604529</text:p>
          </table:table-cell>
          <table:table-cell table:style-name="ce3" table:formula="of:=AVERAGE([$'Gini per capita'.J29:.J32])" office:value-type="float" office:value="0.439104270566436" calcext:value-type="float">
            <text:p>0.439104270566436</text:p>
          </table:table-cell>
          <table:table-cell table:style-name="ce3" table:formula="of:=AVERAGE([$'Gini per capita'.G29:.G32])" office:value-type="float" office:value="0.387600995625664" calcext:value-type="float">
            <text:p>0.387600995625664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59915803612773" calcext:value-type="float">
            <text:p>0.459915803612773</text:p>
          </table:table-cell>
          <table:table-cell table:style-name="ce3" table:formula="of:=AVERAGE([$'Gini per capita'.N29:.N32])" office:value-type="float" office:value="0.406089052185382" calcext:value-type="float">
            <text:p>0.406089052185382</text:p>
          </table:table-cell>
          <table:table-cell table:style-name="ce3" table:formula="of:=AVERAGE([$'Gini per capita'.O29:.O32])" office:value-type="float" office:value="0.438332582281962" calcext:value-type="float">
            <text:p>0.438332582281962</text:p>
          </table:table-cell>
          <table:table-cell table:style-name="ce3" table:formula="of:=AVERAGE([$'Gini per capita'.L29:.L32])" office:value-type="float" office:value="0.387252244777981" calcext:value-type="float">
            <text:p>0.387252244777981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123730397745" calcext:value-type="float">
            <text:p>0.46123730397745</text:p>
          </table:table-cell>
          <table:table-cell table:formula="of:=AVERAGE([$'Gini per capita'.D33:.D36])" office:value-type="float" office:value="0.406020597892796" calcext:value-type="float">
            <text:p>0.406020597892796</text:p>
          </table:table-cell>
          <table:table-cell table:formula="of:=AVERAGE([$'Gini per capita'.E33:.E36])" office:value-type="float" office:value="0.439645085590661" calcext:value-type="float">
            <text:p>0.439645085590661</text:p>
          </table:table-cell>
          <table:table-cell table:formula="of:=AVERAGE([$'Gini per capita'.B33:.B36])" office:value-type="float" office:value="0.387774586801489" calcext:value-type="float">
            <text:p>0.387774586801489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63054510837494" calcext:value-type="float">
            <text:p>0.463054510837494</text:p>
          </table:table-cell>
          <table:table-cell table:style-name="ce3" table:formula="of:=AVERAGE([$'Gini per capita'.I33:.I36])" office:value-type="float" office:value="0.407156681186282" calcext:value-type="float">
            <text:p>0.407156681186282</text:p>
          </table:table-cell>
          <table:table-cell table:style-name="ce3" table:formula="of:=AVERAGE([$'Gini per capita'.J33:.J36])" office:value-type="float" office:value="0.44144223169925" calcext:value-type="float">
            <text:p>0.44144223169925</text:p>
          </table:table-cell>
          <table:table-cell table:style-name="ce3" table:formula="of:=AVERAGE([$'Gini per capita'.G33:.G36])" office:value-type="float" office:value="0.388836284633933" calcext:value-type="float">
            <text:p>0.388836284633933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61454924556892" calcext:value-type="float">
            <text:p>0.461454924556892</text:p>
          </table:table-cell>
          <table:table-cell table:style-name="ce3" table:formula="of:=AVERAGE([$'Gini per capita'.N33:.N36])" office:value-type="float" office:value="0.405767532722775" calcext:value-type="float">
            <text:p>0.405767532722775</text:p>
          </table:table-cell>
          <table:table-cell table:style-name="ce3" table:formula="of:=AVERAGE([$'Gini per capita'.O33:.O36])" office:value-type="float" office:value="0.440037654496596" calcext:value-type="float">
            <text:p>0.440037654496596</text:p>
          </table:table-cell>
          <table:table-cell table:style-name="ce3" table:formula="of:=AVERAGE([$'Gini per capita'.L33:.L36])" office:value-type="float" office:value="0.38758898242786" calcext:value-type="float">
            <text:p>0.38758898242786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62560749513599" calcext:value-type="float">
            <text:p>0.462560749513599</text:p>
          </table:table-cell>
          <table:table-cell table:formula="of:=AVERAGE([$'Gini per capita'.D37:.D40])" office:value-type="float" office:value="0.400895276915131" calcext:value-type="float">
            <text:p>0.400895276915131</text:p>
          </table:table-cell>
          <table:table-cell table:formula="of:=AVERAGE([$'Gini per capita'.E37:.E40])" office:value-type="float" office:value="0.440423908142751" calcext:value-type="float">
            <text:p>0.440423908142751</text:p>
          </table:table-cell>
          <table:table-cell table:formula="of:=AVERAGE([$'Gini per capita'.B37:.B40])" office:value-type="float" office:value="0.383704525533154" calcext:value-type="float">
            <text:p>0.383704525533154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5934573045058" calcext:value-type="float">
            <text:p>0.465934573045058</text:p>
          </table:table-cell>
          <table:table-cell table:style-name="ce3" table:formula="of:=AVERAGE([$'Gini per capita'.I37:.I40])" office:value-type="float" office:value="0.403411002605429" calcext:value-type="float">
            <text:p>0.403411002605429</text:p>
          </table:table-cell>
          <table:table-cell table:style-name="ce3" table:formula="of:=AVERAGE([$'Gini per capita'.J37:.J40])" office:value-type="float" office:value="0.441199929342061" calcext:value-type="float">
            <text:p>0.441199929342061</text:p>
          </table:table-cell>
          <table:table-cell table:style-name="ce3" table:formula="of:=AVERAGE([$'Gini per capita'.G37:.G40])" office:value-type="float" office:value="0.384621755408851" calcext:value-type="float">
            <text:p>0.384621755408851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58214288014946" calcext:value-type="float">
            <text:p>0.458214288014946</text:p>
          </table:table-cell>
          <table:table-cell table:style-name="ce3" table:formula="of:=AVERAGE([$'Gini per capita'.N37:.N40])" office:value-type="float" office:value="0.398357955817714" calcext:value-type="float">
            <text:p>0.398357955817714</text:p>
          </table:table-cell>
          <table:table-cell table:style-name="ce3" table:formula="of:=AVERAGE([$'Gini per capita'.O37:.O40])" office:value-type="float" office:value="0.435477326317219" calcext:value-type="float">
            <text:p>0.435477326317219</text:p>
          </table:table-cell>
          <table:table-cell table:style-name="ce3" table:formula="of:=AVERAGE([$'Gini per capita'.L37:.L40])" office:value-type="float" office:value="0.380295594476088" calcext:value-type="float">
            <text:p>0.380295594476088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7pt" svg:height="505.59pt" svg:x="2.41pt" svg:y="14.57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61842204789215" calcext:value-type="float">
            <text:p>0.461842204789215</text:p>
          </table:table-cell>
          <table:table-cell table:formula="of:=AVERAGE([$'Gini per capita'.D41:.D44])" office:value-type="float" office:value="0.395049382835667" calcext:value-type="float">
            <text:p>0.395049382835667</text:p>
          </table:table-cell>
          <table:table-cell table:formula="of:=AVERAGE([$'Gini per capita'.E41:.E44])" office:value-type="float" office:value="0.43942882142241" calcext:value-type="float">
            <text:p>0.43942882142241</text:p>
          </table:table-cell>
          <table:table-cell table:formula="of:=AVERAGE([$'Gini per capita'.B41:.B44])" office:value-type="float" office:value="0.378497089464804" calcext:value-type="float">
            <text:p>0.378497089464804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6817142908763" calcext:value-type="float">
            <text:p>0.46817142908763</text:p>
          </table:table-cell>
          <table:table-cell table:style-name="ce3" table:formula="of:=AVERAGE([$'Gini per capita'.I41:.I44])" office:value-type="float" office:value="0.40011797202765" calcext:value-type="float">
            <text:p>0.40011797202765</text:p>
          </table:table-cell>
          <table:table-cell table:style-name="ce3" table:formula="of:=AVERAGE([$'Gini per capita'.J41:.J44])" office:value-type="float" office:value="0.441889477869026" calcext:value-type="float">
            <text:p>0.441889477869026</text:p>
          </table:table-cell>
          <table:table-cell table:style-name="ce3" table:formula="of:=AVERAGE([$'Gini per capita'.G41:.G44])" office:value-type="float" office:value="0.381807112872475" calcext:value-type="float">
            <text:p>0.381807112872475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51761181712856" calcext:value-type="float">
            <text:p>0.451761181712856</text:p>
          </table:table-cell>
          <table:table-cell table:style-name="ce3" table:formula="of:=AVERAGE([$'Gini per capita'.N41:.N44])" office:value-type="float" office:value="0.389631505797237" calcext:value-type="float">
            <text:p>0.389631505797237</text:p>
          </table:table-cell>
          <table:table-cell table:style-name="ce3" table:formula="of:=AVERAGE([$'Gini per capita'.O41:.O44])" office:value-type="float" office:value="0.426425308281248" calcext:value-type="float">
            <text:p>0.426425308281248</text:p>
          </table:table-cell>
          <table:table-cell table:style-name="ce3" table:formula="of:=AVERAGE([$'Gini per capita'.L41:.L44])" office:value-type="float" office:value="0.371343158078756" calcext:value-type="float">
            <text:p>0.371343158078756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59488197007822" calcext:value-type="float">
            <text:p>0.459488197007822</text:p>
          </table:table-cell>
          <table:table-cell table:formula="of:=AVERAGE([$'Gini per capita'.D45:.D48])" office:value-type="float" office:value="0.392117967121822" calcext:value-type="float">
            <text:p>0.392117967121822</text:p>
          </table:table-cell>
          <table:table-cell table:formula="of:=AVERAGE([$'Gini per capita'.E45:.E48])" office:value-type="float" office:value="0.435050964885947" calcext:value-type="float">
            <text:p>0.435050964885947</text:p>
          </table:table-cell>
          <table:table-cell table:formula="of:=AVERAGE([$'Gini per capita'.B45:.B48])" office:value-type="float" office:value="0.375361572835922" calcext:value-type="float">
            <text:p>0.375361572835922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64996025837059" calcext:value-type="float">
            <text:p>0.464996025837059</text:p>
          </table:table-cell>
          <table:table-cell table:style-name="ce3" table:formula="of:=AVERAGE([$'Gini per capita'.I45:.I48])" office:value-type="float" office:value="0.396610796847262" calcext:value-type="float">
            <text:p>0.396610796847262</text:p>
          </table:table-cell>
          <table:table-cell table:style-name="ce3" table:formula="of:=AVERAGE([$'Gini per capita'.J45:.J48])" office:value-type="float" office:value="0.437598626490307" calcext:value-type="float">
            <text:p>0.437598626490307</text:p>
          </table:table-cell>
          <table:table-cell table:style-name="ce3" table:formula="of:=AVERAGE([$'Gini per capita'.G45:.G48])" office:value-type="float" office:value="0.379007896122387" calcext:value-type="float">
            <text:p>0.379007896122387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4129775449108" calcext:value-type="float">
            <text:p>0.454129775449108</text:p>
          </table:table-cell>
          <table:table-cell table:style-name="ce3" table:formula="of:=AVERAGE([$'Gini per capita'.N45:.N48])" office:value-type="float" office:value="0.391437728846605" calcext:value-type="float">
            <text:p>0.391437728846605</text:p>
          </table:table-cell>
          <table:table-cell table:style-name="ce3" table:formula="of:=AVERAGE([$'Gini per capita'.O45:.O48])" office:value-type="float" office:value="0.429498150615941" calcext:value-type="float">
            <text:p>0.429498150615941</text:p>
          </table:table-cell>
          <table:table-cell table:style-name="ce3" table:formula="of:=AVERAGE([$'Gini per capita'.L45:.L48])" office:value-type="float" office:value="0.373375035394568" calcext:value-type="float">
            <text:p>0.373375035394568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59730967994404" calcext:value-type="float">
            <text:p>0.459730967994404</text:p>
          </table:table-cell>
          <table:table-cell table:formula="of:=AVERAGE([$'Gini per capita'.D49:.D52])" office:value-type="float" office:value="0.391680456120972" calcext:value-type="float">
            <text:p>0.391680456120972</text:p>
          </table:table-cell>
          <table:table-cell table:formula="of:=AVERAGE([$'Gini per capita'.E49:.E52])" office:value-type="float" office:value="0.436682063893409" calcext:value-type="float">
            <text:p>0.436682063893409</text:p>
          </table:table-cell>
          <table:table-cell table:formula="of:=AVERAGE([$'Gini per capita'.B49:.B52])" office:value-type="float" office:value="0.3751828619359" calcext:value-type="float">
            <text:p>0.3751828619359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69732399914216" calcext:value-type="float">
            <text:p>0.469732399914216</text:p>
          </table:table-cell>
          <table:table-cell table:style-name="ce3" table:formula="of:=AVERAGE([$'Gini per capita'.I49:.I52])" office:value-type="float" office:value="0.39718399073291" calcext:value-type="float">
            <text:p>0.39718399073291</text:p>
          </table:table-cell>
          <table:table-cell table:style-name="ce3" table:formula="of:=AVERAGE([$'Gini per capita'.J49:.J52])" office:value-type="float" office:value="0.443483819503037" calcext:value-type="float">
            <text:p>0.443483819503037</text:p>
          </table:table-cell>
          <table:table-cell table:style-name="ce3" table:formula="of:=AVERAGE([$'Gini per capita'.G49:.G52])" office:value-type="float" office:value="0.380146200668249" calcext:value-type="float">
            <text:p>0.380146200668249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4760754988417" calcext:value-type="float">
            <text:p>0.44760754988417</text:p>
          </table:table-cell>
          <table:table-cell table:style-name="ce3" table:formula="of:=AVERAGE([$'Gini per capita'.N49:.N52])" office:value-type="float" office:value="0.388303503553498" calcext:value-type="float">
            <text:p>0.388303503553498</text:p>
          </table:table-cell>
          <table:table-cell table:style-name="ce3" table:formula="of:=AVERAGE([$'Gini per capita'.O49:.O52])" office:value-type="float" office:value="0.42426331395951" calcext:value-type="float">
            <text:p>0.42426331395951</text:p>
          </table:table-cell>
          <table:table-cell table:style-name="ce3" table:formula="of:=AVERAGE([$'Gini per capita'.L49:.L52])" office:value-type="float" office:value="0.371134795548727" calcext:value-type="float">
            <text:p>0.371134795548727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53846265934678" calcext:value-type="float">
            <text:p>0.453846265934678</text:p>
          </table:table-cell>
          <table:table-cell table:formula="of:=AVERAGE([$'Gini per capita'.D53:.D56])" office:value-type="float" office:value="0.383330064106123" calcext:value-type="float">
            <text:p>0.383330064106123</text:p>
          </table:table-cell>
          <table:table-cell table:formula="of:=AVERAGE([$'Gini per capita'.E53:.E56])" office:value-type="float" office:value="0.435060226412582" calcext:value-type="float">
            <text:p>0.435060226412582</text:p>
          </table:table-cell>
          <table:table-cell table:formula="of:=AVERAGE([$'Gini per capita'.B53:.B56])" office:value-type="float" office:value="0.369062583951063" calcext:value-type="float">
            <text:p>0.369062583951063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70701542445932" calcext:value-type="float">
            <text:p>0.470701542445932</text:p>
          </table:table-cell>
          <table:table-cell table:style-name="ce3" table:formula="of:=AVERAGE([$'Gini per capita'.I53:.I56])" office:value-type="float" office:value="0.394628274409847" calcext:value-type="float">
            <text:p>0.394628274409847</text:p>
          </table:table-cell>
          <table:table-cell table:style-name="ce3" table:formula="of:=AVERAGE([$'Gini per capita'.J53:.J56])" office:value-type="float" office:value="0.446105295446625" calcext:value-type="float">
            <text:p>0.446105295446625</text:p>
          </table:table-cell>
          <table:table-cell table:style-name="ce3" table:formula="of:=AVERAGE([$'Gini per capita'.G53:.G56])" office:value-type="float" office:value="0.379546331325369" calcext:value-type="float">
            <text:p>0.379546331325369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52829652058659" calcext:value-type="float">
            <text:p>0.452829652058659</text:p>
          </table:table-cell>
          <table:table-cell table:style-name="ce3" table:formula="of:=AVERAGE([$'Gini per capita'.N53:.N56])" office:value-type="float" office:value="0.386224920942225" calcext:value-type="float">
            <text:p>0.386224920942225</text:p>
          </table:table-cell>
          <table:table-cell table:style-name="ce3" table:formula="of:=AVERAGE([$'Gini per capita'.O53:.O56])" office:value-type="float" office:value="0.429885550943464" calcext:value-type="float">
            <text:p>0.429885550943464</text:p>
          </table:table-cell>
          <table:table-cell table:style-name="ce3" table:formula="of:=AVERAGE([$'Gini per capita'.L53:.L56])" office:value-type="float" office:value="0.369303663557255" calcext:value-type="float">
            <text:p>0.369303663557255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209115072635" calcext:value-type="float">
            <text:p>0.45209115072635</text:p>
          </table:table-cell>
          <table:table-cell table:formula="of:=AVERAGE([$'Gini per capita'.D57:.D60])" office:value-type="float" office:value="0.382156120952079" calcext:value-type="float">
            <text:p>0.382156120952079</text:p>
          </table:table-cell>
          <table:table-cell table:formula="of:=AVERAGE([$'Gini per capita'.E57:.E60])" office:value-type="float" office:value="0.43405094607589" calcext:value-type="float">
            <text:p>0.43405094607589</text:p>
          </table:table-cell>
          <table:table-cell table:formula="of:=AVERAGE([$'Gini per capita'.B57:.B60])" office:value-type="float" office:value="0.368907075654212" calcext:value-type="float">
            <text:p>0.368907075654212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527982935468" calcext:value-type="float">
            <text:p>0.46527982935468</text:p>
          </table:table-cell>
          <table:table-cell table:style-name="ce3" table:formula="of:=AVERAGE([$'Gini per capita'.I57:.I60])" office:value-type="float" office:value="0.391802089828645" calcext:value-type="float">
            <text:p>0.391802089828645</text:p>
          </table:table-cell>
          <table:table-cell table:style-name="ce3" table:formula="of:=AVERAGE([$'Gini per capita'.J57:.J60])" office:value-type="float" office:value="0.439645909845046" calcext:value-type="float">
            <text:p>0.439645909845046</text:p>
          </table:table-cell>
          <table:table-cell table:style-name="ce3" table:formula="of:=AVERAGE([$'Gini per capita'.G57:.G60])" office:value-type="float" office:value="0.376669885122464" calcext:value-type="float">
            <text:p>0.376669885122464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46287132328125" calcext:value-type="float">
            <text:p>0.446287132328125</text:p>
          </table:table-cell>
          <table:table-cell table:style-name="ce3" table:formula="of:=AVERAGE([$'Gini per capita'.N57:.N60])" office:value-type="float" office:value="0.380996455327912" calcext:value-type="float">
            <text:p>0.380996455327912</text:p>
          </table:table-cell>
          <table:table-cell table:style-name="ce3" table:formula="of:=AVERAGE([$'Gini per capita'.O57:.O60])" office:value-type="float" office:value="0.423887253311729" calcext:value-type="float">
            <text:p>0.423887253311729</text:p>
          </table:table-cell>
          <table:table-cell table:style-name="ce3" table:formula="of:=AVERAGE([$'Gini per capita'.L57:.L60])" office:value-type="float" office:value="0.365763354382913" calcext:value-type="float">
            <text:p>0.365763354382913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49780208653672" calcext:value-type="float">
            <text:p>0.449780208653672</text:p>
          </table:table-cell>
          <table:table-cell table:formula="of:=AVERAGE([$'Gini per capita'.D61:.D64])" office:value-type="float" office:value="0.380937509683887" calcext:value-type="float">
            <text:p>0.380937509683887</text:p>
          </table:table-cell>
          <table:table-cell table:formula="of:=AVERAGE([$'Gini per capita'.E61:.E64])" office:value-type="float" office:value="0.434939516061381" calcext:value-type="float">
            <text:p>0.434939516061381</text:p>
          </table:table-cell>
          <table:table-cell table:formula="of:=AVERAGE([$'Gini per capita'.B61:.B64])" office:value-type="float" office:value="0.370178953259506" calcext:value-type="float">
            <text:p>0.370178953259506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64950529565812" calcext:value-type="float">
            <text:p>0.464950529565812</text:p>
          </table:table-cell>
          <table:table-cell table:style-name="ce3" table:formula="of:=AVERAGE([$'Gini per capita'.I61:.I64])" office:value-type="float" office:value="0.387494625879591" calcext:value-type="float">
            <text:p>0.387494625879591</text:p>
          </table:table-cell>
          <table:table-cell table:style-name="ce3" table:formula="of:=AVERAGE([$'Gini per capita'.J61:.J64])" office:value-type="float" office:value="0.441099330974684" calcext:value-type="float">
            <text:p>0.441099330974684</text:p>
          </table:table-cell>
          <table:table-cell table:style-name="ce3" table:formula="of:=AVERAGE([$'Gini per capita'.G61:.G64])" office:value-type="float" office:value="0.37334073319294" calcext:value-type="float">
            <text:p>0.37334073319294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42646913924935" calcext:value-type="float">
            <text:p>0.442646913924935</text:p>
          </table:table-cell>
          <table:table-cell table:style-name="ce3" table:formula="of:=AVERAGE([$'Gini per capita'.N61:.N64])" office:value-type="float" office:value="0.375756513426996" calcext:value-type="float">
            <text:p>0.375756513426996</text:p>
          </table:table-cell>
          <table:table-cell table:style-name="ce3" table:formula="of:=AVERAGE([$'Gini per capita'.O61:.O64])" office:value-type="float" office:value="0.422849091054816" calcext:value-type="float">
            <text:p>0.422849091054816</text:p>
          </table:table-cell>
          <table:table-cell table:style-name="ce3" table:formula="of:=AVERAGE([$'Gini per capita'.L61:.L64])" office:value-type="float" office:value="0.363140729394043" calcext:value-type="float">
            <text:p>0.363140729394043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45316943697807" calcext:value-type="float">
            <text:p>0.445316943697807</text:p>
          </table:table-cell>
          <table:table-cell table:formula="of:=AVERAGE([$'Gini per capita'.D65:.D68])" office:value-type="float" office:value="0.377684647824626" calcext:value-type="float">
            <text:p>0.377684647824626</text:p>
          </table:table-cell>
          <table:table-cell table:formula="of:=AVERAGE([$'Gini per capita'.E65:.E68])" office:value-type="float" office:value="0.432136415754763" calcext:value-type="float">
            <text:p>0.432136415754763</text:p>
          </table:table-cell>
          <table:table-cell table:formula="of:=AVERAGE([$'Gini per capita'.B65:.B68])" office:value-type="float" office:value="0.368549277570072" calcext:value-type="float">
            <text:p>0.368549277570072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50329876207244" calcext:value-type="float">
            <text:p>0.450329876207244</text:p>
          </table:table-cell>
          <table:table-cell table:style-name="ce3" table:formula="of:=AVERAGE([$'Gini per capita'.I65:.I68])" office:value-type="float" office:value="0.378919334976051" calcext:value-type="float">
            <text:p>0.378919334976051</text:p>
          </table:table-cell>
          <table:table-cell table:style-name="ce3" table:formula="of:=AVERAGE([$'Gini per capita'.J65:.J68])" office:value-type="float" office:value="0.4304508208275" calcext:value-type="float">
            <text:p>0.4304508208275</text:p>
          </table:table-cell>
          <table:table-cell table:style-name="ce3" table:formula="of:=AVERAGE([$'Gini per capita'.G65:.G68])" office:value-type="float" office:value="0.367569350343672" calcext:value-type="float">
            <text:p>0.367569350343672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41090866211997" calcext:value-type="float">
            <text:p>0.441090866211997</text:p>
          </table:table-cell>
          <table:table-cell table:style-name="ce3" table:formula="of:=AVERAGE([$'Gini per capita'.N65:.N68])" office:value-type="float" office:value="0.37298520524101" calcext:value-type="float">
            <text:p>0.37298520524101</text:p>
          </table:table-cell>
          <table:table-cell table:style-name="ce3" table:formula="of:=AVERAGE([$'Gini per capita'.O65:.O68])" office:value-type="float" office:value="0.42238940661161" calcext:value-type="float">
            <text:p>0.42238940661161</text:p>
          </table:table-cell>
          <table:table-cell table:style-name="ce3" table:formula="of:=AVERAGE([$'Gini per capita'.L65:.L68])" office:value-type="float" office:value="0.361575389217169" calcext:value-type="float">
            <text:p>0.361575389217169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43417022830478" calcext:value-type="float">
            <text:p>0.443417022830478</text:p>
          </table:table-cell>
          <table:table-cell table:formula="of:=AVERAGE([$'Gini per capita'.D69:.D72])" office:value-type="float" office:value="0.374046468184277" calcext:value-type="float">
            <text:p>0.374046468184277</text:p>
          </table:table-cell>
          <table:table-cell table:formula="of:=AVERAGE([$'Gini per capita'.E69:.E72])" office:value-type="float" office:value="0.433505572792519" calcext:value-type="float">
            <text:p>0.433505572792519</text:p>
          </table:table-cell>
          <table:table-cell table:formula="of:=AVERAGE([$'Gini per capita'.B69:.B72])" office:value-type="float" office:value="0.366400955049829" calcext:value-type="float">
            <text:p>0.366400955049829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48229319281603" calcext:value-type="float">
            <text:p>0.448229319281603</text:p>
          </table:table-cell>
          <table:table-cell table:style-name="ce3" table:formula="of:=AVERAGE([$'Gini per capita'.I69:.I72])" office:value-type="float" office:value="0.377688164365634" calcext:value-type="float">
            <text:p>0.377688164365634</text:p>
          </table:table-cell>
          <table:table-cell table:style-name="ce3" table:formula="of:=AVERAGE([$'Gini per capita'.J69:.J72])" office:value-type="float" office:value="0.432549733463355" calcext:value-type="float">
            <text:p>0.432549733463355</text:p>
          </table:table-cell>
          <table:table-cell table:style-name="ce3" table:formula="of:=AVERAGE([$'Gini per capita'.G69:.G72])" office:value-type="float" office:value="0.368553592248469" calcext:value-type="float">
            <text:p>0.368553592248469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2389364139318" calcext:value-type="float">
            <text:p>0.452389364139318</text:p>
          </table:table-cell>
          <table:table-cell table:style-name="ce3" table:formula="of:=AVERAGE([$'Gini per capita'.N69:.N72])" office:value-type="float" office:value="0.377307496778206" calcext:value-type="float">
            <text:p>0.377307496778206</text:p>
          </table:table-cell>
          <table:table-cell table:style-name="ce3" table:formula="of:=AVERAGE([$'Gini per capita'.O69:.O72])" office:value-type="float" office:value="0.437449671932139" calcext:value-type="float">
            <text:p>0.437449671932139</text:p>
          </table:table-cell>
          <table:table-cell table:style-name="ce3" table:formula="of:=AVERAGE([$'Gini per capita'.L69:.L72])" office:value-type="float" office:value="0.367913774435837" calcext:value-type="float">
            <text:p>0.367913774435837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37106185368313" calcext:value-type="float">
            <text:p>0.437106185368313</text:p>
          </table:table-cell>
          <table:table-cell table:formula="of:=AVERAGE([$'Gini per capita'.D73:.D76])" office:value-type="float" office:value="0.371400128095953" calcext:value-type="float">
            <text:p>0.371400128095953</text:p>
          </table:table-cell>
          <table:table-cell table:formula="of:=AVERAGE([$'Gini per capita'.E73:.E76])" office:value-type="float" office:value="0.433966659468456" calcext:value-type="float">
            <text:p>0.433966659468456</text:p>
          </table:table-cell>
          <table:table-cell table:formula="of:=AVERAGE([$'Gini per capita'.B73:.B76])" office:value-type="float" office:value="0.367051814087013" calcext:value-type="float">
            <text:p>0.367051814087013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63006185068884" calcext:value-type="float">
            <text:p>0.463006185068884</text:p>
          </table:table-cell>
          <table:table-cell table:style-name="ce3" table:formula="of:=AVERAGE([$'Gini per capita'.I73:.I76])" office:value-type="float" office:value="0.387835180268233" calcext:value-type="float">
            <text:p>0.387835180268233</text:p>
          </table:table-cell>
          <table:table-cell table:style-name="ce3" table:formula="of:=AVERAGE([$'Gini per capita'.J73:.J76])" office:value-type="float" office:value="0.451682209389783" calcext:value-type="float">
            <text:p>0.451682209389783</text:p>
          </table:table-cell>
          <table:table-cell table:style-name="ce3" table:formula="of:=AVERAGE([$'Gini per capita'.G73:.G76])" office:value-type="float" office:value="0.381213521776242" calcext:value-type="float">
            <text:p>0.381213521776242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58924812807302" calcext:value-type="float">
            <text:p>0.458924812807302</text:p>
          </table:table-cell>
          <table:table-cell table:style-name="ce3" table:formula="of:=AVERAGE([$'Gini per capita'.N73:.N76])" office:value-type="float" office:value="0.383137645765737" calcext:value-type="float">
            <text:p>0.383137645765737</text:p>
          </table:table-cell>
          <table:table-cell table:style-name="ce3" table:formula="of:=AVERAGE([$'Gini per capita'.O73:.O76])" office:value-type="float" office:value="0.448786475458841" calcext:value-type="float">
            <text:p>0.448786475458841</text:p>
          </table:table-cell>
          <table:table-cell table:style-name="ce3" table:formula="of:=AVERAGE([$'Gini per capita'.L73:.L76])" office:value-type="float" office:value="0.376160447292987" calcext:value-type="float">
            <text:p>0.376160447292987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38358928001409" calcext:value-type="float">
            <text:p>0.438358928001409</text:p>
          </table:table-cell>
          <table:table-cell table:formula="of:=AVERAGE([$'Gini per capita'.D77:.D80])" office:value-type="float" office:value="0.3685925969821" calcext:value-type="float">
            <text:p>0.3685925969821</text:p>
          </table:table-cell>
          <table:table-cell table:formula="of:=AVERAGE([$'Gini per capita'.E77:.E80])" office:value-type="float" office:value="0.435236740158088" calcext:value-type="float">
            <text:p>0.435236740158088</text:p>
          </table:table-cell>
          <table:table-cell table:formula="of:=AVERAGE([$'Gini per capita'.B77:.B80])" office:value-type="float" office:value="0.36568374334978" calcext:value-type="float">
            <text:p>0.36568374334978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50728012291679" calcext:value-type="float">
            <text:p>0.450728012291679</text:p>
          </table:table-cell>
          <table:table-cell table:style-name="ce3" table:formula="of:=AVERAGE([$'Gini per capita'.I77:.I80])" office:value-type="float" office:value="0.381532454555415" calcext:value-type="float">
            <text:p>0.381532454555415</text:p>
          </table:table-cell>
          <table:table-cell table:style-name="ce3" table:formula="of:=AVERAGE([$'Gini per capita'.J77:.J80])" office:value-type="float" office:value="0.44087321930611" calcext:value-type="float">
            <text:p>0.44087321930611</text:p>
          </table:table-cell>
          <table:table-cell table:style-name="ce3" table:formula="of:=AVERAGE([$'Gini per capita'.G77:.G80])" office:value-type="float" office:value="0.376343820666999" calcext:value-type="float">
            <text:p>0.376343820666999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51913686053953" calcext:value-type="float">
            <text:p>0.451913686053953</text:p>
          </table:table-cell>
          <table:table-cell table:style-name="ce3" table:formula="of:=AVERAGE([$'Gini per capita'.N77:.N80])" office:value-type="float" office:value="0.376935624636172" calcext:value-type="float">
            <text:p>0.376935624636172</text:p>
          </table:table-cell>
          <table:table-cell table:style-name="ce3" table:formula="of:=AVERAGE([$'Gini per capita'.O77:.O80])" office:value-type="float" office:value="0.442231490153309" calcext:value-type="float">
            <text:p>0.442231490153309</text:p>
          </table:table-cell>
          <table:table-cell table:style-name="ce3" table:formula="of:=AVERAGE([$'Gini per capita'.L77:.L80])" office:value-type="float" office:value="0.370684151370155" calcext:value-type="float">
            <text:p>0.370684151370155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35071716643104" calcext:value-type="float">
            <text:p>0.435071716643104</text:p>
          </table:table-cell>
          <table:table-cell table:formula="of:=AVERAGE([$'Gini per capita'.D81:.D84])" office:value-type="float" office:value="0.362968510060205" calcext:value-type="float">
            <text:p>0.362968510060205</text:p>
          </table:table-cell>
          <table:table-cell table:formula="of:=AVERAGE([$'Gini per capita'.E81:.E84])" office:value-type="float" office:value="0.432129432353096" calcext:value-type="float">
            <text:p>0.432129432353096</text:p>
          </table:table-cell>
          <table:table-cell table:formula="of:=AVERAGE([$'Gini per capita'.B81:.B84])" office:value-type="float" office:value="0.360116017947735" calcext:value-type="float">
            <text:p>0.360116017947735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40245780821191" calcext:value-type="float">
            <text:p>0.440245780821191</text:p>
          </table:table-cell>
          <table:table-cell table:style-name="ce3" table:formula="of:=AVERAGE([$'Gini per capita'.I81:.I84])" office:value-type="float" office:value="0.372905783199015" calcext:value-type="float">
            <text:p>0.372905783199015</text:p>
          </table:table-cell>
          <table:table-cell table:style-name="ce3" table:formula="of:=AVERAGE([$'Gini per capita'.J81:.J84])" office:value-type="float" office:value="0.432796509797118" calcext:value-type="float">
            <text:p>0.432796509797118</text:p>
          </table:table-cell>
          <table:table-cell table:style-name="ce3" table:formula="of:=AVERAGE([$'Gini per capita'.G81:.G84])" office:value-type="float" office:value="0.369028497015016" calcext:value-type="float">
            <text:p>0.369028497015016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44540151943251" calcext:value-type="float">
            <text:p>0.444540151943251</text:p>
          </table:table-cell>
          <table:table-cell table:style-name="ce3" table:formula="of:=AVERAGE([$'Gini per capita'.N81:.N84])" office:value-type="float" office:value="0.372809777028023" calcext:value-type="float">
            <text:p>0.372809777028023</text:p>
          </table:table-cell>
          <table:table-cell table:style-name="ce3" table:formula="of:=AVERAGE([$'Gini per capita'.O81:.O84])" office:value-type="float" office:value="0.434864276691281" calcext:value-type="float">
            <text:p>0.434864276691281</text:p>
          </table:table-cell>
          <table:table-cell table:style-name="ce3" table:formula="of:=AVERAGE([$'Gini per capita'.L81:.L84])" office:value-type="float" office:value="0.367036764711151" calcext:value-type="float">
            <text:p>0.367036764711151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34448002326248" calcext:value-type="float">
            <text:p>0.434448002326248</text:p>
          </table:table-cell>
          <table:table-cell table:formula="of:=AVERAGE([$'Gini per capita'.D85:.D88])" office:value-type="float" office:value="0.361354869433807" calcext:value-type="float">
            <text:p>0.361354869433807</text:p>
          </table:table-cell>
          <table:table-cell table:formula="of:=AVERAGE([$'Gini per capita'.E85:.E88])" office:value-type="float" office:value="0.432304333816891" calcext:value-type="float">
            <text:p>0.432304333816891</text:p>
          </table:table-cell>
          <table:table-cell table:formula="of:=AVERAGE([$'Gini per capita'.B85:.B88])" office:value-type="float" office:value="0.35897200355361" calcext:value-type="float">
            <text:p>0.35897200355361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38536560424564" calcext:value-type="float">
            <text:p>0.438536560424564</text:p>
          </table:table-cell>
          <table:table-cell table:style-name="ce3" table:formula="of:=AVERAGE([$'Gini per capita'.I85:.I88])" office:value-type="float" office:value="0.370267816420009" calcext:value-type="float">
            <text:p>0.370267816420009</text:p>
          </table:table-cell>
          <table:table-cell table:style-name="ce3" table:formula="of:=AVERAGE([$'Gini per capita'.J85:.J88])" office:value-type="float" office:value="0.431946527992708" calcext:value-type="float">
            <text:p>0.431946527992708</text:p>
          </table:table-cell>
          <table:table-cell table:style-name="ce3" table:formula="of:=AVERAGE([$'Gini per capita'.G85:.G88])" office:value-type="float" office:value="0.36719561531913" calcext:value-type="float">
            <text:p>0.36719561531913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42100059281182" calcext:value-type="float">
            <text:p>0.442100059281182</text:p>
          </table:table-cell>
          <table:table-cell table:style-name="ce3" table:formula="of:=AVERAGE([$'Gini per capita'.N85:.N88])" office:value-type="float" office:value="0.374308013132887" calcext:value-type="float">
            <text:p>0.374308013132887</text:p>
          </table:table-cell>
          <table:table-cell table:style-name="ce3" table:formula="of:=AVERAGE([$'Gini per capita'.O85:.O88])" office:value-type="float" office:value="0.433811224784953" calcext:value-type="float">
            <text:p>0.433811224784953</text:p>
          </table:table-cell>
          <table:table-cell table:style-name="ce3" table:formula="of:=AVERAGE([$'Gini per capita'.L85:.L88])" office:value-type="float" office:value="0.369203223956562" calcext:value-type="float">
            <text:p>0.369203223956562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2463064694685" calcext:value-type="float">
            <text:p>0.432463064694685</text:p>
          </table:table-cell>
          <table:table-cell table:formula="of:=AVERAGE([$'Gini per capita'.D89:.D92])" office:value-type="float" office:value="0.361175723844077" calcext:value-type="float">
            <text:p>0.361175723844077</text:p>
          </table:table-cell>
          <table:table-cell table:formula="of:=AVERAGE([$'Gini per capita'.E89:.E92])" office:value-type="float" office:value="0.431765988921644" calcext:value-type="float">
            <text:p>0.431765988921644</text:p>
          </table:table-cell>
          <table:table-cell table:formula="of:=AVERAGE([$'Gini per capita'.B89:.B92])" office:value-type="float" office:value="0.359127890617072" calcext:value-type="float">
            <text:p>0.359127890617072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38674561368157" calcext:value-type="float">
            <text:p>0.438674561368157</text:p>
          </table:table-cell>
          <table:table-cell table:style-name="ce3" table:formula="of:=AVERAGE([$'Gini per capita'.I89:.I92])" office:value-type="float" office:value="0.369215525984852" calcext:value-type="float">
            <text:p>0.369215525984852</text:p>
          </table:table-cell>
          <table:table-cell table:style-name="ce3" table:formula="of:=AVERAGE([$'Gini per capita'.J89:.J92])" office:value-type="float" office:value="0.432654228809352" calcext:value-type="float">
            <text:p>0.432654228809352</text:p>
          </table:table-cell>
          <table:table-cell table:style-name="ce3" table:formula="of:=AVERAGE([$'Gini per capita'.G89:.G92])" office:value-type="float" office:value="0.36623298086861" calcext:value-type="float">
            <text:p>0.36623298086861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31435396313334" calcext:value-type="float">
            <text:p>0.431435396313334</text:p>
          </table:table-cell>
          <table:table-cell table:style-name="ce3" table:formula="of:=AVERAGE([$'Gini per capita'.N89:.N92])" office:value-type="float" office:value="0.368307634597137" calcext:value-type="float">
            <text:p>0.368307634597137</text:p>
          </table:table-cell>
          <table:table-cell table:style-name="ce3" table:formula="of:=AVERAGE([$'Gini per capita'.O89:.O92])" office:value-type="float" office:value="0.424477139184519" calcext:value-type="float">
            <text:p>0.424477139184519</text:p>
          </table:table-cell>
          <table:table-cell table:style-name="ce3" table:formula="of:=AVERAGE([$'Gini per capita'.L89:.L92])" office:value-type="float" office:value="0.364329757650775" calcext:value-type="float">
            <text:p>0.36432975765077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19262101337416" calcext:value-type="float">
            <text:p>0.419262101337416</text:p>
          </table:table-cell>
          <table:table-cell table:formula="of:=AVERAGE([$'Gini per capita'.D93:.D96])" office:value-type="float" office:value="0.351614415620814" calcext:value-type="float">
            <text:p>0.351614415620814</text:p>
          </table:table-cell>
          <table:table-cell table:formula="of:=AVERAGE([$'Gini per capita'.E93:.E96])" office:value-type="float" office:value="0.417588039933283" calcext:value-type="float">
            <text:p>0.417588039933283</text:p>
          </table:table-cell>
          <table:table-cell table:formula="of:=AVERAGE([$'Gini per capita'.B93:.B96])" office:value-type="float" office:value="0.349432453504063" calcext:value-type="float">
            <text:p>0.349432453504063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37380573379751" calcext:value-type="float">
            <text:p>0.437380573379751</text:p>
          </table:table-cell>
          <table:table-cell table:style-name="ce3" table:formula="of:=AVERAGE([$'Gini per capita'.I93:.I96])" office:value-type="float" office:value="0.365875460299235" calcext:value-type="float">
            <text:p>0.365875460299235</text:p>
          </table:table-cell>
          <table:table-cell table:style-name="ce3" table:formula="of:=AVERAGE([$'Gini per capita'.J93:.J96])" office:value-type="float" office:value="0.433070198250128" calcext:value-type="float">
            <text:p>0.433070198250128</text:p>
          </table:table-cell>
          <table:table-cell table:style-name="ce3" table:formula="of:=AVERAGE([$'Gini per capita'.G93:.G96])" office:value-type="float" office:value="0.363727075116476" calcext:value-type="float">
            <text:p>0.363727075116476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34317793837433" calcext:value-type="float">
            <text:p>0.434317793837433</text:p>
          </table:table-cell>
          <table:table-cell table:style-name="ce3" table:formula="of:=AVERAGE([$'Gini per capita'.N93:.N96])" office:value-type="float" office:value="0.368663319342349" calcext:value-type="float">
            <text:p>0.368663319342349</text:p>
          </table:table-cell>
          <table:table-cell table:style-name="ce3" table:formula="of:=AVERAGE([$'Gini per capita'.O93:.O96])" office:value-type="float" office:value="0.428816253490621" calcext:value-type="float">
            <text:p>0.428816253490621</text:p>
          </table:table-cell>
          <table:table-cell table:style-name="ce3" table:formula="of:=AVERAGE([$'Gini per capita'.L93:.L96])" office:value-type="float" office:value="0.365041090662216" calcext:value-type="float">
            <text:p>0.365041090662216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14503876837776" calcext:value-type="float">
            <text:p>0.414503876837776</text:p>
          </table:table-cell>
          <table:table-cell table:formula="of:=AVERAGE([$'Gini per capita'.D97:.D100])" office:value-type="float" office:value="0.353916586612453" calcext:value-type="float">
            <text:p>0.353916586612453</text:p>
          </table:table-cell>
          <table:table-cell table:formula="of:=AVERAGE([$'Gini per capita'.E97:.E100])" office:value-type="float" office:value="0.41155566202726" calcext:value-type="float">
            <text:p>0.41155566202726</text:p>
          </table:table-cell>
          <table:table-cell table:formula="of:=AVERAGE([$'Gini per capita'.B97:.B100])" office:value-type="float" office:value="0.352063141808903" calcext:value-type="float">
            <text:p>0.352063141808903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25316663999456" calcext:value-type="float">
            <text:p>0.425316663999456</text:p>
          </table:table-cell>
          <table:table-cell table:style-name="ce3" table:formula="of:=AVERAGE([$'Gini per capita'.I97:.I100])" office:value-type="float" office:value="0.35552542748225" calcext:value-type="float">
            <text:p>0.35552542748225</text:p>
          </table:table-cell>
          <table:table-cell table:style-name="ce3" table:formula="of:=AVERAGE([$'Gini per capita'.J97:.J100])" office:value-type="float" office:value="0.420936675353467" calcext:value-type="float">
            <text:p>0.420936675353467</text:p>
          </table:table-cell>
          <table:table-cell table:style-name="ce3" table:formula="of:=AVERAGE([$'Gini per capita'.G97:.G100])" office:value-type="float" office:value="0.353657610155389" calcext:value-type="float">
            <text:p>0.353657610155389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41461034343316" calcext:value-type="float">
            <text:p>0.441461034343316</text:p>
          </table:table-cell>
          <table:table-cell table:style-name="ce3" table:formula="of:=AVERAGE([$'Gini per capita'.N97:.N100])" office:value-type="float" office:value="0.3735453041347" calcext:value-type="float">
            <text:p>0.3735453041347</text:p>
          </table:table-cell>
          <table:table-cell table:style-name="ce3" table:formula="of:=AVERAGE([$'Gini per capita'.O97:.O100])" office:value-type="float" office:value="0.436304948939517" calcext:value-type="float">
            <text:p>0.436304948939517</text:p>
          </table:table-cell>
          <table:table-cell table:style-name="ce3" table:formula="of:=AVERAGE([$'Gini per capita'.L97:.L100])" office:value-type="float" office:value="0.369706397945552" calcext:value-type="float">
            <text:p>0.369706397945552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05655681790498" calcext:value-type="float">
            <text:p>0.405655681790498</text:p>
          </table:table-cell>
          <table:table-cell table:formula="of:=AVERAGE([$'Gini per capita'.D101:.D104])" office:value-type="float" office:value="0.347277543428973" calcext:value-type="float">
            <text:p>0.347277543428973</text:p>
          </table:table-cell>
          <table:table-cell table:formula="of:=AVERAGE([$'Gini per capita'.E101:.E104])" office:value-type="float" office:value="0.406141210219618" calcext:value-type="float">
            <text:p>0.406141210219618</text:p>
          </table:table-cell>
          <table:table-cell table:formula="of:=AVERAGE([$'Gini per capita'.B101:.B104])" office:value-type="float" office:value="0.346894054436379" calcext:value-type="float">
            <text:p>0.346894054436379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15459301041786" calcext:value-type="float">
            <text:p>0.415459301041786</text:p>
          </table:table-cell>
          <table:table-cell table:style-name="ce3" table:formula="of:=AVERAGE([$'Gini per capita'.I101:.I104])" office:value-type="float" office:value="0.357330421407843" calcext:value-type="float">
            <text:p>0.357330421407843</text:p>
          </table:table-cell>
          <table:table-cell table:style-name="ce3" table:formula="of:=AVERAGE([$'Gini per capita'.J101:.J104])" office:value-type="float" office:value="0.413053882460053" calcext:value-type="float">
            <text:p>0.413053882460053</text:p>
          </table:table-cell>
          <table:table-cell table:style-name="ce3" table:formula="of:=AVERAGE([$'Gini per capita'.G101:.G104])" office:value-type="float" office:value="0.356533840804459" calcext:value-type="float">
            <text:p>0.356533840804459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441493559671869" calcext:value-type="float">
            <text:p>0.441493559671869</text:p>
          </table:table-cell>
          <table:table-cell table:style-name="ce3" table:formula="of:=AVERAGE([$'Gini per capita'.N101:.N104])" office:value-type="float" office:value="0.372136697873244" calcext:value-type="float">
            <text:p>0.372136697873244</text:p>
          </table:table-cell>
          <table:table-cell table:style-name="ce3" table:formula="of:=AVERAGE([$'Gini per capita'.O101:.O104])" office:value-type="float" office:value="0.441204391427147" calcext:value-type="float">
            <text:p>0.441204391427147</text:p>
          </table:table-cell>
          <table:table-cell table:style-name="ce3" table:formula="of:=AVERAGE([$'Gini per capita'.L101:.L104])" office:value-type="float" office:value="0.369037801850444" calcext:value-type="float">
            <text:p>0.369037801850444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08629365882529" calcext:value-type="float">
            <text:p>0.408629365882529</text:p>
          </table:table-cell>
          <table:table-cell table:formula="of:=AVERAGE([$'Gini per capita'.D105:.D108])" office:value-type="float" office:value="0.354215632696411" calcext:value-type="float">
            <text:p>0.354215632696411</text:p>
          </table:table-cell>
          <table:table-cell table:formula="of:=AVERAGE([$'Gini per capita'.E105:.E108])" office:value-type="float" office:value="0.410596201947886" calcext:value-type="float">
            <text:p>0.410596201947886</text:p>
          </table:table-cell>
          <table:table-cell table:formula="of:=AVERAGE([$'Gini per capita'.B105:.B108])" office:value-type="float" office:value="0.353578741671339" calcext:value-type="float">
            <text:p>0.353578741671339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19136963612513" calcext:value-type="float">
            <text:p>0.419136963612513</text:p>
          </table:table-cell>
          <table:table-cell table:style-name="ce3" table:formula="of:=AVERAGE([$'Gini per capita'.I105:.I108])" office:value-type="float" office:value="0.354716890308323" calcext:value-type="float">
            <text:p>0.354716890308323</text:p>
          </table:table-cell>
          <table:table-cell table:style-name="ce3" table:formula="of:=AVERAGE([$'Gini per capita'.J105:.J108])" office:value-type="float" office:value="0.417157074666082" calcext:value-type="float">
            <text:p>0.417157074666082</text:p>
          </table:table-cell>
          <table:table-cell table:style-name="ce3" table:formula="of:=AVERAGE([$'Gini per capita'.G105:.G108])" office:value-type="float" office:value="0.354240613500782" calcext:value-type="float">
            <text:p>0.35424061350078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432988674373898" calcext:value-type="float">
            <text:p>0.432988674373898</text:p>
          </table:table-cell>
          <table:table-cell table:style-name="ce3" table:formula="of:=AVERAGE([$'Gini per capita'.N105:.N108])" office:value-type="float" office:value="0.370045598642531" calcext:value-type="float">
            <text:p>0.370045598642531</text:p>
          </table:table-cell>
          <table:table-cell table:style-name="ce3" table:formula="of:=AVERAGE([$'Gini per capita'.O105:.O108])" office:value-type="float" office:value="0.433526052018279" calcext:value-type="float">
            <text:p>0.433526052018279</text:p>
          </table:table-cell>
          <table:table-cell table:style-name="ce3" table:formula="of:=AVERAGE([$'Gini per capita'.L105:.L108])" office:value-type="float" office:value="0.366900995333776" calcext:value-type="float">
            <text:p>0.366900995333776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56pt" svg:x="101.48pt" svg:y="6.72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09pt" svg:height="566.99pt" svg:x="6.66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76pt" svg:x="0pt" svg:y="0.71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3"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.82085139165126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5" calcext:value-type="float">
            <text:p>8.13447255622665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.82085139165126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5" calcext:value-type="float">
            <text:p>8.13447255622665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.82085139165126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5" calcext:value-type="float">
            <text:p>8.13447255622665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.823229195635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59748541925" calcext:value-type="float">
            <text:p>8.3555974854192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.82322919563562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.823229195635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59748541925" calcext:value-type="float">
            <text:p>8.3555974854192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59271716522" calcext:value-type="float">
            <text:p>8.2405927171652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2" calcext:value-type="float">
            <text:p>8.24059271716522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59271716522" calcext:value-type="float">
            <text:p>8.2405927171652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.93705748298749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61473616822" calcext:value-type="float">
            <text:p>8.38361473616822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.93705748298749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2" calcext:value-type="float">
            <text:p>8.38361473616822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.93705748298749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61473616822" calcext:value-type="float">
            <text:p>8.38361473616822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.79395270882675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.79395270882675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.79395270882675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.77746002291332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.77746002291332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.93560437109322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.93560437109322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.7023202494047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209874866789" calcext:value-type="float">
            <text:p>8.14209874866789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9" calcext:value-type="float">
            <text:p>8.14209874866789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209874866789" calcext:value-type="float">
            <text:p>8.14209874866789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.71383964192703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5302141633329" calcext:value-type="float">
            <text:p>8.45302141633329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29" calcext:value-type="float">
            <text:p>8.45302141633329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02141633329" calcext:value-type="float">
            <text:p>8.45302141633329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869489743043" calcext:value-type="float">
            <text:p>8.38869489743043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.62099992775084</text:p>
          </table:table-cell>
          <table:table-cell table:style-name="ce4" table:formula="of:=[$Redistribution_high.G16]" office:value-type="float" office:value="10.7645806976214" calcext:value-type="float">
            <text:p>10.7645806976214</text:p>
          </table:table-cell>
          <table:table-cell table:style-name="ce4" table:formula="of:=[$Redistribution_high.H16]" office:value-type="float" office:value="8.07116165837168" calcext:value-type="float">
            <text:p>8.07116165837168</text:p>
          </table:table-cell>
          <table:table-cell table:style-name="ce4" table:formula="of:=[$Redistribution_high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.62099992775084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8" calcext:value-type="float">
            <text:p>8.07116165837168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.62099992775084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116165837168" calcext:value-type="float">
            <text:p>8.0711616583716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.67165818173508</text:p>
          </table:table-cell>
          <table:table-cell table:style-name="ce4" table:formula="of:=[$Redistribution_high.G17]" office:value-type="float" office:value="10.5798988598906" calcext:value-type="float">
            <text:p>10.5798988598906</text:p>
          </table:table-cell>
          <table:table-cell table:style-name="ce4" table:formula="of:=[$Redistribution_high.H17]" office:value-type="float" office:value="8.32022115080975" calcext:value-type="float">
            <text:p>8.32022115080975</text:p>
          </table:table-cell>
          <table:table-cell table:style-name="ce4" table:formula="of:=[$Redistribution_high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.40787877024842</text:p>
          </table:table-cell>
          <table:table-cell table:style-name="ce4" table:formula="of:=[$Redistribution_high.G18]" office:value-type="float" office:value="10.8025450902205" calcext:value-type="float">
            <text:p>10.8025450902205</text:p>
          </table:table-cell>
          <table:table-cell table:style-name="ce4" table:formula="of:=[$Redistribution_high.H18]" office:value-type="float" office:value="8.12513645107176" calcext:value-type="float">
            <text:p>8.12513645107176</text:p>
          </table:table-cell>
          <table:table-cell table:style-name="ce4" table:formula="of:=[$Redistribution_high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6" calcext:value-type="float">
            <text:p>8.12513645107176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13645107176" calcext:value-type="float">
            <text:p>8.12513645107176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.4630227018895</text:p>
          </table:table-cell>
          <table:table-cell table:style-name="ce4" table:formula="of:=[$Redistribution_high.G19]" office:value-type="float" office:value="10.7410024264972" calcext:value-type="float">
            <text:p>10.7410024264972</text:p>
          </table:table-cell>
          <table:table-cell table:style-name="ce4" table:formula="of:=[$Redistribution_high.H19]" office:value-type="float" office:value="8.09171563868804" calcext:value-type="float">
            <text:p>8.09171563868804</text:p>
          </table:table-cell>
          <table:table-cell table:style-name="ce4" table:formula="of:=[$Redistribution_high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.4630227018895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804" calcext:value-type="float">
            <text:p>8.09171563868804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.4630227018895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171563868804" calcext:value-type="float">
            <text:p>8.091715638688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.42505690412445</text:p>
          </table:table-cell>
          <table:table-cell table:style-name="ce4" table:formula="of:=[$Redistribution_high.G20]" office:value-type="float" office:value="11.1680389509794" calcext:value-type="float">
            <text:p>11.1680389509794</text:p>
          </table:table-cell>
          <table:table-cell table:style-name="ce4" table:formula="of:=[$Redistribution_high.H20]" office:value-type="float" office:value="7.8868783928209" calcext:value-type="float">
            <text:p>7.8868783928209</text:p>
          </table:table-cell>
          <table:table-cell table:style-name="ce4" table:formula="of:=[$Redistribution_high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.46697401862644</text:p>
          </table:table-cell>
          <table:table-cell table:style-name="ce4" table:formula="of:=[$Redistribution_high.G21]" office:value-type="float" office:value="11.178779479305" calcext:value-type="float">
            <text:p>11.178779479305</text:p>
          </table:table-cell>
          <table:table-cell table:style-name="ce4" table:formula="of:=[$Redistribution_high.H21]" office:value-type="float" office:value="8.16346572181485" calcext:value-type="float">
            <text:p>8.16346572181485</text:p>
          </table:table-cell>
          <table:table-cell table:style-name="ce4" table:formula="of:=[$Redistribution_high.I21]" office:value-type="float" office:value="8.07913803651587" calcext:value-type="float">
            <text:p>8.07913803651587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6002386737533" calcext:value-type="float">
            <text:p>5.96002386737533</text:p>
          </table:table-cell>
          <table:table-cell table:style-name="ce4" table:formula="of:=[$Redistribution_high.G22]" office:value-type="float" office:value="11.0037646476313" calcext:value-type="float">
            <text:p>11.0037646476313</text:p>
          </table:table-cell>
          <table:table-cell table:style-name="ce4" table:formula="of:=[$Redistribution_high.H22]" office:value-type="float" office:value="8.01642260490484" calcext:value-type="float">
            <text:p>8.01642260490484</text:p>
          </table:table-cell>
          <table:table-cell table:style-name="ce4" table:formula="of:=[$Redistribution_high.I22]" office:value-type="float" office:value="7.78405095444422" calcext:value-type="float">
            <text:p>7.78405095444422</text:p>
          </table:table-cell>
          <table:table-cell table:style-name="ce4"/>
          <table:table-cell/>
          <table:table-cell table:style-name="ce4" table:formula="of:=[$Redistribution_central.F22]" office:value-type="float" office:value="5.96002386737533" calcext:value-type="float">
            <text:p>5.96002386737533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03414098046902" calcext:value-type="float">
            <text:p>8.03414098046902</text:p>
          </table:table-cell>
          <table:table-cell table:style-name="ce4" table:formula="of:=[$Redistribution_central.I22]" office:value-type="float" office:value="7.75832989781834" calcext:value-type="float">
            <text:p>7.75832989781834</text:p>
          </table:table-cell>
          <table:table-cell table:style-name="ce4"/>
          <table:table-cell/>
          <table:table-cell table:style-name="ce4" table:formula="of:=[$redistribution_low.F22]" office:value-type="float" office:value="5.96002386737533" calcext:value-type="float">
            <text:p>5.96002386737533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01642260490484" calcext:value-type="float">
            <text:p>8.01642260490484</text:p>
          </table:table-cell>
          <table:table-cell table:style-name="ce4" table:formula="of:=[$redistribution_low.I22]" office:value-type="float" office:value="7.78405095444422" calcext:value-type="float">
            <text:p>7.78405095444422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90396980627177" calcext:value-type="float">
            <text:p>6.90396980627177</text:p>
          </table:table-cell>
          <table:table-cell table:style-name="ce4" table:formula="of:=[$Redistribution_high.G23]" office:value-type="float" office:value="12.4231640242204" calcext:value-type="float">
            <text:p>12.4231640242204</text:p>
          </table:table-cell>
          <table:table-cell table:style-name="ce4" table:formula="of:=[$Redistribution_high.H23]" office:value-type="float" office:value="8.56112056970342" calcext:value-type="float">
            <text:p>8.56112056970342</text:p>
          </table:table-cell>
          <table:table-cell table:style-name="ce4" table:formula="of:=[$Redistribution_high.I23]" office:value-type="float" office:value="9.23520737629629" calcext:value-type="float">
            <text:p>9.23520737629629</text:p>
          </table:table-cell>
          <table:table-cell table:style-name="ce4"/>
          <table:table-cell/>
          <table:table-cell table:style-name="ce4" table:formula="of:=[$Redistribution_central.F23]" office:value-type="float" office:value="6.9697020554988" calcext:value-type="float">
            <text:p>6.9697020554988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65390193028664" calcext:value-type="float">
            <text:p>8.65390193028664</text:p>
          </table:table-cell>
          <table:table-cell table:style-name="ce4" table:formula="of:=[$Redistribution_central.I23]" office:value-type="float" office:value="9.16495549896561" calcext:value-type="float">
            <text:p>9.16495549896561</text:p>
          </table:table-cell>
          <table:table-cell table:style-name="ce4"/>
          <table:table-cell/>
          <table:table-cell table:style-name="ce4" table:formula="of:=[$redistribution_low.F23]" office:value-type="float" office:value="6.90396980627177" calcext:value-type="float">
            <text:p>6.90396980627177</text:p>
          </table:table-cell>
          <table:table-cell table:style-name="ce4" table:formula="of:=[$redistribution_low.G23]" office:value-type="float" office:value="12.4231640242204" calcext:value-type="float">
            <text:p>12.4231640242204</text:p>
          </table:table-cell>
          <table:table-cell table:style-name="ce4" table:formula="of:=[$redistribution_low.H23]" office:value-type="float" office:value="8.56112056970342" calcext:value-type="float">
            <text:p>8.56112056970342</text:p>
          </table:table-cell>
          <table:table-cell table:style-name="ce4" table:formula="of:=[$redistribution_low.I23]" office:value-type="float" office:value="9.23520737629629" calcext:value-type="float">
            <text:p>9.23520737629629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7.31451323376669" calcext:value-type="float">
            <text:p>7.31451323376669</text:p>
          </table:table-cell>
          <table:table-cell table:style-name="ce4" table:formula="of:=[$Redistribution_high.G24]" office:value-type="float" office:value="12.8012473558669" calcext:value-type="float">
            <text:p>12.8012473558669</text:p>
          </table:table-cell>
          <table:table-cell table:style-name="ce4" table:formula="of:=[$Redistribution_high.H24]" office:value-type="float" office:value="9.18947308026553" calcext:value-type="float">
            <text:p>9.18947308026553</text:p>
          </table:table-cell>
          <table:table-cell table:style-name="ce4" table:formula="of:=[$Redistribution_high.I24]" office:value-type="float" office:value="10.1472922460683" calcext:value-type="float">
            <text:p>10.1472922460683</text:p>
          </table:table-cell>
          <table:table-cell table:style-name="ce4"/>
          <table:table-cell/>
          <table:table-cell table:style-name="ce4" table:formula="of:=[$Redistribution_central.F24]" office:value-type="float" office:value="7.32049407493861" calcext:value-type="float">
            <text:p>7.32049407493861</text:p>
          </table:table-cell>
          <table:table-cell table:style-name="ce4" table:formula="of:=[$Redistribution_central.G24]" office:value-type="float" office:value="12.8148509411729" calcext:value-type="float">
            <text:p>12.8148509411729</text:p>
          </table:table-cell>
          <table:table-cell table:style-name="ce4" table:formula="of:=[$Redistribution_central.H24]" office:value-type="float" office:value="9.19449562801708" calcext:value-type="float">
            <text:p>9.19449562801708</text:p>
          </table:table-cell>
          <table:table-cell table:style-name="ce4" table:formula="of:=[$Redistribution_central.I24]" office:value-type="float" office:value="10.1648385470725" calcext:value-type="float">
            <text:p>10.1648385470725</text:p>
          </table:table-cell>
          <table:table-cell table:style-name="ce4"/>
          <table:table-cell/>
          <table:table-cell table:style-name="ce4" table:formula="of:=[$redistribution_low.F24]" office:value-type="float" office:value="7.31451323376669" calcext:value-type="float">
            <text:p>7.31451323376669</text:p>
          </table:table-cell>
          <table:table-cell table:style-name="ce4" table:formula="of:=[$redistribution_low.G24]" office:value-type="float" office:value="12.8012473558669" calcext:value-type="float">
            <text:p>12.8012473558669</text:p>
          </table:table-cell>
          <table:table-cell table:style-name="ce4" table:formula="of:=[$redistribution_low.H24]" office:value-type="float" office:value="9.18947308026553" calcext:value-type="float">
            <text:p>9.18947308026553</text:p>
          </table:table-cell>
          <table:table-cell table:style-name="ce4" table:formula="of:=[$redistribution_low.I24]" office:value-type="float" office:value="10.1472922460683" calcext:value-type="float">
            <text:p>10.1472922460683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7.11570928378882" calcext:value-type="float">
            <text:p>7.11570928378882</text:p>
          </table:table-cell>
          <table:table-cell table:style-name="ce4" table:formula="of:=[$Redistribution_high.G25]" office:value-type="float" office:value="12.3839283918059" calcext:value-type="float">
            <text:p>12.3839283918059</text:p>
          </table:table-cell>
          <table:table-cell table:style-name="ce4" table:formula="of:=[$Redistribution_high.H25]" office:value-type="float" office:value="8.80924144390495" calcext:value-type="float">
            <text:p>8.80924144390495</text:p>
          </table:table-cell>
          <table:table-cell table:style-name="ce4" table:formula="of:=[$Redistribution_high.I25]" office:value-type="float" office:value="9.35663966467296" calcext:value-type="float">
            <text:p>9.35663966467296</text:p>
          </table:table-cell>
          <table:table-cell table:style-name="ce4"/>
          <table:table-cell/>
          <table:table-cell table:style-name="ce4" table:formula="of:=[$Redistribution_central.F25]" office:value-type="float" office:value="7.02310988319046" calcext:value-type="float">
            <text:p>7.02310988319046</text:p>
          </table:table-cell>
          <table:table-cell table:style-name="ce4" table:formula="of:=[$Redistribution_central.G25]" office:value-type="float" office:value="12.4092751563356" calcext:value-type="float">
            <text:p>12.4092751563356</text:p>
          </table:table-cell>
          <table:table-cell table:style-name="ce4" table:formula="of:=[$Redistribution_central.H25]" office:value-type="float" office:value="8.68279960399367" calcext:value-type="float">
            <text:p>8.68279960399367</text:p>
          </table:table-cell>
          <table:table-cell table:style-name="ce4" table:formula="of:=[$Redistribution_central.I25]" office:value-type="float" office:value="9.41830677543092" calcext:value-type="float">
            <text:p>9.41830677543092</text:p>
          </table:table-cell>
          <table:table-cell table:style-name="ce4"/>
          <table:table-cell/>
          <table:table-cell table:style-name="ce4" table:formula="of:=[$redistribution_low.F25]" office:value-type="float" office:value="7.07723705917274" calcext:value-type="float">
            <text:p>7.07723705917274</text:p>
          </table:table-cell>
          <table:table-cell table:style-name="ce4" table:formula="of:=[$redistribution_low.G25]" office:value-type="float" office:value="12.3839283918059" calcext:value-type="float">
            <text:p>12.3839283918059</text:p>
          </table:table-cell>
          <table:table-cell table:style-name="ce4" table:formula="of:=[$redistribution_low.H25]" office:value-type="float" office:value="8.74434327746806" calcext:value-type="float">
            <text:p>8.74434327746806</text:p>
          </table:table-cell>
          <table:table-cell table:style-name="ce4" table:formula="of:=[$redistribution_low.I25]" office:value-type="float" office:value="9.38548637395314" calcext:value-type="float">
            <text:p>9.38548637395314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68029745355706" calcext:value-type="float">
            <text:p>6.68029745355706</text:p>
          </table:table-cell>
          <table:table-cell table:style-name="ce4" table:formula="of:=[$Redistribution_high.G26]" office:value-type="float" office:value="12.2454054047298" calcext:value-type="float">
            <text:p>12.2454054047298</text:p>
          </table:table-cell>
          <table:table-cell table:style-name="ce4" table:formula="of:=[$Redistribution_high.H26]" office:value-type="float" office:value="8.69331159667764" calcext:value-type="float">
            <text:p>8.69331159667764</text:p>
          </table:table-cell>
          <table:table-cell table:style-name="ce4" table:formula="of:=[$Redistribution_high.I26]" office:value-type="float" office:value="9.01142726153538" calcext:value-type="float">
            <text:p>9.01142726153538</text:p>
          </table:table-cell>
          <table:table-cell table:style-name="ce4"/>
          <table:table-cell/>
          <table:table-cell table:style-name="ce4" table:formula="of:=[$Redistribution_central.F26]" office:value-type="float" office:value="6.72658210911983" calcext:value-type="float">
            <text:p>6.72658210911983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79443003657921" calcext:value-type="float">
            <text:p>8.79443003657921</text:p>
          </table:table-cell>
          <table:table-cell table:style-name="ce4" table:formula="of:=[$Redistribution_central.I26]" office:value-type="float" office:value="9.05299221820614" calcext:value-type="float">
            <text:p>9.05299221820614</text:p>
          </table:table-cell>
          <table:table-cell table:style-name="ce4"/>
          <table:table-cell/>
          <table:table-cell table:style-name="ce4" table:formula="of:=[$redistribution_low.F26]" office:value-type="float" office:value="6.73138447821439" calcext:value-type="float">
            <text:p>6.73138447821439</text:p>
          </table:table-cell>
          <table:table-cell table:style-name="ce4" table:formula="of:=[$redistribution_low.G26]" office:value-type="float" office:value="12.2454054047298" calcext:value-type="float">
            <text:p>12.2454054047298</text:p>
          </table:table-cell>
          <table:table-cell table:style-name="ce4" table:formula="of:=[$redistribution_low.H26]" office:value-type="float" office:value="8.75366567693156" calcext:value-type="float">
            <text:p>8.75366567693156</text:p>
          </table:table-cell>
          <table:table-cell table:style-name="ce4" table:formula="of:=[$redistribution_low.I26]" office:value-type="float" office:value="9.06806811814304" calcext:value-type="float">
            <text:p>9.06806811814304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73188506495282" calcext:value-type="float">
            <text:p>6.73188506495282</text:p>
          </table:table-cell>
          <table:table-cell table:style-name="ce4" table:formula="of:=[$Redistribution_high.G27]" office:value-type="float" office:value="11.5504772355692" calcext:value-type="float">
            <text:p>11.5504772355692</text:p>
          </table:table-cell>
          <table:table-cell table:style-name="ce4" table:formula="of:=[$Redistribution_high.H27]" office:value-type="float" office:value="8.54106203490532" calcext:value-type="float">
            <text:p>8.54106203490532</text:p>
          </table:table-cell>
          <table:table-cell table:style-name="ce4" table:formula="of:=[$Redistribution_high.I27]" office:value-type="float" office:value="9.04142710228434" calcext:value-type="float">
            <text:p>9.04142710228434</text:p>
          </table:table-cell>
          <table:table-cell table:style-name="ce4"/>
          <table:table-cell/>
          <table:table-cell table:style-name="ce4" table:formula="of:=[$Redistribution_central.F27]" office:value-type="float" office:value="6.73188506495283" calcext:value-type="float">
            <text:p>6.73188506495283</text:p>
          </table:table-cell>
          <table:table-cell table:style-name="ce4" table:formula="of:=[$Redistribution_central.G27]" office:value-type="float" office:value="11.5641529262126" calcext:value-type="float">
            <text:p>11.5641529262126</text:p>
          </table:table-cell>
          <table:table-cell table:style-name="ce4" table:formula="of:=[$Redistribution_central.H27]" office:value-type="float" office:value="8.54106203490532" calcext:value-type="float">
            <text:p>8.54106203490532</text:p>
          </table:table-cell>
          <table:table-cell table:style-name="ce4" table:formula="of:=[$Redistribution_central.I27]" office:value-type="float" office:value="9.05972069096325" calcext:value-type="float">
            <text:p>9.05972069096325</text:p>
          </table:table-cell>
          <table:table-cell table:style-name="ce4"/>
          <table:table-cell/>
          <table:table-cell table:style-name="ce4" table:formula="of:=[$redistribution_low.F27]" office:value-type="float" office:value="6.73363419559161" calcext:value-type="float">
            <text:p>6.73363419559161</text:p>
          </table:table-cell>
          <table:table-cell table:style-name="ce4" table:formula="of:=[$redistribution_low.G27]" office:value-type="float" office:value="11.5504772355692" calcext:value-type="float">
            <text:p>11.5504772355692</text:p>
          </table:table-cell>
          <table:table-cell table:style-name="ce4" table:formula="of:=[$redistribution_low.H27]" office:value-type="float" office:value="8.54026624952501" calcext:value-type="float">
            <text:p>8.54026624952501</text:p>
          </table:table-cell>
          <table:table-cell table:style-name="ce4" table:formula="of:=[$redistribution_low.I27]" office:value-type="float" office:value="9.07401195178368" calcext:value-type="float">
            <text:p>9.07401195178368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1989129706049" calcext:value-type="float">
            <text:p>6.51989129706049</text:p>
          </table:table-cell>
          <table:table-cell table:style-name="ce4" table:formula="of:=[$Redistribution_high.G28]" office:value-type="float" office:value="11.1409547544072" calcext:value-type="float">
            <text:p>11.1409547544072</text:p>
          </table:table-cell>
          <table:table-cell table:style-name="ce4" table:formula="of:=[$Redistribution_high.H28]" office:value-type="float" office:value="7.85282577144228" calcext:value-type="float">
            <text:p>7.85282577144228</text:p>
          </table:table-cell>
          <table:table-cell table:style-name="ce4" table:formula="of:=[$Redistribution_high.I28]" office:value-type="float" office:value="9.12216341631334" calcext:value-type="float">
            <text:p>9.12216341631334</text:p>
          </table:table-cell>
          <table:table-cell table:style-name="ce4"/>
          <table:table-cell/>
          <table:table-cell table:style-name="ce4" table:formula="of:=[$Redistribution_central.F28]" office:value-type="float" office:value="6.54325611682426" calcext:value-type="float">
            <text:p>6.54325611682426</text:p>
          </table:table-cell>
          <table:table-cell table:style-name="ce4" table:formula="of:=[$Redistribution_central.G28]" office:value-type="float" office:value="11.14918067232" calcext:value-type="float">
            <text:p>11.14918067232</text:p>
          </table:table-cell>
          <table:table-cell table:style-name="ce4" table:formula="of:=[$Redistribution_central.H28]" office:value-type="float" office:value="7.91239991457841" calcext:value-type="float">
            <text:p>7.91239991457841</text:p>
          </table:table-cell>
          <table:table-cell table:style-name="ce4" table:formula="of:=[$Redistribution_central.I28]" office:value-type="float" office:value="9.14091402953028" calcext:value-type="float">
            <text:p>9.14091402953028</text:p>
          </table:table-cell>
          <table:table-cell table:style-name="ce4"/>
          <table:table-cell/>
          <table:table-cell table:style-name="ce4" table:formula="of:=[$redistribution_low.F28]" office:value-type="float" office:value="6.52620675859662" calcext:value-type="float">
            <text:p>6.52620675859662</text:p>
          </table:table-cell>
          <table:table-cell table:style-name="ce4" table:formula="of:=[$redistribution_low.G28]" office:value-type="float" office:value="11.1309474783014" calcext:value-type="float">
            <text:p>11.1309474783014</text:p>
          </table:table-cell>
          <table:table-cell table:style-name="ce4" table:formula="of:=[$redistribution_low.H28]" office:value-type="float" office:value="7.85270839952288" calcext:value-type="float">
            <text:p>7.85270839952288</text:p>
          </table:table-cell>
          <table:table-cell table:style-name="ce4" table:formula="of:=[$redistribution_low.I28]" office:value-type="float" office:value="9.15022416788073" calcext:value-type="float">
            <text:p>9.15022416788073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7.03585057647409" calcext:value-type="float">
            <text:p>7.03585057647409</text:p>
          </table:table-cell>
          <table:table-cell table:style-name="ce4" table:formula="of:=[$Redistribution_high.G29]" office:value-type="float" office:value="11.7201581868743" calcext:value-type="float">
            <text:p>11.7201581868743</text:p>
          </table:table-cell>
          <table:table-cell table:style-name="ce4" table:formula="of:=[$Redistribution_high.H29]" office:value-type="float" office:value="8.49371952643241" calcext:value-type="float">
            <text:p>8.49371952643241</text:p>
          </table:table-cell>
          <table:table-cell table:style-name="ce4" table:formula="of:=[$Redistribution_high.I29]" office:value-type="float" office:value="9.19533067914426" calcext:value-type="float">
            <text:p>9.19533067914426</text:p>
          </table:table-cell>
          <table:table-cell table:style-name="ce4"/>
          <table:table-cell/>
          <table:table-cell table:style-name="ce4" table:formula="of:=[$Redistribution_central.F29]" office:value-type="float" office:value="7.04227987827153" calcext:value-type="float">
            <text:p>7.04227987827153</text:p>
          </table:table-cell>
          <table:table-cell table:style-name="ce4" table:formula="of:=[$Redistribution_central.G29]" office:value-type="float" office:value="11.8447781610525" calcext:value-type="float">
            <text:p>11.8447781610525</text:p>
          </table:table-cell>
          <table:table-cell table:style-name="ce4" table:formula="of:=[$Redistribution_central.H29]" office:value-type="float" office:value="8.52098100794832" calcext:value-type="float">
            <text:p>8.52098100794832</text:p>
          </table:table-cell>
          <table:table-cell table:style-name="ce4" table:formula="of:=[$Redistribution_central.I29]" office:value-type="float" office:value="9.21480500583828" calcext:value-type="float">
            <text:p>9.21480500583828</text:p>
          </table:table-cell>
          <table:table-cell table:style-name="ce4"/>
          <table:table-cell/>
          <table:table-cell table:style-name="ce4" table:formula="of:=[$redistribution_low.F29]" office:value-type="float" office:value="7.06485675878787" calcext:value-type="float">
            <text:p>7.06485675878787</text:p>
          </table:table-cell>
          <table:table-cell table:style-name="ce4" table:formula="of:=[$redistribution_low.G29]" office:value-type="float" office:value="11.7383719088628" calcext:value-type="float">
            <text:p>11.7383719088628</text:p>
          </table:table-cell>
          <table:table-cell table:style-name="ce4" table:formula="of:=[$redistribution_low.H29]" office:value-type="float" office:value="8.65067470013821" calcext:value-type="float">
            <text:p>8.65067470013821</text:p>
          </table:table-cell>
          <table:table-cell table:style-name="ce4" table:formula="of:=[$redistribution_low.I29]" office:value-type="float" office:value="9.30094753125192" calcext:value-type="float">
            <text:p>9.30094753125192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55635846833338" calcext:value-type="float">
            <text:p>6.55635846833338</text:p>
          </table:table-cell>
          <table:table-cell table:style-name="ce4" table:formula="of:=[$Redistribution_high.G30]" office:value-type="float" office:value="11.4590503625105" calcext:value-type="float">
            <text:p>11.4590503625105</text:p>
          </table:table-cell>
          <table:table-cell table:style-name="ce4" table:formula="of:=[$Redistribution_high.H30]" office:value-type="float" office:value="8.15365166227826" calcext:value-type="float">
            <text:p>8.15365166227826</text:p>
          </table:table-cell>
          <table:table-cell table:style-name="ce4" table:formula="of:=[$Redistribution_high.I30]" office:value-type="float" office:value="8.6725378562278" calcext:value-type="float">
            <text:p>8.6725378562278</text:p>
          </table:table-cell>
          <table:table-cell table:style-name="ce4"/>
          <table:table-cell/>
          <table:table-cell table:style-name="ce4" table:formula="of:=[$Redistribution_central.F30]" office:value-type="float" office:value="6.55925988667937" calcext:value-type="float">
            <text:p>6.55925988667937</text:p>
          </table:table-cell>
          <table:table-cell table:style-name="ce4" table:formula="of:=[$Redistribution_central.G30]" office:value-type="float" office:value="11.49620504923" calcext:value-type="float">
            <text:p>11.49620504923</text:p>
          </table:table-cell>
          <table:table-cell table:style-name="ce4" table:formula="of:=[$Redistribution_central.H30]" office:value-type="float" office:value="8.16836008575675" calcext:value-type="float">
            <text:p>8.16836008575675</text:p>
          </table:table-cell>
          <table:table-cell table:style-name="ce4" table:formula="of:=[$Redistribution_central.I30]" office:value-type="float" office:value="8.6674603150572" calcext:value-type="float">
            <text:p>8.6674603150572</text:p>
          </table:table-cell>
          <table:table-cell table:style-name="ce4"/>
          <table:table-cell/>
          <table:table-cell table:style-name="ce4" table:formula="of:=[$redistribution_low.F30]" office:value-type="float" office:value="6.56050294182266" calcext:value-type="float">
            <text:p>6.56050294182266</text:p>
          </table:table-cell>
          <table:table-cell table:style-name="ce4" table:formula="of:=[$redistribution_low.G30]" office:value-type="float" office:value="11.5500171023221" calcext:value-type="float">
            <text:p>11.5500171023221</text:p>
          </table:table-cell>
          <table:table-cell table:style-name="ce4" table:formula="of:=[$redistribution_low.H30]" office:value-type="float" office:value="8.2041336817775" calcext:value-type="float">
            <text:p>8.2041336817775</text:p>
          </table:table-cell>
          <table:table-cell table:style-name="ce4" table:formula="of:=[$redistribution_low.I30]" office:value-type="float" office:value="8.71013484623265" calcext:value-type="float">
            <text:p>8.71013484623265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6.9809090757593" calcext:value-type="float">
            <text:p>6.9809090757593</text:p>
          </table:table-cell>
          <table:table-cell table:style-name="ce4" table:formula="of:=[$Redistribution_high.G31]" office:value-type="float" office:value="11.5819116203058" calcext:value-type="float">
            <text:p>11.5819116203058</text:p>
          </table:table-cell>
          <table:table-cell table:style-name="ce4" table:formula="of:=[$Redistribution_high.H31]" office:value-type="float" office:value="8.69911544388323" calcext:value-type="float">
            <text:p>8.69911544388323</text:p>
          </table:table-cell>
          <table:table-cell table:style-name="ce4" table:formula="of:=[$Redistribution_high.I31]" office:value-type="float" office:value="9.03167772506932" calcext:value-type="float">
            <text:p>9.03167772506932</text:p>
          </table:table-cell>
          <table:table-cell table:style-name="ce4"/>
          <table:table-cell/>
          <table:table-cell table:style-name="ce4" table:formula="of:=[$Redistribution_central.F31]" office:value-type="float" office:value="7.01081484698261" calcext:value-type="float">
            <text:p>7.01081484698261</text:p>
          </table:table-cell>
          <table:table-cell table:style-name="ce4" table:formula="of:=[$Redistribution_central.G31]" office:value-type="float" office:value="11.486590498459" calcext:value-type="float">
            <text:p>11.486590498459</text:p>
          </table:table-cell>
          <table:table-cell table:style-name="ce4" table:formula="of:=[$Redistribution_central.H31]" office:value-type="float" office:value="8.68006547605453" calcext:value-type="float">
            <text:p>8.68006547605453</text:p>
          </table:table-cell>
          <table:table-cell table:style-name="ce4" table:formula="of:=[$Redistribution_central.I31]" office:value-type="float" office:value="8.92705595632153" calcext:value-type="float">
            <text:p>8.92705595632153</text:p>
          </table:table-cell>
          <table:table-cell table:style-name="ce4"/>
          <table:table-cell/>
          <table:table-cell table:style-name="ce4" table:formula="of:=[$redistribution_low.F31]" office:value-type="float" office:value="7.05686543054843" calcext:value-type="float">
            <text:p>7.05686543054843</text:p>
          </table:table-cell>
          <table:table-cell table:style-name="ce4" table:formula="of:=[$redistribution_low.G31]" office:value-type="float" office:value="11.4912758113061" calcext:value-type="float">
            <text:p>11.4912758113061</text:p>
          </table:table-cell>
          <table:table-cell table:style-name="ce4" table:formula="of:=[$redistribution_low.H31]" office:value-type="float" office:value="8.64517483210143" calcext:value-type="float">
            <text:p>8.64517483210143</text:p>
          </table:table-cell>
          <table:table-cell table:style-name="ce4" table:formula="of:=[$redistribution_low.I31]" office:value-type="float" office:value="9.03300533926328" calcext:value-type="float">
            <text:p>9.03300533926328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74761141182557" calcext:value-type="float">
            <text:p>6.74761141182557</text:p>
          </table:table-cell>
          <table:table-cell table:style-name="ce4" table:formula="of:=[$Redistribution_high.G32]" office:value-type="float" office:value="11.5452368200401" calcext:value-type="float">
            <text:p>11.5452368200401</text:p>
          </table:table-cell>
          <table:table-cell table:style-name="ce4" table:formula="of:=[$Redistribution_high.H32]" office:value-type="float" office:value="8.24503875974077" calcext:value-type="float">
            <text:p>8.24503875974077</text:p>
          </table:table-cell>
          <table:table-cell table:style-name="ce4" table:formula="of:=[$Redistribution_high.I32]" office:value-type="float" office:value="9.44035221173919" calcext:value-type="float">
            <text:p>9.44035221173919</text:p>
          </table:table-cell>
          <table:table-cell table:style-name="ce4"/>
          <table:table-cell/>
          <table:table-cell table:style-name="ce4" table:formula="of:=[$Redistribution_central.F32]" office:value-type="float" office:value="6.92609587121258" calcext:value-type="float">
            <text:p>6.92609587121258</text:p>
          </table:table-cell>
          <table:table-cell table:style-name="ce4" table:formula="of:=[$Redistribution_central.G32]" office:value-type="float" office:value="11.6562357434834" calcext:value-type="float">
            <text:p>11.6562357434834</text:p>
          </table:table-cell>
          <table:table-cell table:style-name="ce4" table:formula="of:=[$Redistribution_central.H32]" office:value-type="float" office:value="8.43453393215992" calcext:value-type="float">
            <text:p>8.43453393215992</text:p>
          </table:table-cell>
          <table:table-cell table:style-name="ce4" table:formula="of:=[$Redistribution_central.I32]" office:value-type="float" office:value="9.42406679299042" calcext:value-type="float">
            <text:p>9.42406679299042</text:p>
          </table:table-cell>
          <table:table-cell table:style-name="ce4"/>
          <table:table-cell/>
          <table:table-cell table:style-name="ce4" table:formula="of:=[$redistribution_low.F32]" office:value-type="float" office:value="6.86058037451283" calcext:value-type="float">
            <text:p>6.86058037451283</text:p>
          </table:table-cell>
          <table:table-cell table:style-name="ce4" table:formula="of:=[$redistribution_low.G32]" office:value-type="float" office:value="11.5792382461488" calcext:value-type="float">
            <text:p>11.5792382461488</text:p>
          </table:table-cell>
          <table:table-cell table:style-name="ce4" table:formula="of:=[$redistribution_low.H32]" office:value-type="float" office:value="8.34880916743067" calcext:value-type="float">
            <text:p>8.34880916743067</text:p>
          </table:table-cell>
          <table:table-cell table:style-name="ce4" table:formula="of:=[$redistribution_low.I32]" office:value-type="float" office:value="9.43574734354518" calcext:value-type="float">
            <text:p>9.43574734354518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90356235762965" calcext:value-type="float">
            <text:p>6.90356235762965</text:p>
          </table:table-cell>
          <table:table-cell table:style-name="ce4" table:formula="of:=[$Redistribution_high.G33]" office:value-type="float" office:value="11.4854678399346" calcext:value-type="float">
            <text:p>11.4854678399346</text:p>
          </table:table-cell>
          <table:table-cell table:style-name="ce4" table:formula="of:=[$Redistribution_high.H33]" office:value-type="float" office:value="8.49259733768328" calcext:value-type="float">
            <text:p>8.49259733768328</text:p>
          </table:table-cell>
          <table:table-cell table:style-name="ce4" table:formula="of:=[$Redistribution_high.I33]" office:value-type="float" office:value="9.13268735023518" calcext:value-type="float">
            <text:p>9.13268735023518</text:p>
          </table:table-cell>
          <table:table-cell table:style-name="ce4"/>
          <table:table-cell/>
          <table:table-cell table:style-name="ce4" table:formula="of:=[$Redistribution_central.F33]" office:value-type="float" office:value="6.92433335192942" calcext:value-type="float">
            <text:p>6.92433335192942</text:p>
          </table:table-cell>
          <table:table-cell table:style-name="ce4" table:formula="of:=[$Redistribution_central.G33]" office:value-type="float" office:value="11.5552755187351" calcext:value-type="float">
            <text:p>11.5552755187351</text:p>
          </table:table-cell>
          <table:table-cell table:style-name="ce4" table:formula="of:=[$Redistribution_central.H33]" office:value-type="float" office:value="8.64203966270804" calcext:value-type="float">
            <text:p>8.64203966270804</text:p>
          </table:table-cell>
          <table:table-cell table:style-name="ce4" table:formula="of:=[$Redistribution_central.I33]" office:value-type="float" office:value="9.22954584777752" calcext:value-type="float">
            <text:p>9.22954584777752</text:p>
          </table:table-cell>
          <table:table-cell table:style-name="ce4"/>
          <table:table-cell/>
          <table:table-cell table:style-name="ce4" table:formula="of:=[$redistribution_low.F33]" office:value-type="float" office:value="6.87063027769295" calcext:value-type="float">
            <text:p>6.87063027769295</text:p>
          </table:table-cell>
          <table:table-cell table:style-name="ce4" table:formula="of:=[$redistribution_low.G33]" office:value-type="float" office:value="11.7043847388513" calcext:value-type="float">
            <text:p>11.7043847388513</text:p>
          </table:table-cell>
          <table:table-cell table:style-name="ce4" table:formula="of:=[$redistribution_low.H33]" office:value-type="float" office:value="8.59574443858071" calcext:value-type="float">
            <text:p>8.59574443858071</text:p>
          </table:table-cell>
          <table:table-cell table:style-name="ce4" table:formula="of:=[$redistribution_low.I33]" office:value-type="float" office:value="9.24002391994627" calcext:value-type="float">
            <text:p>9.24002391994627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4155264604043" calcext:value-type="float">
            <text:p>6.4155264604043</text:p>
          </table:table-cell>
          <table:table-cell table:style-name="ce4" table:formula="of:=[$Redistribution_high.G34]" office:value-type="float" office:value="11.8610236692783" calcext:value-type="float">
            <text:p>11.8610236692783</text:p>
          </table:table-cell>
          <table:table-cell table:style-name="ce4" table:formula="of:=[$Redistribution_high.H34]" office:value-type="float" office:value="8.19369726331777" calcext:value-type="float">
            <text:p>8.19369726331777</text:p>
          </table:table-cell>
          <table:table-cell table:style-name="ce4" table:formula="of:=[$Redistribution_high.I34]" office:value-type="float" office:value="8.78594835267717" calcext:value-type="float">
            <text:p>8.78594835267717</text:p>
          </table:table-cell>
          <table:table-cell table:style-name="ce4"/>
          <table:table-cell/>
          <table:table-cell table:style-name="ce4" table:formula="of:=[$Redistribution_central.F34]" office:value-type="float" office:value="6.52049829472056" calcext:value-type="float">
            <text:p>6.52049829472056</text:p>
          </table:table-cell>
          <table:table-cell table:style-name="ce4" table:formula="of:=[$Redistribution_central.G34]" office:value-type="float" office:value="11.8875952235813" calcext:value-type="float">
            <text:p>11.8875952235813</text:p>
          </table:table-cell>
          <table:table-cell table:style-name="ce4" table:formula="of:=[$Redistribution_central.H34]" office:value-type="float" office:value="8.36981154675787" calcext:value-type="float">
            <text:p>8.36981154675787</text:p>
          </table:table-cell>
          <table:table-cell table:style-name="ce4" table:formula="of:=[$Redistribution_central.I34]" office:value-type="float" office:value="8.82201651309311" calcext:value-type="float">
            <text:p>8.82201651309311</text:p>
          </table:table-cell>
          <table:table-cell table:style-name="ce4"/>
          <table:table-cell/>
          <table:table-cell table:style-name="ce4" table:formula="of:=[$redistribution_low.F34]" office:value-type="float" office:value="6.51014079120565" calcext:value-type="float">
            <text:p>6.51014079120565</text:p>
          </table:table-cell>
          <table:table-cell table:style-name="ce4" table:formula="of:=[$redistribution_low.G34]" office:value-type="float" office:value="12.3184358787708" calcext:value-type="float">
            <text:p>12.3184358787708</text:p>
          </table:table-cell>
          <table:table-cell table:style-name="ce4" table:formula="of:=[$redistribution_low.H34]" office:value-type="float" office:value="8.32663579808128" calcext:value-type="float">
            <text:p>8.32663579808128</text:p>
          </table:table-cell>
          <table:table-cell table:style-name="ce4" table:formula="of:=[$redistribution_low.I34]" office:value-type="float" office:value="9.11367077594257" calcext:value-type="float">
            <text:p>9.11367077594257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6.76857307217095" calcext:value-type="float">
            <text:p>6.76857307217095</text:p>
          </table:table-cell>
          <table:table-cell table:style-name="ce4" table:formula="of:=[$Redistribution_high.G35]" office:value-type="float" office:value="11.752232328645" calcext:value-type="float">
            <text:p>11.752232328645</text:p>
          </table:table-cell>
          <table:table-cell table:style-name="ce4" table:formula="of:=[$Redistribution_high.H35]" office:value-type="float" office:value="8.46666829221959" calcext:value-type="float">
            <text:p>8.46666829221959</text:p>
          </table:table-cell>
          <table:table-cell table:style-name="ce4" table:formula="of:=[$Redistribution_high.I35]" office:value-type="float" office:value="9.18850437873155" calcext:value-type="float">
            <text:p>9.18850437873155</text:p>
          </table:table-cell>
          <table:table-cell table:style-name="ce4"/>
          <table:table-cell/>
          <table:table-cell table:style-name="ce4" table:formula="of:=[$Redistribution_central.F35]" office:value-type="float" office:value="6.82021697184691" calcext:value-type="float">
            <text:p>6.82021697184691</text:p>
          </table:table-cell>
          <table:table-cell table:style-name="ce4" table:formula="of:=[$Redistribution_central.G35]" office:value-type="float" office:value="11.7066868537348" calcext:value-type="float">
            <text:p>11.7066868537348</text:p>
          </table:table-cell>
          <table:table-cell table:style-name="ce4" table:formula="of:=[$Redistribution_central.H35]" office:value-type="float" office:value="8.57339992663583" calcext:value-type="float">
            <text:p>8.57339992663583</text:p>
          </table:table-cell>
          <table:table-cell table:style-name="ce4" table:formula="of:=[$Redistribution_central.I35]" office:value-type="float" office:value="9.29252929980798" calcext:value-type="float">
            <text:p>9.29252929980798</text:p>
          </table:table-cell>
          <table:table-cell table:style-name="ce4"/>
          <table:table-cell/>
          <table:table-cell table:style-name="ce4" table:formula="of:=[$redistribution_low.F35]" office:value-type="float" office:value="7.09349365198932" calcext:value-type="float">
            <text:p>7.09349365198932</text:p>
          </table:table-cell>
          <table:table-cell table:style-name="ce4" table:formula="of:=[$redistribution_low.G35]" office:value-type="float" office:value="12.259205987733" calcext:value-type="float">
            <text:p>12.259205987733</text:p>
          </table:table-cell>
          <table:table-cell table:style-name="ce4" table:formula="of:=[$redistribution_low.H35]" office:value-type="float" office:value="8.63814427796297" calcext:value-type="float">
            <text:p>8.63814427796297</text:p>
          </table:table-cell>
          <table:table-cell table:style-name="ce4" table:formula="of:=[$redistribution_low.I35]" office:value-type="float" office:value="9.42824217446791" calcext:value-type="float">
            <text:p>9.42824217446791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87578142321829" calcext:value-type="float">
            <text:p>6.87578142321829</text:p>
          </table:table-cell>
          <table:table-cell table:style-name="ce4" table:formula="of:=[$Redistribution_high.G36]" office:value-type="float" office:value="11.9775058852351" calcext:value-type="float">
            <text:p>11.9775058852351</text:p>
          </table:table-cell>
          <table:table-cell table:style-name="ce4" table:formula="of:=[$Redistribution_high.H36]" office:value-type="float" office:value="8.69303220516859" calcext:value-type="float">
            <text:p>8.69303220516859</text:p>
          </table:table-cell>
          <table:table-cell table:style-name="ce4" table:formula="of:=[$Redistribution_high.I36]" office:value-type="float" office:value="9.39910899237797" calcext:value-type="float">
            <text:p>9.39910899237797</text:p>
          </table:table-cell>
          <table:table-cell table:style-name="ce4"/>
          <table:table-cell/>
          <table:table-cell table:style-name="ce4" table:formula="of:=[$Redistribution_central.F36]" office:value-type="float" office:value="6.85475936193441" calcext:value-type="float">
            <text:p>6.85475936193441</text:p>
          </table:table-cell>
          <table:table-cell table:style-name="ce4" table:formula="of:=[$Redistribution_central.G36]" office:value-type="float" office:value="11.7683295601586" calcext:value-type="float">
            <text:p>11.7683295601586</text:p>
          </table:table-cell>
          <table:table-cell table:style-name="ce4" table:formula="of:=[$Redistribution_central.H36]" office:value-type="float" office:value="8.54510948438935" calcext:value-type="float">
            <text:p>8.54510948438935</text:p>
          </table:table-cell>
          <table:table-cell table:style-name="ce4" table:formula="of:=[$Redistribution_central.I36]" office:value-type="float" office:value="9.59504518684721" calcext:value-type="float">
            <text:p>9.59504518684721</text:p>
          </table:table-cell>
          <table:table-cell table:style-name="ce4"/>
          <table:table-cell/>
          <table:table-cell table:style-name="ce4" table:formula="of:=[$redistribution_low.F36]" office:value-type="float" office:value="6.69805814534178" calcext:value-type="float">
            <text:p>6.69805814534178</text:p>
          </table:table-cell>
          <table:table-cell table:style-name="ce4" table:formula="of:=[$redistribution_low.G36]" office:value-type="float" office:value="11.9467494288772" calcext:value-type="float">
            <text:p>11.9467494288772</text:p>
          </table:table-cell>
          <table:table-cell table:style-name="ce4" table:formula="of:=[$redistribution_low.H36]" office:value-type="float" office:value="8.55974003167141" calcext:value-type="float">
            <text:p>8.55974003167141</text:p>
          </table:table-cell>
          <table:table-cell table:style-name="ce4" table:formula="of:=[$redistribution_low.I36]" office:value-type="float" office:value="9.27146694212102" calcext:value-type="float">
            <text:p>9.27146694212102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51079436669926" calcext:value-type="float">
            <text:p>6.51079436669926</text:p>
          </table:table-cell>
          <table:table-cell table:style-name="ce4" table:formula="of:=[$Redistribution_high.G37]" office:value-type="float" office:value="11.3061794421272" calcext:value-type="float">
            <text:p>11.3061794421272</text:p>
          </table:table-cell>
          <table:table-cell table:style-name="ce4" table:formula="of:=[$Redistribution_high.H37]" office:value-type="float" office:value="8.03310425189875" calcext:value-type="float">
            <text:p>8.03310425189875</text:p>
          </table:table-cell>
          <table:table-cell table:style-name="ce4" table:formula="of:=[$Redistribution_high.I37]" office:value-type="float" office:value="9.04160107790946" calcext:value-type="float">
            <text:p>9.04160107790946</text:p>
          </table:table-cell>
          <table:table-cell table:style-name="ce4"/>
          <table:table-cell/>
          <table:table-cell table:style-name="ce4" table:formula="of:=[$Redistribution_central.F37]" office:value-type="float" office:value="7.06799675587546" calcext:value-type="float">
            <text:p>7.06799675587546</text:p>
          </table:table-cell>
          <table:table-cell table:style-name="ce4" table:formula="of:=[$Redistribution_central.G37]" office:value-type="float" office:value="11.463165288" calcext:value-type="float">
            <text:p>11.463165288</text:p>
          </table:table-cell>
          <table:table-cell table:style-name="ce4" table:formula="of:=[$Redistribution_central.H37]" office:value-type="float" office:value="8.82832833885822" calcext:value-type="float">
            <text:p>8.82832833885822</text:p>
          </table:table-cell>
          <table:table-cell table:style-name="ce4" table:formula="of:=[$Redistribution_central.I37]" office:value-type="float" office:value="9.28081371558826" calcext:value-type="float">
            <text:p>9.28081371558826</text:p>
          </table:table-cell>
          <table:table-cell table:style-name="ce4"/>
          <table:table-cell/>
          <table:table-cell table:style-name="ce4" table:formula="of:=[$redistribution_low.F37]" office:value-type="float" office:value="6.83536717866913" calcext:value-type="float">
            <text:p>6.83536717866913</text:p>
          </table:table-cell>
          <table:table-cell table:style-name="ce4" table:formula="of:=[$redistribution_low.G37]" office:value-type="float" office:value="11.7241453957571" calcext:value-type="float">
            <text:p>11.7241453957571</text:p>
          </table:table-cell>
          <table:table-cell table:style-name="ce4" table:formula="of:=[$redistribution_low.H37]" office:value-type="float" office:value="8.73298505446304" calcext:value-type="float">
            <text:p>8.73298505446304</text:p>
          </table:table-cell>
          <table:table-cell table:style-name="ce4" table:formula="of:=[$redistribution_low.I37]" office:value-type="float" office:value="9.32421809856258" calcext:value-type="float">
            <text:p>9.32421809856258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1749989183667" calcext:value-type="float">
            <text:p>6.1749989183667</text:p>
          </table:table-cell>
          <table:table-cell table:style-name="ce4" table:formula="of:=[$Redistribution_high.G38]" office:value-type="float" office:value="11.2835315827065" calcext:value-type="float">
            <text:p>11.2835315827065</text:p>
          </table:table-cell>
          <table:table-cell table:style-name="ce4" table:formula="of:=[$Redistribution_high.H38]" office:value-type="float" office:value="8.01852488909081" calcext:value-type="float">
            <text:p>8.01852488909081</text:p>
          </table:table-cell>
          <table:table-cell table:style-name="ce4" table:formula="of:=[$Redistribution_high.I38]" office:value-type="float" office:value="8.63961532336687" calcext:value-type="float">
            <text:p>8.63961532336687</text:p>
          </table:table-cell>
          <table:table-cell table:style-name="ce4"/>
          <table:table-cell/>
          <table:table-cell table:style-name="ce4" table:formula="of:=[$Redistribution_central.F38]" office:value-type="float" office:value="6.9621774632846" calcext:value-type="float">
            <text:p>6.9621774632846</text:p>
          </table:table-cell>
          <table:table-cell table:style-name="ce4" table:formula="of:=[$Redistribution_central.G38]" office:value-type="float" office:value="12.0914451211719" calcext:value-type="float">
            <text:p>12.0914451211719</text:p>
          </table:table-cell>
          <table:table-cell table:style-name="ce4" table:formula="of:=[$Redistribution_central.H38]" office:value-type="float" office:value="8.75806792639061" calcext:value-type="float">
            <text:p>8.75806792639061</text:p>
          </table:table-cell>
          <table:table-cell table:style-name="ce4" table:formula="of:=[$Redistribution_central.I38]" office:value-type="float" office:value="8.90018317887695" calcext:value-type="float">
            <text:p>8.90018317887695</text:p>
          </table:table-cell>
          <table:table-cell table:style-name="ce4"/>
          <table:table-cell/>
          <table:table-cell table:style-name="ce4" table:formula="of:=[$redistribution_low.F38]" office:value-type="float" office:value="6.50975900932814" calcext:value-type="float">
            <text:p>6.50975900932814</text:p>
          </table:table-cell>
          <table:table-cell table:style-name="ce4" table:formula="of:=[$redistribution_low.G38]" office:value-type="float" office:value="10.8871076188559" calcext:value-type="float">
            <text:p>10.8871076188559</text:p>
          </table:table-cell>
          <table:table-cell table:style-name="ce4" table:formula="of:=[$redistribution_low.H38]" office:value-type="float" office:value="8.38845835141876" calcext:value-type="float">
            <text:p>8.38845835141876</text:p>
          </table:table-cell>
          <table:table-cell table:style-name="ce4" table:formula="of:=[$redistribution_low.I38]" office:value-type="float" office:value="8.78674173291963" calcext:value-type="float">
            <text:p>8.78674173291963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48752282550304" calcext:value-type="float">
            <text:p>6.48752282550304</text:p>
          </table:table-cell>
          <table:table-cell table:style-name="ce4" table:formula="of:=[$Redistribution_high.G39]" office:value-type="float" office:value="11.1989224833723" calcext:value-type="float">
            <text:p>11.1989224833723</text:p>
          </table:table-cell>
          <table:table-cell table:style-name="ce4" table:formula="of:=[$Redistribution_high.H39]" office:value-type="float" office:value="7.93236600821091" calcext:value-type="float">
            <text:p>7.93236600821091</text:p>
          </table:table-cell>
          <table:table-cell table:style-name="ce4" table:formula="of:=[$Redistribution_high.I39]" office:value-type="float" office:value="9.1258863783173" calcext:value-type="float">
            <text:p>9.1258863783173</text:p>
          </table:table-cell>
          <table:table-cell table:style-name="ce4"/>
          <table:table-cell/>
          <table:table-cell table:style-name="ce4" table:formula="of:=[$Redistribution_central.F39]" office:value-type="float" office:value="7.07876100721889" calcext:value-type="float">
            <text:p>7.07876100721889</text:p>
          </table:table-cell>
          <table:table-cell table:style-name="ce4" table:formula="of:=[$Redistribution_central.G39]" office:value-type="float" office:value="11.639406990104" calcext:value-type="float">
            <text:p>11.639406990104</text:p>
          </table:table-cell>
          <table:table-cell table:style-name="ce4" table:formula="of:=[$Redistribution_central.H39]" office:value-type="float" office:value="8.52009614168077" calcext:value-type="float">
            <text:p>8.52009614168077</text:p>
          </table:table-cell>
          <table:table-cell table:style-name="ce4" table:formula="of:=[$Redistribution_central.I39]" office:value-type="float" office:value="9.10667165003301" calcext:value-type="float">
            <text:p>9.10667165003301</text:p>
          </table:table-cell>
          <table:table-cell table:style-name="ce4"/>
          <table:table-cell/>
          <table:table-cell table:style-name="ce4" table:formula="of:=[$redistribution_low.F39]" office:value-type="float" office:value="6.83794491513197" calcext:value-type="float">
            <text:p>6.83794491513197</text:p>
          </table:table-cell>
          <table:table-cell table:style-name="ce4" table:formula="of:=[$redistribution_low.G39]" office:value-type="float" office:value="11.3369016603809" calcext:value-type="float">
            <text:p>11.3369016603809</text:p>
          </table:table-cell>
          <table:table-cell table:style-name="ce4" table:formula="of:=[$redistribution_low.H39]" office:value-type="float" office:value="8.54563285360857" calcext:value-type="float">
            <text:p>8.54563285360857</text:p>
          </table:table-cell>
          <table:table-cell table:style-name="ce4" table:formula="of:=[$redistribution_low.I39]" office:value-type="float" office:value="8.99396303960309" calcext:value-type="float">
            <text:p>8.99396303960309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80226650842208" calcext:value-type="float">
            <text:p>6.80226650842208</text:p>
          </table:table-cell>
          <table:table-cell table:style-name="ce4" table:formula="of:=[$Redistribution_high.G40]" office:value-type="float" office:value="11.5529897211757" calcext:value-type="float">
            <text:p>11.5529897211757</text:p>
          </table:table-cell>
          <table:table-cell table:style-name="ce4" table:formula="of:=[$Redistribution_high.H40]" office:value-type="float" office:value="8.51797363558178" calcext:value-type="float">
            <text:p>8.51797363558178</text:p>
          </table:table-cell>
          <table:table-cell table:style-name="ce4" table:formula="of:=[$Redistribution_high.I40]" office:value-type="float" office:value="9.07005302156238" calcext:value-type="float">
            <text:p>9.07005302156238</text:p>
          </table:table-cell>
          <table:table-cell table:style-name="ce4"/>
          <table:table-cell/>
          <table:table-cell table:style-name="ce4" table:formula="of:=[$Redistribution_central.F40]" office:value-type="float" office:value="6.96222814079079" calcext:value-type="float">
            <text:p>6.96222814079079</text:p>
          </table:table-cell>
          <table:table-cell table:style-name="ce4" table:formula="of:=[$Redistribution_central.G40]" office:value-type="float" office:value="11.3200513020761" calcext:value-type="float">
            <text:p>11.3200513020761</text:p>
          </table:table-cell>
          <table:table-cell table:style-name="ce4" table:formula="of:=[$Redistribution_central.H40]" office:value-type="float" office:value="8.24874812481634" calcext:value-type="float">
            <text:p>8.24874812481634</text:p>
          </table:table-cell>
          <table:table-cell table:style-name="ce4" table:formula="of:=[$Redistribution_central.I40]" office:value-type="float" office:value="8.85534494848248" calcext:value-type="float">
            <text:p>8.85534494848248</text:p>
          </table:table-cell>
          <table:table-cell table:style-name="ce4"/>
          <table:table-cell/>
          <table:table-cell table:style-name="ce4" table:formula="of:=[$redistribution_low.F40]" office:value-type="float" office:value="7.11443814824809" calcext:value-type="float">
            <text:p>7.11443814824809</text:p>
          </table:table-cell>
          <table:table-cell table:style-name="ce4" table:formula="of:=[$redistribution_low.G40]" office:value-type="float" office:value="11.408631427639" calcext:value-type="float">
            <text:p>11.408631427639</text:p>
          </table:table-cell>
          <table:table-cell table:style-name="ce4" table:formula="of:=[$redistribution_low.H40]" office:value-type="float" office:value="8.60689631356093" calcext:value-type="float">
            <text:p>8.60689631356093</text:p>
          </table:table-cell>
          <table:table-cell table:style-name="ce4" table:formula="of:=[$redistribution_low.I40]" office:value-type="float" office:value="9.22697822632087" calcext:value-type="float">
            <text:p>9.22697822632087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6.63238129034395" calcext:value-type="float">
            <text:p>6.63238129034395</text:p>
          </table:table-cell>
          <table:table-cell table:style-name="ce4" table:formula="of:=[$Redistribution_high.G41]" office:value-type="float" office:value="11.2415940542298" calcext:value-type="float">
            <text:p>11.2415940542298</text:p>
          </table:table-cell>
          <table:table-cell table:style-name="ce4" table:formula="of:=[$Redistribution_high.H41]" office:value-type="float" office:value="8.19155614252364" calcext:value-type="float">
            <text:p>8.19155614252364</text:p>
          </table:table-cell>
          <table:table-cell table:style-name="ce4" table:formula="of:=[$Redistribution_high.I41]" office:value-type="float" office:value="8.68210919065685" calcext:value-type="float">
            <text:p>8.68210919065685</text:p>
          </table:table-cell>
          <table:table-cell table:style-name="ce4"/>
          <table:table-cell/>
          <table:table-cell table:style-name="ce4" table:formula="of:=[$Redistribution_central.F41]" office:value-type="float" office:value="6.82729748158637" calcext:value-type="float">
            <text:p>6.82729748158637</text:p>
          </table:table-cell>
          <table:table-cell table:style-name="ce4" table:formula="of:=[$Redistribution_central.G41]" office:value-type="float" office:value="11.0078764045933" calcext:value-type="float">
            <text:p>11.0078764045933</text:p>
          </table:table-cell>
          <table:table-cell table:style-name="ce4" table:formula="of:=[$Redistribution_central.H41]" office:value-type="float" office:value="8.56709376876473" calcext:value-type="float">
            <text:p>8.56709376876473</text:p>
          </table:table-cell>
          <table:table-cell table:style-name="ce4" table:formula="of:=[$Redistribution_central.I41]" office:value-type="float" office:value="9.04717819142575" calcext:value-type="float">
            <text:p>9.04717819142575</text:p>
          </table:table-cell>
          <table:table-cell table:style-name="ce4"/>
          <table:table-cell/>
          <table:table-cell table:style-name="ce4" table:formula="of:=[$redistribution_low.F41]" office:value-type="float" office:value="6.93403359856718" calcext:value-type="float">
            <text:p>6.93403359856718</text:p>
          </table:table-cell>
          <table:table-cell table:style-name="ce4" table:formula="of:=[$redistribution_low.G41]" office:value-type="float" office:value="11.3785685380754" calcext:value-type="float">
            <text:p>11.3785685380754</text:p>
          </table:table-cell>
          <table:table-cell table:style-name="ce4" table:formula="of:=[$redistribution_low.H41]" office:value-type="float" office:value="8.79361097452772" calcext:value-type="float">
            <text:p>8.79361097452772</text:p>
          </table:table-cell>
          <table:table-cell table:style-name="ce4" table:formula="of:=[$redistribution_low.I41]" office:value-type="float" office:value="9.02196374490009" calcext:value-type="float">
            <text:p>9.02196374490009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29436073371971" calcext:value-type="float">
            <text:p>6.29436073371971</text:p>
          </table:table-cell>
          <table:table-cell table:style-name="ce4" table:formula="of:=[$Redistribution_high.G42]" office:value-type="float" office:value="10.9358786137417" calcext:value-type="float">
            <text:p>10.9358786137417</text:p>
          </table:table-cell>
          <table:table-cell table:style-name="ce4" table:formula="of:=[$Redistribution_high.H42]" office:value-type="float" office:value="8.18835102163223" calcext:value-type="float">
            <text:p>8.18835102163223</text:p>
          </table:table-cell>
          <table:table-cell table:style-name="ce4" table:formula="of:=[$Redistribution_high.I42]" office:value-type="float" office:value="8.22800690080871" calcext:value-type="float">
            <text:p>8.22800690080871</text:p>
          </table:table-cell>
          <table:table-cell table:style-name="ce4"/>
          <table:table-cell/>
          <table:table-cell table:style-name="ce4" table:formula="of:=[$Redistribution_central.F42]" office:value-type="float" office:value="6.54601026456626" calcext:value-type="float">
            <text:p>6.54601026456626</text:p>
          </table:table-cell>
          <table:table-cell table:style-name="ce4" table:formula="of:=[$Redistribution_central.G42]" office:value-type="float" office:value="11.7104291683209" calcext:value-type="float">
            <text:p>11.7104291683209</text:p>
          </table:table-cell>
          <table:table-cell table:style-name="ce4" table:formula="of:=[$Redistribution_central.H42]" office:value-type="float" office:value="8.47412072808632" calcext:value-type="float">
            <text:p>8.47412072808632</text:p>
          </table:table-cell>
          <table:table-cell table:style-name="ce4" table:formula="of:=[$Redistribution_central.I42]" office:value-type="float" office:value="8.57516227982541" calcext:value-type="float">
            <text:p>8.57516227982541</text:p>
          </table:table-cell>
          <table:table-cell table:style-name="ce4"/>
          <table:table-cell/>
          <table:table-cell table:style-name="ce4" table:formula="of:=[$redistribution_low.F42]" office:value-type="float" office:value="6.70432433359035" calcext:value-type="float">
            <text:p>6.70432433359035</text:p>
          </table:table-cell>
          <table:table-cell table:style-name="ce4" table:formula="of:=[$redistribution_low.G42]" office:value-type="float" office:value="11.7308741567612" calcext:value-type="float">
            <text:p>11.7308741567612</text:p>
          </table:table-cell>
          <table:table-cell table:style-name="ce4" table:formula="of:=[$redistribution_low.H42]" office:value-type="float" office:value="8.53171135073622" calcext:value-type="float">
            <text:p>8.53171135073622</text:p>
          </table:table-cell>
          <table:table-cell table:style-name="ce4" table:formula="of:=[$redistribution_low.I42]" office:value-type="float" office:value="8.74338745399436" calcext:value-type="float">
            <text:p>8.74338745399436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78916420360529" calcext:value-type="float">
            <text:p>6.78916420360529</text:p>
          </table:table-cell>
          <table:table-cell table:style-name="ce4" table:formula="of:=[$Redistribution_high.G43]" office:value-type="float" office:value="11.8480300218083" calcext:value-type="float">
            <text:p>11.8480300218083</text:p>
          </table:table-cell>
          <table:table-cell table:style-name="ce4" table:formula="of:=[$Redistribution_high.H43]" office:value-type="float" office:value="8.7515029020264" calcext:value-type="float">
            <text:p>8.7515029020264</text:p>
          </table:table-cell>
          <table:table-cell table:style-name="ce4" table:formula="of:=[$Redistribution_high.I43]" office:value-type="float" office:value="9.03820705982431" calcext:value-type="float">
            <text:p>9.03820705982431</text:p>
          </table:table-cell>
          <table:table-cell table:style-name="ce4"/>
          <table:table-cell/>
          <table:table-cell table:style-name="ce4" table:formula="of:=[$Redistribution_central.F43]" office:value-type="float" office:value="6.71427234009627" calcext:value-type="float">
            <text:p>6.71427234009627</text:p>
          </table:table-cell>
          <table:table-cell table:style-name="ce4" table:formula="of:=[$Redistribution_central.G43]" office:value-type="float" office:value="11.4612823844572" calcext:value-type="float">
            <text:p>11.4612823844572</text:p>
          </table:table-cell>
          <table:table-cell table:style-name="ce4" table:formula="of:=[$Redistribution_central.H43]" office:value-type="float" office:value="8.12814537958677" calcext:value-type="float">
            <text:p>8.12814537958677</text:p>
          </table:table-cell>
          <table:table-cell table:style-name="ce4" table:formula="of:=[$Redistribution_central.I43]" office:value-type="float" office:value="9.03898054476608" calcext:value-type="float">
            <text:p>9.03898054476608</text:p>
          </table:table-cell>
          <table:table-cell table:style-name="ce4"/>
          <table:table-cell/>
          <table:table-cell table:style-name="ce4" table:formula="of:=[$redistribution_low.F43]" office:value-type="float" office:value="7.02420470915391" calcext:value-type="float">
            <text:p>7.02420470915391</text:p>
          </table:table-cell>
          <table:table-cell table:style-name="ce4" table:formula="of:=[$redistribution_low.G43]" office:value-type="float" office:value="11.5202824097807" calcext:value-type="float">
            <text:p>11.5202824097807</text:p>
          </table:table-cell>
          <table:table-cell table:style-name="ce4" table:formula="of:=[$redistribution_low.H43]" office:value-type="float" office:value="8.75770669386039" calcext:value-type="float">
            <text:p>8.75770669386039</text:p>
          </table:table-cell>
          <table:table-cell table:style-name="ce4" table:formula="of:=[$redistribution_low.I43]" office:value-type="float" office:value="9.58649241649678" calcext:value-type="float">
            <text:p>9.58649241649678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6.5628110229823" calcext:value-type="float">
            <text:p>6.5628110229823</text:p>
          </table:table-cell>
          <table:table-cell table:style-name="ce4" table:formula="of:=[$Redistribution_high.G44]" office:value-type="float" office:value="10.9070569805981" calcext:value-type="float">
            <text:p>10.9070569805981</text:p>
          </table:table-cell>
          <table:table-cell table:style-name="ce4" table:formula="of:=[$Redistribution_high.H44]" office:value-type="float" office:value="8.22094372572487" calcext:value-type="float">
            <text:p>8.22094372572487</text:p>
          </table:table-cell>
          <table:table-cell table:style-name="ce4" table:formula="of:=[$Redistribution_high.I44]" office:value-type="float" office:value="8.36541700513815" calcext:value-type="float">
            <text:p>8.36541700513815</text:p>
          </table:table-cell>
          <table:table-cell table:style-name="ce4"/>
          <table:table-cell/>
          <table:table-cell table:style-name="ce4" table:formula="of:=[$Redistribution_central.F44]" office:value-type="float" office:value="7.01650054394471" calcext:value-type="float">
            <text:p>7.01650054394471</text:p>
          </table:table-cell>
          <table:table-cell table:style-name="ce4" table:formula="of:=[$Redistribution_central.G44]" office:value-type="float" office:value="12.4761920780459" calcext:value-type="float">
            <text:p>12.4761920780459</text:p>
          </table:table-cell>
          <table:table-cell table:style-name="ce4" table:formula="of:=[$Redistribution_central.H44]" office:value-type="float" office:value="8.60543961980137" calcext:value-type="float">
            <text:p>8.60543961980137</text:p>
          </table:table-cell>
          <table:table-cell table:style-name="ce4" table:formula="of:=[$Redistribution_central.I44]" office:value-type="float" office:value="9.74313382896695" calcext:value-type="float">
            <text:p>9.74313382896695</text:p>
          </table:table-cell>
          <table:table-cell table:style-name="ce4"/>
          <table:table-cell/>
          <table:table-cell table:style-name="ce4" table:formula="of:=[$redistribution_low.F44]" office:value-type="float" office:value="6.89375541656627" calcext:value-type="float">
            <text:p>6.89375541656627</text:p>
          </table:table-cell>
          <table:table-cell table:style-name="ce4" table:formula="of:=[$redistribution_low.G44]" office:value-type="float" office:value="11.6056524052192" calcext:value-type="float">
            <text:p>11.6056524052192</text:p>
          </table:table-cell>
          <table:table-cell table:style-name="ce4" table:formula="of:=[$redistribution_low.H44]" office:value-type="float" office:value="8.56797469713759" calcext:value-type="float">
            <text:p>8.56797469713759</text:p>
          </table:table-cell>
          <table:table-cell table:style-name="ce4" table:formula="of:=[$redistribution_low.I44]" office:value-type="float" office:value="9.34904385864635" calcext:value-type="float">
            <text:p>9.34904385864635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74178008582414" calcext:value-type="float">
            <text:p>6.74178008582414</text:p>
          </table:table-cell>
          <table:table-cell table:style-name="ce4" table:formula="of:=[$Redistribution_high.G45]" office:value-type="float" office:value="10.7728076025018" calcext:value-type="float">
            <text:p>10.7728076025018</text:p>
          </table:table-cell>
          <table:table-cell table:style-name="ce4" table:formula="of:=[$Redistribution_high.H45]" office:value-type="float" office:value="8.08026974793435" calcext:value-type="float">
            <text:p>8.08026974793435</text:p>
          </table:table-cell>
          <table:table-cell table:style-name="ce4" table:formula="of:=[$Redistribution_high.I45]" office:value-type="float" office:value="8.37566269171021" calcext:value-type="float">
            <text:p>8.37566269171021</text:p>
          </table:table-cell>
          <table:table-cell table:style-name="ce4"/>
          <table:table-cell/>
          <table:table-cell table:style-name="ce4" table:formula="of:=[$Redistribution_central.F45]" office:value-type="float" office:value="7.10258230827408" calcext:value-type="float">
            <text:p>7.10258230827408</text:p>
          </table:table-cell>
          <table:table-cell table:style-name="ce4" table:formula="of:=[$Redistribution_central.G45]" office:value-type="float" office:value="11.8947382347871" calcext:value-type="float">
            <text:p>11.8947382347871</text:p>
          </table:table-cell>
          <table:table-cell table:style-name="ce4" table:formula="of:=[$Redistribution_central.H45]" office:value-type="float" office:value="8.60852584014042" calcext:value-type="float">
            <text:p>8.60852584014042</text:p>
          </table:table-cell>
          <table:table-cell table:style-name="ce4" table:formula="of:=[$Redistribution_central.I45]" office:value-type="float" office:value="9.72081573833409" calcext:value-type="float">
            <text:p>9.72081573833409</text:p>
          </table:table-cell>
          <table:table-cell table:style-name="ce4"/>
          <table:table-cell/>
          <table:table-cell table:style-name="ce4" table:formula="of:=[$redistribution_low.F45]" office:value-type="float" office:value="6.50199746694463" calcext:value-type="float">
            <text:p>6.50199746694463</text:p>
          </table:table-cell>
          <table:table-cell table:style-name="ce4" table:formula="of:=[$redistribution_low.G45]" office:value-type="float" office:value="10.8666048923883" calcext:value-type="float">
            <text:p>10.8666048923883</text:p>
          </table:table-cell>
          <table:table-cell table:style-name="ce4" table:formula="of:=[$redistribution_low.H45]" office:value-type="float" office:value="8.31634793026064" calcext:value-type="float">
            <text:p>8.31634793026064</text:p>
          </table:table-cell>
          <table:table-cell table:style-name="ce4" table:formula="of:=[$redistribution_low.I45]" office:value-type="float" office:value="9.03031247751441" calcext:value-type="float">
            <text:p>9.03031247751441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6.09472917177504" calcext:value-type="float">
            <text:p>6.09472917177504</text:p>
          </table:table-cell>
          <table:table-cell table:style-name="ce4" table:formula="of:=[$Redistribution_high.G46]" office:value-type="float" office:value="10.3242623894074" calcext:value-type="float">
            <text:p>10.3242623894074</text:p>
          </table:table-cell>
          <table:table-cell table:style-name="ce4" table:formula="of:=[$Redistribution_high.H46]" office:value-type="float" office:value="7.78748067703" calcext:value-type="float">
            <text:p>7.78748067703</text:p>
          </table:table-cell>
          <table:table-cell table:style-name="ce4" table:formula="of:=[$Redistribution_high.I46]" office:value-type="float" office:value="8.0659842621394" calcext:value-type="float">
            <text:p>8.0659842621394</text:p>
          </table:table-cell>
          <table:table-cell table:style-name="ce4"/>
          <table:table-cell/>
          <table:table-cell table:style-name="ce4" table:formula="of:=[$Redistribution_central.F46]" office:value-type="float" office:value="6.58762003349297" calcext:value-type="float">
            <text:p>6.58762003349297</text:p>
          </table:table-cell>
          <table:table-cell table:style-name="ce4" table:formula="of:=[$Redistribution_central.G46]" office:value-type="float" office:value="11.4514773045124" calcext:value-type="float">
            <text:p>11.4514773045124</text:p>
          </table:table-cell>
          <table:table-cell table:style-name="ce4" table:formula="of:=[$Redistribution_central.H46]" office:value-type="float" office:value="8.24778395568528" calcext:value-type="float">
            <text:p>8.24778395568528</text:p>
          </table:table-cell>
          <table:table-cell table:style-name="ce4" table:formula="of:=[$Redistribution_central.I46]" office:value-type="float" office:value="8.90310690137682" calcext:value-type="float">
            <text:p>8.90310690137682</text:p>
          </table:table-cell>
          <table:table-cell table:style-name="ce4"/>
          <table:table-cell/>
          <table:table-cell table:style-name="ce4" table:formula="of:=[$redistribution_low.F46]" office:value-type="float" office:value="6.32707587418944" calcext:value-type="float">
            <text:p>6.32707587418944</text:p>
          </table:table-cell>
          <table:table-cell table:style-name="ce4" table:formula="of:=[$redistribution_low.G46]" office:value-type="float" office:value="10.6717438159608" calcext:value-type="float">
            <text:p>10.6717438159608</text:p>
          </table:table-cell>
          <table:table-cell table:style-name="ce4" table:formula="of:=[$redistribution_low.H46]" office:value-type="float" office:value="8.09259722889107" calcext:value-type="float">
            <text:p>8.09259722889107</text:p>
          </table:table-cell>
          <table:table-cell table:style-name="ce4" table:formula="of:=[$redistribution_low.I46]" office:value-type="float" office:value="8.02976718235184" calcext:value-type="float">
            <text:p>8.02976718235184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6.52462230778198" calcext:value-type="float">
            <text:p>6.52462230778198</text:p>
          </table:table-cell>
          <table:table-cell table:style-name="ce4" table:formula="of:=[$Redistribution_high.G47]" office:value-type="float" office:value="10.8950613202289" calcext:value-type="float">
            <text:p>10.8950613202289</text:p>
          </table:table-cell>
          <table:table-cell table:style-name="ce4" table:formula="of:=[$Redistribution_high.H47]" office:value-type="float" office:value="8.07746322973551" calcext:value-type="float">
            <text:p>8.07746322973551</text:p>
          </table:table-cell>
          <table:table-cell table:style-name="ce4" table:formula="of:=[$Redistribution_high.I47]" office:value-type="float" office:value="8.21241997767278" calcext:value-type="float">
            <text:p>8.21241997767278</text:p>
          </table:table-cell>
          <table:table-cell table:style-name="ce4"/>
          <table:table-cell/>
          <table:table-cell table:style-name="ce4" table:formula="of:=[$Redistribution_central.F47]" office:value-type="float" office:value="7.36012087212934" calcext:value-type="float">
            <text:p>7.36012087212934</text:p>
          </table:table-cell>
          <table:table-cell table:style-name="ce4" table:formula="of:=[$Redistribution_central.G47]" office:value-type="float" office:value="12.2865335856075" calcext:value-type="float">
            <text:p>12.2865335856075</text:p>
          </table:table-cell>
          <table:table-cell table:style-name="ce4" table:formula="of:=[$Redistribution_central.H47]" office:value-type="float" office:value="8.97743802542866" calcext:value-type="float">
            <text:p>8.97743802542866</text:p>
          </table:table-cell>
          <table:table-cell table:style-name="ce4" table:formula="of:=[$Redistribution_central.I47]" office:value-type="float" office:value="9.97055629724939" calcext:value-type="float">
            <text:p>9.97055629724939</text:p>
          </table:table-cell>
          <table:table-cell table:style-name="ce4"/>
          <table:table-cell/>
          <table:table-cell table:style-name="ce4" table:formula="of:=[$redistribution_low.F47]" office:value-type="float" office:value="6.90367811472069" calcext:value-type="float">
            <text:p>6.90367811472069</text:p>
          </table:table-cell>
          <table:table-cell table:style-name="ce4" table:formula="of:=[$redistribution_low.G47]" office:value-type="float" office:value="11.3575565605402" calcext:value-type="float">
            <text:p>11.3575565605402</text:p>
          </table:table-cell>
          <table:table-cell table:style-name="ce4" table:formula="of:=[$redistribution_low.H47]" office:value-type="float" office:value="8.94215977049989" calcext:value-type="float">
            <text:p>8.94215977049989</text:p>
          </table:table-cell>
          <table:table-cell table:style-name="ce4" table:formula="of:=[$redistribution_low.I47]" office:value-type="float" office:value="9.18636547282708" calcext:value-type="float">
            <text:p>9.18636547282708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6.7790750512972" calcext:value-type="float">
            <text:p>6.7790750512972</text:p>
          </table:table-cell>
          <table:table-cell table:style-name="ce4" table:formula="of:=[$Redistribution_high.G48]" office:value-type="float" office:value="11.5261573152352" calcext:value-type="float">
            <text:p>11.5261573152352</text:p>
          </table:table-cell>
          <table:table-cell table:style-name="ce4" table:formula="of:=[$Redistribution_high.H48]" office:value-type="float" office:value="8.36414446592641" calcext:value-type="float">
            <text:p>8.36414446592641</text:p>
          </table:table-cell>
          <table:table-cell table:style-name="ce4" table:formula="of:=[$Redistribution_high.I48]" office:value-type="float" office:value="8.74325243160232" calcext:value-type="float">
            <text:p>8.74325243160232</text:p>
          </table:table-cell>
          <table:table-cell table:style-name="ce4"/>
          <table:table-cell/>
          <table:table-cell table:style-name="ce4" table:formula="of:=[$Redistribution_central.F48]" office:value-type="float" office:value="6.91569295770102" calcext:value-type="float">
            <text:p>6.91569295770102</text:p>
          </table:table-cell>
          <table:table-cell table:style-name="ce4" table:formula="of:=[$Redistribution_central.G48]" office:value-type="float" office:value="11.4458682879413" calcext:value-type="float">
            <text:p>11.4458682879413</text:p>
          </table:table-cell>
          <table:table-cell table:style-name="ce4" table:formula="of:=[$Redistribution_central.H48]" office:value-type="float" office:value="8.54737791522395" calcext:value-type="float">
            <text:p>8.54737791522395</text:p>
          </table:table-cell>
          <table:table-cell table:style-name="ce4" table:formula="of:=[$Redistribution_central.I48]" office:value-type="float" office:value="9.2839985354037" calcext:value-type="float">
            <text:p>9.2839985354037</text:p>
          </table:table-cell>
          <table:table-cell table:style-name="ce4"/>
          <table:table-cell/>
          <table:table-cell table:style-name="ce4" table:formula="of:=[$redistribution_low.F48]" office:value-type="float" office:value="6.99611866167784" calcext:value-type="float">
            <text:p>6.99611866167784</text:p>
          </table:table-cell>
          <table:table-cell table:style-name="ce4" table:formula="of:=[$redistribution_low.G48]" office:value-type="float" office:value="11.9530080781341" calcext:value-type="float">
            <text:p>11.9530080781341</text:p>
          </table:table-cell>
          <table:table-cell table:style-name="ce4" table:formula="of:=[$redistribution_low.H48]" office:value-type="float" office:value="8.83972282727554" calcext:value-type="float">
            <text:p>8.83972282727554</text:p>
          </table:table-cell>
          <table:table-cell table:style-name="ce4" table:formula="of:=[$redistribution_low.I48]" office:value-type="float" office:value="9.36100316821949" calcext:value-type="float">
            <text:p>9.36100316821949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6.36915888460259" calcext:value-type="float">
            <text:p>6.36915888460259</text:p>
          </table:table-cell>
          <table:table-cell table:style-name="ce4" table:formula="of:=[$Redistribution_high.G49]" office:value-type="float" office:value="10.411969172225" calcext:value-type="float">
            <text:p>10.411969172225</text:p>
          </table:table-cell>
          <table:table-cell table:style-name="ce4" table:formula="of:=[$Redistribution_high.H49]" office:value-type="float" office:value="7.84785945714079" calcext:value-type="float">
            <text:p>7.84785945714079</text:p>
          </table:table-cell>
          <table:table-cell table:style-name="ce4" table:formula="of:=[$Redistribution_high.I49]" office:value-type="float" office:value="8.7753568756591" calcext:value-type="float">
            <text:p>8.7753568756591</text:p>
          </table:table-cell>
          <table:table-cell table:style-name="ce4"/>
          <table:table-cell/>
          <table:table-cell table:style-name="ce4" table:formula="of:=[$Redistribution_central.F49]" office:value-type="float" office:value="7.25686837924906" calcext:value-type="float">
            <text:p>7.25686837924906</text:p>
          </table:table-cell>
          <table:table-cell table:style-name="ce4" table:formula="of:=[$Redistribution_central.G49]" office:value-type="float" office:value="12.1416617358693" calcext:value-type="float">
            <text:p>12.1416617358693</text:p>
          </table:table-cell>
          <table:table-cell table:style-name="ce4" table:formula="of:=[$Redistribution_central.H49]" office:value-type="float" office:value="8.81964250965126" calcext:value-type="float">
            <text:p>8.81964250965126</text:p>
          </table:table-cell>
          <table:table-cell table:style-name="ce4" table:formula="of:=[$Redistribution_central.I49]" office:value-type="float" office:value="9.46033649462047" calcext:value-type="float">
            <text:p>9.46033649462047</text:p>
          </table:table-cell>
          <table:table-cell table:style-name="ce4"/>
          <table:table-cell/>
          <table:table-cell table:style-name="ce4" table:formula="of:=[$redistribution_low.F49]" office:value-type="float" office:value="7.12925528457614" calcext:value-type="float">
            <text:p>7.12925528457614</text:p>
          </table:table-cell>
          <table:table-cell table:style-name="ce4" table:formula="of:=[$redistribution_low.G49]" office:value-type="float" office:value="12.5449664082328" calcext:value-type="float">
            <text:p>12.5449664082328</text:p>
          </table:table-cell>
          <table:table-cell table:style-name="ce4" table:formula="of:=[$redistribution_low.H49]" office:value-type="float" office:value="9.03500304664327" calcext:value-type="float">
            <text:p>9.03500304664327</text:p>
          </table:table-cell>
          <table:table-cell table:style-name="ce4" table:formula="of:=[$redistribution_low.I49]" office:value-type="float" office:value="10.33082470477" calcext:value-type="float">
            <text:p>10.33082470477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6.22563889582404" calcext:value-type="float">
            <text:p>6.22563889582404</text:p>
          </table:table-cell>
          <table:table-cell table:style-name="ce4" table:formula="of:=[$Redistribution_high.G50]" office:value-type="float" office:value="11.0737527736295" calcext:value-type="float">
            <text:p>11.0737527736295</text:p>
          </table:table-cell>
          <table:table-cell table:style-name="ce4" table:formula="of:=[$Redistribution_high.H50]" office:value-type="float" office:value="7.87249210926208" calcext:value-type="float">
            <text:p>7.87249210926208</text:p>
          </table:table-cell>
          <table:table-cell table:style-name="ce4" table:formula="of:=[$Redistribution_high.I50]" office:value-type="float" office:value="8.26840664997629" calcext:value-type="float">
            <text:p>8.26840664997629</text:p>
          </table:table-cell>
          <table:table-cell table:style-name="ce4"/>
          <table:table-cell/>
          <table:table-cell table:style-name="ce4" table:formula="of:=[$Redistribution_central.F50]" office:value-type="float" office:value="6.62016002387933" calcext:value-type="float">
            <text:p>6.62016002387933</text:p>
          </table:table-cell>
          <table:table-cell table:style-name="ce4" table:formula="of:=[$Redistribution_central.G50]" office:value-type="float" office:value="10.8589398497775" calcext:value-type="float">
            <text:p>10.8589398497775</text:p>
          </table:table-cell>
          <table:table-cell table:style-name="ce4" table:formula="of:=[$Redistribution_central.H50]" office:value-type="float" office:value="7.98316747363581" calcext:value-type="float">
            <text:p>7.98316747363581</text:p>
          </table:table-cell>
          <table:table-cell table:style-name="ce4" table:formula="of:=[$Redistribution_central.I50]" office:value-type="float" office:value="8.60402510210846" calcext:value-type="float">
            <text:p>8.60402510210846</text:p>
          </table:table-cell>
          <table:table-cell table:style-name="ce4"/>
          <table:table-cell/>
          <table:table-cell table:style-name="ce4" table:formula="of:=[$redistribution_low.F50]" office:value-type="float" office:value="7.11050210491762" calcext:value-type="float">
            <text:p>7.11050210491762</text:p>
          </table:table-cell>
          <table:table-cell table:style-name="ce4" table:formula="of:=[$redistribution_low.G50]" office:value-type="float" office:value="12.1206703725459" calcext:value-type="float">
            <text:p>12.1206703725459</text:p>
          </table:table-cell>
          <table:table-cell table:style-name="ce4" table:formula="of:=[$redistribution_low.H50]" office:value-type="float" office:value="8.74878589862288" calcext:value-type="float">
            <text:p>8.74878589862288</text:p>
          </table:table-cell>
          <table:table-cell table:style-name="ce4" table:formula="of:=[$redistribution_low.I50]" office:value-type="float" office:value="9.2073869089202" calcext:value-type="float">
            <text:p>9.2073869089202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75485594873208" calcext:value-type="float">
            <text:p>6.75485594873208</text:p>
          </table:table-cell>
          <table:table-cell table:style-name="ce4" table:formula="of:=[$Redistribution_high.G51]" office:value-type="float" office:value="11.6912820117398" calcext:value-type="float">
            <text:p>11.6912820117398</text:p>
          </table:table-cell>
          <table:table-cell table:style-name="ce4" table:formula="of:=[$Redistribution_high.H51]" office:value-type="float" office:value="8.19886999064607" calcext:value-type="float">
            <text:p>8.19886999064607</text:p>
          </table:table-cell>
          <table:table-cell table:style-name="ce4" table:formula="of:=[$Redistribution_high.I51]" office:value-type="float" office:value="9.1723182415282" calcext:value-type="float">
            <text:p>9.1723182415282</text:p>
          </table:table-cell>
          <table:table-cell table:style-name="ce4"/>
          <table:table-cell/>
          <table:table-cell table:style-name="ce4" table:formula="of:=[$Redistribution_central.F51]" office:value-type="float" office:value="6.82722612104047" calcext:value-type="float">
            <text:p>6.82722612104047</text:p>
          </table:table-cell>
          <table:table-cell table:style-name="ce4" table:formula="of:=[$Redistribution_central.G51]" office:value-type="float" office:value="11.1326188338481" calcext:value-type="float">
            <text:p>11.1326188338481</text:p>
          </table:table-cell>
          <table:table-cell table:style-name="ce4" table:formula="of:=[$Redistribution_central.H51]" office:value-type="float" office:value="8.4001233651856" calcext:value-type="float">
            <text:p>8.4001233651856</text:p>
          </table:table-cell>
          <table:table-cell table:style-name="ce4" table:formula="of:=[$Redistribution_central.I51]" office:value-type="float" office:value="9.5444050545777" calcext:value-type="float">
            <text:p>9.5444050545777</text:p>
          </table:table-cell>
          <table:table-cell table:style-name="ce4"/>
          <table:table-cell/>
          <table:table-cell table:style-name="ce4" table:formula="of:=[$redistribution_low.F51]" office:value-type="float" office:value="7.07570053641581" calcext:value-type="float">
            <text:p>7.07570053641581</text:p>
          </table:table-cell>
          <table:table-cell table:style-name="ce4" table:formula="of:=[$redistribution_low.G51]" office:value-type="float" office:value="11.4651568749102" calcext:value-type="float">
            <text:p>11.4651568749102</text:p>
          </table:table-cell>
          <table:table-cell table:style-name="ce4" table:formula="of:=[$redistribution_low.H51]" office:value-type="float" office:value="8.48446275770014" calcext:value-type="float">
            <text:p>8.48446275770014</text:p>
          </table:table-cell>
          <table:table-cell table:style-name="ce4" table:formula="of:=[$redistribution_low.I51]" office:value-type="float" office:value="9.15861927604302" calcext:value-type="float">
            <text:p>9.15861927604302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61066962840498" calcext:value-type="float">
            <text:p>6.61066962840498</text:p>
          </table:table-cell>
          <table:table-cell table:style-name="ce4" table:formula="of:=[$Redistribution_high.G52]" office:value-type="float" office:value="10.9078119914104" calcext:value-type="float">
            <text:p>10.9078119914104</text:p>
          </table:table-cell>
          <table:table-cell table:style-name="ce4" table:formula="of:=[$Redistribution_high.H52]" office:value-type="float" office:value="7.69928963473846" calcext:value-type="float">
            <text:p>7.69928963473846</text:p>
          </table:table-cell>
          <table:table-cell table:style-name="ce4" table:formula="of:=[$Redistribution_high.I52]" office:value-type="float" office:value="9.2184238650778" calcext:value-type="float">
            <text:p>9.2184238650778</text:p>
          </table:table-cell>
          <table:table-cell table:style-name="ce4"/>
          <table:table-cell/>
          <table:table-cell table:style-name="ce4" table:formula="of:=[$Redistribution_central.F52]" office:value-type="float" office:value="6.78868220520719" calcext:value-type="float">
            <text:p>6.78868220520719</text:p>
          </table:table-cell>
          <table:table-cell table:style-name="ce4" table:formula="of:=[$Redistribution_central.G52]" office:value-type="float" office:value="11.0588239081241" calcext:value-type="float">
            <text:p>11.0588239081241</text:p>
          </table:table-cell>
          <table:table-cell table:style-name="ce4" table:formula="of:=[$Redistribution_central.H52]" office:value-type="float" office:value="8.00546686076805" calcext:value-type="float">
            <text:p>8.00546686076805</text:p>
          </table:table-cell>
          <table:table-cell table:style-name="ce4" table:formula="of:=[$Redistribution_central.I52]" office:value-type="float" office:value="9.52148004549091" calcext:value-type="float">
            <text:p>9.52148004549091</text:p>
          </table:table-cell>
          <table:table-cell table:style-name="ce4"/>
          <table:table-cell/>
          <table:table-cell table:style-name="ce4" table:formula="of:=[$redistribution_low.F52]" office:value-type="float" office:value="7.20419366290482" calcext:value-type="float">
            <text:p>7.20419366290482</text:p>
          </table:table-cell>
          <table:table-cell table:style-name="ce4" table:formula="of:=[$redistribution_low.G52]" office:value-type="float" office:value="11.3677739304019" calcext:value-type="float">
            <text:p>11.3677739304019</text:p>
          </table:table-cell>
          <table:table-cell table:style-name="ce4" table:formula="of:=[$redistribution_low.H52]" office:value-type="float" office:value="8.58702897170757" calcext:value-type="float">
            <text:p>8.58702897170757</text:p>
          </table:table-cell>
          <table:table-cell table:style-name="ce4" table:formula="of:=[$redistribution_low.I52]" office:value-type="float" office:value="8.66727875144213" calcext:value-type="float">
            <text:p>8.66727875144213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42527701077166" calcext:value-type="float">
            <text:p>6.42527701077166</text:p>
          </table:table-cell>
          <table:table-cell table:style-name="ce4" table:formula="of:=[$Redistribution_high.G53]" office:value-type="float" office:value="11.1775931267689" calcext:value-type="float">
            <text:p>11.1775931267689</text:p>
          </table:table-cell>
          <table:table-cell table:style-name="ce4" table:formula="of:=[$Redistribution_high.H53]" office:value-type="float" office:value="7.55566280583552" calcext:value-type="float">
            <text:p>7.55566280583552</text:p>
          </table:table-cell>
          <table:table-cell table:style-name="ce4" table:formula="of:=[$Redistribution_high.I53]" office:value-type="float" office:value="8.91963327037566" calcext:value-type="float">
            <text:p>8.91963327037566</text:p>
          </table:table-cell>
          <table:table-cell table:style-name="ce4"/>
          <table:table-cell/>
          <table:table-cell table:style-name="ce4" table:formula="of:=[$Redistribution_central.F53]" office:value-type="float" office:value="6.87579220675082" calcext:value-type="float">
            <text:p>6.87579220675082</text:p>
          </table:table-cell>
          <table:table-cell table:style-name="ce4" table:formula="of:=[$Redistribution_central.G53]" office:value-type="float" office:value="11.3530753186118" calcext:value-type="float">
            <text:p>11.3530753186118</text:p>
          </table:table-cell>
          <table:table-cell table:style-name="ce4" table:formula="of:=[$Redistribution_central.H53]" office:value-type="float" office:value="8.1710273820297" calcext:value-type="float">
            <text:p>8.1710273820297</text:p>
          </table:table-cell>
          <table:table-cell table:style-name="ce4" table:formula="of:=[$Redistribution_central.I53]" office:value-type="float" office:value="9.2564732732111" calcext:value-type="float">
            <text:p>9.2564732732111</text:p>
          </table:table-cell>
          <table:table-cell table:style-name="ce4"/>
          <table:table-cell/>
          <table:table-cell table:style-name="ce4" table:formula="of:=[$redistribution_low.F53]" office:value-type="float" office:value="7.08621136578857" calcext:value-type="float">
            <text:p>7.08621136578857</text:p>
          </table:table-cell>
          <table:table-cell table:style-name="ce4" table:formula="of:=[$redistribution_low.G53]" office:value-type="float" office:value="10.2872919998079" calcext:value-type="float">
            <text:p>10.2872919998079</text:p>
          </table:table-cell>
          <table:table-cell table:style-name="ce4" table:formula="of:=[$redistribution_low.H53]" office:value-type="float" office:value="8.30022782214867" calcext:value-type="float">
            <text:p>8.30022782214867</text:p>
          </table:table-cell>
          <table:table-cell table:style-name="ce4" table:formula="of:=[$redistribution_low.I53]" office:value-type="float" office:value="8.44638726197212" calcext:value-type="float">
            <text:p>8.44638726197212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44971595361063" calcext:value-type="float">
            <text:p>6.44971595361063</text:p>
          </table:table-cell>
          <table:table-cell table:style-name="ce4" table:formula="of:=[$Redistribution_high.G54]" office:value-type="float" office:value="11.4623817051091" calcext:value-type="float">
            <text:p>11.4623817051091</text:p>
          </table:table-cell>
          <table:table-cell table:style-name="ce4" table:formula="of:=[$Redistribution_high.H54]" office:value-type="float" office:value="8.23312860801042" calcext:value-type="float">
            <text:p>8.23312860801042</text:p>
          </table:table-cell>
          <table:table-cell table:style-name="ce4" table:formula="of:=[$Redistribution_high.I54]" office:value-type="float" office:value="9.19873621682726" calcext:value-type="float">
            <text:p>9.19873621682726</text:p>
          </table:table-cell>
          <table:table-cell table:style-name="ce4"/>
          <table:table-cell/>
          <table:table-cell table:style-name="ce4" table:formula="of:=[$Redistribution_central.F54]" office:value-type="float" office:value="6.55840350408547" calcext:value-type="float">
            <text:p>6.55840350408547</text:p>
          </table:table-cell>
          <table:table-cell table:style-name="ce4" table:formula="of:=[$Redistribution_central.G54]" office:value-type="float" office:value="11.1933725479383" calcext:value-type="float">
            <text:p>11.1933725479383</text:p>
          </table:table-cell>
          <table:table-cell table:style-name="ce4" table:formula="of:=[$Redistribution_central.H54]" office:value-type="float" office:value="7.98836211317363" calcext:value-type="float">
            <text:p>7.98836211317363</text:p>
          </table:table-cell>
          <table:table-cell table:style-name="ce4" table:formula="of:=[$Redistribution_central.I54]" office:value-type="float" office:value="8.76204406498119" calcext:value-type="float">
            <text:p>8.76204406498119</text:p>
          </table:table-cell>
          <table:table-cell table:style-name="ce4"/>
          <table:table-cell/>
          <table:table-cell table:style-name="ce4" table:formula="of:=[$redistribution_low.F54]" office:value-type="float" office:value="6.855944729119" calcext:value-type="float">
            <text:p>6.855944729119</text:p>
          </table:table-cell>
          <table:table-cell table:style-name="ce4" table:formula="of:=[$redistribution_low.G54]" office:value-type="float" office:value="11.8583983119587" calcext:value-type="float">
            <text:p>11.8583983119587</text:p>
          </table:table-cell>
          <table:table-cell table:style-name="ce4" table:formula="of:=[$redistribution_low.H54]" office:value-type="float" office:value="9.00318617547699" calcext:value-type="float">
            <text:p>9.00318617547699</text:p>
          </table:table-cell>
          <table:table-cell table:style-name="ce4" table:formula="of:=[$redistribution_low.I54]" office:value-type="float" office:value="8.95832192509152" calcext:value-type="float">
            <text:p>8.95832192509152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42007273410003" calcext:value-type="float">
            <text:p>6.42007273410003</text:p>
          </table:table-cell>
          <table:table-cell table:style-name="ce4" table:formula="of:=[$Redistribution_high.G55]" office:value-type="float" office:value="10.7777919844626" calcext:value-type="float">
            <text:p>10.7777919844626</text:p>
          </table:table-cell>
          <table:table-cell table:style-name="ce4" table:formula="of:=[$Redistribution_high.H55]" office:value-type="float" office:value="7.83144009554691" calcext:value-type="float">
            <text:p>7.83144009554691</text:p>
          </table:table-cell>
          <table:table-cell table:style-name="ce4" table:formula="of:=[$Redistribution_high.I55]" office:value-type="float" office:value="8.97799306397126" calcext:value-type="float">
            <text:p>8.97799306397126</text:p>
          </table:table-cell>
          <table:table-cell table:style-name="ce4"/>
          <table:table-cell/>
          <table:table-cell table:style-name="ce4" table:formula="of:=[$Redistribution_central.F55]" office:value-type="float" office:value="6.37779902220612" calcext:value-type="float">
            <text:p>6.37779902220612</text:p>
          </table:table-cell>
          <table:table-cell table:style-name="ce4" table:formula="of:=[$Redistribution_central.G55]" office:value-type="float" office:value="10.2116732911885" calcext:value-type="float">
            <text:p>10.2116732911885</text:p>
          </table:table-cell>
          <table:table-cell table:style-name="ce4" table:formula="of:=[$Redistribution_central.H55]" office:value-type="float" office:value="7.68555334873514" calcext:value-type="float">
            <text:p>7.68555334873514</text:p>
          </table:table-cell>
          <table:table-cell table:style-name="ce4" table:formula="of:=[$Redistribution_central.I55]" office:value-type="float" office:value="8.78268101336229" calcext:value-type="float">
            <text:p>8.78268101336229</text:p>
          </table:table-cell>
          <table:table-cell table:style-name="ce4"/>
          <table:table-cell/>
          <table:table-cell table:style-name="ce4" table:formula="of:=[$redistribution_low.F55]" office:value-type="float" office:value="6.91277210240083" calcext:value-type="float">
            <text:p>6.91277210240083</text:p>
          </table:table-cell>
          <table:table-cell table:style-name="ce4" table:formula="of:=[$redistribution_low.G55]" office:value-type="float" office:value="10.7544099665996" calcext:value-type="float">
            <text:p>10.7544099665996</text:p>
          </table:table-cell>
          <table:table-cell table:style-name="ce4" table:formula="of:=[$redistribution_low.H55]" office:value-type="float" office:value="8.53129345911555" calcext:value-type="float">
            <text:p>8.53129345911555</text:p>
          </table:table-cell>
          <table:table-cell table:style-name="ce4" table:formula="of:=[$redistribution_low.I55]" office:value-type="float" office:value="8.57287960212781" calcext:value-type="float">
            <text:p>8.57287960212781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41078412926971" calcext:value-type="float">
            <text:p>6.41078412926971</text:p>
          </table:table-cell>
          <table:table-cell table:style-name="ce4" table:formula="of:=[$Redistribution_high.G56]" office:value-type="float" office:value="10.4491646164448" calcext:value-type="float">
            <text:p>10.4491646164448</text:p>
          </table:table-cell>
          <table:table-cell table:style-name="ce4" table:formula="of:=[$Redistribution_high.H56]" office:value-type="float" office:value="7.70303173750453" calcext:value-type="float">
            <text:p>7.70303173750453</text:p>
          </table:table-cell>
          <table:table-cell table:style-name="ce4" table:formula="of:=[$Redistribution_high.I56]" office:value-type="float" office:value="8.39425255735929" calcext:value-type="float">
            <text:p>8.39425255735929</text:p>
          </table:table-cell>
          <table:table-cell table:style-name="ce4"/>
          <table:table-cell/>
          <table:table-cell table:style-name="ce4" table:formula="of:=[$Redistribution_central.F56]" office:value-type="float" office:value="6.94492390121202" calcext:value-type="float">
            <text:p>6.94492390121202</text:p>
          </table:table-cell>
          <table:table-cell table:style-name="ce4" table:formula="of:=[$Redistribution_central.G56]" office:value-type="float" office:value="11.294796250642" calcext:value-type="float">
            <text:p>11.294796250642</text:p>
          </table:table-cell>
          <table:table-cell table:style-name="ce4" table:formula="of:=[$Redistribution_central.H56]" office:value-type="float" office:value="8.25894133640833" calcext:value-type="float">
            <text:p>8.25894133640833</text:p>
          </table:table-cell>
          <table:table-cell table:style-name="ce4" table:formula="of:=[$Redistribution_central.I56]" office:value-type="float" office:value="9.03660443663873" calcext:value-type="float">
            <text:p>9.03660443663873</text:p>
          </table:table-cell>
          <table:table-cell table:style-name="ce4"/>
          <table:table-cell/>
          <table:table-cell table:style-name="ce4" table:formula="of:=[$redistribution_low.F56]" office:value-type="float" office:value="6.84616707187935" calcext:value-type="float">
            <text:p>6.84616707187935</text:p>
          </table:table-cell>
          <table:table-cell table:style-name="ce4" table:formula="of:=[$redistribution_low.G56]" office:value-type="float" office:value="10.6432128550824" calcext:value-type="float">
            <text:p>10.6432128550824</text:p>
          </table:table-cell>
          <table:table-cell table:style-name="ce4" table:formula="of:=[$redistribution_low.H56]" office:value-type="float" office:value="8.04918590562677" calcext:value-type="float">
            <text:p>8.04918590562677</text:p>
          </table:table-cell>
          <table:table-cell table:style-name="ce4" table:formula="of:=[$redistribution_low.I56]" office:value-type="float" office:value="9.11064306179134" calcext:value-type="float">
            <text:p>9.11064306179134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14049462709726" calcext:value-type="float">
            <text:p>6.14049462709726</text:p>
          </table:table-cell>
          <table:table-cell table:style-name="ce4" table:formula="of:=[$Redistribution_high.G57]" office:value-type="float" office:value="10.2426575413061" calcext:value-type="float">
            <text:p>10.2426575413061</text:p>
          </table:table-cell>
          <table:table-cell table:style-name="ce4" table:formula="of:=[$Redistribution_high.H57]" office:value-type="float" office:value="7.35274658039899" calcext:value-type="float">
            <text:p>7.35274658039899</text:p>
          </table:table-cell>
          <table:table-cell table:style-name="ce4" table:formula="of:=[$Redistribution_high.I57]" office:value-type="float" office:value="8.59922330397923" calcext:value-type="float">
            <text:p>8.59922330397923</text:p>
          </table:table-cell>
          <table:table-cell table:style-name="ce4"/>
          <table:table-cell/>
          <table:table-cell table:style-name="ce4" table:formula="of:=[$Redistribution_central.F57]" office:value-type="float" office:value="6.56819315150647" calcext:value-type="float">
            <text:p>6.56819315150647</text:p>
          </table:table-cell>
          <table:table-cell table:style-name="ce4" table:formula="of:=[$Redistribution_central.G57]" office:value-type="float" office:value="10.7891843062065" calcext:value-type="float">
            <text:p>10.7891843062065</text:p>
          </table:table-cell>
          <table:table-cell table:style-name="ce4" table:formula="of:=[$Redistribution_central.H57]" office:value-type="float" office:value="7.58144427250626" calcext:value-type="float">
            <text:p>7.58144427250626</text:p>
          </table:table-cell>
          <table:table-cell table:style-name="ce4" table:formula="of:=[$Redistribution_central.I57]" office:value-type="float" office:value="8.76566327117761" calcext:value-type="float">
            <text:p>8.76566327117761</text:p>
          </table:table-cell>
          <table:table-cell table:style-name="ce4"/>
          <table:table-cell/>
          <table:table-cell table:style-name="ce4" table:formula="of:=[$redistribution_low.F57]" office:value-type="float" office:value="6.62496887665182" calcext:value-type="float">
            <text:p>6.62496887665182</text:p>
          </table:table-cell>
          <table:table-cell table:style-name="ce4" table:formula="of:=[$redistribution_low.G57]" office:value-type="float" office:value="10.6086053649645" calcext:value-type="float">
            <text:p>10.6086053649645</text:p>
          </table:table-cell>
          <table:table-cell table:style-name="ce4" table:formula="of:=[$redistribution_low.H57]" office:value-type="float" office:value="7.76512009380011" calcext:value-type="float">
            <text:p>7.76512009380011</text:p>
          </table:table-cell>
          <table:table-cell table:style-name="ce4" table:formula="of:=[$redistribution_low.I57]" office:value-type="float" office:value="8.80597600955741" calcext:value-type="float">
            <text:p>8.80597600955741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27128157174053" calcext:value-type="float">
            <text:p>6.27128157174053</text:p>
          </table:table-cell>
          <table:table-cell table:style-name="ce4" table:formula="of:=[$Redistribution_high.G58]" office:value-type="float" office:value="10.1613251504616" calcext:value-type="float">
            <text:p>10.1613251504616</text:p>
          </table:table-cell>
          <table:table-cell table:style-name="ce4" table:formula="of:=[$Redistribution_high.H58]" office:value-type="float" office:value="7.44590859311681" calcext:value-type="float">
            <text:p>7.44590859311681</text:p>
          </table:table-cell>
          <table:table-cell table:style-name="ce4" table:formula="of:=[$Redistribution_high.I58]" office:value-type="float" office:value="7.9943548886615" calcext:value-type="float">
            <text:p>7.9943548886615</text:p>
          </table:table-cell>
          <table:table-cell table:style-name="ce4"/>
          <table:table-cell/>
          <table:table-cell table:style-name="ce4" table:formula="of:=[$Redistribution_central.F58]" office:value-type="float" office:value="6.64485128301079" calcext:value-type="float">
            <text:p>6.64485128301079</text:p>
          </table:table-cell>
          <table:table-cell table:style-name="ce4" table:formula="of:=[$Redistribution_central.G58]" office:value-type="float" office:value="10.8736864833862" calcext:value-type="float">
            <text:p>10.8736864833862</text:p>
          </table:table-cell>
          <table:table-cell table:style-name="ce4" table:formula="of:=[$Redistribution_central.H58]" office:value-type="float" office:value="7.89426018495686" calcext:value-type="float">
            <text:p>7.89426018495686</text:p>
          </table:table-cell>
          <table:table-cell table:style-name="ce4" table:formula="of:=[$Redistribution_central.I58]" office:value-type="float" office:value="9.06390368622681" calcext:value-type="float">
            <text:p>9.06390368622681</text:p>
          </table:table-cell>
          <table:table-cell table:style-name="ce4"/>
          <table:table-cell/>
          <table:table-cell table:style-name="ce4" table:formula="of:=[$redistribution_low.F58]" office:value-type="float" office:value="6.52456572811125" calcext:value-type="float">
            <text:p>6.52456572811125</text:p>
          </table:table-cell>
          <table:table-cell table:style-name="ce4" table:formula="of:=[$redistribution_low.G58]" office:value-type="float" office:value="10.5160615914689" calcext:value-type="float">
            <text:p>10.5160615914689</text:p>
          </table:table-cell>
          <table:table-cell table:style-name="ce4" table:formula="of:=[$redistribution_low.H58]" office:value-type="float" office:value="7.94825733319445" calcext:value-type="float">
            <text:p>7.94825733319445</text:p>
          </table:table-cell>
          <table:table-cell table:style-name="ce4" table:formula="of:=[$redistribution_low.I58]" office:value-type="float" office:value="8.87184097720648" calcext:value-type="float">
            <text:p>8.87184097720648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65264832889133" calcext:value-type="float">
            <text:p>6.65264832889133</text:p>
          </table:table-cell>
          <table:table-cell table:style-name="ce4" table:formula="of:=[$Redistribution_high.G59]" office:value-type="float" office:value="10.0824749748979" calcext:value-type="float">
            <text:p>10.0824749748979</text:p>
          </table:table-cell>
          <table:table-cell table:style-name="ce4" table:formula="of:=[$Redistribution_high.H59]" office:value-type="float" office:value="7.75843396515421" calcext:value-type="float">
            <text:p>7.75843396515421</text:p>
          </table:table-cell>
          <table:table-cell table:style-name="ce4" table:formula="of:=[$Redistribution_high.I59]" office:value-type="float" office:value="8.47431992087595" calcext:value-type="float">
            <text:p>8.47431992087595</text:p>
          </table:table-cell>
          <table:table-cell table:style-name="ce4"/>
          <table:table-cell/>
          <table:table-cell table:style-name="ce4" table:formula="of:=[$Redistribution_central.F59]" office:value-type="float" office:value="6.89806616071976" calcext:value-type="float">
            <text:p>6.89806616071976</text:p>
          </table:table-cell>
          <table:table-cell table:style-name="ce4" table:formula="of:=[$Redistribution_central.G59]" office:value-type="float" office:value="10.8241216673579" calcext:value-type="float">
            <text:p>10.8241216673579</text:p>
          </table:table-cell>
          <table:table-cell table:style-name="ce4" table:formula="of:=[$Redistribution_central.H59]" office:value-type="float" office:value="7.74240609399492" calcext:value-type="float">
            <text:p>7.74240609399492</text:p>
          </table:table-cell>
          <table:table-cell table:style-name="ce4" table:formula="of:=[$Redistribution_central.I59]" office:value-type="float" office:value="9.80690647851081" calcext:value-type="float">
            <text:p>9.80690647851081</text:p>
          </table:table-cell>
          <table:table-cell table:style-name="ce4"/>
          <table:table-cell/>
          <table:table-cell table:style-name="ce4" table:formula="of:=[$redistribution_low.F59]" office:value-type="float" office:value="6.78609743004508" calcext:value-type="float">
            <text:p>6.78609743004508</text:p>
          </table:table-cell>
          <table:table-cell table:style-name="ce4" table:formula="of:=[$redistribution_low.G59]" office:value-type="float" office:value="11.0420972805891" calcext:value-type="float">
            <text:p>11.0420972805891</text:p>
          </table:table-cell>
          <table:table-cell table:style-name="ce4" table:formula="of:=[$redistribution_low.H59]" office:value-type="float" office:value="8.12830672179076" calcext:value-type="float">
            <text:p>8.12830672179076</text:p>
          </table:table-cell>
          <table:table-cell table:style-name="ce4" table:formula="of:=[$redistribution_low.I59]" office:value-type="float" office:value="9.15148715537497" calcext:value-type="float">
            <text:p>9.15148715537497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39609458299084" calcext:value-type="float">
            <text:p>6.39609458299084</text:p>
          </table:table-cell>
          <table:table-cell table:style-name="ce4" table:formula="of:=[$Redistribution_high.G60]" office:value-type="float" office:value="10.3927629951958" calcext:value-type="float">
            <text:p>10.3927629951958</text:p>
          </table:table-cell>
          <table:table-cell table:style-name="ce4" table:formula="of:=[$Redistribution_high.H60]" office:value-type="float" office:value="7.38297263391375" calcext:value-type="float">
            <text:p>7.38297263391375</text:p>
          </table:table-cell>
          <table:table-cell table:style-name="ce4" table:formula="of:=[$Redistribution_high.I60]" office:value-type="float" office:value="9.05922984156003" calcext:value-type="float">
            <text:p>9.05922984156003</text:p>
          </table:table-cell>
          <table:table-cell table:style-name="ce4"/>
          <table:table-cell/>
          <table:table-cell table:style-name="ce4" table:formula="of:=[$Redistribution_central.F60]" office:value-type="float" office:value="6.77121448286451" calcext:value-type="float">
            <text:p>6.77121448286451</text:p>
          </table:table-cell>
          <table:table-cell table:style-name="ce4" table:formula="of:=[$Redistribution_central.G60]" office:value-type="float" office:value="10.1217548952131" calcext:value-type="float">
            <text:p>10.1217548952131</text:p>
          </table:table-cell>
          <table:table-cell table:style-name="ce4" table:formula="of:=[$Redistribution_central.H60]" office:value-type="float" office:value="7.59234233014987" calcext:value-type="float">
            <text:p>7.59234233014987</text:p>
          </table:table-cell>
          <table:table-cell table:style-name="ce4" table:formula="of:=[$Redistribution_central.I60]" office:value-type="float" office:value="9.30775130627656" calcext:value-type="float">
            <text:p>9.30775130627656</text:p>
          </table:table-cell>
          <table:table-cell table:style-name="ce4"/>
          <table:table-cell/>
          <table:table-cell table:style-name="ce4" table:formula="of:=[$redistribution_low.F60]" office:value-type="float" office:value="6.90275986731666" calcext:value-type="float">
            <text:p>6.90275986731666</text:p>
          </table:table-cell>
          <table:table-cell table:style-name="ce4" table:formula="of:=[$redistribution_low.G60]" office:value-type="float" office:value="11.3085649820248" calcext:value-type="float">
            <text:p>11.3085649820248</text:p>
          </table:table-cell>
          <table:table-cell table:style-name="ce4" table:formula="of:=[$redistribution_low.H60]" office:value-type="float" office:value="7.96937927679133" calcext:value-type="float">
            <text:p>7.96937927679133</text:p>
          </table:table-cell>
          <table:table-cell table:style-name="ce4" table:formula="of:=[$redistribution_low.I60]" office:value-type="float" office:value="9.633771342066" calcext:value-type="float">
            <text:p>9.633771342066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30780550898638" calcext:value-type="float">
            <text:p>6.30780550898638</text:p>
          </table:table-cell>
          <table:table-cell table:style-name="ce4" table:formula="of:=[$Redistribution_high.G61]" office:value-type="float" office:value="10.1177259465724" calcext:value-type="float">
            <text:p>10.1177259465724</text:p>
          </table:table-cell>
          <table:table-cell table:style-name="ce4" table:formula="of:=[$Redistribution_high.H61]" office:value-type="float" office:value="7.22465832517059" calcext:value-type="float">
            <text:p>7.22465832517059</text:p>
          </table:table-cell>
          <table:table-cell table:style-name="ce4" table:formula="of:=[$Redistribution_high.I61]" office:value-type="float" office:value="8.39077845122698" calcext:value-type="float">
            <text:p>8.39077845122698</text:p>
          </table:table-cell>
          <table:table-cell table:style-name="ce4"/>
          <table:table-cell/>
          <table:table-cell table:style-name="ce4" table:formula="of:=[$Redistribution_central.F61]" office:value-type="float" office:value="6.79499126350954" calcext:value-type="float">
            <text:p>6.79499126350954</text:p>
          </table:table-cell>
          <table:table-cell table:style-name="ce4" table:formula="of:=[$Redistribution_central.G61]" office:value-type="float" office:value="9.88919820728985" calcext:value-type="float">
            <text:p>9.88919820728985</text:p>
          </table:table-cell>
          <table:table-cell table:style-name="ce4" table:formula="of:=[$Redistribution_central.H61]" office:value-type="float" office:value="7.2554506623667" calcext:value-type="float">
            <text:p>7.2554506623667</text:p>
          </table:table-cell>
          <table:table-cell table:style-name="ce4" table:formula="of:=[$Redistribution_central.I61]" office:value-type="float" office:value="8.73501994290016" calcext:value-type="float">
            <text:p>8.73501994290016</text:p>
          </table:table-cell>
          <table:table-cell table:style-name="ce4"/>
          <table:table-cell/>
          <table:table-cell table:style-name="ce4" table:formula="of:=[$redistribution_low.F61]" office:value-type="float" office:value="6.87920163029241" calcext:value-type="float">
            <text:p>6.87920163029241</text:p>
          </table:table-cell>
          <table:table-cell table:style-name="ce4" table:formula="of:=[$redistribution_low.G61]" office:value-type="float" office:value="11.7289168891888" calcext:value-type="float">
            <text:p>11.7289168891888</text:p>
          </table:table-cell>
          <table:table-cell table:style-name="ce4" table:formula="of:=[$redistribution_low.H61]" office:value-type="float" office:value="8.01086369880575" calcext:value-type="float">
            <text:p>8.01086369880575</text:p>
          </table:table-cell>
          <table:table-cell table:style-name="ce4" table:formula="of:=[$redistribution_low.I61]" office:value-type="float" office:value="9.13810247538339" calcext:value-type="float">
            <text:p>9.13810247538339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19514311948155" calcext:value-type="float">
            <text:p>6.19514311948155</text:p>
          </table:table-cell>
          <table:table-cell table:style-name="ce4" table:formula="of:=[$Redistribution_high.G62]" office:value-type="float" office:value="10.5703199175966" calcext:value-type="float">
            <text:p>10.5703199175966</text:p>
          </table:table-cell>
          <table:table-cell table:style-name="ce4" table:formula="of:=[$Redistribution_high.H62]" office:value-type="float" office:value="7.53561761253738" calcext:value-type="float">
            <text:p>7.53561761253738</text:p>
          </table:table-cell>
          <table:table-cell table:style-name="ce4" table:formula="of:=[$Redistribution_high.I62]" office:value-type="float" office:value="8.34630617573182" calcext:value-type="float">
            <text:p>8.34630617573182</text:p>
          </table:table-cell>
          <table:table-cell table:style-name="ce4"/>
          <table:table-cell/>
          <table:table-cell table:style-name="ce4" table:formula="of:=[$Redistribution_central.F62]" office:value-type="float" office:value="6.48759587719915" calcext:value-type="float">
            <text:p>6.48759587719915</text:p>
          </table:table-cell>
          <table:table-cell table:style-name="ce4" table:formula="of:=[$Redistribution_central.G62]" office:value-type="float" office:value="9.80931001241685" calcext:value-type="float">
            <text:p>9.80931001241685</text:p>
          </table:table-cell>
          <table:table-cell table:style-name="ce4" table:formula="of:=[$Redistribution_central.H62]" office:value-type="float" office:value="7.21116364199967" calcext:value-type="float">
            <text:p>7.21116364199967</text:p>
          </table:table-cell>
          <table:table-cell table:style-name="ce4" table:formula="of:=[$Redistribution_central.I62]" office:value-type="float" office:value="8.45115575333702" calcext:value-type="float">
            <text:p>8.45115575333702</text:p>
          </table:table-cell>
          <table:table-cell table:style-name="ce4"/>
          <table:table-cell/>
          <table:table-cell table:style-name="ce4" table:formula="of:=[$redistribution_low.F62]" office:value-type="float" office:value="6.32887093876382" calcext:value-type="float">
            <text:p>6.32887093876382</text:p>
          </table:table-cell>
          <table:table-cell table:style-name="ce4" table:formula="of:=[$redistribution_low.G62]" office:value-type="float" office:value="9.73379159295546" calcext:value-type="float">
            <text:p>9.73379159295546</text:p>
          </table:table-cell>
          <table:table-cell table:style-name="ce4" table:formula="of:=[$redistribution_low.H62]" office:value-type="float" office:value="7.41613407665365" calcext:value-type="float">
            <text:p>7.41613407665365</text:p>
          </table:table-cell>
          <table:table-cell table:style-name="ce4" table:formula="of:=[$redistribution_low.I62]" office:value-type="float" office:value="8.03764517488634" calcext:value-type="float">
            <text:p>8.03764517488634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5701784024408" calcext:value-type="float">
            <text:p>6.5701784024408</text:p>
          </table:table-cell>
          <table:table-cell table:style-name="ce4" table:formula="of:=[$Redistribution_high.G63]" office:value-type="float" office:value="11.0994079320525" calcext:value-type="float">
            <text:p>11.0994079320525</text:p>
          </table:table-cell>
          <table:table-cell table:style-name="ce4" table:formula="of:=[$Redistribution_high.H63]" office:value-type="float" office:value="7.46395234293739" calcext:value-type="float">
            <text:p>7.46395234293739</text:p>
          </table:table-cell>
          <table:table-cell table:style-name="ce4" table:formula="of:=[$Redistribution_high.I63]" office:value-type="float" office:value="9.48145696752028" calcext:value-type="float">
            <text:p>9.48145696752028</text:p>
          </table:table-cell>
          <table:table-cell table:style-name="ce4"/>
          <table:table-cell/>
          <table:table-cell table:style-name="ce4" table:formula="of:=[$Redistribution_central.F63]" office:value-type="float" office:value="6.63735008939367" calcext:value-type="float">
            <text:p>6.63735008939367</text:p>
          </table:table-cell>
          <table:table-cell table:style-name="ce4" table:formula="of:=[$Redistribution_central.G63]" office:value-type="float" office:value="10.2223187963255" calcext:value-type="float">
            <text:p>10.2223187963255</text:p>
          </table:table-cell>
          <table:table-cell table:style-name="ce4" table:formula="of:=[$Redistribution_central.H63]" office:value-type="float" office:value="7.31284352706686" calcext:value-type="float">
            <text:p>7.31284352706686</text:p>
          </table:table-cell>
          <table:table-cell table:style-name="ce4" table:formula="of:=[$Redistribution_central.I63]" office:value-type="float" office:value="9.10162572968598" calcext:value-type="float">
            <text:p>9.10162572968598</text:p>
          </table:table-cell>
          <table:table-cell table:style-name="ce4"/>
          <table:table-cell/>
          <table:table-cell table:style-name="ce4" table:formula="of:=[$redistribution_low.F63]" office:value-type="float" office:value="7.04522230335384" calcext:value-type="float">
            <text:p>7.04522230335384</text:p>
          </table:table-cell>
          <table:table-cell table:style-name="ce4" table:formula="of:=[$redistribution_low.G63]" office:value-type="float" office:value="10.5082982537999" calcext:value-type="float">
            <text:p>10.5082982537999</text:p>
          </table:table-cell>
          <table:table-cell table:style-name="ce4" table:formula="of:=[$redistribution_low.H63]" office:value-type="float" office:value="7.71877132901535" calcext:value-type="float">
            <text:p>7.71877132901535</text:p>
          </table:table-cell>
          <table:table-cell table:style-name="ce4" table:formula="of:=[$redistribution_low.I63]" office:value-type="float" office:value="8.84047869403945" calcext:value-type="float">
            <text:p>8.84047869403945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6.65117845358481" calcext:value-type="float">
            <text:p>6.65117845358481</text:p>
          </table:table-cell>
          <table:table-cell table:style-name="ce4" table:formula="of:=[$Redistribution_high.G64]" office:value-type="float" office:value="10.3385705363429" calcext:value-type="float">
            <text:p>10.3385705363429</text:p>
          </table:table-cell>
          <table:table-cell table:style-name="ce4" table:formula="of:=[$Redistribution_high.H64]" office:value-type="float" office:value="7.35241615543974" calcext:value-type="float">
            <text:p>7.35241615543974</text:p>
          </table:table-cell>
          <table:table-cell table:style-name="ce4" table:formula="of:=[$Redistribution_high.I64]" office:value-type="float" office:value="9.22977482156607" calcext:value-type="float">
            <text:p>9.22977482156607</text:p>
          </table:table-cell>
          <table:table-cell table:style-name="ce4"/>
          <table:table-cell/>
          <table:table-cell table:style-name="ce4" table:formula="of:=[$Redistribution_central.F64]" office:value-type="float" office:value="6.54821104803222" calcext:value-type="float">
            <text:p>6.54821104803222</text:p>
          </table:table-cell>
          <table:table-cell table:style-name="ce4" table:formula="of:=[$Redistribution_central.G64]" office:value-type="float" office:value="10.6978828687103" calcext:value-type="float">
            <text:p>10.6978828687103</text:p>
          </table:table-cell>
          <table:table-cell table:style-name="ce4" table:formula="of:=[$Redistribution_central.H64]" office:value-type="float" office:value="7.16078230486024" calcext:value-type="float">
            <text:p>7.16078230486024</text:p>
          </table:table-cell>
          <table:table-cell table:style-name="ce4" table:formula="of:=[$Redistribution_central.I64]" office:value-type="float" office:value="9.09590373514734" calcext:value-type="float">
            <text:p>9.09590373514734</text:p>
          </table:table-cell>
          <table:table-cell table:style-name="ce4"/>
          <table:table-cell/>
          <table:table-cell table:style-name="ce4" table:formula="of:=[$redistribution_low.F64]" office:value-type="float" office:value="6.65934379315206" calcext:value-type="float">
            <text:p>6.65934379315206</text:p>
          </table:table-cell>
          <table:table-cell table:style-name="ce4" table:formula="of:=[$redistribution_low.G64]" office:value-type="float" office:value="9.78607908643494" calcext:value-type="float">
            <text:p>9.78607908643494</text:p>
          </table:table-cell>
          <table:table-cell table:style-name="ce4" table:formula="of:=[$redistribution_low.H64]" office:value-type="float" office:value="7.51645363645705" calcext:value-type="float">
            <text:p>7.51645363645705</text:p>
          </table:table-cell>
          <table:table-cell table:style-name="ce4" table:formula="of:=[$redistribution_low.I64]" office:value-type="float" office:value="8.10705723372975" calcext:value-type="float">
            <text:p>8.10705723372975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79991880991439" calcext:value-type="float">
            <text:p>6.79991880991439</text:p>
          </table:table-cell>
          <table:table-cell table:style-name="ce4" table:formula="of:=[$Redistribution_high.G65]" office:value-type="float" office:value="10.7549924529645" calcext:value-type="float">
            <text:p>10.7549924529645</text:p>
          </table:table-cell>
          <table:table-cell table:style-name="ce4" table:formula="of:=[$Redistribution_high.H65]" office:value-type="float" office:value="7.74364142649962" calcext:value-type="float">
            <text:p>7.74364142649962</text:p>
          </table:table-cell>
          <table:table-cell table:style-name="ce4" table:formula="of:=[$Redistribution_high.I65]" office:value-type="float" office:value="9.31316777737132" calcext:value-type="float">
            <text:p>9.31316777737132</text:p>
          </table:table-cell>
          <table:table-cell table:style-name="ce4"/>
          <table:table-cell/>
          <table:table-cell table:style-name="ce4" table:formula="of:=[$Redistribution_central.F65]" office:value-type="float" office:value="6.82994524682334" calcext:value-type="float">
            <text:p>6.82994524682334</text:p>
          </table:table-cell>
          <table:table-cell table:style-name="ce4" table:formula="of:=[$Redistribution_central.G65]" office:value-type="float" office:value="10.3923880806236" calcext:value-type="float">
            <text:p>10.3923880806236</text:p>
          </table:table-cell>
          <table:table-cell table:style-name="ce4" table:formula="of:=[$Redistribution_central.H65]" office:value-type="float" office:value="7.44208457209648" calcext:value-type="float">
            <text:p>7.44208457209648</text:p>
          </table:table-cell>
          <table:table-cell table:style-name="ce4" table:formula="of:=[$Redistribution_central.I65]" office:value-type="float" office:value="9.70648728322456" calcext:value-type="float">
            <text:p>9.70648728322456</text:p>
          </table:table-cell>
          <table:table-cell table:style-name="ce4"/>
          <table:table-cell/>
          <table:table-cell table:style-name="ce4" table:formula="of:=[$redistribution_low.F65]" office:value-type="float" office:value="6.6336251493338" calcext:value-type="float">
            <text:p>6.6336251493338</text:p>
          </table:table-cell>
          <table:table-cell table:style-name="ce4" table:formula="of:=[$redistribution_low.G65]" office:value-type="float" office:value="10.0582866186248" calcext:value-type="float">
            <text:p>10.0582866186248</text:p>
          </table:table-cell>
          <table:table-cell table:style-name="ce4" table:formula="of:=[$redistribution_low.H65]" office:value-type="float" office:value="7.52173620172242" calcext:value-type="float">
            <text:p>7.52173620172242</text:p>
          </table:table-cell>
          <table:table-cell table:style-name="ce4" table:formula="of:=[$redistribution_low.I65]" office:value-type="float" office:value="8.34420647902847" calcext:value-type="float">
            <text:p>8.34420647902847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4491086941676" calcext:value-type="float">
            <text:p>6.4491086941676</text:p>
          </table:table-cell>
          <table:table-cell table:style-name="ce4" table:formula="of:=[$Redistribution_high.G66]" office:value-type="float" office:value="9.74273459380616" calcext:value-type="float">
            <text:p>9.74273459380616</text:p>
          </table:table-cell>
          <table:table-cell table:style-name="ce4" table:formula="of:=[$Redistribution_high.H66]" office:value-type="float" office:value="7.13395814135759" calcext:value-type="float">
            <text:p>7.13395814135759</text:p>
          </table:table-cell>
          <table:table-cell table:style-name="ce4" table:formula="of:=[$Redistribution_high.I66]" office:value-type="float" office:value="8.63405544143538" calcext:value-type="float">
            <text:p>8.63405544143538</text:p>
          </table:table-cell>
          <table:table-cell table:style-name="ce4"/>
          <table:table-cell/>
          <table:table-cell table:style-name="ce4" table:formula="of:=[$Redistribution_central.F66]" office:value-type="float" office:value="6.74993980666399" calcext:value-type="float">
            <text:p>6.74993980666399</text:p>
          </table:table-cell>
          <table:table-cell table:style-name="ce4" table:formula="of:=[$Redistribution_central.G66]" office:value-type="float" office:value="11.3246469381559" calcext:value-type="float">
            <text:p>11.3246469381559</text:p>
          </table:table-cell>
          <table:table-cell table:style-name="ce4" table:formula="of:=[$Redistribution_central.H66]" office:value-type="float" office:value="7.58498160689411" calcext:value-type="float">
            <text:p>7.58498160689411</text:p>
          </table:table-cell>
          <table:table-cell table:style-name="ce4" table:formula="of:=[$Redistribution_central.I66]" office:value-type="float" office:value="10.0708111485736" calcext:value-type="float">
            <text:p>10.0708111485736</text:p>
          </table:table-cell>
          <table:table-cell table:style-name="ce4"/>
          <table:table-cell/>
          <table:table-cell table:style-name="ce4" table:formula="of:=[$redistribution_low.F66]" office:value-type="float" office:value="6.49013371849002" calcext:value-type="float">
            <text:p>6.49013371849002</text:p>
          </table:table-cell>
          <table:table-cell table:style-name="ce4" table:formula="of:=[$redistribution_low.G66]" office:value-type="float" office:value="10.7704116314199" calcext:value-type="float">
            <text:p>10.7704116314199</text:p>
          </table:table-cell>
          <table:table-cell table:style-name="ce4" table:formula="of:=[$redistribution_low.H66]" office:value-type="float" office:value="7.46235838522147" calcext:value-type="float">
            <text:p>7.46235838522147</text:p>
          </table:table-cell>
          <table:table-cell table:style-name="ce4" table:formula="of:=[$redistribution_low.I66]" office:value-type="float" office:value="8.58711599072524" calcext:value-type="float">
            <text:p>8.58711599072524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6.70033970769863" calcext:value-type="float">
            <text:p>6.70033970769863</text:p>
          </table:table-cell>
          <table:table-cell table:style-name="ce4" table:formula="of:=[$Redistribution_high.G67]" office:value-type="float" office:value="10.2811710514173" calcext:value-type="float">
            <text:p>10.2811710514173</text:p>
          </table:table-cell>
          <table:table-cell table:style-name="ce4" table:formula="of:=[$Redistribution_high.H67]" office:value-type="float" office:value="7.25777498801287" calcext:value-type="float">
            <text:p>7.25777498801287</text:p>
          </table:table-cell>
          <table:table-cell table:style-name="ce4" table:formula="of:=[$Redistribution_high.I67]" office:value-type="float" office:value="9.40353324259778" calcext:value-type="float">
            <text:p>9.40353324259778</text:p>
          </table:table-cell>
          <table:table-cell table:style-name="ce4"/>
          <table:table-cell/>
          <table:table-cell table:style-name="ce4" table:formula="of:=[$Redistribution_central.F67]" office:value-type="float" office:value="7.23694025764421" calcext:value-type="float">
            <text:p>7.23694025764421</text:p>
          </table:table-cell>
          <table:table-cell table:style-name="ce4" table:formula="of:=[$Redistribution_central.G67]" office:value-type="float" office:value="10.8465060322243" calcext:value-type="float">
            <text:p>10.8465060322243</text:p>
          </table:table-cell>
          <table:table-cell table:style-name="ce4" table:formula="of:=[$Redistribution_central.H67]" office:value-type="float" office:value="7.50626079613097" calcext:value-type="float">
            <text:p>7.50626079613097</text:p>
          </table:table-cell>
          <table:table-cell table:style-name="ce4" table:formula="of:=[$Redistribution_central.I67]" office:value-type="float" office:value="10.1801417593397" calcext:value-type="float">
            <text:p>10.1801417593397</text:p>
          </table:table-cell>
          <table:table-cell table:style-name="ce4"/>
          <table:table-cell/>
          <table:table-cell table:style-name="ce4" table:formula="of:=[$redistribution_low.F67]" office:value-type="float" office:value="6.67348735989143" calcext:value-type="float">
            <text:p>6.67348735989143</text:p>
          </table:table-cell>
          <table:table-cell table:style-name="ce4" table:formula="of:=[$redistribution_low.G67]" office:value-type="float" office:value="9.92449534878605" calcext:value-type="float">
            <text:p>9.92449534878605</text:p>
          </table:table-cell>
          <table:table-cell table:style-name="ce4" table:formula="of:=[$redistribution_low.H67]" office:value-type="float" office:value="7.17997183291253" calcext:value-type="float">
            <text:p>7.17997183291253</text:p>
          </table:table-cell>
          <table:table-cell table:style-name="ce4" table:formula="of:=[$redistribution_low.I67]" office:value-type="float" office:value="8.89849881354325" calcext:value-type="float">
            <text:p>8.89849881354325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6.40856390478212" calcext:value-type="float">
            <text:p>6.40856390478212</text:p>
          </table:table-cell>
          <table:table-cell table:style-name="ce4" table:formula="of:=[$Redistribution_high.G68]" office:value-type="float" office:value="9.42973136018891" calcext:value-type="float">
            <text:p>9.42973136018891</text:p>
          </table:table-cell>
          <table:table-cell table:style-name="ce4" table:formula="of:=[$Redistribution_high.H68]" office:value-type="float" office:value="7.05183241934601" calcext:value-type="float">
            <text:p>7.05183241934601</text:p>
          </table:table-cell>
          <table:table-cell table:style-name="ce4" table:formula="of:=[$Redistribution_high.I68]" office:value-type="float" office:value="9.08228715631793" calcext:value-type="float">
            <text:p>9.08228715631793</text:p>
          </table:table-cell>
          <table:table-cell table:style-name="ce4"/>
          <table:table-cell/>
          <table:table-cell table:style-name="ce4" table:formula="of:=[$Redistribution_central.F68]" office:value-type="float" office:value="6.29567565164983" calcext:value-type="float">
            <text:p>6.29567565164983</text:p>
          </table:table-cell>
          <table:table-cell table:style-name="ce4" table:formula="of:=[$Redistribution_central.G68]" office:value-type="float" office:value="10.0997158657738" calcext:value-type="float">
            <text:p>10.0997158657738</text:p>
          </table:table-cell>
          <table:table-cell table:style-name="ce4" table:formula="of:=[$Redistribution_central.H68]" office:value-type="float" office:value="6.93605697471873" calcext:value-type="float">
            <text:p>6.93605697471873</text:p>
          </table:table-cell>
          <table:table-cell table:style-name="ce4" table:formula="of:=[$Redistribution_central.I68]" office:value-type="float" office:value="9.04289979700943" calcext:value-type="float">
            <text:p>9.04289979700943</text:p>
          </table:table-cell>
          <table:table-cell table:style-name="ce4"/>
          <table:table-cell/>
          <table:table-cell table:style-name="ce4" table:formula="of:=[$redistribution_low.F68]" office:value-type="float" office:value="6.69352983346806" calcext:value-type="float">
            <text:p>6.69352983346806</text:p>
          </table:table-cell>
          <table:table-cell table:style-name="ce4" table:formula="of:=[$redistribution_low.G68]" office:value-type="float" office:value="9.51885391788981" calcext:value-type="float">
            <text:p>9.51885391788981</text:p>
          </table:table-cell>
          <table:table-cell table:style-name="ce4" table:formula="of:=[$redistribution_low.H68]" office:value-type="float" office:value="7.51287492521492" calcext:value-type="float">
            <text:p>7.51287492521492</text:p>
          </table:table-cell>
          <table:table-cell table:style-name="ce4" table:formula="of:=[$redistribution_low.I68]" office:value-type="float" office:value="8.67483311627017" calcext:value-type="float">
            <text:p>8.67483311627017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82624884986889" calcext:value-type="float">
            <text:p>6.82624884986889</text:p>
          </table:table-cell>
          <table:table-cell table:style-name="ce4" table:formula="of:=[$Redistribution_high.G69]" office:value-type="float" office:value="10.5391666949817" calcext:value-type="float">
            <text:p>10.5391666949817</text:p>
          </table:table-cell>
          <table:table-cell table:style-name="ce4" table:formula="of:=[$Redistribution_high.H69]" office:value-type="float" office:value="7.48772402995305" calcext:value-type="float">
            <text:p>7.48772402995305</text:p>
          </table:table-cell>
          <table:table-cell table:style-name="ce4" table:formula="of:=[$Redistribution_high.I69]" office:value-type="float" office:value="9.71935348367738" calcext:value-type="float">
            <text:p>9.71935348367738</text:p>
          </table:table-cell>
          <table:table-cell table:style-name="ce4"/>
          <table:table-cell/>
          <table:table-cell table:style-name="ce4" table:formula="of:=[$Redistribution_central.F69]" office:value-type="float" office:value="6.88816923169502" calcext:value-type="float">
            <text:p>6.88816923169502</text:p>
          </table:table-cell>
          <table:table-cell table:style-name="ce4" table:formula="of:=[$Redistribution_central.G69]" office:value-type="float" office:value="10.036684834662" calcext:value-type="float">
            <text:p>10.036684834662</text:p>
          </table:table-cell>
          <table:table-cell table:style-name="ce4" table:formula="of:=[$Redistribution_central.H69]" office:value-type="float" office:value="7.23213797322394" calcext:value-type="float">
            <text:p>7.23213797322394</text:p>
          </table:table-cell>
          <table:table-cell table:style-name="ce4" table:formula="of:=[$Redistribution_central.I69]" office:value-type="float" office:value="9.53050903375981" calcext:value-type="float">
            <text:p>9.53050903375981</text:p>
          </table:table-cell>
          <table:table-cell table:style-name="ce4"/>
          <table:table-cell/>
          <table:table-cell table:style-name="ce4" table:formula="of:=[$redistribution_low.F69]" office:value-type="float" office:value="6.79802177379261" calcext:value-type="float">
            <text:p>6.79802177379261</text:p>
          </table:table-cell>
          <table:table-cell table:style-name="ce4" table:formula="of:=[$redistribution_low.G69]" office:value-type="float" office:value="9.65122187103747" calcext:value-type="float">
            <text:p>9.65122187103747</text:p>
          </table:table-cell>
          <table:table-cell table:style-name="ce4" table:formula="of:=[$redistribution_low.H69]" office:value-type="float" office:value="7.33035388722928" calcext:value-type="float">
            <text:p>7.33035388722928</text:p>
          </table:table-cell>
          <table:table-cell table:style-name="ce4" table:formula="of:=[$redistribution_low.I69]" office:value-type="float" office:value="8.55266510969316" calcext:value-type="float">
            <text:p>8.55266510969316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5612796176603" calcext:value-type="float">
            <text:p>6.5612796176603</text:p>
          </table:table-cell>
          <table:table-cell table:style-name="ce4" table:formula="of:=[$Redistribution_high.G70]" office:value-type="float" office:value="9.80893124428544" calcext:value-type="float">
            <text:p>9.80893124428544</text:p>
          </table:table-cell>
          <table:table-cell table:style-name="ce4" table:formula="of:=[$Redistribution_high.H70]" office:value-type="float" office:value="7.22165362457986" calcext:value-type="float">
            <text:p>7.22165362457986</text:p>
          </table:table-cell>
          <table:table-cell table:style-name="ce4" table:formula="of:=[$Redistribution_high.I70]" office:value-type="float" office:value="9.1713317492713" calcext:value-type="float">
            <text:p>9.1713317492713</text:p>
          </table:table-cell>
          <table:table-cell table:style-name="ce4"/>
          <table:table-cell/>
          <table:table-cell table:style-name="ce4" table:formula="of:=[$Redistribution_central.F70]" office:value-type="float" office:value="6.68639127306068" calcext:value-type="float">
            <text:p>6.68639127306068</text:p>
          </table:table-cell>
          <table:table-cell table:style-name="ce4" table:formula="of:=[$Redistribution_central.G70]" office:value-type="float" office:value="9.20878733234975" calcext:value-type="float">
            <text:p>9.20878733234975</text:p>
          </table:table-cell>
          <table:table-cell table:style-name="ce4" table:formula="of:=[$Redistribution_central.H70]" office:value-type="float" office:value="7.07649064155328" calcext:value-type="float">
            <text:p>7.07649064155328</text:p>
          </table:table-cell>
          <table:table-cell table:style-name="ce4" table:formula="of:=[$Redistribution_central.I70]" office:value-type="float" office:value="9.1193152151816" calcext:value-type="float">
            <text:p>9.1193152151816</text:p>
          </table:table-cell>
          <table:table-cell table:style-name="ce4"/>
          <table:table-cell/>
          <table:table-cell table:style-name="ce4" table:formula="of:=[$redistribution_low.F70]" office:value-type="float" office:value="7.00056360426739" calcext:value-type="float">
            <text:p>7.00056360426739</text:p>
          </table:table-cell>
          <table:table-cell table:style-name="ce4" table:formula="of:=[$redistribution_low.G70]" office:value-type="float" office:value="10.3391804439705" calcext:value-type="float">
            <text:p>10.3391804439705</text:p>
          </table:table-cell>
          <table:table-cell table:style-name="ce4" table:formula="of:=[$redistribution_low.H70]" office:value-type="float" office:value="7.72990072157488" calcext:value-type="float">
            <text:p>7.72990072157488</text:p>
          </table:table-cell>
          <table:table-cell table:style-name="ce4" table:formula="of:=[$redistribution_low.I70]" office:value-type="float" office:value="9.15752725712212" calcext:value-type="float">
            <text:p>9.15752725712212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81151880031001" calcext:value-type="float">
            <text:p>6.81151880031001</text:p>
          </table:table-cell>
          <table:table-cell table:style-name="ce4" table:formula="of:=[$Redistribution_high.G71]" office:value-type="float" office:value="9.99333454032073" calcext:value-type="float">
            <text:p>9.99333454032073</text:p>
          </table:table-cell>
          <table:table-cell table:style-name="ce4" table:formula="of:=[$Redistribution_high.H71]" office:value-type="float" office:value="7.59608793103211" calcext:value-type="float">
            <text:p>7.59608793103211</text:p>
          </table:table-cell>
          <table:table-cell table:style-name="ce4" table:formula="of:=[$Redistribution_high.I71]" office:value-type="float" office:value="9.34774275350223" calcext:value-type="float">
            <text:p>9.34774275350223</text:p>
          </table:table-cell>
          <table:table-cell table:style-name="ce4"/>
          <table:table-cell/>
          <table:table-cell table:style-name="ce4" table:formula="of:=[$Redistribution_central.F71]" office:value-type="float" office:value="6.94946346154468" calcext:value-type="float">
            <text:p>6.94946346154468</text:p>
          </table:table-cell>
          <table:table-cell table:style-name="ce4" table:formula="of:=[$Redistribution_central.G71]" office:value-type="float" office:value="9.03957581444052" calcext:value-type="float">
            <text:p>9.03957581444052</text:p>
          </table:table-cell>
          <table:table-cell table:style-name="ce4" table:formula="of:=[$Redistribution_central.H71]" office:value-type="float" office:value="7.51747120488285" calcext:value-type="float">
            <text:p>7.51747120488285</text:p>
          </table:table-cell>
          <table:table-cell table:style-name="ce4" table:formula="of:=[$Redistribution_central.I71]" office:value-type="float" office:value="8.98790474717957" calcext:value-type="float">
            <text:p>8.98790474717957</text:p>
          </table:table-cell>
          <table:table-cell table:style-name="ce4"/>
          <table:table-cell/>
          <table:table-cell table:style-name="ce4" table:formula="of:=[$redistribution_low.F71]" office:value-type="float" office:value="7.39780914823358" calcext:value-type="float">
            <text:p>7.39780914823358</text:p>
          </table:table-cell>
          <table:table-cell table:style-name="ce4" table:formula="of:=[$redistribution_low.G71]" office:value-type="float" office:value="10.3997157409729" calcext:value-type="float">
            <text:p>10.3997157409729</text:p>
          </table:table-cell>
          <table:table-cell table:style-name="ce4" table:formula="of:=[$redistribution_low.H71]" office:value-type="float" office:value="7.90983012721403" calcext:value-type="float">
            <text:p>7.90983012721403</text:p>
          </table:table-cell>
          <table:table-cell table:style-name="ce4" table:formula="of:=[$redistribution_low.I71]" office:value-type="float" office:value="10.008943475402" calcext:value-type="float">
            <text:p>10.008943475402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8304218772586" calcext:value-type="float">
            <text:p>6.8304218772586</text:p>
          </table:table-cell>
          <table:table-cell table:style-name="ce4" table:formula="of:=[$Redistribution_high.G72]" office:value-type="float" office:value="9.83168760711822" calcext:value-type="float">
            <text:p>9.83168760711822</text:p>
          </table:table-cell>
          <table:table-cell table:style-name="ce4" table:formula="of:=[$Redistribution_high.H72]" office:value-type="float" office:value="7.25391589036339" calcext:value-type="float">
            <text:p>7.25391589036339</text:p>
          </table:table-cell>
          <table:table-cell table:style-name="ce4" table:formula="of:=[$Redistribution_high.I72]" office:value-type="float" office:value="9.4382605437824" calcext:value-type="float">
            <text:p>9.4382605437824</text:p>
          </table:table-cell>
          <table:table-cell table:style-name="ce4"/>
          <table:table-cell/>
          <table:table-cell table:style-name="ce4" table:formula="of:=[$Redistribution_central.F72]" office:value-type="float" office:value="6.83987315035138" calcext:value-type="float">
            <text:p>6.83987315035138</text:p>
          </table:table-cell>
          <table:table-cell table:style-name="ce4" table:formula="of:=[$Redistribution_central.G72]" office:value-type="float" office:value="9.96494046444872" calcext:value-type="float">
            <text:p>9.96494046444872</text:p>
          </table:table-cell>
          <table:table-cell table:style-name="ce4" table:formula="of:=[$Redistribution_central.H72]" office:value-type="float" office:value="7.3926267805752" calcext:value-type="float">
            <text:p>7.3926267805752</text:p>
          </table:table-cell>
          <table:table-cell table:style-name="ce4" table:formula="of:=[$Redistribution_central.I72]" office:value-type="float" office:value="10.1565803996334" calcext:value-type="float">
            <text:p>10.1565803996334</text:p>
          </table:table-cell>
          <table:table-cell table:style-name="ce4"/>
          <table:table-cell/>
          <table:table-cell table:style-name="ce4" table:formula="of:=[$redistribution_low.F72]" office:value-type="float" office:value="6.94607002594119" calcext:value-type="float">
            <text:p>6.94607002594119</text:p>
          </table:table-cell>
          <table:table-cell table:style-name="ce4" table:formula="of:=[$redistribution_low.G72]" office:value-type="float" office:value="10.1663223402094" calcext:value-type="float">
            <text:p>10.1663223402094</text:p>
          </table:table-cell>
          <table:table-cell table:style-name="ce4" table:formula="of:=[$redistribution_low.H72]" office:value-type="float" office:value="7.78272450159236" calcext:value-type="float">
            <text:p>7.78272450159236</text:p>
          </table:table-cell>
          <table:table-cell table:style-name="ce4" table:formula="of:=[$redistribution_low.I72]" office:value-type="float" office:value="9.01404513704423" calcext:value-type="float">
            <text:p>9.01404513704423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6.81351654988813" calcext:value-type="float">
            <text:p>6.81351654988813</text:p>
          </table:table-cell>
          <table:table-cell table:style-name="ce4" table:formula="of:=[$Redistribution_high.G73]" office:value-type="float" office:value="10.3305740608926" calcext:value-type="float">
            <text:p>10.3305740608926</text:p>
          </table:table-cell>
          <table:table-cell table:style-name="ce4" table:formula="of:=[$Redistribution_high.H73]" office:value-type="float" office:value="7.50111984529872" calcext:value-type="float">
            <text:p>7.50111984529872</text:p>
          </table:table-cell>
          <table:table-cell table:style-name="ce4" table:formula="of:=[$Redistribution_high.I73]" office:value-type="float" office:value="9.65774868598962" calcext:value-type="float">
            <text:p>9.65774868598962</text:p>
          </table:table-cell>
          <table:table-cell table:style-name="ce4"/>
          <table:table-cell/>
          <table:table-cell table:style-name="ce4" table:formula="of:=[$Redistribution_central.F73]" office:value-type="float" office:value="7.34169953783017" calcext:value-type="float">
            <text:p>7.34169953783017</text:p>
          </table:table-cell>
          <table:table-cell table:style-name="ce4" table:formula="of:=[$Redistribution_central.G73]" office:value-type="float" office:value="10.4388757416649" calcext:value-type="float">
            <text:p>10.4388757416649</text:p>
          </table:table-cell>
          <table:table-cell table:style-name="ce4" table:formula="of:=[$Redistribution_central.H73]" office:value-type="float" office:value="7.92063239794752" calcext:value-type="float">
            <text:p>7.92063239794752</text:p>
          </table:table-cell>
          <table:table-cell table:style-name="ce4" table:formula="of:=[$Redistribution_central.I73]" office:value-type="float" office:value="10.4379960244014" calcext:value-type="float">
            <text:p>10.4379960244014</text:p>
          </table:table-cell>
          <table:table-cell table:style-name="ce4"/>
          <table:table-cell/>
          <table:table-cell table:style-name="ce4" table:formula="of:=[$redistribution_low.F73]" office:value-type="float" office:value="7.24631316252049" calcext:value-type="float">
            <text:p>7.24631316252049</text:p>
          </table:table-cell>
          <table:table-cell table:style-name="ce4" table:formula="of:=[$redistribution_low.G73]" office:value-type="float" office:value="10.8028545351323" calcext:value-type="float">
            <text:p>10.8028545351323</text:p>
          </table:table-cell>
          <table:table-cell table:style-name="ce4" table:formula="of:=[$redistribution_low.H73]" office:value-type="float" office:value="8.02624418136339" calcext:value-type="float">
            <text:p>8.02624418136339</text:p>
          </table:table-cell>
          <table:table-cell table:style-name="ce4" table:formula="of:=[$redistribution_low.I73]" office:value-type="float" office:value="9.76981572406985" calcext:value-type="float">
            <text:p>9.76981572406985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54826743905841" calcext:value-type="float">
            <text:p>6.54826743905841</text:p>
          </table:table-cell>
          <table:table-cell table:style-name="ce4" table:formula="of:=[$Redistribution_high.G74]" office:value-type="float" office:value="9.81155936994895" calcext:value-type="float">
            <text:p>9.81155936994895</text:p>
          </table:table-cell>
          <table:table-cell table:style-name="ce4" table:formula="of:=[$Redistribution_high.H74]" office:value-type="float" office:value="7.31844796622358" calcext:value-type="float">
            <text:p>7.31844796622358</text:p>
          </table:table-cell>
          <table:table-cell table:style-name="ce4" table:formula="of:=[$Redistribution_high.I74]" office:value-type="float" office:value="9.14461292142261" calcext:value-type="float">
            <text:p>9.14461292142261</text:p>
          </table:table-cell>
          <table:table-cell table:style-name="ce4"/>
          <table:table-cell/>
          <table:table-cell table:style-name="ce4" table:formula="of:=[$Redistribution_central.F74]" office:value-type="float" office:value="7.24453774857776" calcext:value-type="float">
            <text:p>7.24453774857776</text:p>
          </table:table-cell>
          <table:table-cell table:style-name="ce4" table:formula="of:=[$Redistribution_central.G74]" office:value-type="float" office:value="9.8824865351035" calcext:value-type="float">
            <text:p>9.8824865351035</text:p>
          </table:table-cell>
          <table:table-cell table:style-name="ce4" table:formula="of:=[$Redistribution_central.H74]" office:value-type="float" office:value="7.49707129875801" calcext:value-type="float">
            <text:p>7.49707129875801</text:p>
          </table:table-cell>
          <table:table-cell table:style-name="ce4" table:formula="of:=[$Redistribution_central.I74]" office:value-type="float" office:value="9.66576749018797" calcext:value-type="float">
            <text:p>9.66576749018797</text:p>
          </table:table-cell>
          <table:table-cell table:style-name="ce4"/>
          <table:table-cell/>
          <table:table-cell table:style-name="ce4" table:formula="of:=[$redistribution_low.F74]" office:value-type="float" office:value="7.11801601352136" calcext:value-type="float">
            <text:p>7.11801601352136</text:p>
          </table:table-cell>
          <table:table-cell table:style-name="ce4" table:formula="of:=[$redistribution_low.G74]" office:value-type="float" office:value="10.9372955208645" calcext:value-type="float">
            <text:p>10.9372955208645</text:p>
          </table:table-cell>
          <table:table-cell table:style-name="ce4" table:formula="of:=[$redistribution_low.H74]" office:value-type="float" office:value="7.97140258919821" calcext:value-type="float">
            <text:p>7.97140258919821</text:p>
          </table:table-cell>
          <table:table-cell table:style-name="ce4" table:formula="of:=[$redistribution_low.I74]" office:value-type="float" office:value="9.8916656571231" calcext:value-type="float">
            <text:p>9.8916656571231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61924987419409" calcext:value-type="float">
            <text:p>6.61924987419409</text:p>
          </table:table-cell>
          <table:table-cell table:style-name="ce4" table:formula="of:=[$Redistribution_high.G75]" office:value-type="float" office:value="9.77812422433062" calcext:value-type="float">
            <text:p>9.77812422433062</text:p>
          </table:table-cell>
          <table:table-cell table:style-name="ce4" table:formula="of:=[$Redistribution_high.H75]" office:value-type="float" office:value="7.08130190934121" calcext:value-type="float">
            <text:p>7.08130190934121</text:p>
          </table:table-cell>
          <table:table-cell table:style-name="ce4" table:formula="of:=[$Redistribution_high.I75]" office:value-type="float" office:value="8.83005162739823" calcext:value-type="float">
            <text:p>8.83005162739823</text:p>
          </table:table-cell>
          <table:table-cell table:style-name="ce4"/>
          <table:table-cell/>
          <table:table-cell table:style-name="ce4" table:formula="of:=[$Redistribution_central.F75]" office:value-type="float" office:value="6.92439572754837" calcext:value-type="float">
            <text:p>6.92439572754837</text:p>
          </table:table-cell>
          <table:table-cell table:style-name="ce4" table:formula="of:=[$Redistribution_central.G75]" office:value-type="float" office:value="9.98853676322273" calcext:value-type="float">
            <text:p>9.98853676322273</text:p>
          </table:table-cell>
          <table:table-cell table:style-name="ce4" table:formula="of:=[$Redistribution_central.H75]" office:value-type="float" office:value="7.15108927638764" calcext:value-type="float">
            <text:p>7.15108927638764</text:p>
          </table:table-cell>
          <table:table-cell table:style-name="ce4" table:formula="of:=[$Redistribution_central.I75]" office:value-type="float" office:value="9.80423358812275" calcext:value-type="float">
            <text:p>9.80423358812275</text:p>
          </table:table-cell>
          <table:table-cell table:style-name="ce4"/>
          <table:table-cell/>
          <table:table-cell table:style-name="ce4" table:formula="of:=[$redistribution_low.F75]" office:value-type="float" office:value="6.7727119053616" calcext:value-type="float">
            <text:p>6.7727119053616</text:p>
          </table:table-cell>
          <table:table-cell table:style-name="ce4" table:formula="of:=[$redistribution_low.G75]" office:value-type="float" office:value="10.0622355839058" calcext:value-type="float">
            <text:p>10.0622355839058</text:p>
          </table:table-cell>
          <table:table-cell table:style-name="ce4" table:formula="of:=[$redistribution_low.H75]" office:value-type="float" office:value="7.18918994815122" calcext:value-type="float">
            <text:p>7.18918994815122</text:p>
          </table:table-cell>
          <table:table-cell table:style-name="ce4" table:formula="of:=[$redistribution_low.I75]" office:value-type="float" office:value="9.07070373301193" calcext:value-type="float">
            <text:p>9.07070373301193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42118463146034" calcext:value-type="float">
            <text:p>6.42118463146034</text:p>
          </table:table-cell>
          <table:table-cell table:style-name="ce4" table:formula="of:=[$Redistribution_high.G76]" office:value-type="float" office:value="9.77525147577858" calcext:value-type="float">
            <text:p>9.77525147577858</text:p>
          </table:table-cell>
          <table:table-cell table:style-name="ce4" table:formula="of:=[$Redistribution_high.H76]" office:value-type="float" office:value="6.82973633332302" calcext:value-type="float">
            <text:p>6.82973633332302</text:p>
          </table:table-cell>
          <table:table-cell table:style-name="ce4" table:formula="of:=[$Redistribution_high.I76]" office:value-type="float" office:value="8.93654486074221" calcext:value-type="float">
            <text:p>8.93654486074221</text:p>
          </table:table-cell>
          <table:table-cell table:style-name="ce4"/>
          <table:table-cell/>
          <table:table-cell table:style-name="ce4" table:formula="of:=[$Redistribution_central.F76]" office:value-type="float" office:value="7.4307550082" calcext:value-type="float">
            <text:p>7.4307550082</text:p>
          </table:table-cell>
          <table:table-cell table:style-name="ce4" table:formula="of:=[$Redistribution_central.G76]" office:value-type="float" office:value="10.4726830172985" calcext:value-type="float">
            <text:p>10.4726830172985</text:p>
          </table:table-cell>
          <table:table-cell table:style-name="ce4" table:formula="of:=[$Redistribution_central.H76]" office:value-type="float" office:value="7.91413791924244" calcext:value-type="float">
            <text:p>7.91413791924244</text:p>
          </table:table-cell>
          <table:table-cell table:style-name="ce4" table:formula="of:=[$Redistribution_central.I76]" office:value-type="float" office:value="10.4115788170857" calcext:value-type="float">
            <text:p>10.4115788170857</text:p>
          </table:table-cell>
          <table:table-cell table:style-name="ce4"/>
          <table:table-cell/>
          <table:table-cell table:style-name="ce4" table:formula="of:=[$redistribution_low.F76]" office:value-type="float" office:value="6.91682155857604" calcext:value-type="float">
            <text:p>6.91682155857604</text:p>
          </table:table-cell>
          <table:table-cell table:style-name="ce4" table:formula="of:=[$redistribution_low.G76]" office:value-type="float" office:value="9.56639869239382" calcext:value-type="float">
            <text:p>9.56639869239382</text:p>
          </table:table-cell>
          <table:table-cell table:style-name="ce4" table:formula="of:=[$redistribution_low.H76]" office:value-type="float" office:value="7.54370267394551" calcext:value-type="float">
            <text:p>7.54370267394551</text:p>
          </table:table-cell>
          <table:table-cell table:style-name="ce4" table:formula="of:=[$redistribution_low.I76]" office:value-type="float" office:value="8.97893252073231" calcext:value-type="float">
            <text:p>8.97893252073231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84082544160656" calcext:value-type="float">
            <text:p>6.84082544160656</text:p>
          </table:table-cell>
          <table:table-cell table:style-name="ce4" table:formula="of:=[$Redistribution_high.G77]" office:value-type="float" office:value="9.93606490639349" calcext:value-type="float">
            <text:p>9.93606490639349</text:p>
          </table:table-cell>
          <table:table-cell table:style-name="ce4" table:formula="of:=[$Redistribution_high.H77]" office:value-type="float" office:value="7.33803610783542" calcext:value-type="float">
            <text:p>7.33803610783542</text:p>
          </table:table-cell>
          <table:table-cell table:style-name="ce4" table:formula="of:=[$Redistribution_high.I77]" office:value-type="float" office:value="9.20775379269939" calcext:value-type="float">
            <text:p>9.20775379269939</text:p>
          </table:table-cell>
          <table:table-cell table:style-name="ce4"/>
          <table:table-cell/>
          <table:table-cell table:style-name="ce4" table:formula="of:=[$Redistribution_central.F77]" office:value-type="float" office:value="6.88563783232704" calcext:value-type="float">
            <text:p>6.88563783232704</text:p>
          </table:table-cell>
          <table:table-cell table:style-name="ce4" table:formula="of:=[$Redistribution_central.G77]" office:value-type="float" office:value="9.91163600806381" calcext:value-type="float">
            <text:p>9.91163600806381</text:p>
          </table:table-cell>
          <table:table-cell table:style-name="ce4" table:formula="of:=[$Redistribution_central.H77]" office:value-type="float" office:value="7.3599728558883" calcext:value-type="float">
            <text:p>7.3599728558883</text:p>
          </table:table-cell>
          <table:table-cell table:style-name="ce4" table:formula="of:=[$Redistribution_central.I77]" office:value-type="float" office:value="9.59361852655085" calcext:value-type="float">
            <text:p>9.59361852655085</text:p>
          </table:table-cell>
          <table:table-cell table:style-name="ce4"/>
          <table:table-cell/>
          <table:table-cell table:style-name="ce4" table:formula="of:=[$redistribution_low.F77]" office:value-type="float" office:value="6.73856685130003" calcext:value-type="float">
            <text:p>6.73856685130003</text:p>
          </table:table-cell>
          <table:table-cell table:style-name="ce4" table:formula="of:=[$redistribution_low.G77]" office:value-type="float" office:value="9.81816476991969" calcext:value-type="float">
            <text:p>9.81816476991969</text:p>
          </table:table-cell>
          <table:table-cell table:style-name="ce4" table:formula="of:=[$redistribution_low.H77]" office:value-type="float" office:value="7.05020182460759" calcext:value-type="float">
            <text:p>7.05020182460759</text:p>
          </table:table-cell>
          <table:table-cell table:style-name="ce4" table:formula="of:=[$redistribution_low.I77]" office:value-type="float" office:value="9.11987245623344" calcext:value-type="float">
            <text:p>9.11987245623344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19648329619092" calcext:value-type="float">
            <text:p>6.19648329619092</text:p>
          </table:table-cell>
          <table:table-cell table:style-name="ce4" table:formula="of:=[$Redistribution_high.G78]" office:value-type="float" office:value="9.43977366806814" calcext:value-type="float">
            <text:p>9.43977366806814</text:p>
          </table:table-cell>
          <table:table-cell table:style-name="ce4" table:formula="of:=[$Redistribution_high.H78]" office:value-type="float" office:value="6.81522035075685" calcext:value-type="float">
            <text:p>6.81522035075685</text:p>
          </table:table-cell>
          <table:table-cell table:style-name="ce4" table:formula="of:=[$Redistribution_high.I78]" office:value-type="float" office:value="8.6435802545275" calcext:value-type="float">
            <text:p>8.6435802545275</text:p>
          </table:table-cell>
          <table:table-cell table:style-name="ce4"/>
          <table:table-cell/>
          <table:table-cell table:style-name="ce4" table:formula="of:=[$Redistribution_central.F78]" office:value-type="float" office:value="7.11198066495456" calcext:value-type="float">
            <text:p>7.11198066495456</text:p>
          </table:table-cell>
          <table:table-cell table:style-name="ce4" table:formula="of:=[$Redistribution_central.G78]" office:value-type="float" office:value="10.6407610824007" calcext:value-type="float">
            <text:p>10.6407610824007</text:p>
          </table:table-cell>
          <table:table-cell table:style-name="ce4" table:formula="of:=[$Redistribution_central.H78]" office:value-type="float" office:value="7.4548278988685" calcext:value-type="float">
            <text:p>7.4548278988685</text:p>
          </table:table-cell>
          <table:table-cell table:style-name="ce4" table:formula="of:=[$Redistribution_central.I78]" office:value-type="float" office:value="10.2737055987708" calcext:value-type="float">
            <text:p>10.2737055987708</text:p>
          </table:table-cell>
          <table:table-cell table:style-name="ce4"/>
          <table:table-cell/>
          <table:table-cell table:style-name="ce4" table:formula="of:=[$redistribution_low.F78]" office:value-type="float" office:value="7.1138359176758" calcext:value-type="float">
            <text:p>7.1138359176758</text:p>
          </table:table-cell>
          <table:table-cell table:style-name="ce4" table:formula="of:=[$redistribution_low.G78]" office:value-type="float" office:value="10.3886243243628" calcext:value-type="float">
            <text:p>10.3886243243628</text:p>
          </table:table-cell>
          <table:table-cell table:style-name="ce4" table:formula="of:=[$redistribution_low.H78]" office:value-type="float" office:value="7.54582030630101" calcext:value-type="float">
            <text:p>7.54582030630101</text:p>
          </table:table-cell>
          <table:table-cell table:style-name="ce4" table:formula="of:=[$redistribution_low.I78]" office:value-type="float" office:value="10.0739695558974" calcext:value-type="float">
            <text:p>10.0739695558974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4772781957134" calcext:value-type="float">
            <text:p>6.4772781957134</text:p>
          </table:table-cell>
          <table:table-cell table:style-name="ce4" table:formula="of:=[$Redistribution_high.G79]" office:value-type="float" office:value="9.38591185131445" calcext:value-type="float">
            <text:p>9.38591185131445</text:p>
          </table:table-cell>
          <table:table-cell table:style-name="ce4" table:formula="of:=[$Redistribution_high.H79]" office:value-type="float" office:value="7.05356747029984" calcext:value-type="float">
            <text:p>7.05356747029984</text:p>
          </table:table-cell>
          <table:table-cell table:style-name="ce4" table:formula="of:=[$Redistribution_high.I79]" office:value-type="float" office:value="8.41608084241412" calcext:value-type="float">
            <text:p>8.41608084241412</text:p>
          </table:table-cell>
          <table:table-cell table:style-name="ce4"/>
          <table:table-cell/>
          <table:table-cell table:style-name="ce4" table:formula="of:=[$Redistribution_central.F79]" office:value-type="float" office:value="7.18527925113104" calcext:value-type="float">
            <text:p>7.18527925113104</text:p>
          </table:table-cell>
          <table:table-cell table:style-name="ce4" table:formula="of:=[$Redistribution_central.G79]" office:value-type="float" office:value="10.1174669574801" calcext:value-type="float">
            <text:p>10.1174669574801</text:p>
          </table:table-cell>
          <table:table-cell table:style-name="ce4" table:formula="of:=[$Redistribution_central.H79]" office:value-type="float" office:value="7.30245589153641" calcext:value-type="float">
            <text:p>7.30245589153641</text:p>
          </table:table-cell>
          <table:table-cell table:style-name="ce4" table:formula="of:=[$Redistribution_central.I79]" office:value-type="float" office:value="9.84585953111778" calcext:value-type="float">
            <text:p>9.84585953111778</text:p>
          </table:table-cell>
          <table:table-cell table:style-name="ce4"/>
          <table:table-cell/>
          <table:table-cell table:style-name="ce4" table:formula="of:=[$redistribution_low.F79]" office:value-type="float" office:value="7.12849342583883" calcext:value-type="float">
            <text:p>7.12849342583883</text:p>
          </table:table-cell>
          <table:table-cell table:style-name="ce4" table:formula="of:=[$redistribution_low.G79]" office:value-type="float" office:value="10.4806448432063" calcext:value-type="float">
            <text:p>10.4806448432063</text:p>
          </table:table-cell>
          <table:table-cell table:style-name="ce4" table:formula="of:=[$redistribution_low.H79]" office:value-type="float" office:value="7.61941606651051" calcext:value-type="float">
            <text:p>7.61941606651051</text:p>
          </table:table-cell>
          <table:table-cell table:style-name="ce4" table:formula="of:=[$redistribution_low.I79]" office:value-type="float" office:value="10.0538853806592" calcext:value-type="float">
            <text:p>10.0538853806592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47567445197206" calcext:value-type="float">
            <text:p>6.47567445197206</text:p>
          </table:table-cell>
          <table:table-cell table:style-name="ce4" table:formula="of:=[$Redistribution_high.G80]" office:value-type="float" office:value="9.45311116999861" calcext:value-type="float">
            <text:p>9.45311116999861</text:p>
          </table:table-cell>
          <table:table-cell table:style-name="ce4" table:formula="of:=[$Redistribution_high.H80]" office:value-type="float" office:value="7.26951403260126" calcext:value-type="float">
            <text:p>7.26951403260126</text:p>
          </table:table-cell>
          <table:table-cell table:style-name="ce4" table:formula="of:=[$Redistribution_high.I80]" office:value-type="float" office:value="8.77152996794103" calcext:value-type="float">
            <text:p>8.77152996794103</text:p>
          </table:table-cell>
          <table:table-cell table:style-name="ce4"/>
          <table:table-cell/>
          <table:table-cell table:style-name="ce4" table:formula="of:=[$Redistribution_central.F80]" office:value-type="float" office:value="6.94592244615537" calcext:value-type="float">
            <text:p>6.94592244615537</text:p>
          </table:table-cell>
          <table:table-cell table:style-name="ce4" table:formula="of:=[$Redistribution_central.G80]" office:value-type="float" office:value="9.90440277393718" calcext:value-type="float">
            <text:p>9.90440277393718</text:p>
          </table:table-cell>
          <table:table-cell table:style-name="ce4" table:formula="of:=[$Redistribution_central.H80]" office:value-type="float" office:value="7.35323734800776" calcext:value-type="float">
            <text:p>7.35323734800776</text:p>
          </table:table-cell>
          <table:table-cell table:style-name="ce4" table:formula="of:=[$Redistribution_central.I80]" office:value-type="float" office:value="9.60126297016627" calcext:value-type="float">
            <text:p>9.60126297016627</text:p>
          </table:table-cell>
          <table:table-cell table:style-name="ce4"/>
          <table:table-cell/>
          <table:table-cell table:style-name="ce4" table:formula="of:=[$redistribution_low.F80]" office:value-type="float" office:value="7.0956578815851" calcext:value-type="float">
            <text:p>7.0956578815851</text:p>
          </table:table-cell>
          <table:table-cell table:style-name="ce4" table:formula="of:=[$redistribution_low.G80]" office:value-type="float" office:value="9.96156774632334" calcext:value-type="float">
            <text:p>9.96156774632334</text:p>
          </table:table-cell>
          <table:table-cell table:style-name="ce4" table:formula="of:=[$redistribution_low.H80]" office:value-type="float" office:value="7.28053816513753" calcext:value-type="float">
            <text:p>7.28053816513753</text:p>
          </table:table-cell>
          <table:table-cell table:style-name="ce4" table:formula="of:=[$redistribution_low.I80]" office:value-type="float" office:value="9.52010069772675" calcext:value-type="float">
            <text:p>9.52010069772675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46676270600493" calcext:value-type="float">
            <text:p>6.46676270600493</text:p>
          </table:table-cell>
          <table:table-cell table:style-name="ce4" table:formula="of:=[$Redistribution_high.G81]" office:value-type="float" office:value="9.00936943874086" calcext:value-type="float">
            <text:p>9.00936943874086</text:p>
          </table:table-cell>
          <table:table-cell table:style-name="ce4" table:formula="of:=[$Redistribution_high.H81]" office:value-type="float" office:value="7.12968112063166" calcext:value-type="float">
            <text:p>7.12968112063166</text:p>
          </table:table-cell>
          <table:table-cell table:style-name="ce4" table:formula="of:=[$Redistribution_high.I81]" office:value-type="float" office:value="8.58422135863684" calcext:value-type="float">
            <text:p>8.58422135863684</text:p>
          </table:table-cell>
          <table:table-cell table:style-name="ce4"/>
          <table:table-cell/>
          <table:table-cell table:style-name="ce4" table:formula="of:=[$Redistribution_central.F81]" office:value-type="float" office:value="6.71458836925888" calcext:value-type="float">
            <text:p>6.71458836925888</text:p>
          </table:table-cell>
          <table:table-cell table:style-name="ce4" table:formula="of:=[$Redistribution_central.G81]" office:value-type="float" office:value="9.57883056391887" calcext:value-type="float">
            <text:p>9.57883056391887</text:p>
          </table:table-cell>
          <table:table-cell table:style-name="ce4" table:formula="of:=[$Redistribution_central.H81]" office:value-type="float" office:value="7.00206424711872" calcext:value-type="float">
            <text:p>7.00206424711872</text:p>
          </table:table-cell>
          <table:table-cell table:style-name="ce4" table:formula="of:=[$Redistribution_central.I81]" office:value-type="float" office:value="9.43588804946615" calcext:value-type="float">
            <text:p>9.43588804946615</text:p>
          </table:table-cell>
          <table:table-cell table:style-name="ce4"/>
          <table:table-cell/>
          <table:table-cell table:style-name="ce4" table:formula="of:=[$redistribution_low.F81]" office:value-type="float" office:value="6.88761029750019" calcext:value-type="float">
            <text:p>6.88761029750019</text:p>
          </table:table-cell>
          <table:table-cell table:style-name="ce4" table:formula="of:=[$redistribution_low.G81]" office:value-type="float" office:value="10.014032220545" calcext:value-type="float">
            <text:p>10.014032220545</text:p>
          </table:table-cell>
          <table:table-cell table:style-name="ce4" table:formula="of:=[$redistribution_low.H81]" office:value-type="float" office:value="7.17854814011001" calcext:value-type="float">
            <text:p>7.17854814011001</text:p>
          </table:table-cell>
          <table:table-cell table:style-name="ce4" table:formula="of:=[$redistribution_low.I81]" office:value-type="float" office:value="8.98005096183185" calcext:value-type="float">
            <text:p>8.98005096183185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2518271561549" calcext:value-type="float">
            <text:p>6.2518271561549</text:p>
          </table:table-cell>
          <table:table-cell table:style-name="ce4" table:formula="of:=[$Redistribution_high.G82]" office:value-type="float" office:value="9.03362339871871" calcext:value-type="float">
            <text:p>9.03362339871871</text:p>
          </table:table-cell>
          <table:table-cell table:style-name="ce4" table:formula="of:=[$Redistribution_high.H82]" office:value-type="float" office:value="6.77160194911738" calcext:value-type="float">
            <text:p>6.77160194911738</text:p>
          </table:table-cell>
          <table:table-cell table:style-name="ce4" table:formula="of:=[$Redistribution_high.I82]" office:value-type="float" office:value="8.23880794005728" calcext:value-type="float">
            <text:p>8.23880794005728</text:p>
          </table:table-cell>
          <table:table-cell table:style-name="ce4"/>
          <table:table-cell/>
          <table:table-cell table:style-name="ce4" table:formula="of:=[$Redistribution_central.F82]" office:value-type="float" office:value="6.83694850738564" calcext:value-type="float">
            <text:p>6.83694850738564</text:p>
          </table:table-cell>
          <table:table-cell table:style-name="ce4" table:formula="of:=[$Redistribution_central.G82]" office:value-type="float" office:value="9.90618690814908" calcext:value-type="float">
            <text:p>9.90618690814908</text:p>
          </table:table-cell>
          <table:table-cell table:style-name="ce4" table:formula="of:=[$Redistribution_central.H82]" office:value-type="float" office:value="7.12717408774999" calcext:value-type="float">
            <text:p>7.12717408774999</text:p>
          </table:table-cell>
          <table:table-cell table:style-name="ce4" table:formula="of:=[$Redistribution_central.I82]" office:value-type="float" office:value="9.87531766717815" calcext:value-type="float">
            <text:p>9.87531766717815</text:p>
          </table:table-cell>
          <table:table-cell table:style-name="ce4"/>
          <table:table-cell/>
          <table:table-cell table:style-name="ce4" table:formula="of:=[$redistribution_low.F82]" office:value-type="float" office:value="7.06041834904392" calcext:value-type="float">
            <text:p>7.06041834904392</text:p>
          </table:table-cell>
          <table:table-cell table:style-name="ce4" table:formula="of:=[$redistribution_low.G82]" office:value-type="float" office:value="10.119189598921" calcext:value-type="float">
            <text:p>10.119189598921</text:p>
          </table:table-cell>
          <table:table-cell table:style-name="ce4" table:formula="of:=[$redistribution_low.H82]" office:value-type="float" office:value="7.27549160033553" calcext:value-type="float">
            <text:p>7.27549160033553</text:p>
          </table:table-cell>
          <table:table-cell table:style-name="ce4" table:formula="of:=[$redistribution_low.I82]" office:value-type="float" office:value="9.53231258442699" calcext:value-type="float">
            <text:p>9.53231258442699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29672080449358" calcext:value-type="float">
            <text:p>6.29672080449358</text:p>
          </table:table-cell>
          <table:table-cell table:style-name="ce4" table:formula="of:=[$Redistribution_high.G83]" office:value-type="float" office:value="9.64758836652358" calcext:value-type="float">
            <text:p>9.64758836652358</text:p>
          </table:table-cell>
          <table:table-cell table:style-name="ce4" table:formula="of:=[$Redistribution_high.H83]" office:value-type="float" office:value="6.76381287616474" calcext:value-type="float">
            <text:p>6.76381287616474</text:p>
          </table:table-cell>
          <table:table-cell table:style-name="ce4" table:formula="of:=[$Redistribution_high.I83]" office:value-type="float" office:value="8.90217709640434" calcext:value-type="float">
            <text:p>8.90217709640434</text:p>
          </table:table-cell>
          <table:table-cell table:style-name="ce4"/>
          <table:table-cell/>
          <table:table-cell table:style-name="ce4" table:formula="of:=[$Redistribution_central.F83]" office:value-type="float" office:value="6.77045548488975" calcext:value-type="float">
            <text:p>6.77045548488975</text:p>
          </table:table-cell>
          <table:table-cell table:style-name="ce4" table:formula="of:=[$Redistribution_central.G83]" office:value-type="float" office:value="9.1997890623326" calcext:value-type="float">
            <text:p>9.1997890623326</text:p>
          </table:table-cell>
          <table:table-cell table:style-name="ce4" table:formula="of:=[$Redistribution_central.H83]" office:value-type="float" office:value="7.12709907883614" calcext:value-type="float">
            <text:p>7.12709907883614</text:p>
          </table:table-cell>
          <table:table-cell table:style-name="ce4" table:formula="of:=[$Redistribution_central.I83]" office:value-type="float" office:value="9.01345028803983" calcext:value-type="float">
            <text:p>9.01345028803983</text:p>
          </table:table-cell>
          <table:table-cell table:style-name="ce4"/>
          <table:table-cell/>
          <table:table-cell table:style-name="ce4" table:formula="of:=[$redistribution_low.F83]" office:value-type="float" office:value="6.88072893987813" calcext:value-type="float">
            <text:p>6.88072893987813</text:p>
          </table:table-cell>
          <table:table-cell table:style-name="ce4" table:formula="of:=[$redistribution_low.G83]" office:value-type="float" office:value="10.0081819101323" calcext:value-type="float">
            <text:p>10.0081819101323</text:p>
          </table:table-cell>
          <table:table-cell table:style-name="ce4" table:formula="of:=[$redistribution_low.H83]" office:value-type="float" office:value="7.28168934014394" calcext:value-type="float">
            <text:p>7.28168934014394</text:p>
          </table:table-cell>
          <table:table-cell table:style-name="ce4" table:formula="of:=[$redistribution_low.I83]" office:value-type="float" office:value="9.04391657571962" calcext:value-type="float">
            <text:p>9.04391657571962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4269843673702" calcext:value-type="float">
            <text:p>6.4269843673702</text:p>
          </table:table-cell>
          <table:table-cell table:style-name="ce4" table:formula="of:=[$Redistribution_high.G84]" office:value-type="float" office:value="9.64555755524148" calcext:value-type="float">
            <text:p>9.64555755524148</text:p>
          </table:table-cell>
          <table:table-cell table:style-name="ce4" table:formula="of:=[$Redistribution_high.H84]" office:value-type="float" office:value="7.26643063614166" calcext:value-type="float">
            <text:p>7.26643063614166</text:p>
          </table:table-cell>
          <table:table-cell table:style-name="ce4" table:formula="of:=[$Redistribution_high.I84]" office:value-type="float" office:value="8.85029182582136" calcext:value-type="float">
            <text:p>8.85029182582136</text:p>
          </table:table-cell>
          <table:table-cell table:style-name="ce4"/>
          <table:table-cell/>
          <table:table-cell table:style-name="ce4" table:formula="of:=[$Redistribution_central.F84]" office:value-type="float" office:value="7.09638585419766" calcext:value-type="float">
            <text:p>7.09638585419766</text:p>
          </table:table-cell>
          <table:table-cell table:style-name="ce4" table:formula="of:=[$Redistribution_central.G84]" office:value-type="float" office:value="9.99837327772407" calcext:value-type="float">
            <text:p>9.99837327772407</text:p>
          </table:table-cell>
          <table:table-cell table:style-name="ce4" table:formula="of:=[$Redistribution_central.H84]" office:value-type="float" office:value="7.37304711504212" calcext:value-type="float">
            <text:p>7.37304711504212</text:p>
          </table:table-cell>
          <table:table-cell table:style-name="ce4" table:formula="of:=[$Redistribution_central.I84]" office:value-type="float" office:value="9.87139939512315" calcext:value-type="float">
            <text:p>9.87139939512315</text:p>
          </table:table-cell>
          <table:table-cell table:style-name="ce4"/>
          <table:table-cell/>
          <table:table-cell table:style-name="ce4" table:formula="of:=[$redistribution_low.F84]" office:value-type="float" office:value="7.01110498946042" calcext:value-type="float">
            <text:p>7.01110498946042</text:p>
          </table:table-cell>
          <table:table-cell table:style-name="ce4" table:formula="of:=[$redistribution_low.G84]" office:value-type="float" office:value="8.85287308781778" calcext:value-type="float">
            <text:p>8.85287308781778</text:p>
          </table:table-cell>
          <table:table-cell table:style-name="ce4" table:formula="of:=[$redistribution_low.H84]" office:value-type="float" office:value="7.1481084409455" calcext:value-type="float">
            <text:p>7.1481084409455</text:p>
          </table:table-cell>
          <table:table-cell table:style-name="ce4" table:formula="of:=[$redistribution_low.I84]" office:value-type="float" office:value="8.42388414668176" calcext:value-type="float">
            <text:p>8.42388414668176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6.43196129812784" calcext:value-type="float">
            <text:p>6.43196129812784</text:p>
          </table:table-cell>
          <table:table-cell table:style-name="ce4" table:formula="of:=[$Redistribution_high.G85]" office:value-type="float" office:value="9.16461785225369" calcext:value-type="float">
            <text:p>9.16461785225369</text:p>
          </table:table-cell>
          <table:table-cell table:style-name="ce4" table:formula="of:=[$Redistribution_high.H85]" office:value-type="float" office:value="6.60903790525967" calcext:value-type="float">
            <text:p>6.60903790525967</text:p>
          </table:table-cell>
          <table:table-cell table:style-name="ce4" table:formula="of:=[$Redistribution_high.I85]" office:value-type="float" office:value="8.64445811929449" calcext:value-type="float">
            <text:p>8.64445811929449</text:p>
          </table:table-cell>
          <table:table-cell table:style-name="ce4"/>
          <table:table-cell/>
          <table:table-cell table:style-name="ce4" table:formula="of:=[$Redistribution_central.F85]" office:value-type="float" office:value="6.70867670453362" calcext:value-type="float">
            <text:p>6.70867670453362</text:p>
          </table:table-cell>
          <table:table-cell table:style-name="ce4" table:formula="of:=[$Redistribution_central.G85]" office:value-type="float" office:value="9.47818656876343" calcext:value-type="float">
            <text:p>9.47818656876343</text:p>
          </table:table-cell>
          <table:table-cell table:style-name="ce4" table:formula="of:=[$Redistribution_central.H85]" office:value-type="float" office:value="6.93272787630012" calcext:value-type="float">
            <text:p>6.93272787630012</text:p>
          </table:table-cell>
          <table:table-cell table:style-name="ce4" table:formula="of:=[$Redistribution_central.I85]" office:value-type="float" office:value="9.52261389852641" calcext:value-type="float">
            <text:p>9.52261389852641</text:p>
          </table:table-cell>
          <table:table-cell table:style-name="ce4"/>
          <table:table-cell/>
          <table:table-cell table:style-name="ce4" table:formula="of:=[$redistribution_low.F85]" office:value-type="float" office:value="6.72710744537323" calcext:value-type="float">
            <text:p>6.72710744537323</text:p>
          </table:table-cell>
          <table:table-cell table:style-name="ce4" table:formula="of:=[$redistribution_low.G85]" office:value-type="float" office:value="9.59880174273776" calcext:value-type="float">
            <text:p>9.59880174273776</text:p>
          </table:table-cell>
          <table:table-cell table:style-name="ce4" table:formula="of:=[$redistribution_low.H85]" office:value-type="float" office:value="7.00739444237663" calcext:value-type="float">
            <text:p>7.00739444237663</text:p>
          </table:table-cell>
          <table:table-cell table:style-name="ce4" table:formula="of:=[$redistribution_low.I85]" office:value-type="float" office:value="8.96861436269439" calcext:value-type="float">
            <text:p>8.96861436269439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46673774294745" calcext:value-type="float">
            <text:p>6.46673774294745</text:p>
          </table:table-cell>
          <table:table-cell table:style-name="ce4" table:formula="of:=[$Redistribution_high.G86]" office:value-type="float" office:value="9.1722935884117" calcext:value-type="float">
            <text:p>9.1722935884117</text:p>
          </table:table-cell>
          <table:table-cell table:style-name="ce4" table:formula="of:=[$Redistribution_high.H86]" office:value-type="float" office:value="6.91810689058857" calcext:value-type="float">
            <text:p>6.91810689058857</text:p>
          </table:table-cell>
          <table:table-cell table:style-name="ce4" table:formula="of:=[$Redistribution_high.I86]" office:value-type="float" office:value="8.50564084555173" calcext:value-type="float">
            <text:p>8.50564084555173</text:p>
          </table:table-cell>
          <table:table-cell table:style-name="ce4"/>
          <table:table-cell/>
          <table:table-cell table:style-name="ce4" table:formula="of:=[$Redistribution_central.F86]" office:value-type="float" office:value="6.84955352316128" calcext:value-type="float">
            <text:p>6.84955352316128</text:p>
          </table:table-cell>
          <table:table-cell table:style-name="ce4" table:formula="of:=[$Redistribution_central.G86]" office:value-type="float" office:value="10.0354248886775" calcext:value-type="float">
            <text:p>10.0354248886775</text:p>
          </table:table-cell>
          <table:table-cell table:style-name="ce4" table:formula="of:=[$Redistribution_central.H86]" office:value-type="float" office:value="7.06813561546219" calcext:value-type="float">
            <text:p>7.06813561546219</text:p>
          </table:table-cell>
          <table:table-cell table:style-name="ce4" table:formula="of:=[$Redistribution_central.I86]" office:value-type="float" office:value="9.98819426512429" calcext:value-type="float">
            <text:p>9.98819426512429</text:p>
          </table:table-cell>
          <table:table-cell table:style-name="ce4"/>
          <table:table-cell/>
          <table:table-cell table:style-name="ce4" table:formula="of:=[$redistribution_low.F86]" office:value-type="float" office:value="6.96871196606198" calcext:value-type="float">
            <text:p>6.96871196606198</text:p>
          </table:table-cell>
          <table:table-cell table:style-name="ce4" table:formula="of:=[$redistribution_low.G86]" office:value-type="float" office:value="10.5823342199458" calcext:value-type="float">
            <text:p>10.5823342199458</text:p>
          </table:table-cell>
          <table:table-cell table:style-name="ce4" table:formula="of:=[$redistribution_low.H86]" office:value-type="float" office:value="7.24300627829677" calcext:value-type="float">
            <text:p>7.24300627829677</text:p>
          </table:table-cell>
          <table:table-cell table:style-name="ce4" table:formula="of:=[$redistribution_low.I86]" office:value-type="float" office:value="10.0257069184594" calcext:value-type="float">
            <text:p>10.0257069184594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6.51076492272134" calcext:value-type="float">
            <text:p>6.51076492272134</text:p>
          </table:table-cell>
          <table:table-cell table:style-name="ce4" table:formula="of:=[$Redistribution_high.G87]" office:value-type="float" office:value="8.96506982530785" calcext:value-type="float">
            <text:p>8.96506982530785</text:p>
          </table:table-cell>
          <table:table-cell table:style-name="ce4" table:formula="of:=[$Redistribution_high.H87]" office:value-type="float" office:value="6.70059336096743" calcext:value-type="float">
            <text:p>6.70059336096743</text:p>
          </table:table-cell>
          <table:table-cell table:style-name="ce4" table:formula="of:=[$Redistribution_high.I87]" office:value-type="float" office:value="8.75328699602126" calcext:value-type="float">
            <text:p>8.75328699602126</text:p>
          </table:table-cell>
          <table:table-cell table:style-name="ce4"/>
          <table:table-cell/>
          <table:table-cell table:style-name="ce4" table:formula="of:=[$Redistribution_central.F87]" office:value-type="float" office:value="6.7916407571347" calcext:value-type="float">
            <text:p>6.7916407571347</text:p>
          </table:table-cell>
          <table:table-cell table:style-name="ce4" table:formula="of:=[$Redistribution_central.G87]" office:value-type="float" office:value="9.30700419799395" calcext:value-type="float">
            <text:p>9.30700419799395</text:p>
          </table:table-cell>
          <table:table-cell table:style-name="ce4" table:formula="of:=[$Redistribution_central.H87]" office:value-type="float" office:value="7.01000253600873" calcext:value-type="float">
            <text:p>7.01000253600873</text:p>
          </table:table-cell>
          <table:table-cell table:style-name="ce4" table:formula="of:=[$Redistribution_central.I87]" office:value-type="float" office:value="9.22520972915222" calcext:value-type="float">
            <text:p>9.22520972915222</text:p>
          </table:table-cell>
          <table:table-cell table:style-name="ce4"/>
          <table:table-cell/>
          <table:table-cell table:style-name="ce4" table:formula="of:=[$redistribution_low.F87]" office:value-type="float" office:value="7.07554366372293" calcext:value-type="float">
            <text:p>7.07554366372293</text:p>
          </table:table-cell>
          <table:table-cell table:style-name="ce4" table:formula="of:=[$redistribution_low.G87]" office:value-type="float" office:value="10.5425030392305" calcext:value-type="float">
            <text:p>10.5425030392305</text:p>
          </table:table-cell>
          <table:table-cell table:style-name="ce4" table:formula="of:=[$redistribution_low.H87]" office:value-type="float" office:value="7.37926516204162" calcext:value-type="float">
            <text:p>7.37926516204162</text:p>
          </table:table-cell>
          <table:table-cell table:style-name="ce4" table:formula="of:=[$redistribution_low.I87]" office:value-type="float" office:value="10.0625043733525" calcext:value-type="float">
            <text:p>10.0625043733525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47250416414387" calcext:value-type="float">
            <text:p>6.47250416414387</text:p>
          </table:table-cell>
          <table:table-cell table:style-name="ce4" table:formula="of:=[$Redistribution_high.G88]" office:value-type="float" office:value="8.90291479121958" calcext:value-type="float">
            <text:p>8.90291479121958</text:p>
          </table:table-cell>
          <table:table-cell table:style-name="ce4" table:formula="of:=[$Redistribution_high.H88]" office:value-type="float" office:value="6.61778370136175" calcext:value-type="float">
            <text:p>6.61778370136175</text:p>
          </table:table-cell>
          <table:table-cell table:style-name="ce4" table:formula="of:=[$Redistribution_high.I88]" office:value-type="float" office:value="8.88349712377143" calcext:value-type="float">
            <text:p>8.88349712377143</text:p>
          </table:table-cell>
          <table:table-cell table:style-name="ce4"/>
          <table:table-cell/>
          <table:table-cell table:style-name="ce4" table:formula="of:=[$Redistribution_central.F88]" office:value-type="float" office:value="6.75541945554631" calcext:value-type="float">
            <text:p>6.75541945554631</text:p>
          </table:table-cell>
          <table:table-cell table:style-name="ce4" table:formula="of:=[$Redistribution_central.G88]" office:value-type="float" office:value="9.38733917634249" calcext:value-type="float">
            <text:p>9.38733917634249</text:p>
          </table:table-cell>
          <table:table-cell table:style-name="ce4" table:formula="of:=[$Redistribution_central.H88]" office:value-type="float" office:value="7.0167345346344" calcext:value-type="float">
            <text:p>7.0167345346344</text:p>
          </table:table-cell>
          <table:table-cell table:style-name="ce4" table:formula="of:=[$Redistribution_central.I88]" office:value-type="float" office:value="9.37922528617046" calcext:value-type="float">
            <text:p>9.37922528617046</text:p>
          </table:table-cell>
          <table:table-cell table:style-name="ce4"/>
          <table:table-cell/>
          <table:table-cell table:style-name="ce4" table:formula="of:=[$redistribution_low.F88]" office:value-type="float" office:value="7.44251261950049" calcext:value-type="float">
            <text:p>7.44251261950049</text:p>
          </table:table-cell>
          <table:table-cell table:style-name="ce4" table:formula="of:=[$redistribution_low.G88]" office:value-type="float" office:value="10.1320550365456" calcext:value-type="float">
            <text:p>10.1320550365456</text:p>
          </table:table-cell>
          <table:table-cell table:style-name="ce4" table:formula="of:=[$redistribution_low.H88]" office:value-type="float" office:value="7.54011563408581" calcext:value-type="float">
            <text:p>7.54011563408581</text:p>
          </table:table-cell>
          <table:table-cell table:style-name="ce4" table:formula="of:=[$redistribution_low.I88]" office:value-type="float" office:value="9.61183257674664" calcext:value-type="float">
            <text:p>9.61183257674664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04207237752139" calcext:value-type="float">
            <text:p>6.04207237752139</text:p>
          </table:table-cell>
          <table:table-cell table:style-name="ce4" table:formula="of:=[$Redistribution_high.G89]" office:value-type="float" office:value="8.75106575068148" calcext:value-type="float">
            <text:p>8.75106575068148</text:p>
          </table:table-cell>
          <table:table-cell table:style-name="ce4" table:formula="of:=[$Redistribution_high.H89]" office:value-type="float" office:value="6.4126814434124" calcext:value-type="float">
            <text:p>6.4126814434124</text:p>
          </table:table-cell>
          <table:table-cell table:style-name="ce4" table:formula="of:=[$Redistribution_high.I89]" office:value-type="float" office:value="8.61346755885168" calcext:value-type="float">
            <text:p>8.61346755885168</text:p>
          </table:table-cell>
          <table:table-cell table:style-name="ce4"/>
          <table:table-cell/>
          <table:table-cell table:style-name="ce4" table:formula="of:=[$Redistribution_central.F89]" office:value-type="float" office:value="7.00406514300092" calcext:value-type="float">
            <text:p>7.00406514300092</text:p>
          </table:table-cell>
          <table:table-cell table:style-name="ce4" table:formula="of:=[$Redistribution_central.G89]" office:value-type="float" office:value="8.97678319995111" calcext:value-type="float">
            <text:p>8.97678319995111</text:p>
          </table:table-cell>
          <table:table-cell table:style-name="ce4" table:formula="of:=[$Redistribution_central.H89]" office:value-type="float" office:value="7.10673865930731" calcext:value-type="float">
            <text:p>7.10673865930731</text:p>
          </table:table-cell>
          <table:table-cell table:style-name="ce4" table:formula="of:=[$Redistribution_central.I89]" office:value-type="float" office:value="8.98774882674018" calcext:value-type="float">
            <text:p>8.98774882674018</text:p>
          </table:table-cell>
          <table:table-cell table:style-name="ce4"/>
          <table:table-cell/>
          <table:table-cell table:style-name="ce4" table:formula="of:=[$redistribution_low.F89]" office:value-type="float" office:value="7.46302061256924" calcext:value-type="float">
            <text:p>7.46302061256924</text:p>
          </table:table-cell>
          <table:table-cell table:style-name="ce4" table:formula="of:=[$redistribution_low.G89]" office:value-type="float" office:value="9.83608139950463" calcext:value-type="float">
            <text:p>9.83608139950463</text:p>
          </table:table-cell>
          <table:table-cell table:style-name="ce4" table:formula="of:=[$redistribution_low.H89]" office:value-type="float" office:value="7.54169049129103" calcext:value-type="float">
            <text:p>7.54169049129103</text:p>
          </table:table-cell>
          <table:table-cell table:style-name="ce4" table:formula="of:=[$redistribution_low.I89]" office:value-type="float" office:value="9.33741392349397" calcext:value-type="float">
            <text:p>9.33741392349397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6.11668524498077" calcext:value-type="float">
            <text:p>6.11668524498077</text:p>
          </table:table-cell>
          <table:table-cell table:style-name="ce4" table:formula="of:=[$Redistribution_high.G90]" office:value-type="float" office:value="8.74769689459467" calcext:value-type="float">
            <text:p>8.74769689459467</text:p>
          </table:table-cell>
          <table:table-cell table:style-name="ce4" table:formula="of:=[$Redistribution_high.H90]" office:value-type="float" office:value="6.23787681107773" calcext:value-type="float">
            <text:p>6.23787681107773</text:p>
          </table:table-cell>
          <table:table-cell table:style-name="ce4" table:formula="of:=[$Redistribution_high.I90]" office:value-type="float" office:value="8.65805274696595" calcext:value-type="float">
            <text:p>8.65805274696595</text:p>
          </table:table-cell>
          <table:table-cell table:style-name="ce4"/>
          <table:table-cell/>
          <table:table-cell table:style-name="ce4" table:formula="of:=[$Redistribution_central.F90]" office:value-type="float" office:value="6.5998235285817" calcext:value-type="float">
            <text:p>6.5998235285817</text:p>
          </table:table-cell>
          <table:table-cell table:style-name="ce4" table:formula="of:=[$Redistribution_central.G90]" office:value-type="float" office:value="9.12169112552739" calcext:value-type="float">
            <text:p>9.12169112552739</text:p>
          </table:table-cell>
          <table:table-cell table:style-name="ce4" table:formula="of:=[$Redistribution_central.H90]" office:value-type="float" office:value="6.94074890897186" calcext:value-type="float">
            <text:p>6.94074890897186</text:p>
          </table:table-cell>
          <table:table-cell table:style-name="ce4" table:formula="of:=[$Redistribution_central.I90]" office:value-type="float" office:value="8.7397321624102" calcext:value-type="float">
            <text:p>8.7397321624102</text:p>
          </table:table-cell>
          <table:table-cell table:style-name="ce4"/>
          <table:table-cell/>
          <table:table-cell table:style-name="ce4" table:formula="of:=[$redistribution_low.F90]" office:value-type="float" office:value="6.90814679092955" calcext:value-type="float">
            <text:p>6.90814679092955</text:p>
          </table:table-cell>
          <table:table-cell table:style-name="ce4" table:formula="of:=[$redistribution_low.G90]" office:value-type="float" office:value="9.08272082978634" calcext:value-type="float">
            <text:p>9.08272082978634</text:p>
          </table:table-cell>
          <table:table-cell table:style-name="ce4" table:formula="of:=[$redistribution_low.H90]" office:value-type="float" office:value="7.22574147449532" calcext:value-type="float">
            <text:p>7.22574147449532</text:p>
          </table:table-cell>
          <table:table-cell table:style-name="ce4" table:formula="of:=[$redistribution_low.I90]" office:value-type="float" office:value="8.95381321086817" calcext:value-type="float">
            <text:p>8.95381321086817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6.5540974993612" calcext:value-type="float">
            <text:p>6.5540974993612</text:p>
          </table:table-cell>
          <table:table-cell table:style-name="ce4" table:formula="of:=[$Redistribution_high.G91]" office:value-type="float" office:value="8.87624145813791" calcext:value-type="float">
            <text:p>8.87624145813791</text:p>
          </table:table-cell>
          <table:table-cell table:style-name="ce4" table:formula="of:=[$Redistribution_high.H91]" office:value-type="float" office:value="6.99984482734713" calcext:value-type="float">
            <text:p>6.99984482734713</text:p>
          </table:table-cell>
          <table:table-cell table:style-name="ce4" table:formula="of:=[$Redistribution_high.I91]" office:value-type="float" office:value="8.24236783797729" calcext:value-type="float">
            <text:p>8.24236783797729</text:p>
          </table:table-cell>
          <table:table-cell table:style-name="ce4"/>
          <table:table-cell/>
          <table:table-cell table:style-name="ce4" table:formula="of:=[$Redistribution_central.F91]" office:value-type="float" office:value="6.84206258548899" calcext:value-type="float">
            <text:p>6.84206258548899</text:p>
          </table:table-cell>
          <table:table-cell table:style-name="ce4" table:formula="of:=[$Redistribution_central.G91]" office:value-type="float" office:value="9.33299792224353" calcext:value-type="float">
            <text:p>9.33299792224353</text:p>
          </table:table-cell>
          <table:table-cell table:style-name="ce4" table:formula="of:=[$Redistribution_central.H91]" office:value-type="float" office:value="7.07290832422561" calcext:value-type="float">
            <text:p>7.07290832422561</text:p>
          </table:table-cell>
          <table:table-cell table:style-name="ce4" table:formula="of:=[$Redistribution_central.I91]" office:value-type="float" office:value="9.2183267181245" calcext:value-type="float">
            <text:p>9.2183267181245</text:p>
          </table:table-cell>
          <table:table-cell table:style-name="ce4"/>
          <table:table-cell/>
          <table:table-cell table:style-name="ce4" table:formula="of:=[$redistribution_low.F91]" office:value-type="float" office:value="7.00773114213894" calcext:value-type="float">
            <text:p>7.00773114213894</text:p>
          </table:table-cell>
          <table:table-cell table:style-name="ce4" table:formula="of:=[$redistribution_low.G91]" office:value-type="float" office:value="9.77244161807137" calcext:value-type="float">
            <text:p>9.77244161807137</text:p>
          </table:table-cell>
          <table:table-cell table:style-name="ce4" table:formula="of:=[$redistribution_low.H91]" office:value-type="float" office:value="7.13317381015949" calcext:value-type="float">
            <text:p>7.13317381015949</text:p>
          </table:table-cell>
          <table:table-cell table:style-name="ce4" table:formula="of:=[$redistribution_low.I91]" office:value-type="float" office:value="9.25906033117614" calcext:value-type="float">
            <text:p>9.25906033117614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6.52108470519761" calcext:value-type="float">
            <text:p>6.52108470519761</text:p>
          </table:table-cell>
          <table:table-cell table:style-name="ce4" table:formula="of:=[$Redistribution_high.G92]" office:value-type="float" office:value="8.74008816659808" calcext:value-type="float">
            <text:p>8.74008816659808</text:p>
          </table:table-cell>
          <table:table-cell table:style-name="ce4" table:formula="of:=[$Redistribution_high.H92]" office:value-type="float" office:value="6.83667202433288" calcext:value-type="float">
            <text:p>6.83667202433288</text:p>
          </table:table-cell>
          <table:table-cell table:style-name="ce4" table:formula="of:=[$Redistribution_high.I92]" office:value-type="float" office:value="8.56883196104793" calcext:value-type="float">
            <text:p>8.56883196104793</text:p>
          </table:table-cell>
          <table:table-cell table:style-name="ce4"/>
          <table:table-cell/>
          <table:table-cell table:style-name="ce4" table:formula="of:=[$Redistribution_central.F92]" office:value-type="float" office:value="6.49920631439796" calcext:value-type="float">
            <text:p>6.49920631439796</text:p>
          </table:table-cell>
          <table:table-cell table:style-name="ce4" table:formula="of:=[$Redistribution_central.G92]" office:value-type="float" office:value="8.48392883872169" calcext:value-type="float">
            <text:p>8.48392883872169</text:p>
          </table:table-cell>
          <table:table-cell table:style-name="ce4" table:formula="of:=[$Redistribution_central.H92]" office:value-type="float" office:value="6.74592786496526" calcext:value-type="float">
            <text:p>6.74592786496526</text:p>
          </table:table-cell>
          <table:table-cell table:style-name="ce4" table:formula="of:=[$Redistribution_central.I92]" office:value-type="float" office:value="8.4130487199926" calcext:value-type="float">
            <text:p>8.4130487199926</text:p>
          </table:table-cell>
          <table:table-cell table:style-name="ce4"/>
          <table:table-cell/>
          <table:table-cell table:style-name="ce4" table:formula="of:=[$redistribution_low.F92]" office:value-type="float" office:value="6.85338258194013" calcext:value-type="float">
            <text:p>6.85338258194013</text:p>
          </table:table-cell>
          <table:table-cell table:style-name="ce4" table:formula="of:=[$redistribution_low.G92]" office:value-type="float" office:value="9.29403724586576" calcext:value-type="float">
            <text:p>9.29403724586576</text:p>
          </table:table-cell>
          <table:table-cell table:style-name="ce4" table:formula="of:=[$redistribution_low.H92]" office:value-type="float" office:value="6.90958857130121" calcext:value-type="float">
            <text:p>6.90958857130121</text:p>
          </table:table-cell>
          <table:table-cell table:style-name="ce4" table:formula="of:=[$redistribution_low.I92]" office:value-type="float" office:value="8.64944930774078" calcext:value-type="float">
            <text:p>8.64944930774078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6.59820801312911" calcext:value-type="float">
            <text:p>6.59820801312911</text:p>
          </table:table-cell>
          <table:table-cell table:style-name="ce4" table:formula="of:=[$Redistribution_high.G93]" office:value-type="float" office:value="8.92913930458982" calcext:value-type="float">
            <text:p>8.92913930458982</text:p>
          </table:table-cell>
          <table:table-cell table:style-name="ce4" table:formula="of:=[$Redistribution_high.H93]" office:value-type="float" office:value="6.94908078969886" calcext:value-type="float">
            <text:p>6.94908078969886</text:p>
          </table:table-cell>
          <table:table-cell table:style-name="ce4" table:formula="of:=[$Redistribution_high.I93]" office:value-type="float" office:value="8.40392764213781" calcext:value-type="float">
            <text:p>8.40392764213781</text:p>
          </table:table-cell>
          <table:table-cell table:style-name="ce4"/>
          <table:table-cell/>
          <table:table-cell table:style-name="ce4" table:formula="of:=[$Redistribution_central.F93]" office:value-type="float" office:value="6.21101598587885" calcext:value-type="float">
            <text:p>6.21101598587885</text:p>
          </table:table-cell>
          <table:table-cell table:style-name="ce4" table:formula="of:=[$Redistribution_central.G93]" office:value-type="float" office:value="8.11045874930019" calcext:value-type="float">
            <text:p>8.11045874930019</text:p>
          </table:table-cell>
          <table:table-cell table:style-name="ce4" table:formula="of:=[$Redistribution_central.H93]" office:value-type="float" office:value="6.27455638284568" calcext:value-type="float">
            <text:p>6.27455638284568</text:p>
          </table:table-cell>
          <table:table-cell table:style-name="ce4" table:formula="of:=[$Redistribution_central.I93]" office:value-type="float" office:value="7.90411263253394" calcext:value-type="float">
            <text:p>7.90411263253394</text:p>
          </table:table-cell>
          <table:table-cell table:style-name="ce4"/>
          <table:table-cell/>
          <table:table-cell table:style-name="ce4" table:formula="of:=[$redistribution_low.F93]" office:value-type="float" office:value="7.3123375761774" calcext:value-type="float">
            <text:p>7.3123375761774</text:p>
          </table:table-cell>
          <table:table-cell table:style-name="ce4" table:formula="of:=[$redistribution_low.G93]" office:value-type="float" office:value="10.571584498851" calcext:value-type="float">
            <text:p>10.571584498851</text:p>
          </table:table-cell>
          <table:table-cell table:style-name="ce4" table:formula="of:=[$redistribution_low.H93]" office:value-type="float" office:value="7.568968955751" calcext:value-type="float">
            <text:p>7.568968955751</text:p>
          </table:table-cell>
          <table:table-cell table:style-name="ce4" table:formula="of:=[$redistribution_low.I93]" office:value-type="float" office:value="10.3686619760624" calcext:value-type="float">
            <text:p>10.3686619760624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6.78079256303706" calcext:value-type="float">
            <text:p>6.78079256303706</text:p>
          </table:table-cell>
          <table:table-cell table:style-name="ce4" table:formula="of:=[$Redistribution_high.G94]" office:value-type="float" office:value="9.72122225012302" calcext:value-type="float">
            <text:p>9.72122225012302</text:p>
          </table:table-cell>
          <table:table-cell table:style-name="ce4" table:formula="of:=[$Redistribution_high.H94]" office:value-type="float" office:value="7.16388758517061" calcext:value-type="float">
            <text:p>7.16388758517061</text:p>
          </table:table-cell>
          <table:table-cell table:style-name="ce4" table:formula="of:=[$Redistribution_high.I94]" office:value-type="float" office:value="8.80366487500341" calcext:value-type="float">
            <text:p>8.80366487500341</text:p>
          </table:table-cell>
          <table:table-cell table:style-name="ce4"/>
          <table:table-cell/>
          <table:table-cell table:style-name="ce4" table:formula="of:=[$Redistribution_central.F94]" office:value-type="float" office:value="6.4847470084162" calcext:value-type="float">
            <text:p>6.4847470084162</text:p>
          </table:table-cell>
          <table:table-cell table:style-name="ce4" table:formula="of:=[$Redistribution_central.G94]" office:value-type="float" office:value="8.0739342775002" calcext:value-type="float">
            <text:p>8.0739342775002</text:p>
          </table:table-cell>
          <table:table-cell table:style-name="ce4" table:formula="of:=[$Redistribution_central.H94]" office:value-type="float" office:value="6.68460899674284" calcext:value-type="float">
            <text:p>6.68460899674284</text:p>
          </table:table-cell>
          <table:table-cell table:style-name="ce4" table:formula="of:=[$Redistribution_central.I94]" office:value-type="float" office:value="7.88875510301933" calcext:value-type="float">
            <text:p>7.88875510301933</text:p>
          </table:table-cell>
          <table:table-cell table:style-name="ce4"/>
          <table:table-cell/>
          <table:table-cell table:style-name="ce4" table:formula="of:=[$redistribution_low.F94]" office:value-type="float" office:value="7.07793672262337" calcext:value-type="float">
            <text:p>7.07793672262337</text:p>
          </table:table-cell>
          <table:table-cell table:style-name="ce4" table:formula="of:=[$redistribution_low.G94]" office:value-type="float" office:value="10.4978087304553" calcext:value-type="float">
            <text:p>10.4978087304553</text:p>
          </table:table-cell>
          <table:table-cell table:style-name="ce4" table:formula="of:=[$redistribution_low.H94]" office:value-type="float" office:value="7.46762128819521" calcext:value-type="float">
            <text:p>7.46762128819521</text:p>
          </table:table-cell>
          <table:table-cell table:style-name="ce4" table:formula="of:=[$redistribution_low.I94]" office:value-type="float" office:value="10.3419083331436" calcext:value-type="float">
            <text:p>10.3419083331436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6.44986440920907" calcext:value-type="float">
            <text:p>6.44986440920907</text:p>
          </table:table-cell>
          <table:table-cell table:style-name="ce4" table:formula="of:=[$Redistribution_high.G95]" office:value-type="float" office:value="9.12784635475897" calcext:value-type="float">
            <text:p>9.12784635475897</text:p>
          </table:table-cell>
          <table:table-cell table:style-name="ce4" table:formula="of:=[$Redistribution_high.H95]" office:value-type="float" office:value="6.67802182709508" calcext:value-type="float">
            <text:p>6.67802182709508</text:p>
          </table:table-cell>
          <table:table-cell table:style-name="ce4" table:formula="of:=[$Redistribution_high.I95]" office:value-type="float" office:value="8.42271782867633" calcext:value-type="float">
            <text:p>8.42271782867633</text:p>
          </table:table-cell>
          <table:table-cell table:style-name="ce4"/>
          <table:table-cell/>
          <table:table-cell table:style-name="ce4" table:formula="of:=[$Redistribution_central.F95]" office:value-type="float" office:value="6.95444801844645" calcext:value-type="float">
            <text:p>6.95444801844645</text:p>
          </table:table-cell>
          <table:table-cell table:style-name="ce4" table:formula="of:=[$Redistribution_central.G95]" office:value-type="float" office:value="9.40737393448013" calcext:value-type="float">
            <text:p>9.40737393448013</text:p>
          </table:table-cell>
          <table:table-cell table:style-name="ce4" table:formula="of:=[$Redistribution_central.H95]" office:value-type="float" office:value="7.1875035566097" calcext:value-type="float">
            <text:p>7.1875035566097</text:p>
          </table:table-cell>
          <table:table-cell table:style-name="ce4" table:formula="of:=[$Redistribution_central.I95]" office:value-type="float" office:value="9.40737393448013" calcext:value-type="float">
            <text:p>9.40737393448013</text:p>
          </table:table-cell>
          <table:table-cell table:style-name="ce4"/>
          <table:table-cell/>
          <table:table-cell table:style-name="ce4" table:formula="of:=[$redistribution_low.F95]" office:value-type="float" office:value="6.94046238966668" calcext:value-type="float">
            <text:p>6.94046238966668</text:p>
          </table:table-cell>
          <table:table-cell table:style-name="ce4" table:formula="of:=[$redistribution_low.G95]" office:value-type="float" office:value="9.09291349673662" calcext:value-type="float">
            <text:p>9.09291349673662</text:p>
          </table:table-cell>
          <table:table-cell table:style-name="ce4" table:formula="of:=[$redistribution_low.H95]" office:value-type="float" office:value="7.0697262575831" calcext:value-type="float">
            <text:p>7.0697262575831</text:p>
          </table:table-cell>
          <table:table-cell table:style-name="ce4" table:formula="of:=[$redistribution_low.I95]" office:value-type="float" office:value="8.82519730713872" calcext:value-type="float">
            <text:p>8.82519730713872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6.41999852056315" calcext:value-type="float">
            <text:p>6.41999852056315</text:p>
          </table:table-cell>
          <table:table-cell table:style-name="ce4" table:formula="of:=[$Redistribution_high.G96]" office:value-type="float" office:value="8.96159114646636" calcext:value-type="float">
            <text:p>8.96159114646636</text:p>
          </table:table-cell>
          <table:table-cell table:style-name="ce4" table:formula="of:=[$Redistribution_high.H96]" office:value-type="float" office:value="6.74441104623021" calcext:value-type="float">
            <text:p>6.74441104623021</text:p>
          </table:table-cell>
          <table:table-cell table:style-name="ce4" table:formula="of:=[$Redistribution_high.I96]" office:value-type="float" office:value="8.99539811182775" calcext:value-type="float">
            <text:p>8.99539811182775</text:p>
          </table:table-cell>
          <table:table-cell table:style-name="ce4"/>
          <table:table-cell/>
          <table:table-cell table:style-name="ce4" table:formula="of:=[$Redistribution_central.F96]" office:value-type="float" office:value="6.33045639053341" calcext:value-type="float">
            <text:p>6.33045639053341</text:p>
          </table:table-cell>
          <table:table-cell table:style-name="ce4" table:formula="of:=[$Redistribution_central.G96]" office:value-type="float" office:value="8.08794655309745" calcext:value-type="float">
            <text:p>8.08794655309745</text:p>
          </table:table-cell>
          <table:table-cell table:style-name="ce4" table:formula="of:=[$Redistribution_central.H96]" office:value-type="float" office:value="6.40962383436038" calcext:value-type="float">
            <text:p>6.40962383436038</text:p>
          </table:table-cell>
          <table:table-cell table:style-name="ce4" table:formula="of:=[$Redistribution_central.I96]" office:value-type="float" office:value="7.56250613606447" calcext:value-type="float">
            <text:p>7.56250613606447</text:p>
          </table:table-cell>
          <table:table-cell table:style-name="ce4"/>
          <table:table-cell/>
          <table:table-cell table:style-name="ce4" table:formula="of:=[$redistribution_low.F96]" office:value-type="float" office:value="6.45241433087212" calcext:value-type="float">
            <text:p>6.45241433087212</text:p>
          </table:table-cell>
          <table:table-cell table:style-name="ce4" table:formula="of:=[$redistribution_low.G96]" office:value-type="float" office:value="9.11955430520403" calcext:value-type="float">
            <text:p>9.11955430520403</text:p>
          </table:table-cell>
          <table:table-cell table:style-name="ce4" table:formula="of:=[$redistribution_low.H96]" office:value-type="float" office:value="6.56325296667009" calcext:value-type="float">
            <text:p>6.56325296667009</text:p>
          </table:table-cell>
          <table:table-cell table:style-name="ce4" table:formula="of:=[$redistribution_low.I96]" office:value-type="float" office:value="8.73761883649728" calcext:value-type="float">
            <text:p>8.73761883649728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6.40188115498031" calcext:value-type="float">
            <text:p>6.40188115498031</text:p>
          </table:table-cell>
          <table:table-cell table:style-name="ce4" table:formula="of:=[$Redistribution_high.G97]" office:value-type="float" office:value="9.17580530760018" calcext:value-type="float">
            <text:p>9.17580530760018</text:p>
          </table:table-cell>
          <table:table-cell table:style-name="ce4" table:formula="of:=[$Redistribution_high.H97]" office:value-type="float" office:value="6.59286005833697" calcext:value-type="float">
            <text:p>6.59286005833697</text:p>
          </table:table-cell>
          <table:table-cell table:style-name="ce4" table:formula="of:=[$Redistribution_high.I97]" office:value-type="float" office:value="9.2013726721341" calcext:value-type="float">
            <text:p>9.2013726721341</text:p>
          </table:table-cell>
          <table:table-cell table:style-name="ce4"/>
          <table:table-cell/>
          <table:table-cell table:style-name="ce4" table:formula="of:=[$Redistribution_central.F97]" office:value-type="float" office:value="6.35960061744246" calcext:value-type="float">
            <text:p>6.35960061744246</text:p>
          </table:table-cell>
          <table:table-cell table:style-name="ce4" table:formula="of:=[$Redistribution_central.G97]" office:value-type="float" office:value="8.70827681712471" calcext:value-type="float">
            <text:p>8.70827681712471</text:p>
          </table:table-cell>
          <table:table-cell table:style-name="ce4" table:formula="of:=[$Redistribution_central.H97]" office:value-type="float" office:value="6.46548809847279" calcext:value-type="float">
            <text:p>6.46548809847279</text:p>
          </table:table-cell>
          <table:table-cell table:style-name="ce4" table:formula="of:=[$Redistribution_central.I97]" office:value-type="float" office:value="8.67578222160739" calcext:value-type="float">
            <text:p>8.67578222160739</text:p>
          </table:table-cell>
          <table:table-cell table:style-name="ce4"/>
          <table:table-cell/>
          <table:table-cell table:style-name="ce4" table:formula="of:=[$redistribution_low.F97]" office:value-type="float" office:value="6.48647582175448" calcext:value-type="float">
            <text:p>6.48647582175448</text:p>
          </table:table-cell>
          <table:table-cell table:style-name="ce4" table:formula="of:=[$redistribution_low.G97]" office:value-type="float" office:value="8.49848706226711" calcext:value-type="float">
            <text:p>8.49848706226711</text:p>
          </table:table-cell>
          <table:table-cell table:style-name="ce4" table:formula="of:=[$redistribution_low.H97]" office:value-type="float" office:value="6.79220208468024" calcext:value-type="float">
            <text:p>6.79220208468024</text:p>
          </table:table-cell>
          <table:table-cell table:style-name="ce4" table:formula="of:=[$redistribution_low.I97]" office:value-type="float" office:value="8.25650197585661" calcext:value-type="float">
            <text:p>8.25650197585661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6.5826874544275" calcext:value-type="float">
            <text:p>6.5826874544275</text:p>
          </table:table-cell>
          <table:table-cell table:style-name="ce4" table:formula="of:=[$Redistribution_high.G98]" office:value-type="float" office:value="9.64857104711689" calcext:value-type="float">
            <text:p>9.64857104711689</text:p>
          </table:table-cell>
          <table:table-cell table:style-name="ce4" table:formula="of:=[$Redistribution_high.H98]" office:value-type="float" office:value="6.76914605556972" calcext:value-type="float">
            <text:p>6.76914605556972</text:p>
          </table:table-cell>
          <table:table-cell table:style-name="ce4" table:formula="of:=[$Redistribution_high.I98]" office:value-type="float" office:value="9.8886616801592" calcext:value-type="float">
            <text:p>9.8886616801592</text:p>
          </table:table-cell>
          <table:table-cell table:style-name="ce4"/>
          <table:table-cell/>
          <table:table-cell table:style-name="ce4" table:formula="of:=[$Redistribution_central.F98]" office:value-type="float" office:value="6.44490709695041" calcext:value-type="float">
            <text:p>6.44490709695041</text:p>
          </table:table-cell>
          <table:table-cell table:style-name="ce4" table:formula="of:=[$Redistribution_central.G98]" office:value-type="float" office:value="8.8670305919811" calcext:value-type="float">
            <text:p>8.8670305919811</text:p>
          </table:table-cell>
          <table:table-cell table:style-name="ce4" table:formula="of:=[$Redistribution_central.H98]" office:value-type="float" office:value="6.61157110848149" calcext:value-type="float">
            <text:p>6.61157110848149</text:p>
          </table:table-cell>
          <table:table-cell table:style-name="ce4" table:formula="of:=[$Redistribution_central.I98]" office:value-type="float" office:value="9.49079577498773" calcext:value-type="float">
            <text:p>9.49079577498773</text:p>
          </table:table-cell>
          <table:table-cell table:style-name="ce4"/>
          <table:table-cell/>
          <table:table-cell table:style-name="ce4" table:formula="of:=[$redistribution_low.F98]" office:value-type="float" office:value="6.59272304056838" calcext:value-type="float">
            <text:p>6.59272304056838</text:p>
          </table:table-cell>
          <table:table-cell table:style-name="ce4" table:formula="of:=[$redistribution_low.G98]" office:value-type="float" office:value="9.18337086549496" calcext:value-type="float">
            <text:p>9.18337086549496</text:p>
          </table:table-cell>
          <table:table-cell table:style-name="ce4" table:formula="of:=[$redistribution_low.H98]" office:value-type="float" office:value="6.76712497356006" calcext:value-type="float">
            <text:p>6.76712497356006</text:p>
          </table:table-cell>
          <table:table-cell table:style-name="ce4" table:formula="of:=[$redistribution_low.I98]" office:value-type="float" office:value="8.94200978691302" calcext:value-type="float">
            <text:p>8.94200978691302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6.1438968095835" calcext:value-type="float">
            <text:p>6.1438968095835</text:p>
          </table:table-cell>
          <table:table-cell table:style-name="ce4" table:formula="of:=[$Redistribution_high.G99]" office:value-type="float" office:value="10.2708860367642" calcext:value-type="float">
            <text:p>10.2708860367642</text:p>
          </table:table-cell>
          <table:table-cell table:style-name="ce4" table:formula="of:=[$Redistribution_high.H99]" office:value-type="float" office:value="6.41024174701415" calcext:value-type="float">
            <text:p>6.41024174701415</text:p>
          </table:table-cell>
          <table:table-cell table:style-name="ce4" table:formula="of:=[$Redistribution_high.I99]" office:value-type="float" office:value="10.5087275574092" calcext:value-type="float">
            <text:p>10.5087275574092</text:p>
          </table:table-cell>
          <table:table-cell table:style-name="ce4"/>
          <table:table-cell/>
          <table:table-cell table:style-name="ce4" table:formula="of:=[$Redistribution_central.F99]" office:value-type="float" office:value="6.31237242113263" calcext:value-type="float">
            <text:p>6.31237242113263</text:p>
          </table:table-cell>
          <table:table-cell table:style-name="ce4" table:formula="of:=[$Redistribution_central.G99]" office:value-type="float" office:value="8.83810957354156" calcext:value-type="float">
            <text:p>8.83810957354156</text:p>
          </table:table-cell>
          <table:table-cell table:style-name="ce4" table:formula="of:=[$Redistribution_central.H99]" office:value-type="float" office:value="6.5389218220738" calcext:value-type="float">
            <text:p>6.5389218220738</text:p>
          </table:table-cell>
          <table:table-cell table:style-name="ce4" table:formula="of:=[$Redistribution_central.I99]" office:value-type="float" office:value="8.85836540978685" calcext:value-type="float">
            <text:p>8.85836540978685</text:p>
          </table:table-cell>
          <table:table-cell table:style-name="ce4"/>
          <table:table-cell/>
          <table:table-cell table:style-name="ce4" table:formula="of:=[$redistribution_low.F99]" office:value-type="float" office:value="6.78591333875367" calcext:value-type="float">
            <text:p>6.78591333875367</text:p>
          </table:table-cell>
          <table:table-cell table:style-name="ce4" table:formula="of:=[$redistribution_low.G99]" office:value-type="float" office:value="8.94949909705537" calcext:value-type="float">
            <text:p>8.94949909705537</text:p>
          </table:table-cell>
          <table:table-cell table:style-name="ce4" table:formula="of:=[$redistribution_low.H99]" office:value-type="float" office:value="6.98534920265669" calcext:value-type="float">
            <text:p>6.98534920265669</text:p>
          </table:table-cell>
          <table:table-cell table:style-name="ce4" table:formula="of:=[$redistribution_low.I99]" office:value-type="float" office:value="8.91928168965382" calcext:value-type="float">
            <text:p>8.91928168965382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6.66881414824933" calcext:value-type="float">
            <text:p>6.66881414824933</text:p>
          </table:table-cell>
          <table:table-cell table:style-name="ce4" table:formula="of:=[$Redistribution_high.G100]" office:value-type="float" office:value="11.3435143067717" calcext:value-type="float">
            <text:p>11.3435143067717</text:p>
          </table:table-cell>
          <table:table-cell table:style-name="ce4" table:formula="of:=[$Redistribution_high.H100]" office:value-type="float" office:value="6.8645218217531" calcext:value-type="float">
            <text:p>6.8645218217531</text:p>
          </table:table-cell>
          <table:table-cell table:style-name="ce4" table:formula="of:=[$Redistribution_high.I100]" office:value-type="float" office:value="11.4011132076126" calcext:value-type="float">
            <text:p>11.4011132076126</text:p>
          </table:table-cell>
          <table:table-cell table:style-name="ce4"/>
          <table:table-cell/>
          <table:table-cell table:style-name="ce4" table:formula="of:=[$Redistribution_central.F100]" office:value-type="float" office:value="6.74138357189465" calcext:value-type="float">
            <text:p>6.74138357189465</text:p>
          </table:table-cell>
          <table:table-cell table:style-name="ce4" table:formula="of:=[$Redistribution_central.G100]" office:value-type="float" office:value="9.40303436728862" calcext:value-type="float">
            <text:p>9.40303436728862</text:p>
          </table:table-cell>
          <table:table-cell table:style-name="ce4" table:formula="of:=[$Redistribution_central.H100]" office:value-type="float" office:value="6.74156417929554" calcext:value-type="float">
            <text:p>6.74156417929554</text:p>
          </table:table-cell>
          <table:table-cell table:style-name="ce4" table:formula="of:=[$Redistribution_central.I100]" office:value-type="float" office:value="9.30154948139431" calcext:value-type="float">
            <text:p>9.30154948139431</text:p>
          </table:table-cell>
          <table:table-cell table:style-name="ce4"/>
          <table:table-cell/>
          <table:table-cell table:style-name="ce4" table:formula="of:=[$redistribution_low.F100]" office:value-type="float" office:value="7.09643982512002" calcext:value-type="float">
            <text:p>7.09643982512002</text:p>
          </table:table-cell>
          <table:table-cell table:style-name="ce4" table:formula="of:=[$redistribution_low.G100]" office:value-type="float" office:value="10.0221579100411" calcext:value-type="float">
            <text:p>10.0221579100411</text:p>
          </table:table-cell>
          <table:table-cell table:style-name="ce4" table:formula="of:=[$redistribution_low.H100]" office:value-type="float" office:value="7.10113911703078" calcext:value-type="float">
            <text:p>7.10113911703078</text:p>
          </table:table-cell>
          <table:table-cell table:style-name="ce4" table:formula="of:=[$redistribution_low.I100]" office:value-type="float" office:value="9.54114394758989" calcext:value-type="float">
            <text:p>9.54114394758989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6.31905558972243" calcext:value-type="float">
            <text:p>6.31905558972243</text:p>
          </table:table-cell>
          <table:table-cell table:style-name="ce4" table:formula="of:=[$Redistribution_high.G101]" office:value-type="float" office:value="10.7347501621797" calcext:value-type="float">
            <text:p>10.7347501621797</text:p>
          </table:table-cell>
          <table:table-cell table:style-name="ce4" table:formula="of:=[$Redistribution_high.H101]" office:value-type="float" office:value="6.45529902854136" calcext:value-type="float">
            <text:p>6.45529902854136</text:p>
          </table:table-cell>
          <table:table-cell table:style-name="ce4" table:formula="of:=[$Redistribution_high.I101]" office:value-type="float" office:value="10.8362642328686" calcext:value-type="float">
            <text:p>10.8362642328686</text:p>
          </table:table-cell>
          <table:table-cell table:style-name="ce4"/>
          <table:table-cell/>
          <table:table-cell table:style-name="ce4" table:formula="of:=[$Redistribution_central.F101]" office:value-type="float" office:value="6.23400056001507" calcext:value-type="float">
            <text:p>6.23400056001507</text:p>
          </table:table-cell>
          <table:table-cell table:style-name="ce4" table:formula="of:=[$Redistribution_central.G101]" office:value-type="float" office:value="8.42635726087378" calcext:value-type="float">
            <text:p>8.42635726087378</text:p>
          </table:table-cell>
          <table:table-cell table:style-name="ce4" table:formula="of:=[$Redistribution_central.H101]" office:value-type="float" office:value="6.25383071484298" calcext:value-type="float">
            <text:p>6.25383071484298</text:p>
          </table:table-cell>
          <table:table-cell table:style-name="ce4" table:formula="of:=[$Redistribution_central.I101]" office:value-type="float" office:value="8.42635726087378" calcext:value-type="float">
            <text:p>8.42635726087378</text:p>
          </table:table-cell>
          <table:table-cell table:style-name="ce4"/>
          <table:table-cell/>
          <table:table-cell table:style-name="ce4" table:formula="of:=[$redistribution_low.F101]" office:value-type="float" office:value="6.46630202039779" calcext:value-type="float">
            <text:p>6.46630202039779</text:p>
          </table:table-cell>
          <table:table-cell table:style-name="ce4" table:formula="of:=[$redistribution_low.G101]" office:value-type="float" office:value="10.1826024692426" calcext:value-type="float">
            <text:p>10.1826024692426</text:p>
          </table:table-cell>
          <table:table-cell table:style-name="ce4" table:formula="of:=[$redistribution_low.H101]" office:value-type="float" office:value="6.49961762217431" calcext:value-type="float">
            <text:p>6.49961762217431</text:p>
          </table:table-cell>
          <table:table-cell table:style-name="ce4" table:formula="of:=[$redistribution_low.I101]" office:value-type="float" office:value="10.1775070513073" calcext:value-type="float">
            <text:p>10.1775070513073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6.24104891075913" calcext:value-type="float">
            <text:p>6.24104891075913</text:p>
          </table:table-cell>
          <table:table-cell table:style-name="ce4" table:formula="of:=[$Redistribution_high.G102]" office:value-type="float" office:value="10.6689698297112" calcext:value-type="float">
            <text:p>10.6689698297112</text:p>
          </table:table-cell>
          <table:table-cell table:style-name="ce4" table:formula="of:=[$Redistribution_high.H102]" office:value-type="float" office:value="6.45914261121584" calcext:value-type="float">
            <text:p>6.45914261121584</text:p>
          </table:table-cell>
          <table:table-cell table:style-name="ce4" table:formula="of:=[$Redistribution_high.I102]" office:value-type="float" office:value="10.5296672724877" calcext:value-type="float">
            <text:p>10.5296672724877</text:p>
          </table:table-cell>
          <table:table-cell table:style-name="ce4"/>
          <table:table-cell/>
          <table:table-cell table:style-name="ce4" table:formula="of:=[$Redistribution_central.F102]" office:value-type="float" office:value="6.29048612605759" calcext:value-type="float">
            <text:p>6.29048612605759</text:p>
          </table:table-cell>
          <table:table-cell table:style-name="ce4" table:formula="of:=[$Redistribution_central.G102]" office:value-type="float" office:value="8.96283160058031" calcext:value-type="float">
            <text:p>8.96283160058031</text:p>
          </table:table-cell>
          <table:table-cell table:style-name="ce4" table:formula="of:=[$Redistribution_central.H102]" office:value-type="float" office:value="6.29005282498371" calcext:value-type="float">
            <text:p>6.29005282498371</text:p>
          </table:table-cell>
          <table:table-cell table:style-name="ce4" table:formula="of:=[$Redistribution_central.I102]" office:value-type="float" office:value="9.3015566346394" calcext:value-type="float">
            <text:p>9.3015566346394</text:p>
          </table:table-cell>
          <table:table-cell table:style-name="ce4"/>
          <table:table-cell/>
          <table:table-cell table:style-name="ce4" table:formula="of:=[$redistribution_low.F102]" office:value-type="float" office:value="7.12668578866842" calcext:value-type="float">
            <text:p>7.12668578866842</text:p>
          </table:table-cell>
          <table:table-cell table:style-name="ce4" table:formula="of:=[$redistribution_low.G102]" office:value-type="float" office:value="8.80199535397501" calcext:value-type="float">
            <text:p>8.80199535397501</text:p>
          </table:table-cell>
          <table:table-cell table:style-name="ce4" table:formula="of:=[$redistribution_low.H102]" office:value-type="float" office:value="7.13739226484803" calcext:value-type="float">
            <text:p>7.13739226484803</text:p>
          </table:table-cell>
          <table:table-cell table:style-name="ce4" table:formula="of:=[$redistribution_low.I102]" office:value-type="float" office:value="8.96457147054123" calcext:value-type="float">
            <text:p>8.96457147054123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6.49636348672048" calcext:value-type="float">
            <text:p>6.49636348672048</text:p>
          </table:table-cell>
          <table:table-cell table:style-name="ce4" table:formula="of:=[$Redistribution_high.G103]" office:value-type="float" office:value="10.9209199782196" calcext:value-type="float">
            <text:p>10.9209199782196</text:p>
          </table:table-cell>
          <table:table-cell table:style-name="ce4" table:formula="of:=[$Redistribution_high.H103]" office:value-type="float" office:value="7.07135290379876" calcext:value-type="float">
            <text:p>7.07135290379876</text:p>
          </table:table-cell>
          <table:table-cell table:style-name="ce4" table:formula="of:=[$Redistribution_high.I103]" office:value-type="float" office:value="11.0508560207577" calcext:value-type="float">
            <text:p>11.0508560207577</text:p>
          </table:table-cell>
          <table:table-cell table:style-name="ce4"/>
          <table:table-cell/>
          <table:table-cell table:style-name="ce4" table:formula="of:=[$Redistribution_central.F103]" office:value-type="float" office:value="6.32201125755112" calcext:value-type="float">
            <text:p>6.32201125755112</text:p>
          </table:table-cell>
          <table:table-cell table:style-name="ce4" table:formula="of:=[$Redistribution_central.G103]" office:value-type="float" office:value="8.35573028466512" calcext:value-type="float">
            <text:p>8.35573028466512</text:p>
          </table:table-cell>
          <table:table-cell table:style-name="ce4" table:formula="of:=[$Redistribution_central.H103]" office:value-type="float" office:value="6.34458609373458" calcext:value-type="float">
            <text:p>6.34458609373458</text:p>
          </table:table-cell>
          <table:table-cell table:style-name="ce4" table:formula="of:=[$Redistribution_central.I103]" office:value-type="float" office:value="9.38261324104015" calcext:value-type="float">
            <text:p>9.38261324104015</text:p>
          </table:table-cell>
          <table:table-cell table:style-name="ce4"/>
          <table:table-cell/>
          <table:table-cell table:style-name="ce4" table:formula="of:=[$redistribution_low.F103]" office:value-type="float" office:value="6.91719982548481" calcext:value-type="float">
            <text:p>6.91719982548481</text:p>
          </table:table-cell>
          <table:table-cell table:style-name="ce4" table:formula="of:=[$redistribution_low.G103]" office:value-type="float" office:value="9.08299033830473" calcext:value-type="float">
            <text:p>9.08299033830473</text:p>
          </table:table-cell>
          <table:table-cell table:style-name="ce4" table:formula="of:=[$redistribution_low.H103]" office:value-type="float" office:value="7.03464214276814" calcext:value-type="float">
            <text:p>7.03464214276814</text:p>
          </table:table-cell>
          <table:table-cell table:style-name="ce4" table:formula="of:=[$redistribution_low.I103]" office:value-type="float" office:value="9.11726533211846" calcext:value-type="float">
            <text:p>9.11726533211846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6.4674221606228" calcext:value-type="float">
            <text:p>6.4674221606228</text:p>
          </table:table-cell>
          <table:table-cell table:style-name="ce4" table:formula="of:=[$Redistribution_high.G104]" office:value-type="float" office:value="11.0065241825649" calcext:value-type="float">
            <text:p>11.0065241825649</text:p>
          </table:table-cell>
          <table:table-cell table:style-name="ce4" table:formula="of:=[$Redistribution_high.H104]" office:value-type="float" office:value="6.84332300959545" calcext:value-type="float">
            <text:p>6.84332300959545</text:p>
          </table:table-cell>
          <table:table-cell table:style-name="ce4" table:formula="of:=[$Redistribution_high.I104]" office:value-type="float" office:value="11.0506575280924" calcext:value-type="float">
            <text:p>11.0506575280924</text:p>
          </table:table-cell>
          <table:table-cell table:style-name="ce4"/>
          <table:table-cell/>
          <table:table-cell table:style-name="ce4" table:formula="of:=[$Redistribution_central.F104]" office:value-type="float" office:value="6.08285087111728" calcext:value-type="float">
            <text:p>6.08285087111728</text:p>
          </table:table-cell>
          <table:table-cell table:style-name="ce4" table:formula="of:=[$Redistribution_central.G104]" office:value-type="float" office:value="8.18939341493318" calcext:value-type="float">
            <text:p>8.18939341493318</text:p>
          </table:table-cell>
          <table:table-cell table:style-name="ce4" table:formula="of:=[$Redistribution_central.H104]" office:value-type="float" office:value="6.19157119262948" calcext:value-type="float">
            <text:p>6.19157119262948</text:p>
          </table:table-cell>
          <table:table-cell table:style-name="ce4" table:formula="of:=[$Redistribution_central.I104]" office:value-type="float" office:value="8.60253132677064" calcext:value-type="float">
            <text:p>8.60253132677064</text:p>
          </table:table-cell>
          <table:table-cell table:style-name="ce4"/>
          <table:table-cell/>
          <table:table-cell table:style-name="ce4" table:formula="of:=[$redistribution_low.F104]" office:value-type="float" office:value="6.22191717470589" calcext:value-type="float">
            <text:p>6.22191717470589</text:p>
          </table:table-cell>
          <table:table-cell table:style-name="ce4" table:formula="of:=[$redistribution_low.G104]" office:value-type="float" office:value="8.71354738964979" calcext:value-type="float">
            <text:p>8.71354738964979</text:p>
          </table:table-cell>
          <table:table-cell table:style-name="ce4" table:formula="of:=[$redistribution_low.H104]" office:value-type="float" office:value="6.4321489061937" calcext:value-type="float">
            <text:p>6.4321489061937</text:p>
          </table:table-cell>
          <table:table-cell table:style-name="ce4" table:formula="of:=[$redistribution_low.I104]" office:value-type="float" office:value="8.68863787572958" calcext:value-type="float">
            <text:p>8.68863787572958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6.14895183933601" calcext:value-type="float">
            <text:p>6.14895183933601</text:p>
          </table:table-cell>
          <table:table-cell table:style-name="ce4" table:formula="of:=[$Redistribution_high.G105]" office:value-type="float" office:value="9.34285738319982" calcext:value-type="float">
            <text:p>9.34285738319982</text:p>
          </table:table-cell>
          <table:table-cell table:style-name="ce4" table:formula="of:=[$Redistribution_high.H105]" office:value-type="float" office:value="6.42988288194979" calcext:value-type="float">
            <text:p>6.42988288194979</text:p>
          </table:table-cell>
          <table:table-cell table:style-name="ce4" table:formula="of:=[$Redistribution_high.I105]" office:value-type="float" office:value="9.34138728355645" calcext:value-type="float">
            <text:p>9.34138728355645</text:p>
          </table:table-cell>
          <table:table-cell table:style-name="ce4"/>
          <table:table-cell/>
          <table:table-cell table:style-name="ce4" table:formula="of:=[$Redistribution_central.F105]" office:value-type="float" office:value="6.42422183637651" calcext:value-type="float">
            <text:p>6.42422183637651</text:p>
          </table:table-cell>
          <table:table-cell table:style-name="ce4" table:formula="of:=[$Redistribution_central.G105]" office:value-type="float" office:value="8.03158848936314" calcext:value-type="float">
            <text:p>8.03158848936314</text:p>
          </table:table-cell>
          <table:table-cell table:style-name="ce4" table:formula="of:=[$Redistribution_central.H105]" office:value-type="float" office:value="6.46769843441069" calcext:value-type="float">
            <text:p>6.46769843441069</text:p>
          </table:table-cell>
          <table:table-cell table:style-name="ce4" table:formula="of:=[$Redistribution_central.I105]" office:value-type="float" office:value="8.3091143912505" calcext:value-type="float">
            <text:p>8.3091143912505</text:p>
          </table:table-cell>
          <table:table-cell table:style-name="ce4"/>
          <table:table-cell/>
          <table:table-cell table:style-name="ce4" table:formula="of:=[$redistribution_low.F105]" office:value-type="float" office:value="6.33887480528222" calcext:value-type="float">
            <text:p>6.33887480528222</text:p>
          </table:table-cell>
          <table:table-cell table:style-name="ce4" table:formula="of:=[$redistribution_low.G105]" office:value-type="float" office:value="8.11596508528912" calcext:value-type="float">
            <text:p>8.11596508528912</text:p>
          </table:table-cell>
          <table:table-cell table:style-name="ce4" table:formula="of:=[$redistribution_low.H105]" office:value-type="float" office:value="6.34535542096247" calcext:value-type="float">
            <text:p>6.34535542096247</text:p>
          </table:table-cell>
          <table:table-cell table:style-name="ce4" table:formula="of:=[$redistribution_low.I105]" office:value-type="float" office:value="8.09122128881286" calcext:value-type="float">
            <text:p>8.09122128881286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4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2" calcext:value-type="float">
            <text:p>8.37130278918482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8" calcext:value-type="float">
            <text:p>6.9623749984680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2" calcext:value-type="float">
            <text:p>8.37130278918482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8" calcext:value-type="float">
            <text:p>6.9623749984680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2" calcext:value-type="float">
            <text:p>8.37130278918482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8" calcext:value-type="float">
            <text:p>6.9623749984680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50427132525" calcext:value-type="float">
            <text:p>8.30150427132525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5612203273" calcext:value-type="float">
            <text:p>6.890556122032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5" calcext:value-type="float">
            <text:p>8.30150427132525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3" calcext:value-type="float">
            <text:p>6.89055612203273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50427132525" calcext:value-type="float">
            <text:p>8.30150427132525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5612203273" calcext:value-type="float">
            <text:p>6.890556122032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602142301736" calcext:value-type="float">
            <text:p>8.38602142301736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38155493239" calcext:value-type="float">
            <text:p>6.7883815549323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602142301736" calcext:value-type="float">
            <text:p>8.38602142301736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38155493239" calcext:value-type="float">
            <text:p>6.78838155493239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.8416494498489</text:p>
          </table:table-cell>
          <table:table-cell table:formula="of:=AVERAGE([$'Decile ratio'.D17:.D20])" office:value-type="float" office:value="8.30827478073629" calcext:value-type="float">
            <text:p>8.30827478073629</text:p>
          </table:table-cell>
          <table:table-cell table:formula="of:=AVERAGE([$'Decile ratio'.E17:.E20])" office:value-type="float" office:value="8.40678284842007" calcext:value-type="float">
            <text:p>8.40678284842007</text:p>
          </table:table-cell>
          <table:table-cell table:formula="of:=AVERAGE([$'Decile ratio'.B17:.B20])" office:value-type="float" office:value="6.68265284848134" calcext:value-type="float">
            <text:p>6.68265284848134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9" calcext:value-type="float">
            <text:p>8.30827478073629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4" calcext:value-type="float">
            <text:p>6.68265284848134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27478073629" calcext:value-type="float">
            <text:p>8.30827478073629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65284848134" calcext:value-type="float">
            <text:p>6.68265284848134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.9725914867505</text:p>
          </table:table-cell>
          <table:table-cell table:formula="of:=AVERAGE([$'Decile ratio'.D21:.D24])" office:value-type="float" office:value="8.06679905109889" calcext:value-type="float">
            <text:p>8.06679905109889</text:p>
          </table:table-cell>
          <table:table-cell table:formula="of:=AVERAGE([$'Decile ratio'.E21:.E24])" office:value-type="float" office:value="8.19232147758265" calcext:value-type="float">
            <text:p>8.19232147758265</text:p>
          </table:table-cell>
          <table:table-cell table:formula="of:=AVERAGE([$'Decile ratio'.B21:.B24])" office:value-type="float" office:value="6.4407330987222" calcext:value-type="float">
            <text:p>6.440733098722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7" calcext:value-type="float">
            <text:p>8.06672893113227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5" calcext:value-type="float">
            <text:p>6.4406697069084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79905109889" calcext:value-type="float">
            <text:p>8.06679905109889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7330987222" calcext:value-type="float">
            <text:p>6.4407330987222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2.1530261048811" calcext:value-type="float">
            <text:p>12.1530261048811</text:p>
          </table:table-cell>
          <table:table-cell table:formula="of:=AVERAGE([$'Decile ratio'.D25:.D28])" office:value-type="float" office:value="8.64406442469468" calcext:value-type="float">
            <text:p>8.64406442469468</text:p>
          </table:table-cell>
          <table:table-cell table:formula="of:=AVERAGE([$'Decile ratio'.E25:.E28])" office:value-type="float" office:value="9.13079756037044" calcext:value-type="float">
            <text:p>9.13079756037044</text:p>
          </table:table-cell>
          <table:table-cell table:formula="of:=AVERAGE([$'Decile ratio'.B25:.B28])" office:value-type="float" office:value="6.82355404780065" calcext:value-type="float">
            <text:p>6.82355404780065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523543542449" calcext:value-type="float">
            <text:p>12.1523543542449</text:p>
          </table:table-cell>
          <table:table-cell table:style-name="ce3" table:formula="of:=AVERAGE([$'Decile ratio'.J25:.J28])" office:value-type="float" office:value="8.6413345356916" calcext:value-type="float">
            <text:p>8.6413345356916</text:p>
          </table:table-cell>
          <table:table-cell table:style-name="ce3" table:formula="of:=AVERAGE([$'Decile ratio'.K25:.K28])" office:value-type="float" office:value="9.12660767982186" calcext:value-type="float">
            <text:p>9.12660767982186</text:p>
          </table:table-cell>
          <table:table-cell table:style-name="ce3" table:formula="of:=AVERAGE([$'Decile ratio'.H25:.H28])" office:value-type="float" office:value="6.8183324702508" calcext:value-type="float">
            <text:p>6.8183324702508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2.1530261048811" calcext:value-type="float">
            <text:p>12.1530261048811</text:p>
          </table:table-cell>
          <table:table-cell table:style-name="ce3" table:formula="of:=AVERAGE([$'Decile ratio'.P25:.P28])" office:value-type="float" office:value="8.62783988308546" calcext:value-type="float">
            <text:p>8.62783988308546</text:p>
          </table:table-cell>
          <table:table-cell table:style-name="ce3" table:formula="of:=AVERAGE([$'Decile ratio'.Q25:.Q28])" office:value-type="float" office:value="9.13800923769049" calcext:value-type="float">
            <text:p>9.13800923769049</text:p>
          </table:table-cell>
          <table:table-cell table:style-name="ce3" table:formula="of:=AVERAGE([$'Decile ratio'.N25:.N28])" office:value-type="float" office:value="6.81393599164663" calcext:value-type="float">
            <text:p>6.81393599164663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6642488953951" calcext:value-type="float">
            <text:p>11.6642488953951</text:p>
          </table:table-cell>
          <table:table-cell table:formula="of:=AVERAGE([$'Decile ratio'.D29:.D32])" office:value-type="float" office:value="8.39522973236441" calcext:value-type="float">
            <text:p>8.39522973236441</text:p>
          </table:table-cell>
          <table:table-cell table:formula="of:=AVERAGE([$'Decile ratio'.E29:.E32])" office:value-type="float" office:value="9.09258711481933" calcext:value-type="float">
            <text:p>9.09258711481933</text:p>
          </table:table-cell>
          <table:table-cell table:formula="of:=AVERAGE([$'Decile ratio'.B29:.B32])" office:value-type="float" office:value="6.74198109801112" calcext:value-type="float">
            <text:p>6.74198109801112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7008792910787" calcext:value-type="float">
            <text:p>11.7008792910787</text:p>
          </table:table-cell>
          <table:table-cell table:style-name="ce3" table:formula="of:=AVERAGE([$'Decile ratio'.J29:.J32])" office:value-type="float" office:value="8.44221824850281" calcext:value-type="float">
            <text:p>8.44221824850281</text:p>
          </table:table-cell>
          <table:table-cell table:style-name="ce3" table:formula="of:=AVERAGE([$'Decile ratio'.K29:.K32])" office:value-type="float" office:value="9.11710798613449" calcext:value-type="float">
            <text:p>9.11710798613449</text:p>
          </table:table-cell>
          <table:table-cell table:style-name="ce3" table:formula="of:=AVERAGE([$'Decile ratio'.H29:.H32])" office:value-type="float" office:value="6.76100079229211" calcext:value-type="float">
            <text:p>6.76100079229211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6663005068658" calcext:value-type="float">
            <text:p>11.6663005068658</text:p>
          </table:table-cell>
          <table:table-cell table:style-name="ce3" table:formula="of:=AVERAGE([$'Decile ratio'.P29:.P32])" office:value-type="float" office:value="8.44932875652942" calcext:value-type="float">
            <text:p>8.44932875652942</text:p>
          </table:table-cell>
          <table:table-cell table:style-name="ce3" table:formula="of:=AVERAGE([$'Decile ratio'.Q29:.Q32])" office:value-type="float" office:value="9.14831294226484" calcext:value-type="float">
            <text:p>9.14831294226484</text:p>
          </table:table-cell>
          <table:table-cell table:style-name="ce3" table:formula="of:=AVERAGE([$'Decile ratio'.N29:.N32])" office:value-type="float" office:value="6.76402054779762" calcext:value-type="float">
            <text:p>6.76402054779762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5179166606978" calcext:value-type="float">
            <text:p>11.5179166606978</text:p>
          </table:table-cell>
          <table:table-cell table:formula="of:=AVERAGE([$'Decile ratio'.D33:.D36])" office:value-type="float" office:value="8.39760080089639" calcext:value-type="float">
            <text:p>8.39760080089639</text:p>
          </table:table-cell>
          <table:table-cell table:formula="of:=AVERAGE([$'Decile ratio'.E33:.E36])" office:value-type="float" office:value="9.06931378581787" calcext:value-type="float">
            <text:p>9.06931378581787</text:p>
          </table:table-cell>
          <table:table-cell table:formula="of:=AVERAGE([$'Decile ratio'.B33:.B36])" office:value-type="float" office:value="6.79711032838697" calcext:value-type="float">
            <text:p>6.79711032838697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5485767024769" calcext:value-type="float">
            <text:p>11.5485767024769</text:p>
          </table:table-cell>
          <table:table-cell table:style-name="ce3" table:formula="of:=AVERAGE([$'Decile ratio'.J33:.J36])" office:value-type="float" office:value="8.48124978916981" calcext:value-type="float">
            <text:p>8.48124978916981</text:p>
          </table:table-cell>
          <table:table-cell table:style-name="ce3" table:formula="of:=AVERAGE([$'Decile ratio'.K33:.K36])" office:value-type="float" office:value="9.06203222803667" calcext:value-type="float">
            <text:p>9.06203222803667</text:p>
          </table:table-cell>
          <table:table-cell table:style-name="ce3" table:formula="of:=AVERAGE([$'Decile ratio'.H33:.H36])" office:value-type="float" office:value="6.855125989201" calcext:value-type="float">
            <text:p>6.855125989201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5812289746571" calcext:value-type="float">
            <text:p>11.5812289746571</text:p>
          </table:table-cell>
          <table:table-cell table:style-name="ce3" table:formula="of:=AVERAGE([$'Decile ratio'.P33:.P36])" office:value-type="float" office:value="8.44846552997258" calcext:value-type="float">
            <text:p>8.44846552997258</text:p>
          </table:table-cell>
          <table:table-cell table:style-name="ce3" table:formula="of:=AVERAGE([$'Decile ratio'.Q33:.Q36])" office:value-type="float" office:value="9.10472786224685" calcext:value-type="float">
            <text:p>9.10472786224685</text:p>
          </table:table-cell>
          <table:table-cell table:style-name="ce3" table:formula="of:=AVERAGE([$'Decile ratio'.N33:.N36])" office:value-type="float" office:value="6.83714475614422" calcext:value-type="float">
            <text:p>6.83714475614422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7242353313214" calcext:value-type="float">
            <text:p>11.7242353313214</text:p>
          </table:table-cell>
          <table:table-cell table:formula="of:=AVERAGE([$'Decile ratio'.D37:.D40])" office:value-type="float" office:value="8.34662550315118" calcext:value-type="float">
            <text:p>8.34662550315118</text:p>
          </table:table-cell>
          <table:table-cell table:formula="of:=AVERAGE([$'Decile ratio'.E37:.E40])" office:value-type="float" office:value="9.10379070042404" calcext:value-type="float">
            <text:p>9.10379070042404</text:p>
          </table:table-cell>
          <table:table-cell table:formula="of:=AVERAGE([$'Decile ratio'.B37:.B40])" office:value-type="float" office:value="6.6426688306232" calcext:value-type="float">
            <text:p>6.6426688306232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1.7064442313687" calcext:value-type="float">
            <text:p>11.7064442313687</text:p>
          </table:table-cell>
          <table:table-cell table:style-name="ce3" table:formula="of:=AVERAGE([$'Decile ratio'.J37:.J40])" office:value-type="float" office:value="8.57916232416032" calcext:value-type="float">
            <text:p>8.57916232416032</text:p>
          </table:table-cell>
          <table:table-cell table:style-name="ce3" table:formula="of:=AVERAGE([$'Decile ratio'.K37:.K40])" office:value-type="float" office:value="9.24760117883414" calcext:value-type="float">
            <text:p>9.24760117883414</text:p>
          </table:table-cell>
          <table:table-cell table:style-name="ce3" table:formula="of:=AVERAGE([$'Decile ratio'.H37:.H40])" office:value-type="float" office:value="6.81586784609433" calcext:value-type="float">
            <text:p>6.81586784609433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2.0621341727845" calcext:value-type="float">
            <text:p>12.0621341727845</text:p>
          </table:table-cell>
          <table:table-cell table:style-name="ce3" table:formula="of:=AVERAGE([$'Decile ratio'.P37:.P40])" office:value-type="float" office:value="8.56437629054468" calcext:value-type="float">
            <text:p>8.56437629054468</text:p>
          </table:table-cell>
          <table:table-cell table:style-name="ce3" table:formula="of:=AVERAGE([$'Decile ratio'.Q37:.Q40])" office:value-type="float" office:value="9.28439949777352" calcext:value-type="float">
            <text:p>9.28439949777352</text:p>
          </table:table-cell>
          <table:table-cell table:style-name="ce3" table:formula="of:=AVERAGE([$'Decile ratio'.N37:.N40])" office:value-type="float" office:value="6.78426494180147" calcext:value-type="float">
            <text:p>6.78426494180147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1.3192594603711" calcext:value-type="float">
            <text:p>11.3192594603711</text:p>
          </table:table-cell>
          <table:table-cell table:formula="of:=AVERAGE([$'Decile ratio'.D41:.D44])" office:value-type="float" office:value="8.16510516885179" calcext:value-type="float">
            <text:p>8.16510516885179</text:p>
          </table:table-cell>
          <table:table-cell table:formula="of:=AVERAGE([$'Decile ratio'.E41:.E44])" office:value-type="float" office:value="8.87941597847585" calcext:value-type="float">
            <text:p>8.87941597847585</text:p>
          </table:table-cell>
          <table:table-cell table:formula="of:=AVERAGE([$'Decile ratio'.B41:.B44])" office:value-type="float" office:value="6.52429238565894" calcext:value-type="float">
            <text:p>6.52429238565894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1.5146949544863" calcext:value-type="float">
            <text:p>11.5146949544863</text:p>
          </table:table-cell>
          <table:table-cell table:style-name="ce3" table:formula="of:=AVERAGE([$'Decile ratio'.J41:.J44])" office:value-type="float" office:value="8.52350149041311" calcext:value-type="float">
            <text:p>8.52350149041311</text:p>
          </table:table-cell>
          <table:table-cell table:style-name="ce3" table:formula="of:=AVERAGE([$'Decile ratio'.K41:.K44])" office:value-type="float" office:value="8.97734449220455" calcext:value-type="float">
            <text:p>8.97734449220455</text:p>
          </table:table-cell>
          <table:table-cell table:style-name="ce3" table:formula="of:=AVERAGE([$'Decile ratio'.H41:.H44])" office:value-type="float" office:value="6.95761602322016" calcext:value-type="float">
            <text:p>6.95761602322016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1.2528023112378" calcext:value-type="float">
            <text:p>11.2528023112378</text:p>
          </table:table-cell>
          <table:table-cell table:style-name="ce3" table:formula="of:=AVERAGE([$'Decile ratio'.P41:.P44])" office:value-type="float" office:value="8.58364962327899" calcext:value-type="float">
            <text:p>8.58364962327899</text:p>
          </table:table-cell>
          <table:table-cell table:style-name="ce3" table:formula="of:=AVERAGE([$'Decile ratio'.Q41:.Q44])" office:value-type="float" office:value="9.00741168593592" calcext:value-type="float">
            <text:p>9.00741168593592</text:p>
          </table:table-cell>
          <table:table-cell table:style-name="ce3" table:formula="of:=AVERAGE([$'Decile ratio'.N41:.N44])" office:value-type="float" office:value="6.84904391781885" calcext:value-type="float">
            <text:p>6.84904391781885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1.1159433046624" calcext:value-type="float">
            <text:p>11.1159433046624</text:p>
          </table:table-cell>
          <table:table-cell table:formula="of:=AVERAGE([$'Decile ratio'.D45:.D48])" office:value-type="float" office:value="8.31026684932946" calcext:value-type="float">
            <text:p>8.31026684932946</text:p>
          </table:table-cell>
          <table:table-cell table:formula="of:=AVERAGE([$'Decile ratio'.E45:.E48])" office:value-type="float" office:value="8.50182341437034" calcext:value-type="float">
            <text:p>8.50182341437034</text:p>
          </table:table-cell>
          <table:table-cell table:formula="of:=AVERAGE([$'Decile ratio'.B45:.B48])" office:value-type="float" office:value="6.59702901153286" calcext:value-type="float">
            <text:p>6.59702901153286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8856604664028" calcext:value-type="float">
            <text:p>11.8856604664028</text:p>
          </table:table-cell>
          <table:table-cell table:style-name="ce3" table:formula="of:=AVERAGE([$'Decile ratio'.J45:.J48])" office:value-type="float" office:value="8.45405789190372" calcext:value-type="float">
            <text:p>8.45405789190372</text:p>
          </table:table-cell>
          <table:table-cell table:style-name="ce3" table:formula="of:=AVERAGE([$'Decile ratio'.K45:.K48])" office:value-type="float" office:value="9.26952309797313" calcext:value-type="float">
            <text:p>9.26952309797313</text:p>
          </table:table-cell>
          <table:table-cell table:style-name="ce3" table:formula="of:=AVERAGE([$'Decile ratio'.H45:.H48])" office:value-type="float" office:value="6.84484136422033" calcext:value-type="float">
            <text:p>6.84484136422033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1.4308534660373" calcext:value-type="float">
            <text:p>11.4308534660373</text:p>
          </table:table-cell>
          <table:table-cell table:style-name="ce3" table:formula="of:=AVERAGE([$'Decile ratio'.P45:.P48])" office:value-type="float" office:value="8.54343516799871" calcext:value-type="float">
            <text:p>8.54343516799871</text:p>
          </table:table-cell>
          <table:table-cell table:style-name="ce3" table:formula="of:=AVERAGE([$'Decile ratio'.Q45:.Q48])" office:value-type="float" office:value="9.17730905166298" calcext:value-type="float">
            <text:p>9.17730905166298</text:p>
          </table:table-cell>
          <table:table-cell table:style-name="ce3" table:formula="of:=AVERAGE([$'Decile ratio'.N45:.N48])" office:value-type="float" office:value="6.78107048156379" calcext:value-type="float">
            <text:p>6.78107048156379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0.7893625492741" calcext:value-type="float">
            <text:p>10.7893625492741</text:p>
          </table:table-cell>
          <table:table-cell table:formula="of:=AVERAGE([$'Decile ratio'.D49:.D52])" office:value-type="float" office:value="8.01923695745818" calcext:value-type="float">
            <text:p>8.01923695745818</text:p>
          </table:table-cell>
          <table:table-cell table:formula="of:=AVERAGE([$'Decile ratio'.E49:.E52])" office:value-type="float" office:value="8.4492533867684" calcext:value-type="float">
            <text:p>8.4492533867684</text:p>
          </table:table-cell>
          <table:table-cell table:formula="of:=AVERAGE([$'Decile ratio'.B49:.B52])" office:value-type="float" office:value="6.4418963538642" calcext:value-type="float">
            <text:p>6.4418963538642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1.8313852284826" calcext:value-type="float">
            <text:p>11.8313852284826</text:p>
          </table:table-cell>
          <table:table-cell table:style-name="ce3" table:formula="of:=AVERAGE([$'Decile ratio'.J49:.J52])" office:value-type="float" office:value="8.64806060149729" calcext:value-type="float">
            <text:p>8.64806060149729</text:p>
          </table:table-cell>
          <table:table-cell table:style-name="ce3" table:formula="of:=AVERAGE([$'Decile ratio'.K49:.K52])" office:value-type="float" office:value="9.4044995571626" calcext:value-type="float">
            <text:p>9.4044995571626</text:p>
          </table:table-cell>
          <table:table-cell table:style-name="ce3" table:formula="of:=AVERAGE([$'Decile ratio'.H49:.H52])" office:value-type="float" office:value="7.0300755606431" calcext:value-type="float">
            <text:p>7.0300755606431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1.631818715717" calcext:value-type="float">
            <text:p>11.631818715717</text:p>
          </table:table-cell>
          <table:table-cell table:style-name="ce3" table:formula="of:=AVERAGE([$'Decile ratio'.P49:.P52])" office:value-type="float" office:value="8.72737071832744" calcext:value-type="float">
            <text:p>8.72737071832744</text:p>
          </table:table-cell>
          <table:table-cell table:style-name="ce3" table:formula="of:=AVERAGE([$'Decile ratio'.Q49:.Q52])" office:value-type="float" office:value="9.22699013204211" calcext:value-type="float">
            <text:p>9.22699013204211</text:p>
          </table:table-cell>
          <table:table-cell table:style-name="ce3" table:formula="of:=AVERAGE([$'Decile ratio'.N49:.N52])" office:value-type="float" office:value="6.83903198379103" calcext:value-type="float">
            <text:p>6.83903198379103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1.2126099758872" calcext:value-type="float">
            <text:p>11.2126099758872</text:p>
          </table:table-cell>
          <table:table-cell table:formula="of:=AVERAGE([$'Decile ratio'.D53:.D56])" office:value-type="float" office:value="7.83157863512053" calcext:value-type="float">
            <text:p>7.83157863512053</text:p>
          </table:table-cell>
          <table:table-cell table:formula="of:=AVERAGE([$'Decile ratio'.E53:.E56])" office:value-type="float" office:value="8.89469550673949" calcext:value-type="float">
            <text:p>8.89469550673949</text:p>
          </table:table-cell>
          <table:table-cell table:formula="of:=AVERAGE([$'Decile ratio'.B53:.B56])" office:value-type="float" office:value="6.50411037093319" calcext:value-type="float">
            <text:p>6.50411037093319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1.1008644775904" calcext:value-type="float">
            <text:p>11.1008644775904</text:p>
          </table:table-cell>
          <table:table-cell table:style-name="ce3" table:formula="of:=AVERAGE([$'Decile ratio'.J53:.J56])" office:value-type="float" office:value="8.13994627040479" calcext:value-type="float">
            <text:p>8.13994627040479</text:p>
          </table:table-cell>
          <table:table-cell table:style-name="ce3" table:formula="of:=AVERAGE([$'Decile ratio'.K53:.K56])" office:value-type="float" office:value="9.23159586884704" calcext:value-type="float">
            <text:p>9.23159586884704</text:p>
          </table:table-cell>
          <table:table-cell table:style-name="ce3" table:formula="of:=AVERAGE([$'Decile ratio'.H53:.H56])" office:value-type="float" office:value="6.77796513921945" calcext:value-type="float">
            <text:p>6.77796513921945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1.3102232944165" calcext:value-type="float">
            <text:p>11.3102232944165</text:p>
          </table:table-cell>
          <table:table-cell table:style-name="ce3" table:formula="of:=AVERAGE([$'Decile ratio'.P53:.P56])" office:value-type="float" office:value="8.53012636254481" calcext:value-type="float">
            <text:p>8.53012636254481</text:p>
          </table:table-cell>
          <table:table-cell table:style-name="ce3" table:formula="of:=AVERAGE([$'Decile ratio'.Q53:.Q56])" office:value-type="float" office:value="8.86991804959437" calcext:value-type="float">
            <text:p>8.86991804959437</text:p>
          </table:table-cell>
          <table:table-cell table:style-name="ce3" table:formula="of:=AVERAGE([$'Decile ratio'.N53:.N56])" office:value-type="float" office:value="7.1191519175067" calcext:value-type="float">
            <text:p>7.1191519175067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7329989618307" calcext:value-type="float">
            <text:p>10.7329989618307</text:p>
          </table:table-cell>
          <table:table-cell table:formula="of:=AVERAGE([$'Decile ratio'.D57:.D60])" office:value-type="float" office:value="7.78008675536521" calcext:value-type="float">
            <text:p>7.78008675536521</text:p>
          </table:table-cell>
          <table:table-cell table:formula="of:=AVERAGE([$'Decile ratio'.E57:.E60])" office:value-type="float" office:value="8.79255128553426" calcext:value-type="float">
            <text:p>8.79255128553426</text:p>
          </table:table-cell>
          <table:table-cell table:formula="of:=AVERAGE([$'Decile ratio'.B57:.B60])" office:value-type="float" office:value="6.35526686101941" calcext:value-type="float">
            <text:p>6.35526686101941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0.8722565989938" calcext:value-type="float">
            <text:p>10.8722565989938</text:p>
          </table:table-cell>
          <table:table-cell table:style-name="ce3" table:formula="of:=AVERAGE([$'Decile ratio'.J57:.J60])" office:value-type="float" office:value="7.87857526770584" calcext:value-type="float">
            <text:p>7.87857526770584</text:p>
          </table:table-cell>
          <table:table-cell table:style-name="ce3" table:formula="of:=AVERAGE([$'Decile ratio'.K57:.K60])" office:value-type="float" office:value="8.83674819653995" calcext:value-type="float">
            <text:p>8.83674819653995</text:p>
          </table:table-cell>
          <table:table-cell table:style-name="ce3" table:formula="of:=AVERAGE([$'Decile ratio'.H57:.H60])" office:value-type="float" office:value="6.61232989475252" calcext:value-type="float">
            <text:p>6.61232989475252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0.9661566246513" calcext:value-type="float">
            <text:p>10.9661566246513</text:p>
          </table:table-cell>
          <table:table-cell table:style-name="ce3" table:formula="of:=AVERAGE([$'Decile ratio'.P57:.P60])" office:value-type="float" office:value="8.33719640850485" calcext:value-type="float">
            <text:p>8.33719640850485</text:p>
          </table:table-cell>
          <table:table-cell table:style-name="ce3" table:formula="of:=AVERAGE([$'Decile ratio'.Q57:.Q60])" office:value-type="float" office:value="8.86195514964202" calcext:value-type="float">
            <text:p>8.86195514964202</text:p>
          </table:table-cell>
          <table:table-cell table:style-name="ce3" table:formula="of:=AVERAGE([$'Decile ratio'.N57:.N60])" office:value-type="float" office:value="6.80996319501275" calcext:value-type="float">
            <text:p>6.80996319501275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1885722667819" calcext:value-type="float">
            <text:p>10.1885722667819</text:p>
          </table:table-cell>
          <table:table-cell table:formula="of:=AVERAGE([$'Decile ratio'.D61:.D64])" office:value-type="float" office:value="7.45299337933884" calcext:value-type="float">
            <text:p>7.45299337933884</text:p>
          </table:table-cell>
          <table:table-cell table:formula="of:=AVERAGE([$'Decile ratio'.E61:.E64])" office:value-type="float" office:value="8.47967077558111" calcext:value-type="float">
            <text:p>8.47967077558111</text:p>
          </table:table-cell>
          <table:table-cell table:formula="of:=AVERAGE([$'Decile ratio'.B61:.B64])" office:value-type="float" office:value="6.40695749815227" calcext:value-type="float">
            <text:p>6.40695749815227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0.4271903133118" calcext:value-type="float">
            <text:p>10.4271903133118</text:p>
          </table:table-cell>
          <table:table-cell table:style-name="ce3" table:formula="of:=AVERAGE([$'Decile ratio'.J61:.J64])" office:value-type="float" office:value="7.62111481786709" calcext:value-type="float">
            <text:p>7.62111481786709</text:p>
          </table:table-cell>
          <table:table-cell table:style-name="ce3" table:formula="of:=AVERAGE([$'Decile ratio'.K61:.K64])" office:value-type="float" office:value="9.22839535347859" calcext:value-type="float">
            <text:p>9.22839535347859</text:p>
          </table:table-cell>
          <table:table-cell table:style-name="ce3" table:formula="of:=AVERAGE([$'Decile ratio'.H61:.H64])" office:value-type="float" office:value="6.77728079752615" calcext:value-type="float">
            <text:p>6.77728079752615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11.1489101858179" calcext:value-type="float">
            <text:p>11.1489101858179</text:p>
          </table:table-cell>
          <table:table-cell table:style-name="ce3" table:formula="of:=AVERAGE([$'Decile ratio'.P61:.P64])" office:value-type="float" office:value="8.01420175764557" calcext:value-type="float">
            <text:p>8.01420175764557</text:p>
          </table:table-cell>
          <table:table-cell table:style-name="ce3" table:formula="of:=AVERAGE([$'Decile ratio'.Q61:.Q64])" office:value-type="float" office:value="9.19880048750771" calcext:value-type="float">
            <text:p>9.19880048750771</text:p>
          </table:table-cell>
          <table:table-cell table:style-name="ce3" table:formula="of:=AVERAGE([$'Decile ratio'.N61:.N64])" office:value-type="float" office:value="6.77315616394135" calcext:value-type="float">
            <text:p>6.77315616394135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6908227097391" calcext:value-type="float">
            <text:p>10.6908227097391</text:p>
          </table:table-cell>
          <table:table-cell table:formula="of:=AVERAGE([$'Decile ratio'.D65:.D68])" office:value-type="float" office:value="7.52390688435353" calcext:value-type="float">
            <text:p>7.52390688435353</text:p>
          </table:table-cell>
          <table:table-cell table:formula="of:=AVERAGE([$'Decile ratio'.E65:.E68])" office:value-type="float" office:value="9.09267643554737" calcext:value-type="float">
            <text:p>9.09267643554737</text:p>
          </table:table-cell>
          <table:table-cell table:formula="of:=AVERAGE([$'Decile ratio'.B65:.B68])" office:value-type="float" office:value="6.55410469635539" calcext:value-type="float">
            <text:p>6.55410469635539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0.280474939519" calcext:value-type="float">
            <text:p>10.280474939519</text:p>
          </table:table-cell>
          <table:table-cell table:style-name="ce3" table:formula="of:=AVERAGE([$'Decile ratio'.J65:.J68])" office:value-type="float" office:value="7.28171851150581" calcext:value-type="float">
            <text:p>7.28171851150581</text:p>
          </table:table-cell>
          <table:table-cell table:style-name="ce3" table:formula="of:=AVERAGE([$'Decile ratio'.K65:.K68])" office:value-type="float" office:value="9.08879312534872" calcext:value-type="float">
            <text:p>9.08879312534872</text:p>
          </table:table-cell>
          <table:table-cell table:style-name="ce3" table:formula="of:=AVERAGE([$'Decile ratio'.H65:.H68])" office:value-type="float" office:value="6.62577556536209" calcext:value-type="float">
            <text:p>6.62577556536209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0.0216138879538" calcext:value-type="float">
            <text:p>10.0216138879538</text:p>
          </table:table-cell>
          <table:table-cell table:style-name="ce3" table:formula="of:=AVERAGE([$'Decile ratio'.P65:.P68])" office:value-type="float" office:value="7.54327381096212" calcext:value-type="float">
            <text:p>7.54327381096212</text:p>
          </table:table-cell>
          <table:table-cell table:style-name="ce3" table:formula="of:=AVERAGE([$'Decile ratio'.Q65:.Q68])" office:value-type="float" office:value="8.332346895421" calcext:value-type="float">
            <text:p>8.332346895421</text:p>
          </table:table-cell>
          <table:table-cell table:style-name="ce3" table:formula="of:=AVERAGE([$'Decile ratio'.N65:.N68])" office:value-type="float" office:value="6.66676554615088" calcext:value-type="float">
            <text:p>6.66676554615088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9.99820092509851" calcext:value-type="float">
            <text:p>9.99820092509851</text:p>
          </table:table-cell>
          <table:table-cell table:formula="of:=AVERAGE([$'Decile ratio'.D69:.D72])" office:value-type="float" office:value="7.23282239466738" calcext:value-type="float">
            <text:p>7.23282239466738</text:p>
          </table:table-cell>
          <table:table-cell table:formula="of:=AVERAGE([$'Decile ratio'.E69:.E72])" office:value-type="float" office:value="9.20980733100712" calcext:value-type="float">
            <text:p>9.20980733100712</text:p>
          </table:table-cell>
          <table:table-cell table:formula="of:=AVERAGE([$'Decile ratio'.B69:.B72])" office:value-type="float" office:value="6.59606528912931" calcext:value-type="float">
            <text:p>6.59606528912931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0.576888417704" calcext:value-type="float">
            <text:p>10.576888417704</text:p>
          </table:table-cell>
          <table:table-cell table:style-name="ce3" table:formula="of:=AVERAGE([$'Decile ratio'.J69:.J72])" office:value-type="float" office:value="7.31485933774194" calcext:value-type="float">
            <text:p>7.31485933774194</text:p>
          </table:table-cell>
          <table:table-cell table:style-name="ce3" table:formula="of:=AVERAGE([$'Decile ratio'.K69:.K72])" office:value-type="float" office:value="9.70609043467064" calcext:value-type="float">
            <text:p>9.70609043467064</text:p>
          </table:table-cell>
          <table:table-cell table:style-name="ce3" table:formula="of:=AVERAGE([$'Decile ratio'.H69:.H72])" office:value-type="float" office:value="6.79268123691326" calcext:value-type="float">
            <text:p>6.79268123691326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9.96624569228332" calcext:value-type="float">
            <text:p>9.96624569228332</text:p>
          </table:table-cell>
          <table:table-cell table:style-name="ce3" table:formula="of:=AVERAGE([$'Decile ratio'.P69:.P72])" office:value-type="float" office:value="7.37138975764455" calcext:value-type="float">
            <text:p>7.37138975764455</text:p>
          </table:table-cell>
          <table:table-cell table:style-name="ce3" table:formula="of:=AVERAGE([$'Decile ratio'.Q69:.Q72])" office:value-type="float" office:value="8.67827825755796" calcext:value-type="float">
            <text:p>8.67827825755796</text:p>
          </table:table-cell>
          <table:table-cell table:style-name="ce3" table:formula="of:=AVERAGE([$'Decile ratio'.N69:.N72])" office:value-type="float" office:value="6.66379317141053" calcext:value-type="float">
            <text:p>6.66379317141053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9.99113186315426" calcext:value-type="float">
            <text:p>9.99113186315426</text:p>
          </table:table-cell>
          <table:table-cell table:formula="of:=AVERAGE([$'Decile ratio'.D73:.D76])" office:value-type="float" office:value="7.39319432281852" calcext:value-type="float">
            <text:p>7.39319432281852</text:p>
          </table:table-cell>
          <table:table-cell table:formula="of:=AVERAGE([$'Decile ratio'.E73:.E76])" office:value-type="float" office:value="9.40377093313639" calcext:value-type="float">
            <text:p>9.40377093313639</text:p>
          </table:table-cell>
          <table:table-cell table:formula="of:=AVERAGE([$'Decile ratio'.B73:.B76])" office:value-type="float" office:value="6.75418421127926" calcext:value-type="float">
            <text:p>6.75418421127926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9.66304483822597" calcext:value-type="float">
            <text:p>9.66304483822597</text:p>
          </table:table-cell>
          <table:table-cell table:style-name="ce3" table:formula="of:=AVERAGE([$'Decile ratio'.J73:.J76])" office:value-type="float" office:value="7.47680525623971" calcext:value-type="float">
            <text:p>7.47680525623971</text:p>
          </table:table-cell>
          <table:table-cell table:style-name="ce3" table:formula="of:=AVERAGE([$'Decile ratio'.K73:.K76])" office:value-type="float" office:value="9.67544909659901" calcext:value-type="float">
            <text:p>9.67544909659901</text:p>
          </table:table-cell>
          <table:table-cell table:style-name="ce3" table:formula="of:=AVERAGE([$'Decile ratio'.H73:.H76])" office:value-type="float" office:value="6.95435685569673" calcext:value-type="float">
            <text:p>6.95435685569673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4270182650713" calcext:value-type="float">
            <text:p>10.4270182650713</text:p>
          </table:table-cell>
          <table:table-cell table:style-name="ce3" table:formula="of:=AVERAGE([$'Decile ratio'.P73:.P76])" office:value-type="float" office:value="7.86217488293616" calcext:value-type="float">
            <text:p>7.86217488293616</text:p>
          </table:table-cell>
          <table:table-cell table:style-name="ce3" table:formula="of:=AVERAGE([$'Decile ratio'.Q73:.Q76])" office:value-type="float" office:value="9.48758289840954" calcext:value-type="float">
            <text:p>9.48758289840954</text:p>
          </table:table-cell>
          <table:table-cell table:style-name="ce3" table:formula="of:=AVERAGE([$'Decile ratio'.N73:.N76])" office:value-type="float" office:value="7.14768898524066" calcext:value-type="float">
            <text:p>7.14768898524066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9.82524999411291" calcext:value-type="float">
            <text:p>9.82524999411291</text:p>
          </table:table-cell>
          <table:table-cell table:formula="of:=AVERAGE([$'Decile ratio'.D77:.D80])" office:value-type="float" office:value="7.14188057918081" calcext:value-type="float">
            <text:p>7.14188057918081</text:p>
          </table:table-cell>
          <table:table-cell table:formula="of:=AVERAGE([$'Decile ratio'.E77:.E80])" office:value-type="float" office:value="9.02974080056561" calcext:value-type="float">
            <text:p>9.02974080056561</text:p>
          </table:table-cell>
          <table:table-cell table:formula="of:=AVERAGE([$'Decile ratio'.B77:.B80])" office:value-type="float" office:value="6.60738184657985" calcext:value-type="float">
            <text:p>6.60738184657985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10.0638355809221" calcext:value-type="float">
            <text:p>10.0638355809221</text:p>
          </table:table-cell>
          <table:table-cell table:style-name="ce3" table:formula="of:=AVERAGE([$'Decile ratio'.J77:.J80])" office:value-type="float" office:value="7.4805678375691" calcext:value-type="float">
            <text:p>7.4805678375691</text:p>
          </table:table-cell>
          <table:table-cell table:style-name="ce3" table:formula="of:=AVERAGE([$'Decile ratio'.K77:.K80])" office:value-type="float" office:value="9.86879960548681" calcext:value-type="float">
            <text:p>9.86879960548681</text:p>
          </table:table-cell>
          <table:table-cell table:style-name="ce3" table:formula="of:=AVERAGE([$'Decile ratio'.H77:.H80])" office:value-type="float" office:value="7.1213315791633" calcext:value-type="float">
            <text:p>7.1213315791633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10.096023641771" calcext:value-type="float">
            <text:p>10.096023641771</text:p>
          </table:table-cell>
          <table:table-cell table:style-name="ce3" table:formula="of:=AVERAGE([$'Decile ratio'.P77:.P80])" office:value-type="float" office:value="7.43862425897563" calcext:value-type="float">
            <text:p>7.43862425897563</text:p>
          </table:table-cell>
          <table:table-cell table:style-name="ce3" table:formula="of:=AVERAGE([$'Decile ratio'.Q77:.Q80])" office:value-type="float" office:value="9.26529359177519" calcext:value-type="float">
            <text:p>9.26529359177519</text:p>
          </table:table-cell>
          <table:table-cell table:style-name="ce3" table:formula="of:=AVERAGE([$'Decile ratio'.N77:.N80])" office:value-type="float" office:value="6.88652908218976" calcext:value-type="float">
            <text:p>6.88652908218976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32204153203052" calcext:value-type="float">
            <text:p>9.32204153203052</text:p>
          </table:table-cell>
          <table:table-cell table:formula="of:=AVERAGE([$'Decile ratio'.D81:.D84])" office:value-type="float" office:value="7.0669957435724" calcext:value-type="float">
            <text:p>7.0669957435724</text:p>
          </table:table-cell>
          <table:table-cell table:formula="of:=AVERAGE([$'Decile ratio'.E81:.E84])" office:value-type="float" office:value="8.60385310587987" calcext:value-type="float">
            <text:p>8.60385310587987</text:p>
          </table:table-cell>
          <table:table-cell table:formula="of:=AVERAGE([$'Decile ratio'.B81:.B84])" office:value-type="float" office:value="6.40404966247033" calcext:value-type="float">
            <text:p>6.40404966247033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10.0603653444342" calcext:value-type="float">
            <text:p>10.0603653444342</text:p>
          </table:table-cell>
          <table:table-cell table:style-name="ce3" table:formula="of:=AVERAGE([$'Decile ratio'.J81:.J84])" office:value-type="float" office:value="7.27814634638284" calcext:value-type="float">
            <text:p>7.27814634638284</text:p>
          </table:table-cell>
          <table:table-cell table:style-name="ce3" table:formula="of:=AVERAGE([$'Decile ratio'.K81:.K84])" office:value-type="float" office:value="9.78917903738026" calcext:value-type="float">
            <text:p>9.78917903738026</text:p>
          </table:table-cell>
          <table:table-cell table:style-name="ce3" table:formula="of:=AVERAGE([$'Decile ratio'.H81:.H84])" office:value-type="float" office:value="6.98944268287496" calcext:value-type="float">
            <text:p>6.98944268287496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10.2112172836093" calcext:value-type="float">
            <text:p>10.2112172836093</text:p>
          </table:table-cell>
          <table:table-cell table:style-name="ce3" table:formula="of:=AVERAGE([$'Decile ratio'.P81:.P84])" office:value-type="float" office:value="7.40608066951477" calcext:value-type="float">
            <text:p>7.40608066951477</text:p>
          </table:table-cell>
          <table:table-cell table:style-name="ce3" table:formula="of:=AVERAGE([$'Decile ratio'.Q81:.Q84])" office:value-type="float" office:value="9.65700164902882" calcext:value-type="float">
            <text:p>9.65700164902882</text:p>
          </table:table-cell>
          <table:table-cell table:style-name="ce3" table:formula="of:=AVERAGE([$'Decile ratio'.N81:.N84])" office:value-type="float" office:value="7.05639938064998" calcext:value-type="float">
            <text:p>7.05639938064998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9.37284679318437" calcext:value-type="float">
            <text:p>9.37284679318437</text:p>
          </table:table-cell>
          <table:table-cell table:formula="of:=AVERAGE([$'Decile ratio'.D85:.D88])" office:value-type="float" office:value="6.85272084167086" calcext:value-type="float">
            <text:p>6.85272084167086</text:p>
          </table:table-cell>
          <table:table-cell table:formula="of:=AVERAGE([$'Decile ratio'.E85:.E88])" office:value-type="float" office:value="8.65893374539437" calcext:value-type="float">
            <text:p>8.65893374539437</text:p>
          </table:table-cell>
          <table:table-cell table:formula="of:=AVERAGE([$'Decile ratio'.B85:.B88])" office:value-type="float" office:value="6.35187340653663" calcext:value-type="float">
            <text:p>6.35187340653663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9.6456339542423" calcext:value-type="float">
            <text:p>9.6456339542423</text:p>
          </table:table-cell>
          <table:table-cell table:style-name="ce3" table:formula="of:=AVERAGE([$'Decile ratio'.J85:.J88])" office:value-type="float" office:value="7.14001203948209" calcext:value-type="float">
            <text:p>7.14001203948209</text:p>
          </table:table-cell>
          <table:table-cell table:style-name="ce3" table:formula="of:=AVERAGE([$'Decile ratio'.K85:.K88])" office:value-type="float" office:value="9.57069531221688" calcext:value-type="float">
            <text:p>9.57069531221688</text:p>
          </table:table-cell>
          <table:table-cell table:style-name="ce3" table:formula="of:=AVERAGE([$'Decile ratio'.H85:.H88])" office:value-type="float" office:value="6.85311663775167" calcext:value-type="float">
            <text:p>6.85311663775167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9.64476158490221" calcext:value-type="float">
            <text:p>9.64476158490221</text:p>
          </table:table-cell>
          <table:table-cell table:style-name="ce3" table:formula="of:=AVERAGE([$'Decile ratio'.P85:.P88])" office:value-type="float" office:value="7.1781709559504" calcext:value-type="float">
            <text:p>7.1781709559504</text:p>
          </table:table-cell>
          <table:table-cell table:style-name="ce3" table:formula="of:=AVERAGE([$'Decile ratio'.Q85:.Q88])" office:value-type="float" office:value="8.99218191738069" calcext:value-type="float">
            <text:p>8.99218191738069</text:p>
          </table:table-cell>
          <table:table-cell table:style-name="ce3" table:formula="of:=AVERAGE([$'Decile ratio'.N85:.N88])" office:value-type="float" office:value="6.91983993093892" calcext:value-type="float">
            <text:p>6.91983993093892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8.94783598890515" calcext:value-type="float">
            <text:p>8.94783598890515</text:p>
          </table:table-cell>
          <table:table-cell table:formula="of:=AVERAGE([$'Decile ratio'.D89:.D92])" office:value-type="float" office:value="6.66229134908254" calcext:value-type="float">
            <text:p>6.66229134908254</text:p>
          </table:table-cell>
          <table:table-cell table:formula="of:=AVERAGE([$'Decile ratio'.E89:.E92])" office:value-type="float" office:value="8.68897313104903" calcext:value-type="float">
            <text:p>8.68897313104903</text:p>
          </table:table-cell>
          <table:table-cell table:formula="of:=AVERAGE([$'Decile ratio'.B89:.B92])" office:value-type="float" office:value="6.37301980183351" calcext:value-type="float">
            <text:p>6.37301980183351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9.42663786574126" calcext:value-type="float">
            <text:p>9.42663786574126</text:p>
          </table:table-cell>
          <table:table-cell table:style-name="ce3" table:formula="of:=AVERAGE([$'Decile ratio'.J89:.J92])" office:value-type="float" office:value="7.05040283635316" calcext:value-type="float">
            <text:p>7.05040283635316</text:p>
          </table:table-cell>
          <table:table-cell table:style-name="ce3" table:formula="of:=AVERAGE([$'Decile ratio'.K89:.K92])" office:value-type="float" office:value="9.39509452679679" calcext:value-type="float">
            <text:p>9.39509452679679</text:p>
          </table:table-cell>
          <table:table-cell table:style-name="ce3" table:formula="of:=AVERAGE([$'Decile ratio'.H89:.H92])" office:value-type="float" office:value="6.8501697197108" calcext:value-type="float">
            <text:p>6.8501697197108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10.2732434238066" calcext:value-type="float">
            <text:p>10.2732434238066</text:p>
          </table:table-cell>
          <table:table-cell table:style-name="ce3" table:formula="of:=AVERAGE([$'Decile ratio'.P89:.P92])" office:value-type="float" office:value="7.4260193914288" calcext:value-type="float">
            <text:p>7.4260193914288</text:p>
          </table:table-cell>
          <table:table-cell table:style-name="ce3" table:formula="of:=AVERAGE([$'Decile ratio'.Q89:.Q92])" office:value-type="float" office:value="9.75936444801314" calcext:value-type="float">
            <text:p>9.75936444801314</text:p>
          </table:table-cell>
          <table:table-cell table:style-name="ce3" table:formula="of:=AVERAGE([$'Decile ratio'.N89:.N92])" office:value-type="float" office:value="7.23744721546366" calcext:value-type="float">
            <text:p>7.23744721546366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8.82329145598012" calcext:value-type="float">
            <text:p>8.82329145598012</text:p>
          </table:table-cell>
          <table:table-cell table:formula="of:=AVERAGE([$'Decile ratio'.D93:.D96])" office:value-type="float" office:value="6.75586861311415" calcext:value-type="float">
            <text:p>6.75586861311415</text:p>
          </table:table-cell>
          <table:table-cell table:formula="of:=AVERAGE([$'Decile ratio'.E93:.E96])" office:value-type="float" office:value="8.46829504703224" calcext:value-type="float">
            <text:p>8.46829504703224</text:p>
          </table:table-cell>
          <table:table-cell table:formula="of:=AVERAGE([$'Decile ratio'.B93:.B96])" office:value-type="float" office:value="6.44751886566717" calcext:value-type="float">
            <text:p>6.44751886566717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8.7622691589482" calcext:value-type="float">
            <text:p>8.7622691589482</text:p>
          </table:table-cell>
          <table:table-cell table:style-name="ce3" table:formula="of:=AVERAGE([$'Decile ratio'.J93:.J96])" office:value-type="float" office:value="6.7585353702521" calcext:value-type="float">
            <text:p>6.7585353702521</text:p>
          </table:table-cell>
          <table:table-cell table:style-name="ce3" table:formula="of:=AVERAGE([$'Decile ratio'.K93:.K96])" office:value-type="float" office:value="8.56880505826531" calcext:value-type="float">
            <text:p>8.56880505826531</text:p>
          </table:table-cell>
          <table:table-cell table:style-name="ce3" table:formula="of:=AVERAGE([$'Decile ratio'.H93:.H96])" office:value-type="float" office:value="6.53802710358687" calcext:value-type="float">
            <text:p>6.53802710358687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9.68019604814361" calcext:value-type="float">
            <text:p>9.68019604814361</text:p>
          </table:table-cell>
          <table:table-cell table:style-name="ce3" table:formula="of:=AVERAGE([$'Decile ratio'.P93:.P96])" office:value-type="float" office:value="7.20936820292676" calcext:value-type="float">
            <text:p>7.20936820292676</text:p>
          </table:table-cell>
          <table:table-cell table:style-name="ce3" table:formula="of:=AVERAGE([$'Decile ratio'.Q93:.Q96])" office:value-type="float" office:value="9.30774620646187" calcext:value-type="float">
            <text:p>9.30774620646187</text:p>
          </table:table-cell>
          <table:table-cell table:style-name="ce3" table:formula="of:=AVERAGE([$'Decile ratio'.N93:.N96])" office:value-type="float" office:value="7.0203995227965" calcext:value-type="float">
            <text:p>7.0203995227965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9.24661626473713" calcext:value-type="float">
            <text:p>9.24661626473713</text:p>
          </table:table-cell>
          <table:table-cell table:formula="of:=AVERAGE([$'Decile ratio'.D97:.D100])" office:value-type="float" office:value="6.79479512920822" calcext:value-type="float">
            <text:p>6.79479512920822</text:p>
          </table:table-cell>
          <table:table-cell table:formula="of:=AVERAGE([$'Decile ratio'.E97:.E100])" office:value-type="float" office:value="8.85578837191039" calcext:value-type="float">
            <text:p>8.85578837191039</text:p>
          </table:table-cell>
          <table:table-cell table:formula="of:=AVERAGE([$'Decile ratio'.B97:.B100])" office:value-type="float" office:value="6.5131341619474" calcext:value-type="float">
            <text:p>6.5131341619474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8.56938289555062" calcext:value-type="float">
            <text:p>8.56938289555062</text:p>
          </table:table-cell>
          <table:table-cell table:style-name="ce3" table:formula="of:=AVERAGE([$'Decile ratio'.J97:.J100])" office:value-type="float" office:value="6.68680612154643" calcext:value-type="float">
            <text:p>6.68680612154643</text:p>
          </table:table-cell>
          <table:table-cell table:style-name="ce3" table:formula="of:=AVERAGE([$'Decile ratio'.K97:.K100])" office:value-type="float" office:value="8.38360434879283" calcext:value-type="float">
            <text:p>8.38360434879283</text:p>
          </table:table-cell>
          <table:table-cell table:style-name="ce3" table:formula="of:=AVERAGE([$'Decile ratio'.H97:.H100])" office:value-type="float" office:value="6.53231300870963" calcext:value-type="float">
            <text:p>6.53231300870963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9.30219089866577" calcext:value-type="float">
            <text:p>9.30219089866577</text:p>
          </table:table-cell>
          <table:table-cell table:style-name="ce3" table:formula="of:=AVERAGE([$'Decile ratio'.P97:.P100])" office:value-type="float" office:value="6.97320064928216" calcext:value-type="float">
            <text:p>6.97320064928216</text:p>
          </table:table-cell>
          <table:table-cell table:style-name="ce3" table:formula="of:=AVERAGE([$'Decile ratio'.Q97:.Q100])" office:value-type="float" office:value="9.04030661315905" calcext:value-type="float">
            <text:p>9.04030661315905</text:p>
          </table:table-cell>
          <table:table-cell table:style-name="ce3" table:formula="of:=AVERAGE([$'Decile ratio'.N97:.N100])" office:value-type="float" office:value="6.73932231622916" calcext:value-type="float">
            <text:p>6.73932231622916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10.4994303882081" calcext:value-type="float">
            <text:p>10.4994303882081</text:p>
          </table:table-cell>
          <table:table-cell table:formula="of:=AVERAGE([$'Decile ratio'.D101:.D104])" office:value-type="float" office:value="6.62480216321958" calcext:value-type="float">
            <text:p>6.62480216321958</text:p>
          </table:table-cell>
          <table:table-cell table:formula="of:=AVERAGE([$'Decile ratio'.E101:.E104])" office:value-type="float" office:value="10.6586916695124" calcext:value-type="float">
            <text:p>10.6586916695124</text:p>
          </table:table-cell>
          <table:table-cell table:formula="of:=AVERAGE([$'Decile ratio'.B101:.B104])" office:value-type="float" office:value="6.42861350049569" calcext:value-type="float">
            <text:p>6.42861350049569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8.88363294842127" calcext:value-type="float">
            <text:p>8.88363294842127</text:p>
          </table:table-cell>
          <table:table-cell table:style-name="ce3" table:formula="of:=AVERAGE([$'Decile ratio'.J101:.J104])" office:value-type="float" office:value="6.53647195617345" calcext:value-type="float">
            <text:p>6.53647195617345</text:p>
          </table:table-cell>
          <table:table-cell table:style-name="ce3" table:formula="of:=AVERAGE([$'Decile ratio'.K101:.K104])" office:value-type="float" office:value="9.01926698176067" calcext:value-type="float">
            <text:p>9.01926698176067</text:p>
          </table:table-cell>
          <table:table-cell table:style-name="ce3" table:formula="of:=AVERAGE([$'Decile ratio'.H101:.H104])" office:value-type="float" office:value="6.43316591249819" calcext:value-type="float">
            <text:p>6.43316591249819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9.58440758545852" calcext:value-type="float">
            <text:p>9.58440758545852</text:p>
          </table:table-cell>
          <table:table-cell table:style-name="ce3" table:formula="of:=AVERAGE([$'Decile ratio'.P101:.P104])" office:value-type="float" office:value="6.83830772885546" calcext:value-type="float">
            <text:p>6.83830772885546</text:p>
          </table:table-cell>
          <table:table-cell table:style-name="ce3" table:formula="of:=AVERAGE([$'Decile ratio'.Q101:.Q104])" office:value-type="float" office:value="9.39498561886601" calcext:value-type="float">
            <text:p>9.39498561886601</text:p>
          </table:table-cell>
          <table:table-cell table:style-name="ce3" table:formula="of:=AVERAGE([$'Decile ratio'.N101:.N104])" office:value-type="float" office:value="6.73534455620996" calcext:value-type="float">
            <text:p>6.73534455620996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10.4848178434239" calcext:value-type="float">
            <text:p>10.4848178434239</text:p>
          </table:table-cell>
          <table:table-cell table:formula="of:=AVERAGE([$'Decile ratio'.D105:.D108])" office:value-type="float" office:value="6.70092535163996" calcext:value-type="float">
            <text:p>6.70092535163996</text:p>
          </table:table-cell>
          <table:table-cell table:formula="of:=AVERAGE([$'Decile ratio'.E105:.E108])" office:value-type="float" office:value="10.4931420262236" calcext:value-type="float">
            <text:p>10.4931420262236</text:p>
          </table:table-cell>
          <table:table-cell table:formula="of:=AVERAGE([$'Decile ratio'.B105:.B108])" office:value-type="float" office:value="6.3384465993596" calcext:value-type="float">
            <text:p>6.3384465993596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8.38488594738544" calcext:value-type="float">
            <text:p>8.38488594738544</text:p>
          </table:table-cell>
          <table:table-cell table:style-name="ce3" table:formula="of:=AVERAGE([$'Decile ratio'.J105:.J108])" office:value-type="float" office:value="6.32347713643962" calcext:value-type="float">
            <text:p>6.32347713643962</text:p>
          </table:table-cell>
          <table:table-cell table:style-name="ce3" table:formula="of:=AVERAGE([$'Decile ratio'.K105:.K108])" office:value-type="float" office:value="8.89895389842517" calcext:value-type="float">
            <text:p>8.89895389842517</text:p>
          </table:table-cell>
          <table:table-cell table:style-name="ce3" table:formula="of:=AVERAGE([$'Decile ratio'.H105:.H108])" office:value-type="float" office:value="6.27989252277562" calcext:value-type="float">
            <text:p>6.27989252277562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8.67862454180466" calcext:value-type="float">
            <text:p>8.67862454180466</text:p>
          </table:table-cell>
          <table:table-cell table:style-name="ce3" table:formula="of:=AVERAGE([$'Decile ratio'.P105:.P108])" office:value-type="float" office:value="6.73738468369309" calcext:value-type="float">
            <text:p>6.73738468369309</text:p>
          </table:table-cell>
          <table:table-cell table:style-name="ce3" table:formula="of:=AVERAGE([$'Decile ratio'.Q105:.Q108])" office:value-type="float" office:value="8.71542399180053" calcext:value-type="float">
            <text:p>8.71542399180053</text:p>
          </table:table-cell>
          <table:table-cell table:style-name="ce3" table:formula="of:=AVERAGE([$'Decile ratio'.N105:.N108])" office:value-type="float" office:value="6.65116939853533" calcext:value-type="float">
            <text:p>6.6511693985353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6pt" svg:height="507.69pt" svg:x="22.25pt" svg:y="15.02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.231238918610371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0195920098" calcext:value-type="float">
            <text:p>0.238120195920098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.231238918610371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0195920098" calcext:value-type="float">
            <text:p>0.238120195920098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.227901305192654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1383495061" calcext:value-type="float">
            <text:p>0.235571383495061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.227901305192654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1383495061" calcext:value-type="float">
            <text:p>0.235571383495061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.227587301213749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2837585999" calcext:value-type="float">
            <text:p>0.235932837585999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.227587301213749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2837585999" calcext:value-type="float">
            <text:p>0.235932837585999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.23176359907091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0078624581" calcext:value-type="float">
            <text:p>0.239400078624581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.23176359907091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0078624581" calcext:value-type="float">
            <text:p>0.239400078624581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.21841591315057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3874656105" calcext:value-type="float">
            <text:p>0.228763874656105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.21841591315057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3874656105" calcext:value-type="float">
            <text:p>0.228763874656105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.220966004118251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18975582598" calcext:value-type="float">
            <text:p>0.23321897558259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.220966004118251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18975582598" calcext:value-type="float">
            <text:p>0.23321897558259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.221658838041635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5116477041" calcext:value-type="float">
            <text:p>0.232155116477041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.221658838041635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5116477041" calcext:value-type="float">
            <text:p>0.232155116477041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.219459968444853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347750676" calcext:value-type="float">
            <text:p>0.22919347750676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.219459968444853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.219459968444853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347750676" calcext:value-type="float">
            <text:p>0.22919347750676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.215714546744915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5129292487" calcext:value-type="float">
            <text:p>0.225755129292487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.215714546744915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5129292487" calcext:value-type="float">
            <text:p>0.225755129292487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.215062195162174</text:p>
          </table:table-cell>
          <table:table-cell table:style-name="ce4" table:formula="of:=[$Redistribution_high.K14]" office:value-type="float" office:value="0.241611301163229" calcext:value-type="float">
            <text:p>0.241611301163229</text:p>
          </table:table-cell>
          <table:table-cell table:style-name="ce4" table:formula="of:=[$Redistribution_high.L14]" office:value-type="float" office:value="0.226785046498747" calcext:value-type="float">
            <text:p>0.226785046498747</text:p>
          </table:table-cell>
          <table:table-cell table:style-name="ce4" table:formula="of:=[$Redistribution_high.M14]" office:value-type="float" office:value="0.225126449757351" calcext:value-type="float">
            <text:p>0.22512644975735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7" calcext:value-type="float">
            <text:p>0.226785046498747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.21506219516217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5046498747" calcext:value-type="float">
            <text:p>0.226785046498747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.216677500573986</text:p>
          </table:table-cell>
          <table:table-cell table:style-name="ce4" table:formula="of:=[$Redistribution_high.K15]" office:value-type="float" office:value="0.244388522623214" calcext:value-type="float">
            <text:p>0.244388522623214</text:p>
          </table:table-cell>
          <table:table-cell table:style-name="ce4" table:formula="of:=[$Redistribution_high.L15]" office:value-type="float" office:value="0.226847107717107" calcext:value-type="float">
            <text:p>0.226847107717107</text:p>
          </table:table-cell>
          <table:table-cell table:style-name="ce4" table:formula="of:=[$Redistribution_high.M15]" office:value-type="float" office:value="0.229791943747005" calcext:value-type="float">
            <text:p>0.229791943747005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.216677500573986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7717107" calcext:value-type="float">
            <text:p>0.226847107717107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.216677500573986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7107717107" calcext:value-type="float">
            <text:p>0.226847107717107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.221287353900357</text:p>
          </table:table-cell>
          <table:table-cell table:style-name="ce4" table:formula="of:=[$Redistribution_high.K16]" office:value-type="float" office:value="0.2489144718451" calcext:value-type="float">
            <text:p>0.2489144718451</text:p>
          </table:table-cell>
          <table:table-cell table:style-name="ce4" table:formula="of:=[$Redistribution_high.L16]" office:value-type="float" office:value="0.231308235555035" calcext:value-type="float">
            <text:p>0.231308235555035</text:p>
          </table:table-cell>
          <table:table-cell table:style-name="ce4" table:formula="of:=[$Redistribution_high.M16]" office:value-type="float" office:value="0.234566047596414" calcext:value-type="float">
            <text:p>0.234566047596414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.221287353900357</text:p>
          </table:table-cell>
          <table:table-cell table:style-name="ce4" table:formula="of:=[$redistribution_low.K16]" office:value-type="float" office:value="0.2489144718451" calcext:value-type="float">
            <text:p>0.2489144718451</text:p>
          </table:table-cell>
          <table:table-cell table:style-name="ce4" table:formula="of:=[$redistribution_low.L16]" office:value-type="float" office:value="0.231308235555035" calcext:value-type="float">
            <text:p>0.231308235555035</text:p>
          </table:table-cell>
          <table:table-cell table:style-name="ce4" table:formula="of:=[$redistribution_low.M16]" office:value-type="float" office:value="0.234566047596414" calcext:value-type="float">
            <text:p>0.234566047596414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.223923902258726</text:p>
          </table:table-cell>
          <table:table-cell table:style-name="ce4" table:formula="of:=[$Redistribution_high.K17]" office:value-type="float" office:value="0.257016630760354" calcext:value-type="float">
            <text:p>0.257016630760354</text:p>
          </table:table-cell>
          <table:table-cell table:style-name="ce4" table:formula="of:=[$Redistribution_high.L17]" office:value-type="float" office:value="0.23360704298957" calcext:value-type="float">
            <text:p>0.23360704298957</text:p>
          </table:table-cell>
          <table:table-cell table:style-name="ce4" table:formula="of:=[$Redistribution_high.M17]" office:value-type="float" office:value="0.243009697507572" calcext:value-type="float">
            <text:p>0.243009697507572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.223923902258726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704298957" calcext:value-type="float">
            <text:p>0.23360704298957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.218664912818428</text:p>
          </table:table-cell>
          <table:table-cell table:style-name="ce4" table:formula="of:=[$Redistribution_high.K18]" office:value-type="float" office:value="0.25390853793185" calcext:value-type="float">
            <text:p>0.25390853793185</text:p>
          </table:table-cell>
          <table:table-cell table:style-name="ce4" table:formula="of:=[$Redistribution_high.L18]" office:value-type="float" office:value="0.230638881619654" calcext:value-type="float">
            <text:p>0.230638881619654</text:p>
          </table:table-cell>
          <table:table-cell table:style-name="ce4" table:formula="of:=[$Redistribution_high.M18]" office:value-type="float" office:value="0.23658101264819" calcext:value-type="float">
            <text:p>0.23658101264819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.21866491281842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38881619654" calcext:value-type="float">
            <text:p>0.230638881619654</text:p>
          </table:table-cell>
          <table:table-cell table:style-name="ce4" table:formula="of:=[$redistribution_low.M18]" office:value-type="float" office:value="0.23658101264819" calcext:value-type="float">
            <text:p>0.23658101264819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.222811966608714</text:p>
          </table:table-cell>
          <table:table-cell table:style-name="ce4" table:formula="of:=[$Redistribution_high.K19]" office:value-type="float" office:value="0.257252790685039" calcext:value-type="float">
            <text:p>0.257252790685039</text:p>
          </table:table-cell>
          <table:table-cell table:style-name="ce4" table:formula="of:=[$Redistribution_high.L19]" office:value-type="float" office:value="0.23380825527258" calcext:value-type="float">
            <text:p>0.23380825527258</text:p>
          </table:table-cell>
          <table:table-cell table:style-name="ce4" table:formula="of:=[$Redistribution_high.M19]" office:value-type="float" office:value="0.24124975579767" calcext:value-type="float">
            <text:p>0.24124975579767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.222811966608714</text:p>
          </table:table-cell>
          <table:table-cell table:style-name="ce4" table:formula="of:=[$redistribution_low.K19]" office:value-type="float" office:value="0.257252790685039" calcext:value-type="float">
            <text:p>0.257252790685039</text:p>
          </table:table-cell>
          <table:table-cell table:style-name="ce4" table:formula="of:=[$redistribution_low.L19]" office:value-type="float" office:value="0.23380825527258" calcext:value-type="float">
            <text:p>0.23380825527258</text:p>
          </table:table-cell>
          <table:table-cell table:style-name="ce4" table:formula="of:=[$redistribution_low.M19]" office:value-type="float" office:value="0.24124975579767" calcext:value-type="float">
            <text:p>0.24124975579767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.218510259480517</text:p>
          </table:table-cell>
          <table:table-cell table:style-name="ce4" table:formula="of:=[$Redistribution_high.K20]" office:value-type="float" office:value="0.245847003173272" calcext:value-type="float">
            <text:p>0.245847003173272</text:p>
          </table:table-cell>
          <table:table-cell table:style-name="ce4" table:formula="of:=[$Redistribution_high.L20]" office:value-type="float" office:value="0.22919887845704" calcext:value-type="float">
            <text:p>0.22919887845704</text:p>
          </table:table-cell>
          <table:table-cell table:style-name="ce4" table:formula="of:=[$Redistribution_high.M20]" office:value-type="float" office:value="0.230527327300407" calcext:value-type="float">
            <text:p>0.230527327300407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.218510259480517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19887845704" calcext:value-type="float">
            <text:p>0.22919887845704</text:p>
          </table:table-cell>
          <table:table-cell table:style-name="ce4" table:formula="of:=[$redistribution_low.M20]" office:value-type="float" office:value="0.230527327300407" calcext:value-type="float">
            <text:p>0.230527327300407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.218989109311222</text:p>
          </table:table-cell>
          <table:table-cell table:style-name="ce4" table:formula="of:=[$Redistribution_high.K21]" office:value-type="float" office:value="0.248753503535854" calcext:value-type="float">
            <text:p>0.248753503535854</text:p>
          </table:table-cell>
          <table:table-cell table:style-name="ce4" table:formula="of:=[$Redistribution_high.L21]" office:value-type="float" office:value="0.230318612160145" calcext:value-type="float">
            <text:p>0.230318612160145</text:p>
          </table:table-cell>
          <table:table-cell table:style-name="ce4" table:formula="of:=[$Redistribution_high.M21]" office:value-type="float" office:value="0.232334413305221" calcext:value-type="float">
            <text:p>0.232334413305221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.21899557092624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9330951604" calcext:value-type="float">
            <text:p>0.232359330951604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.218989109113552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8611955265" calcext:value-type="float">
            <text:p>0.230318611955265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0162737119624" calcext:value-type="float">
            <text:p>0.210162737119624</text:p>
          </table:table-cell>
          <table:table-cell table:style-name="ce4" table:formula="of:=[$Redistribution_high.K22]" office:value-type="float" office:value="0.247349520983344" calcext:value-type="float">
            <text:p>0.247349520983344</text:p>
          </table:table-cell>
          <table:table-cell table:style-name="ce4" table:formula="of:=[$Redistribution_high.L22]" office:value-type="float" office:value="0.222617026313874" calcext:value-type="float">
            <text:p>0.222617026313874</text:p>
          </table:table-cell>
          <table:table-cell table:style-name="ce4" table:formula="of:=[$Redistribution_high.M22]" office:value-type="float" office:value="0.228260255791619" calcext:value-type="float">
            <text:p>0.228260255791619</text:p>
          </table:table-cell>
          <table:table-cell/>
          <table:table-cell table:style-name="ce4"/>
          <table:table-cell table:style-name="ce4" table:formula="of:=[$Redistribution_central.J22]" office:value-type="float" office:value="0.211251262629527" calcext:value-type="float">
            <text:p>0.211251262629527</text:p>
          </table:table-cell>
          <table:table-cell table:style-name="ce4" table:formula="of:=[$Redistribution_central.K22]" office:value-type="float" office:value="0.247690256521463" calcext:value-type="float">
            <text:p>0.247690256521463</text:p>
          </table:table-cell>
          <table:table-cell table:style-name="ce4" table:formula="of:=[$Redistribution_central.L22]" office:value-type="float" office:value="0.223745394881132" calcext:value-type="float">
            <text:p>0.223745394881132</text:p>
          </table:table-cell>
          <table:table-cell table:style-name="ce4" table:formula="of:=[$Redistribution_central.M22]" office:value-type="float" office:value="0.228616889657596" calcext:value-type="float">
            <text:p>0.228616889657596</text:p>
          </table:table-cell>
          <table:table-cell table:number-columns-repeated="2"/>
          <table:table-cell table:style-name="ce4" table:formula="of:=[$redistribution_low.J22]" office:value-type="float" office:value="0.21016273692702" calcext:value-type="float">
            <text:p>0.21016273692702</text:p>
          </table:table-cell>
          <table:table-cell table:style-name="ce4" table:formula="of:=[$redistribution_low.K22]" office:value-type="float" office:value="0.247349520983344" calcext:value-type="float">
            <text:p>0.247349520983344</text:p>
          </table:table-cell>
          <table:table-cell table:style-name="ce4" table:formula="of:=[$redistribution_low.L22]" office:value-type="float" office:value="0.222617026113073" calcext:value-type="float">
            <text:p>0.222617026113073</text:p>
          </table:table-cell>
          <table:table-cell table:style-name="ce4" table:formula="of:=[$redistribution_low.M22]" office:value-type="float" office:value="0.228260255791619" calcext:value-type="float">
            <text:p>0.228260255791619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21503646056854" calcext:value-type="float">
            <text:p>0.221503646056854</text:p>
          </table:table-cell>
          <table:table-cell table:style-name="ce4" table:formula="of:=[$Redistribution_high.K23]" office:value-type="float" office:value="0.256927516528114" calcext:value-type="float">
            <text:p>0.256927516528114</text:p>
          </table:table-cell>
          <table:table-cell table:style-name="ce4" table:formula="of:=[$Redistribution_high.L23]" office:value-type="float" office:value="0.232168632119065" calcext:value-type="float">
            <text:p>0.232168632119065</text:p>
          </table:table-cell>
          <table:table-cell table:style-name="ce4" table:formula="of:=[$Redistribution_high.M23]" office:value-type="float" office:value="0.240365325562078" calcext:value-type="float">
            <text:p>0.240365325562078</text:p>
          </table:table-cell>
          <table:table-cell/>
          <table:table-cell table:style-name="ce4"/>
          <table:table-cell table:style-name="ce4" table:formula="of:=[$Redistribution_central.J23]" office:value-type="float" office:value="0.218181890699582" calcext:value-type="float">
            <text:p>0.218181890699582</text:p>
          </table:table-cell>
          <table:table-cell table:style-name="ce4" table:formula="of:=[$Redistribution_central.K23]" office:value-type="float" office:value="0.255995227891153" calcext:value-type="float">
            <text:p>0.255995227891153</text:p>
          </table:table-cell>
          <table:table-cell table:style-name="ce4" table:formula="of:=[$Redistribution_central.L23]" office:value-type="float" office:value="0.228652110660622" calcext:value-type="float">
            <text:p>0.228652110660622</text:p>
          </table:table-cell>
          <table:table-cell table:style-name="ce4" table:formula="of:=[$Redistribution_central.M23]" office:value-type="float" office:value="0.2395612608114" calcext:value-type="float">
            <text:p>0.2395612608114</text:p>
          </table:table-cell>
          <table:table-cell table:number-columns-repeated="2"/>
          <table:table-cell table:style-name="ce4" table:formula="of:=[$redistribution_low.J23]" office:value-type="float" office:value="0.221503645505539" calcext:value-type="float">
            <text:p>0.221503645505539</text:p>
          </table:table-cell>
          <table:table-cell table:style-name="ce4" table:formula="of:=[$redistribution_low.K23]" office:value-type="float" office:value="0.256927516528114" calcext:value-type="float">
            <text:p>0.256927516528114</text:p>
          </table:table-cell>
          <table:table-cell table:style-name="ce4" table:formula="of:=[$redistribution_low.L23]" office:value-type="float" office:value="0.23216863154906" calcext:value-type="float">
            <text:p>0.23216863154906</text:p>
          </table:table-cell>
          <table:table-cell table:style-name="ce4" table:formula="of:=[$redistribution_low.M23]" office:value-type="float" office:value="0.240365325562078" calcext:value-type="float">
            <text:p>0.240365325562078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17608991067281" calcext:value-type="float">
            <text:p>0.217608991067281</text:p>
          </table:table-cell>
          <table:table-cell table:style-name="ce4" table:formula="of:=[$Redistribution_high.K24]" office:value-type="float" office:value="0.254233730927975" calcext:value-type="float">
            <text:p>0.254233730927975</text:p>
          </table:table-cell>
          <table:table-cell table:style-name="ce4" table:formula="of:=[$Redistribution_high.L24]" office:value-type="float" office:value="0.228171847187271" calcext:value-type="float">
            <text:p>0.228171847187271</text:p>
          </table:table-cell>
          <table:table-cell table:style-name="ce4" table:formula="of:=[$Redistribution_high.M24]" office:value-type="float" office:value="0.23751742043996" calcext:value-type="float">
            <text:p>0.23751742043996</text:p>
          </table:table-cell>
          <table:table-cell/>
          <table:table-cell table:style-name="ce4"/>
          <table:table-cell table:style-name="ce4" table:formula="of:=[$Redistribution_central.J24]" office:value-type="float" office:value="0.217921312892688" calcext:value-type="float">
            <text:p>0.217921312892688</text:p>
          </table:table-cell>
          <table:table-cell table:style-name="ce4" table:formula="of:=[$Redistribution_central.K24]" office:value-type="float" office:value="0.254738408186961" calcext:value-type="float">
            <text:p>0.254738408186961</text:p>
          </table:table-cell>
          <table:table-cell table:style-name="ce4" table:formula="of:=[$Redistribution_central.L24]" office:value-type="float" office:value="0.228505032412116" calcext:value-type="float">
            <text:p>0.228505032412116</text:p>
          </table:table-cell>
          <table:table-cell table:style-name="ce4" table:formula="of:=[$Redistribution_central.M24]" office:value-type="float" office:value="0.237966784651562" calcext:value-type="float">
            <text:p>0.237966784651562</text:p>
          </table:table-cell>
          <table:table-cell table:number-columns-repeated="2"/>
          <table:table-cell table:style-name="ce4" table:formula="of:=[$redistribution_low.J24]" office:value-type="float" office:value="0.217608990493196" calcext:value-type="float">
            <text:p>0.217608990493196</text:p>
          </table:table-cell>
          <table:table-cell table:style-name="ce4" table:formula="of:=[$redistribution_low.K24]" office:value-type="float" office:value="0.254233730927975" calcext:value-type="float">
            <text:p>0.254233730927975</text:p>
          </table:table-cell>
          <table:table-cell table:style-name="ce4" table:formula="of:=[$redistribution_low.L24]" office:value-type="float" office:value="0.228171846593333" calcext:value-type="float">
            <text:p>0.228171846593333</text:p>
          </table:table-cell>
          <table:table-cell table:style-name="ce4" table:formula="of:=[$redistribution_low.M24]" office:value-type="float" office:value="0.23751742043996" calcext:value-type="float">
            <text:p>0.23751742043996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21546317497909" calcext:value-type="float">
            <text:p>0.221546317497909</text:p>
          </table:table-cell>
          <table:table-cell table:style-name="ce4" table:formula="of:=[$Redistribution_high.K25]" office:value-type="float" office:value="0.255119159700522" calcext:value-type="float">
            <text:p>0.255119159700522</text:p>
          </table:table-cell>
          <table:table-cell table:style-name="ce4" table:formula="of:=[$Redistribution_high.L25]" office:value-type="float" office:value="0.232122902633125" calcext:value-type="float">
            <text:p>0.232122902633125</text:p>
          </table:table-cell>
          <table:table-cell table:style-name="ce4" table:formula="of:=[$Redistribution_high.M25]" office:value-type="float" office:value="0.238677514111478" calcext:value-type="float">
            <text:p>0.238677514111478</text:p>
          </table:table-cell>
          <table:table-cell/>
          <table:table-cell table:style-name="ce4"/>
          <table:table-cell table:style-name="ce4" table:formula="of:=[$Redistribution_central.J25]" office:value-type="float" office:value="0.224280153372471" calcext:value-type="float">
            <text:p>0.224280153372471</text:p>
          </table:table-cell>
          <table:table-cell table:style-name="ce4" table:formula="of:=[$Redistribution_central.K25]" office:value-type="float" office:value="0.259402609408662" calcext:value-type="float">
            <text:p>0.259402609408662</text:p>
          </table:table-cell>
          <table:table-cell table:style-name="ce4" table:formula="of:=[$Redistribution_central.L25]" office:value-type="float" office:value="0.234831099030648" calcext:value-type="float">
            <text:p>0.234831099030648</text:p>
          </table:table-cell>
          <table:table-cell table:style-name="ce4" table:formula="of:=[$Redistribution_central.M25]" office:value-type="float" office:value="0.242979693565642" calcext:value-type="float">
            <text:p>0.242979693565642</text:p>
          </table:table-cell>
          <table:table-cell table:number-columns-repeated="2"/>
          <table:table-cell table:style-name="ce4" table:formula="of:=[$redistribution_low.J25]" office:value-type="float" office:value="0.21905342826532" calcext:value-type="float">
            <text:p>0.21905342826532</text:p>
          </table:table-cell>
          <table:table-cell table:style-name="ce4" table:formula="of:=[$redistribution_low.K25]" office:value-type="float" office:value="0.25762845836862" calcext:value-type="float">
            <text:p>0.25762845836862</text:p>
          </table:table-cell>
          <table:table-cell table:style-name="ce4" table:formula="of:=[$redistribution_low.L25]" office:value-type="float" office:value="0.229288431316511" calcext:value-type="float">
            <text:p>0.229288431316511</text:p>
          </table:table-cell>
          <table:table-cell table:style-name="ce4" table:formula="of:=[$redistribution_low.M25]" office:value-type="float" office:value="0.241454361875334" calcext:value-type="float">
            <text:p>0.241454361875334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24923567362481" calcext:value-type="float">
            <text:p>0.224923567362481</text:p>
          </table:table-cell>
          <table:table-cell table:style-name="ce4" table:formula="of:=[$Redistribution_high.K26]" office:value-type="float" office:value="0.274270793603955" calcext:value-type="float">
            <text:p>0.274270793603955</text:p>
          </table:table-cell>
          <table:table-cell table:style-name="ce4" table:formula="of:=[$Redistribution_high.L26]" office:value-type="float" office:value="0.23762511694608" calcext:value-type="float">
            <text:p>0.23762511694608</text:p>
          </table:table-cell>
          <table:table-cell table:style-name="ce4" table:formula="of:=[$Redistribution_high.M26]" office:value-type="float" office:value="0.254056986836099" calcext:value-type="float">
            <text:p>0.254056986836099</text:p>
          </table:table-cell>
          <table:table-cell/>
          <table:table-cell table:style-name="ce4"/>
          <table:table-cell table:style-name="ce4" table:formula="of:=[$Redistribution_central.J26]" office:value-type="float" office:value="0.223127345914571" calcext:value-type="float">
            <text:p>0.223127345914571</text:p>
          </table:table-cell>
          <table:table-cell table:style-name="ce4" table:formula="of:=[$Redistribution_central.K26]" office:value-type="float" office:value="0.269880414330047" calcext:value-type="float">
            <text:p>0.269880414330047</text:p>
          </table:table-cell>
          <table:table-cell table:style-name="ce4" table:formula="of:=[$Redistribution_central.L26]" office:value-type="float" office:value="0.235573210266486" calcext:value-type="float">
            <text:p>0.235573210266486</text:p>
          </table:table-cell>
          <table:table-cell table:style-name="ce4" table:formula="of:=[$Redistribution_central.M26]" office:value-type="float" office:value="0.250253887058777" calcext:value-type="float">
            <text:p>0.250253887058777</text:p>
          </table:table-cell>
          <table:table-cell table:number-columns-repeated="2"/>
          <table:table-cell table:style-name="ce4" table:formula="of:=[$redistribution_low.J26]" office:value-type="float" office:value="0.225699074704251" calcext:value-type="float">
            <text:p>0.225699074704251</text:p>
          </table:table-cell>
          <table:table-cell table:style-name="ce4" table:formula="of:=[$redistribution_low.K26]" office:value-type="float" office:value="0.274438459257221" calcext:value-type="float">
            <text:p>0.274438459257221</text:p>
          </table:table-cell>
          <table:table-cell table:style-name="ce4" table:formula="of:=[$redistribution_low.L26]" office:value-type="float" office:value="0.238090634580162" calcext:value-type="float">
            <text:p>0.238090634580162</text:p>
          </table:table-cell>
          <table:table-cell table:style-name="ce4" table:formula="of:=[$redistribution_low.M26]" office:value-type="float" office:value="0.254833997498471" calcext:value-type="float">
            <text:p>0.254833997498471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18865939020477" calcext:value-type="float">
            <text:p>0.218865939020477</text:p>
          </table:table-cell>
          <table:table-cell table:style-name="ce4" table:formula="of:=[$Redistribution_high.K27]" office:value-type="float" office:value="0.2507972017633" calcext:value-type="float">
            <text:p>0.2507972017633</text:p>
          </table:table-cell>
          <table:table-cell table:style-name="ce4" table:formula="of:=[$Redistribution_high.L27]" office:value-type="float" office:value="0.229789940068019" calcext:value-type="float">
            <text:p>0.229789940068019</text:p>
          </table:table-cell>
          <table:table-cell table:style-name="ce4" table:formula="of:=[$Redistribution_high.M27]" office:value-type="float" office:value="0.233982977205687" calcext:value-type="float">
            <text:p>0.233982977205687</text:p>
          </table:table-cell>
          <table:table-cell/>
          <table:table-cell table:style-name="ce4"/>
          <table:table-cell table:style-name="ce4" table:formula="of:=[$Redistribution_central.J27]" office:value-type="float" office:value="0.218701526444337" calcext:value-type="float">
            <text:p>0.218701526444337</text:p>
          </table:table-cell>
          <table:table-cell table:style-name="ce4" table:formula="of:=[$Redistribution_central.K27]" office:value-type="float" office:value="0.250584141780425" calcext:value-type="float">
            <text:p>0.250584141780425</text:p>
          </table:table-cell>
          <table:table-cell table:style-name="ce4" table:formula="of:=[$Redistribution_central.L27]" office:value-type="float" office:value="0.229568234184544" calcext:value-type="float">
            <text:p>0.229568234184544</text:p>
          </table:table-cell>
          <table:table-cell table:style-name="ce4" table:formula="of:=[$Redistribution_central.M27]" office:value-type="float" office:value="0.233871221748065" calcext:value-type="float">
            <text:p>0.233871221748065</text:p>
          </table:table-cell>
          <table:table-cell table:number-columns-repeated="2"/>
          <table:table-cell table:style-name="ce4" table:formula="of:=[$redistribution_low.J27]" office:value-type="float" office:value="0.218728667494225" calcext:value-type="float">
            <text:p>0.218728667494225</text:p>
          </table:table-cell>
          <table:table-cell table:style-name="ce4" table:formula="of:=[$redistribution_low.K27]" office:value-type="float" office:value="0.250838914301626" calcext:value-type="float">
            <text:p>0.250838914301626</text:p>
          </table:table-cell>
          <table:table-cell table:style-name="ce4" table:formula="of:=[$redistribution_low.L27]" office:value-type="float" office:value="0.229523540136556" calcext:value-type="float">
            <text:p>0.229523540136556</text:p>
          </table:table-cell>
          <table:table-cell table:style-name="ce4" table:formula="of:=[$redistribution_low.M27]" office:value-type="float" office:value="0.234236783948659" calcext:value-type="float">
            <text:p>0.234236783948659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1961307391713" calcext:value-type="float">
            <text:p>0.221961307391713</text:p>
          </table:table-cell>
          <table:table-cell table:style-name="ce4" table:formula="of:=[$Redistribution_high.K28]" office:value-type="float" office:value="0.259542052409447" calcext:value-type="float">
            <text:p>0.259542052409447</text:p>
          </table:table-cell>
          <table:table-cell table:style-name="ce4" table:formula="of:=[$Redistribution_high.L28]" office:value-type="float" office:value="0.231445392710901" calcext:value-type="float">
            <text:p>0.231445392710901</text:p>
          </table:table-cell>
          <table:table-cell table:style-name="ce4" table:formula="of:=[$Redistribution_high.M28]" office:value-type="float" office:value="0.244836542146151" calcext:value-type="float">
            <text:p>0.244836542146151</text:p>
          </table:table-cell>
          <table:table-cell/>
          <table:table-cell table:style-name="ce4"/>
          <table:table-cell table:style-name="ce4" table:formula="of:=[$Redistribution_central.J28]" office:value-type="float" office:value="0.221511288512326" calcext:value-type="float">
            <text:p>0.221511288512326</text:p>
          </table:table-cell>
          <table:table-cell table:style-name="ce4" table:formula="of:=[$Redistribution_central.K28]" office:value-type="float" office:value="0.258785801450595" calcext:value-type="float">
            <text:p>0.258785801450595</text:p>
          </table:table-cell>
          <table:table-cell table:style-name="ce4" table:formula="of:=[$Redistribution_central.L28]" office:value-type="float" office:value="0.230949839500837" calcext:value-type="float">
            <text:p>0.230949839500837</text:p>
          </table:table-cell>
          <table:table-cell table:style-name="ce4" table:formula="of:=[$Redistribution_central.M28]" office:value-type="float" office:value="0.244165103914257" calcext:value-type="float">
            <text:p>0.244165103914257</text:p>
          </table:table-cell>
          <table:table-cell table:number-columns-repeated="2"/>
          <table:table-cell table:style-name="ce4" table:formula="of:=[$redistribution_low.J28]" office:value-type="float" office:value="0.22130719595427" calcext:value-type="float">
            <text:p>0.22130719595427</text:p>
          </table:table-cell>
          <table:table-cell table:style-name="ce4" table:formula="of:=[$redistribution_low.K28]" office:value-type="float" office:value="0.258692851413597" calcext:value-type="float">
            <text:p>0.258692851413597</text:p>
          </table:table-cell>
          <table:table-cell table:style-name="ce4" table:formula="of:=[$redistribution_low.L28]" office:value-type="float" office:value="0.230707771831068" calcext:value-type="float">
            <text:p>0.230707771831068</text:p>
          </table:table-cell>
          <table:table-cell table:style-name="ce4" table:formula="of:=[$redistribution_low.M28]" office:value-type="float" office:value="0.244135523292496" calcext:value-type="float">
            <text:p>0.244135523292496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1160718882505" calcext:value-type="float">
            <text:p>0.221160718882505</text:p>
          </table:table-cell>
          <table:table-cell table:style-name="ce4" table:formula="of:=[$Redistribution_high.K29]" office:value-type="float" office:value="0.256642125744309" calcext:value-type="float">
            <text:p>0.256642125744309</text:p>
          </table:table-cell>
          <table:table-cell table:style-name="ce4" table:formula="of:=[$Redistribution_high.L29]" office:value-type="float" office:value="0.232054505485797" calcext:value-type="float">
            <text:p>0.232054505485797</text:p>
          </table:table-cell>
          <table:table-cell table:style-name="ce4" table:formula="of:=[$Redistribution_high.M29]" office:value-type="float" office:value="0.239629555346115" calcext:value-type="float">
            <text:p>0.239629555346115</text:p>
          </table:table-cell>
          <table:table-cell/>
          <table:table-cell table:style-name="ce4"/>
          <table:table-cell table:style-name="ce4" table:formula="of:=[$Redistribution_central.J29]" office:value-type="float" office:value="0.221286698369401" calcext:value-type="float">
            <text:p>0.221286698369401</text:p>
          </table:table-cell>
          <table:table-cell table:style-name="ce4" table:formula="of:=[$Redistribution_central.K29]" office:value-type="float" office:value="0.256679759853416" calcext:value-type="float">
            <text:p>0.256679759853416</text:p>
          </table:table-cell>
          <table:table-cell table:style-name="ce4" table:formula="of:=[$Redistribution_central.L29]" office:value-type="float" office:value="0.232165995380491" calcext:value-type="float">
            <text:p>0.232165995380491</text:p>
          </table:table-cell>
          <table:table-cell table:style-name="ce4" table:formula="of:=[$Redistribution_central.M29]" office:value-type="float" office:value="0.239693353678478" calcext:value-type="float">
            <text:p>0.239693353678478</text:p>
          </table:table-cell>
          <table:table-cell table:number-columns-repeated="2"/>
          <table:table-cell table:style-name="ce4" table:formula="of:=[$redistribution_low.J29]" office:value-type="float" office:value="0.219355638997606" calcext:value-type="float">
            <text:p>0.219355638997606</text:p>
          </table:table-cell>
          <table:table-cell table:style-name="ce4" table:formula="of:=[$redistribution_low.K29]" office:value-type="float" office:value="0.253639710702861" calcext:value-type="float">
            <text:p>0.253639710702861</text:p>
          </table:table-cell>
          <table:table-cell table:style-name="ce4" table:formula="of:=[$redistribution_low.L29]" office:value-type="float" office:value="0.230164657820455" calcext:value-type="float">
            <text:p>0.230164657820455</text:p>
          </table:table-cell>
          <table:table-cell table:style-name="ce4" table:formula="of:=[$redistribution_low.M29]" office:value-type="float" office:value="0.236819528208202" calcext:value-type="float">
            <text:p>0.236819528208202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19200618001769" calcext:value-type="float">
            <text:p>0.219200618001769</text:p>
          </table:table-cell>
          <table:table-cell table:style-name="ce4" table:formula="of:=[$Redistribution_high.K30]" office:value-type="float" office:value="0.262769815359571" calcext:value-type="float">
            <text:p>0.262769815359571</text:p>
          </table:table-cell>
          <table:table-cell table:style-name="ce4" table:formula="of:=[$Redistribution_high.L30]" office:value-type="float" office:value="0.232122829104799" calcext:value-type="float">
            <text:p>0.232122829104799</text:p>
          </table:table-cell>
          <table:table-cell table:style-name="ce4" table:formula="of:=[$Redistribution_high.M30]" office:value-type="float" office:value="0.242522420886755" calcext:value-type="float">
            <text:p>0.242522420886755</text:p>
          </table:table-cell>
          <table:table-cell/>
          <table:table-cell table:style-name="ce4"/>
          <table:table-cell table:style-name="ce4" table:formula="of:=[$Redistribution_central.J30]" office:value-type="float" office:value="0.219793222294413" calcext:value-type="float">
            <text:p>0.219793222294413</text:p>
          </table:table-cell>
          <table:table-cell table:style-name="ce4" table:formula="of:=[$Redistribution_central.K30]" office:value-type="float" office:value="0.263119321273901" calcext:value-type="float">
            <text:p>0.263119321273901</text:p>
          </table:table-cell>
          <table:table-cell table:style-name="ce4" table:formula="of:=[$Redistribution_central.L30]" office:value-type="float" office:value="0.232719966552292" calcext:value-type="float">
            <text:p>0.232719966552292</text:p>
          </table:table-cell>
          <table:table-cell table:style-name="ce4" table:formula="of:=[$Redistribution_central.M30]" office:value-type="float" office:value="0.242891106013237" calcext:value-type="float">
            <text:p>0.242891106013237</text:p>
          </table:table-cell>
          <table:table-cell table:number-columns-repeated="2"/>
          <table:table-cell table:style-name="ce4" table:formula="of:=[$redistribution_low.J30]" office:value-type="float" office:value="0.219938337905232" calcext:value-type="float">
            <text:p>0.219938337905232</text:p>
          </table:table-cell>
          <table:table-cell table:style-name="ce4" table:formula="of:=[$redistribution_low.K30]" office:value-type="float" office:value="0.26415008910556" calcext:value-type="float">
            <text:p>0.26415008910556</text:p>
          </table:table-cell>
          <table:table-cell table:style-name="ce4" table:formula="of:=[$redistribution_low.L30]" office:value-type="float" office:value="0.232807764625834" calcext:value-type="float">
            <text:p>0.232807764625834</text:p>
          </table:table-cell>
          <table:table-cell table:style-name="ce4" table:formula="of:=[$redistribution_low.M30]" office:value-type="float" office:value="0.243942543428447" calcext:value-type="float">
            <text:p>0.243942543428447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2531326866804" calcext:value-type="float">
            <text:p>0.22531326866804</text:p>
          </table:table-cell>
          <table:table-cell table:style-name="ce4" table:formula="of:=[$Redistribution_high.K31]" office:value-type="float" office:value="0.256321439728131" calcext:value-type="float">
            <text:p>0.256321439728131</text:p>
          </table:table-cell>
          <table:table-cell table:style-name="ce4" table:formula="of:=[$Redistribution_high.L31]" office:value-type="float" office:value="0.236317342316497" calcext:value-type="float">
            <text:p>0.236317342316497</text:p>
          </table:table-cell>
          <table:table-cell table:style-name="ce4" table:formula="of:=[$Redistribution_high.M31]" office:value-type="float" office:value="0.239280352295521" calcext:value-type="float">
            <text:p>0.239280352295521</text:p>
          </table:table-cell>
          <table:table-cell/>
          <table:table-cell table:style-name="ce4"/>
          <table:table-cell table:style-name="ce4" table:formula="of:=[$Redistribution_central.J31]" office:value-type="float" office:value="0.224566247637276" calcext:value-type="float">
            <text:p>0.224566247637276</text:p>
          </table:table-cell>
          <table:table-cell table:style-name="ce4" table:formula="of:=[$Redistribution_central.K31]" office:value-type="float" office:value="0.256038434032012" calcext:value-type="float">
            <text:p>0.256038434032012</text:p>
          </table:table-cell>
          <table:table-cell table:style-name="ce4" table:formula="of:=[$Redistribution_central.L31]" office:value-type="float" office:value="0.235633722786242" calcext:value-type="float">
            <text:p>0.235633722786242</text:p>
          </table:table-cell>
          <table:table-cell table:style-name="ce4" table:formula="of:=[$Redistribution_central.M31]" office:value-type="float" office:value="0.238863354554977" calcext:value-type="float">
            <text:p>0.238863354554977</text:p>
          </table:table-cell>
          <table:table-cell table:number-columns-repeated="2"/>
          <table:table-cell table:style-name="ce4" table:formula="of:=[$redistribution_low.J31]" office:value-type="float" office:value="0.224798106974995" calcext:value-type="float">
            <text:p>0.224798106974995</text:p>
          </table:table-cell>
          <table:table-cell table:style-name="ce4" table:formula="of:=[$redistribution_low.K31]" office:value-type="float" office:value="0.256555718932996" calcext:value-type="float">
            <text:p>0.256555718932996</text:p>
          </table:table-cell>
          <table:table-cell table:style-name="ce4" table:formula="of:=[$redistribution_low.L31]" office:value-type="float" office:value="0.235798766340943" calcext:value-type="float">
            <text:p>0.235798766340943</text:p>
          </table:table-cell>
          <table:table-cell table:style-name="ce4" table:formula="of:=[$redistribution_low.M31]" office:value-type="float" office:value="0.239477146309432" calcext:value-type="float">
            <text:p>0.239477146309432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31169390729973" calcext:value-type="float">
            <text:p>0.231169390729973</text:p>
          </table:table-cell>
          <table:table-cell table:style-name="ce4" table:formula="of:=[$Redistribution_high.K32]" office:value-type="float" office:value="0.273681878400578" calcext:value-type="float">
            <text:p>0.273681878400578</text:p>
          </table:table-cell>
          <table:table-cell table:style-name="ce4" table:formula="of:=[$Redistribution_high.L32]" office:value-type="float" office:value="0.241580210793613" calcext:value-type="float">
            <text:p>0.241580210793613</text:p>
          </table:table-cell>
          <table:table-cell table:style-name="ce4" table:formula="of:=[$Redistribution_high.M32]" office:value-type="float" office:value="0.2571056515416" calcext:value-type="float">
            <text:p>0.2571056515416</text:p>
          </table:table-cell>
          <table:table-cell/>
          <table:table-cell table:style-name="ce4"/>
          <table:table-cell table:style-name="ce4" table:formula="of:=[$Redistribution_central.J32]" office:value-type="float" office:value="0.231246939473508" calcext:value-type="float">
            <text:p>0.231246939473508</text:p>
          </table:table-cell>
          <table:table-cell table:style-name="ce4" table:formula="of:=[$Redistribution_central.K32]" office:value-type="float" office:value="0.272150834025676" calcext:value-type="float">
            <text:p>0.272150834025676</text:p>
          </table:table-cell>
          <table:table-cell table:style-name="ce4" table:formula="of:=[$Redistribution_central.L32]" office:value-type="float" office:value="0.241707849270538" calcext:value-type="float">
            <text:p>0.241707849270538</text:p>
          </table:table-cell>
          <table:table-cell table:style-name="ce4" table:formula="of:=[$Redistribution_central.M32]" office:value-type="float" office:value="0.255608489286231" calcext:value-type="float">
            <text:p>0.255608489286231</text:p>
          </table:table-cell>
          <table:table-cell table:number-columns-repeated="2"/>
          <table:table-cell table:style-name="ce4" table:formula="of:=[$redistribution_low.J32]" office:value-type="float" office:value="0.232887159946011" calcext:value-type="float">
            <text:p>0.232887159946011</text:p>
          </table:table-cell>
          <table:table-cell table:style-name="ce4" table:formula="of:=[$redistribution_low.K32]" office:value-type="float" office:value="0.274875037212701" calcext:value-type="float">
            <text:p>0.274875037212701</text:p>
          </table:table-cell>
          <table:table-cell table:style-name="ce4" table:formula="of:=[$redistribution_low.L32]" office:value-type="float" office:value="0.243408258091974" calcext:value-type="float">
            <text:p>0.243408258091974</text:p>
          </table:table-cell>
          <table:table-cell table:style-name="ce4" table:formula="of:=[$redistribution_low.M32]" office:value-type="float" office:value="0.258183433756419" calcext:value-type="float">
            <text:p>0.258183433756419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23496140809775" calcext:value-type="float">
            <text:p>0.223496140809775</text:p>
          </table:table-cell>
          <table:table-cell table:style-name="ce4" table:formula="of:=[$Redistribution_high.K33]" office:value-type="float" office:value="0.253739296434204" calcext:value-type="float">
            <text:p>0.253739296434204</text:p>
          </table:table-cell>
          <table:table-cell table:style-name="ce4" table:formula="of:=[$Redistribution_high.L33]" office:value-type="float" office:value="0.234021841640829" calcext:value-type="float">
            <text:p>0.234021841640829</text:p>
          </table:table-cell>
          <table:table-cell table:style-name="ce4" table:formula="of:=[$Redistribution_high.M33]" office:value-type="float" office:value="0.237541135617349" calcext:value-type="float">
            <text:p>0.237541135617349</text:p>
          </table:table-cell>
          <table:table-cell/>
          <table:table-cell table:style-name="ce4"/>
          <table:table-cell table:style-name="ce4" table:formula="of:=[$Redistribution_central.J33]" office:value-type="float" office:value="0.221782125244062" calcext:value-type="float">
            <text:p>0.221782125244062</text:p>
          </table:table-cell>
          <table:table-cell table:style-name="ce4" table:formula="of:=[$Redistribution_central.K33]" office:value-type="float" office:value="0.252057716011275" calcext:value-type="float">
            <text:p>0.252057716011275</text:p>
          </table:table-cell>
          <table:table-cell table:style-name="ce4" table:formula="of:=[$Redistribution_central.L33]" office:value-type="float" office:value="0.232257089396181" calcext:value-type="float">
            <text:p>0.232257089396181</text:p>
          </table:table-cell>
          <table:table-cell table:style-name="ce4" table:formula="of:=[$Redistribution_central.M33]" office:value-type="float" office:value="0.235899253263813" calcext:value-type="float">
            <text:p>0.235899253263813</text:p>
          </table:table-cell>
          <table:table-cell table:number-columns-repeated="2"/>
          <table:table-cell table:style-name="ce4" table:formula="of:=[$redistribution_low.J33]" office:value-type="float" office:value="0.224740889523594" calcext:value-type="float">
            <text:p>0.224740889523594</text:p>
          </table:table-cell>
          <table:table-cell table:style-name="ce4" table:formula="of:=[$redistribution_low.K33]" office:value-type="float" office:value="0.256398934398872" calcext:value-type="float">
            <text:p>0.256398934398872</text:p>
          </table:table-cell>
          <table:table-cell table:style-name="ce4" table:formula="of:=[$redistribution_low.L33]" office:value-type="float" office:value="0.235663860954048" calcext:value-type="float">
            <text:p>0.235663860954048</text:p>
          </table:table-cell>
          <table:table-cell table:style-name="ce4" table:formula="of:=[$redistribution_low.M33]" office:value-type="float" office:value="0.239401351135694" calcext:value-type="float">
            <text:p>0.239401351135694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4634212726986" calcext:value-type="float">
            <text:p>0.224634212726986</text:p>
          </table:table-cell>
          <table:table-cell table:style-name="ce4" table:formula="of:=[$Redistribution_high.K34]" office:value-type="float" office:value="0.26218132819079" calcext:value-type="float">
            <text:p>0.26218132819079</text:p>
          </table:table-cell>
          <table:table-cell table:style-name="ce4" table:formula="of:=[$Redistribution_high.L34]" office:value-type="float" office:value="0.237261488123198" calcext:value-type="float">
            <text:p>0.237261488123198</text:p>
          </table:table-cell>
          <table:table-cell table:style-name="ce4" table:formula="of:=[$Redistribution_high.M34]" office:value-type="float" office:value="0.242649756827542" calcext:value-type="float">
            <text:p>0.242649756827542</text:p>
          </table:table-cell>
          <table:table-cell/>
          <table:table-cell table:style-name="ce4"/>
          <table:table-cell table:style-name="ce4" table:formula="of:=[$Redistribution_central.J34]" office:value-type="float" office:value="0.225224059942048" calcext:value-type="float">
            <text:p>0.225224059942048</text:p>
          </table:table-cell>
          <table:table-cell table:style-name="ce4" table:formula="of:=[$Redistribution_central.K34]" office:value-type="float" office:value="0.264791415112455" calcext:value-type="float">
            <text:p>0.264791415112455</text:p>
          </table:table-cell>
          <table:table-cell table:style-name="ce4" table:formula="of:=[$Redistribution_central.L34]" office:value-type="float" office:value="0.23762943753051" calcext:value-type="float">
            <text:p>0.23762943753051</text:p>
          </table:table-cell>
          <table:table-cell table:style-name="ce4" table:formula="of:=[$Redistribution_central.M34]" office:value-type="float" office:value="0.245458005704622" calcext:value-type="float">
            <text:p>0.245458005704622</text:p>
          </table:table-cell>
          <table:table-cell table:number-columns-repeated="2"/>
          <table:table-cell table:style-name="ce4" table:formula="of:=[$redistribution_low.J34]" office:value-type="float" office:value="0.22797189949161" calcext:value-type="float">
            <text:p>0.22797189949161</text:p>
          </table:table-cell>
          <table:table-cell table:style-name="ce4" table:formula="of:=[$redistribution_low.K34]" office:value-type="float" office:value="0.267668660617118" calcext:value-type="float">
            <text:p>0.267668660617118</text:p>
          </table:table-cell>
          <table:table-cell table:style-name="ce4" table:formula="of:=[$redistribution_low.L34]" office:value-type="float" office:value="0.241002375716443" calcext:value-type="float">
            <text:p>0.241002375716443</text:p>
          </table:table-cell>
          <table:table-cell table:style-name="ce4" table:formula="of:=[$redistribution_low.M34]" office:value-type="float" office:value="0.247311091850782" calcext:value-type="float">
            <text:p>0.247311091850782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21084924534243" calcext:value-type="float">
            <text:p>0.221084924534243</text:p>
          </table:table-cell>
          <table:table-cell table:style-name="ce4" table:formula="of:=[$Redistribution_high.K35]" office:value-type="float" office:value="0.249981748072563" calcext:value-type="float">
            <text:p>0.249981748072563</text:p>
          </table:table-cell>
          <table:table-cell table:style-name="ce4" table:formula="of:=[$Redistribution_high.L35]" office:value-type="float" office:value="0.231747431132034" calcext:value-type="float">
            <text:p>0.231747431132034</text:p>
          </table:table-cell>
          <table:table-cell table:style-name="ce4" table:formula="of:=[$Redistribution_high.M35]" office:value-type="float" office:value="0.233426368626183" calcext:value-type="float">
            <text:p>0.233426368626183</text:p>
          </table:table-cell>
          <table:table-cell/>
          <table:table-cell table:style-name="ce4"/>
          <table:table-cell table:style-name="ce4" table:formula="of:=[$Redistribution_central.J35]" office:value-type="float" office:value="0.21935096756405" calcext:value-type="float">
            <text:p>0.21935096756405</text:p>
          </table:table-cell>
          <table:table-cell table:style-name="ce4" table:formula="of:=[$Redistribution_central.K35]" office:value-type="float" office:value="0.248546150460646" calcext:value-type="float">
            <text:p>0.248546150460646</text:p>
          </table:table-cell>
          <table:table-cell table:style-name="ce4" table:formula="of:=[$Redistribution_central.L35]" office:value-type="float" office:value="0.229532622205244" calcext:value-type="float">
            <text:p>0.229532622205244</text:p>
          </table:table-cell>
          <table:table-cell table:style-name="ce4" table:formula="of:=[$Redistribution_central.M35]" office:value-type="float" office:value="0.232674194150527" calcext:value-type="float">
            <text:p>0.232674194150527</text:p>
          </table:table-cell>
          <table:table-cell table:number-columns-repeated="2"/>
          <table:table-cell table:style-name="ce4" table:formula="of:=[$redistribution_low.J35]" office:value-type="float" office:value="0.223357169001777" calcext:value-type="float">
            <text:p>0.223357169001777</text:p>
          </table:table-cell>
          <table:table-cell table:style-name="ce4" table:formula="of:=[$redistribution_low.K35]" office:value-type="float" office:value="0.253739164459654" calcext:value-type="float">
            <text:p>0.253739164459654</text:p>
          </table:table-cell>
          <table:table-cell table:style-name="ce4" table:formula="of:=[$redistribution_low.L35]" office:value-type="float" office:value="0.234401044719515" calcext:value-type="float">
            <text:p>0.234401044719515</text:p>
          </table:table-cell>
          <table:table-cell table:style-name="ce4" table:formula="of:=[$redistribution_low.M35]" office:value-type="float" office:value="0.236388720297641" calcext:value-type="float">
            <text:p>0.236388720297641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20977946109206" calcext:value-type="float">
            <text:p>0.220977946109206</text:p>
          </table:table-cell>
          <table:table-cell table:style-name="ce4" table:formula="of:=[$Redistribution_high.K36]" office:value-type="float" office:value="0.253853713927594" calcext:value-type="float">
            <text:p>0.253853713927594</text:p>
          </table:table-cell>
          <table:table-cell table:style-name="ce4" table:formula="of:=[$Redistribution_high.L36]" office:value-type="float" office:value="0.230666108998171" calcext:value-type="float">
            <text:p>0.230666108998171</text:p>
          </table:table-cell>
          <table:table-cell table:style-name="ce4" table:formula="of:=[$Redistribution_high.M36]" office:value-type="float" office:value="0.238732885074062" calcext:value-type="float">
            <text:p>0.238732885074062</text:p>
          </table:table-cell>
          <table:table-cell/>
          <table:table-cell table:style-name="ce4"/>
          <table:table-cell table:style-name="ce4" table:formula="of:=[$Redistribution_central.J36]" office:value-type="float" office:value="0.226146707875461" calcext:value-type="float">
            <text:p>0.226146707875461</text:p>
          </table:table-cell>
          <table:table-cell table:style-name="ce4" table:formula="of:=[$Redistribution_central.K36]" office:value-type="float" office:value="0.260707035284677" calcext:value-type="float">
            <text:p>0.260707035284677</text:p>
          </table:table-cell>
          <table:table-cell table:style-name="ce4" table:formula="of:=[$Redistribution_central.L36]" office:value-type="float" office:value="0.235960177779318" calcext:value-type="float">
            <text:p>0.235960177779318</text:p>
          </table:table-cell>
          <table:table-cell table:style-name="ce4" table:formula="of:=[$Redistribution_central.M36]" office:value-type="float" office:value="0.245168495934856" calcext:value-type="float">
            <text:p>0.245168495934856</text:p>
          </table:table-cell>
          <table:table-cell table:number-columns-repeated="2"/>
          <table:table-cell table:style-name="ce4" table:formula="of:=[$redistribution_low.J36]" office:value-type="float" office:value="0.224909317447863" calcext:value-type="float">
            <text:p>0.224909317447863</text:p>
          </table:table-cell>
          <table:table-cell table:style-name="ce4" table:formula="of:=[$redistribution_low.K36]" office:value-type="float" office:value="0.259792376954975" calcext:value-type="float">
            <text:p>0.259792376954975</text:p>
          </table:table-cell>
          <table:table-cell table:style-name="ce4" table:formula="of:=[$redistribution_low.L36]" office:value-type="float" office:value="0.235280349608761" calcext:value-type="float">
            <text:p>0.235280349608761</text:p>
          </table:table-cell>
          <table:table-cell table:style-name="ce4" table:formula="of:=[$redistribution_low.M36]" office:value-type="float" office:value="0.24335845030276" calcext:value-type="float">
            <text:p>0.24335845030276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11196184594624" calcext:value-type="float">
            <text:p>0.211196184594624</text:p>
          </table:table-cell>
          <table:table-cell table:style-name="ce4" table:formula="of:=[$Redistribution_high.K37]" office:value-type="float" office:value="0.238018149681397" calcext:value-type="float">
            <text:p>0.238018149681397</text:p>
          </table:table-cell>
          <table:table-cell table:style-name="ce4" table:formula="of:=[$Redistribution_high.L37]" office:value-type="float" office:value="0.22129148719947" calcext:value-type="float">
            <text:p>0.22129148719947</text:p>
          </table:table-cell>
          <table:table-cell table:style-name="ce4" table:formula="of:=[$Redistribution_high.M37]" office:value-type="float" office:value="0.2222349523494" calcext:value-type="float">
            <text:p>0.2222349523494</text:p>
          </table:table-cell>
          <table:table-cell/>
          <table:table-cell table:style-name="ce4"/>
          <table:table-cell table:style-name="ce4" table:formula="of:=[$Redistribution_central.J37]" office:value-type="float" office:value="0.221160513454857" calcext:value-type="float">
            <text:p>0.221160513454857</text:p>
          </table:table-cell>
          <table:table-cell table:style-name="ce4" table:formula="of:=[$Redistribution_central.K37]" office:value-type="float" office:value="0.246023778769939" calcext:value-type="float">
            <text:p>0.246023778769939</text:p>
          </table:table-cell>
          <table:table-cell table:style-name="ce4" table:formula="of:=[$Redistribution_central.L37]" office:value-type="float" office:value="0.231335291462879" calcext:value-type="float">
            <text:p>0.231335291462879</text:p>
          </table:table-cell>
          <table:table-cell table:style-name="ce4" table:formula="of:=[$Redistribution_central.M37]" office:value-type="float" office:value="0.230167758026038" calcext:value-type="float">
            <text:p>0.230167758026038</text:p>
          </table:table-cell>
          <table:table-cell table:number-columns-repeated="2"/>
          <table:table-cell table:style-name="ce4" table:formula="of:=[$redistribution_low.J37]" office:value-type="float" office:value="0.224523940107731" calcext:value-type="float">
            <text:p>0.224523940107731</text:p>
          </table:table-cell>
          <table:table-cell table:style-name="ce4" table:formula="of:=[$redistribution_low.K37]" office:value-type="float" office:value="0.25875707502362" calcext:value-type="float">
            <text:p>0.25875707502362</text:p>
          </table:table-cell>
          <table:table-cell table:style-name="ce4" table:formula="of:=[$redistribution_low.L37]" office:value-type="float" office:value="0.236062675806527" calcext:value-type="float">
            <text:p>0.236062675806527</text:p>
          </table:table-cell>
          <table:table-cell table:style-name="ce4" table:formula="of:=[$redistribution_low.M37]" office:value-type="float" office:value="0.240100458466011" calcext:value-type="float">
            <text:p>0.240100458466011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07778559608939" calcext:value-type="float">
            <text:p>0.207778559608939</text:p>
          </table:table-cell>
          <table:table-cell table:style-name="ce4" table:formula="of:=[$Redistribution_high.K38]" office:value-type="float" office:value="0.238823128108279" calcext:value-type="float">
            <text:p>0.238823128108279</text:p>
          </table:table-cell>
          <table:table-cell table:style-name="ce4" table:formula="of:=[$Redistribution_high.L38]" office:value-type="float" office:value="0.219854871240156" calcext:value-type="float">
            <text:p>0.219854871240156</text:p>
          </table:table-cell>
          <table:table-cell table:style-name="ce4" table:formula="of:=[$Redistribution_high.M38]" office:value-type="float" office:value="0.22007365171177" calcext:value-type="float">
            <text:p>0.22007365171177</text:p>
          </table:table-cell>
          <table:table-cell/>
          <table:table-cell table:style-name="ce4"/>
          <table:table-cell table:style-name="ce4" table:formula="of:=[$Redistribution_central.J38]" office:value-type="float" office:value="0.221697715865168" calcext:value-type="float">
            <text:p>0.221697715865168</text:p>
          </table:table-cell>
          <table:table-cell table:style-name="ce4" table:formula="of:=[$Redistribution_central.K38]" office:value-type="float" office:value="0.257584757216848" calcext:value-type="float">
            <text:p>0.257584757216848</text:p>
          </table:table-cell>
          <table:table-cell table:style-name="ce4" table:formula="of:=[$Redistribution_central.L38]" office:value-type="float" office:value="0.233917215752717" calcext:value-type="float">
            <text:p>0.233917215752717</text:p>
          </table:table-cell>
          <table:table-cell table:style-name="ce4" table:formula="of:=[$Redistribution_central.M38]" office:value-type="float" office:value="0.238195224355754" calcext:value-type="float">
            <text:p>0.238195224355754</text:p>
          </table:table-cell>
          <table:table-cell table:number-columns-repeated="2"/>
          <table:table-cell table:style-name="ce4" table:formula="of:=[$redistribution_low.J38]" office:value-type="float" office:value="0.223368487503986" calcext:value-type="float">
            <text:p>0.223368487503986</text:p>
          </table:table-cell>
          <table:table-cell table:style-name="ce4" table:formula="of:=[$redistribution_low.K38]" office:value-type="float" office:value="0.261930894499153" calcext:value-type="float">
            <text:p>0.261930894499153</text:p>
          </table:table-cell>
          <table:table-cell table:style-name="ce4" table:formula="of:=[$redistribution_low.L38]" office:value-type="float" office:value="0.236347412568442" calcext:value-type="float">
            <text:p>0.236347412568442</text:p>
          </table:table-cell>
          <table:table-cell table:style-name="ce4" table:formula="of:=[$redistribution_low.M38]" office:value-type="float" office:value="0.241111903767837" calcext:value-type="float">
            <text:p>0.241111903767837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09203069436414" calcext:value-type="float">
            <text:p>0.209203069436414</text:p>
          </table:table-cell>
          <table:table-cell table:style-name="ce4" table:formula="of:=[$Redistribution_high.K39]" office:value-type="float" office:value="0.232749547329899" calcext:value-type="float">
            <text:p>0.232749547329899</text:p>
          </table:table-cell>
          <table:table-cell table:style-name="ce4" table:formula="of:=[$Redistribution_high.L39]" office:value-type="float" office:value="0.219128233517945" calcext:value-type="float">
            <text:p>0.219128233517945</text:p>
          </table:table-cell>
          <table:table-cell table:style-name="ce4" table:formula="of:=[$Redistribution_high.M39]" office:value-type="float" office:value="0.217494428907722" calcext:value-type="float">
            <text:p>0.217494428907722</text:p>
          </table:table-cell>
          <table:table-cell/>
          <table:table-cell table:style-name="ce4"/>
          <table:table-cell table:style-name="ce4" table:formula="of:=[$Redistribution_central.J39]" office:value-type="float" office:value="0.219330991399691" calcext:value-type="float">
            <text:p>0.219330991399691</text:p>
          </table:table-cell>
          <table:table-cell table:style-name="ce4" table:formula="of:=[$Redistribution_central.K39]" office:value-type="float" office:value="0.251360121521787" calcext:value-type="float">
            <text:p>0.251360121521787</text:p>
          </table:table-cell>
          <table:table-cell table:style-name="ce4" table:formula="of:=[$Redistribution_central.L39]" office:value-type="float" office:value="0.229422638131135" calcext:value-type="float">
            <text:p>0.229422638131135</text:p>
          </table:table-cell>
          <table:table-cell table:style-name="ce4" table:formula="of:=[$Redistribution_central.M39]" office:value-type="float" office:value="0.234937676042976" calcext:value-type="float">
            <text:p>0.234937676042976</text:p>
          </table:table-cell>
          <table:table-cell table:number-columns-repeated="2"/>
          <table:table-cell table:style-name="ce4" table:formula="of:=[$redistribution_low.J39]" office:value-type="float" office:value="0.220750557264082" calcext:value-type="float">
            <text:p>0.220750557264082</text:p>
          </table:table-cell>
          <table:table-cell table:style-name="ce4" table:formula="of:=[$redistribution_low.K39]" office:value-type="float" office:value="0.254959836539155" calcext:value-type="float">
            <text:p>0.254959836539155</text:p>
          </table:table-cell>
          <table:table-cell table:style-name="ce4" table:formula="of:=[$redistribution_low.L39]" office:value-type="float" office:value="0.231850719914761" calcext:value-type="float">
            <text:p>0.231850719914761</text:p>
          </table:table-cell>
          <table:table-cell table:style-name="ce4" table:formula="of:=[$redistribution_low.M39]" office:value-type="float" office:value="0.236666222321811" calcext:value-type="float">
            <text:p>0.236666222321811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11721926960375" calcext:value-type="float">
            <text:p>0.211721926960375</text:p>
          </table:table-cell>
          <table:table-cell table:style-name="ce4" table:formula="of:=[$Redistribution_high.K40]" office:value-type="float" office:value="0.23575220334318" calcext:value-type="float">
            <text:p>0.23575220334318</text:p>
          </table:table-cell>
          <table:table-cell table:style-name="ce4" table:formula="of:=[$Redistribution_high.L40]" office:value-type="float" office:value="0.221512664224753" calcext:value-type="float">
            <text:p>0.221512664224753</text:p>
          </table:table-cell>
          <table:table-cell table:style-name="ce4" table:formula="of:=[$Redistribution_high.M40]" office:value-type="float" office:value="0.220701605577544" calcext:value-type="float">
            <text:p>0.220701605577544</text:p>
          </table:table-cell>
          <table:table-cell/>
          <table:table-cell table:style-name="ce4"/>
          <table:table-cell table:style-name="ce4" table:formula="of:=[$Redistribution_central.J40]" office:value-type="float" office:value="0.215299651225318" calcext:value-type="float">
            <text:p>0.215299651225318</text:p>
          </table:table-cell>
          <table:table-cell table:style-name="ce4" table:formula="of:=[$Redistribution_central.K40]" office:value-type="float" office:value="0.244588656405513" calcext:value-type="float">
            <text:p>0.244588656405513</text:p>
          </table:table-cell>
          <table:table-cell table:style-name="ce4" table:formula="of:=[$Redistribution_central.L40]" office:value-type="float" office:value="0.224311556541102" calcext:value-type="float">
            <text:p>0.224311556541102</text:p>
          </table:table-cell>
          <table:table-cell table:style-name="ce4" table:formula="of:=[$Redistribution_central.M40]" office:value-type="float" office:value="0.230084127421279" calcext:value-type="float">
            <text:p>0.230084127421279</text:p>
          </table:table-cell>
          <table:table-cell table:number-columns-repeated="2"/>
          <table:table-cell table:style-name="ce4" table:formula="of:=[$redistribution_low.J40]" office:value-type="float" office:value="0.226461864712464" calcext:value-type="float">
            <text:p>0.226461864712464</text:p>
          </table:table-cell>
          <table:table-cell table:style-name="ce4" table:formula="of:=[$redistribution_low.K40]" office:value-type="float" office:value="0.261180345810716" calcext:value-type="float">
            <text:p>0.261180345810716</text:p>
          </table:table-cell>
          <table:table-cell table:style-name="ce4" table:formula="of:=[$redistribution_low.L40]" office:value-type="float" office:value="0.237058080360675" calcext:value-type="float">
            <text:p>0.237058080360675</text:p>
          </table:table-cell>
          <table:table-cell table:style-name="ce4" table:formula="of:=[$redistribution_low.M40]" office:value-type="float" office:value="0.243882993335226" calcext:value-type="float">
            <text:p>0.243882993335226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08931693173423" calcext:value-type="float">
            <text:p>0.208931693173423</text:p>
          </table:table-cell>
          <table:table-cell table:style-name="ce4" table:formula="of:=[$Redistribution_high.K41]" office:value-type="float" office:value="0.229598917267278" calcext:value-type="float">
            <text:p>0.229598917267278</text:p>
          </table:table-cell>
          <table:table-cell table:style-name="ce4" table:formula="of:=[$Redistribution_high.L41]" office:value-type="float" office:value="0.219158896656641" calcext:value-type="float">
            <text:p>0.219158896656641</text:p>
          </table:table-cell>
          <table:table-cell table:style-name="ce4" table:formula="of:=[$Redistribution_high.M41]" office:value-type="float" office:value="0.213812877803795" calcext:value-type="float">
            <text:p>0.213812877803795</text:p>
          </table:table-cell>
          <table:table-cell/>
          <table:table-cell table:style-name="ce4"/>
          <table:table-cell table:style-name="ce4" table:formula="of:=[$Redistribution_central.J41]" office:value-type="float" office:value="0.21823532979756" calcext:value-type="float">
            <text:p>0.21823532979756</text:p>
          </table:table-cell>
          <table:table-cell table:style-name="ce4" table:formula="of:=[$Redistribution_central.K41]" office:value-type="float" office:value="0.248275005412202" calcext:value-type="float">
            <text:p>0.248275005412202</text:p>
          </table:table-cell>
          <table:table-cell table:style-name="ce4" table:formula="of:=[$Redistribution_central.L41]" office:value-type="float" office:value="0.228375817851693" calcext:value-type="float">
            <text:p>0.228375817851693</text:p>
          </table:table-cell>
          <table:table-cell table:style-name="ce4" table:formula="of:=[$Redistribution_central.M41]" office:value-type="float" office:value="0.231662297526728" calcext:value-type="float">
            <text:p>0.231662297526728</text:p>
          </table:table-cell>
          <table:table-cell table:number-columns-repeated="2"/>
          <table:table-cell table:style-name="ce4" table:formula="of:=[$redistribution_low.J41]" office:value-type="float" office:value="0.225782707409604" calcext:value-type="float">
            <text:p>0.225782707409604</text:p>
          </table:table-cell>
          <table:table-cell table:style-name="ce4" table:formula="of:=[$redistribution_low.K41]" office:value-type="float" office:value="0.260977522482457" calcext:value-type="float">
            <text:p>0.260977522482457</text:p>
          </table:table-cell>
          <table:table-cell table:style-name="ce4" table:formula="of:=[$redistribution_low.L41]" office:value-type="float" office:value="0.237209050573167" calcext:value-type="float">
            <text:p>0.237209050573167</text:p>
          </table:table-cell>
          <table:table-cell table:style-name="ce4" table:formula="of:=[$redistribution_low.M41]" office:value-type="float" office:value="0.24186589789505" calcext:value-type="float">
            <text:p>0.24186589789505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12320256174777" calcext:value-type="float">
            <text:p>0.212320256174777</text:p>
          </table:table-cell>
          <table:table-cell table:style-name="ce4" table:formula="of:=[$Redistribution_high.K42]" office:value-type="float" office:value="0.238520103586708" calcext:value-type="float">
            <text:p>0.238520103586708</text:p>
          </table:table-cell>
          <table:table-cell table:style-name="ce4" table:formula="of:=[$Redistribution_high.L42]" office:value-type="float" office:value="0.224976065903492" calcext:value-type="float">
            <text:p>0.224976065903492</text:p>
          </table:table-cell>
          <table:table-cell table:style-name="ce4" table:formula="of:=[$Redistribution_high.M42]" office:value-type="float" office:value="0.219030313111904" calcext:value-type="float">
            <text:p>0.219030313111904</text:p>
          </table:table-cell>
          <table:table-cell/>
          <table:table-cell table:style-name="ce4"/>
          <table:table-cell table:style-name="ce4" table:formula="of:=[$Redistribution_central.J42]" office:value-type="float" office:value="0.215512361655363" calcext:value-type="float">
            <text:p>0.215512361655363</text:p>
          </table:table-cell>
          <table:table-cell table:style-name="ce4" table:formula="of:=[$Redistribution_central.K42]" office:value-type="float" office:value="0.245684518006987" calcext:value-type="float">
            <text:p>0.245684518006987</text:p>
          </table:table-cell>
          <table:table-cell table:style-name="ce4" table:formula="of:=[$Redistribution_central.L42]" office:value-type="float" office:value="0.227344726566995" calcext:value-type="float">
            <text:p>0.227344726566995</text:p>
          </table:table-cell>
          <table:table-cell table:style-name="ce4" table:formula="of:=[$Redistribution_central.M42]" office:value-type="float" office:value="0.226768483547314" calcext:value-type="float">
            <text:p>0.226768483547314</text:p>
          </table:table-cell>
          <table:table-cell table:number-columns-repeated="2"/>
          <table:table-cell table:style-name="ce4" table:formula="of:=[$redistribution_low.J42]" office:value-type="float" office:value="0.224882988762956" calcext:value-type="float">
            <text:p>0.224882988762956</text:p>
          </table:table-cell>
          <table:table-cell table:style-name="ce4" table:formula="of:=[$redistribution_low.K42]" office:value-type="float" office:value="0.259898309121037" calcext:value-type="float">
            <text:p>0.259898309121037</text:p>
          </table:table-cell>
          <table:table-cell table:style-name="ce4" table:formula="of:=[$redistribution_low.L42]" office:value-type="float" office:value="0.238036656474223" calcext:value-type="float">
            <text:p>0.238036656474223</text:p>
          </table:table-cell>
          <table:table-cell table:style-name="ce4" table:formula="of:=[$redistribution_low.M42]" office:value-type="float" office:value="0.238260945780569" calcext:value-type="float">
            <text:p>0.238260945780569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19359153692201" calcext:value-type="float">
            <text:p>0.219359153692201</text:p>
          </table:table-cell>
          <table:table-cell table:style-name="ce4" table:formula="of:=[$Redistribution_high.K43]" office:value-type="float" office:value="0.237582508649044" calcext:value-type="float">
            <text:p>0.237582508649044</text:p>
          </table:table-cell>
          <table:table-cell table:style-name="ce4" table:formula="of:=[$Redistribution_high.L43]" office:value-type="float" office:value="0.230110186201207" calcext:value-type="float">
            <text:p>0.230110186201207</text:p>
          </table:table-cell>
          <table:table-cell table:style-name="ce4" table:formula="of:=[$Redistribution_high.M43]" office:value-type="float" office:value="0.220950559570863" calcext:value-type="float">
            <text:p>0.220950559570863</text:p>
          </table:table-cell>
          <table:table-cell/>
          <table:table-cell table:style-name="ce4"/>
          <table:table-cell table:style-name="ce4" table:formula="of:=[$Redistribution_central.J43]" office:value-type="float" office:value="0.21732051605906" calcext:value-type="float">
            <text:p>0.21732051605906</text:p>
          </table:table-cell>
          <table:table-cell table:style-name="ce4" table:formula="of:=[$Redistribution_central.K43]" office:value-type="float" office:value="0.236944898991668" calcext:value-type="float">
            <text:p>0.236944898991668</text:p>
          </table:table-cell>
          <table:table-cell table:style-name="ce4" table:formula="of:=[$Redistribution_central.L43]" office:value-type="float" office:value="0.227202249846684" calcext:value-type="float">
            <text:p>0.227202249846684</text:p>
          </table:table-cell>
          <table:table-cell table:style-name="ce4" table:formula="of:=[$Redistribution_central.M43]" office:value-type="float" office:value="0.221335057128887" calcext:value-type="float">
            <text:p>0.221335057128887</text:p>
          </table:table-cell>
          <table:table-cell table:number-columns-repeated="2"/>
          <table:table-cell table:style-name="ce4" table:formula="of:=[$redistribution_low.J43]" office:value-type="float" office:value="0.217394178706563" calcext:value-type="float">
            <text:p>0.217394178706563</text:p>
          </table:table-cell>
          <table:table-cell table:style-name="ce4" table:formula="of:=[$redistribution_low.K43]" office:value-type="float" office:value="0.233970501238642" calcext:value-type="float">
            <text:p>0.233970501238642</text:p>
          </table:table-cell>
          <table:table-cell table:style-name="ce4" table:formula="of:=[$redistribution_low.L43]" office:value-type="float" office:value="0.228138103774436" calcext:value-type="float">
            <text:p>0.228138103774436</text:p>
          </table:table-cell>
          <table:table-cell table:style-name="ce4" table:formula="of:=[$redistribution_low.M43]" office:value-type="float" office:value="0.216875324213286" calcext:value-type="float">
            <text:p>0.216875324213286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16517316946225" calcext:value-type="float">
            <text:p>0.216517316946225</text:p>
          </table:table-cell>
          <table:table-cell table:style-name="ce4" table:formula="of:=[$Redistribution_high.K44]" office:value-type="float" office:value="0.230299413989182" calcext:value-type="float">
            <text:p>0.230299413989182</text:p>
          </table:table-cell>
          <table:table-cell table:style-name="ce4" table:formula="of:=[$Redistribution_high.L44]" office:value-type="float" office:value="0.226549712003096" calcext:value-type="float">
            <text:p>0.226549712003096</text:p>
          </table:table-cell>
          <table:table-cell table:style-name="ce4" table:formula="of:=[$Redistribution_high.M44]" office:value-type="float" office:value="0.215147633412146" calcext:value-type="float">
            <text:p>0.215147633412146</text:p>
          </table:table-cell>
          <table:table-cell/>
          <table:table-cell table:style-name="ce4"/>
          <table:table-cell table:style-name="ce4" table:formula="of:=[$Redistribution_central.J44]" office:value-type="float" office:value="0.216395700690232" calcext:value-type="float">
            <text:p>0.216395700690232</text:p>
          </table:table-cell>
          <table:table-cell table:style-name="ce4" table:formula="of:=[$Redistribution_central.K44]" office:value-type="float" office:value="0.242982134578878" calcext:value-type="float">
            <text:p>0.242982134578878</text:p>
          </table:table-cell>
          <table:table-cell table:style-name="ce4" table:formula="of:=[$Redistribution_central.L44]" office:value-type="float" office:value="0.22606010805871" calcext:value-type="float">
            <text:p>0.22606010805871</text:p>
          </table:table-cell>
          <table:table-cell table:style-name="ce4" table:formula="of:=[$Redistribution_central.M44]" office:value-type="float" office:value="0.227298472435548" calcext:value-type="float">
            <text:p>0.227298472435548</text:p>
          </table:table-cell>
          <table:table-cell table:number-columns-repeated="2"/>
          <table:table-cell table:style-name="ce4" table:formula="of:=[$redistribution_low.J44]" office:value-type="float" office:value="0.219396116906476" calcext:value-type="float">
            <text:p>0.219396116906476</text:p>
          </table:table-cell>
          <table:table-cell table:style-name="ce4" table:formula="of:=[$redistribution_low.K44]" office:value-type="float" office:value="0.241127993978955" calcext:value-type="float">
            <text:p>0.241127993978955</text:p>
          </table:table-cell>
          <table:table-cell table:style-name="ce4" table:formula="of:=[$redistribution_low.L44]" office:value-type="float" office:value="0.229877052412177" calcext:value-type="float">
            <text:p>0.229877052412177</text:p>
          </table:table-cell>
          <table:table-cell table:style-name="ce4" table:formula="of:=[$redistribution_low.M44]" office:value-type="float" office:value="0.224214037644327" calcext:value-type="float">
            <text:p>0.224214037644327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121202817967" calcext:value-type="float">
            <text:p>0.2121202817967</text:p>
          </table:table-cell>
          <table:table-cell table:style-name="ce4" table:formula="of:=[$Redistribution_high.K45]" office:value-type="float" office:value="0.225589926466184" calcext:value-type="float">
            <text:p>0.225589926466184</text:p>
          </table:table-cell>
          <table:table-cell table:style-name="ce4" table:formula="of:=[$Redistribution_high.L45]" office:value-type="float" office:value="0.222432335504789" calcext:value-type="float">
            <text:p>0.222432335504789</text:p>
          </table:table-cell>
          <table:table-cell table:style-name="ce4" table:formula="of:=[$Redistribution_high.M45]" office:value-type="float" office:value="0.209866054167961" calcext:value-type="float">
            <text:p>0.209866054167961</text:p>
          </table:table-cell>
          <table:table-cell/>
          <table:table-cell table:style-name="ce4"/>
          <table:table-cell table:style-name="ce4" table:formula="of:=[$Redistribution_central.J45]" office:value-type="float" office:value="0.220211972571882" calcext:value-type="float">
            <text:p>0.220211972571882</text:p>
          </table:table-cell>
          <table:table-cell table:style-name="ce4" table:formula="of:=[$Redistribution_central.K45]" office:value-type="float" office:value="0.24467349042884" calcext:value-type="float">
            <text:p>0.24467349042884</text:p>
          </table:table-cell>
          <table:table-cell table:style-name="ce4" table:formula="of:=[$Redistribution_central.L45]" office:value-type="float" office:value="0.230171957228267" calcext:value-type="float">
            <text:p>0.230171957228267</text:p>
          </table:table-cell>
          <table:table-cell table:style-name="ce4" table:formula="of:=[$Redistribution_central.M45]" office:value-type="float" office:value="0.228440895705028" calcext:value-type="float">
            <text:p>0.228440895705028</text:p>
          </table:table-cell>
          <table:table-cell table:number-columns-repeated="2"/>
          <table:table-cell table:style-name="ce4" table:formula="of:=[$redistribution_low.J45]" office:value-type="float" office:value="0.219215153476448" calcext:value-type="float">
            <text:p>0.219215153476448</text:p>
          </table:table-cell>
          <table:table-cell table:style-name="ce4" table:formula="of:=[$redistribution_low.K45]" office:value-type="float" office:value="0.239438619980275" calcext:value-type="float">
            <text:p>0.239438619980275</text:p>
          </table:table-cell>
          <table:table-cell table:style-name="ce4" table:formula="of:=[$redistribution_low.L45]" office:value-type="float" office:value="0.230521827363119" calcext:value-type="float">
            <text:p>0.230521827363119</text:p>
          </table:table-cell>
          <table:table-cell table:style-name="ce4" table:formula="of:=[$redistribution_low.M45]" office:value-type="float" office:value="0.220882581744877" calcext:value-type="float">
            <text:p>0.220882581744877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09250865911424" calcext:value-type="float">
            <text:p>0.209250865911424</text:p>
          </table:table-cell>
          <table:table-cell table:style-name="ce4" table:formula="of:=[$Redistribution_high.K46]" office:value-type="float" office:value="0.222027121402202" calcext:value-type="float">
            <text:p>0.222027121402202</text:p>
          </table:table-cell>
          <table:table-cell table:style-name="ce4" table:formula="of:=[$Redistribution_high.L46]" office:value-type="float" office:value="0.222005236566801" calcext:value-type="float">
            <text:p>0.222005236566801</text:p>
          </table:table-cell>
          <table:table-cell table:style-name="ce4" table:formula="of:=[$Redistribution_high.M46]" office:value-type="float" office:value="0.203073511870541" calcext:value-type="float">
            <text:p>0.203073511870541</text:p>
          </table:table-cell>
          <table:table-cell/>
          <table:table-cell table:style-name="ce4"/>
          <table:table-cell table:style-name="ce4" table:formula="of:=[$Redistribution_central.J46]" office:value-type="float" office:value="0.220386434006254" calcext:value-type="float">
            <text:p>0.220386434006254</text:p>
          </table:table-cell>
          <table:table-cell table:style-name="ce4" table:formula="of:=[$Redistribution_central.K46]" office:value-type="float" office:value="0.251865285564652" calcext:value-type="float">
            <text:p>0.251865285564652</text:p>
          </table:table-cell>
          <table:table-cell table:style-name="ce4" table:formula="of:=[$Redistribution_central.L46]" office:value-type="float" office:value="0.232652604557043" calcext:value-type="float">
            <text:p>0.232652604557043</text:p>
          </table:table-cell>
          <table:table-cell table:style-name="ce4" table:formula="of:=[$Redistribution_central.M46]" office:value-type="float" office:value="0.231652298305017" calcext:value-type="float">
            <text:p>0.231652298305017</text:p>
          </table:table-cell>
          <table:table-cell table:number-columns-repeated="2"/>
          <table:table-cell table:style-name="ce4" table:formula="of:=[$redistribution_low.J46]" office:value-type="float" office:value="0.219604749012789" calcext:value-type="float">
            <text:p>0.219604749012789</text:p>
          </table:table-cell>
          <table:table-cell table:style-name="ce4" table:formula="of:=[$redistribution_low.K46]" office:value-type="float" office:value="0.245583097400442" calcext:value-type="float">
            <text:p>0.245583097400442</text:p>
          </table:table-cell>
          <table:table-cell table:style-name="ce4" table:formula="of:=[$redistribution_low.L46]" office:value-type="float" office:value="0.23281426156627" calcext:value-type="float">
            <text:p>0.23281426156627</text:p>
          </table:table-cell>
          <table:table-cell table:style-name="ce4" table:formula="of:=[$redistribution_low.M46]" office:value-type="float" office:value="0.223899652495544" calcext:value-type="float">
            <text:p>0.223899652495544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14566825855445" calcext:value-type="float">
            <text:p>0.214566825855445</text:p>
          </table:table-cell>
          <table:table-cell table:style-name="ce4" table:formula="of:=[$Redistribution_high.K47]" office:value-type="float" office:value="0.219971735504286" calcext:value-type="float">
            <text:p>0.219971735504286</text:p>
          </table:table-cell>
          <table:table-cell table:style-name="ce4" table:formula="of:=[$Redistribution_high.L47]" office:value-type="float" office:value="0.225192180152699" calcext:value-type="float">
            <text:p>0.225192180152699</text:p>
          </table:table-cell>
          <table:table-cell table:style-name="ce4" table:formula="of:=[$Redistribution_high.M47]" office:value-type="float" office:value="0.20423956260199" calcext:value-type="float">
            <text:p>0.20423956260199</text:p>
          </table:table-cell>
          <table:table-cell/>
          <table:table-cell table:style-name="ce4"/>
          <table:table-cell table:style-name="ce4" table:formula="of:=[$Redistribution_central.J47]" office:value-type="float" office:value="0.233662801680124" calcext:value-type="float">
            <text:p>0.233662801680124</text:p>
          </table:table-cell>
          <table:table-cell table:style-name="ce4" table:formula="of:=[$Redistribution_central.K47]" office:value-type="float" office:value="0.270777348107928" calcext:value-type="float">
            <text:p>0.270777348107928</text:p>
          </table:table-cell>
          <table:table-cell table:style-name="ce4" table:formula="of:=[$Redistribution_central.L47]" office:value-type="float" office:value="0.24395702482387" calcext:value-type="float">
            <text:p>0.24395702482387</text:p>
          </table:table-cell>
          <table:table-cell table:style-name="ce4" table:formula="of:=[$Redistribution_central.M47]" office:value-type="float" office:value="0.253081638235942" calcext:value-type="float">
            <text:p>0.253081638235942</text:p>
          </table:table-cell>
          <table:table-cell table:number-columns-repeated="2"/>
          <table:table-cell table:style-name="ce4" table:formula="of:=[$redistribution_low.J47]" office:value-type="float" office:value="0.230003334059613" calcext:value-type="float">
            <text:p>0.230003334059613</text:p>
          </table:table-cell>
          <table:table-cell table:style-name="ce4" table:formula="of:=[$redistribution_low.K47]" office:value-type="float" office:value="0.253796140372885" calcext:value-type="float">
            <text:p>0.253796140372885</text:p>
          </table:table-cell>
          <table:table-cell table:style-name="ce4" table:formula="of:=[$redistribution_low.L47]" office:value-type="float" office:value="0.241037693779899" calcext:value-type="float">
            <text:p>0.241037693779899</text:p>
          </table:table-cell>
          <table:table-cell table:style-name="ce4" table:formula="of:=[$redistribution_low.M47]" office:value-type="float" office:value="0.23512778358507" calcext:value-type="float">
            <text:p>0.23512778358507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14455994902491" calcext:value-type="float">
            <text:p>0.214455994902491</text:p>
          </table:table-cell>
          <table:table-cell table:style-name="ce4" table:formula="of:=[$Redistribution_high.K48]" office:value-type="float" office:value="0.2246700112184" calcext:value-type="float">
            <text:p>0.2246700112184</text:p>
          </table:table-cell>
          <table:table-cell table:style-name="ce4" table:formula="of:=[$Redistribution_high.L48]" office:value-type="float" office:value="0.224759316337961" calcext:value-type="float">
            <text:p>0.224759316337961</text:p>
          </table:table-cell>
          <table:table-cell table:style-name="ce4" table:formula="of:=[$Redistribution_high.M48]" office:value-type="float" office:value="0.209126293354805" calcext:value-type="float">
            <text:p>0.209126293354805</text:p>
          </table:table-cell>
          <table:table-cell/>
          <table:table-cell table:style-name="ce4"/>
          <table:table-cell table:style-name="ce4" table:formula="of:=[$Redistribution_central.J48]" office:value-type="float" office:value="0.223318401074806" calcext:value-type="float">
            <text:p>0.223318401074806</text:p>
          </table:table-cell>
          <table:table-cell table:style-name="ce4" table:formula="of:=[$Redistribution_central.K48]" office:value-type="float" office:value="0.246549823537952" calcext:value-type="float">
            <text:p>0.246549823537952</text:p>
          </table:table-cell>
          <table:table-cell table:style-name="ce4" table:formula="of:=[$Redistribution_central.L48]" office:value-type="float" office:value="0.233444646429302" calcext:value-type="float">
            <text:p>0.233444646429302</text:p>
          </table:table-cell>
          <table:table-cell table:style-name="ce4" table:formula="of:=[$Redistribution_central.M48]" office:value-type="float" office:value="0.229999921864518" calcext:value-type="float">
            <text:p>0.229999921864518</text:p>
          </table:table-cell>
          <table:table-cell table:number-columns-repeated="2"/>
          <table:table-cell table:style-name="ce4" table:formula="of:=[$redistribution_low.J48]" office:value-type="float" office:value="0.227934128859405" calcext:value-type="float">
            <text:p>0.227934128859405</text:p>
          </table:table-cell>
          <table:table-cell table:style-name="ce4" table:formula="of:=[$redistribution_low.K48]" office:value-type="float" office:value="0.256144253550215" calcext:value-type="float">
            <text:p>0.256144253550215</text:p>
          </table:table-cell>
          <table:table-cell table:style-name="ce4" table:formula="of:=[$redistribution_low.L48]" office:value-type="float" office:value="0.239411177603385" calcext:value-type="float">
            <text:p>0.239411177603385</text:p>
          </table:table-cell>
          <table:table-cell table:style-name="ce4" table:formula="of:=[$redistribution_low.M48]" office:value-type="float" office:value="0.236425767247797" calcext:value-type="float">
            <text:p>0.236425767247797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15478414685859" calcext:value-type="float">
            <text:p>0.215478414685859</text:p>
          </table:table-cell>
          <table:table-cell table:style-name="ce4" table:formula="of:=[$Redistribution_high.K49]" office:value-type="float" office:value="0.232879380060492" calcext:value-type="float">
            <text:p>0.232879380060492</text:p>
          </table:table-cell>
          <table:table-cell table:style-name="ce4" table:formula="of:=[$Redistribution_high.L49]" office:value-type="float" office:value="0.226216626884229" calcext:value-type="float">
            <text:p>0.226216626884229</text:p>
          </table:table-cell>
          <table:table-cell table:style-name="ce4" table:formula="of:=[$Redistribution_high.M49]" office:value-type="float" office:value="0.216082514250666" calcext:value-type="float">
            <text:p>0.216082514250666</text:p>
          </table:table-cell>
          <table:table-cell/>
          <table:table-cell table:style-name="ce4"/>
          <table:table-cell table:style-name="ce4" table:formula="of:=[$Redistribution_central.J49]" office:value-type="float" office:value="0.224777742208557" calcext:value-type="float">
            <text:p>0.224777742208557</text:p>
          </table:table-cell>
          <table:table-cell table:style-name="ce4" table:formula="of:=[$Redistribution_central.K49]" office:value-type="float" office:value="0.247756525435914" calcext:value-type="float">
            <text:p>0.247756525435914</text:p>
          </table:table-cell>
          <table:table-cell table:style-name="ce4" table:formula="of:=[$Redistribution_central.L49]" office:value-type="float" office:value="0.234845239311576" calcext:value-type="float">
            <text:p>0.234845239311576</text:p>
          </table:table-cell>
          <table:table-cell table:style-name="ce4" table:formula="of:=[$Redistribution_central.M49]" office:value-type="float" office:value="0.231148546158848" calcext:value-type="float">
            <text:p>0.231148546158848</text:p>
          </table:table-cell>
          <table:table-cell table:number-columns-repeated="2"/>
          <table:table-cell table:style-name="ce4" table:formula="of:=[$redistribution_low.J49]" office:value-type="float" office:value="0.227607233655056" calcext:value-type="float">
            <text:p>0.227607233655056</text:p>
          </table:table-cell>
          <table:table-cell table:style-name="ce4" table:formula="of:=[$redistribution_low.K49]" office:value-type="float" office:value="0.256977882954598" calcext:value-type="float">
            <text:p>0.256977882954598</text:p>
          </table:table-cell>
          <table:table-cell table:style-name="ce4" table:formula="of:=[$redistribution_low.L49]" office:value-type="float" office:value="0.238960071953091" calcext:value-type="float">
            <text:p>0.238960071953091</text:p>
          </table:table-cell>
          <table:table-cell table:style-name="ce4" table:formula="of:=[$redistribution_low.M49]" office:value-type="float" office:value="0.237219368709227" calcext:value-type="float">
            <text:p>0.237219368709227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10977788924743" calcext:value-type="float">
            <text:p>0.210977788924743</text:p>
          </table:table-cell>
          <table:table-cell table:style-name="ce4" table:formula="of:=[$Redistribution_high.K50]" office:value-type="float" office:value="0.227399189115026" calcext:value-type="float">
            <text:p>0.227399189115026</text:p>
          </table:table-cell>
          <table:table-cell table:style-name="ce4" table:formula="of:=[$Redistribution_high.L50]" office:value-type="float" office:value="0.223749575491961" calcext:value-type="float">
            <text:p>0.223749575491961</text:p>
          </table:table-cell>
          <table:table-cell table:style-name="ce4" table:formula="of:=[$Redistribution_high.M50]" office:value-type="float" office:value="0.207927140588872" calcext:value-type="float">
            <text:p>0.207927140588872</text:p>
          </table:table-cell>
          <table:table-cell/>
          <table:table-cell table:style-name="ce4"/>
          <table:table-cell table:style-name="ce4" table:formula="of:=[$Redistribution_central.J50]" office:value-type="float" office:value="0.217552318885005" calcext:value-type="float">
            <text:p>0.217552318885005</text:p>
          </table:table-cell>
          <table:table-cell table:style-name="ce4" table:formula="of:=[$Redistribution_central.K50]" office:value-type="float" office:value="0.238858083889976" calcext:value-type="float">
            <text:p>0.238858083889976</text:p>
          </table:table-cell>
          <table:table-cell table:style-name="ce4" table:formula="of:=[$Redistribution_central.L50]" office:value-type="float" office:value="0.228979127160779" calcext:value-type="float">
            <text:p>0.228979127160779</text:p>
          </table:table-cell>
          <table:table-cell table:style-name="ce4" table:formula="of:=[$Redistribution_central.M50]" office:value-type="float" office:value="0.220271263654456" calcext:value-type="float">
            <text:p>0.220271263654456</text:p>
          </table:table-cell>
          <table:table-cell table:number-columns-repeated="2"/>
          <table:table-cell table:style-name="ce4" table:formula="of:=[$redistribution_low.J50]" office:value-type="float" office:value="0.224010444051031" calcext:value-type="float">
            <text:p>0.224010444051031</text:p>
          </table:table-cell>
          <table:table-cell table:style-name="ce4" table:formula="of:=[$redistribution_low.K50]" office:value-type="float" office:value="0.252187130222584" calcext:value-type="float">
            <text:p>0.252187130222584</text:p>
          </table:table-cell>
          <table:table-cell table:style-name="ce4" table:formula="of:=[$redistribution_low.L50]" office:value-type="float" office:value="0.237418163559036" calcext:value-type="float">
            <text:p>0.237418163559036</text:p>
          </table:table-cell>
          <table:table-cell table:style-name="ce4" table:formula="of:=[$redistribution_low.M50]" office:value-type="float" office:value="0.229447875998655" calcext:value-type="float">
            <text:p>0.229447875998655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19631468355454" calcext:value-type="float">
            <text:p>0.219631468355454</text:p>
          </table:table-cell>
          <table:table-cell table:style-name="ce4" table:formula="of:=[$Redistribution_high.K51]" office:value-type="float" office:value="0.235340995091203" calcext:value-type="float">
            <text:p>0.235340995091203</text:p>
          </table:table-cell>
          <table:table-cell table:style-name="ce4" table:formula="of:=[$Redistribution_high.L51]" office:value-type="float" office:value="0.230087762442239" calcext:value-type="float">
            <text:p>0.230087762442239</text:p>
          </table:table-cell>
          <table:table-cell table:style-name="ce4" table:formula="of:=[$Redistribution_high.M51]" office:value-type="float" office:value="0.219092561732743" calcext:value-type="float">
            <text:p>0.219092561732743</text:p>
          </table:table-cell>
          <table:table-cell/>
          <table:table-cell table:style-name="ce4"/>
          <table:table-cell table:style-name="ce4" table:formula="of:=[$Redistribution_central.J51]" office:value-type="float" office:value="0.219513479820226" calcext:value-type="float">
            <text:p>0.219513479820226</text:p>
          </table:table-cell>
          <table:table-cell table:style-name="ce4" table:formula="of:=[$Redistribution_central.K51]" office:value-type="float" office:value="0.235192620597154" calcext:value-type="float">
            <text:p>0.235192620597154</text:p>
          </table:table-cell>
          <table:table-cell table:style-name="ce4" table:formula="of:=[$Redistribution_central.L51]" office:value-type="float" office:value="0.228397610095576" calcext:value-type="float">
            <text:p>0.228397610095576</text:p>
          </table:table-cell>
          <table:table-cell table:style-name="ce4" table:formula="of:=[$Redistribution_central.M51]" office:value-type="float" office:value="0.220693667148713" calcext:value-type="float">
            <text:p>0.220693667148713</text:p>
          </table:table-cell>
          <table:table-cell table:number-columns-repeated="2"/>
          <table:table-cell table:style-name="ce4" table:formula="of:=[$redistribution_low.J51]" office:value-type="float" office:value="0.225844174957878" calcext:value-type="float">
            <text:p>0.225844174957878</text:p>
          </table:table-cell>
          <table:table-cell table:style-name="ce4" table:formula="of:=[$redistribution_low.K51]" office:value-type="float" office:value="0.248038007778581" calcext:value-type="float">
            <text:p>0.248038007778581</text:p>
          </table:table-cell>
          <table:table-cell table:style-name="ce4" table:formula="of:=[$redistribution_low.L51]" office:value-type="float" office:value="0.236524484481209" calcext:value-type="float">
            <text:p>0.236524484481209</text:p>
          </table:table-cell>
          <table:table-cell table:style-name="ce4" table:formula="of:=[$redistribution_low.M51]" office:value-type="float" office:value="0.229958800342908" calcext:value-type="float">
            <text:p>0.229958800342908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19046207117075" calcext:value-type="float">
            <text:p>0.219046207117075</text:p>
          </table:table-cell>
          <table:table-cell table:style-name="ce4" table:formula="of:=[$Redistribution_high.K52]" office:value-type="float" office:value="0.236181919773602" calcext:value-type="float">
            <text:p>0.236181919773602</text:p>
          </table:table-cell>
          <table:table-cell table:style-name="ce4" table:formula="of:=[$Redistribution_high.L52]" office:value-type="float" office:value="0.228802963960898" calcext:value-type="float">
            <text:p>0.228802963960898</text:p>
          </table:table-cell>
          <table:table-cell table:style-name="ce4" table:formula="of:=[$Redistribution_high.M52]" office:value-type="float" office:value="0.220957047851631" calcext:value-type="float">
            <text:p>0.220957047851631</text:p>
          </table:table-cell>
          <table:table-cell/>
          <table:table-cell table:style-name="ce4"/>
          <table:table-cell table:style-name="ce4" table:formula="of:=[$Redistribution_central.J52]" office:value-type="float" office:value="0.227542966955801" calcext:value-type="float">
            <text:p>0.227542966955801</text:p>
          </table:table-cell>
          <table:table-cell table:style-name="ce4" table:formula="of:=[$Redistribution_central.K52]" office:value-type="float" office:value="0.250598513313694" calcext:value-type="float">
            <text:p>0.250598513313694</text:p>
          </table:table-cell>
          <table:table-cell table:style-name="ce4" table:formula="of:=[$Redistribution_central.L52]" office:value-type="float" office:value="0.236406590434421" calcext:value-type="float">
            <text:p>0.236406590434421</text:p>
          </table:table-cell>
          <table:table-cell table:style-name="ce4" table:formula="of:=[$Redistribution_central.M52]" office:value-type="float" office:value="0.235899554006436" calcext:value-type="float">
            <text:p>0.235899554006436</text:p>
          </table:table-cell>
          <table:table-cell table:number-columns-repeated="2"/>
          <table:table-cell table:style-name="ce4" table:formula="of:=[$redistribution_low.J52]" office:value-type="float" office:value="0.233405693294361" calcext:value-type="float">
            <text:p>0.233405693294361</text:p>
          </table:table-cell>
          <table:table-cell table:style-name="ce4" table:formula="of:=[$redistribution_low.K52]" office:value-type="float" office:value="0.256864347999972" calcext:value-type="float">
            <text:p>0.256864347999972</text:p>
          </table:table-cell>
          <table:table-cell table:style-name="ce4" table:formula="of:=[$redistribution_low.L52]" office:value-type="float" office:value="0.24388350051709" calcext:value-type="float">
            <text:p>0.24388350051709</text:p>
          </table:table-cell>
          <table:table-cell table:style-name="ce4" table:formula="of:=[$redistribution_low.M52]" office:value-type="float" office:value="0.239157665646474" calcext:value-type="float">
            <text:p>0.239157665646474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18011777884117" calcext:value-type="float">
            <text:p>0.218011777884117</text:p>
          </table:table-cell>
          <table:table-cell table:style-name="ce4" table:formula="of:=[$Redistribution_high.K53]" office:value-type="float" office:value="0.234046350515202" calcext:value-type="float">
            <text:p>0.234046350515202</text:p>
          </table:table-cell>
          <table:table-cell table:style-name="ce4" table:formula="of:=[$Redistribution_high.L53]" office:value-type="float" office:value="0.227627353931987" calcext:value-type="float">
            <text:p>0.227627353931987</text:p>
          </table:table-cell>
          <table:table-cell table:style-name="ce4" table:formula="of:=[$Redistribution_high.M53]" office:value-type="float" office:value="0.219024202028032" calcext:value-type="float">
            <text:p>0.219024202028032</text:p>
          </table:table-cell>
          <table:table-cell/>
          <table:table-cell table:style-name="ce4"/>
          <table:table-cell table:style-name="ce4" table:formula="of:=[$Redistribution_central.J53]" office:value-type="float" office:value="0.229789232757862" calcext:value-type="float">
            <text:p>0.229789232757862</text:p>
          </table:table-cell>
          <table:table-cell table:style-name="ce4" table:formula="of:=[$Redistribution_central.K53]" office:value-type="float" office:value="0.256304148860312" calcext:value-type="float">
            <text:p>0.256304148860312</text:p>
          </table:table-cell>
          <table:table-cell table:style-name="ce4" table:formula="of:=[$Redistribution_central.L53]" office:value-type="float" office:value="0.238631800737459" calcext:value-type="float">
            <text:p>0.238631800737459</text:p>
          </table:table-cell>
          <table:table-cell table:style-name="ce4" table:formula="of:=[$Redistribution_central.M53]" office:value-type="float" office:value="0.241293626039543" calcext:value-type="float">
            <text:p>0.241293626039543</text:p>
          </table:table-cell>
          <table:table-cell table:number-columns-repeated="2"/>
          <table:table-cell table:style-name="ce4" table:formula="of:=[$redistribution_low.J53]" office:value-type="float" office:value="0.227978769565307" calcext:value-type="float">
            <text:p>0.227978769565307</text:p>
          </table:table-cell>
          <table:table-cell table:style-name="ce4" table:formula="of:=[$redistribution_low.K53]" office:value-type="float" office:value="0.244798117944696" calcext:value-type="float">
            <text:p>0.244798117944696</text:p>
          </table:table-cell>
          <table:table-cell table:style-name="ce4" table:formula="of:=[$redistribution_low.L53]" office:value-type="float" office:value="0.238289126882049" calcext:value-type="float">
            <text:p>0.238289126882049</text:p>
          </table:table-cell>
          <table:table-cell table:style-name="ce4" table:formula="of:=[$redistribution_low.M53]" office:value-type="float" office:value="0.227719007539971" calcext:value-type="float">
            <text:p>0.227719007539971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21326817109083" calcext:value-type="float">
            <text:p>0.221326817109083</text:p>
          </table:table-cell>
          <table:table-cell table:style-name="ce4" table:formula="of:=[$Redistribution_high.K54]" office:value-type="float" office:value="0.246773573906227" calcext:value-type="float">
            <text:p>0.246773573906227</text:p>
          </table:table-cell>
          <table:table-cell table:style-name="ce4" table:formula="of:=[$Redistribution_high.L54]" office:value-type="float" office:value="0.233849878730385" calcext:value-type="float">
            <text:p>0.233849878730385</text:p>
          </table:table-cell>
          <table:table-cell table:style-name="ce4" table:formula="of:=[$Redistribution_high.M54]" office:value-type="float" office:value="0.226765263429295" calcext:value-type="float">
            <text:p>0.226765263429295</text:p>
          </table:table-cell>
          <table:table-cell/>
          <table:table-cell table:style-name="ce4"/>
          <table:table-cell table:style-name="ce4" table:formula="of:=[$Redistribution_central.J54]" office:value-type="float" office:value="0.226588546755747" calcext:value-type="float">
            <text:p>0.226588546755747</text:p>
          </table:table-cell>
          <table:table-cell table:style-name="ce4" table:formula="of:=[$Redistribution_central.K54]" office:value-type="float" office:value="0.255149859470032" calcext:value-type="float">
            <text:p>0.255149859470032</text:p>
          </table:table-cell>
          <table:table-cell table:style-name="ce4" table:formula="of:=[$Redistribution_central.L54]" office:value-type="float" office:value="0.236908572463786" calcext:value-type="float">
            <text:p>0.236908572463786</text:p>
          </table:table-cell>
          <table:table-cell table:style-name="ce4" table:formula="of:=[$Redistribution_central.M54]" office:value-type="float" office:value="0.237940250806628" calcext:value-type="float">
            <text:p>0.237940250806628</text:p>
          </table:table-cell>
          <table:table-cell table:number-columns-repeated="2"/>
          <table:table-cell table:style-name="ce4" table:formula="of:=[$redistribution_low.J54]" office:value-type="float" office:value="0.228615720197025" calcext:value-type="float">
            <text:p>0.228615720197025</text:p>
          </table:table-cell>
          <table:table-cell table:style-name="ce4" table:formula="of:=[$redistribution_low.K54]" office:value-type="float" office:value="0.251289803127343" calcext:value-type="float">
            <text:p>0.251289803127343</text:p>
          </table:table-cell>
          <table:table-cell table:style-name="ce4" table:formula="of:=[$redistribution_low.L54]" office:value-type="float" office:value="0.241732625634438" calcext:value-type="float">
            <text:p>0.241732625634438</text:p>
          </table:table-cell>
          <table:table-cell table:style-name="ce4" table:formula="of:=[$redistribution_low.M54]" office:value-type="float" office:value="0.229553744673541" calcext:value-type="float">
            <text:p>0.229553744673541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16012506577814" calcext:value-type="float">
            <text:p>0.216012506577814</text:p>
          </table:table-cell>
          <table:table-cell table:style-name="ce4" table:formula="of:=[$Redistribution_high.K55]" office:value-type="float" office:value="0.233641936835199" calcext:value-type="float">
            <text:p>0.233641936835199</text:p>
          </table:table-cell>
          <table:table-cell table:style-name="ce4" table:formula="of:=[$Redistribution_high.L55]" office:value-type="float" office:value="0.225284544861741" calcext:value-type="float">
            <text:p>0.225284544861741</text:p>
          </table:table-cell>
          <table:table-cell table:style-name="ce4" table:formula="of:=[$Redistribution_high.M55]" office:value-type="float" office:value="0.218900008436992" calcext:value-type="float">
            <text:p>0.218900008436992</text:p>
          </table:table-cell>
          <table:table-cell/>
          <table:table-cell table:style-name="ce4"/>
          <table:table-cell table:style-name="ce4" table:formula="of:=[$Redistribution_central.J55]" office:value-type="float" office:value="0.226848711878241" calcext:value-type="float">
            <text:p>0.226848711878241</text:p>
          </table:table-cell>
          <table:table-cell table:style-name="ce4" table:formula="of:=[$Redistribution_central.K55]" office:value-type="float" office:value="0.24461222307682" calcext:value-type="float">
            <text:p>0.24461222307682</text:p>
          </table:table-cell>
          <table:table-cell table:style-name="ce4" table:formula="of:=[$Redistribution_central.L55]" office:value-type="float" office:value="0.234680763966941" calcext:value-type="float">
            <text:p>0.234680763966941</text:p>
          </table:table-cell>
          <table:table-cell table:style-name="ce4" table:formula="of:=[$Redistribution_central.M55]" office:value-type="float" office:value="0.231853103674038" calcext:value-type="float">
            <text:p>0.231853103674038</text:p>
          </table:table-cell>
          <table:table-cell table:number-columns-repeated="2"/>
          <table:table-cell table:style-name="ce4" table:formula="of:=[$redistribution_low.J55]" office:value-type="float" office:value="0.223805119720518" calcext:value-type="float">
            <text:p>0.223805119720518</text:p>
          </table:table-cell>
          <table:table-cell table:style-name="ce4" table:formula="of:=[$redistribution_low.K55]" office:value-type="float" office:value="0.237377876450158" calcext:value-type="float">
            <text:p>0.237377876450158</text:p>
          </table:table-cell>
          <table:table-cell table:style-name="ce4" table:formula="of:=[$redistribution_low.L55]" office:value-type="float" office:value="0.233999380206003" calcext:value-type="float">
            <text:p>0.233999380206003</text:p>
          </table:table-cell>
          <table:table-cell table:style-name="ce4" table:formula="of:=[$redistribution_low.M55]" office:value-type="float" office:value="0.220444692221794" calcext:value-type="float">
            <text:p>0.220444692221794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15630914407503" calcext:value-type="float">
            <text:p>0.215630914407503</text:p>
          </table:table-cell>
          <table:table-cell table:style-name="ce4" table:formula="of:=[$Redistribution_high.K56]" office:value-type="float" office:value="0.229263181309938" calcext:value-type="float">
            <text:p>0.229263181309938</text:p>
          </table:table-cell>
          <table:table-cell table:style-name="ce4" table:formula="of:=[$Redistribution_high.L56]" office:value-type="float" office:value="0.224310635288132" calcext:value-type="float">
            <text:p>0.224310635288132</text:p>
          </table:table-cell>
          <table:table-cell table:style-name="ce4" table:formula="of:=[$Redistribution_high.M56]" office:value-type="float" office:value="0.215571420730117" calcext:value-type="float">
            <text:p>0.215571420730117</text:p>
          </table:table-cell>
          <table:table-cell/>
          <table:table-cell table:style-name="ce4"/>
          <table:table-cell table:style-name="ce4" table:formula="of:=[$Redistribution_central.J56]" office:value-type="float" office:value="0.229722437968939" calcext:value-type="float">
            <text:p>0.229722437968939</text:p>
          </table:table-cell>
          <table:table-cell table:style-name="ce4" table:formula="of:=[$Redistribution_central.K56]" office:value-type="float" office:value="0.247687163098042" calcext:value-type="float">
            <text:p>0.247687163098042</text:p>
          </table:table-cell>
          <table:table-cell table:style-name="ce4" table:formula="of:=[$Redistribution_central.L56]" office:value-type="float" office:value="0.237648775123547" calcext:value-type="float">
            <text:p>0.237648775123547</text:p>
          </table:table-cell>
          <table:table-cell table:style-name="ce4" table:formula="of:=[$Redistribution_central.M56]" office:value-type="float" office:value="0.234776407010271" calcext:value-type="float">
            <text:p>0.234776407010271</text:p>
          </table:table-cell>
          <table:table-cell table:number-columns-repeated="2"/>
          <table:table-cell table:style-name="ce4" table:formula="of:=[$redistribution_low.J56]" office:value-type="float" office:value="0.224383964508488" calcext:value-type="float">
            <text:p>0.224383964508488</text:p>
          </table:table-cell>
          <table:table-cell table:style-name="ce4" table:formula="of:=[$redistribution_low.K56]" office:value-type="float" office:value="0.245185233765059" calcext:value-type="float">
            <text:p>0.245185233765059</text:p>
          </table:table-cell>
          <table:table-cell table:style-name="ce4" table:formula="of:=[$redistribution_low.L56]" office:value-type="float" office:value="0.233895059198409" calcext:value-type="float">
            <text:p>0.233895059198409</text:p>
          </table:table-cell>
          <table:table-cell table:style-name="ce4" table:formula="of:=[$redistribution_low.M56]" office:value-type="float" office:value="0.229162904431348" calcext:value-type="float">
            <text:p>0.229162904431348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11941029122822" calcext:value-type="float">
            <text:p>0.211941029122822</text:p>
          </table:table-cell>
          <table:table-cell table:style-name="ce4" table:formula="of:=[$Redistribution_high.K57]" office:value-type="float" office:value="0.214241470811567" calcext:value-type="float">
            <text:p>0.214241470811567</text:p>
          </table:table-cell>
          <table:table-cell table:style-name="ce4" table:formula="of:=[$Redistribution_high.L57]" office:value-type="float" office:value="0.220934910255662" calcext:value-type="float">
            <text:p>0.220934910255662</text:p>
          </table:table-cell>
          <table:table-cell table:style-name="ce4" table:formula="of:=[$Redistribution_high.M57]" office:value-type="float" office:value="0.20064076244348" calcext:value-type="float">
            <text:p>0.20064076244348</text:p>
          </table:table-cell>
          <table:table-cell/>
          <table:table-cell table:style-name="ce4"/>
          <table:table-cell table:style-name="ce4" table:formula="of:=[$Redistribution_central.J57]" office:value-type="float" office:value="0.231453817447157" calcext:value-type="float">
            <text:p>0.231453817447157</text:p>
          </table:table-cell>
          <table:table-cell table:style-name="ce4" table:formula="of:=[$Redistribution_central.K57]" office:value-type="float" office:value="0.251069362870752" calcext:value-type="float">
            <text:p>0.251069362870752</text:p>
          </table:table-cell>
          <table:table-cell table:style-name="ce4" table:formula="of:=[$Redistribution_central.L57]" office:value-type="float" office:value="0.239272660264027" calcext:value-type="float">
            <text:p>0.239272660264027</text:p>
          </table:table-cell>
          <table:table-cell table:style-name="ce4" table:formula="of:=[$Redistribution_central.M57]" office:value-type="float" office:value="0.238013173902301" calcext:value-type="float">
            <text:p>0.238013173902301</text:p>
          </table:table-cell>
          <table:table-cell table:number-columns-repeated="2"/>
          <table:table-cell table:style-name="ce4" table:formula="of:=[$redistribution_low.J57]" office:value-type="float" office:value="0.227659474245837" calcext:value-type="float">
            <text:p>0.227659474245837</text:p>
          </table:table-cell>
          <table:table-cell table:style-name="ce4" table:formula="of:=[$redistribution_low.K57]" office:value-type="float" office:value="0.246527243979007" calcext:value-type="float">
            <text:p>0.246527243979007</text:p>
          </table:table-cell>
          <table:table-cell table:style-name="ce4" table:formula="of:=[$redistribution_low.L57]" office:value-type="float" office:value="0.23777301519418" calcext:value-type="float">
            <text:p>0.23777301519418</text:p>
          </table:table-cell>
          <table:table-cell table:style-name="ce4" table:formula="of:=[$redistribution_low.M57]" office:value-type="float" office:value="0.229429924626204" calcext:value-type="float">
            <text:p>0.229429924626204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13788931336778" calcext:value-type="float">
            <text:p>0.213788931336778</text:p>
          </table:table-cell>
          <table:table-cell table:style-name="ce4" table:formula="of:=[$Redistribution_high.K58]" office:value-type="float" office:value="0.224327800786143" calcext:value-type="float">
            <text:p>0.224327800786143</text:p>
          </table:table-cell>
          <table:table-cell table:style-name="ce4" table:formula="of:=[$Redistribution_high.L58]" office:value-type="float" office:value="0.225058151217852" calcext:value-type="float">
            <text:p>0.225058151217852</text:p>
          </table:table-cell>
          <table:table-cell table:style-name="ce4" table:formula="of:=[$Redistribution_high.M58]" office:value-type="float" office:value="0.206996538860763" calcext:value-type="float">
            <text:p>0.206996538860763</text:p>
          </table:table-cell>
          <table:table-cell/>
          <table:table-cell table:style-name="ce4"/>
          <table:table-cell table:style-name="ce4" table:formula="of:=[$Redistribution_central.J58]" office:value-type="float" office:value="0.233623716706443" calcext:value-type="float">
            <text:p>0.233623716706443</text:p>
          </table:table-cell>
          <table:table-cell table:style-name="ce4" table:formula="of:=[$Redistribution_central.K58]" office:value-type="float" office:value="0.25269601618061" calcext:value-type="float">
            <text:p>0.25269601618061</text:p>
          </table:table-cell>
          <table:table-cell table:style-name="ce4" table:formula="of:=[$Redistribution_central.L58]" office:value-type="float" office:value="0.243270931378089" calcext:value-type="float">
            <text:p>0.243270931378089</text:p>
          </table:table-cell>
          <table:table-cell table:style-name="ce4" table:formula="of:=[$Redistribution_central.M58]" office:value-type="float" office:value="0.236817502679699" calcext:value-type="float">
            <text:p>0.236817502679699</text:p>
          </table:table-cell>
          <table:table-cell table:number-columns-repeated="2"/>
          <table:table-cell table:style-name="ce4" table:formula="of:=[$redistribution_low.J58]" office:value-type="float" office:value="0.22868203989172" calcext:value-type="float">
            <text:p>0.22868203989172</text:p>
          </table:table-cell>
          <table:table-cell table:style-name="ce4" table:formula="of:=[$redistribution_low.K58]" office:value-type="float" office:value="0.253255964667239" calcext:value-type="float">
            <text:p>0.253255964667239</text:p>
          </table:table-cell>
          <table:table-cell table:style-name="ce4" table:formula="of:=[$redistribution_low.L58]" office:value-type="float" office:value="0.240697677980752" calcext:value-type="float">
            <text:p>0.240697677980752</text:p>
          </table:table-cell>
          <table:table-cell table:style-name="ce4" table:formula="of:=[$redistribution_low.M58]" office:value-type="float" office:value="0.233120625530104" calcext:value-type="float">
            <text:p>0.233120625530104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16587462714693" calcext:value-type="float">
            <text:p>0.216587462714693</text:p>
          </table:table-cell>
          <table:table-cell table:style-name="ce4" table:formula="of:=[$Redistribution_high.K59]" office:value-type="float" office:value="0.221094398482606" calcext:value-type="float">
            <text:p>0.221094398482606</text:p>
          </table:table-cell>
          <table:table-cell table:style-name="ce4" table:formula="of:=[$Redistribution_high.L59]" office:value-type="float" office:value="0.226093842636155" calcext:value-type="float">
            <text:p>0.226093842636155</text:p>
          </table:table-cell>
          <table:table-cell table:style-name="ce4" table:formula="of:=[$Redistribution_high.M59]" office:value-type="float" office:value="0.206556177212944" calcext:value-type="float">
            <text:p>0.206556177212944</text:p>
          </table:table-cell>
          <table:table-cell/>
          <table:table-cell table:style-name="ce4"/>
          <table:table-cell table:style-name="ce4" table:formula="of:=[$Redistribution_central.J59]" office:value-type="float" office:value="0.234970909555696" calcext:value-type="float">
            <text:p>0.234970909555696</text:p>
          </table:table-cell>
          <table:table-cell table:style-name="ce4" table:formula="of:=[$Redistribution_central.K59]" office:value-type="float" office:value="0.248794668729272" calcext:value-type="float">
            <text:p>0.248794668729272</text:p>
          </table:table-cell>
          <table:table-cell table:style-name="ce4" table:formula="of:=[$Redistribution_central.L59]" office:value-type="float" office:value="0.242795860872394" calcext:value-type="float">
            <text:p>0.242795860872394</text:p>
          </table:table-cell>
          <table:table-cell table:style-name="ce4" table:formula="of:=[$Redistribution_central.M59]" office:value-type="float" office:value="0.235975473296856" calcext:value-type="float">
            <text:p>0.235975473296856</text:p>
          </table:table-cell>
          <table:table-cell table:number-columns-repeated="2"/>
          <table:table-cell table:style-name="ce4" table:formula="of:=[$redistribution_low.J59]" office:value-type="float" office:value="0.2336332785044" calcext:value-type="float">
            <text:p>0.2336332785044</text:p>
          </table:table-cell>
          <table:table-cell table:style-name="ce4" table:formula="of:=[$redistribution_low.K59]" office:value-type="float" office:value="0.26004923464972" calcext:value-type="float">
            <text:p>0.26004923464972</text:p>
          </table:table-cell>
          <table:table-cell table:style-name="ce4" table:formula="of:=[$redistribution_low.L59]" office:value-type="float" office:value="0.243346682319174" calcext:value-type="float">
            <text:p>0.243346682319174</text:p>
          </table:table-cell>
          <table:table-cell table:style-name="ce4" table:formula="of:=[$redistribution_low.M59]" office:value-type="float" office:value="0.243206843283565" calcext:value-type="float">
            <text:p>0.243206843283565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12115343613258" calcext:value-type="float">
            <text:p>0.212115343613258</text:p>
          </table:table-cell>
          <table:table-cell table:style-name="ce4" table:formula="of:=[$Redistribution_high.K60]" office:value-type="float" office:value="0.223597732538879" calcext:value-type="float">
            <text:p>0.223597732538879</text:p>
          </table:table-cell>
          <table:table-cell table:style-name="ce4" table:formula="of:=[$Redistribution_high.L60]" office:value-type="float" office:value="0.221075113319774" calcext:value-type="float">
            <text:p>0.221075113319774</text:p>
          </table:table-cell>
          <table:table-cell table:style-name="ce4" table:formula="of:=[$Redistribution_high.M60]" office:value-type="float" office:value="0.209599108051757" calcext:value-type="float">
            <text:p>0.209599108051757</text:p>
          </table:table-cell>
          <table:table-cell/>
          <table:table-cell table:style-name="ce4"/>
          <table:table-cell table:style-name="ce4" table:formula="of:=[$Redistribution_central.J60]" office:value-type="float" office:value="0.224941146404231" calcext:value-type="float">
            <text:p>0.224941146404231</text:p>
          </table:table-cell>
          <table:table-cell table:style-name="ce4" table:formula="of:=[$Redistribution_central.K60]" office:value-type="float" office:value="0.23300227039883" calcext:value-type="float">
            <text:p>0.23300227039883</text:p>
          </table:table-cell>
          <table:table-cell table:style-name="ce4" table:formula="of:=[$Redistribution_central.L60]" office:value-type="float" office:value="0.231268253655088" calcext:value-type="float">
            <text:p>0.231268253655088</text:p>
          </table:table-cell>
          <table:table-cell table:style-name="ce4" table:formula="of:=[$Redistribution_central.M60]" office:value-type="float" office:value="0.222957334406283" calcext:value-type="float">
            <text:p>0.222957334406283</text:p>
          </table:table-cell>
          <table:table-cell table:number-columns-repeated="2"/>
          <table:table-cell table:style-name="ce4" table:formula="of:=[$redistribution_low.J60]" office:value-type="float" office:value="0.236932184441377" calcext:value-type="float">
            <text:p>0.236932184441377</text:p>
          </table:table-cell>
          <table:table-cell table:style-name="ce4" table:formula="of:=[$redistribution_low.K60]" office:value-type="float" office:value="0.270206192246981" calcext:value-type="float">
            <text:p>0.270206192246981</text:p>
          </table:table-cell>
          <table:table-cell table:style-name="ce4" table:formula="of:=[$redistribution_low.L60]" office:value-type="float" office:value="0.246453903113008" calcext:value-type="float">
            <text:p>0.246453903113008</text:p>
          </table:table-cell>
          <table:table-cell table:style-name="ce4" table:formula="of:=[$redistribution_low.M60]" office:value-type="float" office:value="0.253305084645914" calcext:value-type="float">
            <text:p>0.253305084645914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10637618050151" calcext:value-type="float">
            <text:p>0.210637618050151</text:p>
          </table:table-cell>
          <table:table-cell table:style-name="ce4" table:formula="of:=[$Redistribution_high.K61]" office:value-type="float" office:value="0.209479409842818" calcext:value-type="float">
            <text:p>0.209479409842818</text:p>
          </table:table-cell>
          <table:table-cell table:style-name="ce4" table:formula="of:=[$Redistribution_high.L61]" office:value-type="float" office:value="0.219360114610041" calcext:value-type="float">
            <text:p>0.219360114610041</text:p>
          </table:table-cell>
          <table:table-cell table:style-name="ce4" table:formula="of:=[$Redistribution_high.M61]" office:value-type="float" office:value="0.196557948319135" calcext:value-type="float">
            <text:p>0.196557948319135</text:p>
          </table:table-cell>
          <table:table-cell/>
          <table:table-cell table:style-name="ce4"/>
          <table:table-cell table:style-name="ce4" table:formula="of:=[$Redistribution_central.J61]" office:value-type="float" office:value="0.223702503127631" calcext:value-type="float">
            <text:p>0.223702503127631</text:p>
          </table:table-cell>
          <table:table-cell table:style-name="ce4" table:formula="of:=[$Redistribution_central.K61]" office:value-type="float" office:value="0.237686937629883" calcext:value-type="float">
            <text:p>0.237686937629883</text:p>
          </table:table-cell>
          <table:table-cell table:style-name="ce4" table:formula="of:=[$Redistribution_central.L61]" office:value-type="float" office:value="0.230381101243834" calcext:value-type="float">
            <text:p>0.230381101243834</text:p>
          </table:table-cell>
          <table:table-cell table:style-name="ce4" table:formula="of:=[$Redistribution_central.M61]" office:value-type="float" office:value="0.226657725576686" calcext:value-type="float">
            <text:p>0.226657725576686</text:p>
          </table:table-cell>
          <table:table-cell table:number-columns-repeated="2"/>
          <table:table-cell table:style-name="ce4" table:formula="of:=[$redistribution_low.J61]" office:value-type="float" office:value="0.22621570587452" calcext:value-type="float">
            <text:p>0.22621570587452</text:p>
          </table:table-cell>
          <table:table-cell table:style-name="ce4" table:formula="of:=[$redistribution_low.K61]" office:value-type="float" office:value="0.248107649389212" calcext:value-type="float">
            <text:p>0.248107649389212</text:p>
          </table:table-cell>
          <table:table-cell table:style-name="ce4" table:formula="of:=[$redistribution_low.L61]" office:value-type="float" office:value="0.234676368111952" calcext:value-type="float">
            <text:p>0.234676368111952</text:p>
          </table:table-cell>
          <table:table-cell table:style-name="ce4" table:formula="of:=[$redistribution_low.M61]" office:value-type="float" office:value="0.233523884420704" calcext:value-type="float">
            <text:p>0.233523884420704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11507671438333" calcext:value-type="float">
            <text:p>0.211507671438333</text:p>
          </table:table-cell>
          <table:table-cell table:style-name="ce4" table:formula="of:=[$Redistribution_high.K62]" office:value-type="float" office:value="0.223529844698256" calcext:value-type="float">
            <text:p>0.223529844698256</text:p>
          </table:table-cell>
          <table:table-cell table:style-name="ce4" table:formula="of:=[$Redistribution_high.L62]" office:value-type="float" office:value="0.222015725910055" calcext:value-type="float">
            <text:p>0.222015725910055</text:p>
          </table:table-cell>
          <table:table-cell table:style-name="ce4" table:formula="of:=[$Redistribution_high.M62]" office:value-type="float" office:value="0.207083496116723" calcext:value-type="float">
            <text:p>0.207083496116723</text:p>
          </table:table-cell>
          <table:table-cell/>
          <table:table-cell table:style-name="ce4"/>
          <table:table-cell table:style-name="ce4" table:formula="of:=[$Redistribution_central.J62]" office:value-type="float" office:value="0.220863956391637" calcext:value-type="float">
            <text:p>0.220863956391637</text:p>
          </table:table-cell>
          <table:table-cell table:style-name="ce4" table:formula="of:=[$Redistribution_central.K62]" office:value-type="float" office:value="0.232165779161973" calcext:value-type="float">
            <text:p>0.232165779161973</text:p>
          </table:table-cell>
          <table:table-cell table:style-name="ce4" table:formula="of:=[$Redistribution_central.L62]" office:value-type="float" office:value="0.228544861807096" calcext:value-type="float">
            <text:p>0.228544861807096</text:p>
          </table:table-cell>
          <table:table-cell table:style-name="ce4" table:formula="of:=[$Redistribution_central.M62]" office:value-type="float" office:value="0.219660140449572" calcext:value-type="float">
            <text:p>0.219660140449572</text:p>
          </table:table-cell>
          <table:table-cell table:number-columns-repeated="2"/>
          <table:table-cell table:style-name="ce4" table:formula="of:=[$redistribution_low.J62]" office:value-type="float" office:value="0.226970655202956" calcext:value-type="float">
            <text:p>0.226970655202956</text:p>
          </table:table-cell>
          <table:table-cell table:style-name="ce4" table:formula="of:=[$redistribution_low.K62]" office:value-type="float" office:value="0.227470555781321" calcext:value-type="float">
            <text:p>0.227470555781321</text:p>
          </table:table-cell>
          <table:table-cell table:style-name="ce4" table:formula="of:=[$redistribution_low.L62]" office:value-type="float" office:value="0.23735493931371" calcext:value-type="float">
            <text:p>0.23735493931371</text:p>
          </table:table-cell>
          <table:table-cell table:style-name="ce4" table:formula="of:=[$redistribution_low.M62]" office:value-type="float" office:value="0.211256457714855" calcext:value-type="float">
            <text:p>0.211256457714855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17571949447011" calcext:value-type="float">
            <text:p>0.217571949447011</text:p>
          </table:table-cell>
          <table:table-cell table:style-name="ce4" table:formula="of:=[$Redistribution_high.K63]" office:value-type="float" office:value="0.2352577075051" calcext:value-type="float">
            <text:p>0.2352577075051</text:p>
          </table:table-cell>
          <table:table-cell table:style-name="ce4" table:formula="of:=[$Redistribution_high.L63]" office:value-type="float" office:value="0.22538137959249" calcext:value-type="float">
            <text:p>0.22538137959249</text:p>
          </table:table-cell>
          <table:table-cell table:style-name="ce4" table:formula="of:=[$Redistribution_high.M63]" office:value-type="float" office:value="0.222546878322512" calcext:value-type="float">
            <text:p>0.222546878322512</text:p>
          </table:table-cell>
          <table:table-cell/>
          <table:table-cell table:style-name="ce4"/>
          <table:table-cell table:style-name="ce4" table:formula="of:=[$Redistribution_central.J63]" office:value-type="float" office:value="0.225682017364528" calcext:value-type="float">
            <text:p>0.225682017364528</text:p>
          </table:table-cell>
          <table:table-cell table:style-name="ce4" table:formula="of:=[$Redistribution_central.K63]" office:value-type="float" office:value="0.237334134536123" calcext:value-type="float">
            <text:p>0.237334134536123</text:p>
          </table:table-cell>
          <table:table-cell table:style-name="ce4" table:formula="of:=[$Redistribution_central.L63]" office:value-type="float" office:value="0.231798697931108" calcext:value-type="float">
            <text:p>0.231798697931108</text:p>
          </table:table-cell>
          <table:table-cell table:style-name="ce4" table:formula="of:=[$Redistribution_central.M63]" office:value-type="float" office:value="0.227174592292006" calcext:value-type="float">
            <text:p>0.227174592292006</text:p>
          </table:table-cell>
          <table:table-cell table:number-columns-repeated="2"/>
          <table:table-cell table:style-name="ce4" table:formula="of:=[$redistribution_low.J63]" office:value-type="float" office:value="0.2239227546794" calcext:value-type="float">
            <text:p>0.2239227546794</text:p>
          </table:table-cell>
          <table:table-cell table:style-name="ce4" table:formula="of:=[$redistribution_low.K63]" office:value-type="float" office:value="0.22826751506615" calcext:value-type="float">
            <text:p>0.22826751506615</text:p>
          </table:table-cell>
          <table:table-cell table:style-name="ce4" table:formula="of:=[$redistribution_low.L63]" office:value-type="float" office:value="0.232268526620162" calcext:value-type="float">
            <text:p>0.232268526620162</text:p>
          </table:table-cell>
          <table:table-cell table:style-name="ce4" table:formula="of:=[$redistribution_low.M63]" office:value-type="float" office:value="0.214777758710771" calcext:value-type="float">
            <text:p>0.214777758710771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06929144731404" calcext:value-type="float">
            <text:p>0.206929144731404</text:p>
          </table:table-cell>
          <table:table-cell table:style-name="ce4" table:formula="of:=[$Redistribution_high.K64]" office:value-type="float" office:value="0.217358127870866" calcext:value-type="float">
            <text:p>0.217358127870866</text:p>
          </table:table-cell>
          <table:table-cell table:style-name="ce4" table:formula="of:=[$Redistribution_high.L64]" office:value-type="float" office:value="0.214236766931613" calcext:value-type="float">
            <text:p>0.214236766931613</text:p>
          </table:table-cell>
          <table:table-cell table:style-name="ce4" table:formula="of:=[$Redistribution_high.M64]" office:value-type="float" office:value="0.205862026447693" calcext:value-type="float">
            <text:p>0.205862026447693</text:p>
          </table:table-cell>
          <table:table-cell/>
          <table:table-cell table:style-name="ce4"/>
          <table:table-cell table:style-name="ce4" table:formula="of:=[$Redistribution_central.J64]" office:value-type="float" office:value="0.225579897329866" calcext:value-type="float">
            <text:p>0.225579897329866</text:p>
          </table:table-cell>
          <table:table-cell table:style-name="ce4" table:formula="of:=[$Redistribution_central.K64]" office:value-type="float" office:value="0.236323456880259" calcext:value-type="float">
            <text:p>0.236323456880259</text:p>
          </table:table-cell>
          <table:table-cell table:style-name="ce4" table:formula="of:=[$Redistribution_central.L64]" office:value-type="float" office:value="0.231214704724616" calcext:value-type="float">
            <text:p>0.231214704724616</text:p>
          </table:table-cell>
          <table:table-cell table:style-name="ce4" table:formula="of:=[$Redistribution_central.M64]" office:value-type="float" office:value="0.226915466436529" calcext:value-type="float">
            <text:p>0.226915466436529</text:p>
          </table:table-cell>
          <table:table-cell table:number-columns-repeated="2"/>
          <table:table-cell table:style-name="ce4" table:formula="of:=[$redistribution_low.J64]" office:value-type="float" office:value="0.224187235920372" calcext:value-type="float">
            <text:p>0.224187235920372</text:p>
          </table:table-cell>
          <table:table-cell table:style-name="ce4" table:formula="of:=[$redistribution_low.K64]" office:value-type="float" office:value="0.222800598276407" calcext:value-type="float">
            <text:p>0.222800598276407</text:p>
          </table:table-cell>
          <table:table-cell table:style-name="ce4" table:formula="of:=[$redistribution_low.L64]" office:value-type="float" office:value="0.232184451726957" calcext:value-type="float">
            <text:p>0.232184451726957</text:p>
          </table:table-cell>
          <table:table-cell table:style-name="ce4" table:formula="of:=[$redistribution_low.M64]" office:value-type="float" office:value="0.21015704148154" calcext:value-type="float">
            <text:p>0.21015704148154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15336039374941" calcext:value-type="float">
            <text:p>0.215336039374941</text:p>
          </table:table-cell>
          <table:table-cell table:style-name="ce4" table:formula="of:=[$Redistribution_high.K65]" office:value-type="float" office:value="0.217742802549317" calcext:value-type="float">
            <text:p>0.217742802549317</text:p>
          </table:table-cell>
          <table:table-cell table:style-name="ce4" table:formula="of:=[$Redistribution_high.L65]" office:value-type="float" office:value="0.221892483008389" calcext:value-type="float">
            <text:p>0.221892483008389</text:p>
          </table:table-cell>
          <table:table-cell table:style-name="ce4" table:formula="of:=[$Redistribution_high.M65]" office:value-type="float" office:value="0.207780479978944" calcext:value-type="float">
            <text:p>0.207780479978944</text:p>
          </table:table-cell>
          <table:table-cell/>
          <table:table-cell table:style-name="ce4"/>
          <table:table-cell table:style-name="ce4" table:formula="of:=[$Redistribution_central.J65]" office:value-type="float" office:value="0.230552272415967" calcext:value-type="float">
            <text:p>0.230552272415967</text:p>
          </table:table-cell>
          <table:table-cell table:style-name="ce4" table:formula="of:=[$Redistribution_central.K65]" office:value-type="float" office:value="0.244021620112498" calcext:value-type="float">
            <text:p>0.244021620112498</text:p>
          </table:table-cell>
          <table:table-cell table:style-name="ce4" table:formula="of:=[$Redistribution_central.L65]" office:value-type="float" office:value="0.235287518567099" calcext:value-type="float">
            <text:p>0.235287518567099</text:p>
          </table:table-cell>
          <table:table-cell table:style-name="ce4" table:formula="of:=[$Redistribution_central.M65]" office:value-type="float" office:value="0.235942308237312" calcext:value-type="float">
            <text:p>0.235942308237312</text:p>
          </table:table-cell>
          <table:table-cell table:number-columns-repeated="2"/>
          <table:table-cell table:style-name="ce4" table:formula="of:=[$redistribution_low.J65]" office:value-type="float" office:value="0.218407802765032" calcext:value-type="float">
            <text:p>0.218407802765032</text:p>
          </table:table-cell>
          <table:table-cell table:style-name="ce4" table:formula="of:=[$redistribution_low.K65]" office:value-type="float" office:value="0.211416832262528" calcext:value-type="float">
            <text:p>0.211416832262528</text:p>
          </table:table-cell>
          <table:table-cell table:style-name="ce4" table:formula="of:=[$redistribution_low.L65]" office:value-type="float" office:value="0.226223779505298" calcext:value-type="float">
            <text:p>0.226223779505298</text:p>
          </table:table-cell>
          <table:table-cell table:style-name="ce4" table:formula="of:=[$redistribution_low.M65]" office:value-type="float" office:value="0.199275755462077" calcext:value-type="float">
            <text:p>0.199275755462077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05137666533403" calcext:value-type="float">
            <text:p>0.205137666533403</text:p>
          </table:table-cell>
          <table:table-cell table:style-name="ce4" table:formula="of:=[$Redistribution_high.K66]" office:value-type="float" office:value="0.21324435680901" calcext:value-type="float">
            <text:p>0.21324435680901</text:p>
          </table:table-cell>
          <table:table-cell table:style-name="ce4" table:formula="of:=[$Redistribution_high.L66]" office:value-type="float" office:value="0.213750601121094" calcext:value-type="float">
            <text:p>0.213750601121094</text:p>
          </table:table-cell>
          <table:table-cell table:style-name="ce4" table:formula="of:=[$Redistribution_high.M66]" office:value-type="float" office:value="0.199969570836623" calcext:value-type="float">
            <text:p>0.199969570836623</text:p>
          </table:table-cell>
          <table:table-cell/>
          <table:table-cell table:style-name="ce4"/>
          <table:table-cell table:style-name="ce4" table:formula="of:=[$Redistribution_central.J66]" office:value-type="float" office:value="0.230811662021393" calcext:value-type="float">
            <text:p>0.230811662021393</text:p>
          </table:table-cell>
          <table:table-cell table:style-name="ce4" table:formula="of:=[$Redistribution_central.K66]" office:value-type="float" office:value="0.247788762120637" calcext:value-type="float">
            <text:p>0.247788762120637</text:p>
          </table:table-cell>
          <table:table-cell table:style-name="ce4" table:formula="of:=[$Redistribution_central.L66]" office:value-type="float" office:value="0.237202196111779" calcext:value-type="float">
            <text:p>0.237202196111779</text:p>
          </table:table-cell>
          <table:table-cell table:style-name="ce4" table:formula="of:=[$Redistribution_central.M66]" office:value-type="float" office:value="0.236846185378555" calcext:value-type="float">
            <text:p>0.236846185378555</text:p>
          </table:table-cell>
          <table:table-cell table:number-columns-repeated="2"/>
          <table:table-cell table:style-name="ce4" table:formula="of:=[$redistribution_low.J66]" office:value-type="float" office:value="0.229863166900837" calcext:value-type="float">
            <text:p>0.229863166900837</text:p>
          </table:table-cell>
          <table:table-cell table:style-name="ce4" table:formula="of:=[$redistribution_low.K66]" office:value-type="float" office:value="0.245059901064437" calcext:value-type="float">
            <text:p>0.245059901064437</text:p>
          </table:table-cell>
          <table:table-cell table:style-name="ce4" table:formula="of:=[$redistribution_low.L66]" office:value-type="float" office:value="0.238472130924533" calcext:value-type="float">
            <text:p>0.238472130924533</text:p>
          </table:table-cell>
          <table:table-cell table:style-name="ce4" table:formula="of:=[$redistribution_low.M66]" office:value-type="float" office:value="0.230478610438078" calcext:value-type="float">
            <text:p>0.230478610438078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16869040822497" calcext:value-type="float">
            <text:p>0.216869040822497</text:p>
          </table:table-cell>
          <table:table-cell table:style-name="ce4" table:formula="of:=[$Redistribution_high.K67]" office:value-type="float" office:value="0.224673170019584" calcext:value-type="float">
            <text:p>0.224673170019584</text:p>
          </table:table-cell>
          <table:table-cell table:style-name="ce4" table:formula="of:=[$Redistribution_high.L67]" office:value-type="float" office:value="0.224222386557531" calcext:value-type="float">
            <text:p>0.224222386557531</text:p>
          </table:table-cell>
          <table:table-cell table:style-name="ce4" table:formula="of:=[$Redistribution_high.M67]" office:value-type="float" office:value="0.213187408988613" calcext:value-type="float">
            <text:p>0.213187408988613</text:p>
          </table:table-cell>
          <table:table-cell/>
          <table:table-cell table:style-name="ce4"/>
          <table:table-cell table:style-name="ce4" table:formula="of:=[$Redistribution_central.J67]" office:value-type="float" office:value="0.230716027983082" calcext:value-type="float">
            <text:p>0.230716027983082</text:p>
          </table:table-cell>
          <table:table-cell table:style-name="ce4" table:formula="of:=[$Redistribution_central.K67]" office:value-type="float" office:value="0.246168923813611" calcext:value-type="float">
            <text:p>0.246168923813611</text:p>
          </table:table-cell>
          <table:table-cell table:style-name="ce4" table:formula="of:=[$Redistribution_central.L67]" office:value-type="float" office:value="0.235623622088986" calcext:value-type="float">
            <text:p>0.235623622088986</text:p>
          </table:table-cell>
          <table:table-cell table:style-name="ce4" table:formula="of:=[$Redistribution_central.M67]" office:value-type="float" office:value="0.237708111999705" calcext:value-type="float">
            <text:p>0.237708111999705</text:p>
          </table:table-cell>
          <table:table-cell table:number-columns-repeated="2"/>
          <table:table-cell table:style-name="ce4" table:formula="of:=[$redistribution_low.J67]" office:value-type="float" office:value="0.221715478684261" calcext:value-type="float">
            <text:p>0.221715478684261</text:p>
          </table:table-cell>
          <table:table-cell table:style-name="ce4" table:formula="of:=[$redistribution_low.K67]" office:value-type="float" office:value="0.219585035869381" calcext:value-type="float">
            <text:p>0.219585035869381</text:p>
          </table:table-cell>
          <table:table-cell table:style-name="ce4" table:formula="of:=[$redistribution_low.L67]" office:value-type="float" office:value="0.228111542403203" calcext:value-type="float">
            <text:p>0.228111542403203</text:p>
          </table:table-cell>
          <table:table-cell table:style-name="ce4" table:formula="of:=[$redistribution_low.M67]" office:value-type="float" office:value="0.209403415943459" calcext:value-type="float">
            <text:p>0.209403415943459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13090623245999" calcext:value-type="float">
            <text:p>0.213090623245999</text:p>
          </table:table-cell>
          <table:table-cell table:style-name="ce4" table:formula="of:=[$Redistribution_high.K68]" office:value-type="float" office:value="0.229287145239577" calcext:value-type="float">
            <text:p>0.229287145239577</text:p>
          </table:table-cell>
          <table:table-cell table:style-name="ce4" table:formula="of:=[$Redistribution_high.L68]" office:value-type="float" office:value="0.219718216915806" calcext:value-type="float">
            <text:p>0.219718216915806</text:p>
          </table:table-cell>
          <table:table-cell table:style-name="ce4" table:formula="of:=[$Redistribution_high.M68]" office:value-type="float" office:value="0.218555830613926" calcext:value-type="float">
            <text:p>0.218555830613926</text:p>
          </table:table-cell>
          <table:table-cell/>
          <table:table-cell table:style-name="ce4"/>
          <table:table-cell table:style-name="ce4" table:formula="of:=[$Redistribution_central.J68]" office:value-type="float" office:value="0.235674646313487" calcext:value-type="float">
            <text:p>0.235674646313487</text:p>
          </table:table-cell>
          <table:table-cell table:style-name="ce4" table:formula="of:=[$Redistribution_central.K68]" office:value-type="float" office:value="0.25507222492392" calcext:value-type="float">
            <text:p>0.25507222492392</text:p>
          </table:table-cell>
          <table:table-cell table:style-name="ce4" table:formula="of:=[$Redistribution_central.L68]" office:value-type="float" office:value="0.240747919663553" calcext:value-type="float">
            <text:p>0.240747919663553</text:p>
          </table:table-cell>
          <table:table-cell table:style-name="ce4" table:formula="of:=[$Redistribution_central.M68]" office:value-type="float" office:value="0.246103203140065" calcext:value-type="float">
            <text:p>0.246103203140065</text:p>
          </table:table-cell>
          <table:table-cell table:number-columns-repeated="2"/>
          <table:table-cell table:style-name="ce4" table:formula="of:=[$redistribution_low.J68]" office:value-type="float" office:value="0.226364665326501" calcext:value-type="float">
            <text:p>0.226364665326501</text:p>
          </table:table-cell>
          <table:table-cell table:style-name="ce4" table:formula="of:=[$redistribution_low.K68]" office:value-type="float" office:value="0.227766626566672" calcext:value-type="float">
            <text:p>0.227766626566672</text:p>
          </table:table-cell>
          <table:table-cell table:style-name="ce4" table:formula="of:=[$redistribution_low.L68]" office:value-type="float" office:value="0.232908103761809" calcext:value-type="float">
            <text:p>0.232908103761809</text:p>
          </table:table-cell>
          <table:table-cell table:style-name="ce4" table:formula="of:=[$redistribution_low.M68]" office:value-type="float" office:value="0.217170351095706" calcext:value-type="float">
            <text:p>0.217170351095706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15457896159288" calcext:value-type="float">
            <text:p>0.215457896159288</text:p>
          </table:table-cell>
          <table:table-cell table:style-name="ce4" table:formula="of:=[$Redistribution_high.K69]" office:value-type="float" office:value="0.229962928756595" calcext:value-type="float">
            <text:p>0.229962928756595</text:p>
          </table:table-cell>
          <table:table-cell table:style-name="ce4" table:formula="of:=[$Redistribution_high.L69]" office:value-type="float" office:value="0.221697107042795" calcext:value-type="float">
            <text:p>0.221697107042795</text:p>
          </table:table-cell>
          <table:table-cell table:style-name="ce4" table:formula="of:=[$Redistribution_high.M69]" office:value-type="float" office:value="0.219902318356471" calcext:value-type="float">
            <text:p>0.219902318356471</text:p>
          </table:table-cell>
          <table:table-cell/>
          <table:table-cell table:style-name="ce4"/>
          <table:table-cell table:style-name="ce4" table:formula="of:=[$Redistribution_central.J69]" office:value-type="float" office:value="0.230594122119683" calcext:value-type="float">
            <text:p>0.230594122119683</text:p>
          </table:table-cell>
          <table:table-cell table:style-name="ce4" table:formula="of:=[$Redistribution_central.K69]" office:value-type="float" office:value="0.228304134809065" calcext:value-type="float">
            <text:p>0.228304134809065</text:p>
          </table:table-cell>
          <table:table-cell table:style-name="ce4" table:formula="of:=[$Redistribution_central.L69]" office:value-type="float" office:value="0.234705660193148" calcext:value-type="float">
            <text:p>0.234705660193148</text:p>
          </table:table-cell>
          <table:table-cell table:style-name="ce4" table:formula="of:=[$Redistribution_central.M69]" office:value-type="float" office:value="0.221531776326305" calcext:value-type="float">
            <text:p>0.221531776326305</text:p>
          </table:table-cell>
          <table:table-cell table:number-columns-repeated="2"/>
          <table:table-cell table:style-name="ce4" table:formula="of:=[$redistribution_low.J69]" office:value-type="float" office:value="0.227870820046077" calcext:value-type="float">
            <text:p>0.227870820046077</text:p>
          </table:table-cell>
          <table:table-cell table:style-name="ce4" table:formula="of:=[$redistribution_low.K69]" office:value-type="float" office:value="0.235361049537296" calcext:value-type="float">
            <text:p>0.235361049537296</text:p>
          </table:table-cell>
          <table:table-cell table:style-name="ce4" table:formula="of:=[$redistribution_low.L69]" office:value-type="float" office:value="0.234077529023138" calcext:value-type="float">
            <text:p>0.234077529023138</text:p>
          </table:table-cell>
          <table:table-cell table:style-name="ce4" table:formula="of:=[$redistribution_low.M69]" office:value-type="float" office:value="0.225045573652146" calcext:value-type="float">
            <text:p>0.225045573652146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23178094879787" calcext:value-type="float">
            <text:p>0.223178094879787</text:p>
          </table:table-cell>
          <table:table-cell table:style-name="ce4" table:formula="of:=[$Redistribution_high.K70]" office:value-type="float" office:value="0.241744130263694" calcext:value-type="float">
            <text:p>0.241744130263694</text:p>
          </table:table-cell>
          <table:table-cell table:style-name="ce4" table:formula="of:=[$Redistribution_high.L70]" office:value-type="float" office:value="0.230913346286323" calcext:value-type="float">
            <text:p>0.230913346286323</text:p>
          </table:table-cell>
          <table:table-cell table:style-name="ce4" table:formula="of:=[$Redistribution_high.M70]" office:value-type="float" office:value="0.229250072827992" calcext:value-type="float">
            <text:p>0.229250072827992</text:p>
          </table:table-cell>
          <table:table-cell/>
          <table:table-cell table:style-name="ce4"/>
          <table:table-cell table:style-name="ce4" table:formula="of:=[$Redistribution_central.J70]" office:value-type="float" office:value="0.232719156684818" calcext:value-type="float">
            <text:p>0.232719156684818</text:p>
          </table:table-cell>
          <table:table-cell table:style-name="ce4" table:formula="of:=[$Redistribution_central.K70]" office:value-type="float" office:value="0.229336171355153" calcext:value-type="float">
            <text:p>0.229336171355153</text:p>
          </table:table-cell>
          <table:table-cell table:style-name="ce4" table:formula="of:=[$Redistribution_central.L70]" office:value-type="float" office:value="0.237653564756913" calcext:value-type="float">
            <text:p>0.237653564756913</text:p>
          </table:table-cell>
          <table:table-cell table:style-name="ce4" table:formula="of:=[$Redistribution_central.M70]" office:value-type="float" office:value="0.221235072923869" calcext:value-type="float">
            <text:p>0.221235072923869</text:p>
          </table:table-cell>
          <table:table-cell table:number-columns-repeated="2"/>
          <table:table-cell table:style-name="ce4" table:formula="of:=[$redistribution_low.J70]" office:value-type="float" office:value="0.224764778206443" calcext:value-type="float">
            <text:p>0.224764778206443</text:p>
          </table:table-cell>
          <table:table-cell table:style-name="ce4" table:formula="of:=[$redistribution_low.K70]" office:value-type="float" office:value="0.238960087494104" calcext:value-type="float">
            <text:p>0.238960087494104</text:p>
          </table:table-cell>
          <table:table-cell table:style-name="ce4" table:formula="of:=[$redistribution_low.L70]" office:value-type="float" office:value="0.231703287805882" calcext:value-type="float">
            <text:p>0.231703287805882</text:p>
          </table:table-cell>
          <table:table-cell table:style-name="ce4" table:formula="of:=[$redistribution_low.M70]" office:value-type="float" office:value="0.227218041440967" calcext:value-type="float">
            <text:p>0.227218041440967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24970138708226" calcext:value-type="float">
            <text:p>0.224970138708226</text:p>
          </table:table-cell>
          <table:table-cell table:style-name="ce4" table:formula="of:=[$Redistribution_high.K71]" office:value-type="float" office:value="0.241473206563527" calcext:value-type="float">
            <text:p>0.241473206563527</text:p>
          </table:table-cell>
          <table:table-cell table:style-name="ce4" table:formula="of:=[$Redistribution_high.L71]" office:value-type="float" office:value="0.231034086467163" calcext:value-type="float">
            <text:p>0.231034086467163</text:p>
          </table:table-cell>
          <table:table-cell table:style-name="ce4" table:formula="of:=[$Redistribution_high.M71]" office:value-type="float" office:value="0.231720335280907" calcext:value-type="float">
            <text:p>0.231720335280907</text:p>
          </table:table-cell>
          <table:table-cell/>
          <table:table-cell table:style-name="ce4"/>
          <table:table-cell table:style-name="ce4" table:formula="of:=[$Redistribution_central.J71]" office:value-type="float" office:value="0.232726480158674" calcext:value-type="float">
            <text:p>0.232726480158674</text:p>
          </table:table-cell>
          <table:table-cell table:style-name="ce4" table:formula="of:=[$Redistribution_central.K71]" office:value-type="float" office:value="0.244782474310021" calcext:value-type="float">
            <text:p>0.244782474310021</text:p>
          </table:table-cell>
          <table:table-cell table:style-name="ce4" table:formula="of:=[$Redistribution_central.L71]" office:value-type="float" office:value="0.236418975623301" calcext:value-type="float">
            <text:p>0.236418975623301</text:p>
          </table:table-cell>
          <table:table-cell table:style-name="ce4" table:formula="of:=[$Redistribution_central.M71]" office:value-type="float" office:value="0.238253949749556" calcext:value-type="float">
            <text:p>0.238253949749556</text:p>
          </table:table-cell>
          <table:table-cell table:number-columns-repeated="2"/>
          <table:table-cell table:style-name="ce4" table:formula="of:=[$redistribution_low.J71]" office:value-type="float" office:value="0.225020014731281" calcext:value-type="float">
            <text:p>0.225020014731281</text:p>
          </table:table-cell>
          <table:table-cell table:style-name="ce4" table:formula="of:=[$redistribution_low.K71]" office:value-type="float" office:value="0.243819678818182" calcext:value-type="float">
            <text:p>0.243819678818182</text:p>
          </table:table-cell>
          <table:table-cell table:style-name="ce4" table:formula="of:=[$redistribution_low.L71]" office:value-type="float" office:value="0.230446834470447" calcext:value-type="float">
            <text:p>0.230446834470447</text:p>
          </table:table-cell>
          <table:table-cell table:style-name="ce4" table:formula="of:=[$redistribution_low.M71]" office:value-type="float" office:value="0.234267220465878" calcext:value-type="float">
            <text:p>0.234267220465878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30856962498276" calcext:value-type="float">
            <text:p>0.230856962498276</text:p>
          </table:table-cell>
          <table:table-cell table:style-name="ce4" table:formula="of:=[$Redistribution_high.K72]" office:value-type="float" office:value="0.251066320712354" calcext:value-type="float">
            <text:p>0.251066320712354</text:p>
          </table:table-cell>
          <table:table-cell table:style-name="ce4" table:formula="of:=[$Redistribution_high.L72]" office:value-type="float" office:value="0.236384063284209" calcext:value-type="float">
            <text:p>0.236384063284209</text:p>
          </table:table-cell>
          <table:table-cell table:style-name="ce4" table:formula="of:=[$Redistribution_high.M72]" office:value-type="float" office:value="0.242043504546832" calcext:value-type="float">
            <text:p>0.242043504546832</text:p>
          </table:table-cell>
          <table:table-cell/>
          <table:table-cell table:style-name="ce4"/>
          <table:table-cell table:style-name="ce4" table:formula="of:=[$Redistribution_central.J72]" office:value-type="float" office:value="0.228016874716518" calcext:value-type="float">
            <text:p>0.228016874716518</text:p>
          </table:table-cell>
          <table:table-cell table:style-name="ce4" table:formula="of:=[$Redistribution_central.K72]" office:value-type="float" office:value="0.236969278260092" calcext:value-type="float">
            <text:p>0.236969278260092</text:p>
          </table:table-cell>
          <table:table-cell table:style-name="ce4" table:formula="of:=[$Redistribution_central.L72]" office:value-type="float" office:value="0.230858255077308" calcext:value-type="float">
            <text:p>0.230858255077308</text:p>
          </table:table-cell>
          <table:table-cell table:style-name="ce4" table:formula="of:=[$Redistribution_central.M72]" office:value-type="float" office:value="0.231977509918398" calcext:value-type="float">
            <text:p>0.231977509918398</text:p>
          </table:table-cell>
          <table:table-cell table:number-columns-repeated="2"/>
          <table:table-cell table:style-name="ce4" table:formula="of:=[$redistribution_low.J72]" office:value-type="float" office:value="0.224077920832219" calcext:value-type="float">
            <text:p>0.224077920832219</text:p>
          </table:table-cell>
          <table:table-cell table:style-name="ce4" table:formula="of:=[$redistribution_low.K72]" office:value-type="float" office:value="0.239057874500217" calcext:value-type="float">
            <text:p>0.239057874500217</text:p>
          </table:table-cell>
          <table:table-cell table:style-name="ce4" table:formula="of:=[$redistribution_low.L72]" office:value-type="float" office:value="0.229662215470621" calcext:value-type="float">
            <text:p>0.229662215470621</text:p>
          </table:table-cell>
          <table:table-cell table:style-name="ce4" table:formula="of:=[$redistribution_low.M72]" office:value-type="float" office:value="0.229605903951183" calcext:value-type="float">
            <text:p>0.229605903951183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32426655406904" calcext:value-type="float">
            <text:p>0.232426655406904</text:p>
          </table:table-cell>
          <table:table-cell table:style-name="ce4" table:formula="of:=[$Redistribution_high.K73]" office:value-type="float" office:value="0.255405658245226" calcext:value-type="float">
            <text:p>0.255405658245226</text:p>
          </table:table-cell>
          <table:table-cell table:style-name="ce4" table:formula="of:=[$Redistribution_high.L73]" office:value-type="float" office:value="0.238025778218083" calcext:value-type="float">
            <text:p>0.238025778218083</text:p>
          </table:table-cell>
          <table:table-cell table:style-name="ce4" table:formula="of:=[$Redistribution_high.M73]" office:value-type="float" office:value="0.246114007483654" calcext:value-type="float">
            <text:p>0.246114007483654</text:p>
          </table:table-cell>
          <table:table-cell/>
          <table:table-cell table:style-name="ce4"/>
          <table:table-cell table:style-name="ce4" table:formula="of:=[$Redistribution_central.J73]" office:value-type="float" office:value="0.228062207617666" calcext:value-type="float">
            <text:p>0.228062207617666</text:p>
          </table:table-cell>
          <table:table-cell table:style-name="ce4" table:formula="of:=[$Redistribution_central.K73]" office:value-type="float" office:value="0.237141139364336" calcext:value-type="float">
            <text:p>0.237141139364336</text:p>
          </table:table-cell>
          <table:table-cell table:style-name="ce4" table:formula="of:=[$Redistribution_central.L73]" office:value-type="float" office:value="0.230387211147197" calcext:value-type="float">
            <text:p>0.230387211147197</text:p>
          </table:table-cell>
          <table:table-cell table:style-name="ce4" table:formula="of:=[$Redistribution_central.M73]" office:value-type="float" office:value="0.233007074920239" calcext:value-type="float">
            <text:p>0.233007074920239</text:p>
          </table:table-cell>
          <table:table-cell table:number-columns-repeated="2"/>
          <table:table-cell table:style-name="ce4" table:formula="of:=[$redistribution_low.J73]" office:value-type="float" office:value="0.2286535423794" calcext:value-type="float">
            <text:p>0.2286535423794</text:p>
          </table:table-cell>
          <table:table-cell table:style-name="ce4" table:formula="of:=[$redistribution_low.K73]" office:value-type="float" office:value="0.242834733325639" calcext:value-type="float">
            <text:p>0.242834733325639</text:p>
          </table:table-cell>
          <table:table-cell table:style-name="ce4" table:formula="of:=[$redistribution_low.L73]" office:value-type="float" office:value="0.233693731574058" calcext:value-type="float">
            <text:p>0.233693731574058</text:p>
          </table:table-cell>
          <table:table-cell table:style-name="ce4" table:formula="of:=[$redistribution_low.M73]" office:value-type="float" office:value="0.234321094958409" calcext:value-type="float">
            <text:p>0.234321094958409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27903580597877" calcext:value-type="float">
            <text:p>0.227903580597877</text:p>
          </table:table-cell>
          <table:table-cell table:style-name="ce4" table:formula="of:=[$Redistribution_high.K74]" office:value-type="float" office:value="0.247876483864538" calcext:value-type="float">
            <text:p>0.247876483864538</text:p>
          </table:table-cell>
          <table:table-cell table:style-name="ce4" table:formula="of:=[$Redistribution_high.L74]" office:value-type="float" office:value="0.234889771070727" calcext:value-type="float">
            <text:p>0.234889771070727</text:p>
          </table:table-cell>
          <table:table-cell table:style-name="ce4" table:formula="of:=[$Redistribution_high.M74]" office:value-type="float" office:value="0.23650386810889" calcext:value-type="float">
            <text:p>0.23650386810889</text:p>
          </table:table-cell>
          <table:table-cell/>
          <table:table-cell table:style-name="ce4"/>
          <table:table-cell table:style-name="ce4" table:formula="of:=[$Redistribution_central.J74]" office:value-type="float" office:value="0.23263876231256" calcext:value-type="float">
            <text:p>0.23263876231256</text:p>
          </table:table-cell>
          <table:table-cell table:style-name="ce4" table:formula="of:=[$Redistribution_central.K74]" office:value-type="float" office:value="0.248785047577251" calcext:value-type="float">
            <text:p>0.248785047577251</text:p>
          </table:table-cell>
          <table:table-cell table:style-name="ce4" table:formula="of:=[$Redistribution_central.L74]" office:value-type="float" office:value="0.235651526803533" calcext:value-type="float">
            <text:p>0.235651526803533</text:p>
          </table:table-cell>
          <table:table-cell table:style-name="ce4" table:formula="of:=[$Redistribution_central.M74]" office:value-type="float" office:value="0.243321523458606" calcext:value-type="float">
            <text:p>0.243321523458606</text:p>
          </table:table-cell>
          <table:table-cell table:number-columns-repeated="2"/>
          <table:table-cell table:style-name="ce4" table:formula="of:=[$redistribution_low.J74]" office:value-type="float" office:value="0.224082459731433" calcext:value-type="float">
            <text:p>0.224082459731433</text:p>
          </table:table-cell>
          <table:table-cell table:style-name="ce4" table:formula="of:=[$redistribution_low.K74]" office:value-type="float" office:value="0.239304332514808" calcext:value-type="float">
            <text:p>0.239304332514808</text:p>
          </table:table-cell>
          <table:table-cell table:style-name="ce4" table:formula="of:=[$redistribution_low.L74]" office:value-type="float" office:value="0.230156421531568" calcext:value-type="float">
            <text:p>0.230156421531568</text:p>
          </table:table-cell>
          <table:table-cell table:style-name="ce4" table:formula="of:=[$redistribution_low.M74]" office:value-type="float" office:value="0.229103364281407" calcext:value-type="float">
            <text:p>0.229103364281407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25195535651495" calcext:value-type="float">
            <text:p>0.225195535651495</text:p>
          </table:table-cell>
          <table:table-cell table:style-name="ce4" table:formula="of:=[$Redistribution_high.K75]" office:value-type="float" office:value="0.240905928982516" calcext:value-type="float">
            <text:p>0.240905928982516</text:p>
          </table:table-cell>
          <table:table-cell table:style-name="ce4" table:formula="of:=[$Redistribution_high.L75]" office:value-type="float" office:value="0.230860268606803" calcext:value-type="float">
            <text:p>0.230860268606803</text:p>
          </table:table-cell>
          <table:table-cell table:style-name="ce4" table:formula="of:=[$Redistribution_high.M75]" office:value-type="float" office:value="0.231747522633644" calcext:value-type="float">
            <text:p>0.231747522633644</text:p>
          </table:table-cell>
          <table:table-cell/>
          <table:table-cell table:style-name="ce4"/>
          <table:table-cell table:style-name="ce4" table:formula="of:=[$Redistribution_central.J75]" office:value-type="float" office:value="0.22816202474538" calcext:value-type="float">
            <text:p>0.22816202474538</text:p>
          </table:table-cell>
          <table:table-cell table:style-name="ce4" table:formula="of:=[$Redistribution_central.K75]" office:value-type="float" office:value="0.243570831802474" calcext:value-type="float">
            <text:p>0.243570831802474</text:p>
          </table:table-cell>
          <table:table-cell table:style-name="ce4" table:formula="of:=[$Redistribution_central.L75]" office:value-type="float" office:value="0.230418727711586" calcext:value-type="float">
            <text:p>0.230418727711586</text:p>
          </table:table-cell>
          <table:table-cell table:style-name="ce4" table:formula="of:=[$Redistribution_central.M75]" office:value-type="float" office:value="0.239426563652723" calcext:value-type="float">
            <text:p>0.239426563652723</text:p>
          </table:table-cell>
          <table:table-cell table:number-columns-repeated="2"/>
          <table:table-cell table:style-name="ce4" table:formula="of:=[$redistribution_low.J75]" office:value-type="float" office:value="0.228800194200972" calcext:value-type="float">
            <text:p>0.228800194200972</text:p>
          </table:table-cell>
          <table:table-cell table:style-name="ce4" table:formula="of:=[$redistribution_low.K75]" office:value-type="float" office:value="0.23969024954123" calcext:value-type="float">
            <text:p>0.23969024954123</text:p>
          </table:table-cell>
          <table:table-cell table:style-name="ce4" table:formula="of:=[$redistribution_low.L75]" office:value-type="float" office:value="0.233326645697233" calcext:value-type="float">
            <text:p>0.233326645697233</text:p>
          </table:table-cell>
          <table:table-cell table:style-name="ce4" table:formula="of:=[$redistribution_low.M75]" office:value-type="float" office:value="0.232129085746473" calcext:value-type="float">
            <text:p>0.232129085746473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22412772943239" calcext:value-type="float">
            <text:p>0.222412772943239</text:p>
          </table:table-cell>
          <table:table-cell table:style-name="ce4" table:formula="of:=[$Redistribution_high.K76]" office:value-type="float" office:value="0.238888398241153" calcext:value-type="float">
            <text:p>0.238888398241153</text:p>
          </table:table-cell>
          <table:table-cell table:style-name="ce4" table:formula="of:=[$Redistribution_high.L76]" office:value-type="float" office:value="0.22790538643613" calcext:value-type="float">
            <text:p>0.22790538643613</text:p>
          </table:table-cell>
          <table:table-cell table:style-name="ce4" table:formula="of:=[$Redistribution_high.M76]" office:value-type="float" office:value="0.230022571988113" calcext:value-type="float">
            <text:p>0.230022571988113</text:p>
          </table:table-cell>
          <table:table-cell/>
          <table:table-cell table:style-name="ce4"/>
          <table:table-cell table:style-name="ce4" table:formula="of:=[$Redistribution_central.J76]" office:value-type="float" office:value="0.229709710678113" calcext:value-type="float">
            <text:p>0.229709710678113</text:p>
          </table:table-cell>
          <table:table-cell table:style-name="ce4" table:formula="of:=[$Redistribution_central.K76]" office:value-type="float" office:value="0.242389246017314" calcext:value-type="float">
            <text:p>0.242389246017314</text:p>
          </table:table-cell>
          <table:table-cell table:style-name="ce4" table:formula="of:=[$Redistribution_central.L76]" office:value-type="float" office:value="0.232398569882275" calcext:value-type="float">
            <text:p>0.232398569882275</text:p>
          </table:table-cell>
          <table:table-cell table:style-name="ce4" table:formula="of:=[$Redistribution_central.M76]" office:value-type="float" office:value="0.237573313275635" calcext:value-type="float">
            <text:p>0.237573313275635</text:p>
          </table:table-cell>
          <table:table-cell table:number-columns-repeated="2"/>
          <table:table-cell table:style-name="ce4" table:formula="of:=[$redistribution_low.J76]" office:value-type="float" office:value="0.223794274137241" calcext:value-type="float">
            <text:p>0.223794274137241</text:p>
          </table:table-cell>
          <table:table-cell table:style-name="ce4" table:formula="of:=[$redistribution_low.K76]" office:value-type="float" office:value="0.230902279769275" calcext:value-type="float">
            <text:p>0.230902279769275</text:p>
          </table:table-cell>
          <table:table-cell table:style-name="ce4" table:formula="of:=[$redistribution_low.L76]" office:value-type="float" office:value="0.228083868367102" calcext:value-type="float">
            <text:p>0.228083868367102</text:p>
          </table:table-cell>
          <table:table-cell table:style-name="ce4" table:formula="of:=[$redistribution_low.M76]" office:value-type="float" office:value="0.223886216006297" calcext:value-type="float">
            <text:p>0.223886216006297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29519838865714" calcext:value-type="float">
            <text:p>0.229519838865714</text:p>
          </table:table-cell>
          <table:table-cell table:style-name="ce4" table:formula="of:=[$Redistribution_high.K77]" office:value-type="float" office:value="0.25085565106341" calcext:value-type="float">
            <text:p>0.25085565106341</text:p>
          </table:table-cell>
          <table:table-cell table:style-name="ce4" table:formula="of:=[$Redistribution_high.L77]" office:value-type="float" office:value="0.234736356378902" calcext:value-type="float">
            <text:p>0.234736356378902</text:p>
          </table:table-cell>
          <table:table-cell table:style-name="ce4" table:formula="of:=[$Redistribution_high.M77]" office:value-type="float" office:value="0.242230544537724" calcext:value-type="float">
            <text:p>0.242230544537724</text:p>
          </table:table-cell>
          <table:table-cell/>
          <table:table-cell table:style-name="ce4"/>
          <table:table-cell table:style-name="ce4" table:formula="of:=[$Redistribution_central.J77]" office:value-type="float" office:value="0.22750309089555" calcext:value-type="float">
            <text:p>0.22750309089555</text:p>
          </table:table-cell>
          <table:table-cell table:style-name="ce4" table:formula="of:=[$Redistribution_central.K77]" office:value-type="float" office:value="0.24385197806265" calcext:value-type="float">
            <text:p>0.24385197806265</text:p>
          </table:table-cell>
          <table:table-cell table:style-name="ce4" table:formula="of:=[$Redistribution_central.L77]" office:value-type="float" office:value="0.23046025079155" calcext:value-type="float">
            <text:p>0.23046025079155</text:p>
          </table:table-cell>
          <table:table-cell table:style-name="ce4" table:formula="of:=[$Redistribution_central.M77]" office:value-type="float" office:value="0.238478912103668" calcext:value-type="float">
            <text:p>0.238478912103668</text:p>
          </table:table-cell>
          <table:table-cell table:number-columns-repeated="2"/>
          <table:table-cell table:style-name="ce4" table:formula="of:=[$redistribution_low.J77]" office:value-type="float" office:value="0.225491119714259" calcext:value-type="float">
            <text:p>0.225491119714259</text:p>
          </table:table-cell>
          <table:table-cell table:style-name="ce4" table:formula="of:=[$redistribution_low.K77]" office:value-type="float" office:value="0.235285935838344" calcext:value-type="float">
            <text:p>0.235285935838344</text:p>
          </table:table-cell>
          <table:table-cell table:style-name="ce4" table:formula="of:=[$redistribution_low.L77]" office:value-type="float" office:value="0.229400406301348" calcext:value-type="float">
            <text:p>0.229400406301348</text:p>
          </table:table-cell>
          <table:table-cell table:style-name="ce4" table:formula="of:=[$redistribution_low.M77]" office:value-type="float" office:value="0.228807301475136" calcext:value-type="float">
            <text:p>0.228807301475136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26399390665325" calcext:value-type="float">
            <text:p>0.226399390665325</text:p>
          </table:table-cell>
          <table:table-cell table:style-name="ce4" table:formula="of:=[$Redistribution_high.K78]" office:value-type="float" office:value="0.246030476583455" calcext:value-type="float">
            <text:p>0.246030476583455</text:p>
          </table:table-cell>
          <table:table-cell table:style-name="ce4" table:formula="of:=[$Redistribution_high.L78]" office:value-type="float" office:value="0.231872002868361" calcext:value-type="float">
            <text:p>0.231872002868361</text:p>
          </table:table-cell>
          <table:table-cell table:style-name="ce4" table:formula="of:=[$Redistribution_high.M78]" office:value-type="float" office:value="0.237126023372663" calcext:value-type="float">
            <text:p>0.237126023372663</text:p>
          </table:table-cell>
          <table:table-cell/>
          <table:table-cell table:style-name="ce4"/>
          <table:table-cell table:style-name="ce4" table:formula="of:=[$Redistribution_central.J78]" office:value-type="float" office:value="0.231887061547575" calcext:value-type="float">
            <text:p>0.231887061547575</text:p>
          </table:table-cell>
          <table:table-cell table:style-name="ce4" table:formula="of:=[$Redistribution_central.K78]" office:value-type="float" office:value="0.25482992895116" calcext:value-type="float">
            <text:p>0.25482992895116</text:p>
          </table:table-cell>
          <table:table-cell table:style-name="ce4" table:formula="of:=[$Redistribution_central.L78]" office:value-type="float" office:value="0.235454929870892" calcext:value-type="float">
            <text:p>0.235454929870892</text:p>
          </table:table-cell>
          <table:table-cell table:style-name="ce4" table:formula="of:=[$Redistribution_central.M78]" office:value-type="float" office:value="0.248305549219913" calcext:value-type="float">
            <text:p>0.248305549219913</text:p>
          </table:table-cell>
          <table:table-cell table:number-columns-repeated="2"/>
          <table:table-cell table:style-name="ce4" table:formula="of:=[$redistribution_low.J78]" office:value-type="float" office:value="0.223598372303365" calcext:value-type="float">
            <text:p>0.223598372303365</text:p>
          </table:table-cell>
          <table:table-cell table:style-name="ce4" table:formula="of:=[$redistribution_low.K78]" office:value-type="float" office:value="0.241514003748164" calcext:value-type="float">
            <text:p>0.241514003748164</text:p>
          </table:table-cell>
          <table:table-cell table:style-name="ce4" table:formula="of:=[$redistribution_low.L78]" office:value-type="float" office:value="0.228233325078993" calcext:value-type="float">
            <text:p>0.228233325078993</text:p>
          </table:table-cell>
          <table:table-cell table:style-name="ce4" table:formula="of:=[$redistribution_low.M78]" office:value-type="float" office:value="0.233670395168364" calcext:value-type="float">
            <text:p>0.233670395168364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26883149411446" calcext:value-type="float">
            <text:p>0.226883149411446</text:p>
          </table:table-cell>
          <table:table-cell table:style-name="ce4" table:formula="of:=[$Redistribution_high.K79]" office:value-type="float" office:value="0.241481923318524" calcext:value-type="float">
            <text:p>0.241481923318524</text:p>
          </table:table-cell>
          <table:table-cell table:style-name="ce4" table:formula="of:=[$Redistribution_high.L79]" office:value-type="float" office:value="0.231948704844479" calcext:value-type="float">
            <text:p>0.231948704844479</text:p>
          </table:table-cell>
          <table:table-cell table:style-name="ce4" table:formula="of:=[$Redistribution_high.M79]" office:value-type="float" office:value="0.233366875161972" calcext:value-type="float">
            <text:p>0.233366875161972</text:p>
          </table:table-cell>
          <table:table-cell/>
          <table:table-cell table:style-name="ce4"/>
          <table:table-cell table:style-name="ce4" table:formula="of:=[$Redistribution_central.J79]" office:value-type="float" office:value="0.231054440150059" calcext:value-type="float">
            <text:p>0.231054440150059</text:p>
          </table:table-cell>
          <table:table-cell table:style-name="ce4" table:formula="of:=[$Redistribution_central.K79]" office:value-type="float" office:value="0.259890761810416" calcext:value-type="float">
            <text:p>0.259890761810416</text:p>
          </table:table-cell>
          <table:table-cell table:style-name="ce4" table:formula="of:=[$Redistribution_central.L79]" office:value-type="float" office:value="0.233842665735837" calcext:value-type="float">
            <text:p>0.233842665735837</text:p>
          </table:table-cell>
          <table:table-cell table:style-name="ce4" table:formula="of:=[$Redistribution_central.M79]" office:value-type="float" office:value="0.254611851667981" calcext:value-type="float">
            <text:p>0.254611851667981</text:p>
          </table:table-cell>
          <table:table-cell table:number-columns-repeated="2"/>
          <table:table-cell table:style-name="ce4" table:formula="of:=[$redistribution_low.J79]" office:value-type="float" office:value="0.227702098170874" calcext:value-type="float">
            <text:p>0.227702098170874</text:p>
          </table:table-cell>
          <table:table-cell table:style-name="ce4" table:formula="of:=[$redistribution_low.K79]" office:value-type="float" office:value="0.248645119959879" calcext:value-type="float">
            <text:p>0.248645119959879</text:p>
          </table:table-cell>
          <table:table-cell table:style-name="ce4" table:formula="of:=[$redistribution_low.L79]" office:value-type="float" office:value="0.231377522480305" calcext:value-type="float">
            <text:p>0.231377522480305</text:p>
          </table:table-cell>
          <table:table-cell table:style-name="ce4" table:formula="of:=[$redistribution_low.M79]" office:value-type="float" office:value="0.242265049338015" calcext:value-type="float">
            <text:p>0.242265049338015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27736149474519" calcext:value-type="float">
            <text:p>0.227736149474519</text:p>
          </table:table-cell>
          <table:table-cell table:style-name="ce4" table:formula="of:=[$Redistribution_high.K80]" office:value-type="float" office:value="0.242919069037286" calcext:value-type="float">
            <text:p>0.242919069037286</text:p>
          </table:table-cell>
          <table:table-cell table:style-name="ce4" table:formula="of:=[$Redistribution_high.L80]" office:value-type="float" office:value="0.232348552393266" calcext:value-type="float">
            <text:p>0.232348552393266</text:p>
          </table:table-cell>
          <table:table-cell table:style-name="ce4" table:formula="of:=[$Redistribution_high.M80]" office:value-type="float" office:value="0.235491831039494" calcext:value-type="float">
            <text:p>0.235491831039494</text:p>
          </table:table-cell>
          <table:table-cell/>
          <table:table-cell table:style-name="ce4"/>
          <table:table-cell table:style-name="ce4" table:formula="of:=[$Redistribution_central.J80]" office:value-type="float" office:value="0.227699640521091" calcext:value-type="float">
            <text:p>0.227699640521091</text:p>
          </table:table-cell>
          <table:table-cell table:style-name="ce4" table:formula="of:=[$Redistribution_central.K80]" office:value-type="float" office:value="0.247372778732282" calcext:value-type="float">
            <text:p>0.247372778732282</text:p>
          </table:table-cell>
          <table:table-cell table:style-name="ce4" table:formula="of:=[$Redistribution_central.L80]" office:value-type="float" office:value="0.230095415495182" calcext:value-type="float">
            <text:p>0.230095415495182</text:p>
          </table:table-cell>
          <table:table-cell table:style-name="ce4" table:formula="of:=[$Redistribution_central.M80]" office:value-type="float" office:value="0.243050889601969" calcext:value-type="float">
            <text:p>0.243050889601969</text:p>
          </table:table-cell>
          <table:table-cell table:number-columns-repeated="2"/>
          <table:table-cell table:style-name="ce4" table:formula="of:=[$redistribution_low.J80]" office:value-type="float" office:value="0.228279929167705" calcext:value-type="float">
            <text:p>0.228279929167705</text:p>
          </table:table-cell>
          <table:table-cell table:style-name="ce4" table:formula="of:=[$redistribution_low.K80]" office:value-type="float" office:value="0.250043551712363" calcext:value-type="float">
            <text:p>0.250043551712363</text:p>
          </table:table-cell>
          <table:table-cell table:style-name="ce4" table:formula="of:=[$redistribution_low.L80]" office:value-type="float" office:value="0.231585319500271" calcext:value-type="float">
            <text:p>0.231585319500271</text:p>
          </table:table-cell>
          <table:table-cell table:style-name="ce4" table:formula="of:=[$redistribution_low.M80]" office:value-type="float" office:value="0.244268146049641" calcext:value-type="float">
            <text:p>0.244268146049641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29061891880449" calcext:value-type="float">
            <text:p>0.229061891880449</text:p>
          </table:table-cell>
          <table:table-cell table:style-name="ce4" table:formula="of:=[$Redistribution_high.K81]" office:value-type="float" office:value="0.243586288140788" calcext:value-type="float">
            <text:p>0.243586288140788</text:p>
          </table:table-cell>
          <table:table-cell table:style-name="ce4" table:formula="of:=[$Redistribution_high.L81]" office:value-type="float" office:value="0.233738293357995" calcext:value-type="float">
            <text:p>0.233738293357995</text:p>
          </table:table-cell>
          <table:table-cell table:style-name="ce4" table:formula="of:=[$Redistribution_high.M81]" office:value-type="float" office:value="0.23611512824307" calcext:value-type="float">
            <text:p>0.23611512824307</text:p>
          </table:table-cell>
          <table:table-cell/>
          <table:table-cell table:style-name="ce4"/>
          <table:table-cell table:style-name="ce4" table:formula="of:=[$Redistribution_central.J81]" office:value-type="float" office:value="0.22392812845404" calcext:value-type="float">
            <text:p>0.22392812845404</text:p>
          </table:table-cell>
          <table:table-cell table:style-name="ce4" table:formula="of:=[$Redistribution_central.K81]" office:value-type="float" office:value="0.243366072653621" calcext:value-type="float">
            <text:p>0.243366072653621</text:p>
          </table:table-cell>
          <table:table-cell table:style-name="ce4" table:formula="of:=[$Redistribution_central.L81]" office:value-type="float" office:value="0.22629464301807" calcext:value-type="float">
            <text:p>0.22629464301807</text:p>
          </table:table-cell>
          <table:table-cell table:style-name="ce4" table:formula="of:=[$Redistribution_central.M81]" office:value-type="float" office:value="0.239066821973601" calcext:value-type="float">
            <text:p>0.239066821973601</text:p>
          </table:table-cell>
          <table:table-cell table:number-columns-repeated="2"/>
          <table:table-cell table:style-name="ce4" table:formula="of:=[$redistribution_low.J81]" office:value-type="float" office:value="0.23341746501557" calcext:value-type="float">
            <text:p>0.23341746501557</text:p>
          </table:table-cell>
          <table:table-cell table:style-name="ce4" table:formula="of:=[$redistribution_low.K81]" office:value-type="float" office:value="0.256059247913592" calcext:value-type="float">
            <text:p>0.256059247913592</text:p>
          </table:table-cell>
          <table:table-cell table:style-name="ce4" table:formula="of:=[$redistribution_low.L81]" office:value-type="float" office:value="0.236640840432337" calcext:value-type="float">
            <text:p>0.236640840432337</text:p>
          </table:table-cell>
          <table:table-cell table:style-name="ce4" table:formula="of:=[$redistribution_low.M81]" office:value-type="float" office:value="0.250384299365172" calcext:value-type="float">
            <text:p>0.250384299365172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26290998843733" calcext:value-type="float">
            <text:p>0.226290998843733</text:p>
          </table:table-cell>
          <table:table-cell table:style-name="ce4" table:formula="of:=[$Redistribution_high.K82]" office:value-type="float" office:value="0.239607828194926" calcext:value-type="float">
            <text:p>0.239607828194926</text:p>
          </table:table-cell>
          <table:table-cell table:style-name="ce4" table:formula="of:=[$Redistribution_high.L82]" office:value-type="float" office:value="0.231961034498582" calcext:value-type="float">
            <text:p>0.231961034498582</text:p>
          </table:table-cell>
          <table:table-cell table:style-name="ce4" table:formula="of:=[$Redistribution_high.M82]" office:value-type="float" office:value="0.230740437103615" calcext:value-type="float">
            <text:p>0.230740437103615</text:p>
          </table:table-cell>
          <table:table-cell/>
          <table:table-cell table:style-name="ce4"/>
          <table:table-cell table:style-name="ce4" table:formula="of:=[$Redistribution_central.J82]" office:value-type="float" office:value="0.224843060686259" calcext:value-type="float">
            <text:p>0.224843060686259</text:p>
          </table:table-cell>
          <table:table-cell table:style-name="ce4" table:formula="of:=[$Redistribution_central.K82]" office:value-type="float" office:value="0.250178642109629" calcext:value-type="float">
            <text:p>0.250178642109629</text:p>
          </table:table-cell>
          <table:table-cell table:style-name="ce4" table:formula="of:=[$Redistribution_central.L82]" office:value-type="float" office:value="0.227870834834311" calcext:value-type="float">
            <text:p>0.227870834834311</text:p>
          </table:table-cell>
          <table:table-cell table:style-name="ce4" table:formula="of:=[$Redistribution_central.M82]" office:value-type="float" office:value="0.244583813209131" calcext:value-type="float">
            <text:p>0.244583813209131</text:p>
          </table:table-cell>
          <table:table-cell table:number-columns-repeated="2"/>
          <table:table-cell table:style-name="ce4" table:formula="of:=[$redistribution_low.J82]" office:value-type="float" office:value="0.241348769663986" calcext:value-type="float">
            <text:p>0.241348769663986</text:p>
          </table:table-cell>
          <table:table-cell table:style-name="ce4" table:formula="of:=[$redistribution_low.K82]" office:value-type="float" office:value="0.270954879510844" calcext:value-type="float">
            <text:p>0.270954879510844</text:p>
          </table:table-cell>
          <table:table-cell table:style-name="ce4" table:formula="of:=[$redistribution_low.L82]" office:value-type="float" office:value="0.245076584864446" calcext:value-type="float">
            <text:p>0.245076584864446</text:p>
          </table:table-cell>
          <table:table-cell table:style-name="ce4" table:formula="of:=[$redistribution_low.M82]" office:value-type="float" office:value="0.26431932953352" calcext:value-type="float">
            <text:p>0.26431932953352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307893333277" calcext:value-type="float">
            <text:p>0.2307893333277</text:p>
          </table:table-cell>
          <table:table-cell table:style-name="ce4" table:formula="of:=[$Redistribution_high.K83]" office:value-type="float" office:value="0.246255287228634" calcext:value-type="float">
            <text:p>0.246255287228634</text:p>
          </table:table-cell>
          <table:table-cell table:style-name="ce4" table:formula="of:=[$Redistribution_high.L83]" office:value-type="float" office:value="0.2351281398006" calcext:value-type="float">
            <text:p>0.2351281398006</text:p>
          </table:table-cell>
          <table:table-cell table:style-name="ce4" table:formula="of:=[$Redistribution_high.M83]" office:value-type="float" office:value="0.239218712982906" calcext:value-type="float">
            <text:p>0.239218712982906</text:p>
          </table:table-cell>
          <table:table-cell/>
          <table:table-cell table:style-name="ce4"/>
          <table:table-cell table:style-name="ce4" table:formula="of:=[$Redistribution_central.J83]" office:value-type="float" office:value="0.229955532941256" calcext:value-type="float">
            <text:p>0.229955532941256</text:p>
          </table:table-cell>
          <table:table-cell table:style-name="ce4" table:formula="of:=[$Redistribution_central.K83]" office:value-type="float" office:value="0.256849706499607" calcext:value-type="float">
            <text:p>0.256849706499607</text:p>
          </table:table-cell>
          <table:table-cell table:style-name="ce4" table:formula="of:=[$Redistribution_central.L83]" office:value-type="float" office:value="0.232051277233898" calcext:value-type="float">
            <text:p>0.232051277233898</text:p>
          </table:table-cell>
          <table:table-cell table:style-name="ce4" table:formula="of:=[$Redistribution_central.M83]" office:value-type="float" office:value="0.252870800364369" calcext:value-type="float">
            <text:p>0.252870800364369</text:p>
          </table:table-cell>
          <table:table-cell table:number-columns-repeated="2"/>
          <table:table-cell table:style-name="ce4" table:formula="of:=[$redistribution_low.J83]" office:value-type="float" office:value="0.234248803820532" calcext:value-type="float">
            <text:p>0.234248803820532</text:p>
          </table:table-cell>
          <table:table-cell table:style-name="ce4" table:formula="of:=[$redistribution_low.K83]" office:value-type="float" office:value="0.259907901364773" calcext:value-type="float">
            <text:p>0.259907901364773</text:p>
          </table:table-cell>
          <table:table-cell table:style-name="ce4" table:formula="of:=[$redistribution_low.L83]" office:value-type="float" office:value="0.237258941389969" calcext:value-type="float">
            <text:p>0.237258941389969</text:p>
          </table:table-cell>
          <table:table-cell table:style-name="ce4" table:formula="of:=[$redistribution_low.M83]" office:value-type="float" office:value="0.254516848449391" calcext:value-type="float">
            <text:p>0.254516848449391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37624692156756" calcext:value-type="float">
            <text:p>0.237624692156756</text:p>
          </table:table-cell>
          <table:table-cell table:style-name="ce4" table:formula="of:=[$Redistribution_high.K84]" office:value-type="float" office:value="0.255612262336744" calcext:value-type="float">
            <text:p>0.255612262336744</text:p>
          </table:table-cell>
          <table:table-cell table:style-name="ce4" table:formula="of:=[$Redistribution_high.L84]" office:value-type="float" office:value="0.242428666446303" calcext:value-type="float">
            <text:p>0.242428666446303</text:p>
          </table:table-cell>
          <table:table-cell table:style-name="ce4" table:formula="of:=[$Redistribution_high.M84]" office:value-type="float" office:value="0.247744776900078" calcext:value-type="float">
            <text:p>0.247744776900078</text:p>
          </table:table-cell>
          <table:table-cell/>
          <table:table-cell table:style-name="ce4"/>
          <table:table-cell table:style-name="ce4" table:formula="of:=[$Redistribution_central.J84]" office:value-type="float" office:value="0.227519168204956" calcext:value-type="float">
            <text:p>0.227519168204956</text:p>
          </table:table-cell>
          <table:table-cell table:style-name="ce4" table:formula="of:=[$Redistribution_central.K84]" office:value-type="float" office:value="0.254815722323581" calcext:value-type="float">
            <text:p>0.254815722323581</text:p>
          </table:table-cell>
          <table:table-cell table:style-name="ce4" table:formula="of:=[$Redistribution_central.L84]" office:value-type="float" office:value="0.229417947006405" calcext:value-type="float">
            <text:p>0.229417947006405</text:p>
          </table:table-cell>
          <table:table-cell table:style-name="ce4" table:formula="of:=[$Redistribution_central.M84]" office:value-type="float" office:value="0.251271061450635" calcext:value-type="float">
            <text:p>0.251271061450635</text:p>
          </table:table-cell>
          <table:table-cell table:number-columns-repeated="2"/>
          <table:table-cell table:style-name="ce4" table:formula="of:=[$redistribution_low.J84]" office:value-type="float" office:value="0.236757629534831" calcext:value-type="float">
            <text:p>0.236757629534831</text:p>
          </table:table-cell>
          <table:table-cell table:style-name="ce4" table:formula="of:=[$redistribution_low.K84]" office:value-type="float" office:value="0.26999069203006" calcext:value-type="float">
            <text:p>0.26999069203006</text:p>
          </table:table-cell>
          <table:table-cell table:style-name="ce4" table:formula="of:=[$redistribution_low.L84]" office:value-type="float" office:value="0.239571688590579" calcext:value-type="float">
            <text:p>0.239571688590579</text:p>
          </table:table-cell>
          <table:table-cell table:style-name="ce4" table:formula="of:=[$redistribution_low.M84]" office:value-type="float" office:value="0.264800856371492" calcext:value-type="float">
            <text:p>0.264800856371492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37092126888694" calcext:value-type="float">
            <text:p>0.237092126888694</text:p>
          </table:table-cell>
          <table:table-cell table:style-name="ce4" table:formula="of:=[$Redistribution_high.K85]" office:value-type="float" office:value="0.250355580145335" calcext:value-type="float">
            <text:p>0.250355580145335</text:p>
          </table:table-cell>
          <table:table-cell table:style-name="ce4" table:formula="of:=[$Redistribution_high.L85]" office:value-type="float" office:value="0.241048144269799" calcext:value-type="float">
            <text:p>0.241048144269799</text:p>
          </table:table-cell>
          <table:table-cell table:style-name="ce4" table:formula="of:=[$Redistribution_high.M85]" office:value-type="float" office:value="0.243925276312423" calcext:value-type="float">
            <text:p>0.243925276312423</text:p>
          </table:table-cell>
          <table:table-cell/>
          <table:table-cell table:style-name="ce4"/>
          <table:table-cell table:style-name="ce4" table:formula="of:=[$Redistribution_central.J85]" office:value-type="float" office:value="0.227825511361671" calcext:value-type="float">
            <text:p>0.227825511361671</text:p>
          </table:table-cell>
          <table:table-cell table:style-name="ce4" table:formula="of:=[$Redistribution_central.K85]" office:value-type="float" office:value="0.252602509515996" calcext:value-type="float">
            <text:p>0.252602509515996</text:p>
          </table:table-cell>
          <table:table-cell table:style-name="ce4" table:formula="of:=[$Redistribution_central.L85]" office:value-type="float" office:value="0.229784108771088" calcext:value-type="float">
            <text:p>0.229784108771088</text:p>
          </table:table-cell>
          <table:table-cell table:style-name="ce4" table:formula="of:=[$Redistribution_central.M85]" office:value-type="float" office:value="0.248935451898129" calcext:value-type="float">
            <text:p>0.248935451898129</text:p>
          </table:table-cell>
          <table:table-cell table:number-columns-repeated="2"/>
          <table:table-cell table:style-name="ce4" table:formula="of:=[$redistribution_low.J85]" office:value-type="float" office:value="0.233895015023603" calcext:value-type="float">
            <text:p>0.233895015023603</text:p>
          </table:table-cell>
          <table:table-cell table:style-name="ce4" table:formula="of:=[$redistribution_low.K85]" office:value-type="float" office:value="0.271262599875816" calcext:value-type="float">
            <text:p>0.271262599875816</text:p>
          </table:table-cell>
          <table:table-cell table:style-name="ce4" table:formula="of:=[$redistribution_low.L85]" office:value-type="float" office:value="0.236878396957248" calcext:value-type="float">
            <text:p>0.236878396957248</text:p>
          </table:table-cell>
          <table:table-cell table:style-name="ce4" table:formula="of:=[$redistribution_low.M85]" office:value-type="float" office:value="0.265657490680488" calcext:value-type="float">
            <text:p>0.265657490680488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32089649293723" calcext:value-type="float">
            <text:p>0.232089649293723</text:p>
          </table:table-cell>
          <table:table-cell table:style-name="ce4" table:formula="of:=[$Redistribution_high.K86]" office:value-type="float" office:value="0.240998366895123" calcext:value-type="float">
            <text:p>0.240998366895123</text:p>
          </table:table-cell>
          <table:table-cell table:style-name="ce4" table:formula="of:=[$Redistribution_high.L86]" office:value-type="float" office:value="0.237078437988539" calcext:value-type="float">
            <text:p>0.237078437988539</text:p>
          </table:table-cell>
          <table:table-cell table:style-name="ce4" table:formula="of:=[$Redistribution_high.M86]" office:value-type="float" office:value="0.233160156448822" calcext:value-type="float">
            <text:p>0.233160156448822</text:p>
          </table:table-cell>
          <table:table-cell/>
          <table:table-cell table:style-name="ce4"/>
          <table:table-cell table:style-name="ce4" table:formula="of:=[$Redistribution_central.J86]" office:value-type="float" office:value="0.231618462784942" calcext:value-type="float">
            <text:p>0.231618462784942</text:p>
          </table:table-cell>
          <table:table-cell table:style-name="ce4" table:formula="of:=[$Redistribution_central.K86]" office:value-type="float" office:value="0.260551116842077" calcext:value-type="float">
            <text:p>0.260551116842077</text:p>
          </table:table-cell>
          <table:table-cell table:style-name="ce4" table:formula="of:=[$Redistribution_central.L86]" office:value-type="float" office:value="0.234442305548338" calcext:value-type="float">
            <text:p>0.234442305548338</text:p>
          </table:table-cell>
          <table:table-cell table:style-name="ce4" table:formula="of:=[$Redistribution_central.M86]" office:value-type="float" office:value="0.255228681462171" calcext:value-type="float">
            <text:p>0.255228681462171</text:p>
          </table:table-cell>
          <table:table-cell table:number-columns-repeated="2"/>
          <table:table-cell table:style-name="ce4" table:formula="of:=[$redistribution_low.J86]" office:value-type="float" office:value="0.236671060510499" calcext:value-type="float">
            <text:p>0.236671060510499</text:p>
          </table:table-cell>
          <table:table-cell table:style-name="ce4" table:formula="of:=[$redistribution_low.K86]" office:value-type="float" office:value="0.274173402453695" calcext:value-type="float">
            <text:p>0.274173402453695</text:p>
          </table:table-cell>
          <table:table-cell table:style-name="ce4" table:formula="of:=[$redistribution_low.L86]" office:value-type="float" office:value="0.240687788698186" calcext:value-type="float">
            <text:p>0.240687788698186</text:p>
          </table:table-cell>
          <table:table-cell table:style-name="ce4" table:formula="of:=[$redistribution_low.M86]" office:value-type="float" office:value="0.266728437758861" calcext:value-type="float">
            <text:p>0.266728437758861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37195443375984" calcext:value-type="float">
            <text:p>0.237195443375984</text:p>
          </table:table-cell>
          <table:table-cell table:style-name="ce4" table:formula="of:=[$Redistribution_high.K87]" office:value-type="float" office:value="0.24933801974451" calcext:value-type="float">
            <text:p>0.24933801974451</text:p>
          </table:table-cell>
          <table:table-cell table:style-name="ce4" table:formula="of:=[$Redistribution_high.L87]" office:value-type="float" office:value="0.241359073503725" calcext:value-type="float">
            <text:p>0.241359073503725</text:p>
          </table:table-cell>
          <table:table-cell table:style-name="ce4" table:formula="of:=[$Redistribution_high.M87]" office:value-type="float" office:value="0.242563118838663" calcext:value-type="float">
            <text:p>0.242563118838663</text:p>
          </table:table-cell>
          <table:table-cell/>
          <table:table-cell table:style-name="ce4"/>
          <table:table-cell table:style-name="ce4" table:formula="of:=[$Redistribution_central.J87]" office:value-type="float" office:value="0.223448294419254" calcext:value-type="float">
            <text:p>0.223448294419254</text:p>
          </table:table-cell>
          <table:table-cell table:style-name="ce4" table:formula="of:=[$Redistribution_central.K87]" office:value-type="float" office:value="0.236618896512256" calcext:value-type="float">
            <text:p>0.236618896512256</text:p>
          </table:table-cell>
          <table:table-cell table:style-name="ce4" table:formula="of:=[$Redistribution_central.L87]" office:value-type="float" office:value="0.225592465625622" calcext:value-type="float">
            <text:p>0.225592465625622</text:p>
          </table:table-cell>
          <table:table-cell table:style-name="ce4" table:formula="of:=[$Redistribution_central.M87]" office:value-type="float" office:value="0.232751668298601" calcext:value-type="float">
            <text:p>0.232751668298601</text:p>
          </table:table-cell>
          <table:table-cell table:number-columns-repeated="2"/>
          <table:table-cell table:style-name="ce4" table:formula="of:=[$redistribution_low.J87]" office:value-type="float" office:value="0.232486461159439" calcext:value-type="float">
            <text:p>0.232486461159439</text:p>
          </table:table-cell>
          <table:table-cell table:style-name="ce4" table:formula="of:=[$redistribution_low.K87]" office:value-type="float" office:value="0.261589387808976" calcext:value-type="float">
            <text:p>0.261589387808976</text:p>
          </table:table-cell>
          <table:table-cell table:style-name="ce4" table:formula="of:=[$redistribution_low.L87]" office:value-type="float" office:value="0.235701788336869" calcext:value-type="float">
            <text:p>0.235701788336869</text:p>
          </table:table-cell>
          <table:table-cell table:style-name="ce4" table:formula="of:=[$redistribution_low.M87]" office:value-type="float" office:value="0.255789820573596" calcext:value-type="float">
            <text:p>0.255789820573596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37566450105693" calcext:value-type="float">
            <text:p>0.237566450105693</text:p>
          </table:table-cell>
          <table:table-cell table:style-name="ce4" table:formula="of:=[$Redistribution_high.K88]" office:value-type="float" office:value="0.251046760739277" calcext:value-type="float">
            <text:p>0.251046760739277</text:p>
          </table:table-cell>
          <table:table-cell table:style-name="ce4" table:formula="of:=[$Redistribution_high.L88]" office:value-type="float" office:value="0.241836950061106" calcext:value-type="float">
            <text:p>0.241836950061106</text:p>
          </table:table-cell>
          <table:table-cell table:style-name="ce4" table:formula="of:=[$Redistribution_high.M88]" office:value-type="float" office:value="0.244147300781237" calcext:value-type="float">
            <text:p>0.244147300781237</text:p>
          </table:table-cell>
          <table:table-cell/>
          <table:table-cell table:style-name="ce4"/>
          <table:table-cell table:style-name="ce4" table:formula="of:=[$Redistribution_central.J88]" office:value-type="float" office:value="0.222516864478649" calcext:value-type="float">
            <text:p>0.222516864478649</text:p>
          </table:table-cell>
          <table:table-cell table:style-name="ce4" table:formula="of:=[$Redistribution_central.K88]" office:value-type="float" office:value="0.235107003264761" calcext:value-type="float">
            <text:p>0.235107003264761</text:p>
          </table:table-cell>
          <table:table-cell table:style-name="ce4" table:formula="of:=[$Redistribution_central.L88]" office:value-type="float" office:value="0.224433951199256" calcext:value-type="float">
            <text:p>0.224433951199256</text:p>
          </table:table-cell>
          <table:table-cell table:style-name="ce4" table:formula="of:=[$Redistribution_central.M88]" office:value-type="float" office:value="0.231618398134888" calcext:value-type="float">
            <text:p>0.231618398134888</text:p>
          </table:table-cell>
          <table:table-cell table:number-columns-repeated="2"/>
          <table:table-cell table:style-name="ce4" table:formula="of:=[$redistribution_low.J88]" office:value-type="float" office:value="0.236396378518133" calcext:value-type="float">
            <text:p>0.236396378518133</text:p>
          </table:table-cell>
          <table:table-cell table:style-name="ce4" table:formula="of:=[$redistribution_low.K88]" office:value-type="float" office:value="0.264559051747107" calcext:value-type="float">
            <text:p>0.264559051747107</text:p>
          </table:table-cell>
          <table:table-cell table:style-name="ce4" table:formula="of:=[$redistribution_low.L88]" office:value-type="float" office:value="0.23919618851085" calcext:value-type="float">
            <text:p>0.23919618851085</text:p>
          </table:table-cell>
          <table:table-cell table:style-name="ce4" table:formula="of:=[$redistribution_low.M88]" office:value-type="float" office:value="0.25955863742306" calcext:value-type="float">
            <text:p>0.25955863742306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26459425652299" calcext:value-type="float">
            <text:p>0.226459425652299</text:p>
          </table:table-cell>
          <table:table-cell table:style-name="ce4" table:formula="of:=[$Redistribution_high.K89]" office:value-type="float" office:value="0.227366060450791" calcext:value-type="float">
            <text:p>0.227366060450791</text:p>
          </table:table-cell>
          <table:table-cell table:style-name="ce4" table:formula="of:=[$Redistribution_high.L89]" office:value-type="float" office:value="0.23040493903899" calcext:value-type="float">
            <text:p>0.23040493903899</text:p>
          </table:table-cell>
          <table:table-cell table:style-name="ce4" table:formula="of:=[$Redistribution_high.M89]" office:value-type="float" office:value="0.221257918709075" calcext:value-type="float">
            <text:p>0.221257918709075</text:p>
          </table:table-cell>
          <table:table-cell/>
          <table:table-cell table:style-name="ce4"/>
          <table:table-cell table:style-name="ce4" table:formula="of:=[$Redistribution_central.J89]" office:value-type="float" office:value="0.224828698404733" calcext:value-type="float">
            <text:p>0.224828698404733</text:p>
          </table:table-cell>
          <table:table-cell table:style-name="ce4" table:formula="of:=[$Redistribution_central.K89]" office:value-type="float" office:value="0.236979763312489" calcext:value-type="float">
            <text:p>0.236979763312489</text:p>
          </table:table-cell>
          <table:table-cell table:style-name="ce4" table:formula="of:=[$Redistribution_central.L89]" office:value-type="float" office:value="0.227593662632798" calcext:value-type="float">
            <text:p>0.227593662632798</text:p>
          </table:table-cell>
          <table:table-cell table:style-name="ce4" table:formula="of:=[$Redistribution_central.M89]" office:value-type="float" office:value="0.231877117237635" calcext:value-type="float">
            <text:p>0.231877117237635</text:p>
          </table:table-cell>
          <table:table-cell table:number-columns-repeated="2"/>
          <table:table-cell table:style-name="ce4" table:formula="of:=[$redistribution_low.J89]" office:value-type="float" office:value="0.234823809507319" calcext:value-type="float">
            <text:p>0.234823809507319</text:p>
          </table:table-cell>
          <table:table-cell table:style-name="ce4" table:formula="of:=[$redistribution_low.K89]" office:value-type="float" office:value="0.264032126371138" calcext:value-type="float">
            <text:p>0.264032126371138</text:p>
          </table:table-cell>
          <table:table-cell table:style-name="ce4" table:formula="of:=[$redistribution_low.L89]" office:value-type="float" office:value="0.237444936032412" calcext:value-type="float">
            <text:p>0.237444936032412</text:p>
          </table:table-cell>
          <table:table-cell table:style-name="ce4" table:formula="of:=[$redistribution_low.M89]" office:value-type="float" office:value="0.259217730877816" calcext:value-type="float">
            <text:p>0.259217730877816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20292797025817" calcext:value-type="float">
            <text:p>0.220292797025817</text:p>
          </table:table-cell>
          <table:table-cell table:style-name="ce4" table:formula="of:=[$Redistribution_high.K90]" office:value-type="float" office:value="0.22546156360198" calcext:value-type="float">
            <text:p>0.22546156360198</text:p>
          </table:table-cell>
          <table:table-cell table:style-name="ce4" table:formula="of:=[$Redistribution_high.L90]" office:value-type="float" office:value="0.22515444096616" calcext:value-type="float">
            <text:p>0.22515444096616</text:p>
          </table:table-cell>
          <table:table-cell table:style-name="ce4" table:formula="of:=[$Redistribution_high.M90]" office:value-type="float" office:value="0.2178589837317" calcext:value-type="float">
            <text:p>0.2178589837317</text:p>
          </table:table-cell>
          <table:table-cell/>
          <table:table-cell table:style-name="ce4"/>
          <table:table-cell table:style-name="ce4" table:formula="of:=[$Redistribution_central.J90]" office:value-type="float" office:value="0.221775629313532" calcext:value-type="float">
            <text:p>0.221775629313532</text:p>
          </table:table-cell>
          <table:table-cell table:style-name="ce4" table:formula="of:=[$Redistribution_central.K90]" office:value-type="float" office:value="0.228081566017061" calcext:value-type="float">
            <text:p>0.228081566017061</text:p>
          </table:table-cell>
          <table:table-cell table:style-name="ce4" table:formula="of:=[$Redistribution_central.L90]" office:value-type="float" office:value="0.224807446902985" calcext:value-type="float">
            <text:p>0.224807446902985</text:p>
          </table:table-cell>
          <table:table-cell table:style-name="ce4" table:formula="of:=[$Redistribution_central.M90]" office:value-type="float" office:value="0.222736538446358" calcext:value-type="float">
            <text:p>0.222736538446358</text:p>
          </table:table-cell>
          <table:table-cell table:number-columns-repeated="2"/>
          <table:table-cell table:style-name="ce4" table:formula="of:=[$redistribution_low.J90]" office:value-type="float" office:value="0.239161225487516" calcext:value-type="float">
            <text:p>0.239161225487516</text:p>
          </table:table-cell>
          <table:table-cell table:style-name="ce4" table:formula="of:=[$redistribution_low.K90]" office:value-type="float" office:value="0.280173911587399" calcext:value-type="float">
            <text:p>0.280173911587399</text:p>
          </table:table-cell>
          <table:table-cell table:style-name="ce4" table:formula="of:=[$redistribution_low.L90]" office:value-type="float" office:value="0.242257622349901" calcext:value-type="float">
            <text:p>0.242257622349901</text:p>
          </table:table-cell>
          <table:table-cell table:style-name="ce4" table:formula="of:=[$redistribution_low.M90]" office:value-type="float" office:value="0.274126885648859" calcext:value-type="float">
            <text:p>0.274126885648859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30080478178197" calcext:value-type="float">
            <text:p>0.230080478178197</text:p>
          </table:table-cell>
          <table:table-cell table:style-name="ce4" table:formula="of:=[$Redistribution_high.K91]" office:value-type="float" office:value="0.236392501182928" calcext:value-type="float">
            <text:p>0.236392501182928</text:p>
          </table:table-cell>
          <table:table-cell table:style-name="ce4" table:formula="of:=[$Redistribution_high.L91]" office:value-type="float" office:value="0.234044685890209" calcext:value-type="float">
            <text:p>0.234044685890209</text:p>
          </table:table-cell>
          <table:table-cell table:style-name="ce4" table:formula="of:=[$Redistribution_high.M91]" office:value-type="float" office:value="0.230128089964565" calcext:value-type="float">
            <text:p>0.230128089964565</text:p>
          </table:table-cell>
          <table:table-cell/>
          <table:table-cell table:style-name="ce4"/>
          <table:table-cell table:style-name="ce4" table:formula="of:=[$Redistribution_central.J91]" office:value-type="float" office:value="0.221616263687045" calcext:value-type="float">
            <text:p>0.221616263687045</text:p>
          </table:table-cell>
          <table:table-cell table:style-name="ce4" table:formula="of:=[$Redistribution_central.K91]" office:value-type="float" office:value="0.231550541911327" calcext:value-type="float">
            <text:p>0.231550541911327</text:p>
          </table:table-cell>
          <table:table-cell table:style-name="ce4" table:formula="of:=[$Redistribution_central.L91]" office:value-type="float" office:value="0.224406086238024" calcext:value-type="float">
            <text:p>0.224406086238024</text:p>
          </table:table-cell>
          <table:table-cell table:style-name="ce4" table:formula="of:=[$Redistribution_central.M91]" office:value-type="float" office:value="0.226471964673925" calcext:value-type="float">
            <text:p>0.226471964673925</text:p>
          </table:table-cell>
          <table:table-cell table:number-columns-repeated="2"/>
          <table:table-cell table:style-name="ce4" table:formula="of:=[$redistribution_low.J91]" office:value-type="float" office:value="0.235270252843764" calcext:value-type="float">
            <text:p>0.235270252843764</text:p>
          </table:table-cell>
          <table:table-cell table:style-name="ce4" table:formula="of:=[$redistribution_low.K91]" office:value-type="float" office:value="0.273622197285978" calcext:value-type="float">
            <text:p>0.273622197285978</text:p>
          </table:table-cell>
          <table:table-cell table:style-name="ce4" table:formula="of:=[$redistribution_low.L91]" office:value-type="float" office:value="0.237364846510642" calcext:value-type="float">
            <text:p>0.237364846510642</text:p>
          </table:table-cell>
          <table:table-cell table:style-name="ce4" table:formula="of:=[$redistribution_low.M91]" office:value-type="float" office:value="0.26956777337706" calcext:value-type="float">
            <text:p>0.26956777337706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33541014934055" calcext:value-type="float">
            <text:p>0.233541014934055</text:p>
          </table:table-cell>
          <table:table-cell table:style-name="ce4" table:formula="of:=[$Redistribution_high.K92]" office:value-type="float" office:value="0.241785557457208" calcext:value-type="float">
            <text:p>0.241785557457208</text:p>
          </table:table-cell>
          <table:table-cell table:style-name="ce4" table:formula="of:=[$Redistribution_high.L92]" office:value-type="float" office:value="0.237019005594783" calcext:value-type="float">
            <text:p>0.237019005594783</text:p>
          </table:table-cell>
          <table:table-cell table:style-name="ce4" table:formula="of:=[$Redistribution_high.M92]" office:value-type="float" office:value="0.236140291417564" calcext:value-type="float">
            <text:p>0.236140291417564</text:p>
          </table:table-cell>
          <table:table-cell/>
          <table:table-cell table:style-name="ce4"/>
          <table:table-cell table:style-name="ce4" table:formula="of:=[$Redistribution_central.J92]" office:value-type="float" office:value="0.230476305319892" calcext:value-type="float">
            <text:p>0.230476305319892</text:p>
          </table:table-cell>
          <table:table-cell table:style-name="ce4" table:formula="of:=[$Redistribution_central.K92]" office:value-type="float" office:value="0.247321383841895" calcext:value-type="float">
            <text:p>0.247321383841895</text:p>
          </table:table-cell>
          <table:table-cell table:style-name="ce4" table:formula="of:=[$Redistribution_central.L92]" office:value-type="float" office:value="0.232593763711403" calcext:value-type="float">
            <text:p>0.232593763711403</text:p>
          </table:table-cell>
          <table:table-cell table:style-name="ce4" table:formula="of:=[$Redistribution_central.M92]" office:value-type="float" office:value="0.243347013858176" calcext:value-type="float">
            <text:p>0.243347013858176</text:p>
          </table:table-cell>
          <table:table-cell table:number-columns-repeated="2"/>
          <table:table-cell table:style-name="ce4" table:formula="of:=[$redistribution_low.J92]" office:value-type="float" office:value="0.230963078405413" calcext:value-type="float">
            <text:p>0.230963078405413</text:p>
          </table:table-cell>
          <table:table-cell table:style-name="ce4" table:formula="of:=[$redistribution_low.K92]" office:value-type="float" office:value="0.264508300982047" calcext:value-type="float">
            <text:p>0.264508300982047</text:p>
          </table:table-cell>
          <table:table-cell table:style-name="ce4" table:formula="of:=[$redistribution_low.L92]" office:value-type="float" office:value="0.233285609786361" calcext:value-type="float">
            <text:p>0.233285609786361</text:p>
          </table:table-cell>
          <table:table-cell table:style-name="ce4" table:formula="of:=[$redistribution_low.M92]" office:value-type="float" office:value="0.260125129001221" calcext:value-type="float">
            <text:p>0.260125129001221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40402199229071" calcext:value-type="float">
            <text:p>0.240402199229071</text:p>
          </table:table-cell>
          <table:table-cell table:style-name="ce4" table:formula="of:=[$Redistribution_high.K93]" office:value-type="float" office:value="0.262748730783517" calcext:value-type="float">
            <text:p>0.262748730783517</text:p>
          </table:table-cell>
          <table:table-cell table:style-name="ce4" table:formula="of:=[$Redistribution_high.L93]" office:value-type="float" office:value="0.244506190440914" calcext:value-type="float">
            <text:p>0.244506190440914</text:p>
          </table:table-cell>
          <table:table-cell table:style-name="ce4" table:formula="of:=[$Redistribution_high.M93]" office:value-type="float" office:value="0.255632992373009" calcext:value-type="float">
            <text:p>0.255632992373009</text:p>
          </table:table-cell>
          <table:table-cell/>
          <table:table-cell table:style-name="ce4"/>
          <table:table-cell table:style-name="ce4" table:formula="of:=[$Redistribution_central.J93]" office:value-type="float" office:value="0.219588818329844" calcext:value-type="float">
            <text:p>0.219588818329844</text:p>
          </table:table-cell>
          <table:table-cell table:style-name="ce4" table:formula="of:=[$Redistribution_central.K93]" office:value-type="float" office:value="0.221358320006215" calcext:value-type="float">
            <text:p>0.221358320006215</text:p>
          </table:table-cell>
          <table:table-cell table:style-name="ce4" table:formula="of:=[$Redistribution_central.L93]" office:value-type="float" office:value="0.22170011280369" calcext:value-type="float">
            <text:p>0.22170011280369</text:p>
          </table:table-cell>
          <table:table-cell table:style-name="ce4" table:formula="of:=[$Redistribution_central.M93]" office:value-type="float" office:value="0.217591441943677" calcext:value-type="float">
            <text:p>0.217591441943677</text:p>
          </table:table-cell>
          <table:table-cell table:number-columns-repeated="2"/>
          <table:table-cell table:style-name="ce4" table:formula="of:=[$redistribution_low.J93]" office:value-type="float" office:value="0.238029201032678" calcext:value-type="float">
            <text:p>0.238029201032678</text:p>
          </table:table-cell>
          <table:table-cell table:style-name="ce4" table:formula="of:=[$redistribution_low.K93]" office:value-type="float" office:value="0.277867134560075" calcext:value-type="float">
            <text:p>0.277867134560075</text:p>
          </table:table-cell>
          <table:table-cell table:style-name="ce4" table:formula="of:=[$redistribution_low.L93]" office:value-type="float" office:value="0.240181019840146" calcext:value-type="float">
            <text:p>0.240181019840146</text:p>
          </table:table-cell>
          <table:table-cell table:style-name="ce4" table:formula="of:=[$redistribution_low.M93]" office:value-type="float" office:value="0.273689902995953" calcext:value-type="float">
            <text:p>0.273689902995953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4004028129505" calcext:value-type="float">
            <text:p>0.24004028129505</text:p>
          </table:table-cell>
          <table:table-cell table:style-name="ce4" table:formula="of:=[$Redistribution_high.K94]" office:value-type="float" office:value="0.258489064905601" calcext:value-type="float">
            <text:p>0.258489064905601</text:p>
          </table:table-cell>
          <table:table-cell table:style-name="ce4" table:formula="of:=[$Redistribution_high.L94]" office:value-type="float" office:value="0.244575146437685" calcext:value-type="float">
            <text:p>0.244575146437685</text:p>
          </table:table-cell>
          <table:table-cell table:style-name="ce4" table:formula="of:=[$Redistribution_high.M94]" office:value-type="float" office:value="0.250888125384367" calcext:value-type="float">
            <text:p>0.250888125384367</text:p>
          </table:table-cell>
          <table:table-cell/>
          <table:table-cell table:style-name="ce4"/>
          <table:table-cell table:style-name="ce4" table:formula="of:=[$Redistribution_central.J94]" office:value-type="float" office:value="0.229066683148934" calcext:value-type="float">
            <text:p>0.229066683148934</text:p>
          </table:table-cell>
          <table:table-cell table:style-name="ce4" table:formula="of:=[$Redistribution_central.K94]" office:value-type="float" office:value="0.218620083922087" calcext:value-type="float">
            <text:p>0.218620083922087</text:p>
          </table:table-cell>
          <table:table-cell table:style-name="ce4" table:formula="of:=[$Redistribution_central.L94]" office:value-type="float" office:value="0.231893515358899" calcext:value-type="float">
            <text:p>0.231893515358899</text:p>
          </table:table-cell>
          <table:table-cell table:style-name="ce4" table:formula="of:=[$Redistribution_central.M94]" office:value-type="float" office:value="0.213891253915351" calcext:value-type="float">
            <text:p>0.213891253915351</text:p>
          </table:table-cell>
          <table:table-cell table:number-columns-repeated="2"/>
          <table:table-cell table:style-name="ce4" table:formula="of:=[$redistribution_low.J94]" office:value-type="float" office:value="0.232814591007193" calcext:value-type="float">
            <text:p>0.232814591007193</text:p>
          </table:table-cell>
          <table:table-cell table:style-name="ce4" table:formula="of:=[$redistribution_low.K94]" office:value-type="float" office:value="0.266757579975143" calcext:value-type="float">
            <text:p>0.266757579975143</text:p>
          </table:table-cell>
          <table:table-cell table:style-name="ce4" table:formula="of:=[$redistribution_low.L94]" office:value-type="float" office:value="0.235579147965374" calcext:value-type="float">
            <text:p>0.235579147965374</text:p>
          </table:table-cell>
          <table:table-cell table:style-name="ce4" table:formula="of:=[$redistribution_low.M94]" office:value-type="float" office:value="0.26150000714965" calcext:value-type="float">
            <text:p>0.26150000714965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39195647459581" calcext:value-type="float">
            <text:p>0.239195647459581</text:p>
          </table:table-cell>
          <table:table-cell table:style-name="ce4" table:formula="of:=[$Redistribution_high.K95]" office:value-type="float" office:value="0.258319418005923" calcext:value-type="float">
            <text:p>0.258319418005923</text:p>
          </table:table-cell>
          <table:table-cell table:style-name="ce4" table:formula="of:=[$Redistribution_high.L95]" office:value-type="float" office:value="0.243069470288976" calcext:value-type="float">
            <text:p>0.243069470288976</text:p>
          </table:table-cell>
          <table:table-cell table:style-name="ce4" table:formula="of:=[$Redistribution_high.M95]" office:value-type="float" office:value="0.251678012990736" calcext:value-type="float">
            <text:p>0.251678012990736</text:p>
          </table:table-cell>
          <table:table-cell/>
          <table:table-cell table:style-name="ce4"/>
          <table:table-cell table:style-name="ce4" table:formula="of:=[$Redistribution_central.J95]" office:value-type="float" office:value="0.22455664713451" calcext:value-type="float">
            <text:p>0.22455664713451</text:p>
          </table:table-cell>
          <table:table-cell table:style-name="ce4" table:formula="of:=[$Redistribution_central.K95]" office:value-type="float" office:value="0.207966609706819" calcext:value-type="float">
            <text:p>0.207966609706819</text:p>
          </table:table-cell>
          <table:table-cell table:style-name="ce4" table:formula="of:=[$Redistribution_central.L95]" office:value-type="float" office:value="0.226411057916699" calcext:value-type="float">
            <text:p>0.226411057916699</text:p>
          </table:table-cell>
          <table:table-cell table:style-name="ce4" table:formula="of:=[$Redistribution_central.M95]" office:value-type="float" office:value="0.204886072571894" calcext:value-type="float">
            <text:p>0.204886072571894</text:p>
          </table:table-cell>
          <table:table-cell table:number-columns-repeated="2"/>
          <table:table-cell table:style-name="ce4" table:formula="of:=[$redistribution_low.J95]" office:value-type="float" office:value="0.238078166569733" calcext:value-type="float">
            <text:p>0.238078166569733</text:p>
          </table:table-cell>
          <table:table-cell table:style-name="ce4" table:formula="of:=[$redistribution_low.K95]" office:value-type="float" office:value="0.269861482221062" calcext:value-type="float">
            <text:p>0.269861482221062</text:p>
          </table:table-cell>
          <table:table-cell table:style-name="ce4" table:formula="of:=[$redistribution_low.L95]" office:value-type="float" office:value="0.240052880548246" calcext:value-type="float">
            <text:p>0.240052880548246</text:p>
          </table:table-cell>
          <table:table-cell table:style-name="ce4" table:formula="of:=[$redistribution_low.M95]" office:value-type="float" office:value="0.266137974681219" calcext:value-type="float">
            <text:p>0.266137974681219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42862481205682" calcext:value-type="float">
            <text:p>0.242862481205682</text:p>
          </table:table-cell>
          <table:table-cell table:style-name="ce4" table:formula="of:=[$Redistribution_high.K96]" office:value-type="float" office:value="0.259232662049541" calcext:value-type="float">
            <text:p>0.259232662049541</text:p>
          </table:table-cell>
          <table:table-cell table:style-name="ce4" table:formula="of:=[$Redistribution_high.L96]" office:value-type="float" office:value="0.246337955080229" calcext:value-type="float">
            <text:p>0.246337955080229</text:p>
          </table:table-cell>
          <table:table-cell table:style-name="ce4" table:formula="of:=[$Redistribution_high.M96]" office:value-type="float" office:value="0.253312452781668" calcext:value-type="float">
            <text:p>0.253312452781668</text:p>
          </table:table-cell>
          <table:table-cell/>
          <table:table-cell table:style-name="ce4"/>
          <table:table-cell table:style-name="ce4" table:formula="of:=[$Redistribution_central.J96]" office:value-type="float" office:value="0.218912498410396" calcext:value-type="float">
            <text:p>0.218912498410396</text:p>
          </table:table-cell>
          <table:table-cell table:style-name="ce4" table:formula="of:=[$Redistribution_central.K96]" office:value-type="float" office:value="0.198143079337217" calcext:value-type="float">
            <text:p>0.198143079337217</text:p>
          </table:table-cell>
          <table:table-cell table:style-name="ce4" table:formula="of:=[$Redistribution_central.L96]" office:value-type="float" office:value="0.220742168668384" calcext:value-type="float">
            <text:p>0.220742168668384</text:p>
          </table:table-cell>
          <table:table-cell table:style-name="ce4" table:formula="of:=[$Redistribution_central.M96]" office:value-type="float" office:value="0.195176002225474" calcext:value-type="float">
            <text:p>0.195176002225474</text:p>
          </table:table-cell>
          <table:table-cell table:number-columns-repeated="2"/>
          <table:table-cell table:style-name="ce4" table:formula="of:=[$redistribution_low.J96]" office:value-type="float" office:value="0.234032136112735" calcext:value-type="float">
            <text:p>0.234032136112735</text:p>
          </table:table-cell>
          <table:table-cell table:style-name="ce4" table:formula="of:=[$redistribution_low.K96]" office:value-type="float" office:value="0.269193440575569" calcext:value-type="float">
            <text:p>0.269193440575569</text:p>
          </table:table-cell>
          <table:table-cell table:style-name="ce4" table:formula="of:=[$redistribution_low.L96]" office:value-type="float" office:value="0.235976650681956" calcext:value-type="float">
            <text:p>0.235976650681956</text:p>
          </table:table-cell>
          <table:table-cell table:style-name="ce4" table:formula="of:=[$redistribution_low.M96]" office:value-type="float" office:value="0.26546602616309" calcext:value-type="float">
            <text:p>0.26546602616309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4422549510868" calcext:value-type="float">
            <text:p>0.24422549510868</text:p>
          </table:table-cell>
          <table:table-cell table:style-name="ce4" table:formula="of:=[$Redistribution_high.K97]" office:value-type="float" office:value="0.265749825856968" calcext:value-type="float">
            <text:p>0.265749825856968</text:p>
          </table:table-cell>
          <table:table-cell table:style-name="ce4" table:formula="of:=[$Redistribution_high.L97]" office:value-type="float" office:value="0.24749838094574" calcext:value-type="float">
            <text:p>0.24749838094574</text:p>
          </table:table-cell>
          <table:table-cell table:style-name="ce4" table:formula="of:=[$Redistribution_high.M97]" office:value-type="float" office:value="0.259999004471637" calcext:value-type="float">
            <text:p>0.259999004471637</text:p>
          </table:table-cell>
          <table:table-cell/>
          <table:table-cell table:style-name="ce4"/>
          <table:table-cell table:style-name="ce4" table:formula="of:=[$Redistribution_central.J97]" office:value-type="float" office:value="0.225792616054926" calcext:value-type="float">
            <text:p>0.225792616054926</text:p>
          </table:table-cell>
          <table:table-cell table:style-name="ce4" table:formula="of:=[$Redistribution_central.K97]" office:value-type="float" office:value="0.218229164058442" calcext:value-type="float">
            <text:p>0.218229164058442</text:p>
          </table:table-cell>
          <table:table-cell table:style-name="ce4" table:formula="of:=[$Redistribution_central.L97]" office:value-type="float" office:value="0.227563276494688" calcext:value-type="float">
            <text:p>0.227563276494688</text:p>
          </table:table-cell>
          <table:table-cell table:style-name="ce4" table:formula="of:=[$Redistribution_central.M97]" office:value-type="float" office:value="0.215179039849563" calcext:value-type="float">
            <text:p>0.215179039849563</text:p>
          </table:table-cell>
          <table:table-cell table:number-columns-repeated="2"/>
          <table:table-cell table:style-name="ce4" table:formula="of:=[$redistribution_low.J97]" office:value-type="float" office:value="0.222805520097629" calcext:value-type="float">
            <text:p>0.222805520097629</text:p>
          </table:table-cell>
          <table:table-cell table:style-name="ce4" table:formula="of:=[$redistribution_low.K97]" office:value-type="float" office:value="0.244912661673447" calcext:value-type="float">
            <text:p>0.244912661673447</text:p>
          </table:table-cell>
          <table:table-cell table:style-name="ce4" table:formula="of:=[$redistribution_low.L97]" office:value-type="float" office:value="0.2246002135506" calcext:value-type="float">
            <text:p>0.2246002135506</text:p>
          </table:table-cell>
          <table:table-cell table:style-name="ce4" table:formula="of:=[$redistribution_low.M97]" office:value-type="float" office:value="0.24156086545724" calcext:value-type="float">
            <text:p>0.24156086545724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49536429587542" calcext:value-type="float">
            <text:p>0.249536429587542</text:p>
          </table:table-cell>
          <table:table-cell table:style-name="ce4" table:formula="of:=[$Redistribution_high.K98]" office:value-type="float" office:value="0.273175712047056" calcext:value-type="float">
            <text:p>0.273175712047056</text:p>
          </table:table-cell>
          <table:table-cell table:style-name="ce4" table:formula="of:=[$Redistribution_high.L98]" office:value-type="float" office:value="0.253725855620117" calcext:value-type="float">
            <text:p>0.253725855620117</text:p>
          </table:table-cell>
          <table:table-cell table:style-name="ce4" table:formula="of:=[$Redistribution_high.M98]" office:value-type="float" office:value="0.26569074503289" calcext:value-type="float">
            <text:p>0.26569074503289</text:p>
          </table:table-cell>
          <table:table-cell/>
          <table:table-cell table:style-name="ce4"/>
          <table:table-cell table:style-name="ce4" table:formula="of:=[$Redistribution_central.J98]" office:value-type="float" office:value="0.220735065300946" calcext:value-type="float">
            <text:p>0.220735065300946</text:p>
          </table:table-cell>
          <table:table-cell table:style-name="ce4" table:formula="of:=[$Redistribution_central.K98]" office:value-type="float" office:value="0.207080768523316" calcext:value-type="float">
            <text:p>0.207080768523316</text:p>
          </table:table-cell>
          <table:table-cell table:style-name="ce4" table:formula="of:=[$Redistribution_central.L98]" office:value-type="float" office:value="0.222221200645557" calcext:value-type="float">
            <text:p>0.222221200645557</text:p>
          </table:table-cell>
          <table:table-cell table:style-name="ce4" table:formula="of:=[$Redistribution_central.M98]" office:value-type="float" office:value="0.204633070563563" calcext:value-type="float">
            <text:p>0.204633070563563</text:p>
          </table:table-cell>
          <table:table-cell table:number-columns-repeated="2"/>
          <table:table-cell table:style-name="ce4" table:formula="of:=[$redistribution_low.J98]" office:value-type="float" office:value="0.231176449729198" calcext:value-type="float">
            <text:p>0.231176449729198</text:p>
          </table:table-cell>
          <table:table-cell table:style-name="ce4" table:formula="of:=[$redistribution_low.K98]" office:value-type="float" office:value="0.253147729293697" calcext:value-type="float">
            <text:p>0.253147729293697</text:p>
          </table:table-cell>
          <table:table-cell table:style-name="ce4" table:formula="of:=[$redistribution_low.L98]" office:value-type="float" office:value="0.233043264694176" calcext:value-type="float">
            <text:p>0.233043264694176</text:p>
          </table:table-cell>
          <table:table-cell table:style-name="ce4" table:formula="of:=[$redistribution_low.M98]" office:value-type="float" office:value="0.249720095498458" calcext:value-type="float">
            <text:p>0.249720095498458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51358143358912" calcext:value-type="float">
            <text:p>0.251358143358912</text:p>
          </table:table-cell>
          <table:table-cell table:style-name="ce4" table:formula="of:=[$Redistribution_high.K99]" office:value-type="float" office:value="0.272840860185613" calcext:value-type="float">
            <text:p>0.272840860185613</text:p>
          </table:table-cell>
          <table:table-cell table:style-name="ce4" table:formula="of:=[$Redistribution_high.L99]" office:value-type="float" office:value="0.254233201201802" calcext:value-type="float">
            <text:p>0.254233201201802</text:p>
          </table:table-cell>
          <table:table-cell table:style-name="ce4" table:formula="of:=[$Redistribution_high.M99]" office:value-type="float" office:value="0.267541685638307" calcext:value-type="float">
            <text:p>0.267541685638307</text:p>
          </table:table-cell>
          <table:table-cell/>
          <table:table-cell table:style-name="ce4"/>
          <table:table-cell table:style-name="ce4" table:formula="of:=[$Redistribution_central.J99]" office:value-type="float" office:value="0.222276929092531" calcext:value-type="float">
            <text:p>0.222276929092531</text:p>
          </table:table-cell>
          <table:table-cell table:style-name="ce4" table:formula="of:=[$Redistribution_central.K99]" office:value-type="float" office:value="0.211956363876287" calcext:value-type="float">
            <text:p>0.211956363876287</text:p>
          </table:table-cell>
          <table:table-cell table:style-name="ce4" table:formula="of:=[$Redistribution_central.L99]" office:value-type="float" office:value="0.223511288989282" calcext:value-type="float">
            <text:p>0.223511288989282</text:p>
          </table:table-cell>
          <table:table-cell table:style-name="ce4" table:formula="of:=[$Redistribution_central.M99]" office:value-type="float" office:value="0.20984523598027" calcext:value-type="float">
            <text:p>0.20984523598027</text:p>
          </table:table-cell>
          <table:table-cell table:number-columns-repeated="2"/>
          <table:table-cell table:style-name="ce4" table:formula="of:=[$redistribution_low.J99]" office:value-type="float" office:value="0.22653416963962" calcext:value-type="float">
            <text:p>0.22653416963962</text:p>
          </table:table-cell>
          <table:table-cell table:style-name="ce4" table:formula="of:=[$redistribution_low.K99]" office:value-type="float" office:value="0.23807152594325" calcext:value-type="float">
            <text:p>0.23807152594325</text:p>
          </table:table-cell>
          <table:table-cell table:style-name="ce4" table:formula="of:=[$redistribution_low.L99]" office:value-type="float" office:value="0.228095260287674" calcext:value-type="float">
            <text:p>0.228095260287674</text:p>
          </table:table-cell>
          <table:table-cell table:style-name="ce4" table:formula="of:=[$redistribution_low.M99]" office:value-type="float" office:value="0.235231756428795" calcext:value-type="float">
            <text:p>0.235231756428795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55942542305461" calcext:value-type="float">
            <text:p>0.255942542305461</text:p>
          </table:table-cell>
          <table:table-cell table:style-name="ce4" table:formula="of:=[$Redistribution_high.K100]" office:value-type="float" office:value="0.281485625425937" calcext:value-type="float">
            <text:p>0.281485625425937</text:p>
          </table:table-cell>
          <table:table-cell table:style-name="ce4" table:formula="of:=[$Redistribution_high.L100]" office:value-type="float" office:value="0.258699564918637" calcext:value-type="float">
            <text:p>0.258699564918637</text:p>
          </table:table-cell>
          <table:table-cell table:style-name="ce4" table:formula="of:=[$Redistribution_high.M100]" office:value-type="float" office:value="0.276375383781867" calcext:value-type="float">
            <text:p>0.276375383781867</text:p>
          </table:table-cell>
          <table:table-cell/>
          <table:table-cell table:style-name="ce4"/>
          <table:table-cell table:style-name="ce4" table:formula="of:=[$Redistribution_central.J100]" office:value-type="float" office:value="0.225380215624871" calcext:value-type="float">
            <text:p>0.225380215624871</text:p>
          </table:table-cell>
          <table:table-cell table:style-name="ce4" table:formula="of:=[$Redistribution_central.K100]" office:value-type="float" office:value="0.225488898122305" calcext:value-type="float">
            <text:p>0.225488898122305</text:p>
          </table:table-cell>
          <table:table-cell table:style-name="ce4" table:formula="of:=[$Redistribution_central.L100]" office:value-type="float" office:value="0.226553454110341" calcext:value-type="float">
            <text:p>0.226553454110341</text:p>
          </table:table-cell>
          <table:table-cell table:style-name="ce4" table:formula="of:=[$Redistribution_central.M100]" office:value-type="float" office:value="0.223374997758364" calcext:value-type="float">
            <text:p>0.223374997758364</text:p>
          </table:table-cell>
          <table:table-cell table:number-columns-repeated="2"/>
          <table:table-cell table:style-name="ce4" table:formula="of:=[$redistribution_low.J100]" office:value-type="float" office:value="0.241224535218485" calcext:value-type="float">
            <text:p>0.241224535218485</text:p>
          </table:table-cell>
          <table:table-cell table:style-name="ce4" table:formula="of:=[$redistribution_low.K100]" office:value-type="float" office:value="0.266695390834454" calcext:value-type="float">
            <text:p>0.266695390834454</text:p>
          </table:table-cell>
          <table:table-cell table:style-name="ce4" table:formula="of:=[$redistribution_low.L100]" office:value-type="float" office:value="0.24281406001137" calcext:value-type="float">
            <text:p>0.24281406001137</text:p>
          </table:table-cell>
          <table:table-cell table:style-name="ce4" table:formula="of:=[$redistribution_low.M100]" office:value-type="float" office:value="0.263721239917713" calcext:value-type="float">
            <text:p>0.263721239917713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55540117065787" calcext:value-type="float">
            <text:p>0.255540117065787</text:p>
          </table:table-cell>
          <table:table-cell table:style-name="ce4" table:formula="of:=[$Redistribution_high.K101]" office:value-type="float" office:value="0.282852774875587" calcext:value-type="float">
            <text:p>0.282852774875587</text:p>
          </table:table-cell>
          <table:table-cell table:style-name="ce4" table:formula="of:=[$Redistribution_high.L101]" office:value-type="float" office:value="0.258416646212743" calcext:value-type="float">
            <text:p>0.258416646212743</text:p>
          </table:table-cell>
          <table:table-cell table:style-name="ce4" table:formula="of:=[$Redistribution_high.M101]" office:value-type="float" office:value="0.27754709650852" calcext:value-type="float">
            <text:p>0.27754709650852</text:p>
          </table:table-cell>
          <table:table-cell/>
          <table:table-cell table:style-name="ce4"/>
          <table:table-cell table:style-name="ce4" table:formula="of:=[$Redistribution_central.J101]" office:value-type="float" office:value="0.228203068785827" calcext:value-type="float">
            <text:p>0.228203068785827</text:p>
          </table:table-cell>
          <table:table-cell table:style-name="ce4" table:formula="of:=[$Redistribution_central.K101]" office:value-type="float" office:value="0.244342522742129" calcext:value-type="float">
            <text:p>0.244342522742129</text:p>
          </table:table-cell>
          <table:table-cell table:style-name="ce4" table:formula="of:=[$Redistribution_central.L101]" office:value-type="float" office:value="0.229148398506018" calcext:value-type="float">
            <text:p>0.229148398506018</text:p>
          </table:table-cell>
          <table:table-cell table:style-name="ce4" table:formula="of:=[$Redistribution_central.M101]" office:value-type="float" office:value="0.24252505283838" calcext:value-type="float">
            <text:p>0.24252505283838</text:p>
          </table:table-cell>
          <table:table-cell table:number-columns-repeated="2"/>
          <table:table-cell table:style-name="ce4" table:formula="of:=[$redistribution_low.J101]" office:value-type="float" office:value="0.246576267044441" calcext:value-type="float">
            <text:p>0.246576267044441</text:p>
          </table:table-cell>
          <table:table-cell table:style-name="ce4" table:formula="of:=[$redistribution_low.K101]" office:value-type="float" office:value="0.280625429884518" calcext:value-type="float">
            <text:p>0.280625429884518</text:p>
          </table:table-cell>
          <table:table-cell table:style-name="ce4" table:formula="of:=[$redistribution_low.L101]" office:value-type="float" office:value="0.247043437461277" calcext:value-type="float">
            <text:p>0.247043437461277</text:p>
          </table:table-cell>
          <table:table-cell table:style-name="ce4" table:formula="of:=[$redistribution_low.M101]" office:value-type="float" office:value="0.279675196137267" calcext:value-type="float">
            <text:p>0.279675196137267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5427632986649" calcext:value-type="float">
            <text:p>0.25427632986649</text:p>
          </table:table-cell>
          <table:table-cell table:style-name="ce4" table:formula="of:=[$Redistribution_high.K102]" office:value-type="float" office:value="0.277339470730403" calcext:value-type="float">
            <text:p>0.277339470730403</text:p>
          </table:table-cell>
          <table:table-cell table:style-name="ce4" table:formula="of:=[$Redistribution_high.L102]" office:value-type="float" office:value="0.25831856724107" calcext:value-type="float">
            <text:p>0.25831856724107</text:p>
          </table:table-cell>
          <table:table-cell table:style-name="ce4" table:formula="of:=[$Redistribution_high.M102]" office:value-type="float" office:value="0.269943782480076" calcext:value-type="float">
            <text:p>0.269943782480076</text:p>
          </table:table-cell>
          <table:table-cell/>
          <table:table-cell table:style-name="ce4"/>
          <table:table-cell table:style-name="ce4" table:formula="of:=[$Redistribution_central.J102]" office:value-type="float" office:value="0.228330611844418" calcext:value-type="float">
            <text:p>0.228330611844418</text:p>
          </table:table-cell>
          <table:table-cell table:style-name="ce4" table:formula="of:=[$Redistribution_central.K102]" office:value-type="float" office:value="0.256126465552305" calcext:value-type="float">
            <text:p>0.256126465552305</text:p>
          </table:table-cell>
          <table:table-cell table:style-name="ce4" table:formula="of:=[$Redistribution_central.L102]" office:value-type="float" office:value="0.229155850801204" calcext:value-type="float">
            <text:p>0.229155850801204</text:p>
          </table:table-cell>
          <table:table-cell table:style-name="ce4" table:formula="of:=[$Redistribution_central.M102]" office:value-type="float" office:value="0.254495052286496" calcext:value-type="float">
            <text:p>0.254495052286496</text:p>
          </table:table-cell>
          <table:table-cell table:number-columns-repeated="2"/>
          <table:table-cell table:style-name="ce4" table:formula="of:=[$redistribution_low.J102]" office:value-type="float" office:value="0.245219494288711" calcext:value-type="float">
            <text:p>0.245219494288711</text:p>
          </table:table-cell>
          <table:table-cell table:style-name="ce4" table:formula="of:=[$redistribution_low.K102]" office:value-type="float" office:value="0.271238021062515" calcext:value-type="float">
            <text:p>0.271238021062515</text:p>
          </table:table-cell>
          <table:table-cell table:style-name="ce4" table:formula="of:=[$redistribution_low.L102]" office:value-type="float" office:value="0.245560010576503" calcext:value-type="float">
            <text:p>0.245560010576503</text:p>
          </table:table-cell>
          <table:table-cell table:style-name="ce4" table:formula="of:=[$redistribution_low.M102]" office:value-type="float" office:value="0.270572881445031" calcext:value-type="float">
            <text:p>0.270572881445031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51440428895231" calcext:value-type="float">
            <text:p>0.251440428895231</text:p>
          </table:table-cell>
          <table:table-cell table:style-name="ce4" table:formula="of:=[$Redistribution_high.K103]" office:value-type="float" office:value="0.274133084543264" calcext:value-type="float">
            <text:p>0.274133084543264</text:p>
          </table:table-cell>
          <table:table-cell table:style-name="ce4" table:formula="of:=[$Redistribution_high.L103]" office:value-type="float" office:value="0.25435691990835" calcext:value-type="float">
            <text:p>0.25435691990835</text:p>
          </table:table-cell>
          <table:table-cell table:style-name="ce4" table:formula="of:=[$Redistribution_high.M103]" office:value-type="float" office:value="0.268620479525367" calcext:value-type="float">
            <text:p>0.268620479525367</text:p>
          </table:table-cell>
          <table:table-cell/>
          <table:table-cell table:style-name="ce4"/>
          <table:table-cell table:style-name="ce4" table:formula="of:=[$Redistribution_central.J103]" office:value-type="float" office:value="0.231563385530154" calcext:value-type="float">
            <text:p>0.231563385530154</text:p>
          </table:table-cell>
          <table:table-cell table:style-name="ce4" table:formula="of:=[$Redistribution_central.K103]" office:value-type="float" office:value="0.26191205677873" calcext:value-type="float">
            <text:p>0.26191205677873</text:p>
          </table:table-cell>
          <table:table-cell table:style-name="ce4" table:formula="of:=[$Redistribution_central.L103]" office:value-type="float" office:value="0.232701698923544" calcext:value-type="float">
            <text:p>0.232701698923544</text:p>
          </table:table-cell>
          <table:table-cell table:style-name="ce4" table:formula="of:=[$Redistribution_central.M103]" office:value-type="float" office:value="0.25962193753535" calcext:value-type="float">
            <text:p>0.25962193753535</text:p>
          </table:table-cell>
          <table:table-cell table:number-columns-repeated="2"/>
          <table:table-cell table:style-name="ce4" table:formula="of:=[$redistribution_low.J103]" office:value-type="float" office:value="0.247557578281291" calcext:value-type="float">
            <text:p>0.247557578281291</text:p>
          </table:table-cell>
          <table:table-cell table:style-name="ce4" table:formula="of:=[$redistribution_low.K103]" office:value-type="float" office:value="0.282271189223248" calcext:value-type="float">
            <text:p>0.282271189223248</text:p>
          </table:table-cell>
          <table:table-cell table:style-name="ce4" table:formula="of:=[$redistribution_low.L103]" office:value-type="float" office:value="0.248130580811769" calcext:value-type="float">
            <text:p>0.248130580811769</text:p>
          </table:table-cell>
          <table:table-cell table:style-name="ce4" table:formula="of:=[$redistribution_low.M103]" office:value-type="float" office:value="0.281102378541621" calcext:value-type="float">
            <text:p>0.281102378541621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50320439385764" calcext:value-type="float">
            <text:p>0.250320439385764</text:p>
          </table:table-cell>
          <table:table-cell table:style-name="ce4" table:formula="of:=[$Redistribution_high.K104]" office:value-type="float" office:value="0.275205820884238" calcext:value-type="float">
            <text:p>0.275205820884238</text:p>
          </table:table-cell>
          <table:table-cell table:style-name="ce4" table:formula="of:=[$Redistribution_high.L104]" office:value-type="float" office:value="0.253554642380848" calcext:value-type="float">
            <text:p>0.253554642380848</text:p>
          </table:table-cell>
          <table:table-cell table:style-name="ce4" table:formula="of:=[$Redistribution_high.M104]" office:value-type="float" office:value="0.269054102444795" calcext:value-type="float">
            <text:p>0.269054102444795</text:p>
          </table:table-cell>
          <table:table-cell/>
          <table:table-cell table:style-name="ce4"/>
          <table:table-cell table:style-name="ce4" table:formula="of:=[$Redistribution_central.J104]" office:value-type="float" office:value="0.232255315850883" calcext:value-type="float">
            <text:p>0.232255315850883</text:p>
          </table:table-cell>
          <table:table-cell table:style-name="ce4" table:formula="of:=[$Redistribution_central.K104]" office:value-type="float" office:value="0.265938790850749" calcext:value-type="float">
            <text:p>0.265938790850749</text:p>
          </table:table-cell>
          <table:table-cell table:style-name="ce4" table:formula="of:=[$Redistribution_central.L104]" office:value-type="float" office:value="0.233406252614429" calcext:value-type="float">
            <text:p>0.233406252614429</text:p>
          </table:table-cell>
          <table:table-cell table:style-name="ce4" table:formula="of:=[$Redistribution_central.M104]" office:value-type="float" office:value="0.263595487525813" calcext:value-type="float">
            <text:p>0.263595487525813</text:p>
          </table:table-cell>
          <table:table-cell table:number-columns-repeated="2"/>
          <table:table-cell table:style-name="ce4" table:formula="of:=[$redistribution_low.J104]" office:value-type="float" office:value="0.252547456806078" calcext:value-type="float">
            <text:p>0.252547456806078</text:p>
          </table:table-cell>
          <table:table-cell table:style-name="ce4" table:formula="of:=[$redistribution_low.K104]" office:value-type="float" office:value="0.29463821700476" calcext:value-type="float">
            <text:p>0.29463821700476</text:p>
          </table:table-cell>
          <table:table-cell table:style-name="ce4" table:formula="of:=[$redistribution_low.L104]" office:value-type="float" office:value="0.253205568767859" calcext:value-type="float">
            <text:p>0.253205568767859</text:p>
          </table:table-cell>
          <table:table-cell table:style-name="ce4" table:formula="of:=[$redistribution_low.M104]" office:value-type="float" office:value="0.293251368964104" calcext:value-type="float">
            <text:p>0.293251368964104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56851788038065" calcext:value-type="float">
            <text:p>0.256851788038065</text:p>
          </table:table-cell>
          <table:table-cell table:style-name="ce4" table:formula="of:=[$Redistribution_high.K105]" office:value-type="float" office:value="0.269731329876244" calcext:value-type="float">
            <text:p>0.269731329876244</text:p>
          </table:table-cell>
          <table:table-cell table:style-name="ce4" table:formula="of:=[$Redistribution_high.L105]" office:value-type="float" office:value="0.259373488855903" calcext:value-type="float">
            <text:p>0.259373488855903</text:p>
          </table:table-cell>
          <table:table-cell table:style-name="ce4" table:formula="of:=[$Redistribution_high.M105]" office:value-type="float" office:value="0.265036841874116" calcext:value-type="float">
            <text:p>0.265036841874116</text:p>
          </table:table-cell>
          <table:table-cell/>
          <table:table-cell table:style-name="ce4"/>
          <table:table-cell table:style-name="ce4" table:formula="of:=[$Redistribution_central.J105]" office:value-type="float" office:value="0.233657313971973" calcext:value-type="float">
            <text:p>0.233657313971973</text:p>
          </table:table-cell>
          <table:table-cell table:style-name="ce4" table:formula="of:=[$Redistribution_central.K105]" office:value-type="float" office:value="0.243830334826673" calcext:value-type="float">
            <text:p>0.243830334826673</text:p>
          </table:table-cell>
          <table:table-cell table:style-name="ce4" table:formula="of:=[$Redistribution_central.L105]" office:value-type="float" office:value="0.235052868127012" calcext:value-type="float">
            <text:p>0.235052868127012</text:p>
          </table:table-cell>
          <table:table-cell table:style-name="ce4" table:formula="of:=[$Redistribution_central.M105]" office:value-type="float" office:value="0.241187759694084" calcext:value-type="float">
            <text:p>0.241187759694084</text:p>
          </table:table-cell>
          <table:table-cell table:number-columns-repeated="2"/>
          <table:table-cell table:style-name="ce4" table:formula="of:=[$redistribution_low.J105]" office:value-type="float" office:value="0.232860768683857" calcext:value-type="float">
            <text:p>0.232860768683857</text:p>
          </table:table-cell>
          <table:table-cell table:style-name="ce4" table:formula="of:=[$redistribution_low.K105]" office:value-type="float" office:value="0.251101314122193" calcext:value-type="float">
            <text:p>0.251101314122193</text:p>
          </table:table-cell>
          <table:table-cell table:style-name="ce4" table:formula="of:=[$redistribution_low.L105]" office:value-type="float" office:value="0.233362858033953" calcext:value-type="float">
            <text:p>0.233362858033953</text:p>
          </table:table-cell>
          <table:table-cell table:style-name="ce4" table:formula="of:=[$redistribution_low.M105]" office:value-type="float" office:value="0.250083904387664" calcext:value-type="float">
            <text:p>0.250083904387664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6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7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51816067993822" calcext:value-type="percentage">
            <text:p>25%</text:p>
          </table:table-cell>
          <table:table-cell table:style-name="ce10" table:formula="of:=AVERAGE([$'Top 10% share'.D25:.D28])" office:value-type="percentage" office:value="0.228319029445089" calcext:value-type="percentage">
            <text:p>23%</text:p>
          </table:table-cell>
          <table:table-cell table:style-name="ce10" table:formula="of:=AVERAGE([$'Top 10% share'.E25:.E28])" office:value-type="percentage" office:value="0.234619353774719" calcext:value-type="percentage">
            <text:p>23%</text:p>
          </table:table-cell>
          <table:table-cell table:style-name="ce10" table:formula="of:=AVERAGE([$'Top 10% share'.B25:.B28])" office:value-type="percentage" office:value="0.217066120888745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51801525602966" calcext:value-type="percentage">
            <text:p>25%</text:p>
          </table:table-cell>
          <table:table-cell table:style-name="ce10" table:formula="of:=AVERAGE([$'Top 10% share'.J25:.J28])" office:value-type="percentage" office:value="0.227806186379582" calcext:value-type="percentage">
            <text:p>23%</text:p>
          </table:table-cell>
          <table:table-cell table:style-name="ce10" table:formula="of:=AVERAGE([$'Top 10% share'.K25:.K28])" office:value-type="percentage" office:value="0.23462606651804" calcext:value-type="percentage">
            <text:p>23%</text:p>
          </table:table-cell>
          <table:table-cell table:style-name="ce10" table:formula="of:=AVERAGE([$'Top 10% share'.H25:.H28])" office:value-type="percentage" office:value="0.216587509287009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51816067993822" calcext:value-type="percentage">
            <text:p>25%</text:p>
          </table:table-cell>
          <table:table-cell table:style-name="ce10" table:formula="of:=AVERAGE([$'Top 10% share'.P25:.P28])" office:value-type="percentage" office:value="0.228319029052683" calcext:value-type="percentage">
            <text:p>23%</text:p>
          </table:table-cell>
          <table:table-cell table:style-name="ce10" table:formula="of:=AVERAGE([$'Top 10% share'.Q25:.Q28])" office:value-type="percentage" office:value="0.234619353774719" calcext:value-type="percentage">
            <text:p>23%</text:p>
          </table:table-cell>
          <table:table-cell table:style-name="ce10" table:formula="of:=AVERAGE([$'Top 10% share'.N25:.N28])" office:value-type="percentage" office:value="0.21706612050982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59932301869306" calcext:value-type="percentage">
            <text:p>26%</text:p>
          </table:table-cell>
          <table:table-cell table:style-name="ce10" table:formula="of:=AVERAGE([$'Top 10% share'.D29:.D32])" office:value-type="percentage" office:value="0.232745838089531" calcext:value-type="percentage">
            <text:p>23%</text:p>
          </table:table-cell>
          <table:table-cell table:style-name="ce10" table:formula="of:=AVERAGE([$'Top 10% share'.E29:.E32])" office:value-type="percentage" office:value="0.242888505074853" calcext:value-type="percentage">
            <text:p>24%</text:p>
          </table:table-cell>
          <table:table-cell table:style-name="ce10" table:formula="of:=AVERAGE([$'Top 10% share'.B29:.B32])" office:value-type="percentage" office:value="0.221824282818145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59663241742432" calcext:value-type="percentage">
            <text:p>26%</text:p>
          </table:table-cell>
          <table:table-cell table:style-name="ce10" table:formula="of:=AVERAGE([$'Top 10% share'.J29:.J32])" office:value-type="percentage" office:value="0.232730595745629" calcext:value-type="percentage">
            <text:p>23%</text:p>
          </table:table-cell>
          <table:table-cell table:style-name="ce10" table:formula="of:=AVERAGE([$'Top 10% share'.K29:.K32])" office:value-type="percentage" office:value="0.242817476571685" calcext:value-type="percentage">
            <text:p>24%</text:p>
          </table:table-cell>
          <table:table-cell table:style-name="ce10" table:formula="of:=AVERAGE([$'Top 10% share'.H29:.H32])" office:value-type="percentage" office:value="0.221905078560926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60399670835266" calcext:value-type="percentage">
            <text:p>26%</text:p>
          </table:table-cell>
          <table:table-cell table:style-name="ce10" table:formula="of:=AVERAGE([$'Top 10% share'.P29:.P32])" office:value-type="percentage" office:value="0.231902594466074" calcext:value-type="percentage">
            <text:p>23%</text:p>
          </table:table-cell>
          <table:table-cell table:style-name="ce10" table:formula="of:=AVERAGE([$'Top 10% share'.Q29:.Q32])" office:value-type="percentage" office:value="0.24366516665374" calcext:value-type="percentage">
            <text:p>24%</text:p>
          </table:table-cell>
          <table:table-cell table:style-name="ce10" table:formula="of:=AVERAGE([$'Top 10% share'.N29:.N32])" office:value-type="percentage" office:value="0.22119709160451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62353814808147" calcext:value-type="percentage">
            <text:p>26%</text:p>
          </table:table-cell>
          <table:table-cell table:style-name="ce10" table:formula="of:=AVERAGE([$'Top 10% share'.D33:.D36])" office:value-type="percentage" office:value="0.235518721925176" calcext:value-type="percentage">
            <text:p>24%</text:p>
          </table:table-cell>
          <table:table-cell table:style-name="ce10" table:formula="of:=AVERAGE([$'Top 10% share'.E33:.E36])" office:value-type="percentage" office:value="0.244634495017498" calcext:value-type="percentage">
            <text:p>24%</text:p>
          </table:table-cell>
          <table:table-cell table:style-name="ce10" table:formula="of:=AVERAGE([$'Top 10% share'.B33:.B36])" office:value-type="percentage" office:value="0.224210999070572" calcext:value-type="percentage">
            <text:p>22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61997087296251" calcext:value-type="percentage">
            <text:p>26%</text:p>
          </table:table-cell>
          <table:table-cell table:style-name="ce10" table:formula="of:=AVERAGE([$'Top 10% share'.J33:.J36])" office:value-type="percentage" office:value="0.235556883497391" calcext:value-type="percentage">
            <text:p>24%</text:p>
          </table:table-cell>
          <table:table-cell table:style-name="ce10" table:formula="of:=AVERAGE([$'Top 10% share'.K33:.K36])" office:value-type="percentage" office:value="0.244264075883231" calcext:value-type="percentage">
            <text:p>24%</text:p>
          </table:table-cell>
          <table:table-cell table:style-name="ce10" table:formula="of:=AVERAGE([$'Top 10% share'.H33:.H36])" office:value-type="percentage" office:value="0.224223276943649" calcext:value-type="percentage">
            <text:p>22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6230513898853" calcext:value-type="percentage">
            <text:p>26%</text:p>
          </table:table-cell>
          <table:table-cell table:style-name="ce10" table:formula="of:=AVERAGE([$'Top 10% share'.P33:.P36])" office:value-type="percentage" office:value="0.235544861719802" calcext:value-type="percentage">
            <text:p>24%</text:p>
          </table:table-cell>
          <table:table-cell table:style-name="ce10" table:formula="of:=AVERAGE([$'Top 10% share'.Q33:.Q36])" office:value-type="percentage" office:value="0.244605662925625" calcext:value-type="percentage">
            <text:p>24%</text:p>
          </table:table-cell>
          <table:table-cell table:style-name="ce10" table:formula="of:=AVERAGE([$'Top 10% share'.N33:.N36])" office:value-type="percentage" office:value="0.224244810955961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54939021656288" calcext:value-type="percentage">
            <text:p>25%</text:p>
          </table:table-cell>
          <table:table-cell table:style-name="ce10" table:formula="of:=AVERAGE([$'Top 10% share'.D37:.D40])" office:value-type="percentage" office:value="0.233424217473558" calcext:value-type="percentage">
            <text:p>23%</text:p>
          </table:table-cell>
          <table:table-cell table:style-name="ce10" table:formula="of:=AVERAGE([$'Top 10% share'.E37:.E40])" office:value-type="percentage" office:value="0.238087536536284" calcext:value-type="percentage">
            <text:p>24%</text:p>
          </table:table-cell>
          <table:table-cell table:style-name="ce10" table:formula="of:=AVERAGE([$'Top 10% share'.B37:.B40])" office:value-type="percentage" office:value="0.222548306045052" calcext:value-type="percentage">
            <text:p>2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56525579217263" calcext:value-type="percentage">
            <text:p>26%</text:p>
          </table:table-cell>
          <table:table-cell table:style-name="ce10" table:formula="of:=AVERAGE([$'Top 10% share'.J37:.J40])" office:value-type="percentage" office:value="0.233844831727813" calcext:value-type="percentage">
            <text:p>23%</text:p>
          </table:table-cell>
          <table:table-cell table:style-name="ce10" table:formula="of:=AVERAGE([$'Top 10% share'.K37:.K40])" office:value-type="percentage" office:value="0.239799987263455" calcext:value-type="percentage">
            <text:p>24%</text:p>
          </table:table-cell>
          <table:table-cell table:style-name="ce10" table:formula="of:=AVERAGE([$'Top 10% share'.H37:.H40])" office:value-type="percentage" office:value="0.223125965156405" calcext:value-type="percentage">
            <text:p>2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59399784107655" calcext:value-type="percentage">
            <text:p>26%</text:p>
          </table:table-cell>
          <table:table-cell table:style-name="ce10" table:formula="of:=AVERAGE([$'Top 10% share'.P37:.P40])" office:value-type="percentage" office:value="0.236586907749692" calcext:value-type="percentage">
            <text:p>24%</text:p>
          </table:table-cell>
          <table:table-cell table:style-name="ce10" table:formula="of:=AVERAGE([$'Top 10% share'.Q37:.Q40])" office:value-type="percentage" office:value="0.241614903396719" calcext:value-type="percentage">
            <text:p>24%</text:p>
          </table:table-cell>
          <table:table-cell table:style-name="ce10" table:formula="of:=AVERAGE([$'Top 10% share'.N37:.N40])" office:value-type="percentage" office:value="0.22524481886621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36335757115689" calcext:value-type="percentage">
            <text:p>24%</text:p>
          </table:table-cell>
          <table:table-cell table:style-name="ce10" table:formula="of:=AVERAGE([$'Top 10% share'.D41:.D44])" office:value-type="percentage" office:value="0.220446814045581" calcext:value-type="percentage">
            <text:p>22%</text:p>
          </table:table-cell>
          <table:table-cell table:style-name="ce10" table:formula="of:=AVERAGE([$'Top 10% share'.E41:.E44])" office:value-type="percentage" office:value="0.220126159636609" calcext:value-type="percentage">
            <text:p>22%</text:p>
          </table:table-cell>
          <table:table-cell table:style-name="ce10" table:formula="of:=AVERAGE([$'Top 10% share'.B41:.B44])" office:value-type="percentage" office:value="0.209974935150088" calcext:value-type="percentage">
            <text:p>21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49889328478522" calcext:value-type="percentage">
            <text:p>25%</text:p>
          </table:table-cell>
          <table:table-cell table:style-name="ce10" table:formula="of:=AVERAGE([$'Top 10% share'.J41:.J44])" office:value-type="percentage" office:value="0.229746675471958" calcext:value-type="percentage">
            <text:p>23%</text:p>
          </table:table-cell>
          <table:table-cell table:style-name="ce10" table:formula="of:=AVERAGE([$'Top 10% share'.K41:.K44])" office:value-type="percentage" office:value="0.233346196461512" calcext:value-type="percentage">
            <text:p>23%</text:p>
          </table:table-cell>
          <table:table-cell table:style-name="ce10" table:formula="of:=AVERAGE([$'Top 10% share'.H41:.H44])" office:value-type="percentage" office:value="0.219372217986258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59207037968161" calcext:value-type="percentage">
            <text:p>26%</text:p>
          </table:table-cell>
          <table:table-cell table:style-name="ce10" table:formula="of:=AVERAGE([$'Top 10% share'.P41:.P44])" office:value-type="percentage" office:value="0.235329722162601" calcext:value-type="percentage">
            <text:p>24%</text:p>
          </table:table-cell>
          <table:table-cell table:style-name="ce10" table:formula="of:=AVERAGE([$'Top 10% share'.Q41:.Q44])" office:value-type="percentage" office:value="0.240440394472721" calcext:value-type="percentage">
            <text:p>24%</text:p>
          </table:table-cell>
          <table:table-cell table:style-name="ce10" table:formula="of:=AVERAGE([$'Top 10% share'.N41:.N44])" office:value-type="percentage" office:value="0.22377621239706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34000235873053" calcext:value-type="percentage">
            <text:p>23%</text:p>
          </table:table-cell>
          <table:table-cell table:style-name="ce10" table:formula="of:=AVERAGE([$'Top 10% share'.D45:.D48])" office:value-type="percentage" office:value="0.225198715191109" calcext:value-type="percentage">
            <text:p>23%</text:p>
          </table:table-cell>
          <table:table-cell table:style-name="ce10" table:formula="of:=AVERAGE([$'Top 10% share'.E45:.E48])" office:value-type="percentage" office:value="0.217235345974677" calcext:value-type="percentage">
            <text:p>22%</text:p>
          </table:table-cell>
          <table:table-cell table:style-name="ce10" table:formula="of:=AVERAGE([$'Top 10% share'.B45:.B48])" office:value-type="percentage" office:value="0.214282104996656" calcext:value-type="percentage">
            <text:p>21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43471639247434" calcext:value-type="percentage">
            <text:p>24%</text:p>
          </table:table-cell>
          <table:table-cell table:style-name="ce10" table:formula="of:=AVERAGE([$'Top 10% share'.J45:.J48])" office:value-type="percentage" office:value="0.227245725581021" calcext:value-type="percentage">
            <text:p>23%</text:p>
          </table:table-cell>
          <table:table-cell table:style-name="ce10" table:formula="of:=AVERAGE([$'Top 10% share'.K45:.K48])" office:value-type="percentage" office:value="0.226766077659619" calcext:value-type="percentage">
            <text:p>23%</text:p>
          </table:table-cell>
          <table:table-cell table:style-name="ce10" table:formula="of:=AVERAGE([$'Top 10% share'.H45:.H48])" office:value-type="percentage" office:value="0.216865977050554" calcext:value-type="percentage">
            <text:p>22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48993581705273" calcext:value-type="percentage">
            <text:p>25%</text:p>
          </table:table-cell>
          <table:table-cell table:style-name="ce10" table:formula="of:=AVERAGE([$'Top 10% share'.P45:.P48])" office:value-type="percentage" office:value="0.233315215808501" calcext:value-type="percentage">
            <text:p>23%</text:p>
          </table:table-cell>
          <table:table-cell table:style-name="ce10" table:formula="of:=AVERAGE([$'Top 10% share'.Q45:.Q48])" office:value-type="percentage" office:value="0.230304051383308" calcext:value-type="percentage">
            <text:p>23%</text:p>
          </table:table-cell>
          <table:table-cell table:style-name="ce10" table:formula="of:=AVERAGE([$'Top 10% share'.N45:.N48])" office:value-type="percentage" office:value="0.221863997946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23064698647768" calcext:value-type="percentage">
            <text:p>22%</text:p>
          </table:table-cell>
          <table:table-cell table:style-name="ce10" table:formula="of:=AVERAGE([$'Top 10% share'.D49:.D52])" office:value-type="percentage" office:value="0.223597267140563" calcext:value-type="percentage">
            <text:p>22%</text:p>
          </table:table-cell>
          <table:table-cell table:style-name="ce10" table:formula="of:=AVERAGE([$'Top 10% share'.E49:.E52])" office:value-type="percentage" office:value="0.206576355498824" calcext:value-type="percentage">
            <text:p>21%</text:p>
          </table:table-cell>
          <table:table-cell table:style-name="ce10" table:formula="of:=AVERAGE([$'Top 10% share'.B49:.B52])" office:value-type="percentage" office:value="0.212598492116515" calcext:value-type="percentage">
            <text:p>21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53466486909843" calcext:value-type="percentage">
            <text:p>25%</text:p>
          </table:table-cell>
          <table:table-cell table:style-name="ce10" table:formula="of:=AVERAGE([$'Top 10% share'.J49:.J52])" office:value-type="percentage" office:value="0.23505655825962" calcext:value-type="percentage">
            <text:p>24%</text:p>
          </table:table-cell>
          <table:table-cell table:style-name="ce10" table:formula="of:=AVERAGE([$'Top 10% share'.K49:.K52])" office:value-type="percentage" office:value="0.235793688527626" calcext:value-type="percentage">
            <text:p>24%</text:p>
          </table:table-cell>
          <table:table-cell table:style-name="ce10" table:formula="of:=AVERAGE([$'Top 10% share'.H49:.H52])" office:value-type="percentage" office:value="0.224394902333266" calcext:value-type="percentage">
            <text:p>22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48740527825954" calcext:value-type="percentage">
            <text:p>25%</text:p>
          </table:table-cell>
          <table:table-cell table:style-name="ce10" table:formula="of:=AVERAGE([$'Top 10% share'.P49:.P52])" office:value-type="percentage" office:value="0.235946240078169" calcext:value-type="percentage">
            <text:p>24%</text:p>
          </table:table-cell>
          <table:table-cell table:style-name="ce10" table:formula="of:=AVERAGE([$'Top 10% share'.Q49:.Q52])" office:value-type="percentage" office:value="0.229083946268322" calcext:value-type="percentage">
            <text:p>23%</text:p>
          </table:table-cell>
          <table:table-cell table:style-name="ce10" table:formula="of:=AVERAGE([$'Top 10% share'.N49:.N52])" office:value-type="percentage" office:value="0.22418934135206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32950371010081" calcext:value-type="percentage">
            <text:p>23%</text:p>
          </table:table-cell>
          <table:table-cell table:style-name="ce10" table:formula="of:=AVERAGE([$'Top 10% share'.D53:.D56])" office:value-type="percentage" office:value="0.227214232194832" calcext:value-type="percentage">
            <text:p>23%</text:p>
          </table:table-cell>
          <table:table-cell table:style-name="ce10" table:formula="of:=AVERAGE([$'Top 10% share'.E53:.E56])" office:value-type="percentage" office:value="0.216014816105978" calcext:value-type="percentage">
            <text:p>22%</text:p>
          </table:table-cell>
          <table:table-cell table:style-name="ce10" table:formula="of:=AVERAGE([$'Top 10% share'.B53:.B56])" office:value-type="percentage" office:value="0.216283469770783" calcext:value-type="percentage">
            <text:p>22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43101435809184" calcext:value-type="percentage">
            <text:p>24%</text:p>
          </table:table-cell>
          <table:table-cell table:style-name="ce10" table:formula="of:=AVERAGE([$'Top 10% share'.J53:.J56])" office:value-type="percentage" office:value="0.232157141750588" calcext:value-type="percentage">
            <text:p>23%</text:p>
          </table:table-cell>
          <table:table-cell table:style-name="ce10" table:formula="of:=AVERAGE([$'Top 10% share'.K53:.K56])" office:value-type="percentage" office:value="0.227003257742113" calcext:value-type="percentage">
            <text:p>23%</text:p>
          </table:table-cell>
          <table:table-cell table:style-name="ce10" table:formula="of:=AVERAGE([$'Top 10% share'.H53:.H56])" office:value-type="percentage" office:value="0.222346626967397" calcext:value-type="percentage">
            <text:p>22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53516842238934" calcext:value-type="percentage">
            <text:p>25%</text:p>
          </table:table-cell>
          <table:table-cell table:style-name="ce10" table:formula="of:=AVERAGE([$'Top 10% share'.P53:.P56])" office:value-type="percentage" office:value="0.239196555127607" calcext:value-type="percentage">
            <text:p>24%</text:p>
          </table:table-cell>
          <table:table-cell table:style-name="ce10" table:formula="of:=AVERAGE([$'Top 10% share'.Q53:.Q56])" office:value-type="percentage" office:value="0.233945927674316" calcext:value-type="percentage">
            <text:p>23%</text:p>
          </table:table-cell>
          <table:table-cell table:style-name="ce10" table:formula="of:=AVERAGE([$'Top 10% share'.N53:.N56])" office:value-type="percentage" office:value="0.22771688648958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35931260641641" calcext:value-type="percentage">
            <text:p>24%</text:p>
          </table:table-cell>
          <table:table-cell table:style-name="ce10" table:formula="of:=AVERAGE([$'Top 10% share'.D57:.D60])" office:value-type="percentage" office:value="0.227768103203061" calcext:value-type="percentage">
            <text:p>23%</text:p>
          </table:table-cell>
          <table:table-cell table:style-name="ce10" table:formula="of:=AVERAGE([$'Top 10% share'.E57:.E60])" office:value-type="percentage" office:value="0.220065223656109" calcext:value-type="percentage">
            <text:p>22%</text:p>
          </table:table-cell>
          <table:table-cell table:style-name="ce10" table:formula="of:=AVERAGE([$'Top 10% share'.B57:.B60])" office:value-type="percentage" office:value="0.217745503994629" calcext:value-type="percentage">
            <text:p>22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50938348626301" calcext:value-type="percentage">
            <text:p>25%</text:p>
          </table:table-cell>
          <table:table-cell table:style-name="ce10" table:formula="of:=AVERAGE([$'Top 10% share'.J57:.J60])" office:value-type="percentage" office:value="0.236967478072933" calcext:value-type="percentage">
            <text:p>24%</text:p>
          </table:table-cell>
          <table:table-cell table:style-name="ce10" table:formula="of:=AVERAGE([$'Top 10% share'.K57:.K60])" office:value-type="percentage" office:value="0.23646584688262" calcext:value-type="percentage">
            <text:p>24%</text:p>
          </table:table-cell>
          <table:table-cell table:style-name="ce10" table:formula="of:=AVERAGE([$'Top 10% share'.H57:.H60])" office:value-type="percentage" office:value="0.228237232340197" calcext:value-type="percentage">
            <text:p>23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44662757821814" calcext:value-type="percentage">
            <text:p>24%</text:p>
          </table:table-cell>
          <table:table-cell table:style-name="ce10" table:formula="of:=AVERAGE([$'Top 10% share'.P57:.P60])" office:value-type="percentage" office:value="0.236979047980225" calcext:value-type="percentage">
            <text:p>24%</text:p>
          </table:table-cell>
          <table:table-cell table:style-name="ce10" table:formula="of:=AVERAGE([$'Top 10% share'.Q57:.Q60])" office:value-type="percentage" office:value="0.226720087216664" calcext:value-type="percentage">
            <text:p>23%</text:p>
          </table:table-cell>
          <table:table-cell table:style-name="ce10" table:formula="of:=AVERAGE([$'Top 10% share'.N57:.N60])" office:value-type="percentage" office:value="0.226195893497834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20815350654799" calcext:value-type="percentage">
            <text:p>22%</text:p>
          </table:table-cell>
          <table:table-cell table:style-name="ce10" table:formula="of:=AVERAGE([$'Top 10% share'.D61:.D64])" office:value-type="percentage" office:value="0.223290504357361" calcext:value-type="percentage">
            <text:p>22%</text:p>
          </table:table-cell>
          <table:table-cell table:style-name="ce10" table:formula="of:=AVERAGE([$'Top 10% share'.E61:.E64])" office:value-type="percentage" office:value="0.205948146642236" calcext:value-type="percentage">
            <text:p>21%</text:p>
          </table:table-cell>
          <table:table-cell table:style-name="ce10" table:formula="of:=AVERAGE([$'Top 10% share'.B61:.B64])" office:value-type="percentage" office:value="0.213608191696887" calcext:value-type="percentage">
            <text:p>21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46390579544866" calcext:value-type="percentage">
            <text:p>25%</text:p>
          </table:table-cell>
          <table:table-cell table:style-name="ce10" table:formula="of:=AVERAGE([$'Top 10% share'.J61:.J64])" office:value-type="percentage" office:value="0.2391519265424" calcext:value-type="percentage">
            <text:p>24%</text:p>
          </table:table-cell>
          <table:table-cell table:style-name="ce10" table:formula="of:=AVERAGE([$'Top 10% share'.K61:.K64])" office:value-type="percentage" office:value="0.233440871071285" calcext:value-type="percentage">
            <text:p>23%</text:p>
          </table:table-cell>
          <table:table-cell table:style-name="ce10" table:formula="of:=AVERAGE([$'Top 10% share'.H61:.H64])" office:value-type="percentage" office:value="0.231247397528382" calcext:value-type="percentage">
            <text:p>23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57509658885737" calcext:value-type="percentage">
            <text:p>26%</text:p>
          </table:table-cell>
          <table:table-cell table:style-name="ce10" table:formula="of:=AVERAGE([$'Top 10% share'.P61:.P64])" office:value-type="percentage" office:value="0.242067819651779" calcext:value-type="percentage">
            <text:p>24%</text:p>
          </table:table-cell>
          <table:table-cell table:style-name="ce10" table:formula="of:=AVERAGE([$'Top 10% share'.Q61:.Q64])" office:value-type="percentage" office:value="0.239765619521447" calcext:value-type="percentage">
            <text:p>24%</text:p>
          </table:table-cell>
          <table:table-cell table:style-name="ce10" table:formula="of:=AVERAGE([$'Top 10% share'.N61:.N64])" office:value-type="percentage" office:value="0.231726744270833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2140627247926" calcext:value-type="percentage">
            <text:p>22%</text:p>
          </table:table-cell>
          <table:table-cell table:style-name="ce10" table:formula="of:=AVERAGE([$'Top 10% share'.D65:.D68])" office:value-type="percentage" office:value="0.22024849676105" calcext:value-type="percentage">
            <text:p>22%</text:p>
          </table:table-cell>
          <table:table-cell table:style-name="ce10" table:formula="of:=AVERAGE([$'Top 10% share'.E65:.E68])" office:value-type="percentage" office:value="0.208012587301516" calcext:value-type="percentage">
            <text:p>21%</text:p>
          </table:table-cell>
          <table:table-cell table:style-name="ce10" table:formula="of:=AVERAGE([$'Top 10% share'.B65:.B68])" office:value-type="percentage" office:value="0.211661595916725" calcext:value-type="percentage">
            <text:p>21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35877577052059" calcext:value-type="percentage">
            <text:p>24%</text:p>
          </table:table-cell>
          <table:table-cell table:style-name="ce10" table:formula="of:=AVERAGE([$'Top 10% share'.J65:.J68])" office:value-type="percentage" office:value="0.230484841426663" calcext:value-type="percentage">
            <text:p>23%</text:p>
          </table:table-cell>
          <table:table-cell table:style-name="ce10" table:formula="of:=AVERAGE([$'Top 10% share'.K65:.K68])" office:value-type="percentage" office:value="0.225101981188698" calcext:value-type="percentage">
            <text:p>23%</text:p>
          </table:table-cell>
          <table:table-cell table:style-name="ce10" table:formula="of:=AVERAGE([$'Top 10% share'.H65:.H68])" office:value-type="percentage" office:value="0.223957093553415" calcext:value-type="percentage">
            <text:p>22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31661579628273" calcext:value-type="percentage">
            <text:p>23%</text:p>
          </table:table-cell>
          <table:table-cell table:style-name="ce10" table:formula="of:=AVERAGE([$'Top 10% share'.P65:.P68])" office:value-type="percentage" office:value="0.234121071443195" calcext:value-type="percentage">
            <text:p>23%</text:p>
          </table:table-cell>
          <table:table-cell table:style-name="ce10" table:formula="of:=AVERAGE([$'Top 10% share'.Q65:.Q68])" office:value-type="percentage" office:value="0.217428785581968" calcext:value-type="percentage">
            <text:p>22%</text:p>
          </table:table-cell>
          <table:table-cell table:style-name="ce10" table:formula="of:=AVERAGE([$'Top 10% share'.N65:.N68])" office:value-type="percentage" office:value="0.225324087919312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21236868654372" calcext:value-type="percentage">
            <text:p>22%</text:p>
          </table:table-cell>
          <table:table-cell table:style-name="ce10" table:formula="of:=AVERAGE([$'Top 10% share'.D69:.D72])" office:value-type="percentage" office:value="0.219895921900705" calcext:value-type="percentage">
            <text:p>22%</text:p>
          </table:table-cell>
          <table:table-cell table:style-name="ce10" table:formula="of:=AVERAGE([$'Top 10% share'.E69:.E72])" office:value-type="percentage" office:value="0.209873322604526" calcext:value-type="percentage">
            <text:p>21%</text:p>
          </table:table-cell>
          <table:table-cell table:style-name="ce10" table:formula="of:=AVERAGE([$'Top 10% share'.B69:.B72])" office:value-type="percentage" office:value="0.21260834249421" calcext:value-type="percentage">
            <text:p>21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48262882742667" calcext:value-type="percentage">
            <text:p>25%</text:p>
          </table:table-cell>
          <table:table-cell table:style-name="ce10" table:formula="of:=AVERAGE([$'Top 10% share'.J69:.J72])" office:value-type="percentage" office:value="0.237215314107854" calcext:value-type="percentage">
            <text:p>24%</text:p>
          </table:table-cell>
          <table:table-cell table:style-name="ce10" table:formula="of:=AVERAGE([$'Top 10% share'.K69:.K72])" office:value-type="percentage" office:value="0.239149952188909" calcext:value-type="percentage">
            <text:p>24%</text:p>
          </table:table-cell>
          <table:table-cell table:style-name="ce10" table:formula="of:=AVERAGE([$'Top 10% share'.H69:.H72])" office:value-type="percentage" office:value="0.231938652183482" calcext:value-type="percentage">
            <text:p>23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25957098940754" calcext:value-type="percentage">
            <text:p>23%</text:p>
          </table:table-cell>
          <table:table-cell table:style-name="ce10" table:formula="of:=AVERAGE([$'Top 10% share'.P69:.P72])" office:value-type="percentage" office:value="0.231428889148711" calcext:value-type="percentage">
            <text:p>23%</text:p>
          </table:table-cell>
          <table:table-cell table:style-name="ce10" table:formula="of:=AVERAGE([$'Top 10% share'.Q69:.Q72])" office:value-type="percentage" office:value="0.21408203323483" calcext:value-type="percentage">
            <text:p>21%</text:p>
          </table:table-cell>
          <table:table-cell table:style-name="ce10" table:formula="of:=AVERAGE([$'Top 10% share'.N69:.N72])" office:value-type="percentage" office:value="0.2240877784191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41061646574042" calcext:value-type="percentage">
            <text:p>24%</text:p>
          </table:table-cell>
          <table:table-cell table:style-name="ce10" table:formula="of:=AVERAGE([$'Top 10% share'.D73:.D76])" office:value-type="percentage" office:value="0.230007150770123" calcext:value-type="percentage">
            <text:p>23%</text:p>
          </table:table-cell>
          <table:table-cell table:style-name="ce10" table:formula="of:=AVERAGE([$'Top 10% share'.E73:.E76])" office:value-type="percentage" office:value="0.23072905775305" calcext:value-type="percentage">
            <text:p>23%</text:p>
          </table:table-cell>
          <table:table-cell table:style-name="ce10" table:formula="of:=AVERAGE([$'Top 10% share'.B73:.B76])" office:value-type="percentage" office:value="0.223615773061394" calcext:value-type="percentage">
            <text:p>22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34848014683583" calcext:value-type="percentage">
            <text:p>23%</text:p>
          </table:table-cell>
          <table:table-cell table:style-name="ce10" table:formula="of:=AVERAGE([$'Top 10% share'.J73:.J76])" office:value-type="percentage" office:value="0.234909113912667" calcext:value-type="percentage">
            <text:p>23%</text:p>
          </table:table-cell>
          <table:table-cell table:style-name="ce10" table:formula="of:=AVERAGE([$'Top 10% share'.K73:.K76])" office:value-type="percentage" office:value="0.228249577229532" calcext:value-type="percentage">
            <text:p>23%</text:p>
          </table:table-cell>
          <table:table-cell table:style-name="ce10" table:formula="of:=AVERAGE([$'Top 10% share'.H73:.H76])" office:value-type="percentage" office:value="0.231014158419923" calcext:value-type="percentage">
            <text:p>23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3929967258745" calcext:value-type="percentage">
            <text:p>24%</text:p>
          </table:table-cell>
          <table:table-cell table:style-name="ce10" table:formula="of:=AVERAGE([$'Top 10% share'.P73:.P76])" office:value-type="percentage" office:value="0.231472466692522" calcext:value-type="percentage">
            <text:p>23%</text:p>
          </table:table-cell>
          <table:table-cell table:style-name="ce10" table:formula="of:=AVERAGE([$'Top 10% share'.Q73:.Q76])" office:value-type="percentage" office:value="0.229034184877544" calcext:value-type="percentage">
            <text:p>23%</text:p>
          </table:table-cell>
          <table:table-cell table:style-name="ce10" table:formula="of:=AVERAGE([$'Top 10% share'.N73:.N76])" office:value-type="percentage" office:value="0.225433383454005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45769117333358" calcext:value-type="percentage">
            <text:p>25%</text:p>
          </table:table-cell>
          <table:table-cell table:style-name="ce10" table:formula="of:=AVERAGE([$'Top 10% share'.D77:.D80])" office:value-type="percentage" office:value="0.232920301082936" calcext:value-type="percentage">
            <text:p>23%</text:p>
          </table:table-cell>
          <table:table-cell table:style-name="ce10" table:formula="of:=AVERAGE([$'Top 10% share'.E77:.E80])" office:value-type="percentage" office:value="0.236096992553575" calcext:value-type="percentage">
            <text:p>24%</text:p>
          </table:table-cell>
          <table:table-cell table:style-name="ce10" table:formula="of:=AVERAGE([$'Top 10% share'.B77:.B80])" office:value-type="percentage" office:value="0.226984636149878" calcext:value-type="percentage">
            <text:p>23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42971566190344" calcext:value-type="percentage">
            <text:p>24%</text:p>
          </table:table-cell>
          <table:table-cell table:style-name="ce10" table:formula="of:=AVERAGE([$'Top 10% share'.J77:.J80])" office:value-type="percentage" office:value="0.232214008886148" calcext:value-type="percentage">
            <text:p>23%</text:p>
          </table:table-cell>
          <table:table-cell table:style-name="ce10" table:formula="of:=AVERAGE([$'Top 10% share'.K77:.K80])" office:value-type="percentage" office:value="0.238332118826801" calcext:value-type="percentage">
            <text:p>24%</text:p>
          </table:table-cell>
          <table:table-cell table:style-name="ce10" table:formula="of:=AVERAGE([$'Top 10% share'.H77:.H80])" office:value-type="percentage" office:value="0.22964317633843" calcext:value-type="percentage">
            <text:p>23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38182898787738" calcext:value-type="percentage">
            <text:p>24%</text:p>
          </table:table-cell>
          <table:table-cell table:style-name="ce10" table:formula="of:=AVERAGE([$'Top 10% share'.P77:.P80])" office:value-type="percentage" office:value="0.23131516679249" calcext:value-type="percentage">
            <text:p>23%</text:p>
          </table:table-cell>
          <table:table-cell table:style-name="ce10" table:formula="of:=AVERAGE([$'Top 10% share'.Q77:.Q80])" office:value-type="percentage" office:value="0.229859940248147" calcext:value-type="percentage">
            <text:p>23%</text:p>
          </table:table-cell>
          <table:table-cell table:style-name="ce10" table:formula="of:=AVERAGE([$'Top 10% share'.N77:.N80])" office:value-type="percentage" office:value="0.22633261761226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245321780000669" calcext:value-type="percentage">
            <text:p>25%</text:p>
          </table:table-cell>
          <table:table-cell table:style-name="ce10" table:formula="of:=AVERAGE([$'Top 10% share'.D81:.D84])" office:value-type="percentage" office:value="0.232726404121252" calcext:value-type="percentage">
            <text:p>23%</text:p>
          </table:table-cell>
          <table:table-cell table:style-name="ce10" table:formula="of:=AVERAGE([$'Top 10% share'.E81:.E84])" office:value-type="percentage" office:value="0.237053818527963" calcext:value-type="percentage">
            <text:p>24%</text:p>
          </table:table-cell>
          <table:table-cell table:style-name="ce10" table:formula="of:=AVERAGE([$'Top 10% share'.B81:.B84])" office:value-type="percentage" office:value="0.227634632104251" calcext:value-type="percentage">
            <text:p>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51486361889127" calcext:value-type="percentage">
            <text:p>25%</text:p>
          </table:table-cell>
          <table:table-cell table:style-name="ce10" table:formula="of:=AVERAGE([$'Top 10% share'.J81:.J84])" office:value-type="percentage" office:value="0.232463315473365" calcext:value-type="percentage">
            <text:p>23%</text:p>
          </table:table-cell>
          <table:table-cell table:style-name="ce10" table:formula="of:=AVERAGE([$'Top 10% share'.K81:.K84])" office:value-type="percentage" office:value="0.246111800648383" calcext:value-type="percentage">
            <text:p>25%</text:p>
          </table:table-cell>
          <table:table-cell table:style-name="ce10" table:formula="of:=AVERAGE([$'Top 10% share'.H81:.H84])" office:value-type="percentage" office:value="0.229536058278569" calcext:value-type="percentage">
            <text:p>23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43872152814688" calcext:value-type="percentage">
            <text:p>24%</text:p>
          </table:table-cell>
          <table:table-cell table:style-name="ce10" table:formula="of:=AVERAGE([$'Top 10% share'.P81:.P84])" office:value-type="percentage" office:value="0.230149143340229" calcext:value-type="percentage">
            <text:p>23%</text:p>
          </table:table-cell>
          <table:table-cell table:style-name="ce10" table:formula="of:=AVERAGE([$'Top 10% share'.Q81:.Q84])" office:value-type="percentage" office:value="0.237252723007789" calcext:value-type="percentage">
            <text:p>24%</text:p>
          </table:table-cell>
          <table:table-cell table:style-name="ce10" table:formula="of:=AVERAGE([$'Top 10% share'.N81:.N84])" office:value-type="percentage" office:value="0.22626787983905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46265416475273" calcext:value-type="percentage">
            <text:p>25%</text:p>
          </table:table-cell>
          <table:table-cell table:style-name="ce10" table:formula="of:=AVERAGE([$'Top 10% share'.D85:.D88])" office:value-type="percentage" office:value="0.23581403352587" calcext:value-type="percentage">
            <text:p>24%</text:p>
          </table:table-cell>
          <table:table-cell table:style-name="ce10" table:formula="of:=AVERAGE([$'Top 10% share'.E85:.E88])" office:value-type="percentage" office:value="0.238454763807417" calcext:value-type="percentage">
            <text:p>24%</text:p>
          </table:table-cell>
          <table:table-cell table:style-name="ce10" table:formula="of:=AVERAGE([$'Top 10% share'.B85:.B88])" office:value-type="percentage" office:value="0.23094172905216" calcext:value-type="percentage">
            <text:p>23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251302535896609" calcext:value-type="percentage">
            <text:p>25%</text:p>
          </table:table-cell>
          <table:table-cell table:style-name="ce10" table:formula="of:=AVERAGE([$'Top 10% share'.J85:.J88])" office:value-type="percentage" office:value="0.228908675523171" calcext:value-type="percentage">
            <text:p>23%</text:p>
          </table:table-cell>
          <table:table-cell table:style-name="ce10" table:formula="of:=AVERAGE([$'Top 10% share'.K85:.K88])" office:value-type="percentage" office:value="0.246948124249434" calcext:value-type="percentage">
            <text:p>25%</text:p>
          </table:table-cell>
          <table:table-cell table:style-name="ce10" table:formula="of:=AVERAGE([$'Top 10% share'.H85:.H88])" office:value-type="percentage" office:value="0.226561472571628" calcext:value-type="percentage">
            <text:p>23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64228180204817" calcext:value-type="percentage">
            <text:p>26%</text:p>
          </table:table-cell>
          <table:table-cell table:style-name="ce10" table:formula="of:=AVERAGE([$'Top 10% share'.P85:.P88])" office:value-type="percentage" office:value="0.239637013819333" calcext:value-type="percentage">
            <text:p>24%</text:p>
          </table:table-cell>
          <table:table-cell table:style-name="ce10" table:formula="of:=AVERAGE([$'Top 10% share'.Q85:.Q88])" office:value-type="percentage" office:value="0.258505333429894" calcext:value-type="percentage">
            <text:p>26%</text:p>
          </table:table-cell>
          <table:table-cell table:style-name="ce10" table:formula="of:=AVERAGE([$'Top 10% share'.N85:.N88])" office:value-type="percentage" office:value="0.23644316700873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47934681881061" calcext:value-type="percentage">
            <text:p>25%</text:p>
          </table:table-cell>
          <table:table-cell table:style-name="ce10" table:formula="of:=AVERAGE([$'Top 10% share'.D89:.D92])" office:value-type="percentage" office:value="0.240330651455792" calcext:value-type="percentage">
            <text:p>24%</text:p>
          </table:table-cell>
          <table:table-cell table:style-name="ce10" table:formula="of:=AVERAGE([$'Top 10% share'.E89:.E92])" office:value-type="percentage" office:value="0.240948963095286" calcext:value-type="percentage">
            <text:p>24%</text:p>
          </table:table-cell>
          <table:table-cell table:style-name="ce10" table:formula="of:=AVERAGE([$'Top 10% share'.B89:.B92])" office:value-type="percentage" office:value="0.235985917416023" calcext:value-type="percentage">
            <text:p>24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246219881533773" calcext:value-type="percentage">
            <text:p>25%</text:p>
          </table:table-cell>
          <table:table-cell table:style-name="ce10" table:formula="of:=AVERAGE([$'Top 10% share'.J89:.J92])" office:value-type="percentage" office:value="0.228563207786076" calcext:value-type="percentage">
            <text:p>23%</text:p>
          </table:table-cell>
          <table:table-cell table:style-name="ce10" table:formula="of:=AVERAGE([$'Top 10% share'.K89:.K92])" office:value-type="percentage" office:value="0.242133549948447" calcext:value-type="percentage">
            <text:p>24%</text:p>
          </table:table-cell>
          <table:table-cell table:style-name="ce10" table:formula="of:=AVERAGE([$'Top 10% share'.H89:.H92])" office:value-type="percentage" office:value="0.226352283261129" calcext:value-type="percentage">
            <text:p>23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67896110471399" calcext:value-type="percentage">
            <text:p>27%</text:p>
          </table:table-cell>
          <table:table-cell table:style-name="ce10" table:formula="of:=AVERAGE([$'Top 10% share'.P89:.P92])" office:value-type="percentage" office:value="0.238116040625788" calcext:value-type="percentage">
            <text:p>24%</text:p>
          </table:table-cell>
          <table:table-cell table:style-name="ce10" table:formula="of:=AVERAGE([$'Top 10% share'.Q89:.Q92])" office:value-type="percentage" office:value="0.261933596609001" calcext:value-type="percentage">
            <text:p>26%</text:p>
          </table:table-cell>
          <table:table-cell table:style-name="ce10" table:formula="of:=AVERAGE([$'Top 10% share'.N89:.N92])" office:value-type="percentage" office:value="0.234862228802918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32751420673227" calcext:value-type="percentage">
            <text:p>23%</text:p>
          </table:table-cell>
          <table:table-cell table:style-name="ce10" table:formula="of:=AVERAGE([$'Top 10% share'.D93:.D96])" office:value-type="percentage" office:value="0.231655767872536" calcext:value-type="percentage">
            <text:p>23%</text:p>
          </table:table-cell>
          <table:table-cell table:style-name="ce10" table:formula="of:=AVERAGE([$'Top 10% share'.E93:.E96])" office:value-type="percentage" office:value="0.226346320955726" calcext:value-type="percentage">
            <text:p>23%</text:p>
          </table:table-cell>
          <table:table-cell table:style-name="ce10" table:formula="of:=AVERAGE([$'Top 10% share'.B93:.B96])" office:value-type="percentage" office:value="0.227593428947592" calcext:value-type="percentage">
            <text:p>23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35983313770693" calcext:value-type="percentage">
            <text:p>24%</text:p>
          </table:table-cell>
          <table:table-cell table:style-name="ce10" table:formula="of:=AVERAGE([$'Top 10% share'.J93:.J96])" office:value-type="percentage" office:value="0.227350239871302" calcext:value-type="percentage">
            <text:p>23%</text:p>
          </table:table-cell>
          <table:table-cell table:style-name="ce10" table:formula="of:=AVERAGE([$'Top 10% share'.K93:.K96])" office:value-type="percentage" office:value="0.231108158554024" calcext:value-type="percentage">
            <text:p>23%</text:p>
          </table:table-cell>
          <table:table-cell table:style-name="ce10" table:formula="of:=AVERAGE([$'Top 10% share'.H93:.H96])" office:value-type="percentage" office:value="0.224674224181301" calcext:value-type="percentage">
            <text:p>22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27058413405664" calcext:value-type="percentage">
            <text:p>27%</text:p>
          </table:table-cell>
          <table:table-cell table:style-name="ce10" table:formula="of:=AVERAGE([$'Top 10% share'.P93:.P96])" office:value-type="percentage" office:value="0.237588253669829" calcext:value-type="percentage">
            <text:p>24%</text:p>
          </table:table-cell>
          <table:table-cell table:style-name="ce10" table:formula="of:=AVERAGE([$'Top 10% share'.Q93:.Q96])" office:value-type="percentage" office:value="0.265759379726239" calcext:value-type="percentage">
            <text:p>27%</text:p>
          </table:table-cell>
          <table:table-cell table:style-name="ce10" table:formula="of:=AVERAGE([$'Top 10% share'.N93:.N96])" office:value-type="percentage" office:value="0.235054591561003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259697468936146" calcext:value-type="percentage">
            <text:p>26%</text:p>
          </table:table-cell>
          <table:table-cell table:style-name="ce10" table:formula="of:=AVERAGE([$'Top 10% share'.D97:.D100])" office:value-type="percentage" office:value="0.244622190561951" calcext:value-type="percentage">
            <text:p>24%</text:p>
          </table:table-cell>
          <table:table-cell table:style-name="ce10" table:formula="of:=AVERAGE([$'Top 10% share'.E97:.E100])" office:value-type="percentage" office:value="0.252877895882445" calcext:value-type="percentage">
            <text:p>25%</text:p>
          </table:table-cell>
          <table:table-cell table:style-name="ce10" table:formula="of:=AVERAGE([$'Top 10% share'.B97:.B100])" office:value-type="percentage" office:value="0.240625152297346" calcext:value-type="percentage">
            <text:p>24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211522023243084" calcext:value-type="percentage">
            <text:p>21%</text:p>
          </table:table-cell>
          <table:table-cell table:style-name="ce10" table:formula="of:=AVERAGE([$'Top 10% share'.J97:.J100])" office:value-type="percentage" office:value="0.225186713686918" calcext:value-type="percentage">
            <text:p>23%</text:p>
          </table:table-cell>
          <table:table-cell table:style-name="ce10" table:formula="of:=AVERAGE([$'Top 10% share'.K97:.K100])" office:value-type="percentage" office:value="0.207886192664099" calcext:value-type="percentage">
            <text:p>21%</text:p>
          </table:table-cell>
          <table:table-cell table:style-name="ce10" table:formula="of:=AVERAGE([$'Top 10% share'.H97:.H100])" office:value-type="percentage" office:value="0.223031161755921" calcext:value-type="percentage">
            <text:p>22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270919909332962" calcext:value-type="percentage">
            <text:p>27%</text:p>
          </table:table-cell>
          <table:table-cell table:style-name="ce10" table:formula="of:=AVERAGE([$'Top 10% share'.P97:.P100])" office:value-type="percentage" office:value="0.237947424758931" calcext:value-type="percentage">
            <text:p>24%</text:p>
          </table:table-cell>
          <table:table-cell table:style-name="ce10" table:formula="of:=AVERAGE([$'Top 10% share'.Q97:.Q100])" office:value-type="percentage" office:value="0.266698477747478" calcext:value-type="percentage">
            <text:p>27%</text:p>
          </table:table-cell>
          <table:table-cell table:style-name="ce10" table:formula="of:=AVERAGE([$'Top 10% share'.N97:.N100])" office:value-type="percentage" office:value="0.235738523680585" calcext:value-type="percentage">
            <text:p>24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273313005878894" calcext:value-type="percentage">
            <text:p>27%</text:p>
          </table:table-cell>
          <table:table-cell table:style-name="ce10" table:formula="of:=AVERAGE([$'Top 10% share'.D101:.D104])" office:value-type="percentage" office:value="0.253539250671574" calcext:value-type="percentage">
            <text:p>25%</text:p>
          </table:table-cell>
          <table:table-cell table:style-name="ce10" table:formula="of:=AVERAGE([$'Top 10% share'.E101:.E104])" office:value-type="percentage" office:value="0.267401704731175" calcext:value-type="percentage">
            <text:p>27%</text:p>
          </table:table-cell>
          <table:table-cell table:style-name="ce10" table:formula="of:=AVERAGE([$'Top 10% share'.B101:.B104])" office:value-type="percentage" office:value="0.250265652590149" calcext:value-type="percentage">
            <text:p>25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215688798645087" calcext:value-type="percentage">
            <text:p>22%</text:p>
          </table:table-cell>
          <table:table-cell table:style-name="ce10" table:formula="of:=AVERAGE([$'Top 10% share'.J101:.J104])" office:value-type="percentage" office:value="0.224962305059967" calcext:value-type="percentage">
            <text:p>22%</text:p>
          </table:table-cell>
          <table:table-cell table:style-name="ce10" table:formula="of:=AVERAGE([$'Top 10% share'.K101:.K104])" office:value-type="percentage" office:value="0.21325808603794" calcext:value-type="percentage">
            <text:p>21%</text:p>
          </table:table-cell>
          <table:table-cell table:style-name="ce10" table:formula="of:=AVERAGE([$'Top 10% share'.H101:.H104])" office:value-type="percentage" office:value="0.223546206518319" calcext:value-type="percentage">
            <text:p>22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250706826936212" calcext:value-type="percentage">
            <text:p>25%</text:p>
          </table:table-cell>
          <table:table-cell table:style-name="ce10" table:formula="of:=AVERAGE([$'Top 10% share'.P101:.P104])" office:value-type="percentage" office:value="0.232138199635955" calcext:value-type="percentage">
            <text:p>23%</text:p>
          </table:table-cell>
          <table:table-cell table:style-name="ce10" table:formula="of:=AVERAGE([$'Top 10% share'.Q101:.Q104])" office:value-type="percentage" office:value="0.247558489325551" calcext:value-type="percentage">
            <text:p>25%</text:p>
          </table:table-cell>
          <table:table-cell table:style-name="ce10" table:formula="of:=AVERAGE([$'Top 10% share'.N101:.N104])" office:value-type="percentage" office:value="0.230435168671233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277382787758373" calcext:value-type="percentage">
            <text:p>28%</text:p>
          </table:table-cell>
          <table:table-cell table:style-name="ce11" table:formula="of:=AVERAGE([$'Top 10% share'.D105:.D108])" office:value-type="percentage" office:value="0.256161693935753" calcext:value-type="percentage">
            <text:p>25.6%</text:p>
          </table:table-cell>
          <table:table-cell table:style-name="ce10" table:formula="of:=AVERAGE([$'Top 10% share'.E105:.E108])" office:value-type="percentage" office:value="0.271291365239689" calcext:value-type="percentage">
            <text:p>27%</text:p>
          </table:table-cell>
          <table:table-cell table:style-name="ce10" table:formula="of:=AVERAGE([$'Top 10% share'.B105:.B108])" office:value-type="percentage" office:value="0.252894328803318" calcext:value-type="percentage">
            <text:p>25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257079958980978" calcext:value-type="percentage">
            <text:p>25.71%</text:p>
          </table:table-cell>
          <table:table-cell table:style-name="ce12" table:formula="of:=AVERAGE([$'Top 10% share'.J105:.J108])" office:value-type="percentage" office:value="0.231103050211299" calcext:value-type="percentage">
            <text:p>23.11%</text:p>
          </table:table-cell>
          <table:table-cell table:style-name="ce10" table:formula="of:=AVERAGE([$'Top 10% share'.K105:.K108])" office:value-type="percentage" office:value="0.25505938254651" calcext:value-type="percentage">
            <text:p>26%</text:p>
          </table:table-cell>
          <table:table-cell table:style-name="ce10" table:formula="of:=AVERAGE([$'Top 10% share'.H105:.H108])" office:value-type="percentage" office:value="0.230088095502821" calcext:value-type="percentage">
            <text:p>23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28219321429376" calcext:value-type="percentage">
            <text:p>28%</text:p>
          </table:table-cell>
          <table:table-cell table:style-name="ce10" table:formula="of:=AVERAGE([$'Top 10% share'.P105:.P108])" office:value-type="percentage" office:value="0.248484899404352" calcext:value-type="percentage">
            <text:p>25%</text:p>
          </table:table-cell>
          <table:table-cell table:style-name="ce10" table:formula="of:=AVERAGE([$'Top 10% share'.Q105:.Q108])" office:value-type="percentage" office:value="0.281150456272006" calcext:value-type="percentage">
            <text:p>28%</text:p>
          </table:table-cell>
          <table:table-cell table:style-name="ce10" table:formula="of:=AVERAGE([$'Top 10% share'.N105:.N108])" office:value-type="percentage" office:value="0.24797519910513" calcext:value-type="percentage">
            <text:p>25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61pt" svg:x="2.13pt" svg:y="14.6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14pt" svg:height="430.64pt" svg:x="120.9pt" svg:y="13.58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12pt" svg:height="430.64pt" svg:x="20.41pt" svg:y="11.57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.036254915097009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3090201651" calcext:value-type="float">
            <text:p>0.027410309020165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49150970094" calcext:value-type="float">
            <text:p>0.036254915097009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3090201651" calcext:value-type="float">
            <text:p>0.027410309020165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.036598722746922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4105754976" calcext:value-type="float">
            <text:p>0.02779141057549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7227469221" calcext:value-type="float">
            <text:p>0.036598722746922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4105754976" calcext:value-type="float">
            <text:p>0.02779141057549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.037636528630565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8695156941" calcext:value-type="float">
            <text:p>0.02725486951569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5286305652" calcext:value-type="float">
            <text:p>0.037636528630565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8695156941" calcext:value-type="float">
            <text:p>0.02725486951569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.03783319313388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290751954" calcext:value-type="float">
            <text:p>0.028083129075196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6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1931338803" calcext:value-type="float">
            <text:p>0.03783319313388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290751954" calcext:value-type="float">
            <text:p>0.028083129075196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.036057599276513</text:p>
          </table:table-cell>
          <table:table-cell table:style-name="ce4" table:formula="of:=[$Redistribution_high.O9]" office:value-type="float" office:value="0.0280078244662119" calcext:value-type="float">
            <text:p>0.028007824466212</text:p>
          </table:table-cell>
          <table:table-cell table:style-name="ce4" table:formula="of:=[$Redistribution_high.P9]" office:value-type="float" office:value="0.0267337074813959" calcext:value-type="float">
            <text:p>0.026733707481396</text:p>
          </table:table-cell>
          <table:table-cell table:style-name="ce4" table:formula="of:=[$Redistribution_high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57599276513" calcext:value-type="float">
            <text:p>0.036057599276513</text:p>
          </table:table-cell>
          <table:table-cell table:style-name="ce4" table:formula="of:=[$redistribution_low.O9]" office:value-type="float" office:value="0.0280078244662119" calcext:value-type="float">
            <text:p>0.028007824466212</text:p>
          </table:table-cell>
          <table:table-cell table:style-name="ce4" table:formula="of:=[$redistribution_low.P9]" office:value-type="float" office:value="0.0267337074813959" calcext:value-type="float">
            <text:p>0.026733707481396</text:p>
          </table:table-cell>
          <table:table-cell table:style-name="ce4" table:formula="of:=[$redistribution_low.Q9]" office:value-type="float" office:value="0.0404232424136916" calcext:value-type="float">
            <text:p>0.04042324241369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.037407058477189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535501753" calcext:value-type="float">
            <text:p>0.027312253550175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0584771887" calcext:value-type="float">
            <text:p>0.037407058477189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535501753" calcext:value-type="float">
            <text:p>0.027312253550175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.036724930008887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7280342731" calcext:value-type="float">
            <text:p>0.027225728034273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1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4930008887" calcext:value-type="float">
            <text:p>0.036724930008887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7280342731" calcext:value-type="float">
            <text:p>0.027225728034273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.037428954621701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608057171" calcext:value-type="float">
            <text:p>0.028238060805717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89546217006" calcext:value-type="float">
            <text:p>0.037428954621701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608057171" calcext:value-type="float">
            <text:p>0.028238060805717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.038686241551105</text:p>
          </table:table-cell>
          <table:table-cell table:style-name="ce4" table:formula="of:=[$Redistribution_high.O13]" office:value-type="float" office:value="0.0307024807269663" calcext:value-type="float">
            <text:p>0.030702480726966</text:p>
          </table:table-cell>
          <table:table-cell table:style-name="ce4" table:formula="of:=[$Redistribution_high.P13]" office:value-type="float" office:value="0.0294912693710455" calcext:value-type="float">
            <text:p>0.029491269371046</text:p>
          </table:table-cell>
          <table:table-cell table:style-name="ce4" table:formula="of:=[$Redistribution_high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low.N13]" office:value-type="float" office:value="0.0386862415511047" calcext:value-type="float">
            <text:p>0.038686241551105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2693710455" calcext:value-type="float">
            <text:p>0.029491269371046</text:p>
          </table:table-cell>
          <table:table-cell table:style-name="ce4" table:formula="of:=[$redistribution_low.Q13]" office:value-type="float" office:value="0.0429660125419904" calcext:value-type="float">
            <text:p>0.042966012541991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.038147482855138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7041090930663" calcext:value-type="float">
            <text:p>0.027704109093066</text:p>
          </table:table-cell>
          <table:table-cell table:style-name="ce4" table:formula="of:=[$Redistribution_high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4828551381" calcext:value-type="float">
            <text:p>0.038147482855138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090930663" calcext:value-type="float">
            <text:p>0.027704109093066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.038363877750685</text:p>
          </table:table-cell>
          <table:table-cell table:style-name="ce4" table:formula="of:=[$Redistribution_high.O15]" office:value-type="float" office:value="0.0298307107458833" calcext:value-type="float">
            <text:p>0.029830710745883</text:p>
          </table:table-cell>
          <table:table-cell table:style-name="ce4" table:formula="of:=[$Redistribution_high.P15]" office:value-type="float" office:value="0.0284346753610522" calcext:value-type="float">
            <text:p>0.028434675361052</text:p>
          </table:table-cell>
          <table:table-cell table:style-name="ce4" table:formula="of:=[$Redistribution_high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.038363877750685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3610522" calcext:value-type="float">
            <text:p>0.02843467536105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38777506848" calcext:value-type="float">
            <text:p>0.038363877750685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6753610522" calcext:value-type="float">
            <text:p>0.028434675361052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.04109445434584</text:p>
          </table:table-cell>
          <table:table-cell table:style-name="ce4" table:formula="of:=[$Redistribution_high.O16]" office:value-type="float" office:value="0.0315435575472891" calcext:value-type="float">
            <text:p>0.031543557547289</text:p>
          </table:table-cell>
          <table:table-cell table:style-name="ce4" table:formula="of:=[$Redistribution_high.P16]" office:value-type="float" office:value="0.0301781123957825" calcext:value-type="float">
            <text:p>0.030178112395783</text:p>
          </table:table-cell>
          <table:table-cell table:style-name="ce4" table:formula="of:=[$Redistribution_high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4543458398" calcext:value-type="float">
            <text:p>0.04109445434584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123957825" calcext:value-type="float">
            <text:p>0.030178112395783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.039802587883424</text:p>
          </table:table-cell>
          <table:table-cell table:style-name="ce4" table:formula="of:=[$Redistribution_high.O17]" office:value-type="float" office:value="0.0306794223062461" calcext:value-type="float">
            <text:p>0.030679422306246</text:p>
          </table:table-cell>
          <table:table-cell table:style-name="ce4" table:formula="of:=[$Redistribution_high.P17]" office:value-type="float" office:value="0.0306244994594518" calcext:value-type="float">
            <text:p>0.030624499459452</text:p>
          </table:table-cell>
          <table:table-cell table:style-name="ce4" table:formula="of:=[$Redistribution_high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5878834241" calcext:value-type="float">
            <text:p>0.039802587883424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4994594518" calcext:value-type="float">
            <text:p>0.030624499459452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.038004173072377</text:p>
          </table:table-cell>
          <table:table-cell table:style-name="ce4" table:formula="of:=[$Redistribution_high.O18]" office:value-type="float" office:value="0.0271770711269189" calcext:value-type="float">
            <text:p>0.027177071126919</text:p>
          </table:table-cell>
          <table:table-cell table:style-name="ce4" table:formula="of:=[$Redistribution_high.P18]" office:value-type="float" office:value="0.0279091345279562" calcext:value-type="float">
            <text:p>0.027909134527956</text:p>
          </table:table-cell>
          <table:table-cell table:style-name="ce4" table:formula="of:=[$Redistribution_high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1730723767" calcext:value-type="float">
            <text:p>0.038004173072377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345279562" calcext:value-type="float">
            <text:p>0.027909134527956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.039756649405471</text:p>
          </table:table-cell>
          <table:table-cell table:style-name="ce4" table:formula="of:=[$Redistribution_high.O19]" office:value-type="float" office:value="0.0289156075912586" calcext:value-type="float">
            <text:p>0.028915607591259</text:p>
          </table:table-cell>
          <table:table-cell table:style-name="ce4" table:formula="of:=[$Redistribution_high.P19]" office:value-type="float" office:value="0.0284748120138397" calcext:value-type="float">
            <text:p>0.02847481201384</text:p>
          </table:table-cell>
          <table:table-cell table:style-name="ce4" table:formula="of:=[$Redistribution_high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6494054706" calcext:value-type="float">
            <text:p>0.039756649405471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8120138397" calcext:value-type="float">
            <text:p>0.02847481201384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.042643505625649</text:p>
          </table:table-cell>
          <table:table-cell table:style-name="ce4" table:formula="of:=[$Redistribution_high.O20]" office:value-type="float" office:value="0.0336834249456402" calcext:value-type="float">
            <text:p>0.03368342494564</text:p>
          </table:table-cell>
          <table:table-cell table:style-name="ce4" table:formula="of:=[$Redistribution_high.P20]" office:value-type="float" office:value="0.0313288211271734" calcext:value-type="float">
            <text:p>0.031328821127173</text:p>
          </table:table-cell>
          <table:table-cell table:style-name="ce4" table:formula="of:=[$Redistribution_high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5056256487" calcext:value-type="float">
            <text:p>0.042643505625649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88211271734" calcext:value-type="float">
            <text:p>0.03132882112717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.041225634694412</text:p>
          </table:table-cell>
          <table:table-cell table:style-name="ce4" table:formula="of:=[$Redistribution_high.O21]" office:value-type="float" office:value="0.0310192760371765" calcext:value-type="float">
            <text:p>0.031019276037177</text:p>
          </table:table-cell>
          <table:table-cell table:style-name="ce4" table:formula="of:=[$Redistribution_high.P21]" office:value-type="float" office:value="0.0303503842833294" calcext:value-type="float">
            <text:p>0.030350384283329</text:p>
          </table:table-cell>
          <table:table-cell table:style-name="ce4" table:formula="of:=[$Redistribution_high.Q21]" office:value-type="float" office:value="0.0455680269971939" calcext:value-type="float">
            <text:p>0.045568026997194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.041217508792378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50907810742" calcext:value-type="float">
            <text:p>0.045575090781074</text:p>
          </table:table-cell>
          <table:table-cell/>
          <table:table-cell table:style-name="ce4" table:formula="of:=[$redistribution_low.N21]" office:value-type="float" office:value="0.0412256347048459" calcext:value-type="float">
            <text:p>0.041225634704846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3842914083" calcext:value-type="float">
            <text:p>0.030350384291408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3307806467023" calcext:value-type="float">
            <text:p>0.044330780646702</text:p>
          </table:table-cell>
          <table:table-cell table:style-name="ce4" table:formula="of:=[$Redistribution_high.O22]" office:value-type="float" office:value="0.0351206907497676" calcext:value-type="float">
            <text:p>0.035120690749768</text:p>
          </table:table-cell>
          <table:table-cell table:style-name="ce4" table:formula="of:=[$Redistribution_high.P22]" office:value-type="float" office:value="0.0319233763385719" calcext:value-type="float">
            <text:p>0.031923376338572</text:p>
          </table:table-cell>
          <table:table-cell table:style-name="ce4" table:formula="of:=[$Redistribution_high.Q22]" office:value-type="float" office:value="0.0519897251715805" calcext:value-type="float">
            <text:p>0.051989725171581</text:p>
          </table:table-cell>
          <table:table-cell/>
          <table:table-cell table:style-name="ce4" table:formula="of:=[$Redistribution_central.N22]" office:value-type="float" office:value="0.0442903879943052" calcext:value-type="float">
            <text:p>0.044290387994305</text:p>
          </table:table-cell>
          <table:table-cell table:style-name="ce4" table:formula="of:=[$Redistribution_central.O22]" office:value-type="float" office:value="0.0350923838726005" calcext:value-type="float">
            <text:p>0.035092383872601</text:p>
          </table:table-cell>
          <table:table-cell table:style-name="ce4" table:formula="of:=[$Redistribution_central.P22]" office:value-type="float" office:value="0.0319037870868142" calcext:value-type="float">
            <text:p>0.031903787086814</text:p>
          </table:table-cell>
          <table:table-cell table:style-name="ce4" table:formula="of:=[$Redistribution_central.Q22]" office:value-type="float" office:value="0.0519280025789744" calcext:value-type="float">
            <text:p>0.051928002578975</text:p>
          </table:table-cell>
          <table:table-cell/>
          <table:table-cell table:style-name="ce4" table:formula="of:=[$redistribution_low.N22]" office:value-type="float" office:value="0.0443307806575125" calcext:value-type="float">
            <text:p>0.044330780657513</text:p>
          </table:table-cell>
          <table:table-cell table:style-name="ce4" table:formula="of:=[$redistribution_low.O22]" office:value-type="float" office:value="0.0351206907497676" calcext:value-type="float">
            <text:p>0.035120690749768</text:p>
          </table:table-cell>
          <table:table-cell table:style-name="ce4" table:formula="of:=[$redistribution_low.P22]" office:value-type="float" office:value="0.0319233763468179" calcext:value-type="float">
            <text:p>0.031923376346818</text:p>
          </table:table-cell>
          <table:table-cell table:style-name="ce4" table:formula="of:=[$redistribution_low.Q22]" office:value-type="float" office:value="0.0519897251715805" calcext:value-type="float">
            <text:p>0.051989725171581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412137427249621" calcext:value-type="float">
            <text:p>0.041213742724962</text:p>
          </table:table-cell>
          <table:table-cell table:style-name="ce4" table:formula="of:=[$Redistribution_high.O23]" office:value-type="float" office:value="0.030720094455611" calcext:value-type="float">
            <text:p>0.030720094455611</text:p>
          </table:table-cell>
          <table:table-cell table:style-name="ce4" table:formula="of:=[$Redistribution_high.P23]" office:value-type="float" office:value="0.0296251379780153" calcext:value-type="float">
            <text:p>0.029625137978015</text:p>
          </table:table-cell>
          <table:table-cell table:style-name="ce4" table:formula="of:=[$Redistribution_high.Q23]" office:value-type="float" office:value="0.0469092872017536" calcext:value-type="float">
            <text:p>0.046909287201754</text:p>
          </table:table-cell>
          <table:table-cell/>
          <table:table-cell table:style-name="ce4" table:formula="of:=[$Redistribution_central.N23]" office:value-type="float" office:value="0.0410880224756706" calcext:value-type="float">
            <text:p>0.041088022475671</text:p>
          </table:table-cell>
          <table:table-cell table:style-name="ce4" table:formula="of:=[$Redistribution_central.O23]" office:value-type="float" office:value="0.0305935157619615" calcext:value-type="float">
            <text:p>0.030593515761962</text:p>
          </table:table-cell>
          <table:table-cell table:style-name="ce4" table:formula="of:=[$Redistribution_central.P23]" office:value-type="float" office:value="0.0295328499513394" calcext:value-type="float">
            <text:p>0.029532849951339</text:p>
          </table:table-cell>
          <table:table-cell table:style-name="ce4" table:formula="of:=[$Redistribution_central.Q23]" office:value-type="float" office:value="0.0467224958721105" calcext:value-type="float">
            <text:p>0.046722495872111</text:p>
          </table:table-cell>
          <table:table-cell/>
          <table:table-cell table:style-name="ce4" table:formula="of:=[$redistribution_low.N23]" office:value-type="float" office:value="0.0412137427540783" calcext:value-type="float">
            <text:p>0.041213742754078</text:p>
          </table:table-cell>
          <table:table-cell table:style-name="ce4" table:formula="of:=[$redistribution_low.O23]" office:value-type="float" office:value="0.030720094455611" calcext:value-type="float">
            <text:p>0.030720094455611</text:p>
          </table:table-cell>
          <table:table-cell table:style-name="ce4" table:formula="of:=[$redistribution_low.P23]" office:value-type="float" office:value="0.0296251379999538" calcext:value-type="float">
            <text:p>0.029625137999954</text:p>
          </table:table-cell>
          <table:table-cell table:style-name="ce4" table:formula="of:=[$redistribution_low.Q23]" office:value-type="float" office:value="0.0469092872017536" calcext:value-type="float">
            <text:p>0.046909287201754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87223268137087" calcext:value-type="float">
            <text:p>0.038722326813709</text:p>
          </table:table-cell>
          <table:table-cell table:style-name="ce4" table:formula="of:=[$Redistribution_high.O24]" office:value-type="float" office:value="0.0276718735528851" calcext:value-type="float">
            <text:p>0.027671873552885</text:p>
          </table:table-cell>
          <table:table-cell table:style-name="ce4" table:formula="of:=[$Redistribution_high.P24]" office:value-type="float" office:value="0.0273601829664616" calcext:value-type="float">
            <text:p>0.027360182966462</text:p>
          </table:table-cell>
          <table:table-cell table:style-name="ce4" table:formula="of:=[$Redistribution_high.Q24]" office:value-type="float" office:value="0.0437860730479668" calcext:value-type="float">
            <text:p>0.043786073047967</text:p>
          </table:table-cell>
          <table:table-cell/>
          <table:table-cell table:style-name="ce4" table:formula="of:=[$Redistribution_central.N24]" office:value-type="float" office:value="0.0387205707598149" calcext:value-type="float">
            <text:p>0.038720570759815</text:p>
          </table:table-cell>
          <table:table-cell table:style-name="ce4" table:formula="of:=[$Redistribution_central.O24]" office:value-type="float" office:value="0.0276810803644512" calcext:value-type="float">
            <text:p>0.027681080364451</text:p>
          </table:table-cell>
          <table:table-cell table:style-name="ce4" table:formula="of:=[$Redistribution_central.P24]" office:value-type="float" office:value="0.0273587598014668" calcext:value-type="float">
            <text:p>0.027358759801467</text:p>
          </table:table-cell>
          <table:table-cell table:style-name="ce4" table:formula="of:=[$Redistribution_central.Q24]" office:value-type="float" office:value="0.0438070813205386" calcext:value-type="float">
            <text:p>0.043807081320539</text:p>
          </table:table-cell>
          <table:table-cell/>
          <table:table-cell table:style-name="ce4" table:formula="of:=[$redistribution_low.N24]" office:value-type="float" office:value="0.0387223268419182" calcext:value-type="float">
            <text:p>0.038722326841918</text:p>
          </table:table-cell>
          <table:table-cell table:style-name="ce4" table:formula="of:=[$redistribution_low.O24]" office:value-type="float" office:value="0.0276718735528851" calcext:value-type="float">
            <text:p>0.027671873552885</text:p>
          </table:table-cell>
          <table:table-cell table:style-name="ce4" table:formula="of:=[$redistribution_low.P24]" office:value-type="float" office:value="0.0273601829873631" calcext:value-type="float">
            <text:p>0.027360182987363</text:p>
          </table:table-cell>
          <table:table-cell table:style-name="ce4" table:formula="of:=[$redistribution_low.Q24]" office:value-type="float" office:value="0.0437860730479668" calcext:value-type="float">
            <text:p>0.043786073047967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78716194682959" calcext:value-type="float">
            <text:p>0.037871619468296</text:p>
          </table:table-cell>
          <table:table-cell table:style-name="ce4" table:formula="of:=[$Redistribution_high.O25]" office:value-type="float" office:value="0.0284233820178944" calcext:value-type="float">
            <text:p>0.028423382017894</text:p>
          </table:table-cell>
          <table:table-cell table:style-name="ce4" table:formula="of:=[$Redistribution_high.P25]" office:value-type="float" office:value="0.0283397078753132" calcext:value-type="float">
            <text:p>0.028339707875313</text:p>
          </table:table-cell>
          <table:table-cell table:style-name="ce4" table:formula="of:=[$Redistribution_high.Q25]" office:value-type="float" office:value="0.0418950921905615" calcext:value-type="float">
            <text:p>0.041895092190562</text:p>
          </table:table-cell>
          <table:table-cell/>
          <table:table-cell table:style-name="ce4" table:formula="of:=[$Redistribution_central.N25]" office:value-type="float" office:value="0.037814730899047" calcext:value-type="float">
            <text:p>0.037814730899047</text:p>
          </table:table-cell>
          <table:table-cell table:style-name="ce4" table:formula="of:=[$Redistribution_central.O25]" office:value-type="float" office:value="0.0283981214295438" calcext:value-type="float">
            <text:p>0.028398121429544</text:p>
          </table:table-cell>
          <table:table-cell table:style-name="ce4" table:formula="of:=[$Redistribution_central.P25]" office:value-type="float" office:value="0.028344834043131" calcext:value-type="float">
            <text:p>0.028344834043131</text:p>
          </table:table-cell>
          <table:table-cell table:style-name="ce4" table:formula="of:=[$Redistribution_central.Q25]" office:value-type="float" office:value="0.0417357569588808" calcext:value-type="float">
            <text:p>0.041735756958881</text:p>
          </table:table-cell>
          <table:table-cell/>
          <table:table-cell table:style-name="ce4" table:formula="of:=[$redistribution_low.N25]" office:value-type="float" office:value="0.0377712098628893" calcext:value-type="float">
            <text:p>0.037771209862889</text:p>
          </table:table-cell>
          <table:table-cell table:style-name="ce4" table:formula="of:=[$redistribution_low.O25]" office:value-type="float" office:value="0.0283750425462443" calcext:value-type="float">
            <text:p>0.028375042546244</text:p>
          </table:table-cell>
          <table:table-cell table:style-name="ce4" table:formula="of:=[$redistribution_low.P25]" office:value-type="float" office:value="0.0283353995960886" calcext:value-type="float">
            <text:p>0.028335399596089</text:p>
          </table:table-cell>
          <table:table-cell table:style-name="ce4" table:formula="of:=[$redistribution_low.Q25]" office:value-type="float" office:value="0.0416398774967707" calcext:value-type="float">
            <text:p>0.041639877496771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1425587266355" calcext:value-type="float">
            <text:p>0.041425587266355</text:p>
          </table:table-cell>
          <table:table-cell table:style-name="ce4" table:formula="of:=[$Redistribution_high.O26]" office:value-type="float" office:value="0.0290308068000098" calcext:value-type="float">
            <text:p>0.02903080680001</text:p>
          </table:table-cell>
          <table:table-cell table:style-name="ce4" table:formula="of:=[$Redistribution_high.P26]" office:value-type="float" office:value="0.0300718911908244" calcext:value-type="float">
            <text:p>0.030071891190824</text:p>
          </table:table-cell>
          <table:table-cell table:style-name="ce4" table:formula="of:=[$Redistribution_high.Q26]" office:value-type="float" office:value="0.0447625531126894" calcext:value-type="float">
            <text:p>0.044762553112689</text:p>
          </table:table-cell>
          <table:table-cell/>
          <table:table-cell table:style-name="ce4" table:formula="of:=[$Redistribution_central.N26]" office:value-type="float" office:value="0.0414092653310151" calcext:value-type="float">
            <text:p>0.041409265331015</text:p>
          </table:table-cell>
          <table:table-cell table:style-name="ce4" table:formula="of:=[$Redistribution_central.O26]" office:value-type="float" office:value="0.0289514964077613" calcext:value-type="float">
            <text:p>0.028951496407761</text:p>
          </table:table-cell>
          <table:table-cell table:style-name="ce4" table:formula="of:=[$Redistribution_central.P26]" office:value-type="float" office:value="0.0301311921082733" calcext:value-type="float">
            <text:p>0.030131192108273</text:p>
          </table:table-cell>
          <table:table-cell table:style-name="ce4" table:formula="of:=[$Redistribution_central.Q26]" office:value-type="float" office:value="0.0445617974924927" calcext:value-type="float">
            <text:p>0.044561797492493</text:p>
          </table:table-cell>
          <table:table-cell/>
          <table:table-cell table:style-name="ce4" table:formula="of:=[$redistribution_low.N26]" office:value-type="float" office:value="0.041611658921862" calcext:value-type="float">
            <text:p>0.041611658921862</text:p>
          </table:table-cell>
          <table:table-cell table:style-name="ce4" table:formula="of:=[$redistribution_low.O26]" office:value-type="float" office:value="0.0289174948744052" calcext:value-type="float">
            <text:p>0.028917494874405</text:p>
          </table:table-cell>
          <table:table-cell table:style-name="ce4" table:formula="of:=[$redistribution_low.P26]" office:value-type="float" office:value="0.0301078507759672" calcext:value-type="float">
            <text:p>0.030107850775967</text:p>
          </table:table-cell>
          <table:table-cell table:style-name="ce4" table:formula="of:=[$redistribution_low.Q26]" office:value-type="float" office:value="0.0447923807742106" calcext:value-type="float">
            <text:p>0.044792380774211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06683798172557" calcext:value-type="float">
            <text:p>0.040668379817256</text:p>
          </table:table-cell>
          <table:table-cell table:style-name="ce4" table:formula="of:=[$Redistribution_high.O27]" office:value-type="float" office:value="0.0315146212965481" calcext:value-type="float">
            <text:p>0.031514621296548</text:p>
          </table:table-cell>
          <table:table-cell table:style-name="ce4" table:formula="of:=[$Redistribution_high.P27]" office:value-type="float" office:value="0.0295010440267789" calcext:value-type="float">
            <text:p>0.029501044026779</text:p>
          </table:table-cell>
          <table:table-cell table:style-name="ce4" table:formula="of:=[$Redistribution_high.Q27]" office:value-type="float" office:value="0.0471265627821836" calcext:value-type="float">
            <text:p>0.047126562782184</text:p>
          </table:table-cell>
          <table:table-cell/>
          <table:table-cell table:style-name="ce4" table:formula="of:=[$Redistribution_central.N27]" office:value-type="float" office:value="0.0407703714470765" calcext:value-type="float">
            <text:p>0.040770371447077</text:p>
          </table:table-cell>
          <table:table-cell table:style-name="ce4" table:formula="of:=[$Redistribution_central.O27]" office:value-type="float" office:value="0.0315889594854921" calcext:value-type="float">
            <text:p>0.031588959485492</text:p>
          </table:table-cell>
          <table:table-cell table:style-name="ce4" table:formula="of:=[$Redistribution_central.P27]" office:value-type="float" office:value="0.0296198217014961" calcext:value-type="float">
            <text:p>0.029619821701496</text:p>
          </table:table-cell>
          <table:table-cell table:style-name="ce4" table:formula="of:=[$Redistribution_central.Q27]" office:value-type="float" office:value="0.0471667444115008" calcext:value-type="float">
            <text:p>0.047166744411501</text:p>
          </table:table-cell>
          <table:table-cell/>
          <table:table-cell table:style-name="ce4" table:formula="of:=[$redistribution_low.N27]" office:value-type="float" office:value="0.0406319363918041" calcext:value-type="float">
            <text:p>0.040631936391804</text:p>
          </table:table-cell>
          <table:table-cell table:style-name="ce4" table:formula="of:=[$redistribution_low.O27]" office:value-type="float" office:value="0.0312679086195602" calcext:value-type="float">
            <text:p>0.03126790861956</text:p>
          </table:table-cell>
          <table:table-cell table:style-name="ce4" table:formula="of:=[$redistribution_low.P27]" office:value-type="float" office:value="0.029406466382715" calcext:value-type="float">
            <text:p>0.029406466382715</text:p>
          </table:table-cell>
          <table:table-cell table:style-name="ce4" table:formula="of:=[$redistribution_low.Q27]" office:value-type="float" office:value="0.0469399126156018" calcext:value-type="float">
            <text:p>0.046939912615602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401114630738476" calcext:value-type="float">
            <text:p>0.040111463073848</text:p>
          </table:table-cell>
          <table:table-cell table:style-name="ce4" table:formula="of:=[$Redistribution_high.O28]" office:value-type="float" office:value="0.0305677665283014" calcext:value-type="float">
            <text:p>0.030567766528301</text:p>
          </table:table-cell>
          <table:table-cell table:style-name="ce4" table:formula="of:=[$Redistribution_high.P28]" office:value-type="float" office:value="0.0296836295578179" calcext:value-type="float">
            <text:p>0.029683629557818</text:p>
          </table:table-cell>
          <table:table-cell table:style-name="ce4" table:formula="of:=[$Redistribution_high.Q28]" office:value-type="float" office:value="0.0449362935077325" calcext:value-type="float">
            <text:p>0.044936293507733</text:p>
          </table:table-cell>
          <table:table-cell/>
          <table:table-cell table:style-name="ce4" table:formula="of:=[$Redistribution_central.N28]" office:value-type="float" office:value="0.0398536703662797" calcext:value-type="float">
            <text:p>0.03985367036628</text:p>
          </table:table-cell>
          <table:table-cell table:style-name="ce4" table:formula="of:=[$Redistribution_central.O28]" office:value-type="float" office:value="0.030317565798001" calcext:value-type="float">
            <text:p>0.030317565798001</text:p>
          </table:table-cell>
          <table:table-cell table:style-name="ce4" table:formula="of:=[$Redistribution_central.P28]" office:value-type="float" office:value="0.0294908741427372" calcext:value-type="float">
            <text:p>0.029490874142737</text:p>
          </table:table-cell>
          <table:table-cell table:style-name="ce4" table:formula="of:=[$Redistribution_central.Q28]" office:value-type="float" office:value="0.0445967093193273" calcext:value-type="float">
            <text:p>0.044596709319327</text:p>
          </table:table-cell>
          <table:table-cell/>
          <table:table-cell table:style-name="ce4" table:formula="of:=[$redistribution_low.N28]" office:value-type="float" office:value="0.0398888838792631" calcext:value-type="float">
            <text:p>0.039888883879263</text:p>
          </table:table-cell>
          <table:table-cell table:style-name="ce4" table:formula="of:=[$redistribution_low.O28]" office:value-type="float" office:value="0.030358803032083" calcext:value-type="float">
            <text:p>0.030358803032083</text:p>
          </table:table-cell>
          <table:table-cell table:style-name="ce4" table:formula="of:=[$redistribution_low.P28]" office:value-type="float" office:value="0.0295353248451055" calcext:value-type="float">
            <text:p>0.029535324845106</text:p>
          </table:table-cell>
          <table:table-cell table:style-name="ce4" table:formula="of:=[$redistribution_low.Q28]" office:value-type="float" office:value="0.044611401666029" calcext:value-type="float">
            <text:p>0.044611401666029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398848712095016" calcext:value-type="float">
            <text:p>0.039884871209502</text:p>
          </table:table-cell>
          <table:table-cell table:style-name="ce4" table:formula="of:=[$Redistribution_high.O29]" office:value-type="float" office:value="0.0326665891409342" calcext:value-type="float">
            <text:p>0.032666589140934</text:p>
          </table:table-cell>
          <table:table-cell table:style-name="ce4" table:formula="of:=[$Redistribution_high.P29]" office:value-type="float" office:value="0.0293425403975409" calcext:value-type="float">
            <text:p>0.029342540397541</text:p>
          </table:table-cell>
          <table:table-cell table:style-name="ce4" table:formula="of:=[$Redistribution_high.Q29]" office:value-type="float" office:value="0.04732997030459" calcext:value-type="float">
            <text:p>0.04732997030459</text:p>
          </table:table-cell>
          <table:table-cell/>
          <table:table-cell table:style-name="ce4" table:formula="of:=[$Redistribution_central.N29]" office:value-type="float" office:value="0.0400709043637904" calcext:value-type="float">
            <text:p>0.040070904363791</text:p>
          </table:table-cell>
          <table:table-cell table:style-name="ce4" table:formula="of:=[$Redistribution_central.O29]" office:value-type="float" office:value="0.0329265917216153" calcext:value-type="float">
            <text:p>0.032926591721615</text:p>
          </table:table-cell>
          <table:table-cell table:style-name="ce4" table:formula="of:=[$Redistribution_central.P29]" office:value-type="float" office:value="0.0295172871376633" calcext:value-type="float">
            <text:p>0.029517287137663</text:p>
          </table:table-cell>
          <table:table-cell table:style-name="ce4" table:formula="of:=[$Redistribution_central.Q29]" office:value-type="float" office:value="0.0476024956885016" calcext:value-type="float">
            <text:p>0.047602495688502</text:p>
          </table:table-cell>
          <table:table-cell/>
          <table:table-cell table:style-name="ce4" table:formula="of:=[$redistribution_low.N29]" office:value-type="float" office:value="0.0399133117262791" calcext:value-type="float">
            <text:p>0.039913311726279</text:p>
          </table:table-cell>
          <table:table-cell table:style-name="ce4" table:formula="of:=[$redistribution_low.O29]" office:value-type="float" office:value="0.0326777940606418" calcext:value-type="float">
            <text:p>0.032677794060642</text:p>
          </table:table-cell>
          <table:table-cell table:style-name="ce4" table:formula="of:=[$redistribution_low.P29]" office:value-type="float" office:value="0.0293178865897238" calcext:value-type="float">
            <text:p>0.029317886589724</text:p>
          </table:table-cell>
          <table:table-cell table:style-name="ce4" table:formula="of:=[$redistribution_low.Q29]" office:value-type="float" office:value="0.0474141472597892" calcext:value-type="float">
            <text:p>0.047414147259789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41018325598126" calcext:value-type="float">
            <text:p>0.041018325598126</text:p>
          </table:table-cell>
          <table:table-cell table:style-name="ce4" table:formula="of:=[$Redistribution_high.O30]" office:value-type="float" office:value="0.0308498964237748" calcext:value-type="float">
            <text:p>0.030849896423775</text:p>
          </table:table-cell>
          <table:table-cell table:style-name="ce4" table:formula="of:=[$Redistribution_high.P30]" office:value-type="float" office:value="0.0288364550669543" calcext:value-type="float">
            <text:p>0.028836455066954</text:p>
          </table:table-cell>
          <table:table-cell table:style-name="ce4" table:formula="of:=[$Redistribution_high.Q30]" office:value-type="float" office:value="0.0475544951427717" calcext:value-type="float">
            <text:p>0.047554495142772</text:p>
          </table:table-cell>
          <table:table-cell/>
          <table:table-cell table:style-name="ce4" table:formula="of:=[$Redistribution_central.N30]" office:value-type="float" office:value="0.0411155867143018" calcext:value-type="float">
            <text:p>0.041115586714302</text:p>
          </table:table-cell>
          <table:table-cell table:style-name="ce4" table:formula="of:=[$Redistribution_central.O30]" office:value-type="float" office:value="0.0307928495991057" calcext:value-type="float">
            <text:p>0.030792849599106</text:p>
          </table:table-cell>
          <table:table-cell table:style-name="ce4" table:formula="of:=[$Redistribution_central.P30]" office:value-type="float" office:value="0.0288100809670912" calcext:value-type="float">
            <text:p>0.028810080967091</text:p>
          </table:table-cell>
          <table:table-cell table:style-name="ce4" table:formula="of:=[$Redistribution_central.Q30]" office:value-type="float" office:value="0.0476702588072109" calcext:value-type="float">
            <text:p>0.047670258807211</text:p>
          </table:table-cell>
          <table:table-cell/>
          <table:table-cell table:style-name="ce4" table:formula="of:=[$redistribution_low.N30]" office:value-type="float" office:value="0.0410228326372519" calcext:value-type="float">
            <text:p>0.041022832637252</text:p>
          </table:table-cell>
          <table:table-cell table:style-name="ce4" table:formula="of:=[$redistribution_low.O30]" office:value-type="float" office:value="0.030866323625706" calcext:value-type="float">
            <text:p>0.030866323625706</text:p>
          </table:table-cell>
          <table:table-cell table:style-name="ce4" table:formula="of:=[$redistribution_low.P30]" office:value-type="float" office:value="0.0288435622669058" calcext:value-type="float">
            <text:p>0.028843562266906</text:p>
          </table:table-cell>
          <table:table-cell table:style-name="ce4" table:formula="of:=[$redistribution_low.Q30]" office:value-type="float" office:value="0.0475648104619313" calcext:value-type="float">
            <text:p>0.047564810461931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415366256443573" calcext:value-type="float">
            <text:p>0.041536625644357</text:p>
          </table:table-cell>
          <table:table-cell table:style-name="ce4" table:formula="of:=[$Redistribution_high.O31]" office:value-type="float" office:value="0.0326103969467354" calcext:value-type="float">
            <text:p>0.032610396946735</text:p>
          </table:table-cell>
          <table:table-cell table:style-name="ce4" table:formula="of:=[$Redistribution_high.P31]" office:value-type="float" office:value="0.0294654730018948" calcext:value-type="float">
            <text:p>0.029465473001895</text:p>
          </table:table-cell>
          <table:table-cell table:style-name="ce4" table:formula="of:=[$Redistribution_high.Q31]" office:value-type="float" office:value="0.0496337208101116" calcext:value-type="float">
            <text:p>0.049633720810112</text:p>
          </table:table-cell>
          <table:table-cell/>
          <table:table-cell table:style-name="ce4" table:formula="of:=[$Redistribution_central.N31]" office:value-type="float" office:value="0.0412487645877703" calcext:value-type="float">
            <text:p>0.04124876458777</text:p>
          </table:table-cell>
          <table:table-cell table:style-name="ce4" table:formula="of:=[$Redistribution_central.O31]" office:value-type="float" office:value="0.0325464470048357" calcext:value-type="float">
            <text:p>0.032546447004836</text:p>
          </table:table-cell>
          <table:table-cell table:style-name="ce4" table:formula="of:=[$Redistribution_central.P31]" office:value-type="float" office:value="0.0293720920767932" calcext:value-type="float">
            <text:p>0.029372092076793</text:p>
          </table:table-cell>
          <table:table-cell table:style-name="ce4" table:formula="of:=[$Redistribution_central.Q31]" office:value-type="float" office:value="0.0492932340882858" calcext:value-type="float">
            <text:p>0.049293234088286</text:p>
          </table:table-cell>
          <table:table-cell/>
          <table:table-cell table:style-name="ce4" table:formula="of:=[$redistribution_low.N31]" office:value-type="float" office:value="0.0414940851399633" calcext:value-type="float">
            <text:p>0.041494085139963</text:p>
          </table:table-cell>
          <table:table-cell table:style-name="ce4" table:formula="of:=[$redistribution_low.O31]" office:value-type="float" office:value="0.0319758824917007" calcext:value-type="float">
            <text:p>0.031975882491701</text:p>
          </table:table-cell>
          <table:table-cell table:style-name="ce4" table:formula="of:=[$redistribution_low.P31]" office:value-type="float" office:value="0.0290951082144039" calcext:value-type="float">
            <text:p>0.029095108214404</text:p>
          </table:table-cell>
          <table:table-cell table:style-name="ce4" table:formula="of:=[$redistribution_low.Q31]" office:value-type="float" office:value="0.0494737837473433" calcext:value-type="float">
            <text:p>0.049473783747343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06647984197062" calcext:value-type="float">
            <text:p>0.040664798419706</text:p>
          </table:table-cell>
          <table:table-cell table:style-name="ce4" table:formula="of:=[$Redistribution_high.O32]" office:value-type="float" office:value="0.0340735066125112" calcext:value-type="float">
            <text:p>0.034073506612511</text:p>
          </table:table-cell>
          <table:table-cell table:style-name="ce4" table:formula="of:=[$Redistribution_high.P32]" office:value-type="float" office:value="0.0300425031616617" calcext:value-type="float">
            <text:p>0.030042503161662</text:p>
          </table:table-cell>
          <table:table-cell table:style-name="ce4" table:formula="of:=[$Redistribution_high.Q32]" office:value-type="float" office:value="0.0487584773778693" calcext:value-type="float">
            <text:p>0.048758477377869</text:p>
          </table:table-cell>
          <table:table-cell/>
          <table:table-cell table:style-name="ce4" table:formula="of:=[$Redistribution_central.N32]" office:value-type="float" office:value="0.0408576191958038" calcext:value-type="float">
            <text:p>0.040857619195804</text:p>
          </table:table-cell>
          <table:table-cell table:style-name="ce4" table:formula="of:=[$Redistribution_central.O32]" office:value-type="float" office:value="0.0344444620571519" calcext:value-type="float">
            <text:p>0.034444462057152</text:p>
          </table:table-cell>
          <table:table-cell table:style-name="ce4" table:formula="of:=[$Redistribution_central.P32]" office:value-type="float" office:value="0.0302561606904119" calcext:value-type="float">
            <text:p>0.030256160690412</text:p>
          </table:table-cell>
          <table:table-cell table:style-name="ce4" table:formula="of:=[$Redistribution_central.Q32]" office:value-type="float" office:value="0.0490790318386717" calcext:value-type="float">
            <text:p>0.049079031838672</text:p>
          </table:table-cell>
          <table:table-cell/>
          <table:table-cell table:style-name="ce4" table:formula="of:=[$redistribution_low.N32]" office:value-type="float" office:value="0.041125789949669" calcext:value-type="float">
            <text:p>0.041125789949669</text:p>
          </table:table-cell>
          <table:table-cell table:style-name="ce4" table:formula="of:=[$redistribution_low.O32]" office:value-type="float" office:value="0.0342379275469333" calcext:value-type="float">
            <text:p>0.034237927546933</text:p>
          </table:table-cell>
          <table:table-cell table:style-name="ce4" table:formula="of:=[$redistribution_low.P32]" office:value-type="float" office:value="0.0300676513738852" calcext:value-type="float">
            <text:p>0.030067651373885</text:p>
          </table:table-cell>
          <table:table-cell table:style-name="ce4" table:formula="of:=[$redistribution_low.Q32]" office:value-type="float" office:value="0.0495198441580479" calcext:value-type="float">
            <text:p>0.049519844158048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1403638446407" calcext:value-type="float">
            <text:p>0.041403638446407</text:p>
          </table:table-cell>
          <table:table-cell table:style-name="ce4" table:formula="of:=[$Redistribution_high.O33]" office:value-type="float" office:value="0.0361693460833414" calcext:value-type="float">
            <text:p>0.036169346083341</text:p>
          </table:table-cell>
          <table:table-cell table:style-name="ce4" table:formula="of:=[$Redistribution_high.P33]" office:value-type="float" office:value="0.0304600419217938" calcext:value-type="float">
            <text:p>0.030460041921794</text:p>
          </table:table-cell>
          <table:table-cell table:style-name="ce4" table:formula="of:=[$Redistribution_high.Q33]" office:value-type="float" office:value="0.0513352783730137" calcext:value-type="float">
            <text:p>0.051335278373014</text:p>
          </table:table-cell>
          <table:table-cell/>
          <table:table-cell table:style-name="ce4" table:formula="of:=[$Redistribution_central.N33]" office:value-type="float" office:value="0.0412731651966167" calcext:value-type="float">
            <text:p>0.041273165196617</text:p>
          </table:table-cell>
          <table:table-cell table:style-name="ce4" table:formula="of:=[$Redistribution_central.O33]" office:value-type="float" office:value="0.0360855799018636" calcext:value-type="float">
            <text:p>0.036085579901864</text:p>
          </table:table-cell>
          <table:table-cell table:style-name="ce4" table:formula="of:=[$Redistribution_central.P33]" office:value-type="float" office:value="0.0303730674138421" calcext:value-type="float">
            <text:p>0.030373067413842</text:p>
          </table:table-cell>
          <table:table-cell table:style-name="ce4" table:formula="of:=[$Redistribution_central.Q33]" office:value-type="float" office:value="0.0512105458419814" calcext:value-type="float">
            <text:p>0.051210545841982</text:p>
          </table:table-cell>
          <table:table-cell/>
          <table:table-cell table:style-name="ce4" table:formula="of:=[$redistribution_low.N33]" office:value-type="float" office:value="0.0416935253503046" calcext:value-type="float">
            <text:p>0.041693525350305</text:p>
          </table:table-cell>
          <table:table-cell table:style-name="ce4" table:formula="of:=[$redistribution_low.O33]" office:value-type="float" office:value="0.0359585561451609" calcext:value-type="float">
            <text:p>0.035958556145161</text:p>
          </table:table-cell>
          <table:table-cell table:style-name="ce4" table:formula="of:=[$redistribution_low.P33]" office:value-type="float" office:value="0.0302182270969269" calcext:value-type="float">
            <text:p>0.030218227096927</text:p>
          </table:table-cell>
          <table:table-cell table:style-name="ce4" table:formula="of:=[$redistribution_low.Q33]" office:value-type="float" office:value="0.0519887108925731" calcext:value-type="float">
            <text:p>0.051988710892573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412531133915508" calcext:value-type="float">
            <text:p>0.041253113391551</text:p>
          </table:table-cell>
          <table:table-cell table:style-name="ce4" table:formula="of:=[$Redistribution_high.O34]" office:value-type="float" office:value="0.0325840019467372" calcext:value-type="float">
            <text:p>0.032584001946737</text:p>
          </table:table-cell>
          <table:table-cell table:style-name="ce4" table:formula="of:=[$Redistribution_high.P34]" office:value-type="float" office:value="0.0286518978123234" calcext:value-type="float">
            <text:p>0.028651897812323</text:p>
          </table:table-cell>
          <table:table-cell table:style-name="ce4" table:formula="of:=[$Redistribution_high.Q34]" office:value-type="float" office:value="0.0499291218164929" calcext:value-type="float">
            <text:p>0.049929121816493</text:p>
          </table:table-cell>
          <table:table-cell/>
          <table:table-cell table:style-name="ce4" table:formula="of:=[$Redistribution_central.N34]" office:value-type="float" office:value="0.0421273745087061" calcext:value-type="float">
            <text:p>0.042127374508706</text:p>
          </table:table-cell>
          <table:table-cell table:style-name="ce4" table:formula="of:=[$Redistribution_central.O34]" office:value-type="float" office:value="0.0336232670214272" calcext:value-type="float">
            <text:p>0.033623267021427</text:p>
          </table:table-cell>
          <table:table-cell table:style-name="ce4" table:formula="of:=[$Redistribution_central.P34]" office:value-type="float" office:value="0.0299764200496508" calcext:value-type="float">
            <text:p>0.029976420049651</text:p>
          </table:table-cell>
          <table:table-cell table:style-name="ce4" table:formula="of:=[$Redistribution_central.Q34]" office:value-type="float" office:value="0.0503528669814264" calcext:value-type="float">
            <text:p>0.050352866981427</text:p>
          </table:table-cell>
          <table:table-cell/>
          <table:table-cell table:style-name="ce4" table:formula="of:=[$redistribution_low.N34]" office:value-type="float" office:value="0.0419577576774928" calcext:value-type="float">
            <text:p>0.041957757677493</text:p>
          </table:table-cell>
          <table:table-cell table:style-name="ce4" table:formula="of:=[$redistribution_low.O34]" office:value-type="float" office:value="0.0326276575343494" calcext:value-type="float">
            <text:p>0.03262765753435</text:p>
          </table:table-cell>
          <table:table-cell table:style-name="ce4" table:formula="of:=[$redistribution_low.P34]" office:value-type="float" office:value="0.0288436017192001" calcext:value-type="float">
            <text:p>0.0288436017192</text:p>
          </table:table-cell>
          <table:table-cell table:style-name="ce4" table:formula="of:=[$redistribution_low.Q34]" office:value-type="float" office:value="0.0507863493365654" calcext:value-type="float">
            <text:p>0.050786349336565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370525603801556" calcext:value-type="float">
            <text:p>0.037052560380156</text:p>
          </table:table-cell>
          <table:table-cell table:style-name="ce4" table:formula="of:=[$Redistribution_high.O35]" office:value-type="float" office:value="0.0321351180013693" calcext:value-type="float">
            <text:p>0.032135118001369</text:p>
          </table:table-cell>
          <table:table-cell table:style-name="ce4" table:formula="of:=[$Redistribution_high.P35]" office:value-type="float" office:value="0.0269552071874271" calcext:value-type="float">
            <text:p>0.026955207187427</text:p>
          </table:table-cell>
          <table:table-cell table:style-name="ce4" table:formula="of:=[$Redistribution_high.Q35]" office:value-type="float" office:value="0.0463107939918965" calcext:value-type="float">
            <text:p>0.046310793991897</text:p>
          </table:table-cell>
          <table:table-cell/>
          <table:table-cell table:style-name="ce4" table:formula="of:=[$Redistribution_central.N35]" office:value-type="float" office:value="0.03877541576074" calcext:value-type="float">
            <text:p>0.03877541576074</text:p>
          </table:table-cell>
          <table:table-cell table:style-name="ce4" table:formula="of:=[$Redistribution_central.O35]" office:value-type="float" office:value="0.0349035093479113" calcext:value-type="float">
            <text:p>0.034903509347911</text:p>
          </table:table-cell>
          <table:table-cell table:style-name="ce4" table:formula="of:=[$Redistribution_central.P35]" office:value-type="float" office:value="0.0288939307165846" calcext:value-type="float">
            <text:p>0.028893930716585</text:p>
          </table:table-cell>
          <table:table-cell table:style-name="ce4" table:formula="of:=[$Redistribution_central.Q35]" office:value-type="float" office:value="0.0487439440882504" calcext:value-type="float">
            <text:p>0.048743944088251</text:p>
          </table:table-cell>
          <table:table-cell/>
          <table:table-cell table:style-name="ce4" table:formula="of:=[$redistribution_low.N35]" office:value-type="float" office:value="0.0379010316420154" calcext:value-type="float">
            <text:p>0.037901031642015</text:p>
          </table:table-cell>
          <table:table-cell table:style-name="ce4" table:formula="of:=[$redistribution_low.O35]" office:value-type="float" office:value="0.0318190776892737" calcext:value-type="float">
            <text:p>0.031819077689274</text:p>
          </table:table-cell>
          <table:table-cell table:style-name="ce4" table:formula="of:=[$redistribution_low.P35]" office:value-type="float" office:value="0.0271003072243157" calcext:value-type="float">
            <text:p>0.027100307224316</text:p>
          </table:table-cell>
          <table:table-cell table:style-name="ce4" table:formula="of:=[$redistribution_low.Q35]" office:value-type="float" office:value="0.0471547356703571" calcext:value-type="float">
            <text:p>0.047154735670357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387149240645296" calcext:value-type="float">
            <text:p>0.03871492406453</text:p>
          </table:table-cell>
          <table:table-cell table:style-name="ce4" table:formula="of:=[$Redistribution_high.O36]" office:value-type="float" office:value="0.0316037266321662" calcext:value-type="float">
            <text:p>0.031603726632166</text:p>
          </table:table-cell>
          <table:table-cell table:style-name="ce4" table:formula="of:=[$Redistribution_high.P36]" office:value-type="float" office:value="0.0281609571718058" calcext:value-type="float">
            <text:p>0.028160957171806</text:p>
          </table:table-cell>
          <table:table-cell table:style-name="ce4" table:formula="of:=[$Redistribution_high.Q36]" office:value-type="float" office:value="0.0463630294485228" calcext:value-type="float">
            <text:p>0.046363029448523</text:p>
          </table:table-cell>
          <table:table-cell/>
          <table:table-cell table:style-name="ce4" table:formula="of:=[$Redistribution_central.N36]" office:value-type="float" office:value="0.0395404609472979" calcext:value-type="float">
            <text:p>0.039540460947298</text:p>
          </table:table-cell>
          <table:table-cell table:style-name="ce4" table:formula="of:=[$Redistribution_central.O36]" office:value-type="float" office:value="0.0345453373016886" calcext:value-type="float">
            <text:p>0.034545337301689</text:p>
          </table:table-cell>
          <table:table-cell table:style-name="ce4" table:formula="of:=[$Redistribution_central.P36]" office:value-type="float" office:value="0.0293356217819533" calcext:value-type="float">
            <text:p>0.029335621781953</text:p>
          </table:table-cell>
          <table:table-cell table:style-name="ce4" table:formula="of:=[$Redistribution_central.Q36]" office:value-type="float" office:value="0.0488564886137664" calcext:value-type="float">
            <text:p>0.048856488613766</text:p>
          </table:table-cell>
          <table:table-cell/>
          <table:table-cell table:style-name="ce4" table:formula="of:=[$redistribution_low.N36]" office:value-type="float" office:value="0.0403712607929791" calcext:value-type="float">
            <text:p>0.040371260792979</text:p>
          </table:table-cell>
          <table:table-cell table:style-name="ce4" table:formula="of:=[$redistribution_low.O36]" office:value-type="float" office:value="0.0348219178166145" calcext:value-type="float">
            <text:p>0.034821917816615</text:p>
          </table:table-cell>
          <table:table-cell table:style-name="ce4" table:formula="of:=[$redistribution_low.P36]" office:value-type="float" office:value="0.0303145335055979" calcext:value-type="float">
            <text:p>0.030314533505598</text:p>
          </table:table-cell>
          <table:table-cell table:style-name="ce4" table:formula="of:=[$redistribution_low.Q36]" office:value-type="float" office:value="0.048967040449818" calcext:value-type="float">
            <text:p>0.048967040449818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389109238182292" calcext:value-type="float">
            <text:p>0.038910923818229</text:p>
          </table:table-cell>
          <table:table-cell table:style-name="ce4" table:formula="of:=[$Redistribution_high.O37]" office:value-type="float" office:value="0.0334361143231872" calcext:value-type="float">
            <text:p>0.033436114323187</text:p>
          </table:table-cell>
          <table:table-cell table:style-name="ce4" table:formula="of:=[$Redistribution_high.P37]" office:value-type="float" office:value="0.0287407671669452" calcext:value-type="float">
            <text:p>0.028740767166945</text:p>
          </table:table-cell>
          <table:table-cell table:style-name="ce4" table:formula="of:=[$Redistribution_high.Q37]" office:value-type="float" office:value="0.0479056346904508" calcext:value-type="float">
            <text:p>0.047905634690451</text:p>
          </table:table-cell>
          <table:table-cell/>
          <table:table-cell table:style-name="ce4" table:formula="of:=[$Redistribution_central.N37]" office:value-type="float" office:value="0.0363900914751579" calcext:value-type="float">
            <text:p>0.036390091475158</text:p>
          </table:table-cell>
          <table:table-cell table:style-name="ce4" table:formula="of:=[$Redistribution_central.O37]" office:value-type="float" office:value="0.0350174090829177" calcext:value-type="float">
            <text:p>0.035017409082918</text:p>
          </table:table-cell>
          <table:table-cell table:style-name="ce4" table:formula="of:=[$Redistribution_central.P37]" office:value-type="float" office:value="0.0278849022649101" calcext:value-type="float">
            <text:p>0.02788490226491</text:p>
          </table:table-cell>
          <table:table-cell table:style-name="ce4" table:formula="of:=[$Redistribution_central.Q37]" office:value-type="float" office:value="0.0470206079888262" calcext:value-type="float">
            <text:p>0.047020607988826</text:p>
          </table:table-cell>
          <table:table-cell/>
          <table:table-cell table:style-name="ce4" table:formula="of:=[$redistribution_low.N37]" office:value-type="float" office:value="0.0376502045590393" calcext:value-type="float">
            <text:p>0.037650204559039</text:p>
          </table:table-cell>
          <table:table-cell table:style-name="ce4" table:formula="of:=[$redistribution_low.O37]" office:value-type="float" office:value="0.0342802787180503" calcext:value-type="float">
            <text:p>0.03428027871805</text:p>
          </table:table-cell>
          <table:table-cell table:style-name="ce4" table:formula="of:=[$redistribution_low.P37]" office:value-type="float" office:value="0.0288123994387806" calcext:value-type="float">
            <text:p>0.028812399438781</text:p>
          </table:table-cell>
          <table:table-cell table:style-name="ce4" table:formula="of:=[$redistribution_low.Q37]" office:value-type="float" office:value="0.0469210439760017" calcext:value-type="float">
            <text:p>0.046921043976002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03412547910863" calcext:value-type="float">
            <text:p>0.040341254791086</text:p>
          </table:table-cell>
          <table:table-cell table:style-name="ce4" table:formula="of:=[$Redistribution_high.O38]" office:value-type="float" office:value="0.0344991453760703" calcext:value-type="float">
            <text:p>0.03449914537607</text:p>
          </table:table-cell>
          <table:table-cell table:style-name="ce4" table:formula="of:=[$Redistribution_high.P38]" office:value-type="float" office:value="0.0302789175014811" calcext:value-type="float">
            <text:p>0.030278917501481</text:p>
          </table:table-cell>
          <table:table-cell table:style-name="ce4" table:formula="of:=[$Redistribution_high.Q38]" office:value-type="float" office:value="0.0485467040204039" calcext:value-type="float">
            <text:p>0.048546704020404</text:p>
          </table:table-cell>
          <table:table-cell/>
          <table:table-cell table:style-name="ce4" table:formula="of:=[$Redistribution_central.N38]" office:value-type="float" office:value="0.0378702173130031" calcext:value-type="float">
            <text:p>0.037870217313003</text:p>
          </table:table-cell>
          <table:table-cell table:style-name="ce4" table:formula="of:=[$Redistribution_central.O38]" office:value-type="float" office:value="0.0328247389776718" calcext:value-type="float">
            <text:p>0.032824738977672</text:p>
          </table:table-cell>
          <table:table-cell table:style-name="ce4" table:formula="of:=[$Redistribution_central.P38]" office:value-type="float" office:value="0.0271033262879465" calcext:value-type="float">
            <text:p>0.027103326287947</text:p>
          </table:table-cell>
          <table:table-cell table:style-name="ce4" table:formula="of:=[$Redistribution_central.Q38]" office:value-type="float" office:value="0.0479076933093821" calcext:value-type="float">
            <text:p>0.047907693309382</text:p>
          </table:table-cell>
          <table:table-cell/>
          <table:table-cell table:style-name="ce4" table:formula="of:=[$redistribution_low.N38]" office:value-type="float" office:value="0.0392707710954667" calcext:value-type="float">
            <text:p>0.039270771095467</text:p>
          </table:table-cell>
          <table:table-cell table:style-name="ce4" table:formula="of:=[$redistribution_low.O38]" office:value-type="float" office:value="0.033939745081005" calcext:value-type="float">
            <text:p>0.033939745081005</text:p>
          </table:table-cell>
          <table:table-cell table:style-name="ce4" table:formula="of:=[$redistribution_low.P38]" office:value-type="float" office:value="0.0294983836092863" calcext:value-type="float">
            <text:p>0.029498383609286</text:p>
          </table:table-cell>
          <table:table-cell table:style-name="ce4" table:formula="of:=[$redistribution_low.Q38]" office:value-type="float" office:value="0.0477205314414257" calcext:value-type="float">
            <text:p>0.047720531441426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378870456824184" calcext:value-type="float">
            <text:p>0.037887045682419</text:p>
          </table:table-cell>
          <table:table-cell table:style-name="ce4" table:formula="of:=[$Redistribution_high.O39]" office:value-type="float" office:value="0.0342553242412491" calcext:value-type="float">
            <text:p>0.034255324241249</text:p>
          </table:table-cell>
          <table:table-cell table:style-name="ce4" table:formula="of:=[$Redistribution_high.P39]" office:value-type="float" office:value="0.0279701562902237" calcext:value-type="float">
            <text:p>0.027970156290224</text:p>
          </table:table-cell>
          <table:table-cell table:style-name="ce4" table:formula="of:=[$Redistribution_high.Q39]" office:value-type="float" office:value="0.0481938421120329" calcext:value-type="float">
            <text:p>0.048193842112033</text:p>
          </table:table-cell>
          <table:table-cell/>
          <table:table-cell table:style-name="ce4" table:formula="of:=[$Redistribution_central.N39]" office:value-type="float" office:value="0.0378445038776309" calcext:value-type="float">
            <text:p>0.037844503877631</text:p>
          </table:table-cell>
          <table:table-cell table:style-name="ce4" table:formula="of:=[$Redistribution_central.O39]" office:value-type="float" office:value="0.034953767864244" calcext:value-type="float">
            <text:p>0.034953767864244</text:p>
          </table:table-cell>
          <table:table-cell table:style-name="ce4" table:formula="of:=[$Redistribution_central.P39]" office:value-type="float" office:value="0.0281733907979777" calcext:value-type="float">
            <text:p>0.028173390797978</text:p>
          </table:table-cell>
          <table:table-cell table:style-name="ce4" table:formula="of:=[$Redistribution_central.Q39]" office:value-type="float" office:value="0.048824611468625" calcext:value-type="float">
            <text:p>0.048824611468625</text:p>
          </table:table-cell>
          <table:table-cell/>
          <table:table-cell table:style-name="ce4" table:formula="of:=[$redistribution_low.N39]" office:value-type="float" office:value="0.0389399537518114" calcext:value-type="float">
            <text:p>0.038939953751812</text:p>
          </table:table-cell>
          <table:table-cell table:style-name="ce4" table:formula="of:=[$redistribution_low.O39]" office:value-type="float" office:value="0.038271908532239" calcext:value-type="float">
            <text:p>0.038271908532239</text:p>
          </table:table-cell>
          <table:table-cell table:style-name="ce4" table:formula="of:=[$redistribution_low.P39]" office:value-type="float" office:value="0.0315180822819595" calcext:value-type="float">
            <text:p>0.03151808228196</text:p>
          </table:table-cell>
          <table:table-cell table:style-name="ce4" table:formula="of:=[$redistribution_low.Q39]" office:value-type="float" office:value="0.0489040885270505" calcext:value-type="float">
            <text:p>0.048904088527051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39425352566273" calcext:value-type="float">
            <text:p>0.039425352566273</text:p>
          </table:table-cell>
          <table:table-cell table:style-name="ce4" table:formula="of:=[$Redistribution_high.O40]" office:value-type="float" office:value="0.0338820404982317" calcext:value-type="float">
            <text:p>0.033882040498232</text:p>
          </table:table-cell>
          <table:table-cell table:style-name="ce4" table:formula="of:=[$Redistribution_high.P40]" office:value-type="float" office:value="0.0285858808250281" calcext:value-type="float">
            <text:p>0.028585880825028</text:p>
          </table:table-cell>
          <table:table-cell table:style-name="ce4" table:formula="of:=[$Redistribution_high.Q40]" office:value-type="float" office:value="0.0491979849174167" calcext:value-type="float">
            <text:p>0.049197984917417</text:p>
          </table:table-cell>
          <table:table-cell/>
          <table:table-cell table:style-name="ce4" table:formula="of:=[$Redistribution_central.N40]" office:value-type="float" office:value="0.0386697215862431" calcext:value-type="float">
            <text:p>0.038669721586243</text:p>
          </table:table-cell>
          <table:table-cell table:style-name="ce4" table:formula="of:=[$Redistribution_central.O40]" office:value-type="float" office:value="0.0349990562709338" calcext:value-type="float">
            <text:p>0.034999056270934</text:p>
          </table:table-cell>
          <table:table-cell table:style-name="ce4" table:formula="of:=[$Redistribution_central.P40]" office:value-type="float" office:value="0.0293674751066502" calcext:value-type="float">
            <text:p>0.02936747510665</text:p>
          </table:table-cell>
          <table:table-cell table:style-name="ce4" table:formula="of:=[$Redistribution_central.Q40]" office:value-type="float" office:value="0.0483950116392493" calcext:value-type="float">
            <text:p>0.048395011639249</text:p>
          </table:table-cell>
          <table:table-cell/>
          <table:table-cell table:style-name="ce4" table:formula="of:=[$redistribution_low.N40]" office:value-type="float" office:value="0.0396806414421708" calcext:value-type="float">
            <text:p>0.039680641442171</text:p>
          </table:table-cell>
          <table:table-cell table:style-name="ce4" table:formula="of:=[$redistribution_low.O40]" office:value-type="float" office:value="0.037781308294457" calcext:value-type="float">
            <text:p>0.037781308294457</text:p>
          </table:table-cell>
          <table:table-cell table:style-name="ce4" table:formula="of:=[$redistribution_low.P40]" office:value-type="float" office:value="0.0312641055315694" calcext:value-type="float">
            <text:p>0.03126410553157</text:p>
          </table:table-cell>
          <table:table-cell table:style-name="ce4" table:formula="of:=[$redistribution_low.Q40]" office:value-type="float" office:value="0.049817347532129" calcext:value-type="float">
            <text:p>0.049817347532129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399488799669999" calcext:value-type="float">
            <text:p>0.039948879967</text:p>
          </table:table-cell>
          <table:table-cell table:style-name="ce4" table:formula="of:=[$Redistribution_high.O41]" office:value-type="float" office:value="0.036024967431121" calcext:value-type="float">
            <text:p>0.036024967431121</text:p>
          </table:table-cell>
          <table:table-cell table:style-name="ce4" table:formula="of:=[$Redistribution_high.P41]" office:value-type="float" office:value="0.0294020963632142" calcext:value-type="float">
            <text:p>0.029402096363214</text:p>
          </table:table-cell>
          <table:table-cell table:style-name="ce4" table:formula="of:=[$Redistribution_high.Q41]" office:value-type="float" office:value="0.051106518667593" calcext:value-type="float">
            <text:p>0.051106518667593</text:p>
          </table:table-cell>
          <table:table-cell/>
          <table:table-cell table:style-name="ce4" table:formula="of:=[$Redistribution_central.N41]" office:value-type="float" office:value="0.039487933165056" calcext:value-type="float">
            <text:p>0.039487933165056</text:p>
          </table:table-cell>
          <table:table-cell table:style-name="ce4" table:formula="of:=[$Redistribution_central.O41]" office:value-type="float" office:value="0.0383318528716022" calcext:value-type="float">
            <text:p>0.038331852871602</text:p>
          </table:table-cell>
          <table:table-cell table:style-name="ce4" table:formula="of:=[$Redistribution_central.P41]" office:value-type="float" office:value="0.0305570862844923" calcext:value-type="float">
            <text:p>0.030557086284492</text:p>
          </table:table-cell>
          <table:table-cell table:style-name="ce4" table:formula="of:=[$Redistribution_central.Q41]" office:value-type="float" office:value="0.0512662861065158" calcext:value-type="float">
            <text:p>0.051266286106516</text:p>
          </table:table-cell>
          <table:table-cell/>
          <table:table-cell table:style-name="ce4" table:formula="of:=[$redistribution_low.N41]" office:value-type="float" office:value="0.0383835544650091" calcext:value-type="float">
            <text:p>0.038383554465009</text:p>
          </table:table-cell>
          <table:table-cell table:style-name="ce4" table:formula="of:=[$redistribution_low.O41]" office:value-type="float" office:value="0.0371633044619673" calcext:value-type="float">
            <text:p>0.037163304461967</text:p>
          </table:table-cell>
          <table:table-cell table:style-name="ce4" table:formula="of:=[$redistribution_low.P41]" office:value-type="float" office:value="0.0287451084768442" calcext:value-type="float">
            <text:p>0.028745108476844</text:p>
          </table:table-cell>
          <table:table-cell table:style-name="ce4" table:formula="of:=[$redistribution_low.Q41]" office:value-type="float" office:value="0.0512003373652376" calcext:value-type="float">
            <text:p>0.051200337365238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420837395530599" calcext:value-type="float">
            <text:p>0.04208373955306</text:p>
          </table:table-cell>
          <table:table-cell table:style-name="ce4" table:formula="of:=[$Redistribution_high.O42]" office:value-type="float" office:value="0.0379545635040023" calcext:value-type="float">
            <text:p>0.037954563504002</text:p>
          </table:table-cell>
          <table:table-cell table:style-name="ce4" table:formula="of:=[$Redistribution_high.P42]" office:value-type="float" office:value="0.0309902257009386" calcext:value-type="float">
            <text:p>0.030990225700939</text:p>
          </table:table-cell>
          <table:table-cell table:style-name="ce4" table:formula="of:=[$Redistribution_high.Q42]" office:value-type="float" office:value="0.0534902890557872" calcext:value-type="float">
            <text:p>0.053490289055787</text:p>
          </table:table-cell>
          <table:table-cell/>
          <table:table-cell table:style-name="ce4" table:formula="of:=[$Redistribution_central.N42]" office:value-type="float" office:value="0.0406972118476018" calcext:value-type="float">
            <text:p>0.040697211847602</text:p>
          </table:table-cell>
          <table:table-cell table:style-name="ce4" table:formula="of:=[$Redistribution_central.O42]" office:value-type="float" office:value="0.0363994062042551" calcext:value-type="float">
            <text:p>0.036399406204255</text:p>
          </table:table-cell>
          <table:table-cell table:style-name="ce4" table:formula="of:=[$Redistribution_central.P42]" office:value-type="float" office:value="0.0302613057952992" calcext:value-type="float">
            <text:p>0.030261305795299</text:p>
          </table:table-cell>
          <table:table-cell table:style-name="ce4" table:formula="of:=[$Redistribution_central.Q42]" office:value-type="float" office:value="0.0513618256947118" calcext:value-type="float">
            <text:p>0.051361825694712</text:p>
          </table:table-cell>
          <table:table-cell/>
          <table:table-cell table:style-name="ce4" table:formula="of:=[$redistribution_low.N42]" office:value-type="float" office:value="0.0379751049927352" calcext:value-type="float">
            <text:p>0.037975104992735</text:p>
          </table:table-cell>
          <table:table-cell table:style-name="ce4" table:formula="of:=[$redistribution_low.O42]" office:value-type="float" office:value="0.0388642915364924" calcext:value-type="float">
            <text:p>0.038864291536493</text:p>
          </table:table-cell>
          <table:table-cell table:style-name="ce4" table:formula="of:=[$redistribution_low.P42]" office:value-type="float" office:value="0.0307683177173004" calcext:value-type="float">
            <text:p>0.0307683177173</text:p>
          </table:table-cell>
          <table:table-cell table:style-name="ce4" table:formula="of:=[$redistribution_low.Q42]" office:value-type="float" office:value="0.0490452452719676" calcext:value-type="float">
            <text:p>0.049045245271968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376752481851123" calcext:value-type="float">
            <text:p>0.037675248185112</text:p>
          </table:table-cell>
          <table:table-cell table:style-name="ce4" table:formula="of:=[$Redistribution_high.O43]" office:value-type="float" office:value="0.0362072893486641" calcext:value-type="float">
            <text:p>0.036207289348664</text:p>
          </table:table-cell>
          <table:table-cell table:style-name="ce4" table:formula="of:=[$Redistribution_high.P43]" office:value-type="float" office:value="0.0279352717181407" calcext:value-type="float">
            <text:p>0.027935271718141</text:p>
          </table:table-cell>
          <table:table-cell table:style-name="ce4" table:formula="of:=[$Redistribution_high.Q43]" office:value-type="float" office:value="0.05021980706892" calcext:value-type="float">
            <text:p>0.05021980706892</text:p>
          </table:table-cell>
          <table:table-cell/>
          <table:table-cell table:style-name="ce4" table:formula="of:=[$Redistribution_central.N43]" office:value-type="float" office:value="0.0400491352704207" calcext:value-type="float">
            <text:p>0.040049135270421</text:p>
          </table:table-cell>
          <table:table-cell table:style-name="ce4" table:formula="of:=[$Redistribution_central.O43]" office:value-type="float" office:value="0.0391330343222644" calcext:value-type="float">
            <text:p>0.039133034322265</text:p>
          </table:table-cell>
          <table:table-cell table:style-name="ce4" table:formula="of:=[$Redistribution_central.P43]" office:value-type="float" office:value="0.0309170873143874" calcext:value-type="float">
            <text:p>0.030917087314388</text:p>
          </table:table-cell>
          <table:table-cell table:style-name="ce4" table:formula="of:=[$Redistribution_central.Q43]" office:value-type="float" office:value="0.0524220920632858" calcext:value-type="float">
            <text:p>0.052422092063286</text:p>
          </table:table-cell>
          <table:table-cell/>
          <table:table-cell table:style-name="ce4" table:formula="of:=[$redistribution_low.N43]" office:value-type="float" office:value="0.0392995438767065" calcext:value-type="float">
            <text:p>0.039299543876707</text:p>
          </table:table-cell>
          <table:table-cell table:style-name="ce4" table:formula="of:=[$redistribution_low.O43]" office:value-type="float" office:value="0.0391045202699055" calcext:value-type="float">
            <text:p>0.039104520269906</text:p>
          </table:table-cell>
          <table:table-cell table:style-name="ce4" table:formula="of:=[$redistribution_low.P43]" office:value-type="float" office:value="0.0296253354898573" calcext:value-type="float">
            <text:p>0.029625335489857</text:p>
          </table:table-cell>
          <table:table-cell table:style-name="ce4" table:formula="of:=[$redistribution_low.Q43]" office:value-type="float" office:value="0.0534217481913295" calcext:value-type="float">
            <text:p>0.05342174819133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377788514924848" calcext:value-type="float">
            <text:p>0.037778851492485</text:p>
          </table:table-cell>
          <table:table-cell table:style-name="ce4" table:formula="of:=[$Redistribution_high.O44]" office:value-type="float" office:value="0.0375554541540551" calcext:value-type="float">
            <text:p>0.037555454154055</text:p>
          </table:table-cell>
          <table:table-cell table:style-name="ce4" table:formula="of:=[$Redistribution_high.P44]" office:value-type="float" office:value="0.0293704331795136" calcext:value-type="float">
            <text:p>0.029370433179514</text:p>
          </table:table-cell>
          <table:table-cell table:style-name="ce4" table:formula="of:=[$Redistribution_high.Q44]" office:value-type="float" office:value="0.04950760434812" calcext:value-type="float">
            <text:p>0.04950760434812</text:p>
          </table:table-cell>
          <table:table-cell/>
          <table:table-cell table:style-name="ce4" table:formula="of:=[$Redistribution_central.N44]" office:value-type="float" office:value="0.0379281982266477" calcext:value-type="float">
            <text:p>0.037928198226648</text:p>
          </table:table-cell>
          <table:table-cell table:style-name="ce4" table:formula="of:=[$Redistribution_central.O44]" office:value-type="float" office:value="0.0347561776201061" calcext:value-type="float">
            <text:p>0.034756177620106</text:p>
          </table:table-cell>
          <table:table-cell table:style-name="ce4" table:formula="of:=[$Redistribution_central.P44]" office:value-type="float" office:value="0.0292456615074823" calcext:value-type="float">
            <text:p>0.029245661507482</text:p>
          </table:table-cell>
          <table:table-cell table:style-name="ce4" table:formula="of:=[$Redistribution_central.Q44]" office:value-type="float" office:value="0.0475041820504672" calcext:value-type="float">
            <text:p>0.047504182050467</text:p>
          </table:table-cell>
          <table:table-cell/>
          <table:table-cell table:style-name="ce4" table:formula="of:=[$redistribution_low.N44]" office:value-type="float" office:value="0.0389254359881313" calcext:value-type="float">
            <text:p>0.038925435988131</text:p>
          </table:table-cell>
          <table:table-cell table:style-name="ce4" table:formula="of:=[$redistribution_low.O44]" office:value-type="float" office:value="0.0380291661776798" calcext:value-type="float">
            <text:p>0.03802916617768</text:p>
          </table:table-cell>
          <table:table-cell table:style-name="ce4" table:formula="of:=[$redistribution_low.P44]" office:value-type="float" office:value="0.0300686005218297" calcext:value-type="float">
            <text:p>0.03006860052183</text:p>
          </table:table-cell>
          <table:table-cell table:style-name="ce4" table:formula="of:=[$redistribution_low.Q44]" office:value-type="float" office:value="0.0510949563826074" calcext:value-type="float">
            <text:p>0.051094956382608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59961500235783" calcext:value-type="float">
            <text:p>0.035996150023578</text:p>
          </table:table-cell>
          <table:table-cell table:style-name="ce4" table:formula="of:=[$Redistribution_high.O45]" office:value-type="float" office:value="0.0353944438178492" calcext:value-type="float">
            <text:p>0.035394443817849</text:p>
          </table:table-cell>
          <table:table-cell table:style-name="ce4" table:formula="of:=[$Redistribution_high.P45]" office:value-type="float" office:value="0.0274386531183193" calcext:value-type="float">
            <text:p>0.027438653118319</text:p>
          </table:table-cell>
          <table:table-cell table:style-name="ce4" table:formula="of:=[$Redistribution_high.Q45]" office:value-type="float" office:value="0.0477046810345214" calcext:value-type="float">
            <text:p>0.047704681034522</text:p>
          </table:table-cell>
          <table:table-cell/>
          <table:table-cell table:style-name="ce4" table:formula="of:=[$Redistribution_central.N45]" office:value-type="float" office:value="0.0380109075774383" calcext:value-type="float">
            <text:p>0.038010907577438</text:p>
          </table:table-cell>
          <table:table-cell table:style-name="ce4" table:formula="of:=[$Redistribution_central.O45]" office:value-type="float" office:value="0.0377288036285067" calcext:value-type="float">
            <text:p>0.037728803628507</text:p>
          </table:table-cell>
          <table:table-cell table:style-name="ce4" table:formula="of:=[$Redistribution_central.P45]" office:value-type="float" office:value="0.0292731842273214" calcext:value-type="float">
            <text:p>0.029273184227322</text:p>
          </table:table-cell>
          <table:table-cell table:style-name="ce4" table:formula="of:=[$Redistribution_central.Q45]" office:value-type="float" office:value="0.0505619328022934" calcext:value-type="float">
            <text:p>0.050561932802294</text:p>
          </table:table-cell>
          <table:table-cell/>
          <table:table-cell table:style-name="ce4" table:formula="of:=[$redistribution_low.N45]" office:value-type="float" office:value="0.0363468178423547" calcext:value-type="float">
            <text:p>0.036346817842355</text:p>
          </table:table-cell>
          <table:table-cell table:style-name="ce4" table:formula="of:=[$redistribution_low.O45]" office:value-type="float" office:value="0.0374121993838942" calcext:value-type="float">
            <text:p>0.037412199383894</text:p>
          </table:table-cell>
          <table:table-cell table:style-name="ce4" table:formula="of:=[$redistribution_low.P45]" office:value-type="float" office:value="0.0288569207864124" calcext:value-type="float">
            <text:p>0.028856920786412</text:p>
          </table:table-cell>
          <table:table-cell table:style-name="ce4" table:formula="of:=[$redistribution_low.Q45]" office:value-type="float" office:value="0.0485838730309969" calcext:value-type="float">
            <text:p>0.048583873030997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84965936404855" calcext:value-type="float">
            <text:p>0.038496593640486</text:p>
          </table:table-cell>
          <table:table-cell table:style-name="ce4" table:formula="of:=[$Redistribution_high.O46]" office:value-type="float" office:value="0.0358333098311531" calcext:value-type="float">
            <text:p>0.035833309831153</text:p>
          </table:table-cell>
          <table:table-cell table:style-name="ce4" table:formula="of:=[$Redistribution_high.P46]" office:value-type="float" office:value="0.0295268640564778" calcext:value-type="float">
            <text:p>0.029526864056478</text:p>
          </table:table-cell>
          <table:table-cell table:style-name="ce4" table:formula="of:=[$Redistribution_high.Q46]" office:value-type="float" office:value="0.0486222678728231" calcext:value-type="float">
            <text:p>0.048622267872823</text:p>
          </table:table-cell>
          <table:table-cell/>
          <table:table-cell table:style-name="ce4" table:formula="of:=[$Redistribution_central.N46]" office:value-type="float" office:value="0.0418264025210478" calcext:value-type="float">
            <text:p>0.041826402521048</text:p>
          </table:table-cell>
          <table:table-cell table:style-name="ce4" table:formula="of:=[$Redistribution_central.O46]" office:value-type="float" office:value="0.0429628759771969" calcext:value-type="float">
            <text:p>0.042962875977197</text:p>
          </table:table-cell>
          <table:table-cell table:style-name="ce4" table:formula="of:=[$Redistribution_central.P46]" office:value-type="float" office:value="0.0334605413240179" calcext:value-type="float">
            <text:p>0.033460541324018</text:p>
          </table:table-cell>
          <table:table-cell table:style-name="ce4" table:formula="of:=[$Redistribution_central.Q46]" office:value-type="float" office:value="0.054927815083135" calcext:value-type="float">
            <text:p>0.054927815083135</text:p>
          </table:table-cell>
          <table:table-cell/>
          <table:table-cell table:style-name="ce4" table:formula="of:=[$redistribution_low.N46]" office:value-type="float" office:value="0.0390242665300122" calcext:value-type="float">
            <text:p>0.039024266530012</text:p>
          </table:table-cell>
          <table:table-cell table:style-name="ce4" table:formula="of:=[$redistribution_low.O46]" office:value-type="float" office:value="0.0366037810971185" calcext:value-type="float">
            <text:p>0.036603781097119</text:p>
          </table:table-cell>
          <table:table-cell table:style-name="ce4" table:formula="of:=[$redistribution_low.P46]" office:value-type="float" office:value="0.0303288141313459" calcext:value-type="float">
            <text:p>0.030328814131346</text:p>
          </table:table-cell>
          <table:table-cell table:style-name="ce4" table:formula="of:=[$redistribution_low.Q46]" office:value-type="float" office:value="0.0495812235616844" calcext:value-type="float">
            <text:p>0.049581223561684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83840210120806" calcext:value-type="float">
            <text:p>0.038384021012081</text:p>
          </table:table-cell>
          <table:table-cell table:style-name="ce4" table:formula="of:=[$Redistribution_high.O47]" office:value-type="float" office:value="0.0372947135328818" calcext:value-type="float">
            <text:p>0.037294713532882</text:p>
          </table:table-cell>
          <table:table-cell table:style-name="ce4" table:formula="of:=[$Redistribution_high.P47]" office:value-type="float" office:value="0.0288832618743394" calcext:value-type="float">
            <text:p>0.02888326187434</text:p>
          </table:table-cell>
          <table:table-cell table:style-name="ce4" table:formula="of:=[$Redistribution_high.Q47]" office:value-type="float" office:value="0.0510941015875739" calcext:value-type="float">
            <text:p>0.051094101587574</text:p>
          </table:table-cell>
          <table:table-cell/>
          <table:table-cell table:style-name="ce4" table:formula="of:=[$Redistribution_central.N47]" office:value-type="float" office:value="0.0353905896748718" calcext:value-type="float">
            <text:p>0.035390589674872</text:p>
          </table:table-cell>
          <table:table-cell table:style-name="ce4" table:formula="of:=[$Redistribution_central.O47]" office:value-type="float" office:value="0.0343123943109182" calcext:value-type="float">
            <text:p>0.034312394310918</text:p>
          </table:table-cell>
          <table:table-cell table:style-name="ce4" table:formula="of:=[$Redistribution_central.P47]" office:value-type="float" office:value="0.0274515062296352" calcext:value-type="float">
            <text:p>0.027451506229635</text:p>
          </table:table-cell>
          <table:table-cell table:style-name="ce4" table:formula="of:=[$Redistribution_central.Q47]" office:value-type="float" office:value="0.0461564218406944" calcext:value-type="float">
            <text:p>0.046156421840694</text:p>
          </table:table-cell>
          <table:table-cell/>
          <table:table-cell table:style-name="ce4" table:formula="of:=[$redistribution_low.N47]" office:value-type="float" office:value="0.0381682651975029" calcext:value-type="float">
            <text:p>0.038168265197503</text:p>
          </table:table-cell>
          <table:table-cell table:style-name="ce4" table:formula="of:=[$redistribution_low.O47]" office:value-type="float" office:value="0.0374912264635751" calcext:value-type="float">
            <text:p>0.037491226463575</text:p>
          </table:table-cell>
          <table:table-cell table:style-name="ce4" table:formula="of:=[$redistribution_low.P47]" office:value-type="float" office:value="0.0287064783306356" calcext:value-type="float">
            <text:p>0.028706478330636</text:p>
          </table:table-cell>
          <table:table-cell table:style-name="ce4" table:formula="of:=[$redistribution_low.Q47]" office:value-type="float" office:value="0.0520497014560123" calcext:value-type="float">
            <text:p>0.052049701456012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6913703046262" calcext:value-type="float">
            <text:p>0.036913703046262</text:p>
          </table:table-cell>
          <table:table-cell table:style-name="ce4" table:formula="of:=[$Redistribution_high.O48]" office:value-type="float" office:value="0.0337716227290945" calcext:value-type="float">
            <text:p>0.033771622729095</text:p>
          </table:table-cell>
          <table:table-cell table:style-name="ce4" table:formula="of:=[$Redistribution_high.P48]" office:value-type="float" office:value="0.0268922326501558" calcext:value-type="float">
            <text:p>0.026892232650156</text:p>
          </table:table-cell>
          <table:table-cell table:style-name="ce4" table:formula="of:=[$Redistribution_high.Q48]" office:value-type="float" office:value="0.048420018273133" calcext:value-type="float">
            <text:p>0.048420018273133</text:p>
          </table:table-cell>
          <table:table-cell/>
          <table:table-cell table:style-name="ce4" table:formula="of:=[$Redistribution_central.N48]" office:value-type="float" office:value="0.0391074635008754" calcext:value-type="float">
            <text:p>0.039107463500876</text:p>
          </table:table-cell>
          <table:table-cell table:style-name="ce4" table:formula="of:=[$Redistribution_central.O48]" office:value-type="float" office:value="0.0358636810588452" calcext:value-type="float">
            <text:p>0.035863681058845</text:p>
          </table:table-cell>
          <table:table-cell table:style-name="ce4" table:formula="of:=[$Redistribution_central.P48]" office:value-type="float" office:value="0.0301033052955018" calcext:value-type="float">
            <text:p>0.030103305295502</text:p>
          </table:table-cell>
          <table:table-cell table:style-name="ce4" table:formula="of:=[$Redistribution_central.Q48]" office:value-type="float" office:value="0.04940832335247" calcext:value-type="float">
            <text:p>0.04940832335247</text:p>
          </table:table-cell>
          <table:table-cell/>
          <table:table-cell table:style-name="ce4" table:formula="of:=[$redistribution_low.N48]" office:value-type="float" office:value="0.0380605511365175" calcext:value-type="float">
            <text:p>0.038060551136518</text:p>
          </table:table-cell>
          <table:table-cell table:style-name="ce4" table:formula="of:=[$redistribution_low.O48]" office:value-type="float" office:value="0.0390485826049128" calcext:value-type="float">
            <text:p>0.039048582604913</text:p>
          </table:table-cell>
          <table:table-cell table:style-name="ce4" table:formula="of:=[$redistribution_low.P48]" office:value-type="float" office:value="0.0301266609488656" calcext:value-type="float">
            <text:p>0.030126660948866</text:p>
          </table:table-cell>
          <table:table-cell table:style-name="ce4" table:formula="of:=[$redistribution_low.Q48]" office:value-type="float" office:value="0.051104009024252" calcext:value-type="float">
            <text:p>0.051104009024252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380934988758518" calcext:value-type="float">
            <text:p>0.038093498875852</text:p>
          </table:table-cell>
          <table:table-cell table:style-name="ce4" table:formula="of:=[$Redistribution_high.O49]" office:value-type="float" office:value="0.0356271767155086" calcext:value-type="float">
            <text:p>0.035627176715509</text:p>
          </table:table-cell>
          <table:table-cell table:style-name="ce4" table:formula="of:=[$Redistribution_high.P49]" office:value-type="float" office:value="0.0284729380638929" calcext:value-type="float">
            <text:p>0.028472938063893</text:p>
          </table:table-cell>
          <table:table-cell table:style-name="ce4" table:formula="of:=[$Redistribution_high.Q49]" office:value-type="float" office:value="0.0497291175917341" calcext:value-type="float">
            <text:p>0.049729117591734</text:p>
          </table:table-cell>
          <table:table-cell/>
          <table:table-cell table:style-name="ce4" table:formula="of:=[$Redistribution_central.N49]" office:value-type="float" office:value="0.0391011027218327" calcext:value-type="float">
            <text:p>0.039101102721833</text:p>
          </table:table-cell>
          <table:table-cell table:style-name="ce4" table:formula="of:=[$Redistribution_central.O49]" office:value-type="float" office:value="0.0378406215868703" calcext:value-type="float">
            <text:p>0.03784062158687</text:p>
          </table:table-cell>
          <table:table-cell table:style-name="ce4" table:formula="of:=[$Redistribution_central.P49]" office:value-type="float" office:value="0.0291347817217848" calcext:value-type="float">
            <text:p>0.029134781721785</text:p>
          </table:table-cell>
          <table:table-cell table:style-name="ce4" table:formula="of:=[$Redistribution_central.Q49]" office:value-type="float" office:value="0.0528392170125902" calcext:value-type="float">
            <text:p>0.05283921701259</text:p>
          </table:table-cell>
          <table:table-cell/>
          <table:table-cell table:style-name="ce4" table:formula="of:=[$redistribution_low.N49]" office:value-type="float" office:value="0.0362574634831772" calcext:value-type="float">
            <text:p>0.036257463483177</text:p>
          </table:table-cell>
          <table:table-cell table:style-name="ce4" table:formula="of:=[$redistribution_low.O49]" office:value-type="float" office:value="0.0388962316462654" calcext:value-type="float">
            <text:p>0.038896231646265</text:p>
          </table:table-cell>
          <table:table-cell table:style-name="ce4" table:formula="of:=[$redistribution_low.P49]" office:value-type="float" office:value="0.0287648658788356" calcext:value-type="float">
            <text:p>0.028764865878836</text:p>
          </table:table-cell>
          <table:table-cell table:style-name="ce4" table:formula="of:=[$redistribution_low.Q49]" office:value-type="float" office:value="0.0502448163907904" calcext:value-type="float">
            <text:p>0.05024481639079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435393462845299" calcext:value-type="float">
            <text:p>0.04353934628453</text:p>
          </table:table-cell>
          <table:table-cell table:style-name="ce4" table:formula="of:=[$Redistribution_high.O50]" office:value-type="float" office:value="0.0397951122579926" calcext:value-type="float">
            <text:p>0.039795112257993</text:p>
          </table:table-cell>
          <table:table-cell table:style-name="ce4" table:formula="of:=[$Redistribution_high.P50]" office:value-type="float" office:value="0.0296377704000011" calcext:value-type="float">
            <text:p>0.029637770400001</text:p>
          </table:table-cell>
          <table:table-cell table:style-name="ce4" table:formula="of:=[$Redistribution_high.Q50]" office:value-type="float" office:value="0.0597706475551317" calcext:value-type="float">
            <text:p>0.059770647555132</text:p>
          </table:table-cell>
          <table:table-cell/>
          <table:table-cell table:style-name="ce4" table:formula="of:=[$Redistribution_central.N50]" office:value-type="float" office:value="0.0359684002481813" calcext:value-type="float">
            <text:p>0.035968400248181</text:p>
          </table:table-cell>
          <table:table-cell table:style-name="ce4" table:formula="of:=[$Redistribution_central.O50]" office:value-type="float" office:value="0.0360484423716784" calcext:value-type="float">
            <text:p>0.036048442371678</text:p>
          </table:table-cell>
          <table:table-cell table:style-name="ce4" table:formula="of:=[$Redistribution_central.P50]" office:value-type="float" office:value="0.02789903754988" calcext:value-type="float">
            <text:p>0.02789903754988</text:p>
          </table:table-cell>
          <table:table-cell table:style-name="ce4" table:formula="of:=[$Redistribution_central.Q50]" office:value-type="float" office:value="0.0479892335914469" calcext:value-type="float">
            <text:p>0.047989233591447</text:p>
          </table:table-cell>
          <table:table-cell/>
          <table:table-cell table:style-name="ce4" table:formula="of:=[$redistribution_low.N50]" office:value-type="float" office:value="0.0352613488059336" calcext:value-type="float">
            <text:p>0.035261348805934</text:p>
          </table:table-cell>
          <table:table-cell table:style-name="ce4" table:formula="of:=[$redistribution_low.O50]" office:value-type="float" office:value="0.0371812244716688" calcext:value-type="float">
            <text:p>0.037181224471669</text:p>
          </table:table-cell>
          <table:table-cell table:style-name="ce4" table:formula="of:=[$redistribution_low.P50]" office:value-type="float" office:value="0.0281432805989487" calcext:value-type="float">
            <text:p>0.028143280598949</text:p>
          </table:table-cell>
          <table:table-cell table:style-name="ce4" table:formula="of:=[$redistribution_low.Q50]" office:value-type="float" office:value="0.0477254468767298" calcext:value-type="float">
            <text:p>0.04772544687673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402710973858087" calcext:value-type="float">
            <text:p>0.040271097385809</text:p>
          </table:table-cell>
          <table:table-cell table:style-name="ce4" table:formula="of:=[$Redistribution_high.O51]" office:value-type="float" office:value="0.0388655037454557" calcext:value-type="float">
            <text:p>0.038865503745456</text:p>
          </table:table-cell>
          <table:table-cell table:style-name="ce4" table:formula="of:=[$Redistribution_high.P51]" office:value-type="float" office:value="0.0301037211936364" calcext:value-type="float">
            <text:p>0.030103721193637</text:p>
          </table:table-cell>
          <table:table-cell table:style-name="ce4" table:formula="of:=[$Redistribution_high.Q51]" office:value-type="float" office:value="0.0537045237364639" calcext:value-type="float">
            <text:p>0.053704523736464</text:p>
          </table:table-cell>
          <table:table-cell/>
          <table:table-cell table:style-name="ce4" table:formula="of:=[$Redistribution_central.N51]" office:value-type="float" office:value="0.0347886719824241" calcext:value-type="float">
            <text:p>0.034788671982424</text:p>
          </table:table-cell>
          <table:table-cell table:style-name="ce4" table:formula="of:=[$Redistribution_central.O51]" office:value-type="float" office:value="0.0375491157723977" calcext:value-type="float">
            <text:p>0.037549115772398</text:p>
          </table:table-cell>
          <table:table-cell table:style-name="ce4" table:formula="of:=[$Redistribution_central.P51]" office:value-type="float" office:value="0.0274445958288455" calcext:value-type="float">
            <text:p>0.027444595828846</text:p>
          </table:table-cell>
          <table:table-cell table:style-name="ce4" table:formula="of:=[$Redistribution_central.Q51]" office:value-type="float" office:value="0.0485634079597479" calcext:value-type="float">
            <text:p>0.048563407959748</text:p>
          </table:table-cell>
          <table:table-cell/>
          <table:table-cell table:style-name="ce4" table:formula="of:=[$redistribution_low.N51]" office:value-type="float" office:value="0.0370611024167066" calcext:value-type="float">
            <text:p>0.037061102416707</text:p>
          </table:table-cell>
          <table:table-cell table:style-name="ce4" table:formula="of:=[$redistribution_low.O51]" office:value-type="float" office:value="0.0431230279086275" calcext:value-type="float">
            <text:p>0.043123027908628</text:p>
          </table:table-cell>
          <table:table-cell table:style-name="ce4" table:formula="of:=[$redistribution_low.P51]" office:value-type="float" office:value="0.0299801825689641" calcext:value-type="float">
            <text:p>0.029980182568964</text:p>
          </table:table-cell>
          <table:table-cell table:style-name="ce4" table:formula="of:=[$redistribution_low.Q51]" office:value-type="float" office:value="0.0535963510259132" calcext:value-type="float">
            <text:p>0.053596351025913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399063927482356" calcext:value-type="float">
            <text:p>0.039906392748236</text:p>
          </table:table-cell>
          <table:table-cell table:style-name="ce4" table:formula="of:=[$Redistribution_high.O52]" office:value-type="float" office:value="0.0381251794580577" calcext:value-type="float">
            <text:p>0.038125179458058</text:p>
          </table:table-cell>
          <table:table-cell table:style-name="ce4" table:formula="of:=[$Redistribution_high.P52]" office:value-type="float" office:value="0.0290368770635928" calcext:value-type="float">
            <text:p>0.029036877063593</text:p>
          </table:table-cell>
          <table:table-cell table:style-name="ce4" table:formula="of:=[$Redistribution_high.Q52]" office:value-type="float" office:value="0.0539660293821933" calcext:value-type="float">
            <text:p>0.053966029382193</text:p>
          </table:table-cell>
          <table:table-cell/>
          <table:table-cell table:style-name="ce4" table:formula="of:=[$Redistribution_central.N52]" office:value-type="float" office:value="0.0335017680859938" calcext:value-type="float">
            <text:p>0.033501768085994</text:p>
          </table:table-cell>
          <table:table-cell table:style-name="ce4" table:formula="of:=[$Redistribution_central.O52]" office:value-type="float" office:value="0.0336362595912595" calcext:value-type="float">
            <text:p>0.03363625959126</text:p>
          </table:table-cell>
          <table:table-cell table:style-name="ce4" table:formula="of:=[$Redistribution_central.P52]" office:value-type="float" office:value="0.0251198186862152" calcext:value-type="float">
            <text:p>0.025119818686215</text:p>
          </table:table-cell>
          <table:table-cell table:style-name="ce4" table:formula="of:=[$Redistribution_central.Q52]" office:value-type="float" office:value="0.0462497191014624" calcext:value-type="float">
            <text:p>0.046249719101462</text:p>
          </table:table-cell>
          <table:table-cell/>
          <table:table-cell table:style-name="ce4" table:formula="of:=[$redistribution_low.N52]" office:value-type="float" office:value="0.0358011127688251" calcext:value-type="float">
            <text:p>0.035801112768825</text:p>
          </table:table-cell>
          <table:table-cell table:style-name="ce4" table:formula="of:=[$redistribution_low.O52]" office:value-type="float" office:value="0.0399500401780484" calcext:value-type="float">
            <text:p>0.039950040178048</text:p>
          </table:table-cell>
          <table:table-cell table:style-name="ce4" table:formula="of:=[$redistribution_low.P52]" office:value-type="float" office:value="0.0278786565076904" calcext:value-type="float">
            <text:p>0.027878656507691</text:p>
          </table:table-cell>
          <table:table-cell table:style-name="ce4" table:formula="of:=[$redistribution_low.Q52]" office:value-type="float" office:value="0.051830360379282" calcext:value-type="float">
            <text:p>0.051830360379282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370307861971967" calcext:value-type="float">
            <text:p>0.037030786197197</text:p>
          </table:table-cell>
          <table:table-cell table:style-name="ce4" table:formula="of:=[$Redistribution_high.O53]" office:value-type="float" office:value="0.0362234569313761" calcext:value-type="float">
            <text:p>0.036223456931376</text:p>
          </table:table-cell>
          <table:table-cell table:style-name="ce4" table:formula="of:=[$Redistribution_high.P53]" office:value-type="float" office:value="0.0272092021119429" calcext:value-type="float">
            <text:p>0.027209202111943</text:p>
          </table:table-cell>
          <table:table-cell table:style-name="ce4" table:formula="of:=[$Redistribution_high.Q53]" office:value-type="float" office:value="0.0505625569724977" calcext:value-type="float">
            <text:p>0.050562556972498</text:p>
          </table:table-cell>
          <table:table-cell/>
          <table:table-cell table:style-name="ce4" table:formula="of:=[$Redistribution_central.N53]" office:value-type="float" office:value="0.0325818376816779" calcext:value-type="float">
            <text:p>0.032581837681678</text:p>
          </table:table-cell>
          <table:table-cell table:style-name="ce4" table:formula="of:=[$Redistribution_central.O53]" office:value-type="float" office:value="0.0345096098100843" calcext:value-type="float">
            <text:p>0.034509609810084</text:p>
          </table:table-cell>
          <table:table-cell table:style-name="ce4" table:formula="of:=[$Redistribution_central.P53]" office:value-type="float" office:value="0.0256446817050706" calcext:value-type="float">
            <text:p>0.025644681705071</text:p>
          </table:table-cell>
          <table:table-cell table:style-name="ce4" table:formula="of:=[$Redistribution_central.Q53]" office:value-type="float" office:value="0.0449443195663068" calcext:value-type="float">
            <text:p>0.044944319566307</text:p>
          </table:table-cell>
          <table:table-cell/>
          <table:table-cell table:style-name="ce4" table:formula="of:=[$redistribution_low.N53]" office:value-type="float" office:value="0.0356107740005322" calcext:value-type="float">
            <text:p>0.035610774000532</text:p>
          </table:table-cell>
          <table:table-cell table:style-name="ce4" table:formula="of:=[$redistribution_low.O53]" office:value-type="float" office:value="0.0416448210060949" calcext:value-type="float">
            <text:p>0.041644821006095</text:p>
          </table:table-cell>
          <table:table-cell table:style-name="ce4" table:formula="of:=[$redistribution_low.P53]" office:value-type="float" office:value="0.0290324915745565" calcext:value-type="float">
            <text:p>0.029032491574557</text:p>
          </table:table-cell>
          <table:table-cell table:style-name="ce4" table:formula="of:=[$redistribution_low.Q53]" office:value-type="float" office:value="0.051373224611613" calcext:value-type="float">
            <text:p>0.051373224611613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44684605240377" calcext:value-type="float">
            <text:p>0.034468460524038</text:p>
          </table:table-cell>
          <table:table-cell table:style-name="ce4" table:formula="of:=[$Redistribution_high.O54]" office:value-type="float" office:value="0.0377105303960675" calcext:value-type="float">
            <text:p>0.037710530396068</text:p>
          </table:table-cell>
          <table:table-cell table:style-name="ce4" table:formula="of:=[$Redistribution_high.P54]" office:value-type="float" office:value="0.027857958107285" calcext:value-type="float">
            <text:p>0.027857958107285</text:p>
          </table:table-cell>
          <table:table-cell table:style-name="ce4" table:formula="of:=[$Redistribution_high.Q54]" office:value-type="float" office:value="0.0469079866812045" calcext:value-type="float">
            <text:p>0.046907986681205</text:p>
          </table:table-cell>
          <table:table-cell/>
          <table:table-cell table:style-name="ce4" table:formula="of:=[$Redistribution_central.N54]" office:value-type="float" office:value="0.0344671248333817" calcext:value-type="float">
            <text:p>0.034467124833382</text:p>
          </table:table-cell>
          <table:table-cell table:style-name="ce4" table:formula="of:=[$Redistribution_central.O54]" office:value-type="float" office:value="0.0346057699997127" calcext:value-type="float">
            <text:p>0.034605769999713</text:p>
          </table:table-cell>
          <table:table-cell table:style-name="ce4" table:formula="of:=[$Redistribution_central.P54]" office:value-type="float" office:value="0.0268231875748027" calcext:value-type="float">
            <text:p>0.026823187574803</text:p>
          </table:table-cell>
          <table:table-cell table:style-name="ce4" table:formula="of:=[$Redistribution_central.Q54]" office:value-type="float" office:value="0.0459029255013159" calcext:value-type="float">
            <text:p>0.045902925501316</text:p>
          </table:table-cell>
          <table:table-cell/>
          <table:table-cell table:style-name="ce4" table:formula="of:=[$redistribution_low.N54]" office:value-type="float" office:value="0.0348564482378982" calcext:value-type="float">
            <text:p>0.034856448237898</text:p>
          </table:table-cell>
          <table:table-cell table:style-name="ce4" table:formula="of:=[$redistribution_low.O54]" office:value-type="float" office:value="0.0362964984591932" calcext:value-type="float">
            <text:p>0.036296498459193</text:p>
          </table:table-cell>
          <table:table-cell table:style-name="ce4" table:formula="of:=[$redistribution_low.P54]" office:value-type="float" office:value="0.0265811846698453" calcext:value-type="float">
            <text:p>0.026581184669845</text:p>
          </table:table-cell>
          <table:table-cell table:style-name="ce4" table:formula="of:=[$redistribution_low.Q54]" office:value-type="float" office:value="0.0486475296792639" calcext:value-type="float">
            <text:p>0.048647529679264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358913989048756" calcext:value-type="float">
            <text:p>0.035891398904876</text:p>
          </table:table-cell>
          <table:table-cell table:style-name="ce4" table:formula="of:=[$Redistribution_high.O55]" office:value-type="float" office:value="0.0387850147244048" calcext:value-type="float">
            <text:p>0.038785014724405</text:p>
          </table:table-cell>
          <table:table-cell table:style-name="ce4" table:formula="of:=[$Redistribution_high.P55]" office:value-type="float" office:value="0.0291731041794801" calcext:value-type="float">
            <text:p>0.02917310417948</text:p>
          </table:table-cell>
          <table:table-cell table:style-name="ce4" table:formula="of:=[$Redistribution_high.Q55]" office:value-type="float" office:value="0.0484747219182468" calcext:value-type="float">
            <text:p>0.048474721918247</text:p>
          </table:table-cell>
          <table:table-cell/>
          <table:table-cell table:style-name="ce4" table:formula="of:=[$Redistribution_central.N55]" office:value-type="float" office:value="0.0346800297270471" calcext:value-type="float">
            <text:p>0.034680029727047</text:p>
          </table:table-cell>
          <table:table-cell table:style-name="ce4" table:formula="of:=[$Redistribution_central.O55]" office:value-type="float" office:value="0.0354338529851072" calcext:value-type="float">
            <text:p>0.035433852985107</text:p>
          </table:table-cell>
          <table:table-cell table:style-name="ce4" table:formula="of:=[$Redistribution_central.P55]" office:value-type="float" office:value="0.0267265184708636" calcext:value-type="float">
            <text:p>0.026726518470864</text:p>
          </table:table-cell>
          <table:table-cell table:style-name="ce4" table:formula="of:=[$Redistribution_central.Q55]" office:value-type="float" office:value="0.0474118896156941" calcext:value-type="float">
            <text:p>0.047411889615694</text:p>
          </table:table-cell>
          <table:table-cell/>
          <table:table-cell table:style-name="ce4" table:formula="of:=[$redistribution_low.N55]" office:value-type="float" office:value="0.0365732298502037" calcext:value-type="float">
            <text:p>0.036573229850204</text:p>
          </table:table-cell>
          <table:table-cell table:style-name="ce4" table:formula="of:=[$redistribution_low.O55]" office:value-type="float" office:value="0.0414670379226971" calcext:value-type="float">
            <text:p>0.041467037922697</text:p>
          </table:table-cell>
          <table:table-cell table:style-name="ce4" table:formula="of:=[$redistribution_low.P55]" office:value-type="float" office:value="0.0283176059966972" calcext:value-type="float">
            <text:p>0.028317605996697</text:p>
          </table:table-cell>
          <table:table-cell table:style-name="ce4" table:formula="of:=[$redistribution_low.Q55]" office:value-type="float" office:value="0.0540474461132226" calcext:value-type="float">
            <text:p>0.054047446113223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344033087315558" calcext:value-type="float">
            <text:p>0.034403308731556</text:p>
          </table:table-cell>
          <table:table-cell table:style-name="ce4" table:formula="of:=[$Redistribution_high.O56]" office:value-type="float" office:value="0.0400274492505371" calcext:value-type="float">
            <text:p>0.040027449250537</text:p>
          </table:table-cell>
          <table:table-cell table:style-name="ce4" table:formula="of:=[$Redistribution_high.P56]" office:value-type="float" office:value="0.0293168445111758" calcext:value-type="float">
            <text:p>0.029316844511176</text:p>
          </table:table-cell>
          <table:table-cell table:style-name="ce4" table:formula="of:=[$Redistribution_high.Q56]" office:value-type="float" office:value="0.0472365350426743" calcext:value-type="float">
            <text:p>0.047236535042674</text:p>
          </table:table-cell>
          <table:table-cell/>
          <table:table-cell table:style-name="ce4" table:formula="of:=[$Redistribution_central.N56]" office:value-type="float" office:value="0.0353466531309935" calcext:value-type="float">
            <text:p>0.035346653130994</text:p>
          </table:table-cell>
          <table:table-cell table:style-name="ce4" table:formula="of:=[$Redistribution_central.O56]" office:value-type="float" office:value="0.0371954675998233" calcext:value-type="float">
            <text:p>0.037195467599823</text:p>
          </table:table-cell>
          <table:table-cell table:style-name="ce4" table:formula="of:=[$Redistribution_central.P56]" office:value-type="float" office:value="0.0284415899610019" calcext:value-type="float">
            <text:p>0.028441589961002</text:p>
          </table:table-cell>
          <table:table-cell table:style-name="ce4" table:formula="of:=[$Redistribution_central.Q56]" office:value-type="float" office:value="0.0475310273692032" calcext:value-type="float">
            <text:p>0.047531027369203</text:p>
          </table:table-cell>
          <table:table-cell/>
          <table:table-cell table:style-name="ce4" table:formula="of:=[$redistribution_low.N56]" office:value-type="float" office:value="0.0346586830989578" calcext:value-type="float">
            <text:p>0.034658683098958</text:p>
          </table:table-cell>
          <table:table-cell table:style-name="ce4" table:formula="of:=[$redistribution_low.O56]" office:value-type="float" office:value="0.0382562949403104" calcext:value-type="float">
            <text:p>0.03825629494031</text:p>
          </table:table-cell>
          <table:table-cell table:style-name="ce4" table:formula="of:=[$redistribution_low.P56]" office:value-type="float" office:value="0.0256449131651207" calcext:value-type="float">
            <text:p>0.025644913165121</text:p>
          </table:table-cell>
          <table:table-cell table:style-name="ce4" table:formula="of:=[$redistribution_low.Q56]" office:value-type="float" office:value="0.0519194163383664" calcext:value-type="float">
            <text:p>0.051919416338366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340986497622189" calcext:value-type="float">
            <text:p>0.034098649762219</text:p>
          </table:table-cell>
          <table:table-cell table:style-name="ce4" table:formula="of:=[$Redistribution_high.O57]" office:value-type="float" office:value="0.0403922115932713" calcext:value-type="float">
            <text:p>0.040392211593271</text:p>
          </table:table-cell>
          <table:table-cell table:style-name="ce4" table:formula="of:=[$Redistribution_high.P57]" office:value-type="float" office:value="0.0282342942004091" calcext:value-type="float">
            <text:p>0.028234294200409</text:p>
          </table:table-cell>
          <table:table-cell table:style-name="ce4" table:formula="of:=[$Redistribution_high.Q57]" office:value-type="float" office:value="0.048765645044015" calcext:value-type="float">
            <text:p>0.048765645044015</text:p>
          </table:table-cell>
          <table:table-cell/>
          <table:table-cell table:style-name="ce4" table:formula="of:=[$Redistribution_central.N57]" office:value-type="float" office:value="0.0357304655709428" calcext:value-type="float">
            <text:p>0.035730465570943</text:p>
          </table:table-cell>
          <table:table-cell table:style-name="ce4" table:formula="of:=[$Redistribution_central.O57]" office:value-type="float" office:value="0.0396659216717151" calcext:value-type="float">
            <text:p>0.039665921671715</text:p>
          </table:table-cell>
          <table:table-cell table:style-name="ce4" table:formula="of:=[$Redistribution_central.P57]" office:value-type="float" office:value="0.0296530071741061" calcext:value-type="float">
            <text:p>0.029653007174106</text:p>
          </table:table-cell>
          <table:table-cell table:style-name="ce4" table:formula="of:=[$Redistribution_central.Q57]" office:value-type="float" office:value="0.0488178702794698" calcext:value-type="float">
            <text:p>0.04881787027947</text:p>
          </table:table-cell>
          <table:table-cell/>
          <table:table-cell table:style-name="ce4" table:formula="of:=[$redistribution_low.N57]" office:value-type="float" office:value="0.0358032440741798" calcext:value-type="float">
            <text:p>0.03580324407418</text:p>
          </table:table-cell>
          <table:table-cell table:style-name="ce4" table:formula="of:=[$redistribution_low.O57]" office:value-type="float" office:value="0.0395650081993423" calcext:value-type="float">
            <text:p>0.039565008199342</text:p>
          </table:table-cell>
          <table:table-cell table:style-name="ce4" table:formula="of:=[$redistribution_low.P57]" office:value-type="float" office:value="0.0272689853149809" calcext:value-type="float">
            <text:p>0.027268985314981</text:p>
          </table:table-cell>
          <table:table-cell table:style-name="ce4" table:formula="of:=[$redistribution_low.Q57]" office:value-type="float" office:value="0.0526299165099178" calcext:value-type="float">
            <text:p>0.052629916509918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39473378952383" calcext:value-type="float">
            <text:p>0.033947337895238</text:p>
          </table:table-cell>
          <table:table-cell table:style-name="ce4" table:formula="of:=[$Redistribution_high.O58]" office:value-type="float" office:value="0.0366884501735533" calcext:value-type="float">
            <text:p>0.036688450173553</text:p>
          </table:table-cell>
          <table:table-cell table:style-name="ce4" table:formula="of:=[$Redistribution_high.P58]" office:value-type="float" office:value="0.0270107744984318" calcext:value-type="float">
            <text:p>0.027010774498432</text:p>
          </table:table-cell>
          <table:table-cell table:style-name="ce4" table:formula="of:=[$Redistribution_high.Q58]" office:value-type="float" office:value="0.0466417199436155" calcext:value-type="float">
            <text:p>0.046641719943616</text:p>
          </table:table-cell>
          <table:table-cell/>
          <table:table-cell table:style-name="ce4" table:formula="of:=[$Redistribution_central.N58]" office:value-type="float" office:value="0.0322658458523835" calcext:value-type="float">
            <text:p>0.032265845852384</text:p>
          </table:table-cell>
          <table:table-cell table:style-name="ce4" table:formula="of:=[$Redistribution_central.O58]" office:value-type="float" office:value="0.0388700699623752" calcext:value-type="float">
            <text:p>0.038870069962375</text:p>
          </table:table-cell>
          <table:table-cell table:style-name="ce4" table:formula="of:=[$Redistribution_central.P58]" office:value-type="float" office:value="0.0285620455294207" calcext:value-type="float">
            <text:p>0.028562045529421</text:p>
          </table:table-cell>
          <table:table-cell table:style-name="ce4" table:formula="of:=[$Redistribution_central.Q58]" office:value-type="float" office:value="0.0440916353667462" calcext:value-type="float">
            <text:p>0.044091635366746</text:p>
          </table:table-cell>
          <table:table-cell/>
          <table:table-cell table:style-name="ce4" table:formula="of:=[$redistribution_low.N58]" office:value-type="float" office:value="0.035387948019768" calcext:value-type="float">
            <text:p>0.035387948019768</text:p>
          </table:table-cell>
          <table:table-cell table:style-name="ce4" table:formula="of:=[$redistribution_low.O58]" office:value-type="float" office:value="0.0383131097836931" calcext:value-type="float">
            <text:p>0.038313109783693</text:p>
          </table:table-cell>
          <table:table-cell table:style-name="ce4" table:formula="of:=[$redistribution_low.P58]" office:value-type="float" office:value="0.0266953332057229" calcext:value-type="float">
            <text:p>0.026695333205723</text:p>
          </table:table-cell>
          <table:table-cell table:style-name="ce4" table:formula="of:=[$redistribution_low.Q58]" office:value-type="float" office:value="0.0512316935304319" calcext:value-type="float">
            <text:p>0.051231693530432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330650930597762" calcext:value-type="float">
            <text:p>0.033065093059776</text:p>
          </table:table-cell>
          <table:table-cell table:style-name="ce4" table:formula="of:=[$Redistribution_high.O59]" office:value-type="float" office:value="0.0397775298905755" calcext:value-type="float">
            <text:p>0.039777529890576</text:p>
          </table:table-cell>
          <table:table-cell table:style-name="ce4" table:formula="of:=[$Redistribution_high.P59]" office:value-type="float" office:value="0.0276580438318518" calcext:value-type="float">
            <text:p>0.027658043831852</text:p>
          </table:table-cell>
          <table:table-cell table:style-name="ce4" table:formula="of:=[$Redistribution_high.Q59]" office:value-type="float" office:value="0.0474375920905581" calcext:value-type="float">
            <text:p>0.047437592090558</text:p>
          </table:table-cell>
          <table:table-cell/>
          <table:table-cell table:style-name="ce4" table:formula="of:=[$Redistribution_central.N59]" office:value-type="float" office:value="0.0326381948533523" calcext:value-type="float">
            <text:p>0.032638194853352</text:p>
          </table:table-cell>
          <table:table-cell table:style-name="ce4" table:formula="of:=[$Redistribution_central.O59]" office:value-type="float" office:value="0.036415983387057" calcext:value-type="float">
            <text:p>0.036415983387057</text:p>
          </table:table-cell>
          <table:table-cell table:style-name="ce4" table:formula="of:=[$Redistribution_central.P59]" office:value-type="float" office:value="0.0271510670898701" calcext:value-type="float">
            <text:p>0.02715106708987</text:p>
          </table:table-cell>
          <table:table-cell table:style-name="ce4" table:formula="of:=[$Redistribution_central.Q59]" office:value-type="float" office:value="0.0447126883903877" calcext:value-type="float">
            <text:p>0.044712688390388</text:p>
          </table:table-cell>
          <table:table-cell/>
          <table:table-cell table:style-name="ce4" table:formula="of:=[$redistribution_low.N59]" office:value-type="float" office:value="0.0365469232587588" calcext:value-type="float">
            <text:p>0.036546923258759</text:p>
          </table:table-cell>
          <table:table-cell table:style-name="ce4" table:formula="of:=[$redistribution_low.O59]" office:value-type="float" office:value="0.0435456061860816" calcext:value-type="float">
            <text:p>0.043545606186082</text:p>
          </table:table-cell>
          <table:table-cell table:style-name="ce4" table:formula="of:=[$redistribution_low.P59]" office:value-type="float" office:value="0.029171192428249" calcext:value-type="float">
            <text:p>0.029171192428249</text:p>
          </table:table-cell>
          <table:table-cell table:style-name="ce4" table:formula="of:=[$redistribution_low.Q59]" office:value-type="float" office:value="0.0545820390318706" calcext:value-type="float">
            <text:p>0.054582039031871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331069708703602" calcext:value-type="float">
            <text:p>0.03310697087036</text:p>
          </table:table-cell>
          <table:table-cell table:style-name="ce4" table:formula="of:=[$Redistribution_high.O60]" office:value-type="float" office:value="0.0369148684034576" calcext:value-type="float">
            <text:p>0.036914868403458</text:p>
          </table:table-cell>
          <table:table-cell table:style-name="ce4" table:formula="of:=[$Redistribution_high.P60]" office:value-type="float" office:value="0.0259289861256367" calcext:value-type="float">
            <text:p>0.025928986125637</text:p>
          </table:table-cell>
          <table:table-cell table:style-name="ce4" table:formula="of:=[$Redistribution_high.Q60]" office:value-type="float" office:value="0.0473168015332993" calcext:value-type="float">
            <text:p>0.047316801533299</text:p>
          </table:table-cell>
          <table:table-cell/>
          <table:table-cell table:style-name="ce4" table:formula="of:=[$Redistribution_central.N60]" office:value-type="float" office:value="0.0309434042835845" calcext:value-type="float">
            <text:p>0.030943404283585</text:p>
          </table:table-cell>
          <table:table-cell table:style-name="ce4" table:formula="of:=[$Redistribution_central.O60]" office:value-type="float" office:value="0.0371401340196817" calcext:value-type="float">
            <text:p>0.037140134019682</text:p>
          </table:table-cell>
          <table:table-cell table:style-name="ce4" table:formula="of:=[$Redistribution_central.P60]" office:value-type="float" office:value="0.027267542397382" calcext:value-type="float">
            <text:p>0.027267542397382</text:p>
          </table:table-cell>
          <table:table-cell table:style-name="ce4" table:formula="of:=[$Redistribution_central.Q60]" office:value-type="float" office:value="0.0425069545183953" calcext:value-type="float">
            <text:p>0.042506954518395</text:p>
          </table:table-cell>
          <table:table-cell/>
          <table:table-cell table:style-name="ce4" table:formula="of:=[$redistribution_low.N60]" office:value-type="float" office:value="0.0358181337492712" calcext:value-type="float">
            <text:p>0.035818133749271</text:p>
          </table:table-cell>
          <table:table-cell table:style-name="ce4" table:formula="of:=[$redistribution_low.O60]" office:value-type="float" office:value="0.0420992349844983" calcext:value-type="float">
            <text:p>0.042099234984498</text:p>
          </table:table-cell>
          <table:table-cell table:style-name="ce4" table:formula="of:=[$redistribution_low.P60]" office:value-type="float" office:value="0.0278110318384815" calcext:value-type="float">
            <text:p>0.027811031838482</text:p>
          </table:table-cell>
          <table:table-cell table:style-name="ce4" table:formula="of:=[$redistribution_low.Q60]" office:value-type="float" office:value="0.0541427098324072" calcext:value-type="float">
            <text:p>0.054142709832407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52133597754648" calcext:value-type="float">
            <text:p>0.035213359775465</text:p>
          </table:table-cell>
          <table:table-cell table:style-name="ce4" table:formula="of:=[$Redistribution_high.O61]" office:value-type="float" office:value="0.0419695006721321" calcext:value-type="float">
            <text:p>0.041969500672132</text:p>
          </table:table-cell>
          <table:table-cell table:style-name="ce4" table:formula="of:=[$Redistribution_high.P61]" office:value-type="float" office:value="0.0285147837790766" calcext:value-type="float">
            <text:p>0.028514783779077</text:p>
          </table:table-cell>
          <table:table-cell table:style-name="ce4" table:formula="of:=[$Redistribution_high.Q61]" office:value-type="float" office:value="0.0515302727967888" calcext:value-type="float">
            <text:p>0.051530272796789</text:p>
          </table:table-cell>
          <table:table-cell/>
          <table:table-cell table:style-name="ce4" table:formula="of:=[$Redistribution_central.N61]" office:value-type="float" office:value="0.0344765534072349" calcext:value-type="float">
            <text:p>0.034476553407235</text:p>
          </table:table-cell>
          <table:table-cell table:style-name="ce4" table:formula="of:=[$Redistribution_central.O61]" office:value-type="float" office:value="0.0401397795473596" calcext:value-type="float">
            <text:p>0.04013977954736</text:p>
          </table:table-cell>
          <table:table-cell table:style-name="ce4" table:formula="of:=[$Redistribution_central.P61]" office:value-type="float" office:value="0.0286498433653582" calcext:value-type="float">
            <text:p>0.028649843365358</text:p>
          </table:table-cell>
          <table:table-cell table:style-name="ce4" table:formula="of:=[$Redistribution_central.Q61]" office:value-type="float" office:value="0.0489348641600806" calcext:value-type="float">
            <text:p>0.048934864160081</text:p>
          </table:table-cell>
          <table:table-cell/>
          <table:table-cell table:style-name="ce4" table:formula="of:=[$redistribution_low.N61]" office:value-type="float" office:value="0.0350086794485534" calcext:value-type="float">
            <text:p>0.035008679448554</text:p>
          </table:table-cell>
          <table:table-cell table:style-name="ce4" table:formula="of:=[$redistribution_low.O61]" office:value-type="float" office:value="0.0424225889178927" calcext:value-type="float">
            <text:p>0.042422588917893</text:p>
          </table:table-cell>
          <table:table-cell table:style-name="ce4" table:formula="of:=[$redistribution_low.P61]" office:value-type="float" office:value="0.0281204730252004" calcext:value-type="float">
            <text:p>0.028120473025201</text:p>
          </table:table-cell>
          <table:table-cell table:style-name="ce4" table:formula="of:=[$redistribution_low.Q61]" office:value-type="float" office:value="0.0528129148631253" calcext:value-type="float">
            <text:p>0.052812914863125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53674266266571" calcext:value-type="float">
            <text:p>0.035367426626657</text:p>
          </table:table-cell>
          <table:table-cell table:style-name="ce4" table:formula="of:=[$Redistribution_high.O62]" office:value-type="float" office:value="0.039987184331936" calcext:value-type="float">
            <text:p>0.039987184331936</text:p>
          </table:table-cell>
          <table:table-cell table:style-name="ce4" table:formula="of:=[$Redistribution_high.P62]" office:value-type="float" office:value="0.0274045687166584" calcext:value-type="float">
            <text:p>0.027404568716659</text:p>
          </table:table-cell>
          <table:table-cell table:style-name="ce4" table:formula="of:=[$Redistribution_high.Q62]" office:value-type="float" office:value="0.0514319716754245" calcext:value-type="float">
            <text:p>0.051431971675425</text:p>
          </table:table-cell>
          <table:table-cell/>
          <table:table-cell table:style-name="ce4" table:formula="of:=[$Redistribution_central.N62]" office:value-type="float" office:value="0.0333045268191973" calcext:value-type="float">
            <text:p>0.033304526819197</text:p>
          </table:table-cell>
          <table:table-cell table:style-name="ce4" table:formula="of:=[$Redistribution_central.O62]" office:value-type="float" office:value="0.0382360264599411" calcext:value-type="float">
            <text:p>0.038236026459941</text:p>
          </table:table-cell>
          <table:table-cell table:style-name="ce4" table:formula="of:=[$Redistribution_central.P62]" office:value-type="float" office:value="0.0286784815845673" calcext:value-type="float">
            <text:p>0.028678481584567</text:p>
          </table:table-cell>
          <table:table-cell table:style-name="ce4" table:formula="of:=[$Redistribution_central.Q62]" office:value-type="float" office:value="0.045137567488682" calcext:value-type="float">
            <text:p>0.045137567488682</text:p>
          </table:table-cell>
          <table:table-cell/>
          <table:table-cell table:style-name="ce4" table:formula="of:=[$redistribution_low.N62]" office:value-type="float" office:value="0.034178149196766" calcext:value-type="float">
            <text:p>0.034178149196766</text:p>
          </table:table-cell>
          <table:table-cell table:style-name="ce4" table:formula="of:=[$redistribution_low.O62]" office:value-type="float" office:value="0.0454889952740593" calcext:value-type="float">
            <text:p>0.045488995274059</text:p>
          </table:table-cell>
          <table:table-cell table:style-name="ce4" table:formula="of:=[$redistribution_low.P62]" office:value-type="float" office:value="0.0294637257693111" calcext:value-type="float">
            <text:p>0.029463725769311</text:p>
          </table:table-cell>
          <table:table-cell table:style-name="ce4" table:formula="of:=[$redistribution_low.Q62]" office:value-type="float" office:value="0.0520253609351946" calcext:value-type="float">
            <text:p>0.052025360935195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17325281617817" calcext:value-type="float">
            <text:p>0.031732528161782</text:p>
          </table:table-cell>
          <table:table-cell table:style-name="ce4" table:formula="of:=[$Redistribution_high.O63]" office:value-type="float" office:value="0.0380288223099483" calcext:value-type="float">
            <text:p>0.038028822309948</text:p>
          </table:table-cell>
          <table:table-cell table:style-name="ce4" table:formula="of:=[$Redistribution_high.P63]" office:value-type="float" office:value="0.0264309641748591" calcext:value-type="float">
            <text:p>0.026430964174859</text:p>
          </table:table-cell>
          <table:table-cell table:style-name="ce4" table:formula="of:=[$Redistribution_high.Q63]" office:value-type="float" office:value="0.0456589932145736" calcext:value-type="float">
            <text:p>0.045658993214574</text:p>
          </table:table-cell>
          <table:table-cell/>
          <table:table-cell table:style-name="ce4" table:formula="of:=[$Redistribution_central.N63]" office:value-type="float" office:value="0.0303745419654197" calcext:value-type="float">
            <text:p>0.03037454196542</text:p>
          </table:table-cell>
          <table:table-cell table:style-name="ce4" table:formula="of:=[$Redistribution_central.O63]" office:value-type="float" office:value="0.0365067337211503" calcext:value-type="float">
            <text:p>0.03650673372115</text:p>
          </table:table-cell>
          <table:table-cell table:style-name="ce4" table:formula="of:=[$Redistribution_central.P63]" office:value-type="float" office:value="0.0269318669003392" calcext:value-type="float">
            <text:p>0.026931866900339</text:p>
          </table:table-cell>
          <table:table-cell table:style-name="ce4" table:formula="of:=[$Redistribution_central.Q63]" office:value-type="float" office:value="0.0416756308245071" calcext:value-type="float">
            <text:p>0.041675630824507</text:p>
          </table:table-cell>
          <table:table-cell/>
          <table:table-cell table:style-name="ce4" table:formula="of:=[$redistribution_low.N63]" office:value-type="float" office:value="0.0340756077571941" calcext:value-type="float">
            <text:p>0.034075607757194</text:p>
          </table:table-cell>
          <table:table-cell table:style-name="ce4" table:formula="of:=[$redistribution_low.O63]" office:value-type="float" office:value="0.0411509101947578" calcext:value-type="float">
            <text:p>0.041150910194758</text:p>
          </table:table-cell>
          <table:table-cell table:style-name="ce4" table:formula="of:=[$redistribution_low.P63]" office:value-type="float" office:value="0.0271588175722267" calcext:value-type="float">
            <text:p>0.027158817572227</text:p>
          </table:table-cell>
          <table:table-cell table:style-name="ce4" table:formula="of:=[$redistribution_low.Q63]" office:value-type="float" office:value="0.0517006417875821" calcext:value-type="float">
            <text:p>0.051700641787582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15459773750281" calcext:value-type="float">
            <text:p>0.031545977375028</text:p>
          </table:table-cell>
          <table:table-cell table:style-name="ce4" table:formula="of:=[$Redistribution_high.O64]" office:value-type="float" office:value="0.0374628986400767" calcext:value-type="float">
            <text:p>0.037462898640077</text:p>
          </table:table-cell>
          <table:table-cell table:style-name="ce4" table:formula="of:=[$Redistribution_high.P64]" office:value-type="float" office:value="0.0270226318880444" calcext:value-type="float">
            <text:p>0.027022631888044</text:p>
          </table:table-cell>
          <table:table-cell table:style-name="ce4" table:formula="of:=[$Redistribution_high.Q64]" office:value-type="float" office:value="0.0439170357136106" calcext:value-type="float">
            <text:p>0.043917035713611</text:p>
          </table:table-cell>
          <table:table-cell/>
          <table:table-cell table:style-name="ce4" table:formula="of:=[$Redistribution_central.N64]" office:value-type="float" office:value="0.0298389028276677" calcext:value-type="float">
            <text:p>0.029838902827668</text:p>
          </table:table-cell>
          <table:table-cell table:style-name="ce4" table:formula="of:=[$Redistribution_central.O64]" office:value-type="float" office:value="0.0389333999545883" calcext:value-type="float">
            <text:p>0.038933399954588</text:p>
          </table:table-cell>
          <table:table-cell table:style-name="ce4" table:formula="of:=[$Redistribution_central.P64]" office:value-type="float" office:value="0.0259784473650639" calcext:value-type="float">
            <text:p>0.025978447365064</text:p>
          </table:table-cell>
          <table:table-cell table:style-name="ce4" table:formula="of:=[$Redistribution_central.Q64]" office:value-type="float" office:value="0.0447164624813636" calcext:value-type="float">
            <text:p>0.044716462481364</text:p>
          </table:table-cell>
          <table:table-cell/>
          <table:table-cell table:style-name="ce4" table:formula="of:=[$redistribution_low.N64]" office:value-type="float" office:value="0.0364976774004715" calcext:value-type="float">
            <text:p>0.036497677400472</text:p>
          </table:table-cell>
          <table:table-cell table:style-name="ce4" table:formula="of:=[$redistribution_low.O64]" office:value-type="float" office:value="0.0472310888214618" calcext:value-type="float">
            <text:p>0.047231088821462</text:p>
          </table:table-cell>
          <table:table-cell table:style-name="ce4" table:formula="of:=[$redistribution_low.P64]" office:value-type="float" office:value="0.0305212028600662" calcext:value-type="float">
            <text:p>0.030521202860066</text:p>
          </table:table-cell>
          <table:table-cell table:style-name="ce4" table:formula="of:=[$redistribution_low.Q64]" office:value-type="float" office:value="0.0561312191999086" calcext:value-type="float">
            <text:p>0.056131219199909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294008616408962" calcext:value-type="float">
            <text:p>0.029400861640896</text:p>
          </table:table-cell>
          <table:table-cell table:style-name="ce4" table:formula="of:=[$Redistribution_high.O65]" office:value-type="float" office:value="0.0368765757460674" calcext:value-type="float">
            <text:p>0.036876575746067</text:p>
          </table:table-cell>
          <table:table-cell table:style-name="ce4" table:formula="of:=[$Redistribution_high.P65]" office:value-type="float" office:value="0.0260204577575517" calcext:value-type="float">
            <text:p>0.026020457757552</text:p>
          </table:table-cell>
          <table:table-cell table:style-name="ce4" table:formula="of:=[$Redistribution_high.Q65]" office:value-type="float" office:value="0.0416045400389657" calcext:value-type="float">
            <text:p>0.041604540038966</text:p>
          </table:table-cell>
          <table:table-cell/>
          <table:table-cell table:style-name="ce4" table:formula="of:=[$Redistribution_central.N65]" office:value-type="float" office:value="0.0309084747145171" calcext:value-type="float">
            <text:p>0.030908474714517</text:p>
          </table:table-cell>
          <table:table-cell table:style-name="ce4" table:formula="of:=[$Redistribution_central.O65]" office:value-type="float" office:value="0.040284039965166" calcext:value-type="float">
            <text:p>0.040284039965166</text:p>
          </table:table-cell>
          <table:table-cell table:style-name="ce4" table:formula="of:=[$Redistribution_central.P65]" office:value-type="float" office:value="0.0285662377437345" calcext:value-type="float">
            <text:p>0.028566237743735</text:p>
          </table:table-cell>
          <table:table-cell table:style-name="ce4" table:formula="of:=[$Redistribution_central.Q65]" office:value-type="float" office:value="0.0437424750175878" calcext:value-type="float">
            <text:p>0.043742475017588</text:p>
          </table:table-cell>
          <table:table-cell/>
          <table:table-cell table:style-name="ce4" table:formula="of:=[$redistribution_low.N65]" office:value-type="float" office:value="0.0387059194799072" calcext:value-type="float">
            <text:p>0.038705919479907</text:p>
          </table:table-cell>
          <table:table-cell table:style-name="ce4" table:formula="of:=[$redistribution_low.O65]" office:value-type="float" office:value="0.0464960279465863" calcext:value-type="float">
            <text:p>0.046496027946586</text:p>
          </table:table-cell>
          <table:table-cell table:style-name="ce4" table:formula="of:=[$redistribution_low.P65]" office:value-type="float" office:value="0.0300412622839709" calcext:value-type="float">
            <text:p>0.030041262283971</text:p>
          </table:table-cell>
          <table:table-cell table:style-name="ce4" table:formula="of:=[$redistribution_low.Q65]" office:value-type="float" office:value="0.0599531282330998" calcext:value-type="float">
            <text:p>0.0599531282331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08543921655245" calcext:value-type="float">
            <text:p>0.030854392165525</text:p>
          </table:table-cell>
          <table:table-cell table:style-name="ce4" table:formula="of:=[$Redistribution_high.O66]" office:value-type="float" office:value="0.0373121295132928" calcext:value-type="float">
            <text:p>0.037312129513293</text:p>
          </table:table-cell>
          <table:table-cell table:style-name="ce4" table:formula="of:=[$Redistribution_high.P66]" office:value-type="float" office:value="0.0253928171228796" calcext:value-type="float">
            <text:p>0.02539281712288</text:p>
          </table:table-cell>
          <table:table-cell table:style-name="ce4" table:formula="of:=[$Redistribution_high.Q66]" office:value-type="float" office:value="0.0449963412988775" calcext:value-type="float">
            <text:p>0.044996341298878</text:p>
          </table:table-cell>
          <table:table-cell/>
          <table:table-cell table:style-name="ce4" table:formula="of:=[$Redistribution_central.N66]" office:value-type="float" office:value="0.0300913868075136" calcext:value-type="float">
            <text:p>0.030091386807514</text:p>
          </table:table-cell>
          <table:table-cell table:style-name="ce4" table:formula="of:=[$Redistribution_central.O66]" office:value-type="float" office:value="0.0412859842302353" calcext:value-type="float">
            <text:p>0.041285984230235</text:p>
          </table:table-cell>
          <table:table-cell table:style-name="ce4" table:formula="of:=[$Redistribution_central.P66]" office:value-type="float" office:value="0.0277262400453246" calcext:value-type="float">
            <text:p>0.027726240045325</text:p>
          </table:table-cell>
          <table:table-cell table:style-name="ce4" table:formula="of:=[$Redistribution_central.Q66]" office:value-type="float" office:value="0.0445580013525488" calcext:value-type="float">
            <text:p>0.044558001352549</text:p>
          </table:table-cell>
          <table:table-cell/>
          <table:table-cell table:style-name="ce4" table:formula="of:=[$redistribution_low.N66]" office:value-type="float" office:value="0.0346667868258372" calcext:value-type="float">
            <text:p>0.034666786825837</text:p>
          </table:table-cell>
          <table:table-cell table:style-name="ce4" table:formula="of:=[$redistribution_low.O66]" office:value-type="float" office:value="0.0443343232147569" calcext:value-type="float">
            <text:p>0.044334323214757</text:p>
          </table:table-cell>
          <table:table-cell table:style-name="ce4" table:formula="of:=[$redistribution_low.P66]" office:value-type="float" office:value="0.0291738389762541" calcext:value-type="float">
            <text:p>0.029173838976254</text:p>
          </table:table-cell>
          <table:table-cell table:style-name="ce4" table:formula="of:=[$redistribution_low.Q66]" office:value-type="float" office:value="0.0524921757865716" calcext:value-type="float">
            <text:p>0.052492175786572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274748128528923" calcext:value-type="float">
            <text:p>0.027474812852892</text:p>
          </table:table-cell>
          <table:table-cell table:style-name="ce4" table:formula="of:=[$Redistribution_high.O67]" office:value-type="float" office:value="0.0381655441484353" calcext:value-type="float">
            <text:p>0.038165544148435</text:p>
          </table:table-cell>
          <table:table-cell table:style-name="ce4" table:formula="of:=[$Redistribution_high.P67]" office:value-type="float" office:value="0.0257212023161459" calcext:value-type="float">
            <text:p>0.025721202316146</text:p>
          </table:table-cell>
          <table:table-cell table:style-name="ce4" table:formula="of:=[$Redistribution_high.Q67]" office:value-type="float" office:value="0.0402617366274342" calcext:value-type="float">
            <text:p>0.040261736627434</text:p>
          </table:table-cell>
          <table:table-cell/>
          <table:table-cell table:style-name="ce4" table:formula="of:=[$Redistribution_central.N67]" office:value-type="float" office:value="0.0277064727258664" calcext:value-type="float">
            <text:p>0.027706472725866</text:p>
          </table:table-cell>
          <table:table-cell table:style-name="ce4" table:formula="of:=[$Redistribution_central.O67]" office:value-type="float" office:value="0.0368175292477243" calcext:value-type="float">
            <text:p>0.036817529247724</text:p>
          </table:table-cell>
          <table:table-cell table:style-name="ce4" table:formula="of:=[$Redistribution_central.P67]" office:value-type="float" office:value="0.0257982192406769" calcext:value-type="float">
            <text:p>0.025798219240677</text:p>
          </table:table-cell>
          <table:table-cell table:style-name="ce4" table:formula="of:=[$Redistribution_central.Q67]" office:value-type="float" office:value="0.0395814239880416" calcext:value-type="float">
            <text:p>0.039581423988042</text:p>
          </table:table-cell>
          <table:table-cell/>
          <table:table-cell table:style-name="ce4" table:formula="of:=[$redistribution_low.N67]" office:value-type="float" office:value="0.0351900904855856" calcext:value-type="float">
            <text:p>0.035190090485586</text:p>
          </table:table-cell>
          <table:table-cell table:style-name="ce4" table:formula="of:=[$redistribution_low.O67]" office:value-type="float" office:value="0.0432088716070189" calcext:value-type="float">
            <text:p>0.043208871607019</text:p>
          </table:table-cell>
          <table:table-cell table:style-name="ce4" table:formula="of:=[$redistribution_low.P67]" office:value-type="float" office:value="0.0281346216506122" calcext:value-type="float">
            <text:p>0.028134621650612</text:p>
          </table:table-cell>
          <table:table-cell table:style-name="ce4" table:formula="of:=[$redistribution_low.Q67]" office:value-type="float" office:value="0.0541784917556742" calcext:value-type="float">
            <text:p>0.054178491755674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302056946569533" calcext:value-type="float">
            <text:p>0.030205694656953</text:p>
          </table:table-cell>
          <table:table-cell table:style-name="ce4" table:formula="of:=[$Redistribution_high.O68]" office:value-type="float" office:value="0.037364248839198" calcext:value-type="float">
            <text:p>0.037364248839198</text:p>
          </table:table-cell>
          <table:table-cell table:style-name="ce4" table:formula="of:=[$Redistribution_high.P68]" office:value-type="float" office:value="0.0260585965219434" calcext:value-type="float">
            <text:p>0.026058596521943</text:p>
          </table:table-cell>
          <table:table-cell table:style-name="ce4" table:formula="of:=[$Redistribution_high.Q68]" office:value-type="float" office:value="0.0432668242631799" calcext:value-type="float">
            <text:p>0.04326682426318</text:p>
          </table:table-cell>
          <table:table-cell/>
          <table:table-cell table:style-name="ce4" table:formula="of:=[$Redistribution_central.N68]" office:value-type="float" office:value="0.0342970541619673" calcext:value-type="float">
            <text:p>0.034297054161967</text:p>
          </table:table-cell>
          <table:table-cell table:style-name="ce4" table:formula="of:=[$Redistribution_central.O68]" office:value-type="float" office:value="0.0437215555644585" calcext:value-type="float">
            <text:p>0.043721555564459</text:p>
          </table:table-cell>
          <table:table-cell table:style-name="ce4" table:formula="of:=[$Redistribution_central.P68]" office:value-type="float" office:value="0.0298692735604039" calcext:value-type="float">
            <text:p>0.029869273560404</text:p>
          </table:table-cell>
          <table:table-cell table:style-name="ce4" table:formula="of:=[$Redistribution_central.Q68]" office:value-type="float" office:value="0.0506291122653589" calcext:value-type="float">
            <text:p>0.050629112265359</text:p>
          </table:table-cell>
          <table:table-cell/>
          <table:table-cell table:style-name="ce4" table:formula="of:=[$redistribution_low.N68]" office:value-type="float" office:value="0.0323840338632139" calcext:value-type="float">
            <text:p>0.032384033863214</text:p>
          </table:table-cell>
          <table:table-cell table:style-name="ce4" table:formula="of:=[$redistribution_low.O68]" office:value-type="float" office:value="0.0442311510430693" calcext:value-type="float">
            <text:p>0.044231151043069</text:p>
          </table:table-cell>
          <table:table-cell table:style-name="ce4" table:formula="of:=[$redistribution_low.P68]" office:value-type="float" office:value="0.0289244179751885" calcext:value-type="float">
            <text:p>0.028924417975189</text:p>
          </table:table-cell>
          <table:table-cell table:style-name="ce4" table:formula="of:=[$redistribution_low.Q68]" office:value-type="float" office:value="0.0492500310480381" calcext:value-type="float">
            <text:p>0.049250031048038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284287526362118" calcext:value-type="float">
            <text:p>0.028428752636212</text:p>
          </table:table-cell>
          <table:table-cell table:style-name="ce4" table:formula="of:=[$Redistribution_high.O69]" office:value-type="float" office:value="0.0365219587573072" calcext:value-type="float">
            <text:p>0.036521958757307</text:p>
          </table:table-cell>
          <table:table-cell table:style-name="ce4" table:formula="of:=[$Redistribution_high.P69]" office:value-type="float" office:value="0.0261078187984903" calcext:value-type="float">
            <text:p>0.02610781879849</text:p>
          </table:table-cell>
          <table:table-cell table:style-name="ce4" table:formula="of:=[$Redistribution_high.Q69]" office:value-type="float" office:value="0.0396725902256084" calcext:value-type="float">
            <text:p>0.039672590225608</text:p>
          </table:table-cell>
          <table:table-cell/>
          <table:table-cell table:style-name="ce4" table:formula="of:=[$Redistribution_central.N69]" office:value-type="float" office:value="0.0296609239378993" calcext:value-type="float">
            <text:p>0.029660923937899</text:p>
          </table:table-cell>
          <table:table-cell table:style-name="ce4" table:formula="of:=[$Redistribution_central.O69]" office:value-type="float" office:value="0.0411401883685094" calcext:value-type="float">
            <text:p>0.041140188368509</text:p>
          </table:table-cell>
          <table:table-cell table:style-name="ce4" table:formula="of:=[$Redistribution_central.P69]" office:value-type="float" office:value="0.0269441019739222" calcext:value-type="float">
            <text:p>0.026944101973922</text:p>
          </table:table-cell>
          <table:table-cell table:style-name="ce4" table:formula="of:=[$Redistribution_central.Q69]" office:value-type="float" office:value="0.0453224847385482" calcext:value-type="float">
            <text:p>0.045322484738548</text:p>
          </table:table-cell>
          <table:table-cell/>
          <table:table-cell table:style-name="ce4" table:formula="of:=[$redistribution_low.N69]" office:value-type="float" office:value="0.0325787208424605" calcext:value-type="float">
            <text:p>0.032578720842461</text:p>
          </table:table-cell>
          <table:table-cell table:style-name="ce4" table:formula="of:=[$redistribution_low.O69]" office:value-type="float" office:value="0.0465206858677327" calcext:value-type="float">
            <text:p>0.046520685867733</text:p>
          </table:table-cell>
          <table:table-cell table:style-name="ce4" table:formula="of:=[$redistribution_low.P69]" office:value-type="float" office:value="0.0292586962547933" calcext:value-type="float">
            <text:p>0.029258696254793</text:p>
          </table:table-cell>
          <table:table-cell table:style-name="ce4" table:formula="of:=[$redistribution_low.Q69]" office:value-type="float" office:value="0.0512547650329658" calcext:value-type="float">
            <text:p>0.051254765032966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275415620901694" calcext:value-type="float">
            <text:p>0.027541562090169</text:p>
          </table:table-cell>
          <table:table-cell table:style-name="ce4" table:formula="of:=[$Redistribution_high.O70]" office:value-type="float" office:value="0.0343885662517288" calcext:value-type="float">
            <text:p>0.034388566251729</text:p>
          </table:table-cell>
          <table:table-cell table:style-name="ce4" table:formula="of:=[$Redistribution_high.P70]" office:value-type="float" office:value="0.0238536029964712" calcext:value-type="float">
            <text:p>0.023853602996471</text:p>
          </table:table-cell>
          <table:table-cell table:style-name="ce4" table:formula="of:=[$Redistribution_high.Q70]" office:value-type="float" office:value="0.0395361925405273" calcext:value-type="float">
            <text:p>0.039536192540527</text:p>
          </table:table-cell>
          <table:table-cell/>
          <table:table-cell table:style-name="ce4" table:formula="of:=[$Redistribution_central.N70]" office:value-type="float" office:value="0.0299059659860351" calcext:value-type="float">
            <text:p>0.029905965986035</text:p>
          </table:table-cell>
          <table:table-cell table:style-name="ce4" table:formula="of:=[$Redistribution_central.O70]" office:value-type="float" office:value="0.0401615841097293" calcext:value-type="float">
            <text:p>0.040161584109729</text:p>
          </table:table-cell>
          <table:table-cell table:style-name="ce4" table:formula="of:=[$Redistribution_central.P70]" office:value-type="float" office:value="0.0266694955572829" calcext:value-type="float">
            <text:p>0.026669495557283</text:p>
          </table:table-cell>
          <table:table-cell table:style-name="ce4" table:formula="of:=[$Redistribution_central.Q70]" office:value-type="float" office:value="0.0451942467752602" calcext:value-type="float">
            <text:p>0.04519424677526</text:p>
          </table:table-cell>
          <table:table-cell/>
          <table:table-cell table:style-name="ce4" table:formula="of:=[$redistribution_low.N70]" office:value-type="float" office:value="0.0306980085749337" calcext:value-type="float">
            <text:p>0.030698008574934</text:p>
          </table:table-cell>
          <table:table-cell table:style-name="ce4" table:formula="of:=[$redistribution_low.O70]" office:value-type="float" office:value="0.0458360922681528" calcext:value-type="float">
            <text:p>0.045836092268153</text:p>
          </table:table-cell>
          <table:table-cell table:style-name="ce4" table:formula="of:=[$redistribution_low.P70]" office:value-type="float" office:value="0.0287782718359393" calcext:value-type="float">
            <text:p>0.028778271835939</text:p>
          </table:table-cell>
          <table:table-cell table:style-name="ce4" table:formula="of:=[$redistribution_low.Q70]" office:value-type="float" office:value="0.0481504831117067" calcext:value-type="float">
            <text:p>0.048150483111707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289280265512938" calcext:value-type="float">
            <text:p>0.028928026551294</text:p>
          </table:table-cell>
          <table:table-cell table:style-name="ce4" table:formula="of:=[$Redistribution_high.O71]" office:value-type="float" office:value="0.0356157102621229" calcext:value-type="float">
            <text:p>0.035615710262123</text:p>
          </table:table-cell>
          <table:table-cell table:style-name="ce4" table:formula="of:=[$Redistribution_high.P71]" office:value-type="float" office:value="0.0248301493635566" calcext:value-type="float">
            <text:p>0.024830149363557</text:p>
          </table:table-cell>
          <table:table-cell table:style-name="ce4" table:formula="of:=[$Redistribution_high.Q71]" office:value-type="float" office:value="0.0414888192839447" calcext:value-type="float">
            <text:p>0.041488819283945</text:p>
          </table:table-cell>
          <table:table-cell/>
          <table:table-cell table:style-name="ce4" table:formula="of:=[$Redistribution_central.N71]" office:value-type="float" office:value="0.0286887142445235" calcext:value-type="float">
            <text:p>0.028688714244524</text:p>
          </table:table-cell>
          <table:table-cell table:style-name="ce4" table:formula="of:=[$Redistribution_central.O71]" office:value-type="float" office:value="0.0424117566538747" calcext:value-type="float">
            <text:p>0.042411756653875</text:p>
          </table:table-cell>
          <table:table-cell table:style-name="ce4" table:formula="of:=[$Redistribution_central.P71]" office:value-type="float" office:value="0.0277479352413846" calcext:value-type="float">
            <text:p>0.027747935241385</text:p>
          </table:table-cell>
          <table:table-cell table:style-name="ce4" table:formula="of:=[$Redistribution_central.Q71]" office:value-type="float" office:value="0.0436197369743364" calcext:value-type="float">
            <text:p>0.043619736974336</text:p>
          </table:table-cell>
          <table:table-cell/>
          <table:table-cell table:style-name="ce4" table:formula="of:=[$redistribution_low.N71]" office:value-type="float" office:value="0.0324291866155221" calcext:value-type="float">
            <text:p>0.032429186615522</text:p>
          </table:table-cell>
          <table:table-cell table:style-name="ce4" table:formula="of:=[$redistribution_low.O71]" office:value-type="float" office:value="0.0470075047645847" calcext:value-type="float">
            <text:p>0.047007504764585</text:p>
          </table:table-cell>
          <table:table-cell table:style-name="ce4" table:formula="of:=[$redistribution_low.P71]" office:value-type="float" office:value="0.0301022034508675" calcext:value-type="float">
            <text:p>0.030102203450868</text:p>
          </table:table-cell>
          <table:table-cell table:style-name="ce4" table:formula="of:=[$redistribution_low.Q71]" office:value-type="float" office:value="0.050223129044598" calcext:value-type="float">
            <text:p>0.050223129044598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258156985169703" calcext:value-type="float">
            <text:p>0.02581569851697</text:p>
          </table:table-cell>
          <table:table-cell table:style-name="ce4" table:formula="of:=[$Redistribution_high.O72]" office:value-type="float" office:value="0.0363976971199157" calcext:value-type="float">
            <text:p>0.036397697119916</text:p>
          </table:table-cell>
          <table:table-cell table:style-name="ce4" table:formula="of:=[$Redistribution_high.P72]" office:value-type="float" office:value="0.0251067808799212" calcext:value-type="float">
            <text:p>0.025106780879921</text:p>
          </table:table-cell>
          <table:table-cell table:style-name="ce4" table:formula="of:=[$Redistribution_high.Q72]" office:value-type="float" office:value="0.0370843108731984" calcext:value-type="float">
            <text:p>0.037084310873198</text:p>
          </table:table-cell>
          <table:table-cell/>
          <table:table-cell table:style-name="ce4" table:formula="of:=[$Redistribution_central.N72]" office:value-type="float" office:value="0.0300102679796878" calcext:value-type="float">
            <text:p>0.030010267979688</text:p>
          </table:table-cell>
          <table:table-cell table:style-name="ce4" table:formula="of:=[$Redistribution_central.O72]" office:value-type="float" office:value="0.0449034019286387" calcext:value-type="float">
            <text:p>0.044903401928639</text:p>
          </table:table-cell>
          <table:table-cell table:style-name="ce4" table:formula="of:=[$Redistribution_central.P72]" office:value-type="float" office:value="0.0288522684006895" calcext:value-type="float">
            <text:p>0.02885226840069</text:p>
          </table:table-cell>
          <table:table-cell table:style-name="ce4" table:formula="of:=[$Redistribution_central.Q72]" office:value-type="float" office:value="0.0465513922613726" calcext:value-type="float">
            <text:p>0.046551392261373</text:p>
          </table:table-cell>
          <table:table-cell/>
          <table:table-cell table:style-name="ce4" table:formula="of:=[$redistribution_low.N72]" office:value-type="float" office:value="0.0314567479574493" calcext:value-type="float">
            <text:p>0.031456747957449</text:p>
          </table:table-cell>
          <table:table-cell table:style-name="ce4" table:formula="of:=[$redistribution_low.O72]" office:value-type="float" office:value="0.0412625795154218" calcext:value-type="float">
            <text:p>0.041262579515422</text:p>
          </table:table-cell>
          <table:table-cell table:style-name="ce4" table:formula="of:=[$redistribution_low.P72]" office:value-type="float" office:value="0.028000505084444" calcext:value-type="float">
            <text:p>0.028000505084444</text:p>
          </table:table-cell>
          <table:table-cell table:style-name="ce4" table:formula="of:=[$redistribution_low.Q72]" office:value-type="float" office:value="0.0463629823089715" calcext:value-type="float">
            <text:p>0.046362982308972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285717356171435" calcext:value-type="float">
            <text:p>0.028571735617144</text:p>
          </table:table-cell>
          <table:table-cell table:style-name="ce4" table:formula="of:=[$Redistribution_high.O73]" office:value-type="float" office:value="0.0366519003817617" calcext:value-type="float">
            <text:p>0.036651900381762</text:p>
          </table:table-cell>
          <table:table-cell table:style-name="ce4" table:formula="of:=[$Redistribution_high.P73]" office:value-type="float" office:value="0.0249620434472811" calcext:value-type="float">
            <text:p>0.024962043447281</text:p>
          </table:table-cell>
          <table:table-cell table:style-name="ce4" table:formula="of:=[$Redistribution_high.Q73]" office:value-type="float" office:value="0.0418151073179736" calcext:value-type="float">
            <text:p>0.041815107317974</text:p>
          </table:table-cell>
          <table:table-cell/>
          <table:table-cell table:style-name="ce4" table:formula="of:=[$Redistribution_central.N73]" office:value-type="float" office:value="0.0301612529275197" calcext:value-type="float">
            <text:p>0.03016125292752</text:p>
          </table:table-cell>
          <table:table-cell table:style-name="ce4" table:formula="of:=[$Redistribution_central.O73]" office:value-type="float" office:value="0.0458391691838576" calcext:value-type="float">
            <text:p>0.045839169183858</text:p>
          </table:table-cell>
          <table:table-cell table:style-name="ce4" table:formula="of:=[$Redistribution_central.P73]" office:value-type="float" office:value="0.0285047227410525" calcext:value-type="float">
            <text:p>0.028504722741053</text:p>
          </table:table-cell>
          <table:table-cell table:style-name="ce4" table:formula="of:=[$Redistribution_central.Q73]" office:value-type="float" office:value="0.0484047645039275" calcext:value-type="float">
            <text:p>0.048404764503928</text:p>
          </table:table-cell>
          <table:table-cell/>
          <table:table-cell table:style-name="ce4" table:formula="of:=[$redistribution_low.N73]" office:value-type="float" office:value="0.0284544205293654" calcext:value-type="float">
            <text:p>0.028454420529366</text:p>
          </table:table-cell>
          <table:table-cell table:style-name="ce4" table:formula="of:=[$redistribution_low.O73]" office:value-type="float" office:value="0.0391383018804756" calcext:value-type="float">
            <text:p>0.039138301880476</text:p>
          </table:table-cell>
          <table:table-cell table:style-name="ce4" table:formula="of:=[$redistribution_low.P73]" office:value-type="float" office:value="0.0260425834926781" calcext:value-type="float">
            <text:p>0.026042583492678</text:p>
          </table:table-cell>
          <table:table-cell table:style-name="ce4" table:formula="of:=[$redistribution_low.Q73]" office:value-type="float" office:value="0.0426047180091794" calcext:value-type="float">
            <text:p>0.042604718009179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277113686059866" calcext:value-type="float">
            <text:p>0.027711368605987</text:p>
          </table:table-cell>
          <table:table-cell table:style-name="ce4" table:formula="of:=[$Redistribution_high.O74]" office:value-type="float" office:value="0.038814276046805" calcext:value-type="float">
            <text:p>0.038814276046805</text:p>
          </table:table-cell>
          <table:table-cell table:style-name="ce4" table:formula="of:=[$Redistribution_high.P74]" office:value-type="float" office:value="0.0264433335407377" calcext:value-type="float">
            <text:p>0.026443333540738</text:p>
          </table:table-cell>
          <table:table-cell table:style-name="ce4" table:formula="of:=[$Redistribution_high.Q74]" office:value-type="float" office:value="0.0402079309274121" calcext:value-type="float">
            <text:p>0.040207930927412</text:p>
          </table:table-cell>
          <table:table-cell/>
          <table:table-cell table:style-name="ce4" table:formula="of:=[$Redistribution_central.N74]" office:value-type="float" office:value="0.0271390342537867" calcext:value-type="float">
            <text:p>0.027139034253787</text:p>
          </table:table-cell>
          <table:table-cell table:style-name="ce4" table:formula="of:=[$Redistribution_central.O74]" office:value-type="float" office:value="0.0392444678694465" calcext:value-type="float">
            <text:p>0.039244467869447</text:p>
          </table:table-cell>
          <table:table-cell table:style-name="ce4" table:formula="of:=[$Redistribution_central.P74]" office:value-type="float" office:value="0.0246928021196765" calcext:value-type="float">
            <text:p>0.024692802119677</text:p>
          </table:table-cell>
          <table:table-cell table:style-name="ce4" table:formula="of:=[$Redistribution_central.Q74]" office:value-type="float" office:value="0.0431154910493077" calcext:value-type="float">
            <text:p>0.043115491049308</text:p>
          </table:table-cell>
          <table:table-cell/>
          <table:table-cell table:style-name="ce4" table:formula="of:=[$redistribution_low.N74]" office:value-type="float" office:value="0.0280990947696811" calcext:value-type="float">
            <text:p>0.028099094769681</text:p>
          </table:table-cell>
          <table:table-cell table:style-name="ce4" table:formula="of:=[$redistribution_low.O74]" office:value-type="float" office:value="0.0398268350227945" calcext:value-type="float">
            <text:p>0.039826835022795</text:p>
          </table:table-cell>
          <table:table-cell table:style-name="ce4" table:formula="of:=[$redistribution_low.P74]" office:value-type="float" office:value="0.0269161409463184" calcext:value-type="float">
            <text:p>0.026916140946319</text:p>
          </table:table-cell>
          <table:table-cell table:style-name="ce4" table:formula="of:=[$redistribution_low.Q74]" office:value-type="float" office:value="0.0411923303860394" calcext:value-type="float">
            <text:p>0.041192330386039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299571883856963" calcext:value-type="float">
            <text:p>0.029957188385696</text:p>
          </table:table-cell>
          <table:table-cell table:style-name="ce4" table:formula="of:=[$Redistribution_high.O75]" office:value-type="float" office:value="0.0410341004434295" calcext:value-type="float">
            <text:p>0.04103410044343</text:p>
          </table:table-cell>
          <table:table-cell table:style-name="ce4" table:formula="of:=[$Redistribution_high.P75]" office:value-type="float" office:value="0.0272663517003034" calcext:value-type="float">
            <text:p>0.027266351700303</text:p>
          </table:table-cell>
          <table:table-cell table:style-name="ce4" table:formula="of:=[$Redistribution_high.Q75]" office:value-type="float" office:value="0.0446846834328181" calcext:value-type="float">
            <text:p>0.044684683432818</text:p>
          </table:table-cell>
          <table:table-cell/>
          <table:table-cell table:style-name="ce4" table:formula="of:=[$Redistribution_central.N75]" office:value-type="float" office:value="0.0285308696616363" calcext:value-type="float">
            <text:p>0.028530869661636</text:p>
          </table:table-cell>
          <table:table-cell table:style-name="ce4" table:formula="of:=[$Redistribution_central.O75]" office:value-type="float" office:value="0.040999691312045" calcext:value-type="float">
            <text:p>0.040999691312045</text:p>
          </table:table-cell>
          <table:table-cell table:style-name="ce4" table:formula="of:=[$Redistribution_central.P75]" office:value-type="float" office:value="0.0253706893808796" calcext:value-type="float">
            <text:p>0.02537068938088</text:p>
          </table:table-cell>
          <table:table-cell table:style-name="ce4" table:formula="of:=[$Redistribution_central.Q75]" office:value-type="float" office:value="0.0462067785666043" calcext:value-type="float">
            <text:p>0.046206778566604</text:p>
          </table:table-cell>
          <table:table-cell/>
          <table:table-cell table:style-name="ce4" table:formula="of:=[$redistribution_low.N75]" office:value-type="float" office:value="0.0322216690679934" calcext:value-type="float">
            <text:p>0.032221669067993</text:p>
          </table:table-cell>
          <table:table-cell table:style-name="ce4" table:formula="of:=[$redistribution_low.O75]" office:value-type="float" office:value="0.0395633581463706" calcext:value-type="float">
            <text:p>0.039563358146371</text:p>
          </table:table-cell>
          <table:table-cell table:style-name="ce4" table:formula="of:=[$redistribution_low.P75]" office:value-type="float" office:value="0.027884774934147" calcext:value-type="float">
            <text:p>0.027884774934147</text:p>
          </table:table-cell>
          <table:table-cell table:style-name="ce4" table:formula="of:=[$redistribution_low.Q75]" office:value-type="float" office:value="0.0462512926885395" calcext:value-type="float">
            <text:p>0.04625129268854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297027755262716" calcext:value-type="float">
            <text:p>0.029702775526272</text:p>
          </table:table-cell>
          <table:table-cell table:style-name="ce4" table:formula="of:=[$Redistribution_high.O76]" office:value-type="float" office:value="0.0412258000931491" calcext:value-type="float">
            <text:p>0.041225800093149</text:p>
          </table:table-cell>
          <table:table-cell table:style-name="ce4" table:formula="of:=[$Redistribution_high.P76]" office:value-type="float" office:value="0.0275688869246198" calcext:value-type="float">
            <text:p>0.02756888692462</text:p>
          </table:table-cell>
          <table:table-cell table:style-name="ce4" table:formula="of:=[$Redistribution_high.Q76]" office:value-type="float" office:value="0.0440097100895775" calcext:value-type="float">
            <text:p>0.044009710089578</text:p>
          </table:table-cell>
          <table:table-cell/>
          <table:table-cell table:style-name="ce4" table:formula="of:=[$Redistribution_central.N76]" office:value-type="float" office:value="0.0299216849581776" calcext:value-type="float">
            <text:p>0.029921684958178</text:p>
          </table:table-cell>
          <table:table-cell table:style-name="ce4" table:formula="of:=[$Redistribution_central.O76]" office:value-type="float" office:value="0.0448668901401423" calcext:value-type="float">
            <text:p>0.044866890140142</text:p>
          </table:table-cell>
          <table:table-cell table:style-name="ce4" table:formula="of:=[$Redistribution_central.P76]" office:value-type="float" office:value="0.0273690668300174" calcext:value-type="float">
            <text:p>0.027369066830018</text:p>
          </table:table-cell>
          <table:table-cell table:style-name="ce4" table:formula="of:=[$Redistribution_central.Q76]" office:value-type="float" office:value="0.048886343309829" calcext:value-type="float">
            <text:p>0.048886343309829</text:p>
          </table:table-cell>
          <table:table-cell/>
          <table:table-cell table:style-name="ce4" table:formula="of:=[$redistribution_low.N76]" office:value-type="float" office:value="0.0310133542860639" calcext:value-type="float">
            <text:p>0.031013354286064</text:p>
          </table:table-cell>
          <table:table-cell table:style-name="ce4" table:formula="of:=[$redistribution_low.O76]" office:value-type="float" office:value="0.0402623087211711" calcext:value-type="float">
            <text:p>0.040262308721171</text:p>
          </table:table-cell>
          <table:table-cell table:style-name="ce4" table:formula="of:=[$redistribution_low.P76]" office:value-type="float" office:value="0.0285153682430603" calcext:value-type="float">
            <text:p>0.02851536824306</text:p>
          </table:table-cell>
          <table:table-cell table:style-name="ce4" table:formula="of:=[$redistribution_low.Q76]" office:value-type="float" office:value="0.0439442274587113" calcext:value-type="float">
            <text:p>0.043944227458711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313415170088834" calcext:value-type="float">
            <text:p>0.031341517008884</text:p>
          </table:table-cell>
          <table:table-cell table:style-name="ce4" table:formula="of:=[$Redistribution_high.O77]" office:value-type="float" office:value="0.0431170724333454" calcext:value-type="float">
            <text:p>0.043117072433345</text:p>
          </table:table-cell>
          <table:table-cell table:style-name="ce4" table:formula="of:=[$Redistribution_high.P77]" office:value-type="float" office:value="0.0292440346744559" calcext:value-type="float">
            <text:p>0.029244034674456</text:p>
          </table:table-cell>
          <table:table-cell table:style-name="ce4" table:formula="of:=[$Redistribution_high.Q77]" office:value-type="float" office:value="0.0458899735583371" calcext:value-type="float">
            <text:p>0.045889973558337</text:p>
          </table:table-cell>
          <table:table-cell/>
          <table:table-cell table:style-name="ce4" table:formula="of:=[$Redistribution_central.N77]" office:value-type="float" office:value="0.0299924427891229" calcext:value-type="float">
            <text:p>0.029992442789123</text:p>
          </table:table-cell>
          <table:table-cell table:style-name="ce4" table:formula="of:=[$Redistribution_central.O77]" office:value-type="float" office:value="0.0446889197335525" calcext:value-type="float">
            <text:p>0.044688919733553</text:p>
          </table:table-cell>
          <table:table-cell table:style-name="ce4" table:formula="of:=[$Redistribution_central.P77]" office:value-type="float" office:value="0.0271289754075004" calcext:value-type="float">
            <text:p>0.0271289754075</text:p>
          </table:table-cell>
          <table:table-cell table:style-name="ce4" table:formula="of:=[$Redistribution_central.Q77]" office:value-type="float" office:value="0.0492024649208598" calcext:value-type="float">
            <text:p>0.04920246492086</text:p>
          </table:table-cell>
          <table:table-cell/>
          <table:table-cell table:style-name="ce4" table:formula="of:=[$redistribution_low.N77]" office:value-type="float" office:value="0.0301575925898457" calcext:value-type="float">
            <text:p>0.030157592589846</text:p>
          </table:table-cell>
          <table:table-cell table:style-name="ce4" table:formula="of:=[$redistribution_low.O77]" office:value-type="float" office:value="0.0398903000293954" calcext:value-type="float">
            <text:p>0.039890300029396</text:p>
          </table:table-cell>
          <table:table-cell table:style-name="ce4" table:formula="of:=[$redistribution_low.P77]" office:value-type="float" office:value="0.0277550747743405" calcext:value-type="float">
            <text:p>0.027755074774341</text:p>
          </table:table-cell>
          <table:table-cell table:style-name="ce4" table:formula="of:=[$redistribution_low.Q77]" office:value-type="float" office:value="0.0434418016564341" calcext:value-type="float">
            <text:p>0.043441801656434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313824269508616" calcext:value-type="float">
            <text:p>0.031382426950862</text:p>
          </table:table-cell>
          <table:table-cell table:style-name="ce4" table:formula="of:=[$Redistribution_high.O78]" office:value-type="float" office:value="0.0417185317275927" calcext:value-type="float">
            <text:p>0.041718531727593</text:p>
          </table:table-cell>
          <table:table-cell table:style-name="ce4" table:formula="of:=[$Redistribution_high.P78]" office:value-type="float" office:value="0.028004231351936" calcext:value-type="float">
            <text:p>0.028004231351936</text:p>
          </table:table-cell>
          <table:table-cell table:style-name="ce4" table:formula="of:=[$Redistribution_high.Q78]" office:value-type="float" office:value="0.0464094437305607" calcext:value-type="float">
            <text:p>0.046409443730561</text:p>
          </table:table-cell>
          <table:table-cell/>
          <table:table-cell table:style-name="ce4" table:formula="of:=[$Redistribution_central.N78]" office:value-type="float" office:value="0.0285589712054382" calcext:value-type="float">
            <text:p>0.028558971205438</text:p>
          </table:table-cell>
          <table:table-cell table:style-name="ce4" table:formula="of:=[$Redistribution_central.O78]" office:value-type="float" office:value="0.0405817344052033" calcext:value-type="float">
            <text:p>0.040581734405203</text:p>
          </table:table-cell>
          <table:table-cell table:style-name="ce4" table:formula="of:=[$Redistribution_central.P78]" office:value-type="float" office:value="0.0246358367517971" calcext:value-type="float">
            <text:p>0.024635836751797</text:p>
          </table:table-cell>
          <table:table-cell table:style-name="ce4" table:formula="of:=[$Redistribution_central.Q78]" office:value-type="float" office:value="0.0467848670674144" calcext:value-type="float">
            <text:p>0.046784867067414</text:p>
          </table:table-cell>
          <table:table-cell/>
          <table:table-cell table:style-name="ce4" table:formula="of:=[$redistribution_low.N78]" office:value-type="float" office:value="0.0272701230483857" calcext:value-type="float">
            <text:p>0.027270123048386</text:p>
          </table:table-cell>
          <table:table-cell table:style-name="ce4" table:formula="of:=[$redistribution_low.O78]" office:value-type="float" office:value="0.0361948173725471" calcext:value-type="float">
            <text:p>0.036194817372547</text:p>
          </table:table-cell>
          <table:table-cell table:style-name="ce4" table:formula="of:=[$redistribution_low.P78]" office:value-type="float" office:value="0.0256968411748775" calcext:value-type="float">
            <text:p>0.025696841174878</text:p>
          </table:table-cell>
          <table:table-cell table:style-name="ce4" table:formula="of:=[$redistribution_low.Q78]" office:value-type="float" office:value="0.0383748671517904" calcext:value-type="float">
            <text:p>0.03837486715179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66948080710957" calcext:value-type="float">
            <text:p>0.036694808071096</text:p>
          </table:table-cell>
          <table:table-cell table:style-name="ce4" table:formula="of:=[$Redistribution_high.O79]" office:value-type="float" office:value="0.0477557310143401" calcext:value-type="float">
            <text:p>0.04775573101434</text:p>
          </table:table-cell>
          <table:table-cell table:style-name="ce4" table:formula="of:=[$Redistribution_high.P79]" office:value-type="float" office:value="0.0318596157355301" calcext:value-type="float">
            <text:p>0.03185961573553</text:p>
          </table:table-cell>
          <table:table-cell table:style-name="ce4" table:formula="of:=[$Redistribution_high.Q79]" office:value-type="float" office:value="0.0546680059907915" calcext:value-type="float">
            <text:p>0.054668005990792</text:p>
          </table:table-cell>
          <table:table-cell/>
          <table:table-cell table:style-name="ce4" table:formula="of:=[$Redistribution_central.N79]" office:value-type="float" office:value="0.0307864021643167" calcext:value-type="float">
            <text:p>0.030786402164317</text:p>
          </table:table-cell>
          <table:table-cell table:style-name="ce4" table:formula="of:=[$Redistribution_central.O79]" office:value-type="float" office:value="0.0453400189787322" calcext:value-type="float">
            <text:p>0.045340018978732</text:p>
          </table:table-cell>
          <table:table-cell table:style-name="ce4" table:formula="of:=[$Redistribution_central.P79]" office:value-type="float" office:value="0.0275453734796199" calcext:value-type="float">
            <text:p>0.02754537347962</text:p>
          </table:table-cell>
          <table:table-cell table:style-name="ce4" table:formula="of:=[$Redistribution_central.Q79]" office:value-type="float" office:value="0.050475217628897" calcext:value-type="float">
            <text:p>0.050475217628897</text:p>
          </table:table-cell>
          <table:table-cell/>
          <table:table-cell table:style-name="ce4" table:formula="of:=[$redistribution_low.N79]" office:value-type="float" office:value="0.0313320952198719" calcext:value-type="float">
            <text:p>0.031332095219872</text:p>
          </table:table-cell>
          <table:table-cell table:style-name="ce4" table:formula="of:=[$redistribution_low.O79]" office:value-type="float" office:value="0.0396573038631198" calcext:value-type="float">
            <text:p>0.03965730386312</text:p>
          </table:table-cell>
          <table:table-cell table:style-name="ce4" table:formula="of:=[$redistribution_low.P79]" office:value-type="float" office:value="0.0270429936537256" calcext:value-type="float">
            <text:p>0.027042993653726</text:p>
          </table:table-cell>
          <table:table-cell table:style-name="ce4" table:formula="of:=[$redistribution_low.Q79]" office:value-type="float" office:value="0.046270572356764" calcext:value-type="float">
            <text:p>0.046270572356764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314288454298472" calcext:value-type="float">
            <text:p>0.031428845429847</text:p>
          </table:table-cell>
          <table:table-cell table:style-name="ce4" table:formula="of:=[$Redistribution_high.O80]" office:value-type="float" office:value="0.0419314127530913" calcext:value-type="float">
            <text:p>0.041931412753091</text:p>
          </table:table-cell>
          <table:table-cell table:style-name="ce4" table:formula="of:=[$Redistribution_high.P80]" office:value-type="float" office:value="0.0280900015084153" calcext:value-type="float">
            <text:p>0.028090001508415</text:p>
          </table:table-cell>
          <table:table-cell table:style-name="ce4" table:formula="of:=[$Redistribution_high.Q80]" office:value-type="float" office:value="0.0466553704760627" calcext:value-type="float">
            <text:p>0.046655370476063</text:p>
          </table:table-cell>
          <table:table-cell/>
          <table:table-cell table:style-name="ce4" table:formula="of:=[$Redistribution_central.N80]" office:value-type="float" office:value="0.0311117850702071" calcext:value-type="float">
            <text:p>0.031111785070207</text:p>
          </table:table-cell>
          <table:table-cell table:style-name="ce4" table:formula="of:=[$Redistribution_central.O80]" office:value-type="float" office:value="0.0449224766635716" calcext:value-type="float">
            <text:p>0.044922476663572</text:p>
          </table:table-cell>
          <table:table-cell table:style-name="ce4" table:formula="of:=[$Redistribution_central.P80]" office:value-type="float" office:value="0.0276137017992185" calcext:value-type="float">
            <text:p>0.027613701799219</text:p>
          </table:table-cell>
          <table:table-cell table:style-name="ce4" table:formula="of:=[$Redistribution_central.Q80]" office:value-type="float" office:value="0.0504653205062417" calcext:value-type="float">
            <text:p>0.050465320506242</text:p>
          </table:table-cell>
          <table:table-cell/>
          <table:table-cell table:style-name="ce4" table:formula="of:=[$redistribution_low.N80]" office:value-type="float" office:value="0.0320497636271341" calcext:value-type="float">
            <text:p>0.032049763627134</text:p>
          </table:table-cell>
          <table:table-cell table:style-name="ce4" table:formula="of:=[$redistribution_low.O80]" office:value-type="float" office:value="0.0409308219866052" calcext:value-type="float">
            <text:p>0.040930821986605</text:p>
          </table:table-cell>
          <table:table-cell table:style-name="ce4" table:formula="of:=[$redistribution_low.P80]" office:value-type="float" office:value="0.027459302185321" calcext:value-type="float">
            <text:p>0.027459302185321</text:p>
          </table:table-cell>
          <table:table-cell table:style-name="ce4" table:formula="of:=[$redistribution_low.Q80]" office:value-type="float" office:value="0.0480581943514704" calcext:value-type="float">
            <text:p>0.04805819435147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30503907732787" calcext:value-type="float">
            <text:p>0.033050390773279</text:p>
          </table:table-cell>
          <table:table-cell table:style-name="ce4" table:formula="of:=[$Redistribution_high.O81]" office:value-type="float" office:value="0.0434211636693925" calcext:value-type="float">
            <text:p>0.043421163669393</text:p>
          </table:table-cell>
          <table:table-cell table:style-name="ce4" table:formula="of:=[$Redistribution_high.P81]" office:value-type="float" office:value="0.0290743451524864" calcext:value-type="float">
            <text:p>0.029074345152487</text:p>
          </table:table-cell>
          <table:table-cell table:style-name="ce4" table:formula="of:=[$Redistribution_high.Q81]" office:value-type="float" office:value="0.0490813813966205" calcext:value-type="float">
            <text:p>0.049081381396621</text:p>
          </table:table-cell>
          <table:table-cell/>
          <table:table-cell table:style-name="ce4" table:formula="of:=[$Redistribution_central.N81]" office:value-type="float" office:value="0.0313544163433408" calcext:value-type="float">
            <text:p>0.031354416343341</text:p>
          </table:table-cell>
          <table:table-cell table:style-name="ce4" table:formula="of:=[$Redistribution_central.O81]" office:value-type="float" office:value="0.0461886455661074" calcext:value-type="float">
            <text:p>0.046188645566107</text:p>
          </table:table-cell>
          <table:table-cell table:style-name="ce4" table:formula="of:=[$Redistribution_central.P81]" office:value-type="float" office:value="0.0291584893022235" calcext:value-type="float">
            <text:p>0.029158489302224</text:p>
          </table:table-cell>
          <table:table-cell table:style-name="ce4" table:formula="of:=[$Redistribution_central.Q81]" office:value-type="float" office:value="0.049576779267212" calcext:value-type="float">
            <text:p>0.049576779267212</text:p>
          </table:table-cell>
          <table:table-cell/>
          <table:table-cell table:style-name="ce4" table:formula="of:=[$redistribution_low.N81]" office:value-type="float" office:value="0.0327422531862564" calcext:value-type="float">
            <text:p>0.032742253186257</text:p>
          </table:table-cell>
          <table:table-cell table:style-name="ce4" table:formula="of:=[$redistribution_low.O81]" office:value-type="float" office:value="0.042306927585379" calcext:value-type="float">
            <text:p>0.042306927585379</text:p>
          </table:table-cell>
          <table:table-cell table:style-name="ce4" table:formula="of:=[$redistribution_low.P81]" office:value-type="float" office:value="0.0289387230915546" calcext:value-type="float">
            <text:p>0.028938723091555</text:p>
          </table:table-cell>
          <table:table-cell table:style-name="ce4" table:formula="of:=[$redistribution_low.Q81]" office:value-type="float" office:value="0.0482078855888763" calcext:value-type="float">
            <text:p>0.048207885588876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29790764064626" calcext:value-type="float">
            <text:p>0.029790764064626</text:p>
          </table:table-cell>
          <table:table-cell table:style-name="ce4" table:formula="of:=[$Redistribution_high.O82]" office:value-type="float" office:value="0.0367203530507768" calcext:value-type="float">
            <text:p>0.036720353050777</text:p>
          </table:table-cell>
          <table:table-cell table:style-name="ce4" table:formula="of:=[$Redistribution_high.P82]" office:value-type="float" office:value="0.0246555175213166" calcext:value-type="float">
            <text:p>0.024655517521317</text:p>
          </table:table-cell>
          <table:table-cell table:style-name="ce4" table:formula="of:=[$Redistribution_high.Q82]" office:value-type="float" office:value="0.0440558792892165" calcext:value-type="float">
            <text:p>0.044055879289217</text:p>
          </table:table-cell>
          <table:table-cell/>
          <table:table-cell table:style-name="ce4" table:formula="of:=[$Redistribution_central.N82]" office:value-type="float" office:value="0.0304201058486715" calcext:value-type="float">
            <text:p>0.030420105848672</text:p>
          </table:table-cell>
          <table:table-cell table:style-name="ce4" table:formula="of:=[$Redistribution_central.O82]" office:value-type="float" office:value="0.0435137379280337" calcext:value-type="float">
            <text:p>0.043513737928034</text:p>
          </table:table-cell>
          <table:table-cell table:style-name="ce4" table:formula="of:=[$Redistribution_central.P82]" office:value-type="float" office:value="0.0282589180469122" calcext:value-type="float">
            <text:p>0.028258918046912</text:p>
          </table:table-cell>
          <table:table-cell table:style-name="ce4" table:formula="of:=[$Redistribution_central.Q82]" office:value-type="float" office:value="0.0467971646156858" calcext:value-type="float">
            <text:p>0.046797164615686</text:p>
          </table:table-cell>
          <table:table-cell/>
          <table:table-cell table:style-name="ce4" table:formula="of:=[$redistribution_low.N82]" office:value-type="float" office:value="0.0323479383627929" calcext:value-type="float">
            <text:p>0.032347938362793</text:p>
          </table:table-cell>
          <table:table-cell table:style-name="ce4" table:formula="of:=[$redistribution_low.O82]" office:value-type="float" office:value="0.045522020903194" calcext:value-type="float">
            <text:p>0.045522020903194</text:p>
          </table:table-cell>
          <table:table-cell table:style-name="ce4" table:formula="of:=[$redistribution_low.P82]" office:value-type="float" office:value="0.030909425351808" calcext:value-type="float">
            <text:p>0.030909425351808</text:p>
          </table:table-cell>
          <table:table-cell table:style-name="ce4" table:formula="of:=[$redistribution_low.Q82]" office:value-type="float" office:value="0.0474876090660883" calcext:value-type="float">
            <text:p>0.047487609066088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03689675622654" calcext:value-type="float">
            <text:p>0.030368967562266</text:p>
          </table:table-cell>
          <table:table-cell table:style-name="ce4" table:formula="of:=[$Redistribution_high.O83]" office:value-type="float" office:value="0.0393504657293069" calcext:value-type="float">
            <text:p>0.039350465729307</text:p>
          </table:table-cell>
          <table:table-cell table:style-name="ce4" table:formula="of:=[$Redistribution_high.P83]" office:value-type="float" office:value="0.0255229733028006" calcext:value-type="float">
            <text:p>0.025522973302801</text:p>
          </table:table-cell>
          <table:table-cell table:style-name="ce4" table:formula="of:=[$Redistribution_high.Q83]" office:value-type="float" office:value="0.0464651728753786" calcext:value-type="float">
            <text:p>0.046465172875379</text:p>
          </table:table-cell>
          <table:table-cell/>
          <table:table-cell table:style-name="ce4" table:formula="of:=[$Redistribution_central.N83]" office:value-type="float" office:value="0.030883228253602" calcext:value-type="float">
            <text:p>0.030883228253602</text:p>
          </table:table-cell>
          <table:table-cell table:style-name="ce4" table:formula="of:=[$Redistribution_central.O83]" office:value-type="float" office:value="0.0448155712649221" calcext:value-type="float">
            <text:p>0.044815571264922</text:p>
          </table:table-cell>
          <table:table-cell table:style-name="ce4" table:formula="of:=[$Redistribution_central.P83]" office:value-type="float" office:value="0.0287821918892265" calcext:value-type="float">
            <text:p>0.028782191889227</text:p>
          </table:table-cell>
          <table:table-cell table:style-name="ce4" table:formula="of:=[$Redistribution_central.Q83]" office:value-type="float" office:value="0.0481470612857115" calcext:value-type="float">
            <text:p>0.048147061285712</text:p>
          </table:table-cell>
          <table:table-cell/>
          <table:table-cell table:style-name="ce4" table:formula="of:=[$redistribution_low.N83]" office:value-type="float" office:value="0.030645058810121" calcext:value-type="float">
            <text:p>0.030645058810121</text:p>
          </table:table-cell>
          <table:table-cell table:style-name="ce4" table:formula="of:=[$redistribution_low.O83]" office:value-type="float" office:value="0.0414356836470283" calcext:value-type="float">
            <text:p>0.041435683647028</text:p>
          </table:table-cell>
          <table:table-cell table:style-name="ce4" table:formula="of:=[$redistribution_low.P83]" office:value-type="float" office:value="0.0288363038003452" calcext:value-type="float">
            <text:p>0.028836303800345</text:p>
          </table:table-cell>
          <table:table-cell table:style-name="ce4" table:formula="of:=[$redistribution_low.Q83]" office:value-type="float" office:value="0.0441375931465907" calcext:value-type="float">
            <text:p>0.044137593146591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35682065715787" calcext:value-type="float">
            <text:p>0.033568206571579</text:p>
          </table:table-cell>
          <table:table-cell table:style-name="ce4" table:formula="of:=[$Redistribution_high.O84]" office:value-type="float" office:value="0.0414443425744047" calcext:value-type="float">
            <text:p>0.041444342574405</text:p>
          </table:table-cell>
          <table:table-cell table:style-name="ce4" table:formula="of:=[$Redistribution_high.P84]" office:value-type="float" office:value="0.0287472882140631" calcext:value-type="float">
            <text:p>0.028747288214063</text:p>
          </table:table-cell>
          <table:table-cell table:style-name="ce4" table:formula="of:=[$Redistribution_high.Q84]" office:value-type="float" office:value="0.0485470015672772" calcext:value-type="float">
            <text:p>0.048547001567277</text:p>
          </table:table-cell>
          <table:table-cell/>
          <table:table-cell table:style-name="ce4" table:formula="of:=[$Redistribution_central.N84]" office:value-type="float" office:value="0.0307483773073778" calcext:value-type="float">
            <text:p>0.030748377307378</text:p>
          </table:table-cell>
          <table:table-cell table:style-name="ce4" table:formula="of:=[$Redistribution_central.O84]" office:value-type="float" office:value="0.0438363355457808" calcext:value-type="float">
            <text:p>0.043836335545781</text:p>
          </table:table-cell>
          <table:table-cell table:style-name="ce4" table:formula="of:=[$Redistribution_central.P84]" office:value-type="float" office:value="0.0282904950509854" calcext:value-type="float">
            <text:p>0.028290495050985</text:p>
          </table:table-cell>
          <table:table-cell table:style-name="ce4" table:formula="of:=[$Redistribution_central.Q84]" office:value-type="float" office:value="0.047720777596336" calcext:value-type="float">
            <text:p>0.047720777596336</text:p>
          </table:table-cell>
          <table:table-cell/>
          <table:table-cell table:style-name="ce4" table:formula="of:=[$redistribution_low.N84]" office:value-type="float" office:value="0.0349720244802376" calcext:value-type="float">
            <text:p>0.034972024480238</text:p>
          </table:table-cell>
          <table:table-cell table:style-name="ce4" table:formula="of:=[$redistribution_low.O84]" office:value-type="float" office:value="0.0445602760939666" calcext:value-type="float">
            <text:p>0.044560276093967</text:p>
          </table:table-cell>
          <table:table-cell table:style-name="ce4" table:formula="of:=[$redistribution_low.P84]" office:value-type="float" office:value="0.0318616517100469" calcext:value-type="float">
            <text:p>0.031861651710047</text:p>
          </table:table-cell>
          <table:table-cell table:style-name="ce4" table:formula="of:=[$redistribution_low.Q84]" office:value-type="float" office:value="0.0494154472681365" calcext:value-type="float">
            <text:p>0.049415447268137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21755579995692" calcext:value-type="float">
            <text:p>0.032175557999569</text:p>
          </table:table-cell>
          <table:table-cell table:style-name="ce4" table:formula="of:=[$Redistribution_high.O85]" office:value-type="float" office:value="0.0407693535853949" calcext:value-type="float">
            <text:p>0.040769353585395</text:p>
          </table:table-cell>
          <table:table-cell table:style-name="ce4" table:formula="of:=[$Redistribution_high.P85]" office:value-type="float" office:value="0.0290662281090774" calcext:value-type="float">
            <text:p>0.029066228109077</text:p>
          </table:table-cell>
          <table:table-cell table:style-name="ce4" table:formula="of:=[$Redistribution_high.Q85]" office:value-type="float" office:value="0.0453395097555816" calcext:value-type="float">
            <text:p>0.045339509755582</text:p>
          </table:table-cell>
          <table:table-cell/>
          <table:table-cell table:style-name="ce4" table:formula="of:=[$Redistribution_central.N85]" office:value-type="float" office:value="0.0285406152129744" calcext:value-type="float">
            <text:p>0.028540615212974</text:p>
          </table:table-cell>
          <table:table-cell table:style-name="ce4" table:formula="of:=[$Redistribution_central.O85]" office:value-type="float" office:value="0.0437535722958104" calcext:value-type="float">
            <text:p>0.04375357229581</text:p>
          </table:table-cell>
          <table:table-cell table:style-name="ce4" table:formula="of:=[$Redistribution_central.P85]" office:value-type="float" office:value="0.0277223613557887" calcext:value-type="float">
            <text:p>0.027722361355789</text:p>
          </table:table-cell>
          <table:table-cell table:style-name="ce4" table:formula="of:=[$Redistribution_central.Q85]" office:value-type="float" office:value="0.0449069733187181" calcext:value-type="float">
            <text:p>0.044906973318718</text:p>
          </table:table-cell>
          <table:table-cell/>
          <table:table-cell table:style-name="ce4" table:formula="of:=[$redistribution_low.N85]" office:value-type="float" office:value="0.0335490227851615" calcext:value-type="float">
            <text:p>0.033549022785162</text:p>
          </table:table-cell>
          <table:table-cell table:style-name="ce4" table:formula="of:=[$redistribution_low.O85]" office:value-type="float" office:value="0.042221674600694" calcext:value-type="float">
            <text:p>0.042221674600694</text:p>
          </table:table-cell>
          <table:table-cell table:style-name="ce4" table:formula="of:=[$redistribution_low.P85]" office:value-type="float" office:value="0.0305797416581406" calcext:value-type="float">
            <text:p>0.030579741658141</text:p>
          </table:table-cell>
          <table:table-cell table:style-name="ce4" table:formula="of:=[$redistribution_low.Q85]" office:value-type="float" office:value="0.0468238018273546" calcext:value-type="float">
            <text:p>0.046823801827355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11547035015075" calcext:value-type="float">
            <text:p>0.031154703501508</text:p>
          </table:table-cell>
          <table:table-cell table:style-name="ce4" table:formula="of:=[$Redistribution_high.O86]" office:value-type="float" office:value="0.0411300877335942" calcext:value-type="float">
            <text:p>0.041130087733594</text:p>
          </table:table-cell>
          <table:table-cell table:style-name="ce4" table:formula="of:=[$Redistribution_high.P86]" office:value-type="float" office:value="0.030439081608403" calcext:value-type="float">
            <text:p>0.030439081608403</text:p>
          </table:table-cell>
          <table:table-cell table:style-name="ce4" table:formula="of:=[$Redistribution_high.Q86]" office:value-type="float" office:value="0.0418926371911779" calcext:value-type="float">
            <text:p>0.041892637191178</text:p>
          </table:table-cell>
          <table:table-cell/>
          <table:table-cell table:style-name="ce4" table:formula="of:=[$Redistribution_central.N86]" office:value-type="float" office:value="0.0283957950804353" calcext:value-type="float">
            <text:p>0.028395795080435</text:p>
          </table:table-cell>
          <table:table-cell table:style-name="ce4" table:formula="of:=[$Redistribution_central.O86]" office:value-type="float" office:value="0.0413266776185221" calcext:value-type="float">
            <text:p>0.041326677618522</text:p>
          </table:table-cell>
          <table:table-cell table:style-name="ce4" table:formula="of:=[$Redistribution_central.P86]" office:value-type="float" office:value="0.0264594061169307" calcext:value-type="float">
            <text:p>0.026459406116931</text:p>
          </table:table-cell>
          <table:table-cell table:style-name="ce4" table:formula="of:=[$Redistribution_central.Q86]" office:value-type="float" office:value="0.0443194018526534" calcext:value-type="float">
            <text:p>0.044319401852653</text:p>
          </table:table-cell>
          <table:table-cell/>
          <table:table-cell table:style-name="ce4" table:formula="of:=[$redistribution_low.N86]" office:value-type="float" office:value="0.0341931105090309" calcext:value-type="float">
            <text:p>0.034193110509031</text:p>
          </table:table-cell>
          <table:table-cell table:style-name="ce4" table:formula="of:=[$redistribution_low.O86]" office:value-type="float" office:value="0.0473633745162092" calcext:value-type="float">
            <text:p>0.047363374516209</text:p>
          </table:table-cell>
          <table:table-cell table:style-name="ce4" table:formula="of:=[$redistribution_low.P86]" office:value-type="float" office:value="0.0315579080401702" calcext:value-type="float">
            <text:p>0.03155790804017</text:p>
          </table:table-cell>
          <table:table-cell table:style-name="ce4" table:formula="of:=[$redistribution_low.Q86]" office:value-type="float" office:value="0.0512335012038148" calcext:value-type="float">
            <text:p>0.051233501203815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28134159506329" calcext:value-type="float">
            <text:p>0.028134159506329</text:p>
          </table:table-cell>
          <table:table-cell table:style-name="ce4" table:formula="of:=[$Redistribution_high.O87]" office:value-type="float" office:value="0.0328187109105472" calcext:value-type="float">
            <text:p>0.032818710910547</text:p>
          </table:table-cell>
          <table:table-cell table:style-name="ce4" table:formula="of:=[$Redistribution_high.P87]" office:value-type="float" office:value="0.0249527684959238" calcext:value-type="float">
            <text:p>0.024952768495924</text:p>
          </table:table-cell>
          <table:table-cell table:style-name="ce4" table:formula="of:=[$Redistribution_high.Q87]" office:value-type="float" office:value="0.0376192462106632" calcext:value-type="float">
            <text:p>0.037619246210663</text:p>
          </table:table-cell>
          <table:table-cell/>
          <table:table-cell table:style-name="ce4" table:formula="of:=[$Redistribution_central.N87]" office:value-type="float" office:value="0.027077625614071" calcext:value-type="float">
            <text:p>0.027077625614071</text:p>
          </table:table-cell>
          <table:table-cell table:style-name="ce4" table:formula="of:=[$Redistribution_central.O87]" office:value-type="float" office:value="0.0383578730962126" calcext:value-type="float">
            <text:p>0.038357873096213</text:p>
          </table:table-cell>
          <table:table-cell table:style-name="ce4" table:formula="of:=[$Redistribution_central.P87]" office:value-type="float" office:value="0.0259181474242266" calcext:value-type="float">
            <text:p>0.025918147424227</text:p>
          </table:table-cell>
          <table:table-cell table:style-name="ce4" table:formula="of:=[$Redistribution_central.Q87]" office:value-type="float" office:value="0.0401568275213835" calcext:value-type="float">
            <text:p>0.040156827521384</text:p>
          </table:table-cell>
          <table:table-cell/>
          <table:table-cell table:style-name="ce4" table:formula="of:=[$redistribution_low.N87]" office:value-type="float" office:value="0.0310157774028214" calcext:value-type="float">
            <text:p>0.031015777402821</text:p>
          </table:table-cell>
          <table:table-cell table:style-name="ce4" table:formula="of:=[$redistribution_low.O87]" office:value-type="float" office:value="0.0440998628693698" calcext:value-type="float">
            <text:p>0.04409986286937</text:p>
          </table:table-cell>
          <table:table-cell table:style-name="ce4" table:formula="of:=[$redistribution_low.P87]" office:value-type="float" office:value="0.0294481048948922" calcext:value-type="float">
            <text:p>0.029448104894892</text:p>
          </table:table-cell>
          <table:table-cell table:style-name="ce4" table:formula="of:=[$redistribution_low.Q87]" office:value-type="float" office:value="0.0463284896979582" calcext:value-type="float">
            <text:p>0.046328489697958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282191409833959" calcext:value-type="float">
            <text:p>0.028219140983396</text:p>
          </table:table-cell>
          <table:table-cell table:style-name="ce4" table:formula="of:=[$Redistribution_high.O88]" office:value-type="float" office:value="0.0326179761833155" calcext:value-type="float">
            <text:p>0.032617976183316</text:p>
          </table:table-cell>
          <table:table-cell table:style-name="ce4" table:formula="of:=[$Redistribution_high.P88]" office:value-type="float" office:value="0.0234021550776408" calcext:value-type="float">
            <text:p>0.023402155077641</text:p>
          </table:table-cell>
          <table:table-cell table:style-name="ce4" table:formula="of:=[$Redistribution_high.Q88]" office:value-type="float" office:value="0.0398663201970749" calcext:value-type="float">
            <text:p>0.039866320197075</text:p>
          </table:table-cell>
          <table:table-cell/>
          <table:table-cell table:style-name="ce4" table:formula="of:=[$Redistribution_central.N88]" office:value-type="float" office:value="0.0281319361760099" calcext:value-type="float">
            <text:p>0.02813193617601</text:p>
          </table:table-cell>
          <table:table-cell table:style-name="ce4" table:formula="of:=[$Redistribution_central.O88]" office:value-type="float" office:value="0.040285797236945" calcext:value-type="float">
            <text:p>0.040285797236945</text:p>
          </table:table-cell>
          <table:table-cell table:style-name="ce4" table:formula="of:=[$Redistribution_central.P88]" office:value-type="float" office:value="0.0271186126806377" calcext:value-type="float">
            <text:p>0.027118612680638</text:p>
          </table:table-cell>
          <table:table-cell table:style-name="ce4" table:formula="of:=[$Redistribution_central.Q88]" office:value-type="float" office:value="0.0418578576378581" calcext:value-type="float">
            <text:p>0.041857857637858</text:p>
          </table:table-cell>
          <table:table-cell/>
          <table:table-cell table:style-name="ce4" table:formula="of:=[$redistribution_low.N88]" office:value-type="float" office:value="0.0350853759134741" calcext:value-type="float">
            <text:p>0.035085375913474</text:p>
          </table:table-cell>
          <table:table-cell table:style-name="ce4" table:formula="of:=[$redistribution_low.O88]" office:value-type="float" office:value="0.0460993462370673" calcext:value-type="float">
            <text:p>0.046099346237067</text:p>
          </table:table-cell>
          <table:table-cell table:style-name="ce4" table:formula="of:=[$redistribution_low.P88]" office:value-type="float" office:value="0.0316653074029533" calcext:value-type="float">
            <text:p>0.031665307402953</text:p>
          </table:table-cell>
          <table:table-cell table:style-name="ce4" table:formula="of:=[$redistribution_low.Q88]" office:value-type="float" office:value="0.05135726084779" calcext:value-type="float">
            <text:p>0.05135726084779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276756199514188" calcext:value-type="float">
            <text:p>0.027675619951419</text:p>
          </table:table-cell>
          <table:table-cell table:style-name="ce4" table:formula="of:=[$Redistribution_high.O89]" office:value-type="float" office:value="0.0376707166111319" calcext:value-type="float">
            <text:p>0.037670716611132</text:p>
          </table:table-cell>
          <table:table-cell table:style-name="ce4" table:formula="of:=[$Redistribution_high.P89]" office:value-type="float" office:value="0.0245574288842856" calcext:value-type="float">
            <text:p>0.024557428884286</text:p>
          </table:table-cell>
          <table:table-cell table:style-name="ce4" table:formula="of:=[$Redistribution_high.Q89]" office:value-type="float" office:value="0.0422131614413327" calcext:value-type="float">
            <text:p>0.042213161441333</text:p>
          </table:table-cell>
          <table:table-cell/>
          <table:table-cell table:style-name="ce4" table:formula="of:=[$Redistribution_central.N89]" office:value-type="float" office:value="0.0324352266353708" calcext:value-type="float">
            <text:p>0.032435226635371</text:p>
          </table:table-cell>
          <table:table-cell table:style-name="ce4" table:formula="of:=[$Redistribution_central.O89]" office:value-type="float" office:value="0.0494285395399294" calcext:value-type="float">
            <text:p>0.04942853953993</text:p>
          </table:table-cell>
          <table:table-cell table:style-name="ce4" table:formula="of:=[$Redistribution_central.P89]" office:value-type="float" office:value="0.0298009195232025" calcext:value-type="float">
            <text:p>0.029800919523203</text:p>
          </table:table-cell>
          <table:table-cell table:style-name="ce4" table:formula="of:=[$Redistribution_central.Q89]" office:value-type="float" office:value="0.0536856159906434" calcext:value-type="float">
            <text:p>0.053685615990643</text:p>
          </table:table-cell>
          <table:table-cell/>
          <table:table-cell table:style-name="ce4" table:formula="of:=[$redistribution_low.N89]" office:value-type="float" office:value="0.0325414491002177" calcext:value-type="float">
            <text:p>0.032541449100218</text:p>
          </table:table-cell>
          <table:table-cell table:style-name="ce4" table:formula="of:=[$redistribution_low.O89]" office:value-type="float" office:value="0.0442443625969864" calcext:value-type="float">
            <text:p>0.044244362596986</text:p>
          </table:table-cell>
          <table:table-cell table:style-name="ce4" table:formula="of:=[$redistribution_low.P89]" office:value-type="float" office:value="0.0290098526447566" calcext:value-type="float">
            <text:p>0.029009852644757</text:p>
          </table:table-cell>
          <table:table-cell table:style-name="ce4" table:formula="of:=[$redistribution_low.Q89]" office:value-type="float" office:value="0.0498095996212062" calcext:value-type="float">
            <text:p>0.049809599621206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16797485374571" calcext:value-type="float">
            <text:p>0.031679748537457</text:p>
          </table:table-cell>
          <table:table-cell table:style-name="ce4" table:formula="of:=[$Redistribution_high.O90]" office:value-type="float" office:value="0.0371621945209214" calcext:value-type="float">
            <text:p>0.037162194520921</text:p>
          </table:table-cell>
          <table:table-cell table:style-name="ce4" table:formula="of:=[$Redistribution_high.P90]" office:value-type="float" office:value="0.028386555135788" calcext:value-type="float">
            <text:p>0.028386555135788</text:p>
          </table:table-cell>
          <table:table-cell table:style-name="ce4" table:formula="of:=[$Redistribution_high.Q90]" office:value-type="float" office:value="0.0420131276491117" calcext:value-type="float">
            <text:p>0.042013127649112</text:p>
          </table:table-cell>
          <table:table-cell/>
          <table:table-cell table:style-name="ce4" table:formula="of:=[$Redistribution_central.N90]" office:value-type="float" office:value="0.0286764294747875" calcext:value-type="float">
            <text:p>0.028676429474788</text:p>
          </table:table-cell>
          <table:table-cell table:style-name="ce4" table:formula="of:=[$Redistribution_central.O90]" office:value-type="float" office:value="0.0436520839569815" calcext:value-type="float">
            <text:p>0.043652083956982</text:p>
          </table:table-cell>
          <table:table-cell table:style-name="ce4" table:formula="of:=[$Redistribution_central.P90]" office:value-type="float" office:value="0.0273622862835268" calcext:value-type="float">
            <text:p>0.027362286283527</text:p>
          </table:table-cell>
          <table:table-cell table:style-name="ce4" table:formula="of:=[$Redistribution_central.Q90]" office:value-type="float" office:value="0.0455620292868107" calcext:value-type="float">
            <text:p>0.045562029286811</text:p>
          </table:table-cell>
          <table:table-cell/>
          <table:table-cell table:style-name="ce4" table:formula="of:=[$redistribution_low.N90]" office:value-type="float" office:value="0.0299356785684952" calcext:value-type="float">
            <text:p>0.029935678568495</text:p>
          </table:table-cell>
          <table:table-cell table:style-name="ce4" table:formula="of:=[$redistribution_low.O90]" office:value-type="float" office:value="0.0458639844725314" calcext:value-type="float">
            <text:p>0.045863984472531</text:p>
          </table:table-cell>
          <table:table-cell table:style-name="ce4" table:formula="of:=[$redistribution_low.P90]" office:value-type="float" office:value="0.029611413133725" calcext:value-type="float">
            <text:p>0.029611413133725</text:p>
          </table:table-cell>
          <table:table-cell table:style-name="ce4" table:formula="of:=[$redistribution_low.Q90]" office:value-type="float" office:value="0.0460679830203114" calcext:value-type="float">
            <text:p>0.046067983020311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293692370368002" calcext:value-type="float">
            <text:p>0.0293692370368</text:p>
          </table:table-cell>
          <table:table-cell table:style-name="ce4" table:formula="of:=[$Redistribution_high.O91]" office:value-type="float" office:value="0.0359872780593555" calcext:value-type="float">
            <text:p>0.035987278059356</text:p>
          </table:table-cell>
          <table:table-cell table:style-name="ce4" table:formula="of:=[$Redistribution_high.P91]" office:value-type="float" office:value="0.0255327247669011" calcext:value-type="float">
            <text:p>0.025532724766901</text:p>
          </table:table-cell>
          <table:table-cell table:style-name="ce4" table:formula="of:=[$Redistribution_high.Q91]" office:value-type="float" office:value="0.0417156982998404" calcext:value-type="float">
            <text:p>0.04171569829984</text:p>
          </table:table-cell>
          <table:table-cell/>
          <table:table-cell table:style-name="ce4" table:formula="of:=[$Redistribution_central.N91]" office:value-type="float" office:value="0.0272439690723046" calcext:value-type="float">
            <text:p>0.027243969072305</text:p>
          </table:table-cell>
          <table:table-cell table:style-name="ce4" table:formula="of:=[$Redistribution_central.O91]" office:value-type="float" office:value="0.040729517441943" calcext:value-type="float">
            <text:p>0.040729517441943</text:p>
          </table:table-cell>
          <table:table-cell table:style-name="ce4" table:formula="of:=[$Redistribution_central.P91]" office:value-type="float" office:value="0.0266072245009759" calcext:value-type="float">
            <text:p>0.026607224500976</text:p>
          </table:table-cell>
          <table:table-cell table:style-name="ce4" table:formula="of:=[$Redistribution_central.Q91]" office:value-type="float" office:value="0.0415476407021227" calcext:value-type="float">
            <text:p>0.041547640702123</text:p>
          </table:table-cell>
          <table:table-cell/>
          <table:table-cell table:style-name="ce4" table:formula="of:=[$redistribution_low.N91]" office:value-type="float" office:value="0.032887938377338" calcext:value-type="float">
            <text:p>0.032887938377338</text:p>
          </table:table-cell>
          <table:table-cell table:style-name="ce4" table:formula="of:=[$redistribution_low.O91]" office:value-type="float" office:value="0.045051223939816" calcext:value-type="float">
            <text:p>0.045051223939816</text:p>
          </table:table-cell>
          <table:table-cell table:style-name="ce4" table:formula="of:=[$redistribution_low.P91]" office:value-type="float" office:value="0.0302745221249441" calcext:value-type="float">
            <text:p>0.030274522124944</text:p>
          </table:table-cell>
          <table:table-cell table:style-name="ce4" table:formula="of:=[$redistribution_low.Q91]" office:value-type="float" office:value="0.0492377997861283" calcext:value-type="float">
            <text:p>0.049237799786128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283882718235561" calcext:value-type="float">
            <text:p>0.028388271823556</text:p>
          </table:table-cell>
          <table:table-cell table:style-name="ce4" table:formula="of:=[$Redistribution_high.O92]" office:value-type="float" office:value="0.039527222925105" calcext:value-type="float">
            <text:p>0.039527222925105</text:p>
          </table:table-cell>
          <table:table-cell table:style-name="ce4" table:formula="of:=[$Redistribution_high.P92]" office:value-type="float" office:value="0.0261688305302976" calcext:value-type="float">
            <text:p>0.026168830530298</text:p>
          </table:table-cell>
          <table:table-cell table:style-name="ce4" table:formula="of:=[$Redistribution_high.Q92]" office:value-type="float" office:value="0.0427478158972607" calcext:value-type="float">
            <text:p>0.042747815897261</text:p>
          </table:table-cell>
          <table:table-cell/>
          <table:table-cell table:style-name="ce4" table:formula="of:=[$Redistribution_central.N92]" office:value-type="float" office:value="0.0261476090846951" calcext:value-type="float">
            <text:p>0.026147609084695</text:p>
          </table:table-cell>
          <table:table-cell table:style-name="ce4" table:formula="of:=[$Redistribution_central.O92]" office:value-type="float" office:value="0.0399511218996044" calcext:value-type="float">
            <text:p>0.039951121899604</text:p>
          </table:table-cell>
          <table:table-cell table:style-name="ce4" table:formula="of:=[$Redistribution_central.P92]" office:value-type="float" office:value="0.0256748524751293" calcext:value-type="float">
            <text:p>0.025674852475129</text:p>
          </table:table-cell>
          <table:table-cell table:style-name="ce4" table:formula="of:=[$Redistribution_central.Q92]" office:value-type="float" office:value="0.0405615078711706" calcext:value-type="float">
            <text:p>0.040561507871171</text:p>
          </table:table-cell>
          <table:table-cell/>
          <table:table-cell table:style-name="ce4" table:formula="of:=[$redistribution_low.N92]" office:value-type="float" office:value="0.0348739917873048" calcext:value-type="float">
            <text:p>0.034873991787305</text:p>
          </table:table-cell>
          <table:table-cell table:style-name="ce4" table:formula="of:=[$redistribution_low.O92]" office:value-type="float" office:value="0.0473291855752586" calcext:value-type="float">
            <text:p>0.047329185575259</text:p>
          </table:table-cell>
          <table:table-cell table:style-name="ce4" table:formula="of:=[$redistribution_low.P92]" office:value-type="float" office:value="0.0310475700943569" calcext:value-type="float">
            <text:p>0.031047570094357</text:p>
          </table:table-cell>
          <table:table-cell table:style-name="ce4" table:formula="of:=[$redistribution_low.Q92]" office:value-type="float" office:value="0.0534470085788044" calcext:value-type="float">
            <text:p>0.053447008578804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11737043688941" calcext:value-type="float">
            <text:p>0.031173704368894</text:p>
          </table:table-cell>
          <table:table-cell table:style-name="ce4" table:formula="of:=[$Redistribution_high.O93]" office:value-type="float" office:value="0.0428557897005732" calcext:value-type="float">
            <text:p>0.042855789700573</text:p>
          </table:table-cell>
          <table:table-cell table:style-name="ce4" table:formula="of:=[$Redistribution_high.P93]" office:value-type="float" office:value="0.0275139441426904" calcext:value-type="float">
            <text:p>0.02751394414269</text:p>
          </table:table-cell>
          <table:table-cell table:style-name="ce4" table:formula="of:=[$Redistribution_high.Q93]" office:value-type="float" office:value="0.0483520249264155" calcext:value-type="float">
            <text:p>0.048352024926416</text:p>
          </table:table-cell>
          <table:table-cell/>
          <table:table-cell table:style-name="ce4" table:formula="of:=[$Redistribution_central.N93]" office:value-type="float" office:value="0.029226347782112" calcext:value-type="float">
            <text:p>0.029226347782112</text:p>
          </table:table-cell>
          <table:table-cell table:style-name="ce4" table:formula="of:=[$Redistribution_central.O93]" office:value-type="float" office:value="0.0444869240780134" calcext:value-type="float">
            <text:p>0.044486924078013</text:p>
          </table:table-cell>
          <table:table-cell table:style-name="ce4" table:formula="of:=[$Redistribution_central.P93]" office:value-type="float" office:value="0.028255255231571" calcext:value-type="float">
            <text:p>0.028255255231571</text:p>
          </table:table-cell>
          <table:table-cell table:style-name="ce4" table:formula="of:=[$Redistribution_central.Q93]" office:value-type="float" office:value="0.0459514471052923" calcext:value-type="float">
            <text:p>0.045951447105292</text:p>
          </table:table-cell>
          <table:table-cell/>
          <table:table-cell table:style-name="ce4" table:formula="of:=[$redistribution_low.N93]" office:value-type="float" office:value="0.0331973559397842" calcext:value-type="float">
            <text:p>0.033197355939784</text:p>
          </table:table-cell>
          <table:table-cell table:style-name="ce4" table:formula="of:=[$redistribution_low.O93]" office:value-type="float" office:value="0.044055713197301" calcext:value-type="float">
            <text:p>0.044055713197301</text:p>
          </table:table-cell>
          <table:table-cell table:style-name="ce4" table:formula="of:=[$redistribution_low.P93]" office:value-type="float" office:value="0.0293736328797285" calcext:value-type="float">
            <text:p>0.029373632879729</text:p>
          </table:table-cell>
          <table:table-cell table:style-name="ce4" table:formula="of:=[$redistribution_low.Q93]" office:value-type="float" office:value="0.0502698637759243" calcext:value-type="float">
            <text:p>0.050269863775924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37344072097427" calcext:value-type="float">
            <text:p>0.037344072097427</text:p>
          </table:table-cell>
          <table:table-cell table:style-name="ce4" table:formula="of:=[$Redistribution_high.O94]" office:value-type="float" office:value="0.0517044873368369" calcext:value-type="float">
            <text:p>0.051704487336837</text:p>
          </table:table-cell>
          <table:table-cell table:style-name="ce4" table:formula="of:=[$Redistribution_high.P94]" office:value-type="float" office:value="0.033824778364032" calcext:value-type="float">
            <text:p>0.033824778364032</text:p>
          </table:table-cell>
          <table:table-cell table:style-name="ce4" table:formula="of:=[$Redistribution_high.Q94]" office:value-type="float" office:value="0.0567666678247902" calcext:value-type="float">
            <text:p>0.05676666782479</text:p>
          </table:table-cell>
          <table:table-cell/>
          <table:table-cell table:style-name="ce4" table:formula="of:=[$Redistribution_central.N94]" office:value-type="float" office:value="0.0317007426923942" calcext:value-type="float">
            <text:p>0.031700742692394</text:p>
          </table:table-cell>
          <table:table-cell table:style-name="ce4" table:formula="of:=[$Redistribution_central.O94]" office:value-type="float" office:value="0.0496866723222469" calcext:value-type="float">
            <text:p>0.049686672322247</text:p>
          </table:table-cell>
          <table:table-cell table:style-name="ce4" table:formula="of:=[$Redistribution_central.P94]" office:value-type="float" office:value="0.0305788305206897" calcext:value-type="float">
            <text:p>0.03057883052069</text:p>
          </table:table-cell>
          <table:table-cell table:style-name="ce4" table:formula="of:=[$Redistribution_central.Q94]" office:value-type="float" office:value="0.0512712293124591" calcext:value-type="float">
            <text:p>0.051271229312459</text:p>
          </table:table-cell>
          <table:table-cell/>
          <table:table-cell table:style-name="ce4" table:formula="of:=[$redistribution_low.N94]" office:value-type="float" office:value="0.0283624165495773" calcext:value-type="float">
            <text:p>0.028362416549577</text:p>
          </table:table-cell>
          <table:table-cell table:style-name="ce4" table:formula="of:=[$redistribution_low.O94]" office:value-type="float" office:value="0.0409016891029997" calcext:value-type="float">
            <text:p>0.040901689103</text:p>
          </table:table-cell>
          <table:table-cell table:style-name="ce4" table:formula="of:=[$redistribution_low.P94]" office:value-type="float" office:value="0.0274562747514852" calcext:value-type="float">
            <text:p>0.027456274751485</text:p>
          </table:table-cell>
          <table:table-cell table:style-name="ce4" table:formula="of:=[$redistribution_low.Q94]" office:value-type="float" office:value="0.0421684946252216" calcext:value-type="float">
            <text:p>0.042168494625222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304208905514212" calcext:value-type="float">
            <text:p>0.030420890551421</text:p>
          </table:table-cell>
          <table:table-cell table:style-name="ce4" table:formula="of:=[$Redistribution_high.O95]" office:value-type="float" office:value="0.0454581124285272" calcext:value-type="float">
            <text:p>0.045458112428527</text:p>
          </table:table-cell>
          <table:table-cell table:style-name="ce4" table:formula="of:=[$Redistribution_high.P95]" office:value-type="float" office:value="0.0297098331706338" calcext:value-type="float">
            <text:p>0.029709833170634</text:p>
          </table:table-cell>
          <table:table-cell table:style-name="ce4" table:formula="of:=[$Redistribution_high.Q95]" office:value-type="float" office:value="0.0462048258175706" calcext:value-type="float">
            <text:p>0.046204825817571</text:p>
          </table:table-cell>
          <table:table-cell/>
          <table:table-cell table:style-name="ce4" table:formula="of:=[$Redistribution_central.N95]" office:value-type="float" office:value="0.0312255842907258" calcext:value-type="float">
            <text:p>0.031225584290726</text:p>
          </table:table-cell>
          <table:table-cell table:style-name="ce4" table:formula="of:=[$Redistribution_central.O95]" office:value-type="float" office:value="0.050694851156326" calcext:value-type="float">
            <text:p>0.050694851156326</text:p>
          </table:table-cell>
          <table:table-cell table:style-name="ce4" table:formula="of:=[$Redistribution_central.P95]" office:value-type="float" office:value="0.0309786211468364" calcext:value-type="float">
            <text:p>0.030978621146836</text:p>
          </table:table-cell>
          <table:table-cell table:style-name="ce4" table:formula="of:=[$Redistribution_central.Q95]" office:value-type="float" office:value="0.0508561807418834" calcext:value-type="float">
            <text:p>0.050856180741883</text:p>
          </table:table-cell>
          <table:table-cell/>
          <table:table-cell table:style-name="ce4" table:formula="of:=[$redistribution_low.N95]" office:value-type="float" office:value="0.0381830351541733" calcext:value-type="float">
            <text:p>0.038183035154173</text:p>
          </table:table-cell>
          <table:table-cell table:style-name="ce4" table:formula="of:=[$redistribution_low.O95]" office:value-type="float" office:value="0.048412895233359" calcext:value-type="float">
            <text:p>0.048412895233359</text:p>
          </table:table-cell>
          <table:table-cell table:style-name="ce4" table:formula="of:=[$redistribution_low.P95]" office:value-type="float" office:value="0.0333088146052501" calcext:value-type="float">
            <text:p>0.03330881460525</text:p>
          </table:table-cell>
          <table:table-cell table:style-name="ce4" table:formula="of:=[$redistribution_low.Q95]" office:value-type="float" office:value="0.0564009836206298" calcext:value-type="float">
            <text:p>0.05640098362063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257755094368602" calcext:value-type="float">
            <text:p>0.02577550943686</text:p>
          </table:table-cell>
          <table:table-cell table:style-name="ce4" table:formula="of:=[$Redistribution_high.O96]" office:value-type="float" office:value="0.0352739295067822" calcext:value-type="float">
            <text:p>0.035273929506782</text:p>
          </table:table-cell>
          <table:table-cell table:style-name="ce4" table:formula="of:=[$Redistribution_high.P96]" office:value-type="float" office:value="0.0233779737654644" calcext:value-type="float">
            <text:p>0.023377973765465</text:p>
          </table:table-cell>
          <table:table-cell table:style-name="ce4" table:formula="of:=[$Redistribution_high.Q96]" office:value-type="float" office:value="0.0388883898348347" calcext:value-type="float">
            <text:p>0.038888389834835</text:p>
          </table:table-cell>
          <table:table-cell/>
          <table:table-cell table:style-name="ce4" table:formula="of:=[$Redistribution_central.N96]" office:value-type="float" office:value="0.0323643860617112" calcext:value-type="float">
            <text:p>0.032364386061711</text:p>
          </table:table-cell>
          <table:table-cell table:style-name="ce4" table:formula="of:=[$Redistribution_central.O96]" office:value-type="float" office:value="0.0471047000893184" calcext:value-type="float">
            <text:p>0.047104700089318</text:p>
          </table:table-cell>
          <table:table-cell table:style-name="ce4" table:formula="of:=[$Redistribution_central.P96]" office:value-type="float" office:value="0.0325706962649575" calcext:value-type="float">
            <text:p>0.032570696264958</text:p>
          </table:table-cell>
          <table:table-cell table:style-name="ce4" table:formula="of:=[$Redistribution_central.Q96]" office:value-type="float" office:value="0.0465201452463354" calcext:value-type="float">
            <text:p>0.046520145246335</text:p>
          </table:table-cell>
          <table:table-cell/>
          <table:table-cell table:style-name="ce4" table:formula="of:=[$redistribution_low.N96]" office:value-type="float" office:value="0.0390927448380655" calcext:value-type="float">
            <text:p>0.039092744838066</text:p>
          </table:table-cell>
          <table:table-cell table:style-name="ce4" table:formula="of:=[$redistribution_low.O96]" office:value-type="float" office:value="0.0514803627638593" calcext:value-type="float">
            <text:p>0.051480362763859</text:p>
          </table:table-cell>
          <table:table-cell table:style-name="ce4" table:formula="of:=[$redistribution_low.P96]" office:value-type="float" office:value="0.0330904385763269" calcext:value-type="float">
            <text:p>0.033090438576327</text:p>
          </table:table-cell>
          <table:table-cell table:style-name="ce4" table:formula="of:=[$redistribution_low.Q96]" office:value-type="float" office:value="0.0613416452094791" calcext:value-type="float">
            <text:p>0.061341645209479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29287637545403" calcext:value-type="float">
            <text:p>0.029287637545403</text:p>
          </table:table-cell>
          <table:table-cell table:style-name="ce4" table:formula="of:=[$Redistribution_high.O97]" office:value-type="float" office:value="0.0458046039622976" calcext:value-type="float">
            <text:p>0.045804603962298</text:p>
          </table:table-cell>
          <table:table-cell table:style-name="ce4" table:formula="of:=[$Redistribution_high.P97]" office:value-type="float" office:value="0.0284324662995384" calcext:value-type="float">
            <text:p>0.028432466299538</text:p>
          </table:table-cell>
          <table:table-cell table:style-name="ce4" table:formula="of:=[$Redistribution_high.Q97]" office:value-type="float" office:value="0.0468336621972325" calcext:value-type="float">
            <text:p>0.046833662197233</text:p>
          </table:table-cell>
          <table:table-cell/>
          <table:table-cell table:style-name="ce4" table:formula="of:=[$Redistribution_central.N97]" office:value-type="float" office:value="0.0265837008227803" calcext:value-type="float">
            <text:p>0.02658370082278</text:p>
          </table:table-cell>
          <table:table-cell table:style-name="ce4" table:formula="of:=[$Redistribution_central.O97]" office:value-type="float" office:value="0.0359736189155952" calcext:value-type="float">
            <text:p>0.035973618915595</text:p>
          </table:table-cell>
          <table:table-cell table:style-name="ce4" table:formula="of:=[$Redistribution_central.P97]" office:value-type="float" office:value="0.0261789230854688" calcext:value-type="float">
            <text:p>0.026178923085469</text:p>
          </table:table-cell>
          <table:table-cell table:style-name="ce4" table:formula="of:=[$Redistribution_central.Q97]" office:value-type="float" office:value="0.0365670942494886" calcext:value-type="float">
            <text:p>0.036567094249489</text:p>
          </table:table-cell>
          <table:table-cell/>
          <table:table-cell table:style-name="ce4" table:formula="of:=[$redistribution_low.N97]" office:value-type="float" office:value="0.034440462505331" calcext:value-type="float">
            <text:p>0.034440462505331</text:p>
          </table:table-cell>
          <table:table-cell table:style-name="ce4" table:formula="of:=[$redistribution_low.O97]" office:value-type="float" office:value="0.0518399541861017" calcext:value-type="float">
            <text:p>0.051839954186102</text:p>
          </table:table-cell>
          <table:table-cell table:style-name="ce4" table:formula="of:=[$redistribution_low.P97]" office:value-type="float" office:value="0.0329021893396072" calcext:value-type="float">
            <text:p>0.032902189339607</text:p>
          </table:table-cell>
          <table:table-cell table:style-name="ce4" table:formula="of:=[$redistribution_low.Q97]" office:value-type="float" office:value="0.0542279595510238" calcext:value-type="float">
            <text:p>0.054227959551024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29099632563246" calcext:value-type="float">
            <text:p>0.029099632563246</text:p>
          </table:table-cell>
          <table:table-cell table:style-name="ce4" table:formula="of:=[$Redistribution_high.O98]" office:value-type="float" office:value="0.0431852343144244" calcext:value-type="float">
            <text:p>0.043185234314425</text:p>
          </table:table-cell>
          <table:table-cell table:style-name="ce4" table:formula="of:=[$Redistribution_high.P98]" office:value-type="float" office:value="0.0280223303704262" calcext:value-type="float">
            <text:p>0.028022330370426</text:p>
          </table:table-cell>
          <table:table-cell table:style-name="ce4" table:formula="of:=[$Redistribution_high.Q98]" office:value-type="float" office:value="0.0445648987926673" calcext:value-type="float">
            <text:p>0.044564898792667</text:p>
          </table:table-cell>
          <table:table-cell/>
          <table:table-cell table:style-name="ce4" table:formula="of:=[$Redistribution_central.N98]" office:value-type="float" office:value="0.0287470966929539" calcext:value-type="float">
            <text:p>0.028747096692954</text:p>
          </table:table-cell>
          <table:table-cell table:style-name="ce4" table:formula="of:=[$Redistribution_central.O98]" office:value-type="float" office:value="0.0388961579256623" calcext:value-type="float">
            <text:p>0.038896157925662</text:p>
          </table:table-cell>
          <table:table-cell table:style-name="ce4" table:formula="of:=[$Redistribution_central.P98]" office:value-type="float" office:value="0.0281538336075161" calcext:value-type="float">
            <text:p>0.028153833607516</text:p>
          </table:table-cell>
          <table:table-cell table:style-name="ce4" table:formula="of:=[$Redistribution_central.Q98]" office:value-type="float" office:value="0.0398201846644241" calcext:value-type="float">
            <text:p>0.039820184664424</text:p>
          </table:table-cell>
          <table:table-cell/>
          <table:table-cell table:style-name="ce4" table:formula="of:=[$redistribution_low.N98]" office:value-type="float" office:value="0.0369687311277968" calcext:value-type="float">
            <text:p>0.036968731127797</text:p>
          </table:table-cell>
          <table:table-cell table:style-name="ce4" table:formula="of:=[$redistribution_low.O98]" office:value-type="float" office:value="0.0504972919634003" calcext:value-type="float">
            <text:p>0.0504972919634</text:p>
          </table:table-cell>
          <table:table-cell table:style-name="ce4" table:formula="of:=[$redistribution_low.P98]" office:value-type="float" office:value="0.0342108899835253" calcext:value-type="float">
            <text:p>0.034210889983525</text:p>
          </table:table-cell>
          <table:table-cell table:style-name="ce4" table:formula="of:=[$redistribution_low.Q98]" office:value-type="float" office:value="0.0549548065412004" calcext:value-type="float">
            <text:p>0.0549548065412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280923499812894" calcext:value-type="float">
            <text:p>0.02809234998129</text:p>
          </table:table-cell>
          <table:table-cell table:style-name="ce4" table:formula="of:=[$Redistribution_high.O99]" office:value-type="float" office:value="0.041443228706754" calcext:value-type="float">
            <text:p>0.041443228706754</text:p>
          </table:table-cell>
          <table:table-cell table:style-name="ce4" table:formula="of:=[$Redistribution_high.P99]" office:value-type="float" office:value="0.025562751329386" calcext:value-type="float">
            <text:p>0.025562751329386</text:p>
          </table:table-cell>
          <table:table-cell table:style-name="ce4" table:formula="of:=[$Redistribution_high.Q99]" office:value-type="float" office:value="0.0454890487834266" calcext:value-type="float">
            <text:p>0.045489048783427</text:p>
          </table:table-cell>
          <table:table-cell/>
          <table:table-cell table:style-name="ce4" table:formula="of:=[$Redistribution_central.N99]" office:value-type="float" office:value="0.0298217537913847" calcext:value-type="float">
            <text:p>0.029821753791385</text:p>
          </table:table-cell>
          <table:table-cell table:style-name="ce4" table:formula="of:=[$Redistribution_central.O99]" office:value-type="float" office:value="0.04099124212337" calcext:value-type="float">
            <text:p>0.04099124212337</text:p>
          </table:table-cell>
          <table:table-cell table:style-name="ce4" table:formula="of:=[$Redistribution_central.P99]" office:value-type="float" office:value="0.0289648188013383" calcext:value-type="float">
            <text:p>0.028964818801338</text:p>
          </table:table-cell>
          <table:table-cell table:style-name="ce4" table:formula="of:=[$Redistribution_central.Q99]" office:value-type="float" office:value="0.0424184110863954" calcext:value-type="float">
            <text:p>0.042418411086395</text:p>
          </table:table-cell>
          <table:table-cell/>
          <table:table-cell table:style-name="ce4" table:formula="of:=[$redistribution_low.N99]" office:value-type="float" office:value="0.03685634388824" calcext:value-type="float">
            <text:p>0.03685634388824</text:p>
          </table:table-cell>
          <table:table-cell table:style-name="ce4" table:formula="of:=[$redistribution_low.O99]" office:value-type="float" office:value="0.0521433995228877" calcext:value-type="float">
            <text:p>0.052143399522888</text:p>
          </table:table-cell>
          <table:table-cell table:style-name="ce4" table:formula="of:=[$redistribution_low.P99]" office:value-type="float" office:value="0.0330070954997024" calcext:value-type="float">
            <text:p>0.033007095499702</text:p>
          </table:table-cell>
          <table:table-cell table:style-name="ce4" table:formula="of:=[$redistribution_low.Q99]" office:value-type="float" office:value="0.058636693022292" calcext:value-type="float">
            <text:p>0.058636693022292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241869033376958" calcext:value-type="float">
            <text:p>0.024186903337696</text:p>
          </table:table-cell>
          <table:table-cell table:style-name="ce4" table:formula="of:=[$Redistribution_high.O100]" office:value-type="float" office:value="0.0360899237236318" calcext:value-type="float">
            <text:p>0.036089923723632</text:p>
          </table:table-cell>
          <table:table-cell table:style-name="ce4" table:formula="of:=[$Redistribution_high.P100]" office:value-type="float" office:value="0.0220437535895479" calcext:value-type="float">
            <text:p>0.022043753589548</text:p>
          </table:table-cell>
          <table:table-cell table:style-name="ce4" table:formula="of:=[$Redistribution_high.Q100]" office:value-type="float" office:value="0.0394943736635453" calcext:value-type="float">
            <text:p>0.039494373663545</text:p>
          </table:table-cell>
          <table:table-cell/>
          <table:table-cell table:style-name="ce4" table:formula="of:=[$Redistribution_central.N100]" office:value-type="float" office:value="0.0327891605094276" calcext:value-type="float">
            <text:p>0.032789160509428</text:p>
          </table:table-cell>
          <table:table-cell table:style-name="ce4" table:formula="of:=[$Redistribution_central.O100]" office:value-type="float" office:value="0.0418228104347869" calcext:value-type="float">
            <text:p>0.041822810434787</text:p>
          </table:table-cell>
          <table:table-cell table:style-name="ce4" table:formula="of:=[$Redistribution_central.P100]" office:value-type="float" office:value="0.0295310599986403" calcext:value-type="float">
            <text:p>0.02953105999864</text:p>
          </table:table-cell>
          <table:table-cell table:style-name="ce4" table:formula="of:=[$Redistribution_central.Q100]" office:value-type="float" office:value="0.0476080691228474" calcext:value-type="float">
            <text:p>0.047608069122847</text:p>
          </table:table-cell>
          <table:table-cell/>
          <table:table-cell table:style-name="ce4" table:formula="of:=[$redistribution_low.N100]" office:value-type="float" office:value="0.0309227545982736" calcext:value-type="float">
            <text:p>0.030922754598274</text:p>
          </table:table-cell>
          <table:table-cell table:style-name="ce4" table:formula="of:=[$redistribution_low.O100]" office:value-type="float" office:value="0.0394145406467687" calcext:value-type="float">
            <text:p>0.039414540646769</text:p>
          </table:table-cell>
          <table:table-cell table:style-name="ce4" table:formula="of:=[$redistribution_low.P100]" office:value-type="float" office:value="0.0262465801741573" calcext:value-type="float">
            <text:p>0.026246580174157</text:p>
          </table:table-cell>
          <table:table-cell table:style-name="ce4" table:formula="of:=[$redistribution_low.Q100]" office:value-type="float" office:value="0.0472477670302424" calcext:value-type="float">
            <text:p>0.047247767030242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241001029954851" calcext:value-type="float">
            <text:p>0.024100102995485</text:p>
          </table:table-cell>
          <table:table-cell table:style-name="ce4" table:formula="of:=[$Redistribution_high.O101]" office:value-type="float" office:value="0.0361465926653613" calcext:value-type="float">
            <text:p>0.036146592665361</text:p>
          </table:table-cell>
          <table:table-cell table:style-name="ce4" table:formula="of:=[$Redistribution_high.P101]" office:value-type="float" office:value="0.0224819059788177" calcext:value-type="float">
            <text:p>0.022481905978818</text:p>
          </table:table-cell>
          <table:table-cell table:style-name="ce4" table:formula="of:=[$Redistribution_high.Q101]" office:value-type="float" office:value="0.0386247080006246" calcext:value-type="float">
            <text:p>0.038624708000625</text:p>
          </table:table-cell>
          <table:table-cell/>
          <table:table-cell table:style-name="ce4" table:formula="of:=[$Redistribution_central.N101]" office:value-type="float" office:value="0.0307770292402582" calcext:value-type="float">
            <text:p>0.030777029240258</text:p>
          </table:table-cell>
          <table:table-cell table:style-name="ce4" table:formula="of:=[$Redistribution_central.O101]" office:value-type="float" office:value="0.0413123951566824" calcext:value-type="float">
            <text:p>0.041312395156683</text:p>
          </table:table-cell>
          <table:table-cell table:style-name="ce4" table:formula="of:=[$Redistribution_central.P101]" office:value-type="float" office:value="0.030350732003277" calcext:value-type="float">
            <text:p>0.030350732003277</text:p>
          </table:table-cell>
          <table:table-cell table:style-name="ce4" table:formula="of:=[$Redistribution_central.Q101]" office:value-type="float" office:value="0.0420069624760104" calcext:value-type="float">
            <text:p>0.04200696247601</text:p>
          </table:table-cell>
          <table:table-cell/>
          <table:table-cell table:style-name="ce4" table:formula="of:=[$redistribution_low.N101]" office:value-type="float" office:value="0.0322744746644621" calcext:value-type="float">
            <text:p>0.032274474664462</text:p>
          </table:table-cell>
          <table:table-cell table:style-name="ce4" table:formula="of:=[$redistribution_low.O101]" office:value-type="float" office:value="0.0494272350366014" calcext:value-type="float">
            <text:p>0.049427235036602</text:p>
          </table:table-cell>
          <table:table-cell table:style-name="ce4" table:formula="of:=[$redistribution_low.P101]" office:value-type="float" office:value="0.0307865834934062" calcext:value-type="float">
            <text:p>0.030786583493406</text:p>
          </table:table-cell>
          <table:table-cell table:style-name="ce4" table:formula="of:=[$redistribution_low.Q101]" office:value-type="float" office:value="0.052069249047607" calcext:value-type="float">
            <text:p>0.052069249047607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232852634775739" calcext:value-type="float">
            <text:p>0.023285263477574</text:p>
          </table:table-cell>
          <table:table-cell table:style-name="ce4" table:formula="of:=[$Redistribution_high.O102]" office:value-type="float" office:value="0.0353953587934877" calcext:value-type="float">
            <text:p>0.035395358793488</text:p>
          </table:table-cell>
          <table:table-cell table:style-name="ce4" table:formula="of:=[$Redistribution_high.P102]" office:value-type="float" office:value="0.0220819211510836" calcext:value-type="float">
            <text:p>0.022081921151084</text:p>
          </table:table-cell>
          <table:table-cell table:style-name="ce4" table:formula="of:=[$Redistribution_high.Q102]" office:value-type="float" office:value="0.0370985579137169" calcext:value-type="float">
            <text:p>0.037098557913717</text:p>
          </table:table-cell>
          <table:table-cell/>
          <table:table-cell table:style-name="ce4" table:formula="of:=[$Redistribution_central.N102]" office:value-type="float" office:value="0.0306683716323935" calcext:value-type="float">
            <text:p>0.030668371632394</text:p>
          </table:table-cell>
          <table:table-cell table:style-name="ce4" table:formula="of:=[$Redistribution_central.O102]" office:value-type="float" office:value="0.0419627395740154" calcext:value-type="float">
            <text:p>0.041962739574015</text:p>
          </table:table-cell>
          <table:table-cell table:style-name="ce4" table:formula="of:=[$Redistribution_central.P102]" office:value-type="float" office:value="0.0291510603797038" calcext:value-type="float">
            <text:p>0.029151060379704</text:p>
          </table:table-cell>
          <table:table-cell table:style-name="ce4" table:formula="of:=[$Redistribution_central.Q102]" office:value-type="float" office:value="0.0445929488730561" calcext:value-type="float">
            <text:p>0.044592948873056</text:p>
          </table:table-cell>
          <table:table-cell/>
          <table:table-cell table:style-name="ce4" table:formula="of:=[$redistribution_low.N102]" office:value-type="float" office:value="0.0348261439296942" calcext:value-type="float">
            <text:p>0.034826143929694</text:p>
          </table:table-cell>
          <table:table-cell table:style-name="ce4" table:formula="of:=[$redistribution_low.O102]" office:value-type="float" office:value="0.0500262953560866" calcext:value-type="float">
            <text:p>0.050026295356087</text:p>
          </table:table-cell>
          <table:table-cell table:style-name="ce4" table:formula="of:=[$redistribution_low.P102]" office:value-type="float" office:value="0.0329929176573841" calcext:value-type="float">
            <text:p>0.032992917657384</text:p>
          </table:table-cell>
          <table:table-cell table:style-name="ce4" table:formula="of:=[$redistribution_low.Q102]" office:value-type="float" office:value="0.0532879842116262" calcext:value-type="float">
            <text:p>0.053287984211626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264295376956283" calcext:value-type="float">
            <text:p>0.026429537695628</text:p>
          </table:table-cell>
          <table:table-cell table:style-name="ce4" table:formula="of:=[$Redistribution_high.O103]" office:value-type="float" office:value="0.043598970837101" calcext:value-type="float">
            <text:p>0.043598970837101</text:p>
          </table:table-cell>
          <table:table-cell table:style-name="ce4" table:formula="of:=[$Redistribution_high.P103]" office:value-type="float" office:value="0.0257468677743417" calcext:value-type="float">
            <text:p>0.025746867774342</text:p>
          </table:table-cell>
          <table:table-cell table:style-name="ce4" table:formula="of:=[$Redistribution_high.Q103]" office:value-type="float" office:value="0.0444442128964118" calcext:value-type="float">
            <text:p>0.044444212896412</text:p>
          </table:table-cell>
          <table:table-cell/>
          <table:table-cell table:style-name="ce4" table:formula="of:=[$Redistribution_central.N103]" office:value-type="float" office:value="0.0336252202375941" calcext:value-type="float">
            <text:p>0.033625220237594</text:p>
          </table:table-cell>
          <table:table-cell table:style-name="ce4" table:formula="of:=[$Redistribution_central.O103]" office:value-type="float" office:value="0.04212346736776" calcext:value-type="float">
            <text:p>0.04212346736776</text:p>
          </table:table-cell>
          <table:table-cell table:style-name="ce4" table:formula="of:=[$Redistribution_central.P103]" office:value-type="float" office:value="0.032788633012055" calcext:value-type="float">
            <text:p>0.032788633012055</text:p>
          </table:table-cell>
          <table:table-cell table:style-name="ce4" table:formula="of:=[$Redistribution_central.Q103]" office:value-type="float" office:value="0.0435479576779148" calcext:value-type="float">
            <text:p>0.043547957677915</text:p>
          </table:table-cell>
          <table:table-cell/>
          <table:table-cell table:style-name="ce4" table:formula="of:=[$redistribution_low.N103]" office:value-type="float" office:value="0.029221084264578" calcext:value-type="float">
            <text:p>0.029221084264578</text:p>
          </table:table-cell>
          <table:table-cell table:style-name="ce4" table:formula="of:=[$redistribution_low.O103]" office:value-type="float" office:value="0.0422804912861449" calcext:value-type="float">
            <text:p>0.042280491286145</text:p>
          </table:table-cell>
          <table:table-cell table:style-name="ce4" table:formula="of:=[$redistribution_low.P103]" office:value-type="float" office:value="0.0274912910357336" calcext:value-type="float">
            <text:p>0.027491291035734</text:p>
          </table:table-cell>
          <table:table-cell table:style-name="ce4" table:formula="of:=[$redistribution_low.Q103]" office:value-type="float" office:value="0.045352637582245" calcext:value-type="float">
            <text:p>0.045352637582245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308371813741357" calcext:value-type="float">
            <text:p>0.030837181374136</text:p>
          </table:table-cell>
          <table:table-cell table:style-name="ce4" table:formula="of:=[$Redistribution_high.O104]" office:value-type="float" office:value="0.0448215744663636" calcext:value-type="float">
            <text:p>0.044821574466364</text:p>
          </table:table-cell>
          <table:table-cell table:style-name="ce4" table:formula="of:=[$Redistribution_high.P104]" office:value-type="float" office:value="0.0292862451972569" calcext:value-type="float">
            <text:p>0.029286245197257</text:p>
          </table:table-cell>
          <table:table-cell table:style-name="ce4" table:formula="of:=[$Redistribution_high.Q104]" office:value-type="float" office:value="0.0472005701431499" calcext:value-type="float">
            <text:p>0.04720057014315</text:p>
          </table:table-cell>
          <table:table-cell/>
          <table:table-cell table:style-name="ce4" table:formula="of:=[$Redistribution_central.N104]" office:value-type="float" office:value="0.033415944985761" calcext:value-type="float">
            <text:p>0.033415944985761</text:p>
          </table:table-cell>
          <table:table-cell table:style-name="ce4" table:formula="of:=[$Redistribution_central.O104]" office:value-type="float" office:value="0.0399331068977428" calcext:value-type="float">
            <text:p>0.039933106897743</text:p>
          </table:table-cell>
          <table:table-cell table:style-name="ce4" table:formula="of:=[$Redistribution_central.P104]" office:value-type="float" office:value="0.0327897492714526" calcext:value-type="float">
            <text:p>0.032789749271453</text:p>
          </table:table-cell>
          <table:table-cell table:style-name="ce4" table:formula="of:=[$Redistribution_central.Q104]" office:value-type="float" office:value="0.0409950142107763" calcext:value-type="float">
            <text:p>0.040995014210776</text:p>
          </table:table-cell>
          <table:table-cell/>
          <table:table-cell table:style-name="ce4" table:formula="of:=[$redistribution_low.N104]" office:value-type="float" office:value="0.0307062027872002" calcext:value-type="float">
            <text:p>0.0307062027872</text:p>
          </table:table-cell>
          <table:table-cell table:style-name="ce4" table:formula="of:=[$redistribution_low.O104]" office:value-type="float" office:value="0.038729784732095" calcext:value-type="float">
            <text:p>0.038729784732095</text:p>
          </table:table-cell>
          <table:table-cell table:style-name="ce4" table:formula="of:=[$redistribution_low.P104]" office:value-type="float" office:value="0.0287100457133117" calcext:value-type="float">
            <text:p>0.028710045713312</text:p>
          </table:table-cell>
          <table:table-cell table:style-name="ce4" table:formula="of:=[$redistribution_low.Q104]" office:value-type="float" office:value="0.042331305753437" calcext:value-type="float">
            <text:p>0.042331305753437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294879230040325" calcext:value-type="float">
            <text:p>0.029487923004033</text:p>
          </table:table-cell>
          <table:table-cell table:style-name="ce4" table:formula="of:=[$Redistribution_high.O105]" office:value-type="float" office:value="0.0392595282051324" calcext:value-type="float">
            <text:p>0.039259528205133</text:p>
          </table:table-cell>
          <table:table-cell table:style-name="ce4" table:formula="of:=[$Redistribution_high.P105]" office:value-type="float" office:value="0.0271418259839705" calcext:value-type="float">
            <text:p>0.027141825983971</text:p>
          </table:table-cell>
          <table:table-cell table:style-name="ce4" table:formula="of:=[$Redistribution_high.Q105]" office:value-type="float" office:value="0.0432556228174837" calcext:value-type="float">
            <text:p>0.043255622817484</text:p>
          </table:table-cell>
          <table:table-cell/>
          <table:table-cell table:style-name="ce4" table:formula="of:=[$Redistribution_central.N105]" office:value-type="float" office:value="0.0313694584088062" calcext:value-type="float">
            <text:p>0.031369458408806</text:p>
          </table:table-cell>
          <table:table-cell table:style-name="ce4" table:formula="of:=[$Redistribution_central.O105]" office:value-type="float" office:value="0.0415660048861654" calcext:value-type="float">
            <text:p>0.041566004886165</text:p>
          </table:table-cell>
          <table:table-cell table:style-name="ce4" table:formula="of:=[$Redistribution_central.P105]" office:value-type="float" office:value="0.0308878108616441" calcext:value-type="float">
            <text:p>0.030887810861644</text:p>
          </table:table-cell>
          <table:table-cell table:style-name="ce4" table:formula="of:=[$Redistribution_central.Q105]" office:value-type="float" office:value="0.0423338371500094" calcext:value-type="float">
            <text:p>0.04233383715001</text:p>
          </table:table-cell>
          <table:table-cell/>
          <table:table-cell table:style-name="ce4" table:formula="of:=[$redistribution_low.N105]" office:value-type="float" office:value="0.0334259165311432" calcext:value-type="float">
            <text:p>0.033425916531143</text:p>
          </table:table-cell>
          <table:table-cell table:style-name="ce4" table:formula="of:=[$redistribution_low.O105]" office:value-type="float" office:value="0.0439304457091243" calcext:value-type="float">
            <text:p>0.043930445709124</text:p>
          </table:table-cell>
          <table:table-cell table:style-name="ce4" table:formula="of:=[$redistribution_low.P105]" office:value-type="float" office:value="0.0309638762488852" calcext:value-type="float">
            <text:p>0.030963876248885</text:p>
          </table:table-cell>
          <table:table-cell table:style-name="ce4" table:formula="of:=[$redistribution_low.Q105]" office:value-type="float" office:value="0.0485510368044812" calcext:value-type="float">
            <text:p>0.048551036804481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1983883702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223917857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1983883702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223917857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5" calcext:value-type="percentage">
            <text:p>2.83%</text:p>
          </table:table-cell>
          <table:table-cell table:style-name="ce12" table:formula="of:=AVERAGE([$'Bottom 10% share'.D9:.D12])" office:value-type="percentage" office:value="0.0274657791619457" calcext:value-type="percentage">
            <text:p>2.75%</text:p>
          </table:table-cell>
          <table:table-cell table:style-name="ce12" table:formula="of:=AVERAGE([$'Bottom 10% share'.E9:.E12])" office:value-type="percentage" office:value="0.040869755037014" calcext:value-type="percentage">
            <text:p>4.09%</text:p>
          </table:table-cell>
          <table:table-cell table:style-name="ce12" table:formula="of:=AVERAGE([$'Bottom 10% share'.B9:.B12])" office:value-type="percentage" office:value="0.0370315109469702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2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5" calcext:value-type="percentage">
            <text:p>2.83%</text:p>
          </table:table-cell>
          <table:table-cell table:style-name="ce12" table:formula="of:=AVERAGE([$'Bottom 10% share'.N9:.N12])" office:value-type="percentage" office:value="0.0274657791619457" calcext:value-type="percentage">
            <text:p>2.75%</text:p>
          </table:table-cell>
          <table:table-cell table:style-name="ce12" table:formula="of:=AVERAGE([$'Bottom 10% share'.O9:.O12])" office:value-type="percentage" office:value="0.040869755037014" calcext:value-type="percentage">
            <text:p>4.09%</text:p>
          </table:table-cell>
          <table:table-cell table:style-name="ce12" table:formula="of:=AVERAGE([$'Bottom 10% share'.L9:.L12])" office:value-type="percentage" office:value="0.0370315109469702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.86%</text:p>
          </table:table-cell>
          <table:table-cell table:style-name="ce12" table:formula="of:=AVERAGE([$'Bottom 10% share'.D13:.D16])" office:value-type="percentage" office:value="0.0280668279403028" calcext:value-type="percentage">
            <text:p>2.81%</text:p>
          </table:table-cell>
          <table:table-cell table:style-name="ce12" table:formula="of:=AVERAGE([$'Bottom 10% share'.E13:.E16])" office:value-type="percentage" office:value="0.0412212822751047" calcext:value-type="percentage">
            <text:p>4.12%</text:p>
          </table:table-cell>
          <table:table-cell table:style-name="ce12" table:formula="of:=AVERAGE([$'Bottom 10% share'.B13:.B16])" office:value-type="percentage" office:value="0.0375617961647203" calcext:value-type="percentage">
            <text:p>3.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279403028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17961647203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3" calcext:value-type="percentage">
            <text:p>3.01%</text:p>
          </table:table-cell>
          <table:table-cell table:style-name="ce12" table:formula="of:=AVERAGE([$'Bottom 10% share'.D17:.D20])" office:value-type="percentage" office:value="0.0292353490773382" calcext:value-type="percentage">
            <text:p>2.92%</text:p>
          </table:table-cell>
          <table:table-cell table:style-name="ce12" table:formula="of:=AVERAGE([$'Bottom 10% share'.E17:.E20])" office:value-type="percentage" office:value="0.0434179979464282" calcext:value-type="percentage">
            <text:p>4.34%</text:p>
          </table:table-cell>
          <table:table-cell table:style-name="ce12" table:formula="of:=AVERAGE([$'Bottom 10% share'.B17:.B20])" office:value-type="percentage" office:value="0.0393521007087717" calcext:value-type="percentage">
            <text:p>3.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07733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7087717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3490773382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100708771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.02%</text:p>
          </table:table-cell>
          <table:table-cell table:style-name="ce12" table:formula="of:=AVERAGE([$'Bottom 10% share'.D21:.D24])" office:value-type="percentage" office:value="0.0295157879880747" calcext:value-type="percentage">
            <text:p>2.95%</text:p>
          </table:table-cell>
          <table:table-cell table:style-name="ce12" table:formula="of:=AVERAGE([$'Bottom 10% share'.E21:.E24])" office:value-type="percentage" office:value="0.0446313771918648" calcext:value-type="percentage">
            <text:p>4.46%</text:p>
          </table:table-cell>
          <table:table-cell table:style-name="ce12" table:formula="of:=AVERAGE([$'Bottom 10% share'.B21:.B24])" office:value-type="percentage" office:value="0.0404074906994769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431378348" calcext:value-type="percentage">
            <text:p>4.46%</text:p>
          </table:table-cell>
          <table:table-cell table:style-name="ce12" table:formula="of:=AVERAGE([$'Bottom 10% share'.G21:.G24])" office:value-type="percentage" office:value="0.0404046148560179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7879900944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4907020855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04840101940395" calcext:value-type="percentage">
            <text:p>3.05%</text:p>
          </table:table-cell>
          <table:table-cell table:style-name="ce12" table:formula="of:=AVERAGE([$'Bottom 10% share'.D25:.D28])" office:value-type="percentage" office:value="0.0293121012895905" calcext:value-type="percentage">
            <text:p>2.93%</text:p>
          </table:table-cell>
          <table:table-cell table:style-name="ce12" table:formula="of:=AVERAGE([$'Bottom 10% share'.E25:.E28])" office:value-type="percentage" office:value="0.0461450444029656" calcext:value-type="percentage">
            <text:p>4.61%</text:p>
          </table:table-cell>
          <table:table-cell table:style-name="ce12" table:formula="of:=AVERAGE([$'Bottom 10% share'.B25:.B28])" office:value-type="percentage" office:value="0.0405346174134173" calcext:value-type="percentage">
            <text:p>4.05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4412753571393" calcext:value-type="percentage">
            <text:p>3.04%</text:p>
          </table:table-cell>
          <table:table-cell table:style-name="ce12" table:formula="of:=AVERAGE([$'Bottom 10% share'.I25:.I28])" office:value-type="percentage" office:value="0.0292850577206878" calcext:value-type="percentage">
            <text:p>2.93%</text:p>
          </table:table-cell>
          <table:table-cell table:style-name="ce12" table:formula="of:=AVERAGE([$'Bottom 10% share'.J25:.J28])" office:value-type="percentage" office:value="0.0460483341826261" calcext:value-type="percentage">
            <text:p>4.60%</text:p>
          </table:table-cell>
          <table:table-cell table:style-name="ce12" table:formula="of:=AVERAGE([$'Bottom 10% share'.G25:.G28])" office:value-type="percentage" office:value="0.0404784280322094" calcext:value-type="percentage">
            <text:p>4.05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0471925326127" calcext:value-type="percentage">
            <text:p>3.05%</text:p>
          </table:table-cell>
          <table:table-cell table:style-name="ce12" table:formula="of:=AVERAGE([$'Bottom 10% share'.N25:.N28])" office:value-type="percentage" office:value="0.0293110242325559" calcext:value-type="percentage">
            <text:p>2.93%</text:p>
          </table:table-cell>
          <table:table-cell table:style-name="ce12" table:formula="of:=AVERAGE([$'Bottom 10% share'.O25:.O28])" office:value-type="percentage" office:value="0.0460812407295179" calcext:value-type="percentage">
            <text:p>4.61%</text:p>
          </table:table-cell>
          <table:table-cell table:style-name="ce12" table:formula="of:=AVERAGE([$'Bottom 10% share'.L25:.L28])" office:value-type="percentage" office:value="0.0405095150290996" calcext:value-type="percentage">
            <text:p>4.05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09449459414484" calcext:value-type="percentage">
            <text:p>3.09%</text:p>
          </table:table-cell>
          <table:table-cell table:style-name="ce12" table:formula="of:=AVERAGE([$'Bottom 10% share'.D29:.D32])" office:value-type="percentage" office:value="0.0296497762932405" calcext:value-type="percentage">
            <text:p>2.96%</text:p>
          </table:table-cell>
          <table:table-cell table:style-name="ce12" table:formula="of:=AVERAGE([$'Bottom 10% share'.E29:.E32])" office:value-type="percentage" office:value="0.0460388449267989" calcext:value-type="percentage">
            <text:p>4.60%</text:p>
          </table:table-cell>
          <table:table-cell table:style-name="ce12" table:formula="of:=AVERAGE([$'Bottom 10% share'.B29:.B32])" office:value-type="percentage" office:value="0.04052257534174" calcext:value-type="percentage">
            <text:p>4.05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09461533532174" calcext:value-type="percentage">
            <text:p>3.09%</text:p>
          </table:table-cell>
          <table:table-cell table:style-name="ce12" table:formula="of:=AVERAGE([$'Bottom 10% share'.I29:.I32])" office:value-type="percentage" office:value="0.0296897937725425" calcext:value-type="percentage">
            <text:p>2.97%</text:p>
          </table:table-cell>
          <table:table-cell table:style-name="ce12" table:formula="of:=AVERAGE([$'Bottom 10% share'.J29:.J32])" office:value-type="percentage" office:value="0.0459819367279556" calcext:value-type="percentage">
            <text:p>4.60%</text:p>
          </table:table-cell>
          <table:table-cell table:style-name="ce12" table:formula="of:=AVERAGE([$'Bottom 10% share'.G29:.G32])" office:value-type="percentage" office:value="0.0405260528770404" calcext:value-type="percentage">
            <text:p>4.05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08055001466726" calcext:value-type="percentage">
            <text:p>3.08%</text:p>
          </table:table-cell>
          <table:table-cell table:style-name="ce12" table:formula="of:=AVERAGE([$'Bottom 10% share'.N29:.N32])" office:value-type="percentage" office:value="0.0295918821483779" calcext:value-type="percentage">
            <text:p>2.96%</text:p>
          </table:table-cell>
          <table:table-cell table:style-name="ce12" table:formula="of:=AVERAGE([$'Bottom 10% share'.O29:.O32])" office:value-type="percentage" office:value="0.0459394605789077" calcext:value-type="percentage">
            <text:p>4.59%</text:p>
          </table:table-cell>
          <table:table-cell table:style-name="ce12" table:formula="of:=AVERAGE([$'Bottom 10% share'.L29:.L32])" office:value-type="percentage" office:value="0.0405114477298021" calcext:value-type="percentage">
            <text:p>4.05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34257865165907" calcext:value-type="percentage">
            <text:p>3.34%</text:p>
          </table:table-cell>
          <table:table-cell table:style-name="ce12" table:formula="of:=AVERAGE([$'Bottom 10% share'.D33:.D36])" office:value-type="percentage" office:value="0.0297011182880761" calcext:value-type="percentage">
            <text:p>2.97%</text:p>
          </table:table-cell>
          <table:table-cell table:style-name="ce12" table:formula="of:=AVERAGE([$'Bottom 10% share'.E33:.E36])" office:value-type="percentage" office:value="0.0493204929259416" calcext:value-type="percentage">
            <text:p>4.93%</text:p>
          </table:table-cell>
          <table:table-cell table:style-name="ce12" table:formula="of:=AVERAGE([$'Bottom 10% share'.B33:.B36])" office:value-type="percentage" office:value="0.0411558470271491" calcext:value-type="percentage">
            <text:p>4.12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34673346407392" calcext:value-type="percentage">
            <text:p>3.35%</text:p>
          </table:table-cell>
          <table:table-cell table:style-name="ce12" table:formula="of:=AVERAGE([$'Bottom 10% share'.I33:.I36])" office:value-type="percentage" office:value="0.0297028502870346" calcext:value-type="percentage">
            <text:p>2.97%</text:p>
          </table:table-cell>
          <table:table-cell table:style-name="ce12" table:formula="of:=AVERAGE([$'Bottom 10% share'.J33:.J36])" office:value-type="percentage" office:value="0.0493132676440374" calcext:value-type="percentage">
            <text:p>4.93%</text:p>
          </table:table-cell>
          <table:table-cell table:style-name="ce12" table:formula="of:=AVERAGE([$'Bottom 10% share'.G33:.G36])" office:value-type="percentage" office:value="0.0411237839236232" calcext:value-type="percentage">
            <text:p>4.11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32596724523752" calcext:value-type="percentage">
            <text:p>3.33%</text:p>
          </table:table-cell>
          <table:table-cell table:style-name="ce12" table:formula="of:=AVERAGE([$'Bottom 10% share'.N33:.N36])" office:value-type="percentage" office:value="0.0295561372380304" calcext:value-type="percentage">
            <text:p>2.96%</text:p>
          </table:table-cell>
          <table:table-cell table:style-name="ce12" table:formula="of:=AVERAGE([$'Bottom 10% share'.O33:.O36])" office:value-type="percentage" office:value="0.0496367873149739" calcext:value-type="percentage">
            <text:p>4.96%</text:p>
          </table:table-cell>
          <table:table-cell table:style-name="ce12" table:formula="of:=AVERAGE([$'Bottom 10% share'.L33:.L36])" office:value-type="percentage" office:value="0.0413340582692972" calcext:value-type="percentage">
            <text:p>4.13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2439740225865" calcext:value-type="percentage">
            <text:p>3.24%</text:p>
          </table:table-cell>
          <table:table-cell table:style-name="ce12" table:formula="of:=AVERAGE([$'Bottom 10% share'.D37:.D40])" office:value-type="percentage" office:value="0.0281272073346254" calcext:value-type="percentage">
            <text:p>2.81%</text:p>
          </table:table-cell>
          <table:table-cell table:style-name="ce12" table:formula="of:=AVERAGE([$'Bottom 10% share'.E37:.E40])" office:value-type="percentage" office:value="0.0476271449868407" calcext:value-type="percentage">
            <text:p>4.76%</text:p>
          </table:table-cell>
          <table:table-cell table:style-name="ce12" table:formula="of:=AVERAGE([$'Bottom 10% share'.B37:.B40])" office:value-type="percentage" office:value="0.0389828804136163" calcext:value-type="percentage">
            <text:p>3.90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45223806884862" calcext:value-type="percentage">
            <text:p>3.45%</text:p>
          </table:table-cell>
          <table:table-cell table:style-name="ce12" table:formula="of:=AVERAGE([$'Bottom 10% share'.I37:.I40])" office:value-type="percentage" office:value="0.0290227187032747" calcext:value-type="percentage">
            <text:p>2.90%</text:p>
          </table:table-cell>
          <table:table-cell table:style-name="ce12" table:formula="of:=AVERAGE([$'Bottom 10% share'.J37:.J40])" office:value-type="percentage" office:value="0.0487434769180674" calcext:value-type="percentage">
            <text:p>4.87%</text:p>
          </table:table-cell>
          <table:table-cell table:style-name="ce12" table:formula="of:=AVERAGE([$'Bottom 10% share'.G37:.G40])" office:value-type="percentage" office:value="0.0392083356729755" calcext:value-type="percentage">
            <text:p>3.9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3387232939572" calcext:value-type="percentage">
            <text:p>3.34%</text:p>
          </table:table-cell>
          <table:table-cell table:style-name="ce12" table:formula="of:=AVERAGE([$'Bottom 10% share'.N37:.N40])" office:value-type="percentage" office:value="0.0287677104719736" calcext:value-type="percentage">
            <text:p>2.88%</text:p>
          </table:table-cell>
          <table:table-cell table:style-name="ce12" table:formula="of:=AVERAGE([$'Bottom 10% share'.O37:.O40])" office:value-type="percentage" office:value="0.0484572923581855" calcext:value-type="percentage">
            <text:p>4.85%</text:p>
          </table:table-cell>
          <table:table-cell table:style-name="ce12" table:formula="of:=AVERAGE([$'Bottom 10% share'.L37:.L40])" office:value-type="percentage" office:value="0.0394700636678816" calcext:value-type="percentage">
            <text:p>3.95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4665369386668" calcext:value-type="percentage">
            <text:p>3.47%</text:p>
          </table:table-cell>
          <table:table-cell table:style-name="ce12" table:formula="of:=AVERAGE([$'Bottom 10% share'.D41:.D44])" office:value-type="percentage" office:value="0.0290592627449868" calcext:value-type="percentage">
            <text:p>2.91%</text:p>
          </table:table-cell>
          <table:table-cell table:style-name="ce12" table:formula="of:=AVERAGE([$'Bottom 10% share'.E41:.E44])" office:value-type="percentage" office:value="0.0492612624293616" calcext:value-type="percentage">
            <text:p>4.93%</text:p>
          </table:table-cell>
          <table:table-cell table:style-name="ce12" table:formula="of:=AVERAGE([$'Bottom 10% share'.B41:.B44])" office:value-type="percentage" office:value="0.0394006332516944" calcext:value-type="percentage">
            <text:p>3.94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5277353996113" calcext:value-type="percentage">
            <text:p>3.53%</text:p>
          </table:table-cell>
          <table:table-cell table:style-name="ce12" table:formula="of:=AVERAGE([$'Bottom 10% share'.I41:.I44])" office:value-type="percentage" office:value="0.0288003196192667" calcext:value-type="percentage">
            <text:p>2.88%</text:p>
          </table:table-cell>
          <table:table-cell table:style-name="ce12" table:formula="of:=AVERAGE([$'Bottom 10% share'.J41:.J44])" office:value-type="percentage" office:value="0.049098400630943" calcext:value-type="percentage">
            <text:p>4.91%</text:p>
          </table:table-cell>
          <table:table-cell table:style-name="ce12" table:formula="of:=AVERAGE([$'Bottom 10% share'.G41:.G44])" office:value-type="percentage" office:value="0.0384680939854833" calcext:value-type="percentage">
            <text:p>3.85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67890665924171" calcext:value-type="percentage">
            <text:p>3.68%</text:p>
          </table:table-cell>
          <table:table-cell table:style-name="ce12" table:formula="of:=AVERAGE([$'Bottom 10% share'.N41:.N44])" office:value-type="percentage" office:value="0.0302564199749148" calcext:value-type="percentage">
            <text:p>3.03%</text:p>
          </table:table-cell>
          <table:table-cell table:style-name="ce12" table:formula="of:=AVERAGE([$'Bottom 10% share'.O41:.O44])" office:value-type="percentage" office:value="0.0494105762164607" calcext:value-type="percentage">
            <text:p>4.94%</text:p>
          </table:table-cell>
          <table:table-cell table:style-name="ce12" table:formula="of:=AVERAGE([$'Bottom 10% share'.L41:.L44])" office:value-type="percentage" office:value="0.0390687301886145" calcext:value-type="percentage">
            <text:p>3.91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67779377061427" calcext:value-type="percentage">
            <text:p>3.68%</text:p>
          </table:table-cell>
          <table:table-cell table:style-name="ce12" table:formula="of:=AVERAGE([$'Bottom 10% share'.D45:.D48])" office:value-type="percentage" office:value="0.028933645929228" calcext:value-type="percentage">
            <text:p>2.89%</text:p>
          </table:table-cell>
          <table:table-cell table:style-name="ce12" table:formula="of:=AVERAGE([$'Bottom 10% share'.E45:.E48])" office:value-type="percentage" office:value="0.0502305953768372" calcext:value-type="percentage">
            <text:p>5.02%</text:p>
          </table:table-cell>
          <table:table-cell table:style-name="ce12" table:formula="of:=AVERAGE([$'Bottom 10% share'.B45:.B48])" office:value-type="percentage" office:value="0.0383834973135588" calcext:value-type="percentage">
            <text:p>3.84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70043554437831" calcext:value-type="percentage">
            <text:p>3.70%</text:p>
          </table:table-cell>
          <table:table-cell table:style-name="ce12" table:formula="of:=AVERAGE([$'Bottom 10% share'.I45:.I48])" office:value-type="percentage" office:value="0.0299243097111226" calcext:value-type="percentage">
            <text:p>2.99%</text:p>
          </table:table-cell>
          <table:table-cell table:style-name="ce12" table:formula="of:=AVERAGE([$'Bottom 10% share'.J45:.J48])" office:value-type="percentage" office:value="0.0504625081526896" calcext:value-type="percentage">
            <text:p>5.05%</text:p>
          </table:table-cell>
          <table:table-cell table:style-name="ce12" table:formula="of:=AVERAGE([$'Bottom 10% share'.G45:.G48])" office:value-type="percentage" office:value="0.0391713632305271" calcext:value-type="percentage">
            <text:p>3.92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8352544341993" calcext:value-type="percentage">
            <text:p>3.84%</text:p>
          </table:table-cell>
          <table:table-cell table:style-name="ce12" table:formula="of:=AVERAGE([$'Bottom 10% share'.N45:.N48])" office:value-type="percentage" office:value="0.02982979362885" calcext:value-type="percentage">
            <text:p>2.98%</text:p>
          </table:table-cell>
          <table:table-cell table:style-name="ce12" table:formula="of:=AVERAGE([$'Bottom 10% share'.O45:.O48])" office:value-type="percentage" office:value="0.0505364557192254" calcext:value-type="percentage">
            <text:p>5.05%</text:p>
          </table:table-cell>
          <table:table-cell table:style-name="ce12" table:formula="of:=AVERAGE([$'Bottom 10% share'.L45:.L48])" office:value-type="percentage" office:value="0.0381367256749819" calcext:value-type="percentage">
            <text:p>3.81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56317057021595" calcext:value-type="percentage">
            <text:p>3.56%</text:p>
          </table:table-cell>
          <table:table-cell table:style-name="ce12" table:formula="of:=AVERAGE([$'Bottom 10% share'.D49:.D52])" office:value-type="percentage" office:value="0.0284438241612165" calcext:value-type="percentage">
            <text:p>2.84%</text:p>
          </table:table-cell>
          <table:table-cell table:style-name="ce12" table:formula="of:=AVERAGE([$'Bottom 10% share'.E49:.E52])" office:value-type="percentage" office:value="0.049466376331316" calcext:value-type="percentage">
            <text:p>4.95%</text:p>
          </table:table-cell>
          <table:table-cell table:style-name="ce12" table:formula="of:=AVERAGE([$'Bottom 10% share'.B49:.B52])" office:value-type="percentage" office:value="0.03797195414367" calcext:value-type="percentage">
            <text:p>3.80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77448932334576" calcext:value-type="percentage">
            <text:p>3.77%</text:p>
          </table:table-cell>
          <table:table-cell table:style-name="ce12" table:formula="of:=AVERAGE([$'Bottom 10% share'.I49:.I52])" office:value-type="percentage" office:value="0.0300375336427349" calcext:value-type="percentage">
            <text:p>3.00%</text:p>
          </table:table-cell>
          <table:table-cell table:style-name="ce12" table:formula="of:=AVERAGE([$'Bottom 10% share'.J49:.J52])" office:value-type="percentage" office:value="0.0508329443222224" calcext:value-type="percentage">
            <text:p>5.08%</text:p>
          </table:table-cell>
          <table:table-cell table:style-name="ce12" table:formula="of:=AVERAGE([$'Bottom 10% share'.G49:.G52])" office:value-type="percentage" office:value="0.0388563896046569" calcext:value-type="percentage">
            <text:p>3.89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8009955452968" calcext:value-type="percentage">
            <text:p>3.80%</text:p>
          </table:table-cell>
          <table:table-cell table:style-name="ce12" table:formula="of:=AVERAGE([$'Bottom 10% share'.N49:.N52])" office:value-type="percentage" office:value="0.0294817048224207" calcext:value-type="percentage">
            <text:p>2.95%</text:p>
          </table:table-cell>
          <table:table-cell table:style-name="ce12" table:formula="of:=AVERAGE([$'Bottom 10% share'.O49:.O52])" office:value-type="percentage" office:value="0.0507449376081848" calcext:value-type="percentage">
            <text:p>5.07%</text:p>
          </table:table-cell>
          <table:table-cell table:style-name="ce12" table:formula="of:=AVERAGE([$'Bottom 10% share'.L49:.L52])" office:value-type="percentage" office:value="0.0378776365868025" calcext:value-type="percentage">
            <text:p>3.79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382523130982205" calcext:value-type="percentage">
            <text:p>3.83%</text:p>
          </table:table-cell>
          <table:table-cell table:style-name="ce12" table:formula="of:=AVERAGE([$'Bottom 10% share'.D53:.D56])" office:value-type="percentage" office:value="0.0289968926922933" calcext:value-type="percentage">
            <text:p>2.90%</text:p>
          </table:table-cell>
          <table:table-cell table:style-name="ce12" table:formula="of:=AVERAGE([$'Bottom 10% share'.E53:.E56])" office:value-type="percentage" office:value="0.0545009394115717" calcext:value-type="percentage">
            <text:p>5.45%</text:p>
          </table:table-cell>
          <table:table-cell table:style-name="ce12" table:formula="of:=AVERAGE([$'Bottom 10% share'.B53:.B56])" office:value-type="percentage" office:value="0.0401869056539427" calcext:value-type="percentage">
            <text:p>4.02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35435856886355" calcext:value-type="percentage">
            <text:p>3.54%</text:p>
          </table:table-cell>
          <table:table-cell table:style-name="ce12" table:formula="of:=AVERAGE([$'Bottom 10% share'.I53:.I56])" office:value-type="percentage" office:value="0.0265270334425028" calcext:value-type="percentage">
            <text:p>2.65%</text:p>
          </table:table-cell>
          <table:table-cell table:style-name="ce12" table:formula="of:=AVERAGE([$'Bottom 10% share'.J53:.J56])" office:value-type="percentage" office:value="0.046936670054741" calcext:value-type="percentage">
            <text:p>4.69%</text:p>
          </table:table-cell>
          <table:table-cell table:style-name="ce12" table:formula="of:=AVERAGE([$'Bottom 10% share'.G53:.G56])" office:value-type="percentage" office:value="0.0342101694995693" calcext:value-type="percentage">
            <text:p>3.42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404747783911099" calcext:value-type="percentage">
            <text:p>4.05%</text:p>
          </table:table-cell>
          <table:table-cell table:style-name="ce12" table:formula="of:=AVERAGE([$'Bottom 10% share'.N53:.N56])" office:value-type="percentage" office:value="0.0287586528125399" calcext:value-type="percentage">
            <text:p>2.88%</text:p>
          </table:table-cell>
          <table:table-cell table:style-name="ce12" table:formula="of:=AVERAGE([$'Bottom 10% share'.O53:.O56])" office:value-type="percentage" office:value="0.0511313457233845" calcext:value-type="percentage">
            <text:p>5.11%</text:p>
          </table:table-cell>
          <table:table-cell table:style-name="ce12" table:formula="of:=AVERAGE([$'Bottom 10% share'.L53:.L56])" office:value-type="percentage" office:value="0.0359335844979994" calcext:value-type="percentage">
            <text:p>3.59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392288014910702" calcext:value-type="percentage">
            <text:p>3.92%</text:p>
          </table:table-cell>
          <table:table-cell table:style-name="ce12" table:formula="of:=AVERAGE([$'Bottom 10% share'.D57:.D60])" office:value-type="percentage" office:value="0.0286455502495875" calcext:value-type="percentage">
            <text:p>2.86%</text:p>
          </table:table-cell>
          <table:table-cell table:style-name="ce12" table:formula="of:=AVERAGE([$'Bottom 10% share'.E57:.E60])" office:value-type="percentage" office:value="0.0478462221715351" calcext:value-type="percentage">
            <text:p>4.78%</text:p>
          </table:table-cell>
          <table:table-cell table:style-name="ce12" table:formula="of:=AVERAGE([$'Bottom 10% share'.B57:.B60])" office:value-type="percentage" office:value="0.034715454480672" calcext:value-type="percentage">
            <text:p>3.47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367252530640896" calcext:value-type="percentage">
            <text:p>3.67%</text:p>
          </table:table-cell>
          <table:table-cell table:style-name="ce12" table:formula="of:=AVERAGE([$'Bottom 10% share'.I57:.I60])" office:value-type="percentage" office:value="0.0279110757951936" calcext:value-type="percentage">
            <text:p>2.79%</text:p>
          </table:table-cell>
          <table:table-cell table:style-name="ce12" table:formula="of:=AVERAGE([$'Bottom 10% share'.J57:.J60])" office:value-type="percentage" office:value="0.0474159281914208" calcext:value-type="percentage">
            <text:p>4.74%</text:p>
          </table:table-cell>
          <table:table-cell table:style-name="ce12" table:formula="of:=AVERAGE([$'Bottom 10% share'.G57:.G60])" office:value-type="percentage" office:value="0.0350560683155913" calcext:value-type="percentage">
            <text:p>3.51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388962098803858" calcext:value-type="percentage">
            <text:p>3.89%</text:p>
          </table:table-cell>
          <table:table-cell table:style-name="ce12" table:formula="of:=AVERAGE([$'Bottom 10% share'.N57:.N60])" office:value-type="percentage" office:value="0.026953172286661" calcext:value-type="percentage">
            <text:p>2.70%</text:p>
          </table:table-cell>
          <table:table-cell table:style-name="ce12" table:formula="of:=AVERAGE([$'Bottom 10% share'.O57:.O60])" office:value-type="percentage" office:value="0.0518110771601927" calcext:value-type="percentage">
            <text:p>5.18%</text:p>
          </table:table-cell>
          <table:table-cell table:style-name="ce12" table:formula="of:=AVERAGE([$'Bottom 10% share'.L57:.L60])" office:value-type="percentage" office:value="0.0354729013153099" calcext:value-type="percentage">
            <text:p>3.55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388375872849296" calcext:value-type="percentage">
            <text:p>3.88%</text:p>
          </table:table-cell>
          <table:table-cell table:style-name="ce12" table:formula="of:=AVERAGE([$'Bottom 10% share'.D61:.D64])" office:value-type="percentage" office:value="0.0272781470587492" calcext:value-type="percentage">
            <text:p>2.73%</text:p>
          </table:table-cell>
          <table:table-cell table:style-name="ce12" table:formula="of:=AVERAGE([$'Bottom 10% share'.E61:.E64])" office:value-type="percentage" office:value="0.0482315965910654" calcext:value-type="percentage">
            <text:p>4.82%</text:p>
          </table:table-cell>
          <table:table-cell table:style-name="ce12" table:formula="of:=AVERAGE([$'Bottom 10% share'.B61:.B64])" office:value-type="percentage" office:value="0.0338331904002099" calcext:value-type="percentage">
            <text:p>3.38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381414917291184" calcext:value-type="percentage">
            <text:p>3.81%</text:p>
          </table:table-cell>
          <table:table-cell table:style-name="ce12" table:formula="of:=AVERAGE([$'Bottom 10% share'.I61:.I64])" office:value-type="percentage" office:value="0.0279076245955077" calcext:value-type="percentage">
            <text:p>2.79%</text:p>
          </table:table-cell>
          <table:table-cell table:style-name="ce12" table:formula="of:=AVERAGE([$'Bottom 10% share'.J61:.J64])" office:value-type="percentage" office:value="0.0450615356089025" calcext:value-type="percentage">
            <text:p>4.51%</text:p>
          </table:table-cell>
          <table:table-cell table:style-name="ce12" table:formula="of:=AVERAGE([$'Bottom 10% share'.G61:.G64])" office:value-type="percentage" office:value="0.0325809995991388" calcext:value-type="percentage">
            <text:p>3.26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415951349680414" calcext:value-type="percentage">
            <text:p>4.16%</text:p>
          </table:table-cell>
          <table:table-cell table:style-name="ce12" table:formula="of:=AVERAGE([$'Bottom 10% share'.N61:.N64])" office:value-type="percentage" office:value="0.0279495076244134" calcext:value-type="percentage">
            <text:p>2.79%</text:p>
          </table:table-cell>
          <table:table-cell table:style-name="ce12" table:formula="of:=AVERAGE([$'Bottom 10% share'.O61:.O64])" office:value-type="percentage" office:value="0.0531923393144588" calcext:value-type="percentage">
            <text:p>5.32%</text:p>
          </table:table-cell>
          <table:table-cell table:style-name="ce12" table:formula="of:=AVERAGE([$'Bottom 10% share'.L61:.L64])" office:value-type="percentage" office:value="0.0356904211190879" calcext:value-type="percentage">
            <text:p>3.57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380888702570071" calcext:value-type="percentage">
            <text:p>3.81%</text:p>
          </table:table-cell>
          <table:table-cell table:style-name="ce12" table:formula="of:=AVERAGE([$'Bottom 10% share'.D65:.D68])" office:value-type="percentage" office:value="0.0267196556342784" calcext:value-type="percentage">
            <text:p>2.67%</text:p>
          </table:table-cell>
          <table:table-cell table:style-name="ce12" table:formula="of:=AVERAGE([$'Bottom 10% share'.E65:.E68])" office:value-type="percentage" office:value="0.0456531351606436" calcext:value-type="percentage">
            <text:p>4.57%</text:p>
          </table:table-cell>
          <table:table-cell table:style-name="ce12" table:formula="of:=AVERAGE([$'Bottom 10% share'.B65:.B68])" office:value-type="percentage" office:value="0.0320116984510908" calcext:value-type="percentage">
            <text:p>3.20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84900500252114" calcext:value-type="percentage">
            <text:p>3.85%</text:p>
          </table:table-cell>
          <table:table-cell table:style-name="ce12" table:formula="of:=AVERAGE([$'Bottom 10% share'.I65:.I68])" office:value-type="percentage" office:value="0.0275387583984262" calcext:value-type="percentage">
            <text:p>2.75%</text:p>
          </table:table-cell>
          <table:table-cell table:style-name="ce12" table:formula="of:=AVERAGE([$'Bottom 10% share'.J65:.J68])" office:value-type="percentage" office:value="0.0438180339530351" calcext:value-type="percentage">
            <text:p>4.38%</text:p>
          </table:table-cell>
          <table:table-cell table:style-name="ce12" table:formula="of:=AVERAGE([$'Bottom 10% share'.G65:.G68])" office:value-type="percentage" office:value="0.0311066115817005" calcext:value-type="percentage">
            <text:p>3.11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450917555592163" calcext:value-type="percentage">
            <text:p>4.51%</text:p>
          </table:table-cell>
          <table:table-cell table:style-name="ce12" table:formula="of:=AVERAGE([$'Bottom 10% share'.N65:.N68])" office:value-type="percentage" office:value="0.0292962521213937" calcext:value-type="percentage">
            <text:p>2.93%</text:p>
          </table:table-cell>
          <table:table-cell table:style-name="ce12" table:formula="of:=AVERAGE([$'Bottom 10% share'.O65:.O68])" office:value-type="percentage" office:value="0.0549525875389463" calcext:value-type="percentage">
            <text:p>5.50%</text:p>
          </table:table-cell>
          <table:table-cell table:style-name="ce12" table:formula="of:=AVERAGE([$'Bottom 10% share'.L65:.L68])" office:value-type="percentage" office:value="0.0358643384585847" calcext:value-type="percentage">
            <text:p>3.59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373409703145583" calcext:value-type="percentage">
            <text:p>3.73%</text:p>
          </table:table-cell>
          <table:table-cell table:style-name="ce12" table:formula="of:=AVERAGE([$'Bottom 10% share'.D69:.D72])" office:value-type="percentage" office:value="0.0258201086898648" calcext:value-type="percentage">
            <text:p>2.58%</text:p>
          </table:table-cell>
          <table:table-cell table:style-name="ce12" table:formula="of:=AVERAGE([$'Bottom 10% share'.E69:.E72])" office:value-type="percentage" office:value="0.042049373103775" calcext:value-type="percentage">
            <text:p>4.20%</text:p>
          </table:table-cell>
          <table:table-cell table:style-name="ce12" table:formula="of:=AVERAGE([$'Bottom 10% share'.B69:.B72])" office:value-type="percentage" office:value="0.0292409130778955" calcext:value-type="percentage">
            <text:p>2.92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407413143527319" calcext:value-type="percentage">
            <text:p>4.07%</text:p>
          </table:table-cell>
          <table:table-cell table:style-name="ce12" table:formula="of:=AVERAGE([$'Bottom 10% share'.I69:.I72])" office:value-type="percentage" office:value="0.0275844587050819" calcext:value-type="percentage">
            <text:p>2.76%</text:p>
          </table:table-cell>
          <table:table-cell table:style-name="ce12" table:formula="of:=AVERAGE([$'Bottom 10% share'.J69:.J72])" office:value-type="percentage" office:value="0.0450227555861244" calcext:value-type="percentage">
            <text:p>4.50%</text:p>
          </table:table-cell>
          <table:table-cell table:style-name="ce12" table:formula="of:=AVERAGE([$'Bottom 10% share'.G69:.G72])" office:value-type="percentage" office:value="0.0304389594083116" calcext:value-type="percentage">
            <text:p>3.04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445737579331445" calcext:value-type="percentage">
            <text:p>4.46%</text:p>
          </table:table-cell>
          <table:table-cell table:style-name="ce12" table:formula="of:=AVERAGE([$'Bottom 10% share'.N69:.N72])" office:value-type="percentage" office:value="0.028872893714212" calcext:value-type="percentage">
            <text:p>2.89%</text:p>
          </table:table-cell>
          <table:table-cell table:style-name="ce12" table:formula="of:=AVERAGE([$'Bottom 10% share'.O69:.O72])" office:value-type="percentage" office:value="0.0517938659058124" calcext:value-type="percentage">
            <text:p>5.18%</text:p>
          </table:table-cell>
          <table:table-cell table:style-name="ce12" table:formula="of:=AVERAGE([$'Bottom 10% share'.L69:.L72])" office:value-type="percentage" office:value="0.0337049080042743" calcext:value-type="percentage">
            <text:p>3.37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57634685038823" calcext:value-type="percentage">
            <text:p>3.58%</text:p>
          </table:table-cell>
          <table:table-cell table:style-name="ce12" table:formula="of:=AVERAGE([$'Bottom 10% share'.D73:.D76])" office:value-type="percentage" office:value="0.0246881441718075" calcext:value-type="percentage">
            <text:p>2.47%</text:p>
          </table:table-cell>
          <table:table-cell table:style-name="ce12" table:formula="of:=AVERAGE([$'Bottom 10% share'.E73:.E76])" office:value-type="percentage" office:value="0.039981107503911" calcext:value-type="percentage">
            <text:p>4.00%</text:p>
          </table:table-cell>
          <table:table-cell table:style-name="ce12" table:formula="of:=AVERAGE([$'Bottom 10% share'.B73:.B76])" office:value-type="percentage" office:value="0.0277142556938942" calcext:value-type="percentage">
            <text:p>2.77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433289779690251" calcext:value-type="percentage">
            <text:p>4.33%</text:p>
          </table:table-cell>
          <table:table-cell table:style-name="ce12" table:formula="of:=AVERAGE([$'Bottom 10% share'.I73:.I76])" office:value-type="percentage" office:value="0.0279436054851023" calcext:value-type="percentage">
            <text:p>2.79%</text:p>
          </table:table-cell>
          <table:table-cell table:style-name="ce12" table:formula="of:=AVERAGE([$'Bottom 10% share'.J73:.J76])" office:value-type="percentage" office:value="0.0459425351287242" calcext:value-type="percentage">
            <text:p>4.59%</text:p>
          </table:table-cell>
          <table:table-cell table:style-name="ce12" table:formula="of:=AVERAGE([$'Bottom 10% share'.G73:.G76])" office:value-type="percentage" office:value="0.0296915502844415" calcext:value-type="percentage">
            <text:p>2.97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433111196071587" calcext:value-type="percentage">
            <text:p>4.33%</text:p>
          </table:table-cell>
          <table:table-cell table:style-name="ce12" table:formula="of:=AVERAGE([$'Bottom 10% share'.N73:.N76])" office:value-type="percentage" office:value="0.0282308909659822" calcext:value-type="percentage">
            <text:p>2.82%</text:p>
          </table:table-cell>
          <table:table-cell table:style-name="ce12" table:formula="of:=AVERAGE([$'Bottom 10% share'.O73:.O76])" office:value-type="percentage" office:value="0.0468353281186139" calcext:value-type="percentage">
            <text:p>4.68%</text:p>
          </table:table-cell>
          <table:table-cell table:style-name="ce12" table:formula="of:=AVERAGE([$'Bottom 10% share'.L73:.L76])" office:value-type="percentage" office:value="0.0307595909193176" calcext:value-type="percentage">
            <text:p>3.08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410478122541822" calcext:value-type="percentage">
            <text:p>4.10%</text:p>
          </table:table-cell>
          <table:table-cell table:style-name="ce12" table:formula="of:=AVERAGE([$'Bottom 10% share'.D77:.D80])" office:value-type="percentage" office:value="0.0276306517100292" calcext:value-type="percentage">
            <text:p>2.76%</text:p>
          </table:table-cell>
          <table:table-cell table:style-name="ce12" table:formula="of:=AVERAGE([$'Bottom 10% share'.E77:.E80])" office:value-type="percentage" office:value="0.0436980745020362" calcext:value-type="percentage">
            <text:p>4.37%</text:p>
          </table:table-cell>
          <table:table-cell table:style-name="ce12" table:formula="of:=AVERAGE([$'Bottom 10% share'.B77:.B80])" office:value-type="percentage" office:value="0.0296782123817095" calcext:value-type="percentage">
            <text:p>2.97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424499922637966" calcext:value-type="percentage">
            <text:p>4.24%</text:p>
          </table:table-cell>
          <table:table-cell table:style-name="ce12" table:formula="of:=AVERAGE([$'Bottom 10% share'.I77:.I80])" office:value-type="percentage" office:value="0.0261403834345185" calcext:value-type="percentage">
            <text:p>2.61%</text:p>
          </table:table-cell>
          <table:table-cell table:style-name="ce12" table:formula="of:=AVERAGE([$'Bottom 10% share'.J77:.J80])" office:value-type="percentage" office:value="0.0468527694616502" calcext:value-type="percentage">
            <text:p>4.69%</text:p>
          </table:table-cell>
          <table:table-cell table:style-name="ce12" table:formula="of:=AVERAGE([$'Bottom 10% share'.G77:.G80])" office:value-type="percentage" office:value="0.0288960079156809" calcext:value-type="percentage">
            <text:p>2.89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398857004799329" calcext:value-type="percentage">
            <text:p>3.99%</text:p>
          </table:table-cell>
          <table:table-cell table:style-name="ce12" table:formula="of:=AVERAGE([$'Bottom 10% share'.N77:.N80])" office:value-type="percentage" office:value="0.0277678397244666" calcext:value-type="percentage">
            <text:p>2.78%</text:p>
          </table:table-cell>
          <table:table-cell table:style-name="ce12" table:formula="of:=AVERAGE([$'Bottom 10% share'.O77:.O80])" office:value-type="percentage" office:value="0.0437074130474311" calcext:value-type="percentage">
            <text:p>4.37%</text:p>
          </table:table-cell>
          <table:table-cell table:style-name="ce12" table:formula="of:=AVERAGE([$'Bottom 10% share'.L77:.L80])" office:value-type="percentage" office:value="0.030372927678396" calcext:value-type="percentage">
            <text:p>3.04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437067097911041" calcext:value-type="percentage">
            <text:p>4.37%</text:p>
          </table:table-cell>
          <table:table-cell table:style-name="ce12" table:formula="of:=AVERAGE([$'Bottom 10% share'.D81:.D84])" office:value-type="percentage" office:value="0.0292570484370919" calcext:value-type="percentage">
            <text:p>2.93%</text:p>
          </table:table-cell>
          <table:table-cell table:style-name="ce12" table:formula="of:=AVERAGE([$'Bottom 10% share'.E81:.E84])" office:value-type="percentage" office:value="0.0492035503985088" calcext:value-type="percentage">
            <text:p>4.92%</text:p>
          </table:table-cell>
          <table:table-cell table:style-name="ce12" table:formula="of:=AVERAGE([$'Bottom 10% share'.B81:.B84])" office:value-type="percentage" office:value="0.0331391178062708" calcext:value-type="percentage">
            <text:p>3.31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42582189034036" calcext:value-type="percentage">
            <text:p>4.43%</text:p>
          </table:table-cell>
          <table:table-cell table:style-name="ce12" table:formula="of:=AVERAGE([$'Bottom 10% share'.I81:.I84])" office:value-type="percentage" office:value="0.0272383503332148" calcext:value-type="percentage">
            <text:p>2.72%</text:p>
          </table:table-cell>
          <table:table-cell table:style-name="ce12" table:formula="of:=AVERAGE([$'Bottom 10% share'.J81:.J84])" office:value-type="percentage" office:value="0.0493255461174413" calcext:value-type="percentage">
            <text:p>4.93%</text:p>
          </table:table-cell>
          <table:table-cell table:style-name="ce12" table:formula="of:=AVERAGE([$'Bottom 10% share'.G81:.G84])" office:value-type="percentage" office:value="0.0304528936958257" calcext:value-type="percentage">
            <text:p>3.05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397724677019128" calcext:value-type="percentage">
            <text:p>3.98%</text:p>
          </table:table-cell>
          <table:table-cell table:style-name="ce12" table:formula="of:=AVERAGE([$'Bottom 10% share'.N81:.N84])" office:value-type="percentage" office:value="0.0272844650263697" calcext:value-type="percentage">
            <text:p>2.73%</text:p>
          </table:table-cell>
          <table:table-cell table:style-name="ce12" table:formula="of:=AVERAGE([$'Bottom 10% share'.O81:.O84])" office:value-type="percentage" office:value="0.0452278798622253" calcext:value-type="percentage">
            <text:p>4.52%</text:p>
          </table:table-cell>
          <table:table-cell table:style-name="ce12" table:formula="of:=AVERAGE([$'Bottom 10% share'.L81:.L84])" office:value-type="percentage" office:value="0.030848558770412" calcext:value-type="percentage">
            <text:p>3.08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395711287349708" calcext:value-type="percentage">
            <text:p>3.96%</text:p>
          </table:table-cell>
          <table:table-cell table:style-name="ce12" table:formula="of:=AVERAGE([$'Bottom 10% share'.D85:.D88])" office:value-type="percentage" office:value="0.0269980017868144" calcext:value-type="percentage">
            <text:p>2.70%</text:p>
          </table:table-cell>
          <table:table-cell table:style-name="ce12" table:formula="of:=AVERAGE([$'Bottom 10% share'.E85:.E88])" office:value-type="percentage" office:value="0.0461018908718635" calcext:value-type="percentage">
            <text:p>4.61%</text:p>
          </table:table-cell>
          <table:table-cell table:style-name="ce12" table:formula="of:=AVERAGE([$'Bottom 10% share'.B85:.B88])" office:value-type="percentage" office:value="0.0314758740495098" calcext:value-type="percentage">
            <text:p>3.15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39798042586367" calcext:value-type="percentage">
            <text:p>4.40%</text:p>
          </table:table-cell>
          <table:table-cell table:style-name="ce12" table:formula="of:=AVERAGE([$'Bottom 10% share'.I85:.I88])" office:value-type="percentage" office:value="0.0282634915857282" calcext:value-type="percentage">
            <text:p>2.83%</text:p>
          </table:table-cell>
          <table:table-cell table:style-name="ce12" table:formula="of:=AVERAGE([$'Bottom 10% share'.J85:.J88])" office:value-type="percentage" office:value="0.0468929942041129" calcext:value-type="percentage">
            <text:p>4.69%</text:p>
          </table:table-cell>
          <table:table-cell table:style-name="ce12" table:formula="of:=AVERAGE([$'Bottom 10% share'.G85:.G88])" office:value-type="percentage" office:value="0.0301480816556564" calcext:value-type="percentage">
            <text:p>3.01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34349138112207" calcext:value-type="percentage">
            <text:p>4.34%</text:p>
          </table:table-cell>
          <table:table-cell table:style-name="ce12" table:formula="of:=AVERAGE([$'Bottom 10% share'.N85:.N88])" office:value-type="percentage" office:value="0.0305467806300852" calcext:value-type="percentage">
            <text:p>3.05%</text:p>
          </table:table-cell>
          <table:table-cell table:style-name="ce12" table:formula="of:=AVERAGE([$'Bottom 10% share'.O85:.O88])" office:value-type="percentage" office:value="0.0469661128270425" calcext:value-type="percentage">
            <text:p>4.70%</text:p>
          </table:table-cell>
          <table:table-cell table:style-name="ce12" table:formula="of:=AVERAGE([$'Bottom 10% share'.L85:.L88])" office:value-type="percentage" office:value="0.0328785111095783" calcext:value-type="percentage">
            <text:p>3.29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360593728596472" calcext:value-type="percentage">
            <text:p>3.61%</text:p>
          </table:table-cell>
          <table:table-cell table:style-name="ce12" table:formula="of:=AVERAGE([$'Bottom 10% share'.D89:.D92])" office:value-type="percentage" office:value="0.0258378585165633" calcext:value-type="percentage">
            <text:p>2.58%</text:p>
          </table:table-cell>
          <table:table-cell table:style-name="ce12" table:formula="of:=AVERAGE([$'Bottom 10% share'.E89:.E92])" office:value-type="percentage" office:value="0.0403978412600622" calcext:value-type="percentage">
            <text:p>4.04%</text:p>
          </table:table-cell>
          <table:table-cell table:style-name="ce12" table:formula="of:=AVERAGE([$'Bottom 10% share'.B89:.B92])" office:value-type="percentage" office:value="0.0287959059856628" calcext:value-type="percentage">
            <text:p>2.88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423497218729023" calcext:value-type="percentage">
            <text:p>4.23%</text:p>
          </table:table-cell>
          <table:table-cell table:style-name="ce12" table:formula="of:=AVERAGE([$'Bottom 10% share'.I89:.I92])" office:value-type="percentage" office:value="0.0273242714362494" calcext:value-type="percentage">
            <text:p>2.73%</text:p>
          </table:table-cell>
          <table:table-cell table:style-name="ce12" table:formula="of:=AVERAGE([$'Bottom 10% share'.J89:.J92])" office:value-type="percentage" office:value="0.0450049257506346" calcext:value-type="percentage">
            <text:p>4.50%</text:p>
          </table:table-cell>
          <table:table-cell table:style-name="ce12" table:formula="of:=AVERAGE([$'Bottom 10% share'.G89:.G92])" office:value-type="percentage" office:value="0.0290101458764718" calcext:value-type="percentage">
            <text:p>2.90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54517365549082" calcext:value-type="percentage">
            <text:p>4.55%</text:p>
          </table:table-cell>
          <table:table-cell table:style-name="ce12" table:formula="of:=AVERAGE([$'Bottom 10% share'.N89:.N92])" office:value-type="percentage" office:value="0.0304202932456931" calcext:value-type="percentage">
            <text:p>3.04%</text:p>
          </table:table-cell>
          <table:table-cell table:style-name="ce12" table:formula="of:=AVERAGE([$'Bottom 10% share'.O89:.O92])" office:value-type="percentage" office:value="0.0496822128426923" calcext:value-type="percentage">
            <text:p>4.97%</text:p>
          </table:table-cell>
          <table:table-cell table:style-name="ce12" table:formula="of:=AVERAGE([$'Bottom 10% share'.L89:.L92])" office:value-type="percentage" office:value="0.033208928231386" calcext:value-type="percentage">
            <text:p>3.32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388831213014888" calcext:value-type="percentage">
            <text:p>3.89%</text:p>
          </table:table-cell>
          <table:table-cell table:style-name="ce12" table:formula="of:=AVERAGE([$'Bottom 10% share'.D93:.D96])" office:value-type="percentage" office:value="0.0269005136439193" calcext:value-type="percentage">
            <text:p>2.69%</text:p>
          </table:table-cell>
          <table:table-cell table:style-name="ce12" table:formula="of:=AVERAGE([$'Bottom 10% share'.E93:.E96])" office:value-type="percentage" office:value="0.0437071666931571" calcext:value-type="percentage">
            <text:p>4.37%</text:p>
          </table:table-cell>
          <table:table-cell table:style-name="ce12" table:formula="of:=AVERAGE([$'Bottom 10% share'.B93:.B96])" office:value-type="percentage" office:value="0.0301527404416769" calcext:value-type="percentage">
            <text:p>3.02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422049118441356" calcext:value-type="percentage">
            <text:p>4.22%</text:p>
          </table:table-cell>
          <table:table-cell table:style-name="ce12" table:formula="of:=AVERAGE([$'Bottom 10% share'.I93:.I96])" office:value-type="percentage" office:value="0.0269749046228008" calcext:value-type="percentage">
            <text:p>2.70%</text:p>
          </table:table-cell>
          <table:table-cell table:style-name="ce12" table:formula="of:=AVERAGE([$'Bottom 10% share'.J93:.J96])" office:value-type="percentage" office:value="0.0434056562413491" calcext:value-type="percentage">
            <text:p>4.34%</text:p>
          </table:table-cell>
          <table:table-cell table:style-name="ce12" table:formula="of:=AVERAGE([$'Bottom 10% share'.G93:.G96])" office:value-type="percentage" office:value="0.0278235888534748" calcext:value-type="percentage">
            <text:p>2.78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455750267962267" calcext:value-type="percentage">
            <text:p>4.56%</text:p>
          </table:table-cell>
          <table:table-cell table:style-name="ce12" table:formula="of:=AVERAGE([$'Bottom 10% share'.N93:.N96])" office:value-type="percentage" office:value="0.0300767845581886" calcext:value-type="percentage">
            <text:p>3.01%</text:p>
          </table:table-cell>
          <table:table-cell table:style-name="ce12" table:formula="of:=AVERAGE([$'Bottom 10% share'.O93:.O96])" office:value-type="percentage" office:value="0.0497556637902921" calcext:value-type="percentage">
            <text:p>4.98%</text:p>
          </table:table-cell>
          <table:table-cell table:style-name="ce12" table:formula="of:=AVERAGE([$'Bottom 10% share'.L93:.L96])" office:value-type="percentage" office:value="0.0327237411682305" calcext:value-type="percentage">
            <text:p>3.27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4560283308611" calcext:value-type="percentage">
            <text:p>4.46%</text:p>
          </table:table-cell>
          <table:table-cell table:style-name="ce12" table:formula="of:=AVERAGE([$'Bottom 10% share'.D97:.D100])" office:value-type="percentage" office:value="0.0288362628999172" calcext:value-type="percentage">
            <text:p>2.88%</text:p>
          </table:table-cell>
          <table:table-cell table:style-name="ce12" table:formula="of:=AVERAGE([$'Bottom 10% share'.E97:.E100])" office:value-type="percentage" office:value="0.047173386418607" calcext:value-type="percentage">
            <text:p>4.72%</text:p>
          </table:table-cell>
          <table:table-cell table:style-name="ce12" table:formula="of:=AVERAGE([$'Bottom 10% share'.B97:.B100])" office:value-type="percentage" office:value="0.0307070274077779" calcext:value-type="percentage">
            <text:p>3.07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58649606208716" calcext:value-type="percentage">
            <text:p>4.59%</text:p>
          </table:table-cell>
          <table:table-cell table:style-name="ce12" table:formula="of:=AVERAGE([$'Bottom 10% share'.I97:.I100])" office:value-type="percentage" office:value="0.0300767677544881" calcext:value-type="percentage">
            <text:p>3.01%</text:p>
          </table:table-cell>
          <table:table-cell table:style-name="ce12" table:formula="of:=AVERAGE([$'Bottom 10% share'.J97:.J100])" office:value-type="percentage" office:value="0.0463036623875416" calcext:value-type="percentage">
            <text:p>4.63%</text:p>
          </table:table-cell>
          <table:table-cell table:style-name="ce12" table:formula="of:=AVERAGE([$'Bottom 10% share'.G97:.G100])" office:value-type="percentage" office:value="0.0304686034669029" calcext:value-type="percentage">
            <text:p>3.05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481587253215799" calcext:value-type="percentage">
            <text:p>4.82%</text:p>
          </table:table-cell>
          <table:table-cell table:style-name="ce12" table:formula="of:=AVERAGE([$'Bottom 10% share'.N97:.N100])" office:value-type="percentage" office:value="0.0316894293181673" calcext:value-type="percentage">
            <text:p>3.17%</text:p>
          </table:table-cell>
          <table:table-cell table:style-name="ce12" table:formula="of:=AVERAGE([$'Bottom 10% share'.O97:.O100])" office:value-type="percentage" office:value="0.0535347707515886" calcext:value-type="percentage">
            <text:p>5.35%</text:p>
          </table:table-cell>
          <table:table-cell table:style-name="ce12" table:formula="of:=AVERAGE([$'Bottom 10% share'.L97:.L100])" office:value-type="percentage" office:value="0.0350196647617868" calcext:value-type="percentage">
            <text:p>3.50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392162448525429" calcext:value-type="percentage">
            <text:p>3.92%</text:p>
          </table:table-cell>
          <table:table-cell table:style-name="ce12" table:formula="of:=AVERAGE([$'Bottom 10% share'.D101:.D104])" office:value-type="percentage" office:value="0.0245276853170444" calcext:value-type="percentage">
            <text:p>2.45%</text:p>
          </table:table-cell>
          <table:table-cell table:style-name="ce12" table:formula="of:=AVERAGE([$'Bottom 10% share'.E101:.E104])" office:value-type="percentage" office:value="0.042043257310066" calcext:value-type="percentage">
            <text:p>4.20%</text:p>
          </table:table-cell>
          <table:table-cell table:style-name="ce12" table:formula="of:=AVERAGE([$'Bottom 10% share'.B101:.B104])" office:value-type="percentage" office:value="0.0263697472194291" calcext:value-type="percentage">
            <text:p>2.64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407556514101254" calcext:value-type="percentage">
            <text:p>4.08%</text:p>
          </table:table-cell>
          <table:table-cell table:style-name="ce12" table:formula="of:=AVERAGE([$'Bottom 10% share'.I101:.I104])" office:value-type="percentage" office:value="0.0292501111026929" calcext:value-type="percentage">
            <text:p>2.93%</text:p>
          </table:table-cell>
          <table:table-cell table:style-name="ce12" table:formula="of:=AVERAGE([$'Bottom 10% share'.J101:.J104])" office:value-type="percentage" office:value="0.0429634068374193" calcext:value-type="percentage">
            <text:p>4.30%</text:p>
          </table:table-cell>
          <table:table-cell table:style-name="ce12" table:formula="of:=AVERAGE([$'Bottom 10% share'.G101:.G104])" office:value-type="percentage" office:value="0.0305337600585061" calcext:value-type="percentage">
            <text:p>3.05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478706167924145" calcext:value-type="percentage">
            <text:p>4.79%</text:p>
          </table:table-cell>
          <table:table-cell table:style-name="ce12" table:formula="of:=AVERAGE([$'Bottom 10% share'.N101:.N104])" office:value-type="percentage" office:value="0.0310627872876978" calcext:value-type="percentage">
            <text:p>3.11%</text:p>
          </table:table-cell>
          <table:table-cell table:style-name="ce12" table:formula="of:=AVERAGE([$'Bottom 10% share'.O101:.O104])" office:value-type="percentage" office:value="0.0532271289103354" calcext:value-type="percentage">
            <text:p>5.32%</text:p>
          </table:table-cell>
          <table:table-cell table:style-name="ce12" table:formula="of:=AVERAGE([$'Bottom 10% share'.L101:.L104])" office:value-type="percentage" office:value="0.0342555760696931" calcext:value-type="percentage">
            <text:p>3.43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407688580755212" calcext:value-type="percentage">
            <text:p>4.08%</text:p>
          </table:table-cell>
          <table:table-cell table:style-name="ce12" table:formula="of:=AVERAGE([$'Bottom 10% share'.D105:.D108])" office:value-type="percentage" office:value="0.0260642150266632" calcext:value-type="percentage">
            <text:p>2.61%</text:p>
          </table:table-cell>
          <table:table-cell table:style-name="ce12" table:formula="of:=AVERAGE([$'Bottom 10% share'.E105:.E108])" office:value-type="percentage" office:value="0.0429997409426906" calcext:value-type="percentage">
            <text:p>4.30%</text:p>
          </table:table-cell>
          <table:table-cell table:style-name="ce12" table:formula="of:=AVERAGE([$'Bottom 10% share'.B105:.B108])" office:value-type="percentage" office:value="0.0275099763878426" calcext:value-type="percentage">
            <text:p>2.75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413963296814209" calcext:value-type="percentage">
            <text:p>4.14%</text:p>
          </table:table-cell>
          <table:table-cell table:style-name="ce12" table:formula="of:=AVERAGE([$'Bottom 10% share'.I105:.I108])" office:value-type="percentage" office:value="0.0314043133812139" calcext:value-type="percentage">
            <text:p>3.14%</text:p>
          </table:table-cell>
          <table:table-cell table:style-name="ce12" table:formula="of:=AVERAGE([$'Bottom 10% share'.J105:.J108])" office:value-type="percentage" office:value="0.0428674394779392" calcext:value-type="percentage">
            <text:p>4.29%</text:p>
          </table:table-cell>
          <table:table-cell table:style-name="ce12" table:formula="of:=AVERAGE([$'Bottom 10% share'.G105:.G108])" office:value-type="percentage" office:value="0.0322697488161387" calcext:value-type="percentage">
            <text:p>3.23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437417542708627" calcext:value-type="percentage">
            <text:p>4.37%</text:p>
          </table:table-cell>
          <table:table-cell table:style-name="ce12" table:formula="of:=AVERAGE([$'Bottom 10% share'.N105:.N108])" office:value-type="percentage" office:value="0.0300395326638286" calcext:value-type="percentage">
            <text:p>3.00%</text:p>
          </table:table-cell>
          <table:table-cell table:style-name="ce12" table:formula="of:=AVERAGE([$'Bottom 10% share'.O105:.O108])" office:value-type="percentage" office:value="0.0473807410879474" calcext:value-type="percentage">
            <text:p>4.74%</text:p>
          </table:table-cell>
          <table:table-cell table:style-name="ce12" table:formula="of:=AVERAGE([$'Bottom 10% share'.L105:.L108])" office:value-type="percentage" office:value="0.0320448368781539" calcext:value-type="percentage">
            <text:p>3.20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63pt" svg:x="2.13pt" svg:y="14.57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63pt" svg:x="32.63pt" svg:y="6.58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63pt" svg:x="2.13pt" svg:y="14.57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9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.385401540927053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341665" calcext:value-type="float">
            <text:p>0.40655313434166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113552" calcext:value-type="float">
            <text:p>0.21898910911355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1955265" calcext:value-type="float">
            <text:p>0.23031861195526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7048459" calcext:value-type="float">
            <text:p>0.041225634704846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914083" calcext:value-type="float">
            <text:p>0.030350384291408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8929006" calcext:value-type="float">
            <text:p>0.364489948929006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072417" calcext:value-type="float">
            <text:p>0.387523763072417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692702" calcext:value-type="float">
            <text:p>0.21016273692702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113073" calcext:value-type="float">
            <text:p>0.222617026113073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575125" calcext:value-type="float">
            <text:p>0.044330780657513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468179" calcext:value-type="float">
            <text:p>0.031923376346818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563969333475" calcext:value-type="float">
            <text:p>0.388563969333475</text:p>
          </table:table-cell>
          <table:table-cell office:value-type="float" office:value="0.455528711934171" calcext:value-type="float">
            <text:p>0.455528711934171</text:p>
          </table:table-cell>
          <table:table-cell office:value-type="float" office:value="0.404120007898951" calcext:value-type="float">
            <text:p>0.404120007898951</text:p>
          </table:table-cell>
          <table:table-cell office:value-type="float" office:value="0.437870191444161" calcext:value-type="float">
            <text:p>0.437870191444161</text:p>
          </table:table-cell>
          <table:table-cell office:value-type="float" office:value="6.90396980627177" calcext:value-type="float">
            <text:p>6.90396980627177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6112056970342" calcext:value-type="float">
            <text:p>8.56112056970342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503645505539" calcext:value-type="float">
            <text:p>0.221503645505539</text:p>
          </table:table-cell>
          <table:table-cell office:value-type="float" office:value="0.256927516528114" calcext:value-type="float">
            <text:p>0.256927516528114</text:p>
          </table:table-cell>
          <table:table-cell office:value-type="float" office:value="0.23216863154906" calcext:value-type="float">
            <text:p>0.23216863154906</text:p>
          </table:table-cell>
          <table:table-cell office:value-type="float" office:value="0.240365325562078" calcext:value-type="float">
            <text:p>0.240365325562078</text:p>
          </table:table-cell>
          <table:table-cell office:value-type="float" office:value="0.0412137427540783" calcext:value-type="float">
            <text:p>0.041213742754078</text:p>
          </table:table-cell>
          <table:table-cell office:value-type="float" office:value="0.030720094455611" calcext:value-type="float">
            <text:p>0.030720094455611</text:p>
          </table:table-cell>
          <table:table-cell office:value-type="float" office:value="0.0296251379999538" calcext:value-type="float">
            <text:p>0.029625137999954</text:p>
          </table:table-cell>
          <table:table-cell office:value-type="float" office:value="0.0469092872017536" calcext:value-type="float">
            <text:p>0.046909287201754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627093855147" calcext:value-type="float">
            <text:p>0.386627093855147</text:p>
          </table:table-cell>
          <table:table-cell office:value-type="float" office:value="0.457385383774999" calcext:value-type="float">
            <text:p>0.457385383774999</text:p>
          </table:table-cell>
          <table:table-cell office:value-type="float" office:value="0.401934476429779" calcext:value-type="float">
            <text:p>0.401934476429779</text:p>
          </table:table-cell>
          <table:table-cell office:value-type="float" office:value="0.44167254066231" calcext:value-type="float">
            <text:p>0.44167254066231</text:p>
          </table:table-cell>
          <table:table-cell office:value-type="float" office:value="7.31451323376669" calcext:value-type="float">
            <text:p>7.31451323376669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18947308026553" calcext:value-type="float">
            <text:p>9.18947308026553</text:p>
          </table:table-cell>
          <table:table-cell office:value-type="float" office:value="10.1472922460683" calcext:value-type="float">
            <text:p>10.1472922460683</text:p>
          </table:table-cell>
          <table:table-cell office:value-type="float" office:value="0.217608990493196" calcext:value-type="float">
            <text:p>0.217608990493196</text:p>
          </table:table-cell>
          <table:table-cell office:value-type="float" office:value="0.254233730927975" calcext:value-type="float">
            <text:p>0.254233730927975</text:p>
          </table:table-cell>
          <table:table-cell office:value-type="float" office:value="0.228171846593333" calcext:value-type="float">
            <text:p>0.228171846593333</text:p>
          </table:table-cell>
          <table:table-cell office:value-type="float" office:value="0.23751742043996" calcext:value-type="float">
            <text:p>0.23751742043996</text:p>
          </table:table-cell>
          <table:table-cell office:value-type="float" office:value="0.0387223268419182" calcext:value-type="float">
            <text:p>0.038722326841918</text:p>
          </table:table-cell>
          <table:table-cell office:value-type="float" office:value="0.0276718735528851" calcext:value-type="float">
            <text:p>0.027671873552885</text:p>
          </table:table-cell>
          <table:table-cell office:value-type="float" office:value="0.0273601829873631" calcext:value-type="float">
            <text:p>0.027360182987363</text:p>
          </table:table-cell>
          <table:table-cell office:value-type="float" office:value="0.0437860730479668" calcext:value-type="float">
            <text:p>0.043786073047967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28859059596" calcext:value-type="float">
            <text:p>0.39128859059596</text:p>
          </table:table-cell>
          <table:table-cell office:value-type="float" office:value="0.460531530414479" calcext:value-type="float">
            <text:p>0.460531530414479</text:p>
          </table:table-cell>
          <table:table-cell office:value-type="float" office:value="0.408534099689557" calcext:value-type="float">
            <text:p>0.408534099689557</text:p>
          </table:table-cell>
          <table:table-cell office:value-type="float" office:value="0.439866510766866" calcext:value-type="float">
            <text:p>0.439866510766866</text:p>
          </table:table-cell>
          <table:table-cell office:value-type="float" office:value="7.07723705917274" calcext:value-type="float">
            <text:p>7.07723705917274</text:p>
          </table:table-cell>
          <table:table-cell office:value-type="float" office:value="12.3839283918059" calcext:value-type="float">
            <text:p>12.3839283918059</text:p>
          </table:table-cell>
          <table:table-cell office:value-type="float" office:value="8.74434327746806" calcext:value-type="float">
            <text:p>8.74434327746806</text:p>
          </table:table-cell>
          <table:table-cell office:value-type="float" office:value="9.38548637395314" calcext:value-type="float">
            <text:p>9.38548637395314</text:p>
          </table:table-cell>
          <table:table-cell office:value-type="float" office:value="0.21905342826532" calcext:value-type="float">
            <text:p>0.21905342826532</text:p>
          </table:table-cell>
          <table:table-cell office:value-type="float" office:value="0.25762845836862" calcext:value-type="float">
            <text:p>0.25762845836862</text:p>
          </table:table-cell>
          <table:table-cell office:value-type="float" office:value="0.229288431316511" calcext:value-type="float">
            <text:p>0.229288431316511</text:p>
          </table:table-cell>
          <table:table-cell office:value-type="float" office:value="0.241454361875334" calcext:value-type="float">
            <text:p>0.241454361875334</text:p>
          </table:table-cell>
          <table:table-cell office:value-type="float" office:value="0.0377712098628893" calcext:value-type="float">
            <text:p>0.037771209862889</text:p>
          </table:table-cell>
          <table:table-cell office:value-type="float" office:value="0.0283750425462443" calcext:value-type="float">
            <text:p>0.028375042546244</text:p>
          </table:table-cell>
          <table:table-cell office:value-type="float" office:value="0.0283353995960886" calcext:value-type="float">
            <text:p>0.028335399596089</text:p>
          </table:table-cell>
          <table:table-cell office:value-type="float" office:value="0.0416398774967707" calcext:value-type="float">
            <text:p>0.04163987749677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0229768019073" calcext:value-type="float">
            <text:p>0.390229768019073</text:p>
          </table:table-cell>
          <table:table-cell office:value-type="float" office:value="0.463230024168632" calcext:value-type="float">
            <text:p>0.463230024168632</text:p>
          </table:table-cell>
          <table:table-cell office:value-type="float" office:value="0.41143303451247" calcext:value-type="float">
            <text:p>0.41143303451247</text:p>
          </table:table-cell>
          <table:table-cell office:value-type="float" office:value="0.439284111269512" calcext:value-type="float">
            <text:p>0.439284111269512</text:p>
          </table:table-cell>
          <table:table-cell office:value-type="float" office:value="6.73138447821439" calcext:value-type="float">
            <text:p>6.73138447821439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75366567693156" calcext:value-type="float">
            <text:p>8.75366567693156</text:p>
          </table:table-cell>
          <table:table-cell office:value-type="float" office:value="9.06806811814304" calcext:value-type="float">
            <text:p>9.06806811814304</text:p>
          </table:table-cell>
          <table:table-cell office:value-type="float" office:value="0.225699074704251" calcext:value-type="float">
            <text:p>0.225699074704251</text:p>
          </table:table-cell>
          <table:table-cell office:value-type="float" office:value="0.274438459257221" calcext:value-type="float">
            <text:p>0.274438459257221</text:p>
          </table:table-cell>
          <table:table-cell office:value-type="float" office:value="0.238090634580162" calcext:value-type="float">
            <text:p>0.238090634580162</text:p>
          </table:table-cell>
          <table:table-cell office:value-type="float" office:value="0.254833997498471" calcext:value-type="float">
            <text:p>0.254833997498471</text:p>
          </table:table-cell>
          <table:table-cell office:value-type="float" office:value="0.041611658921862" calcext:value-type="float">
            <text:p>0.041611658921862</text:p>
          </table:table-cell>
          <table:table-cell office:value-type="float" office:value="0.0289174948744052" calcext:value-type="float">
            <text:p>0.028917494874405</text:p>
          </table:table-cell>
          <table:table-cell office:value-type="float" office:value="0.0301078507759672" calcext:value-type="float">
            <text:p>0.030107850775967</text:p>
          </table:table-cell>
          <table:table-cell office:value-type="float" office:value="0.0447923807742106" calcext:value-type="float">
            <text:p>0.044792380774211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8864016520451" calcext:value-type="float">
            <text:p>0.388864016520451</text:p>
          </table:table-cell>
          <table:table-cell table:style-name="ce24" office:value-type="float" office:value="0.464520531401204" calcext:value-type="float">
            <text:p>0.464520531401204</text:p>
          </table:table-cell>
          <table:table-cell office:value-type="float" office:value="0.407505131921871" calcext:value-type="float">
            <text:p>0.407505131921871</text:p>
          </table:table-cell>
          <table:table-cell office:value-type="float" office:value="0.442035373551581" calcext:value-type="float">
            <text:p>0.442035373551581</text:p>
          </table:table-cell>
          <table:table-cell office:value-type="float" office:value="6.73363419559161" calcext:value-type="float">
            <text:p>6.73363419559161</text:p>
          </table:table-cell>
          <table:table-cell office:value-type="float" office:value="11.5504772355692" calcext:value-type="float">
            <text:p>11.5504772355692</text:p>
          </table:table-cell>
          <table:table-cell office:value-type="float" office:value="8.54026624952501" calcext:value-type="float">
            <text:p>8.54026624952501</text:p>
          </table:table-cell>
          <table:table-cell office:value-type="float" office:value="9.07401195178368" calcext:value-type="float">
            <text:p>9.07401195178368</text:p>
          </table:table-cell>
          <table:table-cell office:value-type="float" office:value="0.218728667494225" calcext:value-type="float">
            <text:p>0.218728667494225</text:p>
          </table:table-cell>
          <table:table-cell office:value-type="float" office:value="0.250838914301626" calcext:value-type="float">
            <text:p>0.250838914301626</text:p>
          </table:table-cell>
          <table:table-cell office:value-type="float" office:value="0.229523540136556" calcext:value-type="float">
            <text:p>0.229523540136556</text:p>
          </table:table-cell>
          <table:table-cell office:value-type="float" office:value="0.234236783948659" calcext:value-type="float">
            <text:p>0.234236783948659</text:p>
          </table:table-cell>
          <table:table-cell office:value-type="float" office:value="0.0406319363918041" calcext:value-type="float">
            <text:p>0.040631936391804</text:p>
          </table:table-cell>
          <table:table-cell office:value-type="float" office:value="0.0312679086195602" calcext:value-type="float">
            <text:p>0.03126790861956</text:p>
          </table:table-cell>
          <table:table-cell office:value-type="float" office:value="0.029406466382715" calcext:value-type="float">
            <text:p>0.029406466382715</text:p>
          </table:table-cell>
          <table:table-cell office:value-type="float" office:value="0.0469399126156018" calcext:value-type="float">
            <text:p>0.046939912615602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6383123067872" calcext:value-type="float">
            <text:p>0.386383123067872</text:p>
          </table:table-cell>
          <table:table-cell office:value-type="float" office:value="0.454369793407635" calcext:value-type="float">
            <text:p>0.454369793407635</text:p>
          </table:table-cell>
          <table:table-cell office:value-type="float" office:value="0.402701053487097" calcext:value-type="float">
            <text:p>0.402701053487097</text:p>
          </table:table-cell>
          <table:table-cell office:value-type="float" office:value="0.436817992494206" calcext:value-type="float">
            <text:p>0.436817992494206</text:p>
          </table:table-cell>
          <table:table-cell office:value-type="float" office:value="6.52620675859662" calcext:value-type="float">
            <text:p>6.52620675859662</text:p>
          </table:table-cell>
          <table:table-cell office:value-type="float" office:value="11.1309474783014" calcext:value-type="float">
            <text:p>11.1309474783014</text:p>
          </table:table-cell>
          <table:table-cell office:value-type="float" office:value="7.85270839952288" calcext:value-type="float">
            <text:p>7.85270839952288</text:p>
          </table:table-cell>
          <table:table-cell office:value-type="float" office:value="9.15022416788073" calcext:value-type="float">
            <text:p>9.15022416788073</text:p>
          </table:table-cell>
          <table:table-cell office:value-type="float" office:value="0.22130719595427" calcext:value-type="float">
            <text:p>0.22130719595427</text:p>
          </table:table-cell>
          <table:table-cell office:value-type="float" office:value="0.258692851413597" calcext:value-type="float">
            <text:p>0.258692851413597</text:p>
          </table:table-cell>
          <table:table-cell office:value-type="float" office:value="0.230707771831068" calcext:value-type="float">
            <text:p>0.230707771831068</text:p>
          </table:table-cell>
          <table:table-cell office:value-type="float" office:value="0.244135523292496" calcext:value-type="float">
            <text:p>0.244135523292496</text:p>
          </table:table-cell>
          <table:table-cell office:value-type="float" office:value="0.0398888838792631" calcext:value-type="float">
            <text:p>0.039888883879263</text:p>
          </table:table-cell>
          <table:table-cell office:value-type="float" office:value="0.030358803032083" calcext:value-type="float">
            <text:p>0.030358803032083</text:p>
          </table:table-cell>
          <table:table-cell office:value-type="float" office:value="0.0295353248451055" calcext:value-type="float">
            <text:p>0.029535324845106</text:p>
          </table:table-cell>
          <table:table-cell office:value-type="float" office:value="0.044611401666029" calcext:value-type="float">
            <text:p>0.044611401666029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927074895259" calcext:value-type="float">
            <text:p>0.384927074895259</text:p>
          </table:table-cell>
          <table:table-cell office:value-type="float" office:value="0.458936031191655" calcext:value-type="float">
            <text:p>0.458936031191655</text:p>
          </table:table-cell>
          <table:table-cell office:value-type="float" office:value="0.403127804259722" calcext:value-type="float">
            <text:p>0.403127804259722</text:p>
          </table:table-cell>
          <table:table-cell office:value-type="float" office:value="0.438279604950444" calcext:value-type="float">
            <text:p>0.438279604950444</text:p>
          </table:table-cell>
          <table:table-cell office:value-type="float" office:value="7.06485675878787" calcext:value-type="float">
            <text:p>7.06485675878787</text:p>
          </table:table-cell>
          <table:table-cell office:value-type="float" office:value="11.7383719088628" calcext:value-type="float">
            <text:p>11.7383719088628</text:p>
          </table:table-cell>
          <table:table-cell office:value-type="float" office:value="8.65067470013821" calcext:value-type="float">
            <text:p>8.65067470013821</text:p>
          </table:table-cell>
          <table:table-cell office:value-type="float" office:value="9.30094753125192" calcext:value-type="float">
            <text:p>9.30094753125192</text:p>
          </table:table-cell>
          <table:table-cell office:value-type="float" office:value="0.219355638997606" calcext:value-type="float">
            <text:p>0.219355638997606</text:p>
          </table:table-cell>
          <table:table-cell office:value-type="float" office:value="0.253639710702861" calcext:value-type="float">
            <text:p>0.253639710702861</text:p>
          </table:table-cell>
          <table:table-cell office:value-type="float" office:value="0.230164657820455" calcext:value-type="float">
            <text:p>0.230164657820455</text:p>
          </table:table-cell>
          <table:table-cell office:value-type="float" office:value="0.236819528208202" calcext:value-type="float">
            <text:p>0.236819528208202</text:p>
          </table:table-cell>
          <table:table-cell office:value-type="float" office:value="0.0399133117262791" calcext:value-type="float">
            <text:p>0.039913311726279</text:p>
          </table:table-cell>
          <table:table-cell office:value-type="float" office:value="0.0326777940606418" calcext:value-type="float">
            <text:p>0.032677794060642</text:p>
          </table:table-cell>
          <table:table-cell office:value-type="float" office:value="0.0293178865897238" calcext:value-type="float">
            <text:p>0.029317886589724</text:p>
          </table:table-cell>
          <table:table-cell office:value-type="float" office:value="0.0474141472597892" calcext:value-type="float">
            <text:p>0.047414147259789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568761402717" calcext:value-type="float">
            <text:p>0.386568761402717</text:p>
          </table:table-cell>
          <table:table-cell office:value-type="float" office:value="0.461445075302643" calcext:value-type="float">
            <text:p>0.461445075302643</text:p>
          </table:table-cell>
          <table:table-cell office:value-type="float" office:value="0.407603819818403" calcext:value-type="float">
            <text:p>0.407603819818403</text:p>
          </table:table-cell>
          <table:table-cell office:value-type="float" office:value="0.435356329060493" calcext:value-type="float">
            <text:p>0.435356329060493</text:p>
          </table:table-cell>
          <table:table-cell office:value-type="float" office:value="6.56050294182266" calcext:value-type="float">
            <text:p>6.56050294182266</text:p>
          </table:table-cell>
          <table:table-cell office:value-type="float" office:value="11.5500171023221" calcext:value-type="float">
            <text:p>11.5500171023221</text:p>
          </table:table-cell>
          <table:table-cell office:value-type="float" office:value="8.2041336817775" calcext:value-type="float">
            <text:p>8.2041336817775</text:p>
          </table:table-cell>
          <table:table-cell office:value-type="float" office:value="8.71013484623265" calcext:value-type="float">
            <text:p>8.71013484623265</text:p>
          </table:table-cell>
          <table:table-cell office:value-type="float" office:value="0.219938337905232" calcext:value-type="float">
            <text:p>0.219938337905232</text:p>
          </table:table-cell>
          <table:table-cell office:value-type="float" office:value="0.26415008910556" calcext:value-type="float">
            <text:p>0.26415008910556</text:p>
          </table:table-cell>
          <table:table-cell office:value-type="float" office:value="0.232807764625834" calcext:value-type="float">
            <text:p>0.232807764625834</text:p>
          </table:table-cell>
          <table:table-cell office:value-type="float" office:value="0.243942543428447" calcext:value-type="float">
            <text:p>0.243942543428447</text:p>
          </table:table-cell>
          <table:table-cell office:value-type="float" office:value="0.0410228326372519" calcext:value-type="float">
            <text:p>0.041022832637252</text:p>
          </table:table-cell>
          <table:table-cell office:value-type="float" office:value="0.030866323625706" calcext:value-type="float">
            <text:p>0.030866323625706</text:p>
          </table:table-cell>
          <table:table-cell office:value-type="float" office:value="0.0288435622669058" calcext:value-type="float">
            <text:p>0.028843562266906</text:p>
          </table:table-cell>
          <table:table-cell office:value-type="float" office:value="0.0475648104619313" calcext:value-type="float">
            <text:p>0.047564810461931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128607392274" calcext:value-type="float">
            <text:p>0.389128607392274</text:p>
          </table:table-cell>
          <table:table-cell office:value-type="float" office:value="0.463302446469184" calcext:value-type="float">
            <text:p>0.463302446469184</text:p>
          </table:table-cell>
          <table:table-cell office:value-type="float" office:value="0.406194800961478" calcext:value-type="float">
            <text:p>0.406194800961478</text:p>
          </table:table-cell>
          <table:table-cell office:value-type="float" office:value="0.442837739706822" calcext:value-type="float">
            <text:p>0.442837739706822</text:p>
          </table:table-cell>
          <table:table-cell office:value-type="float" office:value="7.05686543054843" calcext:value-type="float">
            <text:p>7.05686543054843</text:p>
          </table:table-cell>
          <table:table-cell office:value-type="float" office:value="11.4912758113061" calcext:value-type="float">
            <text:p>11.4912758113061</text:p>
          </table:table-cell>
          <table:table-cell office:value-type="float" office:value="8.64517483210143" calcext:value-type="float">
            <text:p>8.64517483210143</text:p>
          </table:table-cell>
          <table:table-cell office:value-type="float" office:value="9.03300533926328" calcext:value-type="float">
            <text:p>9.03300533926328</text:p>
          </table:table-cell>
          <table:table-cell office:value-type="float" office:value="0.224798106974995" calcext:value-type="float">
            <text:p>0.224798106974995</text:p>
          </table:table-cell>
          <table:table-cell office:value-type="float" office:value="0.256555718932996" calcext:value-type="float">
            <text:p>0.256555718932996</text:p>
          </table:table-cell>
          <table:table-cell office:value-type="float" office:value="0.235798766340943" calcext:value-type="float">
            <text:p>0.235798766340943</text:p>
          </table:table-cell>
          <table:table-cell office:value-type="float" office:value="0.239477146309432" calcext:value-type="float">
            <text:p>0.239477146309432</text:p>
          </table:table-cell>
          <table:table-cell office:value-type="float" office:value="0.0414940851399633" calcext:value-type="float">
            <text:p>0.041494085139963</text:p>
          </table:table-cell>
          <table:table-cell office:value-type="float" office:value="0.0319758824917007" calcext:value-type="float">
            <text:p>0.031975882491701</text:p>
          </table:table-cell>
          <table:table-cell office:value-type="float" office:value="0.0290951082144039" calcext:value-type="float">
            <text:p>0.029095108214404</text:p>
          </table:table-cell>
          <table:table-cell office:value-type="float" office:value="0.0494737837473433" calcext:value-type="float">
            <text:p>0.049473783747343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201297212397" calcext:value-type="float">
            <text:p>0.39201297212397</text:p>
          </table:table-cell>
          <table:table-cell office:value-type="float" office:value="0.463116618232392" calcext:value-type="float">
            <text:p>0.463116618232392</text:p>
          </table:table-cell>
          <table:table-cell office:value-type="float" office:value="0.408689692366116" calcext:value-type="float">
            <text:p>0.408689692366116</text:p>
          </table:table-cell>
          <table:table-cell office:value-type="float" office:value="0.444845696286887" calcext:value-type="float">
            <text:p>0.444845696286887</text:p>
          </table:table-cell>
          <table:table-cell office:value-type="float" office:value="6.86058037451283" calcext:value-type="float">
            <text:p>6.86058037451283</text:p>
          </table:table-cell>
          <table:table-cell office:value-type="float" office:value="11.5792382461488" calcext:value-type="float">
            <text:p>11.5792382461488</text:p>
          </table:table-cell>
          <table:table-cell office:value-type="float" office:value="8.34880916743067" calcext:value-type="float">
            <text:p>8.34880916743067</text:p>
          </table:table-cell>
          <table:table-cell office:value-type="float" office:value="9.43574734354518" calcext:value-type="float">
            <text:p>9.43574734354518</text:p>
          </table:table-cell>
          <table:table-cell office:value-type="float" office:value="0.232887159946011" calcext:value-type="float">
            <text:p>0.232887159946011</text:p>
          </table:table-cell>
          <table:table-cell office:value-type="float" office:value="0.274875037212701" calcext:value-type="float">
            <text:p>0.274875037212701</text:p>
          </table:table-cell>
          <table:table-cell office:value-type="float" office:value="0.243408258091974" calcext:value-type="float">
            <text:p>0.243408258091974</text:p>
          </table:table-cell>
          <table:table-cell office:value-type="float" office:value="0.258183433756419" calcext:value-type="float">
            <text:p>0.258183433756419</text:p>
          </table:table-cell>
          <table:table-cell office:value-type="float" office:value="0.041125789949669" calcext:value-type="float">
            <text:p>0.041125789949669</text:p>
          </table:table-cell>
          <table:table-cell office:value-type="float" office:value="0.0342379275469333" calcext:value-type="float">
            <text:p>0.034237927546933</text:p>
          </table:table-cell>
          <table:table-cell office:value-type="float" office:value="0.0300676513738852" calcext:value-type="float">
            <text:p>0.030067651373885</text:p>
          </table:table-cell>
          <table:table-cell office:value-type="float" office:value="0.0495198441580479" calcext:value-type="float">
            <text:p>0.049519844158048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7634797616772" calcext:value-type="float">
            <text:p>0.387634797616772</text:p>
          </table:table-cell>
          <table:table-cell office:value-type="float" office:value="0.464353903345758" calcext:value-type="float">
            <text:p>0.464353903345758</text:p>
          </table:table-cell>
          <table:table-cell office:value-type="float" office:value="0.40613841159913" calcext:value-type="float">
            <text:p>0.40613841159913</text:p>
          </table:table-cell>
          <table:table-cell office:value-type="float" office:value="0.4427291617428" calcext:value-type="float">
            <text:p>0.4427291617428</text:p>
          </table:table-cell>
          <table:table-cell office:value-type="float" office:value="6.87063027769295" calcext:value-type="float">
            <text:p>6.87063027769295</text:p>
          </table:table-cell>
          <table:table-cell office:value-type="float" office:value="11.7043847388513" calcext:value-type="float">
            <text:p>11.7043847388513</text:p>
          </table:table-cell>
          <table:table-cell office:value-type="float" office:value="8.59574443858071" calcext:value-type="float">
            <text:p>8.59574443858071</text:p>
          </table:table-cell>
          <table:table-cell office:value-type="float" office:value="9.24002391994627" calcext:value-type="float">
            <text:p>9.24002391994627</text:p>
          </table:table-cell>
          <table:table-cell office:value-type="float" office:value="0.224740889523594" calcext:value-type="float">
            <text:p>0.224740889523594</text:p>
          </table:table-cell>
          <table:table-cell office:value-type="float" office:value="0.256398934398872" calcext:value-type="float">
            <text:p>0.256398934398872</text:p>
          </table:table-cell>
          <table:table-cell office:value-type="float" office:value="0.235663860954048" calcext:value-type="float">
            <text:p>0.235663860954048</text:p>
          </table:table-cell>
          <table:table-cell office:value-type="float" office:value="0.239401351135694" calcext:value-type="float">
            <text:p>0.239401351135694</text:p>
          </table:table-cell>
          <table:table-cell office:value-type="float" office:value="0.0416935253503046" calcext:value-type="float">
            <text:p>0.041693525350305</text:p>
          </table:table-cell>
          <table:table-cell office:value-type="float" office:value="0.0359585561451609" calcext:value-type="float">
            <text:p>0.035958556145161</text:p>
          </table:table-cell>
          <table:table-cell office:value-type="float" office:value="0.0302182270969269" calcext:value-type="float">
            <text:p>0.030218227096927</text:p>
          </table:table-cell>
          <table:table-cell office:value-type="float" office:value="0.0519887108925731" calcext:value-type="float">
            <text:p>0.051988710892573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465760907209" calcext:value-type="float">
            <text:p>0.38465760907209</text:p>
          </table:table-cell>
          <table:table-cell office:value-type="float" office:value="0.465259766292383" calcext:value-type="float">
            <text:p>0.465259766292383</text:p>
          </table:table-cell>
          <table:table-cell office:value-type="float" office:value="0.405559849788206" calcext:value-type="float">
            <text:p>0.405559849788206</text:p>
          </table:table-cell>
          <table:table-cell office:value-type="float" office:value="0.439170845598733" calcext:value-type="float">
            <text:p>0.439170845598733</text:p>
          </table:table-cell>
          <table:table-cell office:value-type="float" office:value="6.51014079120565" calcext:value-type="float">
            <text:p>6.51014079120565</text:p>
          </table:table-cell>
          <table:table-cell office:value-type="float" office:value="12.3184358787708" calcext:value-type="float">
            <text:p>12.3184358787708</text:p>
          </table:table-cell>
          <table:table-cell office:value-type="float" office:value="8.32663579808128" calcext:value-type="float">
            <text:p>8.32663579808128</text:p>
          </table:table-cell>
          <table:table-cell office:value-type="float" office:value="9.11367077594257" calcext:value-type="float">
            <text:p>9.11367077594257</text:p>
          </table:table-cell>
          <table:table-cell office:value-type="float" office:value="0.22797189949161" calcext:value-type="float">
            <text:p>0.22797189949161</text:p>
          </table:table-cell>
          <table:table-cell office:value-type="float" office:value="0.267668660617118" calcext:value-type="float">
            <text:p>0.267668660617118</text:p>
          </table:table-cell>
          <table:table-cell office:value-type="float" office:value="0.241002375716443" calcext:value-type="float">
            <text:p>0.241002375716443</text:p>
          </table:table-cell>
          <table:table-cell office:value-type="float" office:value="0.247311091850782" calcext:value-type="float">
            <text:p>0.247311091850782</text:p>
          </table:table-cell>
          <table:table-cell office:value-type="float" office:value="0.0419577576774928" calcext:value-type="float">
            <text:p>0.041957757677493</text:p>
          </table:table-cell>
          <table:table-cell office:value-type="float" office:value="0.0326276575343494" calcext:value-type="float">
            <text:p>0.03262765753435</text:p>
          </table:table-cell>
          <table:table-cell office:value-type="float" office:value="0.0288436017192001" calcext:value-type="float">
            <text:p>0.0288436017192</text:p>
          </table:table-cell>
          <table:table-cell office:value-type="float" office:value="0.0507863493365654" calcext:value-type="float">
            <text:p>0.050786349336565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6405554783629" calcext:value-type="float">
            <text:p>0.386405554783629</text:p>
          </table:table-cell>
          <table:table-cell office:value-type="float" office:value="0.466276923628767" calcext:value-type="float">
            <text:p>0.466276923628767</text:p>
          </table:table-cell>
          <table:table-cell office:value-type="float" office:value="0.404087502107112" calcext:value-type="float">
            <text:p>0.404087502107112</text:p>
          </table:table-cell>
          <table:table-cell office:value-type="float" office:value="0.443362717113217" calcext:value-type="float">
            <text:p>0.443362717113217</text:p>
          </table:table-cell>
          <table:table-cell office:value-type="float" office:value="7.09349365198932" calcext:value-type="float">
            <text:p>7.09349365198932</text:p>
          </table:table-cell>
          <table:table-cell office:value-type="float" office:value="12.259205987733" calcext:value-type="float">
            <text:p>12.259205987733</text:p>
          </table:table-cell>
          <table:table-cell office:value-type="float" office:value="8.63814427796297" calcext:value-type="float">
            <text:p>8.63814427796297</text:p>
          </table:table-cell>
          <table:table-cell office:value-type="float" office:value="9.42824217446791" calcext:value-type="float">
            <text:p>9.42824217446791</text:p>
          </table:table-cell>
          <table:table-cell office:value-type="float" office:value="0.223357169001777" calcext:value-type="float">
            <text:p>0.223357169001777</text:p>
          </table:table-cell>
          <table:table-cell office:value-type="float" office:value="0.253739164459654" calcext:value-type="float">
            <text:p>0.253739164459654</text:p>
          </table:table-cell>
          <table:table-cell office:value-type="float" office:value="0.234401044719515" calcext:value-type="float">
            <text:p>0.234401044719515</text:p>
          </table:table-cell>
          <table:table-cell office:value-type="float" office:value="0.236388720297641" calcext:value-type="float">
            <text:p>0.236388720297641</text:p>
          </table:table-cell>
          <table:table-cell office:value-type="float" office:value="0.0379010316420154" calcext:value-type="float">
            <text:p>0.037901031642015</text:p>
          </table:table-cell>
          <table:table-cell office:value-type="float" office:value="0.0318190776892737" calcext:value-type="float">
            <text:p>0.031819077689274</text:p>
          </table:table-cell>
          <table:table-cell office:value-type="float" office:value="0.0271003072243157" calcext:value-type="float">
            <text:p>0.027100307224316</text:p>
          </table:table-cell>
          <table:table-cell office:value-type="float" office:value="0.0471547356703571" calcext:value-type="float">
            <text:p>0.047154735670357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6736494813549" calcext:value-type="float">
            <text:p>0.386736494813549</text:p>
          </table:table-cell>
          <table:table-cell office:value-type="float" office:value="0.466003425005477" calcext:value-type="float">
            <text:p>0.466003425005477</text:p>
          </table:table-cell>
          <table:table-cell office:value-type="float" office:value="0.404583894297429" calcext:value-type="float">
            <text:p>0.404583894297429</text:p>
          </table:table-cell>
          <table:table-cell office:value-type="float" office:value="0.441542805160001" calcext:value-type="float">
            <text:p>0.441542805160001</text:p>
          </table:table-cell>
          <table:table-cell office:value-type="float" office:value="6.69805814534178" calcext:value-type="float">
            <text:p>6.69805814534178</text:p>
          </table:table-cell>
          <table:table-cell office:value-type="float" office:value="11.9467494288772" calcext:value-type="float">
            <text:p>11.9467494288772</text:p>
          </table:table-cell>
          <table:table-cell office:value-type="float" office:value="8.55974003167141" calcext:value-type="float">
            <text:p>8.55974003167141</text:p>
          </table:table-cell>
          <table:table-cell office:value-type="float" office:value="9.27146694212102" calcext:value-type="float">
            <text:p>9.27146694212102</text:p>
          </table:table-cell>
          <table:table-cell office:value-type="float" office:value="0.224909317447863" calcext:value-type="float">
            <text:p>0.224909317447863</text:p>
          </table:table-cell>
          <table:table-cell office:value-type="float" office:value="0.259792376954975" calcext:value-type="float">
            <text:p>0.259792376954975</text:p>
          </table:table-cell>
          <table:table-cell office:value-type="float" office:value="0.235280349608761" calcext:value-type="float">
            <text:p>0.235280349608761</text:p>
          </table:table-cell>
          <table:table-cell office:value-type="float" office:value="0.24335845030276" calcext:value-type="float">
            <text:p>0.24335845030276</text:p>
          </table:table-cell>
          <table:table-cell office:value-type="float" office:value="0.0403712607929791" calcext:value-type="float">
            <text:p>0.040371260792979</text:p>
          </table:table-cell>
          <table:table-cell office:value-type="float" office:value="0.0348219178166145" calcext:value-type="float">
            <text:p>0.034821917816615</text:p>
          </table:table-cell>
          <table:table-cell office:value-type="float" office:value="0.0303145335055979" calcext:value-type="float">
            <text:p>0.030314533505598</text:p>
          </table:table-cell>
          <table:table-cell office:value-type="float" office:value="0.048967040449818" calcext:value-type="float">
            <text:p>0.048967040449818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0687362966135" calcext:value-type="float">
            <text:p>0.380687362966135</text:p>
          </table:table-cell>
          <table:table-cell office:value-type="float" office:value="0.466198177253605" calcext:value-type="float">
            <text:p>0.466198177253605</text:p>
          </table:table-cell>
          <table:table-cell office:value-type="float" office:value="0.399412764228968" calcext:value-type="float">
            <text:p>0.399412764228968</text:p>
          </table:table-cell>
          <table:table-cell office:value-type="float" office:value="0.440723349496294" calcext:value-type="float">
            <text:p>0.440723349496294</text:p>
          </table:table-cell>
          <table:table-cell office:value-type="float" office:value="6.83536717866913" calcext:value-type="float">
            <text:p>6.83536717866913</text:p>
          </table:table-cell>
          <table:table-cell office:value-type="float" office:value="11.7241453957571" calcext:value-type="float">
            <text:p>11.7241453957571</text:p>
          </table:table-cell>
          <table:table-cell office:value-type="float" office:value="8.73298505446304" calcext:value-type="float">
            <text:p>8.73298505446304</text:p>
          </table:table-cell>
          <table:table-cell office:value-type="float" office:value="9.32421809856258" calcext:value-type="float">
            <text:p>9.32421809856258</text:p>
          </table:table-cell>
          <table:table-cell office:value-type="float" office:value="0.224523940107731" calcext:value-type="float">
            <text:p>0.224523940107731</text:p>
          </table:table-cell>
          <table:table-cell office:value-type="float" office:value="0.25875707502362" calcext:value-type="float">
            <text:p>0.25875707502362</text:p>
          </table:table-cell>
          <table:table-cell office:value-type="float" office:value="0.236062675806527" calcext:value-type="float">
            <text:p>0.236062675806527</text:p>
          </table:table-cell>
          <table:table-cell office:value-type="float" office:value="0.240100458466011" calcext:value-type="float">
            <text:p>0.240100458466011</text:p>
          </table:table-cell>
          <table:table-cell office:value-type="float" office:value="0.0376502045590393" calcext:value-type="float">
            <text:p>0.037650204559039</text:p>
          </table:table-cell>
          <table:table-cell office:value-type="float" office:value="0.0342802787180503" calcext:value-type="float">
            <text:p>0.03428027871805</text:p>
          </table:table-cell>
          <table:table-cell office:value-type="float" office:value="0.0288123994387806" calcext:value-type="float">
            <text:p>0.028812399438781</text:p>
          </table:table-cell>
          <table:table-cell office:value-type="float" office:value="0.0469210439760017" calcext:value-type="float">
            <text:p>0.046921043976002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0162020718643" calcext:value-type="float">
            <text:p>0.380162020718643</text:p>
          </table:table-cell>
          <table:table-cell office:value-type="float" office:value="0.465709654286736" calcext:value-type="float">
            <text:p>0.465709654286736</text:p>
          </table:table-cell>
          <table:table-cell office:value-type="float" office:value="0.39956558182783" calcext:value-type="float">
            <text:p>0.39956558182783</text:p>
          </table:table-cell>
          <table:table-cell office:value-type="float" office:value="0.438786567184565" calcext:value-type="float">
            <text:p>0.438786567184565</text:p>
          </table:table-cell>
          <table:table-cell office:value-type="float" office:value="6.50975900932814" calcext:value-type="float">
            <text:p>6.50975900932814</text:p>
          </table:table-cell>
          <table:table-cell office:value-type="float" office:value="10.8871076188559" calcext:value-type="float">
            <text:p>10.8871076188559</text:p>
          </table:table-cell>
          <table:table-cell office:value-type="float" office:value="8.38845835141876" calcext:value-type="float">
            <text:p>8.38845835141876</text:p>
          </table:table-cell>
          <table:table-cell office:value-type="float" office:value="8.78674173291963" calcext:value-type="float">
            <text:p>8.78674173291963</text:p>
          </table:table-cell>
          <table:table-cell office:value-type="float" office:value="0.223368487503986" calcext:value-type="float">
            <text:p>0.223368487503986</text:p>
          </table:table-cell>
          <table:table-cell office:value-type="float" office:value="0.261930894499153" calcext:value-type="float">
            <text:p>0.261930894499153</text:p>
          </table:table-cell>
          <table:table-cell office:value-type="float" office:value="0.236347412568442" calcext:value-type="float">
            <text:p>0.236347412568442</text:p>
          </table:table-cell>
          <table:table-cell office:value-type="float" office:value="0.241111903767837" calcext:value-type="float">
            <text:p>0.241111903767837</text:p>
          </table:table-cell>
          <table:table-cell office:value-type="float" office:value="0.0392707710954667" calcext:value-type="float">
            <text:p>0.039270771095467</text:p>
          </table:table-cell>
          <table:table-cell office:value-type="float" office:value="0.033939745081005" calcext:value-type="float">
            <text:p>0.033939745081005</text:p>
          </table:table-cell>
          <table:table-cell office:value-type="float" office:value="0.0294983836092863" calcext:value-type="float">
            <text:p>0.029498383609286</text:p>
          </table:table-cell>
          <table:table-cell office:value-type="float" office:value="0.0477205314414257" calcext:value-type="float">
            <text:p>0.047720531441426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0187063292216" calcext:value-type="float">
            <text:p>0.380187063292216</text:p>
          </table:table-cell>
          <table:table-cell office:value-type="float" office:value="0.464108600321463" calcext:value-type="float">
            <text:p>0.464108600321463</text:p>
          </table:table-cell>
          <table:table-cell office:value-type="float" office:value="0.398153073447029" calcext:value-type="float">
            <text:p>0.398153073447029</text:p>
          </table:table-cell>
          <table:table-cell office:value-type="float" office:value="0.438779236302572" calcext:value-type="float">
            <text:p>0.438779236302572</text:p>
          </table:table-cell>
          <table:table-cell office:value-type="float" office:value="6.83794491513197" calcext:value-type="float">
            <text:p>6.83794491513197</text:p>
          </table:table-cell>
          <table:table-cell office:value-type="float" office:value="11.3369016603809" calcext:value-type="float">
            <text:p>11.3369016603809</text:p>
          </table:table-cell>
          <table:table-cell office:value-type="float" office:value="8.54563285360857" calcext:value-type="float">
            <text:p>8.54563285360857</text:p>
          </table:table-cell>
          <table:table-cell office:value-type="float" office:value="8.99396303960309" calcext:value-type="float">
            <text:p>8.99396303960309</text:p>
          </table:table-cell>
          <table:table-cell office:value-type="float" office:value="0.220750557264082" calcext:value-type="float">
            <text:p>0.220750557264082</text:p>
          </table:table-cell>
          <table:table-cell office:value-type="float" office:value="0.254959836539155" calcext:value-type="float">
            <text:p>0.254959836539155</text:p>
          </table:table-cell>
          <table:table-cell office:value-type="float" office:value="0.231850719914761" calcext:value-type="float">
            <text:p>0.231850719914761</text:p>
          </table:table-cell>
          <table:table-cell office:value-type="float" office:value="0.236666222321811" calcext:value-type="float">
            <text:p>0.236666222321811</text:p>
          </table:table-cell>
          <table:table-cell office:value-type="float" office:value="0.0389399537518114" calcext:value-type="float">
            <text:p>0.038939953751812</text:p>
          </table:table-cell>
          <table:table-cell office:value-type="float" office:value="0.038271908532239" calcext:value-type="float">
            <text:p>0.038271908532239</text:p>
          </table:table-cell>
          <table:table-cell office:value-type="float" office:value="0.0315180822819595" calcext:value-type="float">
            <text:p>0.03151808228196</text:p>
          </table:table-cell>
          <table:table-cell office:value-type="float" office:value="0.0489040885270505" calcext:value-type="float">
            <text:p>0.048904088527051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3617915991752" calcext:value-type="float">
            <text:p>0.383617915991752</text:p>
          </table:table-cell>
          <table:table-cell office:value-type="float" office:value="0.468791442478034" calcext:value-type="float">
            <text:p>0.468791442478034</text:p>
          </table:table-cell>
          <table:table-cell office:value-type="float" office:value="0.400944516641815" calcext:value-type="float">
            <text:p>0.400944516641815</text:p>
          </table:table-cell>
          <table:table-cell office:value-type="float" office:value="0.444145066646346" calcext:value-type="float">
            <text:p>0.444145066646346</text:p>
          </table:table-cell>
          <table:table-cell office:value-type="float" office:value="7.11443814824809" calcext:value-type="float">
            <text:p>7.11443814824809</text:p>
          </table:table-cell>
          <table:table-cell office:value-type="float" office:value="11.408631427639" calcext:value-type="float">
            <text:p>11.408631427639</text:p>
          </table:table-cell>
          <table:table-cell office:value-type="float" office:value="8.60689631356093" calcext:value-type="float">
            <text:p>8.60689631356093</text:p>
          </table:table-cell>
          <table:table-cell office:value-type="float" office:value="9.22697822632087" calcext:value-type="float">
            <text:p>9.22697822632087</text:p>
          </table:table-cell>
          <table:table-cell office:value-type="float" office:value="0.226461864712464" calcext:value-type="float">
            <text:p>0.226461864712464</text:p>
          </table:table-cell>
          <table:table-cell office:value-type="float" office:value="0.261180345810716" calcext:value-type="float">
            <text:p>0.261180345810716</text:p>
          </table:table-cell>
          <table:table-cell office:value-type="float" office:value="0.237058080360675" calcext:value-type="float">
            <text:p>0.237058080360675</text:p>
          </table:table-cell>
          <table:table-cell office:value-type="float" office:value="0.243882993335226" calcext:value-type="float">
            <text:p>0.243882993335226</text:p>
          </table:table-cell>
          <table:table-cell office:value-type="float" office:value="0.0396806414421708" calcext:value-type="float">
            <text:p>0.039680641442171</text:p>
          </table:table-cell>
          <table:table-cell office:value-type="float" office:value="0.037781308294457" calcext:value-type="float">
            <text:p>0.037781308294457</text:p>
          </table:table-cell>
          <table:table-cell office:value-type="float" office:value="0.0312641055315694" calcext:value-type="float">
            <text:p>0.03126410553157</text:p>
          </table:table-cell>
          <table:table-cell office:value-type="float" office:value="0.049817347532129" calcext:value-type="float">
            <text:p>0.04981734753212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326145148729" calcext:value-type="float">
            <text:p>0.38326145148729</text:p>
          </table:table-cell>
          <table:table-cell office:value-type="float" office:value="0.474076019264285" calcext:value-type="float">
            <text:p>0.474076019264285</text:p>
          </table:table-cell>
          <table:table-cell office:value-type="float" office:value="0.401808716193927" calcext:value-type="float">
            <text:p>0.401808716193927</text:p>
          </table:table-cell>
          <table:table-cell office:value-type="float" office:value="0.445847041342622" calcext:value-type="float">
            <text:p>0.445847041342622</text:p>
          </table:table-cell>
          <table:table-cell office:value-type="float" office:value="6.93403359856718" calcext:value-type="float">
            <text:p>6.93403359856718</text:p>
          </table:table-cell>
          <table:table-cell office:value-type="float" office:value="11.3785685380754" calcext:value-type="float">
            <text:p>11.3785685380754</text:p>
          </table:table-cell>
          <table:table-cell office:value-type="float" office:value="8.79361097452772" calcext:value-type="float">
            <text:p>8.79361097452772</text:p>
          </table:table-cell>
          <table:table-cell office:value-type="float" office:value="9.02196374490009" calcext:value-type="float">
            <text:p>9.02196374490009</text:p>
          </table:table-cell>
          <table:table-cell office:value-type="float" office:value="0.225782707409604" calcext:value-type="float">
            <text:p>0.225782707409604</text:p>
          </table:table-cell>
          <table:table-cell office:value-type="float" office:value="0.260977522482457" calcext:value-type="float">
            <text:p>0.260977522482457</text:p>
          </table:table-cell>
          <table:table-cell office:value-type="float" office:value="0.237209050573167" calcext:value-type="float">
            <text:p>0.237209050573167</text:p>
          </table:table-cell>
          <table:table-cell office:value-type="float" office:value="0.24186589789505" calcext:value-type="float">
            <text:p>0.24186589789505</text:p>
          </table:table-cell>
          <table:table-cell office:value-type="float" office:value="0.0383835544650091" calcext:value-type="float">
            <text:p>0.038383554465009</text:p>
          </table:table-cell>
          <table:table-cell office:value-type="float" office:value="0.0371633044619673" calcext:value-type="float">
            <text:p>0.037163304461967</text:p>
          </table:table-cell>
          <table:table-cell office:value-type="float" office:value="0.0287451084768442" calcext:value-type="float">
            <text:p>0.028745108476844</text:p>
          </table:table-cell>
          <table:table-cell office:value-type="float" office:value="0.0512003373652376" calcext:value-type="float">
            <text:p>0.051200337365238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81816084710614" calcext:value-type="float">
            <text:p>0.381816084710614</text:p>
          </table:table-cell>
          <table:table-cell office:value-type="float" office:value="0.470948780736595" calcext:value-type="float">
            <text:p>0.470948780736595</text:p>
          </table:table-cell>
          <table:table-cell office:value-type="float" office:value="0.401633785816384" calcext:value-type="float">
            <text:p>0.401633785816384</text:p>
          </table:table-cell>
          <table:table-cell office:value-type="float" office:value="0.440996592769689" calcext:value-type="float">
            <text:p>0.440996592769689</text:p>
          </table:table-cell>
          <table:table-cell office:value-type="float" office:value="6.70432433359035" calcext:value-type="float">
            <text:p>6.70432433359035</text:p>
          </table:table-cell>
          <table:table-cell office:value-type="float" office:value="11.7308741567612" calcext:value-type="float">
            <text:p>11.7308741567612</text:p>
          </table:table-cell>
          <table:table-cell office:value-type="float" office:value="8.53171135073622" calcext:value-type="float">
            <text:p>8.53171135073622</text:p>
          </table:table-cell>
          <table:table-cell office:value-type="float" office:value="8.74338745399436" calcext:value-type="float">
            <text:p>8.74338745399436</text:p>
          </table:table-cell>
          <table:table-cell office:value-type="float" office:value="0.224882988762956" calcext:value-type="float">
            <text:p>0.224882988762956</text:p>
          </table:table-cell>
          <table:table-cell office:value-type="float" office:value="0.259898309121037" calcext:value-type="float">
            <text:p>0.259898309121037</text:p>
          </table:table-cell>
          <table:table-cell office:value-type="float" office:value="0.238036656474223" calcext:value-type="float">
            <text:p>0.238036656474223</text:p>
          </table:table-cell>
          <table:table-cell office:value-type="float" office:value="0.238260945780569" calcext:value-type="float">
            <text:p>0.238260945780569</text:p>
          </table:table-cell>
          <table:table-cell office:value-type="float" office:value="0.0379751049927352" calcext:value-type="float">
            <text:p>0.037975104992735</text:p>
          </table:table-cell>
          <table:table-cell office:value-type="float" office:value="0.0388642915364924" calcext:value-type="float">
            <text:p>0.038864291536493</text:p>
          </table:table-cell>
          <table:table-cell office:value-type="float" office:value="0.0307683177173004" calcext:value-type="float">
            <text:p>0.0307683177173</text:p>
          </table:table-cell>
          <table:table-cell office:value-type="float" office:value="0.0490452452719676" calcext:value-type="float">
            <text:p>0.049045245271968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8540650956919" calcext:value-type="float">
            <text:p>0.378540650956919</text:p>
          </table:table-cell>
          <table:table-cell office:value-type="float" office:value="0.46364463483966" calcext:value-type="float">
            <text:p>0.46364463483966</text:p>
          </table:table-cell>
          <table:table-cell office:value-type="float" office:value="0.395651206686278" calcext:value-type="float">
            <text:p>0.395651206686278</text:p>
          </table:table-cell>
          <table:table-cell office:value-type="float" office:value="0.43799171845034" calcext:value-type="float">
            <text:p>0.43799171845034</text:p>
          </table:table-cell>
          <table:table-cell office:value-type="float" office:value="7.02420470915391" calcext:value-type="float">
            <text:p>7.02420470915391</text:p>
          </table:table-cell>
          <table:table-cell office:value-type="float" office:value="11.5202824097807" calcext:value-type="float">
            <text:p>11.5202824097807</text:p>
          </table:table-cell>
          <table:table-cell office:value-type="float" office:value="8.75770669386039" calcext:value-type="float">
            <text:p>8.75770669386039</text:p>
          </table:table-cell>
          <table:table-cell office:value-type="float" office:value="9.58649241649678" calcext:value-type="float">
            <text:p>9.58649241649678</text:p>
          </table:table-cell>
          <table:table-cell office:value-type="float" office:value="0.217394178706563" calcext:value-type="float">
            <text:p>0.217394178706563</text:p>
          </table:table-cell>
          <table:table-cell office:value-type="float" office:value="0.233970501238642" calcext:value-type="float">
            <text:p>0.233970501238642</text:p>
          </table:table-cell>
          <table:table-cell office:value-type="float" office:value="0.228138103774436" calcext:value-type="float">
            <text:p>0.228138103774436</text:p>
          </table:table-cell>
          <table:table-cell office:value-type="float" office:value="0.216875324213286" calcext:value-type="float">
            <text:p>0.216875324213286</text:p>
          </table:table-cell>
          <table:table-cell office:value-type="float" office:value="0.0392995438767065" calcext:value-type="float">
            <text:p>0.039299543876707</text:p>
          </table:table-cell>
          <table:table-cell office:value-type="float" office:value="0.0391045202699055" calcext:value-type="float">
            <text:p>0.039104520269906</text:p>
          </table:table-cell>
          <table:table-cell office:value-type="float" office:value="0.0296253354898573" calcext:value-type="float">
            <text:p>0.029625335489857</text:p>
          </table:table-cell>
          <table:table-cell office:value-type="float" office:value="0.0534217481913295" calcext:value-type="float">
            <text:p>0.0534217481913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9012807373949" calcext:value-type="float">
            <text:p>0.379012807373949</text:p>
          </table:table-cell>
          <table:table-cell office:value-type="float" office:value="0.463949155205831" calcext:value-type="float">
            <text:p>0.463949155205831</text:p>
          </table:table-cell>
          <table:table-cell office:value-type="float" office:value="0.395943220756029" calcext:value-type="float">
            <text:p>0.395943220756029</text:p>
          </table:table-cell>
          <table:table-cell office:value-type="float" office:value="0.43731464207631" calcext:value-type="float">
            <text:p>0.43731464207631</text:p>
          </table:table-cell>
          <table:table-cell office:value-type="float" office:value="6.89375541656627" calcext:value-type="float">
            <text:p>6.89375541656627</text:p>
          </table:table-cell>
          <table:table-cell office:value-type="float" office:value="11.6056524052192" calcext:value-type="float">
            <text:p>11.6056524052192</text:p>
          </table:table-cell>
          <table:table-cell office:value-type="float" office:value="8.56797469713759" calcext:value-type="float">
            <text:p>8.56797469713759</text:p>
          </table:table-cell>
          <table:table-cell office:value-type="float" office:value="9.34904385864635" calcext:value-type="float">
            <text:p>9.34904385864635</text:p>
          </table:table-cell>
          <table:table-cell office:value-type="float" office:value="0.219396116906476" calcext:value-type="float">
            <text:p>0.219396116906476</text:p>
          </table:table-cell>
          <table:table-cell office:value-type="float" office:value="0.241127993978955" calcext:value-type="float">
            <text:p>0.241127993978955</text:p>
          </table:table-cell>
          <table:table-cell office:value-type="float" office:value="0.229877052412177" calcext:value-type="float">
            <text:p>0.229877052412177</text:p>
          </table:table-cell>
          <table:table-cell office:value-type="float" office:value="0.224214037644327" calcext:value-type="float">
            <text:p>0.224214037644327</text:p>
          </table:table-cell>
          <table:table-cell office:value-type="float" office:value="0.0389254359881313" calcext:value-type="float">
            <text:p>0.038925435988131</text:p>
          </table:table-cell>
          <table:table-cell office:value-type="float" office:value="0.0380291661776798" calcext:value-type="float">
            <text:p>0.03802916617768</text:p>
          </table:table-cell>
          <table:table-cell office:value-type="float" office:value="0.0300686005218297" calcext:value-type="float">
            <text:p>0.03006860052183</text:p>
          </table:table-cell>
          <table:table-cell office:value-type="float" office:value="0.0510949563826074" calcext:value-type="float">
            <text:p>0.051094956382608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6662041448067" calcext:value-type="float">
            <text:p>0.376662041448067</text:p>
          </table:table-cell>
          <table:table-cell office:value-type="float" office:value="0.461441532566151" calcext:value-type="float">
            <text:p>0.461441532566151</text:p>
          </table:table-cell>
          <table:table-cell office:value-type="float" office:value="0.393214974130358" calcext:value-type="float">
            <text:p>0.393214974130358</text:p>
          </table:table-cell>
          <table:table-cell office:value-type="float" office:value="0.434091552664891" calcext:value-type="float">
            <text:p>0.434091552664891</text:p>
          </table:table-cell>
          <table:table-cell office:value-type="float" office:value="6.50199746694463" calcext:value-type="float">
            <text:p>6.50199746694463</text:p>
          </table:table-cell>
          <table:table-cell office:value-type="float" office:value="10.8666048923883" calcext:value-type="float">
            <text:p>10.8666048923883</text:p>
          </table:table-cell>
          <table:table-cell office:value-type="float" office:value="8.31634793026064" calcext:value-type="float">
            <text:p>8.31634793026064</text:p>
          </table:table-cell>
          <table:table-cell office:value-type="float" office:value="9.03031247751441" calcext:value-type="float">
            <text:p>9.03031247751441</text:p>
          </table:table-cell>
          <table:table-cell office:value-type="float" office:value="0.219215153476448" calcext:value-type="float">
            <text:p>0.219215153476448</text:p>
          </table:table-cell>
          <table:table-cell office:value-type="float" office:value="0.239438619980275" calcext:value-type="float">
            <text:p>0.239438619980275</text:p>
          </table:table-cell>
          <table:table-cell office:value-type="float" office:value="0.230521827363119" calcext:value-type="float">
            <text:p>0.230521827363119</text:p>
          </table:table-cell>
          <table:table-cell office:value-type="float" office:value="0.220882581744877" calcext:value-type="float">
            <text:p>0.220882581744877</text:p>
          </table:table-cell>
          <table:table-cell office:value-type="float" office:value="0.0363468178423547" calcext:value-type="float">
            <text:p>0.036346817842355</text:p>
          </table:table-cell>
          <table:table-cell office:value-type="float" office:value="0.0374121993838942" calcext:value-type="float">
            <text:p>0.037412199383894</text:p>
          </table:table-cell>
          <table:table-cell office:value-type="float" office:value="0.0288569207864124" calcext:value-type="float">
            <text:p>0.028856920786412</text:p>
          </table:table-cell>
          <table:table-cell office:value-type="float" office:value="0.0485838730309969" calcext:value-type="float">
            <text:p>0.048583873030997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1959063133569" calcext:value-type="float">
            <text:p>0.371959063133569</text:p>
          </table:table-cell>
          <table:table-cell office:value-type="float" office:value="0.458647777031373" calcext:value-type="float">
            <text:p>0.458647777031373</text:p>
          </table:table-cell>
          <table:table-cell office:value-type="float" office:value="0.391895741905758" calcext:value-type="float">
            <text:p>0.391895741905758</text:p>
          </table:table-cell>
          <table:table-cell office:value-type="float" office:value="0.427385152364672" calcext:value-type="float">
            <text:p>0.427385152364672</text:p>
          </table:table-cell>
          <table:table-cell office:value-type="float" office:value="6.32707587418944" calcext:value-type="float">
            <text:p>6.32707587418944</text:p>
          </table:table-cell>
          <table:table-cell office:value-type="float" office:value="10.6717438159608" calcext:value-type="float">
            <text:p>10.6717438159608</text:p>
          </table:table-cell>
          <table:table-cell office:value-type="float" office:value="8.09259722889107" calcext:value-type="float">
            <text:p>8.09259722889107</text:p>
          </table:table-cell>
          <table:table-cell office:value-type="float" office:value="8.02976718235184" calcext:value-type="float">
            <text:p>8.02976718235184</text:p>
          </table:table-cell>
          <table:table-cell office:value-type="float" office:value="0.219604749012789" calcext:value-type="float">
            <text:p>0.219604749012789</text:p>
          </table:table-cell>
          <table:table-cell office:value-type="float" office:value="0.245583097400442" calcext:value-type="float">
            <text:p>0.245583097400442</text:p>
          </table:table-cell>
          <table:table-cell office:value-type="float" office:value="0.23281426156627" calcext:value-type="float">
            <text:p>0.23281426156627</text:p>
          </table:table-cell>
          <table:table-cell office:value-type="float" office:value="0.223899652495544" calcext:value-type="float">
            <text:p>0.223899652495544</text:p>
          </table:table-cell>
          <table:table-cell office:value-type="float" office:value="0.0390242665300122" calcext:value-type="float">
            <text:p>0.039024266530012</text:p>
          </table:table-cell>
          <table:table-cell office:value-type="float" office:value="0.0366037810971185" calcext:value-type="float">
            <text:p>0.036603781097119</text:p>
          </table:table-cell>
          <table:table-cell office:value-type="float" office:value="0.0303288141313459" calcext:value-type="float">
            <text:p>0.030328814131346</text:p>
          </table:table-cell>
          <table:table-cell office:value-type="float" office:value="0.0495812235616844" calcext:value-type="float">
            <text:p>0.049581223561684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2231131815481" calcext:value-type="float">
            <text:p>0.382231131815481</text:p>
          </table:table-cell>
          <table:table-cell office:value-type="float" office:value="0.469541360487167" calcext:value-type="float">
            <text:p>0.469541360487167</text:p>
          </table:table-cell>
          <table:table-cell office:value-type="float" office:value="0.398034729551371" calcext:value-type="float">
            <text:p>0.398034729551371</text:p>
          </table:table-cell>
          <table:table-cell office:value-type="float" office:value="0.444401766698448" calcext:value-type="float">
            <text:p>0.444401766698448</text:p>
          </table:table-cell>
          <table:table-cell office:value-type="float" office:value="6.90367811472069" calcext:value-type="float">
            <text:p>6.90367811472069</text:p>
          </table:table-cell>
          <table:table-cell office:value-type="float" office:value="11.3575565605402" calcext:value-type="float">
            <text:p>11.3575565605402</text:p>
          </table:table-cell>
          <table:table-cell office:value-type="float" office:value="8.94215977049989" calcext:value-type="float">
            <text:p>8.94215977049989</text:p>
          </table:table-cell>
          <table:table-cell office:value-type="float" office:value="9.18636547282708" calcext:value-type="float">
            <text:p>9.18636547282708</text:p>
          </table:table-cell>
          <table:table-cell office:value-type="float" office:value="0.230003334059613" calcext:value-type="float">
            <text:p>0.230003334059613</text:p>
          </table:table-cell>
          <table:table-cell office:value-type="float" office:value="0.253796140372885" calcext:value-type="float">
            <text:p>0.253796140372885</text:p>
          </table:table-cell>
          <table:table-cell office:value-type="float" office:value="0.241037693779899" calcext:value-type="float">
            <text:p>0.241037693779899</text:p>
          </table:table-cell>
          <table:table-cell office:value-type="float" office:value="0.23512778358507" calcext:value-type="float">
            <text:p>0.23512778358507</text:p>
          </table:table-cell>
          <table:table-cell office:value-type="float" office:value="0.0381682651975029" calcext:value-type="float">
            <text:p>0.038168265197503</text:p>
          </table:table-cell>
          <table:table-cell office:value-type="float" office:value="0.0374912264635751" calcext:value-type="float">
            <text:p>0.037491226463575</text:p>
          </table:table-cell>
          <table:table-cell office:value-type="float" office:value="0.0287064783306356" calcext:value-type="float">
            <text:p>0.028706478330636</text:p>
          </table:table-cell>
          <table:table-cell office:value-type="float" office:value="0.0520497014560123" calcext:value-type="float">
            <text:p>0.052049701456012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2408319217996" calcext:value-type="float">
            <text:p>0.382408319217996</text:p>
          </table:table-cell>
          <table:table-cell office:value-type="float" office:value="0.473453705531531" calcext:value-type="float">
            <text:p>0.473453705531531</text:p>
          </table:table-cell>
          <table:table-cell office:value-type="float" office:value="0.39926998417165" calcext:value-type="float">
            <text:p>0.39926998417165</text:p>
          </table:table-cell>
          <table:table-cell office:value-type="float" office:value="0.446870462799495" calcext:value-type="float">
            <text:p>0.446870462799495</text:p>
          </table:table-cell>
          <table:table-cell office:value-type="float" office:value="6.99611866167784" calcext:value-type="float">
            <text:p>6.99611866167784</text:p>
          </table:table-cell>
          <table:table-cell office:value-type="float" office:value="11.9530080781341" calcext:value-type="float">
            <text:p>11.9530080781341</text:p>
          </table:table-cell>
          <table:table-cell office:value-type="float" office:value="8.83972282727554" calcext:value-type="float">
            <text:p>8.83972282727554</text:p>
          </table:table-cell>
          <table:table-cell office:value-type="float" office:value="9.36100316821949" calcext:value-type="float">
            <text:p>9.36100316821949</text:p>
          </table:table-cell>
          <table:table-cell office:value-type="float" office:value="0.227934128859405" calcext:value-type="float">
            <text:p>0.227934128859405</text:p>
          </table:table-cell>
          <table:table-cell office:value-type="float" office:value="0.256144253550215" calcext:value-type="float">
            <text:p>0.256144253550215</text:p>
          </table:table-cell>
          <table:table-cell office:value-type="float" office:value="0.239411177603385" calcext:value-type="float">
            <text:p>0.239411177603385</text:p>
          </table:table-cell>
          <table:table-cell office:value-type="float" office:value="0.236425767247797" calcext:value-type="float">
            <text:p>0.236425767247797</text:p>
          </table:table-cell>
          <table:table-cell office:value-type="float" office:value="0.0380605511365175" calcext:value-type="float">
            <text:p>0.038060551136518</text:p>
          </table:table-cell>
          <table:table-cell office:value-type="float" office:value="0.0390485826049128" calcext:value-type="float">
            <text:p>0.039048582604913</text:p>
          </table:table-cell>
          <table:table-cell office:value-type="float" office:value="0.0301266609488656" calcext:value-type="float">
            <text:p>0.030126660948866</text:p>
          </table:table-cell>
          <table:table-cell office:value-type="float" office:value="0.051104009024252" calcext:value-type="float">
            <text:p>0.051104009024252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3986288505952" calcext:value-type="float">
            <text:p>0.383986288505952</text:p>
          </table:table-cell>
          <table:table-cell office:value-type="float" office:value="0.477286756606793" calcext:value-type="float">
            <text:p>0.477286756606793</text:p>
          </table:table-cell>
          <table:table-cell office:value-type="float" office:value="0.399535507302859" calcext:value-type="float">
            <text:p>0.399535507302859</text:p>
          </table:table-cell>
          <table:table-cell office:value-type="float" office:value="0.455277896149534" calcext:value-type="float">
            <text:p>0.455277896149534</text:p>
          </table:table-cell>
          <table:table-cell office:value-type="float" office:value="7.12925528457614" calcext:value-type="float">
            <text:p>7.12925528457614</text:p>
          </table:table-cell>
          <table:table-cell office:value-type="float" office:value="12.5449664082328" calcext:value-type="float">
            <text:p>12.5449664082328</text:p>
          </table:table-cell>
          <table:table-cell office:value-type="float" office:value="9.03500304664327" calcext:value-type="float">
            <text:p>9.03500304664327</text:p>
          </table:table-cell>
          <table:table-cell office:value-type="float" office:value="10.33082470477" calcext:value-type="float">
            <text:p>10.33082470477</text:p>
          </table:table-cell>
          <table:table-cell office:value-type="float" office:value="0.227607233655056" calcext:value-type="float">
            <text:p>0.227607233655056</text:p>
          </table:table-cell>
          <table:table-cell office:value-type="float" office:value="0.256977882954598" calcext:value-type="float">
            <text:p>0.256977882954598</text:p>
          </table:table-cell>
          <table:table-cell office:value-type="float" office:value="0.238960071953091" calcext:value-type="float">
            <text:p>0.238960071953091</text:p>
          </table:table-cell>
          <table:table-cell office:value-type="float" office:value="0.237219368709227" calcext:value-type="float">
            <text:p>0.237219368709227</text:p>
          </table:table-cell>
          <table:table-cell office:value-type="float" office:value="0.0362574634831772" calcext:value-type="float">
            <text:p>0.036257463483177</text:p>
          </table:table-cell>
          <table:table-cell office:value-type="float" office:value="0.0388962316462654" calcext:value-type="float">
            <text:p>0.038896231646265</text:p>
          </table:table-cell>
          <table:table-cell office:value-type="float" office:value="0.0287648658788356" calcext:value-type="float">
            <text:p>0.028764865878836</text:p>
          </table:table-cell>
          <table:table-cell office:value-type="float" office:value="0.0502448163907904" calcext:value-type="float">
            <text:p>0.05024481639079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848230972719" calcext:value-type="float">
            <text:p>0.37848230972719</text:p>
          </table:table-cell>
          <table:table-cell office:value-type="float" office:value="0.47373055944653" calcext:value-type="float">
            <text:p>0.47373055944653</text:p>
          </table:table-cell>
          <table:table-cell office:value-type="float" office:value="0.396702733460011" calcext:value-type="float">
            <text:p>0.396702733460011</text:p>
          </table:table-cell>
          <table:table-cell office:value-type="float" office:value="0.444337159895774" calcext:value-type="float">
            <text:p>0.444337159895774</text:p>
          </table:table-cell>
          <table:table-cell office:value-type="float" office:value="7.11050210491762" calcext:value-type="float">
            <text:p>7.11050210491762</text:p>
          </table:table-cell>
          <table:table-cell office:value-type="float" office:value="12.1206703725459" calcext:value-type="float">
            <text:p>12.1206703725459</text:p>
          </table:table-cell>
          <table:table-cell office:value-type="float" office:value="8.74878589862288" calcext:value-type="float">
            <text:p>8.74878589862288</text:p>
          </table:table-cell>
          <table:table-cell office:value-type="float" office:value="9.2073869089202" calcext:value-type="float">
            <text:p>9.2073869089202</text:p>
          </table:table-cell>
          <table:table-cell office:value-type="float" office:value="0.224010444051031" calcext:value-type="float">
            <text:p>0.224010444051031</text:p>
          </table:table-cell>
          <table:table-cell office:value-type="float" office:value="0.252187130222584" calcext:value-type="float">
            <text:p>0.252187130222584</text:p>
          </table:table-cell>
          <table:table-cell office:value-type="float" office:value="0.237418163559036" calcext:value-type="float">
            <text:p>0.237418163559036</text:p>
          </table:table-cell>
          <table:table-cell office:value-type="float" office:value="0.229447875998655" calcext:value-type="float">
            <text:p>0.229447875998655</text:p>
          </table:table-cell>
          <table:table-cell office:value-type="float" office:value="0.0352613488059336" calcext:value-type="float">
            <text:p>0.035261348805934</text:p>
          </table:table-cell>
          <table:table-cell office:value-type="float" office:value="0.0371812244716688" calcext:value-type="float">
            <text:p>0.037181224471669</text:p>
          </table:table-cell>
          <table:table-cell office:value-type="float" office:value="0.0281432805989487" calcext:value-type="float">
            <text:p>0.028143280598949</text:p>
          </table:table-cell>
          <table:table-cell office:value-type="float" office:value="0.0477254468767298" calcext:value-type="float">
            <text:p>0.04772544687673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9325897865714" calcext:value-type="float">
            <text:p>0.379325897865714</text:p>
          </table:table-cell>
          <table:table-cell office:value-type="float" office:value="0.473503178830623" calcext:value-type="float">
            <text:p>0.473503178830623</text:p>
          </table:table-cell>
          <table:table-cell office:value-type="float" office:value="0.395098200989466" calcext:value-type="float">
            <text:p>0.395098200989466</text:p>
          </table:table-cell>
          <table:table-cell office:value-type="float" office:value="0.449069878542104" calcext:value-type="float">
            <text:p>0.449069878542104</text:p>
          </table:table-cell>
          <table:table-cell office:value-type="float" office:value="7.07570053641581" calcext:value-type="float">
            <text:p>7.07570053641581</text:p>
          </table:table-cell>
          <table:table-cell office:value-type="float" office:value="11.4651568749102" calcext:value-type="float">
            <text:p>11.4651568749102</text:p>
          </table:table-cell>
          <table:table-cell office:value-type="float" office:value="8.48446275770014" calcext:value-type="float">
            <text:p>8.48446275770014</text:p>
          </table:table-cell>
          <table:table-cell office:value-type="float" office:value="9.15861927604302" calcext:value-type="float">
            <text:p>9.15861927604302</text:p>
          </table:table-cell>
          <table:table-cell office:value-type="float" office:value="0.225844174957878" calcext:value-type="float">
            <text:p>0.225844174957878</text:p>
          </table:table-cell>
          <table:table-cell office:value-type="float" office:value="0.248038007778581" calcext:value-type="float">
            <text:p>0.248038007778581</text:p>
          </table:table-cell>
          <table:table-cell office:value-type="float" office:value="0.236524484481209" calcext:value-type="float">
            <text:p>0.236524484481209</text:p>
          </table:table-cell>
          <table:table-cell office:value-type="float" office:value="0.229958800342908" calcext:value-type="float">
            <text:p>0.229958800342908</text:p>
          </table:table-cell>
          <table:table-cell office:value-type="float" office:value="0.0370611024167066" calcext:value-type="float">
            <text:p>0.037061102416707</text:p>
          </table:table-cell>
          <table:table-cell office:value-type="float" office:value="0.0431230279086275" calcext:value-type="float">
            <text:p>0.043123027908628</text:p>
          </table:table-cell>
          <table:table-cell office:value-type="float" office:value="0.0299801825689641" calcext:value-type="float">
            <text:p>0.029980182568964</text:p>
          </table:table-cell>
          <table:table-cell office:value-type="float" office:value="0.0535963510259132" calcext:value-type="float">
            <text:p>0.053596351025913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80191173131831" calcext:value-type="float">
            <text:p>0.380191173131831</text:p>
          </table:table-cell>
          <table:table-cell office:value-type="float" office:value="0.471056254606254" calcext:value-type="float">
            <text:p>0.471056254606254</text:p>
          </table:table-cell>
          <table:table-cell office:value-type="float" office:value="0.393548670739852" calcext:value-type="float">
            <text:p>0.393548670739852</text:p>
          </table:table-cell>
          <table:table-cell office:value-type="float" office:value="0.448731908187069" calcext:value-type="float">
            <text:p>0.448731908187069</text:p>
          </table:table-cell>
          <table:table-cell office:value-type="float" office:value="7.20419366290482" calcext:value-type="float">
            <text:p>7.20419366290482</text:p>
          </table:table-cell>
          <table:table-cell office:value-type="float" office:value="11.3677739304019" calcext:value-type="float">
            <text:p>11.3677739304019</text:p>
          </table:table-cell>
          <table:table-cell office:value-type="float" office:value="8.58702897170757" calcext:value-type="float">
            <text:p>8.58702897170757</text:p>
          </table:table-cell>
          <table:table-cell office:value-type="float" office:value="8.66727875144213" calcext:value-type="float">
            <text:p>8.66727875144213</text:p>
          </table:table-cell>
          <table:table-cell office:value-type="float" office:value="0.233405693294361" calcext:value-type="float">
            <text:p>0.233405693294361</text:p>
          </table:table-cell>
          <table:table-cell office:value-type="float" office:value="0.256864347999972" calcext:value-type="float">
            <text:p>0.256864347999972</text:p>
          </table:table-cell>
          <table:table-cell office:value-type="float" office:value="0.24388350051709" calcext:value-type="float">
            <text:p>0.24388350051709</text:p>
          </table:table-cell>
          <table:table-cell office:value-type="float" office:value="0.239157665646474" calcext:value-type="float">
            <text:p>0.239157665646474</text:p>
          </table:table-cell>
          <table:table-cell office:value-type="float" office:value="0.0358011127688251" calcext:value-type="float">
            <text:p>0.035801112768825</text:p>
          </table:table-cell>
          <table:table-cell office:value-type="float" office:value="0.0399500401780484" calcext:value-type="float">
            <text:p>0.039950040178048</text:p>
          </table:table-cell>
          <table:table-cell office:value-type="float" office:value="0.0278786565076904" calcext:value-type="float">
            <text:p>0.027878656507691</text:p>
          </table:table-cell>
          <table:table-cell office:value-type="float" office:value="0.051830360379282" calcext:value-type="float">
            <text:p>0.051830360379282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80185944576741" calcext:value-type="float">
            <text:p>0.380185944576741</text:p>
          </table:table-cell>
          <table:table-cell office:value-type="float" office:value="0.46451617690032" calcext:value-type="float">
            <text:p>0.46451617690032</text:p>
          </table:table-cell>
          <table:table-cell office:value-type="float" office:value="0.393163492450057" calcext:value-type="float">
            <text:p>0.393163492450057</text:p>
          </table:table-cell>
          <table:table-cell office:value-type="float" office:value="0.442282235161552" calcext:value-type="float">
            <text:p>0.442282235161552</text:p>
          </table:table-cell>
          <table:table-cell office:value-type="float" office:value="7.08621136578857" calcext:value-type="float">
            <text:p>7.08621136578857</text:p>
          </table:table-cell>
          <table:table-cell office:value-type="float" office:value="10.2872919998079" calcext:value-type="float">
            <text:p>10.2872919998079</text:p>
          </table:table-cell>
          <table:table-cell office:value-type="float" office:value="8.30022782214867" calcext:value-type="float">
            <text:p>8.30022782214867</text:p>
          </table:table-cell>
          <table:table-cell office:value-type="float" office:value="8.44638726197212" calcext:value-type="float">
            <text:p>8.44638726197212</text:p>
          </table:table-cell>
          <table:table-cell office:value-type="float" office:value="0.227978769565307" calcext:value-type="float">
            <text:p>0.227978769565307</text:p>
          </table:table-cell>
          <table:table-cell office:value-type="float" office:value="0.244798117944696" calcext:value-type="float">
            <text:p>0.244798117944696</text:p>
          </table:table-cell>
          <table:table-cell office:value-type="float" office:value="0.238289126882049" calcext:value-type="float">
            <text:p>0.238289126882049</text:p>
          </table:table-cell>
          <table:table-cell office:value-type="float" office:value="0.227719007539971" calcext:value-type="float">
            <text:p>0.227719007539971</text:p>
          </table:table-cell>
          <table:table-cell office:value-type="float" office:value="0.0356107740005322" calcext:value-type="float">
            <text:p>0.035610774000532</text:p>
          </table:table-cell>
          <table:table-cell office:value-type="float" office:value="0.0416448210060949" calcext:value-type="float">
            <text:p>0.041644821006095</text:p>
          </table:table-cell>
          <table:table-cell office:value-type="float" office:value="0.0290324915745565" calcext:value-type="float">
            <text:p>0.029032491574557</text:p>
          </table:table-cell>
          <table:table-cell office:value-type="float" office:value="0.051373224611613" calcext:value-type="float">
            <text:p>0.051373224611613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8310450027548" calcext:value-type="float">
            <text:p>0.378310450027548</text:p>
          </table:table-cell>
          <table:table-cell office:value-type="float" office:value="0.473732051432946" calcext:value-type="float">
            <text:p>0.473732051432946</text:p>
          </table:table-cell>
          <table:table-cell office:value-type="float" office:value="0.397991473975263" calcext:value-type="float">
            <text:p>0.397991473975263</text:p>
          </table:table-cell>
          <table:table-cell office:value-type="float" office:value="0.441649027320118" calcext:value-type="float">
            <text:p>0.441649027320118</text:p>
          </table:table-cell>
          <table:table-cell office:value-type="float" office:value="6.855944729119" calcext:value-type="float">
            <text:p>6.855944729119</text:p>
          </table:table-cell>
          <table:table-cell office:value-type="float" office:value="11.8583983119587" calcext:value-type="float">
            <text:p>11.8583983119587</text:p>
          </table:table-cell>
          <table:table-cell office:value-type="float" office:value="9.00318617547699" calcext:value-type="float">
            <text:p>9.00318617547699</text:p>
          </table:table-cell>
          <table:table-cell office:value-type="float" office:value="8.95832192509152" calcext:value-type="float">
            <text:p>8.95832192509152</text:p>
          </table:table-cell>
          <table:table-cell office:value-type="float" office:value="0.228615720197025" calcext:value-type="float">
            <text:p>0.228615720197025</text:p>
          </table:table-cell>
          <table:table-cell office:value-type="float" office:value="0.251289803127343" calcext:value-type="float">
            <text:p>0.251289803127343</text:p>
          </table:table-cell>
          <table:table-cell office:value-type="float" office:value="0.241732625634438" calcext:value-type="float">
            <text:p>0.241732625634438</text:p>
          </table:table-cell>
          <table:table-cell office:value-type="float" office:value="0.229553744673541" calcext:value-type="float">
            <text:p>0.229553744673541</text:p>
          </table:table-cell>
          <table:table-cell office:value-type="float" office:value="0.0348564482378982" calcext:value-type="float">
            <text:p>0.034856448237898</text:p>
          </table:table-cell>
          <table:table-cell office:value-type="float" office:value="0.0362964984591932" calcext:value-type="float">
            <text:p>0.036296498459193</text:p>
          </table:table-cell>
          <table:table-cell office:value-type="float" office:value="0.0265811846698453" calcext:value-type="float">
            <text:p>0.026581184669845</text:p>
          </table:table-cell>
          <table:table-cell office:value-type="float" office:value="0.0486475296792639" calcext:value-type="float">
            <text:p>0.048647529679264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828467379373" calcext:value-type="float">
            <text:p>0.37828467379373</text:p>
          </table:table-cell>
          <table:table-cell office:value-type="float" office:value="0.465649895809515" calcext:value-type="float">
            <text:p>0.465649895809515</text:p>
          </table:table-cell>
          <table:table-cell office:value-type="float" office:value="0.393852171179193" calcext:value-type="float">
            <text:p>0.393852171179193</text:p>
          </table:table-cell>
          <table:table-cell office:value-type="float" office:value="0.439168842486781" calcext:value-type="float">
            <text:p>0.439168842486781</text:p>
          </table:table-cell>
          <table:table-cell office:value-type="float" office:value="6.91277210240083" calcext:value-type="float">
            <text:p>6.91277210240083</text:p>
          </table:table-cell>
          <table:table-cell office:value-type="float" office:value="10.7544099665996" calcext:value-type="float">
            <text:p>10.7544099665996</text:p>
          </table:table-cell>
          <table:table-cell office:value-type="float" office:value="8.53129345911555" calcext:value-type="float">
            <text:p>8.53129345911555</text:p>
          </table:table-cell>
          <table:table-cell office:value-type="float" office:value="8.57287960212781" calcext:value-type="float">
            <text:p>8.57287960212781</text:p>
          </table:table-cell>
          <table:table-cell office:value-type="float" office:value="0.223805119720518" calcext:value-type="float">
            <text:p>0.223805119720518</text:p>
          </table:table-cell>
          <table:table-cell office:value-type="float" office:value="0.237377876450158" calcext:value-type="float">
            <text:p>0.237377876450158</text:p>
          </table:table-cell>
          <table:table-cell office:value-type="float" office:value="0.233999380206003" calcext:value-type="float">
            <text:p>0.233999380206003</text:p>
          </table:table-cell>
          <table:table-cell office:value-type="float" office:value="0.220444692221794" calcext:value-type="float">
            <text:p>0.220444692221794</text:p>
          </table:table-cell>
          <table:table-cell office:value-type="float" office:value="0.0365732298502037" calcext:value-type="float">
            <text:p>0.036573229850204</text:p>
          </table:table-cell>
          <table:table-cell office:value-type="float" office:value="0.0414670379226971" calcext:value-type="float">
            <text:p>0.041467037922697</text:p>
          </table:table-cell>
          <table:table-cell office:value-type="float" office:value="0.0283176059966972" calcext:value-type="float">
            <text:p>0.028317605996697</text:p>
          </table:table-cell>
          <table:table-cell office:value-type="float" office:value="0.0540474461132226" calcext:value-type="float">
            <text:p>0.054047446113223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6075885179888" calcext:value-type="float">
            <text:p>0.376075885179888</text:p>
          </table:table-cell>
          <table:table-cell office:value-type="float" office:value="0.461483955610032" calcext:value-type="float">
            <text:p>0.461483955610032</text:p>
          </table:table-cell>
          <table:table-cell office:value-type="float" office:value="0.38838874074191" calcext:value-type="float">
            <text:p>0.38838874074191</text:p>
          </table:table-cell>
          <table:table-cell office:value-type="float" office:value="0.439707579101691" calcext:value-type="float">
            <text:p>0.439707579101691</text:p>
          </table:table-cell>
          <table:table-cell office:value-type="float" office:value="6.84616707187935" calcext:value-type="float">
            <text:p>6.84616707187935</text:p>
          </table:table-cell>
          <table:table-cell office:value-type="float" office:value="10.6432128550824" calcext:value-type="float">
            <text:p>10.6432128550824</text:p>
          </table:table-cell>
          <table:table-cell office:value-type="float" office:value="8.04918590562677" calcext:value-type="float">
            <text:p>8.04918590562677</text:p>
          </table:table-cell>
          <table:table-cell office:value-type="float" office:value="9.11064306179134" calcext:value-type="float">
            <text:p>9.11064306179134</text:p>
          </table:table-cell>
          <table:table-cell office:value-type="float" office:value="0.224383964508488" calcext:value-type="float">
            <text:p>0.224383964508488</text:p>
          </table:table-cell>
          <table:table-cell office:value-type="float" office:value="0.245185233765059" calcext:value-type="float">
            <text:p>0.245185233765059</text:p>
          </table:table-cell>
          <table:table-cell office:value-type="float" office:value="0.233895059198409" calcext:value-type="float">
            <text:p>0.233895059198409</text:p>
          </table:table-cell>
          <table:table-cell office:value-type="float" office:value="0.229162904431348" calcext:value-type="float">
            <text:p>0.229162904431348</text:p>
          </table:table-cell>
          <table:table-cell office:value-type="float" office:value="0.0346586830989578" calcext:value-type="float">
            <text:p>0.034658683098958</text:p>
          </table:table-cell>
          <table:table-cell office:value-type="float" office:value="0.0382562949403104" calcext:value-type="float">
            <text:p>0.03825629494031</text:p>
          </table:table-cell>
          <table:table-cell office:value-type="float" office:value="0.0256449131651207" calcext:value-type="float">
            <text:p>0.025644913165121</text:p>
          </table:table-cell>
          <table:table-cell office:value-type="float" office:value="0.0519194163383664" calcext:value-type="float">
            <text:p>0.051919416338366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400853148869" calcext:value-type="float">
            <text:p>0.37400853148869</text:p>
          </table:table-cell>
          <table:table-cell office:value-type="float" office:value="0.460253414566225" calcext:value-type="float">
            <text:p>0.460253414566225</text:p>
          </table:table-cell>
          <table:table-cell office:value-type="float" office:value="0.386975973418214" calcext:value-type="float">
            <text:p>0.386975973418214</text:p>
          </table:table-cell>
          <table:table-cell office:value-type="float" office:value="0.438058190471595" calcext:value-type="float">
            <text:p>0.438058190471595</text:p>
          </table:table-cell>
          <table:table-cell office:value-type="float" office:value="6.62496887665182" calcext:value-type="float">
            <text:p>6.62496887665182</text:p>
          </table:table-cell>
          <table:table-cell office:value-type="float" office:value="10.6086053649645" calcext:value-type="float">
            <text:p>10.6086053649645</text:p>
          </table:table-cell>
          <table:table-cell office:value-type="float" office:value="7.76512009380011" calcext:value-type="float">
            <text:p>7.76512009380011</text:p>
          </table:table-cell>
          <table:table-cell office:value-type="float" office:value="8.80597600955741" calcext:value-type="float">
            <text:p>8.80597600955741</text:p>
          </table:table-cell>
          <table:table-cell office:value-type="float" office:value="0.227659474245837" calcext:value-type="float">
            <text:p>0.227659474245837</text:p>
          </table:table-cell>
          <table:table-cell office:value-type="float" office:value="0.246527243979007" calcext:value-type="float">
            <text:p>0.246527243979007</text:p>
          </table:table-cell>
          <table:table-cell office:value-type="float" office:value="0.23777301519418" calcext:value-type="float">
            <text:p>0.23777301519418</text:p>
          </table:table-cell>
          <table:table-cell office:value-type="float" office:value="0.229429924626204" calcext:value-type="float">
            <text:p>0.229429924626204</text:p>
          </table:table-cell>
          <table:table-cell office:value-type="float" office:value="0.0358032440741798" calcext:value-type="float">
            <text:p>0.03580324407418</text:p>
          </table:table-cell>
          <table:table-cell office:value-type="float" office:value="0.0395650081993423" calcext:value-type="float">
            <text:p>0.039565008199342</text:p>
          </table:table-cell>
          <table:table-cell office:value-type="float" office:value="0.0272689853149809" calcext:value-type="float">
            <text:p>0.027268985314981</text:p>
          </table:table-cell>
          <table:table-cell office:value-type="float" office:value="0.0526299165099178" calcext:value-type="float">
            <text:p>0.052629916509918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7514580612334" calcext:value-type="float">
            <text:p>0.367514580612334</text:p>
          </table:table-cell>
          <table:table-cell office:value-type="float" office:value="0.459170301617808" calcext:value-type="float">
            <text:p>0.459170301617808</text:p>
          </table:table-cell>
          <table:table-cell office:value-type="float" office:value="0.383388088212906" calcext:value-type="float">
            <text:p>0.383388088212906</text:p>
          </table:table-cell>
          <table:table-cell office:value-type="float" office:value="0.432080500335582" calcext:value-type="float">
            <text:p>0.432080500335582</text:p>
          </table:table-cell>
          <table:table-cell office:value-type="float" office:value="6.52456572811125" calcext:value-type="float">
            <text:p>6.52456572811125</text:p>
          </table:table-cell>
          <table:table-cell office:value-type="float" office:value="10.5160615914689" calcext:value-type="float">
            <text:p>10.5160615914689</text:p>
          </table:table-cell>
          <table:table-cell office:value-type="float" office:value="7.94825733319445" calcext:value-type="float">
            <text:p>7.94825733319445</text:p>
          </table:table-cell>
          <table:table-cell office:value-type="float" office:value="8.87184097720648" calcext:value-type="float">
            <text:p>8.87184097720648</text:p>
          </table:table-cell>
          <table:table-cell office:value-type="float" office:value="0.22868203989172" calcext:value-type="float">
            <text:p>0.22868203989172</text:p>
          </table:table-cell>
          <table:table-cell office:value-type="float" office:value="0.253255964667239" calcext:value-type="float">
            <text:p>0.253255964667239</text:p>
          </table:table-cell>
          <table:table-cell office:value-type="float" office:value="0.240697677980752" calcext:value-type="float">
            <text:p>0.240697677980752</text:p>
          </table:table-cell>
          <table:table-cell office:value-type="float" office:value="0.233120625530104" calcext:value-type="float">
            <text:p>0.233120625530104</text:p>
          </table:table-cell>
          <table:table-cell office:value-type="float" office:value="0.035387948019768" calcext:value-type="float">
            <text:p>0.035387948019768</text:p>
          </table:table-cell>
          <table:table-cell office:value-type="float" office:value="0.0383131097836931" calcext:value-type="float">
            <text:p>0.038313109783693</text:p>
          </table:table-cell>
          <table:table-cell office:value-type="float" office:value="0.0266953332057229" calcext:value-type="float">
            <text:p>0.026695333205723</text:p>
          </table:table-cell>
          <table:table-cell office:value-type="float" office:value="0.0512316935304319" calcext:value-type="float">
            <text:p>0.051231693530432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4354642360213" calcext:value-type="float">
            <text:p>0.374354642360213</text:p>
          </table:table-cell>
          <table:table-cell office:value-type="float" office:value="0.465028702435559" calcext:value-type="float">
            <text:p>0.465028702435559</text:p>
          </table:table-cell>
          <table:table-cell office:value-type="float" office:value="0.389176340660358" calcext:value-type="float">
            <text:p>0.389176340660358</text:p>
          </table:table-cell>
          <table:table-cell office:value-type="float" office:value="0.44000759207432" calcext:value-type="float">
            <text:p>0.44000759207432</text:p>
          </table:table-cell>
          <table:table-cell office:value-type="float" office:value="6.78609743004508" calcext:value-type="float">
            <text:p>6.78609743004508</text:p>
          </table:table-cell>
          <table:table-cell office:value-type="float" office:value="11.0420972805891" calcext:value-type="float">
            <text:p>11.0420972805891</text:p>
          </table:table-cell>
          <table:table-cell office:value-type="float" office:value="8.12830672179076" calcext:value-type="float">
            <text:p>8.12830672179076</text:p>
          </table:table-cell>
          <table:table-cell office:value-type="float" office:value="9.15148715537497" calcext:value-type="float">
            <text:p>9.15148715537497</text:p>
          </table:table-cell>
          <table:table-cell office:value-type="float" office:value="0.2336332785044" calcext:value-type="float">
            <text:p>0.2336332785044</text:p>
          </table:table-cell>
          <table:table-cell office:value-type="float" office:value="0.26004923464972" calcext:value-type="float">
            <text:p>0.26004923464972</text:p>
          </table:table-cell>
          <table:table-cell office:value-type="float" office:value="0.243346682319174" calcext:value-type="float">
            <text:p>0.243346682319174</text:p>
          </table:table-cell>
          <table:table-cell office:value-type="float" office:value="0.243206843283565" calcext:value-type="float">
            <text:p>0.243206843283565</text:p>
          </table:table-cell>
          <table:table-cell office:value-type="float" office:value="0.0365469232587588" calcext:value-type="float">
            <text:p>0.036546923258759</text:p>
          </table:table-cell>
          <table:table-cell office:value-type="float" office:value="0.0435456061860816" calcext:value-type="float">
            <text:p>0.043545606186082</text:p>
          </table:table-cell>
          <table:table-cell office:value-type="float" office:value="0.029171192428249" calcext:value-type="float">
            <text:p>0.029171192428249</text:p>
          </table:table-cell>
          <table:table-cell office:value-type="float" office:value="0.0545820390318706" calcext:value-type="float">
            <text:p>0.054582039031871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7237472065612" calcext:value-type="float">
            <text:p>0.377237472065612</text:p>
          </table:table-cell>
          <table:table-cell office:value-type="float" office:value="0.470715841581239" calcext:value-type="float">
            <text:p>0.470715841581239</text:p>
          </table:table-cell>
          <table:table-cell office:value-type="float" office:value="0.390727386820883" calcext:value-type="float">
            <text:p>0.390727386820883</text:p>
          </table:table-cell>
          <table:table-cell office:value-type="float" office:value="0.448575881029803" calcext:value-type="float">
            <text:p>0.448575881029803</text:p>
          </table:table-cell>
          <table:table-cell office:value-type="float" office:value="6.90275986731666" calcext:value-type="float">
            <text:p>6.90275986731666</text:p>
          </table:table-cell>
          <table:table-cell office:value-type="float" office:value="11.3085649820248" calcext:value-type="float">
            <text:p>11.3085649820248</text:p>
          </table:table-cell>
          <table:table-cell office:value-type="float" office:value="7.96937927679133" calcext:value-type="float">
            <text:p>7.96937927679133</text:p>
          </table:table-cell>
          <table:table-cell office:value-type="float" office:value="9.633771342066" calcext:value-type="float">
            <text:p>9.633771342066</text:p>
          </table:table-cell>
          <table:table-cell office:value-type="float" office:value="0.236932184441377" calcext:value-type="float">
            <text:p>0.236932184441377</text:p>
          </table:table-cell>
          <table:table-cell office:value-type="float" office:value="0.270206192246981" calcext:value-type="float">
            <text:p>0.270206192246981</text:p>
          </table:table-cell>
          <table:table-cell office:value-type="float" office:value="0.246453903113008" calcext:value-type="float">
            <text:p>0.246453903113008</text:p>
          </table:table-cell>
          <table:table-cell office:value-type="float" office:value="0.253305084645914" calcext:value-type="float">
            <text:p>0.253305084645914</text:p>
          </table:table-cell>
          <table:table-cell office:value-type="float" office:value="0.0358181337492712" calcext:value-type="float">
            <text:p>0.035818133749271</text:p>
          </table:table-cell>
          <table:table-cell office:value-type="float" office:value="0.0420992349844983" calcext:value-type="float">
            <text:p>0.042099234984498</text:p>
          </table:table-cell>
          <table:table-cell office:value-type="float" office:value="0.0278110318384815" calcext:value-type="float">
            <text:p>0.027811031838482</text:p>
          </table:table-cell>
          <table:table-cell office:value-type="float" office:value="0.0541427098324072" calcext:value-type="float">
            <text:p>0.054142709832407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42562377336" calcext:value-type="float">
            <text:p>0.3742562377336</text:p>
          </table:table-cell>
          <table:table-cell office:value-type="float" office:value="0.464887272628641" calcext:value-type="float">
            <text:p>0.464887272628641</text:p>
          </table:table-cell>
          <table:table-cell office:value-type="float" office:value="0.386686687824217" calcext:value-type="float">
            <text:p>0.386686687824217</text:p>
          </table:table-cell>
          <table:table-cell office:value-type="float" office:value="0.443733350459033" calcext:value-type="float">
            <text:p>0.443733350459033</text:p>
          </table:table-cell>
          <table:table-cell office:value-type="float" office:value="6.87920163029241" calcext:value-type="float">
            <text:p>6.87920163029241</text:p>
          </table:table-cell>
          <table:table-cell office:value-type="float" office:value="11.7289168891888" calcext:value-type="float">
            <text:p>11.7289168891888</text:p>
          </table:table-cell>
          <table:table-cell office:value-type="float" office:value="8.01086369880575" calcext:value-type="float">
            <text:p>8.01086369880575</text:p>
          </table:table-cell>
          <table:table-cell office:value-type="float" office:value="9.13810247538339" calcext:value-type="float">
            <text:p>9.13810247538339</text:p>
          </table:table-cell>
          <table:table-cell office:value-type="float" office:value="0.22621570587452" calcext:value-type="float">
            <text:p>0.22621570587452</text:p>
          </table:table-cell>
          <table:table-cell office:value-type="float" office:value="0.248107649389212" calcext:value-type="float">
            <text:p>0.248107649389212</text:p>
          </table:table-cell>
          <table:table-cell office:value-type="float" office:value="0.234676368111952" calcext:value-type="float">
            <text:p>0.234676368111952</text:p>
          </table:table-cell>
          <table:table-cell office:value-type="float" office:value="0.233523884420704" calcext:value-type="float">
            <text:p>0.233523884420704</text:p>
          </table:table-cell>
          <table:table-cell office:value-type="float" office:value="0.0350086794485534" calcext:value-type="float">
            <text:p>0.035008679448554</text:p>
          </table:table-cell>
          <table:table-cell office:value-type="float" office:value="0.0424225889178927" calcext:value-type="float">
            <text:p>0.042422588917893</text:p>
          </table:table-cell>
          <table:table-cell office:value-type="float" office:value="0.0281204730252004" calcext:value-type="float">
            <text:p>0.028120473025201</text:p>
          </table:table-cell>
          <table:table-cell office:value-type="float" office:value="0.0528129148631253" calcext:value-type="float">
            <text:p>0.052812914863125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65064263768394" calcext:value-type="float">
            <text:p>0.365064263768394</text:p>
          </table:table-cell>
          <table:table-cell office:value-type="float" office:value="0.452955723470865" calcext:value-type="float">
            <text:p>0.452955723470865</text:p>
          </table:table-cell>
          <table:table-cell office:value-type="float" office:value="0.378761194712603" calcext:value-type="float">
            <text:p>0.378761194712603</text:p>
          </table:table-cell>
          <table:table-cell office:value-type="float" office:value="0.429539932691987" calcext:value-type="float">
            <text:p>0.429539932691987</text:p>
          </table:table-cell>
          <table:table-cell office:value-type="float" office:value="6.32887093876382" calcext:value-type="float">
            <text:p>6.32887093876382</text:p>
          </table:table-cell>
          <table:table-cell office:value-type="float" office:value="9.73379159295546" calcext:value-type="float">
            <text:p>9.73379159295546</text:p>
          </table:table-cell>
          <table:table-cell office:value-type="float" office:value="7.41613407665365" calcext:value-type="float">
            <text:p>7.41613407665365</text:p>
          </table:table-cell>
          <table:table-cell office:value-type="float" office:value="8.03764517488634" calcext:value-type="float">
            <text:p>8.03764517488634</text:p>
          </table:table-cell>
          <table:table-cell office:value-type="float" office:value="0.226970655202956" calcext:value-type="float">
            <text:p>0.226970655202956</text:p>
          </table:table-cell>
          <table:table-cell office:value-type="float" office:value="0.227470555781321" calcext:value-type="float">
            <text:p>0.227470555781321</text:p>
          </table:table-cell>
          <table:table-cell office:value-type="float" office:value="0.23735493931371" calcext:value-type="float">
            <text:p>0.23735493931371</text:p>
          </table:table-cell>
          <table:table-cell office:value-type="float" office:value="0.211256457714855" calcext:value-type="float">
            <text:p>0.211256457714855</text:p>
          </table:table-cell>
          <table:table-cell office:value-type="float" office:value="0.034178149196766" calcext:value-type="float">
            <text:p>0.034178149196766</text:p>
          </table:table-cell>
          <table:table-cell office:value-type="float" office:value="0.0454889952740593" calcext:value-type="float">
            <text:p>0.045488995274059</text:p>
          </table:table-cell>
          <table:table-cell office:value-type="float" office:value="0.0294637257693111" calcext:value-type="float">
            <text:p>0.029463725769311</text:p>
          </table:table-cell>
          <table:table-cell office:value-type="float" office:value="0.0520253609351946" calcext:value-type="float">
            <text:p>0.052025360935195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5074355961949" calcext:value-type="float">
            <text:p>0.375074355961949</text:p>
          </table:table-cell>
          <table:table-cell office:value-type="float" office:value="0.453942416706953" calcext:value-type="float">
            <text:p>0.453942416706953</text:p>
          </table:table-cell>
          <table:table-cell office:value-type="float" office:value="0.384716626836383" calcext:value-type="float">
            <text:p>0.384716626836383</text:p>
          </table:table-cell>
          <table:table-cell office:value-type="float" office:value="0.437203181355909" calcext:value-type="float">
            <text:p>0.437203181355909</text:p>
          </table:table-cell>
          <table:table-cell office:value-type="float" office:value="7.04522230335384" calcext:value-type="float">
            <text:p>7.04522230335384</text:p>
          </table:table-cell>
          <table:table-cell office:value-type="float" office:value="10.5082982537999" calcext:value-type="float">
            <text:p>10.5082982537999</text:p>
          </table:table-cell>
          <table:table-cell office:value-type="float" office:value="7.71877132901535" calcext:value-type="float">
            <text:p>7.71877132901535</text:p>
          </table:table-cell>
          <table:table-cell office:value-type="float" office:value="8.84047869403945" calcext:value-type="float">
            <text:p>8.84047869403945</text:p>
          </table:table-cell>
          <table:table-cell office:value-type="float" office:value="0.2239227546794" calcext:value-type="float">
            <text:p>0.2239227546794</text:p>
          </table:table-cell>
          <table:table-cell office:value-type="float" office:value="0.22826751506615" calcext:value-type="float">
            <text:p>0.22826751506615</text:p>
          </table:table-cell>
          <table:table-cell office:value-type="float" office:value="0.232268526620162" calcext:value-type="float">
            <text:p>0.232268526620162</text:p>
          </table:table-cell>
          <table:table-cell office:value-type="float" office:value="0.214777758710771" calcext:value-type="float">
            <text:p>0.214777758710771</text:p>
          </table:table-cell>
          <table:table-cell office:value-type="float" office:value="0.0340756077571941" calcext:value-type="float">
            <text:p>0.034075607757194</text:p>
          </table:table-cell>
          <table:table-cell office:value-type="float" office:value="0.0411509101947578" calcext:value-type="float">
            <text:p>0.041150910194758</text:p>
          </table:table-cell>
          <table:table-cell office:value-type="float" office:value="0.0271588175722267" calcext:value-type="float">
            <text:p>0.027158817572227</text:p>
          </table:table-cell>
          <table:table-cell office:value-type="float" office:value="0.0517006417875821" calcext:value-type="float">
            <text:p>0.051700641787582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4361163292891" calcext:value-type="float">
            <text:p>0.364361163292891</text:p>
          </table:table-cell>
          <table:table-cell office:value-type="float" office:value="0.44542172516529" calcext:value-type="float">
            <text:p>0.44542172516529</text:p>
          </table:table-cell>
          <table:table-cell office:value-type="float" office:value="0.374775434044269" calcext:value-type="float">
            <text:p>0.374775434044269</text:p>
          </table:table-cell>
          <table:table-cell office:value-type="float" office:value="0.426447850060302" calcext:value-type="float">
            <text:p>0.426447850060302</text:p>
          </table:table-cell>
          <table:table-cell office:value-type="float" office:value="6.65934379315206" calcext:value-type="float">
            <text:p>6.65934379315206</text:p>
          </table:table-cell>
          <table:table-cell office:value-type="float" office:value="9.78607908643494" calcext:value-type="float">
            <text:p>9.78607908643494</text:p>
          </table:table-cell>
          <table:table-cell office:value-type="float" office:value="7.51645363645705" calcext:value-type="float">
            <text:p>7.51645363645705</text:p>
          </table:table-cell>
          <table:table-cell office:value-type="float" office:value="8.10705723372975" calcext:value-type="float">
            <text:p>8.10705723372975</text:p>
          </table:table-cell>
          <table:table-cell office:value-type="float" office:value="0.224187235920372" calcext:value-type="float">
            <text:p>0.224187235920372</text:p>
          </table:table-cell>
          <table:table-cell office:value-type="float" office:value="0.222800598276407" calcext:value-type="float">
            <text:p>0.222800598276407</text:p>
          </table:table-cell>
          <table:table-cell office:value-type="float" office:value="0.232184451726957" calcext:value-type="float">
            <text:p>0.232184451726957</text:p>
          </table:table-cell>
          <table:table-cell office:value-type="float" office:value="0.21015704148154" calcext:value-type="float">
            <text:p>0.21015704148154</text:p>
          </table:table-cell>
          <table:table-cell office:value-type="float" office:value="0.0364976774004715" calcext:value-type="float">
            <text:p>0.036497677400472</text:p>
          </table:table-cell>
          <table:table-cell office:value-type="float" office:value="0.0472310888214618" calcext:value-type="float">
            <text:p>0.047231088821462</text:p>
          </table:table-cell>
          <table:table-cell office:value-type="float" office:value="0.0305212028600662" calcext:value-type="float">
            <text:p>0.030521202860066</text:p>
          </table:table-cell>
          <table:table-cell office:value-type="float" office:value="0.0561312191999086" calcext:value-type="float">
            <text:p>0.056131219199909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65777618351454" calcext:value-type="float">
            <text:p>0.365777618351454</text:p>
          </table:table-cell>
          <table:table-cell office:value-type="float" office:value="0.448999639485867" calcext:value-type="float">
            <text:p>0.448999639485867</text:p>
          </table:table-cell>
          <table:table-cell office:value-type="float" office:value="0.377424084310949" calcext:value-type="float">
            <text:p>0.377424084310949</text:p>
          </table:table-cell>
          <table:table-cell office:value-type="float" office:value="0.428612319201802" calcext:value-type="float">
            <text:p>0.428612319201802</text:p>
          </table:table-cell>
          <table:table-cell office:value-type="float" office:value="6.6336251493338" calcext:value-type="float">
            <text:p>6.6336251493338</text:p>
          </table:table-cell>
          <table:table-cell office:value-type="float" office:value="10.0582866186248" calcext:value-type="float">
            <text:p>10.0582866186248</text:p>
          </table:table-cell>
          <table:table-cell office:value-type="float" office:value="7.52173620172242" calcext:value-type="float">
            <text:p>7.52173620172242</text:p>
          </table:table-cell>
          <table:table-cell office:value-type="float" office:value="8.34420647902847" calcext:value-type="float">
            <text:p>8.34420647902847</text:p>
          </table:table-cell>
          <table:table-cell office:value-type="float" office:value="0.218407802765032" calcext:value-type="float">
            <text:p>0.218407802765032</text:p>
          </table:table-cell>
          <table:table-cell office:value-type="float" office:value="0.211416832262528" calcext:value-type="float">
            <text:p>0.211416832262528</text:p>
          </table:table-cell>
          <table:table-cell office:value-type="float" office:value="0.226223779505298" calcext:value-type="float">
            <text:p>0.226223779505298</text:p>
          </table:table-cell>
          <table:table-cell office:value-type="float" office:value="0.199275755462077" calcext:value-type="float">
            <text:p>0.199275755462077</text:p>
          </table:table-cell>
          <table:table-cell office:value-type="float" office:value="0.0387059194799072" calcext:value-type="float">
            <text:p>0.038705919479907</text:p>
          </table:table-cell>
          <table:table-cell office:value-type="float" office:value="0.0464960279465863" calcext:value-type="float">
            <text:p>0.046496027946586</text:p>
          </table:table-cell>
          <table:table-cell office:value-type="float" office:value="0.0300412622839709" calcext:value-type="float">
            <text:p>0.030041262283971</text:p>
          </table:table-cell>
          <table:table-cell office:value-type="float" office:value="0.0599531282330998" calcext:value-type="float">
            <text:p>0.0599531282331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4649290582878" calcext:value-type="float">
            <text:p>0.364649290582878</text:p>
          </table:table-cell>
          <table:table-cell office:value-type="float" office:value="0.446496034161889" calcext:value-type="float">
            <text:p>0.446496034161889</text:p>
          </table:table-cell>
          <table:table-cell office:value-type="float" office:value="0.375492204430999" calcext:value-type="float">
            <text:p>0.375492204430999</text:p>
          </table:table-cell>
          <table:table-cell office:value-type="float" office:value="0.427158127479405" calcext:value-type="float">
            <text:p>0.427158127479405</text:p>
          </table:table-cell>
          <table:table-cell office:value-type="float" office:value="6.49013371849002" calcext:value-type="float">
            <text:p>6.49013371849002</text:p>
          </table:table-cell>
          <table:table-cell office:value-type="float" office:value="10.7704116314199" calcext:value-type="float">
            <text:p>10.7704116314199</text:p>
          </table:table-cell>
          <table:table-cell office:value-type="float" office:value="7.46235838522147" calcext:value-type="float">
            <text:p>7.46235838522147</text:p>
          </table:table-cell>
          <table:table-cell office:value-type="float" office:value="8.58711599072524" calcext:value-type="float">
            <text:p>8.58711599072524</text:p>
          </table:table-cell>
          <table:table-cell office:value-type="float" office:value="0.229863166900837" calcext:value-type="float">
            <text:p>0.229863166900837</text:p>
          </table:table-cell>
          <table:table-cell office:value-type="float" office:value="0.245059901064437" calcext:value-type="float">
            <text:p>0.245059901064437</text:p>
          </table:table-cell>
          <table:table-cell office:value-type="float" office:value="0.238472130924533" calcext:value-type="float">
            <text:p>0.238472130924533</text:p>
          </table:table-cell>
          <table:table-cell office:value-type="float" office:value="0.230478610438078" calcext:value-type="float">
            <text:p>0.230478610438078</text:p>
          </table:table-cell>
          <table:table-cell office:value-type="float" office:value="0.0346667868258372" calcext:value-type="float">
            <text:p>0.034666786825837</text:p>
          </table:table-cell>
          <table:table-cell office:value-type="float" office:value="0.0443343232147569" calcext:value-type="float">
            <text:p>0.044334323214757</text:p>
          </table:table-cell>
          <table:table-cell office:value-type="float" office:value="0.0291738389762541" calcext:value-type="float">
            <text:p>0.029173838976254</text:p>
          </table:table-cell>
          <table:table-cell office:value-type="float" office:value="0.0524921757865716" calcext:value-type="float">
            <text:p>0.052492175786572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5178661066996" calcext:value-type="float">
            <text:p>0.365178661066996</text:p>
          </table:table-cell>
          <table:table-cell office:value-type="float" office:value="0.443676909878604" calcext:value-type="float">
            <text:p>0.443676909878604</text:p>
          </table:table-cell>
          <table:table-cell office:value-type="float" office:value="0.373727884062423" calcext:value-type="float">
            <text:p>0.373727884062423</text:p>
          </table:table-cell>
          <table:table-cell office:value-type="float" office:value="0.429083675688505" calcext:value-type="float">
            <text:p>0.429083675688505</text:p>
          </table:table-cell>
          <table:table-cell office:value-type="float" office:value="6.67348735989143" calcext:value-type="float">
            <text:p>6.67348735989143</text:p>
          </table:table-cell>
          <table:table-cell office:value-type="float" office:value="9.92449534878605" calcext:value-type="float">
            <text:p>9.92449534878605</text:p>
          </table:table-cell>
          <table:table-cell office:value-type="float" office:value="7.17997183291253" calcext:value-type="float">
            <text:p>7.17997183291253</text:p>
          </table:table-cell>
          <table:table-cell office:value-type="float" office:value="8.89849881354325" calcext:value-type="float">
            <text:p>8.89849881354325</text:p>
          </table:table-cell>
          <table:table-cell office:value-type="float" office:value="0.221715478684261" calcext:value-type="float">
            <text:p>0.221715478684261</text:p>
          </table:table-cell>
          <table:table-cell office:value-type="float" office:value="0.219585035869381" calcext:value-type="float">
            <text:p>0.219585035869381</text:p>
          </table:table-cell>
          <table:table-cell office:value-type="float" office:value="0.228111542403203" calcext:value-type="float">
            <text:p>0.228111542403203</text:p>
          </table:table-cell>
          <table:table-cell office:value-type="float" office:value="0.209403415943459" calcext:value-type="float">
            <text:p>0.209403415943459</text:p>
          </table:table-cell>
          <table:table-cell office:value-type="float" office:value="0.0351900904855856" calcext:value-type="float">
            <text:p>0.035190090485586</text:p>
          </table:table-cell>
          <table:table-cell office:value-type="float" office:value="0.0432088716070189" calcext:value-type="float">
            <text:p>0.043208871607019</text:p>
          </table:table-cell>
          <table:table-cell office:value-type="float" office:value="0.0281346216506122" calcext:value-type="float">
            <text:p>0.028134621650612</text:p>
          </table:table-cell>
          <table:table-cell office:value-type="float" office:value="0.0541784917556742" calcext:value-type="float">
            <text:p>0.054178491755674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1886732251412" calcext:value-type="float">
            <text:p>0.371886732251412</text:p>
          </table:table-cell>
          <table:table-cell office:value-type="float" office:value="0.451540598698217" calcext:value-type="float">
            <text:p>0.451540598698217</text:p>
          </table:table-cell>
          <table:table-cell office:value-type="float" office:value="0.381294456942759" calcext:value-type="float">
            <text:p>0.381294456942759</text:p>
          </table:table-cell>
          <table:table-cell office:value-type="float" office:value="0.436183176731307" calcext:value-type="float">
            <text:p>0.436183176731307</text:p>
          </table:table-cell>
          <table:table-cell office:value-type="float" office:value="6.69352983346806" calcext:value-type="float">
            <text:p>6.69352983346806</text:p>
          </table:table-cell>
          <table:table-cell office:value-type="float" office:value="9.51885391788981" calcext:value-type="float">
            <text:p>9.51885391788981</text:p>
          </table:table-cell>
          <table:table-cell office:value-type="float" office:value="7.51287492521492" calcext:value-type="float">
            <text:p>7.51287492521492</text:p>
          </table:table-cell>
          <table:table-cell office:value-type="float" office:value="8.67483311627017" calcext:value-type="float">
            <text:p>8.67483311627017</text:p>
          </table:table-cell>
          <table:table-cell office:value-type="float" office:value="0.226364665326501" calcext:value-type="float">
            <text:p>0.226364665326501</text:p>
          </table:table-cell>
          <table:table-cell office:value-type="float" office:value="0.227766626566672" calcext:value-type="float">
            <text:p>0.227766626566672</text:p>
          </table:table-cell>
          <table:table-cell office:value-type="float" office:value="0.232908103761809" calcext:value-type="float">
            <text:p>0.232908103761809</text:p>
          </table:table-cell>
          <table:table-cell office:value-type="float" office:value="0.217170351095706" calcext:value-type="float">
            <text:p>0.217170351095706</text:p>
          </table:table-cell>
          <table:table-cell office:value-type="float" office:value="0.0323840338632139" calcext:value-type="float">
            <text:p>0.032384033863214</text:p>
          </table:table-cell>
          <table:table-cell office:value-type="float" office:value="0.0442311510430693" calcext:value-type="float">
            <text:p>0.044231151043069</text:p>
          </table:table-cell>
          <table:table-cell office:value-type="float" office:value="0.0289244179751885" calcext:value-type="float">
            <text:p>0.028924417975189</text:p>
          </table:table-cell>
          <table:table-cell office:value-type="float" office:value="0.0492500310480381" calcext:value-type="float">
            <text:p>0.049250031048038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2499685092593" calcext:value-type="float">
            <text:p>0.372499685092593</text:p>
          </table:table-cell>
          <table:table-cell office:value-type="float" office:value="0.451203734387701" calcext:value-type="float">
            <text:p>0.451203734387701</text:p>
          </table:table-cell>
          <table:table-cell office:value-type="float" office:value="0.380238112026354" calcext:value-type="float">
            <text:p>0.380238112026354</text:p>
          </table:table-cell>
          <table:table-cell office:value-type="float" office:value="0.437773953954202" calcext:value-type="float">
            <text:p>0.437773953954202</text:p>
          </table:table-cell>
          <table:table-cell office:value-type="float" office:value="6.79802177379261" calcext:value-type="float">
            <text:p>6.79802177379261</text:p>
          </table:table-cell>
          <table:table-cell office:value-type="float" office:value="9.65122187103747" calcext:value-type="float">
            <text:p>9.65122187103747</text:p>
          </table:table-cell>
          <table:table-cell office:value-type="float" office:value="7.33035388722928" calcext:value-type="float">
            <text:p>7.33035388722928</text:p>
          </table:table-cell>
          <table:table-cell office:value-type="float" office:value="8.55266510969316" calcext:value-type="float">
            <text:p>8.55266510969316</text:p>
          </table:table-cell>
          <table:table-cell office:value-type="float" office:value="0.227870820046077" calcext:value-type="float">
            <text:p>0.227870820046077</text:p>
          </table:table-cell>
          <table:table-cell office:value-type="float" office:value="0.235361049537296" calcext:value-type="float">
            <text:p>0.235361049537296</text:p>
          </table:table-cell>
          <table:table-cell office:value-type="float" office:value="0.234077529023138" calcext:value-type="float">
            <text:p>0.234077529023138</text:p>
          </table:table-cell>
          <table:table-cell office:value-type="float" office:value="0.225045573652146" calcext:value-type="float">
            <text:p>0.225045573652146</text:p>
          </table:table-cell>
          <table:table-cell office:value-type="float" office:value="0.0325787208424605" calcext:value-type="float">
            <text:p>0.032578720842461</text:p>
          </table:table-cell>
          <table:table-cell office:value-type="float" office:value="0.0465206858677327" calcext:value-type="float">
            <text:p>0.046520685867733</text:p>
          </table:table-cell>
          <table:table-cell office:value-type="float" office:value="0.0292586962547933" calcext:value-type="float">
            <text:p>0.029258696254793</text:p>
          </table:table-cell>
          <table:table-cell office:value-type="float" office:value="0.0512547650329658" calcext:value-type="float">
            <text:p>0.051254765032966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4836864197065" calcext:value-type="float">
            <text:p>0.374836864197065</text:p>
          </table:table-cell>
          <table:table-cell office:value-type="float" office:value="0.457144017507386" calcext:value-type="float">
            <text:p>0.457144017507386</text:p>
          </table:table-cell>
          <table:table-cell office:value-type="float" office:value="0.383513887019242" calcext:value-type="float">
            <text:p>0.383513887019242</text:p>
          </table:table-cell>
          <table:table-cell office:value-type="float" office:value="0.444205062553725" calcext:value-type="float">
            <text:p>0.444205062553725</text:p>
          </table:table-cell>
          <table:table-cell office:value-type="float" office:value="7.00056360426739" calcext:value-type="float">
            <text:p>7.00056360426739</text:p>
          </table:table-cell>
          <table:table-cell office:value-type="float" office:value="10.3391804439705" calcext:value-type="float">
            <text:p>10.3391804439705</text:p>
          </table:table-cell>
          <table:table-cell office:value-type="float" office:value="7.72990072157488" calcext:value-type="float">
            <text:p>7.72990072157488</text:p>
          </table:table-cell>
          <table:table-cell office:value-type="float" office:value="9.15752725712212" calcext:value-type="float">
            <text:p>9.15752725712212</text:p>
          </table:table-cell>
          <table:table-cell office:value-type="float" office:value="0.224764778206443" calcext:value-type="float">
            <text:p>0.224764778206443</text:p>
          </table:table-cell>
          <table:table-cell office:value-type="float" office:value="0.238960087494104" calcext:value-type="float">
            <text:p>0.238960087494104</text:p>
          </table:table-cell>
          <table:table-cell office:value-type="float" office:value="0.231703287805882" calcext:value-type="float">
            <text:p>0.231703287805882</text:p>
          </table:table-cell>
          <table:table-cell office:value-type="float" office:value="0.227218041440967" calcext:value-type="float">
            <text:p>0.227218041440967</text:p>
          </table:table-cell>
          <table:table-cell office:value-type="float" office:value="0.0306980085749337" calcext:value-type="float">
            <text:p>0.030698008574934</text:p>
          </table:table-cell>
          <table:table-cell office:value-type="float" office:value="0.0458360922681528" calcext:value-type="float">
            <text:p>0.045836092268153</text:p>
          </table:table-cell>
          <table:table-cell office:value-type="float" office:value="0.0287782718359393" calcext:value-type="float">
            <text:p>0.028778271835939</text:p>
          </table:table-cell>
          <table:table-cell office:value-type="float" office:value="0.0481504831117067" calcext:value-type="float">
            <text:p>0.048150483111707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204102457125" calcext:value-type="float">
            <text:p>0.38204102457125</text:p>
          </table:table-cell>
          <table:table-cell office:value-type="float" office:value="0.465464081030346" calcext:value-type="float">
            <text:p>0.465464081030346</text:p>
          </table:table-cell>
          <table:table-cell office:value-type="float" office:value="0.387741831570326" calcext:value-type="float">
            <text:p>0.387741831570326</text:p>
          </table:table-cell>
          <table:table-cell office:value-type="float" office:value="0.455384864776866" calcext:value-type="float">
            <text:p>0.455384864776866</text:p>
          </table:table-cell>
          <table:table-cell office:value-type="float" office:value="7.39780914823358" calcext:value-type="float">
            <text:p>7.39780914823358</text:p>
          </table:table-cell>
          <table:table-cell office:value-type="float" office:value="10.3997157409729" calcext:value-type="float">
            <text:p>10.3997157409729</text:p>
          </table:table-cell>
          <table:table-cell office:value-type="float" office:value="7.90983012721403" calcext:value-type="float">
            <text:p>7.90983012721403</text:p>
          </table:table-cell>
          <table:table-cell office:value-type="float" office:value="10.008943475402" calcext:value-type="float">
            <text:p>10.008943475402</text:p>
          </table:table-cell>
          <table:table-cell office:value-type="float" office:value="0.225020014731281" calcext:value-type="float">
            <text:p>0.225020014731281</text:p>
          </table:table-cell>
          <table:table-cell office:value-type="float" office:value="0.243819678818182" calcext:value-type="float">
            <text:p>0.243819678818182</text:p>
          </table:table-cell>
          <table:table-cell office:value-type="float" office:value="0.230446834470447" calcext:value-type="float">
            <text:p>0.230446834470447</text:p>
          </table:table-cell>
          <table:table-cell office:value-type="float" office:value="0.234267220465878" calcext:value-type="float">
            <text:p>0.234267220465878</text:p>
          </table:table-cell>
          <table:table-cell office:value-type="float" office:value="0.0324291866155221" calcext:value-type="float">
            <text:p>0.032429186615522</text:p>
          </table:table-cell>
          <table:table-cell office:value-type="float" office:value="0.0470075047645847" calcext:value-type="float">
            <text:p>0.047007504764585</text:p>
          </table:table-cell>
          <table:table-cell office:value-type="float" office:value="0.0301022034508675" calcext:value-type="float">
            <text:p>0.030102203450868</text:p>
          </table:table-cell>
          <table:table-cell office:value-type="float" office:value="0.050223129044598" calcext:value-type="float">
            <text:p>0.050223129044598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3355053290803" calcext:value-type="float">
            <text:p>0.383355053290803</text:p>
          </table:table-cell>
          <table:table-cell office:value-type="float" office:value="0.465142860374987" calcext:value-type="float">
            <text:p>0.465142860374987</text:p>
          </table:table-cell>
          <table:table-cell office:value-type="float" office:value="0.390345220313841" calcext:value-type="float">
            <text:p>0.390345220313841</text:p>
          </table:table-cell>
          <table:table-cell office:value-type="float" office:value="0.452779195773042" calcext:value-type="float">
            <text:p>0.452779195773042</text:p>
          </table:table-cell>
          <table:table-cell office:value-type="float" office:value="6.94607002594119" calcext:value-type="float">
            <text:p>6.94607002594119</text:p>
          </table:table-cell>
          <table:table-cell office:value-type="float" office:value="10.1663223402094" calcext:value-type="float">
            <text:p>10.1663223402094</text:p>
          </table:table-cell>
          <table:table-cell office:value-type="float" office:value="7.78272450159236" calcext:value-type="float">
            <text:p>7.78272450159236</text:p>
          </table:table-cell>
          <table:table-cell office:value-type="float" office:value="9.01404513704423" calcext:value-type="float">
            <text:p>9.01404513704423</text:p>
          </table:table-cell>
          <table:table-cell office:value-type="float" office:value="0.224077920832219" calcext:value-type="float">
            <text:p>0.224077920832219</text:p>
          </table:table-cell>
          <table:table-cell office:value-type="float" office:value="0.239057874500217" calcext:value-type="float">
            <text:p>0.239057874500217</text:p>
          </table:table-cell>
          <table:table-cell office:value-type="float" office:value="0.229662215470621" calcext:value-type="float">
            <text:p>0.229662215470621</text:p>
          </table:table-cell>
          <table:table-cell office:value-type="float" office:value="0.229605903951183" calcext:value-type="float">
            <text:p>0.229605903951183</text:p>
          </table:table-cell>
          <table:table-cell office:value-type="float" office:value="0.0314567479574493" calcext:value-type="float">
            <text:p>0.031456747957449</text:p>
          </table:table-cell>
          <table:table-cell office:value-type="float" office:value="0.0412625795154218" calcext:value-type="float">
            <text:p>0.041262579515422</text:p>
          </table:table-cell>
          <table:table-cell office:value-type="float" office:value="0.028000505084444" calcext:value-type="float">
            <text:p>0.028000505084444</text:p>
          </table:table-cell>
          <table:table-cell office:value-type="float" office:value="0.0463629823089715" calcext:value-type="float">
            <text:p>0.046362982308972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4621145045848" calcext:value-type="float">
            <text:p>0.384621145045848</text:p>
          </table:table-cell>
          <table:table-cell office:value-type="float" office:value="0.464273781362818" calcext:value-type="float">
            <text:p>0.464273781362818</text:p>
          </table:table-cell>
          <table:table-cell office:value-type="float" office:value="0.389739782169523" calcext:value-type="float">
            <text:p>0.389739782169523</text:p>
          </table:table-cell>
          <table:table-cell office:value-type="float" office:value="0.454359714455499" calcext:value-type="float">
            <text:p>0.454359714455499</text:p>
          </table:table-cell>
          <table:table-cell office:value-type="float" office:value="7.24631316252049" calcext:value-type="float">
            <text:p>7.24631316252049</text:p>
          </table:table-cell>
          <table:table-cell office:value-type="float" office:value="10.8028545351323" calcext:value-type="float">
            <text:p>10.8028545351323</text:p>
          </table:table-cell>
          <table:table-cell office:value-type="float" office:value="8.02624418136339" calcext:value-type="float">
            <text:p>8.02624418136339</text:p>
          </table:table-cell>
          <table:table-cell office:value-type="float" office:value="9.76981572406985" calcext:value-type="float">
            <text:p>9.76981572406985</text:p>
          </table:table-cell>
          <table:table-cell office:value-type="float" office:value="0.2286535423794" calcext:value-type="float">
            <text:p>0.2286535423794</text:p>
          </table:table-cell>
          <table:table-cell office:value-type="float" office:value="0.242834733325639" calcext:value-type="float">
            <text:p>0.242834733325639</text:p>
          </table:table-cell>
          <table:table-cell office:value-type="float" office:value="0.233693731574058" calcext:value-type="float">
            <text:p>0.233693731574058</text:p>
          </table:table-cell>
          <table:table-cell office:value-type="float" office:value="0.234321094958409" calcext:value-type="float">
            <text:p>0.234321094958409</text:p>
          </table:table-cell>
          <table:table-cell office:value-type="float" office:value="0.0284544205293654" calcext:value-type="float">
            <text:p>0.028454420529366</text:p>
          </table:table-cell>
          <table:table-cell office:value-type="float" office:value="0.0391383018804756" calcext:value-type="float">
            <text:p>0.039138301880476</text:p>
          </table:table-cell>
          <table:table-cell office:value-type="float" office:value="0.0260425834926781" calcext:value-type="float">
            <text:p>0.026042583492678</text:p>
          </table:table-cell>
          <table:table-cell office:value-type="float" office:value="0.0426047180091794" calcext:value-type="float">
            <text:p>0.042604718009179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0205260358247" calcext:value-type="float">
            <text:p>0.380205260358247</text:p>
          </table:table-cell>
          <table:table-cell office:value-type="float" office:value="0.463305055949645" calcext:value-type="float">
            <text:p>0.463305055949645</text:p>
          </table:table-cell>
          <table:table-cell office:value-type="float" office:value="0.386791203795558" calcext:value-type="float">
            <text:p>0.386791203795558</text:p>
          </table:table-cell>
          <table:table-cell office:value-type="float" office:value="0.451426999834711" calcext:value-type="float">
            <text:p>0.451426999834711</text:p>
          </table:table-cell>
          <table:table-cell office:value-type="float" office:value="7.11801601352136" calcext:value-type="float">
            <text:p>7.11801601352136</text:p>
          </table:table-cell>
          <table:table-cell office:value-type="float" office:value="10.9372955208645" calcext:value-type="float">
            <text:p>10.9372955208645</text:p>
          </table:table-cell>
          <table:table-cell office:value-type="float" office:value="7.97140258919821" calcext:value-type="float">
            <text:p>7.97140258919821</text:p>
          </table:table-cell>
          <table:table-cell office:value-type="float" office:value="9.8916656571231" calcext:value-type="float">
            <text:p>9.8916656571231</text:p>
          </table:table-cell>
          <table:table-cell office:value-type="float" office:value="0.224082459731433" calcext:value-type="float">
            <text:p>0.224082459731433</text:p>
          </table:table-cell>
          <table:table-cell office:value-type="float" office:value="0.239304332514808" calcext:value-type="float">
            <text:p>0.239304332514808</text:p>
          </table:table-cell>
          <table:table-cell office:value-type="float" office:value="0.230156421531568" calcext:value-type="float">
            <text:p>0.230156421531568</text:p>
          </table:table-cell>
          <table:table-cell office:value-type="float" office:value="0.229103364281407" calcext:value-type="float">
            <text:p>0.229103364281407</text:p>
          </table:table-cell>
          <table:table-cell office:value-type="float" office:value="0.0280990947696811" calcext:value-type="float">
            <text:p>0.028099094769681</text:p>
          </table:table-cell>
          <table:table-cell office:value-type="float" office:value="0.0398268350227945" calcext:value-type="float">
            <text:p>0.039826835022795</text:p>
          </table:table-cell>
          <table:table-cell office:value-type="float" office:value="0.0269161409463184" calcext:value-type="float">
            <text:p>0.026916140946319</text:p>
          </table:table-cell>
          <table:table-cell office:value-type="float" office:value="0.0411923303860394" calcext:value-type="float">
            <text:p>0.041192330386039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1043335551709" calcext:value-type="float">
            <text:p>0.381043335551709</text:p>
          </table:table-cell>
          <table:table-cell office:value-type="float" office:value="0.455819901599276" calcext:value-type="float">
            <text:p>0.455819901599276</text:p>
          </table:table-cell>
          <table:table-cell office:value-type="float" office:value="0.38605866533362" calcext:value-type="float">
            <text:p>0.38605866533362</text:p>
          </table:table-cell>
          <table:table-cell office:value-type="float" office:value="0.446050971690553" calcext:value-type="float">
            <text:p>0.446050971690553</text:p>
          </table:table-cell>
          <table:table-cell office:value-type="float" office:value="6.7727119053616" calcext:value-type="float">
            <text:p>6.7727119053616</text:p>
          </table:table-cell>
          <table:table-cell office:value-type="float" office:value="10.0622355839058" calcext:value-type="float">
            <text:p>10.0622355839058</text:p>
          </table:table-cell>
          <table:table-cell office:value-type="float" office:value="7.18918994815122" calcext:value-type="float">
            <text:p>7.18918994815122</text:p>
          </table:table-cell>
          <table:table-cell office:value-type="float" office:value="9.07070373301193" calcext:value-type="float">
            <text:p>9.07070373301193</text:p>
          </table:table-cell>
          <table:table-cell office:value-type="float" office:value="0.228800194200972" calcext:value-type="float">
            <text:p>0.228800194200972</text:p>
          </table:table-cell>
          <table:table-cell office:value-type="float" office:value="0.23969024954123" calcext:value-type="float">
            <text:p>0.23969024954123</text:p>
          </table:table-cell>
          <table:table-cell office:value-type="float" office:value="0.233326645697233" calcext:value-type="float">
            <text:p>0.233326645697233</text:p>
          </table:table-cell>
          <table:table-cell office:value-type="float" office:value="0.232129085746473" calcext:value-type="float">
            <text:p>0.232129085746473</text:p>
          </table:table-cell>
          <table:table-cell office:value-type="float" office:value="0.0322216690679934" calcext:value-type="float">
            <text:p>0.032221669067993</text:p>
          </table:table-cell>
          <table:table-cell office:value-type="float" office:value="0.0395633581463706" calcext:value-type="float">
            <text:p>0.039563358146371</text:p>
          </table:table-cell>
          <table:table-cell office:value-type="float" office:value="0.027884774934147" calcext:value-type="float">
            <text:p>0.027884774934147</text:p>
          </table:table-cell>
          <table:table-cell office:value-type="float" office:value="0.0462512926885395" calcext:value-type="float">
            <text:p>0.04625129268854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565081617607" calcext:value-type="float">
            <text:p>0.37565081617607</text:p>
          </table:table-cell>
          <table:table-cell office:value-type="float" office:value="0.445625756999679" calcext:value-type="float">
            <text:p>0.445625756999679</text:p>
          </table:table-cell>
          <table:table-cell office:value-type="float" office:value="0.38043760875768" calcext:value-type="float">
            <text:p>0.38043760875768</text:p>
          </table:table-cell>
          <table:table-cell office:value-type="float" office:value="0.436227898975663" calcext:value-type="float">
            <text:p>0.436227898975663</text:p>
          </table:table-cell>
          <table:table-cell office:value-type="float" office:value="6.91682155857604" calcext:value-type="float">
            <text:p>6.91682155857604</text:p>
          </table:table-cell>
          <table:table-cell office:value-type="float" office:value="9.56639869239382" calcext:value-type="float">
            <text:p>9.56639869239382</text:p>
          </table:table-cell>
          <table:table-cell office:value-type="float" office:value="7.54370267394551" calcext:value-type="float">
            <text:p>7.54370267394551</text:p>
          </table:table-cell>
          <table:table-cell office:value-type="float" office:value="8.97893252073231" calcext:value-type="float">
            <text:p>8.97893252073231</text:p>
          </table:table-cell>
          <table:table-cell office:value-type="float" office:value="0.223794274137241" calcext:value-type="float">
            <text:p>0.223794274137241</text:p>
          </table:table-cell>
          <table:table-cell office:value-type="float" office:value="0.230902279769275" calcext:value-type="float">
            <text:p>0.230902279769275</text:p>
          </table:table-cell>
          <table:table-cell office:value-type="float" office:value="0.228083868367102" calcext:value-type="float">
            <text:p>0.228083868367102</text:p>
          </table:table-cell>
          <table:table-cell office:value-type="float" office:value="0.223886216006297" calcext:value-type="float">
            <text:p>0.223886216006297</text:p>
          </table:table-cell>
          <table:table-cell office:value-type="float" office:value="0.0310133542860639" calcext:value-type="float">
            <text:p>0.031013354286064</text:p>
          </table:table-cell>
          <table:table-cell office:value-type="float" office:value="0.0402623087211711" calcext:value-type="float">
            <text:p>0.040262308721171</text:p>
          </table:table-cell>
          <table:table-cell office:value-type="float" office:value="0.0285153682430603" calcext:value-type="float">
            <text:p>0.02851536824306</text:p>
          </table:table-cell>
          <table:table-cell office:value-type="float" office:value="0.0439442274587113" calcext:value-type="float">
            <text:p>0.043944227458711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8475870581973" calcext:value-type="float">
            <text:p>0.368475870581973</text:p>
          </table:table-cell>
          <table:table-cell office:value-type="float" office:value="0.438161334618118" calcext:value-type="float">
            <text:p>0.438161334618118</text:p>
          </table:table-cell>
          <table:table-cell office:value-type="float" office:value="0.372842340334801" calcext:value-type="float">
            <text:p>0.372842340334801</text:p>
          </table:table-cell>
          <table:table-cell office:value-type="float" office:value="0.429787006723516" calcext:value-type="float">
            <text:p>0.429787006723516</text:p>
          </table:table-cell>
          <table:table-cell office:value-type="float" office:value="6.73856685130003" calcext:value-type="float">
            <text:p>6.73856685130003</text:p>
          </table:table-cell>
          <table:table-cell office:value-type="float" office:value="9.81816476991969" calcext:value-type="float">
            <text:p>9.81816476991969</text:p>
          </table:table-cell>
          <table:table-cell office:value-type="float" office:value="7.05020182460759" calcext:value-type="float">
            <text:p>7.05020182460759</text:p>
          </table:table-cell>
          <table:table-cell office:value-type="float" office:value="9.11987245623344" calcext:value-type="float">
            <text:p>9.11987245623344</text:p>
          </table:table-cell>
          <table:table-cell office:value-type="float" office:value="0.225491119714259" calcext:value-type="float">
            <text:p>0.225491119714259</text:p>
          </table:table-cell>
          <table:table-cell office:value-type="float" office:value="0.235285935838344" calcext:value-type="float">
            <text:p>0.235285935838344</text:p>
          </table:table-cell>
          <table:table-cell office:value-type="float" office:value="0.229400406301348" calcext:value-type="float">
            <text:p>0.229400406301348</text:p>
          </table:table-cell>
          <table:table-cell office:value-type="float" office:value="0.228807301475136" calcext:value-type="float">
            <text:p>0.228807301475136</text:p>
          </table:table-cell>
          <table:table-cell office:value-type="float" office:value="0.0301575925898457" calcext:value-type="float">
            <text:p>0.030157592589846</text:p>
          </table:table-cell>
          <table:table-cell office:value-type="float" office:value="0.0398903000293954" calcext:value-type="float">
            <text:p>0.039890300029396</text:p>
          </table:table-cell>
          <table:table-cell office:value-type="float" office:value="0.0277550747743405" calcext:value-type="float">
            <text:p>0.027755074774341</text:p>
          </table:table-cell>
          <table:table-cell office:value-type="float" office:value="0.0434418016564341" calcext:value-type="float">
            <text:p>0.043441801656434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67303082096127" calcext:value-type="float">
            <text:p>0.367303082096127</text:p>
          </table:table-cell>
          <table:table-cell office:value-type="float" office:value="0.437881814591973" calcext:value-type="float">
            <text:p>0.437881814591973</text:p>
          </table:table-cell>
          <table:table-cell office:value-type="float" office:value="0.371857383469622" calcext:value-type="float">
            <text:p>0.371857383469622</text:p>
          </table:table-cell>
          <table:table-cell office:value-type="float" office:value="0.429540273908519" calcext:value-type="float">
            <text:p>0.429540273908519</text:p>
          </table:table-cell>
          <table:table-cell office:value-type="float" office:value="7.1138359176758" calcext:value-type="float">
            <text:p>7.1138359176758</text:p>
          </table:table-cell>
          <table:table-cell office:value-type="float" office:value="10.3886243243628" calcext:value-type="float">
            <text:p>10.3886243243628</text:p>
          </table:table-cell>
          <table:table-cell office:value-type="float" office:value="7.54582030630101" calcext:value-type="float">
            <text:p>7.54582030630101</text:p>
          </table:table-cell>
          <table:table-cell office:value-type="float" office:value="10.0739695558974" calcext:value-type="float">
            <text:p>10.0739695558974</text:p>
          </table:table-cell>
          <table:table-cell office:value-type="float" office:value="0.223598372303365" calcext:value-type="float">
            <text:p>0.223598372303365</text:p>
          </table:table-cell>
          <table:table-cell office:value-type="float" office:value="0.241514003748164" calcext:value-type="float">
            <text:p>0.241514003748164</text:p>
          </table:table-cell>
          <table:table-cell office:value-type="float" office:value="0.228233325078993" calcext:value-type="float">
            <text:p>0.228233325078993</text:p>
          </table:table-cell>
          <table:table-cell office:value-type="float" office:value="0.233670395168364" calcext:value-type="float">
            <text:p>0.233670395168364</text:p>
          </table:table-cell>
          <table:table-cell office:value-type="float" office:value="0.0272701230483857" calcext:value-type="float">
            <text:p>0.027270123048386</text:p>
          </table:table-cell>
          <table:table-cell office:value-type="float" office:value="0.0361948173725471" calcext:value-type="float">
            <text:p>0.036194817372547</text:p>
          </table:table-cell>
          <table:table-cell office:value-type="float" office:value="0.0256968411748775" calcext:value-type="float">
            <text:p>0.025696841174878</text:p>
          </table:table-cell>
          <table:table-cell office:value-type="float" office:value="0.0383748671517904" calcext:value-type="float">
            <text:p>0.03837486715179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982331413547" calcext:value-type="float">
            <text:p>0.36982331413547</text:p>
          </table:table-cell>
          <table:table-cell office:value-type="float" office:value="0.44403526158845" calcext:value-type="float">
            <text:p>0.44403526158845</text:p>
          </table:table-cell>
          <table:table-cell office:value-type="float" office:value="0.373747942000874" calcext:value-type="float">
            <text:p>0.373747942000874</text:p>
          </table:table-cell>
          <table:table-cell office:value-type="float" office:value="0.436597329527809" calcext:value-type="float">
            <text:p>0.436597329527809</text:p>
          </table:table-cell>
          <table:table-cell office:value-type="float" office:value="7.12849342583883" calcext:value-type="float">
            <text:p>7.12849342583883</text:p>
          </table:table-cell>
          <table:table-cell office:value-type="float" office:value="10.4806448432063" calcext:value-type="float">
            <text:p>10.4806448432063</text:p>
          </table:table-cell>
          <table:table-cell office:value-type="float" office:value="7.61941606651051" calcext:value-type="float">
            <text:p>7.61941606651051</text:p>
          </table:table-cell>
          <table:table-cell office:value-type="float" office:value="10.0538853806592" calcext:value-type="float">
            <text:p>10.0538853806592</text:p>
          </table:table-cell>
          <table:table-cell office:value-type="float" office:value="0.227702098170874" calcext:value-type="float">
            <text:p>0.227702098170874</text:p>
          </table:table-cell>
          <table:table-cell office:value-type="float" office:value="0.248645119959879" calcext:value-type="float">
            <text:p>0.248645119959879</text:p>
          </table:table-cell>
          <table:table-cell office:value-type="float" office:value="0.231377522480305" calcext:value-type="float">
            <text:p>0.231377522480305</text:p>
          </table:table-cell>
          <table:table-cell office:value-type="float" office:value="0.242265049338015" calcext:value-type="float">
            <text:p>0.242265049338015</text:p>
          </table:table-cell>
          <table:table-cell office:value-type="float" office:value="0.0313320952198719" calcext:value-type="float">
            <text:p>0.031332095219872</text:p>
          </table:table-cell>
          <table:table-cell office:value-type="float" office:value="0.0396573038631198" calcext:value-type="float">
            <text:p>0.03965730386312</text:p>
          </table:table-cell>
          <table:table-cell office:value-type="float" office:value="0.0270429936537256" calcext:value-type="float">
            <text:p>0.027042993653726</text:p>
          </table:table-cell>
          <table:table-cell office:value-type="float" office:value="0.046270572356764" calcext:value-type="float">
            <text:p>0.046270572356764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0797477196442" calcext:value-type="float">
            <text:p>0.370797477196442</text:p>
          </table:table-cell>
          <table:table-cell office:value-type="float" office:value="0.440732294076356" calcext:value-type="float">
            <text:p>0.440732294076356</text:p>
          </table:table-cell>
          <table:table-cell office:value-type="float" office:value="0.374537460821765" calcext:value-type="float">
            <text:p>0.374537460821765</text:p>
          </table:table-cell>
          <table:table-cell office:value-type="float" office:value="0.4337522179694" calcext:value-type="float">
            <text:p>0.4337522179694</text:p>
          </table:table-cell>
          <table:table-cell office:value-type="float" office:value="7.0956578815851" calcext:value-type="float">
            <text:p>7.0956578815851</text:p>
          </table:table-cell>
          <table:table-cell office:value-type="float" office:value="9.96156774632334" calcext:value-type="float">
            <text:p>9.96156774632334</text:p>
          </table:table-cell>
          <table:table-cell office:value-type="float" office:value="7.28053816513753" calcext:value-type="float">
            <text:p>7.28053816513753</text:p>
          </table:table-cell>
          <table:table-cell office:value-type="float" office:value="9.52010069772675" calcext:value-type="float">
            <text:p>9.52010069772675</text:p>
          </table:table-cell>
          <table:table-cell office:value-type="float" office:value="0.228279929167705" calcext:value-type="float">
            <text:p>0.228279929167705</text:p>
          </table:table-cell>
          <table:table-cell office:value-type="float" office:value="0.250043551712363" calcext:value-type="float">
            <text:p>0.250043551712363</text:p>
          </table:table-cell>
          <table:table-cell office:value-type="float" office:value="0.231585319500271" calcext:value-type="float">
            <text:p>0.231585319500271</text:p>
          </table:table-cell>
          <table:table-cell office:value-type="float" office:value="0.244268146049641" calcext:value-type="float">
            <text:p>0.244268146049641</text:p>
          </table:table-cell>
          <table:table-cell office:value-type="float" office:value="0.0320497636271341" calcext:value-type="float">
            <text:p>0.032049763627134</text:p>
          </table:table-cell>
          <table:table-cell office:value-type="float" office:value="0.0409308219866052" calcext:value-type="float">
            <text:p>0.040930821986605</text:p>
          </table:table-cell>
          <table:table-cell office:value-type="float" office:value="0.027459302185321" calcext:value-type="float">
            <text:p>0.027459302185321</text:p>
          </table:table-cell>
          <table:table-cell office:value-type="float" office:value="0.0480581943514704" calcext:value-type="float">
            <text:p>0.04805819435147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8190114632025" calcext:value-type="float">
            <text:p>0.368190114632025</text:p>
          </table:table-cell>
          <table:table-cell office:value-type="float" office:value="0.438333753027984" calcext:value-type="float">
            <text:p>0.438333753027984</text:p>
          </table:table-cell>
          <table:table-cell office:value-type="float" office:value="0.371480346503798" calcext:value-type="float">
            <text:p>0.371480346503798</text:p>
          </table:table-cell>
          <table:table-cell office:value-type="float" office:value="0.431296217782744" calcext:value-type="float">
            <text:p>0.431296217782744</text:p>
          </table:table-cell>
          <table:table-cell office:value-type="float" office:value="6.88761029750019" calcext:value-type="float">
            <text:p>6.88761029750019</text:p>
          </table:table-cell>
          <table:table-cell office:value-type="float" office:value="10.014032220545" calcext:value-type="float">
            <text:p>10.014032220545</text:p>
          </table:table-cell>
          <table:table-cell office:value-type="float" office:value="7.17854814011001" calcext:value-type="float">
            <text:p>7.17854814011001</text:p>
          </table:table-cell>
          <table:table-cell office:value-type="float" office:value="8.98005096183185" calcext:value-type="float">
            <text:p>8.98005096183185</text:p>
          </table:table-cell>
          <table:table-cell office:value-type="float" office:value="0.23341746501557" calcext:value-type="float">
            <text:p>0.23341746501557</text:p>
          </table:table-cell>
          <table:table-cell office:value-type="float" office:value="0.256059247913592" calcext:value-type="float">
            <text:p>0.256059247913592</text:p>
          </table:table-cell>
          <table:table-cell office:value-type="float" office:value="0.236640840432337" calcext:value-type="float">
            <text:p>0.236640840432337</text:p>
          </table:table-cell>
          <table:table-cell office:value-type="float" office:value="0.250384299365172" calcext:value-type="float">
            <text:p>0.250384299365172</text:p>
          </table:table-cell>
          <table:table-cell office:value-type="float" office:value="0.0327422531862564" calcext:value-type="float">
            <text:p>0.032742253186257</text:p>
          </table:table-cell>
          <table:table-cell office:value-type="float" office:value="0.042306927585379" calcext:value-type="float">
            <text:p>0.042306927585379</text:p>
          </table:table-cell>
          <table:table-cell office:value-type="float" office:value="0.0289387230915546" calcext:value-type="float">
            <text:p>0.028938723091555</text:p>
          </table:table-cell>
          <table:table-cell office:value-type="float" office:value="0.0482078855888763" calcext:value-type="float">
            <text:p>0.048207885588876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4393278642705" calcext:value-type="float">
            <text:p>0.374393278642705</text:p>
          </table:table-cell>
          <table:table-cell office:value-type="float" office:value="0.449012699927041" calcext:value-type="float">
            <text:p>0.449012699927041</text:p>
          </table:table-cell>
          <table:table-cell office:value-type="float" office:value="0.378040332799273" calcext:value-type="float">
            <text:p>0.378040332799273</text:p>
          </table:table-cell>
          <table:table-cell office:value-type="float" office:value="0.441392018606117" calcext:value-type="float">
            <text:p>0.441392018606117</text:p>
          </table:table-cell>
          <table:table-cell office:value-type="float" office:value="7.06041834904392" calcext:value-type="float">
            <text:p>7.06041834904392</text:p>
          </table:table-cell>
          <table:table-cell office:value-type="float" office:value="10.119189598921" calcext:value-type="float">
            <text:p>10.119189598921</text:p>
          </table:table-cell>
          <table:table-cell office:value-type="float" office:value="7.27549160033553" calcext:value-type="float">
            <text:p>7.27549160033553</text:p>
          </table:table-cell>
          <table:table-cell office:value-type="float" office:value="9.53231258442699" calcext:value-type="float">
            <text:p>9.53231258442699</text:p>
          </table:table-cell>
          <table:table-cell office:value-type="float" office:value="0.241348769663986" calcext:value-type="float">
            <text:p>0.241348769663986</text:p>
          </table:table-cell>
          <table:table-cell office:value-type="float" office:value="0.270954879510844" calcext:value-type="float">
            <text:p>0.270954879510844</text:p>
          </table:table-cell>
          <table:table-cell office:value-type="float" office:value="0.245076584864446" calcext:value-type="float">
            <text:p>0.245076584864446</text:p>
          </table:table-cell>
          <table:table-cell office:value-type="float" office:value="0.26431932953352" calcext:value-type="float">
            <text:p>0.26431932953352</text:p>
          </table:table-cell>
          <table:table-cell office:value-type="float" office:value="0.0323479383627929" calcext:value-type="float">
            <text:p>0.032347938362793</text:p>
          </table:table-cell>
          <table:table-cell office:value-type="float" office:value="0.045522020903194" calcext:value-type="float">
            <text:p>0.045522020903194</text:p>
          </table:table-cell>
          <table:table-cell office:value-type="float" office:value="0.030909425351808" calcext:value-type="float">
            <text:p>0.030909425351808</text:p>
          </table:table-cell>
          <table:table-cell office:value-type="float" office:value="0.0474876090660883" calcext:value-type="float">
            <text:p>0.047487609066088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8184295184643" calcext:value-type="float">
            <text:p>0.368184295184643</text:p>
          </table:table-cell>
          <table:table-cell office:value-type="float" office:value="0.438234236869093" calcext:value-type="float">
            <text:p>0.438234236869093</text:p>
          </table:table-cell>
          <table:table-cell office:value-type="float" office:value="0.371175750447279" calcext:value-type="float">
            <text:p>0.371175750447279</text:p>
          </table:table-cell>
          <table:table-cell office:value-type="float" office:value="0.432580640718394" calcext:value-type="float">
            <text:p>0.432580640718394</text:p>
          </table:table-cell>
          <table:table-cell office:value-type="float" office:value="6.88072893987813" calcext:value-type="float">
            <text:p>6.88072893987813</text:p>
          </table:table-cell>
          <table:table-cell office:value-type="float" office:value="10.0081819101323" calcext:value-type="float">
            <text:p>10.0081819101323</text:p>
          </table:table-cell>
          <table:table-cell office:value-type="float" office:value="7.28168934014394" calcext:value-type="float">
            <text:p>7.28168934014394</text:p>
          </table:table-cell>
          <table:table-cell office:value-type="float" office:value="9.04391657571962" calcext:value-type="float">
            <text:p>9.04391657571962</text:p>
          </table:table-cell>
          <table:table-cell office:value-type="float" office:value="0.234248803820532" calcext:value-type="float">
            <text:p>0.234248803820532</text:p>
          </table:table-cell>
          <table:table-cell office:value-type="float" office:value="0.259907901364773" calcext:value-type="float">
            <text:p>0.259907901364773</text:p>
          </table:table-cell>
          <table:table-cell office:value-type="float" office:value="0.237258941389969" calcext:value-type="float">
            <text:p>0.237258941389969</text:p>
          </table:table-cell>
          <table:table-cell office:value-type="float" office:value="0.254516848449391" calcext:value-type="float">
            <text:p>0.254516848449391</text:p>
          </table:table-cell>
          <table:table-cell office:value-type="float" office:value="0.030645058810121" calcext:value-type="float">
            <text:p>0.030645058810121</text:p>
          </table:table-cell>
          <table:table-cell office:value-type="float" office:value="0.0414356836470283" calcext:value-type="float">
            <text:p>0.041435683647028</text:p>
          </table:table-cell>
          <table:table-cell office:value-type="float" office:value="0.0288363038003452" calcext:value-type="float">
            <text:p>0.028836303800345</text:p>
          </table:table-cell>
          <table:table-cell office:value-type="float" office:value="0.0441375931465907" calcext:value-type="float">
            <text:p>0.044137593146591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5100883356495" calcext:value-type="float">
            <text:p>0.365100883356495</text:p>
          </table:table-cell>
          <table:table-cell office:value-type="float" office:value="0.434711464952577" calcext:value-type="float">
            <text:p>0.434711464952577</text:p>
          </table:table-cell>
          <table:table-cell office:value-type="float" office:value="0.367649057357777" calcext:value-type="float">
            <text:p>0.367649057357777</text:p>
          </table:table-cell>
          <table:table-cell office:value-type="float" office:value="0.42854014536824" calcext:value-type="float">
            <text:p>0.42854014536824</text:p>
          </table:table-cell>
          <table:table-cell office:value-type="float" office:value="7.01110498946042" calcext:value-type="float">
            <text:p>7.01110498946042</text:p>
          </table:table-cell>
          <table:table-cell office:value-type="float" office:value="8.85287308781778" calcext:value-type="float">
            <text:p>8.85287308781778</text:p>
          </table:table-cell>
          <table:table-cell office:value-type="float" office:value="7.1481084409455" calcext:value-type="float">
            <text:p>7.1481084409455</text:p>
          </table:table-cell>
          <table:table-cell office:value-type="float" office:value="8.42388414668176" calcext:value-type="float">
            <text:p>8.42388414668176</text:p>
          </table:table-cell>
          <table:table-cell office:value-type="float" office:value="0.236757629534831" calcext:value-type="float">
            <text:p>0.236757629534831</text:p>
          </table:table-cell>
          <table:table-cell office:value-type="float" office:value="0.26999069203006" calcext:value-type="float">
            <text:p>0.26999069203006</text:p>
          </table:table-cell>
          <table:table-cell office:value-type="float" office:value="0.239571688590579" calcext:value-type="float">
            <text:p>0.239571688590579</text:p>
          </table:table-cell>
          <table:table-cell office:value-type="float" office:value="0.264800856371492" calcext:value-type="float">
            <text:p>0.264800856371492</text:p>
          </table:table-cell>
          <table:table-cell office:value-type="float" office:value="0.0349720244802376" calcext:value-type="float">
            <text:p>0.034972024480238</text:p>
          </table:table-cell>
          <table:table-cell office:value-type="float" office:value="0.0445602760939666" calcext:value-type="float">
            <text:p>0.044560276093967</text:p>
          </table:table-cell>
          <table:table-cell office:value-type="float" office:value="0.0318616517100469" calcext:value-type="float">
            <text:p>0.031861651710047</text:p>
          </table:table-cell>
          <table:table-cell office:value-type="float" office:value="0.0494154472681365" calcext:value-type="float">
            <text:p>0.049415447268137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1104004092677" calcext:value-type="float">
            <text:p>0.361104004092677</text:p>
          </table:table-cell>
          <table:table-cell office:value-type="float" office:value="0.432187839949545" calcext:value-type="float">
            <text:p>0.432187839949545</text:p>
          </table:table-cell>
          <table:table-cell office:value-type="float" office:value="0.364206125075706" calcext:value-type="float">
            <text:p>0.364206125075706</text:p>
          </table:table-cell>
          <table:table-cell office:value-type="float" office:value="0.42527330727808" calcext:value-type="float">
            <text:p>0.42527330727808</text:p>
          </table:table-cell>
          <table:table-cell office:value-type="float" office:value="6.72710744537323" calcext:value-type="float">
            <text:p>6.72710744537323</text:p>
          </table:table-cell>
          <table:table-cell office:value-type="float" office:value="9.59880174273776" calcext:value-type="float">
            <text:p>9.59880174273776</text:p>
          </table:table-cell>
          <table:table-cell office:value-type="float" office:value="7.00739444237663" calcext:value-type="float">
            <text:p>7.00739444237663</text:p>
          </table:table-cell>
          <table:table-cell office:value-type="float" office:value="8.96861436269439" calcext:value-type="float">
            <text:p>8.96861436269439</text:p>
          </table:table-cell>
          <table:table-cell office:value-type="float" office:value="0.233895015023603" calcext:value-type="float">
            <text:p>0.233895015023603</text:p>
          </table:table-cell>
          <table:table-cell office:value-type="float" office:value="0.271262599875816" calcext:value-type="float">
            <text:p>0.271262599875816</text:p>
          </table:table-cell>
          <table:table-cell office:value-type="float" office:value="0.236878396957248" calcext:value-type="float">
            <text:p>0.236878396957248</text:p>
          </table:table-cell>
          <table:table-cell office:value-type="float" office:value="0.265657490680488" calcext:value-type="float">
            <text:p>0.265657490680488</text:p>
          </table:table-cell>
          <table:table-cell office:value-type="float" office:value="0.0335490227851615" calcext:value-type="float">
            <text:p>0.033549022785162</text:p>
          </table:table-cell>
          <table:table-cell office:value-type="float" office:value="0.042221674600694" calcext:value-type="float">
            <text:p>0.042221674600694</text:p>
          </table:table-cell>
          <table:table-cell office:value-type="float" office:value="0.0305797416581406" calcext:value-type="float">
            <text:p>0.030579741658141</text:p>
          </table:table-cell>
          <table:table-cell office:value-type="float" office:value="0.0468238018273546" calcext:value-type="float">
            <text:p>0.046823801827355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4813443210475" calcext:value-type="float">
            <text:p>0.364813443210475</text:p>
          </table:table-cell>
          <table:table-cell office:value-type="float" office:value="0.439338735183543" calcext:value-type="float">
            <text:p>0.439338735183543</text:p>
          </table:table-cell>
          <table:table-cell office:value-type="float" office:value="0.368765283047952" calcext:value-type="float">
            <text:p>0.368765283047952</text:p>
          </table:table-cell>
          <table:table-cell office:value-type="float" office:value="0.433081223917094" calcext:value-type="float">
            <text:p>0.433081223917094</text:p>
          </table:table-cell>
          <table:table-cell office:value-type="float" office:value="6.96871196606198" calcext:value-type="float">
            <text:p>6.96871196606198</text:p>
          </table:table-cell>
          <table:table-cell office:value-type="float" office:value="10.5823342199458" calcext:value-type="float">
            <text:p>10.5823342199458</text:p>
          </table:table-cell>
          <table:table-cell office:value-type="float" office:value="7.24300627829677" calcext:value-type="float">
            <text:p>7.24300627829677</text:p>
          </table:table-cell>
          <table:table-cell office:value-type="float" office:value="10.0257069184594" calcext:value-type="float">
            <text:p>10.0257069184594</text:p>
          </table:table-cell>
          <table:table-cell office:value-type="float" office:value="0.236671060510499" calcext:value-type="float">
            <text:p>0.236671060510499</text:p>
          </table:table-cell>
          <table:table-cell office:value-type="float" office:value="0.274173402453695" calcext:value-type="float">
            <text:p>0.274173402453695</text:p>
          </table:table-cell>
          <table:table-cell office:value-type="float" office:value="0.240687788698186" calcext:value-type="float">
            <text:p>0.240687788698186</text:p>
          </table:table-cell>
          <table:table-cell office:value-type="float" office:value="0.266728437758861" calcext:value-type="float">
            <text:p>0.266728437758861</text:p>
          </table:table-cell>
          <table:table-cell office:value-type="float" office:value="0.0341931105090309" calcext:value-type="float">
            <text:p>0.034193110509031</text:p>
          </table:table-cell>
          <table:table-cell office:value-type="float" office:value="0.0473633745162092" calcext:value-type="float">
            <text:p>0.047363374516209</text:p>
          </table:table-cell>
          <table:table-cell office:value-type="float" office:value="0.0315579080401702" calcext:value-type="float">
            <text:p>0.03155790804017</text:p>
          </table:table-cell>
          <table:table-cell office:value-type="float" office:value="0.0512335012038148" calcext:value-type="float">
            <text:p>0.051233501203815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2548096773944" calcext:value-type="float">
            <text:p>0.362548096773944</text:p>
          </table:table-cell>
          <table:table-cell office:value-type="float" office:value="0.436447552416128" calcext:value-type="float">
            <text:p>0.436447552416128</text:p>
          </table:table-cell>
          <table:table-cell office:value-type="float" office:value="0.365530086120021" calcext:value-type="float">
            <text:p>0.365530086120021</text:p>
          </table:table-cell>
          <table:table-cell office:value-type="float" office:value="0.430147898467741" calcext:value-type="float">
            <text:p>0.430147898467741</text:p>
          </table:table-cell>
          <table:table-cell office:value-type="float" office:value="7.07554366372293" calcext:value-type="float">
            <text:p>7.07554366372293</text:p>
          </table:table-cell>
          <table:table-cell office:value-type="float" office:value="10.5425030392305" calcext:value-type="float">
            <text:p>10.5425030392305</text:p>
          </table:table-cell>
          <table:table-cell office:value-type="float" office:value="7.37926516204162" calcext:value-type="float">
            <text:p>7.37926516204162</text:p>
          </table:table-cell>
          <table:table-cell office:value-type="float" office:value="10.0625043733525" calcext:value-type="float">
            <text:p>10.0625043733525</text:p>
          </table:table-cell>
          <table:table-cell office:value-type="float" office:value="0.232486461159439" calcext:value-type="float">
            <text:p>0.232486461159439</text:p>
          </table:table-cell>
          <table:table-cell office:value-type="float" office:value="0.261589387808976" calcext:value-type="float">
            <text:p>0.261589387808976</text:p>
          </table:table-cell>
          <table:table-cell office:value-type="float" office:value="0.235701788336869" calcext:value-type="float">
            <text:p>0.235701788336869</text:p>
          </table:table-cell>
          <table:table-cell office:value-type="float" office:value="0.255789820573596" calcext:value-type="float">
            <text:p>0.255789820573596</text:p>
          </table:table-cell>
          <table:table-cell office:value-type="float" office:value="0.0310157774028214" calcext:value-type="float">
            <text:p>0.031015777402821</text:p>
          </table:table-cell>
          <table:table-cell office:value-type="float" office:value="0.0440998628693698" calcext:value-type="float">
            <text:p>0.04409986286937</text:p>
          </table:table-cell>
          <table:table-cell office:value-type="float" office:value="0.0294481048948922" calcext:value-type="float">
            <text:p>0.029448104894892</text:p>
          </table:table-cell>
          <table:table-cell office:value-type="float" office:value="0.0463284896979582" calcext:value-type="float">
            <text:p>0.04632848969795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9328586665852" calcext:value-type="float">
            <text:p>0.369328586665852</text:p>
          </table:table-cell>
          <table:table-cell office:value-type="float" office:value="0.438443514306248" calcext:value-type="float">
            <text:p>0.438443514306248</text:p>
          </table:table-cell>
          <table:table-cell office:value-type="float" office:value="0.371921089204208" calcext:value-type="float">
            <text:p>0.371921089204208</text:p>
          </table:table-cell>
          <table:table-cell office:value-type="float" office:value="0.432569611082627" calcext:value-type="float">
            <text:p>0.432569611082627</text:p>
          </table:table-cell>
          <table:table-cell office:value-type="float" office:value="7.44251261950049" calcext:value-type="float">
            <text:p>7.44251261950049</text:p>
          </table:table-cell>
          <table:table-cell office:value-type="float" office:value="10.1320550365456" calcext:value-type="float">
            <text:p>10.1320550365456</text:p>
          </table:table-cell>
          <table:table-cell office:value-type="float" office:value="7.54011563408581" calcext:value-type="float">
            <text:p>7.54011563408581</text:p>
          </table:table-cell>
          <table:table-cell office:value-type="float" office:value="9.61183257674664" calcext:value-type="float">
            <text:p>9.61183257674664</text:p>
          </table:table-cell>
          <table:table-cell office:value-type="float" office:value="0.236396378518133" calcext:value-type="float">
            <text:p>0.236396378518133</text:p>
          </table:table-cell>
          <table:table-cell office:value-type="float" office:value="0.264559051747107" calcext:value-type="float">
            <text:p>0.264559051747107</text:p>
          </table:table-cell>
          <table:table-cell office:value-type="float" office:value="0.23919618851085" calcext:value-type="float">
            <text:p>0.23919618851085</text:p>
          </table:table-cell>
          <table:table-cell office:value-type="float" office:value="0.25955863742306" calcext:value-type="float">
            <text:p>0.25955863742306</text:p>
          </table:table-cell>
          <table:table-cell office:value-type="float" office:value="0.0350853759134741" calcext:value-type="float">
            <text:p>0.035085375913474</text:p>
          </table:table-cell>
          <table:table-cell office:value-type="float" office:value="0.0460993462370673" calcext:value-type="float">
            <text:p>0.046099346237067</text:p>
          </table:table-cell>
          <table:table-cell office:value-type="float" office:value="0.0316653074029533" calcext:value-type="float">
            <text:p>0.031665307402953</text:p>
          </table:table-cell>
          <table:table-cell office:value-type="float" office:value="0.05135726084779" calcext:value-type="float">
            <text:p>0.05135726084779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8241796824169" calcext:value-type="float">
            <text:p>0.368241796824169</text:p>
          </table:table-cell>
          <table:table-cell office:value-type="float" office:value="0.44046844356671" calcext:value-type="float">
            <text:p>0.44046844356671</text:p>
          </table:table-cell>
          <table:table-cell office:value-type="float" office:value="0.370645645567226" calcext:value-type="float">
            <text:p>0.370645645567226</text:p>
          </table:table-cell>
          <table:table-cell office:value-type="float" office:value="0.434818181769947" calcext:value-type="float">
            <text:p>0.434818181769947</text:p>
          </table:table-cell>
          <table:table-cell office:value-type="float" office:value="7.46302061256924" calcext:value-type="float">
            <text:p>7.46302061256924</text:p>
          </table:table-cell>
          <table:table-cell office:value-type="float" office:value="9.83608139950463" calcext:value-type="float">
            <text:p>9.83608139950463</text:p>
          </table:table-cell>
          <table:table-cell office:value-type="float" office:value="7.54169049129103" calcext:value-type="float">
            <text:p>7.54169049129103</text:p>
          </table:table-cell>
          <table:table-cell office:value-type="float" office:value="9.33741392349397" calcext:value-type="float">
            <text:p>9.33741392349397</text:p>
          </table:table-cell>
          <table:table-cell office:value-type="float" office:value="0.234823809507319" calcext:value-type="float">
            <text:p>0.234823809507319</text:p>
          </table:table-cell>
          <table:table-cell office:value-type="float" office:value="0.264032126371138" calcext:value-type="float">
            <text:p>0.264032126371138</text:p>
          </table:table-cell>
          <table:table-cell office:value-type="float" office:value="0.237444936032412" calcext:value-type="float">
            <text:p>0.237444936032412</text:p>
          </table:table-cell>
          <table:table-cell office:value-type="float" office:value="0.259217730877816" calcext:value-type="float">
            <text:p>0.259217730877816</text:p>
          </table:table-cell>
          <table:table-cell office:value-type="float" office:value="0.0325414491002177" calcext:value-type="float">
            <text:p>0.032541449100218</text:p>
          </table:table-cell>
          <table:table-cell office:value-type="float" office:value="0.0442443625969864" calcext:value-type="float">
            <text:p>0.044244362596986</text:p>
          </table:table-cell>
          <table:table-cell office:value-type="float" office:value="0.0290098526447566" calcext:value-type="float">
            <text:p>0.029009852644757</text:p>
          </table:table-cell>
          <table:table-cell office:value-type="float" office:value="0.0498095996212062" calcext:value-type="float">
            <text:p>0.049809599621206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9664863637572" calcext:value-type="float">
            <text:p>0.369664863637572</text:p>
          </table:table-cell>
          <table:table-cell office:value-type="float" office:value="0.446128125539032" calcext:value-type="float">
            <text:p>0.446128125539032</text:p>
          </table:table-cell>
          <table:table-cell office:value-type="float" office:value="0.372406220994693" calcext:value-type="float">
            <text:p>0.372406220994693</text:p>
          </table:table-cell>
          <table:table-cell office:value-type="float" office:value="0.441882510159499" calcext:value-type="float">
            <text:p>0.441882510159499</text:p>
          </table:table-cell>
          <table:table-cell office:value-type="float" office:value="6.90814679092955" calcext:value-type="float">
            <text:p>6.90814679092955</text:p>
          </table:table-cell>
          <table:table-cell office:value-type="float" office:value="9.08272082978634" calcext:value-type="float">
            <text:p>9.08272082978634</text:p>
          </table:table-cell>
          <table:table-cell office:value-type="float" office:value="7.22574147449532" calcext:value-type="float">
            <text:p>7.22574147449532</text:p>
          </table:table-cell>
          <table:table-cell office:value-type="float" office:value="8.95381321086817" calcext:value-type="float">
            <text:p>8.95381321086817</text:p>
          </table:table-cell>
          <table:table-cell office:value-type="float" office:value="0.239161225487516" calcext:value-type="float">
            <text:p>0.239161225487516</text:p>
          </table:table-cell>
          <table:table-cell office:value-type="float" office:value="0.280173911587399" calcext:value-type="float">
            <text:p>0.280173911587399</text:p>
          </table:table-cell>
          <table:table-cell office:value-type="float" office:value="0.242257622349901" calcext:value-type="float">
            <text:p>0.242257622349901</text:p>
          </table:table-cell>
          <table:table-cell office:value-type="float" office:value="0.274126885648859" calcext:value-type="float">
            <text:p>0.274126885648859</text:p>
          </table:table-cell>
          <table:table-cell office:value-type="float" office:value="0.0299356785684952" calcext:value-type="float">
            <text:p>0.029935678568495</text:p>
          </table:table-cell>
          <table:table-cell office:value-type="float" office:value="0.0458639844725314" calcext:value-type="float">
            <text:p>0.045863984472531</text:p>
          </table:table-cell>
          <table:table-cell office:value-type="float" office:value="0.029611413133725" calcext:value-type="float">
            <text:p>0.029611413133725</text:p>
          </table:table-cell>
          <table:table-cell office:value-type="float" office:value="0.0460679830203114" calcext:value-type="float">
            <text:p>0.046067983020311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4314150725002" calcext:value-type="float">
            <text:p>0.364314150725002</text:p>
          </table:table-cell>
          <table:table-cell office:value-type="float" office:value="0.436461156296567" calcext:value-type="float">
            <text:p>0.436461156296567</text:p>
          </table:table-cell>
          <table:table-cell office:value-type="float" office:value="0.366227103138948" calcext:value-type="float">
            <text:p>0.366227103138948</text:p>
          </table:table-cell>
          <table:table-cell office:value-type="float" office:value="0.431946803323232" calcext:value-type="float">
            <text:p>0.431946803323232</text:p>
          </table:table-cell>
          <table:table-cell office:value-type="float" office:value="7.00773114213894" calcext:value-type="float">
            <text:p>7.00773114213894</text:p>
          </table:table-cell>
          <table:table-cell office:value-type="float" office:value="9.77244161807137" calcext:value-type="float">
            <text:p>9.77244161807137</text:p>
          </table:table-cell>
          <table:table-cell office:value-type="float" office:value="7.13317381015949" calcext:value-type="float">
            <text:p>7.13317381015949</text:p>
          </table:table-cell>
          <table:table-cell office:value-type="float" office:value="9.25906033117614" calcext:value-type="float">
            <text:p>9.25906033117614</text:p>
          </table:table-cell>
          <table:table-cell office:value-type="float" office:value="0.235270252843764" calcext:value-type="float">
            <text:p>0.235270252843764</text:p>
          </table:table-cell>
          <table:table-cell office:value-type="float" office:value="0.273622197285978" calcext:value-type="float">
            <text:p>0.273622197285978</text:p>
          </table:table-cell>
          <table:table-cell office:value-type="float" office:value="0.237364846510642" calcext:value-type="float">
            <text:p>0.237364846510642</text:p>
          </table:table-cell>
          <table:table-cell office:value-type="float" office:value="0.26956777337706" calcext:value-type="float">
            <text:p>0.26956777337706</text:p>
          </table:table-cell>
          <table:table-cell office:value-type="float" office:value="0.032887938377338" calcext:value-type="float">
            <text:p>0.032887938377338</text:p>
          </table:table-cell>
          <table:table-cell office:value-type="float" office:value="0.045051223939816" calcext:value-type="float">
            <text:p>0.045051223939816</text:p>
          </table:table-cell>
          <table:table-cell office:value-type="float" office:value="0.0302745221249441" calcext:value-type="float">
            <text:p>0.030274522124944</text:p>
          </table:table-cell>
          <table:table-cell office:value-type="float" office:value="0.0492377997861283" calcext:value-type="float">
            <text:p>0.049237799786128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57305552882142" calcext:value-type="float">
            <text:p>0.357305552882142</text:p>
          </table:table-cell>
          <table:table-cell office:value-type="float" office:value="0.42853122590301" calcext:value-type="float">
            <text:p>0.42853122590301</text:p>
          </table:table-cell>
          <table:table-cell office:value-type="float" office:value="0.359503044248362" calcext:value-type="float">
            <text:p>0.359503044248362</text:p>
          </table:table-cell>
          <table:table-cell office:value-type="float" office:value="0.423679763629672" calcext:value-type="float">
            <text:p>0.423679763629672</text:p>
          </table:table-cell>
          <table:table-cell office:value-type="float" office:value="6.85338258194013" calcext:value-type="float">
            <text:p>6.85338258194013</text:p>
          </table:table-cell>
          <table:table-cell office:value-type="float" office:value="9.29403724586576" calcext:value-type="float">
            <text:p>9.29403724586576</text:p>
          </table:table-cell>
          <table:table-cell office:value-type="float" office:value="6.90958857130121" calcext:value-type="float">
            <text:p>6.90958857130121</text:p>
          </table:table-cell>
          <table:table-cell office:value-type="float" office:value="8.64944930774078" calcext:value-type="float">
            <text:p>8.64944930774078</text:p>
          </table:table-cell>
          <table:table-cell office:value-type="float" office:value="0.230963078405413" calcext:value-type="float">
            <text:p>0.230963078405413</text:p>
          </table:table-cell>
          <table:table-cell office:value-type="float" office:value="0.264508300982047" calcext:value-type="float">
            <text:p>0.264508300982047</text:p>
          </table:table-cell>
          <table:table-cell office:value-type="float" office:value="0.233285609786361" calcext:value-type="float">
            <text:p>0.233285609786361</text:p>
          </table:table-cell>
          <table:table-cell office:value-type="float" office:value="0.260125129001221" calcext:value-type="float">
            <text:p>0.260125129001221</text:p>
          </table:table-cell>
          <table:table-cell office:value-type="float" office:value="0.0348739917873048" calcext:value-type="float">
            <text:p>0.034873991787305</text:p>
          </table:table-cell>
          <table:table-cell office:value-type="float" office:value="0.0473291855752586" calcext:value-type="float">
            <text:p>0.047329185575259</text:p>
          </table:table-cell>
          <table:table-cell office:value-type="float" office:value="0.0310475700943569" calcext:value-type="float">
            <text:p>0.031047570094357</text:p>
          </table:table-cell>
          <table:table-cell office:value-type="float" office:value="0.0534470085788044" calcext:value-type="float">
            <text:p>0.053447008578804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3623733221191" calcext:value-type="float">
            <text:p>0.363623733221191</text:p>
          </table:table-cell>
          <table:table-cell office:value-type="float" office:value="0.438401785780396" calcext:value-type="float">
            <text:p>0.438401785780396</text:p>
          </table:table-cell>
          <table:table-cell office:value-type="float" office:value="0.365365472814938" calcext:value-type="float">
            <text:p>0.365365472814938</text:p>
          </table:table-cell>
          <table:table-cell office:value-type="float" office:value="0.434771715888109" calcext:value-type="float">
            <text:p>0.434771715888109</text:p>
          </table:table-cell>
          <table:table-cell office:value-type="float" office:value="7.3123375761774" calcext:value-type="float">
            <text:p>7.3123375761774</text:p>
          </table:table-cell>
          <table:table-cell office:value-type="float" office:value="10.571584498851" calcext:value-type="float">
            <text:p>10.571584498851</text:p>
          </table:table-cell>
          <table:table-cell office:value-type="float" office:value="7.568968955751" calcext:value-type="float">
            <text:p>7.568968955751</text:p>
          </table:table-cell>
          <table:table-cell office:value-type="float" office:value="10.3686619760624" calcext:value-type="float">
            <text:p>10.3686619760624</text:p>
          </table:table-cell>
          <table:table-cell office:value-type="float" office:value="0.238029201032678" calcext:value-type="float">
            <text:p>0.238029201032678</text:p>
          </table:table-cell>
          <table:table-cell office:value-type="float" office:value="0.277867134560075" calcext:value-type="float">
            <text:p>0.277867134560075</text:p>
          </table:table-cell>
          <table:table-cell office:value-type="float" office:value="0.240181019840146" calcext:value-type="float">
            <text:p>0.240181019840146</text:p>
          </table:table-cell>
          <table:table-cell office:value-type="float" office:value="0.273689902995953" calcext:value-type="float">
            <text:p>0.273689902995953</text:p>
          </table:table-cell>
          <table:table-cell office:value-type="float" office:value="0.0331973559397842" calcext:value-type="float">
            <text:p>0.033197355939784</text:p>
          </table:table-cell>
          <table:table-cell office:value-type="float" office:value="0.044055713197301" calcext:value-type="float">
            <text:p>0.044055713197301</text:p>
          </table:table-cell>
          <table:table-cell office:value-type="float" office:value="0.0293736328797285" calcext:value-type="float">
            <text:p>0.029373632879729</text:p>
          </table:table-cell>
          <table:table-cell office:value-type="float" office:value="0.0502698637759243" calcext:value-type="float">
            <text:p>0.050269863775924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59798458595023" calcext:value-type="float">
            <text:p>0.359798458595023</text:p>
          </table:table-cell>
          <table:table-cell office:value-type="float" office:value="0.434950829637821" calcext:value-type="float">
            <text:p>0.434950829637821</text:p>
          </table:table-cell>
          <table:table-cell office:value-type="float" office:value="0.36178436663211" calcext:value-type="float">
            <text:p>0.36178436663211</text:p>
          </table:table-cell>
          <table:table-cell office:value-type="float" office:value="0.430386301206975" calcext:value-type="float">
            <text:p>0.430386301206975</text:p>
          </table:table-cell>
          <table:table-cell office:value-type="float" office:value="7.07793672262337" calcext:value-type="float">
            <text:p>7.07793672262337</text:p>
          </table:table-cell>
          <table:table-cell office:value-type="float" office:value="10.4978087304553" calcext:value-type="float">
            <text:p>10.4978087304553</text:p>
          </table:table-cell>
          <table:table-cell office:value-type="float" office:value="7.46762128819521" calcext:value-type="float">
            <text:p>7.46762128819521</text:p>
          </table:table-cell>
          <table:table-cell office:value-type="float" office:value="10.3419083331436" calcext:value-type="float">
            <text:p>10.3419083331436</text:p>
          </table:table-cell>
          <table:table-cell office:value-type="float" office:value="0.232814591007193" calcext:value-type="float">
            <text:p>0.232814591007193</text:p>
          </table:table-cell>
          <table:table-cell office:value-type="float" office:value="0.266757579975143" calcext:value-type="float">
            <text:p>0.266757579975143</text:p>
          </table:table-cell>
          <table:table-cell office:value-type="float" office:value="0.235579147965374" calcext:value-type="float">
            <text:p>0.235579147965374</text:p>
          </table:table-cell>
          <table:table-cell office:value-type="float" office:value="0.26150000714965" calcext:value-type="float">
            <text:p>0.26150000714965</text:p>
          </table:table-cell>
          <table:table-cell office:value-type="float" office:value="0.0283624165495773" calcext:value-type="float">
            <text:p>0.028362416549577</text:p>
          </table:table-cell>
          <table:table-cell office:value-type="float" office:value="0.0409016891029997" calcext:value-type="float">
            <text:p>0.040901689103</text:p>
          </table:table-cell>
          <table:table-cell office:value-type="float" office:value="0.0274562747514852" calcext:value-type="float">
            <text:p>0.027456274751485</text:p>
          </table:table-cell>
          <table:table-cell office:value-type="float" office:value="0.0421684946252216" calcext:value-type="float">
            <text:p>0.042168494625222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5157568993551" calcext:value-type="float">
            <text:p>0.355157568993551</text:p>
          </table:table-cell>
          <table:table-cell office:value-type="float" office:value="0.428786033254254" calcext:value-type="float">
            <text:p>0.428786033254254</text:p>
          </table:table-cell>
          <table:table-cell office:value-type="float" office:value="0.356923880919308" calcext:value-type="float">
            <text:p>0.356923880919308</text:p>
          </table:table-cell>
          <table:table-cell office:value-type="float" office:value="0.424410133632202" calcext:value-type="float">
            <text:p>0.424410133632202</text:p>
          </table:table-cell>
          <table:table-cell office:value-type="float" office:value="6.94046238966668" calcext:value-type="float">
            <text:p>6.94046238966668</text:p>
          </table:table-cell>
          <table:table-cell office:value-type="float" office:value="9.09291349673662" calcext:value-type="float">
            <text:p>9.09291349673662</text:p>
          </table:table-cell>
          <table:table-cell office:value-type="float" office:value="7.0697262575831" calcext:value-type="float">
            <text:p>7.0697262575831</text:p>
          </table:table-cell>
          <table:table-cell office:value-type="float" office:value="8.82519730713872" calcext:value-type="float">
            <text:p>8.82519730713872</text:p>
          </table:table-cell>
          <table:table-cell office:value-type="float" office:value="0.238078166569733" calcext:value-type="float">
            <text:p>0.238078166569733</text:p>
          </table:table-cell>
          <table:table-cell office:value-type="float" office:value="0.269861482221062" calcext:value-type="float">
            <text:p>0.269861482221062</text:p>
          </table:table-cell>
          <table:table-cell office:value-type="float" office:value="0.240052880548246" calcext:value-type="float">
            <text:p>0.240052880548246</text:p>
          </table:table-cell>
          <table:table-cell office:value-type="float" office:value="0.266137974681219" calcext:value-type="float">
            <text:p>0.266137974681219</text:p>
          </table:table-cell>
          <table:table-cell office:value-type="float" office:value="0.0381830351541733" calcext:value-type="float">
            <text:p>0.038183035154173</text:p>
          </table:table-cell>
          <table:table-cell office:value-type="float" office:value="0.048412895233359" calcext:value-type="float">
            <text:p>0.048412895233359</text:p>
          </table:table-cell>
          <table:table-cell office:value-type="float" office:value="0.0333088146052501" calcext:value-type="float">
            <text:p>0.03330881460525</text:p>
          </table:table-cell>
          <table:table-cell office:value-type="float" office:value="0.0564009836206298" calcext:value-type="float">
            <text:p>0.05640098362063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53157672104166" calcext:value-type="float">
            <text:p>0.353157672104166</text:p>
          </table:table-cell>
          <table:table-cell office:value-type="float" office:value="0.426014542910884" calcext:value-type="float">
            <text:p>0.426014542910884</text:p>
          </table:table-cell>
          <table:table-cell office:value-type="float" office:value="0.355103258832239" calcext:value-type="float">
            <text:p>0.355103258832239</text:p>
          </table:table-cell>
          <table:table-cell office:value-type="float" office:value="0.421396852857508" calcext:value-type="float">
            <text:p>0.421396852857508</text:p>
          </table:table-cell>
          <table:table-cell office:value-type="float" office:value="6.45241433087212" calcext:value-type="float">
            <text:p>6.45241433087212</text:p>
          </table:table-cell>
          <table:table-cell office:value-type="float" office:value="9.11955430520403" calcext:value-type="float">
            <text:p>9.11955430520403</text:p>
          </table:table-cell>
          <table:table-cell office:value-type="float" office:value="6.56325296667009" calcext:value-type="float">
            <text:p>6.56325296667009</text:p>
          </table:table-cell>
          <table:table-cell office:value-type="float" office:value="8.73761883649728" calcext:value-type="float">
            <text:p>8.73761883649728</text:p>
          </table:table-cell>
          <table:table-cell office:value-type="float" office:value="0.234032136112735" calcext:value-type="float">
            <text:p>0.234032136112735</text:p>
          </table:table-cell>
          <table:table-cell office:value-type="float" office:value="0.269193440575569" calcext:value-type="float">
            <text:p>0.269193440575569</text:p>
          </table:table-cell>
          <table:table-cell office:value-type="float" office:value="0.235976650681956" calcext:value-type="float">
            <text:p>0.235976650681956</text:p>
          </table:table-cell>
          <table:table-cell office:value-type="float" office:value="0.26546602616309" calcext:value-type="float">
            <text:p>0.26546602616309</text:p>
          </table:table-cell>
          <table:table-cell office:value-type="float" office:value="0.0390927448380655" calcext:value-type="float">
            <text:p>0.039092744838066</text:p>
          </table:table-cell>
          <table:table-cell office:value-type="float" office:value="0.0514803627638593" calcext:value-type="float">
            <text:p>0.051480362763859</text:p>
          </table:table-cell>
          <table:table-cell office:value-type="float" office:value="0.0330904385763269" calcext:value-type="float">
            <text:p>0.033090438576327</text:p>
          </table:table-cell>
          <table:table-cell office:value-type="float" office:value="0.0613416452094791" calcext:value-type="float">
            <text:p>0.061341645209479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6516740928817" calcext:value-type="float">
            <text:p>0.346516740928817</text:p>
          </table:table-cell>
          <table:table-cell office:value-type="float" office:value="0.411515250194865" calcext:value-type="float">
            <text:p>0.411515250194865</text:p>
          </table:table-cell>
          <table:table-cell office:value-type="float" office:value="0.348290203545342" calcext:value-type="float">
            <text:p>0.348290203545342</text:p>
          </table:table-cell>
          <table:table-cell office:value-type="float" office:value="0.407553413717184" calcext:value-type="float">
            <text:p>0.407553413717184</text:p>
          </table:table-cell>
          <table:table-cell office:value-type="float" office:value="6.48647582175448" calcext:value-type="float">
            <text:p>6.48647582175448</text:p>
          </table:table-cell>
          <table:table-cell office:value-type="float" office:value="8.49848706226711" calcext:value-type="float">
            <text:p>8.49848706226711</text:p>
          </table:table-cell>
          <table:table-cell office:value-type="float" office:value="6.79220208468024" calcext:value-type="float">
            <text:p>6.79220208468024</text:p>
          </table:table-cell>
          <table:table-cell office:value-type="float" office:value="8.25650197585661" calcext:value-type="float">
            <text:p>8.25650197585661</text:p>
          </table:table-cell>
          <table:table-cell office:value-type="float" office:value="0.222805520097629" calcext:value-type="float">
            <text:p>0.222805520097629</text:p>
          </table:table-cell>
          <table:table-cell office:value-type="float" office:value="0.244912661673447" calcext:value-type="float">
            <text:p>0.244912661673447</text:p>
          </table:table-cell>
          <table:table-cell office:value-type="float" office:value="0.2246002135506" calcext:value-type="float">
            <text:p>0.2246002135506</text:p>
          </table:table-cell>
          <table:table-cell office:value-type="float" office:value="0.24156086545724" calcext:value-type="float">
            <text:p>0.24156086545724</text:p>
          </table:table-cell>
          <table:table-cell office:value-type="float" office:value="0.034440462505331" calcext:value-type="float">
            <text:p>0.034440462505331</text:p>
          </table:table-cell>
          <table:table-cell office:value-type="float" office:value="0.0518399541861017" calcext:value-type="float">
            <text:p>0.051839954186102</text:p>
          </table:table-cell>
          <table:table-cell office:value-type="float" office:value="0.0329021893396072" calcext:value-type="float">
            <text:p>0.032902189339607</text:p>
          </table:table-cell>
          <table:table-cell office:value-type="float" office:value="0.0542279595510238" calcext:value-type="float">
            <text:p>0.054227959551024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56076082834028" calcext:value-type="float">
            <text:p>0.356076082834028</text:p>
          </table:table-cell>
          <table:table-cell office:value-type="float" office:value="0.413780825991377" calcext:value-type="float">
            <text:p>0.413780825991377</text:p>
          </table:table-cell>
          <table:table-cell office:value-type="float" office:value="0.357629445838142" calcext:value-type="float">
            <text:p>0.357629445838142</text:p>
          </table:table-cell>
          <table:table-cell office:value-type="float" office:value="0.410191150393827" calcext:value-type="float">
            <text:p>0.410191150393827</text:p>
          </table:table-cell>
          <table:table-cell office:value-type="float" office:value="6.59272304056838" calcext:value-type="float">
            <text:p>6.59272304056838</text:p>
          </table:table-cell>
          <table:table-cell office:value-type="float" office:value="9.18337086549496" calcext:value-type="float">
            <text:p>9.18337086549496</text:p>
          </table:table-cell>
          <table:table-cell office:value-type="float" office:value="6.76712497356006" calcext:value-type="float">
            <text:p>6.76712497356006</text:p>
          </table:table-cell>
          <table:table-cell office:value-type="float" office:value="8.94200978691302" calcext:value-type="float">
            <text:p>8.94200978691302</text:p>
          </table:table-cell>
          <table:table-cell office:value-type="float" office:value="0.231176449729198" calcext:value-type="float">
            <text:p>0.231176449729198</text:p>
          </table:table-cell>
          <table:table-cell office:value-type="float" office:value="0.253147729293697" calcext:value-type="float">
            <text:p>0.253147729293697</text:p>
          </table:table-cell>
          <table:table-cell office:value-type="float" office:value="0.233043264694176" calcext:value-type="float">
            <text:p>0.233043264694176</text:p>
          </table:table-cell>
          <table:table-cell office:value-type="float" office:value="0.249720095498458" calcext:value-type="float">
            <text:p>0.249720095498458</text:p>
          </table:table-cell>
          <table:table-cell office:value-type="float" office:value="0.0369687311277968" calcext:value-type="float">
            <text:p>0.036968731127797</text:p>
          </table:table-cell>
          <table:table-cell office:value-type="float" office:value="0.0504972919634003" calcext:value-type="float">
            <text:p>0.0504972919634</text:p>
          </table:table-cell>
          <table:table-cell office:value-type="float" office:value="0.0342108899835253" calcext:value-type="float">
            <text:p>0.034210889983525</text:p>
          </table:table-cell>
          <table:table-cell office:value-type="float" office:value="0.0549548065412004" calcext:value-type="float">
            <text:p>0.0549548065412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6152134454966" calcext:value-type="float">
            <text:p>0.346152134454966</text:p>
          </table:table-cell>
          <table:table-cell office:value-type="float" office:value="0.401456496104529" calcext:value-type="float">
            <text:p>0.401456496104529</text:p>
          </table:table-cell>
          <table:table-cell office:value-type="float" office:value="0.346882493793814" calcext:value-type="float">
            <text:p>0.346882493793814</text:p>
          </table:table-cell>
          <table:table-cell office:value-type="float" office:value="0.399096312608973" calcext:value-type="float">
            <text:p>0.399096312608973</text:p>
          </table:table-cell>
          <table:table-cell office:value-type="float" office:value="6.78591333875367" calcext:value-type="float">
            <text:p>6.78591333875367</text:p>
          </table:table-cell>
          <table:table-cell office:value-type="float" office:value="8.94949909705537" calcext:value-type="float">
            <text:p>8.94949909705537</text:p>
          </table:table-cell>
          <table:table-cell office:value-type="float" office:value="6.98534920265669" calcext:value-type="float">
            <text:p>6.98534920265669</text:p>
          </table:table-cell>
          <table:table-cell office:value-type="float" office:value="8.91928168965382" calcext:value-type="float">
            <text:p>8.91928168965382</text:p>
          </table:table-cell>
          <table:table-cell office:value-type="float" office:value="0.22653416963962" calcext:value-type="float">
            <text:p>0.22653416963962</text:p>
          </table:table-cell>
          <table:table-cell office:value-type="float" office:value="0.23807152594325" calcext:value-type="float">
            <text:p>0.23807152594325</text:p>
          </table:table-cell>
          <table:table-cell office:value-type="float" office:value="0.228095260287674" calcext:value-type="float">
            <text:p>0.228095260287674</text:p>
          </table:table-cell>
          <table:table-cell office:value-type="float" office:value="0.235231756428795" calcext:value-type="float">
            <text:p>0.235231756428795</text:p>
          </table:table-cell>
          <table:table-cell office:value-type="float" office:value="0.03685634388824" calcext:value-type="float">
            <text:p>0.03685634388824</text:p>
          </table:table-cell>
          <table:table-cell office:value-type="float" office:value="0.0521433995228877" calcext:value-type="float">
            <text:p>0.052143399522888</text:p>
          </table:table-cell>
          <table:table-cell office:value-type="float" office:value="0.0330070954997024" calcext:value-type="float">
            <text:p>0.033007095499702</text:p>
          </table:table-cell>
          <table:table-cell office:value-type="float" office:value="0.058636693022292" calcext:value-type="float">
            <text:p>0.058636693022292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5372830806116" calcext:value-type="float">
            <text:p>0.365372830806116</text:p>
          </table:table-cell>
          <table:table-cell office:value-type="float" office:value="0.424494151806202" calcext:value-type="float">
            <text:p>0.424494151806202</text:p>
          </table:table-cell>
          <table:table-cell office:value-type="float" office:value="0.366280678646783" calcext:value-type="float">
            <text:p>0.366280678646783</text:p>
          </table:table-cell>
          <table:table-cell office:value-type="float" office:value="0.421928787912699" calcext:value-type="float">
            <text:p>0.421928787912699</text:p>
          </table:table-cell>
          <table:table-cell office:value-type="float" office:value="7.09643982512002" calcext:value-type="float">
            <text:p>7.09643982512002</text:p>
          </table:table-cell>
          <table:table-cell office:value-type="float" office:value="10.0221579100411" calcext:value-type="float">
            <text:p>10.0221579100411</text:p>
          </table:table-cell>
          <table:table-cell office:value-type="float" office:value="7.10113911703078" calcext:value-type="float">
            <text:p>7.10113911703078</text:p>
          </table:table-cell>
          <table:table-cell office:value-type="float" office:value="9.54114394758989" calcext:value-type="float">
            <text:p>9.54114394758989</text:p>
          </table:table-cell>
          <table:table-cell office:value-type="float" office:value="0.241224535218485" calcext:value-type="float">
            <text:p>0.241224535218485</text:p>
          </table:table-cell>
          <table:table-cell office:value-type="float" office:value="0.266695390834454" calcext:value-type="float">
            <text:p>0.266695390834454</text:p>
          </table:table-cell>
          <table:table-cell office:value-type="float" office:value="0.24281406001137" calcext:value-type="float">
            <text:p>0.24281406001137</text:p>
          </table:table-cell>
          <table:table-cell office:value-type="float" office:value="0.263721239917713" calcext:value-type="float">
            <text:p>0.263721239917713</text:p>
          </table:table-cell>
          <table:table-cell office:value-type="float" office:value="0.0309227545982736" calcext:value-type="float">
            <text:p>0.030922754598274</text:p>
          </table:table-cell>
          <table:table-cell office:value-type="float" office:value="0.0394145406467687" calcext:value-type="float">
            <text:p>0.039414540646769</text:p>
          </table:table-cell>
          <table:table-cell office:value-type="float" office:value="0.0262465801741573" calcext:value-type="float">
            <text:p>0.026246580174157</text:p>
          </table:table-cell>
          <table:table-cell office:value-type="float" office:value="0.0472477670302424" calcext:value-type="float">
            <text:p>0.047247767030242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58534315122726" calcext:value-type="float">
            <text:p>0.358534315122726</text:p>
          </table:table-cell>
          <table:table-cell office:value-type="float" office:value="0.422105730265034" calcext:value-type="float">
            <text:p>0.422105730265034</text:p>
          </table:table-cell>
          <table:table-cell office:value-type="float" office:value="0.358529067352633" calcext:value-type="float">
            <text:p>0.358529067352633</text:p>
          </table:table-cell>
          <table:table-cell office:value-type="float" office:value="0.420999278924713" calcext:value-type="float">
            <text:p>0.420999278924713</text:p>
          </table:table-cell>
          <table:table-cell office:value-type="float" office:value="6.46630202039779" calcext:value-type="float">
            <text:p>6.46630202039779</text:p>
          </table:table-cell>
          <table:table-cell office:value-type="float" office:value="10.1826024692426" calcext:value-type="float">
            <text:p>10.1826024692426</text:p>
          </table:table-cell>
          <table:table-cell office:value-type="float" office:value="6.49961762217431" calcext:value-type="float">
            <text:p>6.49961762217431</text:p>
          </table:table-cell>
          <table:table-cell office:value-type="float" office:value="10.1775070513073" calcext:value-type="float">
            <text:p>10.1775070513073</text:p>
          </table:table-cell>
          <table:table-cell office:value-type="float" office:value="0.246576267044441" calcext:value-type="float">
            <text:p>0.246576267044441</text:p>
          </table:table-cell>
          <table:table-cell office:value-type="float" office:value="0.280625429884518" calcext:value-type="float">
            <text:p>0.280625429884518</text:p>
          </table:table-cell>
          <table:table-cell office:value-type="float" office:value="0.247043437461277" calcext:value-type="float">
            <text:p>0.247043437461277</text:p>
          </table:table-cell>
          <table:table-cell office:value-type="float" office:value="0.279675196137267" calcext:value-type="float">
            <text:p>0.279675196137267</text:p>
          </table:table-cell>
          <table:table-cell office:value-type="float" office:value="0.0322744746644621" calcext:value-type="float">
            <text:p>0.032274474664462</text:p>
          </table:table-cell>
          <table:table-cell office:value-type="float" office:value="0.0494272350366014" calcext:value-type="float">
            <text:p>0.049427235036602</text:p>
          </table:table-cell>
          <table:table-cell office:value-type="float" office:value="0.0307865834934062" calcext:value-type="float">
            <text:p>0.030786583493406</text:p>
          </table:table-cell>
          <table:table-cell office:value-type="float" office:value="0.052069249047607" calcext:value-type="float">
            <text:p>0.052069249047607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8275309569468" calcext:value-type="float">
            <text:p>0.358275309569468</text:p>
          </table:table-cell>
          <table:table-cell office:value-type="float" office:value="0.419333137627136" calcext:value-type="float">
            <text:p>0.419333137627136</text:p>
          </table:table-cell>
          <table:table-cell office:value-type="float" office:value="0.358268563875811" calcext:value-type="float">
            <text:p>0.358268563875811</text:p>
          </table:table-cell>
          <table:table-cell office:value-type="float" office:value="0.418112253229216" calcext:value-type="float">
            <text:p>0.418112253229216</text:p>
          </table:table-cell>
          <table:table-cell office:value-type="float" office:value="7.12668578866842" calcext:value-type="float">
            <text:p>7.12668578866842</text:p>
          </table:table-cell>
          <table:table-cell office:value-type="float" office:value="8.80199535397501" calcext:value-type="float">
            <text:p>8.80199535397501</text:p>
          </table:table-cell>
          <table:table-cell office:value-type="float" office:value="7.13739226484803" calcext:value-type="float">
            <text:p>7.13739226484803</text:p>
          </table:table-cell>
          <table:table-cell office:value-type="float" office:value="8.96457147054123" calcext:value-type="float">
            <text:p>8.96457147054123</text:p>
          </table:table-cell>
          <table:table-cell office:value-type="float" office:value="0.245219494288711" calcext:value-type="float">
            <text:p>0.245219494288711</text:p>
          </table:table-cell>
          <table:table-cell office:value-type="float" office:value="0.271238021062515" calcext:value-type="float">
            <text:p>0.271238021062515</text:p>
          </table:table-cell>
          <table:table-cell office:value-type="float" office:value="0.245560010576503" calcext:value-type="float">
            <text:p>0.245560010576503</text:p>
          </table:table-cell>
          <table:table-cell office:value-type="float" office:value="0.270572881445031" calcext:value-type="float">
            <text:p>0.270572881445031</text:p>
          </table:table-cell>
          <table:table-cell office:value-type="float" office:value="0.0348261439296942" calcext:value-type="float">
            <text:p>0.034826143929694</text:p>
          </table:table-cell>
          <table:table-cell office:value-type="float" office:value="0.0500262953560866" calcext:value-type="float">
            <text:p>0.050026295356087</text:p>
          </table:table-cell>
          <table:table-cell office:value-type="float" office:value="0.0329929176573841" calcext:value-type="float">
            <text:p>0.032992917657384</text:p>
          </table:table-cell>
          <table:table-cell office:value-type="float" office:value="0.0532879842116262" calcext:value-type="float">
            <text:p>0.053287984211626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6434766314267" calcext:value-type="float">
            <text:p>0.356434766314267</text:p>
          </table:table-cell>
          <table:table-cell office:value-type="float" office:value="0.423472013255436" calcext:value-type="float">
            <text:p>0.423472013255436</text:p>
          </table:table-cell>
          <table:table-cell office:value-type="float" office:value="0.357070849466642" calcext:value-type="float">
            <text:p>0.357070849466642</text:p>
          </table:table-cell>
          <table:table-cell office:value-type="float" office:value="0.421357617463251" calcext:value-type="float">
            <text:p>0.421357617463251</text:p>
          </table:table-cell>
          <table:table-cell office:value-type="float" office:value="6.91719982548481" calcext:value-type="float">
            <text:p>6.91719982548481</text:p>
          </table:table-cell>
          <table:table-cell office:value-type="float" office:value="9.08299033830473" calcext:value-type="float">
            <text:p>9.08299033830473</text:p>
          </table:table-cell>
          <table:table-cell office:value-type="float" office:value="7.03464214276814" calcext:value-type="float">
            <text:p>7.03464214276814</text:p>
          </table:table-cell>
          <table:table-cell office:value-type="float" office:value="9.11726533211846" calcext:value-type="float">
            <text:p>9.11726533211846</text:p>
          </table:table-cell>
          <table:table-cell office:value-type="float" office:value="0.247557578281291" calcext:value-type="float">
            <text:p>0.247557578281291</text:p>
          </table:table-cell>
          <table:table-cell office:value-type="float" office:value="0.282271189223248" calcext:value-type="float">
            <text:p>0.282271189223248</text:p>
          </table:table-cell>
          <table:table-cell office:value-type="float" office:value="0.248130580811769" calcext:value-type="float">
            <text:p>0.248130580811769</text:p>
          </table:table-cell>
          <table:table-cell office:value-type="float" office:value="0.281102378541621" calcext:value-type="float">
            <text:p>0.281102378541621</text:p>
          </table:table-cell>
          <table:table-cell office:value-type="float" office:value="0.029221084264578" calcext:value-type="float">
            <text:p>0.029221084264578</text:p>
          </table:table-cell>
          <table:table-cell office:value-type="float" office:value="0.0422804912861449" calcext:value-type="float">
            <text:p>0.042280491286145</text:p>
          </table:table-cell>
          <table:table-cell office:value-type="float" office:value="0.0274912910357336" calcext:value-type="float">
            <text:p>0.027491291035734</text:p>
          </table:table-cell>
          <table:table-cell office:value-type="float" office:value="0.045352637582245" calcext:value-type="float">
            <text:p>0.045352637582245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5645571834859" calcext:value-type="float">
            <text:p>0.35645571834859</text:p>
          </table:table-cell>
          <table:table-cell office:value-type="float" office:value="0.421980960932169" calcext:value-type="float">
            <text:p>0.421980960932169</text:p>
          </table:table-cell>
          <table:table-cell office:value-type="float" office:value="0.356940432350422" calcext:value-type="float">
            <text:p>0.356940432350422</text:p>
          </table:table-cell>
          <table:table-cell office:value-type="float" office:value="0.420041113487834" calcext:value-type="float">
            <text:p>0.420041113487834</text:p>
          </table:table-cell>
          <table:table-cell office:value-type="float" office:value="6.22191717470589" calcext:value-type="float">
            <text:p>6.22191717470589</text:p>
          </table:table-cell>
          <table:table-cell office:value-type="float" office:value="8.71354738964979" calcext:value-type="float">
            <text:p>8.71354738964979</text:p>
          </table:table-cell>
          <table:table-cell office:value-type="float" office:value="6.4321489061937" calcext:value-type="float">
            <text:p>6.4321489061937</text:p>
          </table:table-cell>
          <table:table-cell office:value-type="float" office:value="8.68863787572958" calcext:value-type="float">
            <text:p>8.68863787572958</text:p>
          </table:table-cell>
          <table:table-cell office:value-type="float" office:value="0.252547456806078" calcext:value-type="float">
            <text:p>0.252547456806078</text:p>
          </table:table-cell>
          <table:table-cell office:value-type="float" office:value="0.29463821700476" calcext:value-type="float">
            <text:p>0.29463821700476</text:p>
          </table:table-cell>
          <table:table-cell office:value-type="float" office:value="0.253205568767859" calcext:value-type="float">
            <text:p>0.253205568767859</text:p>
          </table:table-cell>
          <table:table-cell office:value-type="float" office:value="0.293251368964104" calcext:value-type="float">
            <text:p>0.293251368964104</text:p>
          </table:table-cell>
          <table:table-cell office:value-type="float" office:value="0.0307062027872002" calcext:value-type="float">
            <text:p>0.0307062027872</text:p>
          </table:table-cell>
          <table:table-cell office:value-type="float" office:value="0.038729784732095" calcext:value-type="float">
            <text:p>0.038729784732095</text:p>
          </table:table-cell>
          <table:table-cell office:value-type="float" office:value="0.0287100457133117" calcext:value-type="float">
            <text:p>0.028710045713312</text:p>
          </table:table-cell>
          <table:table-cell office:value-type="float" office:value="0.042331305753437" calcext:value-type="float">
            <text:p>0.042331305753437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45796659770801" calcext:value-type="float">
            <text:p>0.345796659770801</text:p>
          </table:table-cell>
          <table:table-cell office:value-type="float" office:value="0.411761742635312" calcext:value-type="float">
            <text:p>0.411761742635312</text:p>
          </table:table-cell>
          <table:table-cell office:value-type="float" office:value="0.346587715540418" calcext:value-type="float">
            <text:p>0.346587715540418</text:p>
          </table:table-cell>
          <table:table-cell office:value-type="float" office:value="0.409117314484025" calcext:value-type="float">
            <text:p>0.409117314484025</text:p>
          </table:table-cell>
          <table:table-cell office:value-type="float" office:value="6.33887480528222" calcext:value-type="float">
            <text:p>6.33887480528222</text:p>
          </table:table-cell>
          <table:table-cell office:value-type="float" office:value="8.11596508528912" calcext:value-type="float">
            <text:p>8.11596508528912</text:p>
          </table:table-cell>
          <table:table-cell office:value-type="float" office:value="6.34535542096247" calcext:value-type="float">
            <text:p>6.34535542096247</text:p>
          </table:table-cell>
          <table:table-cell office:value-type="float" office:value="8.09122128881286" calcext:value-type="float">
            <text:p>8.09122128881286</text:p>
          </table:table-cell>
          <table:table-cell office:value-type="float" office:value="0.232860768683857" calcext:value-type="float">
            <text:p>0.232860768683857</text:p>
          </table:table-cell>
          <table:table-cell office:value-type="float" office:value="0.251101314122193" calcext:value-type="float">
            <text:p>0.251101314122193</text:p>
          </table:table-cell>
          <table:table-cell office:value-type="float" office:value="0.233362858033953" calcext:value-type="float">
            <text:p>0.233362858033953</text:p>
          </table:table-cell>
          <table:table-cell office:value-type="float" office:value="0.250083904387664" calcext:value-type="float">
            <text:p>0.250083904387664</text:p>
          </table:table-cell>
          <table:table-cell office:value-type="float" office:value="0.0334259165311432" calcext:value-type="float">
            <text:p>0.033425916531143</text:p>
          </table:table-cell>
          <table:table-cell office:value-type="float" office:value="0.0439304457091243" calcext:value-type="float">
            <text:p>0.043930445709124</text:p>
          </table:table-cell>
          <table:table-cell office:value-type="float" office:value="0.0309638762488852" calcext:value-type="float">
            <text:p>0.030963876248885</text:p>
          </table:table-cell>
          <table:table-cell office:value-type="float" office:value="0.0485510368044812" calcext:value-type="float">
            <text:p>0.048551036804481</text:p>
          </table:table-cell>
          <table:table-cell table:number-columns-repeated="47"/>
        </table:table-row>
      </table:table>
      <table:table table:name="Redistribution_central" table:style-name="ta10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.38622167294859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3" calcext:value-type="float">
            <text:p>0.406011125365093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2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.385426320832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602" calcext:value-type="float">
            <text:p>0.406570206517602</text:p>
          </table:table-cell>
          <table:table-cell office:value-type="float" office:value="0.424367453874629" calcext:value-type="float">
            <text:p>0.424367453874629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57092624" calcext:value-type="float">
            <text:p>0.21899557092624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9330951604" calcext:value-type="float">
            <text:p>0.232359330951604</text:p>
          </table:table-cell>
          <table:table-cell office:value-type="float" office:value="0.0412175087923783" calcext:value-type="float">
            <text:p>0.041217508792378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50907810742" calcext:value-type="float">
            <text:p>0.04557509078107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801301836248" calcext:value-type="float">
            <text:p>0.364801301836248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387881125698047" calcext:value-type="float">
            <text:p>0.387881125698047</text:p>
          </table:table-cell>
          <table:table-cell office:value-type="float" office:value="0.419781729187263" calcext:value-type="float">
            <text:p>0.419781729187263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03414098046902" calcext:value-type="float">
            <text:p>8.03414098046902</text:p>
          </table:table-cell>
          <table:table-cell office:value-type="float" office:value="7.75832989781834" calcext:value-type="float">
            <text:p>7.75832989781834</text:p>
          </table:table-cell>
          <table:table-cell office:value-type="float" office:value="0.211251262629527" calcext:value-type="float">
            <text:p>0.211251262629527</text:p>
          </table:table-cell>
          <table:table-cell office:value-type="float" office:value="0.247690256521463" calcext:value-type="float">
            <text:p>0.247690256521463</text:p>
          </table:table-cell>
          <table:table-cell office:value-type="float" office:value="0.223745394881132" calcext:value-type="float">
            <text:p>0.223745394881132</text:p>
          </table:table-cell>
          <table:table-cell office:value-type="float" office:value="0.228616889657596" calcext:value-type="float">
            <text:p>0.228616889657596</text:p>
          </table:table-cell>
          <table:table-cell office:value-type="float" office:value="0.0442903879943052" calcext:value-type="float">
            <text:p>0.044290387994305</text:p>
          </table:table-cell>
          <table:table-cell office:value-type="float" office:value="0.0350923838726005" calcext:value-type="float">
            <text:p>0.035092383872601</text:p>
          </table:table-cell>
          <table:table-cell office:value-type="float" office:value="0.0319037870868142" calcext:value-type="float">
            <text:p>0.031903787086814</text:p>
          </table:table-cell>
          <table:table-cell office:value-type="float" office:value="0.0519280025789744" calcext:value-type="float">
            <text:p>0.051928002578975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42692838424" calcext:value-type="float">
            <text:p>0.38942692838424</text:p>
          </table:table-cell>
          <table:table-cell office:value-type="float" office:value="0.456281920053389" calcext:value-type="float">
            <text:p>0.456281920053389</text:p>
          </table:table-cell>
          <table:table-cell office:value-type="float" office:value="0.404930403362958" calcext:value-type="float">
            <text:p>0.404930403362958</text:p>
          </table:table-cell>
          <table:table-cell office:value-type="float" office:value="0.438773795977091" calcext:value-type="float">
            <text:p>0.438773795977091</text:p>
          </table:table-cell>
          <table:table-cell office:value-type="float" office:value="6.9697020554988" calcext:value-type="float">
            <text:p>6.9697020554988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65390193028664" calcext:value-type="float">
            <text:p>8.65390193028664</text:p>
          </table:table-cell>
          <table:table-cell office:value-type="float" office:value="9.16495549896561" calcext:value-type="float">
            <text:p>9.16495549896561</text:p>
          </table:table-cell>
          <table:table-cell office:value-type="float" office:value="0.218181890699582" calcext:value-type="float">
            <text:p>0.218181890699582</text:p>
          </table:table-cell>
          <table:table-cell office:value-type="float" office:value="0.255995227891153" calcext:value-type="float">
            <text:p>0.255995227891153</text:p>
          </table:table-cell>
          <table:table-cell office:value-type="float" office:value="0.228652110660622" calcext:value-type="float">
            <text:p>0.228652110660622</text:p>
          </table:table-cell>
          <table:table-cell office:value-type="float" office:value="0.2395612608114" calcext:value-type="float">
            <text:p>0.2395612608114</text:p>
          </table:table-cell>
          <table:table-cell office:value-type="float" office:value="0.0410880224756706" calcext:value-type="float">
            <text:p>0.041088022475671</text:p>
          </table:table-cell>
          <table:table-cell office:value-type="float" office:value="0.0305935157619615" calcext:value-type="float">
            <text:p>0.030593515761962</text:p>
          </table:table-cell>
          <table:table-cell office:value-type="float" office:value="0.0295328499513394" calcext:value-type="float">
            <text:p>0.029532849951339</text:p>
          </table:table-cell>
          <table:table-cell office:value-type="float" office:value="0.0467224958721105" calcext:value-type="float">
            <text:p>0.046722495872111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827138012897" calcext:value-type="float">
            <text:p>0.386827138012897</text:p>
          </table:table-cell>
          <table:table-cell office:value-type="float" office:value="0.457694690017497" calcext:value-type="float">
            <text:p>0.457694690017497</text:p>
          </table:table-cell>
          <table:table-cell office:value-type="float" office:value="0.402143125849794" calcext:value-type="float">
            <text:p>0.402143125849794</text:p>
          </table:table-cell>
          <table:table-cell office:value-type="float" office:value="0.44196074227088" calcext:value-type="float">
            <text:p>0.44196074227088</text:p>
          </table:table-cell>
          <table:table-cell office:value-type="float" office:value="7.32049407493861" calcext:value-type="float">
            <text:p>7.32049407493861</text:p>
          </table:table-cell>
          <table:table-cell office:value-type="float" office:value="12.8148509411729" calcext:value-type="float">
            <text:p>12.8148509411729</text:p>
          </table:table-cell>
          <table:table-cell office:value-type="float" office:value="9.19449562801708" calcext:value-type="float">
            <text:p>9.19449562801708</text:p>
          </table:table-cell>
          <table:table-cell office:value-type="float" office:value="10.1648385470725" calcext:value-type="float">
            <text:p>10.1648385470725</text:p>
          </table:table-cell>
          <table:table-cell office:value-type="float" office:value="0.217921312892688" calcext:value-type="float">
            <text:p>0.217921312892688</text:p>
          </table:table-cell>
          <table:table-cell office:value-type="float" office:value="0.254738408186961" calcext:value-type="float">
            <text:p>0.254738408186961</text:p>
          </table:table-cell>
          <table:table-cell office:value-type="float" office:value="0.228505032412116" calcext:value-type="float">
            <text:p>0.228505032412116</text:p>
          </table:table-cell>
          <table:table-cell office:value-type="float" office:value="0.237966784651562" calcext:value-type="float">
            <text:p>0.237966784651562</text:p>
          </table:table-cell>
          <table:table-cell office:value-type="float" office:value="0.0387205707598149" calcext:value-type="float">
            <text:p>0.038720570759815</text:p>
          </table:table-cell>
          <table:table-cell office:value-type="float" office:value="0.0276810803644512" calcext:value-type="float">
            <text:p>0.027681080364451</text:p>
          </table:table-cell>
          <table:table-cell office:value-type="float" office:value="0.0273587598014668" calcext:value-type="float">
            <text:p>0.027358759801467</text:p>
          </table:table-cell>
          <table:table-cell office:value-type="float" office:value="0.0438070813205386" calcext:value-type="float">
            <text:p>0.043807081320539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154475302294" calcext:value-type="float">
            <text:p>0.391154475302294</text:p>
          </table:table-cell>
          <table:table-cell office:value-type="float" office:value="0.461455053771451" calcext:value-type="float">
            <text:p>0.461455053771451</text:p>
          </table:table-cell>
          <table:table-cell office:value-type="float" office:value="0.408526251751222" calcext:value-type="float">
            <text:p>0.408526251751222</text:p>
          </table:table-cell>
          <table:table-cell office:value-type="float" office:value="0.440566320798025" calcext:value-type="float">
            <text:p>0.440566320798025</text:p>
          </table:table-cell>
          <table:table-cell office:value-type="float" office:value="7.02310988319046" calcext:value-type="float">
            <text:p>7.02310988319046</text:p>
          </table:table-cell>
          <table:table-cell office:value-type="float" office:value="12.4092751563356" calcext:value-type="float">
            <text:p>12.4092751563356</text:p>
          </table:table-cell>
          <table:table-cell office:value-type="float" office:value="8.68279960399367" calcext:value-type="float">
            <text:p>8.68279960399367</text:p>
          </table:table-cell>
          <table:table-cell office:value-type="float" office:value="9.41830677543092" calcext:value-type="float">
            <text:p>9.41830677543092</text:p>
          </table:table-cell>
          <table:table-cell office:value-type="float" office:value="0.224280153372471" calcext:value-type="float">
            <text:p>0.224280153372471</text:p>
          </table:table-cell>
          <table:table-cell office:value-type="float" office:value="0.259402609408662" calcext:value-type="float">
            <text:p>0.259402609408662</text:p>
          </table:table-cell>
          <table:table-cell office:value-type="float" office:value="0.234831099030648" calcext:value-type="float">
            <text:p>0.234831099030648</text:p>
          </table:table-cell>
          <table:table-cell office:value-type="float" office:value="0.242979693565642" calcext:value-type="float">
            <text:p>0.242979693565642</text:p>
          </table:table-cell>
          <table:table-cell office:value-type="float" office:value="0.037814730899047" calcext:value-type="float">
            <text:p>0.037814730899047</text:p>
          </table:table-cell>
          <table:table-cell office:value-type="float" office:value="0.0283981214295438" calcext:value-type="float">
            <text:p>0.028398121429544</text:p>
          </table:table-cell>
          <table:table-cell office:value-type="float" office:value="0.028344834043131" calcext:value-type="float">
            <text:p>0.028344834043131</text:p>
          </table:table-cell>
          <table:table-cell office:value-type="float" office:value="0.0417357569588808" calcext:value-type="float">
            <text:p>0.04173575695888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671238329806" calcext:value-type="float">
            <text:p>0.389671238329806</text:p>
          </table:table-cell>
          <table:table-cell office:value-type="float" office:value="0.463408183494689" calcext:value-type="float">
            <text:p>0.463408183494689</text:p>
          </table:table-cell>
          <table:table-cell office:value-type="float" office:value="0.411098074069114" calcext:value-type="float">
            <text:p>0.411098074069114</text:p>
          </table:table-cell>
          <table:table-cell office:value-type="float" office:value="0.43903535125188" calcext:value-type="float">
            <text:p>0.43903535125188</text:p>
          </table:table-cell>
          <table:table-cell office:value-type="float" office:value="6.72658210911983" calcext:value-type="float">
            <text:p>6.72658210911983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79443003657921" calcext:value-type="float">
            <text:p>8.79443003657921</text:p>
          </table:table-cell>
          <table:table-cell office:value-type="float" office:value="9.05299221820614" calcext:value-type="float">
            <text:p>9.05299221820614</text:p>
          </table:table-cell>
          <table:table-cell office:value-type="float" office:value="0.223127345914571" calcext:value-type="float">
            <text:p>0.223127345914571</text:p>
          </table:table-cell>
          <table:table-cell office:value-type="float" office:value="0.269880414330047" calcext:value-type="float">
            <text:p>0.269880414330047</text:p>
          </table:table-cell>
          <table:table-cell office:value-type="float" office:value="0.235573210266486" calcext:value-type="float">
            <text:p>0.235573210266486</text:p>
          </table:table-cell>
          <table:table-cell office:value-type="float" office:value="0.250253887058777" calcext:value-type="float">
            <text:p>0.250253887058777</text:p>
          </table:table-cell>
          <table:table-cell office:value-type="float" office:value="0.0414092653310151" calcext:value-type="float">
            <text:p>0.041409265331015</text:p>
          </table:table-cell>
          <table:table-cell office:value-type="float" office:value="0.0289514964077613" calcext:value-type="float">
            <text:p>0.028951496407761</text:p>
          </table:table-cell>
          <table:table-cell office:value-type="float" office:value="0.0301311921082733" calcext:value-type="float">
            <text:p>0.030131192108273</text:p>
          </table:table-cell>
          <table:table-cell office:value-type="float" office:value="0.0445617974924927" calcext:value-type="float">
            <text:p>0.04456179749249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8499661327773" calcext:value-type="float">
            <text:p>0.388499661327773</text:p>
          </table:table-cell>
          <table:table-cell office:value-type="float" office:value="0.464455035085352" calcext:value-type="float">
            <text:p>0.464455035085352</text:p>
          </table:table-cell>
          <table:table-cell office:value-type="float" office:value="0.40722636314135" calcext:value-type="float">
            <text:p>0.40722636314135</text:p>
          </table:table-cell>
          <table:table-cell office:value-type="float" office:value="0.441802955990659" calcext:value-type="float">
            <text:p>0.441802955990659</text:p>
          </table:table-cell>
          <table:table-cell office:value-type="float" office:value="6.73188506495283" calcext:value-type="float">
            <text:p>6.73188506495283</text:p>
          </table:table-cell>
          <table:table-cell office:value-type="float" office:value="11.5641529262126" calcext:value-type="float">
            <text:p>11.5641529262126</text:p>
          </table:table-cell>
          <table:table-cell office:value-type="float" office:value="8.54106203490532" calcext:value-type="float">
            <text:p>8.54106203490532</text:p>
          </table:table-cell>
          <table:table-cell office:value-type="float" office:value="9.05972069096325" calcext:value-type="float">
            <text:p>9.05972069096325</text:p>
          </table:table-cell>
          <table:table-cell office:value-type="float" office:value="0.218701526444337" calcext:value-type="float">
            <text:p>0.218701526444337</text:p>
          </table:table-cell>
          <table:table-cell office:value-type="float" office:value="0.250584141780425" calcext:value-type="float">
            <text:p>0.250584141780425</text:p>
          </table:table-cell>
          <table:table-cell office:value-type="float" office:value="0.229568234184544" calcext:value-type="float">
            <text:p>0.229568234184544</text:p>
          </table:table-cell>
          <table:table-cell office:value-type="float" office:value="0.233871221748065" calcext:value-type="float">
            <text:p>0.233871221748065</text:p>
          </table:table-cell>
          <table:table-cell office:value-type="float" office:value="0.0407703714470765" calcext:value-type="float">
            <text:p>0.040770371447077</text:p>
          </table:table-cell>
          <table:table-cell office:value-type="float" office:value="0.0315889594854921" calcext:value-type="float">
            <text:p>0.031588959485492</text:p>
          </table:table-cell>
          <table:table-cell office:value-type="float" office:value="0.0296198217014961" calcext:value-type="float">
            <text:p>0.029619821701496</text:p>
          </table:table-cell>
          <table:table-cell office:value-type="float" office:value="0.0471667444115008" calcext:value-type="float">
            <text:p>0.04716674441150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6816704468412" calcext:value-type="float">
            <text:p>0.386816704468412</text:p>
          </table:table-cell>
          <table:table-cell office:value-type="float" office:value="0.454055130061795" calcext:value-type="float">
            <text:p>0.454055130061795</text:p>
          </table:table-cell>
          <table:table-cell office:value-type="float" office:value="0.403186233136722" calcext:value-type="float">
            <text:p>0.403186233136722</text:p>
          </table:table-cell>
          <table:table-cell office:value-type="float" office:value="0.436411928382955" calcext:value-type="float">
            <text:p>0.436411928382955</text:p>
          </table:table-cell>
          <table:table-cell office:value-type="float" office:value="6.54325611682426" calcext:value-type="float">
            <text:p>6.54325611682426</text:p>
          </table:table-cell>
          <table:table-cell office:value-type="float" office:value="11.14918067232" calcext:value-type="float">
            <text:p>11.14918067232</text:p>
          </table:table-cell>
          <table:table-cell office:value-type="float" office:value="7.91239991457841" calcext:value-type="float">
            <text:p>7.91239991457841</text:p>
          </table:table-cell>
          <table:table-cell office:value-type="float" office:value="9.14091402953028" calcext:value-type="float">
            <text:p>9.14091402953028</text:p>
          </table:table-cell>
          <table:table-cell office:value-type="float" office:value="0.221511288512326" calcext:value-type="float">
            <text:p>0.221511288512326</text:p>
          </table:table-cell>
          <table:table-cell office:value-type="float" office:value="0.258785801450595" calcext:value-type="float">
            <text:p>0.258785801450595</text:p>
          </table:table-cell>
          <table:table-cell office:value-type="float" office:value="0.230949839500837" calcext:value-type="float">
            <text:p>0.230949839500837</text:p>
          </table:table-cell>
          <table:table-cell office:value-type="float" office:value="0.244165103914257" calcext:value-type="float">
            <text:p>0.244165103914257</text:p>
          </table:table-cell>
          <table:table-cell office:value-type="float" office:value="0.0398536703662797" calcext:value-type="float">
            <text:p>0.03985367036628</text:p>
          </table:table-cell>
          <table:table-cell office:value-type="float" office:value="0.030317565798001" calcext:value-type="float">
            <text:p>0.030317565798001</text:p>
          </table:table-cell>
          <table:table-cell office:value-type="float" office:value="0.0294908741427372" calcext:value-type="float">
            <text:p>0.029490874142737</text:p>
          </table:table-cell>
          <table:table-cell office:value-type="float" office:value="0.0445967093193273" calcext:value-type="float">
            <text:p>0.044596709319327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5460510667062" calcext:value-type="float">
            <text:p>0.385460510667062</text:p>
          </table:table-cell>
          <table:table-cell office:value-type="float" office:value="0.45879287282091" calcext:value-type="float">
            <text:p>0.45879287282091</text:p>
          </table:table-cell>
          <table:table-cell office:value-type="float" office:value="0.403935075484324" calcext:value-type="float">
            <text:p>0.403935075484324</text:p>
          </table:table-cell>
          <table:table-cell office:value-type="float" office:value="0.437629998900532" calcext:value-type="float">
            <text:p>0.437629998900532</text:p>
          </table:table-cell>
          <table:table-cell office:value-type="float" office:value="7.04227987827153" calcext:value-type="float">
            <text:p>7.04227987827153</text:p>
          </table:table-cell>
          <table:table-cell office:value-type="float" office:value="11.8447781610525" calcext:value-type="float">
            <text:p>11.8447781610525</text:p>
          </table:table-cell>
          <table:table-cell office:value-type="float" office:value="8.52098100794832" calcext:value-type="float">
            <text:p>8.52098100794832</text:p>
          </table:table-cell>
          <table:table-cell office:value-type="float" office:value="9.21480500583828" calcext:value-type="float">
            <text:p>9.21480500583828</text:p>
          </table:table-cell>
          <table:table-cell office:value-type="float" office:value="0.221286698369401" calcext:value-type="float">
            <text:p>0.221286698369401</text:p>
          </table:table-cell>
          <table:table-cell office:value-type="float" office:value="0.256679759853416" calcext:value-type="float">
            <text:p>0.256679759853416</text:p>
          </table:table-cell>
          <table:table-cell office:value-type="float" office:value="0.232165995380491" calcext:value-type="float">
            <text:p>0.232165995380491</text:p>
          </table:table-cell>
          <table:table-cell office:value-type="float" office:value="0.239693353678478" calcext:value-type="float">
            <text:p>0.239693353678478</text:p>
          </table:table-cell>
          <table:table-cell office:value-type="float" office:value="0.0400709043637904" calcext:value-type="float">
            <text:p>0.040070904363791</text:p>
          </table:table-cell>
          <table:table-cell office:value-type="float" office:value="0.0329265917216153" calcext:value-type="float">
            <text:p>0.032926591721615</text:p>
          </table:table-cell>
          <table:table-cell office:value-type="float" office:value="0.0295172871376633" calcext:value-type="float">
            <text:p>0.029517287137663</text:p>
          </table:table-cell>
          <table:table-cell office:value-type="float" office:value="0.0476024956885016" calcext:value-type="float">
            <text:p>0.047602495688502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5854102564078" calcext:value-type="float">
            <text:p>0.385854102564078</text:p>
          </table:table-cell>
          <table:table-cell office:value-type="float" office:value="0.460968506047296" calcext:value-type="float">
            <text:p>0.460968506047296</text:p>
          </table:table-cell>
          <table:table-cell office:value-type="float" office:value="0.406836704177085" calcext:value-type="float">
            <text:p>0.406836704177085</text:p>
          </table:table-cell>
          <table:table-cell office:value-type="float" office:value="0.434816361121292" calcext:value-type="float">
            <text:p>0.434816361121292</text:p>
          </table:table-cell>
          <table:table-cell office:value-type="float" office:value="6.55925988667937" calcext:value-type="float">
            <text:p>6.55925988667937</text:p>
          </table:table-cell>
          <table:table-cell office:value-type="float" office:value="11.49620504923" calcext:value-type="float">
            <text:p>11.49620504923</text:p>
          </table:table-cell>
          <table:table-cell office:value-type="float" office:value="8.16836008575675" calcext:value-type="float">
            <text:p>8.16836008575675</text:p>
          </table:table-cell>
          <table:table-cell office:value-type="float" office:value="8.6674603150572" calcext:value-type="float">
            <text:p>8.6674603150572</text:p>
          </table:table-cell>
          <table:table-cell office:value-type="float" office:value="0.219793222294413" calcext:value-type="float">
            <text:p>0.219793222294413</text:p>
          </table:table-cell>
          <table:table-cell office:value-type="float" office:value="0.263119321273901" calcext:value-type="float">
            <text:p>0.263119321273901</text:p>
          </table:table-cell>
          <table:table-cell office:value-type="float" office:value="0.232719966552292" calcext:value-type="float">
            <text:p>0.232719966552292</text:p>
          </table:table-cell>
          <table:table-cell office:value-type="float" office:value="0.242891106013237" calcext:value-type="float">
            <text:p>0.242891106013237</text:p>
          </table:table-cell>
          <table:table-cell office:value-type="float" office:value="0.0411155867143018" calcext:value-type="float">
            <text:p>0.041115586714302</text:p>
          </table:table-cell>
          <table:table-cell office:value-type="float" office:value="0.0307928495991057" calcext:value-type="float">
            <text:p>0.030792849599106</text:p>
          </table:table-cell>
          <table:table-cell office:value-type="float" office:value="0.0288100809670912" calcext:value-type="float">
            <text:p>0.028810080967091</text:p>
          </table:table-cell>
          <table:table-cell office:value-type="float" office:value="0.0476702588072109" calcext:value-type="float">
            <text:p>0.047670258807211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7631398782735" calcext:value-type="float">
            <text:p>0.387631398782735</text:p>
          </table:table-cell>
          <table:table-cell office:value-type="float" office:value="0.461355971747398" calcext:value-type="float">
            <text:p>0.461355971747398</text:p>
          </table:table-cell>
          <table:table-cell office:value-type="float" office:value="0.404807713919037" calcext:value-type="float">
            <text:p>0.404807713919037</text:p>
          </table:table-cell>
          <table:table-cell office:value-type="float" office:value="0.440424020419986" calcext:value-type="float">
            <text:p>0.440424020419986</text:p>
          </table:table-cell>
          <table:table-cell office:value-type="float" office:value="7.01081484698261" calcext:value-type="float">
            <text:p>7.01081484698261</text:p>
          </table:table-cell>
          <table:table-cell office:value-type="float" office:value="11.486590498459" calcext:value-type="float">
            <text:p>11.486590498459</text:p>
          </table:table-cell>
          <table:table-cell office:value-type="float" office:value="8.68006547605453" calcext:value-type="float">
            <text:p>8.68006547605453</text:p>
          </table:table-cell>
          <table:table-cell office:value-type="float" office:value="8.92705595632153" calcext:value-type="float">
            <text:p>8.92705595632153</text:p>
          </table:table-cell>
          <table:table-cell office:value-type="float" office:value="0.224566247637276" calcext:value-type="float">
            <text:p>0.224566247637276</text:p>
          </table:table-cell>
          <table:table-cell office:value-type="float" office:value="0.256038434032012" calcext:value-type="float">
            <text:p>0.256038434032012</text:p>
          </table:table-cell>
          <table:table-cell office:value-type="float" office:value="0.235633722786242" calcext:value-type="float">
            <text:p>0.235633722786242</text:p>
          </table:table-cell>
          <table:table-cell office:value-type="float" office:value="0.238863354554977" calcext:value-type="float">
            <text:p>0.238863354554977</text:p>
          </table:table-cell>
          <table:table-cell office:value-type="float" office:value="0.0412487645877703" calcext:value-type="float">
            <text:p>0.04124876458777</text:p>
          </table:table-cell>
          <table:table-cell office:value-type="float" office:value="0.0325464470048357" calcext:value-type="float">
            <text:p>0.032546447004836</text:p>
          </table:table-cell>
          <table:table-cell office:value-type="float" office:value="0.0293720920767932" calcext:value-type="float">
            <text:p>0.029372092076793</text:p>
          </table:table-cell>
          <table:table-cell office:value-type="float" office:value="0.0492932340882858" calcext:value-type="float">
            <text:p>0.049293234088286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1414439451136" calcext:value-type="float">
            <text:p>0.391414439451136</text:p>
          </table:table-cell>
          <table:table-cell office:value-type="float" office:value="0.46048421102494" calcext:value-type="float">
            <text:p>0.46048421102494</text:p>
          </table:table-cell>
          <table:table-cell office:value-type="float" office:value="0.408091829959778" calcext:value-type="float">
            <text:p>0.408091829959778</text:p>
          </table:table-cell>
          <table:table-cell office:value-type="float" office:value="0.442248385471508" calcext:value-type="float">
            <text:p>0.442248385471508</text:p>
          </table:table-cell>
          <table:table-cell office:value-type="float" office:value="6.92609587121258" calcext:value-type="float">
            <text:p>6.92609587121258</text:p>
          </table:table-cell>
          <table:table-cell office:value-type="float" office:value="11.6562357434834" calcext:value-type="float">
            <text:p>11.6562357434834</text:p>
          </table:table-cell>
          <table:table-cell office:value-type="float" office:value="8.43453393215992" calcext:value-type="float">
            <text:p>8.43453393215992</text:p>
          </table:table-cell>
          <table:table-cell office:value-type="float" office:value="9.42406679299042" calcext:value-type="float">
            <text:p>9.42406679299042</text:p>
          </table:table-cell>
          <table:table-cell office:value-type="float" office:value="0.231246939473508" calcext:value-type="float">
            <text:p>0.231246939473508</text:p>
          </table:table-cell>
          <table:table-cell office:value-type="float" office:value="0.272150834025676" calcext:value-type="float">
            <text:p>0.272150834025676</text:p>
          </table:table-cell>
          <table:table-cell office:value-type="float" office:value="0.241707849270538" calcext:value-type="float">
            <text:p>0.241707849270538</text:p>
          </table:table-cell>
          <table:table-cell office:value-type="float" office:value="0.255608489286231" calcext:value-type="float">
            <text:p>0.255608489286231</text:p>
          </table:table-cell>
          <table:table-cell office:value-type="float" office:value="0.0408576191958038" calcext:value-type="float">
            <text:p>0.040857619195804</text:p>
          </table:table-cell>
          <table:table-cell office:value-type="float" office:value="0.0344444620571519" calcext:value-type="float">
            <text:p>0.034444462057152</text:p>
          </table:table-cell>
          <table:table-cell office:value-type="float" office:value="0.0302561606904119" calcext:value-type="float">
            <text:p>0.030256160690412</text:p>
          </table:table-cell>
          <table:table-cell office:value-type="float" office:value="0.0490790318386717" calcext:value-type="float">
            <text:p>0.049079031838672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6198406408006" calcext:value-type="float">
            <text:p>0.386198406408006</text:p>
          </table:table-cell>
          <table:table-cell office:value-type="float" office:value="0.462140527090165" calcext:value-type="float">
            <text:p>0.462140527090165</text:p>
          </table:table-cell>
          <table:table-cell office:value-type="float" office:value="0.404346143515284" calcext:value-type="float">
            <text:p>0.404346143515284</text:p>
          </table:table-cell>
          <table:table-cell office:value-type="float" office:value="0.441091575349856" calcext:value-type="float">
            <text:p>0.441091575349856</text:p>
          </table:table-cell>
          <table:table-cell office:value-type="float" office:value="6.92433335192942" calcext:value-type="float">
            <text:p>6.92433335192942</text:p>
          </table:table-cell>
          <table:table-cell office:value-type="float" office:value="11.5552755187351" calcext:value-type="float">
            <text:p>11.5552755187351</text:p>
          </table:table-cell>
          <table:table-cell office:value-type="float" office:value="8.64203966270804" calcext:value-type="float">
            <text:p>8.64203966270804</text:p>
          </table:table-cell>
          <table:table-cell office:value-type="float" office:value="9.22954584777752" calcext:value-type="float">
            <text:p>9.22954584777752</text:p>
          </table:table-cell>
          <table:table-cell office:value-type="float" office:value="0.221782125244062" calcext:value-type="float">
            <text:p>0.221782125244062</text:p>
          </table:table-cell>
          <table:table-cell office:value-type="float" office:value="0.252057716011275" calcext:value-type="float">
            <text:p>0.252057716011275</text:p>
          </table:table-cell>
          <table:table-cell office:value-type="float" office:value="0.232257089396181" calcext:value-type="float">
            <text:p>0.232257089396181</text:p>
          </table:table-cell>
          <table:table-cell office:value-type="float" office:value="0.235899253263813" calcext:value-type="float">
            <text:p>0.235899253263813</text:p>
          </table:table-cell>
          <table:table-cell office:value-type="float" office:value="0.0412731651966167" calcext:value-type="float">
            <text:p>0.041273165196617</text:p>
          </table:table-cell>
          <table:table-cell office:value-type="float" office:value="0.0360855799018636" calcext:value-type="float">
            <text:p>0.036085579901864</text:p>
          </table:table-cell>
          <table:table-cell office:value-type="float" office:value="0.0303730674138421" calcext:value-type="float">
            <text:p>0.030373067413842</text:p>
          </table:table-cell>
          <table:table-cell office:value-type="float" office:value="0.0512105458419814" calcext:value-type="float">
            <text:p>0.051210545841982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4547800581937" calcext:value-type="float">
            <text:p>0.384547800581937</text:p>
          </table:table-cell>
          <table:table-cell office:value-type="float" office:value="0.463293200659347" calcext:value-type="float">
            <text:p>0.463293200659347</text:p>
          </table:table-cell>
          <table:table-cell office:value-type="float" office:value="0.404508587670532" calcext:value-type="float">
            <text:p>0.404508587670532</text:p>
          </table:table-cell>
          <table:table-cell office:value-type="float" office:value="0.438029396299409" calcext:value-type="float">
            <text:p>0.438029396299409</text:p>
          </table:table-cell>
          <table:table-cell office:value-type="float" office:value="6.52049829472056" calcext:value-type="float">
            <text:p>6.52049829472056</text:p>
          </table:table-cell>
          <table:table-cell office:value-type="float" office:value="11.8875952235813" calcext:value-type="float">
            <text:p>11.8875952235813</text:p>
          </table:table-cell>
          <table:table-cell office:value-type="float" office:value="8.36981154675787" calcext:value-type="float">
            <text:p>8.36981154675787</text:p>
          </table:table-cell>
          <table:table-cell office:value-type="float" office:value="8.82201651309311" calcext:value-type="float">
            <text:p>8.82201651309311</text:p>
          </table:table-cell>
          <table:table-cell office:value-type="float" office:value="0.225224059942048" calcext:value-type="float">
            <text:p>0.225224059942048</text:p>
          </table:table-cell>
          <table:table-cell office:value-type="float" office:value="0.264791415112455" calcext:value-type="float">
            <text:p>0.264791415112455</text:p>
          </table:table-cell>
          <table:table-cell office:value-type="float" office:value="0.23762943753051" calcext:value-type="float">
            <text:p>0.23762943753051</text:p>
          </table:table-cell>
          <table:table-cell office:value-type="float" office:value="0.245458005704622" calcext:value-type="float">
            <text:p>0.245458005704622</text:p>
          </table:table-cell>
          <table:table-cell office:value-type="float" office:value="0.0421273745087061" calcext:value-type="float">
            <text:p>0.042127374508706</text:p>
          </table:table-cell>
          <table:table-cell office:value-type="float" office:value="0.0336232670214272" calcext:value-type="float">
            <text:p>0.033623267021427</text:p>
          </table:table-cell>
          <table:table-cell office:value-type="float" office:value="0.0299764200496508" calcext:value-type="float">
            <text:p>0.029976420049651</text:p>
          </table:table-cell>
          <table:table-cell office:value-type="float" office:value="0.0503528669814264" calcext:value-type="float">
            <text:p>0.050352866981427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2358963203426" calcext:value-type="float">
            <text:p>0.382358963203426</text:p>
          </table:table-cell>
          <table:table-cell office:value-type="float" office:value="0.461263073664829" calcext:value-type="float">
            <text:p>0.461263073664829</text:p>
          </table:table-cell>
          <table:table-cell office:value-type="float" office:value="0.398842749030635" calcext:value-type="float">
            <text:p>0.398842749030635</text:p>
          </table:table-cell>
          <table:table-cell office:value-type="float" office:value="0.439598612269569" calcext:value-type="float">
            <text:p>0.439598612269569</text:p>
          </table:table-cell>
          <table:table-cell office:value-type="float" office:value="6.82021697184691" calcext:value-type="float">
            <text:p>6.82021697184691</text:p>
          </table:table-cell>
          <table:table-cell office:value-type="float" office:value="11.7066868537348" calcext:value-type="float">
            <text:p>11.7066868537348</text:p>
          </table:table-cell>
          <table:table-cell office:value-type="float" office:value="8.57339992663583" calcext:value-type="float">
            <text:p>8.57339992663583</text:p>
          </table:table-cell>
          <table:table-cell office:value-type="float" office:value="9.29252929980798" calcext:value-type="float">
            <text:p>9.29252929980798</text:p>
          </table:table-cell>
          <table:table-cell office:value-type="float" office:value="0.21935096756405" calcext:value-type="float">
            <text:p>0.21935096756405</text:p>
          </table:table-cell>
          <table:table-cell office:value-type="float" office:value="0.248546150460646" calcext:value-type="float">
            <text:p>0.248546150460646</text:p>
          </table:table-cell>
          <table:table-cell office:value-type="float" office:value="0.229532622205244" calcext:value-type="float">
            <text:p>0.229532622205244</text:p>
          </table:table-cell>
          <table:table-cell office:value-type="float" office:value="0.232674194150527" calcext:value-type="float">
            <text:p>0.232674194150527</text:p>
          </table:table-cell>
          <table:table-cell office:value-type="float" office:value="0.03877541576074" calcext:value-type="float">
            <text:p>0.03877541576074</text:p>
          </table:table-cell>
          <table:table-cell office:value-type="float" office:value="0.0349035093479113" calcext:value-type="float">
            <text:p>0.034903509347911</text:p>
          </table:table-cell>
          <table:table-cell office:value-type="float" office:value="0.0288939307165846" calcext:value-type="float">
            <text:p>0.028893930716585</text:p>
          </table:table-cell>
          <table:table-cell office:value-type="float" office:value="0.0487439440882504" calcext:value-type="float">
            <text:p>0.048743944088251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7772361028135" calcext:value-type="float">
            <text:p>0.387772361028135</text:p>
          </table:table-cell>
          <table:table-cell office:value-type="float" office:value="0.465123343145534" calcext:value-type="float">
            <text:p>0.465123343145534</text:p>
          </table:table-cell>
          <table:table-cell office:value-type="float" office:value="0.403511898238066" calcext:value-type="float">
            <text:p>0.403511898238066</text:p>
          </table:table-cell>
          <table:table-cell office:value-type="float" office:value="0.445046161831132" calcext:value-type="float">
            <text:p>0.445046161831132</text:p>
          </table:table-cell>
          <table:table-cell office:value-type="float" office:value="6.85475936193441" calcext:value-type="float">
            <text:p>6.85475936193441</text:p>
          </table:table-cell>
          <table:table-cell office:value-type="float" office:value="11.7683295601586" calcext:value-type="float">
            <text:p>11.7683295601586</text:p>
          </table:table-cell>
          <table:table-cell office:value-type="float" office:value="8.54510948438935" calcext:value-type="float">
            <text:p>8.54510948438935</text:p>
          </table:table-cell>
          <table:table-cell office:value-type="float" office:value="9.59504518684721" calcext:value-type="float">
            <text:p>9.59504518684721</text:p>
          </table:table-cell>
          <table:table-cell office:value-type="float" office:value="0.226146707875461" calcext:value-type="float">
            <text:p>0.226146707875461</text:p>
          </table:table-cell>
          <table:table-cell office:value-type="float" office:value="0.260707035284677" calcext:value-type="float">
            <text:p>0.260707035284677</text:p>
          </table:table-cell>
          <table:table-cell office:value-type="float" office:value="0.235960177779318" calcext:value-type="float">
            <text:p>0.235960177779318</text:p>
          </table:table-cell>
          <table:table-cell office:value-type="float" office:value="0.245168495934856" calcext:value-type="float">
            <text:p>0.245168495934856</text:p>
          </table:table-cell>
          <table:table-cell office:value-type="float" office:value="0.0395404609472979" calcext:value-type="float">
            <text:p>0.039540460947298</text:p>
          </table:table-cell>
          <table:table-cell office:value-type="float" office:value="0.0345453373016886" calcext:value-type="float">
            <text:p>0.034545337301689</text:p>
          </table:table-cell>
          <table:table-cell office:value-type="float" office:value="0.0293356217819533" calcext:value-type="float">
            <text:p>0.029335621781953</text:p>
          </table:table-cell>
          <table:table-cell office:value-type="float" office:value="0.0488564886137664" calcext:value-type="float">
            <text:p>0.048856488613766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0138977319117" calcext:value-type="float">
            <text:p>0.380138977319117</text:p>
          </table:table-cell>
          <table:table-cell office:value-type="float" office:value="0.460563380584688" calcext:value-type="float">
            <text:p>0.460563380584688</text:p>
          </table:table-cell>
          <table:table-cell office:value-type="float" office:value="0.396717872721289" calcext:value-type="float">
            <text:p>0.396717872721289</text:p>
          </table:table-cell>
          <table:table-cell office:value-type="float" office:value="0.439021462170893" calcext:value-type="float">
            <text:p>0.439021462170893</text:p>
          </table:table-cell>
          <table:table-cell office:value-type="float" office:value="7.06799675587546" calcext:value-type="float">
            <text:p>7.06799675587546</text:p>
          </table:table-cell>
          <table:table-cell office:value-type="float" office:value="11.463165288" calcext:value-type="float">
            <text:p>11.463165288</text:p>
          </table:table-cell>
          <table:table-cell office:value-type="float" office:value="8.82832833885822" calcext:value-type="float">
            <text:p>8.82832833885822</text:p>
          </table:table-cell>
          <table:table-cell office:value-type="float" office:value="9.28081371558826" calcext:value-type="float">
            <text:p>9.28081371558826</text:p>
          </table:table-cell>
          <table:table-cell office:value-type="float" office:value="0.221160513454857" calcext:value-type="float">
            <text:p>0.221160513454857</text:p>
          </table:table-cell>
          <table:table-cell office:value-type="float" office:value="0.246023778769939" calcext:value-type="float">
            <text:p>0.246023778769939</text:p>
          </table:table-cell>
          <table:table-cell office:value-type="float" office:value="0.231335291462879" calcext:value-type="float">
            <text:p>0.231335291462879</text:p>
          </table:table-cell>
          <table:table-cell office:value-type="float" office:value="0.230167758026038" calcext:value-type="float">
            <text:p>0.230167758026038</text:p>
          </table:table-cell>
          <table:table-cell office:value-type="float" office:value="0.0363900914751579" calcext:value-type="float">
            <text:p>0.036390091475158</text:p>
          </table:table-cell>
          <table:table-cell office:value-type="float" office:value="0.0350174090829177" calcext:value-type="float">
            <text:p>0.035017409082918</text:p>
          </table:table-cell>
          <table:table-cell office:value-type="float" office:value="0.0278849022649101" calcext:value-type="float">
            <text:p>0.02788490226491</text:p>
          </table:table-cell>
          <table:table-cell office:value-type="float" office:value="0.0470206079888262" calcext:value-type="float">
            <text:p>0.047020607988826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2261066266554" calcext:value-type="float">
            <text:p>0.382261066266554</text:p>
          </table:table-cell>
          <table:table-cell office:value-type="float" office:value="0.468081959192119" calcext:value-type="float">
            <text:p>0.468081959192119</text:p>
          </table:table-cell>
          <table:table-cell office:value-type="float" office:value="0.402221006442143" calcext:value-type="float">
            <text:p>0.402221006442143</text:p>
          </table:table-cell>
          <table:table-cell office:value-type="float" office:value="0.440364658788207" calcext:value-type="float">
            <text:p>0.440364658788207</text:p>
          </table:table-cell>
          <table:table-cell office:value-type="float" office:value="6.9621774632846" calcext:value-type="float">
            <text:p>6.9621774632846</text:p>
          </table:table-cell>
          <table:table-cell office:value-type="float" office:value="12.0914451211719" calcext:value-type="float">
            <text:p>12.0914451211719</text:p>
          </table:table-cell>
          <table:table-cell office:value-type="float" office:value="8.75806792639061" calcext:value-type="float">
            <text:p>8.75806792639061</text:p>
          </table:table-cell>
          <table:table-cell office:value-type="float" office:value="8.90018317887695" calcext:value-type="float">
            <text:p>8.90018317887695</text:p>
          </table:table-cell>
          <table:table-cell office:value-type="float" office:value="0.221697715865168" calcext:value-type="float">
            <text:p>0.221697715865168</text:p>
          </table:table-cell>
          <table:table-cell office:value-type="float" office:value="0.257584757216848" calcext:value-type="float">
            <text:p>0.257584757216848</text:p>
          </table:table-cell>
          <table:table-cell office:value-type="float" office:value="0.233917215752717" calcext:value-type="float">
            <text:p>0.233917215752717</text:p>
          </table:table-cell>
          <table:table-cell office:value-type="float" office:value="0.238195224355754" calcext:value-type="float">
            <text:p>0.238195224355754</text:p>
          </table:table-cell>
          <table:table-cell office:value-type="float" office:value="0.0378702173130031" calcext:value-type="float">
            <text:p>0.037870217313003</text:p>
          </table:table-cell>
          <table:table-cell office:value-type="float" office:value="0.0328247389776718" calcext:value-type="float">
            <text:p>0.032824738977672</text:p>
          </table:table-cell>
          <table:table-cell office:value-type="float" office:value="0.0271033262879465" calcext:value-type="float">
            <text:p>0.027103326287947</text:p>
          </table:table-cell>
          <table:table-cell office:value-type="float" office:value="0.0479076933093821" calcext:value-type="float">
            <text:p>0.047907693309382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9048487450267" calcext:value-type="float">
            <text:p>0.379048487450267</text:p>
          </table:table-cell>
          <table:table-cell office:value-type="float" office:value="0.463466907993489" calcext:value-type="float">
            <text:p>0.463466907993489</text:p>
          </table:table-cell>
          <table:table-cell office:value-type="float" office:value="0.394812947324852" calcext:value-type="float">
            <text:p>0.394812947324852</text:p>
          </table:table-cell>
          <table:table-cell office:value-type="float" office:value="0.441064852913908" calcext:value-type="float">
            <text:p>0.441064852913908</text:p>
          </table:table-cell>
          <table:table-cell office:value-type="float" office:value="7.07876100721889" calcext:value-type="float">
            <text:p>7.07876100721889</text:p>
          </table:table-cell>
          <table:table-cell office:value-type="float" office:value="11.639406990104" calcext:value-type="float">
            <text:p>11.639406990104</text:p>
          </table:table-cell>
          <table:table-cell office:value-type="float" office:value="8.52009614168077" calcext:value-type="float">
            <text:p>8.52009614168077</text:p>
          </table:table-cell>
          <table:table-cell office:value-type="float" office:value="9.10667165003301" calcext:value-type="float">
            <text:p>9.10667165003301</text:p>
          </table:table-cell>
          <table:table-cell office:value-type="float" office:value="0.219330991399691" calcext:value-type="float">
            <text:p>0.219330991399691</text:p>
          </table:table-cell>
          <table:table-cell office:value-type="float" office:value="0.251360121521787" calcext:value-type="float">
            <text:p>0.251360121521787</text:p>
          </table:table-cell>
          <table:table-cell office:value-type="float" office:value="0.229422638131135" calcext:value-type="float">
            <text:p>0.229422638131135</text:p>
          </table:table-cell>
          <table:table-cell office:value-type="float" office:value="0.234937676042976" calcext:value-type="float">
            <text:p>0.234937676042976</text:p>
          </table:table-cell>
          <table:table-cell office:value-type="float" office:value="0.0378445038776309" calcext:value-type="float">
            <text:p>0.037844503877631</text:p>
          </table:table-cell>
          <table:table-cell office:value-type="float" office:value="0.034953767864244" calcext:value-type="float">
            <text:p>0.034953767864244</text:p>
          </table:table-cell>
          <table:table-cell office:value-type="float" office:value="0.0281733907979777" calcext:value-type="float">
            <text:p>0.028173390797978</text:p>
          </table:table-cell>
          <table:table-cell office:value-type="float" office:value="0.048824611468625" calcext:value-type="float">
            <text:p>0.048824611468625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5284144510078" calcext:value-type="float">
            <text:p>0.375284144510078</text:p>
          </table:table-cell>
          <table:table-cell office:value-type="float" office:value="0.453602748957549" calcext:value-type="float">
            <text:p>0.453602748957549</text:p>
          </table:table-cell>
          <table:table-cell office:value-type="float" office:value="0.389681482437013" calcext:value-type="float">
            <text:p>0.389681482437013</text:p>
          </table:table-cell>
          <table:table-cell office:value-type="float" office:value="0.434556977436258" calcext:value-type="float">
            <text:p>0.434556977436258</text:p>
          </table:table-cell>
          <table:table-cell office:value-type="float" office:value="6.96222814079079" calcext:value-type="float">
            <text:p>6.96222814079079</text:p>
          </table:table-cell>
          <table:table-cell office:value-type="float" office:value="11.3200513020761" calcext:value-type="float">
            <text:p>11.3200513020761</text:p>
          </table:table-cell>
          <table:table-cell office:value-type="float" office:value="8.24874812481634" calcext:value-type="float">
            <text:p>8.24874812481634</text:p>
          </table:table-cell>
          <table:table-cell office:value-type="float" office:value="8.85534494848248" calcext:value-type="float">
            <text:p>8.85534494848248</text:p>
          </table:table-cell>
          <table:table-cell office:value-type="float" office:value="0.215299651225318" calcext:value-type="float">
            <text:p>0.215299651225318</text:p>
          </table:table-cell>
          <table:table-cell office:value-type="float" office:value="0.244588656405513" calcext:value-type="float">
            <text:p>0.244588656405513</text:p>
          </table:table-cell>
          <table:table-cell office:value-type="float" office:value="0.224311556541102" calcext:value-type="float">
            <text:p>0.224311556541102</text:p>
          </table:table-cell>
          <table:table-cell office:value-type="float" office:value="0.230084127421279" calcext:value-type="float">
            <text:p>0.230084127421279</text:p>
          </table:table-cell>
          <table:table-cell office:value-type="float" office:value="0.0386697215862431" calcext:value-type="float">
            <text:p>0.038669721586243</text:p>
          </table:table-cell>
          <table:table-cell office:value-type="float" office:value="0.0349990562709338" calcext:value-type="float">
            <text:p>0.034999056270934</text:p>
          </table:table-cell>
          <table:table-cell office:value-type="float" office:value="0.0293674751066502" calcext:value-type="float">
            <text:p>0.02936747510665</text:p>
          </table:table-cell>
          <table:table-cell office:value-type="float" office:value="0.0483950116392493" calcext:value-type="float">
            <text:p>0.048395011639249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7394659632318" calcext:value-type="float">
            <text:p>0.377394659632318</text:p>
          </table:table-cell>
          <table:table-cell office:value-type="float" office:value="0.462217203013702" calcext:value-type="float">
            <text:p>0.462217203013702</text:p>
          </table:table-cell>
          <table:table-cell office:value-type="float" office:value="0.393482095138659" calcext:value-type="float">
            <text:p>0.393482095138659</text:p>
          </table:table-cell>
          <table:table-cell office:value-type="float" office:value="0.441728796551266" calcext:value-type="float">
            <text:p>0.441728796551266</text:p>
          </table:table-cell>
          <table:table-cell office:value-type="float" office:value="6.82729748158637" calcext:value-type="float">
            <text:p>6.82729748158637</text:p>
          </table:table-cell>
          <table:table-cell office:value-type="float" office:value="11.0078764045933" calcext:value-type="float">
            <text:p>11.0078764045933</text:p>
          </table:table-cell>
          <table:table-cell office:value-type="float" office:value="8.56709376876473" calcext:value-type="float">
            <text:p>8.56709376876473</text:p>
          </table:table-cell>
          <table:table-cell office:value-type="float" office:value="9.04717819142575" calcext:value-type="float">
            <text:p>9.04717819142575</text:p>
          </table:table-cell>
          <table:table-cell office:value-type="float" office:value="0.21823532979756" calcext:value-type="float">
            <text:p>0.21823532979756</text:p>
          </table:table-cell>
          <table:table-cell office:value-type="float" office:value="0.248275005412202" calcext:value-type="float">
            <text:p>0.248275005412202</text:p>
          </table:table-cell>
          <table:table-cell office:value-type="float" office:value="0.228375817851693" calcext:value-type="float">
            <text:p>0.228375817851693</text:p>
          </table:table-cell>
          <table:table-cell office:value-type="float" office:value="0.231662297526728" calcext:value-type="float">
            <text:p>0.231662297526728</text:p>
          </table:table-cell>
          <table:table-cell office:value-type="float" office:value="0.039487933165056" calcext:value-type="float">
            <text:p>0.039487933165056</text:p>
          </table:table-cell>
          <table:table-cell office:value-type="float" office:value="0.0383318528716022" calcext:value-type="float">
            <text:p>0.038331852871602</text:p>
          </table:table-cell>
          <table:table-cell office:value-type="float" office:value="0.0305570862844923" calcext:value-type="float">
            <text:p>0.030557086284492</text:p>
          </table:table-cell>
          <table:table-cell office:value-type="float" office:value="0.0512662861065158" calcext:value-type="float">
            <text:p>0.051266286106516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021972117553" calcext:value-type="float">
            <text:p>0.37021972117553</text:p>
          </table:table-cell>
          <table:table-cell office:value-type="float" office:value="0.454234430854323" calcext:value-type="float">
            <text:p>0.454234430854323</text:p>
          </table:table-cell>
          <table:table-cell office:value-type="float" office:value="0.389947077352016" calcext:value-type="float">
            <text:p>0.389947077352016</text:p>
          </table:table-cell>
          <table:table-cell office:value-type="float" office:value="0.42693782382416" calcext:value-type="float">
            <text:p>0.42693782382416</text:p>
          </table:table-cell>
          <table:table-cell office:value-type="float" office:value="6.54601026456626" calcext:value-type="float">
            <text:p>6.54601026456626</text:p>
          </table:table-cell>
          <table:table-cell office:value-type="float" office:value="11.7104291683209" calcext:value-type="float">
            <text:p>11.7104291683209</text:p>
          </table:table-cell>
          <table:table-cell office:value-type="float" office:value="8.47412072808632" calcext:value-type="float">
            <text:p>8.47412072808632</text:p>
          </table:table-cell>
          <table:table-cell office:value-type="float" office:value="8.57516227982541" calcext:value-type="float">
            <text:p>8.57516227982541</text:p>
          </table:table-cell>
          <table:table-cell office:value-type="float" office:value="0.215512361655363" calcext:value-type="float">
            <text:p>0.215512361655363</text:p>
          </table:table-cell>
          <table:table-cell office:value-type="float" office:value="0.245684518006987" calcext:value-type="float">
            <text:p>0.245684518006987</text:p>
          </table:table-cell>
          <table:table-cell office:value-type="float" office:value="0.227344726566995" calcext:value-type="float">
            <text:p>0.227344726566995</text:p>
          </table:table-cell>
          <table:table-cell office:value-type="float" office:value="0.226768483547314" calcext:value-type="float">
            <text:p>0.226768483547314</text:p>
          </table:table-cell>
          <table:table-cell office:value-type="float" office:value="0.0406972118476018" calcext:value-type="float">
            <text:p>0.040697211847602</text:p>
          </table:table-cell>
          <table:table-cell office:value-type="float" office:value="0.0363994062042551" calcext:value-type="float">
            <text:p>0.036399406204255</text:p>
          </table:table-cell>
          <table:table-cell office:value-type="float" office:value="0.0302613057952992" calcext:value-type="float">
            <text:p>0.030261305795299</text:p>
          </table:table-cell>
          <table:table-cell office:value-type="float" office:value="0.0513618256947118" calcext:value-type="float">
            <text:p>0.051361825694712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4048455637386" calcext:value-type="float">
            <text:p>0.374048455637386</text:p>
          </table:table-cell>
          <table:table-cell office:value-type="float" office:value="0.455686377751621" calcext:value-type="float">
            <text:p>0.455686377751621</text:p>
          </table:table-cell>
          <table:table-cell office:value-type="float" office:value="0.389443673617406" calcext:value-type="float">
            <text:p>0.389443673617406</text:p>
          </table:table-cell>
          <table:table-cell office:value-type="float" office:value="0.431604628169782" calcext:value-type="float">
            <text:p>0.431604628169782</text:p>
          </table:table-cell>
          <table:table-cell office:value-type="float" office:value="6.71427234009627" calcext:value-type="float">
            <text:p>6.71427234009627</text:p>
          </table:table-cell>
          <table:table-cell office:value-type="float" office:value="11.4612823844572" calcext:value-type="float">
            <text:p>11.4612823844572</text:p>
          </table:table-cell>
          <table:table-cell office:value-type="float" office:value="8.12814537958677" calcext:value-type="float">
            <text:p>8.12814537958677</text:p>
          </table:table-cell>
          <table:table-cell office:value-type="float" office:value="9.03898054476608" calcext:value-type="float">
            <text:p>9.03898054476608</text:p>
          </table:table-cell>
          <table:table-cell office:value-type="float" office:value="0.21732051605906" calcext:value-type="float">
            <text:p>0.21732051605906</text:p>
          </table:table-cell>
          <table:table-cell office:value-type="float" office:value="0.236944898991668" calcext:value-type="float">
            <text:p>0.236944898991668</text:p>
          </table:table-cell>
          <table:table-cell office:value-type="float" office:value="0.227202249846684" calcext:value-type="float">
            <text:p>0.227202249846684</text:p>
          </table:table-cell>
          <table:table-cell office:value-type="float" office:value="0.221335057128887" calcext:value-type="float">
            <text:p>0.221335057128887</text:p>
          </table:table-cell>
          <table:table-cell office:value-type="float" office:value="0.0400491352704207" calcext:value-type="float">
            <text:p>0.040049135270421</text:p>
          </table:table-cell>
          <table:table-cell office:value-type="float" office:value="0.0391330343222644" calcext:value-type="float">
            <text:p>0.039133034322265</text:p>
          </table:table-cell>
          <table:table-cell office:value-type="float" office:value="0.0309170873143874" calcext:value-type="float">
            <text:p>0.030917087314388</text:p>
          </table:table-cell>
          <table:table-cell office:value-type="float" office:value="0.0524220920632858" calcext:value-type="float">
            <text:p>0.052422092063286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9851978878371" calcext:value-type="float">
            <text:p>0.379851978878371</text:p>
          </table:table-cell>
          <table:table-cell office:value-type="float" office:value="0.464941581993348" calcext:value-type="float">
            <text:p>0.464941581993348</text:p>
          </table:table-cell>
          <table:table-cell office:value-type="float" office:value="0.395604419721439" calcext:value-type="float">
            <text:p>0.395604419721439</text:p>
          </table:table-cell>
          <table:table-cell office:value-type="float" office:value="0.441928670690884" calcext:value-type="float">
            <text:p>0.441928670690884</text:p>
          </table:table-cell>
          <table:table-cell office:value-type="float" office:value="7.01650054394471" calcext:value-type="float">
            <text:p>7.01650054394471</text:p>
          </table:table-cell>
          <table:table-cell office:value-type="float" office:value="12.4761920780459" calcext:value-type="float">
            <text:p>12.4761920780459</text:p>
          </table:table-cell>
          <table:table-cell office:value-type="float" office:value="8.60543961980137" calcext:value-type="float">
            <text:p>8.60543961980137</text:p>
          </table:table-cell>
          <table:table-cell office:value-type="float" office:value="9.74313382896695" calcext:value-type="float">
            <text:p>9.74313382896695</text:p>
          </table:table-cell>
          <table:table-cell office:value-type="float" office:value="0.216395700690232" calcext:value-type="float">
            <text:p>0.216395700690232</text:p>
          </table:table-cell>
          <table:table-cell office:value-type="float" office:value="0.242982134578878" calcext:value-type="float">
            <text:p>0.242982134578878</text:p>
          </table:table-cell>
          <table:table-cell office:value-type="float" office:value="0.22606010805871" calcext:value-type="float">
            <text:p>0.22606010805871</text:p>
          </table:table-cell>
          <table:table-cell office:value-type="float" office:value="0.227298472435548" calcext:value-type="float">
            <text:p>0.227298472435548</text:p>
          </table:table-cell>
          <table:table-cell office:value-type="float" office:value="0.0379281982266477" calcext:value-type="float">
            <text:p>0.037928198226648</text:p>
          </table:table-cell>
          <table:table-cell office:value-type="float" office:value="0.0347561776201061" calcext:value-type="float">
            <text:p>0.034756177620106</text:p>
          </table:table-cell>
          <table:table-cell office:value-type="float" office:value="0.0292456615074823" calcext:value-type="float">
            <text:p>0.029245661507482</text:p>
          </table:table-cell>
          <table:table-cell office:value-type="float" office:value="0.0475041820504672" calcext:value-type="float">
            <text:p>0.047504182050467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73261356524" calcext:value-type="float">
            <text:p>0.3773261356524</text:p>
          </table:table-cell>
          <table:table-cell office:value-type="float" office:value="0.463090397431998" calcext:value-type="float">
            <text:p>0.463090397431998</text:p>
          </table:table-cell>
          <table:table-cell office:value-type="float" office:value="0.393476697796425" calcext:value-type="float">
            <text:p>0.393476697796425</text:p>
          </table:table-cell>
          <table:table-cell office:value-type="float" office:value="0.439732736858963" calcext:value-type="float">
            <text:p>0.439732736858963</text:p>
          </table:table-cell>
          <table:table-cell office:value-type="float" office:value="7.10258230827408" calcext:value-type="float">
            <text:p>7.10258230827408</text:p>
          </table:table-cell>
          <table:table-cell office:value-type="float" office:value="11.8947382347871" calcext:value-type="float">
            <text:p>11.8947382347871</text:p>
          </table:table-cell>
          <table:table-cell office:value-type="float" office:value="8.60852584014042" calcext:value-type="float">
            <text:p>8.60852584014042</text:p>
          </table:table-cell>
          <table:table-cell office:value-type="float" office:value="9.72081573833409" calcext:value-type="float">
            <text:p>9.72081573833409</text:p>
          </table:table-cell>
          <table:table-cell office:value-type="float" office:value="0.220211972571882" calcext:value-type="float">
            <text:p>0.220211972571882</text:p>
          </table:table-cell>
          <table:table-cell office:value-type="float" office:value="0.24467349042884" calcext:value-type="float">
            <text:p>0.24467349042884</text:p>
          </table:table-cell>
          <table:table-cell office:value-type="float" office:value="0.230171957228267" calcext:value-type="float">
            <text:p>0.230171957228267</text:p>
          </table:table-cell>
          <table:table-cell office:value-type="float" office:value="0.228440895705028" calcext:value-type="float">
            <text:p>0.228440895705028</text:p>
          </table:table-cell>
          <table:table-cell office:value-type="float" office:value="0.0380109075774383" calcext:value-type="float">
            <text:p>0.038010907577438</text:p>
          </table:table-cell>
          <table:table-cell office:value-type="float" office:value="0.0377288036285067" calcext:value-type="float">
            <text:p>0.037728803628507</text:p>
          </table:table-cell>
          <table:table-cell office:value-type="float" office:value="0.0292731842273214" calcext:value-type="float">
            <text:p>0.029273184227322</text:p>
          </table:table-cell>
          <table:table-cell office:value-type="float" office:value="0.0505619328022934" calcext:value-type="float">
            <text:p>0.050561932802294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3205279633758" calcext:value-type="float">
            <text:p>0.373205279633758</text:p>
          </table:table-cell>
          <table:table-cell office:value-type="float" office:value="0.462403966434942" calcext:value-type="float">
            <text:p>0.462403966434942</text:p>
          </table:table-cell>
          <table:table-cell office:value-type="float" office:value="0.393366848612589" calcext:value-type="float">
            <text:p>0.393366848612589</text:p>
          </table:table-cell>
          <table:table-cell office:value-type="float" office:value="0.433312580809569" calcext:value-type="float">
            <text:p>0.433312580809569</text:p>
          </table:table-cell>
          <table:table-cell office:value-type="float" office:value="6.58762003349297" calcext:value-type="float">
            <text:p>6.58762003349297</text:p>
          </table:table-cell>
          <table:table-cell office:value-type="float" office:value="11.4514773045124" calcext:value-type="float">
            <text:p>11.4514773045124</text:p>
          </table:table-cell>
          <table:table-cell office:value-type="float" office:value="8.24778395568528" calcext:value-type="float">
            <text:p>8.24778395568528</text:p>
          </table:table-cell>
          <table:table-cell office:value-type="float" office:value="8.90310690137682" calcext:value-type="float">
            <text:p>8.90310690137682</text:p>
          </table:table-cell>
          <table:table-cell office:value-type="float" office:value="0.220386434006254" calcext:value-type="float">
            <text:p>0.220386434006254</text:p>
          </table:table-cell>
          <table:table-cell office:value-type="float" office:value="0.251865285564652" calcext:value-type="float">
            <text:p>0.251865285564652</text:p>
          </table:table-cell>
          <table:table-cell office:value-type="float" office:value="0.232652604557043" calcext:value-type="float">
            <text:p>0.232652604557043</text:p>
          </table:table-cell>
          <table:table-cell office:value-type="float" office:value="0.231652298305017" calcext:value-type="float">
            <text:p>0.231652298305017</text:p>
          </table:table-cell>
          <table:table-cell office:value-type="float" office:value="0.0418264025210478" calcext:value-type="float">
            <text:p>0.041826402521048</text:p>
          </table:table-cell>
          <table:table-cell office:value-type="float" office:value="0.0429628759771969" calcext:value-type="float">
            <text:p>0.042962875977197</text:p>
          </table:table-cell>
          <table:table-cell office:value-type="float" office:value="0.0334605413240179" calcext:value-type="float">
            <text:p>0.033460541324018</text:p>
          </table:table-cell>
          <table:table-cell office:value-type="float" office:value="0.054927815083135" calcext:value-type="float">
            <text:p>0.054927815083135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81520176488078" calcext:value-type="float">
            <text:p>0.381520176488078</text:p>
          </table:table-cell>
          <table:table-cell office:value-type="float" office:value="0.465495204183569" calcext:value-type="float">
            <text:p>0.465495204183569</text:p>
          </table:table-cell>
          <table:table-cell office:value-type="float" office:value="0.395901762937048" calcext:value-type="float">
            <text:p>0.395901762937048</text:p>
          </table:table-cell>
          <table:table-cell office:value-type="float" office:value="0.445906341413219" calcext:value-type="float">
            <text:p>0.445906341413219</text:p>
          </table:table-cell>
          <table:table-cell office:value-type="float" office:value="7.36012087212934" calcext:value-type="float">
            <text:p>7.36012087212934</text:p>
          </table:table-cell>
          <table:table-cell office:value-type="float" office:value="12.2865335856075" calcext:value-type="float">
            <text:p>12.2865335856075</text:p>
          </table:table-cell>
          <table:table-cell office:value-type="float" office:value="8.97743802542866" calcext:value-type="float">
            <text:p>8.97743802542866</text:p>
          </table:table-cell>
          <table:table-cell office:value-type="float" office:value="9.97055629724939" calcext:value-type="float">
            <text:p>9.97055629724939</text:p>
          </table:table-cell>
          <table:table-cell office:value-type="float" office:value="0.233662801680124" calcext:value-type="float">
            <text:p>0.233662801680124</text:p>
          </table:table-cell>
          <table:table-cell office:value-type="float" office:value="0.270777348107928" calcext:value-type="float">
            <text:p>0.270777348107928</text:p>
          </table:table-cell>
          <table:table-cell office:value-type="float" office:value="0.24395702482387" calcext:value-type="float">
            <text:p>0.24395702482387</text:p>
          </table:table-cell>
          <table:table-cell office:value-type="float" office:value="0.253081638235942" calcext:value-type="float">
            <text:p>0.253081638235942</text:p>
          </table:table-cell>
          <table:table-cell office:value-type="float" office:value="0.0353905896748718" calcext:value-type="float">
            <text:p>0.035390589674872</text:p>
          </table:table-cell>
          <table:table-cell office:value-type="float" office:value="0.0343123943109182" calcext:value-type="float">
            <text:p>0.034312394310918</text:p>
          </table:table-cell>
          <table:table-cell office:value-type="float" office:value="0.0274515062296352" calcext:value-type="float">
            <text:p>0.027451506229635</text:p>
          </table:table-cell>
          <table:table-cell office:value-type="float" office:value="0.0461564218406944" calcext:value-type="float">
            <text:p>0.046156421840694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3008363158513" calcext:value-type="float">
            <text:p>0.373008363158513</text:p>
          </table:table-cell>
          <table:table-cell office:value-type="float" office:value="0.454252955403954" calcext:value-type="float">
            <text:p>0.454252955403954</text:p>
          </table:table-cell>
          <table:table-cell office:value-type="float" office:value="0.388874251162036" calcext:value-type="float">
            <text:p>0.388874251162036</text:p>
          </table:table-cell>
          <table:table-cell office:value-type="float" office:value="0.432343648376632" calcext:value-type="float">
            <text:p>0.432343648376632</text:p>
          </table:table-cell>
          <table:table-cell office:value-type="float" office:value="6.91569295770102" calcext:value-type="float">
            <text:p>6.91569295770102</text:p>
          </table:table-cell>
          <table:table-cell office:value-type="float" office:value="11.4458682879413" calcext:value-type="float">
            <text:p>11.4458682879413</text:p>
          </table:table-cell>
          <table:table-cell office:value-type="float" office:value="8.54737791522395" calcext:value-type="float">
            <text:p>8.54737791522395</text:p>
          </table:table-cell>
          <table:table-cell office:value-type="float" office:value="9.2839985354037" calcext:value-type="float">
            <text:p>9.2839985354037</text:p>
          </table:table-cell>
          <table:table-cell office:value-type="float" office:value="0.223318401074806" calcext:value-type="float">
            <text:p>0.223318401074806</text:p>
          </table:table-cell>
          <table:table-cell office:value-type="float" office:value="0.246549823537952" calcext:value-type="float">
            <text:p>0.246549823537952</text:p>
          </table:table-cell>
          <table:table-cell office:value-type="float" office:value="0.233444646429302" calcext:value-type="float">
            <text:p>0.233444646429302</text:p>
          </table:table-cell>
          <table:table-cell office:value-type="float" office:value="0.229999921864518" calcext:value-type="float">
            <text:p>0.229999921864518</text:p>
          </table:table-cell>
          <table:table-cell office:value-type="float" office:value="0.0391074635008754" calcext:value-type="float">
            <text:p>0.039107463500876</text:p>
          </table:table-cell>
          <table:table-cell office:value-type="float" office:value="0.0358636810588452" calcext:value-type="float">
            <text:p>0.035863681058845</text:p>
          </table:table-cell>
          <table:table-cell office:value-type="float" office:value="0.0301033052955018" calcext:value-type="float">
            <text:p>0.030103305295502</text:p>
          </table:table-cell>
          <table:table-cell office:value-type="float" office:value="0.04940832335247" calcext:value-type="float">
            <text:p>0.04940832335247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2997628463251" calcext:value-type="float">
            <text:p>0.372997628463251</text:p>
          </table:table-cell>
          <table:table-cell office:value-type="float" office:value="0.456771745955151" calcext:value-type="float">
            <text:p>0.456771745955151</text:p>
          </table:table-cell>
          <table:table-cell office:value-type="float" office:value="0.388578961772216" calcext:value-type="float">
            <text:p>0.388578961772216</text:p>
          </table:table-cell>
          <table:table-cell office:value-type="float" office:value="0.435165684974214" calcext:value-type="float">
            <text:p>0.435165684974214</text:p>
          </table:table-cell>
          <table:table-cell office:value-type="float" office:value="7.25686837924906" calcext:value-type="float">
            <text:p>7.25686837924906</text:p>
          </table:table-cell>
          <table:table-cell office:value-type="float" office:value="12.1416617358693" calcext:value-type="float">
            <text:p>12.1416617358693</text:p>
          </table:table-cell>
          <table:table-cell office:value-type="float" office:value="8.81964250965126" calcext:value-type="float">
            <text:p>8.81964250965126</text:p>
          </table:table-cell>
          <table:table-cell office:value-type="float" office:value="9.46033649462047" calcext:value-type="float">
            <text:p>9.46033649462047</text:p>
          </table:table-cell>
          <table:table-cell office:value-type="float" office:value="0.224777742208557" calcext:value-type="float">
            <text:p>0.224777742208557</text:p>
          </table:table-cell>
          <table:table-cell office:value-type="float" office:value="0.247756525435914" calcext:value-type="float">
            <text:p>0.247756525435914</text:p>
          </table:table-cell>
          <table:table-cell office:value-type="float" office:value="0.234845239311576" calcext:value-type="float">
            <text:p>0.234845239311576</text:p>
          </table:table-cell>
          <table:table-cell office:value-type="float" office:value="0.231148546158848" calcext:value-type="float">
            <text:p>0.231148546158848</text:p>
          </table:table-cell>
          <table:table-cell office:value-type="float" office:value="0.0391011027218327" calcext:value-type="float">
            <text:p>0.039101102721833</text:p>
          </table:table-cell>
          <table:table-cell office:value-type="float" office:value="0.0378406215868703" calcext:value-type="float">
            <text:p>0.03784062158687</text:p>
          </table:table-cell>
          <table:table-cell office:value-type="float" office:value="0.0291347817217848" calcext:value-type="float">
            <text:p>0.029134781721785</text:p>
          </table:table-cell>
          <table:table-cell office:value-type="float" office:value="0.0528392170125902" calcext:value-type="float">
            <text:p>0.05283921701259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4267173877328" calcext:value-type="float">
            <text:p>0.364267173877328</text:p>
          </table:table-cell>
          <table:table-cell office:value-type="float" office:value="0.448446249982558" calcext:value-type="float">
            <text:p>0.448446249982558</text:p>
          </table:table-cell>
          <table:table-cell office:value-type="float" office:value="0.382129952695243" calcext:value-type="float">
            <text:p>0.382129952695243</text:p>
          </table:table-cell>
          <table:table-cell office:value-type="float" office:value="0.423501354510865" calcext:value-type="float">
            <text:p>0.423501354510865</text:p>
          </table:table-cell>
          <table:table-cell office:value-type="float" office:value="6.62016002387933" calcext:value-type="float">
            <text:p>6.62016002387933</text:p>
          </table:table-cell>
          <table:table-cell office:value-type="float" office:value="10.8589398497775" calcext:value-type="float">
            <text:p>10.8589398497775</text:p>
          </table:table-cell>
          <table:table-cell office:value-type="float" office:value="7.98316747363581" calcext:value-type="float">
            <text:p>7.98316747363581</text:p>
          </table:table-cell>
          <table:table-cell office:value-type="float" office:value="8.60402510210846" calcext:value-type="float">
            <text:p>8.60402510210846</text:p>
          </table:table-cell>
          <table:table-cell office:value-type="float" office:value="0.217552318885005" calcext:value-type="float">
            <text:p>0.217552318885005</text:p>
          </table:table-cell>
          <table:table-cell office:value-type="float" office:value="0.238858083889976" calcext:value-type="float">
            <text:p>0.238858083889976</text:p>
          </table:table-cell>
          <table:table-cell office:value-type="float" office:value="0.228979127160779" calcext:value-type="float">
            <text:p>0.228979127160779</text:p>
          </table:table-cell>
          <table:table-cell office:value-type="float" office:value="0.220271263654456" calcext:value-type="float">
            <text:p>0.220271263654456</text:p>
          </table:table-cell>
          <table:table-cell office:value-type="float" office:value="0.0359684002481813" calcext:value-type="float">
            <text:p>0.035968400248181</text:p>
          </table:table-cell>
          <table:table-cell office:value-type="float" office:value="0.0360484423716784" calcext:value-type="float">
            <text:p>0.036048442371678</text:p>
          </table:table-cell>
          <table:table-cell office:value-type="float" office:value="0.02789903754988" calcext:value-type="float">
            <text:p>0.02789903754988</text:p>
          </table:table-cell>
          <table:table-cell office:value-type="float" office:value="0.0479892335914469" calcext:value-type="float">
            <text:p>0.047989233591447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9303936499634" calcext:value-type="float">
            <text:p>0.369303936499634</text:p>
          </table:table-cell>
          <table:table-cell office:value-type="float" office:value="0.455727650381142" calcext:value-type="float">
            <text:p>0.455727650381142</text:p>
          </table:table-cell>
          <table:table-cell office:value-type="float" office:value="0.383877141521884" calcext:value-type="float">
            <text:p>0.383877141521884</text:p>
          </table:table-cell>
          <table:table-cell office:value-type="float" office:value="0.437874688421216" calcext:value-type="float">
            <text:p>0.437874688421216</text:p>
          </table:table-cell>
          <table:table-cell office:value-type="float" office:value="6.82722612104047" calcext:value-type="float">
            <text:p>6.82722612104047</text:p>
          </table:table-cell>
          <table:table-cell office:value-type="float" office:value="11.1326188338481" calcext:value-type="float">
            <text:p>11.1326188338481</text:p>
          </table:table-cell>
          <table:table-cell office:value-type="float" office:value="8.4001233651856" calcext:value-type="float">
            <text:p>8.4001233651856</text:p>
          </table:table-cell>
          <table:table-cell office:value-type="float" office:value="9.5444050545777" calcext:value-type="float">
            <text:p>9.5444050545777</text:p>
          </table:table-cell>
          <table:table-cell office:value-type="float" office:value="0.219513479820226" calcext:value-type="float">
            <text:p>0.219513479820226</text:p>
          </table:table-cell>
          <table:table-cell office:value-type="float" office:value="0.235192620597154" calcext:value-type="float">
            <text:p>0.235192620597154</text:p>
          </table:table-cell>
          <table:table-cell office:value-type="float" office:value="0.228397610095576" calcext:value-type="float">
            <text:p>0.228397610095576</text:p>
          </table:table-cell>
          <table:table-cell office:value-type="float" office:value="0.220693667148713" calcext:value-type="float">
            <text:p>0.220693667148713</text:p>
          </table:table-cell>
          <table:table-cell office:value-type="float" office:value="0.0347886719824241" calcext:value-type="float">
            <text:p>0.034788671982424</text:p>
          </table:table-cell>
          <table:table-cell office:value-type="float" office:value="0.0375491157723977" calcext:value-type="float">
            <text:p>0.037549115772398</text:p>
          </table:table-cell>
          <table:table-cell office:value-type="float" office:value="0.0274445958288455" calcext:value-type="float">
            <text:p>0.027444595828846</text:p>
          </table:table-cell>
          <table:table-cell office:value-type="float" office:value="0.0485634079597479" calcext:value-type="float">
            <text:p>0.048563407959748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1251554630946" calcext:value-type="float">
            <text:p>0.371251554630946</text:p>
          </table:table-cell>
          <table:table-cell office:value-type="float" office:value="0.452339034457281" calcext:value-type="float">
            <text:p>0.452339034457281</text:p>
          </table:table-cell>
          <table:table-cell office:value-type="float" office:value="0.382422533675108" calcext:value-type="float">
            <text:p>0.382422533675108</text:p>
          </table:table-cell>
          <table:table-cell office:value-type="float" office:value="0.437785941016447" calcext:value-type="float">
            <text:p>0.437785941016447</text:p>
          </table:table-cell>
          <table:table-cell office:value-type="float" office:value="6.78868220520719" calcext:value-type="float">
            <text:p>6.78868220520719</text:p>
          </table:table-cell>
          <table:table-cell office:value-type="float" office:value="11.0588239081241" calcext:value-type="float">
            <text:p>11.0588239081241</text:p>
          </table:table-cell>
          <table:table-cell office:value-type="float" office:value="8.00546686076805" calcext:value-type="float">
            <text:p>8.00546686076805</text:p>
          </table:table-cell>
          <table:table-cell office:value-type="float" office:value="9.52148004549091" calcext:value-type="float">
            <text:p>9.52148004549091</text:p>
          </table:table-cell>
          <table:table-cell office:value-type="float" office:value="0.227542966955801" calcext:value-type="float">
            <text:p>0.227542966955801</text:p>
          </table:table-cell>
          <table:table-cell office:value-type="float" office:value="0.250598513313694" calcext:value-type="float">
            <text:p>0.250598513313694</text:p>
          </table:table-cell>
          <table:table-cell office:value-type="float" office:value="0.236406590434421" calcext:value-type="float">
            <text:p>0.236406590434421</text:p>
          </table:table-cell>
          <table:table-cell office:value-type="float" office:value="0.235899554006436" calcext:value-type="float">
            <text:p>0.235899554006436</text:p>
          </table:table-cell>
          <table:table-cell office:value-type="float" office:value="0.0335017680859938" calcext:value-type="float">
            <text:p>0.033501768085994</text:p>
          </table:table-cell>
          <table:table-cell office:value-type="float" office:value="0.0336362595912595" calcext:value-type="float">
            <text:p>0.03363625959126</text:p>
          </table:table-cell>
          <table:table-cell office:value-type="float" office:value="0.0251198186862152" calcext:value-type="float">
            <text:p>0.025119818686215</text:p>
          </table:table-cell>
          <table:table-cell office:value-type="float" office:value="0.0462497191014624" calcext:value-type="float">
            <text:p>0.046249719101462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1427670796345" calcext:value-type="float">
            <text:p>0.371427670796345</text:p>
          </table:table-cell>
          <table:table-cell office:value-type="float" office:value="0.458872128917732" calcext:value-type="float">
            <text:p>0.458872128917732</text:p>
          </table:table-cell>
          <table:table-cell office:value-type="float" office:value="0.384890628532256" calcext:value-type="float">
            <text:p>0.384890628532256</text:p>
          </table:table-cell>
          <table:table-cell office:value-type="float" office:value="0.441078921701801" calcext:value-type="float">
            <text:p>0.441078921701801</text:p>
          </table:table-cell>
          <table:table-cell office:value-type="float" office:value="6.87579220675082" calcext:value-type="float">
            <text:p>6.87579220675082</text:p>
          </table:table-cell>
          <table:table-cell office:value-type="float" office:value="11.3530753186118" calcext:value-type="float">
            <text:p>11.3530753186118</text:p>
          </table:table-cell>
          <table:table-cell office:value-type="float" office:value="8.1710273820297" calcext:value-type="float">
            <text:p>8.1710273820297</text:p>
          </table:table-cell>
          <table:table-cell office:value-type="float" office:value="9.2564732732111" calcext:value-type="float">
            <text:p>9.2564732732111</text:p>
          </table:table-cell>
          <table:table-cell office:value-type="float" office:value="0.229789232757862" calcext:value-type="float">
            <text:p>0.229789232757862</text:p>
          </table:table-cell>
          <table:table-cell office:value-type="float" office:value="0.256304148860312" calcext:value-type="float">
            <text:p>0.256304148860312</text:p>
          </table:table-cell>
          <table:table-cell office:value-type="float" office:value="0.238631800737459" calcext:value-type="float">
            <text:p>0.238631800737459</text:p>
          </table:table-cell>
          <table:table-cell office:value-type="float" office:value="0.241293626039543" calcext:value-type="float">
            <text:p>0.241293626039543</text:p>
          </table:table-cell>
          <table:table-cell office:value-type="float" office:value="0.0325818376816779" calcext:value-type="float">
            <text:p>0.032581837681678</text:p>
          </table:table-cell>
          <table:table-cell office:value-type="float" office:value="0.0345096098100843" calcext:value-type="float">
            <text:p>0.034509609810084</text:p>
          </table:table-cell>
          <table:table-cell office:value-type="float" office:value="0.0256446817050706" calcext:value-type="float">
            <text:p>0.025644681705071</text:p>
          </table:table-cell>
          <table:table-cell office:value-type="float" office:value="0.0449443195663068" calcext:value-type="float">
            <text:p>0.044944319566307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65327354219253" calcext:value-type="float">
            <text:p>0.365327354219253</text:p>
          </table:table-cell>
          <table:table-cell office:value-type="float" office:value="0.454984580981104" calcext:value-type="float">
            <text:p>0.454984580981104</text:p>
          </table:table-cell>
          <table:table-cell office:value-type="float" office:value="0.381595993355588" calcext:value-type="float">
            <text:p>0.381595993355588</text:p>
          </table:table-cell>
          <table:table-cell office:value-type="float" office:value="0.432673192926646" calcext:value-type="float">
            <text:p>0.432673192926646</text:p>
          </table:table-cell>
          <table:table-cell office:value-type="float" office:value="6.55840350408547" calcext:value-type="float">
            <text:p>6.55840350408547</text:p>
          </table:table-cell>
          <table:table-cell office:value-type="float" office:value="11.1933725479383" calcext:value-type="float">
            <text:p>11.1933725479383</text:p>
          </table:table-cell>
          <table:table-cell office:value-type="float" office:value="7.98836211317363" calcext:value-type="float">
            <text:p>7.98836211317363</text:p>
          </table:table-cell>
          <table:table-cell office:value-type="float" office:value="8.76204406498119" calcext:value-type="float">
            <text:p>8.76204406498119</text:p>
          </table:table-cell>
          <table:table-cell office:value-type="float" office:value="0.226588546755747" calcext:value-type="float">
            <text:p>0.226588546755747</text:p>
          </table:table-cell>
          <table:table-cell office:value-type="float" office:value="0.255149859470032" calcext:value-type="float">
            <text:p>0.255149859470032</text:p>
          </table:table-cell>
          <table:table-cell office:value-type="float" office:value="0.236908572463786" calcext:value-type="float">
            <text:p>0.236908572463786</text:p>
          </table:table-cell>
          <table:table-cell office:value-type="float" office:value="0.237940250806628" calcext:value-type="float">
            <text:p>0.237940250806628</text:p>
          </table:table-cell>
          <table:table-cell office:value-type="float" office:value="0.0344671248333817" calcext:value-type="float">
            <text:p>0.034467124833382</text:p>
          </table:table-cell>
          <table:table-cell office:value-type="float" office:value="0.0346057699997127" calcext:value-type="float">
            <text:p>0.034605769999713</text:p>
          </table:table-cell>
          <table:table-cell office:value-type="float" office:value="0.0268231875748027" calcext:value-type="float">
            <text:p>0.026823187574803</text:p>
          </table:table-cell>
          <table:table-cell office:value-type="float" office:value="0.0459029255013159" calcext:value-type="float">
            <text:p>0.045902925501316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6803568059077" calcext:value-type="float">
            <text:p>0.366803568059077</text:p>
          </table:table-cell>
          <table:table-cell office:value-type="float" office:value="0.445891068542199" calcext:value-type="float">
            <text:p>0.445891068542199</text:p>
          </table:table-cell>
          <table:table-cell office:value-type="float" office:value="0.379222578557243" calcext:value-type="float">
            <text:p>0.379222578557243</text:p>
          </table:table-cell>
          <table:table-cell office:value-type="float" office:value="0.430019223444343" calcext:value-type="float">
            <text:p>0.430019223444343</text:p>
          </table:table-cell>
          <table:table-cell office:value-type="float" office:value="6.37779902220612" calcext:value-type="float">
            <text:p>6.37779902220612</text:p>
          </table:table-cell>
          <table:table-cell office:value-type="float" office:value="10.2116732911885" calcext:value-type="float">
            <text:p>10.2116732911885</text:p>
          </table:table-cell>
          <table:table-cell office:value-type="float" office:value="7.68555334873514" calcext:value-type="float">
            <text:p>7.68555334873514</text:p>
          </table:table-cell>
          <table:table-cell office:value-type="float" office:value="8.78268101336229" calcext:value-type="float">
            <text:p>8.78268101336229</text:p>
          </table:table-cell>
          <table:table-cell office:value-type="float" office:value="0.226848711878241" calcext:value-type="float">
            <text:p>0.226848711878241</text:p>
          </table:table-cell>
          <table:table-cell office:value-type="float" office:value="0.24461222307682" calcext:value-type="float">
            <text:p>0.24461222307682</text:p>
          </table:table-cell>
          <table:table-cell office:value-type="float" office:value="0.234680763966941" calcext:value-type="float">
            <text:p>0.234680763966941</text:p>
          </table:table-cell>
          <table:table-cell office:value-type="float" office:value="0.231853103674038" calcext:value-type="float">
            <text:p>0.231853103674038</text:p>
          </table:table-cell>
          <table:table-cell office:value-type="float" office:value="0.0346800297270471" calcext:value-type="float">
            <text:p>0.034680029727047</text:p>
          </table:table-cell>
          <table:table-cell office:value-type="float" office:value="0.0354338529851072" calcext:value-type="float">
            <text:p>0.035433852985107</text:p>
          </table:table-cell>
          <table:table-cell office:value-type="float" office:value="0.0267265184708636" calcext:value-type="float">
            <text:p>0.026726518470864</text:p>
          </table:table-cell>
          <table:table-cell office:value-type="float" office:value="0.0474118896156941" calcext:value-type="float">
            <text:p>0.047411889615694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222038682509" calcext:value-type="float">
            <text:p>0.37222038682509</text:p>
          </table:table-cell>
          <table:table-cell office:value-type="float" office:value="0.452841751434096" calcext:value-type="float">
            <text:p>0.452841751434096</text:p>
          </table:table-cell>
          <table:table-cell office:value-type="float" office:value="0.384011686348199" calcext:value-type="float">
            <text:p>0.384011686348199</text:p>
          </table:table-cell>
          <table:table-cell office:value-type="float" office:value="0.435644174528609" calcext:value-type="float">
            <text:p>0.435644174528609</text:p>
          </table:table-cell>
          <table:table-cell office:value-type="float" office:value="6.94492390121202" calcext:value-type="float">
            <text:p>6.94492390121202</text:p>
          </table:table-cell>
          <table:table-cell office:value-type="float" office:value="11.294796250642" calcext:value-type="float">
            <text:p>11.294796250642</text:p>
          </table:table-cell>
          <table:table-cell office:value-type="float" office:value="8.25894133640833" calcext:value-type="float">
            <text:p>8.25894133640833</text:p>
          </table:table-cell>
          <table:table-cell office:value-type="float" office:value="9.03660443663873" calcext:value-type="float">
            <text:p>9.03660443663873</text:p>
          </table:table-cell>
          <table:table-cell office:value-type="float" office:value="0.229722437968939" calcext:value-type="float">
            <text:p>0.229722437968939</text:p>
          </table:table-cell>
          <table:table-cell office:value-type="float" office:value="0.247687163098042" calcext:value-type="float">
            <text:p>0.247687163098042</text:p>
          </table:table-cell>
          <table:table-cell office:value-type="float" office:value="0.237648775123547" calcext:value-type="float">
            <text:p>0.237648775123547</text:p>
          </table:table-cell>
          <table:table-cell office:value-type="float" office:value="0.234776407010271" calcext:value-type="float">
            <text:p>0.234776407010271</text:p>
          </table:table-cell>
          <table:table-cell office:value-type="float" office:value="0.0353466531309935" calcext:value-type="float">
            <text:p>0.035346653130994</text:p>
          </table:table-cell>
          <table:table-cell office:value-type="float" office:value="0.0371954675998233" calcext:value-type="float">
            <text:p>0.037195467599823</text:p>
          </table:table-cell>
          <table:table-cell office:value-type="float" office:value="0.0284415899610019" calcext:value-type="float">
            <text:p>0.028441589961002</text:p>
          </table:table-cell>
          <table:table-cell office:value-type="float" office:value="0.0475310273692032" calcext:value-type="float">
            <text:p>0.047531027369203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1276993513428" calcext:value-type="float">
            <text:p>0.371276993513428</text:p>
          </table:table-cell>
          <table:table-cell office:value-type="float" office:value="0.454647201947999" calcext:value-type="float">
            <text:p>0.454647201947999</text:p>
          </table:table-cell>
          <table:table-cell office:value-type="float" office:value="0.383794225547286" calcext:value-type="float">
            <text:p>0.383794225547286</text:p>
          </table:table-cell>
          <table:table-cell office:value-type="float" office:value="0.437867193403961" calcext:value-type="float">
            <text:p>0.437867193403961</text:p>
          </table:table-cell>
          <table:table-cell office:value-type="float" office:value="6.56819315150647" calcext:value-type="float">
            <text:p>6.56819315150647</text:p>
          </table:table-cell>
          <table:table-cell office:value-type="float" office:value="10.7891843062065" calcext:value-type="float">
            <text:p>10.7891843062065</text:p>
          </table:table-cell>
          <table:table-cell office:value-type="float" office:value="7.58144427250626" calcext:value-type="float">
            <text:p>7.58144427250626</text:p>
          </table:table-cell>
          <table:table-cell office:value-type="float" office:value="8.76566327117761" calcext:value-type="float">
            <text:p>8.76566327117761</text:p>
          </table:table-cell>
          <table:table-cell office:value-type="float" office:value="0.231453817447157" calcext:value-type="float">
            <text:p>0.231453817447157</text:p>
          </table:table-cell>
          <table:table-cell office:value-type="float" office:value="0.251069362870752" calcext:value-type="float">
            <text:p>0.251069362870752</text:p>
          </table:table-cell>
          <table:table-cell office:value-type="float" office:value="0.239272660264027" calcext:value-type="float">
            <text:p>0.239272660264027</text:p>
          </table:table-cell>
          <table:table-cell office:value-type="float" office:value="0.238013173902301" calcext:value-type="float">
            <text:p>0.238013173902301</text:p>
          </table:table-cell>
          <table:table-cell office:value-type="float" office:value="0.0357304655709428" calcext:value-type="float">
            <text:p>0.035730465570943</text:p>
          </table:table-cell>
          <table:table-cell office:value-type="float" office:value="0.0396659216717151" calcext:value-type="float">
            <text:p>0.039665921671715</text:p>
          </table:table-cell>
          <table:table-cell office:value-type="float" office:value="0.0296530071741061" calcext:value-type="float">
            <text:p>0.029653007174106</text:p>
          </table:table-cell>
          <table:table-cell office:value-type="float" office:value="0.0488178702794698" calcext:value-type="float">
            <text:p>0.04881787027947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71468421509995" calcext:value-type="float">
            <text:p>0.371468421509995</text:p>
          </table:table-cell>
          <table:table-cell office:value-type="float" office:value="0.454810812436093" calcext:value-type="float">
            <text:p>0.454810812436093</text:p>
          </table:table-cell>
          <table:table-cell office:value-type="float" office:value="0.385387815817658" calcext:value-type="float">
            <text:p>0.385387815817658</text:p>
          </table:table-cell>
          <table:table-cell office:value-type="float" office:value="0.435913584635401" calcext:value-type="float">
            <text:p>0.435913584635401</text:p>
          </table:table-cell>
          <table:table-cell office:value-type="float" office:value="6.64485128301079" calcext:value-type="float">
            <text:p>6.64485128301079</text:p>
          </table:table-cell>
          <table:table-cell office:value-type="float" office:value="10.8736864833862" calcext:value-type="float">
            <text:p>10.8736864833862</text:p>
          </table:table-cell>
          <table:table-cell office:value-type="float" office:value="7.89426018495686" calcext:value-type="float">
            <text:p>7.89426018495686</text:p>
          </table:table-cell>
          <table:table-cell office:value-type="float" office:value="9.06390368622681" calcext:value-type="float">
            <text:p>9.06390368622681</text:p>
          </table:table-cell>
          <table:table-cell office:value-type="float" office:value="0.233623716706443" calcext:value-type="float">
            <text:p>0.233623716706443</text:p>
          </table:table-cell>
          <table:table-cell office:value-type="float" office:value="0.25269601618061" calcext:value-type="float">
            <text:p>0.25269601618061</text:p>
          </table:table-cell>
          <table:table-cell office:value-type="float" office:value="0.243270931378089" calcext:value-type="float">
            <text:p>0.243270931378089</text:p>
          </table:table-cell>
          <table:table-cell office:value-type="float" office:value="0.236817502679699" calcext:value-type="float">
            <text:p>0.236817502679699</text:p>
          </table:table-cell>
          <table:table-cell office:value-type="float" office:value="0.0322658458523835" calcext:value-type="float">
            <text:p>0.032265845852384</text:p>
          </table:table-cell>
          <table:table-cell office:value-type="float" office:value="0.0388700699623752" calcext:value-type="float">
            <text:p>0.038870069962375</text:p>
          </table:table-cell>
          <table:table-cell office:value-type="float" office:value="0.0285620455294207" calcext:value-type="float">
            <text:p>0.028562045529421</text:p>
          </table:table-cell>
          <table:table-cell office:value-type="float" office:value="0.0440916353667462" calcext:value-type="float">
            <text:p>0.044091635366746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9899646349126" calcext:value-type="float">
            <text:p>0.369899646349126</text:p>
          </table:table-cell>
          <table:table-cell office:value-type="float" office:value="0.449090242680789" calcext:value-type="float">
            <text:p>0.449090242680789</text:p>
          </table:table-cell>
          <table:table-cell office:value-type="float" office:value="0.38088205176264" calcext:value-type="float">
            <text:p>0.38088205176264</text:p>
          </table:table-cell>
          <table:table-cell office:value-type="float" office:value="0.433834792125353" calcext:value-type="float">
            <text:p>0.433834792125353</text:p>
          </table:table-cell>
          <table:table-cell office:value-type="float" office:value="6.89806616071976" calcext:value-type="float">
            <text:p>6.89806616071976</text:p>
          </table:table-cell>
          <table:table-cell office:value-type="float" office:value="10.8241216673579" calcext:value-type="float">
            <text:p>10.8241216673579</text:p>
          </table:table-cell>
          <table:table-cell office:value-type="float" office:value="7.74240609399492" calcext:value-type="float">
            <text:p>7.74240609399492</text:p>
          </table:table-cell>
          <table:table-cell office:value-type="float" office:value="9.80690647851081" calcext:value-type="float">
            <text:p>9.80690647851081</text:p>
          </table:table-cell>
          <table:table-cell office:value-type="float" office:value="0.234970909555696" calcext:value-type="float">
            <text:p>0.234970909555696</text:p>
          </table:table-cell>
          <table:table-cell office:value-type="float" office:value="0.248794668729272" calcext:value-type="float">
            <text:p>0.248794668729272</text:p>
          </table:table-cell>
          <table:table-cell office:value-type="float" office:value="0.242795860872394" calcext:value-type="float">
            <text:p>0.242795860872394</text:p>
          </table:table-cell>
          <table:table-cell office:value-type="float" office:value="0.235975473296856" calcext:value-type="float">
            <text:p>0.235975473296856</text:p>
          </table:table-cell>
          <table:table-cell office:value-type="float" office:value="0.0326381948533523" calcext:value-type="float">
            <text:p>0.032638194853352</text:p>
          </table:table-cell>
          <table:table-cell office:value-type="float" office:value="0.036415983387057" calcext:value-type="float">
            <text:p>0.036415983387057</text:p>
          </table:table-cell>
          <table:table-cell office:value-type="float" office:value="0.0271510670898701" calcext:value-type="float">
            <text:p>0.02715106708987</text:p>
          </table:table-cell>
          <table:table-cell office:value-type="float" office:value="0.0447126883903877" calcext:value-type="float">
            <text:p>0.044712688390388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1304565791682" calcext:value-type="float">
            <text:p>0.371304565791682</text:p>
          </table:table-cell>
          <table:table-cell office:value-type="float" office:value="0.44784605035514" calcext:value-type="float">
            <text:p>0.44784605035514</text:p>
          </table:table-cell>
          <table:table-cell office:value-type="float" office:value="0.379835481151387" calcext:value-type="float">
            <text:p>0.379835481151387</text:p>
          </table:table-cell>
          <table:table-cell office:value-type="float" office:value="0.436393990188835" calcext:value-type="float">
            <text:p>0.436393990188835</text:p>
          </table:table-cell>
          <table:table-cell office:value-type="float" office:value="6.77121448286451" calcext:value-type="float">
            <text:p>6.77121448286451</text:p>
          </table:table-cell>
          <table:table-cell office:value-type="float" office:value="10.1217548952131" calcext:value-type="float">
            <text:p>10.1217548952131</text:p>
          </table:table-cell>
          <table:table-cell office:value-type="float" office:value="7.59234233014987" calcext:value-type="float">
            <text:p>7.59234233014987</text:p>
          </table:table-cell>
          <table:table-cell office:value-type="float" office:value="9.30775130627656" calcext:value-type="float">
            <text:p>9.30775130627656</text:p>
          </table:table-cell>
          <table:table-cell office:value-type="float" office:value="0.224941146404231" calcext:value-type="float">
            <text:p>0.224941146404231</text:p>
          </table:table-cell>
          <table:table-cell office:value-type="float" office:value="0.23300227039883" calcext:value-type="float">
            <text:p>0.23300227039883</text:p>
          </table:table-cell>
          <table:table-cell office:value-type="float" office:value="0.231268253655088" calcext:value-type="float">
            <text:p>0.231268253655088</text:p>
          </table:table-cell>
          <table:table-cell office:value-type="float" office:value="0.222957334406283" calcext:value-type="float">
            <text:p>0.222957334406283</text:p>
          </table:table-cell>
          <table:table-cell office:value-type="float" office:value="0.0309434042835845" calcext:value-type="float">
            <text:p>0.030943404283585</text:p>
          </table:table-cell>
          <table:table-cell office:value-type="float" office:value="0.0371401340196817" calcext:value-type="float">
            <text:p>0.037140134019682</text:p>
          </table:table-cell>
          <table:table-cell office:value-type="float" office:value="0.027267542397382" calcext:value-type="float">
            <text:p>0.027267542397382</text:p>
          </table:table-cell>
          <table:table-cell office:value-type="float" office:value="0.0425069545183953" calcext:value-type="float">
            <text:p>0.042506954518395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8043179387221" calcext:value-type="float">
            <text:p>0.368043179387221</text:p>
          </table:table-cell>
          <table:table-cell office:value-type="float" office:value="0.447373729142665" calcext:value-type="float">
            <text:p>0.447373729142665</text:p>
          </table:table-cell>
          <table:table-cell office:value-type="float" office:value="0.377644690003862" calcext:value-type="float">
            <text:p>0.377644690003862</text:p>
          </table:table-cell>
          <table:table-cell office:value-type="float" office:value="0.433615697295937" calcext:value-type="float">
            <text:p>0.433615697295937</text:p>
          </table:table-cell>
          <table:table-cell office:value-type="float" office:value="6.79499126350954" calcext:value-type="float">
            <text:p>6.79499126350954</text:p>
          </table:table-cell>
          <table:table-cell office:value-type="float" office:value="9.88919820728985" calcext:value-type="float">
            <text:p>9.88919820728985</text:p>
          </table:table-cell>
          <table:table-cell office:value-type="float" office:value="7.2554506623667" calcext:value-type="float">
            <text:p>7.2554506623667</text:p>
          </table:table-cell>
          <table:table-cell office:value-type="float" office:value="8.73501994290016" calcext:value-type="float">
            <text:p>8.73501994290016</text:p>
          </table:table-cell>
          <table:table-cell office:value-type="float" office:value="0.223702503127631" calcext:value-type="float">
            <text:p>0.223702503127631</text:p>
          </table:table-cell>
          <table:table-cell office:value-type="float" office:value="0.237686937629883" calcext:value-type="float">
            <text:p>0.237686937629883</text:p>
          </table:table-cell>
          <table:table-cell office:value-type="float" office:value="0.230381101243834" calcext:value-type="float">
            <text:p>0.230381101243834</text:p>
          </table:table-cell>
          <table:table-cell office:value-type="float" office:value="0.226657725576686" calcext:value-type="float">
            <text:p>0.226657725576686</text:p>
          </table:table-cell>
          <table:table-cell office:value-type="float" office:value="0.0344765534072349" calcext:value-type="float">
            <text:p>0.034476553407235</text:p>
          </table:table-cell>
          <table:table-cell office:value-type="float" office:value="0.0401397795473596" calcext:value-type="float">
            <text:p>0.04013977954736</text:p>
          </table:table-cell>
          <table:table-cell office:value-type="float" office:value="0.0286498433653582" calcext:value-type="float">
            <text:p>0.028649843365358</text:p>
          </table:table-cell>
          <table:table-cell office:value-type="float" office:value="0.0489348641600806" calcext:value-type="float">
            <text:p>0.048934864160081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66675877515063" calcext:value-type="float">
            <text:p>0.366675877515063</text:p>
          </table:table-cell>
          <table:table-cell office:value-type="float" office:value="0.445968505324699" calcext:value-type="float">
            <text:p>0.445968505324699</text:p>
          </table:table-cell>
          <table:table-cell office:value-type="float" office:value="0.378393834084773" calcext:value-type="float">
            <text:p>0.378393834084773</text:p>
          </table:table-cell>
          <table:table-cell office:value-type="float" office:value="0.428630175475142" calcext:value-type="float">
            <text:p>0.428630175475142</text:p>
          </table:table-cell>
          <table:table-cell office:value-type="float" office:value="6.48759587719915" calcext:value-type="float">
            <text:p>6.48759587719915</text:p>
          </table:table-cell>
          <table:table-cell office:value-type="float" office:value="9.80931001241685" calcext:value-type="float">
            <text:p>9.80931001241685</text:p>
          </table:table-cell>
          <table:table-cell office:value-type="float" office:value="7.21116364199967" calcext:value-type="float">
            <text:p>7.21116364199967</text:p>
          </table:table-cell>
          <table:table-cell office:value-type="float" office:value="8.45115575333702" calcext:value-type="float">
            <text:p>8.45115575333702</text:p>
          </table:table-cell>
          <table:table-cell office:value-type="float" office:value="0.220863956391637" calcext:value-type="float">
            <text:p>0.220863956391637</text:p>
          </table:table-cell>
          <table:table-cell office:value-type="float" office:value="0.232165779161973" calcext:value-type="float">
            <text:p>0.232165779161973</text:p>
          </table:table-cell>
          <table:table-cell office:value-type="float" office:value="0.228544861807096" calcext:value-type="float">
            <text:p>0.228544861807096</text:p>
          </table:table-cell>
          <table:table-cell office:value-type="float" office:value="0.219660140449572" calcext:value-type="float">
            <text:p>0.219660140449572</text:p>
          </table:table-cell>
          <table:table-cell office:value-type="float" office:value="0.0333045268191973" calcext:value-type="float">
            <text:p>0.033304526819197</text:p>
          </table:table-cell>
          <table:table-cell office:value-type="float" office:value="0.0382360264599411" calcext:value-type="float">
            <text:p>0.038236026459941</text:p>
          </table:table-cell>
          <table:table-cell office:value-type="float" office:value="0.0286784815845673" calcext:value-type="float">
            <text:p>0.028678481584567</text:p>
          </table:table-cell>
          <table:table-cell office:value-type="float" office:value="0.045137567488682" calcext:value-type="float">
            <text:p>0.045137567488682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7159166515629" calcext:value-type="float">
            <text:p>0.367159166515629</text:p>
          </table:table-cell>
          <table:table-cell office:value-type="float" office:value="0.440802460689928" calcext:value-type="float">
            <text:p>0.440802460689928</text:p>
          </table:table-cell>
          <table:table-cell office:value-type="float" office:value="0.375743007749963" calcext:value-type="float">
            <text:p>0.375743007749963</text:p>
          </table:table-cell>
          <table:table-cell office:value-type="float" office:value="0.428055649790516" calcext:value-type="float">
            <text:p>0.428055649790516</text:p>
          </table:table-cell>
          <table:table-cell office:value-type="float" office:value="6.63735008939367" calcext:value-type="float">
            <text:p>6.63735008939367</text:p>
          </table:table-cell>
          <table:table-cell office:value-type="float" office:value="10.2223187963255" calcext:value-type="float">
            <text:p>10.2223187963255</text:p>
          </table:table-cell>
          <table:table-cell office:value-type="float" office:value="7.31284352706686" calcext:value-type="float">
            <text:p>7.31284352706686</text:p>
          </table:table-cell>
          <table:table-cell office:value-type="float" office:value="9.10162572968598" calcext:value-type="float">
            <text:p>9.10162572968598</text:p>
          </table:table-cell>
          <table:table-cell office:value-type="float" office:value="0.225682017364528" calcext:value-type="float">
            <text:p>0.225682017364528</text:p>
          </table:table-cell>
          <table:table-cell office:value-type="float" office:value="0.237334134536123" calcext:value-type="float">
            <text:p>0.237334134536123</text:p>
          </table:table-cell>
          <table:table-cell office:value-type="float" office:value="0.231798697931108" calcext:value-type="float">
            <text:p>0.231798697931108</text:p>
          </table:table-cell>
          <table:table-cell office:value-type="float" office:value="0.227174592292006" calcext:value-type="float">
            <text:p>0.227174592292006</text:p>
          </table:table-cell>
          <table:table-cell office:value-type="float" office:value="0.0303745419654197" calcext:value-type="float">
            <text:p>0.03037454196542</text:p>
          </table:table-cell>
          <table:table-cell office:value-type="float" office:value="0.0365067337211503" calcext:value-type="float">
            <text:p>0.03650673372115</text:p>
          </table:table-cell>
          <table:table-cell office:value-type="float" office:value="0.0269318669003392" calcext:value-type="float">
            <text:p>0.026931866900339</text:p>
          </table:table-cell>
          <table:table-cell office:value-type="float" office:value="0.0416756308245071" calcext:value-type="float">
            <text:p>0.041675630824507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8259536732999" calcext:value-type="float">
            <text:p>0.368259536732999</text:p>
          </table:table-cell>
          <table:table-cell office:value-type="float" office:value="0.446255686878089" calcext:value-type="float">
            <text:p>0.446255686878089</text:p>
          </table:table-cell>
          <table:table-cell office:value-type="float" office:value="0.376525651996897" calcext:value-type="float">
            <text:p>0.376525651996897</text:p>
          </table:table-cell>
          <table:table-cell office:value-type="float" office:value="0.433965628608763" calcext:value-type="float">
            <text:p>0.433965628608763</text:p>
          </table:table-cell>
          <table:table-cell office:value-type="float" office:value="6.54821104803222" calcext:value-type="float">
            <text:p>6.54821104803222</text:p>
          </table:table-cell>
          <table:table-cell office:value-type="float" office:value="10.6978828687103" calcext:value-type="float">
            <text:p>10.6978828687103</text:p>
          </table:table-cell>
          <table:table-cell office:value-type="float" office:value="7.16078230486024" calcext:value-type="float">
            <text:p>7.16078230486024</text:p>
          </table:table-cell>
          <table:table-cell office:value-type="float" office:value="9.09590373514734" calcext:value-type="float">
            <text:p>9.09590373514734</text:p>
          </table:table-cell>
          <table:table-cell office:value-type="float" office:value="0.225579897329866" calcext:value-type="float">
            <text:p>0.225579897329866</text:p>
          </table:table-cell>
          <table:table-cell office:value-type="float" office:value="0.236323456880259" calcext:value-type="float">
            <text:p>0.236323456880259</text:p>
          </table:table-cell>
          <table:table-cell office:value-type="float" office:value="0.231214704724616" calcext:value-type="float">
            <text:p>0.231214704724616</text:p>
          </table:table-cell>
          <table:table-cell office:value-type="float" office:value="0.226915466436529" calcext:value-type="float">
            <text:p>0.226915466436529</text:p>
          </table:table-cell>
          <table:table-cell office:value-type="float" office:value="0.0298389028276677" calcext:value-type="float">
            <text:p>0.029838902827668</text:p>
          </table:table-cell>
          <table:table-cell office:value-type="float" office:value="0.0389333999545883" calcext:value-type="float">
            <text:p>0.038933399954588</text:p>
          </table:table-cell>
          <table:table-cell office:value-type="float" office:value="0.0259784473650639" calcext:value-type="float">
            <text:p>0.025978447365064</text:p>
          </table:table-cell>
          <table:table-cell office:value-type="float" office:value="0.0447164624813636" calcext:value-type="float">
            <text:p>0.044716462481364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2102529516596" calcext:value-type="float">
            <text:p>0.372102529516596</text:p>
          </table:table-cell>
          <table:table-cell office:value-type="float" office:value="0.448241121898511" calcext:value-type="float">
            <text:p>0.448241121898511</text:p>
          </table:table-cell>
          <table:table-cell office:value-type="float" office:value="0.380076097466869" calcext:value-type="float">
            <text:p>0.380076097466869</text:p>
          </table:table-cell>
          <table:table-cell office:value-type="float" office:value="0.437894209144632" calcext:value-type="float">
            <text:p>0.437894209144632</text:p>
          </table:table-cell>
          <table:table-cell office:value-type="float" office:value="6.82994524682334" calcext:value-type="float">
            <text:p>6.82994524682334</text:p>
          </table:table-cell>
          <table:table-cell office:value-type="float" office:value="10.3923880806236" calcext:value-type="float">
            <text:p>10.3923880806236</text:p>
          </table:table-cell>
          <table:table-cell office:value-type="float" office:value="7.44208457209648" calcext:value-type="float">
            <text:p>7.44208457209648</text:p>
          </table:table-cell>
          <table:table-cell office:value-type="float" office:value="9.70648728322456" calcext:value-type="float">
            <text:p>9.70648728322456</text:p>
          </table:table-cell>
          <table:table-cell office:value-type="float" office:value="0.230552272415967" calcext:value-type="float">
            <text:p>0.230552272415967</text:p>
          </table:table-cell>
          <table:table-cell office:value-type="float" office:value="0.244021620112498" calcext:value-type="float">
            <text:p>0.244021620112498</text:p>
          </table:table-cell>
          <table:table-cell office:value-type="float" office:value="0.235287518567099" calcext:value-type="float">
            <text:p>0.235287518567099</text:p>
          </table:table-cell>
          <table:table-cell office:value-type="float" office:value="0.235942308237312" calcext:value-type="float">
            <text:p>0.235942308237312</text:p>
          </table:table-cell>
          <table:table-cell office:value-type="float" office:value="0.0309084747145171" calcext:value-type="float">
            <text:p>0.030908474714517</text:p>
          </table:table-cell>
          <table:table-cell office:value-type="float" office:value="0.040284039965166" calcext:value-type="float">
            <text:p>0.040284039965166</text:p>
          </table:table-cell>
          <table:table-cell office:value-type="float" office:value="0.0285662377437345" calcext:value-type="float">
            <text:p>0.028566237743735</text:p>
          </table:table-cell>
          <table:table-cell office:value-type="float" office:value="0.0437424750175878" calcext:value-type="float">
            <text:p>0.043742475017588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491169480547" calcext:value-type="float">
            <text:p>0.36491169480547</text:p>
          </table:table-cell>
          <table:table-cell office:value-type="float" office:value="0.449359708018029" calcext:value-type="float">
            <text:p>0.449359708018029</text:p>
          </table:table-cell>
          <table:table-cell office:value-type="float" office:value="0.375154358156173" calcext:value-type="float">
            <text:p>0.375154358156173</text:p>
          </table:table-cell>
          <table:table-cell office:value-type="float" office:value="0.435112595069427" calcext:value-type="float">
            <text:p>0.435112595069427</text:p>
          </table:table-cell>
          <table:table-cell office:value-type="float" office:value="6.74993980666399" calcext:value-type="float">
            <text:p>6.74993980666399</text:p>
          </table:table-cell>
          <table:table-cell office:value-type="float" office:value="11.3246469381559" calcext:value-type="float">
            <text:p>11.3246469381559</text:p>
          </table:table-cell>
          <table:table-cell office:value-type="float" office:value="7.58498160689411" calcext:value-type="float">
            <text:p>7.58498160689411</text:p>
          </table:table-cell>
          <table:table-cell office:value-type="float" office:value="10.0708111485736" calcext:value-type="float">
            <text:p>10.0708111485736</text:p>
          </table:table-cell>
          <table:table-cell office:value-type="float" office:value="0.230811662021393" calcext:value-type="float">
            <text:p>0.230811662021393</text:p>
          </table:table-cell>
          <table:table-cell office:value-type="float" office:value="0.247788762120637" calcext:value-type="float">
            <text:p>0.247788762120637</text:p>
          </table:table-cell>
          <table:table-cell office:value-type="float" office:value="0.237202196111779" calcext:value-type="float">
            <text:p>0.237202196111779</text:p>
          </table:table-cell>
          <table:table-cell office:value-type="float" office:value="0.236846185378555" calcext:value-type="float">
            <text:p>0.236846185378555</text:p>
          </table:table-cell>
          <table:table-cell office:value-type="float" office:value="0.0300913868075136" calcext:value-type="float">
            <text:p>0.030091386807514</text:p>
          </table:table-cell>
          <table:table-cell office:value-type="float" office:value="0.0412859842302353" calcext:value-type="float">
            <text:p>0.041285984230235</text:p>
          </table:table-cell>
          <table:table-cell office:value-type="float" office:value="0.0277262400453246" calcext:value-type="float">
            <text:p>0.027726240045325</text:p>
          </table:table-cell>
          <table:table-cell office:value-type="float" office:value="0.0445580013525488" calcext:value-type="float">
            <text:p>0.044558001352549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1701163602024" calcext:value-type="float">
            <text:p>0.371701163602024</text:p>
          </table:table-cell>
          <table:table-cell office:value-type="float" office:value="0.445671253457281" calcext:value-type="float">
            <text:p>0.445671253457281</text:p>
          </table:table-cell>
          <table:table-cell office:value-type="float" office:value="0.376489931398687" calcext:value-type="float">
            <text:p>0.376489931398687</text:p>
          </table:table-cell>
          <table:table-cell office:value-type="float" office:value="0.438965355629344" calcext:value-type="float">
            <text:p>0.438965355629344</text:p>
          </table:table-cell>
          <table:table-cell office:value-type="float" office:value="7.23694025764421" calcext:value-type="float">
            <text:p>7.23694025764421</text:p>
          </table:table-cell>
          <table:table-cell office:value-type="float" office:value="10.8465060322243" calcext:value-type="float">
            <text:p>10.8465060322243</text:p>
          </table:table-cell>
          <table:table-cell office:value-type="float" office:value="7.50626079613097" calcext:value-type="float">
            <text:p>7.50626079613097</text:p>
          </table:table-cell>
          <table:table-cell office:value-type="float" office:value="10.1801417593397" calcext:value-type="float">
            <text:p>10.1801417593397</text:p>
          </table:table-cell>
          <table:table-cell office:value-type="float" office:value="0.230716027983082" calcext:value-type="float">
            <text:p>0.230716027983082</text:p>
          </table:table-cell>
          <table:table-cell office:value-type="float" office:value="0.246168923813611" calcext:value-type="float">
            <text:p>0.246168923813611</text:p>
          </table:table-cell>
          <table:table-cell office:value-type="float" office:value="0.235623622088986" calcext:value-type="float">
            <text:p>0.235623622088986</text:p>
          </table:table-cell>
          <table:table-cell office:value-type="float" office:value="0.237708111999705" calcext:value-type="float">
            <text:p>0.237708111999705</text:p>
          </table:table-cell>
          <table:table-cell office:value-type="float" office:value="0.0277064727258664" calcext:value-type="float">
            <text:p>0.027706472725866</text:p>
          </table:table-cell>
          <table:table-cell office:value-type="float" office:value="0.0368175292477243" calcext:value-type="float">
            <text:p>0.036817529247724</text:p>
          </table:table-cell>
          <table:table-cell office:value-type="float" office:value="0.0257982192406769" calcext:value-type="float">
            <text:p>0.025798219240677</text:p>
          </table:table-cell>
          <table:table-cell office:value-type="float" office:value="0.0395814239880416" calcext:value-type="float">
            <text:p>0.039581423988042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66223824799055" calcext:value-type="float">
            <text:p>0.366223824799055</text:p>
          </table:table-cell>
          <table:table-cell office:value-type="float" office:value="0.444209165574394" calcext:value-type="float">
            <text:p>0.444209165574394</text:p>
          </table:table-cell>
          <table:table-cell office:value-type="float" office:value="0.374960922521365" calcext:value-type="float">
            <text:p>0.374960922521365</text:p>
          </table:table-cell>
          <table:table-cell office:value-type="float" office:value="0.432938094085773" calcext:value-type="float">
            <text:p>0.432938094085773</text:p>
          </table:table-cell>
          <table:table-cell office:value-type="float" office:value="6.29567565164983" calcext:value-type="float">
            <text:p>6.29567565164983</text:p>
          </table:table-cell>
          <table:table-cell office:value-type="float" office:value="10.0997158657738" calcext:value-type="float">
            <text:p>10.0997158657738</text:p>
          </table:table-cell>
          <table:table-cell office:value-type="float" office:value="6.93605697471873" calcext:value-type="float">
            <text:p>6.93605697471873</text:p>
          </table:table-cell>
          <table:table-cell office:value-type="float" office:value="9.04289979700943" calcext:value-type="float">
            <text:p>9.04289979700943</text:p>
          </table:table-cell>
          <table:table-cell office:value-type="float" office:value="0.235674646313487" calcext:value-type="float">
            <text:p>0.235674646313487</text:p>
          </table:table-cell>
          <table:table-cell office:value-type="float" office:value="0.25507222492392" calcext:value-type="float">
            <text:p>0.25507222492392</text:p>
          </table:table-cell>
          <table:table-cell office:value-type="float" office:value="0.240747919663553" calcext:value-type="float">
            <text:p>0.240747919663553</text:p>
          </table:table-cell>
          <table:table-cell office:value-type="float" office:value="0.246103203140065" calcext:value-type="float">
            <text:p>0.246103203140065</text:p>
          </table:table-cell>
          <table:table-cell office:value-type="float" office:value="0.0342970541619673" calcext:value-type="float">
            <text:p>0.034297054161967</text:p>
          </table:table-cell>
          <table:table-cell office:value-type="float" office:value="0.0437215555644585" calcext:value-type="float">
            <text:p>0.043721555564459</text:p>
          </table:table-cell>
          <table:table-cell office:value-type="float" office:value="0.0298692735604039" calcext:value-type="float">
            <text:p>0.029869273560404</text:p>
          </table:table-cell>
          <table:table-cell office:value-type="float" office:value="0.0506291122653589" calcext:value-type="float">
            <text:p>0.050629112265359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2767136992767" calcext:value-type="float">
            <text:p>0.362767136992767</text:p>
          </table:table-cell>
          <table:table-cell office:value-type="float" office:value="0.434427964272208" calcext:value-type="float">
            <text:p>0.434427964272208</text:p>
          </table:table-cell>
          <table:table-cell office:value-type="float" office:value="0.369580660660883" calcext:value-type="float">
            <text:p>0.369580660660883</text:p>
          </table:table-cell>
          <table:table-cell office:value-type="float" office:value="0.427006246385532" calcext:value-type="float">
            <text:p>0.427006246385532</text:p>
          </table:table-cell>
          <table:table-cell office:value-type="float" office:value="6.88816923169502" calcext:value-type="float">
            <text:p>6.88816923169502</text:p>
          </table:table-cell>
          <table:table-cell office:value-type="float" office:value="10.036684834662" calcext:value-type="float">
            <text:p>10.036684834662</text:p>
          </table:table-cell>
          <table:table-cell office:value-type="float" office:value="7.23213797322394" calcext:value-type="float">
            <text:p>7.23213797322394</text:p>
          </table:table-cell>
          <table:table-cell office:value-type="float" office:value="9.53050903375981" calcext:value-type="float">
            <text:p>9.53050903375981</text:p>
          </table:table-cell>
          <table:table-cell office:value-type="float" office:value="0.230594122119683" calcext:value-type="float">
            <text:p>0.230594122119683</text:p>
          </table:table-cell>
          <table:table-cell office:value-type="float" office:value="0.228304134809065" calcext:value-type="float">
            <text:p>0.228304134809065</text:p>
          </table:table-cell>
          <table:table-cell office:value-type="float" office:value="0.234705660193148" calcext:value-type="float">
            <text:p>0.234705660193148</text:p>
          </table:table-cell>
          <table:table-cell office:value-type="float" office:value="0.221531776326305" calcext:value-type="float">
            <text:p>0.221531776326305</text:p>
          </table:table-cell>
          <table:table-cell office:value-type="float" office:value="0.0296609239378993" calcext:value-type="float">
            <text:p>0.029660923937899</text:p>
          </table:table-cell>
          <table:table-cell office:value-type="float" office:value="0.0411401883685094" calcext:value-type="float">
            <text:p>0.041140188368509</text:p>
          </table:table-cell>
          <table:table-cell office:value-type="float" office:value="0.0269441019739222" calcext:value-type="float">
            <text:p>0.026944101973922</text:p>
          </table:table-cell>
          <table:table-cell office:value-type="float" office:value="0.0453224847385482" calcext:value-type="float">
            <text:p>0.045322484738548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4385770583792" calcext:value-type="float">
            <text:p>0.364385770583792</text:p>
          </table:table-cell>
          <table:table-cell office:value-type="float" office:value="0.437330795552862" calcext:value-type="float">
            <text:p>0.437330795552862</text:p>
          </table:table-cell>
          <table:table-cell office:value-type="float" office:value="0.371443089592462" calcext:value-type="float">
            <text:p>0.371443089592462</text:p>
          </table:table-cell>
          <table:table-cell office:value-type="float" office:value="0.430844288539134" calcext:value-type="float">
            <text:p>0.430844288539134</text:p>
          </table:table-cell>
          <table:table-cell office:value-type="float" office:value="6.68639127306068" calcext:value-type="float">
            <text:p>6.68639127306068</text:p>
          </table:table-cell>
          <table:table-cell office:value-type="float" office:value="9.20878733234975" calcext:value-type="float">
            <text:p>9.20878733234975</text:p>
          </table:table-cell>
          <table:table-cell office:value-type="float" office:value="7.07649064155328" calcext:value-type="float">
            <text:p>7.07649064155328</text:p>
          </table:table-cell>
          <table:table-cell office:value-type="float" office:value="9.1193152151816" calcext:value-type="float">
            <text:p>9.1193152151816</text:p>
          </table:table-cell>
          <table:table-cell office:value-type="float" office:value="0.232719156684818" calcext:value-type="float">
            <text:p>0.232719156684818</text:p>
          </table:table-cell>
          <table:table-cell office:value-type="float" office:value="0.229336171355153" calcext:value-type="float">
            <text:p>0.229336171355153</text:p>
          </table:table-cell>
          <table:table-cell office:value-type="float" office:value="0.237653564756913" calcext:value-type="float">
            <text:p>0.237653564756913</text:p>
          </table:table-cell>
          <table:table-cell office:value-type="float" office:value="0.221235072923869" calcext:value-type="float">
            <text:p>0.221235072923869</text:p>
          </table:table-cell>
          <table:table-cell office:value-type="float" office:value="0.0299059659860351" calcext:value-type="float">
            <text:p>0.029905965986035</text:p>
          </table:table-cell>
          <table:table-cell office:value-type="float" office:value="0.0401615841097293" calcext:value-type="float">
            <text:p>0.040161584109729</text:p>
          </table:table-cell>
          <table:table-cell office:value-type="float" office:value="0.0266694955572829" calcext:value-type="float">
            <text:p>0.026669495557283</text:p>
          </table:table-cell>
          <table:table-cell office:value-type="float" office:value="0.0451942467752602" calcext:value-type="float">
            <text:p>0.04519424677526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7895238445952" calcext:value-type="float">
            <text:p>0.367895238445952</text:p>
          </table:table-cell>
          <table:table-cell office:value-type="float" office:value="0.437581353367331" calcext:value-type="float">
            <text:p>0.437581353367331</text:p>
          </table:table-cell>
          <table:table-cell office:value-type="float" office:value="0.372422516359126" calcext:value-type="float">
            <text:p>0.372422516359126</text:p>
          </table:table-cell>
          <table:table-cell office:value-type="float" office:value="0.433690539980243" calcext:value-type="float">
            <text:p>0.433690539980243</text:p>
          </table:table-cell>
          <table:table-cell office:value-type="float" office:value="6.94946346154468" calcext:value-type="float">
            <text:p>6.94946346154468</text:p>
          </table:table-cell>
          <table:table-cell office:value-type="float" office:value="9.03957581444052" calcext:value-type="float">
            <text:p>9.03957581444052</text:p>
          </table:table-cell>
          <table:table-cell office:value-type="float" office:value="7.51747120488285" calcext:value-type="float">
            <text:p>7.51747120488285</text:p>
          </table:table-cell>
          <table:table-cell office:value-type="float" office:value="8.98790474717957" calcext:value-type="float">
            <text:p>8.98790474717957</text:p>
          </table:table-cell>
          <table:table-cell office:value-type="float" office:value="0.232726480158674" calcext:value-type="float">
            <text:p>0.232726480158674</text:p>
          </table:table-cell>
          <table:table-cell office:value-type="float" office:value="0.244782474310021" calcext:value-type="float">
            <text:p>0.244782474310021</text:p>
          </table:table-cell>
          <table:table-cell office:value-type="float" office:value="0.236418975623301" calcext:value-type="float">
            <text:p>0.236418975623301</text:p>
          </table:table-cell>
          <table:table-cell office:value-type="float" office:value="0.238253949749556" calcext:value-type="float">
            <text:p>0.238253949749556</text:p>
          </table:table-cell>
          <table:table-cell office:value-type="float" office:value="0.0286887142445235" calcext:value-type="float">
            <text:p>0.028688714244524</text:p>
          </table:table-cell>
          <table:table-cell office:value-type="float" office:value="0.0424117566538747" calcext:value-type="float">
            <text:p>0.042411756653875</text:p>
          </table:table-cell>
          <table:table-cell office:value-type="float" office:value="0.0277479352413846" calcext:value-type="float">
            <text:p>0.027747935241385</text:p>
          </table:table-cell>
          <table:table-cell office:value-type="float" office:value="0.0436197369743364" calcext:value-type="float">
            <text:p>0.043619736974336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67085115137473" calcext:value-type="float">
            <text:p>0.367085115137473</text:p>
          </table:table-cell>
          <table:table-cell office:value-type="float" office:value="0.438134935574882" calcext:value-type="float">
            <text:p>0.438134935574882</text:p>
          </table:table-cell>
          <table:table-cell office:value-type="float" office:value="0.370491948961562" calcext:value-type="float">
            <text:p>0.370491948961562</text:p>
          </table:table-cell>
          <table:table-cell office:value-type="float" office:value="0.436689404322355" calcext:value-type="float">
            <text:p>0.436689404322355</text:p>
          </table:table-cell>
          <table:table-cell office:value-type="float" office:value="6.83987315035138" calcext:value-type="float">
            <text:p>6.83987315035138</text:p>
          </table:table-cell>
          <table:table-cell office:value-type="float" office:value="9.96494046444872" calcext:value-type="float">
            <text:p>9.96494046444872</text:p>
          </table:table-cell>
          <table:table-cell office:value-type="float" office:value="7.3926267805752" calcext:value-type="float">
            <text:p>7.3926267805752</text:p>
          </table:table-cell>
          <table:table-cell office:value-type="float" office:value="10.1565803996334" calcext:value-type="float">
            <text:p>10.1565803996334</text:p>
          </table:table-cell>
          <table:table-cell office:value-type="float" office:value="0.228016874716518" calcext:value-type="float">
            <text:p>0.228016874716518</text:p>
          </table:table-cell>
          <table:table-cell office:value-type="float" office:value="0.236969278260092" calcext:value-type="float">
            <text:p>0.236969278260092</text:p>
          </table:table-cell>
          <table:table-cell office:value-type="float" office:value="0.230858255077308" calcext:value-type="float">
            <text:p>0.230858255077308</text:p>
          </table:table-cell>
          <table:table-cell office:value-type="float" office:value="0.231977509918398" calcext:value-type="float">
            <text:p>0.231977509918398</text:p>
          </table:table-cell>
          <table:table-cell office:value-type="float" office:value="0.0300102679796878" calcext:value-type="float">
            <text:p>0.030010267979688</text:p>
          </table:table-cell>
          <table:table-cell office:value-type="float" office:value="0.0449034019286387" calcext:value-type="float">
            <text:p>0.044903401928639</text:p>
          </table:table-cell>
          <table:table-cell office:value-type="float" office:value="0.0288522684006895" calcext:value-type="float">
            <text:p>0.02885226840069</text:p>
          </table:table-cell>
          <table:table-cell office:value-type="float" office:value="0.0465513922613726" calcext:value-type="float">
            <text:p>0.046551392261373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8841132180834" calcext:value-type="float">
            <text:p>0.368841132180834</text:p>
          </table:table-cell>
          <table:table-cell office:value-type="float" office:value="0.435377656978175" calcext:value-type="float">
            <text:p>0.435377656978175</text:p>
          </table:table-cell>
          <table:table-cell office:value-type="float" office:value="0.371242957470664" calcext:value-type="float">
            <text:p>0.371242957470664</text:p>
          </table:table-cell>
          <table:table-cell office:value-type="float" office:value="0.434642405032093" calcext:value-type="float">
            <text:p>0.434642405032093</text:p>
          </table:table-cell>
          <table:table-cell office:value-type="float" office:value="7.34169953783017" calcext:value-type="float">
            <text:p>7.34169953783017</text:p>
          </table:table-cell>
          <table:table-cell office:value-type="float" office:value="10.4388757416649" calcext:value-type="float">
            <text:p>10.4388757416649</text:p>
          </table:table-cell>
          <table:table-cell office:value-type="float" office:value="7.92063239794752" calcext:value-type="float">
            <text:p>7.92063239794752</text:p>
          </table:table-cell>
          <table:table-cell office:value-type="float" office:value="10.4379960244014" calcext:value-type="float">
            <text:p>10.4379960244014</text:p>
          </table:table-cell>
          <table:table-cell office:value-type="float" office:value="0.228062207617666" calcext:value-type="float">
            <text:p>0.228062207617666</text:p>
          </table:table-cell>
          <table:table-cell office:value-type="float" office:value="0.237141139364336" calcext:value-type="float">
            <text:p>0.237141139364336</text:p>
          </table:table-cell>
          <table:table-cell office:value-type="float" office:value="0.230387211147197" calcext:value-type="float">
            <text:p>0.230387211147197</text:p>
          </table:table-cell>
          <table:table-cell office:value-type="float" office:value="0.233007074920239" calcext:value-type="float">
            <text:p>0.233007074920239</text:p>
          </table:table-cell>
          <table:table-cell office:value-type="float" office:value="0.0301612529275197" calcext:value-type="float">
            <text:p>0.03016125292752</text:p>
          </table:table-cell>
          <table:table-cell office:value-type="float" office:value="0.0458391691838576" calcext:value-type="float">
            <text:p>0.045839169183858</text:p>
          </table:table-cell>
          <table:table-cell office:value-type="float" office:value="0.0285047227410525" calcext:value-type="float">
            <text:p>0.028504722741053</text:p>
          </table:table-cell>
          <table:table-cell office:value-type="float" office:value="0.0484047645039275" calcext:value-type="float">
            <text:p>0.048404764503928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7090556675077" calcext:value-type="float">
            <text:p>0.367090556675077</text:p>
          </table:table-cell>
          <table:table-cell office:value-type="float" office:value="0.436204548781437" calcext:value-type="float">
            <text:p>0.436204548781437</text:p>
          </table:table-cell>
          <table:table-cell office:value-type="float" office:value="0.370316890566653" calcext:value-type="float">
            <text:p>0.370316890566653</text:p>
          </table:table-cell>
          <table:table-cell office:value-type="float" office:value="0.433056217050439" calcext:value-type="float">
            <text:p>0.433056217050439</text:p>
          </table:table-cell>
          <table:table-cell office:value-type="float" office:value="7.24453774857776" calcext:value-type="float">
            <text:p>7.24453774857776</text:p>
          </table:table-cell>
          <table:table-cell office:value-type="float" office:value="9.8824865351035" calcext:value-type="float">
            <text:p>9.8824865351035</text:p>
          </table:table-cell>
          <table:table-cell office:value-type="float" office:value="7.49707129875801" calcext:value-type="float">
            <text:p>7.49707129875801</text:p>
          </table:table-cell>
          <table:table-cell office:value-type="float" office:value="9.66576749018797" calcext:value-type="float">
            <text:p>9.66576749018797</text:p>
          </table:table-cell>
          <table:table-cell office:value-type="float" office:value="0.23263876231256" calcext:value-type="float">
            <text:p>0.23263876231256</text:p>
          </table:table-cell>
          <table:table-cell office:value-type="float" office:value="0.248785047577251" calcext:value-type="float">
            <text:p>0.248785047577251</text:p>
          </table:table-cell>
          <table:table-cell office:value-type="float" office:value="0.235651526803533" calcext:value-type="float">
            <text:p>0.235651526803533</text:p>
          </table:table-cell>
          <table:table-cell office:value-type="float" office:value="0.243321523458606" calcext:value-type="float">
            <text:p>0.243321523458606</text:p>
          </table:table-cell>
          <table:table-cell office:value-type="float" office:value="0.0271390342537867" calcext:value-type="float">
            <text:p>0.027139034253787</text:p>
          </table:table-cell>
          <table:table-cell office:value-type="float" office:value="0.0392444678694465" calcext:value-type="float">
            <text:p>0.039244467869447</text:p>
          </table:table-cell>
          <table:table-cell office:value-type="float" office:value="0.0246928021196765" calcext:value-type="float">
            <text:p>0.024692802119677</text:p>
          </table:table-cell>
          <table:table-cell office:value-type="float" office:value="0.0431154910493077" calcext:value-type="float">
            <text:p>0.043115491049308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4642609976065" calcext:value-type="float">
            <text:p>0.364642609976065</text:p>
          </table:table-cell>
          <table:table-cell office:value-type="float" office:value="0.435992521693417" calcext:value-type="float">
            <text:p>0.435992521693417</text:p>
          </table:table-cell>
          <table:table-cell office:value-type="float" office:value="0.367215620552981" calcext:value-type="float">
            <text:p>0.367215620552981</text:p>
          </table:table-cell>
          <table:table-cell office:value-type="float" office:value="0.43383506880523" calcext:value-type="float">
            <text:p>0.43383506880523</text:p>
          </table:table-cell>
          <table:table-cell office:value-type="float" office:value="6.92439572754837" calcext:value-type="float">
            <text:p>6.92439572754837</text:p>
          </table:table-cell>
          <table:table-cell office:value-type="float" office:value="9.98853676322273" calcext:value-type="float">
            <text:p>9.98853676322273</text:p>
          </table:table-cell>
          <table:table-cell office:value-type="float" office:value="7.15108927638764" calcext:value-type="float">
            <text:p>7.15108927638764</text:p>
          </table:table-cell>
          <table:table-cell office:value-type="float" office:value="9.80423358812275" calcext:value-type="float">
            <text:p>9.80423358812275</text:p>
          </table:table-cell>
          <table:table-cell office:value-type="float" office:value="0.22816202474538" calcext:value-type="float">
            <text:p>0.22816202474538</text:p>
          </table:table-cell>
          <table:table-cell office:value-type="float" office:value="0.243570831802474" calcext:value-type="float">
            <text:p>0.243570831802474</text:p>
          </table:table-cell>
          <table:table-cell office:value-type="float" office:value="0.230418727711586" calcext:value-type="float">
            <text:p>0.230418727711586</text:p>
          </table:table-cell>
          <table:table-cell office:value-type="float" office:value="0.239426563652723" calcext:value-type="float">
            <text:p>0.239426563652723</text:p>
          </table:table-cell>
          <table:table-cell office:value-type="float" office:value="0.0285308696616363" calcext:value-type="float">
            <text:p>0.028530869661636</text:p>
          </table:table-cell>
          <table:table-cell office:value-type="float" office:value="0.040999691312045" calcext:value-type="float">
            <text:p>0.040999691312045</text:p>
          </table:table-cell>
          <table:table-cell office:value-type="float" office:value="0.0253706893808796" calcext:value-type="float">
            <text:p>0.02537068938088</text:p>
          </table:table-cell>
          <table:table-cell office:value-type="float" office:value="0.0462067785666043" calcext:value-type="float">
            <text:p>0.046206778566604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64955984019341" calcext:value-type="float">
            <text:p>0.364955984019341</text:p>
          </table:table-cell>
          <table:table-cell office:value-type="float" office:value="0.438368116065434" calcext:value-type="float">
            <text:p>0.438368116065434</text:p>
          </table:table-cell>
          <table:table-cell office:value-type="float" office:value="0.367674948343401" calcext:value-type="float">
            <text:p>0.367674948343401</text:p>
          </table:table-cell>
          <table:table-cell office:value-type="float" office:value="0.43471463165865" calcext:value-type="float">
            <text:p>0.43471463165865</text:p>
          </table:table-cell>
          <table:table-cell office:value-type="float" office:value="7.4307550082" calcext:value-type="float">
            <text:p>7.4307550082</text:p>
          </table:table-cell>
          <table:table-cell office:value-type="float" office:value="10.4726830172985" calcext:value-type="float">
            <text:p>10.4726830172985</text:p>
          </table:table-cell>
          <table:table-cell office:value-type="float" office:value="7.91413791924244" calcext:value-type="float">
            <text:p>7.91413791924244</text:p>
          </table:table-cell>
          <table:table-cell office:value-type="float" office:value="10.4115788170857" calcext:value-type="float">
            <text:p>10.4115788170857</text:p>
          </table:table-cell>
          <table:table-cell office:value-type="float" office:value="0.229709710678113" calcext:value-type="float">
            <text:p>0.229709710678113</text:p>
          </table:table-cell>
          <table:table-cell office:value-type="float" office:value="0.242389246017314" calcext:value-type="float">
            <text:p>0.242389246017314</text:p>
          </table:table-cell>
          <table:table-cell office:value-type="float" office:value="0.232398569882275" calcext:value-type="float">
            <text:p>0.232398569882275</text:p>
          </table:table-cell>
          <table:table-cell office:value-type="float" office:value="0.237573313275635" calcext:value-type="float">
            <text:p>0.237573313275635</text:p>
          </table:table-cell>
          <table:table-cell office:value-type="float" office:value="0.0299216849581776" calcext:value-type="float">
            <text:p>0.029921684958178</text:p>
          </table:table-cell>
          <table:table-cell office:value-type="float" office:value="0.0448668901401423" calcext:value-type="float">
            <text:p>0.044866890140142</text:p>
          </table:table-cell>
          <table:table-cell office:value-type="float" office:value="0.0273690668300174" calcext:value-type="float">
            <text:p>0.027369066830018</text:p>
          </table:table-cell>
          <table:table-cell office:value-type="float" office:value="0.048886343309829" calcext:value-type="float">
            <text:p>0.048886343309829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6045822728638" calcext:value-type="float">
            <text:p>0.366045822728638</text:p>
          </table:table-cell>
          <table:table-cell office:value-type="float" office:value="0.442870525465346" calcext:value-type="float">
            <text:p>0.442870525465346</text:p>
          </table:table-cell>
          <table:table-cell office:value-type="float" office:value="0.369162928465366" calcext:value-type="float">
            <text:p>0.369162928465366</text:p>
          </table:table-cell>
          <table:table-cell office:value-type="float" office:value="0.439341043118034" calcext:value-type="float">
            <text:p>0.439341043118034</text:p>
          </table:table-cell>
          <table:table-cell office:value-type="float" office:value="6.88563783232704" calcext:value-type="float">
            <text:p>6.88563783232704</text:p>
          </table:table-cell>
          <table:table-cell office:value-type="float" office:value="9.91163600806381" calcext:value-type="float">
            <text:p>9.91163600806381</text:p>
          </table:table-cell>
          <table:table-cell office:value-type="float" office:value="7.3599728558883" calcext:value-type="float">
            <text:p>7.3599728558883</text:p>
          </table:table-cell>
          <table:table-cell office:value-type="float" office:value="9.59361852655085" calcext:value-type="float">
            <text:p>9.59361852655085</text:p>
          </table:table-cell>
          <table:table-cell office:value-type="float" office:value="0.22750309089555" calcext:value-type="float">
            <text:p>0.22750309089555</text:p>
          </table:table-cell>
          <table:table-cell office:value-type="float" office:value="0.24385197806265" calcext:value-type="float">
            <text:p>0.24385197806265</text:p>
          </table:table-cell>
          <table:table-cell office:value-type="float" office:value="0.23046025079155" calcext:value-type="float">
            <text:p>0.23046025079155</text:p>
          </table:table-cell>
          <table:table-cell office:value-type="float" office:value="0.238478912103668" calcext:value-type="float">
            <text:p>0.238478912103668</text:p>
          </table:table-cell>
          <table:table-cell office:value-type="float" office:value="0.0299924427891229" calcext:value-type="float">
            <text:p>0.029992442789123</text:p>
          </table:table-cell>
          <table:table-cell office:value-type="float" office:value="0.0446889197335525" calcext:value-type="float">
            <text:p>0.044688919733553</text:p>
          </table:table-cell>
          <table:table-cell office:value-type="float" office:value="0.0271289754075004" calcext:value-type="float">
            <text:p>0.0271289754075</text:p>
          </table:table-cell>
          <table:table-cell office:value-type="float" office:value="0.0492024649208598" calcext:value-type="float">
            <text:p>0.04920246492086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66474616918038" calcext:value-type="float">
            <text:p>0.366474616918038</text:p>
          </table:table-cell>
          <table:table-cell office:value-type="float" office:value="0.4455335575059" calcext:value-type="float">
            <text:p>0.4455335575059</text:p>
          </table:table-cell>
          <table:table-cell office:value-type="float" office:value="0.370018656604967" calcext:value-type="float">
            <text:p>0.370018656604967</text:p>
          </table:table-cell>
          <table:table-cell office:value-type="float" office:value="0.440869795590652" calcext:value-type="float">
            <text:p>0.440869795590652</text:p>
          </table:table-cell>
          <table:table-cell office:value-type="float" office:value="7.11198066495456" calcext:value-type="float">
            <text:p>7.11198066495456</text:p>
          </table:table-cell>
          <table:table-cell office:value-type="float" office:value="10.6407610824007" calcext:value-type="float">
            <text:p>10.6407610824007</text:p>
          </table:table-cell>
          <table:table-cell office:value-type="float" office:value="7.4548278988685" calcext:value-type="float">
            <text:p>7.4548278988685</text:p>
          </table:table-cell>
          <table:table-cell office:value-type="float" office:value="10.2737055987708" calcext:value-type="float">
            <text:p>10.2737055987708</text:p>
          </table:table-cell>
          <table:table-cell office:value-type="float" office:value="0.231887061547575" calcext:value-type="float">
            <text:p>0.231887061547575</text:p>
          </table:table-cell>
          <table:table-cell office:value-type="float" office:value="0.25482992895116" calcext:value-type="float">
            <text:p>0.25482992895116</text:p>
          </table:table-cell>
          <table:table-cell office:value-type="float" office:value="0.235454929870892" calcext:value-type="float">
            <text:p>0.235454929870892</text:p>
          </table:table-cell>
          <table:table-cell office:value-type="float" office:value="0.248305549219913" calcext:value-type="float">
            <text:p>0.248305549219913</text:p>
          </table:table-cell>
          <table:table-cell office:value-type="float" office:value="0.0285589712054382" calcext:value-type="float">
            <text:p>0.028558971205438</text:p>
          </table:table-cell>
          <table:table-cell office:value-type="float" office:value="0.0405817344052033" calcext:value-type="float">
            <text:p>0.040581734405203</text:p>
          </table:table-cell>
          <table:table-cell office:value-type="float" office:value="0.0246358367517971" calcext:value-type="float">
            <text:p>0.024635836751797</text:p>
          </table:table-cell>
          <table:table-cell office:value-type="float" office:value="0.0467848670674144" calcext:value-type="float">
            <text:p>0.046784867067414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4885302237668" calcext:value-type="float">
            <text:p>0.364885302237668</text:p>
          </table:table-cell>
          <table:table-cell office:value-type="float" office:value="0.442247561935382" calcext:value-type="float">
            <text:p>0.442247561935382</text:p>
          </table:table-cell>
          <table:table-cell office:value-type="float" office:value="0.367620990735967" calcext:value-type="float">
            <text:p>0.367620990735967</text:p>
          </table:table-cell>
          <table:table-cell office:value-type="float" office:value="0.440212585593142" calcext:value-type="float">
            <text:p>0.440212585593142</text:p>
          </table:table-cell>
          <table:table-cell office:value-type="float" office:value="7.18527925113104" calcext:value-type="float">
            <text:p>7.18527925113104</text:p>
          </table:table-cell>
          <table:table-cell office:value-type="float" office:value="10.1174669574801" calcext:value-type="float">
            <text:p>10.1174669574801</text:p>
          </table:table-cell>
          <table:table-cell office:value-type="float" office:value="7.30245589153641" calcext:value-type="float">
            <text:p>7.30245589153641</text:p>
          </table:table-cell>
          <table:table-cell office:value-type="float" office:value="9.84585953111778" calcext:value-type="float">
            <text:p>9.84585953111778</text:p>
          </table:table-cell>
          <table:table-cell office:value-type="float" office:value="0.231054440150059" calcext:value-type="float">
            <text:p>0.231054440150059</text:p>
          </table:table-cell>
          <table:table-cell office:value-type="float" office:value="0.259890761810416" calcext:value-type="float">
            <text:p>0.259890761810416</text:p>
          </table:table-cell>
          <table:table-cell office:value-type="float" office:value="0.233842665735837" calcext:value-type="float">
            <text:p>0.233842665735837</text:p>
          </table:table-cell>
          <table:table-cell office:value-type="float" office:value="0.254611851667981" calcext:value-type="float">
            <text:p>0.254611851667981</text:p>
          </table:table-cell>
          <table:table-cell office:value-type="float" office:value="0.0307864021643167" calcext:value-type="float">
            <text:p>0.030786402164317</text:p>
          </table:table-cell>
          <table:table-cell office:value-type="float" office:value="0.0453400189787322" calcext:value-type="float">
            <text:p>0.045340018978732</text:p>
          </table:table-cell>
          <table:table-cell office:value-type="float" office:value="0.0275453734796199" calcext:value-type="float">
            <text:p>0.02754537347962</text:p>
          </table:table-cell>
          <table:table-cell office:value-type="float" office:value="0.050475217628897" calcext:value-type="float">
            <text:p>0.050475217628897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59425565779687" calcext:value-type="float">
            <text:p>0.359425565779687</text:p>
          </table:table-cell>
          <table:table-cell office:value-type="float" office:value="0.431760434962838" calcext:value-type="float">
            <text:p>0.431760434962838</text:p>
          </table:table-cell>
          <table:table-cell office:value-type="float" office:value="0.361936825124067" calcext:value-type="float">
            <text:p>0.361936825124067</text:p>
          </table:table-cell>
          <table:table-cell office:value-type="float" office:value="0.428981227673057" calcext:value-type="float">
            <text:p>0.428981227673057</text:p>
          </table:table-cell>
          <table:table-cell office:value-type="float" office:value="6.94592244615537" calcext:value-type="float">
            <text:p>6.94592244615537</text:p>
          </table:table-cell>
          <table:table-cell office:value-type="float" office:value="9.90440277393718" calcext:value-type="float">
            <text:p>9.90440277393718</text:p>
          </table:table-cell>
          <table:table-cell office:value-type="float" office:value="7.35323734800776" calcext:value-type="float">
            <text:p>7.35323734800776</text:p>
          </table:table-cell>
          <table:table-cell office:value-type="float" office:value="9.60126297016627" calcext:value-type="float">
            <text:p>9.60126297016627</text:p>
          </table:table-cell>
          <table:table-cell office:value-type="float" office:value="0.227699640521091" calcext:value-type="float">
            <text:p>0.227699640521091</text:p>
          </table:table-cell>
          <table:table-cell office:value-type="float" office:value="0.247372778732282" calcext:value-type="float">
            <text:p>0.247372778732282</text:p>
          </table:table-cell>
          <table:table-cell office:value-type="float" office:value="0.230095415495182" calcext:value-type="float">
            <text:p>0.230095415495182</text:p>
          </table:table-cell>
          <table:table-cell office:value-type="float" office:value="0.243050889601969" calcext:value-type="float">
            <text:p>0.243050889601969</text:p>
          </table:table-cell>
          <table:table-cell office:value-type="float" office:value="0.0311117850702071" calcext:value-type="float">
            <text:p>0.031111785070207</text:p>
          </table:table-cell>
          <table:table-cell office:value-type="float" office:value="0.0449224766635716" calcext:value-type="float">
            <text:p>0.044922476663572</text:p>
          </table:table-cell>
          <table:table-cell office:value-type="float" office:value="0.0276137017992185" calcext:value-type="float">
            <text:p>0.027613701799219</text:p>
          </table:table-cell>
          <table:table-cell office:value-type="float" office:value="0.0504653205062417" calcext:value-type="float">
            <text:p>0.050465320506242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49678586855548" calcext:value-type="float">
            <text:p>0.349678586855548</text:p>
          </table:table-cell>
          <table:table-cell office:value-type="float" office:value="0.420745312168294" calcext:value-type="float">
            <text:p>0.420745312168294</text:p>
          </table:table-cell>
          <table:table-cell office:value-type="float" office:value="0.352297567775817" calcext:value-type="float">
            <text:p>0.352297567775817</text:p>
          </table:table-cell>
          <table:table-cell office:value-type="float" office:value="0.418454120555535" calcext:value-type="float">
            <text:p>0.418454120555535</text:p>
          </table:table-cell>
          <table:table-cell office:value-type="float" office:value="6.71458836925888" calcext:value-type="float">
            <text:p>6.71458836925888</text:p>
          </table:table-cell>
          <table:table-cell office:value-type="float" office:value="9.57883056391887" calcext:value-type="float">
            <text:p>9.57883056391887</text:p>
          </table:table-cell>
          <table:table-cell office:value-type="float" office:value="7.00206424711872" calcext:value-type="float">
            <text:p>7.00206424711872</text:p>
          </table:table-cell>
          <table:table-cell office:value-type="float" office:value="9.43588804946615" calcext:value-type="float">
            <text:p>9.43588804946615</text:p>
          </table:table-cell>
          <table:table-cell office:value-type="float" office:value="0.22392812845404" calcext:value-type="float">
            <text:p>0.22392812845404</text:p>
          </table:table-cell>
          <table:table-cell office:value-type="float" office:value="0.243366072653621" calcext:value-type="float">
            <text:p>0.243366072653621</text:p>
          </table:table-cell>
          <table:table-cell office:value-type="float" office:value="0.22629464301807" calcext:value-type="float">
            <text:p>0.22629464301807</text:p>
          </table:table-cell>
          <table:table-cell office:value-type="float" office:value="0.239066821973601" calcext:value-type="float">
            <text:p>0.239066821973601</text:p>
          </table:table-cell>
          <table:table-cell office:value-type="float" office:value="0.0313544163433408" calcext:value-type="float">
            <text:p>0.031354416343341</text:p>
          </table:table-cell>
          <table:table-cell office:value-type="float" office:value="0.0461886455661074" calcext:value-type="float">
            <text:p>0.046188645566107</text:p>
          </table:table-cell>
          <table:table-cell office:value-type="float" office:value="0.0291584893022235" calcext:value-type="float">
            <text:p>0.029158489302224</text:p>
          </table:table-cell>
          <table:table-cell office:value-type="float" office:value="0.049576779267212" calcext:value-type="float">
            <text:p>0.049576779267212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54914779608794" calcext:value-type="float">
            <text:p>0.354914779608794</text:p>
          </table:table-cell>
          <table:table-cell office:value-type="float" office:value="0.431604955527144" calcext:value-type="float">
            <text:p>0.431604955527144</text:p>
          </table:table-cell>
          <table:table-cell office:value-type="float" office:value="0.358089723830102" calcext:value-type="float">
            <text:p>0.358089723830102</text:p>
          </table:table-cell>
          <table:table-cell office:value-type="float" office:value="0.428290580081932" calcext:value-type="float">
            <text:p>0.428290580081932</text:p>
          </table:table-cell>
          <table:table-cell office:value-type="float" office:value="6.83694850738564" calcext:value-type="float">
            <text:p>6.83694850738564</text:p>
          </table:table-cell>
          <table:table-cell office:value-type="float" office:value="9.90618690814908" calcext:value-type="float">
            <text:p>9.90618690814908</text:p>
          </table:table-cell>
          <table:table-cell office:value-type="float" office:value="7.12717408774999" calcext:value-type="float">
            <text:p>7.12717408774999</text:p>
          </table:table-cell>
          <table:table-cell office:value-type="float" office:value="9.87531766717815" calcext:value-type="float">
            <text:p>9.87531766717815</text:p>
          </table:table-cell>
          <table:table-cell office:value-type="float" office:value="0.224843060686259" calcext:value-type="float">
            <text:p>0.224843060686259</text:p>
          </table:table-cell>
          <table:table-cell office:value-type="float" office:value="0.250178642109629" calcext:value-type="float">
            <text:p>0.250178642109629</text:p>
          </table:table-cell>
          <table:table-cell office:value-type="float" office:value="0.227870834834311" calcext:value-type="float">
            <text:p>0.227870834834311</text:p>
          </table:table-cell>
          <table:table-cell office:value-type="float" office:value="0.244583813209131" calcext:value-type="float">
            <text:p>0.244583813209131</text:p>
          </table:table-cell>
          <table:table-cell office:value-type="float" office:value="0.0304201058486715" calcext:value-type="float">
            <text:p>0.030420105848672</text:p>
          </table:table-cell>
          <table:table-cell office:value-type="float" office:value="0.0435137379280337" calcext:value-type="float">
            <text:p>0.043513737928034</text:p>
          </table:table-cell>
          <table:table-cell office:value-type="float" office:value="0.0282589180469122" calcext:value-type="float">
            <text:p>0.028258918046912</text:p>
          </table:table-cell>
          <table:table-cell office:value-type="float" office:value="0.0467971646156858" calcext:value-type="float">
            <text:p>0.046797164615686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0997777933413" calcext:value-type="float">
            <text:p>0.360997777933413</text:p>
          </table:table-cell>
          <table:table-cell office:value-type="float" office:value="0.435471152811103" calcext:value-type="float">
            <text:p>0.435471152811103</text:p>
          </table:table-cell>
          <table:table-cell office:value-type="float" office:value="0.363227683329772" calcext:value-type="float">
            <text:p>0.363227683329772</text:p>
          </table:table-cell>
          <table:table-cell office:value-type="float" office:value="0.433728467080563" calcext:value-type="float">
            <text:p>0.433728467080563</text:p>
          </table:table-cell>
          <table:table-cell office:value-type="float" office:value="6.77045548488975" calcext:value-type="float">
            <text:p>6.77045548488975</text:p>
          </table:table-cell>
          <table:table-cell office:value-type="float" office:value="9.1997890623326" calcext:value-type="float">
            <text:p>9.1997890623326</text:p>
          </table:table-cell>
          <table:table-cell office:value-type="float" office:value="7.12709907883614" calcext:value-type="float">
            <text:p>7.12709907883614</text:p>
          </table:table-cell>
          <table:table-cell office:value-type="float" office:value="9.01345028803983" calcext:value-type="float">
            <text:p>9.01345028803983</text:p>
          </table:table-cell>
          <table:table-cell office:value-type="float" office:value="0.229955532941256" calcext:value-type="float">
            <text:p>0.229955532941256</text:p>
          </table:table-cell>
          <table:table-cell office:value-type="float" office:value="0.256849706499607" calcext:value-type="float">
            <text:p>0.256849706499607</text:p>
          </table:table-cell>
          <table:table-cell office:value-type="float" office:value="0.232051277233898" calcext:value-type="float">
            <text:p>0.232051277233898</text:p>
          </table:table-cell>
          <table:table-cell office:value-type="float" office:value="0.252870800364369" calcext:value-type="float">
            <text:p>0.252870800364369</text:p>
          </table:table-cell>
          <table:table-cell office:value-type="float" office:value="0.030883228253602" calcext:value-type="float">
            <text:p>0.030883228253602</text:p>
          </table:table-cell>
          <table:table-cell office:value-type="float" office:value="0.0448155712649221" calcext:value-type="float">
            <text:p>0.044815571264922</text:p>
          </table:table-cell>
          <table:table-cell office:value-type="float" office:value="0.0287821918892265" calcext:value-type="float">
            <text:p>0.028782191889227</text:p>
          </table:table-cell>
          <table:table-cell office:value-type="float" office:value="0.0481470612857115" calcext:value-type="float">
            <text:p>0.048147061285712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3011330174009" calcext:value-type="float">
            <text:p>0.363011330174009</text:p>
          </table:table-cell>
          <table:table-cell office:value-type="float" office:value="0.438829999216461" calcext:value-type="float">
            <text:p>0.438829999216461</text:p>
          </table:table-cell>
          <table:table-cell office:value-type="float" office:value="0.365045332177751" calcext:value-type="float">
            <text:p>0.365045332177751</text:p>
          </table:table-cell>
          <table:table-cell office:value-type="float" office:value="0.436931019263999" calcext:value-type="float">
            <text:p>0.436931019263999</text:p>
          </table:table-cell>
          <table:table-cell office:value-type="float" office:value="7.09638585419766" calcext:value-type="float">
            <text:p>7.09638585419766</text:p>
          </table:table-cell>
          <table:table-cell office:value-type="float" office:value="9.99837327772407" calcext:value-type="float">
            <text:p>9.99837327772407</text:p>
          </table:table-cell>
          <table:table-cell office:value-type="float" office:value="7.37304711504212" calcext:value-type="float">
            <text:p>7.37304711504212</text:p>
          </table:table-cell>
          <table:table-cell office:value-type="float" office:value="9.87139939512315" calcext:value-type="float">
            <text:p>9.87139939512315</text:p>
          </table:table-cell>
          <table:table-cell office:value-type="float" office:value="0.227519168204956" calcext:value-type="float">
            <text:p>0.227519168204956</text:p>
          </table:table-cell>
          <table:table-cell office:value-type="float" office:value="0.254815722323581" calcext:value-type="float">
            <text:p>0.254815722323581</text:p>
          </table:table-cell>
          <table:table-cell office:value-type="float" office:value="0.229417947006405" calcext:value-type="float">
            <text:p>0.229417947006405</text:p>
          </table:table-cell>
          <table:table-cell office:value-type="float" office:value="0.251271061450635" calcext:value-type="float">
            <text:p>0.251271061450635</text:p>
          </table:table-cell>
          <table:table-cell office:value-type="float" office:value="0.0307483773073778" calcext:value-type="float">
            <text:p>0.030748377307378</text:p>
          </table:table-cell>
          <table:table-cell office:value-type="float" office:value="0.0438363355457808" calcext:value-type="float">
            <text:p>0.043836335545781</text:p>
          </table:table-cell>
          <table:table-cell office:value-type="float" office:value="0.0282904950509854" calcext:value-type="float">
            <text:p>0.028290495050985</text:p>
          </table:table-cell>
          <table:table-cell office:value-type="float" office:value="0.047720777596336" calcext:value-type="float">
            <text:p>0.047720777596336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56964126498225" calcext:value-type="float">
            <text:p>0.356964126498225</text:p>
          </table:table-cell>
          <table:table-cell office:value-type="float" office:value="0.431885901750283" calcext:value-type="float">
            <text:p>0.431885901750283</text:p>
          </table:table-cell>
          <table:table-cell office:value-type="float" office:value="0.359056738397605" calcext:value-type="float">
            <text:p>0.359056738397605</text:p>
          </table:table-cell>
          <table:table-cell office:value-type="float" office:value="0.430267268841071" calcext:value-type="float">
            <text:p>0.430267268841071</text:p>
          </table:table-cell>
          <table:table-cell office:value-type="float" office:value="6.70867670453362" calcext:value-type="float">
            <text:p>6.70867670453362</text:p>
          </table:table-cell>
          <table:table-cell office:value-type="float" office:value="9.47818656876343" calcext:value-type="float">
            <text:p>9.47818656876343</text:p>
          </table:table-cell>
          <table:table-cell office:value-type="float" office:value="6.93272787630012" calcext:value-type="float">
            <text:p>6.93272787630012</text:p>
          </table:table-cell>
          <table:table-cell office:value-type="float" office:value="9.52261389852641" calcext:value-type="float">
            <text:p>9.52261389852641</text:p>
          </table:table-cell>
          <table:table-cell office:value-type="float" office:value="0.227825511361671" calcext:value-type="float">
            <text:p>0.227825511361671</text:p>
          </table:table-cell>
          <table:table-cell office:value-type="float" office:value="0.252602509515996" calcext:value-type="float">
            <text:p>0.252602509515996</text:p>
          </table:table-cell>
          <table:table-cell office:value-type="float" office:value="0.229784108771088" calcext:value-type="float">
            <text:p>0.229784108771088</text:p>
          </table:table-cell>
          <table:table-cell office:value-type="float" office:value="0.248935451898129" calcext:value-type="float">
            <text:p>0.248935451898129</text:p>
          </table:table-cell>
          <table:table-cell office:value-type="float" office:value="0.0285406152129744" calcext:value-type="float">
            <text:p>0.028540615212974</text:p>
          </table:table-cell>
          <table:table-cell office:value-type="float" office:value="0.0437535722958104" calcext:value-type="float">
            <text:p>0.04375357229581</text:p>
          </table:table-cell>
          <table:table-cell office:value-type="float" office:value="0.0277223613557887" calcext:value-type="float">
            <text:p>0.027722361355789</text:p>
          </table:table-cell>
          <table:table-cell office:value-type="float" office:value="0.0449069733187181" calcext:value-type="float">
            <text:p>0.044906973318718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3116566235827" calcext:value-type="float">
            <text:p>0.363116566235827</text:p>
          </table:table-cell>
          <table:table-cell office:value-type="float" office:value="0.440958970971573" calcext:value-type="float">
            <text:p>0.440958970971573</text:p>
          </table:table-cell>
          <table:table-cell office:value-type="float" office:value="0.366071973276912" calcext:value-type="float">
            <text:p>0.366071973276912</text:p>
          </table:table-cell>
          <table:table-cell office:value-type="float" office:value="0.439863618012927" calcext:value-type="float">
            <text:p>0.439863618012927</text:p>
          </table:table-cell>
          <table:table-cell office:value-type="float" office:value="6.84955352316128" calcext:value-type="float">
            <text:p>6.84955352316128</text:p>
          </table:table-cell>
          <table:table-cell office:value-type="float" office:value="10.0354248886775" calcext:value-type="float">
            <text:p>10.0354248886775</text:p>
          </table:table-cell>
          <table:table-cell office:value-type="float" office:value="7.06813561546219" calcext:value-type="float">
            <text:p>7.06813561546219</text:p>
          </table:table-cell>
          <table:table-cell office:value-type="float" office:value="9.98819426512429" calcext:value-type="float">
            <text:p>9.98819426512429</text:p>
          </table:table-cell>
          <table:table-cell office:value-type="float" office:value="0.231618462784942" calcext:value-type="float">
            <text:p>0.231618462784942</text:p>
          </table:table-cell>
          <table:table-cell office:value-type="float" office:value="0.260551116842077" calcext:value-type="float">
            <text:p>0.260551116842077</text:p>
          </table:table-cell>
          <table:table-cell office:value-type="float" office:value="0.234442305548338" calcext:value-type="float">
            <text:p>0.234442305548338</text:p>
          </table:table-cell>
          <table:table-cell office:value-type="float" office:value="0.255228681462171" calcext:value-type="float">
            <text:p>0.255228681462171</text:p>
          </table:table-cell>
          <table:table-cell office:value-type="float" office:value="0.0283957950804353" calcext:value-type="float">
            <text:p>0.028395795080435</text:p>
          </table:table-cell>
          <table:table-cell office:value-type="float" office:value="0.0413266776185221" calcext:value-type="float">
            <text:p>0.041326677618522</text:p>
          </table:table-cell>
          <table:table-cell office:value-type="float" office:value="0.0264594061169307" calcext:value-type="float">
            <text:p>0.026459406116931</text:p>
          </table:table-cell>
          <table:table-cell office:value-type="float" office:value="0.0443194018526534" calcext:value-type="float">
            <text:p>0.044319401852653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55386402353107" calcext:value-type="float">
            <text:p>0.355386402353107</text:p>
          </table:table-cell>
          <table:table-cell office:value-type="float" office:value="0.42672748966632" calcext:value-type="float">
            <text:p>0.42672748966632</text:p>
          </table:table-cell>
          <table:table-cell office:value-type="float" office:value="0.357481115303211" calcext:value-type="float">
            <text:p>0.357481115303211</text:p>
          </table:table-cell>
          <table:table-cell office:value-type="float" office:value="0.425117005345522" calcext:value-type="float">
            <text:p>0.425117005345522</text:p>
          </table:table-cell>
          <table:table-cell office:value-type="float" office:value="6.7916407571347" calcext:value-type="float">
            <text:p>6.7916407571347</text:p>
          </table:table-cell>
          <table:table-cell office:value-type="float" office:value="9.30700419799395" calcext:value-type="float">
            <text:p>9.30700419799395</text:p>
          </table:table-cell>
          <table:table-cell office:value-type="float" office:value="7.01000253600873" calcext:value-type="float">
            <text:p>7.01000253600873</text:p>
          </table:table-cell>
          <table:table-cell office:value-type="float" office:value="9.22520972915222" calcext:value-type="float">
            <text:p>9.22520972915222</text:p>
          </table:table-cell>
          <table:table-cell office:value-type="float" office:value="0.223448294419254" calcext:value-type="float">
            <text:p>0.223448294419254</text:p>
          </table:table-cell>
          <table:table-cell office:value-type="float" office:value="0.236618896512256" calcext:value-type="float">
            <text:p>0.236618896512256</text:p>
          </table:table-cell>
          <table:table-cell office:value-type="float" office:value="0.225592465625622" calcext:value-type="float">
            <text:p>0.225592465625622</text:p>
          </table:table-cell>
          <table:table-cell office:value-type="float" office:value="0.232751668298601" calcext:value-type="float">
            <text:p>0.232751668298601</text:p>
          </table:table-cell>
          <table:table-cell office:value-type="float" office:value="0.027077625614071" calcext:value-type="float">
            <text:p>0.027077625614071</text:p>
          </table:table-cell>
          <table:table-cell office:value-type="float" office:value="0.0383578730962126" calcext:value-type="float">
            <text:p>0.038357873096213</text:p>
          </table:table-cell>
          <table:table-cell office:value-type="float" office:value="0.0259181474242266" calcext:value-type="float">
            <text:p>0.025918147424227</text:p>
          </table:table-cell>
          <table:table-cell office:value-type="float" office:value="0.0401568275213835" calcext:value-type="float">
            <text:p>0.040156827521384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56225560581857" calcext:value-type="float">
            <text:p>0.356225560581857</text:p>
          </table:table-cell>
          <table:table-cell office:value-type="float" office:value="0.426852169966647" calcext:value-type="float">
            <text:p>0.426852169966647</text:p>
          </table:table-cell>
          <table:table-cell office:value-type="float" office:value="0.357318878486966" calcext:value-type="float">
            <text:p>0.357318878486966</text:p>
          </table:table-cell>
          <table:table-cell office:value-type="float" office:value="0.426922230467357" calcext:value-type="float">
            <text:p>0.426922230467357</text:p>
          </table:table-cell>
          <table:table-cell office:value-type="float" office:value="6.75541945554631" calcext:value-type="float">
            <text:p>6.75541945554631</text:p>
          </table:table-cell>
          <table:table-cell office:value-type="float" office:value="9.38733917634249" calcext:value-type="float">
            <text:p>9.38733917634249</text:p>
          </table:table-cell>
          <table:table-cell office:value-type="float" office:value="7.0167345346344" calcext:value-type="float">
            <text:p>7.0167345346344</text:p>
          </table:table-cell>
          <table:table-cell office:value-type="float" office:value="9.37922528617046" calcext:value-type="float">
            <text:p>9.37922528617046</text:p>
          </table:table-cell>
          <table:table-cell office:value-type="float" office:value="0.222516864478649" calcext:value-type="float">
            <text:p>0.222516864478649</text:p>
          </table:table-cell>
          <table:table-cell office:value-type="float" office:value="0.235107003264761" calcext:value-type="float">
            <text:p>0.235107003264761</text:p>
          </table:table-cell>
          <table:table-cell office:value-type="float" office:value="0.224433951199256" calcext:value-type="float">
            <text:p>0.224433951199256</text:p>
          </table:table-cell>
          <table:table-cell office:value-type="float" office:value="0.231618398134888" calcext:value-type="float">
            <text:p>0.231618398134888</text:p>
          </table:table-cell>
          <table:table-cell office:value-type="float" office:value="0.0281319361760099" calcext:value-type="float">
            <text:p>0.02813193617601</text:p>
          </table:table-cell>
          <table:table-cell office:value-type="float" office:value="0.040285797236945" calcext:value-type="float">
            <text:p>0.040285797236945</text:p>
          </table:table-cell>
          <table:table-cell office:value-type="float" office:value="0.0271186126806377" calcext:value-type="float">
            <text:p>0.027118612680638</text:p>
          </table:table-cell>
          <table:table-cell office:value-type="float" office:value="0.0418578576378581" calcext:value-type="float">
            <text:p>0.041857857637858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1783033297497" calcext:value-type="float">
            <text:p>0.361783033297497</text:p>
          </table:table-cell>
          <table:table-cell office:value-type="float" office:value="0.435313628174199" calcext:value-type="float">
            <text:p>0.435313628174199</text:p>
          </table:table-cell>
          <table:table-cell office:value-type="float" office:value="0.363830928309221" calcext:value-type="float">
            <text:p>0.363830928309221</text:p>
          </table:table-cell>
          <table:table-cell office:value-type="float" office:value="0.435161101860768" calcext:value-type="float">
            <text:p>0.435161101860768</text:p>
          </table:table-cell>
          <table:table-cell office:value-type="float" office:value="7.00406514300092" calcext:value-type="float">
            <text:p>7.00406514300092</text:p>
          </table:table-cell>
          <table:table-cell office:value-type="float" office:value="8.97678319995111" calcext:value-type="float">
            <text:p>8.97678319995111</text:p>
          </table:table-cell>
          <table:table-cell office:value-type="float" office:value="7.10673865930731" calcext:value-type="float">
            <text:p>7.10673865930731</text:p>
          </table:table-cell>
          <table:table-cell office:value-type="float" office:value="8.98774882674018" calcext:value-type="float">
            <text:p>8.98774882674018</text:p>
          </table:table-cell>
          <table:table-cell office:value-type="float" office:value="0.224828698404733" calcext:value-type="float">
            <text:p>0.224828698404733</text:p>
          </table:table-cell>
          <table:table-cell office:value-type="float" office:value="0.236979763312489" calcext:value-type="float">
            <text:p>0.236979763312489</text:p>
          </table:table-cell>
          <table:table-cell office:value-type="float" office:value="0.227593662632798" calcext:value-type="float">
            <text:p>0.227593662632798</text:p>
          </table:table-cell>
          <table:table-cell office:value-type="float" office:value="0.231877117237635" calcext:value-type="float">
            <text:p>0.231877117237635</text:p>
          </table:table-cell>
          <table:table-cell office:value-type="float" office:value="0.0324352266353708" calcext:value-type="float">
            <text:p>0.032435226635371</text:p>
          </table:table-cell>
          <table:table-cell office:value-type="float" office:value="0.0494285395399294" calcext:value-type="float">
            <text:p>0.04942853953993</text:p>
          </table:table-cell>
          <table:table-cell office:value-type="float" office:value="0.0298009195232025" calcext:value-type="float">
            <text:p>0.029800919523203</text:p>
          </table:table-cell>
          <table:table-cell office:value-type="float" office:value="0.0536856159906434" calcext:value-type="float">
            <text:p>0.053685615990643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3940034607938" calcext:value-type="float">
            <text:p>0.353940034607938</text:p>
          </table:table-cell>
          <table:table-cell office:value-type="float" office:value="0.424443294798684" calcext:value-type="float">
            <text:p>0.424443294798684</text:p>
          </table:table-cell>
          <table:table-cell office:value-type="float" office:value="0.356669024302416" calcext:value-type="float">
            <text:p>0.356669024302416</text:p>
          </table:table-cell>
          <table:table-cell office:value-type="float" office:value="0.421483134518366" calcext:value-type="float">
            <text:p>0.421483134518366</text:p>
          </table:table-cell>
          <table:table-cell office:value-type="float" office:value="6.5998235285817" calcext:value-type="float">
            <text:p>6.5998235285817</text:p>
          </table:table-cell>
          <table:table-cell office:value-type="float" office:value="9.12169112552739" calcext:value-type="float">
            <text:p>9.12169112552739</text:p>
          </table:table-cell>
          <table:table-cell office:value-type="float" office:value="6.94074890897186" calcext:value-type="float">
            <text:p>6.94074890897186</text:p>
          </table:table-cell>
          <table:table-cell office:value-type="float" office:value="8.7397321624102" calcext:value-type="float">
            <text:p>8.7397321624102</text:p>
          </table:table-cell>
          <table:table-cell office:value-type="float" office:value="0.221775629313532" calcext:value-type="float">
            <text:p>0.221775629313532</text:p>
          </table:table-cell>
          <table:table-cell office:value-type="float" office:value="0.228081566017061" calcext:value-type="float">
            <text:p>0.228081566017061</text:p>
          </table:table-cell>
          <table:table-cell office:value-type="float" office:value="0.224807446902985" calcext:value-type="float">
            <text:p>0.224807446902985</text:p>
          </table:table-cell>
          <table:table-cell office:value-type="float" office:value="0.222736538446358" calcext:value-type="float">
            <text:p>0.222736538446358</text:p>
          </table:table-cell>
          <table:table-cell office:value-type="float" office:value="0.0286764294747875" calcext:value-type="float">
            <text:p>0.028676429474788</text:p>
          </table:table-cell>
          <table:table-cell office:value-type="float" office:value="0.0436520839569815" calcext:value-type="float">
            <text:p>0.043652083956982</text:p>
          </table:table-cell>
          <table:table-cell office:value-type="float" office:value="0.0273622862835268" calcext:value-type="float">
            <text:p>0.027362286283527</text:p>
          </table:table-cell>
          <table:table-cell office:value-type="float" office:value="0.0455620292868107" calcext:value-type="float">
            <text:p>0.045562029286811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51772664875041" calcext:value-type="float">
            <text:p>0.351772664875041</text:p>
          </table:table-cell>
          <table:table-cell office:value-type="float" office:value="0.424932717828912" calcext:value-type="float">
            <text:p>0.424932717828912</text:p>
          </table:table-cell>
          <table:table-cell office:value-type="float" office:value="0.354425738093038" calcext:value-type="float">
            <text:p>0.354425738093038</text:p>
          </table:table-cell>
          <table:table-cell office:value-type="float" office:value="0.422774722585903" calcext:value-type="float">
            <text:p>0.422774722585903</text:p>
          </table:table-cell>
          <table:table-cell office:value-type="float" office:value="6.84206258548899" calcext:value-type="float">
            <text:p>6.84206258548899</text:p>
          </table:table-cell>
          <table:table-cell office:value-type="float" office:value="9.33299792224353" calcext:value-type="float">
            <text:p>9.33299792224353</text:p>
          </table:table-cell>
          <table:table-cell office:value-type="float" office:value="7.07290832422561" calcext:value-type="float">
            <text:p>7.07290832422561</text:p>
          </table:table-cell>
          <table:table-cell office:value-type="float" office:value="9.2183267181245" calcext:value-type="float">
            <text:p>9.2183267181245</text:p>
          </table:table-cell>
          <table:table-cell office:value-type="float" office:value="0.221616263687045" calcext:value-type="float">
            <text:p>0.221616263687045</text:p>
          </table:table-cell>
          <table:table-cell office:value-type="float" office:value="0.231550541911327" calcext:value-type="float">
            <text:p>0.231550541911327</text:p>
          </table:table-cell>
          <table:table-cell office:value-type="float" office:value="0.224406086238024" calcext:value-type="float">
            <text:p>0.224406086238024</text:p>
          </table:table-cell>
          <table:table-cell office:value-type="float" office:value="0.226471964673925" calcext:value-type="float">
            <text:p>0.226471964673925</text:p>
          </table:table-cell>
          <table:table-cell office:value-type="float" office:value="0.0272439690723046" calcext:value-type="float">
            <text:p>0.027243969072305</text:p>
          </table:table-cell>
          <table:table-cell office:value-type="float" office:value="0.040729517441943" calcext:value-type="float">
            <text:p>0.040729517441943</text:p>
          </table:table-cell>
          <table:table-cell office:value-type="float" office:value="0.0266072245009759" calcext:value-type="float">
            <text:p>0.026607224500976</text:p>
          </table:table-cell>
          <table:table-cell office:value-type="float" office:value="0.0415476407021227" calcext:value-type="float">
            <text:p>0.041547640702123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49996507522269" calcext:value-type="float">
            <text:p>0.349996507522269</text:p>
          </table:table-cell>
          <table:table-cell office:value-type="float" office:value="0.419572463029837" calcext:value-type="float">
            <text:p>0.419572463029837</text:p>
          </table:table-cell>
          <table:table-cell office:value-type="float" office:value="0.351901697210057" calcext:value-type="float">
            <text:p>0.351901697210057</text:p>
          </table:table-cell>
          <table:table-cell office:value-type="float" office:value="0.418481038049741" calcext:value-type="float">
            <text:p>0.418481038049741</text:p>
          </table:table-cell>
          <table:table-cell office:value-type="float" office:value="6.49920631439796" calcext:value-type="float">
            <text:p>6.49920631439796</text:p>
          </table:table-cell>
          <table:table-cell office:value-type="float" office:value="8.48392883872169" calcext:value-type="float">
            <text:p>8.48392883872169</text:p>
          </table:table-cell>
          <table:table-cell office:value-type="float" office:value="6.74592786496526" calcext:value-type="float">
            <text:p>6.74592786496526</text:p>
          </table:table-cell>
          <table:table-cell office:value-type="float" office:value="8.4130487199926" calcext:value-type="float">
            <text:p>8.4130487199926</text:p>
          </table:table-cell>
          <table:table-cell office:value-type="float" office:value="0.230476305319892" calcext:value-type="float">
            <text:p>0.230476305319892</text:p>
          </table:table-cell>
          <table:table-cell office:value-type="float" office:value="0.247321383841895" calcext:value-type="float">
            <text:p>0.247321383841895</text:p>
          </table:table-cell>
          <table:table-cell office:value-type="float" office:value="0.232593763711403" calcext:value-type="float">
            <text:p>0.232593763711403</text:p>
          </table:table-cell>
          <table:table-cell office:value-type="float" office:value="0.243347013858176" calcext:value-type="float">
            <text:p>0.243347013858176</text:p>
          </table:table-cell>
          <table:table-cell office:value-type="float" office:value="0.0261476090846951" calcext:value-type="float">
            <text:p>0.026147609084695</text:p>
          </table:table-cell>
          <table:table-cell office:value-type="float" office:value="0.0399511218996044" calcext:value-type="float">
            <text:p>0.039951121899604</text:p>
          </table:table-cell>
          <table:table-cell office:value-type="float" office:value="0.0256748524751293" calcext:value-type="float">
            <text:p>0.025674852475129</text:p>
          </table:table-cell>
          <table:table-cell office:value-type="float" office:value="0.0405615078711706" calcext:value-type="float">
            <text:p>0.040561507871171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42020607011006" calcext:value-type="float">
            <text:p>0.342020607011006</text:p>
          </table:table-cell>
          <table:table-cell office:value-type="float" office:value="0.408099929692233" calcext:value-type="float">
            <text:p>0.408099929692233</text:p>
          </table:table-cell>
          <table:table-cell office:value-type="float" office:value="0.343461202877745" calcext:value-type="float">
            <text:p>0.343461202877745</text:p>
          </table:table-cell>
          <table:table-cell office:value-type="float" office:value="0.407613264579125" calcext:value-type="float">
            <text:p>0.407613264579125</text:p>
          </table:table-cell>
          <table:table-cell office:value-type="float" office:value="6.21101598587885" calcext:value-type="float">
            <text:p>6.21101598587885</text:p>
          </table:table-cell>
          <table:table-cell office:value-type="float" office:value="8.11045874930019" calcext:value-type="float">
            <text:p>8.11045874930019</text:p>
          </table:table-cell>
          <table:table-cell office:value-type="float" office:value="6.27455638284568" calcext:value-type="float">
            <text:p>6.27455638284568</text:p>
          </table:table-cell>
          <table:table-cell office:value-type="float" office:value="7.90411263253394" calcext:value-type="float">
            <text:p>7.90411263253394</text:p>
          </table:table-cell>
          <table:table-cell office:value-type="float" office:value="0.219588818329844" calcext:value-type="float">
            <text:p>0.219588818329844</text:p>
          </table:table-cell>
          <table:table-cell office:value-type="float" office:value="0.221358320006215" calcext:value-type="float">
            <text:p>0.221358320006215</text:p>
          </table:table-cell>
          <table:table-cell office:value-type="float" office:value="0.22170011280369" calcext:value-type="float">
            <text:p>0.22170011280369</text:p>
          </table:table-cell>
          <table:table-cell office:value-type="float" office:value="0.217591441943677" calcext:value-type="float">
            <text:p>0.217591441943677</text:p>
          </table:table-cell>
          <table:table-cell office:value-type="float" office:value="0.029226347782112" calcext:value-type="float">
            <text:p>0.029226347782112</text:p>
          </table:table-cell>
          <table:table-cell office:value-type="float" office:value="0.0444869240780134" calcext:value-type="float">
            <text:p>0.044486924078013</text:p>
          </table:table-cell>
          <table:table-cell office:value-type="float" office:value="0.028255255231571" calcext:value-type="float">
            <text:p>0.028255255231571</text:p>
          </table:table-cell>
          <table:table-cell office:value-type="float" office:value="0.0459514471052923" calcext:value-type="float">
            <text:p>0.045951447105292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58989780898747" calcext:value-type="float">
            <text:p>0.358989780898747</text:p>
          </table:table-cell>
          <table:table-cell office:value-type="float" office:value="0.422188999922992" calcext:value-type="float">
            <text:p>0.422188999922992</text:p>
          </table:table-cell>
          <table:table-cell office:value-type="float" office:value="0.361089638728234" calcext:value-type="float">
            <text:p>0.361089638728234</text:p>
          </table:table-cell>
          <table:table-cell office:value-type="float" office:value="0.41832389234227" calcext:value-type="float">
            <text:p>0.41832389234227</text:p>
          </table:table-cell>
          <table:table-cell office:value-type="float" office:value="6.4847470084162" calcext:value-type="float">
            <text:p>6.4847470084162</text:p>
          </table:table-cell>
          <table:table-cell office:value-type="float" office:value="8.0739342775002" calcext:value-type="float">
            <text:p>8.0739342775002</text:p>
          </table:table-cell>
          <table:table-cell office:value-type="float" office:value="6.68460899674284" calcext:value-type="float">
            <text:p>6.68460899674284</text:p>
          </table:table-cell>
          <table:table-cell office:value-type="float" office:value="7.88875510301933" calcext:value-type="float">
            <text:p>7.88875510301933</text:p>
          </table:table-cell>
          <table:table-cell office:value-type="float" office:value="0.229066683148934" calcext:value-type="float">
            <text:p>0.229066683148934</text:p>
          </table:table-cell>
          <table:table-cell office:value-type="float" office:value="0.218620083922087" calcext:value-type="float">
            <text:p>0.218620083922087</text:p>
          </table:table-cell>
          <table:table-cell office:value-type="float" office:value="0.231893515358899" calcext:value-type="float">
            <text:p>0.231893515358899</text:p>
          </table:table-cell>
          <table:table-cell office:value-type="float" office:value="0.213891253915351" calcext:value-type="float">
            <text:p>0.213891253915351</text:p>
          </table:table-cell>
          <table:table-cell office:value-type="float" office:value="0.0317007426923942" calcext:value-type="float">
            <text:p>0.031700742692394</text:p>
          </table:table-cell>
          <table:table-cell office:value-type="float" office:value="0.0496866723222469" calcext:value-type="float">
            <text:p>0.049686672322247</text:p>
          </table:table-cell>
          <table:table-cell office:value-type="float" office:value="0.0305788305206897" calcext:value-type="float">
            <text:p>0.03057883052069</text:p>
          </table:table-cell>
          <table:table-cell office:value-type="float" office:value="0.0512712293124591" calcext:value-type="float">
            <text:p>0.051271229312459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3697085090197" calcext:value-type="float">
            <text:p>0.353697085090197</text:p>
          </table:table-cell>
          <table:table-cell office:value-type="float" office:value="0.418471112679945" calcext:value-type="float">
            <text:p>0.418471112679945</text:p>
          </table:table-cell>
          <table:table-cell office:value-type="float" office:value="0.355556632679761" calcext:value-type="float">
            <text:p>0.355556632679761</text:p>
          </table:table-cell>
          <table:table-cell office:value-type="float" office:value="0.41524416631047" calcext:value-type="float">
            <text:p>0.41524416631047</text:p>
          </table:table-cell>
          <table:table-cell office:value-type="float" office:value="6.95444801844645" calcext:value-type="float">
            <text:p>6.95444801844645</text:p>
          </table:table-cell>
          <table:table-cell office:value-type="float" office:value="9.40737393448013" calcext:value-type="float">
            <text:p>9.40737393448013</text:p>
          </table:table-cell>
          <table:table-cell office:value-type="float" office:value="7.1875035566097" calcext:value-type="float">
            <text:p>7.1875035566097</text:p>
          </table:table-cell>
          <table:table-cell office:value-type="float" office:value="9.40737393448013" calcext:value-type="float">
            <text:p>9.40737393448013</text:p>
          </table:table-cell>
          <table:table-cell office:value-type="float" office:value="0.22455664713451" calcext:value-type="float">
            <text:p>0.22455664713451</text:p>
          </table:table-cell>
          <table:table-cell office:value-type="float" office:value="0.207966609706819" calcext:value-type="float">
            <text:p>0.207966609706819</text:p>
          </table:table-cell>
          <table:table-cell office:value-type="float" office:value="0.226411057916699" calcext:value-type="float">
            <text:p>0.226411057916699</text:p>
          </table:table-cell>
          <table:table-cell office:value-type="float" office:value="0.204886072571894" calcext:value-type="float">
            <text:p>0.204886072571894</text:p>
          </table:table-cell>
          <table:table-cell office:value-type="float" office:value="0.0312255842907258" calcext:value-type="float">
            <text:p>0.031225584290726</text:p>
          </table:table-cell>
          <table:table-cell office:value-type="float" office:value="0.050694851156326" calcext:value-type="float">
            <text:p>0.050694851156326</text:p>
          </table:table-cell>
          <table:table-cell office:value-type="float" office:value="0.0309786211468364" calcext:value-type="float">
            <text:p>0.030978621146836</text:p>
          </table:table-cell>
          <table:table-cell office:value-type="float" office:value="0.0508561807418834" calcext:value-type="float">
            <text:p>0.050856180741883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7434687071072" calcext:value-type="float">
            <text:p>0.347434687071072</text:p>
          </table:table-cell>
          <table:table-cell office:value-type="float" office:value="0.405895013163142" calcext:value-type="float">
            <text:p>0.405895013163142</text:p>
          </table:table-cell>
          <table:table-cell office:value-type="float" office:value="0.349168843589762" calcext:value-type="float">
            <text:p>0.349168843589762</text:p>
          </table:table-cell>
          <table:table-cell office:value-type="float" office:value="0.402814874970839" calcext:value-type="float">
            <text:p>0.402814874970839</text:p>
          </table:table-cell>
          <table:table-cell office:value-type="float" office:value="6.33045639053341" calcext:value-type="float">
            <text:p>6.33045639053341</text:p>
          </table:table-cell>
          <table:table-cell office:value-type="float" office:value="8.08794655309745" calcext:value-type="float">
            <text:p>8.08794655309745</text:p>
          </table:table-cell>
          <table:table-cell office:value-type="float" office:value="6.40962383436038" calcext:value-type="float">
            <text:p>6.40962383436038</text:p>
          </table:table-cell>
          <table:table-cell office:value-type="float" office:value="7.56250613606447" calcext:value-type="float">
            <text:p>7.56250613606447</text:p>
          </table:table-cell>
          <table:table-cell office:value-type="float" office:value="0.218912498410396" calcext:value-type="float">
            <text:p>0.218912498410396</text:p>
          </table:table-cell>
          <table:table-cell office:value-type="float" office:value="0.198143079337217" calcext:value-type="float">
            <text:p>0.198143079337217</text:p>
          </table:table-cell>
          <table:table-cell office:value-type="float" office:value="0.220742168668384" calcext:value-type="float">
            <text:p>0.220742168668384</text:p>
          </table:table-cell>
          <table:table-cell office:value-type="float" office:value="0.195176002225474" calcext:value-type="float">
            <text:p>0.195176002225474</text:p>
          </table:table-cell>
          <table:table-cell office:value-type="float" office:value="0.0323643860617112" calcext:value-type="float">
            <text:p>0.032364386061711</text:p>
          </table:table-cell>
          <table:table-cell office:value-type="float" office:value="0.0471047000893184" calcext:value-type="float">
            <text:p>0.047104700089318</text:p>
          </table:table-cell>
          <table:table-cell office:value-type="float" office:value="0.0325706962649575" calcext:value-type="float">
            <text:p>0.032570696264958</text:p>
          </table:table-cell>
          <table:table-cell office:value-type="float" office:value="0.0465201452463354" calcext:value-type="float">
            <text:p>0.046520145246335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8131014175598" calcext:value-type="float">
            <text:p>0.348131014175598</text:p>
          </table:table-cell>
          <table:table-cell office:value-type="float" office:value="0.411460381585026" calcext:value-type="float">
            <text:p>0.411460381585026</text:p>
          </table:table-cell>
          <table:table-cell office:value-type="float" office:value="0.349851231452055" calcext:value-type="float">
            <text:p>0.349851231452055</text:p>
          </table:table-cell>
          <table:table-cell office:value-type="float" office:value="0.409839714485462" calcext:value-type="float">
            <text:p>0.409839714485462</text:p>
          </table:table-cell>
          <table:table-cell office:value-type="float" office:value="6.35960061744246" calcext:value-type="float">
            <text:p>6.35960061744246</text:p>
          </table:table-cell>
          <table:table-cell office:value-type="float" office:value="8.70827681712471" calcext:value-type="float">
            <text:p>8.70827681712471</text:p>
          </table:table-cell>
          <table:table-cell office:value-type="float" office:value="6.46548809847279" calcext:value-type="float">
            <text:p>6.46548809847279</text:p>
          </table:table-cell>
          <table:table-cell office:value-type="float" office:value="8.67578222160739" calcext:value-type="float">
            <text:p>8.67578222160739</text:p>
          </table:table-cell>
          <table:table-cell office:value-type="float" office:value="0.225792616054926" calcext:value-type="float">
            <text:p>0.225792616054926</text:p>
          </table:table-cell>
          <table:table-cell office:value-type="float" office:value="0.218229164058442" calcext:value-type="float">
            <text:p>0.218229164058442</text:p>
          </table:table-cell>
          <table:table-cell office:value-type="float" office:value="0.227563276494688" calcext:value-type="float">
            <text:p>0.227563276494688</text:p>
          </table:table-cell>
          <table:table-cell office:value-type="float" office:value="0.215179039849563" calcext:value-type="float">
            <text:p>0.215179039849563</text:p>
          </table:table-cell>
          <table:table-cell office:value-type="float" office:value="0.0265837008227803" calcext:value-type="float">
            <text:p>0.02658370082278</text:p>
          </table:table-cell>
          <table:table-cell office:value-type="float" office:value="0.0359736189155952" calcext:value-type="float">
            <text:p>0.035973618915595</text:p>
          </table:table-cell>
          <table:table-cell office:value-type="float" office:value="0.0261789230854688" calcext:value-type="float">
            <text:p>0.026178923085469</text:p>
          </table:table-cell>
          <table:table-cell office:value-type="float" office:value="0.0365670942494886" calcext:value-type="float">
            <text:p>0.036567094249489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3242804345675" calcext:value-type="float">
            <text:p>0.343242804345675</text:p>
          </table:table-cell>
          <table:table-cell office:value-type="float" office:value="0.396663749340829" calcext:value-type="float">
            <text:p>0.396663749340829</text:p>
          </table:table-cell>
          <table:table-cell office:value-type="float" office:value="0.343569661281133" calcext:value-type="float">
            <text:p>0.343569661281133</text:p>
          </table:table-cell>
          <table:table-cell office:value-type="float" office:value="0.398903601128267" calcext:value-type="float">
            <text:p>0.398903601128267</text:p>
          </table:table-cell>
          <table:table-cell office:value-type="float" office:value="6.44490709695041" calcext:value-type="float">
            <text:p>6.44490709695041</text:p>
          </table:table-cell>
          <table:table-cell office:value-type="float" office:value="8.8670305919811" calcext:value-type="float">
            <text:p>8.8670305919811</text:p>
          </table:table-cell>
          <table:table-cell office:value-type="float" office:value="6.61157110848149" calcext:value-type="float">
            <text:p>6.61157110848149</text:p>
          </table:table-cell>
          <table:table-cell office:value-type="float" office:value="9.49079577498773" calcext:value-type="float">
            <text:p>9.49079577498773</text:p>
          </table:table-cell>
          <table:table-cell office:value-type="float" office:value="0.220735065300946" calcext:value-type="float">
            <text:p>0.220735065300946</text:p>
          </table:table-cell>
          <table:table-cell office:value-type="float" office:value="0.207080768523316" calcext:value-type="float">
            <text:p>0.207080768523316</text:p>
          </table:table-cell>
          <table:table-cell office:value-type="float" office:value="0.222221200645557" calcext:value-type="float">
            <text:p>0.222221200645557</text:p>
          </table:table-cell>
          <table:table-cell office:value-type="float" office:value="0.204633070563563" calcext:value-type="float">
            <text:p>0.204633070563563</text:p>
          </table:table-cell>
          <table:table-cell office:value-type="float" office:value="0.0287470966929539" calcext:value-type="float">
            <text:p>0.028747096692954</text:p>
          </table:table-cell>
          <table:table-cell office:value-type="float" office:value="0.0388961579256623" calcext:value-type="float">
            <text:p>0.038896157925662</text:p>
          </table:table-cell>
          <table:table-cell office:value-type="float" office:value="0.0281538336075161" calcext:value-type="float">
            <text:p>0.028153833607516</text:p>
          </table:table-cell>
          <table:table-cell office:value-type="float" office:value="0.0398201846644241" calcext:value-type="float">
            <text:p>0.039820184664424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1330067521385" calcext:value-type="float">
            <text:p>0.341330067521385</text:p>
          </table:table-cell>
          <table:table-cell office:value-type="float" office:value="0.397942464585326" calcext:value-type="float">
            <text:p>0.397942464585326</text:p>
          </table:table-cell>
          <table:table-cell office:value-type="float" office:value="0.34186866431231" calcext:value-type="float">
            <text:p>0.34186866431231</text:p>
          </table:table-cell>
          <table:table-cell office:value-type="float" office:value="0.398547885305" calcext:value-type="float">
            <text:p>0.398547885305</text:p>
          </table:table-cell>
          <table:table-cell office:value-type="float" office:value="6.31237242113263" calcext:value-type="float">
            <text:p>6.31237242113263</text:p>
          </table:table-cell>
          <table:table-cell office:value-type="float" office:value="8.83810957354156" calcext:value-type="float">
            <text:p>8.83810957354156</text:p>
          </table:table-cell>
          <table:table-cell office:value-type="float" office:value="6.5389218220738" calcext:value-type="float">
            <text:p>6.5389218220738</text:p>
          </table:table-cell>
          <table:table-cell office:value-type="float" office:value="8.85836540978685" calcext:value-type="float">
            <text:p>8.85836540978685</text:p>
          </table:table-cell>
          <table:table-cell office:value-type="float" office:value="0.222276929092531" calcext:value-type="float">
            <text:p>0.222276929092531</text:p>
          </table:table-cell>
          <table:table-cell office:value-type="float" office:value="0.211956363876287" calcext:value-type="float">
            <text:p>0.211956363876287</text:p>
          </table:table-cell>
          <table:table-cell office:value-type="float" office:value="0.223511288989282" calcext:value-type="float">
            <text:p>0.223511288989282</text:p>
          </table:table-cell>
          <table:table-cell office:value-type="float" office:value="0.20984523598027" calcext:value-type="float">
            <text:p>0.20984523598027</text:p>
          </table:table-cell>
          <table:table-cell office:value-type="float" office:value="0.0298217537913847" calcext:value-type="float">
            <text:p>0.029821753791385</text:p>
          </table:table-cell>
          <table:table-cell office:value-type="float" office:value="0.04099124212337" calcext:value-type="float">
            <text:p>0.04099124212337</text:p>
          </table:table-cell>
          <table:table-cell office:value-type="float" office:value="0.0289648188013383" calcext:value-type="float">
            <text:p>0.028964818801338</text:p>
          </table:table-cell>
          <table:table-cell office:value-type="float" office:value="0.0424184110863954" calcext:value-type="float">
            <text:p>0.042418411086395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3243070712359" calcext:value-type="float">
            <text:p>0.353243070712359</text:p>
          </table:table-cell>
          <table:table-cell office:value-type="float" office:value="0.419332592274442" calcext:value-type="float">
            <text:p>0.419332592274442</text:p>
          </table:table-cell>
          <table:table-cell office:value-type="float" office:value="0.353577308211745" calcext:value-type="float">
            <text:p>0.353577308211745</text:p>
          </table:table-cell>
          <table:table-cell office:value-type="float" office:value="0.418626999596469" calcext:value-type="float">
            <text:p>0.418626999596469</text:p>
          </table:table-cell>
          <table:table-cell office:value-type="float" office:value="6.74138357189465" calcext:value-type="float">
            <text:p>6.74138357189465</text:p>
          </table:table-cell>
          <table:table-cell office:value-type="float" office:value="9.40303436728862" calcext:value-type="float">
            <text:p>9.40303436728862</text:p>
          </table:table-cell>
          <table:table-cell office:value-type="float" office:value="6.74156417929554" calcext:value-type="float">
            <text:p>6.74156417929554</text:p>
          </table:table-cell>
          <table:table-cell office:value-type="float" office:value="9.30154948139431" calcext:value-type="float">
            <text:p>9.30154948139431</text:p>
          </table:table-cell>
          <table:table-cell office:value-type="float" office:value="0.225380215624871" calcext:value-type="float">
            <text:p>0.225380215624871</text:p>
          </table:table-cell>
          <table:table-cell office:value-type="float" office:value="0.225488898122305" calcext:value-type="float">
            <text:p>0.225488898122305</text:p>
          </table:table-cell>
          <table:table-cell office:value-type="float" office:value="0.226553454110341" calcext:value-type="float">
            <text:p>0.226553454110341</text:p>
          </table:table-cell>
          <table:table-cell office:value-type="float" office:value="0.223374997758364" calcext:value-type="float">
            <text:p>0.223374997758364</text:p>
          </table:table-cell>
          <table:table-cell office:value-type="float" office:value="0.0327891605094276" calcext:value-type="float">
            <text:p>0.032789160509428</text:p>
          </table:table-cell>
          <table:table-cell office:value-type="float" office:value="0.0418228104347869" calcext:value-type="float">
            <text:p>0.041822810434787</text:p>
          </table:table-cell>
          <table:table-cell office:value-type="float" office:value="0.0295310599986403" calcext:value-type="float">
            <text:p>0.02953105999864</text:p>
          </table:table-cell>
          <table:table-cell office:value-type="float" office:value="0.0476080691228474" calcext:value-type="float">
            <text:p>0.047608069122847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9760275166098" calcext:value-type="float">
            <text:p>0.349760275166098</text:p>
          </table:table-cell>
          <table:table-cell office:value-type="float" office:value="0.408683920961397" calcext:value-type="float">
            <text:p>0.408683920961397</text:p>
          </table:table-cell>
          <table:table-cell office:value-type="float" office:value="0.350094539910706" calcext:value-type="float">
            <text:p>0.350094539910706</text:p>
          </table:table-cell>
          <table:table-cell office:value-type="float" office:value="0.408486354848735" calcext:value-type="float">
            <text:p>0.408486354848735</text:p>
          </table:table-cell>
          <table:table-cell office:value-type="float" office:value="6.23400056001507" calcext:value-type="float">
            <text:p>6.23400056001507</text:p>
          </table:table-cell>
          <table:table-cell office:value-type="float" office:value="8.42635726087378" calcext:value-type="float">
            <text:p>8.42635726087378</text:p>
          </table:table-cell>
          <table:table-cell office:value-type="float" office:value="6.25383071484298" calcext:value-type="float">
            <text:p>6.25383071484298</text:p>
          </table:table-cell>
          <table:table-cell office:value-type="float" office:value="8.42635726087378" calcext:value-type="float">
            <text:p>8.42635726087378</text:p>
          </table:table-cell>
          <table:table-cell office:value-type="float" office:value="0.228203068785827" calcext:value-type="float">
            <text:p>0.228203068785827</text:p>
          </table:table-cell>
          <table:table-cell office:value-type="float" office:value="0.244342522742129" calcext:value-type="float">
            <text:p>0.244342522742129</text:p>
          </table:table-cell>
          <table:table-cell office:value-type="float" office:value="0.229148398506018" calcext:value-type="float">
            <text:p>0.229148398506018</text:p>
          </table:table-cell>
          <table:table-cell office:value-type="float" office:value="0.24252505283838" calcext:value-type="float">
            <text:p>0.24252505283838</text:p>
          </table:table-cell>
          <table:table-cell office:value-type="float" office:value="0.0307770292402582" calcext:value-type="float">
            <text:p>0.030777029240258</text:p>
          </table:table-cell>
          <table:table-cell office:value-type="float" office:value="0.0413123951566824" calcext:value-type="float">
            <text:p>0.041312395156683</text:p>
          </table:table-cell>
          <table:table-cell office:value-type="float" office:value="0.030350732003277" calcext:value-type="float">
            <text:p>0.030350732003277</text:p>
          </table:table-cell>
          <table:table-cell office:value-type="float" office:value="0.0420069624760104" calcext:value-type="float">
            <text:p>0.04200696247601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2982594021458" calcext:value-type="float">
            <text:p>0.352982594021458</text:p>
          </table:table-cell>
          <table:table-cell office:value-type="float" office:value="0.414149527891674" calcext:value-type="float">
            <text:p>0.414149527891674</text:p>
          </table:table-cell>
          <table:table-cell office:value-type="float" office:value="0.353210166679142" calcext:value-type="float">
            <text:p>0.353210166679142</text:p>
          </table:table-cell>
          <table:table-cell office:value-type="float" office:value="0.414101975463056" calcext:value-type="float">
            <text:p>0.414101975463056</text:p>
          </table:table-cell>
          <table:table-cell office:value-type="float" office:value="6.29048612605759" calcext:value-type="float">
            <text:p>6.29048612605759</text:p>
          </table:table-cell>
          <table:table-cell office:value-type="float" office:value="8.96283160058031" calcext:value-type="float">
            <text:p>8.96283160058031</text:p>
          </table:table-cell>
          <table:table-cell office:value-type="float" office:value="6.29005282498371" calcext:value-type="float">
            <text:p>6.29005282498371</text:p>
          </table:table-cell>
          <table:table-cell office:value-type="float" office:value="9.3015566346394" calcext:value-type="float">
            <text:p>9.3015566346394</text:p>
          </table:table-cell>
          <table:table-cell office:value-type="float" office:value="0.228330611844418" calcext:value-type="float">
            <text:p>0.228330611844418</text:p>
          </table:table-cell>
          <table:table-cell office:value-type="float" office:value="0.256126465552305" calcext:value-type="float">
            <text:p>0.256126465552305</text:p>
          </table:table-cell>
          <table:table-cell office:value-type="float" office:value="0.229155850801204" calcext:value-type="float">
            <text:p>0.229155850801204</text:p>
          </table:table-cell>
          <table:table-cell office:value-type="float" office:value="0.254495052286496" calcext:value-type="float">
            <text:p>0.254495052286496</text:p>
          </table:table-cell>
          <table:table-cell office:value-type="float" office:value="0.0306683716323935" calcext:value-type="float">
            <text:p>0.030668371632394</text:p>
          </table:table-cell>
          <table:table-cell office:value-type="float" office:value="0.0419627395740154" calcext:value-type="float">
            <text:p>0.041962739574015</text:p>
          </table:table-cell>
          <table:table-cell office:value-type="float" office:value="0.0291510603797038" calcext:value-type="float">
            <text:p>0.029151060379704</text:p>
          </table:table-cell>
          <table:table-cell office:value-type="float" office:value="0.0445929488730561" calcext:value-type="float">
            <text:p>0.044592948873056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56445001135014" calcext:value-type="float">
            <text:p>0.356445001135014</text:p>
          </table:table-cell>
          <table:table-cell office:value-type="float" office:value="0.414289755666152" calcext:value-type="float">
            <text:p>0.414289755666152</text:p>
          </table:table-cell>
          <table:table-cell office:value-type="float" office:value="0.356920007048129" calcext:value-type="float">
            <text:p>0.356920007048129</text:p>
          </table:table-cell>
          <table:table-cell office:value-type="float" office:value="0.415441042678379" calcext:value-type="float">
            <text:p>0.415441042678379</text:p>
          </table:table-cell>
          <table:table-cell office:value-type="float" office:value="6.32201125755112" calcext:value-type="float">
            <text:p>6.32201125755112</text:p>
          </table:table-cell>
          <table:table-cell office:value-type="float" office:value="8.35573028466512" calcext:value-type="float">
            <text:p>8.35573028466512</text:p>
          </table:table-cell>
          <table:table-cell office:value-type="float" office:value="6.34458609373458" calcext:value-type="float">
            <text:p>6.34458609373458</text:p>
          </table:table-cell>
          <table:table-cell office:value-type="float" office:value="9.38261324104015" calcext:value-type="float">
            <text:p>9.38261324104015</text:p>
          </table:table-cell>
          <table:table-cell office:value-type="float" office:value="0.231563385530154" calcext:value-type="float">
            <text:p>0.231563385530154</text:p>
          </table:table-cell>
          <table:table-cell office:value-type="float" office:value="0.26191205677873" calcext:value-type="float">
            <text:p>0.26191205677873</text:p>
          </table:table-cell>
          <table:table-cell office:value-type="float" office:value="0.232701698923544" calcext:value-type="float">
            <text:p>0.232701698923544</text:p>
          </table:table-cell>
          <table:table-cell office:value-type="float" office:value="0.25962193753535" calcext:value-type="float">
            <text:p>0.25962193753535</text:p>
          </table:table-cell>
          <table:table-cell office:value-type="float" office:value="0.0336252202375941" calcext:value-type="float">
            <text:p>0.033625220237594</text:p>
          </table:table-cell>
          <table:table-cell office:value-type="float" office:value="0.04212346736776" calcext:value-type="float">
            <text:p>0.04212346736776</text:p>
          </table:table-cell>
          <table:table-cell office:value-type="float" office:value="0.032788633012055" calcext:value-type="float">
            <text:p>0.032788633012055</text:p>
          </table:table-cell>
          <table:table-cell office:value-type="float" office:value="0.0435479576779148" calcext:value-type="float">
            <text:p>0.043547957677915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54020951748603" calcext:value-type="float">
            <text:p>0.354020951748603</text:p>
          </table:table-cell>
          <table:table-cell office:value-type="float" office:value="0.402253438817341" calcext:value-type="float">
            <text:p>0.402253438817341</text:p>
          </table:table-cell>
          <table:table-cell office:value-type="float" office:value="0.354445912625883" calcext:value-type="float">
            <text:p>0.354445912625883</text:p>
          </table:table-cell>
          <table:table-cell office:value-type="float" office:value="0.407746819736245" calcext:value-type="float">
            <text:p>0.407746819736245</text:p>
          </table:table-cell>
          <table:table-cell office:value-type="float" office:value="6.08285087111728" calcext:value-type="float">
            <text:p>6.08285087111728</text:p>
          </table:table-cell>
          <table:table-cell office:value-type="float" office:value="8.18939341493318" calcext:value-type="float">
            <text:p>8.18939341493318</text:p>
          </table:table-cell>
          <table:table-cell office:value-type="float" office:value="6.19157119262948" calcext:value-type="float">
            <text:p>6.19157119262948</text:p>
          </table:table-cell>
          <table:table-cell office:value-type="float" office:value="8.60253132677064" calcext:value-type="float">
            <text:p>8.60253132677064</text:p>
          </table:table-cell>
          <table:table-cell office:value-type="float" office:value="0.232255315850883" calcext:value-type="float">
            <text:p>0.232255315850883</text:p>
          </table:table-cell>
          <table:table-cell office:value-type="float" office:value="0.265938790850749" calcext:value-type="float">
            <text:p>0.265938790850749</text:p>
          </table:table-cell>
          <table:table-cell office:value-type="float" office:value="0.233406252614429" calcext:value-type="float">
            <text:p>0.233406252614429</text:p>
          </table:table-cell>
          <table:table-cell office:value-type="float" office:value="0.263595487525813" calcext:value-type="float">
            <text:p>0.263595487525813</text:p>
          </table:table-cell>
          <table:table-cell office:value-type="float" office:value="0.033415944985761" calcext:value-type="float">
            <text:p>0.033415944985761</text:p>
          </table:table-cell>
          <table:table-cell office:value-type="float" office:value="0.0399331068977428" calcext:value-type="float">
            <text:p>0.039933106897743</text:p>
          </table:table-cell>
          <table:table-cell office:value-type="float" office:value="0.0327897492714526" calcext:value-type="float">
            <text:p>0.032789749271453</text:p>
          </table:table-cell>
          <table:table-cell office:value-type="float" office:value="0.0409950142107763" calcext:value-type="float">
            <text:p>0.040995014210776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5086641978028" calcext:value-type="float">
            <text:p>0.35086641978028</text:p>
          </table:table-cell>
          <table:table-cell office:value-type="float" office:value="0.403824741154948" calcext:value-type="float">
            <text:p>0.403824741154948</text:p>
          </table:table-cell>
          <table:table-cell office:value-type="float" office:value="0.352286444432492" calcext:value-type="float">
            <text:p>0.352286444432492</text:p>
          </table:table-cell>
          <table:table-cell office:value-type="float" office:value="0.405094969913862" calcext:value-type="float">
            <text:p>0.405094969913862</text:p>
          </table:table-cell>
          <table:table-cell office:value-type="float" office:value="6.42422183637651" calcext:value-type="float">
            <text:p>6.42422183637651</text:p>
          </table:table-cell>
          <table:table-cell office:value-type="float" office:value="8.03158848936314" calcext:value-type="float">
            <text:p>8.03158848936314</text:p>
          </table:table-cell>
          <table:table-cell office:value-type="float" office:value="6.46769843441069" calcext:value-type="float">
            <text:p>6.46769843441069</text:p>
          </table:table-cell>
          <table:table-cell office:value-type="float" office:value="8.3091143912505" calcext:value-type="float">
            <text:p>8.3091143912505</text:p>
          </table:table-cell>
          <table:table-cell office:value-type="float" office:value="0.233657313971973" calcext:value-type="float">
            <text:p>0.233657313971973</text:p>
          </table:table-cell>
          <table:table-cell office:value-type="float" office:value="0.243830334826673" calcext:value-type="float">
            <text:p>0.243830334826673</text:p>
          </table:table-cell>
          <table:table-cell office:value-type="float" office:value="0.235052868127012" calcext:value-type="float">
            <text:p>0.235052868127012</text:p>
          </table:table-cell>
          <table:table-cell office:value-type="float" office:value="0.241187759694084" calcext:value-type="float">
            <text:p>0.241187759694084</text:p>
          </table:table-cell>
          <table:table-cell office:value-type="float" office:value="0.0313694584088062" calcext:value-type="float">
            <text:p>0.031369458408806</text:p>
          </table:table-cell>
          <table:table-cell office:value-type="float" office:value="0.0415660048861654" calcext:value-type="float">
            <text:p>0.041566004886165</text:p>
          </table:table-cell>
          <table:table-cell office:value-type="float" office:value="0.0308878108616441" calcext:value-type="float">
            <text:p>0.030887810861644</text:p>
          </table:table-cell>
          <table:table-cell office:value-type="float" office:value="0.0423338371500094" calcext:value-type="float">
            <text:p>0.04233383715001</text:p>
          </table:table-cell>
          <table:table-cell table:number-columns-repeated="47"/>
        </table:table-row>
      </table:table>
      <table:table table:name="Redistribution_high" table:style-name="ta11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.385401541166734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578338" calcext:value-type="float">
            <text:p>0.406553134578338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311222" calcext:value-type="float">
            <text:p>0.21898910931122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2160145" calcext:value-type="float">
            <text:p>0.23031861216014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6944118" calcext:value-type="float">
            <text:p>0.041225634694412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833294" calcext:value-type="float">
            <text:p>0.030350384283329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9157042" calcext:value-type="float">
            <text:p>0.36448994915704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297383" calcext:value-type="float">
            <text:p>0.387523763297383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7119624" calcext:value-type="float">
            <text:p>0.210162737119624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313874" calcext:value-type="float">
            <text:p>0.222617026313874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467023" calcext:value-type="float">
            <text:p>0.044330780646702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385719" calcext:value-type="float">
            <text:p>0.031923376338572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563969971353" calcext:value-type="float">
            <text:p>0.388563969971353</text:p>
          </table:table-cell>
          <table:table-cell office:value-type="float" office:value="0.455528711934171" calcext:value-type="float">
            <text:p>0.455528711934171</text:p>
          </table:table-cell>
          <table:table-cell office:value-type="float" office:value="0.404120008532552" calcext:value-type="float">
            <text:p>0.404120008532552</text:p>
          </table:table-cell>
          <table:table-cell office:value-type="float" office:value="0.437870191444161" calcext:value-type="float">
            <text:p>0.437870191444161</text:p>
          </table:table-cell>
          <table:table-cell office:value-type="float" office:value="6.90396980627177" calcext:value-type="float">
            <text:p>6.90396980627177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6112056970342" calcext:value-type="float">
            <text:p>8.56112056970342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503646056854" calcext:value-type="float">
            <text:p>0.221503646056854</text:p>
          </table:table-cell>
          <table:table-cell office:value-type="float" office:value="0.256927516528114" calcext:value-type="float">
            <text:p>0.256927516528114</text:p>
          </table:table-cell>
          <table:table-cell office:value-type="float" office:value="0.232168632119065" calcext:value-type="float">
            <text:p>0.232168632119065</text:p>
          </table:table-cell>
          <table:table-cell office:value-type="float" office:value="0.240365325562078" calcext:value-type="float">
            <text:p>0.240365325562078</text:p>
          </table:table-cell>
          <table:table-cell office:value-type="float" office:value="0.0412137427249621" calcext:value-type="float">
            <text:p>0.041213742724962</text:p>
          </table:table-cell>
          <table:table-cell office:value-type="float" office:value="0.030720094455611" calcext:value-type="float">
            <text:p>0.030720094455611</text:p>
          </table:table-cell>
          <table:table-cell office:value-type="float" office:value="0.0296251379780153" calcext:value-type="float">
            <text:p>0.029625137978015</text:p>
          </table:table-cell>
          <table:table-cell office:value-type="float" office:value="0.0469092872017536" calcext:value-type="float">
            <text:p>0.046909287201754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627094517945" calcext:value-type="float">
            <text:p>0.386627094517945</text:p>
          </table:table-cell>
          <table:table-cell office:value-type="float" office:value="0.457385383774999" calcext:value-type="float">
            <text:p>0.457385383774999</text:p>
          </table:table-cell>
          <table:table-cell office:value-type="float" office:value="0.40193447708863" calcext:value-type="float">
            <text:p>0.40193447708863</text:p>
          </table:table-cell>
          <table:table-cell office:value-type="float" office:value="0.44167254066231" calcext:value-type="float">
            <text:p>0.44167254066231</text:p>
          </table:table-cell>
          <table:table-cell office:value-type="float" office:value="7.31451323376669" calcext:value-type="float">
            <text:p>7.31451323376669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18947308026553" calcext:value-type="float">
            <text:p>9.18947308026553</text:p>
          </table:table-cell>
          <table:table-cell office:value-type="float" office:value="10.1472922460683" calcext:value-type="float">
            <text:p>10.1472922460683</text:p>
          </table:table-cell>
          <table:table-cell office:value-type="float" office:value="0.217608991067281" calcext:value-type="float">
            <text:p>0.217608991067281</text:p>
          </table:table-cell>
          <table:table-cell office:value-type="float" office:value="0.254233730927975" calcext:value-type="float">
            <text:p>0.254233730927975</text:p>
          </table:table-cell>
          <table:table-cell office:value-type="float" office:value="0.228171847187271" calcext:value-type="float">
            <text:p>0.228171847187271</text:p>
          </table:table-cell>
          <table:table-cell office:value-type="float" office:value="0.23751742043996" calcext:value-type="float">
            <text:p>0.23751742043996</text:p>
          </table:table-cell>
          <table:table-cell office:value-type="float" office:value="0.0387223268137087" calcext:value-type="float">
            <text:p>0.038722326813709</text:p>
          </table:table-cell>
          <table:table-cell office:value-type="float" office:value="0.0276718735528851" calcext:value-type="float">
            <text:p>0.027671873552885</text:p>
          </table:table-cell>
          <table:table-cell office:value-type="float" office:value="0.0273601829664616" calcext:value-type="float">
            <text:p>0.027360182966462</text:p>
          </table:table-cell>
          <table:table-cell office:value-type="float" office:value="0.0437860730479668" calcext:value-type="float">
            <text:p>0.043786073047967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0180749139761" calcext:value-type="float">
            <text:p>0.390180749139761</text:p>
          </table:table-cell>
          <table:table-cell office:value-type="float" office:value="0.460531530414481" calcext:value-type="float">
            <text:p>0.460531530414481</text:p>
          </table:table-cell>
          <table:table-cell office:value-type="float" office:value="0.407768221192279" calcext:value-type="float">
            <text:p>0.407768221192279</text:p>
          </table:table-cell>
          <table:table-cell office:value-type="float" office:value="0.4391941853848" calcext:value-type="float">
            <text:p>0.4391941853848</text:p>
          </table:table-cell>
          <table:table-cell office:value-type="float" office:value="7.11570928378882" calcext:value-type="float">
            <text:p>7.11570928378882</text:p>
          </table:table-cell>
          <table:table-cell office:value-type="float" office:value="12.3839283918059" calcext:value-type="float">
            <text:p>12.3839283918059</text:p>
          </table:table-cell>
          <table:table-cell office:value-type="float" office:value="8.80924144390495" calcext:value-type="float">
            <text:p>8.80924144390495</text:p>
          </table:table-cell>
          <table:table-cell office:value-type="float" office:value="9.35663966467296" calcext:value-type="float">
            <text:p>9.35663966467296</text:p>
          </table:table-cell>
          <table:table-cell office:value-type="float" office:value="0.221546317497909" calcext:value-type="float">
            <text:p>0.221546317497909</text:p>
          </table:table-cell>
          <table:table-cell office:value-type="float" office:value="0.255119159700522" calcext:value-type="float">
            <text:p>0.255119159700522</text:p>
          </table:table-cell>
          <table:table-cell office:value-type="float" office:value="0.232122902633125" calcext:value-type="float">
            <text:p>0.232122902633125</text:p>
          </table:table-cell>
          <table:table-cell office:value-type="float" office:value="0.238677514111478" calcext:value-type="float">
            <text:p>0.238677514111478</text:p>
          </table:table-cell>
          <table:table-cell office:value-type="float" office:value="0.0378716194682959" calcext:value-type="float">
            <text:p>0.037871619468296</text:p>
          </table:table-cell>
          <table:table-cell office:value-type="float" office:value="0.0284233820178944" calcext:value-type="float">
            <text:p>0.028423382017894</text:p>
          </table:table-cell>
          <table:table-cell office:value-type="float" office:value="0.0283397078753132" calcext:value-type="float">
            <text:p>0.028339707875313</text:p>
          </table:table-cell>
          <table:table-cell office:value-type="float" office:value="0.0418950921905615" calcext:value-type="float">
            <text:p>0.041895092190562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8838484748623" calcext:value-type="float">
            <text:p>0.388838484748623</text:p>
          </table:table-cell>
          <table:table-cell office:value-type="float" office:value="0.463351222769413" calcext:value-type="float">
            <text:p>0.463351222769413</text:p>
          </table:table-cell>
          <table:table-cell office:value-type="float" office:value="0.410466605789149" calcext:value-type="float">
            <text:p>0.410466605789149</text:p>
          </table:table-cell>
          <table:table-cell office:value-type="float" office:value="0.438628952682454" calcext:value-type="float">
            <text:p>0.438628952682454</text:p>
          </table:table-cell>
          <table:table-cell office:value-type="float" office:value="6.68029745355706" calcext:value-type="float">
            <text:p>6.68029745355706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69331159667764" calcext:value-type="float">
            <text:p>8.69331159667764</text:p>
          </table:table-cell>
          <table:table-cell office:value-type="float" office:value="9.01142726153538" calcext:value-type="float">
            <text:p>9.01142726153538</text:p>
          </table:table-cell>
          <table:table-cell office:value-type="float" office:value="0.224923567362481" calcext:value-type="float">
            <text:p>0.224923567362481</text:p>
          </table:table-cell>
          <table:table-cell office:value-type="float" office:value="0.274270793603955" calcext:value-type="float">
            <text:p>0.274270793603955</text:p>
          </table:table-cell>
          <table:table-cell office:value-type="float" office:value="0.23762511694608" calcext:value-type="float">
            <text:p>0.23762511694608</text:p>
          </table:table-cell>
          <table:table-cell office:value-type="float" office:value="0.254056986836099" calcext:value-type="float">
            <text:p>0.254056986836099</text:p>
          </table:table-cell>
          <table:table-cell office:value-type="float" office:value="0.041425587266355" calcext:value-type="float">
            <text:p>0.041425587266355</text:p>
          </table:table-cell>
          <table:table-cell office:value-type="float" office:value="0.0290308068000098" calcext:value-type="float">
            <text:p>0.02903080680001</text:p>
          </table:table-cell>
          <table:table-cell office:value-type="float" office:value="0.0300718911908244" calcext:value-type="float">
            <text:p>0.030071891190824</text:p>
          </table:table-cell>
          <table:table-cell office:value-type="float" office:value="0.0447625531126894" calcext:value-type="float">
            <text:p>0.044762553112689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8363795015841" calcext:value-type="float">
            <text:p>0.388363795015841</text:p>
          </table:table-cell>
          <table:table-cell office:value-type="float" office:value="0.464176936912593" calcext:value-type="float">
            <text:p>0.464176936912593</text:p>
          </table:table-cell>
          <table:table-cell office:value-type="float" office:value="0.407164733981296" calcext:value-type="float">
            <text:p>0.407164733981296</text:p>
          </table:table-cell>
          <table:table-cell office:value-type="float" office:value="0.441370721251054" calcext:value-type="float">
            <text:p>0.441370721251054</text:p>
          </table:table-cell>
          <table:table-cell office:value-type="float" office:value="6.73188506495282" calcext:value-type="float">
            <text:p>6.73188506495282</text:p>
          </table:table-cell>
          <table:table-cell office:value-type="float" office:value="11.5504772355692" calcext:value-type="float">
            <text:p>11.5504772355692</text:p>
          </table:table-cell>
          <table:table-cell office:value-type="float" office:value="8.54106203490532" calcext:value-type="float">
            <text:p>8.54106203490532</text:p>
          </table:table-cell>
          <table:table-cell office:value-type="float" office:value="9.04142710228434" calcext:value-type="float">
            <text:p>9.04142710228434</text:p>
          </table:table-cell>
          <table:table-cell office:value-type="float" office:value="0.218865939020477" calcext:value-type="float">
            <text:p>0.218865939020477</text:p>
          </table:table-cell>
          <table:table-cell office:value-type="float" office:value="0.2507972017633" calcext:value-type="float">
            <text:p>0.2507972017633</text:p>
          </table:table-cell>
          <table:table-cell office:value-type="float" office:value="0.229789940068019" calcext:value-type="float">
            <text:p>0.229789940068019</text:p>
          </table:table-cell>
          <table:table-cell office:value-type="float" office:value="0.233982977205687" calcext:value-type="float">
            <text:p>0.233982977205687</text:p>
          </table:table-cell>
          <table:table-cell office:value-type="float" office:value="0.0406683798172557" calcext:value-type="float">
            <text:p>0.040668379817256</text:p>
          </table:table-cell>
          <table:table-cell office:value-type="float" office:value="0.0315146212965481" calcext:value-type="float">
            <text:p>0.031514621296548</text:p>
          </table:table-cell>
          <table:table-cell office:value-type="float" office:value="0.0295010440267789" calcext:value-type="float">
            <text:p>0.029501044026779</text:p>
          </table:table-cell>
          <table:table-cell office:value-type="float" office:value="0.0471265627821836" calcext:value-type="float">
            <text:p>0.047126562782184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6667425266692" calcext:value-type="float">
            <text:p>0.386667425266692</text:p>
          </table:table-cell>
          <table:table-cell office:value-type="float" office:value="0.45447417269325" calcext:value-type="float">
            <text:p>0.45447417269325</text:p>
          </table:table-cell>
          <table:table-cell office:value-type="float" office:value="0.403081634502481" calcext:value-type="float">
            <text:p>0.403081634502481</text:p>
          </table:table-cell>
          <table:table-cell office:value-type="float" office:value="0.436750825627565" calcext:value-type="float">
            <text:p>0.436750825627565</text:p>
          </table:table-cell>
          <table:table-cell office:value-type="float" office:value="6.51989129706049" calcext:value-type="float">
            <text:p>6.51989129706049</text:p>
          </table:table-cell>
          <table:table-cell office:value-type="float" office:value="11.1409547544072" calcext:value-type="float">
            <text:p>11.1409547544072</text:p>
          </table:table-cell>
          <table:table-cell office:value-type="float" office:value="7.85282577144228" calcext:value-type="float">
            <text:p>7.85282577144228</text:p>
          </table:table-cell>
          <table:table-cell office:value-type="float" office:value="9.12216341631334" calcext:value-type="float">
            <text:p>9.12216341631334</text:p>
          </table:table-cell>
          <table:table-cell office:value-type="float" office:value="0.221961307391713" calcext:value-type="float">
            <text:p>0.221961307391713</text:p>
          </table:table-cell>
          <table:table-cell office:value-type="float" office:value="0.259542052409447" calcext:value-type="float">
            <text:p>0.259542052409447</text:p>
          </table:table-cell>
          <table:table-cell office:value-type="float" office:value="0.231445392710901" calcext:value-type="float">
            <text:p>0.231445392710901</text:p>
          </table:table-cell>
          <table:table-cell office:value-type="float" office:value="0.244836542146151" calcext:value-type="float">
            <text:p>0.244836542146151</text:p>
          </table:table-cell>
          <table:table-cell office:value-type="float" office:value="0.0401114630738476" calcext:value-type="float">
            <text:p>0.040111463073848</text:p>
          </table:table-cell>
          <table:table-cell office:value-type="float" office:value="0.0305677665283014" calcext:value-type="float">
            <text:p>0.030567766528301</text:p>
          </table:table-cell>
          <table:table-cell office:value-type="float" office:value="0.0296836295578179" calcext:value-type="float">
            <text:p>0.029683629557818</text:p>
          </table:table-cell>
          <table:table-cell office:value-type="float" office:value="0.0449362935077325" calcext:value-type="float">
            <text:p>0.044936293507733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513927408077" calcext:value-type="float">
            <text:p>0.38513927408077</text:p>
          </table:table-cell>
          <table:table-cell office:value-type="float" office:value="0.457660882075836" calcext:value-type="float">
            <text:p>0.457660882075836</text:p>
          </table:table-cell>
          <table:table-cell office:value-type="float" office:value="0.403643234468599" calcext:value-type="float">
            <text:p>0.403643234468599</text:p>
          </table:table-cell>
          <table:table-cell office:value-type="float" office:value="0.436579829566775" calcext:value-type="float">
            <text:p>0.436579829566775</text:p>
          </table:table-cell>
          <table:table-cell office:value-type="float" office:value="7.03585057647409" calcext:value-type="float">
            <text:p>7.03585057647409</text:p>
          </table:table-cell>
          <table:table-cell office:value-type="float" office:value="11.7201581868743" calcext:value-type="float">
            <text:p>11.7201581868743</text:p>
          </table:table-cell>
          <table:table-cell office:value-type="float" office:value="8.49371952643241" calcext:value-type="float">
            <text:p>8.49371952643241</text:p>
          </table:table-cell>
          <table:table-cell office:value-type="float" office:value="9.19533067914426" calcext:value-type="float">
            <text:p>9.19533067914426</text:p>
          </table:table-cell>
          <table:table-cell office:value-type="float" office:value="0.221160718882505" calcext:value-type="float">
            <text:p>0.221160718882505</text:p>
          </table:table-cell>
          <table:table-cell office:value-type="float" office:value="0.256642125744309" calcext:value-type="float">
            <text:p>0.256642125744309</text:p>
          </table:table-cell>
          <table:table-cell office:value-type="float" office:value="0.232054505485797" calcext:value-type="float">
            <text:p>0.232054505485797</text:p>
          </table:table-cell>
          <table:table-cell office:value-type="float" office:value="0.239629555346115" calcext:value-type="float">
            <text:p>0.239629555346115</text:p>
          </table:table-cell>
          <table:table-cell office:value-type="float" office:value="0.0398848712095016" calcext:value-type="float">
            <text:p>0.039884871209502</text:p>
          </table:table-cell>
          <table:table-cell office:value-type="float" office:value="0.0326665891409342" calcext:value-type="float">
            <text:p>0.032666589140934</text:p>
          </table:table-cell>
          <table:table-cell office:value-type="float" office:value="0.0293425403975409" calcext:value-type="float">
            <text:p>0.029342540397541</text:p>
          </table:table-cell>
          <table:table-cell office:value-type="float" office:value="0.04732997030459" calcext:value-type="float">
            <text:p>0.04732997030459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5623114223404" calcext:value-type="float">
            <text:p>0.385623114223404</text:p>
          </table:table-cell>
          <table:table-cell office:value-type="float" office:value="0.461004584197001" calcext:value-type="float">
            <text:p>0.461004584197001</text:p>
          </table:table-cell>
          <table:table-cell office:value-type="float" office:value="0.406721162183122" calcext:value-type="float">
            <text:p>0.406721162183122</text:p>
          </table:table-cell>
          <table:table-cell office:value-type="float" office:value="0.434854563989834" calcext:value-type="float">
            <text:p>0.434854563989834</text:p>
          </table:table-cell>
          <table:table-cell office:value-type="float" office:value="6.55635846833338" calcext:value-type="float">
            <text:p>6.55635846833338</text:p>
          </table:table-cell>
          <table:table-cell office:value-type="float" office:value="11.4590503625105" calcext:value-type="float">
            <text:p>11.4590503625105</text:p>
          </table:table-cell>
          <table:table-cell office:value-type="float" office:value="8.15365166227826" calcext:value-type="float">
            <text:p>8.15365166227826</text:p>
          </table:table-cell>
          <table:table-cell office:value-type="float" office:value="8.6725378562278" calcext:value-type="float">
            <text:p>8.6725378562278</text:p>
          </table:table-cell>
          <table:table-cell office:value-type="float" office:value="0.219200618001769" calcext:value-type="float">
            <text:p>0.219200618001769</text:p>
          </table:table-cell>
          <table:table-cell office:value-type="float" office:value="0.262769815359571" calcext:value-type="float">
            <text:p>0.262769815359571</text:p>
          </table:table-cell>
          <table:table-cell office:value-type="float" office:value="0.232122829104799" calcext:value-type="float">
            <text:p>0.232122829104799</text:p>
          </table:table-cell>
          <table:table-cell office:value-type="float" office:value="0.242522420886755" calcext:value-type="float">
            <text:p>0.242522420886755</text:p>
          </table:table-cell>
          <table:table-cell office:value-type="float" office:value="0.041018325598126" calcext:value-type="float">
            <text:p>0.041018325598126</text:p>
          </table:table-cell>
          <table:table-cell office:value-type="float" office:value="0.0308498964237748" calcext:value-type="float">
            <text:p>0.030849896423775</text:p>
          </table:table-cell>
          <table:table-cell office:value-type="float" office:value="0.0288364550669543" calcext:value-type="float">
            <text:p>0.028836455066954</text:p>
          </table:table-cell>
          <table:table-cell office:value-type="float" office:value="0.0475544951427717" calcext:value-type="float">
            <text:p>0.047554495142772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8610657918632" calcext:value-type="float">
            <text:p>0.388610657918632</text:p>
          </table:table-cell>
          <table:table-cell office:value-type="float" office:value="0.463840780525376" calcext:value-type="float">
            <text:p>0.463840780525376</text:p>
          </table:table-cell>
          <table:table-cell office:value-type="float" office:value="0.405699500408403" calcext:value-type="float">
            <text:p>0.405699500408403</text:p>
          </table:table-cell>
          <table:table-cell office:value-type="float" office:value="0.443108748917348" calcext:value-type="float">
            <text:p>0.443108748917348</text:p>
          </table:table-cell>
          <table:table-cell office:value-type="float" office:value="6.9809090757593" calcext:value-type="float">
            <text:p>6.9809090757593</text:p>
          </table:table-cell>
          <table:table-cell office:value-type="float" office:value="11.5819116203058" calcext:value-type="float">
            <text:p>11.5819116203058</text:p>
          </table:table-cell>
          <table:table-cell office:value-type="float" office:value="8.69911544388323" calcext:value-type="float">
            <text:p>8.69911544388323</text:p>
          </table:table-cell>
          <table:table-cell office:value-type="float" office:value="9.03167772506932" calcext:value-type="float">
            <text:p>9.03167772506932</text:p>
          </table:table-cell>
          <table:table-cell office:value-type="float" office:value="0.22531326866804" calcext:value-type="float">
            <text:p>0.22531326866804</text:p>
          </table:table-cell>
          <table:table-cell office:value-type="float" office:value="0.256321439728131" calcext:value-type="float">
            <text:p>0.256321439728131</text:p>
          </table:table-cell>
          <table:table-cell office:value-type="float" office:value="0.236317342316497" calcext:value-type="float">
            <text:p>0.236317342316497</text:p>
          </table:table-cell>
          <table:table-cell office:value-type="float" office:value="0.239280352295521" calcext:value-type="float">
            <text:p>0.239280352295521</text:p>
          </table:table-cell>
          <table:table-cell office:value-type="float" office:value="0.0415366256443573" calcext:value-type="float">
            <text:p>0.041536625644357</text:p>
          </table:table-cell>
          <table:table-cell office:value-type="float" office:value="0.0326103969467354" calcext:value-type="float">
            <text:p>0.032610396946735</text:p>
          </table:table-cell>
          <table:table-cell office:value-type="float" office:value="0.0294654730018948" calcext:value-type="float">
            <text:p>0.029465473001895</text:p>
          </table:table-cell>
          <table:table-cell office:value-type="float" office:value="0.0496337208101116" calcext:value-type="float">
            <text:p>0.049633720810112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0509108396038" calcext:value-type="float">
            <text:p>0.390509108396038</text:p>
          </table:table-cell>
          <table:table-cell office:value-type="float" office:value="0.461418481775495" calcext:value-type="float">
            <text:p>0.461418481775495</text:p>
          </table:table-cell>
          <table:table-cell office:value-type="float" office:value="0.407084390276698" calcext:value-type="float">
            <text:p>0.407084390276698</text:p>
          </table:table-cell>
          <table:table-cell office:value-type="float" office:value="0.44333402914228" calcext:value-type="float">
            <text:p>0.44333402914228</text:p>
          </table:table-cell>
          <table:table-cell office:value-type="float" office:value="6.74761141182557" calcext:value-type="float">
            <text:p>6.74761141182557</text:p>
          </table:table-cell>
          <table:table-cell office:value-type="float" office:value="11.5452368200401" calcext:value-type="float">
            <text:p>11.5452368200401</text:p>
          </table:table-cell>
          <table:table-cell office:value-type="float" office:value="8.24503875974077" calcext:value-type="float">
            <text:p>8.24503875974077</text:p>
          </table:table-cell>
          <table:table-cell office:value-type="float" office:value="9.44035221173919" calcext:value-type="float">
            <text:p>9.44035221173919</text:p>
          </table:table-cell>
          <table:table-cell office:value-type="float" office:value="0.231169390729973" calcext:value-type="float">
            <text:p>0.231169390729973</text:p>
          </table:table-cell>
          <table:table-cell office:value-type="float" office:value="0.273681878400578" calcext:value-type="float">
            <text:p>0.273681878400578</text:p>
          </table:table-cell>
          <table:table-cell office:value-type="float" office:value="0.241580210793613" calcext:value-type="float">
            <text:p>0.241580210793613</text:p>
          </table:table-cell>
          <table:table-cell office:value-type="float" office:value="0.2571056515416" calcext:value-type="float">
            <text:p>0.2571056515416</text:p>
          </table:table-cell>
          <table:table-cell office:value-type="float" office:value="0.0406647984197062" calcext:value-type="float">
            <text:p>0.040664798419706</text:p>
          </table:table-cell>
          <table:table-cell office:value-type="float" office:value="0.0340735066125112" calcext:value-type="float">
            <text:p>0.034073506612511</text:p>
          </table:table-cell>
          <table:table-cell office:value-type="float" office:value="0.0300425031616617" calcext:value-type="float">
            <text:p>0.030042503161662</text:p>
          </table:table-cell>
          <table:table-cell office:value-type="float" office:value="0.0487584773778693" calcext:value-type="float">
            <text:p>0.048758477377869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5613049173364" calcext:value-type="float">
            <text:p>0.385613049173364</text:p>
          </table:table-cell>
          <table:table-cell office:value-type="float" office:value="0.459555851729695" calcext:value-type="float">
            <text:p>0.459555851729695</text:p>
          </table:table-cell>
          <table:table-cell office:value-type="float" office:value="0.403565078022876" calcext:value-type="float">
            <text:p>0.403565078022876</text:p>
          </table:table-cell>
          <table:table-cell office:value-type="float" office:value="0.438853275936921" calcext:value-type="float">
            <text:p>0.438853275936921</text:p>
          </table:table-cell>
          <table:table-cell office:value-type="float" office:value="6.90356235762965" calcext:value-type="float">
            <text:p>6.90356235762965</text:p>
          </table:table-cell>
          <table:table-cell office:value-type="float" office:value="11.4854678399346" calcext:value-type="float">
            <text:p>11.4854678399346</text:p>
          </table:table-cell>
          <table:table-cell office:value-type="float" office:value="8.49259733768328" calcext:value-type="float">
            <text:p>8.49259733768328</text:p>
          </table:table-cell>
          <table:table-cell office:value-type="float" office:value="9.13268735023518" calcext:value-type="float">
            <text:p>9.13268735023518</text:p>
          </table:table-cell>
          <table:table-cell office:value-type="float" office:value="0.223496140809775" calcext:value-type="float">
            <text:p>0.223496140809775</text:p>
          </table:table-cell>
          <table:table-cell office:value-type="float" office:value="0.253739296434204" calcext:value-type="float">
            <text:p>0.253739296434204</text:p>
          </table:table-cell>
          <table:table-cell office:value-type="float" office:value="0.234021841640829" calcext:value-type="float">
            <text:p>0.234021841640829</text:p>
          </table:table-cell>
          <table:table-cell office:value-type="float" office:value="0.237541135617349" calcext:value-type="float">
            <text:p>0.237541135617349</text:p>
          </table:table-cell>
          <table:table-cell office:value-type="float" office:value="0.041403638446407" calcext:value-type="float">
            <text:p>0.041403638446407</text:p>
          </table:table-cell>
          <table:table-cell office:value-type="float" office:value="0.0361693460833414" calcext:value-type="float">
            <text:p>0.036169346083341</text:p>
          </table:table-cell>
          <table:table-cell office:value-type="float" office:value="0.0304600419217938" calcext:value-type="float">
            <text:p>0.030460041921794</text:p>
          </table:table-cell>
          <table:table-cell office:value-type="float" office:value="0.0513352783730137" calcext:value-type="float">
            <text:p>0.051335278373014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2164052290482" calcext:value-type="float">
            <text:p>0.382164052290482</text:p>
          </table:table-cell>
          <table:table-cell office:value-type="float" office:value="0.459073367335567" calcext:value-type="float">
            <text:p>0.459073367335567</text:p>
          </table:table-cell>
          <table:table-cell office:value-type="float" office:value="0.402557074177301" calcext:value-type="float">
            <text:p>0.402557074177301</text:p>
          </table:table-cell>
          <table:table-cell office:value-type="float" office:value="0.434107701139861" calcext:value-type="float">
            <text:p>0.434107701139861</text:p>
          </table:table-cell>
          <table:table-cell office:value-type="float" office:value="6.4155264604043" calcext:value-type="float">
            <text:p>6.4155264604043</text:p>
          </table:table-cell>
          <table:table-cell office:value-type="float" office:value="11.8610236692783" calcext:value-type="float">
            <text:p>11.8610236692783</text:p>
          </table:table-cell>
          <table:table-cell office:value-type="float" office:value="8.19369726331777" calcext:value-type="float">
            <text:p>8.19369726331777</text:p>
          </table:table-cell>
          <table:table-cell office:value-type="float" office:value="8.78594835267717" calcext:value-type="float">
            <text:p>8.78594835267717</text:p>
          </table:table-cell>
          <table:table-cell office:value-type="float" office:value="0.224634212726986" calcext:value-type="float">
            <text:p>0.224634212726986</text:p>
          </table:table-cell>
          <table:table-cell office:value-type="float" office:value="0.26218132819079" calcext:value-type="float">
            <text:p>0.26218132819079</text:p>
          </table:table-cell>
          <table:table-cell office:value-type="float" office:value="0.237261488123198" calcext:value-type="float">
            <text:p>0.237261488123198</text:p>
          </table:table-cell>
          <table:table-cell office:value-type="float" office:value="0.242649756827542" calcext:value-type="float">
            <text:p>0.242649756827542</text:p>
          </table:table-cell>
          <table:table-cell office:value-type="float" office:value="0.0412531133915508" calcext:value-type="float">
            <text:p>0.041253113391551</text:p>
          </table:table-cell>
          <table:table-cell office:value-type="float" office:value="0.0325840019467372" calcext:value-type="float">
            <text:p>0.032584001946737</text:p>
          </table:table-cell>
          <table:table-cell office:value-type="float" office:value="0.0286518978123234" calcext:value-type="float">
            <text:p>0.028651897812323</text:p>
          </table:table-cell>
          <table:table-cell office:value-type="float" office:value="0.0499291218164929" calcext:value-type="float">
            <text:p>0.049929121816493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259307234773" calcext:value-type="float">
            <text:p>0.38259307234773</text:p>
          </table:table-cell>
          <table:table-cell office:value-type="float" office:value="0.463321850999457" calcext:value-type="float">
            <text:p>0.463321850999457</text:p>
          </table:table-cell>
          <table:table-cell office:value-type="float" office:value="0.400282727632981" calcext:value-type="float">
            <text:p>0.400282727632981</text:p>
          </table:table-cell>
          <table:table-cell office:value-type="float" office:value="0.440725868011369" calcext:value-type="float">
            <text:p>0.440725868011369</text:p>
          </table:table-cell>
          <table:table-cell office:value-type="float" office:value="6.76857307217095" calcext:value-type="float">
            <text:p>6.76857307217095</text:p>
          </table:table-cell>
          <table:table-cell office:value-type="float" office:value="11.752232328645" calcext:value-type="float">
            <text:p>11.752232328645</text:p>
          </table:table-cell>
          <table:table-cell office:value-type="float" office:value="8.46666829221959" calcext:value-type="float">
            <text:p>8.46666829221959</text:p>
          </table:table-cell>
          <table:table-cell office:value-type="float" office:value="9.18850437873155" calcext:value-type="float">
            <text:p>9.18850437873155</text:p>
          </table:table-cell>
          <table:table-cell office:value-type="float" office:value="0.221084924534243" calcext:value-type="float">
            <text:p>0.221084924534243</text:p>
          </table:table-cell>
          <table:table-cell office:value-type="float" office:value="0.249981748072563" calcext:value-type="float">
            <text:p>0.249981748072563</text:p>
          </table:table-cell>
          <table:table-cell office:value-type="float" office:value="0.231747431132034" calcext:value-type="float">
            <text:p>0.231747431132034</text:p>
          </table:table-cell>
          <table:table-cell office:value-type="float" office:value="0.233426368626183" calcext:value-type="float">
            <text:p>0.233426368626183</text:p>
          </table:table-cell>
          <table:table-cell office:value-type="float" office:value="0.0370525603801556" calcext:value-type="float">
            <text:p>0.037052560380156</text:p>
          </table:table-cell>
          <table:table-cell office:value-type="float" office:value="0.0321351180013693" calcext:value-type="float">
            <text:p>0.032135118001369</text:p>
          </table:table-cell>
          <table:table-cell office:value-type="float" office:value="0.0269552071874271" calcext:value-type="float">
            <text:p>0.026955207187427</text:p>
          </table:table-cell>
          <table:table-cell office:value-type="float" office:value="0.0463107939918965" calcext:value-type="float">
            <text:p>0.046310793991897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4381527349241" calcext:value-type="float">
            <text:p>0.384381527349241</text:p>
          </table:table-cell>
          <table:table-cell office:value-type="float" office:value="0.461425555488428" calcext:value-type="float">
            <text:p>0.461425555488428</text:p>
          </table:table-cell>
          <table:table-cell office:value-type="float" office:value="0.401446875401609" calcext:value-type="float">
            <text:p>0.401446875401609</text:p>
          </table:table-cell>
          <table:table-cell office:value-type="float" office:value="0.439332079857039" calcext:value-type="float">
            <text:p>0.439332079857039</text:p>
          </table:table-cell>
          <table:table-cell office:value-type="float" office:value="6.87578142321829" calcext:value-type="float">
            <text:p>6.87578142321829</text:p>
          </table:table-cell>
          <table:table-cell office:value-type="float" office:value="11.9775058852351" calcext:value-type="float">
            <text:p>11.9775058852351</text:p>
          </table:table-cell>
          <table:table-cell office:value-type="float" office:value="8.69303220516859" calcext:value-type="float">
            <text:p>8.69303220516859</text:p>
          </table:table-cell>
          <table:table-cell office:value-type="float" office:value="9.39910899237797" calcext:value-type="float">
            <text:p>9.39910899237797</text:p>
          </table:table-cell>
          <table:table-cell office:value-type="float" office:value="0.220977946109206" calcext:value-type="float">
            <text:p>0.220977946109206</text:p>
          </table:table-cell>
          <table:table-cell office:value-type="float" office:value="0.253853713927594" calcext:value-type="float">
            <text:p>0.253853713927594</text:p>
          </table:table-cell>
          <table:table-cell office:value-type="float" office:value="0.230666108998171" calcext:value-type="float">
            <text:p>0.230666108998171</text:p>
          </table:table-cell>
          <table:table-cell office:value-type="float" office:value="0.238732885074062" calcext:value-type="float">
            <text:p>0.238732885074062</text:p>
          </table:table-cell>
          <table:table-cell office:value-type="float" office:value="0.0387149240645296" calcext:value-type="float">
            <text:p>0.03871492406453</text:p>
          </table:table-cell>
          <table:table-cell office:value-type="float" office:value="0.0316037266321662" calcext:value-type="float">
            <text:p>0.031603726632166</text:p>
          </table:table-cell>
          <table:table-cell office:value-type="float" office:value="0.0281609571718058" calcext:value-type="float">
            <text:p>0.028160957171806</text:p>
          </table:table-cell>
          <table:table-cell office:value-type="float" office:value="0.0463630294485228" calcext:value-type="float">
            <text:p>0.046363029448523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2043725916899" calcext:value-type="float">
            <text:p>0.372043725916899</text:p>
          </table:table-cell>
          <table:table-cell office:value-type="float" office:value="0.449036378236333" calcext:value-type="float">
            <text:p>0.449036378236333</text:p>
          </table:table-cell>
          <table:table-cell office:value-type="float" office:value="0.389145146058965" calcext:value-type="float">
            <text:p>0.389145146058965</text:p>
          </table:table-cell>
          <table:table-cell office:value-type="float" office:value="0.427743656260609" calcext:value-type="float">
            <text:p>0.427743656260609</text:p>
          </table:table-cell>
          <table:table-cell office:value-type="float" office:value="6.51079436669926" calcext:value-type="float">
            <text:p>6.51079436669926</text:p>
          </table:table-cell>
          <table:table-cell office:value-type="float" office:value="11.3061794421272" calcext:value-type="float">
            <text:p>11.3061794421272</text:p>
          </table:table-cell>
          <table:table-cell office:value-type="float" office:value="8.03310425189875" calcext:value-type="float">
            <text:p>8.03310425189875</text:p>
          </table:table-cell>
          <table:table-cell office:value-type="float" office:value="9.04160107790946" calcext:value-type="float">
            <text:p>9.04160107790946</text:p>
          </table:table-cell>
          <table:table-cell office:value-type="float" office:value="0.211196184594624" calcext:value-type="float">
            <text:p>0.211196184594624</text:p>
          </table:table-cell>
          <table:table-cell office:value-type="float" office:value="0.238018149681397" calcext:value-type="float">
            <text:p>0.238018149681397</text:p>
          </table:table-cell>
          <table:table-cell office:value-type="float" office:value="0.22129148719947" calcext:value-type="float">
            <text:p>0.22129148719947</text:p>
          </table:table-cell>
          <table:table-cell office:value-type="float" office:value="0.2222349523494" calcext:value-type="float">
            <text:p>0.2222349523494</text:p>
          </table:table-cell>
          <table:table-cell office:value-type="float" office:value="0.0389109238182292" calcext:value-type="float">
            <text:p>0.038910923818229</text:p>
          </table:table-cell>
          <table:table-cell office:value-type="float" office:value="0.0334361143231872" calcext:value-type="float">
            <text:p>0.033436114323187</text:p>
          </table:table-cell>
          <table:table-cell office:value-type="float" office:value="0.0287407671669452" calcext:value-type="float">
            <text:p>0.028740767166945</text:p>
          </table:table-cell>
          <table:table-cell office:value-type="float" office:value="0.0479056346904508" calcext:value-type="float">
            <text:p>0.047905634690451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67054629414853" calcext:value-type="float">
            <text:p>0.367054629414853</text:p>
          </table:table-cell>
          <table:table-cell office:value-type="float" office:value="0.450466411812388" calcext:value-type="float">
            <text:p>0.450466411812388</text:p>
          </table:table-cell>
          <table:table-cell office:value-type="float" office:value="0.387819492466265" calcext:value-type="float">
            <text:p>0.387819492466265</text:p>
          </table:table-cell>
          <table:table-cell office:value-type="float" office:value="0.422031052148257" calcext:value-type="float">
            <text:p>0.422031052148257</text:p>
          </table:table-cell>
          <table:table-cell office:value-type="float" office:value="6.1749989183667" calcext:value-type="float">
            <text:p>6.1749989183667</text:p>
          </table:table-cell>
          <table:table-cell office:value-type="float" office:value="11.2835315827065" calcext:value-type="float">
            <text:p>11.2835315827065</text:p>
          </table:table-cell>
          <table:table-cell office:value-type="float" office:value="8.01852488909081" calcext:value-type="float">
            <text:p>8.01852488909081</text:p>
          </table:table-cell>
          <table:table-cell office:value-type="float" office:value="8.63961532336687" calcext:value-type="float">
            <text:p>8.63961532336687</text:p>
          </table:table-cell>
          <table:table-cell office:value-type="float" office:value="0.207778559608939" calcext:value-type="float">
            <text:p>0.207778559608939</text:p>
          </table:table-cell>
          <table:table-cell office:value-type="float" office:value="0.238823128108279" calcext:value-type="float">
            <text:p>0.238823128108279</text:p>
          </table:table-cell>
          <table:table-cell office:value-type="float" office:value="0.219854871240156" calcext:value-type="float">
            <text:p>0.219854871240156</text:p>
          </table:table-cell>
          <table:table-cell office:value-type="float" office:value="0.22007365171177" calcext:value-type="float">
            <text:p>0.22007365171177</text:p>
          </table:table-cell>
          <table:table-cell office:value-type="float" office:value="0.0403412547910863" calcext:value-type="float">
            <text:p>0.040341254791086</text:p>
          </table:table-cell>
          <table:table-cell office:value-type="float" office:value="0.0344991453760703" calcext:value-type="float">
            <text:p>0.03449914537607</text:p>
          </table:table-cell>
          <table:table-cell office:value-type="float" office:value="0.0302789175014811" calcext:value-type="float">
            <text:p>0.030278917501481</text:p>
          </table:table-cell>
          <table:table-cell office:value-type="float" office:value="0.0485467040204039" calcext:value-type="float">
            <text:p>0.048546704020404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2595742879443" calcext:value-type="float">
            <text:p>0.372595742879443</text:p>
          </table:table-cell>
          <table:table-cell office:value-type="float" office:value="0.451533697286385" calcext:value-type="float">
            <text:p>0.451533697286385</text:p>
          </table:table-cell>
          <table:table-cell office:value-type="float" office:value="0.390582716986741" calcext:value-type="float">
            <text:p>0.390582716986741</text:p>
          </table:table-cell>
          <table:table-cell office:value-type="float" office:value="0.427193948729099" calcext:value-type="float">
            <text:p>0.427193948729099</text:p>
          </table:table-cell>
          <table:table-cell office:value-type="float" office:value="6.48752282550304" calcext:value-type="float">
            <text:p>6.48752282550304</text:p>
          </table:table-cell>
          <table:table-cell office:value-type="float" office:value="11.1989224833723" calcext:value-type="float">
            <text:p>11.1989224833723</text:p>
          </table:table-cell>
          <table:table-cell office:value-type="float" office:value="7.93236600821091" calcext:value-type="float">
            <text:p>7.93236600821091</text:p>
          </table:table-cell>
          <table:table-cell office:value-type="float" office:value="9.1258863783173" calcext:value-type="float">
            <text:p>9.1258863783173</text:p>
          </table:table-cell>
          <table:table-cell office:value-type="float" office:value="0.209203069436414" calcext:value-type="float">
            <text:p>0.209203069436414</text:p>
          </table:table-cell>
          <table:table-cell office:value-type="float" office:value="0.232749547329899" calcext:value-type="float">
            <text:p>0.232749547329899</text:p>
          </table:table-cell>
          <table:table-cell office:value-type="float" office:value="0.219128233517945" calcext:value-type="float">
            <text:p>0.219128233517945</text:p>
          </table:table-cell>
          <table:table-cell office:value-type="float" office:value="0.217494428907722" calcext:value-type="float">
            <text:p>0.217494428907722</text:p>
          </table:table-cell>
          <table:table-cell office:value-type="float" office:value="0.0378870456824184" calcext:value-type="float">
            <text:p>0.037887045682419</text:p>
          </table:table-cell>
          <table:table-cell office:value-type="float" office:value="0.0342553242412491" calcext:value-type="float">
            <text:p>0.034255324241249</text:p>
          </table:table-cell>
          <table:table-cell office:value-type="float" office:value="0.0279701562902237" calcext:value-type="float">
            <text:p>0.027970156290224</text:p>
          </table:table-cell>
          <table:table-cell office:value-type="float" office:value="0.0481938421120329" calcext:value-type="float">
            <text:p>0.048193842112033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423444647575" calcext:value-type="float">
            <text:p>0.37423444647575</text:p>
          </table:table-cell>
          <table:table-cell office:value-type="float" office:value="0.453649347360742" calcext:value-type="float">
            <text:p>0.453649347360742</text:p>
          </table:table-cell>
          <table:table-cell office:value-type="float" office:value="0.391387036567062" calcext:value-type="float">
            <text:p>0.391387036567062</text:p>
          </table:table-cell>
          <table:table-cell office:value-type="float" office:value="0.42983404864603" calcext:value-type="float">
            <text:p>0.42983404864603</text:p>
          </table:table-cell>
          <table:table-cell office:value-type="float" office:value="6.80226650842208" calcext:value-type="float">
            <text:p>6.80226650842208</text:p>
          </table:table-cell>
          <table:table-cell office:value-type="float" office:value="11.5529897211757" calcext:value-type="float">
            <text:p>11.5529897211757</text:p>
          </table:table-cell>
          <table:table-cell office:value-type="float" office:value="8.51797363558178" calcext:value-type="float">
            <text:p>8.51797363558178</text:p>
          </table:table-cell>
          <table:table-cell office:value-type="float" office:value="9.07005302156238" calcext:value-type="float">
            <text:p>9.07005302156238</text:p>
          </table:table-cell>
          <table:table-cell office:value-type="float" office:value="0.211721926960375" calcext:value-type="float">
            <text:p>0.211721926960375</text:p>
          </table:table-cell>
          <table:table-cell office:value-type="float" office:value="0.23575220334318" calcext:value-type="float">
            <text:p>0.23575220334318</text:p>
          </table:table-cell>
          <table:table-cell office:value-type="float" office:value="0.221512664224753" calcext:value-type="float">
            <text:p>0.221512664224753</text:p>
          </table:table-cell>
          <table:table-cell office:value-type="float" office:value="0.220701605577544" calcext:value-type="float">
            <text:p>0.220701605577544</text:p>
          </table:table-cell>
          <table:table-cell office:value-type="float" office:value="0.039425352566273" calcext:value-type="float">
            <text:p>0.039425352566273</text:p>
          </table:table-cell>
          <table:table-cell office:value-type="float" office:value="0.0338820404982317" calcext:value-type="float">
            <text:p>0.033882040498232</text:p>
          </table:table-cell>
          <table:table-cell office:value-type="float" office:value="0.0285858808250281" calcext:value-type="float">
            <text:p>0.028585880825028</text:p>
          </table:table-cell>
          <table:table-cell office:value-type="float" office:value="0.0491979849174167" calcext:value-type="float">
            <text:p>0.049197984917417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1487813544979" calcext:value-type="float">
            <text:p>0.371487813544979</text:p>
          </table:table-cell>
          <table:table-cell office:value-type="float" office:value="0.45139527039191" calcext:value-type="float">
            <text:p>0.45139527039191</text:p>
          </table:table-cell>
          <table:table-cell office:value-type="float" office:value="0.388736777168878" calcext:value-type="float">
            <text:p>0.388736777168878</text:p>
          </table:table-cell>
          <table:table-cell office:value-type="float" office:value="0.426642183601605" calcext:value-type="float">
            <text:p>0.426642183601605</text:p>
          </table:table-cell>
          <table:table-cell office:value-type="float" office:value="6.63238129034395" calcext:value-type="float">
            <text:p>6.63238129034395</text:p>
          </table:table-cell>
          <table:table-cell office:value-type="float" office:value="11.2415940542298" calcext:value-type="float">
            <text:p>11.2415940542298</text:p>
          </table:table-cell>
          <table:table-cell office:value-type="float" office:value="8.19155614252364" calcext:value-type="float">
            <text:p>8.19155614252364</text:p>
          </table:table-cell>
          <table:table-cell office:value-type="float" office:value="8.68210919065685" calcext:value-type="float">
            <text:p>8.68210919065685</text:p>
          </table:table-cell>
          <table:table-cell office:value-type="float" office:value="0.208931693173423" calcext:value-type="float">
            <text:p>0.208931693173423</text:p>
          </table:table-cell>
          <table:table-cell office:value-type="float" office:value="0.229598917267278" calcext:value-type="float">
            <text:p>0.229598917267278</text:p>
          </table:table-cell>
          <table:table-cell office:value-type="float" office:value="0.219158896656641" calcext:value-type="float">
            <text:p>0.219158896656641</text:p>
          </table:table-cell>
          <table:table-cell office:value-type="float" office:value="0.213812877803795" calcext:value-type="float">
            <text:p>0.213812877803795</text:p>
          </table:table-cell>
          <table:table-cell office:value-type="float" office:value="0.0399488799669999" calcext:value-type="float">
            <text:p>0.039948879967</text:p>
          </table:table-cell>
          <table:table-cell office:value-type="float" office:value="0.036024967431121" calcext:value-type="float">
            <text:p>0.036024967431121</text:p>
          </table:table-cell>
          <table:table-cell office:value-type="float" office:value="0.0294020963632142" calcext:value-type="float">
            <text:p>0.029402096363214</text:p>
          </table:table-cell>
          <table:table-cell office:value-type="float" office:value="0.051106518667593" calcext:value-type="float">
            <text:p>0.051106518667593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67198919960387" calcext:value-type="float">
            <text:p>0.367198919960387</text:p>
          </table:table-cell>
          <table:table-cell office:value-type="float" office:value="0.450266416967677" calcext:value-type="float">
            <text:p>0.450266416967677</text:p>
          </table:table-cell>
          <table:table-cell office:value-type="float" office:value="0.388717291223778" calcext:value-type="float">
            <text:p>0.388717291223778</text:p>
          </table:table-cell>
          <table:table-cell office:value-type="float" office:value="0.419299773558494" calcext:value-type="float">
            <text:p>0.419299773558494</text:p>
          </table:table-cell>
          <table:table-cell office:value-type="float" office:value="6.29436073371971" calcext:value-type="float">
            <text:p>6.29436073371971</text:p>
          </table:table-cell>
          <table:table-cell office:value-type="float" office:value="10.9358786137417" calcext:value-type="float">
            <text:p>10.9358786137417</text:p>
          </table:table-cell>
          <table:table-cell office:value-type="float" office:value="8.18835102163223" calcext:value-type="float">
            <text:p>8.18835102163223</text:p>
          </table:table-cell>
          <table:table-cell office:value-type="float" office:value="8.22800690080871" calcext:value-type="float">
            <text:p>8.22800690080871</text:p>
          </table:table-cell>
          <table:table-cell office:value-type="float" office:value="0.212320256174777" calcext:value-type="float">
            <text:p>0.212320256174777</text:p>
          </table:table-cell>
          <table:table-cell office:value-type="float" office:value="0.238520103586708" calcext:value-type="float">
            <text:p>0.238520103586708</text:p>
          </table:table-cell>
          <table:table-cell office:value-type="float" office:value="0.224976065903492" calcext:value-type="float">
            <text:p>0.224976065903492</text:p>
          </table:table-cell>
          <table:table-cell office:value-type="float" office:value="0.219030313111904" calcext:value-type="float">
            <text:p>0.219030313111904</text:p>
          </table:table-cell>
          <table:table-cell office:value-type="float" office:value="0.0420837395530599" calcext:value-type="float">
            <text:p>0.04208373955306</text:p>
          </table:table-cell>
          <table:table-cell office:value-type="float" office:value="0.0379545635040023" calcext:value-type="float">
            <text:p>0.037954563504002</text:p>
          </table:table-cell>
          <table:table-cell office:value-type="float" office:value="0.0309902257009386" calcext:value-type="float">
            <text:p>0.030990225700939</text:p>
          </table:table-cell>
          <table:table-cell office:value-type="float" office:value="0.0534902890557872" calcext:value-type="float">
            <text:p>0.053490289055787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8667943516992" calcext:value-type="float">
            <text:p>0.378667943516992</text:p>
          </table:table-cell>
          <table:table-cell office:value-type="float" office:value="0.461204002976929" calcext:value-type="float">
            <text:p>0.461204002976929</text:p>
          </table:table-cell>
          <table:table-cell office:value-type="float" office:value="0.396597514510736" calcext:value-type="float">
            <text:p>0.396597514510736</text:p>
          </table:table-cell>
          <table:table-cell office:value-type="float" office:value="0.438404041221351" calcext:value-type="float">
            <text:p>0.438404041221351</text:p>
          </table:table-cell>
          <table:table-cell office:value-type="float" office:value="6.78916420360529" calcext:value-type="float">
            <text:p>6.78916420360529</text:p>
          </table:table-cell>
          <table:table-cell office:value-type="float" office:value="11.8480300218083" calcext:value-type="float">
            <text:p>11.8480300218083</text:p>
          </table:table-cell>
          <table:table-cell office:value-type="float" office:value="8.7515029020264" calcext:value-type="float">
            <text:p>8.7515029020264</text:p>
          </table:table-cell>
          <table:table-cell office:value-type="float" office:value="9.03820705982431" calcext:value-type="float">
            <text:p>9.03820705982431</text:p>
          </table:table-cell>
          <table:table-cell office:value-type="float" office:value="0.219359153692201" calcext:value-type="float">
            <text:p>0.219359153692201</text:p>
          </table:table-cell>
          <table:table-cell office:value-type="float" office:value="0.237582508649044" calcext:value-type="float">
            <text:p>0.237582508649044</text:p>
          </table:table-cell>
          <table:table-cell office:value-type="float" office:value="0.230110186201207" calcext:value-type="float">
            <text:p>0.230110186201207</text:p>
          </table:table-cell>
          <table:table-cell office:value-type="float" office:value="0.220950559570863" calcext:value-type="float">
            <text:p>0.220950559570863</text:p>
          </table:table-cell>
          <table:table-cell office:value-type="float" office:value="0.0376752481851123" calcext:value-type="float">
            <text:p>0.037675248185112</text:p>
          </table:table-cell>
          <table:table-cell office:value-type="float" office:value="0.0362072893486641" calcext:value-type="float">
            <text:p>0.036207289348664</text:p>
          </table:table-cell>
          <table:table-cell office:value-type="float" office:value="0.0279352717181407" calcext:value-type="float">
            <text:p>0.027935271718141</text:p>
          </table:table-cell>
          <table:table-cell office:value-type="float" office:value="0.05021980706892" calcext:value-type="float">
            <text:p>0.05021980706892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3538184965503" calcext:value-type="float">
            <text:p>0.373538184965503</text:p>
          </table:table-cell>
          <table:table-cell office:value-type="float" office:value="0.452612889465566" calcext:value-type="float">
            <text:p>0.452612889465566</text:p>
          </table:table-cell>
          <table:table-cell office:value-type="float" office:value="0.390834403537684" calcext:value-type="float">
            <text:p>0.390834403537684</text:p>
          </table:table-cell>
          <table:table-cell office:value-type="float" office:value="0.429790344251125" calcext:value-type="float">
            <text:p>0.429790344251125</text:p>
          </table:table-cell>
          <table:table-cell office:value-type="float" office:value="6.5628110229823" calcext:value-type="float">
            <text:p>6.5628110229823</text:p>
          </table:table-cell>
          <table:table-cell office:value-type="float" office:value="10.9070569805981" calcext:value-type="float">
            <text:p>10.9070569805981</text:p>
          </table:table-cell>
          <table:table-cell office:value-type="float" office:value="8.22094372572487" calcext:value-type="float">
            <text:p>8.22094372572487</text:p>
          </table:table-cell>
          <table:table-cell office:value-type="float" office:value="8.36541700513815" calcext:value-type="float">
            <text:p>8.36541700513815</text:p>
          </table:table-cell>
          <table:table-cell office:value-type="float" office:value="0.216517316946225" calcext:value-type="float">
            <text:p>0.216517316946225</text:p>
          </table:table-cell>
          <table:table-cell office:value-type="float" office:value="0.230299413989182" calcext:value-type="float">
            <text:p>0.230299413989182</text:p>
          </table:table-cell>
          <table:table-cell office:value-type="float" office:value="0.226549712003096" calcext:value-type="float">
            <text:p>0.226549712003096</text:p>
          </table:table-cell>
          <table:table-cell office:value-type="float" office:value="0.215147633412146" calcext:value-type="float">
            <text:p>0.215147633412146</text:p>
          </table:table-cell>
          <table:table-cell office:value-type="float" office:value="0.0377788514924848" calcext:value-type="float">
            <text:p>0.037778851492485</text:p>
          </table:table-cell>
          <table:table-cell office:value-type="float" office:value="0.0375554541540551" calcext:value-type="float">
            <text:p>0.037555454154055</text:p>
          </table:table-cell>
          <table:table-cell office:value-type="float" office:value="0.0293704331795136" calcext:value-type="float">
            <text:p>0.029370433179514</text:p>
          </table:table-cell>
          <table:table-cell office:value-type="float" office:value="0.04950760434812" calcext:value-type="float">
            <text:p>0.04950760434812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4095093135388" calcext:value-type="float">
            <text:p>0.374095093135388</text:p>
          </table:table-cell>
          <table:table-cell office:value-type="float" office:value="0.45243579238626" calcext:value-type="float">
            <text:p>0.45243579238626</text:p>
          </table:table-cell>
          <table:table-cell office:value-type="float" office:value="0.389601706114224" calcext:value-type="float">
            <text:p>0.389601706114224</text:p>
          </table:table-cell>
          <table:table-cell office:value-type="float" office:value="0.430498443432795" calcext:value-type="float">
            <text:p>0.430498443432795</text:p>
          </table:table-cell>
          <table:table-cell office:value-type="float" office:value="6.74178008582414" calcext:value-type="float">
            <text:p>6.74178008582414</text:p>
          </table:table-cell>
          <table:table-cell office:value-type="float" office:value="10.7728076025018" calcext:value-type="float">
            <text:p>10.7728076025018</text:p>
          </table:table-cell>
          <table:table-cell office:value-type="float" office:value="8.08026974793435" calcext:value-type="float">
            <text:p>8.08026974793435</text:p>
          </table:table-cell>
          <table:table-cell office:value-type="float" office:value="8.37566269171021" calcext:value-type="float">
            <text:p>8.37566269171021</text:p>
          </table:table-cell>
          <table:table-cell office:value-type="float" office:value="0.2121202817967" calcext:value-type="float">
            <text:p>0.2121202817967</text:p>
          </table:table-cell>
          <table:table-cell office:value-type="float" office:value="0.225589926466184" calcext:value-type="float">
            <text:p>0.225589926466184</text:p>
          </table:table-cell>
          <table:table-cell office:value-type="float" office:value="0.222432335504789" calcext:value-type="float">
            <text:p>0.222432335504789</text:p>
          </table:table-cell>
          <table:table-cell office:value-type="float" office:value="0.209866054167961" calcext:value-type="float">
            <text:p>0.209866054167961</text:p>
          </table:table-cell>
          <table:table-cell office:value-type="float" office:value="0.0359961500235783" calcext:value-type="float">
            <text:p>0.035996150023578</text:p>
          </table:table-cell>
          <table:table-cell office:value-type="float" office:value="0.0353944438178492" calcext:value-type="float">
            <text:p>0.035394443817849</text:p>
          </table:table-cell>
          <table:table-cell office:value-type="float" office:value="0.0274386531183193" calcext:value-type="float">
            <text:p>0.027438653118319</text:p>
          </table:table-cell>
          <table:table-cell office:value-type="float" office:value="0.0477046810345214" calcext:value-type="float">
            <text:p>0.047704681034522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67400990802569" calcext:value-type="float">
            <text:p>0.367400990802569</text:p>
          </table:table-cell>
          <table:table-cell office:value-type="float" office:value="0.445872708567485" calcext:value-type="float">
            <text:p>0.445872708567485</text:p>
          </table:table-cell>
          <table:table-cell office:value-type="float" office:value="0.38712223440283" calcext:value-type="float">
            <text:p>0.38712223440283</text:p>
          </table:table-cell>
          <table:table-cell office:value-type="float" office:value="0.417924598873112" calcext:value-type="float">
            <text:p>0.417924598873112</text:p>
          </table:table-cell>
          <table:table-cell office:value-type="float" office:value="6.09472917177504" calcext:value-type="float">
            <text:p>6.09472917177504</text:p>
          </table:table-cell>
          <table:table-cell office:value-type="float" office:value="10.3242623894074" calcext:value-type="float">
            <text:p>10.3242623894074</text:p>
          </table:table-cell>
          <table:table-cell office:value-type="float" office:value="7.78748067703" calcext:value-type="float">
            <text:p>7.78748067703</text:p>
          </table:table-cell>
          <table:table-cell office:value-type="float" office:value="8.0659842621394" calcext:value-type="float">
            <text:p>8.0659842621394</text:p>
          </table:table-cell>
          <table:table-cell office:value-type="float" office:value="0.209250865911424" calcext:value-type="float">
            <text:p>0.209250865911424</text:p>
          </table:table-cell>
          <table:table-cell office:value-type="float" office:value="0.222027121402202" calcext:value-type="float">
            <text:p>0.222027121402202</text:p>
          </table:table-cell>
          <table:table-cell office:value-type="float" office:value="0.222005236566801" calcext:value-type="float">
            <text:p>0.222005236566801</text:p>
          </table:table-cell>
          <table:table-cell office:value-type="float" office:value="0.203073511870541" calcext:value-type="float">
            <text:p>0.203073511870541</text:p>
          </table:table-cell>
          <table:table-cell office:value-type="float" office:value="0.0384965936404855" calcext:value-type="float">
            <text:p>0.038496593640486</text:p>
          </table:table-cell>
          <table:table-cell office:value-type="float" office:value="0.0358333098311531" calcext:value-type="float">
            <text:p>0.035833309831153</text:p>
          </table:table-cell>
          <table:table-cell office:value-type="float" office:value="0.0295268640564778" calcext:value-type="float">
            <text:p>0.029526864056478</text:p>
          </table:table-cell>
          <table:table-cell office:value-type="float" office:value="0.0486222678728231" calcext:value-type="float">
            <text:p>0.048622267872823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4341777470709" calcext:value-type="float">
            <text:p>0.374341777470709</text:p>
          </table:table-cell>
          <table:table-cell office:value-type="float" office:value="0.447357656674434" calcext:value-type="float">
            <text:p>0.447357656674434</text:p>
          </table:table-cell>
          <table:table-cell office:value-type="float" office:value="0.391310084661149" calcext:value-type="float">
            <text:p>0.391310084661149</text:p>
          </table:table-cell>
          <table:table-cell office:value-type="float" office:value="0.426147460334029" calcext:value-type="float">
            <text:p>0.426147460334029</text:p>
          </table:table-cell>
          <table:table-cell office:value-type="float" office:value="6.52462230778198" calcext:value-type="float">
            <text:p>6.52462230778198</text:p>
          </table:table-cell>
          <table:table-cell office:value-type="float" office:value="10.8950613202289" calcext:value-type="float">
            <text:p>10.8950613202289</text:p>
          </table:table-cell>
          <table:table-cell office:value-type="float" office:value="8.07746322973551" calcext:value-type="float">
            <text:p>8.07746322973551</text:p>
          </table:table-cell>
          <table:table-cell office:value-type="float" office:value="8.21241997767278" calcext:value-type="float">
            <text:p>8.21241997767278</text:p>
          </table:table-cell>
          <table:table-cell office:value-type="float" office:value="0.214566825855445" calcext:value-type="float">
            <text:p>0.214566825855445</text:p>
          </table:table-cell>
          <table:table-cell office:value-type="float" office:value="0.219971735504286" calcext:value-type="float">
            <text:p>0.219971735504286</text:p>
          </table:table-cell>
          <table:table-cell office:value-type="float" office:value="0.225192180152699" calcext:value-type="float">
            <text:p>0.225192180152699</text:p>
          </table:table-cell>
          <table:table-cell office:value-type="float" office:value="0.20423956260199" calcext:value-type="float">
            <text:p>0.20423956260199</text:p>
          </table:table-cell>
          <table:table-cell office:value-type="float" office:value="0.0383840210120806" calcext:value-type="float">
            <text:p>0.038384021012081</text:p>
          </table:table-cell>
          <table:table-cell office:value-type="float" office:value="0.0372947135328818" calcext:value-type="float">
            <text:p>0.037294713532882</text:p>
          </table:table-cell>
          <table:table-cell office:value-type="float" office:value="0.0288832618743394" calcext:value-type="float">
            <text:p>0.02888326187434</text:p>
          </table:table-cell>
          <table:table-cell office:value-type="float" office:value="0.0510941015875739" calcext:value-type="float">
            <text:p>0.051094101587574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2723250903446" calcext:value-type="float">
            <text:p>0.372723250903446</text:p>
          </table:table-cell>
          <table:table-cell office:value-type="float" office:value="0.448001353211802" calcext:value-type="float">
            <text:p>0.448001353211802</text:p>
          </table:table-cell>
          <table:table-cell office:value-type="float" office:value="0.388530924676366" calcext:value-type="float">
            <text:p>0.388530924676366</text:p>
          </table:table-cell>
          <table:table-cell office:value-type="float" office:value="0.425844656497585" calcext:value-type="float">
            <text:p>0.425844656497585</text:p>
          </table:table-cell>
          <table:table-cell office:value-type="float" office:value="6.7790750512972" calcext:value-type="float">
            <text:p>6.7790750512972</text:p>
          </table:table-cell>
          <table:table-cell office:value-type="float" office:value="11.5261573152352" calcext:value-type="float">
            <text:p>11.5261573152352</text:p>
          </table:table-cell>
          <table:table-cell office:value-type="float" office:value="8.36414446592641" calcext:value-type="float">
            <text:p>8.36414446592641</text:p>
          </table:table-cell>
          <table:table-cell office:value-type="float" office:value="8.74325243160232" calcext:value-type="float">
            <text:p>8.74325243160232</text:p>
          </table:table-cell>
          <table:table-cell office:value-type="float" office:value="0.214455994902491" calcext:value-type="float">
            <text:p>0.214455994902491</text:p>
          </table:table-cell>
          <table:table-cell office:value-type="float" office:value="0.2246700112184" calcext:value-type="float">
            <text:p>0.2246700112184</text:p>
          </table:table-cell>
          <table:table-cell office:value-type="float" office:value="0.224759316337961" calcext:value-type="float">
            <text:p>0.224759316337961</text:p>
          </table:table-cell>
          <table:table-cell office:value-type="float" office:value="0.209126293354805" calcext:value-type="float">
            <text:p>0.209126293354805</text:p>
          </table:table-cell>
          <table:table-cell office:value-type="float" office:value="0.036913703046262" calcext:value-type="float">
            <text:p>0.036913703046262</text:p>
          </table:table-cell>
          <table:table-cell office:value-type="float" office:value="0.0337716227290945" calcext:value-type="float">
            <text:p>0.033771622729095</text:p>
          </table:table-cell>
          <table:table-cell office:value-type="float" office:value="0.0268922326501558" calcext:value-type="float">
            <text:p>0.026892232650156</text:p>
          </table:table-cell>
          <table:table-cell office:value-type="float" office:value="0.048420018273133" calcext:value-type="float">
            <text:p>0.048420018273133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0073163018184" calcext:value-type="float">
            <text:p>0.370073163018184</text:p>
          </table:table-cell>
          <table:table-cell office:value-type="float" office:value="0.449198481082958" calcext:value-type="float">
            <text:p>0.449198481082958</text:p>
          </table:table-cell>
          <table:table-cell office:value-type="float" office:value="0.386250770473649" calcext:value-type="float">
            <text:p>0.386250770473649</text:p>
          </table:table-cell>
          <table:table-cell office:value-type="float" office:value="0.427136540133314" calcext:value-type="float">
            <text:p>0.427136540133314</text:p>
          </table:table-cell>
          <table:table-cell office:value-type="float" office:value="6.36915888460259" calcext:value-type="float">
            <text:p>6.36915888460259</text:p>
          </table:table-cell>
          <table:table-cell office:value-type="float" office:value="10.411969172225" calcext:value-type="float">
            <text:p>10.411969172225</text:p>
          </table:table-cell>
          <table:table-cell office:value-type="float" office:value="7.84785945714079" calcext:value-type="float">
            <text:p>7.84785945714079</text:p>
          </table:table-cell>
          <table:table-cell office:value-type="float" office:value="8.7753568756591" calcext:value-type="float">
            <text:p>8.7753568756591</text:p>
          </table:table-cell>
          <table:table-cell office:value-type="float" office:value="0.215478414685859" calcext:value-type="float">
            <text:p>0.215478414685859</text:p>
          </table:table-cell>
          <table:table-cell office:value-type="float" office:value="0.232879380060492" calcext:value-type="float">
            <text:p>0.232879380060492</text:p>
          </table:table-cell>
          <table:table-cell office:value-type="float" office:value="0.226216626884229" calcext:value-type="float">
            <text:p>0.226216626884229</text:p>
          </table:table-cell>
          <table:table-cell office:value-type="float" office:value="0.216082514250666" calcext:value-type="float">
            <text:p>0.216082514250666</text:p>
          </table:table-cell>
          <table:table-cell office:value-type="float" office:value="0.0380934988758518" calcext:value-type="float">
            <text:p>0.038093498875852</text:p>
          </table:table-cell>
          <table:table-cell office:value-type="float" office:value="0.0356271767155086" calcext:value-type="float">
            <text:p>0.035627176715509</text:p>
          </table:table-cell>
          <table:table-cell office:value-type="float" office:value="0.0284729380638929" calcext:value-type="float">
            <text:p>0.028472938063893</text:p>
          </table:table-cell>
          <table:table-cell office:value-type="float" office:value="0.0497291175917341" calcext:value-type="float">
            <text:p>0.049729117591734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6376974196368" calcext:value-type="float">
            <text:p>0.366376974196368</text:p>
          </table:table-cell>
          <table:table-cell office:value-type="float" office:value="0.455389508162032" calcext:value-type="float">
            <text:p>0.455389508162032</text:p>
          </table:table-cell>
          <table:table-cell office:value-type="float" office:value="0.388331651756748" calcext:value-type="float">
            <text:p>0.388331651756748</text:p>
          </table:table-cell>
          <table:table-cell office:value-type="float" office:value="0.42530764040875" calcext:value-type="float">
            <text:p>0.42530764040875</text:p>
          </table:table-cell>
          <table:table-cell office:value-type="float" office:value="6.22563889582404" calcext:value-type="float">
            <text:p>6.22563889582404</text:p>
          </table:table-cell>
          <table:table-cell office:value-type="float" office:value="11.0737527736295" calcext:value-type="float">
            <text:p>11.0737527736295</text:p>
          </table:table-cell>
          <table:table-cell office:value-type="float" office:value="7.87249210926208" calcext:value-type="float">
            <text:p>7.87249210926208</text:p>
          </table:table-cell>
          <table:table-cell office:value-type="float" office:value="8.26840664997629" calcext:value-type="float">
            <text:p>8.26840664997629</text:p>
          </table:table-cell>
          <table:table-cell office:value-type="float" office:value="0.210977788924743" calcext:value-type="float">
            <text:p>0.210977788924743</text:p>
          </table:table-cell>
          <table:table-cell office:value-type="float" office:value="0.227399189115026" calcext:value-type="float">
            <text:p>0.227399189115026</text:p>
          </table:table-cell>
          <table:table-cell office:value-type="float" office:value="0.223749575491961" calcext:value-type="float">
            <text:p>0.223749575491961</text:p>
          </table:table-cell>
          <table:table-cell office:value-type="float" office:value="0.207927140588872" calcext:value-type="float">
            <text:p>0.207927140588872</text:p>
          </table:table-cell>
          <table:table-cell office:value-type="float" office:value="0.0435393462845299" calcext:value-type="float">
            <text:p>0.04353934628453</text:p>
          </table:table-cell>
          <table:table-cell office:value-type="float" office:value="0.0397951122579926" calcext:value-type="float">
            <text:p>0.039795112257993</text:p>
          </table:table-cell>
          <table:table-cell office:value-type="float" office:value="0.0296377704000011" calcext:value-type="float">
            <text:p>0.029637770400001</text:p>
          </table:table-cell>
          <table:table-cell office:value-type="float" office:value="0.0597706475551317" calcext:value-type="float">
            <text:p>0.059770647555132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2809108864952" calcext:value-type="float">
            <text:p>0.372809108864952</text:p>
          </table:table-cell>
          <table:table-cell office:value-type="float" office:value="0.455663647153858" calcext:value-type="float">
            <text:p>0.455663647153858</text:p>
          </table:table-cell>
          <table:table-cell office:value-type="float" office:value="0.389851021227398" calcext:value-type="float">
            <text:p>0.389851021227398</text:p>
          </table:table-cell>
          <table:table-cell office:value-type="float" office:value="0.433075518723429" calcext:value-type="float">
            <text:p>0.433075518723429</text:p>
          </table:table-cell>
          <table:table-cell office:value-type="float" office:value="6.75485594873208" calcext:value-type="float">
            <text:p>6.75485594873208</text:p>
          </table:table-cell>
          <table:table-cell office:value-type="float" office:value="11.6912820117398" calcext:value-type="float">
            <text:p>11.6912820117398</text:p>
          </table:table-cell>
          <table:table-cell office:value-type="float" office:value="8.19886999064607" calcext:value-type="float">
            <text:p>8.19886999064607</text:p>
          </table:table-cell>
          <table:table-cell office:value-type="float" office:value="9.1723182415282" calcext:value-type="float">
            <text:p>9.1723182415282</text:p>
          </table:table-cell>
          <table:table-cell office:value-type="float" office:value="0.219631468355454" calcext:value-type="float">
            <text:p>0.219631468355454</text:p>
          </table:table-cell>
          <table:table-cell office:value-type="float" office:value="0.235340995091203" calcext:value-type="float">
            <text:p>0.235340995091203</text:p>
          </table:table-cell>
          <table:table-cell office:value-type="float" office:value="0.230087762442239" calcext:value-type="float">
            <text:p>0.230087762442239</text:p>
          </table:table-cell>
          <table:table-cell office:value-type="float" office:value="0.219092561732743" calcext:value-type="float">
            <text:p>0.219092561732743</text:p>
          </table:table-cell>
          <table:table-cell office:value-type="float" office:value="0.0402710973858087" calcext:value-type="float">
            <text:p>0.040271097385809</text:p>
          </table:table-cell>
          <table:table-cell office:value-type="float" office:value="0.0388655037454557" calcext:value-type="float">
            <text:p>0.038865503745456</text:p>
          </table:table-cell>
          <table:table-cell office:value-type="float" office:value="0.0301037211936364" calcext:value-type="float">
            <text:p>0.030103721193637</text:p>
          </table:table-cell>
          <table:table-cell office:value-type="float" office:value="0.0537045237364639" calcext:value-type="float">
            <text:p>0.053704523736464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9863668012602" calcext:value-type="float">
            <text:p>0.369863668012602</text:p>
          </table:table-cell>
          <table:table-cell office:value-type="float" office:value="0.44826632216118" calcext:value-type="float">
            <text:p>0.44826632216118</text:p>
          </table:table-cell>
          <table:table-cell office:value-type="float" office:value="0.383380443341207" calcext:value-type="float">
            <text:p>0.383380443341207</text:p>
          </table:table-cell>
          <table:table-cell office:value-type="float" office:value="0.431236928068403" calcext:value-type="float">
            <text:p>0.431236928068403</text:p>
          </table:table-cell>
          <table:table-cell office:value-type="float" office:value="6.61066962840498" calcext:value-type="float">
            <text:p>6.61066962840498</text:p>
          </table:table-cell>
          <table:table-cell office:value-type="float" office:value="10.9078119914104" calcext:value-type="float">
            <text:p>10.9078119914104</text:p>
          </table:table-cell>
          <table:table-cell office:value-type="float" office:value="7.69928963473846" calcext:value-type="float">
            <text:p>7.69928963473846</text:p>
          </table:table-cell>
          <table:table-cell office:value-type="float" office:value="9.2184238650778" calcext:value-type="float">
            <text:p>9.2184238650778</text:p>
          </table:table-cell>
          <table:table-cell office:value-type="float" office:value="0.219046207117075" calcext:value-type="float">
            <text:p>0.219046207117075</text:p>
          </table:table-cell>
          <table:table-cell office:value-type="float" office:value="0.236181919773602" calcext:value-type="float">
            <text:p>0.236181919773602</text:p>
          </table:table-cell>
          <table:table-cell office:value-type="float" office:value="0.228802963960898" calcext:value-type="float">
            <text:p>0.228802963960898</text:p>
          </table:table-cell>
          <table:table-cell office:value-type="float" office:value="0.220957047851631" calcext:value-type="float">
            <text:p>0.220957047851631</text:p>
          </table:table-cell>
          <table:table-cell office:value-type="float" office:value="0.0399063927482356" calcext:value-type="float">
            <text:p>0.039906392748236</text:p>
          </table:table-cell>
          <table:table-cell office:value-type="float" office:value="0.0381251794580577" calcext:value-type="float">
            <text:p>0.038125179458058</text:p>
          </table:table-cell>
          <table:table-cell office:value-type="float" office:value="0.0290368770635928" calcext:value-type="float">
            <text:p>0.029036877063593</text:p>
          </table:table-cell>
          <table:table-cell office:value-type="float" office:value="0.0539660293821933" calcext:value-type="float">
            <text:p>0.053966029382193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8164903155097" calcext:value-type="float">
            <text:p>0.368164903155097</text:p>
          </table:table-cell>
          <table:table-cell office:value-type="float" office:value="0.451999130757564" calcext:value-type="float">
            <text:p>0.451999130757564</text:p>
          </table:table-cell>
          <table:table-cell office:value-type="float" office:value="0.383336567443547" calcext:value-type="float">
            <text:p>0.383336567443547</text:p>
          </table:table-cell>
          <table:table-cell office:value-type="float" office:value="0.429922116573275" calcext:value-type="float">
            <text:p>0.429922116573275</text:p>
          </table:table-cell>
          <table:table-cell office:value-type="float" office:value="6.42527701077166" calcext:value-type="float">
            <text:p>6.42527701077166</text:p>
          </table:table-cell>
          <table:table-cell office:value-type="float" office:value="11.1775931267689" calcext:value-type="float">
            <text:p>11.1775931267689</text:p>
          </table:table-cell>
          <table:table-cell office:value-type="float" office:value="7.55566280583552" calcext:value-type="float">
            <text:p>7.55566280583552</text:p>
          </table:table-cell>
          <table:table-cell office:value-type="float" office:value="8.91963327037566" calcext:value-type="float">
            <text:p>8.91963327037566</text:p>
          </table:table-cell>
          <table:table-cell office:value-type="float" office:value="0.218011777884117" calcext:value-type="float">
            <text:p>0.218011777884117</text:p>
          </table:table-cell>
          <table:table-cell office:value-type="float" office:value="0.234046350515202" calcext:value-type="float">
            <text:p>0.234046350515202</text:p>
          </table:table-cell>
          <table:table-cell office:value-type="float" office:value="0.227627353931987" calcext:value-type="float">
            <text:p>0.227627353931987</text:p>
          </table:table-cell>
          <table:table-cell office:value-type="float" office:value="0.219024202028032" calcext:value-type="float">
            <text:p>0.219024202028032</text:p>
          </table:table-cell>
          <table:table-cell office:value-type="float" office:value="0.0370307861971967" calcext:value-type="float">
            <text:p>0.037030786197197</text:p>
          </table:table-cell>
          <table:table-cell office:value-type="float" office:value="0.0362234569313761" calcext:value-type="float">
            <text:p>0.036223456931376</text:p>
          </table:table-cell>
          <table:table-cell office:value-type="float" office:value="0.0272092021119429" calcext:value-type="float">
            <text:p>0.027209202111943</text:p>
          </table:table-cell>
          <table:table-cell office:value-type="float" office:value="0.0505625569724977" calcext:value-type="float">
            <text:p>0.050562556972498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0009957124078" calcext:value-type="float">
            <text:p>0.370009957124078</text:p>
          </table:table-cell>
          <table:table-cell office:value-type="float" office:value="0.460510494143044" calcext:value-type="float">
            <text:p>0.460510494143044</text:p>
          </table:table-cell>
          <table:table-cell office:value-type="float" office:value="0.389472344568624" calcext:value-type="float">
            <text:p>0.389472344568624</text:p>
          </table:table-cell>
          <table:table-cell office:value-type="float" office:value="0.433031372839863" calcext:value-type="float">
            <text:p>0.433031372839863</text:p>
          </table:table-cell>
          <table:table-cell office:value-type="float" office:value="6.44971595361063" calcext:value-type="float">
            <text:p>6.44971595361063</text:p>
          </table:table-cell>
          <table:table-cell office:value-type="float" office:value="11.4623817051091" calcext:value-type="float">
            <text:p>11.4623817051091</text:p>
          </table:table-cell>
          <table:table-cell office:value-type="float" office:value="8.23312860801042" calcext:value-type="float">
            <text:p>8.23312860801042</text:p>
          </table:table-cell>
          <table:table-cell office:value-type="float" office:value="9.19873621682726" calcext:value-type="float">
            <text:p>9.19873621682726</text:p>
          </table:table-cell>
          <table:table-cell office:value-type="float" office:value="0.221326817109083" calcext:value-type="float">
            <text:p>0.221326817109083</text:p>
          </table:table-cell>
          <table:table-cell office:value-type="float" office:value="0.246773573906227" calcext:value-type="float">
            <text:p>0.246773573906227</text:p>
          </table:table-cell>
          <table:table-cell office:value-type="float" office:value="0.233849878730385" calcext:value-type="float">
            <text:p>0.233849878730385</text:p>
          </table:table-cell>
          <table:table-cell office:value-type="float" office:value="0.226765263429295" calcext:value-type="float">
            <text:p>0.226765263429295</text:p>
          </table:table-cell>
          <table:table-cell office:value-type="float" office:value="0.0344684605240377" calcext:value-type="float">
            <text:p>0.034468460524038</text:p>
          </table:table-cell>
          <table:table-cell office:value-type="float" office:value="0.0377105303960675" calcext:value-type="float">
            <text:p>0.037710530396068</text:p>
          </table:table-cell>
          <table:table-cell office:value-type="float" office:value="0.027857958107285" calcext:value-type="float">
            <text:p>0.027857958107285</text:p>
          </table:table-cell>
          <table:table-cell office:value-type="float" office:value="0.0469079866812045" calcext:value-type="float">
            <text:p>0.046907986681205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64790230009163" calcext:value-type="float">
            <text:p>0.364790230009163</text:p>
          </table:table-cell>
          <table:table-cell office:value-type="float" office:value="0.444371458849109" calcext:value-type="float">
            <text:p>0.444371458849109</text:p>
          </table:table-cell>
          <table:table-cell office:value-type="float" office:value="0.379266689815743" calcext:value-type="float">
            <text:p>0.379266689815743</text:p>
          </table:table-cell>
          <table:table-cell office:value-type="float" office:value="0.421472181023751" calcext:value-type="float">
            <text:p>0.421472181023751</text:p>
          </table:table-cell>
          <table:table-cell office:value-type="float" office:value="6.42007273410003" calcext:value-type="float">
            <text:p>6.42007273410003</text:p>
          </table:table-cell>
          <table:table-cell office:value-type="float" office:value="10.7777919844626" calcext:value-type="float">
            <text:p>10.7777919844626</text:p>
          </table:table-cell>
          <table:table-cell office:value-type="float" office:value="7.83144009554691" calcext:value-type="float">
            <text:p>7.83144009554691</text:p>
          </table:table-cell>
          <table:table-cell office:value-type="float" office:value="8.97799306397126" calcext:value-type="float">
            <text:p>8.97799306397126</text:p>
          </table:table-cell>
          <table:table-cell office:value-type="float" office:value="0.216012506577814" calcext:value-type="float">
            <text:p>0.216012506577814</text:p>
          </table:table-cell>
          <table:table-cell office:value-type="float" office:value="0.233641936835199" calcext:value-type="float">
            <text:p>0.233641936835199</text:p>
          </table:table-cell>
          <table:table-cell office:value-type="float" office:value="0.225284544861741" calcext:value-type="float">
            <text:p>0.225284544861741</text:p>
          </table:table-cell>
          <table:table-cell office:value-type="float" office:value="0.218900008436992" calcext:value-type="float">
            <text:p>0.218900008436992</text:p>
          </table:table-cell>
          <table:table-cell office:value-type="float" office:value="0.0358913989048756" calcext:value-type="float">
            <text:p>0.035891398904876</text:p>
          </table:table-cell>
          <table:table-cell office:value-type="float" office:value="0.0387850147244048" calcext:value-type="float">
            <text:p>0.038785014724405</text:p>
          </table:table-cell>
          <table:table-cell office:value-type="float" office:value="0.0291731041794801" calcext:value-type="float">
            <text:p>0.02917310417948</text:p>
          </table:table-cell>
          <table:table-cell office:value-type="float" office:value="0.0484747219182468" calcext:value-type="float">
            <text:p>0.048474721918247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5594018090421" calcext:value-type="float">
            <text:p>0.365594018090421</text:p>
          </table:table-cell>
          <table:table-cell office:value-type="float" office:value="0.441793729700801" calcext:value-type="float">
            <text:p>0.441793729700801</text:p>
          </table:table-cell>
          <table:table-cell office:value-type="float" office:value="0.3787208893543" calcext:value-type="float">
            <text:p>0.3787208893543</text:p>
          </table:table-cell>
          <table:table-cell office:value-type="float" office:value="0.421751264544286" calcext:value-type="float">
            <text:p>0.421751264544286</text:p>
          </table:table-cell>
          <table:table-cell office:value-type="float" office:value="6.41078412926971" calcext:value-type="float">
            <text:p>6.41078412926971</text:p>
          </table:table-cell>
          <table:table-cell office:value-type="float" office:value="10.4491646164448" calcext:value-type="float">
            <text:p>10.4491646164448</text:p>
          </table:table-cell>
          <table:table-cell office:value-type="float" office:value="7.70303173750453" calcext:value-type="float">
            <text:p>7.70303173750453</text:p>
          </table:table-cell>
          <table:table-cell office:value-type="float" office:value="8.39425255735929" calcext:value-type="float">
            <text:p>8.39425255735929</text:p>
          </table:table-cell>
          <table:table-cell office:value-type="float" office:value="0.215630914407503" calcext:value-type="float">
            <text:p>0.215630914407503</text:p>
          </table:table-cell>
          <table:table-cell office:value-type="float" office:value="0.229263181309938" calcext:value-type="float">
            <text:p>0.229263181309938</text:p>
          </table:table-cell>
          <table:table-cell office:value-type="float" office:value="0.224310635288132" calcext:value-type="float">
            <text:p>0.224310635288132</text:p>
          </table:table-cell>
          <table:table-cell office:value-type="float" office:value="0.215571420730117" calcext:value-type="float">
            <text:p>0.215571420730117</text:p>
          </table:table-cell>
          <table:table-cell office:value-type="float" office:value="0.0344033087315558" calcext:value-type="float">
            <text:p>0.034403308731556</text:p>
          </table:table-cell>
          <table:table-cell office:value-type="float" office:value="0.0400274492505371" calcext:value-type="float">
            <text:p>0.040027449250537</text:p>
          </table:table-cell>
          <table:table-cell office:value-type="float" office:value="0.0293168445111758" calcext:value-type="float">
            <text:p>0.029316844511176</text:p>
          </table:table-cell>
          <table:table-cell office:value-type="float" office:value="0.0472365350426743" calcext:value-type="float">
            <text:p>0.047236535042674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2659212307989" calcext:value-type="float">
            <text:p>0.362659212307989</text:p>
          </table:table-cell>
          <table:table-cell office:value-type="float" office:value="0.438472846619546" calcext:value-type="float">
            <text:p>0.438472846619546</text:p>
          </table:table-cell>
          <table:table-cell office:value-type="float" office:value="0.376525897572983" calcext:value-type="float">
            <text:p>0.376525897572983</text:p>
          </table:table-cell>
          <table:table-cell office:value-type="float" office:value="0.419294194839017" calcext:value-type="float">
            <text:p>0.419294194839017</text:p>
          </table:table-cell>
          <table:table-cell office:value-type="float" office:value="6.14049462709726" calcext:value-type="float">
            <text:p>6.14049462709726</text:p>
          </table:table-cell>
          <table:table-cell office:value-type="float" office:value="10.2426575413061" calcext:value-type="float">
            <text:p>10.2426575413061</text:p>
          </table:table-cell>
          <table:table-cell office:value-type="float" office:value="7.35274658039899" calcext:value-type="float">
            <text:p>7.35274658039899</text:p>
          </table:table-cell>
          <table:table-cell office:value-type="float" office:value="8.59922330397923" calcext:value-type="float">
            <text:p>8.59922330397923</text:p>
          </table:table-cell>
          <table:table-cell office:value-type="float" office:value="0.211941029122822" calcext:value-type="float">
            <text:p>0.211941029122822</text:p>
          </table:table-cell>
          <table:table-cell office:value-type="float" office:value="0.214241470811567" calcext:value-type="float">
            <text:p>0.214241470811567</text:p>
          </table:table-cell>
          <table:table-cell office:value-type="float" office:value="0.220934910255662" calcext:value-type="float">
            <text:p>0.220934910255662</text:p>
          </table:table-cell>
          <table:table-cell office:value-type="float" office:value="0.20064076244348" calcext:value-type="float">
            <text:p>0.20064076244348</text:p>
          </table:table-cell>
          <table:table-cell office:value-type="float" office:value="0.0340986497622189" calcext:value-type="float">
            <text:p>0.034098649762219</text:p>
          </table:table-cell>
          <table:table-cell office:value-type="float" office:value="0.0403922115932713" calcext:value-type="float">
            <text:p>0.040392211593271</text:p>
          </table:table-cell>
          <table:table-cell office:value-type="float" office:value="0.0282342942004091" calcext:value-type="float">
            <text:p>0.028234294200409</text:p>
          </table:table-cell>
          <table:table-cell office:value-type="float" office:value="0.048765645044015" calcext:value-type="float">
            <text:p>0.048765645044015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0933238765782" calcext:value-type="float">
            <text:p>0.360933238765782</text:p>
          </table:table-cell>
          <table:table-cell office:value-type="float" office:value="0.44091567193744" calcext:value-type="float">
            <text:p>0.44091567193744</text:p>
          </table:table-cell>
          <table:table-cell office:value-type="float" office:value="0.376116095603945" calcext:value-type="float">
            <text:p>0.376116095603945</text:p>
          </table:table-cell>
          <table:table-cell office:value-type="float" office:value="0.4185778280487" calcext:value-type="float">
            <text:p>0.4185778280487</text:p>
          </table:table-cell>
          <table:table-cell office:value-type="float" office:value="6.27128157174053" calcext:value-type="float">
            <text:p>6.27128157174053</text:p>
          </table:table-cell>
          <table:table-cell office:value-type="float" office:value="10.1613251504616" calcext:value-type="float">
            <text:p>10.1613251504616</text:p>
          </table:table-cell>
          <table:table-cell office:value-type="float" office:value="7.44590859311681" calcext:value-type="float">
            <text:p>7.44590859311681</text:p>
          </table:table-cell>
          <table:table-cell office:value-type="float" office:value="7.9943548886615" calcext:value-type="float">
            <text:p>7.9943548886615</text:p>
          </table:table-cell>
          <table:table-cell office:value-type="float" office:value="0.213788931336778" calcext:value-type="float">
            <text:p>0.213788931336778</text:p>
          </table:table-cell>
          <table:table-cell office:value-type="float" office:value="0.224327800786143" calcext:value-type="float">
            <text:p>0.224327800786143</text:p>
          </table:table-cell>
          <table:table-cell office:value-type="float" office:value="0.225058151217852" calcext:value-type="float">
            <text:p>0.225058151217852</text:p>
          </table:table-cell>
          <table:table-cell office:value-type="float" office:value="0.206996538860763" calcext:value-type="float">
            <text:p>0.206996538860763</text:p>
          </table:table-cell>
          <table:table-cell office:value-type="float" office:value="0.0339473378952383" calcext:value-type="float">
            <text:p>0.033947337895238</text:p>
          </table:table-cell>
          <table:table-cell office:value-type="float" office:value="0.0366884501735533" calcext:value-type="float">
            <text:p>0.036688450173553</text:p>
          </table:table-cell>
          <table:table-cell office:value-type="float" office:value="0.0270107744984318" calcext:value-type="float">
            <text:p>0.027010774498432</text:p>
          </table:table-cell>
          <table:table-cell office:value-type="float" office:value="0.0466417199436155" calcext:value-type="float">
            <text:p>0.046641719943616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64471219994686" calcext:value-type="float">
            <text:p>0.364471219994686</text:p>
          </table:table-cell>
          <table:table-cell office:value-type="float" office:value="0.445251872765015" calcext:value-type="float">
            <text:p>0.445251872765015</text:p>
          </table:table-cell>
          <table:table-cell office:value-type="float" office:value="0.377658557846276" calcext:value-type="float">
            <text:p>0.377658557846276</text:p>
          </table:table-cell>
          <table:table-cell office:value-type="float" office:value="0.425505388052013" calcext:value-type="float">
            <text:p>0.425505388052013</text:p>
          </table:table-cell>
          <table:table-cell office:value-type="float" office:value="6.65264832889133" calcext:value-type="float">
            <text:p>6.65264832889133</text:p>
          </table:table-cell>
          <table:table-cell office:value-type="float" office:value="10.0824749748979" calcext:value-type="float">
            <text:p>10.0824749748979</text:p>
          </table:table-cell>
          <table:table-cell office:value-type="float" office:value="7.75843396515421" calcext:value-type="float">
            <text:p>7.75843396515421</text:p>
          </table:table-cell>
          <table:table-cell office:value-type="float" office:value="8.47431992087595" calcext:value-type="float">
            <text:p>8.47431992087595</text:p>
          </table:table-cell>
          <table:table-cell office:value-type="float" office:value="0.216587462714693" calcext:value-type="float">
            <text:p>0.216587462714693</text:p>
          </table:table-cell>
          <table:table-cell office:value-type="float" office:value="0.221094398482606" calcext:value-type="float">
            <text:p>0.221094398482606</text:p>
          </table:table-cell>
          <table:table-cell office:value-type="float" office:value="0.226093842636155" calcext:value-type="float">
            <text:p>0.226093842636155</text:p>
          </table:table-cell>
          <table:table-cell office:value-type="float" office:value="0.206556177212944" calcext:value-type="float">
            <text:p>0.206556177212944</text:p>
          </table:table-cell>
          <table:table-cell office:value-type="float" office:value="0.0330650930597762" calcext:value-type="float">
            <text:p>0.033065093059776</text:p>
          </table:table-cell>
          <table:table-cell office:value-type="float" office:value="0.0397775298905755" calcext:value-type="float">
            <text:p>0.039777529890576</text:p>
          </table:table-cell>
          <table:table-cell office:value-type="float" office:value="0.0276580438318518" calcext:value-type="float">
            <text:p>0.027658043831852</text:p>
          </table:table-cell>
          <table:table-cell office:value-type="float" office:value="0.0474375920905581" calcext:value-type="float">
            <text:p>0.047437592090558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66685291422057" calcext:value-type="float">
            <text:p>0.366685291422057</text:p>
          </table:table-cell>
          <table:table-cell office:value-type="float" office:value="0.446612299775798" calcext:value-type="float">
            <text:p>0.446612299775798</text:p>
          </table:table-cell>
          <table:table-cell office:value-type="float" office:value="0.377766286959573" calcext:value-type="float">
            <text:p>0.377766286959573</text:p>
          </table:table-cell>
          <table:table-cell office:value-type="float" office:value="0.428144006174285" calcext:value-type="float">
            <text:p>0.428144006174285</text:p>
          </table:table-cell>
          <table:table-cell office:value-type="float" office:value="6.39609458299084" calcext:value-type="float">
            <text:p>6.39609458299084</text:p>
          </table:table-cell>
          <table:table-cell office:value-type="float" office:value="10.3927629951958" calcext:value-type="float">
            <text:p>10.3927629951958</text:p>
          </table:table-cell>
          <table:table-cell office:value-type="float" office:value="7.38297263391375" calcext:value-type="float">
            <text:p>7.38297263391375</text:p>
          </table:table-cell>
          <table:table-cell office:value-type="float" office:value="9.05922984156003" calcext:value-type="float">
            <text:p>9.05922984156003</text:p>
          </table:table-cell>
          <table:table-cell office:value-type="float" office:value="0.212115343613258" calcext:value-type="float">
            <text:p>0.212115343613258</text:p>
          </table:table-cell>
          <table:table-cell office:value-type="float" office:value="0.223597732538879" calcext:value-type="float">
            <text:p>0.223597732538879</text:p>
          </table:table-cell>
          <table:table-cell office:value-type="float" office:value="0.221075113319774" calcext:value-type="float">
            <text:p>0.221075113319774</text:p>
          </table:table-cell>
          <table:table-cell office:value-type="float" office:value="0.209599108051757" calcext:value-type="float">
            <text:p>0.209599108051757</text:p>
          </table:table-cell>
          <table:table-cell office:value-type="float" office:value="0.0331069708703602" calcext:value-type="float">
            <text:p>0.03310697087036</text:p>
          </table:table-cell>
          <table:table-cell office:value-type="float" office:value="0.0369148684034576" calcext:value-type="float">
            <text:p>0.036914868403458</text:p>
          </table:table-cell>
          <table:table-cell office:value-type="float" office:value="0.0259289861256367" calcext:value-type="float">
            <text:p>0.025928986125637</text:p>
          </table:table-cell>
          <table:table-cell office:value-type="float" office:value="0.0473168015332993" calcext:value-type="float">
            <text:p>0.047316801533299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0473167393646" calcext:value-type="float">
            <text:p>0.360473167393646</text:p>
          </table:table-cell>
          <table:table-cell office:value-type="float" office:value="0.437807811221486" calcext:value-type="float">
            <text:p>0.437807811221486</text:p>
          </table:table-cell>
          <table:table-cell office:value-type="float" office:value="0.371485113298191" calcext:value-type="float">
            <text:p>0.371485113298191</text:p>
          </table:table-cell>
          <table:table-cell office:value-type="float" office:value="0.419169141944267" calcext:value-type="float">
            <text:p>0.419169141944267</text:p>
          </table:table-cell>
          <table:table-cell office:value-type="float" office:value="6.30780550898638" calcext:value-type="float">
            <text:p>6.30780550898638</text:p>
          </table:table-cell>
          <table:table-cell office:value-type="float" office:value="10.1177259465724" calcext:value-type="float">
            <text:p>10.1177259465724</text:p>
          </table:table-cell>
          <table:table-cell office:value-type="float" office:value="7.22465832517059" calcext:value-type="float">
            <text:p>7.22465832517059</text:p>
          </table:table-cell>
          <table:table-cell office:value-type="float" office:value="8.39077845122698" calcext:value-type="float">
            <text:p>8.39077845122698</text:p>
          </table:table-cell>
          <table:table-cell office:value-type="float" office:value="0.210637618050151" calcext:value-type="float">
            <text:p>0.210637618050151</text:p>
          </table:table-cell>
          <table:table-cell office:value-type="float" office:value="0.209479409842818" calcext:value-type="float">
            <text:p>0.209479409842818</text:p>
          </table:table-cell>
          <table:table-cell office:value-type="float" office:value="0.219360114610041" calcext:value-type="float">
            <text:p>0.219360114610041</text:p>
          </table:table-cell>
          <table:table-cell office:value-type="float" office:value="0.196557948319135" calcext:value-type="float">
            <text:p>0.196557948319135</text:p>
          </table:table-cell>
          <table:table-cell office:value-type="float" office:value="0.0352133597754648" calcext:value-type="float">
            <text:p>0.035213359775465</text:p>
          </table:table-cell>
          <table:table-cell office:value-type="float" office:value="0.0419695006721321" calcext:value-type="float">
            <text:p>0.041969500672132</text:p>
          </table:table-cell>
          <table:table-cell office:value-type="float" office:value="0.0285147837790766" calcext:value-type="float">
            <text:p>0.028514783779077</text:p>
          </table:table-cell>
          <table:table-cell office:value-type="float" office:value="0.0515302727967888" calcext:value-type="float">
            <text:p>0.051530272796789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8770278494425" calcext:value-type="float">
            <text:p>0.358770278494425</text:p>
          </table:table-cell>
          <table:table-cell office:value-type="float" office:value="0.439100125832051" calcext:value-type="float">
            <text:p>0.439100125832051</text:p>
          </table:table-cell>
          <table:table-cell office:value-type="float" office:value="0.373785571021208" calcext:value-type="float">
            <text:p>0.373785571021208</text:p>
          </table:table-cell>
          <table:table-cell office:value-type="float" office:value="0.415688885453285" calcext:value-type="float">
            <text:p>0.415688885453285</text:p>
          </table:table-cell>
          <table:table-cell office:value-type="float" office:value="6.19514311948155" calcext:value-type="float">
            <text:p>6.19514311948155</text:p>
          </table:table-cell>
          <table:table-cell office:value-type="float" office:value="10.5703199175966" calcext:value-type="float">
            <text:p>10.5703199175966</text:p>
          </table:table-cell>
          <table:table-cell office:value-type="float" office:value="7.53561761253738" calcext:value-type="float">
            <text:p>7.53561761253738</text:p>
          </table:table-cell>
          <table:table-cell office:value-type="float" office:value="8.34630617573182" calcext:value-type="float">
            <text:p>8.34630617573182</text:p>
          </table:table-cell>
          <table:table-cell office:value-type="float" office:value="0.211507671438333" calcext:value-type="float">
            <text:p>0.211507671438333</text:p>
          </table:table-cell>
          <table:table-cell office:value-type="float" office:value="0.223529844698256" calcext:value-type="float">
            <text:p>0.223529844698256</text:p>
          </table:table-cell>
          <table:table-cell office:value-type="float" office:value="0.222015725910055" calcext:value-type="float">
            <text:p>0.222015725910055</text:p>
          </table:table-cell>
          <table:table-cell office:value-type="float" office:value="0.207083496116723" calcext:value-type="float">
            <text:p>0.207083496116723</text:p>
          </table:table-cell>
          <table:table-cell office:value-type="float" office:value="0.0353674266266571" calcext:value-type="float">
            <text:p>0.035367426626657</text:p>
          </table:table-cell>
          <table:table-cell office:value-type="float" office:value="0.039987184331936" calcext:value-type="float">
            <text:p>0.039987184331936</text:p>
          </table:table-cell>
          <table:table-cell office:value-type="float" office:value="0.0274045687166584" calcext:value-type="float">
            <text:p>0.027404568716659</text:p>
          </table:table-cell>
          <table:table-cell office:value-type="float" office:value="0.0514319716754245" calcext:value-type="float">
            <text:p>0.051431971675425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62747931069342" calcext:value-type="float">
            <text:p>0.362747931069342</text:p>
          </table:table-cell>
          <table:table-cell office:value-type="float" office:value="0.442714844002367" calcext:value-type="float">
            <text:p>0.442714844002367</text:p>
          </table:table-cell>
          <table:table-cell office:value-type="float" office:value="0.374048548153502" calcext:value-type="float">
            <text:p>0.374048548153502</text:p>
          </table:table-cell>
          <table:table-cell office:value-type="float" office:value="0.423734644705558" calcext:value-type="float">
            <text:p>0.423734644705558</text:p>
          </table:table-cell>
          <table:table-cell office:value-type="float" office:value="6.5701784024408" calcext:value-type="float">
            <text:p>6.5701784024408</text:p>
          </table:table-cell>
          <table:table-cell office:value-type="float" office:value="11.0994079320525" calcext:value-type="float">
            <text:p>11.0994079320525</text:p>
          </table:table-cell>
          <table:table-cell office:value-type="float" office:value="7.46395234293739" calcext:value-type="float">
            <text:p>7.46395234293739</text:p>
          </table:table-cell>
          <table:table-cell office:value-type="float" office:value="9.48145696752028" calcext:value-type="float">
            <text:p>9.48145696752028</text:p>
          </table:table-cell>
          <table:table-cell office:value-type="float" office:value="0.217571949447011" calcext:value-type="float">
            <text:p>0.217571949447011</text:p>
          </table:table-cell>
          <table:table-cell office:value-type="float" office:value="0.2352577075051" calcext:value-type="float">
            <text:p>0.2352577075051</text:p>
          </table:table-cell>
          <table:table-cell office:value-type="float" office:value="0.22538137959249" calcext:value-type="float">
            <text:p>0.22538137959249</text:p>
          </table:table-cell>
          <table:table-cell office:value-type="float" office:value="0.222546878322512" calcext:value-type="float">
            <text:p>0.222546878322512</text:p>
          </table:table-cell>
          <table:table-cell office:value-type="float" office:value="0.0317325281617817" calcext:value-type="float">
            <text:p>0.031732528161782</text:p>
          </table:table-cell>
          <table:table-cell office:value-type="float" office:value="0.0380288223099483" calcext:value-type="float">
            <text:p>0.038028822309948</text:p>
          </table:table-cell>
          <table:table-cell office:value-type="float" office:value="0.0264309641748591" calcext:value-type="float">
            <text:p>0.026430964174859</text:p>
          </table:table-cell>
          <table:table-cell office:value-type="float" office:value="0.0456589932145736" calcext:value-type="float">
            <text:p>0.045658993214574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61779053150598" calcext:value-type="float">
            <text:p>0.361779053150598</text:p>
          </table:table-cell>
          <table:table-cell office:value-type="float" office:value="0.438511577366188" calcext:value-type="float">
            <text:p>0.438511577366188</text:p>
          </table:table-cell>
          <table:table-cell office:value-type="float" office:value="0.371880605195152" calcext:value-type="float">
            <text:p>0.371880605195152</text:p>
          </table:table-cell>
          <table:table-cell office:value-type="float" office:value="0.421321958646063" calcext:value-type="float">
            <text:p>0.421321958646063</text:p>
          </table:table-cell>
          <table:table-cell office:value-type="float" office:value="6.65117845358481" calcext:value-type="float">
            <text:p>6.65117845358481</text:p>
          </table:table-cell>
          <table:table-cell office:value-type="float" office:value="10.3385705363429" calcext:value-type="float">
            <text:p>10.3385705363429</text:p>
          </table:table-cell>
          <table:table-cell office:value-type="float" office:value="7.35241615543974" calcext:value-type="float">
            <text:p>7.35241615543974</text:p>
          </table:table-cell>
          <table:table-cell office:value-type="float" office:value="9.22977482156607" calcext:value-type="float">
            <text:p>9.22977482156607</text:p>
          </table:table-cell>
          <table:table-cell office:value-type="float" office:value="0.206929144731404" calcext:value-type="float">
            <text:p>0.206929144731404</text:p>
          </table:table-cell>
          <table:table-cell office:value-type="float" office:value="0.217358127870866" calcext:value-type="float">
            <text:p>0.217358127870866</text:p>
          </table:table-cell>
          <table:table-cell office:value-type="float" office:value="0.214236766931613" calcext:value-type="float">
            <text:p>0.214236766931613</text:p>
          </table:table-cell>
          <table:table-cell office:value-type="float" office:value="0.205862026447693" calcext:value-type="float">
            <text:p>0.205862026447693</text:p>
          </table:table-cell>
          <table:table-cell office:value-type="float" office:value="0.0315459773750281" calcext:value-type="float">
            <text:p>0.031545977375028</text:p>
          </table:table-cell>
          <table:table-cell office:value-type="float" office:value="0.0374628986400767" calcext:value-type="float">
            <text:p>0.037462898640077</text:p>
          </table:table-cell>
          <table:table-cell office:value-type="float" office:value="0.0270226318880444" calcext:value-type="float">
            <text:p>0.027022631888044</text:p>
          </table:table-cell>
          <table:table-cell office:value-type="float" office:value="0.0439170357136106" calcext:value-type="float">
            <text:p>0.043917035713611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63004294154312" calcext:value-type="float">
            <text:p>0.363004294154312</text:p>
          </table:table-cell>
          <table:table-cell office:value-type="float" office:value="0.444036917647381" calcext:value-type="float">
            <text:p>0.444036917647381</text:p>
          </table:table-cell>
          <table:table-cell office:value-type="float" office:value="0.372226096594179" calcext:value-type="float">
            <text:p>0.372226096594179</text:p>
          </table:table-cell>
          <table:table-cell office:value-type="float" office:value="0.428812137641534" calcext:value-type="float">
            <text:p>0.428812137641534</text:p>
          </table:table-cell>
          <table:table-cell office:value-type="float" office:value="6.79991880991439" calcext:value-type="float">
            <text:p>6.79991880991439</text:p>
          </table:table-cell>
          <table:table-cell office:value-type="float" office:value="10.7549924529645" calcext:value-type="float">
            <text:p>10.7549924529645</text:p>
          </table:table-cell>
          <table:table-cell office:value-type="float" office:value="7.74364142649962" calcext:value-type="float">
            <text:p>7.74364142649962</text:p>
          </table:table-cell>
          <table:table-cell office:value-type="float" office:value="9.31316777737132" calcext:value-type="float">
            <text:p>9.31316777737132</text:p>
          </table:table-cell>
          <table:table-cell office:value-type="float" office:value="0.215336039374941" calcext:value-type="float">
            <text:p>0.215336039374941</text:p>
          </table:table-cell>
          <table:table-cell office:value-type="float" office:value="0.217742802549317" calcext:value-type="float">
            <text:p>0.217742802549317</text:p>
          </table:table-cell>
          <table:table-cell office:value-type="float" office:value="0.221892483008389" calcext:value-type="float">
            <text:p>0.221892483008389</text:p>
          </table:table-cell>
          <table:table-cell office:value-type="float" office:value="0.207780479978944" calcext:value-type="float">
            <text:p>0.207780479978944</text:p>
          </table:table-cell>
          <table:table-cell office:value-type="float" office:value="0.0294008616408962" calcext:value-type="float">
            <text:p>0.029400861640896</text:p>
          </table:table-cell>
          <table:table-cell office:value-type="float" office:value="0.0368765757460674" calcext:value-type="float">
            <text:p>0.036876575746067</text:p>
          </table:table-cell>
          <table:table-cell office:value-type="float" office:value="0.0260204577575517" calcext:value-type="float">
            <text:p>0.026020457757552</text:p>
          </table:table-cell>
          <table:table-cell office:value-type="float" office:value="0.0416045400389657" calcext:value-type="float">
            <text:p>0.041604540038966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60082234975007" calcext:value-type="float">
            <text:p>0.360082234975007</text:p>
          </table:table-cell>
          <table:table-cell office:value-type="float" office:value="0.443322392532294" calcext:value-type="float">
            <text:p>0.443322392532294</text:p>
          </table:table-cell>
          <table:table-cell office:value-type="float" office:value="0.371505879046362" calcext:value-type="float">
            <text:p>0.371505879046362</text:p>
          </table:table-cell>
          <table:table-cell office:value-type="float" office:value="0.424487725358141" calcext:value-type="float">
            <text:p>0.424487725358141</text:p>
          </table:table-cell>
          <table:table-cell office:value-type="float" office:value="6.4491086941676" calcext:value-type="float">
            <text:p>6.4491086941676</text:p>
          </table:table-cell>
          <table:table-cell office:value-type="float" office:value="9.74273459380616" calcext:value-type="float">
            <text:p>9.74273459380616</text:p>
          </table:table-cell>
          <table:table-cell office:value-type="float" office:value="7.13395814135759" calcext:value-type="float">
            <text:p>7.13395814135759</text:p>
          </table:table-cell>
          <table:table-cell office:value-type="float" office:value="8.63405544143538" calcext:value-type="float">
            <text:p>8.63405544143538</text:p>
          </table:table-cell>
          <table:table-cell office:value-type="float" office:value="0.205137666533403" calcext:value-type="float">
            <text:p>0.205137666533403</text:p>
          </table:table-cell>
          <table:table-cell office:value-type="float" office:value="0.21324435680901" calcext:value-type="float">
            <text:p>0.21324435680901</text:p>
          </table:table-cell>
          <table:table-cell office:value-type="float" office:value="0.213750601121094" calcext:value-type="float">
            <text:p>0.213750601121094</text:p>
          </table:table-cell>
          <table:table-cell office:value-type="float" office:value="0.199969570836623" calcext:value-type="float">
            <text:p>0.199969570836623</text:p>
          </table:table-cell>
          <table:table-cell office:value-type="float" office:value="0.0308543921655245" calcext:value-type="float">
            <text:p>0.030854392165525</text:p>
          </table:table-cell>
          <table:table-cell office:value-type="float" office:value="0.0373121295132928" calcext:value-type="float">
            <text:p>0.037312129513293</text:p>
          </table:table-cell>
          <table:table-cell office:value-type="float" office:value="0.0253928171228796" calcext:value-type="float">
            <text:p>0.02539281712288</text:p>
          </table:table-cell>
          <table:table-cell office:value-type="float" office:value="0.0449963412988775" calcext:value-type="float">
            <text:p>0.044996341298878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68460617988607" calcext:value-type="float">
            <text:p>0.368460617988607</text:p>
          </table:table-cell>
          <table:table-cell office:value-type="float" office:value="0.456125058515984" calcext:value-type="float">
            <text:p>0.456125058515984</text:p>
          </table:table-cell>
          <table:table-cell office:value-type="float" office:value="0.377629651714643" calcext:value-type="float">
            <text:p>0.377629651714643</text:p>
          </table:table-cell>
          <table:table-cell office:value-type="float" office:value="0.441344218661798" calcext:value-type="float">
            <text:p>0.441344218661798</text:p>
          </table:table-cell>
          <table:table-cell office:value-type="float" office:value="6.70033970769863" calcext:value-type="float">
            <text:p>6.70033970769863</text:p>
          </table:table-cell>
          <table:table-cell office:value-type="float" office:value="10.2811710514173" calcext:value-type="float">
            <text:p>10.2811710514173</text:p>
          </table:table-cell>
          <table:table-cell office:value-type="float" office:value="7.25777498801287" calcext:value-type="float">
            <text:p>7.25777498801287</text:p>
          </table:table-cell>
          <table:table-cell office:value-type="float" office:value="9.40353324259778" calcext:value-type="float">
            <text:p>9.40353324259778</text:p>
          </table:table-cell>
          <table:table-cell office:value-type="float" office:value="0.216869040822497" calcext:value-type="float">
            <text:p>0.216869040822497</text:p>
          </table:table-cell>
          <table:table-cell office:value-type="float" office:value="0.224673170019584" calcext:value-type="float">
            <text:p>0.224673170019584</text:p>
          </table:table-cell>
          <table:table-cell office:value-type="float" office:value="0.224222386557531" calcext:value-type="float">
            <text:p>0.224222386557531</text:p>
          </table:table-cell>
          <table:table-cell office:value-type="float" office:value="0.213187408988613" calcext:value-type="float">
            <text:p>0.213187408988613</text:p>
          </table:table-cell>
          <table:table-cell office:value-type="float" office:value="0.0274748128528923" calcext:value-type="float">
            <text:p>0.027474812852892</text:p>
          </table:table-cell>
          <table:table-cell office:value-type="float" office:value="0.0381655441484353" calcext:value-type="float">
            <text:p>0.038165544148435</text:p>
          </table:table-cell>
          <table:table-cell office:value-type="float" office:value="0.0257212023161459" calcext:value-type="float">
            <text:p>0.025721202316146</text:p>
          </table:table-cell>
          <table:table-cell office:value-type="float" office:value="0.0402617366274342" calcext:value-type="float">
            <text:p>0.040261736627434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69701242621978" calcext:value-type="float">
            <text:p>0.369701242621978</text:p>
          </table:table-cell>
          <table:table-cell office:value-type="float" office:value="0.453890628367268" calcext:value-type="float">
            <text:p>0.453890628367268</text:p>
          </table:table-cell>
          <table:table-cell office:value-type="float" office:value="0.378369338061753" calcext:value-type="float">
            <text:p>0.378369338061753</text:p>
          </table:table-cell>
          <table:table-cell office:value-type="float" office:value="0.440240348217086" calcext:value-type="float">
            <text:p>0.440240348217086</text:p>
          </table:table-cell>
          <table:table-cell office:value-type="float" office:value="6.40856390478212" calcext:value-type="float">
            <text:p>6.40856390478212</text:p>
          </table:table-cell>
          <table:table-cell office:value-type="float" office:value="9.42973136018891" calcext:value-type="float">
            <text:p>9.42973136018891</text:p>
          </table:table-cell>
          <table:table-cell office:value-type="float" office:value="7.05183241934601" calcext:value-type="float">
            <text:p>7.05183241934601</text:p>
          </table:table-cell>
          <table:table-cell office:value-type="float" office:value="9.08228715631793" calcext:value-type="float">
            <text:p>9.08228715631793</text:p>
          </table:table-cell>
          <table:table-cell office:value-type="float" office:value="0.213090623245999" calcext:value-type="float">
            <text:p>0.213090623245999</text:p>
          </table:table-cell>
          <table:table-cell office:value-type="float" office:value="0.229287145239577" calcext:value-type="float">
            <text:p>0.229287145239577</text:p>
          </table:table-cell>
          <table:table-cell office:value-type="float" office:value="0.219718216915806" calcext:value-type="float">
            <text:p>0.219718216915806</text:p>
          </table:table-cell>
          <table:table-cell office:value-type="float" office:value="0.218555830613926" calcext:value-type="float">
            <text:p>0.218555830613926</text:p>
          </table:table-cell>
          <table:table-cell office:value-type="float" office:value="0.0302056946569533" calcext:value-type="float">
            <text:p>0.030205694656953</text:p>
          </table:table-cell>
          <table:table-cell office:value-type="float" office:value="0.037364248839198" calcext:value-type="float">
            <text:p>0.037364248839198</text:p>
          </table:table-cell>
          <table:table-cell office:value-type="float" office:value="0.0260585965219434" calcext:value-type="float">
            <text:p>0.026058596521943</text:p>
          </table:table-cell>
          <table:table-cell office:value-type="float" office:value="0.0432668242631799" calcext:value-type="float">
            <text:p>0.04326682426318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3411002157757" calcext:value-type="float">
            <text:p>0.373411002157757</text:p>
          </table:table-cell>
          <table:table-cell office:value-type="float" office:value="0.456219377141725" calcext:value-type="float">
            <text:p>0.456219377141725</text:p>
          </table:table-cell>
          <table:table-cell office:value-type="float" office:value="0.381725118290064" calcext:value-type="float">
            <text:p>0.381725118290064</text:p>
          </table:table-cell>
          <table:table-cell office:value-type="float" office:value="0.443726395491533" calcext:value-type="float">
            <text:p>0.443726395491533</text:p>
          </table:table-cell>
          <table:table-cell office:value-type="float" office:value="6.82624884986889" calcext:value-type="float">
            <text:p>6.82624884986889</text:p>
          </table:table-cell>
          <table:table-cell office:value-type="float" office:value="10.5391666949817" calcext:value-type="float">
            <text:p>10.5391666949817</text:p>
          </table:table-cell>
          <table:table-cell office:value-type="float" office:value="7.48772402995305" calcext:value-type="float">
            <text:p>7.48772402995305</text:p>
          </table:table-cell>
          <table:table-cell office:value-type="float" office:value="9.71935348367738" calcext:value-type="float">
            <text:p>9.71935348367738</text:p>
          </table:table-cell>
          <table:table-cell office:value-type="float" office:value="0.215457896159288" calcext:value-type="float">
            <text:p>0.215457896159288</text:p>
          </table:table-cell>
          <table:table-cell office:value-type="float" office:value="0.229962928756595" calcext:value-type="float">
            <text:p>0.229962928756595</text:p>
          </table:table-cell>
          <table:table-cell office:value-type="float" office:value="0.221697107042795" calcext:value-type="float">
            <text:p>0.221697107042795</text:p>
          </table:table-cell>
          <table:table-cell office:value-type="float" office:value="0.219902318356471" calcext:value-type="float">
            <text:p>0.219902318356471</text:p>
          </table:table-cell>
          <table:table-cell office:value-type="float" office:value="0.0284287526362118" calcext:value-type="float">
            <text:p>0.028428752636212</text:p>
          </table:table-cell>
          <table:table-cell office:value-type="float" office:value="0.0365219587573072" calcext:value-type="float">
            <text:p>0.036521958757307</text:p>
          </table:table-cell>
          <table:table-cell office:value-type="float" office:value="0.0261078187984903" calcext:value-type="float">
            <text:p>0.02610781879849</text:p>
          </table:table-cell>
          <table:table-cell office:value-type="float" office:value="0.0396725902256084" calcext:value-type="float">
            <text:p>0.039672590225608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3121063434488" calcext:value-type="float">
            <text:p>0.373121063434488</text:p>
          </table:table-cell>
          <table:table-cell office:value-type="float" office:value="0.457256320840692" calcext:value-type="float">
            <text:p>0.457256320840692</text:p>
          </table:table-cell>
          <table:table-cell office:value-type="float" office:value="0.382217659213937" calcext:value-type="float">
            <text:p>0.382217659213937</text:p>
          </table:table-cell>
          <table:table-cell office:value-type="float" office:value="0.443560538589666" calcext:value-type="float">
            <text:p>0.443560538589666</text:p>
          </table:table-cell>
          <table:table-cell office:value-type="float" office:value="6.5612796176603" calcext:value-type="float">
            <text:p>6.5612796176603</text:p>
          </table:table-cell>
          <table:table-cell office:value-type="float" office:value="9.80893124428544" calcext:value-type="float">
            <text:p>9.80893124428544</text:p>
          </table:table-cell>
          <table:table-cell office:value-type="float" office:value="7.22165362457986" calcext:value-type="float">
            <text:p>7.22165362457986</text:p>
          </table:table-cell>
          <table:table-cell office:value-type="float" office:value="9.1713317492713" calcext:value-type="float">
            <text:p>9.1713317492713</text:p>
          </table:table-cell>
          <table:table-cell office:value-type="float" office:value="0.223178094879787" calcext:value-type="float">
            <text:p>0.223178094879787</text:p>
          </table:table-cell>
          <table:table-cell office:value-type="float" office:value="0.241744130263694" calcext:value-type="float">
            <text:p>0.241744130263694</text:p>
          </table:table-cell>
          <table:table-cell office:value-type="float" office:value="0.230913346286323" calcext:value-type="float">
            <text:p>0.230913346286323</text:p>
          </table:table-cell>
          <table:table-cell office:value-type="float" office:value="0.229250072827992" calcext:value-type="float">
            <text:p>0.229250072827992</text:p>
          </table:table-cell>
          <table:table-cell office:value-type="float" office:value="0.0275415620901694" calcext:value-type="float">
            <text:p>0.027541562090169</text:p>
          </table:table-cell>
          <table:table-cell office:value-type="float" office:value="0.0343885662517288" calcext:value-type="float">
            <text:p>0.034388566251729</text:p>
          </table:table-cell>
          <table:table-cell office:value-type="float" office:value="0.0238536029964712" calcext:value-type="float">
            <text:p>0.023853602996471</text:p>
          </table:table-cell>
          <table:table-cell office:value-type="float" office:value="0.0395361925405273" calcext:value-type="float">
            <text:p>0.039536192540527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7253907152678" calcext:value-type="float">
            <text:p>0.377253907152678</text:p>
          </table:table-cell>
          <table:table-cell office:value-type="float" office:value="0.459226474292712" calcext:value-type="float">
            <text:p>0.459226474292712</text:p>
          </table:table-cell>
          <table:table-cell office:value-type="float" office:value="0.38471443726567" calcext:value-type="float">
            <text:p>0.38471443726567</text:p>
          </table:table-cell>
          <table:table-cell office:value-type="float" office:value="0.448186225337901" calcext:value-type="float">
            <text:p>0.448186225337901</text:p>
          </table:table-cell>
          <table:table-cell office:value-type="float" office:value="6.81151880031001" calcext:value-type="float">
            <text:p>6.81151880031001</text:p>
          </table:table-cell>
          <table:table-cell office:value-type="float" office:value="9.99333454032073" calcext:value-type="float">
            <text:p>9.99333454032073</text:p>
          </table:table-cell>
          <table:table-cell office:value-type="float" office:value="7.59608793103211" calcext:value-type="float">
            <text:p>7.59608793103211</text:p>
          </table:table-cell>
          <table:table-cell office:value-type="float" office:value="9.34774275350223" calcext:value-type="float">
            <text:p>9.34774275350223</text:p>
          </table:table-cell>
          <table:table-cell office:value-type="float" office:value="0.224970138708226" calcext:value-type="float">
            <text:p>0.224970138708226</text:p>
          </table:table-cell>
          <table:table-cell office:value-type="float" office:value="0.241473206563527" calcext:value-type="float">
            <text:p>0.241473206563527</text:p>
          </table:table-cell>
          <table:table-cell office:value-type="float" office:value="0.231034086467163" calcext:value-type="float">
            <text:p>0.231034086467163</text:p>
          </table:table-cell>
          <table:table-cell office:value-type="float" office:value="0.231720335280907" calcext:value-type="float">
            <text:p>0.231720335280907</text:p>
          </table:table-cell>
          <table:table-cell office:value-type="float" office:value="0.0289280265512938" calcext:value-type="float">
            <text:p>0.028928026551294</text:p>
          </table:table-cell>
          <table:table-cell office:value-type="float" office:value="0.0356157102621229" calcext:value-type="float">
            <text:p>0.035615710262123</text:p>
          </table:table-cell>
          <table:table-cell office:value-type="float" office:value="0.0248301493635566" calcext:value-type="float">
            <text:p>0.024830149363557</text:p>
          </table:table-cell>
          <table:table-cell office:value-type="float" office:value="0.0414888192839447" calcext:value-type="float">
            <text:p>0.041488819283945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8460902931971" calcext:value-type="float">
            <text:p>0.378460902931971</text:p>
          </table:table-cell>
          <table:table-cell office:value-type="float" office:value="0.459582360282775" calcext:value-type="float">
            <text:p>0.459582360282775</text:p>
          </table:table-cell>
          <table:table-cell office:value-type="float" office:value="0.383833254239982" calcext:value-type="float">
            <text:p>0.383833254239982</text:p>
          </table:table-cell>
          <table:table-cell office:value-type="float" office:value="0.451598536985359" calcext:value-type="float">
            <text:p>0.451598536985359</text:p>
          </table:table-cell>
          <table:table-cell office:value-type="float" office:value="6.8304218772586" calcext:value-type="float">
            <text:p>6.8304218772586</text:p>
          </table:table-cell>
          <table:table-cell office:value-type="float" office:value="9.83168760711822" calcext:value-type="float">
            <text:p>9.83168760711822</text:p>
          </table:table-cell>
          <table:table-cell office:value-type="float" office:value="7.25391589036339" calcext:value-type="float">
            <text:p>7.25391589036339</text:p>
          </table:table-cell>
          <table:table-cell office:value-type="float" office:value="9.4382605437824" calcext:value-type="float">
            <text:p>9.4382605437824</text:p>
          </table:table-cell>
          <table:table-cell office:value-type="float" office:value="0.230856962498276" calcext:value-type="float">
            <text:p>0.230856962498276</text:p>
          </table:table-cell>
          <table:table-cell office:value-type="float" office:value="0.251066320712354" calcext:value-type="float">
            <text:p>0.251066320712354</text:p>
          </table:table-cell>
          <table:table-cell office:value-type="float" office:value="0.236384063284209" calcext:value-type="float">
            <text:p>0.236384063284209</text:p>
          </table:table-cell>
          <table:table-cell office:value-type="float" office:value="0.242043504546832" calcext:value-type="float">
            <text:p>0.242043504546832</text:p>
          </table:table-cell>
          <table:table-cell office:value-type="float" office:value="0.0258156985169703" calcext:value-type="float">
            <text:p>0.02581569851697</text:p>
          </table:table-cell>
          <table:table-cell office:value-type="float" office:value="0.0363976971199157" calcext:value-type="float">
            <text:p>0.036397697119916</text:p>
          </table:table-cell>
          <table:table-cell office:value-type="float" office:value="0.0251067808799212" calcext:value-type="float">
            <text:p>0.025106780879921</text:p>
          </table:table-cell>
          <table:table-cell office:value-type="float" office:value="0.0370843108731984" calcext:value-type="float">
            <text:p>0.037084310873198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5805915652813" calcext:value-type="float">
            <text:p>0.375805915652813</text:p>
          </table:table-cell>
          <table:table-cell office:value-type="float" office:value="0.45963409581303" calcext:value-type="float">
            <text:p>0.45963409581303</text:p>
          </table:table-cell>
          <table:table-cell office:value-type="float" office:value="0.381785232343359" calcext:value-type="float">
            <text:p>0.381785232343359</text:p>
          </table:table-cell>
          <table:table-cell office:value-type="float" office:value="0.451800600922439" calcext:value-type="float">
            <text:p>0.451800600922439</text:p>
          </table:table-cell>
          <table:table-cell office:value-type="float" office:value="6.81351654988813" calcext:value-type="float">
            <text:p>6.81351654988813</text:p>
          </table:table-cell>
          <table:table-cell office:value-type="float" office:value="10.3305740608926" calcext:value-type="float">
            <text:p>10.3305740608926</text:p>
          </table:table-cell>
          <table:table-cell office:value-type="float" office:value="7.50111984529872" calcext:value-type="float">
            <text:p>7.50111984529872</text:p>
          </table:table-cell>
          <table:table-cell office:value-type="float" office:value="9.65774868598962" calcext:value-type="float">
            <text:p>9.65774868598962</text:p>
          </table:table-cell>
          <table:table-cell office:value-type="float" office:value="0.232426655406904" calcext:value-type="float">
            <text:p>0.232426655406904</text:p>
          </table:table-cell>
          <table:table-cell office:value-type="float" office:value="0.255405658245226" calcext:value-type="float">
            <text:p>0.255405658245226</text:p>
          </table:table-cell>
          <table:table-cell office:value-type="float" office:value="0.238025778218083" calcext:value-type="float">
            <text:p>0.238025778218083</text:p>
          </table:table-cell>
          <table:table-cell office:value-type="float" office:value="0.246114007483654" calcext:value-type="float">
            <text:p>0.246114007483654</text:p>
          </table:table-cell>
          <table:table-cell office:value-type="float" office:value="0.0285717356171435" calcext:value-type="float">
            <text:p>0.028571735617144</text:p>
          </table:table-cell>
          <table:table-cell office:value-type="float" office:value="0.0366519003817617" calcext:value-type="float">
            <text:p>0.036651900381762</text:p>
          </table:table-cell>
          <table:table-cell office:value-type="float" office:value="0.0249620434472811" calcext:value-type="float">
            <text:p>0.024962043447281</text:p>
          </table:table-cell>
          <table:table-cell office:value-type="float" office:value="0.0418151073179736" calcext:value-type="float">
            <text:p>0.041815107317974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2944807019425" calcext:value-type="float">
            <text:p>0.372944807019425</text:p>
          </table:table-cell>
          <table:table-cell office:value-type="float" office:value="0.453304253216958" calcext:value-type="float">
            <text:p>0.453304253216958</text:p>
          </table:table-cell>
          <table:table-cell office:value-type="float" office:value="0.379830103366477" calcext:value-type="float">
            <text:p>0.379830103366477</text:p>
          </table:table-cell>
          <table:table-cell office:value-type="float" office:value="0.442981704494061" calcext:value-type="float">
            <text:p>0.442981704494061</text:p>
          </table:table-cell>
          <table:table-cell office:value-type="float" office:value="6.54826743905841" calcext:value-type="float">
            <text:p>6.54826743905841</text:p>
          </table:table-cell>
          <table:table-cell office:value-type="float" office:value="9.81155936994895" calcext:value-type="float">
            <text:p>9.81155936994895</text:p>
          </table:table-cell>
          <table:table-cell office:value-type="float" office:value="7.31844796622358" calcext:value-type="float">
            <text:p>7.31844796622358</text:p>
          </table:table-cell>
          <table:table-cell office:value-type="float" office:value="9.14461292142261" calcext:value-type="float">
            <text:p>9.14461292142261</text:p>
          </table:table-cell>
          <table:table-cell office:value-type="float" office:value="0.227903580597877" calcext:value-type="float">
            <text:p>0.227903580597877</text:p>
          </table:table-cell>
          <table:table-cell office:value-type="float" office:value="0.247876483864538" calcext:value-type="float">
            <text:p>0.247876483864538</text:p>
          </table:table-cell>
          <table:table-cell office:value-type="float" office:value="0.234889771070727" calcext:value-type="float">
            <text:p>0.234889771070727</text:p>
          </table:table-cell>
          <table:table-cell office:value-type="float" office:value="0.23650386810889" calcext:value-type="float">
            <text:p>0.23650386810889</text:p>
          </table:table-cell>
          <table:table-cell office:value-type="float" office:value="0.0277113686059866" calcext:value-type="float">
            <text:p>0.027711368605987</text:p>
          </table:table-cell>
          <table:table-cell office:value-type="float" office:value="0.038814276046805" calcext:value-type="float">
            <text:p>0.038814276046805</text:p>
          </table:table-cell>
          <table:table-cell office:value-type="float" office:value="0.0264433335407377" calcext:value-type="float">
            <text:p>0.026443333540738</text:p>
          </table:table-cell>
          <table:table-cell office:value-type="float" office:value="0.0402079309274121" calcext:value-type="float">
            <text:p>0.040207930927412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0469698661732" calcext:value-type="float">
            <text:p>0.370469698661732</text:p>
          </table:table-cell>
          <table:table-cell office:value-type="float" office:value="0.451318326928515" calcext:value-type="float">
            <text:p>0.451318326928515</text:p>
          </table:table-cell>
          <table:table-cell office:value-type="float" office:value="0.3765333297698" calcext:value-type="float">
            <text:p>0.3765333297698</text:p>
          </table:table-cell>
          <table:table-cell office:value-type="float" office:value="0.44182332598681" calcext:value-type="float">
            <text:p>0.44182332598681</text:p>
          </table:table-cell>
          <table:table-cell office:value-type="float" office:value="6.61924987419409" calcext:value-type="float">
            <text:p>6.61924987419409</text:p>
          </table:table-cell>
          <table:table-cell office:value-type="float" office:value="9.77812422433062" calcext:value-type="float">
            <text:p>9.77812422433062</text:p>
          </table:table-cell>
          <table:table-cell office:value-type="float" office:value="7.08130190934121" calcext:value-type="float">
            <text:p>7.08130190934121</text:p>
          </table:table-cell>
          <table:table-cell office:value-type="float" office:value="8.83005162739823" calcext:value-type="float">
            <text:p>8.83005162739823</text:p>
          </table:table-cell>
          <table:table-cell office:value-type="float" office:value="0.225195535651495" calcext:value-type="float">
            <text:p>0.225195535651495</text:p>
          </table:table-cell>
          <table:table-cell office:value-type="float" office:value="0.240905928982516" calcext:value-type="float">
            <text:p>0.240905928982516</text:p>
          </table:table-cell>
          <table:table-cell office:value-type="float" office:value="0.230860268606803" calcext:value-type="float">
            <text:p>0.230860268606803</text:p>
          </table:table-cell>
          <table:table-cell office:value-type="float" office:value="0.231747522633644" calcext:value-type="float">
            <text:p>0.231747522633644</text:p>
          </table:table-cell>
          <table:table-cell office:value-type="float" office:value="0.0299571883856963" calcext:value-type="float">
            <text:p>0.029957188385696</text:p>
          </table:table-cell>
          <table:table-cell office:value-type="float" office:value="0.0410341004434295" calcext:value-type="float">
            <text:p>0.04103410044343</text:p>
          </table:table-cell>
          <table:table-cell office:value-type="float" office:value="0.0272663517003034" calcext:value-type="float">
            <text:p>0.027266351700303</text:p>
          </table:table-cell>
          <table:table-cell office:value-type="float" office:value="0.0446846834328181" calcext:value-type="float">
            <text:p>0.044684683432818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69368856399588" calcext:value-type="float">
            <text:p>0.369368856399588</text:p>
          </table:table-cell>
          <table:table-cell office:value-type="float" office:value="0.451615018649869" calcext:value-type="float">
            <text:p>0.451615018649869</text:p>
          </table:table-cell>
          <table:table-cell office:value-type="float" office:value="0.375663473506013" calcext:value-type="float">
            <text:p>0.375663473506013</text:p>
          </table:table-cell>
          <table:table-cell office:value-type="float" office:value="0.442223082945021" calcext:value-type="float">
            <text:p>0.442223082945021</text:p>
          </table:table-cell>
          <table:table-cell office:value-type="float" office:value="6.42118463146034" calcext:value-type="float">
            <text:p>6.42118463146034</text:p>
          </table:table-cell>
          <table:table-cell office:value-type="float" office:value="9.77525147577858" calcext:value-type="float">
            <text:p>9.77525147577858</text:p>
          </table:table-cell>
          <table:table-cell office:value-type="float" office:value="6.82973633332302" calcext:value-type="float">
            <text:p>6.82973633332302</text:p>
          </table:table-cell>
          <table:table-cell office:value-type="float" office:value="8.93654486074221" calcext:value-type="float">
            <text:p>8.93654486074221</text:p>
          </table:table-cell>
          <table:table-cell office:value-type="float" office:value="0.222412772943239" calcext:value-type="float">
            <text:p>0.222412772943239</text:p>
          </table:table-cell>
          <table:table-cell office:value-type="float" office:value="0.238888398241153" calcext:value-type="float">
            <text:p>0.238888398241153</text:p>
          </table:table-cell>
          <table:table-cell office:value-type="float" office:value="0.22790538643613" calcext:value-type="float">
            <text:p>0.22790538643613</text:p>
          </table:table-cell>
          <table:table-cell office:value-type="float" office:value="0.230022571988113" calcext:value-type="float">
            <text:p>0.230022571988113</text:p>
          </table:table-cell>
          <table:table-cell office:value-type="float" office:value="0.0297027755262716" calcext:value-type="float">
            <text:p>0.029702775526272</text:p>
          </table:table-cell>
          <table:table-cell office:value-type="float" office:value="0.0412258000931491" calcext:value-type="float">
            <text:p>0.041225800093149</text:p>
          </table:table-cell>
          <table:table-cell office:value-type="float" office:value="0.0275688869246198" calcext:value-type="float">
            <text:p>0.02756888692462</text:p>
          </table:table-cell>
          <table:table-cell office:value-type="float" office:value="0.0440097100895775" calcext:value-type="float">
            <text:p>0.044009710089578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9953243399877" calcext:value-type="float">
            <text:p>0.369953243399877</text:p>
          </table:table-cell>
          <table:table-cell office:value-type="float" office:value="0.451417145420471" calcext:value-type="float">
            <text:p>0.451417145420471</text:p>
          </table:table-cell>
          <table:table-cell office:value-type="float" office:value="0.375715591902397" calcext:value-type="float">
            <text:p>0.375715591902397</text:p>
          </table:table-cell>
          <table:table-cell office:value-type="float" office:value="0.441897847187342" calcext:value-type="float">
            <text:p>0.441897847187342</text:p>
          </table:table-cell>
          <table:table-cell office:value-type="float" office:value="6.84082544160656" calcext:value-type="float">
            <text:p>6.84082544160656</text:p>
          </table:table-cell>
          <table:table-cell office:value-type="float" office:value="9.93606490639349" calcext:value-type="float">
            <text:p>9.93606490639349</text:p>
          </table:table-cell>
          <table:table-cell office:value-type="float" office:value="7.33803610783542" calcext:value-type="float">
            <text:p>7.33803610783542</text:p>
          </table:table-cell>
          <table:table-cell office:value-type="float" office:value="9.20775379269939" calcext:value-type="float">
            <text:p>9.20775379269939</text:p>
          </table:table-cell>
          <table:table-cell office:value-type="float" office:value="0.229519838865714" calcext:value-type="float">
            <text:p>0.229519838865714</text:p>
          </table:table-cell>
          <table:table-cell office:value-type="float" office:value="0.25085565106341" calcext:value-type="float">
            <text:p>0.25085565106341</text:p>
          </table:table-cell>
          <table:table-cell office:value-type="float" office:value="0.234736356378902" calcext:value-type="float">
            <text:p>0.234736356378902</text:p>
          </table:table-cell>
          <table:table-cell office:value-type="float" office:value="0.242230544537724" calcext:value-type="float">
            <text:p>0.242230544537724</text:p>
          </table:table-cell>
          <table:table-cell office:value-type="float" office:value="0.0313415170088834" calcext:value-type="float">
            <text:p>0.031341517008884</text:p>
          </table:table-cell>
          <table:table-cell office:value-type="float" office:value="0.0431170724333454" calcext:value-type="float">
            <text:p>0.043117072433345</text:p>
          </table:table-cell>
          <table:table-cell office:value-type="float" office:value="0.0292440346744559" calcext:value-type="float">
            <text:p>0.029244034674456</text:p>
          </table:table-cell>
          <table:table-cell office:value-type="float" office:value="0.0458899735583371" calcext:value-type="float">
            <text:p>0.045889973558337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67381851847148" calcext:value-type="float">
            <text:p>0.367381851847148</text:p>
          </table:table-cell>
          <table:table-cell office:value-type="float" office:value="0.446941400439137" calcext:value-type="float">
            <text:p>0.446941400439137</text:p>
          </table:table-cell>
          <table:table-cell office:value-type="float" office:value="0.373522699276459" calcext:value-type="float">
            <text:p>0.373522699276459</text:p>
          </table:table-cell>
          <table:table-cell office:value-type="float" office:value="0.437028790210312" calcext:value-type="float">
            <text:p>0.437028790210312</text:p>
          </table:table-cell>
          <table:table-cell office:value-type="float" office:value="6.19648329619092" calcext:value-type="float">
            <text:p>6.19648329619092</text:p>
          </table:table-cell>
          <table:table-cell office:value-type="float" office:value="9.43977366806814" calcext:value-type="float">
            <text:p>9.43977366806814</text:p>
          </table:table-cell>
          <table:table-cell office:value-type="float" office:value="6.81522035075685" calcext:value-type="float">
            <text:p>6.81522035075685</text:p>
          </table:table-cell>
          <table:table-cell office:value-type="float" office:value="8.6435802545275" calcext:value-type="float">
            <text:p>8.6435802545275</text:p>
          </table:table-cell>
          <table:table-cell office:value-type="float" office:value="0.226399390665325" calcext:value-type="float">
            <text:p>0.226399390665325</text:p>
          </table:table-cell>
          <table:table-cell office:value-type="float" office:value="0.246030476583455" calcext:value-type="float">
            <text:p>0.246030476583455</text:p>
          </table:table-cell>
          <table:table-cell office:value-type="float" office:value="0.231872002868361" calcext:value-type="float">
            <text:p>0.231872002868361</text:p>
          </table:table-cell>
          <table:table-cell office:value-type="float" office:value="0.237126023372663" calcext:value-type="float">
            <text:p>0.237126023372663</text:p>
          </table:table-cell>
          <table:table-cell office:value-type="float" office:value="0.0313824269508616" calcext:value-type="float">
            <text:p>0.031382426950862</text:p>
          </table:table-cell>
          <table:table-cell office:value-type="float" office:value="0.0417185317275927" calcext:value-type="float">
            <text:p>0.041718531727593</text:p>
          </table:table-cell>
          <table:table-cell office:value-type="float" office:value="0.028004231351936" calcext:value-type="float">
            <text:p>0.028004231351936</text:p>
          </table:table-cell>
          <table:table-cell office:value-type="float" office:value="0.0464094437305607" calcext:value-type="float">
            <text:p>0.046409443730561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4245297976132" calcext:value-type="float">
            <text:p>0.364245297976132</text:p>
          </table:table-cell>
          <table:table-cell office:value-type="float" office:value="0.438954242721665" calcext:value-type="float">
            <text:p>0.438954242721665</text:p>
          </table:table-cell>
          <table:table-cell office:value-type="float" office:value="0.370149453006515" calcext:value-type="float">
            <text:p>0.370149453006515</text:p>
          </table:table-cell>
          <table:table-cell office:value-type="float" office:value="0.428948002497519" calcext:value-type="float">
            <text:p>0.428948002497519</text:p>
          </table:table-cell>
          <table:table-cell office:value-type="float" office:value="6.4772781957134" calcext:value-type="float">
            <text:p>6.4772781957134</text:p>
          </table:table-cell>
          <table:table-cell office:value-type="float" office:value="9.38591185131445" calcext:value-type="float">
            <text:p>9.38591185131445</text:p>
          </table:table-cell>
          <table:table-cell office:value-type="float" office:value="7.05356747029984" calcext:value-type="float">
            <text:p>7.05356747029984</text:p>
          </table:table-cell>
          <table:table-cell office:value-type="float" office:value="8.41608084241412" calcext:value-type="float">
            <text:p>8.41608084241412</text:p>
          </table:table-cell>
          <table:table-cell office:value-type="float" office:value="0.226883149411446" calcext:value-type="float">
            <text:p>0.226883149411446</text:p>
          </table:table-cell>
          <table:table-cell office:value-type="float" office:value="0.241481923318524" calcext:value-type="float">
            <text:p>0.241481923318524</text:p>
          </table:table-cell>
          <table:table-cell office:value-type="float" office:value="0.231948704844479" calcext:value-type="float">
            <text:p>0.231948704844479</text:p>
          </table:table-cell>
          <table:table-cell office:value-type="float" office:value="0.233366875161972" calcext:value-type="float">
            <text:p>0.233366875161972</text:p>
          </table:table-cell>
          <table:table-cell office:value-type="float" office:value="0.0366948080710957" calcext:value-type="float">
            <text:p>0.036694808071096</text:p>
          </table:table-cell>
          <table:table-cell office:value-type="float" office:value="0.0477557310143401" calcext:value-type="float">
            <text:p>0.04775573101434</text:p>
          </table:table-cell>
          <table:table-cell office:value-type="float" office:value="0.0318596157355301" calcext:value-type="float">
            <text:p>0.03185961573553</text:p>
          </table:table-cell>
          <table:table-cell office:value-type="float" office:value="0.0546680059907915" calcext:value-type="float">
            <text:p>0.054668005990792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8642061759461" calcext:value-type="float">
            <text:p>0.368642061759461</text:p>
          </table:table-cell>
          <table:table-cell office:value-type="float" office:value="0.447832317543262" calcext:value-type="float">
            <text:p>0.447832317543262</text:p>
          </table:table-cell>
          <table:table-cell office:value-type="float" office:value="0.374196826338381" calcext:value-type="float">
            <text:p>0.374196826338381</text:p>
          </table:table-cell>
          <table:table-cell office:value-type="float" office:value="0.438486106828126" calcext:value-type="float">
            <text:p>0.438486106828126</text:p>
          </table:table-cell>
          <table:table-cell office:value-type="float" office:value="6.47567445197206" calcext:value-type="float">
            <text:p>6.47567445197206</text:p>
          </table:table-cell>
          <table:table-cell office:value-type="float" office:value="9.45311116999861" calcext:value-type="float">
            <text:p>9.45311116999861</text:p>
          </table:table-cell>
          <table:table-cell office:value-type="float" office:value="7.26951403260126" calcext:value-type="float">
            <text:p>7.26951403260126</text:p>
          </table:table-cell>
          <table:table-cell office:value-type="float" office:value="8.77152996794103" calcext:value-type="float">
            <text:p>8.77152996794103</text:p>
          </table:table-cell>
          <table:table-cell office:value-type="float" office:value="0.227736149474519" calcext:value-type="float">
            <text:p>0.227736149474519</text:p>
          </table:table-cell>
          <table:table-cell office:value-type="float" office:value="0.242919069037286" calcext:value-type="float">
            <text:p>0.242919069037286</text:p>
          </table:table-cell>
          <table:table-cell office:value-type="float" office:value="0.232348552393266" calcext:value-type="float">
            <text:p>0.232348552393266</text:p>
          </table:table-cell>
          <table:table-cell office:value-type="float" office:value="0.235491831039494" calcext:value-type="float">
            <text:p>0.235491831039494</text:p>
          </table:table-cell>
          <table:table-cell office:value-type="float" office:value="0.0314288454298472" calcext:value-type="float">
            <text:p>0.031428845429847</text:p>
          </table:table-cell>
          <table:table-cell office:value-type="float" office:value="0.0419314127530913" calcext:value-type="float">
            <text:p>0.041931412753091</text:p>
          </table:table-cell>
          <table:table-cell office:value-type="float" office:value="0.0280900015084153" calcext:value-type="float">
            <text:p>0.028090001508415</text:p>
          </table:table-cell>
          <table:table-cell office:value-type="float" office:value="0.0466553704760627" calcext:value-type="float">
            <text:p>0.046655370476063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7877847261861" calcext:value-type="float">
            <text:p>0.367877847261861</text:p>
          </table:table-cell>
          <table:table-cell office:value-type="float" office:value="0.444432647068941" calcext:value-type="float">
            <text:p>0.444432647068941</text:p>
          </table:table-cell>
          <table:table-cell office:value-type="float" office:value="0.373370129490736" calcext:value-type="float">
            <text:p>0.373370129490736</text:p>
          </table:table-cell>
          <table:table-cell office:value-type="float" office:value="0.434994207229168" calcext:value-type="float">
            <text:p>0.434994207229168</text:p>
          </table:table-cell>
          <table:table-cell office:value-type="float" office:value="6.46676270600493" calcext:value-type="float">
            <text:p>6.46676270600493</text:p>
          </table:table-cell>
          <table:table-cell office:value-type="float" office:value="9.00936943874086" calcext:value-type="float">
            <text:p>9.00936943874086</text:p>
          </table:table-cell>
          <table:table-cell office:value-type="float" office:value="7.12968112063166" calcext:value-type="float">
            <text:p>7.12968112063166</text:p>
          </table:table-cell>
          <table:table-cell office:value-type="float" office:value="8.58422135863684" calcext:value-type="float">
            <text:p>8.58422135863684</text:p>
          </table:table-cell>
          <table:table-cell office:value-type="float" office:value="0.229061891880449" calcext:value-type="float">
            <text:p>0.229061891880449</text:p>
          </table:table-cell>
          <table:table-cell office:value-type="float" office:value="0.243586288140788" calcext:value-type="float">
            <text:p>0.243586288140788</text:p>
          </table:table-cell>
          <table:table-cell office:value-type="float" office:value="0.233738293357995" calcext:value-type="float">
            <text:p>0.233738293357995</text:p>
          </table:table-cell>
          <table:table-cell office:value-type="float" office:value="0.23611512824307" calcext:value-type="float">
            <text:p>0.23611512824307</text:p>
          </table:table-cell>
          <table:table-cell office:value-type="float" office:value="0.0330503907732787" calcext:value-type="float">
            <text:p>0.033050390773279</text:p>
          </table:table-cell>
          <table:table-cell office:value-type="float" office:value="0.0434211636693925" calcext:value-type="float">
            <text:p>0.043421163669393</text:p>
          </table:table-cell>
          <table:table-cell office:value-type="float" office:value="0.0290743451524864" calcext:value-type="float">
            <text:p>0.029074345152487</text:p>
          </table:table-cell>
          <table:table-cell office:value-type="float" office:value="0.0490813813966205" calcext:value-type="float">
            <text:p>0.04908138139662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2176966598153" calcext:value-type="float">
            <text:p>0.362176966598153</text:p>
          </table:table-cell>
          <table:table-cell office:value-type="float" office:value="0.435743468286324" calcext:value-type="float">
            <text:p>0.435743468286324</text:p>
          </table:table-cell>
          <table:table-cell office:value-type="float" office:value="0.368721926902363" calcext:value-type="float">
            <text:p>0.368721926902363</text:p>
          </table:table-cell>
          <table:table-cell office:value-type="float" office:value="0.425067441505367" calcext:value-type="float">
            <text:p>0.425067441505367</text:p>
          </table:table-cell>
          <table:table-cell office:value-type="float" office:value="6.2518271561549" calcext:value-type="float">
            <text:p>6.2518271561549</text:p>
          </table:table-cell>
          <table:table-cell office:value-type="float" office:value="9.03362339871871" calcext:value-type="float">
            <text:p>9.03362339871871</text:p>
          </table:table-cell>
          <table:table-cell office:value-type="float" office:value="6.77160194911738" calcext:value-type="float">
            <text:p>6.77160194911738</text:p>
          </table:table-cell>
          <table:table-cell office:value-type="float" office:value="8.23880794005728" calcext:value-type="float">
            <text:p>8.23880794005728</text:p>
          </table:table-cell>
          <table:table-cell office:value-type="float" office:value="0.226290998843733" calcext:value-type="float">
            <text:p>0.226290998843733</text:p>
          </table:table-cell>
          <table:table-cell office:value-type="float" office:value="0.239607828194926" calcext:value-type="float">
            <text:p>0.239607828194926</text:p>
          </table:table-cell>
          <table:table-cell office:value-type="float" office:value="0.231961034498582" calcext:value-type="float">
            <text:p>0.231961034498582</text:p>
          </table:table-cell>
          <table:table-cell office:value-type="float" office:value="0.230740437103615" calcext:value-type="float">
            <text:p>0.230740437103615</text:p>
          </table:table-cell>
          <table:table-cell office:value-type="float" office:value="0.029790764064626" calcext:value-type="float">
            <text:p>0.029790764064626</text:p>
          </table:table-cell>
          <table:table-cell office:value-type="float" office:value="0.0367203530507768" calcext:value-type="float">
            <text:p>0.036720353050777</text:p>
          </table:table-cell>
          <table:table-cell office:value-type="float" office:value="0.0246555175213166" calcext:value-type="float">
            <text:p>0.024655517521317</text:p>
          </table:table-cell>
          <table:table-cell office:value-type="float" office:value="0.0440558792892165" calcext:value-type="float">
            <text:p>0.044055879289217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7303793955347" calcext:value-type="float">
            <text:p>0.367303793955347</text:p>
          </table:table-cell>
          <table:table-cell office:value-type="float" office:value="0.440164339598775" calcext:value-type="float">
            <text:p>0.440164339598775</text:p>
          </table:table-cell>
          <table:table-cell office:value-type="float" office:value="0.371819354379424" calcext:value-type="float">
            <text:p>0.371819354379424</text:p>
          </table:table-cell>
          <table:table-cell office:value-type="float" office:value="0.432336164989895" calcext:value-type="float">
            <text:p>0.432336164989895</text:p>
          </table:table-cell>
          <table:table-cell office:value-type="float" office:value="6.29672080449358" calcext:value-type="float">
            <text:p>6.29672080449358</text:p>
          </table:table-cell>
          <table:table-cell office:value-type="float" office:value="9.64758836652358" calcext:value-type="float">
            <text:p>9.64758836652358</text:p>
          </table:table-cell>
          <table:table-cell office:value-type="float" office:value="6.76381287616474" calcext:value-type="float">
            <text:p>6.76381287616474</text:p>
          </table:table-cell>
          <table:table-cell office:value-type="float" office:value="8.90217709640434" calcext:value-type="float">
            <text:p>8.90217709640434</text:p>
          </table:table-cell>
          <table:table-cell office:value-type="float" office:value="0.2307893333277" calcext:value-type="float">
            <text:p>0.2307893333277</text:p>
          </table:table-cell>
          <table:table-cell office:value-type="float" office:value="0.246255287228634" calcext:value-type="float">
            <text:p>0.246255287228634</text:p>
          </table:table-cell>
          <table:table-cell office:value-type="float" office:value="0.2351281398006" calcext:value-type="float">
            <text:p>0.2351281398006</text:p>
          </table:table-cell>
          <table:table-cell office:value-type="float" office:value="0.239218712982906" calcext:value-type="float">
            <text:p>0.239218712982906</text:p>
          </table:table-cell>
          <table:table-cell office:value-type="float" office:value="0.0303689675622654" calcext:value-type="float">
            <text:p>0.030368967562266</text:p>
          </table:table-cell>
          <table:table-cell office:value-type="float" office:value="0.0393504657293069" calcext:value-type="float">
            <text:p>0.039350465729307</text:p>
          </table:table-cell>
          <table:table-cell office:value-type="float" office:value="0.0255229733028006" calcext:value-type="float">
            <text:p>0.025522973302801</text:p>
          </table:table-cell>
          <table:table-cell office:value-type="float" office:value="0.0464651728753786" calcext:value-type="float">
            <text:p>0.046465172875379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5111648110181" calcext:value-type="float">
            <text:p>0.375111648110181</text:p>
          </table:table-cell>
          <table:table-cell office:value-type="float" office:value="0.449137058018584" calcext:value-type="float">
            <text:p>0.449137058018584</text:p>
          </table:table-cell>
          <table:table-cell office:value-type="float" office:value="0.380078400023778" calcext:value-type="float">
            <text:p>0.380078400023778</text:p>
          </table:table-cell>
          <table:table-cell office:value-type="float" office:value="0.440892396137891" calcext:value-type="float">
            <text:p>0.440892396137891</text:p>
          </table:table-cell>
          <table:table-cell office:value-type="float" office:value="6.4269843673702" calcext:value-type="float">
            <text:p>6.4269843673702</text:p>
          </table:table-cell>
          <table:table-cell office:value-type="float" office:value="9.64555755524148" calcext:value-type="float">
            <text:p>9.64555755524148</text:p>
          </table:table-cell>
          <table:table-cell office:value-type="float" office:value="7.26643063614166" calcext:value-type="float">
            <text:p>7.26643063614166</text:p>
          </table:table-cell>
          <table:table-cell office:value-type="float" office:value="8.85029182582136" calcext:value-type="float">
            <text:p>8.85029182582136</text:p>
          </table:table-cell>
          <table:table-cell office:value-type="float" office:value="0.237624692156756" calcext:value-type="float">
            <text:p>0.237624692156756</text:p>
          </table:table-cell>
          <table:table-cell office:value-type="float" office:value="0.255612262336744" calcext:value-type="float">
            <text:p>0.255612262336744</text:p>
          </table:table-cell>
          <table:table-cell office:value-type="float" office:value="0.242428666446303" calcext:value-type="float">
            <text:p>0.242428666446303</text:p>
          </table:table-cell>
          <table:table-cell office:value-type="float" office:value="0.247744776900078" calcext:value-type="float">
            <text:p>0.247744776900078</text:p>
          </table:table-cell>
          <table:table-cell office:value-type="float" office:value="0.0335682065715787" calcext:value-type="float">
            <text:p>0.033568206571579</text:p>
          </table:table-cell>
          <table:table-cell office:value-type="float" office:value="0.0414443425744047" calcext:value-type="float">
            <text:p>0.041444342574405</text:p>
          </table:table-cell>
          <table:table-cell office:value-type="float" office:value="0.0287472882140631" calcext:value-type="float">
            <text:p>0.028747288214063</text:p>
          </table:table-cell>
          <table:table-cell office:value-type="float" office:value="0.0485470015672772" calcext:value-type="float">
            <text:p>0.048547001567277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2220487162567" calcext:value-type="float">
            <text:p>0.372220487162567</text:p>
          </table:table-cell>
          <table:table-cell office:value-type="float" office:value="0.443355371221044" calcext:value-type="float">
            <text:p>0.443355371221044</text:p>
          </table:table-cell>
          <table:table-cell office:value-type="float" office:value="0.376612371225982" calcext:value-type="float">
            <text:p>0.376612371225982</text:p>
          </table:table-cell>
          <table:table-cell office:value-type="float" office:value="0.43694889650666" calcext:value-type="float">
            <text:p>0.43694889650666</text:p>
          </table:table-cell>
          <table:table-cell office:value-type="float" office:value="6.43196129812784" calcext:value-type="float">
            <text:p>6.43196129812784</text:p>
          </table:table-cell>
          <table:table-cell office:value-type="float" office:value="9.16461785225369" calcext:value-type="float">
            <text:p>9.16461785225369</text:p>
          </table:table-cell>
          <table:table-cell office:value-type="float" office:value="6.60903790525967" calcext:value-type="float">
            <text:p>6.60903790525967</text:p>
          </table:table-cell>
          <table:table-cell office:value-type="float" office:value="8.64445811929449" calcext:value-type="float">
            <text:p>8.64445811929449</text:p>
          </table:table-cell>
          <table:table-cell office:value-type="float" office:value="0.237092126888694" calcext:value-type="float">
            <text:p>0.237092126888694</text:p>
          </table:table-cell>
          <table:table-cell office:value-type="float" office:value="0.250355580145335" calcext:value-type="float">
            <text:p>0.250355580145335</text:p>
          </table:table-cell>
          <table:table-cell office:value-type="float" office:value="0.241048144269799" calcext:value-type="float">
            <text:p>0.241048144269799</text:p>
          </table:table-cell>
          <table:table-cell office:value-type="float" office:value="0.243925276312423" calcext:value-type="float">
            <text:p>0.243925276312423</text:p>
          </table:table-cell>
          <table:table-cell office:value-type="float" office:value="0.0321755579995692" calcext:value-type="float">
            <text:p>0.032175557999569</text:p>
          </table:table-cell>
          <table:table-cell office:value-type="float" office:value="0.0407693535853949" calcext:value-type="float">
            <text:p>0.040769353585395</text:p>
          </table:table-cell>
          <table:table-cell office:value-type="float" office:value="0.0290662281090774" calcext:value-type="float">
            <text:p>0.029066228109077</text:p>
          </table:table-cell>
          <table:table-cell office:value-type="float" office:value="0.0453395097555816" calcext:value-type="float">
            <text:p>0.045339509755582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545022142804" calcext:value-type="float">
            <text:p>0.36545022142804</text:p>
          </table:table-cell>
          <table:table-cell office:value-type="float" office:value="0.433100501317932" calcext:value-type="float">
            <text:p>0.433100501317932</text:p>
          </table:table-cell>
          <table:table-cell office:value-type="float" office:value="0.370779446640174" calcext:value-type="float">
            <text:p>0.370779446640174</text:p>
          </table:table-cell>
          <table:table-cell office:value-type="float" office:value="0.424152771655697" calcext:value-type="float">
            <text:p>0.424152771655697</text:p>
          </table:table-cell>
          <table:table-cell office:value-type="float" office:value="6.46673774294745" calcext:value-type="float">
            <text:p>6.46673774294745</text:p>
          </table:table-cell>
          <table:table-cell office:value-type="float" office:value="9.1722935884117" calcext:value-type="float">
            <text:p>9.1722935884117</text:p>
          </table:table-cell>
          <table:table-cell office:value-type="float" office:value="6.91810689058857" calcext:value-type="float">
            <text:p>6.91810689058857</text:p>
          </table:table-cell>
          <table:table-cell office:value-type="float" office:value="8.50564084555173" calcext:value-type="float">
            <text:p>8.50564084555173</text:p>
          </table:table-cell>
          <table:table-cell office:value-type="float" office:value="0.232089649293723" calcext:value-type="float">
            <text:p>0.232089649293723</text:p>
          </table:table-cell>
          <table:table-cell office:value-type="float" office:value="0.240998366895123" calcext:value-type="float">
            <text:p>0.240998366895123</text:p>
          </table:table-cell>
          <table:table-cell office:value-type="float" office:value="0.237078437988539" calcext:value-type="float">
            <text:p>0.237078437988539</text:p>
          </table:table-cell>
          <table:table-cell office:value-type="float" office:value="0.233160156448822" calcext:value-type="float">
            <text:p>0.233160156448822</text:p>
          </table:table-cell>
          <table:table-cell office:value-type="float" office:value="0.0311547035015075" calcext:value-type="float">
            <text:p>0.031154703501508</text:p>
          </table:table-cell>
          <table:table-cell office:value-type="float" office:value="0.0411300877335942" calcext:value-type="float">
            <text:p>0.041130087733594</text:p>
          </table:table-cell>
          <table:table-cell office:value-type="float" office:value="0.030439081608403" calcext:value-type="float">
            <text:p>0.030439081608403</text:p>
          </table:table-cell>
          <table:table-cell office:value-type="float" office:value="0.0418926371911779" calcext:value-type="float">
            <text:p>0.04189263719117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5701031656563" calcext:value-type="float">
            <text:p>0.365701031656563</text:p>
          </table:table-cell>
          <table:table-cell office:value-type="float" office:value="0.435528651397301" calcext:value-type="float">
            <text:p>0.435528651397301</text:p>
          </table:table-cell>
          <table:table-cell office:value-type="float" office:value="0.370257176585554" calcext:value-type="float">
            <text:p>0.370257176585554</text:p>
          </table:table-cell>
          <table:table-cell office:value-type="float" office:value="0.427749967517446" calcext:value-type="float">
            <text:p>0.427749967517446</text:p>
          </table:table-cell>
          <table:table-cell office:value-type="float" office:value="6.51076492272134" calcext:value-type="float">
            <text:p>6.51076492272134</text:p>
          </table:table-cell>
          <table:table-cell office:value-type="float" office:value="8.96506982530785" calcext:value-type="float">
            <text:p>8.96506982530785</text:p>
          </table:table-cell>
          <table:table-cell office:value-type="float" office:value="6.70059336096743" calcext:value-type="float">
            <text:p>6.70059336096743</text:p>
          </table:table-cell>
          <table:table-cell office:value-type="float" office:value="8.75328699602126" calcext:value-type="float">
            <text:p>8.75328699602126</text:p>
          </table:table-cell>
          <table:table-cell office:value-type="float" office:value="0.237195443375984" calcext:value-type="float">
            <text:p>0.237195443375984</text:p>
          </table:table-cell>
          <table:table-cell office:value-type="float" office:value="0.24933801974451" calcext:value-type="float">
            <text:p>0.24933801974451</text:p>
          </table:table-cell>
          <table:table-cell office:value-type="float" office:value="0.241359073503725" calcext:value-type="float">
            <text:p>0.241359073503725</text:p>
          </table:table-cell>
          <table:table-cell office:value-type="float" office:value="0.242563118838663" calcext:value-type="float">
            <text:p>0.242563118838663</text:p>
          </table:table-cell>
          <table:table-cell office:value-type="float" office:value="0.028134159506329" calcext:value-type="float">
            <text:p>0.028134159506329</text:p>
          </table:table-cell>
          <table:table-cell office:value-type="float" office:value="0.0328187109105472" calcext:value-type="float">
            <text:p>0.032818710910547</text:p>
          </table:table-cell>
          <table:table-cell office:value-type="float" office:value="0.0249527684959238" calcext:value-type="float">
            <text:p>0.024952768495924</text:p>
          </table:table-cell>
          <table:table-cell office:value-type="float" office:value="0.0376192462106632" calcext:value-type="float">
            <text:p>0.037619246210663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451647670675" calcext:value-type="float">
            <text:p>0.36451647670675</text:p>
          </table:table-cell>
          <table:table-cell office:value-type="float" office:value="0.428920995004965" calcext:value-type="float">
            <text:p>0.428920995004965</text:p>
          </table:table-cell>
          <table:table-cell office:value-type="float" office:value="0.367752332972909" calcext:value-type="float">
            <text:p>0.367752332972909</text:p>
          </table:table-cell>
          <table:table-cell office:value-type="float" office:value="0.423086384257697" calcext:value-type="float">
            <text:p>0.423086384257697</text:p>
          </table:table-cell>
          <table:table-cell office:value-type="float" office:value="6.47250416414387" calcext:value-type="float">
            <text:p>6.47250416414387</text:p>
          </table:table-cell>
          <table:table-cell office:value-type="float" office:value="8.90291479121958" calcext:value-type="float">
            <text:p>8.90291479121958</text:p>
          </table:table-cell>
          <table:table-cell office:value-type="float" office:value="6.61778370136175" calcext:value-type="float">
            <text:p>6.61778370136175</text:p>
          </table:table-cell>
          <table:table-cell office:value-type="float" office:value="8.88349712377143" calcext:value-type="float">
            <text:p>8.88349712377143</text:p>
          </table:table-cell>
          <table:table-cell office:value-type="float" office:value="0.237566450105693" calcext:value-type="float">
            <text:p>0.237566450105693</text:p>
          </table:table-cell>
          <table:table-cell office:value-type="float" office:value="0.251046760739277" calcext:value-type="float">
            <text:p>0.251046760739277</text:p>
          </table:table-cell>
          <table:table-cell office:value-type="float" office:value="0.241836950061106" calcext:value-type="float">
            <text:p>0.241836950061106</text:p>
          </table:table-cell>
          <table:table-cell office:value-type="float" office:value="0.244147300781237" calcext:value-type="float">
            <text:p>0.244147300781237</text:p>
          </table:table-cell>
          <table:table-cell office:value-type="float" office:value="0.0282191409833959" calcext:value-type="float">
            <text:p>0.028219140983396</text:p>
          </table:table-cell>
          <table:table-cell office:value-type="float" office:value="0.0326179761833155" calcext:value-type="float">
            <text:p>0.032617976183316</text:p>
          </table:table-cell>
          <table:table-cell office:value-type="float" office:value="0.0234021550776408" calcext:value-type="float">
            <text:p>0.023402155077641</text:p>
          </table:table-cell>
          <table:table-cell office:value-type="float" office:value="0.0398663201970749" calcext:value-type="float">
            <text:p>0.039866320197075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1651300811747" calcext:value-type="float">
            <text:p>0.361651300811747</text:p>
          </table:table-cell>
          <table:table-cell office:value-type="float" office:value="0.428191437533136" calcext:value-type="float">
            <text:p>0.428191437533136</text:p>
          </table:table-cell>
          <table:table-cell office:value-type="float" office:value="0.364441582189912" calcext:value-type="float">
            <text:p>0.364441582189912</text:p>
          </table:table-cell>
          <table:table-cell office:value-type="float" office:value="0.422919433307235" calcext:value-type="float">
            <text:p>0.422919433307235</text:p>
          </table:table-cell>
          <table:table-cell office:value-type="float" office:value="6.04207237752139" calcext:value-type="float">
            <text:p>6.04207237752139</text:p>
          </table:table-cell>
          <table:table-cell office:value-type="float" office:value="8.75106575068148" calcext:value-type="float">
            <text:p>8.75106575068148</text:p>
          </table:table-cell>
          <table:table-cell office:value-type="float" office:value="6.4126814434124" calcext:value-type="float">
            <text:p>6.4126814434124</text:p>
          </table:table-cell>
          <table:table-cell office:value-type="float" office:value="8.61346755885168" calcext:value-type="float">
            <text:p>8.61346755885168</text:p>
          </table:table-cell>
          <table:table-cell office:value-type="float" office:value="0.226459425652299" calcext:value-type="float">
            <text:p>0.226459425652299</text:p>
          </table:table-cell>
          <table:table-cell office:value-type="float" office:value="0.227366060450791" calcext:value-type="float">
            <text:p>0.227366060450791</text:p>
          </table:table-cell>
          <table:table-cell office:value-type="float" office:value="0.23040493903899" calcext:value-type="float">
            <text:p>0.23040493903899</text:p>
          </table:table-cell>
          <table:table-cell office:value-type="float" office:value="0.221257918709075" calcext:value-type="float">
            <text:p>0.221257918709075</text:p>
          </table:table-cell>
          <table:table-cell office:value-type="float" office:value="0.0276756199514188" calcext:value-type="float">
            <text:p>0.027675619951419</text:p>
          </table:table-cell>
          <table:table-cell office:value-type="float" office:value="0.0376707166111319" calcext:value-type="float">
            <text:p>0.037670716611132</text:p>
          </table:table-cell>
          <table:table-cell office:value-type="float" office:value="0.0245574288842856" calcext:value-type="float">
            <text:p>0.024557428884286</text:p>
          </table:table-cell>
          <table:table-cell office:value-type="float" office:value="0.0422131614413327" calcext:value-type="float">
            <text:p>0.042213161441333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5494824095541" calcext:value-type="float">
            <text:p>0.355494824095541</text:p>
          </table:table-cell>
          <table:table-cell office:value-type="float" office:value="0.421881728979467" calcext:value-type="float">
            <text:p>0.421881728979467</text:p>
          </table:table-cell>
          <table:table-cell office:value-type="float" office:value="0.359446789727931" calcext:value-type="float">
            <text:p>0.359446789727931</text:p>
          </table:table-cell>
          <table:table-cell office:value-type="float" office:value="0.415258897851664" calcext:value-type="float">
            <text:p>0.415258897851664</text:p>
          </table:table-cell>
          <table:table-cell office:value-type="float" office:value="6.11668524498077" calcext:value-type="float">
            <text:p>6.11668524498077</text:p>
          </table:table-cell>
          <table:table-cell office:value-type="float" office:value="8.74769689459467" calcext:value-type="float">
            <text:p>8.74769689459467</text:p>
          </table:table-cell>
          <table:table-cell office:value-type="float" office:value="6.23787681107773" calcext:value-type="float">
            <text:p>6.23787681107773</text:p>
          </table:table-cell>
          <table:table-cell office:value-type="float" office:value="8.65805274696595" calcext:value-type="float">
            <text:p>8.65805274696595</text:p>
          </table:table-cell>
          <table:table-cell office:value-type="float" office:value="0.220292797025817" calcext:value-type="float">
            <text:p>0.220292797025817</text:p>
          </table:table-cell>
          <table:table-cell office:value-type="float" office:value="0.22546156360198" calcext:value-type="float">
            <text:p>0.22546156360198</text:p>
          </table:table-cell>
          <table:table-cell office:value-type="float" office:value="0.22515444096616" calcext:value-type="float">
            <text:p>0.22515444096616</text:p>
          </table:table-cell>
          <table:table-cell office:value-type="float" office:value="0.2178589837317" calcext:value-type="float">
            <text:p>0.2178589837317</text:p>
          </table:table-cell>
          <table:table-cell office:value-type="float" office:value="0.0316797485374571" calcext:value-type="float">
            <text:p>0.031679748537457</text:p>
          </table:table-cell>
          <table:table-cell office:value-type="float" office:value="0.0371621945209214" calcext:value-type="float">
            <text:p>0.037162194520921</text:p>
          </table:table-cell>
          <table:table-cell office:value-type="float" office:value="0.028386555135788" calcext:value-type="float">
            <text:p>0.028386555135788</text:p>
          </table:table-cell>
          <table:table-cell office:value-type="float" office:value="0.0420131276491117" calcext:value-type="float">
            <text:p>0.042013127649112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4999969196725" calcext:value-type="float">
            <text:p>0.364999969196725</text:p>
          </table:table-cell>
          <table:table-cell office:value-type="float" office:value="0.432440184794033" calcext:value-type="float">
            <text:p>0.432440184794033</text:p>
          </table:table-cell>
          <table:table-cell office:value-type="float" office:value="0.369566817006468" calcext:value-type="float">
            <text:p>0.369566817006468</text:p>
          </table:table-cell>
          <table:table-cell office:value-type="float" office:value="0.424928492125138" calcext:value-type="float">
            <text:p>0.424928492125138</text:p>
          </table:table-cell>
          <table:table-cell office:value-type="float" office:value="6.5540974993612" calcext:value-type="float">
            <text:p>6.5540974993612</text:p>
          </table:table-cell>
          <table:table-cell office:value-type="float" office:value="8.87624145813791" calcext:value-type="float">
            <text:p>8.87624145813791</text:p>
          </table:table-cell>
          <table:table-cell office:value-type="float" office:value="6.99984482734713" calcext:value-type="float">
            <text:p>6.99984482734713</text:p>
          </table:table-cell>
          <table:table-cell office:value-type="float" office:value="8.24236783797729" calcext:value-type="float">
            <text:p>8.24236783797729</text:p>
          </table:table-cell>
          <table:table-cell office:value-type="float" office:value="0.230080478178197" calcext:value-type="float">
            <text:p>0.230080478178197</text:p>
          </table:table-cell>
          <table:table-cell office:value-type="float" office:value="0.236392501182928" calcext:value-type="float">
            <text:p>0.236392501182928</text:p>
          </table:table-cell>
          <table:table-cell office:value-type="float" office:value="0.234044685890209" calcext:value-type="float">
            <text:p>0.234044685890209</text:p>
          </table:table-cell>
          <table:table-cell office:value-type="float" office:value="0.230128089964565" calcext:value-type="float">
            <text:p>0.230128089964565</text:p>
          </table:table-cell>
          <table:table-cell office:value-type="float" office:value="0.0293692370368002" calcext:value-type="float">
            <text:p>0.0293692370368</text:p>
          </table:table-cell>
          <table:table-cell office:value-type="float" office:value="0.0359872780593555" calcext:value-type="float">
            <text:p>0.035987278059356</text:p>
          </table:table-cell>
          <table:table-cell office:value-type="float" office:value="0.0255327247669011" calcext:value-type="float">
            <text:p>0.025532724766901</text:p>
          </table:table-cell>
          <table:table-cell office:value-type="float" office:value="0.0417156982998404" calcext:value-type="float">
            <text:p>0.04171569829984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9736232390352" calcext:value-type="float">
            <text:p>0.369736232390352</text:p>
          </table:table-cell>
          <table:table-cell office:value-type="float" office:value="0.439028463927059" calcext:value-type="float">
            <text:p>0.439028463927059</text:p>
          </table:table-cell>
          <table:table-cell office:value-type="float" office:value="0.373054510846154" calcext:value-type="float">
            <text:p>0.373054510846154</text:p>
          </table:table-cell>
          <table:table-cell office:value-type="float" office:value="0.434940295708887" calcext:value-type="float">
            <text:p>0.434940295708887</text:p>
          </table:table-cell>
          <table:table-cell office:value-type="float" office:value="6.52108470519761" calcext:value-type="float">
            <text:p>6.52108470519761</text:p>
          </table:table-cell>
          <table:table-cell office:value-type="float" office:value="8.74008816659808" calcext:value-type="float">
            <text:p>8.74008816659808</text:p>
          </table:table-cell>
          <table:table-cell office:value-type="float" office:value="6.83667202433288" calcext:value-type="float">
            <text:p>6.83667202433288</text:p>
          </table:table-cell>
          <table:table-cell office:value-type="float" office:value="8.56883196104793" calcext:value-type="float">
            <text:p>8.56883196104793</text:p>
          </table:table-cell>
          <table:table-cell office:value-type="float" office:value="0.233541014934055" calcext:value-type="float">
            <text:p>0.233541014934055</text:p>
          </table:table-cell>
          <table:table-cell office:value-type="float" office:value="0.241785557457208" calcext:value-type="float">
            <text:p>0.241785557457208</text:p>
          </table:table-cell>
          <table:table-cell office:value-type="float" office:value="0.237019005594783" calcext:value-type="float">
            <text:p>0.237019005594783</text:p>
          </table:table-cell>
          <table:table-cell office:value-type="float" office:value="0.236140291417564" calcext:value-type="float">
            <text:p>0.236140291417564</text:p>
          </table:table-cell>
          <table:table-cell office:value-type="float" office:value="0.0283882718235561" calcext:value-type="float">
            <text:p>0.028388271823556</text:p>
          </table:table-cell>
          <table:table-cell office:value-type="float" office:value="0.039527222925105" calcext:value-type="float">
            <text:p>0.039527222925105</text:p>
          </table:table-cell>
          <table:table-cell office:value-type="float" office:value="0.0261688305302976" calcext:value-type="float">
            <text:p>0.026168830530298</text:p>
          </table:table-cell>
          <table:table-cell office:value-type="float" office:value="0.0427478158972607" calcext:value-type="float">
            <text:p>0.042747815897261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9933336966246" calcext:value-type="float">
            <text:p>0.369933336966246</text:p>
          </table:table-cell>
          <table:table-cell office:value-type="float" office:value="0.443920797649174" calcext:value-type="float">
            <text:p>0.443920797649174</text:p>
          </table:table-cell>
          <table:table-cell office:value-type="float" office:value="0.372585159788841" calcext:value-type="float">
            <text:p>0.372585159788841</text:p>
          </table:table-cell>
          <table:table-cell office:value-type="float" office:value="0.440137328276795" calcext:value-type="float">
            <text:p>0.440137328276795</text:p>
          </table:table-cell>
          <table:table-cell office:value-type="float" office:value="6.59820801312911" calcext:value-type="float">
            <text:p>6.59820801312911</text:p>
          </table:table-cell>
          <table:table-cell office:value-type="float" office:value="8.92913930458982" calcext:value-type="float">
            <text:p>8.92913930458982</text:p>
          </table:table-cell>
          <table:table-cell office:value-type="float" office:value="6.94908078969886" calcext:value-type="float">
            <text:p>6.94908078969886</text:p>
          </table:table-cell>
          <table:table-cell office:value-type="float" office:value="8.40392764213781" calcext:value-type="float">
            <text:p>8.40392764213781</text:p>
          </table:table-cell>
          <table:table-cell office:value-type="float" office:value="0.240402199229071" calcext:value-type="float">
            <text:p>0.240402199229071</text:p>
          </table:table-cell>
          <table:table-cell office:value-type="float" office:value="0.262748730783517" calcext:value-type="float">
            <text:p>0.262748730783517</text:p>
          </table:table-cell>
          <table:table-cell office:value-type="float" office:value="0.244506190440914" calcext:value-type="float">
            <text:p>0.244506190440914</text:p>
          </table:table-cell>
          <table:table-cell office:value-type="float" office:value="0.255632992373009" calcext:value-type="float">
            <text:p>0.255632992373009</text:p>
          </table:table-cell>
          <table:table-cell office:value-type="float" office:value="0.0311737043688941" calcext:value-type="float">
            <text:p>0.031173704368894</text:p>
          </table:table-cell>
          <table:table-cell office:value-type="float" office:value="0.0428557897005732" calcext:value-type="float">
            <text:p>0.042855789700573</text:p>
          </table:table-cell>
          <table:table-cell office:value-type="float" office:value="0.0275139441426904" calcext:value-type="float">
            <text:p>0.02751394414269</text:p>
          </table:table-cell>
          <table:table-cell office:value-type="float" office:value="0.0483520249264155" calcext:value-type="float">
            <text:p>0.048352024926416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2461972573634" calcext:value-type="float">
            <text:p>0.372461972573634</text:p>
          </table:table-cell>
          <table:table-cell office:value-type="float" office:value="0.449285880067841" calcext:value-type="float">
            <text:p>0.449285880067841</text:p>
          </table:table-cell>
          <table:table-cell office:value-type="float" office:value="0.377123902738294" calcext:value-type="float">
            <text:p>0.377123902738294</text:p>
          </table:table-cell>
          <table:table-cell office:value-type="float" office:value="0.442004943920675" calcext:value-type="float">
            <text:p>0.442004943920675</text:p>
          </table:table-cell>
          <table:table-cell office:value-type="float" office:value="6.78079256303706" calcext:value-type="float">
            <text:p>6.78079256303706</text:p>
          </table:table-cell>
          <table:table-cell office:value-type="float" office:value="9.72122225012302" calcext:value-type="float">
            <text:p>9.72122225012302</text:p>
          </table:table-cell>
          <table:table-cell office:value-type="float" office:value="7.16388758517061" calcext:value-type="float">
            <text:p>7.16388758517061</text:p>
          </table:table-cell>
          <table:table-cell office:value-type="float" office:value="8.80366487500341" calcext:value-type="float">
            <text:p>8.80366487500341</text:p>
          </table:table-cell>
          <table:table-cell office:value-type="float" office:value="0.24004028129505" calcext:value-type="float">
            <text:p>0.24004028129505</text:p>
          </table:table-cell>
          <table:table-cell office:value-type="float" office:value="0.258489064905601" calcext:value-type="float">
            <text:p>0.258489064905601</text:p>
          </table:table-cell>
          <table:table-cell office:value-type="float" office:value="0.244575146437685" calcext:value-type="float">
            <text:p>0.244575146437685</text:p>
          </table:table-cell>
          <table:table-cell office:value-type="float" office:value="0.250888125384367" calcext:value-type="float">
            <text:p>0.250888125384367</text:p>
          </table:table-cell>
          <table:table-cell office:value-type="float" office:value="0.037344072097427" calcext:value-type="float">
            <text:p>0.037344072097427</text:p>
          </table:table-cell>
          <table:table-cell office:value-type="float" office:value="0.0517044873368369" calcext:value-type="float">
            <text:p>0.051704487336837</text:p>
          </table:table-cell>
          <table:table-cell office:value-type="float" office:value="0.033824778364032" calcext:value-type="float">
            <text:p>0.033824778364032</text:p>
          </table:table-cell>
          <table:table-cell office:value-type="float" office:value="0.0567666678247902" calcext:value-type="float">
            <text:p>0.05676666782479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68924139834758" calcext:value-type="float">
            <text:p>0.368924139834758</text:p>
          </table:table-cell>
          <table:table-cell office:value-type="float" office:value="0.441713002797842" calcext:value-type="float">
            <text:p>0.441713002797842</text:p>
          </table:table-cell>
          <table:table-cell office:value-type="float" office:value="0.372942335039089" calcext:value-type="float">
            <text:p>0.372942335039089</text:p>
          </table:table-cell>
          <table:table-cell office:value-type="float" office:value="0.435591235097579" calcext:value-type="float">
            <text:p>0.435591235097579</text:p>
          </table:table-cell>
          <table:table-cell office:value-type="float" office:value="6.44986440920907" calcext:value-type="float">
            <text:p>6.44986440920907</text:p>
          </table:table-cell>
          <table:table-cell office:value-type="float" office:value="9.12784635475897" calcext:value-type="float">
            <text:p>9.12784635475897</text:p>
          </table:table-cell>
          <table:table-cell office:value-type="float" office:value="6.67802182709508" calcext:value-type="float">
            <text:p>6.67802182709508</text:p>
          </table:table-cell>
          <table:table-cell office:value-type="float" office:value="8.42271782867633" calcext:value-type="float">
            <text:p>8.42271782867633</text:p>
          </table:table-cell>
          <table:table-cell office:value-type="float" office:value="0.239195647459581" calcext:value-type="float">
            <text:p>0.239195647459581</text:p>
          </table:table-cell>
          <table:table-cell office:value-type="float" office:value="0.258319418005923" calcext:value-type="float">
            <text:p>0.258319418005923</text:p>
          </table:table-cell>
          <table:table-cell office:value-type="float" office:value="0.243069470288976" calcext:value-type="float">
            <text:p>0.243069470288976</text:p>
          </table:table-cell>
          <table:table-cell office:value-type="float" office:value="0.251678012990736" calcext:value-type="float">
            <text:p>0.251678012990736</text:p>
          </table:table-cell>
          <table:table-cell office:value-type="float" office:value="0.0304208905514212" calcext:value-type="float">
            <text:p>0.030420890551421</text:p>
          </table:table-cell>
          <table:table-cell office:value-type="float" office:value="0.0454581124285272" calcext:value-type="float">
            <text:p>0.045458112428527</text:p>
          </table:table-cell>
          <table:table-cell office:value-type="float" office:value="0.0297098331706338" calcext:value-type="float">
            <text:p>0.029709833170634</text:p>
          </table:table-cell>
          <table:table-cell office:value-type="float" office:value="0.0462048258175706" calcext:value-type="float">
            <text:p>0.046204825817571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0736781071016" calcext:value-type="float">
            <text:p>0.370736781071016</text:p>
          </table:table-cell>
          <table:table-cell office:value-type="float" office:value="0.438585088939497" calcext:value-type="float">
            <text:p>0.438585088939497</text:p>
          </table:table-cell>
          <table:table-cell office:value-type="float" office:value="0.374337071525189" calcext:value-type="float">
            <text:p>0.374337071525189</text:p>
          </table:table-cell>
          <table:table-cell office:value-type="float" office:value="0.43435264320906" calcext:value-type="float">
            <text:p>0.43435264320906</text:p>
          </table:table-cell>
          <table:table-cell office:value-type="float" office:value="6.41999852056315" calcext:value-type="float">
            <text:p>6.41999852056315</text:p>
          </table:table-cell>
          <table:table-cell office:value-type="float" office:value="8.96159114646636" calcext:value-type="float">
            <text:p>8.96159114646636</text:p>
          </table:table-cell>
          <table:table-cell office:value-type="float" office:value="6.74441104623021" calcext:value-type="float">
            <text:p>6.74441104623021</text:p>
          </table:table-cell>
          <table:table-cell office:value-type="float" office:value="8.99539811182775" calcext:value-type="float">
            <text:p>8.99539811182775</text:p>
          </table:table-cell>
          <table:table-cell office:value-type="float" office:value="0.242862481205682" calcext:value-type="float">
            <text:p>0.242862481205682</text:p>
          </table:table-cell>
          <table:table-cell office:value-type="float" office:value="0.259232662049541" calcext:value-type="float">
            <text:p>0.259232662049541</text:p>
          </table:table-cell>
          <table:table-cell office:value-type="float" office:value="0.246337955080229" calcext:value-type="float">
            <text:p>0.246337955080229</text:p>
          </table:table-cell>
          <table:table-cell office:value-type="float" office:value="0.253312452781668" calcext:value-type="float">
            <text:p>0.253312452781668</text:p>
          </table:table-cell>
          <table:table-cell office:value-type="float" office:value="0.0257755094368602" calcext:value-type="float">
            <text:p>0.02577550943686</text:p>
          </table:table-cell>
          <table:table-cell office:value-type="float" office:value="0.0352739295067822" calcext:value-type="float">
            <text:p>0.035273929506782</text:p>
          </table:table-cell>
          <table:table-cell office:value-type="float" office:value="0.0233779737654644" calcext:value-type="float">
            <text:p>0.023377973765465</text:p>
          </table:table-cell>
          <table:table-cell office:value-type="float" office:value="0.0388883898348347" calcext:value-type="float">
            <text:p>0.038888389834835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66702698302799" calcext:value-type="float">
            <text:p>0.366702698302799</text:p>
          </table:table-cell>
          <table:table-cell office:value-type="float" office:value="0.436260165568084" calcext:value-type="float">
            <text:p>0.436260165568084</text:p>
          </table:table-cell>
          <table:table-cell office:value-type="float" office:value="0.369777907236227" calcext:value-type="float">
            <text:p>0.369777907236227</text:p>
          </table:table-cell>
          <table:table-cell office:value-type="float" office:value="0.433270973530752" calcext:value-type="float">
            <text:p>0.433270973530752</text:p>
          </table:table-cell>
          <table:table-cell office:value-type="float" office:value="6.40188115498031" calcext:value-type="float">
            <text:p>6.40188115498031</text:p>
          </table:table-cell>
          <table:table-cell office:value-type="float" office:value="9.17580530760018" calcext:value-type="float">
            <text:p>9.17580530760018</text:p>
          </table:table-cell>
          <table:table-cell office:value-type="float" office:value="6.59286005833697" calcext:value-type="float">
            <text:p>6.59286005833697</text:p>
          </table:table-cell>
          <table:table-cell office:value-type="float" office:value="9.2013726721341" calcext:value-type="float">
            <text:p>9.2013726721341</text:p>
          </table:table-cell>
          <table:table-cell office:value-type="float" office:value="0.24422549510868" calcext:value-type="float">
            <text:p>0.24422549510868</text:p>
          </table:table-cell>
          <table:table-cell office:value-type="float" office:value="0.265749825856968" calcext:value-type="float">
            <text:p>0.265749825856968</text:p>
          </table:table-cell>
          <table:table-cell office:value-type="float" office:value="0.24749838094574" calcext:value-type="float">
            <text:p>0.24749838094574</text:p>
          </table:table-cell>
          <table:table-cell office:value-type="float" office:value="0.259999004471637" calcext:value-type="float">
            <text:p>0.259999004471637</text:p>
          </table:table-cell>
          <table:table-cell office:value-type="float" office:value="0.029287637545403" calcext:value-type="float">
            <text:p>0.029287637545403</text:p>
          </table:table-cell>
          <table:table-cell office:value-type="float" office:value="0.0458046039622976" calcext:value-type="float">
            <text:p>0.045804603962298</text:p>
          </table:table-cell>
          <table:table-cell office:value-type="float" office:value="0.0284324662995384" calcext:value-type="float">
            <text:p>0.028432466299538</text:p>
          </table:table-cell>
          <table:table-cell office:value-type="float" office:value="0.0468336621972325" calcext:value-type="float">
            <text:p>0.046833662197233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1053238781777" calcext:value-type="float">
            <text:p>0.371053238781777</text:p>
          </table:table-cell>
          <table:table-cell office:value-type="float" office:value="0.441168256775916" calcext:value-type="float">
            <text:p>0.441168256775916</text:p>
          </table:table-cell>
          <table:table-cell office:value-type="float" office:value="0.375228103767718" calcext:value-type="float">
            <text:p>0.375228103767718</text:p>
          </table:table-cell>
          <table:table-cell office:value-type="float" office:value="0.439419474846523" calcext:value-type="float">
            <text:p>0.439419474846523</text:p>
          </table:table-cell>
          <table:table-cell office:value-type="float" office:value="6.5826874544275" calcext:value-type="float">
            <text:p>6.5826874544275</text:p>
          </table:table-cell>
          <table:table-cell office:value-type="float" office:value="9.64857104711689" calcext:value-type="float">
            <text:p>9.64857104711689</text:p>
          </table:table-cell>
          <table:table-cell office:value-type="float" office:value="6.76914605556972" calcext:value-type="float">
            <text:p>6.76914605556972</text:p>
          </table:table-cell>
          <table:table-cell office:value-type="float" office:value="9.8886616801592" calcext:value-type="float">
            <text:p>9.8886616801592</text:p>
          </table:table-cell>
          <table:table-cell office:value-type="float" office:value="0.249536429587542" calcext:value-type="float">
            <text:p>0.249536429587542</text:p>
          </table:table-cell>
          <table:table-cell office:value-type="float" office:value="0.273175712047056" calcext:value-type="float">
            <text:p>0.273175712047056</text:p>
          </table:table-cell>
          <table:table-cell office:value-type="float" office:value="0.253725855620117" calcext:value-type="float">
            <text:p>0.253725855620117</text:p>
          </table:table-cell>
          <table:table-cell office:value-type="float" office:value="0.26569074503289" calcext:value-type="float">
            <text:p>0.26569074503289</text:p>
          </table:table-cell>
          <table:table-cell office:value-type="float" office:value="0.029099632563246" calcext:value-type="float">
            <text:p>0.029099632563246</text:p>
          </table:table-cell>
          <table:table-cell office:value-type="float" office:value="0.0431852343144244" calcext:value-type="float">
            <text:p>0.043185234314425</text:p>
          </table:table-cell>
          <table:table-cell office:value-type="float" office:value="0.0280223303704262" calcext:value-type="float">
            <text:p>0.028022330370426</text:p>
          </table:table-cell>
          <table:table-cell office:value-type="float" office:value="0.0445648987926673" calcext:value-type="float">
            <text:p>0.044564898792667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65990546403604" calcext:value-type="float">
            <text:p>0.365990546403604</text:p>
          </table:table-cell>
          <table:table-cell office:value-type="float" office:value="0.439152909299531" calcext:value-type="float">
            <text:p>0.439152909299531</text:p>
          </table:table-cell>
          <table:table-cell office:value-type="float" office:value="0.368725114580623" calcext:value-type="float">
            <text:p>0.368725114580623</text:p>
          </table:table-cell>
          <table:table-cell office:value-type="float" office:value="0.438346887302047" calcext:value-type="float">
            <text:p>0.438346887302047</text:p>
          </table:table-cell>
          <table:table-cell office:value-type="float" office:value="6.1438968095835" calcext:value-type="float">
            <text:p>6.1438968095835</text:p>
          </table:table-cell>
          <table:table-cell office:value-type="float" office:value="10.2708860367642" calcext:value-type="float">
            <text:p>10.2708860367642</text:p>
          </table:table-cell>
          <table:table-cell office:value-type="float" office:value="6.41024174701415" calcext:value-type="float">
            <text:p>6.41024174701415</text:p>
          </table:table-cell>
          <table:table-cell office:value-type="float" office:value="10.5087275574092" calcext:value-type="float">
            <text:p>10.5087275574092</text:p>
          </table:table-cell>
          <table:table-cell office:value-type="float" office:value="0.251358143358912" calcext:value-type="float">
            <text:p>0.251358143358912</text:p>
          </table:table-cell>
          <table:table-cell office:value-type="float" office:value="0.272840860185613" calcext:value-type="float">
            <text:p>0.272840860185613</text:p>
          </table:table-cell>
          <table:table-cell office:value-type="float" office:value="0.254233201201802" calcext:value-type="float">
            <text:p>0.254233201201802</text:p>
          </table:table-cell>
          <table:table-cell office:value-type="float" office:value="0.267541685638307" calcext:value-type="float">
            <text:p>0.267541685638307</text:p>
          </table:table-cell>
          <table:table-cell office:value-type="float" office:value="0.0280923499812894" calcext:value-type="float">
            <text:p>0.02809234998129</text:p>
          </table:table-cell>
          <table:table-cell office:value-type="float" office:value="0.041443228706754" calcext:value-type="float">
            <text:p>0.041443228706754</text:p>
          </table:table-cell>
          <table:table-cell office:value-type="float" office:value="0.025562751329386" calcext:value-type="float">
            <text:p>0.025562751329386</text:p>
          </table:table-cell>
          <table:table-cell office:value-type="float" office:value="0.0454890487834266" calcext:value-type="float">
            <text:p>0.04548904878342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493184324097" calcext:value-type="float">
            <text:p>0.369493184324097</text:p>
          </table:table-cell>
          <table:table-cell office:value-type="float" office:value="0.441745459937566" calcext:value-type="float">
            <text:p>0.441745459937566</text:p>
          </table:table-cell>
          <table:table-cell office:value-type="float" office:value="0.372180680533908" calcext:value-type="float">
            <text:p>0.372180680533908</text:p>
          </table:table-cell>
          <table:table-cell office:value-type="float" office:value="0.44332255032818" calcext:value-type="float">
            <text:p>0.44332255032818</text:p>
          </table:table-cell>
          <table:table-cell office:value-type="float" office:value="6.66881414824933" calcext:value-type="float">
            <text:p>6.66881414824933</text:p>
          </table:table-cell>
          <table:table-cell office:value-type="float" office:value="11.3435143067717" calcext:value-type="float">
            <text:p>11.3435143067717</text:p>
          </table:table-cell>
          <table:table-cell office:value-type="float" office:value="6.8645218217531" calcext:value-type="float">
            <text:p>6.8645218217531</text:p>
          </table:table-cell>
          <table:table-cell office:value-type="float" office:value="11.4011132076126" calcext:value-type="float">
            <text:p>11.4011132076126</text:p>
          </table:table-cell>
          <table:table-cell office:value-type="float" office:value="0.255942542305461" calcext:value-type="float">
            <text:p>0.255942542305461</text:p>
          </table:table-cell>
          <table:table-cell office:value-type="float" office:value="0.281485625425937" calcext:value-type="float">
            <text:p>0.281485625425937</text:p>
          </table:table-cell>
          <table:table-cell office:value-type="float" office:value="0.258699564918637" calcext:value-type="float">
            <text:p>0.258699564918637</text:p>
          </table:table-cell>
          <table:table-cell office:value-type="float" office:value="0.276375383781867" calcext:value-type="float">
            <text:p>0.276375383781867</text:p>
          </table:table-cell>
          <table:table-cell office:value-type="float" office:value="0.0241869033376958" calcext:value-type="float">
            <text:p>0.024186903337696</text:p>
          </table:table-cell>
          <table:table-cell office:value-type="float" office:value="0.0360899237236318" calcext:value-type="float">
            <text:p>0.036089923723632</text:p>
          </table:table-cell>
          <table:table-cell office:value-type="float" office:value="0.0220437535895479" calcext:value-type="float">
            <text:p>0.022043753589548</text:p>
          </table:table-cell>
          <table:table-cell office:value-type="float" office:value="0.0394943736635453" calcext:value-type="float">
            <text:p>0.039494373663545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69614237892296" calcext:value-type="float">
            <text:p>0.369614237892296</text:p>
          </table:table-cell>
          <table:table-cell office:value-type="float" office:value="0.443907612674462" calcext:value-type="float">
            <text:p>0.443907612674462</text:p>
          </table:table-cell>
          <table:table-cell office:value-type="float" office:value="0.372412892610729" calcext:value-type="float">
            <text:p>0.372412892610729</text:p>
          </table:table-cell>
          <table:table-cell office:value-type="float" office:value="0.443728653231838" calcext:value-type="float">
            <text:p>0.443728653231838</text:p>
          </table:table-cell>
          <table:table-cell office:value-type="float" office:value="6.31905558972243" calcext:value-type="float">
            <text:p>6.31905558972243</text:p>
          </table:table-cell>
          <table:table-cell office:value-type="float" office:value="10.7347501621797" calcext:value-type="float">
            <text:p>10.7347501621797</text:p>
          </table:table-cell>
          <table:table-cell office:value-type="float" office:value="6.45529902854136" calcext:value-type="float">
            <text:p>6.45529902854136</text:p>
          </table:table-cell>
          <table:table-cell office:value-type="float" office:value="10.8362642328686" calcext:value-type="float">
            <text:p>10.8362642328686</text:p>
          </table:table-cell>
          <table:table-cell office:value-type="float" office:value="0.255540117065787" calcext:value-type="float">
            <text:p>0.255540117065787</text:p>
          </table:table-cell>
          <table:table-cell office:value-type="float" office:value="0.282852774875587" calcext:value-type="float">
            <text:p>0.282852774875587</text:p>
          </table:table-cell>
          <table:table-cell office:value-type="float" office:value="0.258416646212743" calcext:value-type="float">
            <text:p>0.258416646212743</text:p>
          </table:table-cell>
          <table:table-cell office:value-type="float" office:value="0.27754709650852" calcext:value-type="float">
            <text:p>0.27754709650852</text:p>
          </table:table-cell>
          <table:table-cell office:value-type="float" office:value="0.0241001029954851" calcext:value-type="float">
            <text:p>0.024100102995485</text:p>
          </table:table-cell>
          <table:table-cell office:value-type="float" office:value="0.0361465926653613" calcext:value-type="float">
            <text:p>0.036146592665361</text:p>
          </table:table-cell>
          <table:table-cell office:value-type="float" office:value="0.0224819059788177" calcext:value-type="float">
            <text:p>0.022481905978818</text:p>
          </table:table-cell>
          <table:table-cell office:value-type="float" office:value="0.0386247080006246" calcext:value-type="float">
            <text:p>0.038624708000625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64881290812777" calcext:value-type="float">
            <text:p>0.364881290812777</text:p>
          </table:table-cell>
          <table:table-cell office:value-type="float" office:value="0.433465827133064" calcext:value-type="float">
            <text:p>0.433465827133064</text:p>
          </table:table-cell>
          <table:table-cell office:value-type="float" office:value="0.368594219842519" calcext:value-type="float">
            <text:p>0.368594219842519</text:p>
          </table:table-cell>
          <table:table-cell office:value-type="float" office:value="0.433163006779192" calcext:value-type="float">
            <text:p>0.433163006779192</text:p>
          </table:table-cell>
          <table:table-cell office:value-type="float" office:value="6.24104891075913" calcext:value-type="float">
            <text:p>6.24104891075913</text:p>
          </table:table-cell>
          <table:table-cell office:value-type="float" office:value="10.6689698297112" calcext:value-type="float">
            <text:p>10.6689698297112</text:p>
          </table:table-cell>
          <table:table-cell office:value-type="float" office:value="6.45914261121584" calcext:value-type="float">
            <text:p>6.45914261121584</text:p>
          </table:table-cell>
          <table:table-cell office:value-type="float" office:value="10.5296672724877" calcext:value-type="float">
            <text:p>10.5296672724877</text:p>
          </table:table-cell>
          <table:table-cell office:value-type="float" office:value="0.25427632986649" calcext:value-type="float">
            <text:p>0.25427632986649</text:p>
          </table:table-cell>
          <table:table-cell office:value-type="float" office:value="0.277339470730403" calcext:value-type="float">
            <text:p>0.277339470730403</text:p>
          </table:table-cell>
          <table:table-cell office:value-type="float" office:value="0.25831856724107" calcext:value-type="float">
            <text:p>0.25831856724107</text:p>
          </table:table-cell>
          <table:table-cell office:value-type="float" office:value="0.269943782480076" calcext:value-type="float">
            <text:p>0.269943782480076</text:p>
          </table:table-cell>
          <table:table-cell office:value-type="float" office:value="0.0232852634775739" calcext:value-type="float">
            <text:p>0.023285263477574</text:p>
          </table:table-cell>
          <table:table-cell office:value-type="float" office:value="0.0353953587934877" calcext:value-type="float">
            <text:p>0.035395358793488</text:p>
          </table:table-cell>
          <table:table-cell office:value-type="float" office:value="0.0220819211510836" calcext:value-type="float">
            <text:p>0.022081921151084</text:p>
          </table:table-cell>
          <table:table-cell office:value-type="float" office:value="0.0370985579137169" calcext:value-type="float">
            <text:p>0.037098557913717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68049831121896" calcext:value-type="float">
            <text:p>0.368049831121896</text:p>
          </table:table-cell>
          <table:table-cell office:value-type="float" office:value="0.442598472011127" calcext:value-type="float">
            <text:p>0.442598472011127</text:p>
          </table:table-cell>
          <table:table-cell office:value-type="float" office:value="0.370916465888041" calcext:value-type="float">
            <text:p>0.370916465888041</text:p>
          </table:table-cell>
          <table:table-cell office:value-type="float" office:value="0.442724845159801" calcext:value-type="float">
            <text:p>0.442724845159801</text:p>
          </table:table-cell>
          <table:table-cell office:value-type="float" office:value="6.49636348672048" calcext:value-type="float">
            <text:p>6.49636348672048</text:p>
          </table:table-cell>
          <table:table-cell office:value-type="float" office:value="10.9209199782196" calcext:value-type="float">
            <text:p>10.9209199782196</text:p>
          </table:table-cell>
          <table:table-cell office:value-type="float" office:value="7.07135290379876" calcext:value-type="float">
            <text:p>7.07135290379876</text:p>
          </table:table-cell>
          <table:table-cell office:value-type="float" office:value="11.0508560207577" calcext:value-type="float">
            <text:p>11.0508560207577</text:p>
          </table:table-cell>
          <table:table-cell office:value-type="float" office:value="0.251440428895231" calcext:value-type="float">
            <text:p>0.251440428895231</text:p>
          </table:table-cell>
          <table:table-cell office:value-type="float" office:value="0.274133084543264" calcext:value-type="float">
            <text:p>0.274133084543264</text:p>
          </table:table-cell>
          <table:table-cell office:value-type="float" office:value="0.25435691990835" calcext:value-type="float">
            <text:p>0.25435691990835</text:p>
          </table:table-cell>
          <table:table-cell office:value-type="float" office:value="0.268620479525367" calcext:value-type="float">
            <text:p>0.268620479525367</text:p>
          </table:table-cell>
          <table:table-cell office:value-type="float" office:value="0.0264295376956283" calcext:value-type="float">
            <text:p>0.026429537695628</text:p>
          </table:table-cell>
          <table:table-cell office:value-type="float" office:value="0.043598970837101" calcext:value-type="float">
            <text:p>0.043598970837101</text:p>
          </table:table-cell>
          <table:table-cell office:value-type="float" office:value="0.0257468677743417" calcext:value-type="float">
            <text:p>0.025746867774342</text:p>
          </table:table-cell>
          <table:table-cell office:value-type="float" office:value="0.0444442128964118" calcext:value-type="float">
            <text:p>0.044444212896412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66595040507783" calcext:value-type="float">
            <text:p>0.366595040507783</text:p>
          </table:table-cell>
          <table:table-cell office:value-type="float" office:value="0.437092087169564" calcext:value-type="float">
            <text:p>0.437092087169564</text:p>
          </table:table-cell>
          <table:table-cell office:value-type="float" office:value="0.370024740218706" calcext:value-type="float">
            <text:p>0.370024740218706</text:p>
          </table:table-cell>
          <table:table-cell office:value-type="float" office:value="0.438745958910252" calcext:value-type="float">
            <text:p>0.438745958910252</text:p>
          </table:table-cell>
          <table:table-cell office:value-type="float" office:value="6.4674221606228" calcext:value-type="float">
            <text:p>6.4674221606228</text:p>
          </table:table-cell>
          <table:table-cell office:value-type="float" office:value="11.0065241825649" calcext:value-type="float">
            <text:p>11.0065241825649</text:p>
          </table:table-cell>
          <table:table-cell office:value-type="float" office:value="6.84332300959545" calcext:value-type="float">
            <text:p>6.84332300959545</text:p>
          </table:table-cell>
          <table:table-cell office:value-type="float" office:value="11.0506575280924" calcext:value-type="float">
            <text:p>11.0506575280924</text:p>
          </table:table-cell>
          <table:table-cell office:value-type="float" office:value="0.250320439385764" calcext:value-type="float">
            <text:p>0.250320439385764</text:p>
          </table:table-cell>
          <table:table-cell office:value-type="float" office:value="0.275205820884238" calcext:value-type="float">
            <text:p>0.275205820884238</text:p>
          </table:table-cell>
          <table:table-cell office:value-type="float" office:value="0.253554642380848" calcext:value-type="float">
            <text:p>0.253554642380848</text:p>
          </table:table-cell>
          <table:table-cell office:value-type="float" office:value="0.269054102444795" calcext:value-type="float">
            <text:p>0.269054102444795</text:p>
          </table:table-cell>
          <table:table-cell office:value-type="float" office:value="0.0308371813741357" calcext:value-type="float">
            <text:p>0.030837181374136</text:p>
          </table:table-cell>
          <table:table-cell office:value-type="float" office:value="0.0448215744663636" calcext:value-type="float">
            <text:p>0.044821574466364</text:p>
          </table:table-cell>
          <table:table-cell office:value-type="float" office:value="0.0292862451972569" calcext:value-type="float">
            <text:p>0.029286245197257</text:p>
          </table:table-cell>
          <table:table-cell office:value-type="float" office:value="0.0472005701431499" calcext:value-type="float">
            <text:p>0.04720057014315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68077818892647" calcext:value-type="float">
            <text:p>0.368077818892647</text:p>
          </table:table-cell>
          <table:table-cell office:value-type="float" office:value="0.418798311181837" calcext:value-type="float">
            <text:p>0.418798311181837</text:p>
          </table:table-cell>
          <table:table-cell office:value-type="float" office:value="0.370646968620857" calcext:value-type="float">
            <text:p>0.370646968620857</text:p>
          </table:table-cell>
          <table:table-cell office:value-type="float" office:value="0.41947039722387" calcext:value-type="float">
            <text:p>0.41947039722387</text:p>
          </table:table-cell>
          <table:table-cell office:value-type="float" office:value="6.14895183933601" calcext:value-type="float">
            <text:p>6.14895183933601</text:p>
          </table:table-cell>
          <table:table-cell office:value-type="float" office:value="9.34285738319982" calcext:value-type="float">
            <text:p>9.34285738319982</text:p>
          </table:table-cell>
          <table:table-cell office:value-type="float" office:value="6.42988288194979" calcext:value-type="float">
            <text:p>6.42988288194979</text:p>
          </table:table-cell>
          <table:table-cell office:value-type="float" office:value="9.34138728355645" calcext:value-type="float">
            <text:p>9.34138728355645</text:p>
          </table:table-cell>
          <table:table-cell office:value-type="float" office:value="0.256851788038065" calcext:value-type="float">
            <text:p>0.256851788038065</text:p>
          </table:table-cell>
          <table:table-cell office:value-type="float" office:value="0.269731329876244" calcext:value-type="float">
            <text:p>0.269731329876244</text:p>
          </table:table-cell>
          <table:table-cell office:value-type="float" office:value="0.259373488855903" calcext:value-type="float">
            <text:p>0.259373488855903</text:p>
          </table:table-cell>
          <table:table-cell office:value-type="float" office:value="0.265036841874116" calcext:value-type="float">
            <text:p>0.265036841874116</text:p>
          </table:table-cell>
          <table:table-cell office:value-type="float" office:value="0.0294879230040325" calcext:value-type="float">
            <text:p>0.029487923004033</text:p>
          </table:table-cell>
          <table:table-cell office:value-type="float" office:value="0.0392595282051324" calcext:value-type="float">
            <text:p>0.039259528205133</text:p>
          </table:table-cell>
          <table:table-cell office:value-type="float" office:value="0.0271418259839705" calcext:value-type="float">
            <text:p>0.027141825983971</text:p>
          </table:table-cell>
          <table:table-cell office:value-type="float" office:value="0.0432556228174837" calcext:value-type="float">
            <text:p>0.043255622817484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2:01:08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10-21T12:03:02.994000000</dc:date>
    <meta:editing-cycles>12</meta:editing-cycles>
    <meta:editing-duration>PT2H33M31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699842841107">
                <text:p>0.455699842841107</text:p>
              </table:table-cell>
              <table:table-cell office:value-type="float" office:value="0.400870226665505">
                <text:p>0.400870226665505</text:p>
              </table:table-cell>
              <table:table-cell office:value-type="float" office:value="0.435270647058314">
                <text:p>0.435270647058314</text:p>
              </table:table-cell>
              <table:table-cell office:value-type="float" office:value="0.38305246088392">
                <text:p>0.3830524608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177805365686">
                <text:p>0.460177805365686</text:p>
              </table:table-cell>
              <table:table-cell office:value-type="float" office:value="0.406361436457877">
                <text:p>0.406361436457877</text:p>
              </table:table-cell>
              <table:table-cell office:value-type="float" office:value="0.438720058631507">
                <text:p>0.438720058631507</text:p>
              </table:table-cell>
              <table:table-cell office:value-type="float" office:value="0.387612028698263">
                <text:p>0.387612028698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23730397745">
                <text:p>0.46123730397745</text:p>
              </table:table-cell>
              <table:table-cell office:value-type="float" office:value="0.406020597892796">
                <text:p>0.406020597892796</text:p>
              </table:table-cell>
              <table:table-cell office:value-type="float" office:value="0.439645085590661">
                <text:p>0.439645085590661</text:p>
              </table:table-cell>
              <table:table-cell office:value-type="float" office:value="0.387774586801489">
                <text:p>0.387774586801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2560749513599">
                <text:p>0.462560749513599</text:p>
              </table:table-cell>
              <table:table-cell office:value-type="float" office:value="0.400895276915131">
                <text:p>0.400895276915131</text:p>
              </table:table-cell>
              <table:table-cell office:value-type="float" office:value="0.440423908142751">
                <text:p>0.440423908142751</text:p>
              </table:table-cell>
              <table:table-cell office:value-type="float" office:value="0.383704525533154">
                <text:p>0.383704525533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1842204789215">
                <text:p>0.461842204789215</text:p>
              </table:table-cell>
              <table:table-cell office:value-type="float" office:value="0.395049382835667">
                <text:p>0.395049382835667</text:p>
              </table:table-cell>
              <table:table-cell office:value-type="float" office:value="0.43942882142241">
                <text:p>0.43942882142241</text:p>
              </table:table-cell>
              <table:table-cell office:value-type="float" office:value="0.378497089464804">
                <text:p>0.37849708946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9488197007822">
                <text:p>0.459488197007822</text:p>
              </table:table-cell>
              <table:table-cell office:value-type="float" office:value="0.392117967121822">
                <text:p>0.392117967121822</text:p>
              </table:table-cell>
              <table:table-cell office:value-type="float" office:value="0.435050964885947">
                <text:p>0.435050964885947</text:p>
              </table:table-cell>
              <table:table-cell office:value-type="float" office:value="0.375361572835922">
                <text:p>0.375361572835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9730967994404">
                <text:p>0.459730967994404</text:p>
              </table:table-cell>
              <table:table-cell office:value-type="float" office:value="0.391680456120972">
                <text:p>0.391680456120972</text:p>
              </table:table-cell>
              <table:table-cell office:value-type="float" office:value="0.436682063893409">
                <text:p>0.436682063893409</text:p>
              </table:table-cell>
              <table:table-cell office:value-type="float" office:value="0.3751828619359">
                <text:p>0.3751828619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3846265934678">
                <text:p>0.453846265934678</text:p>
              </table:table-cell>
              <table:table-cell office:value-type="float" office:value="0.383330064106123">
                <text:p>0.383330064106123</text:p>
              </table:table-cell>
              <table:table-cell office:value-type="float" office:value="0.435060226412582">
                <text:p>0.435060226412582</text:p>
              </table:table-cell>
              <table:table-cell office:value-type="float" office:value="0.369062583951063">
                <text:p>0.369062583951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209115072635">
                <text:p>0.45209115072635</text:p>
              </table:table-cell>
              <table:table-cell office:value-type="float" office:value="0.382156120952079">
                <text:p>0.382156120952079</text:p>
              </table:table-cell>
              <table:table-cell office:value-type="float" office:value="0.43405094607589">
                <text:p>0.43405094607589</text:p>
              </table:table-cell>
              <table:table-cell office:value-type="float" office:value="0.368907075654212">
                <text:p>0.368907075654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9780208653672">
                <text:p>0.449780208653672</text:p>
              </table:table-cell>
              <table:table-cell office:value-type="float" office:value="0.380937509683887">
                <text:p>0.380937509683887</text:p>
              </table:table-cell>
              <table:table-cell office:value-type="float" office:value="0.434939516061381">
                <text:p>0.434939516061381</text:p>
              </table:table-cell>
              <table:table-cell office:value-type="float" office:value="0.370178953259506">
                <text:p>0.370178953259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5316943697807">
                <text:p>0.445316943697807</text:p>
              </table:table-cell>
              <table:table-cell office:value-type="float" office:value="0.377684647824626">
                <text:p>0.377684647824626</text:p>
              </table:table-cell>
              <table:table-cell office:value-type="float" office:value="0.432136415754763">
                <text:p>0.432136415754763</text:p>
              </table:table-cell>
              <table:table-cell office:value-type="float" office:value="0.368549277570072">
                <text:p>0.368549277570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3417022830478">
                <text:p>0.443417022830478</text:p>
              </table:table-cell>
              <table:table-cell office:value-type="float" office:value="0.374046468184277">
                <text:p>0.374046468184277</text:p>
              </table:table-cell>
              <table:table-cell office:value-type="float" office:value="0.433505572792519">
                <text:p>0.433505572792519</text:p>
              </table:table-cell>
              <table:table-cell office:value-type="float" office:value="0.366400955049829">
                <text:p>0.366400955049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37106185368313">
                <text:p>0.437106185368313</text:p>
              </table:table-cell>
              <table:table-cell office:value-type="float" office:value="0.371400128095953">
                <text:p>0.371400128095953</text:p>
              </table:table-cell>
              <table:table-cell office:value-type="float" office:value="0.433966659468456">
                <text:p>0.433966659468456</text:p>
              </table:table-cell>
              <table:table-cell office:value-type="float" office:value="0.367051814087013">
                <text:p>0.367051814087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8358928001409">
                <text:p>0.438358928001409</text:p>
              </table:table-cell>
              <table:table-cell office:value-type="float" office:value="0.3685925969821">
                <text:p>0.3685925969821</text:p>
              </table:table-cell>
              <table:table-cell office:value-type="float" office:value="0.435236740158088">
                <text:p>0.435236740158088</text:p>
              </table:table-cell>
              <table:table-cell office:value-type="float" office:value="0.36568374334978">
                <text:p>0.36568374334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5071716643104">
                <text:p>0.435071716643104</text:p>
              </table:table-cell>
              <table:table-cell office:value-type="float" office:value="0.362968510060205">
                <text:p>0.362968510060205</text:p>
              </table:table-cell>
              <table:table-cell office:value-type="float" office:value="0.432129432353096">
                <text:p>0.432129432353096</text:p>
              </table:table-cell>
              <table:table-cell office:value-type="float" office:value="0.360116017947735">
                <text:p>0.360116017947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4448002326248">
                <text:p>0.434448002326248</text:p>
              </table:table-cell>
              <table:table-cell office:value-type="float" office:value="0.361354869433807">
                <text:p>0.361354869433807</text:p>
              </table:table-cell>
              <table:table-cell office:value-type="float" office:value="0.432304333816891">
                <text:p>0.432304333816891</text:p>
              </table:table-cell>
              <table:table-cell office:value-type="float" office:value="0.35897200355361">
                <text:p>0.35897200355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2463064694685">
                <text:p>0.432463064694685</text:p>
              </table:table-cell>
              <table:table-cell office:value-type="float" office:value="0.361175723844077">
                <text:p>0.361175723844077</text:p>
              </table:table-cell>
              <table:table-cell office:value-type="float" office:value="0.431765988921644">
                <text:p>0.431765988921644</text:p>
              </table:table-cell>
              <table:table-cell office:value-type="float" office:value="0.359127890617072">
                <text:p>0.359127890617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19262101337416">
                <text:p>0.419262101337416</text:p>
              </table:table-cell>
              <table:table-cell office:value-type="float" office:value="0.351614415620814">
                <text:p>0.351614415620814</text:p>
              </table:table-cell>
              <table:table-cell office:value-type="float" office:value="0.417588039933283">
                <text:p>0.417588039933283</text:p>
              </table:table-cell>
              <table:table-cell office:value-type="float" office:value="0.349432453504063">
                <text:p>0.349432453504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4503876837776">
                <text:p>0.414503876837776</text:p>
              </table:table-cell>
              <table:table-cell office:value-type="float" office:value="0.353916586612453">
                <text:p>0.353916586612453</text:p>
              </table:table-cell>
              <table:table-cell office:value-type="float" office:value="0.41155566202726">
                <text:p>0.41155566202726</text:p>
              </table:table-cell>
              <table:table-cell office:value-type="float" office:value="0.352063141808903">
                <text:p>0.352063141808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5655681790498">
                <text:p>0.405655681790498</text:p>
              </table:table-cell>
              <table:table-cell office:value-type="float" office:value="0.347277543428973">
                <text:p>0.347277543428973</text:p>
              </table:table-cell>
              <table:table-cell office:value-type="float" office:value="0.406141210219618">
                <text:p>0.406141210219618</text:p>
              </table:table-cell>
              <table:table-cell office:value-type="float" office:value="0.346894054436379">
                <text:p>0.346894054436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8629365882529">
                <text:p>0.408629365882529</text:p>
              </table:table-cell>
              <table:table-cell office:value-type="float" office:value="0.354215632696411">
                <text:p>0.354215632696411</text:p>
              </table:table-cell>
              <table:table-cell office:value-type="float" office:value="0.410596201947886">
                <text:p>0.410596201947886</text:p>
              </table:table-cell>
              <table:table-cell office:value-type="float" office:value="0.353578741671339">
                <text:p>0.353578741671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8cm" svg:width="21.352cm" svg:height="13.025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79">
                <text:p>0.04040461485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4412753571393">
                <text:p>0.0304412753571393</text:p>
              </table:table-cell>
              <table:table-cell office:value-type="float" office:value="0.0292850577206878">
                <text:p>0.0292850577206878</text:p>
              </table:table-cell>
              <table:table-cell office:value-type="float" office:value="0.0460483341826261">
                <text:p>0.0460483341826261</text:p>
              </table:table-cell>
              <table:table-cell office:value-type="float" office:value="0.0404784280322094">
                <text:p>0.0404784280322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09461533532174">
                <text:p>0.0309461533532174</text:p>
              </table:table-cell>
              <table:table-cell office:value-type="float" office:value="0.0296897937725425">
                <text:p>0.0296897937725425</text:p>
              </table:table-cell>
              <table:table-cell office:value-type="float" office:value="0.0459819367279556">
                <text:p>0.0459819367279556</text:p>
              </table:table-cell>
              <table:table-cell office:value-type="float" office:value="0.0405260528770404">
                <text:p>0.0405260528770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34673346407392">
                <text:p>0.0334673346407392</text:p>
              </table:table-cell>
              <table:table-cell office:value-type="float" office:value="0.0297028502870346">
                <text:p>0.0297028502870346</text:p>
              </table:table-cell>
              <table:table-cell office:value-type="float" office:value="0.0493132676440374">
                <text:p>0.0493132676440374</text:p>
              </table:table-cell>
              <table:table-cell office:value-type="float" office:value="0.0411237839236232">
                <text:p>0.04112378392362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45223806884862">
                <text:p>0.0345223806884862</text:p>
              </table:table-cell>
              <table:table-cell office:value-type="float" office:value="0.0290227187032747">
                <text:p>0.0290227187032747</text:p>
              </table:table-cell>
              <table:table-cell office:value-type="float" office:value="0.0487434769180674">
                <text:p>0.0487434769180674</text:p>
              </table:table-cell>
              <table:table-cell office:value-type="float" office:value="0.0392083356729755">
                <text:p>0.0392083356729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5277353996113">
                <text:p>0.035277353996113</text:p>
              </table:table-cell>
              <table:table-cell office:value-type="float" office:value="0.0288003196192667">
                <text:p>0.0288003196192667</text:p>
              </table:table-cell>
              <table:table-cell office:value-type="float" office:value="0.049098400630943">
                <text:p>0.049098400630943</text:p>
              </table:table-cell>
              <table:table-cell office:value-type="float" office:value="0.0384680939854833">
                <text:p>0.0384680939854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70043554437831">
                <text:p>0.0370043554437831</text:p>
              </table:table-cell>
              <table:table-cell office:value-type="float" office:value="0.0299243097111226">
                <text:p>0.0299243097111226</text:p>
              </table:table-cell>
              <table:table-cell office:value-type="float" office:value="0.0504625081526896">
                <text:p>0.0504625081526896</text:p>
              </table:table-cell>
              <table:table-cell office:value-type="float" office:value="0.0391713632305271">
                <text:p>0.0391713632305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77448932334576">
                <text:p>0.0377448932334576</text:p>
              </table:table-cell>
              <table:table-cell office:value-type="float" office:value="0.0300375336427349">
                <text:p>0.0300375336427349</text:p>
              </table:table-cell>
              <table:table-cell office:value-type="float" office:value="0.0508329443222224">
                <text:p>0.0508329443222224</text:p>
              </table:table-cell>
              <table:table-cell office:value-type="float" office:value="0.0388563896046569">
                <text:p>0.03885638960465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35435856886355">
                <text:p>0.035435856886355</text:p>
              </table:table-cell>
              <table:table-cell office:value-type="float" office:value="0.0265270334425028">
                <text:p>0.0265270334425028</text:p>
              </table:table-cell>
              <table:table-cell office:value-type="float" office:value="0.046936670054741">
                <text:p>0.046936670054741</text:p>
              </table:table-cell>
              <table:table-cell office:value-type="float" office:value="0.0342101694995693">
                <text:p>0.0342101694995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67252530640896">
                <text:p>0.0367252530640896</text:p>
              </table:table-cell>
              <table:table-cell office:value-type="float" office:value="0.0279110757951936">
                <text:p>0.0279110757951936</text:p>
              </table:table-cell>
              <table:table-cell office:value-type="float" office:value="0.0474159281914208">
                <text:p>0.0474159281914208</text:p>
              </table:table-cell>
              <table:table-cell office:value-type="float" office:value="0.0350560683155913">
                <text:p>0.0350560683155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81414917291184">
                <text:p>0.0381414917291184</text:p>
              </table:table-cell>
              <table:table-cell office:value-type="float" office:value="0.0279076245955077">
                <text:p>0.0279076245955077</text:p>
              </table:table-cell>
              <table:table-cell office:value-type="float" office:value="0.0450615356089025">
                <text:p>0.0450615356089025</text:p>
              </table:table-cell>
              <table:table-cell office:value-type="float" office:value="0.0325809995991388">
                <text:p>0.0325809995991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84900500252114">
                <text:p>0.0384900500252114</text:p>
              </table:table-cell>
              <table:table-cell office:value-type="float" office:value="0.0275387583984262">
                <text:p>0.0275387583984262</text:p>
              </table:table-cell>
              <table:table-cell office:value-type="float" office:value="0.0438180339530351">
                <text:p>0.0438180339530351</text:p>
              </table:table-cell>
              <table:table-cell office:value-type="float" office:value="0.0311066115817005">
                <text:p>0.0311066115817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407413143527319">
                <text:p>0.0407413143527319</text:p>
              </table:table-cell>
              <table:table-cell office:value-type="float" office:value="0.0275844587050819">
                <text:p>0.0275844587050819</text:p>
              </table:table-cell>
              <table:table-cell office:value-type="float" office:value="0.0450227555861244">
                <text:p>0.0450227555861244</text:p>
              </table:table-cell>
              <table:table-cell office:value-type="float" office:value="0.0304389594083116">
                <text:p>0.0304389594083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33289779690251">
                <text:p>0.0433289779690251</text:p>
              </table:table-cell>
              <table:table-cell office:value-type="float" office:value="0.0279436054851023">
                <text:p>0.0279436054851023</text:p>
              </table:table-cell>
              <table:table-cell office:value-type="float" office:value="0.0459425351287242">
                <text:p>0.0459425351287242</text:p>
              </table:table-cell>
              <table:table-cell office:value-type="float" office:value="0.0296915502844415">
                <text:p>0.0296915502844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424499922637966">
                <text:p>0.0424499922637966</text:p>
              </table:table-cell>
              <table:table-cell office:value-type="float" office:value="0.0261403834345185">
                <text:p>0.0261403834345185</text:p>
              </table:table-cell>
              <table:table-cell office:value-type="float" office:value="0.0468527694616502">
                <text:p>0.0468527694616502</text:p>
              </table:table-cell>
              <table:table-cell office:value-type="float" office:value="0.0288960079156809">
                <text:p>0.0288960079156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42582189034036">
                <text:p>0.0442582189034036</text:p>
              </table:table-cell>
              <table:table-cell office:value-type="float" office:value="0.0272383503332148">
                <text:p>0.0272383503332148</text:p>
              </table:table-cell>
              <table:table-cell office:value-type="float" office:value="0.0493255461174413">
                <text:p>0.0493255461174413</text:p>
              </table:table-cell>
              <table:table-cell office:value-type="float" office:value="0.0304528936958257">
                <text:p>0.0304528936958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39798042586367">
                <text:p>0.0439798042586367</text:p>
              </table:table-cell>
              <table:table-cell office:value-type="float" office:value="0.0282634915857282">
                <text:p>0.0282634915857282</text:p>
              </table:table-cell>
              <table:table-cell office:value-type="float" office:value="0.0468929942041129">
                <text:p>0.0468929942041129</text:p>
              </table:table-cell>
              <table:table-cell office:value-type="float" office:value="0.0301480816556564">
                <text:p>0.03014808165565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23497218729023">
                <text:p>0.0423497218729023</text:p>
              </table:table-cell>
              <table:table-cell office:value-type="float" office:value="0.0273242714362494">
                <text:p>0.0273242714362494</text:p>
              </table:table-cell>
              <table:table-cell office:value-type="float" office:value="0.0450049257506346">
                <text:p>0.0450049257506346</text:p>
              </table:table-cell>
              <table:table-cell office:value-type="float" office:value="0.0290101458764718">
                <text:p>0.0290101458764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22049118441356">
                <text:p>0.0422049118441356</text:p>
              </table:table-cell>
              <table:table-cell office:value-type="float" office:value="0.0269749046228008">
                <text:p>0.0269749046228008</text:p>
              </table:table-cell>
              <table:table-cell office:value-type="float" office:value="0.0434056562413491">
                <text:p>0.0434056562413491</text:p>
              </table:table-cell>
              <table:table-cell office:value-type="float" office:value="0.0278235888534748">
                <text:p>0.0278235888534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58649606208716">
                <text:p>0.0458649606208716</text:p>
              </table:table-cell>
              <table:table-cell office:value-type="float" office:value="0.0300767677544881">
                <text:p>0.0300767677544881</text:p>
              </table:table-cell>
              <table:table-cell office:value-type="float" office:value="0.0463036623875416">
                <text:p>0.0463036623875416</text:p>
              </table:table-cell>
              <table:table-cell office:value-type="float" office:value="0.0304686034669029">
                <text:p>0.0304686034669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07556514101254">
                <text:p>0.0407556514101254</text:p>
              </table:table-cell>
              <table:table-cell office:value-type="float" office:value="0.0292501111026929">
                <text:p>0.0292501111026929</text:p>
              </table:table-cell>
              <table:table-cell office:value-type="float" office:value="0.0429634068374193">
                <text:p>0.0429634068374193</text:p>
              </table:table-cell>
              <table:table-cell office:value-type="float" office:value="0.0305337600585061">
                <text:p>0.0305337600585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13963296814209">
                <text:p>0.0413963296814209</text:p>
              </table:table-cell>
              <table:table-cell office:value-type="float" office:value="0.0314043133812139">
                <text:p>0.0314043133812139</text:p>
              </table:table-cell>
              <table:table-cell office:value-type="float" office:value="0.0428674394779392">
                <text:p>0.0428674394779392</text:p>
              </table:table-cell>
              <table:table-cell office:value-type="float" office:value="0.0322697488161387">
                <text:p>0.032269748816138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6994769">
                <text:p>0.0404074906994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840101940395">
                <text:p>0.0304840101940395</text:p>
              </table:table-cell>
              <table:table-cell office:value-type="float" office:value="0.0293121012895905">
                <text:p>0.0293121012895905</text:p>
              </table:table-cell>
              <table:table-cell office:value-type="float" office:value="0.0461450444029656">
                <text:p>0.0461450444029656</text:p>
              </table:table-cell>
              <table:table-cell office:value-type="float" office:value="0.0405346174134173">
                <text:p>0.0405346174134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9449459414484">
                <text:p>0.0309449459414484</text:p>
              </table:table-cell>
              <table:table-cell office:value-type="float" office:value="0.0296497762932405">
                <text:p>0.0296497762932405</text:p>
              </table:table-cell>
              <table:table-cell office:value-type="float" office:value="0.0460388449267989">
                <text:p>0.0460388449267989</text:p>
              </table:table-cell>
              <table:table-cell office:value-type="float" office:value="0.04052257534174">
                <text:p>0.04052257534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4257865165907">
                <text:p>0.0334257865165907</text:p>
              </table:table-cell>
              <table:table-cell office:value-type="float" office:value="0.0297011182880761">
                <text:p>0.0297011182880761</text:p>
              </table:table-cell>
              <table:table-cell office:value-type="float" office:value="0.0493204929259416">
                <text:p>0.0493204929259416</text:p>
              </table:table-cell>
              <table:table-cell office:value-type="float" office:value="0.0411558470271491">
                <text:p>0.04115584702714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439740225865">
                <text:p>0.032439740225865</text:p>
              </table:table-cell>
              <table:table-cell office:value-type="float" office:value="0.0281272073346254">
                <text:p>0.0281272073346254</text:p>
              </table:table-cell>
              <table:table-cell office:value-type="float" office:value="0.0476271449868407">
                <text:p>0.0476271449868407</text:p>
              </table:table-cell>
              <table:table-cell office:value-type="float" office:value="0.0389828804136163">
                <text:p>0.03898288041361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4665369386668">
                <text:p>0.034665369386668</text:p>
              </table:table-cell>
              <table:table-cell office:value-type="float" office:value="0.0290592627449868">
                <text:p>0.0290592627449868</text:p>
              </table:table-cell>
              <table:table-cell office:value-type="float" office:value="0.0492612624293616">
                <text:p>0.0492612624293616</text:p>
              </table:table-cell>
              <table:table-cell office:value-type="float" office:value="0.0394006332516944">
                <text:p>0.0394006332516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7779377061427">
                <text:p>0.0367779377061427</text:p>
              </table:table-cell>
              <table:table-cell office:value-type="float" office:value="0.028933645929228">
                <text:p>0.028933645929228</text:p>
              </table:table-cell>
              <table:table-cell office:value-type="float" office:value="0.0502305953768372">
                <text:p>0.0502305953768372</text:p>
              </table:table-cell>
              <table:table-cell office:value-type="float" office:value="0.0383834973135588">
                <text:p>0.038383497313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6317057021595">
                <text:p>0.0356317057021595</text:p>
              </table:table-cell>
              <table:table-cell office:value-type="float" office:value="0.0284438241612165">
                <text:p>0.0284438241612165</text:p>
              </table:table-cell>
              <table:table-cell office:value-type="float" office:value="0.049466376331316">
                <text:p>0.049466376331316</text:p>
              </table:table-cell>
              <table:table-cell office:value-type="float" office:value="0.03797195414367">
                <text:p>0.03797195414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2523130982205">
                <text:p>0.0382523130982205</text:p>
              </table:table-cell>
              <table:table-cell office:value-type="float" office:value="0.0289968926922933">
                <text:p>0.0289968926922933</text:p>
              </table:table-cell>
              <table:table-cell office:value-type="float" office:value="0.0545009394115717">
                <text:p>0.0545009394115717</text:p>
              </table:table-cell>
              <table:table-cell office:value-type="float" office:value="0.0401869056539427">
                <text:p>0.0401869056539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2288014910702">
                <text:p>0.0392288014910702</text:p>
              </table:table-cell>
              <table:table-cell office:value-type="float" office:value="0.0286455502495875">
                <text:p>0.0286455502495875</text:p>
              </table:table-cell>
              <table:table-cell office:value-type="float" office:value="0.0478462221715351">
                <text:p>0.0478462221715351</text:p>
              </table:table-cell>
              <table:table-cell office:value-type="float" office:value="0.034715454480672">
                <text:p>0.034715454480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8375872849296">
                <text:p>0.0388375872849296</text:p>
              </table:table-cell>
              <table:table-cell office:value-type="float" office:value="0.0272781470587492">
                <text:p>0.0272781470587492</text:p>
              </table:table-cell>
              <table:table-cell office:value-type="float" office:value="0.0482315965910654">
                <text:p>0.0482315965910654</text:p>
              </table:table-cell>
              <table:table-cell office:value-type="float" office:value="0.0338331904002099">
                <text:p>0.0338331904002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0888702570071">
                <text:p>0.0380888702570071</text:p>
              </table:table-cell>
              <table:table-cell office:value-type="float" office:value="0.0267196556342784">
                <text:p>0.0267196556342784</text:p>
              </table:table-cell>
              <table:table-cell office:value-type="float" office:value="0.0456531351606436">
                <text:p>0.0456531351606436</text:p>
              </table:table-cell>
              <table:table-cell office:value-type="float" office:value="0.0320116984510908">
                <text:p>0.03201169845109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3409703145583">
                <text:p>0.0373409703145583</text:p>
              </table:table-cell>
              <table:table-cell office:value-type="float" office:value="0.0258201086898648">
                <text:p>0.0258201086898648</text:p>
              </table:table-cell>
              <table:table-cell office:value-type="float" office:value="0.042049373103775">
                <text:p>0.042049373103775</text:p>
              </table:table-cell>
              <table:table-cell office:value-type="float" office:value="0.0292409130778955">
                <text:p>0.02924091307789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7634685038823">
                <text:p>0.0357634685038823</text:p>
              </table:table-cell>
              <table:table-cell office:value-type="float" office:value="0.0246881441718075">
                <text:p>0.0246881441718075</text:p>
              </table:table-cell>
              <table:table-cell office:value-type="float" office:value="0.039981107503911">
                <text:p>0.039981107503911</text:p>
              </table:table-cell>
              <table:table-cell office:value-type="float" office:value="0.0277142556938942">
                <text:p>0.0277142556938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0478122541822">
                <text:p>0.0410478122541822</text:p>
              </table:table-cell>
              <table:table-cell office:value-type="float" office:value="0.0276306517100292">
                <text:p>0.0276306517100292</text:p>
              </table:table-cell>
              <table:table-cell office:value-type="float" office:value="0.0436980745020362">
                <text:p>0.0436980745020362</text:p>
              </table:table-cell>
              <table:table-cell office:value-type="float" office:value="0.0296782123817095">
                <text:p>0.0296782123817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37067097911041">
                <text:p>0.0437067097911041</text:p>
              </table:table-cell>
              <table:table-cell office:value-type="float" office:value="0.0292570484370919">
                <text:p>0.0292570484370919</text:p>
              </table:table-cell>
              <table:table-cell office:value-type="float" office:value="0.0492035503985088">
                <text:p>0.0492035503985088</text:p>
              </table:table-cell>
              <table:table-cell office:value-type="float" office:value="0.0331391178062708">
                <text:p>0.0331391178062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5711287349708">
                <text:p>0.0395711287349708</text:p>
              </table:table-cell>
              <table:table-cell office:value-type="float" office:value="0.0269980017868144">
                <text:p>0.0269980017868144</text:p>
              </table:table-cell>
              <table:table-cell office:value-type="float" office:value="0.0461018908718635">
                <text:p>0.0461018908718635</text:p>
              </table:table-cell>
              <table:table-cell office:value-type="float" office:value="0.0314758740495098">
                <text:p>0.0314758740495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60593728596472">
                <text:p>0.0360593728596472</text:p>
              </table:table-cell>
              <table:table-cell office:value-type="float" office:value="0.0258378585165633">
                <text:p>0.0258378585165633</text:p>
              </table:table-cell>
              <table:table-cell office:value-type="float" office:value="0.0403978412600622">
                <text:p>0.0403978412600622</text:p>
              </table:table-cell>
              <table:table-cell office:value-type="float" office:value="0.0287959059856628">
                <text:p>0.0287959059856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88831213014888">
                <text:p>0.0388831213014888</text:p>
              </table:table-cell>
              <table:table-cell office:value-type="float" office:value="0.0269005136439193">
                <text:p>0.0269005136439193</text:p>
              </table:table-cell>
              <table:table-cell office:value-type="float" office:value="0.0437071666931571">
                <text:p>0.0437071666931571</text:p>
              </table:table-cell>
              <table:table-cell office:value-type="float" office:value="0.0301527404416769">
                <text:p>0.0301527404416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560283308611">
                <text:p>0.044560283308611</text:p>
              </table:table-cell>
              <table:table-cell office:value-type="float" office:value="0.0288362628999172">
                <text:p>0.0288362628999172</text:p>
              </table:table-cell>
              <table:table-cell office:value-type="float" office:value="0.047173386418607">
                <text:p>0.047173386418607</text:p>
              </table:table-cell>
              <table:table-cell office:value-type="float" office:value="0.0307070274077779">
                <text:p>0.0307070274077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2162448525429">
                <text:p>0.0392162448525429</text:p>
              </table:table-cell>
              <table:table-cell office:value-type="float" office:value="0.0245276853170444">
                <text:p>0.0245276853170444</text:p>
              </table:table-cell>
              <table:table-cell office:value-type="float" office:value="0.042043257310066">
                <text:p>0.042043257310066</text:p>
              </table:table-cell>
              <table:table-cell office:value-type="float" office:value="0.0263697472194291">
                <text:p>0.0263697472194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07688580755212">
                <text:p>0.0407688580755212</text:p>
              </table:table-cell>
              <table:table-cell office:value-type="float" office:value="0.0260642150266632">
                <text:p>0.0260642150266632</text:p>
              </table:table-cell>
              <table:table-cell office:value-type="float" office:value="0.0429997409426906">
                <text:p>0.0429997409426906</text:p>
              </table:table-cell>
              <table:table-cell office:value-type="float" office:value="0.0275099763878426">
                <text:p>0.027509976387842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71925326127">
                <text:p>0.030471925326127</text:p>
              </table:table-cell>
              <table:table-cell office:value-type="float" office:value="0.0293110242325559">
                <text:p>0.0293110242325559</text:p>
              </table:table-cell>
              <table:table-cell office:value-type="float" office:value="0.0460812407295179">
                <text:p>0.0460812407295179</text:p>
              </table:table-cell>
              <table:table-cell office:value-type="float" office:value="0.0405095150290996">
                <text:p>0.040509515029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8055001466726">
                <text:p>0.0308055001466726</text:p>
              </table:table-cell>
              <table:table-cell office:value-type="float" office:value="0.0295918821483779">
                <text:p>0.0295918821483779</text:p>
              </table:table-cell>
              <table:table-cell office:value-type="float" office:value="0.0459394605789077">
                <text:p>0.0459394605789077</text:p>
              </table:table-cell>
              <table:table-cell office:value-type="float" office:value="0.0405114477298021">
                <text:p>0.0405114477298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2596724523752">
                <text:p>0.0332596724523752</text:p>
              </table:table-cell>
              <table:table-cell office:value-type="float" office:value="0.0295561372380304">
                <text:p>0.0295561372380304</text:p>
              </table:table-cell>
              <table:table-cell office:value-type="float" office:value="0.0496367873149739">
                <text:p>0.0496367873149739</text:p>
              </table:table-cell>
              <table:table-cell office:value-type="float" office:value="0.0413340582692972">
                <text:p>0.0413340582692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387232939572">
                <text:p>0.033387232939572</text:p>
              </table:table-cell>
              <table:table-cell office:value-type="float" office:value="0.0287677104719736">
                <text:p>0.0287677104719736</text:p>
              </table:table-cell>
              <table:table-cell office:value-type="float" office:value="0.0484572923581855">
                <text:p>0.0484572923581855</text:p>
              </table:table-cell>
              <table:table-cell office:value-type="float" office:value="0.0394700636678816">
                <text:p>0.0394700636678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7890665924171">
                <text:p>0.0367890665924171</text:p>
              </table:table-cell>
              <table:table-cell office:value-type="float" office:value="0.0302564199749148">
                <text:p>0.0302564199749148</text:p>
              </table:table-cell>
              <table:table-cell office:value-type="float" office:value="0.0494105762164607">
                <text:p>0.0494105762164607</text:p>
              </table:table-cell>
              <table:table-cell office:value-type="float" office:value="0.0390687301886145">
                <text:p>0.0390687301886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352544341993">
                <text:p>0.038352544341993</text:p>
              </table:table-cell>
              <table:table-cell office:value-type="float" office:value="0.02982979362885">
                <text:p>0.02982979362885</text:p>
              </table:table-cell>
              <table:table-cell office:value-type="float" office:value="0.0505364557192254">
                <text:p>0.0505364557192254</text:p>
              </table:table-cell>
              <table:table-cell office:value-type="float" office:value="0.0381367256749819">
                <text:p>0.03813672567498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8009955452968">
                <text:p>0.038009955452968</text:p>
              </table:table-cell>
              <table:table-cell office:value-type="float" office:value="0.0294817048224207">
                <text:p>0.0294817048224207</text:p>
              </table:table-cell>
              <table:table-cell office:value-type="float" office:value="0.0507449376081848">
                <text:p>0.0507449376081848</text:p>
              </table:table-cell>
              <table:table-cell office:value-type="float" office:value="0.0378776365868025">
                <text:p>0.03787763658680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4747783911099">
                <text:p>0.0404747783911099</text:p>
              </table:table-cell>
              <table:table-cell office:value-type="float" office:value="0.0287586528125399">
                <text:p>0.0287586528125399</text:p>
              </table:table-cell>
              <table:table-cell office:value-type="float" office:value="0.0511313457233845">
                <text:p>0.0511313457233845</text:p>
              </table:table-cell>
              <table:table-cell office:value-type="float" office:value="0.0359335844979994">
                <text:p>0.0359335844979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8962098803858">
                <text:p>0.0388962098803858</text:p>
              </table:table-cell>
              <table:table-cell office:value-type="float" office:value="0.026953172286661">
                <text:p>0.026953172286661</text:p>
              </table:table-cell>
              <table:table-cell office:value-type="float" office:value="0.0518110771601927">
                <text:p>0.0518110771601927</text:p>
              </table:table-cell>
              <table:table-cell office:value-type="float" office:value="0.0354729013153099">
                <text:p>0.03547290131530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5951349680414">
                <text:p>0.0415951349680414</text:p>
              </table:table-cell>
              <table:table-cell office:value-type="float" office:value="0.0279495076244134">
                <text:p>0.0279495076244134</text:p>
              </table:table-cell>
              <table:table-cell office:value-type="float" office:value="0.0531923393144588">
                <text:p>0.0531923393144588</text:p>
              </table:table-cell>
              <table:table-cell office:value-type="float" office:value="0.0356904211190879">
                <text:p>0.0356904211190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0917555592163">
                <text:p>0.0450917555592163</text:p>
              </table:table-cell>
              <table:table-cell office:value-type="float" office:value="0.0292962521213937">
                <text:p>0.0292962521213937</text:p>
              </table:table-cell>
              <table:table-cell office:value-type="float" office:value="0.0549525875389463">
                <text:p>0.0549525875389463</text:p>
              </table:table-cell>
              <table:table-cell office:value-type="float" office:value="0.0358643384585847">
                <text:p>0.0358643384585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5737579331445">
                <text:p>0.0445737579331445</text:p>
              </table:table-cell>
              <table:table-cell office:value-type="float" office:value="0.028872893714212">
                <text:p>0.028872893714212</text:p>
              </table:table-cell>
              <table:table-cell office:value-type="float" office:value="0.0517938659058124">
                <text:p>0.0517938659058124</text:p>
              </table:table-cell>
              <table:table-cell office:value-type="float" office:value="0.0337049080042743">
                <text:p>0.0337049080042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3111196071587">
                <text:p>0.0433111196071587</text:p>
              </table:table-cell>
              <table:table-cell office:value-type="float" office:value="0.0282308909659822">
                <text:p>0.0282308909659822</text:p>
              </table:table-cell>
              <table:table-cell office:value-type="float" office:value="0.0468353281186139">
                <text:p>0.0468353281186139</text:p>
              </table:table-cell>
              <table:table-cell office:value-type="float" office:value="0.0307595909193176">
                <text:p>0.0307595909193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8857004799329">
                <text:p>0.0398857004799329</text:p>
              </table:table-cell>
              <table:table-cell office:value-type="float" office:value="0.0277678397244666">
                <text:p>0.0277678397244666</text:p>
              </table:table-cell>
              <table:table-cell office:value-type="float" office:value="0.0437074130474311">
                <text:p>0.0437074130474311</text:p>
              </table:table-cell>
              <table:table-cell office:value-type="float" office:value="0.030372927678396">
                <text:p>0.030372927678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97724677019128">
                <text:p>0.0397724677019128</text:p>
              </table:table-cell>
              <table:table-cell office:value-type="float" office:value="0.0272844650263697">
                <text:p>0.0272844650263697</text:p>
              </table:table-cell>
              <table:table-cell office:value-type="float" office:value="0.0452278798622253">
                <text:p>0.0452278798622253</text:p>
              </table:table-cell>
              <table:table-cell office:value-type="float" office:value="0.030848558770412">
                <text:p>0.0308485587704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34349138112207">
                <text:p>0.0434349138112207</text:p>
              </table:table-cell>
              <table:table-cell office:value-type="float" office:value="0.0305467806300852">
                <text:p>0.0305467806300852</text:p>
              </table:table-cell>
              <table:table-cell office:value-type="float" office:value="0.0469661128270425">
                <text:p>0.0469661128270425</text:p>
              </table:table-cell>
              <table:table-cell office:value-type="float" office:value="0.0328785111095783">
                <text:p>0.03287851110957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4517365549082">
                <text:p>0.0454517365549082</text:p>
              </table:table-cell>
              <table:table-cell office:value-type="float" office:value="0.0304202932456931">
                <text:p>0.0304202932456931</text:p>
              </table:table-cell>
              <table:table-cell office:value-type="float" office:value="0.0496822128426923">
                <text:p>0.0496822128426923</text:p>
              </table:table-cell>
              <table:table-cell office:value-type="float" office:value="0.033208928231386">
                <text:p>0.0332089282313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5750267962267">
                <text:p>0.0455750267962267</text:p>
              </table:table-cell>
              <table:table-cell office:value-type="float" office:value="0.0300767845581886">
                <text:p>0.0300767845581886</text:p>
              </table:table-cell>
              <table:table-cell office:value-type="float" office:value="0.0497556637902921">
                <text:p>0.0497556637902921</text:p>
              </table:table-cell>
              <table:table-cell office:value-type="float" office:value="0.0327237411682305">
                <text:p>0.0327237411682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1587253215799">
                <text:p>0.0481587253215799</text:p>
              </table:table-cell>
              <table:table-cell office:value-type="float" office:value="0.0316894293181673">
                <text:p>0.0316894293181673</text:p>
              </table:table-cell>
              <table:table-cell office:value-type="float" office:value="0.0535347707515886">
                <text:p>0.0535347707515886</text:p>
              </table:table-cell>
              <table:table-cell office:value-type="float" office:value="0.0350196647617868">
                <text:p>0.0350196647617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78706167924145">
                <text:p>0.0478706167924145</text:p>
              </table:table-cell>
              <table:table-cell office:value-type="float" office:value="0.0310627872876978">
                <text:p>0.0310627872876978</text:p>
              </table:table-cell>
              <table:table-cell office:value-type="float" office:value="0.0532271289103354">
                <text:p>0.0532271289103354</text:p>
              </table:table-cell>
              <table:table-cell office:value-type="float" office:value="0.0342555760696931">
                <text:p>0.03425557606969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7417542708627">
                <text:p>0.0437417542708627</text:p>
              </table:table-cell>
              <table:table-cell office:value-type="float" office:value="0.0300395326638286">
                <text:p>0.0300395326638286</text:p>
              </table:table-cell>
              <table:table-cell office:value-type="float" office:value="0.0473807410879474">
                <text:p>0.0473807410879474</text:p>
              </table:table-cell>
              <table:table-cell office:value-type="float" office:value="0.0320448368781539">
                <text:p>0.032044836878153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19.999cm" xlink:href=".." xlink:type="simple" chart:class="chart:scatter" chart:style-name="ch1">
        <chart:legend svg:x="0.485cm" svg:y="18.118cm" style:legend-expansion="custom" chartooo:width="22.722cm" chartooo:height="1.88cm" style:legend-expansion-aspect-ratio="12.086170212766" chart:style-name="ch2"/>
        <chart:plot-area chart:style-name="ch3" table:cell-range-address="'Gini yearly'.A4:'Gini yearly'.E30 'Gini yearly'.B3:'Gini yearly'.E3" chart:data-source-has-labels="row" svg:x="0.061cm" svg:y="0.063cm" svg:width="23.921cm" svg:height="17.891cm">
          <chartooo:coordinate-region svg:x="1.926cm" svg:y="0.521cm" svg:width="21.619cm" svg:height="15.4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699842841107">
                <text:p>0.455699842841107</text:p>
              </table:table-cell>
              <table:table-cell office:value-type="float" office:value="0.400870226665505">
                <text:p>0.400870226665505</text:p>
              </table:table-cell>
              <table:table-cell office:value-type="float" office:value="0.435270647058314">
                <text:p>0.435270647058314</text:p>
              </table:table-cell>
              <table:table-cell office:value-type="float" office:value="0.38305246088392">
                <text:p>0.3830524608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177805365686">
                <text:p>0.460177805365686</text:p>
              </table:table-cell>
              <table:table-cell office:value-type="float" office:value="0.406361436457877">
                <text:p>0.406361436457877</text:p>
              </table:table-cell>
              <table:table-cell office:value-type="float" office:value="0.438720058631507">
                <text:p>0.438720058631507</text:p>
              </table:table-cell>
              <table:table-cell office:value-type="float" office:value="0.387612028698263">
                <text:p>0.387612028698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23730397745">
                <text:p>0.46123730397745</text:p>
              </table:table-cell>
              <table:table-cell office:value-type="float" office:value="0.406020597892796">
                <text:p>0.406020597892796</text:p>
              </table:table-cell>
              <table:table-cell office:value-type="float" office:value="0.439645085590661">
                <text:p>0.439645085590661</text:p>
              </table:table-cell>
              <table:table-cell office:value-type="float" office:value="0.387774586801489">
                <text:p>0.3877745868014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2560749513599">
                <text:p>0.462560749513599</text:p>
              </table:table-cell>
              <table:table-cell office:value-type="float" office:value="0.400895276915131">
                <text:p>0.400895276915131</text:p>
              </table:table-cell>
              <table:table-cell office:value-type="float" office:value="0.440423908142751">
                <text:p>0.440423908142751</text:p>
              </table:table-cell>
              <table:table-cell office:value-type="float" office:value="0.383704525533154">
                <text:p>0.383704525533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1842204789215">
                <text:p>0.461842204789215</text:p>
              </table:table-cell>
              <table:table-cell office:value-type="float" office:value="0.395049382835667">
                <text:p>0.395049382835667</text:p>
              </table:table-cell>
              <table:table-cell office:value-type="float" office:value="0.43942882142241">
                <text:p>0.43942882142241</text:p>
              </table:table-cell>
              <table:table-cell office:value-type="float" office:value="0.378497089464804">
                <text:p>0.37849708946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9488197007822">
                <text:p>0.459488197007822</text:p>
              </table:table-cell>
              <table:table-cell office:value-type="float" office:value="0.392117967121822">
                <text:p>0.392117967121822</text:p>
              </table:table-cell>
              <table:table-cell office:value-type="float" office:value="0.435050964885947">
                <text:p>0.435050964885947</text:p>
              </table:table-cell>
              <table:table-cell office:value-type="float" office:value="0.375361572835922">
                <text:p>0.375361572835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9730967994404">
                <text:p>0.459730967994404</text:p>
              </table:table-cell>
              <table:table-cell office:value-type="float" office:value="0.391680456120972">
                <text:p>0.391680456120972</text:p>
              </table:table-cell>
              <table:table-cell office:value-type="float" office:value="0.436682063893409">
                <text:p>0.436682063893409</text:p>
              </table:table-cell>
              <table:table-cell office:value-type="float" office:value="0.3751828619359">
                <text:p>0.3751828619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3846265934678">
                <text:p>0.453846265934678</text:p>
              </table:table-cell>
              <table:table-cell office:value-type="float" office:value="0.383330064106123">
                <text:p>0.383330064106123</text:p>
              </table:table-cell>
              <table:table-cell office:value-type="float" office:value="0.435060226412582">
                <text:p>0.435060226412582</text:p>
              </table:table-cell>
              <table:table-cell office:value-type="float" office:value="0.369062583951063">
                <text:p>0.3690625839510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209115072635">
                <text:p>0.45209115072635</text:p>
              </table:table-cell>
              <table:table-cell office:value-type="float" office:value="0.382156120952079">
                <text:p>0.382156120952079</text:p>
              </table:table-cell>
              <table:table-cell office:value-type="float" office:value="0.43405094607589">
                <text:p>0.43405094607589</text:p>
              </table:table-cell>
              <table:table-cell office:value-type="float" office:value="0.368907075654212">
                <text:p>0.368907075654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9780208653672">
                <text:p>0.449780208653672</text:p>
              </table:table-cell>
              <table:table-cell office:value-type="float" office:value="0.380937509683887">
                <text:p>0.380937509683887</text:p>
              </table:table-cell>
              <table:table-cell office:value-type="float" office:value="0.434939516061381">
                <text:p>0.434939516061381</text:p>
              </table:table-cell>
              <table:table-cell office:value-type="float" office:value="0.370178953259506">
                <text:p>0.370178953259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5316943697807">
                <text:p>0.445316943697807</text:p>
              </table:table-cell>
              <table:table-cell office:value-type="float" office:value="0.377684647824626">
                <text:p>0.377684647824626</text:p>
              </table:table-cell>
              <table:table-cell office:value-type="float" office:value="0.432136415754763">
                <text:p>0.432136415754763</text:p>
              </table:table-cell>
              <table:table-cell office:value-type="float" office:value="0.368549277570072">
                <text:p>0.3685492775700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3417022830478">
                <text:p>0.443417022830478</text:p>
              </table:table-cell>
              <table:table-cell office:value-type="float" office:value="0.374046468184277">
                <text:p>0.374046468184277</text:p>
              </table:table-cell>
              <table:table-cell office:value-type="float" office:value="0.433505572792519">
                <text:p>0.433505572792519</text:p>
              </table:table-cell>
              <table:table-cell office:value-type="float" office:value="0.366400955049829">
                <text:p>0.366400955049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37106185368313">
                <text:p>0.437106185368313</text:p>
              </table:table-cell>
              <table:table-cell office:value-type="float" office:value="0.371400128095953">
                <text:p>0.371400128095953</text:p>
              </table:table-cell>
              <table:table-cell office:value-type="float" office:value="0.433966659468456">
                <text:p>0.433966659468456</text:p>
              </table:table-cell>
              <table:table-cell office:value-type="float" office:value="0.367051814087013">
                <text:p>0.367051814087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8358928001409">
                <text:p>0.438358928001409</text:p>
              </table:table-cell>
              <table:table-cell office:value-type="float" office:value="0.3685925969821">
                <text:p>0.3685925969821</text:p>
              </table:table-cell>
              <table:table-cell office:value-type="float" office:value="0.435236740158088">
                <text:p>0.435236740158088</text:p>
              </table:table-cell>
              <table:table-cell office:value-type="float" office:value="0.36568374334978">
                <text:p>0.36568374334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5071716643104">
                <text:p>0.435071716643104</text:p>
              </table:table-cell>
              <table:table-cell office:value-type="float" office:value="0.362968510060205">
                <text:p>0.362968510060205</text:p>
              </table:table-cell>
              <table:table-cell office:value-type="float" office:value="0.432129432353096">
                <text:p>0.432129432353096</text:p>
              </table:table-cell>
              <table:table-cell office:value-type="float" office:value="0.360116017947735">
                <text:p>0.360116017947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4448002326248">
                <text:p>0.434448002326248</text:p>
              </table:table-cell>
              <table:table-cell office:value-type="float" office:value="0.361354869433807">
                <text:p>0.361354869433807</text:p>
              </table:table-cell>
              <table:table-cell office:value-type="float" office:value="0.432304333816891">
                <text:p>0.432304333816891</text:p>
              </table:table-cell>
              <table:table-cell office:value-type="float" office:value="0.35897200355361">
                <text:p>0.35897200355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2463064694685">
                <text:p>0.432463064694685</text:p>
              </table:table-cell>
              <table:table-cell office:value-type="float" office:value="0.361175723844077">
                <text:p>0.361175723844077</text:p>
              </table:table-cell>
              <table:table-cell office:value-type="float" office:value="0.431765988921644">
                <text:p>0.431765988921644</text:p>
              </table:table-cell>
              <table:table-cell office:value-type="float" office:value="0.359127890617072">
                <text:p>0.359127890617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19262101337416">
                <text:p>0.419262101337416</text:p>
              </table:table-cell>
              <table:table-cell office:value-type="float" office:value="0.351614415620814">
                <text:p>0.351614415620814</text:p>
              </table:table-cell>
              <table:table-cell office:value-type="float" office:value="0.417588039933283">
                <text:p>0.417588039933283</text:p>
              </table:table-cell>
              <table:table-cell office:value-type="float" office:value="0.349432453504063">
                <text:p>0.349432453504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4503876837776">
                <text:p>0.414503876837776</text:p>
              </table:table-cell>
              <table:table-cell office:value-type="float" office:value="0.353916586612453">
                <text:p>0.353916586612453</text:p>
              </table:table-cell>
              <table:table-cell office:value-type="float" office:value="0.41155566202726">
                <text:p>0.41155566202726</text:p>
              </table:table-cell>
              <table:table-cell office:value-type="float" office:value="0.352063141808903">
                <text:p>0.3520631418089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5655681790498">
                <text:p>0.405655681790498</text:p>
              </table:table-cell>
              <table:table-cell office:value-type="float" office:value="0.347277543428973">
                <text:p>0.347277543428973</text:p>
              </table:table-cell>
              <table:table-cell office:value-type="float" office:value="0.406141210219618">
                <text:p>0.406141210219618</text:p>
              </table:table-cell>
              <table:table-cell office:value-type="float" office:value="0.346894054436379">
                <text:p>0.346894054436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8629365882529">
                <text:p>0.408629365882529</text:p>
              </table:table-cell>
              <table:table-cell office:value-type="float" office:value="0.354215632696411">
                <text:p>0.354215632696411</text:p>
              </table:table-cell>
              <table:table-cell office:value-type="float" office:value="0.410596201947886">
                <text:p>0.410596201947886</text:p>
              </table:table-cell>
              <table:table-cell office:value-type="float" office:value="0.353578741671339">
                <text:p>0.35357874167133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528086772676">
                <text:p>0.400528086772676</text:p>
              </table:table-cell>
              <table:table-cell office:value-type="float" office:value="0.435061370247031">
                <text:p>0.435061370247031</text:p>
              </table:table-cell>
              <table:table-cell office:value-type="float" office:value="0.382742400678397">
                <text:p>0.3827424006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64095042281">
                <text:p>0.460264095042281</text:p>
              </table:table-cell>
              <table:table-cell office:value-type="float" office:value="0.40619175604529">
                <text:p>0.40619175604529</text:p>
              </table:table-cell>
              <table:table-cell office:value-type="float" office:value="0.439104270566436">
                <text:p>0.439104270566436</text:p>
              </table:table-cell>
              <table:table-cell office:value-type="float" office:value="0.387600995625664">
                <text:p>0.387600995625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054510837494">
                <text:p>0.463054510837494</text:p>
              </table:table-cell>
              <table:table-cell office:value-type="float" office:value="0.407156681186282">
                <text:p>0.407156681186282</text:p>
              </table:table-cell>
              <table:table-cell office:value-type="float" office:value="0.44144223169925">
                <text:p>0.44144223169925</text:p>
              </table:table-cell>
              <table:table-cell office:value-type="float" office:value="0.388836284633933">
                <text:p>0.388836284633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5934573045058">
                <text:p>0.465934573045058</text:p>
              </table:table-cell>
              <table:table-cell office:value-type="float" office:value="0.403411002605429">
                <text:p>0.403411002605429</text:p>
              </table:table-cell>
              <table:table-cell office:value-type="float" office:value="0.441199929342061">
                <text:p>0.441199929342061</text:p>
              </table:table-cell>
              <table:table-cell office:value-type="float" office:value="0.384621755408851">
                <text:p>0.384621755408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817142908763">
                <text:p>0.46817142908763</text:p>
              </table:table-cell>
              <table:table-cell office:value-type="float" office:value="0.40011797202765">
                <text:p>0.40011797202765</text:p>
              </table:table-cell>
              <table:table-cell office:value-type="float" office:value="0.441889477869026">
                <text:p>0.441889477869026</text:p>
              </table:table-cell>
              <table:table-cell office:value-type="float" office:value="0.381807112872475">
                <text:p>0.381807112872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4996025837059">
                <text:p>0.464996025837059</text:p>
              </table:table-cell>
              <table:table-cell office:value-type="float" office:value="0.396610796847262">
                <text:p>0.396610796847262</text:p>
              </table:table-cell>
              <table:table-cell office:value-type="float" office:value="0.437598626490307">
                <text:p>0.437598626490307</text:p>
              </table:table-cell>
              <table:table-cell office:value-type="float" office:value="0.379007896122387">
                <text:p>0.379007896122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9732399914216">
                <text:p>0.469732399914216</text:p>
              </table:table-cell>
              <table:table-cell office:value-type="float" office:value="0.39718399073291">
                <text:p>0.39718399073291</text:p>
              </table:table-cell>
              <table:table-cell office:value-type="float" office:value="0.443483819503037">
                <text:p>0.443483819503037</text:p>
              </table:table-cell>
              <table:table-cell office:value-type="float" office:value="0.380146200668249">
                <text:p>0.380146200668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70701542445932">
                <text:p>0.470701542445932</text:p>
              </table:table-cell>
              <table:table-cell office:value-type="float" office:value="0.394628274409847">
                <text:p>0.394628274409847</text:p>
              </table:table-cell>
              <table:table-cell office:value-type="float" office:value="0.446105295446625">
                <text:p>0.446105295446625</text:p>
              </table:table-cell>
              <table:table-cell office:value-type="float" office:value="0.379546331325369">
                <text:p>0.379546331325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27982935468">
                <text:p>0.46527982935468</text:p>
              </table:table-cell>
              <table:table-cell office:value-type="float" office:value="0.391802089828645">
                <text:p>0.391802089828645</text:p>
              </table:table-cell>
              <table:table-cell office:value-type="float" office:value="0.439645909845046">
                <text:p>0.439645909845046</text:p>
              </table:table-cell>
              <table:table-cell office:value-type="float" office:value="0.376669885122464">
                <text:p>0.376669885122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4950529565812">
                <text:p>0.464950529565812</text:p>
              </table:table-cell>
              <table:table-cell office:value-type="float" office:value="0.387494625879591">
                <text:p>0.387494625879591</text:p>
              </table:table-cell>
              <table:table-cell office:value-type="float" office:value="0.441099330974684">
                <text:p>0.441099330974684</text:p>
              </table:table-cell>
              <table:table-cell office:value-type="float" office:value="0.37334073319294">
                <text:p>0.37334073319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0329876207244">
                <text:p>0.450329876207244</text:p>
              </table:table-cell>
              <table:table-cell office:value-type="float" office:value="0.378919334976051">
                <text:p>0.378919334976051</text:p>
              </table:table-cell>
              <table:table-cell office:value-type="float" office:value="0.4304508208275">
                <text:p>0.4304508208275</text:p>
              </table:table-cell>
              <table:table-cell office:value-type="float" office:value="0.367569350343672">
                <text:p>0.367569350343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8229319281603">
                <text:p>0.448229319281603</text:p>
              </table:table-cell>
              <table:table-cell office:value-type="float" office:value="0.377688164365634">
                <text:p>0.377688164365634</text:p>
              </table:table-cell>
              <table:table-cell office:value-type="float" office:value="0.432549733463355">
                <text:p>0.432549733463355</text:p>
              </table:table-cell>
              <table:table-cell office:value-type="float" office:value="0.368553592248469">
                <text:p>0.368553592248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3006185068884">
                <text:p>0.463006185068884</text:p>
              </table:table-cell>
              <table:table-cell office:value-type="float" office:value="0.387835180268233">
                <text:p>0.387835180268233</text:p>
              </table:table-cell>
              <table:table-cell office:value-type="float" office:value="0.451682209389783">
                <text:p>0.451682209389783</text:p>
              </table:table-cell>
              <table:table-cell office:value-type="float" office:value="0.381213521776242">
                <text:p>0.381213521776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728012291679">
                <text:p>0.450728012291679</text:p>
              </table:table-cell>
              <table:table-cell office:value-type="float" office:value="0.381532454555415">
                <text:p>0.381532454555415</text:p>
              </table:table-cell>
              <table:table-cell office:value-type="float" office:value="0.44087321930611">
                <text:p>0.44087321930611</text:p>
              </table:table-cell>
              <table:table-cell office:value-type="float" office:value="0.376343820666999">
                <text:p>0.376343820666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0245780821191">
                <text:p>0.440245780821191</text:p>
              </table:table-cell>
              <table:table-cell office:value-type="float" office:value="0.372905783199015">
                <text:p>0.372905783199015</text:p>
              </table:table-cell>
              <table:table-cell office:value-type="float" office:value="0.432796509797118">
                <text:p>0.432796509797118</text:p>
              </table:table-cell>
              <table:table-cell office:value-type="float" office:value="0.369028497015016">
                <text:p>0.369028497015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8536560424564">
                <text:p>0.438536560424564</text:p>
              </table:table-cell>
              <table:table-cell office:value-type="float" office:value="0.370267816420009">
                <text:p>0.370267816420009</text:p>
              </table:table-cell>
              <table:table-cell office:value-type="float" office:value="0.431946527992708">
                <text:p>0.431946527992708</text:p>
              </table:table-cell>
              <table:table-cell office:value-type="float" office:value="0.36719561531913">
                <text:p>0.36719561531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8674561368157">
                <text:p>0.438674561368157</text:p>
              </table:table-cell>
              <table:table-cell office:value-type="float" office:value="0.369215525984852">
                <text:p>0.369215525984852</text:p>
              </table:table-cell>
              <table:table-cell office:value-type="float" office:value="0.432654228809352">
                <text:p>0.432654228809352</text:p>
              </table:table-cell>
              <table:table-cell office:value-type="float" office:value="0.36623298086861">
                <text:p>0.36623298086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7380573379751">
                <text:p>0.437380573379751</text:p>
              </table:table-cell>
              <table:table-cell office:value-type="float" office:value="0.365875460299235">
                <text:p>0.365875460299235</text:p>
              </table:table-cell>
              <table:table-cell office:value-type="float" office:value="0.433070198250128">
                <text:p>0.433070198250128</text:p>
              </table:table-cell>
              <table:table-cell office:value-type="float" office:value="0.363727075116476">
                <text:p>0.363727075116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5316663999456">
                <text:p>0.425316663999456</text:p>
              </table:table-cell>
              <table:table-cell office:value-type="float" office:value="0.35552542748225">
                <text:p>0.35552542748225</text:p>
              </table:table-cell>
              <table:table-cell office:value-type="float" office:value="0.420936675353467">
                <text:p>0.420936675353467</text:p>
              </table:table-cell>
              <table:table-cell office:value-type="float" office:value="0.353657610155389">
                <text:p>0.353657610155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5459301041786">
                <text:p>0.415459301041786</text:p>
              </table:table-cell>
              <table:table-cell office:value-type="float" office:value="0.357330421407843">
                <text:p>0.357330421407843</text:p>
              </table:table-cell>
              <table:table-cell office:value-type="float" office:value="0.413053882460053">
                <text:p>0.413053882460053</text:p>
              </table:table-cell>
              <table:table-cell office:value-type="float" office:value="0.356533840804459">
                <text:p>0.356533840804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9136963612513">
                <text:p>0.419136963612513</text:p>
              </table:table-cell>
              <table:table-cell office:value-type="float" office:value="0.354716890308323">
                <text:p>0.354716890308323</text:p>
              </table:table-cell>
              <table:table-cell office:value-type="float" office:value="0.417157074666082">
                <text:p>0.417157074666082</text:p>
              </table:table-cell>
              <table:table-cell office:value-type="float" office:value="0.354240613500782">
                <text:p>0.35424061350078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336617527711">
                <text:p>0.400336617527711</text:p>
              </table:table-cell>
              <table:table-cell office:value-type="float" office:value="0.434893288901514">
                <text:p>0.434893288901514</text:p>
              </table:table-cell>
              <table:table-cell office:value-type="float" office:value="0.382465440696525">
                <text:p>0.38246544069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9915803612773">
                <text:p>0.459915803612773</text:p>
              </table:table-cell>
              <table:table-cell office:value-type="float" office:value="0.406089052185382">
                <text:p>0.406089052185382</text:p>
              </table:table-cell>
              <table:table-cell office:value-type="float" office:value="0.438332582281962">
                <text:p>0.438332582281962</text:p>
              </table:table-cell>
              <table:table-cell office:value-type="float" office:value="0.387252244777981">
                <text:p>0.387252244777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454924556892">
                <text:p>0.461454924556892</text:p>
              </table:table-cell>
              <table:table-cell office:value-type="float" office:value="0.405767532722775">
                <text:p>0.405767532722775</text:p>
              </table:table-cell>
              <table:table-cell office:value-type="float" office:value="0.440037654496596">
                <text:p>0.440037654496596</text:p>
              </table:table-cell>
              <table:table-cell office:value-type="float" office:value="0.38758898242786">
                <text:p>0.38758898242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8214288014946">
                <text:p>0.458214288014946</text:p>
              </table:table-cell>
              <table:table-cell office:value-type="float" office:value="0.398357955817714">
                <text:p>0.398357955817714</text:p>
              </table:table-cell>
              <table:table-cell office:value-type="float" office:value="0.435477326317219">
                <text:p>0.435477326317219</text:p>
              </table:table-cell>
              <table:table-cell office:value-type="float" office:value="0.380295594476088">
                <text:p>0.38029559447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1761181712856">
                <text:p>0.451761181712856</text:p>
              </table:table-cell>
              <table:table-cell office:value-type="float" office:value="0.389631505797237">
                <text:p>0.389631505797237</text:p>
              </table:table-cell>
              <table:table-cell office:value-type="float" office:value="0.426425308281248">
                <text:p>0.426425308281248</text:p>
              </table:table-cell>
              <table:table-cell office:value-type="float" office:value="0.371343158078756">
                <text:p>0.371343158078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129775449108">
                <text:p>0.454129775449108</text:p>
              </table:table-cell>
              <table:table-cell office:value-type="float" office:value="0.391437728846605">
                <text:p>0.391437728846605</text:p>
              </table:table-cell>
              <table:table-cell office:value-type="float" office:value="0.429498150615941">
                <text:p>0.429498150615941</text:p>
              </table:table-cell>
              <table:table-cell office:value-type="float" office:value="0.373375035394568">
                <text:p>0.37337503539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4760754988417">
                <text:p>0.44760754988417</text:p>
              </table:table-cell>
              <table:table-cell office:value-type="float" office:value="0.388303503553498">
                <text:p>0.388303503553498</text:p>
              </table:table-cell>
              <table:table-cell office:value-type="float" office:value="0.42426331395951">
                <text:p>0.42426331395951</text:p>
              </table:table-cell>
              <table:table-cell office:value-type="float" office:value="0.371134795548727">
                <text:p>0.371134795548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2829652058659">
                <text:p>0.452829652058659</text:p>
              </table:table-cell>
              <table:table-cell office:value-type="float" office:value="0.386224920942225">
                <text:p>0.386224920942225</text:p>
              </table:table-cell>
              <table:table-cell office:value-type="float" office:value="0.429885550943464">
                <text:p>0.429885550943464</text:p>
              </table:table-cell>
              <table:table-cell office:value-type="float" office:value="0.369303663557255">
                <text:p>0.369303663557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6287132328125">
                <text:p>0.446287132328125</text:p>
              </table:table-cell>
              <table:table-cell office:value-type="float" office:value="0.380996455327912">
                <text:p>0.380996455327912</text:p>
              </table:table-cell>
              <table:table-cell office:value-type="float" office:value="0.423887253311729">
                <text:p>0.423887253311729</text:p>
              </table:table-cell>
              <table:table-cell office:value-type="float" office:value="0.365763354382913">
                <text:p>0.36576335438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2646913924935">
                <text:p>0.442646913924935</text:p>
              </table:table-cell>
              <table:table-cell office:value-type="float" office:value="0.375756513426996">
                <text:p>0.375756513426996</text:p>
              </table:table-cell>
              <table:table-cell office:value-type="float" office:value="0.422849091054816">
                <text:p>0.422849091054816</text:p>
              </table:table-cell>
              <table:table-cell office:value-type="float" office:value="0.363140729394043">
                <text:p>0.363140729394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1090866211997">
                <text:p>0.441090866211997</text:p>
              </table:table-cell>
              <table:table-cell office:value-type="float" office:value="0.37298520524101">
                <text:p>0.37298520524101</text:p>
              </table:table-cell>
              <table:table-cell office:value-type="float" office:value="0.42238940661161">
                <text:p>0.42238940661161</text:p>
              </table:table-cell>
              <table:table-cell office:value-type="float" office:value="0.361575389217169">
                <text:p>0.361575389217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2389364139318">
                <text:p>0.452389364139318</text:p>
              </table:table-cell>
              <table:table-cell office:value-type="float" office:value="0.377307496778206">
                <text:p>0.377307496778206</text:p>
              </table:table-cell>
              <table:table-cell office:value-type="float" office:value="0.437449671932139">
                <text:p>0.437449671932139</text:p>
              </table:table-cell>
              <table:table-cell office:value-type="float" office:value="0.367913774435837">
                <text:p>0.367913774435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8924812807302">
                <text:p>0.458924812807302</text:p>
              </table:table-cell>
              <table:table-cell office:value-type="float" office:value="0.383137645765737">
                <text:p>0.383137645765737</text:p>
              </table:table-cell>
              <table:table-cell office:value-type="float" office:value="0.448786475458841">
                <text:p>0.448786475458841</text:p>
              </table:table-cell>
              <table:table-cell office:value-type="float" office:value="0.376160447292987">
                <text:p>0.376160447292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1913686053953">
                <text:p>0.451913686053953</text:p>
              </table:table-cell>
              <table:table-cell office:value-type="float" office:value="0.376935624636172">
                <text:p>0.376935624636172</text:p>
              </table:table-cell>
              <table:table-cell office:value-type="float" office:value="0.442231490153309">
                <text:p>0.442231490153309</text:p>
              </table:table-cell>
              <table:table-cell office:value-type="float" office:value="0.370684151370155">
                <text:p>0.370684151370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4540151943251">
                <text:p>0.444540151943251</text:p>
              </table:table-cell>
              <table:table-cell office:value-type="float" office:value="0.372809777028023">
                <text:p>0.372809777028023</text:p>
              </table:table-cell>
              <table:table-cell office:value-type="float" office:value="0.434864276691281">
                <text:p>0.434864276691281</text:p>
              </table:table-cell>
              <table:table-cell office:value-type="float" office:value="0.367036764711151">
                <text:p>0.36703676471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2100059281182">
                <text:p>0.442100059281182</text:p>
              </table:table-cell>
              <table:table-cell office:value-type="float" office:value="0.374308013132887">
                <text:p>0.374308013132887</text:p>
              </table:table-cell>
              <table:table-cell office:value-type="float" office:value="0.433811224784953">
                <text:p>0.433811224784953</text:p>
              </table:table-cell>
              <table:table-cell office:value-type="float" office:value="0.369203223956562">
                <text:p>0.369203223956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1435396313334">
                <text:p>0.431435396313334</text:p>
              </table:table-cell>
              <table:table-cell office:value-type="float" office:value="0.368307634597137">
                <text:p>0.368307634597137</text:p>
              </table:table-cell>
              <table:table-cell office:value-type="float" office:value="0.424477139184519">
                <text:p>0.424477139184519</text:p>
              </table:table-cell>
              <table:table-cell office:value-type="float" office:value="0.364329757650775">
                <text:p>0.364329757650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4317793837433">
                <text:p>0.434317793837433</text:p>
              </table:table-cell>
              <table:table-cell office:value-type="float" office:value="0.368663319342349">
                <text:p>0.368663319342349</text:p>
              </table:table-cell>
              <table:table-cell office:value-type="float" office:value="0.428816253490621">
                <text:p>0.428816253490621</text:p>
              </table:table-cell>
              <table:table-cell office:value-type="float" office:value="0.365041090662216">
                <text:p>0.365041090662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1461034343316">
                <text:p>0.441461034343316</text:p>
              </table:table-cell>
              <table:table-cell office:value-type="float" office:value="0.3735453041347">
                <text:p>0.3735453041347</text:p>
              </table:table-cell>
              <table:table-cell office:value-type="float" office:value="0.436304948939517">
                <text:p>0.436304948939517</text:p>
              </table:table-cell>
              <table:table-cell office:value-type="float" office:value="0.369706397945552">
                <text:p>0.369706397945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1493559671869">
                <text:p>0.441493559671869</text:p>
              </table:table-cell>
              <table:table-cell office:value-type="float" office:value="0.372136697873244">
                <text:p>0.372136697873244</text:p>
              </table:table-cell>
              <table:table-cell office:value-type="float" office:value="0.441204391427147">
                <text:p>0.441204391427147</text:p>
              </table:table-cell>
              <table:table-cell office:value-type="float" office:value="0.369037801850444">
                <text:p>0.369037801850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2988674373898">
                <text:p>0.432988674373898</text:p>
              </table:table-cell>
              <table:table-cell office:value-type="float" office:value="0.370045598642531">
                <text:p>0.370045598642531</text:p>
              </table:table-cell>
              <table:table-cell office:value-type="float" office:value="0.433526052018279">
                <text:p>0.433526052018279</text:p>
              </table:table-cell>
              <table:table-cell office:value-type="float" office:value="0.366900995333776">
                <text:p>0.3669009953337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528086772676">
                <text:p>0.400528086772676</text:p>
              </table:table-cell>
              <table:table-cell office:value-type="float" office:value="0.435061370247031">
                <text:p>0.435061370247031</text:p>
              </table:table-cell>
              <table:table-cell office:value-type="float" office:value="0.382742400678397">
                <text:p>0.3827424006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264095042281">
                <text:p>0.460264095042281</text:p>
              </table:table-cell>
              <table:table-cell office:value-type="float" office:value="0.40619175604529">
                <text:p>0.40619175604529</text:p>
              </table:table-cell>
              <table:table-cell office:value-type="float" office:value="0.439104270566436">
                <text:p>0.439104270566436</text:p>
              </table:table-cell>
              <table:table-cell office:value-type="float" office:value="0.387600995625664">
                <text:p>0.387600995625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054510837494">
                <text:p>0.463054510837494</text:p>
              </table:table-cell>
              <table:table-cell office:value-type="float" office:value="0.407156681186282">
                <text:p>0.407156681186282</text:p>
              </table:table-cell>
              <table:table-cell office:value-type="float" office:value="0.44144223169925">
                <text:p>0.44144223169925</text:p>
              </table:table-cell>
              <table:table-cell office:value-type="float" office:value="0.388836284633933">
                <text:p>0.388836284633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5934573045058">
                <text:p>0.465934573045058</text:p>
              </table:table-cell>
              <table:table-cell office:value-type="float" office:value="0.403411002605429">
                <text:p>0.403411002605429</text:p>
              </table:table-cell>
              <table:table-cell office:value-type="float" office:value="0.441199929342061">
                <text:p>0.441199929342061</text:p>
              </table:table-cell>
              <table:table-cell office:value-type="float" office:value="0.384621755408851">
                <text:p>0.384621755408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817142908763">
                <text:p>0.46817142908763</text:p>
              </table:table-cell>
              <table:table-cell office:value-type="float" office:value="0.40011797202765">
                <text:p>0.40011797202765</text:p>
              </table:table-cell>
              <table:table-cell office:value-type="float" office:value="0.441889477869026">
                <text:p>0.441889477869026</text:p>
              </table:table-cell>
              <table:table-cell office:value-type="float" office:value="0.381807112872475">
                <text:p>0.381807112872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4996025837059">
                <text:p>0.464996025837059</text:p>
              </table:table-cell>
              <table:table-cell office:value-type="float" office:value="0.396610796847262">
                <text:p>0.396610796847262</text:p>
              </table:table-cell>
              <table:table-cell office:value-type="float" office:value="0.437598626490307">
                <text:p>0.437598626490307</text:p>
              </table:table-cell>
              <table:table-cell office:value-type="float" office:value="0.379007896122387">
                <text:p>0.3790078961223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9732399914216">
                <text:p>0.469732399914216</text:p>
              </table:table-cell>
              <table:table-cell office:value-type="float" office:value="0.39718399073291">
                <text:p>0.39718399073291</text:p>
              </table:table-cell>
              <table:table-cell office:value-type="float" office:value="0.443483819503037">
                <text:p>0.443483819503037</text:p>
              </table:table-cell>
              <table:table-cell office:value-type="float" office:value="0.380146200668249">
                <text:p>0.380146200668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70701542445932">
                <text:p>0.470701542445932</text:p>
              </table:table-cell>
              <table:table-cell office:value-type="float" office:value="0.394628274409847">
                <text:p>0.394628274409847</text:p>
              </table:table-cell>
              <table:table-cell office:value-type="float" office:value="0.446105295446625">
                <text:p>0.446105295446625</text:p>
              </table:table-cell>
              <table:table-cell office:value-type="float" office:value="0.379546331325369">
                <text:p>0.379546331325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27982935468">
                <text:p>0.46527982935468</text:p>
              </table:table-cell>
              <table:table-cell office:value-type="float" office:value="0.391802089828645">
                <text:p>0.391802089828645</text:p>
              </table:table-cell>
              <table:table-cell office:value-type="float" office:value="0.439645909845046">
                <text:p>0.439645909845046</text:p>
              </table:table-cell>
              <table:table-cell office:value-type="float" office:value="0.376669885122464">
                <text:p>0.376669885122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4950529565812">
                <text:p>0.464950529565812</text:p>
              </table:table-cell>
              <table:table-cell office:value-type="float" office:value="0.387494625879591">
                <text:p>0.387494625879591</text:p>
              </table:table-cell>
              <table:table-cell office:value-type="float" office:value="0.441099330974684">
                <text:p>0.441099330974684</text:p>
              </table:table-cell>
              <table:table-cell office:value-type="float" office:value="0.37334073319294">
                <text:p>0.373340733192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0329876207244">
                <text:p>0.450329876207244</text:p>
              </table:table-cell>
              <table:table-cell office:value-type="float" office:value="0.378919334976051">
                <text:p>0.378919334976051</text:p>
              </table:table-cell>
              <table:table-cell office:value-type="float" office:value="0.4304508208275">
                <text:p>0.4304508208275</text:p>
              </table:table-cell>
              <table:table-cell office:value-type="float" office:value="0.367569350343672">
                <text:p>0.367569350343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48229319281603">
                <text:p>0.448229319281603</text:p>
              </table:table-cell>
              <table:table-cell office:value-type="float" office:value="0.377688164365634">
                <text:p>0.377688164365634</text:p>
              </table:table-cell>
              <table:table-cell office:value-type="float" office:value="0.432549733463355">
                <text:p>0.432549733463355</text:p>
              </table:table-cell>
              <table:table-cell office:value-type="float" office:value="0.368553592248469">
                <text:p>0.368553592248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3006185068884">
                <text:p>0.463006185068884</text:p>
              </table:table-cell>
              <table:table-cell office:value-type="float" office:value="0.387835180268233">
                <text:p>0.387835180268233</text:p>
              </table:table-cell>
              <table:table-cell office:value-type="float" office:value="0.451682209389783">
                <text:p>0.451682209389783</text:p>
              </table:table-cell>
              <table:table-cell office:value-type="float" office:value="0.381213521776242">
                <text:p>0.381213521776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728012291679">
                <text:p>0.450728012291679</text:p>
              </table:table-cell>
              <table:table-cell office:value-type="float" office:value="0.381532454555415">
                <text:p>0.381532454555415</text:p>
              </table:table-cell>
              <table:table-cell office:value-type="float" office:value="0.44087321930611">
                <text:p>0.44087321930611</text:p>
              </table:table-cell>
              <table:table-cell office:value-type="float" office:value="0.376343820666999">
                <text:p>0.376343820666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0245780821191">
                <text:p>0.440245780821191</text:p>
              </table:table-cell>
              <table:table-cell office:value-type="float" office:value="0.372905783199015">
                <text:p>0.372905783199015</text:p>
              </table:table-cell>
              <table:table-cell office:value-type="float" office:value="0.432796509797118">
                <text:p>0.432796509797118</text:p>
              </table:table-cell>
              <table:table-cell office:value-type="float" office:value="0.369028497015016">
                <text:p>0.369028497015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8536560424564">
                <text:p>0.438536560424564</text:p>
              </table:table-cell>
              <table:table-cell office:value-type="float" office:value="0.370267816420009">
                <text:p>0.370267816420009</text:p>
              </table:table-cell>
              <table:table-cell office:value-type="float" office:value="0.431946527992708">
                <text:p>0.431946527992708</text:p>
              </table:table-cell>
              <table:table-cell office:value-type="float" office:value="0.36719561531913">
                <text:p>0.36719561531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8674561368157">
                <text:p>0.438674561368157</text:p>
              </table:table-cell>
              <table:table-cell office:value-type="float" office:value="0.369215525984852">
                <text:p>0.369215525984852</text:p>
              </table:table-cell>
              <table:table-cell office:value-type="float" office:value="0.432654228809352">
                <text:p>0.432654228809352</text:p>
              </table:table-cell>
              <table:table-cell office:value-type="float" office:value="0.36623298086861">
                <text:p>0.366232980868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7380573379751">
                <text:p>0.437380573379751</text:p>
              </table:table-cell>
              <table:table-cell office:value-type="float" office:value="0.365875460299235">
                <text:p>0.365875460299235</text:p>
              </table:table-cell>
              <table:table-cell office:value-type="float" office:value="0.433070198250128">
                <text:p>0.433070198250128</text:p>
              </table:table-cell>
              <table:table-cell office:value-type="float" office:value="0.363727075116476">
                <text:p>0.3637270751164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5316663999456">
                <text:p>0.425316663999456</text:p>
              </table:table-cell>
              <table:table-cell office:value-type="float" office:value="0.35552542748225">
                <text:p>0.35552542748225</text:p>
              </table:table-cell>
              <table:table-cell office:value-type="float" office:value="0.420936675353467">
                <text:p>0.420936675353467</text:p>
              </table:table-cell>
              <table:table-cell office:value-type="float" office:value="0.353657610155389">
                <text:p>0.353657610155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5459301041786">
                <text:p>0.415459301041786</text:p>
              </table:table-cell>
              <table:table-cell office:value-type="float" office:value="0.357330421407843">
                <text:p>0.357330421407843</text:p>
              </table:table-cell>
              <table:table-cell office:value-type="float" office:value="0.413053882460053">
                <text:p>0.413053882460053</text:p>
              </table:table-cell>
              <table:table-cell office:value-type="float" office:value="0.356533840804459">
                <text:p>0.356533840804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19136963612513">
                <text:p>0.419136963612513</text:p>
              </table:table-cell>
              <table:table-cell office:value-type="float" office:value="0.354716890308323">
                <text:p>0.354716890308323</text:p>
              </table:table-cell>
              <table:table-cell office:value-type="float" office:value="0.417157074666082">
                <text:p>0.417157074666082</text:p>
              </table:table-cell>
              <table:table-cell office:value-type="float" office:value="0.354240613500782">
                <text:p>0.354240613500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336617527711">
                <text:p>0.400336617527711</text:p>
              </table:table-cell>
              <table:table-cell office:value-type="float" office:value="0.434893288901514">
                <text:p>0.434893288901514</text:p>
              </table:table-cell>
              <table:table-cell office:value-type="float" office:value="0.382465440696525">
                <text:p>0.38246544069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9915803612773">
                <text:p>0.459915803612773</text:p>
              </table:table-cell>
              <table:table-cell office:value-type="float" office:value="0.406089052185382">
                <text:p>0.406089052185382</text:p>
              </table:table-cell>
              <table:table-cell office:value-type="float" office:value="0.438332582281962">
                <text:p>0.438332582281962</text:p>
              </table:table-cell>
              <table:table-cell office:value-type="float" office:value="0.387252244777981">
                <text:p>0.387252244777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454924556892">
                <text:p>0.461454924556892</text:p>
              </table:table-cell>
              <table:table-cell office:value-type="float" office:value="0.405767532722775">
                <text:p>0.405767532722775</text:p>
              </table:table-cell>
              <table:table-cell office:value-type="float" office:value="0.440037654496596">
                <text:p>0.440037654496596</text:p>
              </table:table-cell>
              <table:table-cell office:value-type="float" office:value="0.38758898242786">
                <text:p>0.387588982427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8214288014946">
                <text:p>0.458214288014946</text:p>
              </table:table-cell>
              <table:table-cell office:value-type="float" office:value="0.398357955817714">
                <text:p>0.398357955817714</text:p>
              </table:table-cell>
              <table:table-cell office:value-type="float" office:value="0.435477326317219">
                <text:p>0.435477326317219</text:p>
              </table:table-cell>
              <table:table-cell office:value-type="float" office:value="0.380295594476088">
                <text:p>0.38029559447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1761181712856">
                <text:p>0.451761181712856</text:p>
              </table:table-cell>
              <table:table-cell office:value-type="float" office:value="0.389631505797237">
                <text:p>0.389631505797237</text:p>
              </table:table-cell>
              <table:table-cell office:value-type="float" office:value="0.426425308281248">
                <text:p>0.426425308281248</text:p>
              </table:table-cell>
              <table:table-cell office:value-type="float" office:value="0.371343158078756">
                <text:p>0.3713431580787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129775449108">
                <text:p>0.454129775449108</text:p>
              </table:table-cell>
              <table:table-cell office:value-type="float" office:value="0.391437728846605">
                <text:p>0.391437728846605</text:p>
              </table:table-cell>
              <table:table-cell office:value-type="float" office:value="0.429498150615941">
                <text:p>0.429498150615941</text:p>
              </table:table-cell>
              <table:table-cell office:value-type="float" office:value="0.373375035394568">
                <text:p>0.37337503539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4760754988417">
                <text:p>0.44760754988417</text:p>
              </table:table-cell>
              <table:table-cell office:value-type="float" office:value="0.388303503553498">
                <text:p>0.388303503553498</text:p>
              </table:table-cell>
              <table:table-cell office:value-type="float" office:value="0.42426331395951">
                <text:p>0.42426331395951</text:p>
              </table:table-cell>
              <table:table-cell office:value-type="float" office:value="0.371134795548727">
                <text:p>0.3711347955487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2829652058659">
                <text:p>0.452829652058659</text:p>
              </table:table-cell>
              <table:table-cell office:value-type="float" office:value="0.386224920942225">
                <text:p>0.386224920942225</text:p>
              </table:table-cell>
              <table:table-cell office:value-type="float" office:value="0.429885550943464">
                <text:p>0.429885550943464</text:p>
              </table:table-cell>
              <table:table-cell office:value-type="float" office:value="0.369303663557255">
                <text:p>0.369303663557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6287132328125">
                <text:p>0.446287132328125</text:p>
              </table:table-cell>
              <table:table-cell office:value-type="float" office:value="0.380996455327912">
                <text:p>0.380996455327912</text:p>
              </table:table-cell>
              <table:table-cell office:value-type="float" office:value="0.423887253311729">
                <text:p>0.423887253311729</text:p>
              </table:table-cell>
              <table:table-cell office:value-type="float" office:value="0.365763354382913">
                <text:p>0.365763354382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2646913924935">
                <text:p>0.442646913924935</text:p>
              </table:table-cell>
              <table:table-cell office:value-type="float" office:value="0.375756513426996">
                <text:p>0.375756513426996</text:p>
              </table:table-cell>
              <table:table-cell office:value-type="float" office:value="0.422849091054816">
                <text:p>0.422849091054816</text:p>
              </table:table-cell>
              <table:table-cell office:value-type="float" office:value="0.363140729394043">
                <text:p>0.363140729394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41090866211997">
                <text:p>0.441090866211997</text:p>
              </table:table-cell>
              <table:table-cell office:value-type="float" office:value="0.37298520524101">
                <text:p>0.37298520524101</text:p>
              </table:table-cell>
              <table:table-cell office:value-type="float" office:value="0.42238940661161">
                <text:p>0.42238940661161</text:p>
              </table:table-cell>
              <table:table-cell office:value-type="float" office:value="0.361575389217169">
                <text:p>0.361575389217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2389364139318">
                <text:p>0.452389364139318</text:p>
              </table:table-cell>
              <table:table-cell office:value-type="float" office:value="0.377307496778206">
                <text:p>0.377307496778206</text:p>
              </table:table-cell>
              <table:table-cell office:value-type="float" office:value="0.437449671932139">
                <text:p>0.437449671932139</text:p>
              </table:table-cell>
              <table:table-cell office:value-type="float" office:value="0.367913774435837">
                <text:p>0.367913774435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8924812807302">
                <text:p>0.458924812807302</text:p>
              </table:table-cell>
              <table:table-cell office:value-type="float" office:value="0.383137645765737">
                <text:p>0.383137645765737</text:p>
              </table:table-cell>
              <table:table-cell office:value-type="float" office:value="0.448786475458841">
                <text:p>0.448786475458841</text:p>
              </table:table-cell>
              <table:table-cell office:value-type="float" office:value="0.376160447292987">
                <text:p>0.376160447292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1913686053953">
                <text:p>0.451913686053953</text:p>
              </table:table-cell>
              <table:table-cell office:value-type="float" office:value="0.376935624636172">
                <text:p>0.376935624636172</text:p>
              </table:table-cell>
              <table:table-cell office:value-type="float" office:value="0.442231490153309">
                <text:p>0.442231490153309</text:p>
              </table:table-cell>
              <table:table-cell office:value-type="float" office:value="0.370684151370155">
                <text:p>0.370684151370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4540151943251">
                <text:p>0.444540151943251</text:p>
              </table:table-cell>
              <table:table-cell office:value-type="float" office:value="0.372809777028023">
                <text:p>0.372809777028023</text:p>
              </table:table-cell>
              <table:table-cell office:value-type="float" office:value="0.434864276691281">
                <text:p>0.434864276691281</text:p>
              </table:table-cell>
              <table:table-cell office:value-type="float" office:value="0.367036764711151">
                <text:p>0.367036764711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2100059281182">
                <text:p>0.442100059281182</text:p>
              </table:table-cell>
              <table:table-cell office:value-type="float" office:value="0.374308013132887">
                <text:p>0.374308013132887</text:p>
              </table:table-cell>
              <table:table-cell office:value-type="float" office:value="0.433811224784953">
                <text:p>0.433811224784953</text:p>
              </table:table-cell>
              <table:table-cell office:value-type="float" office:value="0.369203223956562">
                <text:p>0.369203223956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1435396313334">
                <text:p>0.431435396313334</text:p>
              </table:table-cell>
              <table:table-cell office:value-type="float" office:value="0.368307634597137">
                <text:p>0.368307634597137</text:p>
              </table:table-cell>
              <table:table-cell office:value-type="float" office:value="0.424477139184519">
                <text:p>0.424477139184519</text:p>
              </table:table-cell>
              <table:table-cell office:value-type="float" office:value="0.364329757650775">
                <text:p>0.364329757650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4317793837433">
                <text:p>0.434317793837433</text:p>
              </table:table-cell>
              <table:table-cell office:value-type="float" office:value="0.368663319342349">
                <text:p>0.368663319342349</text:p>
              </table:table-cell>
              <table:table-cell office:value-type="float" office:value="0.428816253490621">
                <text:p>0.428816253490621</text:p>
              </table:table-cell>
              <table:table-cell office:value-type="float" office:value="0.365041090662216">
                <text:p>0.365041090662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1461034343316">
                <text:p>0.441461034343316</text:p>
              </table:table-cell>
              <table:table-cell office:value-type="float" office:value="0.3735453041347">
                <text:p>0.3735453041347</text:p>
              </table:table-cell>
              <table:table-cell office:value-type="float" office:value="0.436304948939517">
                <text:p>0.436304948939517</text:p>
              </table:table-cell>
              <table:table-cell office:value-type="float" office:value="0.369706397945552">
                <text:p>0.369706397945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41493559671869">
                <text:p>0.441493559671869</text:p>
              </table:table-cell>
              <table:table-cell office:value-type="float" office:value="0.372136697873244">
                <text:p>0.372136697873244</text:p>
              </table:table-cell>
              <table:table-cell office:value-type="float" office:value="0.441204391427147">
                <text:p>0.441204391427147</text:p>
              </table:table-cell>
              <table:table-cell office:value-type="float" office:value="0.369037801850444">
                <text:p>0.369037801850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2988674373898">
                <text:p>0.432988674373898</text:p>
              </table:table-cell>
              <table:table-cell office:value-type="float" office:value="0.370045598642531">
                <text:p>0.370045598642531</text:p>
              </table:table-cell>
              <table:table-cell office:value-type="float" office:value="0.433526052018279">
                <text:p>0.433526052018279</text:p>
              </table:table-cell>
              <table:table-cell office:value-type="float" office:value="0.366900995333776">
                <text:p>0.366900995333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30261048811">
                <text:p>12.1530261048811</text:p>
              </table:table-cell>
              <table:table-cell office:value-type="float" office:value="8.64406442469468">
                <text:p>8.64406442469468</text:p>
              </table:table-cell>
              <table:table-cell office:value-type="float" office:value="9.13079756037044">
                <text:p>9.13079756037044</text:p>
              </table:table-cell>
              <table:table-cell office:value-type="float" office:value="6.82355404780065">
                <text:p>6.82355404780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42488953951">
                <text:p>11.6642488953951</text:p>
              </table:table-cell>
              <table:table-cell office:value-type="float" office:value="8.39522973236441">
                <text:p>8.39522973236441</text:p>
              </table:table-cell>
              <table:table-cell office:value-type="float" office:value="9.09258711481933">
                <text:p>9.09258711481933</text:p>
              </table:table-cell>
              <table:table-cell office:value-type="float" office:value="6.74198109801112">
                <text:p>6.74198109801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179166606978">
                <text:p>11.5179166606978</text:p>
              </table:table-cell>
              <table:table-cell office:value-type="float" office:value="8.39760080089639">
                <text:p>8.39760080089639</text:p>
              </table:table-cell>
              <table:table-cell office:value-type="float" office:value="9.06931378581787">
                <text:p>9.06931378581787</text:p>
              </table:table-cell>
              <table:table-cell office:value-type="float" office:value="6.79711032838697">
                <text:p>6.79711032838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7242353313214">
                <text:p>11.7242353313214</text:p>
              </table:table-cell>
              <table:table-cell office:value-type="float" office:value="8.34662550315118">
                <text:p>8.34662550315118</text:p>
              </table:table-cell>
              <table:table-cell office:value-type="float" office:value="9.10379070042404">
                <text:p>9.10379070042404</text:p>
              </table:table-cell>
              <table:table-cell office:value-type="float" office:value="6.6426688306232">
                <text:p>6.6426688306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3192594603711">
                <text:p>11.3192594603711</text:p>
              </table:table-cell>
              <table:table-cell office:value-type="float" office:value="8.16510516885179">
                <text:p>8.16510516885179</text:p>
              </table:table-cell>
              <table:table-cell office:value-type="float" office:value="8.87941597847585">
                <text:p>8.87941597847585</text:p>
              </table:table-cell>
              <table:table-cell office:value-type="float" office:value="6.52429238565894">
                <text:p>6.52429238565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1159433046624">
                <text:p>11.1159433046624</text:p>
              </table:table-cell>
              <table:table-cell office:value-type="float" office:value="8.31026684932946">
                <text:p>8.31026684932946</text:p>
              </table:table-cell>
              <table:table-cell office:value-type="float" office:value="8.50182341437034">
                <text:p>8.50182341437034</text:p>
              </table:table-cell>
              <table:table-cell office:value-type="float" office:value="6.59702901153286">
                <text:p>6.59702901153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7893625492741">
                <text:p>10.7893625492741</text:p>
              </table:table-cell>
              <table:table-cell office:value-type="float" office:value="8.01923695745818">
                <text:p>8.01923695745818</text:p>
              </table:table-cell>
              <table:table-cell office:value-type="float" office:value="8.4492533867684">
                <text:p>8.4492533867684</text:p>
              </table:table-cell>
              <table:table-cell office:value-type="float" office:value="6.4418963538642">
                <text:p>6.4418963538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2126099758872">
                <text:p>11.2126099758872</text:p>
              </table:table-cell>
              <table:table-cell office:value-type="float" office:value="7.83157863512053">
                <text:p>7.83157863512053</text:p>
              </table:table-cell>
              <table:table-cell office:value-type="float" office:value="8.89469550673949">
                <text:p>8.89469550673949</text:p>
              </table:table-cell>
              <table:table-cell office:value-type="float" office:value="6.50411037093319">
                <text:p>6.50411037093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7329989618307">
                <text:p>10.7329989618307</text:p>
              </table:table-cell>
              <table:table-cell office:value-type="float" office:value="7.78008675536521">
                <text:p>7.78008675536521</text:p>
              </table:table-cell>
              <table:table-cell office:value-type="float" office:value="8.79255128553426">
                <text:p>8.79255128553426</text:p>
              </table:table-cell>
              <table:table-cell office:value-type="float" office:value="6.35526686101941">
                <text:p>6.35526686101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1885722667819">
                <text:p>10.1885722667819</text:p>
              </table:table-cell>
              <table:table-cell office:value-type="float" office:value="7.45299337933884">
                <text:p>7.45299337933884</text:p>
              </table:table-cell>
              <table:table-cell office:value-type="float" office:value="8.47967077558111">
                <text:p>8.47967077558111</text:p>
              </table:table-cell>
              <table:table-cell office:value-type="float" office:value="6.40695749815227">
                <text:p>6.40695749815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6908227097391">
                <text:p>10.6908227097391</text:p>
              </table:table-cell>
              <table:table-cell office:value-type="float" office:value="7.52390688435353">
                <text:p>7.52390688435353</text:p>
              </table:table-cell>
              <table:table-cell office:value-type="float" office:value="9.09267643554737">
                <text:p>9.09267643554737</text:p>
              </table:table-cell>
              <table:table-cell office:value-type="float" office:value="6.55410469635539">
                <text:p>6.55410469635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9.99820092509851">
                <text:p>9.99820092509851</text:p>
              </table:table-cell>
              <table:table-cell office:value-type="float" office:value="7.23282239466738">
                <text:p>7.23282239466738</text:p>
              </table:table-cell>
              <table:table-cell office:value-type="float" office:value="9.20980733100712">
                <text:p>9.20980733100712</text:p>
              </table:table-cell>
              <table:table-cell office:value-type="float" office:value="6.59606528912931">
                <text:p>6.59606528912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99113186315426">
                <text:p>9.99113186315426</text:p>
              </table:table-cell>
              <table:table-cell office:value-type="float" office:value="7.39319432281852">
                <text:p>7.39319432281852</text:p>
              </table:table-cell>
              <table:table-cell office:value-type="float" office:value="9.40377093313639">
                <text:p>9.40377093313639</text:p>
              </table:table-cell>
              <table:table-cell office:value-type="float" office:value="6.75418421127926">
                <text:p>6.75418421127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2524999411291">
                <text:p>9.82524999411291</text:p>
              </table:table-cell>
              <table:table-cell office:value-type="float" office:value="7.14188057918081">
                <text:p>7.14188057918081</text:p>
              </table:table-cell>
              <table:table-cell office:value-type="float" office:value="9.02974080056561">
                <text:p>9.02974080056561</text:p>
              </table:table-cell>
              <table:table-cell office:value-type="float" office:value="6.60738184657985">
                <text:p>6.60738184657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32204153203052">
                <text:p>9.32204153203052</text:p>
              </table:table-cell>
              <table:table-cell office:value-type="float" office:value="7.0669957435724">
                <text:p>7.0669957435724</text:p>
              </table:table-cell>
              <table:table-cell office:value-type="float" office:value="8.60385310587987">
                <text:p>8.60385310587987</text:p>
              </table:table-cell>
              <table:table-cell office:value-type="float" office:value="6.40404966247033">
                <text:p>6.40404966247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37284679318437">
                <text:p>9.37284679318437</text:p>
              </table:table-cell>
              <table:table-cell office:value-type="float" office:value="6.85272084167086">
                <text:p>6.85272084167086</text:p>
              </table:table-cell>
              <table:table-cell office:value-type="float" office:value="8.65893374539437">
                <text:p>8.65893374539437</text:p>
              </table:table-cell>
              <table:table-cell office:value-type="float" office:value="6.35187340653663">
                <text:p>6.35187340653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94783598890515">
                <text:p>8.94783598890515</text:p>
              </table:table-cell>
              <table:table-cell office:value-type="float" office:value="6.66229134908254">
                <text:p>6.66229134908254</text:p>
              </table:table-cell>
              <table:table-cell office:value-type="float" office:value="8.68897313104903">
                <text:p>8.68897313104903</text:p>
              </table:table-cell>
              <table:table-cell office:value-type="float" office:value="6.37301980183351">
                <text:p>6.37301980183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82329145598012">
                <text:p>8.82329145598012</text:p>
              </table:table-cell>
              <table:table-cell office:value-type="float" office:value="6.75586861311415">
                <text:p>6.75586861311415</text:p>
              </table:table-cell>
              <table:table-cell office:value-type="float" office:value="8.46829504703224">
                <text:p>8.46829504703224</text:p>
              </table:table-cell>
              <table:table-cell office:value-type="float" office:value="6.44751886566717">
                <text:p>6.447518865667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24661626473713">
                <text:p>9.24661626473713</text:p>
              </table:table-cell>
              <table:table-cell office:value-type="float" office:value="6.79479512920822">
                <text:p>6.79479512920822</text:p>
              </table:table-cell>
              <table:table-cell office:value-type="float" office:value="8.85578837191039">
                <text:p>8.85578837191039</text:p>
              </table:table-cell>
              <table:table-cell office:value-type="float" office:value="6.5131341619474">
                <text:p>6.51313416194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10.4994303882081">
                <text:p>10.4994303882081</text:p>
              </table:table-cell>
              <table:table-cell office:value-type="float" office:value="6.62480216321958">
                <text:p>6.62480216321958</text:p>
              </table:table-cell>
              <table:table-cell office:value-type="float" office:value="10.6586916695124">
                <text:p>10.6586916695124</text:p>
              </table:table-cell>
              <table:table-cell office:value-type="float" office:value="6.42861350049569">
                <text:p>6.42861350049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10.4848178434239">
                <text:p>10.4848178434239</text:p>
              </table:table-cell>
              <table:table-cell office:value-type="float" office:value="6.70092535163996">
                <text:p>6.70092535163996</text:p>
              </table:table-cell>
              <table:table-cell office:value-type="float" office:value="10.4931420262236">
                <text:p>10.4931420262236</text:p>
              </table:table-cell>
              <table:table-cell office:value-type="float" office:value="6.3384465993596">
                <text:p>6.33844659935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23543542449">
                <text:p>12.1523543542449</text:p>
              </table:table-cell>
              <table:table-cell office:value-type="float" office:value="8.6413345356916">
                <text:p>8.6413345356916</text:p>
              </table:table-cell>
              <table:table-cell office:value-type="float" office:value="9.12660767982186">
                <text:p>9.12660767982186</text:p>
              </table:table-cell>
              <table:table-cell office:value-type="float" office:value="6.8183324702508">
                <text:p>6.818332470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7008792910787">
                <text:p>11.7008792910787</text:p>
              </table:table-cell>
              <table:table-cell office:value-type="float" office:value="8.44221824850281">
                <text:p>8.44221824850281</text:p>
              </table:table-cell>
              <table:table-cell office:value-type="float" office:value="9.11710798613449">
                <text:p>9.11710798613449</text:p>
              </table:table-cell>
              <table:table-cell office:value-type="float" office:value="6.76100079229211">
                <text:p>6.76100079229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485767024769">
                <text:p>11.5485767024769</text:p>
              </table:table-cell>
              <table:table-cell office:value-type="float" office:value="8.48124978916981">
                <text:p>8.48124978916981</text:p>
              </table:table-cell>
              <table:table-cell office:value-type="float" office:value="9.06203222803667">
                <text:p>9.06203222803667</text:p>
              </table:table-cell>
              <table:table-cell office:value-type="float" office:value="6.855125989201">
                <text:p>6.855125989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7064442313687">
                <text:p>11.7064442313687</text:p>
              </table:table-cell>
              <table:table-cell office:value-type="float" office:value="8.57916232416032">
                <text:p>8.57916232416032</text:p>
              </table:table-cell>
              <table:table-cell office:value-type="float" office:value="9.24760117883414">
                <text:p>9.24760117883414</text:p>
              </table:table-cell>
              <table:table-cell office:value-type="float" office:value="6.81586784609433">
                <text:p>6.81586784609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146949544863">
                <text:p>11.5146949544863</text:p>
              </table:table-cell>
              <table:table-cell office:value-type="float" office:value="8.52350149041311">
                <text:p>8.52350149041311</text:p>
              </table:table-cell>
              <table:table-cell office:value-type="float" office:value="8.97734449220455">
                <text:p>8.97734449220455</text:p>
              </table:table-cell>
              <table:table-cell office:value-type="float" office:value="6.95761602322016">
                <text:p>6.95761602322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8856604664028">
                <text:p>11.8856604664028</text:p>
              </table:table-cell>
              <table:table-cell office:value-type="float" office:value="8.45405789190372">
                <text:p>8.45405789190372</text:p>
              </table:table-cell>
              <table:table-cell office:value-type="float" office:value="9.26952309797313">
                <text:p>9.26952309797313</text:p>
              </table:table-cell>
              <table:table-cell office:value-type="float" office:value="6.84484136422033">
                <text:p>6.844841364220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8313852284826">
                <text:p>11.8313852284826</text:p>
              </table:table-cell>
              <table:table-cell office:value-type="float" office:value="8.64806060149729">
                <text:p>8.64806060149729</text:p>
              </table:table-cell>
              <table:table-cell office:value-type="float" office:value="9.4044995571626">
                <text:p>9.4044995571626</text:p>
              </table:table-cell>
              <table:table-cell office:value-type="float" office:value="7.0300755606431">
                <text:p>7.030075560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1008644775904">
                <text:p>11.1008644775904</text:p>
              </table:table-cell>
              <table:table-cell office:value-type="float" office:value="8.13994627040479">
                <text:p>8.13994627040479</text:p>
              </table:table-cell>
              <table:table-cell office:value-type="float" office:value="9.23159586884704">
                <text:p>9.23159586884704</text:p>
              </table:table-cell>
              <table:table-cell office:value-type="float" office:value="6.77796513921945">
                <text:p>6.77796513921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8722565989938">
                <text:p>10.8722565989938</text:p>
              </table:table-cell>
              <table:table-cell office:value-type="float" office:value="7.87857526770584">
                <text:p>7.87857526770584</text:p>
              </table:table-cell>
              <table:table-cell office:value-type="float" office:value="8.83674819653995">
                <text:p>8.83674819653995</text:p>
              </table:table-cell>
              <table:table-cell office:value-type="float" office:value="6.61232989475252">
                <text:p>6.612329894752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4271903133118">
                <text:p>10.4271903133118</text:p>
              </table:table-cell>
              <table:table-cell office:value-type="float" office:value="7.62111481786709">
                <text:p>7.62111481786709</text:p>
              </table:table-cell>
              <table:table-cell office:value-type="float" office:value="9.22839535347859">
                <text:p>9.22839535347859</text:p>
              </table:table-cell>
              <table:table-cell office:value-type="float" office:value="6.77728079752615">
                <text:p>6.777280797526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280474939519">
                <text:p>10.280474939519</text:p>
              </table:table-cell>
              <table:table-cell office:value-type="float" office:value="7.28171851150581">
                <text:p>7.28171851150581</text:p>
              </table:table-cell>
              <table:table-cell office:value-type="float" office:value="9.08879312534872">
                <text:p>9.08879312534872</text:p>
              </table:table-cell>
              <table:table-cell office:value-type="float" office:value="6.62577556536209">
                <text:p>6.62577556536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576888417704">
                <text:p>10.576888417704</text:p>
              </table:table-cell>
              <table:table-cell office:value-type="float" office:value="7.31485933774194">
                <text:p>7.31485933774194</text:p>
              </table:table-cell>
              <table:table-cell office:value-type="float" office:value="9.70609043467064">
                <text:p>9.70609043467064</text:p>
              </table:table-cell>
              <table:table-cell office:value-type="float" office:value="6.79268123691326">
                <text:p>6.79268123691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66304483822597">
                <text:p>9.66304483822597</text:p>
              </table:table-cell>
              <table:table-cell office:value-type="float" office:value="7.47680525623971">
                <text:p>7.47680525623971</text:p>
              </table:table-cell>
              <table:table-cell office:value-type="float" office:value="9.67544909659901">
                <text:p>9.67544909659901</text:p>
              </table:table-cell>
              <table:table-cell office:value-type="float" office:value="6.95435685569673">
                <text:p>6.95435685569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0638355809221">
                <text:p>10.0638355809221</text:p>
              </table:table-cell>
              <table:table-cell office:value-type="float" office:value="7.4805678375691">
                <text:p>7.4805678375691</text:p>
              </table:table-cell>
              <table:table-cell office:value-type="float" office:value="9.86879960548681">
                <text:p>9.86879960548681</text:p>
              </table:table-cell>
              <table:table-cell office:value-type="float" office:value="7.1213315791633">
                <text:p>7.121331579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0603653444342">
                <text:p>10.0603653444342</text:p>
              </table:table-cell>
              <table:table-cell office:value-type="float" office:value="7.27814634638284">
                <text:p>7.27814634638284</text:p>
              </table:table-cell>
              <table:table-cell office:value-type="float" office:value="9.78917903738026">
                <text:p>9.78917903738026</text:p>
              </table:table-cell>
              <table:table-cell office:value-type="float" office:value="6.98944268287496">
                <text:p>6.989442682874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6456339542423">
                <text:p>9.6456339542423</text:p>
              </table:table-cell>
              <table:table-cell office:value-type="float" office:value="7.14001203948209">
                <text:p>7.14001203948209</text:p>
              </table:table-cell>
              <table:table-cell office:value-type="float" office:value="9.57069531221688">
                <text:p>9.57069531221688</text:p>
              </table:table-cell>
              <table:table-cell office:value-type="float" office:value="6.85311663775167">
                <text:p>6.85311663775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42663786574126">
                <text:p>9.42663786574126</text:p>
              </table:table-cell>
              <table:table-cell office:value-type="float" office:value="7.05040283635316">
                <text:p>7.05040283635316</text:p>
              </table:table-cell>
              <table:table-cell office:value-type="float" office:value="9.39509452679679">
                <text:p>9.39509452679679</text:p>
              </table:table-cell>
              <table:table-cell office:value-type="float" office:value="6.8501697197108">
                <text:p>6.8501697197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7622691589482">
                <text:p>8.7622691589482</text:p>
              </table:table-cell>
              <table:table-cell office:value-type="float" office:value="6.7585353702521">
                <text:p>6.7585353702521</text:p>
              </table:table-cell>
              <table:table-cell office:value-type="float" office:value="8.56880505826531">
                <text:p>8.56880505826531</text:p>
              </table:table-cell>
              <table:table-cell office:value-type="float" office:value="6.53802710358687">
                <text:p>6.53802710358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56938289555062">
                <text:p>8.56938289555062</text:p>
              </table:table-cell>
              <table:table-cell office:value-type="float" office:value="6.68680612154643">
                <text:p>6.68680612154643</text:p>
              </table:table-cell>
              <table:table-cell office:value-type="float" office:value="8.38360434879283">
                <text:p>8.38360434879283</text:p>
              </table:table-cell>
              <table:table-cell office:value-type="float" office:value="6.53231300870963">
                <text:p>6.53231300870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88363294842127">
                <text:p>8.88363294842127</text:p>
              </table:table-cell>
              <table:table-cell office:value-type="float" office:value="6.53647195617345">
                <text:p>6.53647195617345</text:p>
              </table:table-cell>
              <table:table-cell office:value-type="float" office:value="9.01926698176067">
                <text:p>9.01926698176067</text:p>
              </table:table-cell>
              <table:table-cell office:value-type="float" office:value="6.43316591249819">
                <text:p>6.433165912498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38488594738544">
                <text:p>8.38488594738544</text:p>
              </table:table-cell>
              <table:table-cell office:value-type="float" office:value="6.32347713643962">
                <text:p>6.32347713643962</text:p>
              </table:table-cell>
              <table:table-cell office:value-type="float" office:value="8.89895389842517">
                <text:p>8.89895389842517</text:p>
              </table:table-cell>
              <table:table-cell office:value-type="float" office:value="6.27989252277562">
                <text:p>6.279892522775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30261048811">
                <text:p>12.1530261048811</text:p>
              </table:table-cell>
              <table:table-cell office:value-type="float" office:value="8.62783988308546">
                <text:p>8.62783988308546</text:p>
              </table:table-cell>
              <table:table-cell office:value-type="float" office:value="9.13800923769049">
                <text:p>9.13800923769049</text:p>
              </table:table-cell>
              <table:table-cell office:value-type="float" office:value="6.81393599164663">
                <text:p>6.81393599164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63005068658">
                <text:p>11.6663005068658</text:p>
              </table:table-cell>
              <table:table-cell office:value-type="float" office:value="8.44932875652942">
                <text:p>8.44932875652942</text:p>
              </table:table-cell>
              <table:table-cell office:value-type="float" office:value="9.14831294226484">
                <text:p>9.14831294226484</text:p>
              </table:table-cell>
              <table:table-cell office:value-type="float" office:value="6.76402054779762">
                <text:p>6.76402054779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812289746571">
                <text:p>11.5812289746571</text:p>
              </table:table-cell>
              <table:table-cell office:value-type="float" office:value="8.44846552997258">
                <text:p>8.44846552997258</text:p>
              </table:table-cell>
              <table:table-cell office:value-type="float" office:value="9.10472786224685">
                <text:p>9.10472786224685</text:p>
              </table:table-cell>
              <table:table-cell office:value-type="float" office:value="6.83714475614422">
                <text:p>6.83714475614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0621341727845">
                <text:p>12.0621341727845</text:p>
              </table:table-cell>
              <table:table-cell office:value-type="float" office:value="8.56437629054468">
                <text:p>8.56437629054468</text:p>
              </table:table-cell>
              <table:table-cell office:value-type="float" office:value="9.28439949777352">
                <text:p>9.28439949777352</text:p>
              </table:table-cell>
              <table:table-cell office:value-type="float" office:value="6.78426494180147">
                <text:p>6.78426494180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2528023112378">
                <text:p>11.2528023112378</text:p>
              </table:table-cell>
              <table:table-cell office:value-type="float" office:value="8.58364962327899">
                <text:p>8.58364962327899</text:p>
              </table:table-cell>
              <table:table-cell office:value-type="float" office:value="9.00741168593592">
                <text:p>9.00741168593592</text:p>
              </table:table-cell>
              <table:table-cell office:value-type="float" office:value="6.84904391781885">
                <text:p>6.84904391781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4308534660373">
                <text:p>11.4308534660373</text:p>
              </table:table-cell>
              <table:table-cell office:value-type="float" office:value="8.54343516799871">
                <text:p>8.54343516799871</text:p>
              </table:table-cell>
              <table:table-cell office:value-type="float" office:value="9.17730905166298">
                <text:p>9.17730905166298</text:p>
              </table:table-cell>
              <table:table-cell office:value-type="float" office:value="6.78107048156379">
                <text:p>6.78107048156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631818715717">
                <text:p>11.631818715717</text:p>
              </table:table-cell>
              <table:table-cell office:value-type="float" office:value="8.72737071832744">
                <text:p>8.72737071832744</text:p>
              </table:table-cell>
              <table:table-cell office:value-type="float" office:value="9.22699013204211">
                <text:p>9.22699013204211</text:p>
              </table:table-cell>
              <table:table-cell office:value-type="float" office:value="6.83903198379103">
                <text:p>6.83903198379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3102232944165">
                <text:p>11.3102232944165</text:p>
              </table:table-cell>
              <table:table-cell office:value-type="float" office:value="8.53012636254481">
                <text:p>8.53012636254481</text:p>
              </table:table-cell>
              <table:table-cell office:value-type="float" office:value="8.86991804959437">
                <text:p>8.86991804959437</text:p>
              </table:table-cell>
              <table:table-cell office:value-type="float" office:value="7.1191519175067">
                <text:p>7.1191519175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9661566246513">
                <text:p>10.9661566246513</text:p>
              </table:table-cell>
              <table:table-cell office:value-type="float" office:value="8.33719640850485">
                <text:p>8.33719640850485</text:p>
              </table:table-cell>
              <table:table-cell office:value-type="float" office:value="8.86195514964202">
                <text:p>8.86195514964202</text:p>
              </table:table-cell>
              <table:table-cell office:value-type="float" office:value="6.80996319501275">
                <text:p>6.80996319501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1489101858179">
                <text:p>11.1489101858179</text:p>
              </table:table-cell>
              <table:table-cell office:value-type="float" office:value="8.01420175764557">
                <text:p>8.01420175764557</text:p>
              </table:table-cell>
              <table:table-cell office:value-type="float" office:value="9.19880048750771">
                <text:p>9.19880048750771</text:p>
              </table:table-cell>
              <table:table-cell office:value-type="float" office:value="6.77315616394135">
                <text:p>6.77315616394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0216138879538">
                <text:p>10.0216138879538</text:p>
              </table:table-cell>
              <table:table-cell office:value-type="float" office:value="7.54327381096212">
                <text:p>7.54327381096212</text:p>
              </table:table-cell>
              <table:table-cell office:value-type="float" office:value="8.332346895421">
                <text:p>8.332346895421</text:p>
              </table:table-cell>
              <table:table-cell office:value-type="float" office:value="6.66676554615088">
                <text:p>6.66676554615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9.96624569228332">
                <text:p>9.96624569228332</text:p>
              </table:table-cell>
              <table:table-cell office:value-type="float" office:value="7.37138975764455">
                <text:p>7.37138975764455</text:p>
              </table:table-cell>
              <table:table-cell office:value-type="float" office:value="8.67827825755796">
                <text:p>8.67827825755796</text:p>
              </table:table-cell>
              <table:table-cell office:value-type="float" office:value="6.66379317141053">
                <text:p>6.663793171410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4270182650713">
                <text:p>10.4270182650713</text:p>
              </table:table-cell>
              <table:table-cell office:value-type="float" office:value="7.86217488293616">
                <text:p>7.86217488293616</text:p>
              </table:table-cell>
              <table:table-cell office:value-type="float" office:value="9.48758289840954">
                <text:p>9.48758289840954</text:p>
              </table:table-cell>
              <table:table-cell office:value-type="float" office:value="7.14768898524066">
                <text:p>7.14768898524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096023641771">
                <text:p>10.096023641771</text:p>
              </table:table-cell>
              <table:table-cell office:value-type="float" office:value="7.43862425897563">
                <text:p>7.43862425897563</text:p>
              </table:table-cell>
              <table:table-cell office:value-type="float" office:value="9.26529359177519">
                <text:p>9.26529359177519</text:p>
              </table:table-cell>
              <table:table-cell office:value-type="float" office:value="6.88652908218976">
                <text:p>6.88652908218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10.2112172836093">
                <text:p>10.2112172836093</text:p>
              </table:table-cell>
              <table:table-cell office:value-type="float" office:value="7.40608066951477">
                <text:p>7.40608066951477</text:p>
              </table:table-cell>
              <table:table-cell office:value-type="float" office:value="9.65700164902882">
                <text:p>9.65700164902882</text:p>
              </table:table-cell>
              <table:table-cell office:value-type="float" office:value="7.05639938064998">
                <text:p>7.05639938064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64476158490221">
                <text:p>9.64476158490221</text:p>
              </table:table-cell>
              <table:table-cell office:value-type="float" office:value="7.1781709559504">
                <text:p>7.1781709559504</text:p>
              </table:table-cell>
              <table:table-cell office:value-type="float" office:value="8.99218191738069">
                <text:p>8.99218191738069</text:p>
              </table:table-cell>
              <table:table-cell office:value-type="float" office:value="6.91983993093892">
                <text:p>6.91983993093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732434238066">
                <text:p>10.2732434238066</text:p>
              </table:table-cell>
              <table:table-cell office:value-type="float" office:value="7.4260193914288">
                <text:p>7.4260193914288</text:p>
              </table:table-cell>
              <table:table-cell office:value-type="float" office:value="9.75936444801314">
                <text:p>9.75936444801314</text:p>
              </table:table-cell>
              <table:table-cell office:value-type="float" office:value="7.23744721546366">
                <text:p>7.23744721546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68019604814361">
                <text:p>9.68019604814361</text:p>
              </table:table-cell>
              <table:table-cell office:value-type="float" office:value="7.20936820292676">
                <text:p>7.20936820292676</text:p>
              </table:table-cell>
              <table:table-cell office:value-type="float" office:value="9.30774620646187">
                <text:p>9.30774620646187</text:p>
              </table:table-cell>
              <table:table-cell office:value-type="float" office:value="7.0203995227965">
                <text:p>7.0203995227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30219089866577">
                <text:p>9.30219089866577</text:p>
              </table:table-cell>
              <table:table-cell office:value-type="float" office:value="6.97320064928216">
                <text:p>6.97320064928216</text:p>
              </table:table-cell>
              <table:table-cell office:value-type="float" office:value="9.04030661315905">
                <text:p>9.04030661315905</text:p>
              </table:table-cell>
              <table:table-cell office:value-type="float" office:value="6.73932231622916">
                <text:p>6.739322316229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58440758545852">
                <text:p>9.58440758545852</text:p>
              </table:table-cell>
              <table:table-cell office:value-type="float" office:value="6.83830772885546">
                <text:p>6.83830772885546</text:p>
              </table:table-cell>
              <table:table-cell office:value-type="float" office:value="9.39498561886601">
                <text:p>9.39498561886601</text:p>
              </table:table-cell>
              <table:table-cell office:value-type="float" office:value="6.73534455620996">
                <text:p>6.73534455620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67862454180466">
                <text:p>8.67862454180466</text:p>
              </table:table-cell>
              <table:table-cell office:value-type="float" office:value="6.73738468369309">
                <text:p>6.73738468369309</text:p>
              </table:table-cell>
              <table:table-cell office:value-type="float" office:value="8.71542399180053">
                <text:p>8.71542399180053</text:p>
              </table:table-cell>
              <table:table-cell office:value-type="float" office:value="6.65116939853533">
                <text:p>6.651169398535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01525602966">
                <text:p>0.251801525602966</text:p>
              </table:table-cell>
              <table:table-cell office:value-type="float" office:value="0.227806186379582">
                <text:p>0.227806186379582</text:p>
              </table:table-cell>
              <table:table-cell office:value-type="float" office:value="0.23462606651804">
                <text:p>0.23462606651804</text:p>
              </table:table-cell>
              <table:table-cell office:value-type="float" office:value="0.216587509287009">
                <text:p>0.216587509287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9663241742432">
                <text:p>0.259663241742432</text:p>
              </table:table-cell>
              <table:table-cell office:value-type="float" office:value="0.232730595745629">
                <text:p>0.232730595745629</text:p>
              </table:table-cell>
              <table:table-cell office:value-type="float" office:value="0.242817476571685">
                <text:p>0.242817476571685</text:p>
              </table:table-cell>
              <table:table-cell office:value-type="float" office:value="0.221905078560926">
                <text:p>0.221905078560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1997087296251">
                <text:p>0.261997087296251</text:p>
              </table:table-cell>
              <table:table-cell office:value-type="float" office:value="0.235556883497391">
                <text:p>0.235556883497391</text:p>
              </table:table-cell>
              <table:table-cell office:value-type="float" office:value="0.244264075883231">
                <text:p>0.244264075883231</text:p>
              </table:table-cell>
              <table:table-cell office:value-type="float" office:value="0.224223276943649">
                <text:p>0.224223276943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6525579217263">
                <text:p>0.256525579217263</text:p>
              </table:table-cell>
              <table:table-cell office:value-type="float" office:value="0.233844831727813">
                <text:p>0.233844831727813</text:p>
              </table:table-cell>
              <table:table-cell office:value-type="float" office:value="0.239799987263455">
                <text:p>0.239799987263455</text:p>
              </table:table-cell>
              <table:table-cell office:value-type="float" office:value="0.223125965156405">
                <text:p>0.223125965156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9889328478522">
                <text:p>0.249889328478522</text:p>
              </table:table-cell>
              <table:table-cell office:value-type="float" office:value="0.229746675471958">
                <text:p>0.229746675471958</text:p>
              </table:table-cell>
              <table:table-cell office:value-type="float" office:value="0.233346196461512">
                <text:p>0.233346196461512</text:p>
              </table:table-cell>
              <table:table-cell office:value-type="float" office:value="0.219372217986258">
                <text:p>0.219372217986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3471639247434">
                <text:p>0.243471639247434</text:p>
              </table:table-cell>
              <table:table-cell office:value-type="float" office:value="0.227245725581021">
                <text:p>0.227245725581021</text:p>
              </table:table-cell>
              <table:table-cell office:value-type="float" office:value="0.226766077659619">
                <text:p>0.226766077659619</text:p>
              </table:table-cell>
              <table:table-cell office:value-type="float" office:value="0.216865977050554">
                <text:p>0.216865977050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53466486909843">
                <text:p>0.253466486909843</text:p>
              </table:table-cell>
              <table:table-cell office:value-type="float" office:value="0.23505655825962">
                <text:p>0.23505655825962</text:p>
              </table:table-cell>
              <table:table-cell office:value-type="float" office:value="0.235793688527626">
                <text:p>0.235793688527626</text:p>
              </table:table-cell>
              <table:table-cell office:value-type="float" office:value="0.224394902333266">
                <text:p>0.224394902333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43101435809184">
                <text:p>0.243101435809184</text:p>
              </table:table-cell>
              <table:table-cell office:value-type="float" office:value="0.232157141750588">
                <text:p>0.232157141750588</text:p>
              </table:table-cell>
              <table:table-cell office:value-type="float" office:value="0.227003257742113">
                <text:p>0.227003257742113</text:p>
              </table:table-cell>
              <table:table-cell office:value-type="float" office:value="0.222346626967397">
                <text:p>0.222346626967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50938348626301">
                <text:p>0.250938348626301</text:p>
              </table:table-cell>
              <table:table-cell office:value-type="float" office:value="0.236967478072933">
                <text:p>0.236967478072933</text:p>
              </table:table-cell>
              <table:table-cell office:value-type="float" office:value="0.23646584688262">
                <text:p>0.23646584688262</text:p>
              </table:table-cell>
              <table:table-cell office:value-type="float" office:value="0.228237232340197">
                <text:p>0.228237232340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46390579544866">
                <text:p>0.246390579544866</text:p>
              </table:table-cell>
              <table:table-cell office:value-type="float" office:value="0.2391519265424">
                <text:p>0.2391519265424</text:p>
              </table:table-cell>
              <table:table-cell office:value-type="float" office:value="0.233440871071285">
                <text:p>0.233440871071285</text:p>
              </table:table-cell>
              <table:table-cell office:value-type="float" office:value="0.231247397528382">
                <text:p>0.231247397528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5877577052059">
                <text:p>0.235877577052059</text:p>
              </table:table-cell>
              <table:table-cell office:value-type="float" office:value="0.230484841426663">
                <text:p>0.230484841426663</text:p>
              </table:table-cell>
              <table:table-cell office:value-type="float" office:value="0.225101981188698">
                <text:p>0.225101981188698</text:p>
              </table:table-cell>
              <table:table-cell office:value-type="float" office:value="0.223957093553415">
                <text:p>0.223957093553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48262882742667">
                <text:p>0.248262882742667</text:p>
              </table:table-cell>
              <table:table-cell office:value-type="float" office:value="0.237215314107854">
                <text:p>0.237215314107854</text:p>
              </table:table-cell>
              <table:table-cell office:value-type="float" office:value="0.239149952188909">
                <text:p>0.239149952188909</text:p>
              </table:table-cell>
              <table:table-cell office:value-type="float" office:value="0.231938652183482">
                <text:p>0.2319386521834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34848014683583">
                <text:p>0.234848014683583</text:p>
              </table:table-cell>
              <table:table-cell office:value-type="float" office:value="0.234909113912667">
                <text:p>0.234909113912667</text:p>
              </table:table-cell>
              <table:table-cell office:value-type="float" office:value="0.228249577229532">
                <text:p>0.228249577229532</text:p>
              </table:table-cell>
              <table:table-cell office:value-type="float" office:value="0.231014158419923">
                <text:p>0.231014158419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42971566190344">
                <text:p>0.242971566190344</text:p>
              </table:table-cell>
              <table:table-cell office:value-type="float" office:value="0.232214008886148">
                <text:p>0.232214008886148</text:p>
              </table:table-cell>
              <table:table-cell office:value-type="float" office:value="0.238332118826801">
                <text:p>0.238332118826801</text:p>
              </table:table-cell>
              <table:table-cell office:value-type="float" office:value="0.22964317633843">
                <text:p>0.22964317633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1486361889127">
                <text:p>0.251486361889127</text:p>
              </table:table-cell>
              <table:table-cell office:value-type="float" office:value="0.232463315473365">
                <text:p>0.232463315473365</text:p>
              </table:table-cell>
              <table:table-cell office:value-type="float" office:value="0.246111800648383">
                <text:p>0.246111800648383</text:p>
              </table:table-cell>
              <table:table-cell office:value-type="float" office:value="0.229536058278569">
                <text:p>0.2295360582785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51302535896609">
                <text:p>0.251302535896609</text:p>
              </table:table-cell>
              <table:table-cell office:value-type="float" office:value="0.228908675523171">
                <text:p>0.228908675523171</text:p>
              </table:table-cell>
              <table:table-cell office:value-type="float" office:value="0.246948124249434">
                <text:p>0.246948124249434</text:p>
              </table:table-cell>
              <table:table-cell office:value-type="float" office:value="0.226561472571628">
                <text:p>0.2265614725716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46219881533773">
                <text:p>0.246219881533773</text:p>
              </table:table-cell>
              <table:table-cell office:value-type="float" office:value="0.228563207786076">
                <text:p>0.228563207786076</text:p>
              </table:table-cell>
              <table:table-cell office:value-type="float" office:value="0.242133549948447">
                <text:p>0.242133549948447</text:p>
              </table:table-cell>
              <table:table-cell office:value-type="float" office:value="0.226352283261129">
                <text:p>0.226352283261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35983313770693">
                <text:p>0.235983313770693</text:p>
              </table:table-cell>
              <table:table-cell office:value-type="float" office:value="0.227350239871302">
                <text:p>0.227350239871302</text:p>
              </table:table-cell>
              <table:table-cell office:value-type="float" office:value="0.231108158554024">
                <text:p>0.231108158554024</text:p>
              </table:table-cell>
              <table:table-cell office:value-type="float" office:value="0.224674224181301">
                <text:p>0.2246742241813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11522023243084">
                <text:p>0.211522023243084</text:p>
              </table:table-cell>
              <table:table-cell office:value-type="float" office:value="0.225186713686918">
                <text:p>0.225186713686918</text:p>
              </table:table-cell>
              <table:table-cell office:value-type="float" office:value="0.207886192664099">
                <text:p>0.207886192664099</text:p>
              </table:table-cell>
              <table:table-cell office:value-type="float" office:value="0.223031161755921">
                <text:p>0.223031161755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15688798645087">
                <text:p>0.215688798645087</text:p>
              </table:table-cell>
              <table:table-cell office:value-type="float" office:value="0.224962305059967">
                <text:p>0.224962305059967</text:p>
              </table:table-cell>
              <table:table-cell office:value-type="float" office:value="0.21325808603794">
                <text:p>0.21325808603794</text:p>
              </table:table-cell>
              <table:table-cell office:value-type="float" office:value="0.223546206518319">
                <text:p>0.223546206518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57079958980978">
                <text:p>0.257079958980978</text:p>
              </table:table-cell>
              <table:table-cell office:value-type="float" office:value="0.231103050211299">
                <text:p>0.231103050211299</text:p>
              </table:table-cell>
              <table:table-cell office:value-type="float" office:value="0.25505938254651">
                <text:p>0.25505938254651</text:p>
              </table:table-cell>
              <table:table-cell office:value-type="float" office:value="0.230088095502821">
                <text:p>0.2300880955028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4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16067993822">
                <text:p>0.251816067993822</text:p>
              </table:table-cell>
              <table:table-cell office:value-type="float" office:value="0.228319029445089">
                <text:p>0.228319029445089</text:p>
              </table:table-cell>
              <table:table-cell office:value-type="float" office:value="0.234619353774719">
                <text:p>0.234619353774719</text:p>
              </table:table-cell>
              <table:table-cell office:value-type="float" office:value="0.217066120888745">
                <text:p>0.217066120888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59932301869306">
                <text:p>0.259932301869306</text:p>
              </table:table-cell>
              <table:table-cell office:value-type="float" office:value="0.232745838089531">
                <text:p>0.232745838089531</text:p>
              </table:table-cell>
              <table:table-cell office:value-type="float" office:value="0.242888505074853">
                <text:p>0.242888505074853</text:p>
              </table:table-cell>
              <table:table-cell office:value-type="float" office:value="0.221824282818145">
                <text:p>0.221824282818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2353814808147">
                <text:p>0.262353814808147</text:p>
              </table:table-cell>
              <table:table-cell office:value-type="float" office:value="0.235518721925176">
                <text:p>0.235518721925176</text:p>
              </table:table-cell>
              <table:table-cell office:value-type="float" office:value="0.244634495017498">
                <text:p>0.244634495017498</text:p>
              </table:table-cell>
              <table:table-cell office:value-type="float" office:value="0.224210999070572">
                <text:p>0.224210999070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4939021656288">
                <text:p>0.254939021656288</text:p>
              </table:table-cell>
              <table:table-cell office:value-type="float" office:value="0.233424217473558">
                <text:p>0.233424217473558</text:p>
              </table:table-cell>
              <table:table-cell office:value-type="float" office:value="0.238087536536284">
                <text:p>0.238087536536284</text:p>
              </table:table-cell>
              <table:table-cell office:value-type="float" office:value="0.222548306045052">
                <text:p>0.222548306045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36335757115689">
                <text:p>0.236335757115689</text:p>
              </table:table-cell>
              <table:table-cell office:value-type="float" office:value="0.220446814045581">
                <text:p>0.220446814045581</text:p>
              </table:table-cell>
              <table:table-cell office:value-type="float" office:value="0.220126159636609">
                <text:p>0.220126159636609</text:p>
              </table:table-cell>
              <table:table-cell office:value-type="float" office:value="0.209974935150088">
                <text:p>0.209974935150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34000235873053">
                <text:p>0.234000235873053</text:p>
              </table:table-cell>
              <table:table-cell office:value-type="float" office:value="0.225198715191109">
                <text:p>0.225198715191109</text:p>
              </table:table-cell>
              <table:table-cell office:value-type="float" office:value="0.217235345974677">
                <text:p>0.217235345974677</text:p>
              </table:table-cell>
              <table:table-cell office:value-type="float" office:value="0.214282104996656">
                <text:p>0.214282104996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23064698647768">
                <text:p>0.223064698647768</text:p>
              </table:table-cell>
              <table:table-cell office:value-type="float" office:value="0.223597267140563">
                <text:p>0.223597267140563</text:p>
              </table:table-cell>
              <table:table-cell office:value-type="float" office:value="0.206576355498824">
                <text:p>0.206576355498824</text:p>
              </table:table-cell>
              <table:table-cell office:value-type="float" office:value="0.212598492116515">
                <text:p>0.212598492116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2950371010081">
                <text:p>0.232950371010081</text:p>
              </table:table-cell>
              <table:table-cell office:value-type="float" office:value="0.227214232194832">
                <text:p>0.227214232194832</text:p>
              </table:table-cell>
              <table:table-cell office:value-type="float" office:value="0.216014816105978">
                <text:p>0.216014816105978</text:p>
              </table:table-cell>
              <table:table-cell office:value-type="float" office:value="0.216283469770783">
                <text:p>0.216283469770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35931260641641">
                <text:p>0.235931260641641</text:p>
              </table:table-cell>
              <table:table-cell office:value-type="float" office:value="0.227768103203061">
                <text:p>0.227768103203061</text:p>
              </table:table-cell>
              <table:table-cell office:value-type="float" office:value="0.220065223656109">
                <text:p>0.220065223656109</text:p>
              </table:table-cell>
              <table:table-cell office:value-type="float" office:value="0.217745503994629">
                <text:p>0.217745503994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20815350654799">
                <text:p>0.220815350654799</text:p>
              </table:table-cell>
              <table:table-cell office:value-type="float" office:value="0.223290504357361">
                <text:p>0.223290504357361</text:p>
              </table:table-cell>
              <table:table-cell office:value-type="float" office:value="0.205948146642236">
                <text:p>0.205948146642236</text:p>
              </table:table-cell>
              <table:table-cell office:value-type="float" office:value="0.213608191696887">
                <text:p>0.213608191696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2140627247926">
                <text:p>0.22140627247926</text:p>
              </table:table-cell>
              <table:table-cell office:value-type="float" office:value="0.22024849676105">
                <text:p>0.22024849676105</text:p>
              </table:table-cell>
              <table:table-cell office:value-type="float" office:value="0.208012587301516">
                <text:p>0.208012587301516</text:p>
              </table:table-cell>
              <table:table-cell office:value-type="float" office:value="0.211661595916725">
                <text:p>0.211661595916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21236868654372">
                <text:p>0.221236868654372</text:p>
              </table:table-cell>
              <table:table-cell office:value-type="float" office:value="0.219895921900705">
                <text:p>0.219895921900705</text:p>
              </table:table-cell>
              <table:table-cell office:value-type="float" office:value="0.209873322604526">
                <text:p>0.209873322604526</text:p>
              </table:table-cell>
              <table:table-cell office:value-type="float" office:value="0.21260834249421">
                <text:p>0.212608342494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41061646574042">
                <text:p>0.241061646574042</text:p>
              </table:table-cell>
              <table:table-cell office:value-type="float" office:value="0.230007150770123">
                <text:p>0.230007150770123</text:p>
              </table:table-cell>
              <table:table-cell office:value-type="float" office:value="0.23072905775305">
                <text:p>0.23072905775305</text:p>
              </table:table-cell>
              <table:table-cell office:value-type="float" office:value="0.223615773061394">
                <text:p>0.223615773061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45769117333358">
                <text:p>0.245769117333358</text:p>
              </table:table-cell>
              <table:table-cell office:value-type="float" office:value="0.232920301082936">
                <text:p>0.232920301082936</text:p>
              </table:table-cell>
              <table:table-cell office:value-type="float" office:value="0.236096992553575">
                <text:p>0.236096992553575</text:p>
              </table:table-cell>
              <table:table-cell office:value-type="float" office:value="0.226984636149878">
                <text:p>0.2269846361498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45321780000669">
                <text:p>0.245321780000669</text:p>
              </table:table-cell>
              <table:table-cell office:value-type="float" office:value="0.232726404121252">
                <text:p>0.232726404121252</text:p>
              </table:table-cell>
              <table:table-cell office:value-type="float" office:value="0.237053818527963">
                <text:p>0.237053818527963</text:p>
              </table:table-cell>
              <table:table-cell office:value-type="float" office:value="0.227634632104251">
                <text:p>0.227634632104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46265416475273">
                <text:p>0.246265416475273</text:p>
              </table:table-cell>
              <table:table-cell office:value-type="float" office:value="0.23581403352587">
                <text:p>0.23581403352587</text:p>
              </table:table-cell>
              <table:table-cell office:value-type="float" office:value="0.238454763807417">
                <text:p>0.238454763807417</text:p>
              </table:table-cell>
              <table:table-cell office:value-type="float" office:value="0.23094172905216">
                <text:p>0.23094172905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47934681881061">
                <text:p>0.247934681881061</text:p>
              </table:table-cell>
              <table:table-cell office:value-type="float" office:value="0.240330651455792">
                <text:p>0.240330651455792</text:p>
              </table:table-cell>
              <table:table-cell office:value-type="float" office:value="0.240948963095286">
                <text:p>0.240948963095286</text:p>
              </table:table-cell>
              <table:table-cell office:value-type="float" office:value="0.235985917416023">
                <text:p>0.235985917416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32751420673227">
                <text:p>0.232751420673227</text:p>
              </table:table-cell>
              <table:table-cell office:value-type="float" office:value="0.231655767872536">
                <text:p>0.231655767872536</text:p>
              </table:table-cell>
              <table:table-cell office:value-type="float" office:value="0.226346320955726">
                <text:p>0.226346320955726</text:p>
              </table:table-cell>
              <table:table-cell office:value-type="float" office:value="0.227593428947592">
                <text:p>0.227593428947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59697468936146">
                <text:p>0.259697468936146</text:p>
              </table:table-cell>
              <table:table-cell office:value-type="float" office:value="0.244622190561951">
                <text:p>0.244622190561951</text:p>
              </table:table-cell>
              <table:table-cell office:value-type="float" office:value="0.252877895882445">
                <text:p>0.252877895882445</text:p>
              </table:table-cell>
              <table:table-cell office:value-type="float" office:value="0.240625152297346">
                <text:p>0.2406251522973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3313005878894">
                <text:p>0.273313005878894</text:p>
              </table:table-cell>
              <table:table-cell office:value-type="float" office:value="0.253539250671574">
                <text:p>0.253539250671574</text:p>
              </table:table-cell>
              <table:table-cell office:value-type="float" office:value="0.267401704731175">
                <text:p>0.267401704731175</text:p>
              </table:table-cell>
              <table:table-cell office:value-type="float" office:value="0.250265652590149">
                <text:p>0.250265652590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77382787758373">
                <text:p>0.277382787758373</text:p>
              </table:table-cell>
              <table:table-cell office:value-type="float" office:value="0.256161693935753">
                <text:p>0.256161693935753</text:p>
              </table:table-cell>
              <table:table-cell office:value-type="float" office:value="0.271291365239689">
                <text:p>0.271291365239689</text:p>
              </table:table-cell>
              <table:table-cell office:value-type="float" office:value="0.252894328803318">
                <text:p>0.2528943288033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16067993822">
                <text:p>0.251816067993822</text:p>
              </table:table-cell>
              <table:table-cell office:value-type="float" office:value="0.228319029052683">
                <text:p>0.228319029052683</text:p>
              </table:table-cell>
              <table:table-cell office:value-type="float" office:value="0.234619353774719">
                <text:p>0.234619353774719</text:p>
              </table:table-cell>
              <table:table-cell office:value-type="float" office:value="0.217066120509827">
                <text:p>0.217066120509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399670835266">
                <text:p>0.260399670835266</text:p>
              </table:table-cell>
              <table:table-cell office:value-type="float" office:value="0.231902594466074">
                <text:p>0.231902594466074</text:p>
              </table:table-cell>
              <table:table-cell office:value-type="float" office:value="0.24366516665374">
                <text:p>0.24366516665374</text:p>
              </table:table-cell>
              <table:table-cell office:value-type="float" office:value="0.221197091604517">
                <text:p>0.221197091604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230513898853">
                <text:p>0.26230513898853</text:p>
              </table:table-cell>
              <table:table-cell office:value-type="float" office:value="0.235544861719802">
                <text:p>0.235544861719802</text:p>
              </table:table-cell>
              <table:table-cell office:value-type="float" office:value="0.244605662925625">
                <text:p>0.244605662925625</text:p>
              </table:table-cell>
              <table:table-cell office:value-type="float" office:value="0.224244810955961">
                <text:p>0.224244810955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9399784107655">
                <text:p>0.259399784107655</text:p>
              </table:table-cell>
              <table:table-cell office:value-type="float" office:value="0.236586907749692">
                <text:p>0.236586907749692</text:p>
              </table:table-cell>
              <table:table-cell office:value-type="float" office:value="0.241614903396719">
                <text:p>0.241614903396719</text:p>
              </table:table-cell>
              <table:table-cell office:value-type="float" office:value="0.225244818866211">
                <text:p>0.225244818866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9207037968161">
                <text:p>0.259207037968161</text:p>
              </table:table-cell>
              <table:table-cell office:value-type="float" office:value="0.235329722162601">
                <text:p>0.235329722162601</text:p>
              </table:table-cell>
              <table:table-cell office:value-type="float" office:value="0.240440394472721">
                <text:p>0.240440394472721</text:p>
              </table:table-cell>
              <table:table-cell office:value-type="float" office:value="0.223776212397066">
                <text:p>0.223776212397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8993581705273">
                <text:p>0.248993581705273</text:p>
              </table:table-cell>
              <table:table-cell office:value-type="float" office:value="0.233315215808501">
                <text:p>0.233315215808501</text:p>
              </table:table-cell>
              <table:table-cell office:value-type="float" office:value="0.230304051383308">
                <text:p>0.230304051383308</text:p>
              </table:table-cell>
              <table:table-cell office:value-type="float" office:value="0.2218639979464">
                <text:p>0.2218639979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48740527825954">
                <text:p>0.248740527825954</text:p>
              </table:table-cell>
              <table:table-cell office:value-type="float" office:value="0.235946240078169">
                <text:p>0.235946240078169</text:p>
              </table:table-cell>
              <table:table-cell office:value-type="float" office:value="0.229083946268322">
                <text:p>0.229083946268322</text:p>
              </table:table-cell>
              <table:table-cell office:value-type="float" office:value="0.224189341352064">
                <text:p>0.2241893413520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53516842238934">
                <text:p>0.253516842238934</text:p>
              </table:table-cell>
              <table:table-cell office:value-type="float" office:value="0.239196555127607">
                <text:p>0.239196555127607</text:p>
              </table:table-cell>
              <table:table-cell office:value-type="float" office:value="0.233945927674316">
                <text:p>0.233945927674316</text:p>
              </table:table-cell>
              <table:table-cell office:value-type="float" office:value="0.227716886489581">
                <text:p>0.227716886489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44662757821814">
                <text:p>0.244662757821814</text:p>
              </table:table-cell>
              <table:table-cell office:value-type="float" office:value="0.236979047980225">
                <text:p>0.236979047980225</text:p>
              </table:table-cell>
              <table:table-cell office:value-type="float" office:value="0.226720087216664">
                <text:p>0.226720087216664</text:p>
              </table:table-cell>
              <table:table-cell office:value-type="float" office:value="0.226195893497834">
                <text:p>0.226195893497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57509658885737">
                <text:p>0.257509658885737</text:p>
              </table:table-cell>
              <table:table-cell office:value-type="float" office:value="0.242067819651779">
                <text:p>0.242067819651779</text:p>
              </table:table-cell>
              <table:table-cell office:value-type="float" office:value="0.239765619521447">
                <text:p>0.239765619521447</text:p>
              </table:table-cell>
              <table:table-cell office:value-type="float" office:value="0.231726744270833">
                <text:p>0.231726744270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1661579628273">
                <text:p>0.231661579628273</text:p>
              </table:table-cell>
              <table:table-cell office:value-type="float" office:value="0.234121071443195">
                <text:p>0.234121071443195</text:p>
              </table:table-cell>
              <table:table-cell office:value-type="float" office:value="0.217428785581968">
                <text:p>0.217428785581968</text:p>
              </table:table-cell>
              <table:table-cell office:value-type="float" office:value="0.225324087919312">
                <text:p>0.225324087919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25957098940754">
                <text:p>0.225957098940754</text:p>
              </table:table-cell>
              <table:table-cell office:value-type="float" office:value="0.231428889148711">
                <text:p>0.231428889148711</text:p>
              </table:table-cell>
              <table:table-cell office:value-type="float" office:value="0.21408203323483">
                <text:p>0.21408203323483</text:p>
              </table:table-cell>
              <table:table-cell office:value-type="float" office:value="0.224087778419158">
                <text:p>0.224087778419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3929967258745">
                <text:p>0.23929967258745</text:p>
              </table:table-cell>
              <table:table-cell office:value-type="float" office:value="0.231472466692522">
                <text:p>0.231472466692522</text:p>
              </table:table-cell>
              <table:table-cell office:value-type="float" office:value="0.229034184877544">
                <text:p>0.229034184877544</text:p>
              </table:table-cell>
              <table:table-cell office:value-type="float" office:value="0.225433383454005">
                <text:p>0.225433383454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38182898787738">
                <text:p>0.238182898787738</text:p>
              </table:table-cell>
              <table:table-cell office:value-type="float" office:value="0.23131516679249">
                <text:p>0.23131516679249</text:p>
              </table:table-cell>
              <table:table-cell office:value-type="float" office:value="0.229859940248147">
                <text:p>0.229859940248147</text:p>
              </table:table-cell>
              <table:table-cell office:value-type="float" office:value="0.226332617612261">
                <text:p>0.226332617612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43872152814688">
                <text:p>0.243872152814688</text:p>
              </table:table-cell>
              <table:table-cell office:value-type="float" office:value="0.230149143340229">
                <text:p>0.230149143340229</text:p>
              </table:table-cell>
              <table:table-cell office:value-type="float" office:value="0.237252723007789">
                <text:p>0.237252723007789</text:p>
              </table:table-cell>
              <table:table-cell office:value-type="float" office:value="0.226267879839051">
                <text:p>0.2262678798390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4228180204817">
                <text:p>0.264228180204817</text:p>
              </table:table-cell>
              <table:table-cell office:value-type="float" office:value="0.239637013819333">
                <text:p>0.239637013819333</text:p>
              </table:table-cell>
              <table:table-cell office:value-type="float" office:value="0.258505333429894">
                <text:p>0.258505333429894</text:p>
              </table:table-cell>
              <table:table-cell office:value-type="float" office:value="0.23644316700873">
                <text:p>0.23644316700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67896110471399">
                <text:p>0.267896110471399</text:p>
              </table:table-cell>
              <table:table-cell office:value-type="float" office:value="0.238116040625788">
                <text:p>0.238116040625788</text:p>
              </table:table-cell>
              <table:table-cell office:value-type="float" office:value="0.261933596609001">
                <text:p>0.261933596609001</text:p>
              </table:table-cell>
              <table:table-cell office:value-type="float" office:value="0.234862228802918">
                <text:p>0.234862228802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7058413405664">
                <text:p>0.27058413405664</text:p>
              </table:table-cell>
              <table:table-cell office:value-type="float" office:value="0.237588253669829">
                <text:p>0.237588253669829</text:p>
              </table:table-cell>
              <table:table-cell office:value-type="float" office:value="0.265759379726239">
                <text:p>0.265759379726239</text:p>
              </table:table-cell>
              <table:table-cell office:value-type="float" office:value="0.235054591561003">
                <text:p>0.235054591561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0919909332962">
                <text:p>0.270919909332962</text:p>
              </table:table-cell>
              <table:table-cell office:value-type="float" office:value="0.237947424758931">
                <text:p>0.237947424758931</text:p>
              </table:table-cell>
              <table:table-cell office:value-type="float" office:value="0.266698477747478">
                <text:p>0.266698477747478</text:p>
              </table:table-cell>
              <table:table-cell office:value-type="float" office:value="0.235738523680585">
                <text:p>0.235738523680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50706826936212">
                <text:p>0.250706826936212</text:p>
              </table:table-cell>
              <table:table-cell office:value-type="float" office:value="0.232138199635955">
                <text:p>0.232138199635955</text:p>
              </table:table-cell>
              <table:table-cell office:value-type="float" office:value="0.247558489325551">
                <text:p>0.247558489325551</text:p>
              </table:table-cell>
              <table:table-cell office:value-type="float" office:value="0.230435168671233">
                <text:p>0.230435168671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8219321429376">
                <text:p>0.28219321429376</text:p>
              </table:table-cell>
              <table:table-cell office:value-type="float" office:value="0.248484899404352">
                <text:p>0.248484899404352</text:p>
              </table:table-cell>
              <table:table-cell office:value-type="float" office:value="0.281150456272006">
                <text:p>0.281150456272006</text:p>
              </table:table-cell>
              <table:table-cell office:value-type="float" office:value="0.24797519910513">
                <text:p>0.247975199105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